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2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8.52mm"/>
    </style:style>
    <style:style style:name="co6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 Button 1" form:control-implementation="ooo:com.sun.star.form.component.SpinButton" xml:id="control1" form:id="control1" form:value="0" form:linked-cell="Sheet1.F2" form:delay-for-repeat="PT0.050000000S" form:min-value="0" form:max-value="36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209.07mm" svg:height="157.58mm" svg:x="278.11mm" svg:y="13.74mm">
            <loext:p draw:notify-on-update-of-ranges="Sheet1.D7:Sheet1.D548 Sheet1.E7:Sheet1.E548 Sheet1.H7:Sheet1.H548 Sheet1.I7:Sheet1.I5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6.25mm" svg:height="113.42mm" svg:x="285.16mm" svg:y="174.24mm">
            <loext:p draw:notify-on-update-of-ranges="Sheet1.C8:Sheet1.C548 Sheet1.F7:Sheet1.F548 Sheet1.C8:Sheet1.C548 Sheet1.J7:Sheet1.J5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text-style-name="P2" svg:width="20.07mm" svg:height="9.03mm" svg:x="189.49mm" svg:y="1.06m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art fwd speed</text:p>
          </table:table-cell>
          <table:table-cell office:value-type="string" calcext:value-type="string">
            <text:p>increment per turn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angle per turn</text:p>
          </table:table-cell>
          <table:table-cell office:value-type="string" calcext:value-type="string">
            <text:p>radians</text:p>
          </table:table-cell>
          <table:table-cell table:style-name="ce1" office:value-type="string" calcext:value-type="string">
            <text:p>initial angle</text:p>
          </table:table-cell>
          <table:table-cell table:style-name="ce1" office:value-type="string" calcext:value-type="string">
            <text:p>radians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ADIANS([.D2])" office:value-type="float" office:value="0.0349065850398866" calcext:value-type="float">
            <text:p>0.034906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ADIANS([.F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terative</text:p>
          </table:table-cell>
          <table:table-cell table:number-columns-repeated="3"/>
          <table:table-cell office:value-type="string" calcext:value-type="string">
            <text:p>parametr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QRT(([.D7]*[.D7])+([.E7]*[.E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]*[.$D$2]" office:value-type="float" office:value="0" calcext:value-type="float">
            <text:p>0</text:p>
          </table:table-cell>
          <table:table-cell table:formula="of:=[.D7]+SIN(RADIANS([.$C8]))*MIN(([.$A$2]+([.B8]*[.$B$2]));[.$C$2])" office:value-type="float" office:value="0" calcext:value-type="float">
            <text:p>0</text:p>
          </table:table-cell>
          <table:table-cell table:formula="of:=[.E7]+COS(RADIANS([.$C8]))*MIN(([.$A$2]+([.B8]*[.$B$2]));[.$C$2])" office:value-type="float" office:value="0.2" calcext:value-type="float">
            <text:p>0.2</text:p>
          </table:table-cell>
          <table:table-cell table:formula="of:=SQRT(([.D8]*[.D8])+([.E8]*[.E8]))" office:value-type="float" office:value="0.2" calcext:value-type="float">
            <text:p>0.2</text:p>
          </table:table-cell>
          <table:table-cell/>
          <table:table-cell table:formula="of:=(([.$A$2]/[.$E$2])*((0-COS([.$E$2]*[.B8] + [.$G$2])) - (0-COS([.$G$2])))) + (([.$B$2]*[.B8]/[.$E$2])*(0-COS([.$E$2]*[.B8] + [.$G$2]))) + (([.$B$2]/POWER([.$E$2];2)) * (SIN([.$E$2]*[.B8] + [.$G$2]) - SIN([.$G$2])))" office:value-type="float" office:value="0" calcext:value-type="float">
            <text:p>0</text:p>
          </table:table-cell>
          <table:table-cell table:formula="of:=(([.$A$2]/[.$E$2])*(   SIN([.$E$2]*[.B8] + [.$G$2])  -    SIN([.$G$2])))  + (([.$B$2]*[.B8]/[.$E$2])*   SIN([.$E$2]*[.B8] + [.$G$2]))  + (([.$B$2]/POWER([.$E$2];2)) * (COS([.$E$2]*[.B8] + [.$G$2]) - COS([.$G$2])))" office:value-type="float" office:value="0" calcext:value-type="float">
            <text:p>0</text:p>
          </table:table-cell>
          <table:table-cell table:formula="of:=SQRT(POWER([.H8];2)+POWER([.I8];2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9]*[.$D$2]" office:value-type="float" office:value="2" calcext:value-type="float">
            <text:p>2</text:p>
          </table:table-cell>
          <table:table-cell table:formula="of:=[.D8]+SIN(RADIANS([.$C9]))*MIN(([.$A$2]+([.B9]*[.$B$2]));[.$C$2])" office:value-type="float" office:value="0.0071543968240127" calcext:value-type="float">
            <text:p>0.0071543968</text:p>
          </table:table-cell>
          <table:table-cell table:formula="of:=[.E8]+COS(RADIANS([.$C9]))*MIN(([.$A$2]+([.B9]*[.$B$2]));[.$C$2])" office:value-type="float" office:value="0.404875119538915" calcext:value-type="float">
            <text:p>0.4048751195</text:p>
          </table:table-cell>
          <table:table-cell table:formula="of:=SQRT(([.D9]*[.D9])+([.E9]*[.E9]))" office:value-type="float" office:value="0.404938325940588" calcext:value-type="float">
            <text:p>0.4049383259</text:p>
          </table:table-cell>
          <table:table-cell/>
          <table:table-cell table:formula="of:=(([.$A$2]/[.$E$2])*((0-COS([.$E$2]*[.B9] + [.$G$2])) - (0-COS([.$G$2])))) + (([.$B$2]*[.B9]/[.$E$2])*(0-COS([.$E$2]*[.B9] + [.$G$2]))) + (([.$B$2]/POWER([.$E$2];2)) * (SIN([.$E$2]*[.B9] + [.$G$2]) - SIN([.$G$2])))" office:value-type="float" office:value="0.00354835188031594" calcext:value-type="float">
            <text:p>0.0035483519</text:p>
          </table:table-cell>
          <table:table-cell table:formula="of:=(([.$A$2]/[.$E$2])*(   SIN([.$E$2]*[.B9] + [.$G$2])  -    SIN([.$G$2])))  + (([.$B$2]*[.B9]/[.$E$2])*   SIN([.$E$2]*[.B9] + [.$G$2]))  + (([.$B$2]/POWER([.$E$2];2)) * (COS([.$E$2]*[.B9] + [.$G$2]) - COS([.$G$2])))" office:value-type="float" office:value="0.202458627469064" calcext:value-type="float">
            <text:p>0.2024586275</text:p>
          </table:table-cell>
          <table:table-cell table:formula="of:=SQRT(POWER([.H9];2)+POWER([.I9];2))" office:value-type="float" office:value="0.202489719832202" calcext:value-type="float">
            <text:p>0.20248971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0]*[.$D$2]" office:value-type="float" office:value="4" calcext:value-type="float">
            <text:p>4</text:p>
          </table:table-cell>
          <table:table-cell table:formula="of:=[.D9]+SIN(RADIANS([.$C10]))*MIN(([.$A$2]+([.B10]*[.$B$2]));[.$C$2])" office:value-type="float" office:value="0.021803256310279" calcext:value-type="float">
            <text:p>0.0218032563</text:p>
          </table:table-cell>
          <table:table-cell table:formula="of:=[.E9]+COS(RADIANS([.$C10]))*MIN(([.$A$2]+([.B10]*[.$B$2]));[.$C$2])" office:value-type="float" office:value="0.614363570093478" calcext:value-type="float">
            <text:p>0.6143635701</text:p>
          </table:table-cell>
          <table:table-cell table:formula="of:=SQRT(([.D10]*[.D10])+([.E10]*[.E10]))" office:value-type="float" office:value="0.614750338140399" calcext:value-type="float">
            <text:p>0.6147503381</text:p>
          </table:table-cell>
          <table:table-cell/>
          <table:table-cell table:formula="of:=(([.$A$2]/[.$E$2])*((0-COS([.$E$2]*[.B10] + [.$G$2])) - (0-COS([.$G$2])))) + (([.$B$2]*[.B10]/[.$E$2])*(0-COS([.$E$2]*[.B10] + [.$G$2]))) + (([.$B$2]/POWER([.$E$2];2)) * (SIN([.$E$2]*[.B10] + [.$G$2]) - SIN([.$G$2])))" office:value-type="float" office:value="0.0144219128983383" calcext:value-type="float">
            <text:p>0.0144219129</text:p>
          </table:table-cell>
          <table:table-cell table:formula="of:=(([.$A$2]/[.$E$2])*(   SIN([.$E$2]*[.B10] + [.$G$2])  -    SIN([.$G$2])))  + (([.$B$2]*[.B10]/[.$E$2])*   SIN([.$E$2]*[.B10] + [.$G$2]))  + (([.$B$2]/POWER([.$E$2];2)) * (COS([.$E$2]*[.B10] + [.$G$2]) - COS([.$G$2])))" office:value-type="float" office:value="0.409662981095449" calcext:value-type="float">
            <text:p>0.4096629811</text:p>
          </table:table-cell>
          <table:table-cell table:formula="of:=SQRT(POWER([.H10];2)+POWER([.I10];2))" office:value-type="float" office:value="0.409916759417881" calcext:value-type="float">
            <text:p>0.40991675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1]*[.$D$2]" office:value-type="float" office:value="6" calcext:value-type="float">
            <text:p>6</text:p>
          </table:table-cell>
          <table:table-cell table:formula="of:=[.D10]+SIN(RADIANS([.$C11]))*MIN(([.$A$2]+([.B11]*[.$B$2]));[.$C$2])" office:value-type="float" office:value="0.0442768759128245" calcext:value-type="float">
            <text:p>0.0442768759</text:p>
          </table:table-cell>
          <table:table-cell table:formula="of:=[.E10]+COS(RADIANS([.$C11]))*MIN(([.$A$2]+([.B11]*[.$B$2]));[.$C$2])" office:value-type="float" office:value="0.828185777597657" calcext:value-type="float">
            <text:p>0.8281857776</text:p>
          </table:table-cell>
          <table:table-cell table:formula="of:=SQRT(([.D11]*[.D11])+([.E11]*[.E11]))" office:value-type="float" office:value="0.829368509141524" calcext:value-type="float">
            <text:p>0.8293685091</text:p>
          </table:table-cell>
          <table:table-cell/>
          <table:table-cell table:formula="of:=(([.$A$2]/[.$E$2])*((0-COS([.$E$2]*[.B11] + [.$G$2])) - (0-COS([.$G$2])))) + (([.$B$2]*[.B11]/[.$E$2])*(0-COS([.$E$2]*[.B11] + [.$G$2]))) + (([.$B$2]/POWER([.$E$2];2)) * (SIN([.$E$2]*[.B11] + [.$G$2]) - SIN([.$G$2])))" office:value-type="float" office:value="0.0329559342826871" calcext:value-type="float">
            <text:p>0.0329559343</text:p>
          </table:table-cell>
          <table:table-cell table:formula="of:=(([.$A$2]/[.$E$2])*(   SIN([.$E$2]*[.B11] + [.$G$2])  -    SIN([.$G$2])))  + (([.$B$2]*[.B11]/[.$E$2])*   SIN([.$E$2]*[.B11] + [.$G$2]))  + (([.$B$2]/POWER([.$E$2];2)) * (COS([.$E$2]*[.B11] + [.$G$2]) - COS([.$G$2])))" office:value-type="float" office:value="0.621342350233614" calcext:value-type="float">
            <text:p>0.6213423502</text:p>
          </table:table-cell>
          <table:table-cell table:formula="of:=SQRT(POWER([.H11];2)+POWER([.I11];2))" office:value-type="float" office:value="0.622215726093672" calcext:value-type="float">
            <text:p>0.62221572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2]*[.$D$2]" office:value-type="float" office:value="8" calcext:value-type="float">
            <text:p>8</text:p>
          </table:table-cell>
          <table:table-cell table:formula="of:=[.D11]+SIN(RADIANS([.$C12]))*MIN(([.$A$2]+([.B12]*[.$B$2]));[.$C$2])" office:value-type="float" office:value="0.0748949581240389" calcext:value-type="float">
            <text:p>0.0748949581</text:p>
          </table:table-cell>
          <table:table-cell table:formula="of:=[.E11]+COS(RADIANS([.$C12]))*MIN(([.$A$2]+([.B12]*[.$B$2]));[.$C$2])" office:value-type="float" office:value="1.0460447527208" calcext:value-type="float">
            <text:p>1.0460447527</text:p>
          </table:table-cell>
          <table:table-cell table:formula="of:=SQRT(([.D12]*[.D12])+([.E12]*[.E12]))" office:value-type="float" office:value="1.04872249877988" calcext:value-type="float">
            <text:p>1.0487224988</text:p>
          </table:table-cell>
          <table:table-cell/>
          <table:table-cell table:formula="of:=(([.$A$2]/[.$E$2])*((0-COS([.$E$2]*[.B12] + [.$G$2])) - (0-COS([.$G$2])))) + (([.$B$2]*[.B12]/[.$E$2])*(0-COS([.$E$2]*[.B12] + [.$G$2]))) + (([.$B$2]/POWER([.$E$2];2)) * (SIN([.$E$2]*[.B12] + [.$G$2]) - SIN([.$G$2])))" office:value-type="float" office:value="0.0594754844684313" calcext:value-type="float">
            <text:p>0.0594754845</text:p>
          </table:table-cell>
          <table:table-cell table:formula="of:=(([.$A$2]/[.$E$2])*(   SIN([.$E$2]*[.B12] + [.$G$2])  -    SIN([.$G$2])))  + (([.$B$2]*[.B12]/[.$E$2])*   SIN([.$E$2]*[.B12] + [.$G$2]))  + (([.$B$2]/POWER([.$E$2];2)) * (COS([.$E$2]*[.B12] + [.$G$2]) - COS([.$G$2])))" office:value-type="float" office:value="0.837208420807637" calcext:value-type="float">
            <text:p>0.8372084208</text:p>
          </table:table-cell>
          <table:table-cell table:formula="of:=SQRT(POWER([.H12];2)+POWER([.I12];2))" office:value-type="float" office:value="0.839318338369877" calcext:value-type="float">
            <text:p>0.8393183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$D$2]" office:value-type="float" office:value="10" calcext:value-type="float">
            <text:p>10</text:p>
          </table:table-cell>
          <table:table-cell table:formula="of:=[.D12]+SIN(RADIANS([.$C13]))*MIN(([.$A$2]+([.B13]*[.$B$2]));[.$C$2])" office:value-type="float" office:value="0.113965798099098" calcext:value-type="float">
            <text:p>0.1139657981</text:p>
          </table:table-cell>
          <table:table-cell table:formula="of:=[.E12]+COS(RADIANS([.$C13]))*MIN(([.$A$2]+([.B13]*[.$B$2]));[.$C$2])" office:value-type="float" office:value="1.26762649714855" calcext:value-type="float">
            <text:p>1.2676264971</text:p>
          </table:table-cell>
          <table:table-cell table:formula="of:=SQRT(([.D13]*[.D13])+([.E13]*[.E13]))" office:value-type="float" office:value="1.27273922678979" calcext:value-type="float">
            <text:p>1.2727392268</text:p>
          </table:table-cell>
          <table:table-cell/>
          <table:table-cell table:formula="of:=(([.$A$2]/[.$E$2])*((0-COS([.$E$2]*[.B13] + [.$G$2])) - (0-COS([.$G$2])))) + (([.$B$2]*[.B13]/[.$E$2])*(0-COS([.$E$2]*[.B13] + [.$G$2]))) + (([.$B$2]/POWER([.$E$2];2)) * (SIN([.$E$2]*[.B13] + [.$G$2]) - SIN([.$G$2])))" office:value-type="float" office:value="0.0942946294941691" calcext:value-type="float">
            <text:p>0.0942946295</text:p>
          </table:table-cell>
          <table:table-cell table:formula="of:=(([.$A$2]/[.$E$2])*(   SIN([.$E$2]*[.B13] + [.$G$2])  -    SIN([.$G$2])))  + (([.$B$2]*[.B13]/[.$E$2])*   SIN([.$E$2]*[.B13] + [.$G$2]))  + (([.$B$2]/POWER([.$E$2];2)) * (COS([.$E$2]*[.B13] + [.$G$2]) - COS([.$G$2])))" office:value-type="float" office:value="1.05695566363395" calcext:value-type="float">
            <text:p>1.0569556636</text:p>
          </table:table-cell>
          <table:table-cell table:formula="of:=SQRT(POWER([.H13];2)+POWER([.I13];2))" office:value-type="float" office:value="1.06115350069597" calcext:value-type="float">
            <text:p>1.06115350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4]*[.$D$2]" office:value-type="float" office:value="12" calcext:value-type="float">
            <text:p>12</text:p>
          </table:table-cell>
          <table:table-cell table:formula="of:=[.D13]+SIN(RADIANS([.$C14]))*MIN(([.$A$2]+([.B14]*[.$B$2]));[.$C$2])" office:value-type="float" office:value="0.161785486987183" calcext:value-type="float">
            <text:p>0.161785487</text:p>
          </table:table-cell>
          <table:table-cell table:formula="of:=[.E13]+COS(RADIANS([.$C14]))*MIN(([.$A$2]+([.B14]*[.$B$2]));[.$C$2])" office:value-type="float" office:value="1.49260044531732" calcext:value-type="float">
            <text:p>1.4926004453</text:p>
          </table:table-cell>
          <table:table-cell table:formula="of:=SQRT(([.D14]*[.D14])+([.E14]*[.E14]))" office:value-type="float" office:value="1.50134294322155" calcext:value-type="float">
            <text:p>1.5013429432</text:p>
          </table:table-cell>
          <table:table-cell/>
          <table:table-cell table:formula="of:=(([.$A$2]/[.$E$2])*((0-COS([.$E$2]*[.B14] + [.$G$2])) - (0-COS([.$G$2])))) + (([.$B$2]*[.B14]/[.$E$2])*(0-COS([.$E$2]*[.B14] + [.$G$2]))) + (([.$B$2]/POWER([.$E$2];2)) * (SIN([.$E$2]*[.B14] + [.$G$2]) - SIN([.$G$2])))" office:value-type="float" office:value="0.137715628355107" calcext:value-type="float">
            <text:p>0.1377156284</text:p>
          </table:table-cell>
          <table:table-cell table:formula="of:=(([.$A$2]/[.$E$2])*(   SIN([.$E$2]*[.B14] + [.$G$2])  -    SIN([.$G$2])))  + (([.$B$2]*[.B14]/[.$E$2])*   SIN([.$E$2]*[.B14] + [.$G$2]))  + (([.$B$2]/POWER([.$E$2];2)) * (COS([.$E$2]*[.B14] + [.$G$2]) - COS([.$G$2])))" office:value-type="float" office:value="1.28026175847737" calcext:value-type="float">
            <text:p>1.2802617585</text:p>
          </table:table-cell>
          <table:table-cell table:formula="of:=SQRT(POWER([.H14];2)+POWER([.I14];2))" office:value-type="float" office:value="1.28764737584201" calcext:value-type="float">
            <text:p>1.28764737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5]*[.$D$2]" office:value-type="float" office:value="14" calcext:value-type="float">
            <text:p>14</text:p>
          </table:table-cell>
          <table:table-cell table:formula="of:=[.D14]+SIN(RADIANS([.$C15]))*MIN(([.$A$2]+([.B15]*[.$B$2]));[.$C$2])" office:value-type="float" office:value="0.218637132453105" calcext:value-type="float">
            <text:p>0.2186371325</text:p>
          </table:table-cell>
          <table:table-cell table:formula="of:=[.E14]+COS(RADIANS([.$C15]))*MIN(([.$A$2]+([.B15]*[.$B$2]));[.$C$2])" office:value-type="float" office:value="1.72061994099218" calcext:value-type="float">
            <text:p>1.720619941</text:p>
          </table:table-cell>
          <table:table-cell table:formula="of:=SQRT(([.D15]*[.D15])+([.E15]*[.E15]))" office:value-type="float" office:value="1.73445529692387" calcext:value-type="float">
            <text:p>1.7344552969</text:p>
          </table:table-cell>
          <table:table-cell/>
          <table:table-cell table:formula="of:=(([.$A$2]/[.$E$2])*((0-COS([.$E$2]*[.B15] + [.$G$2])) - (0-COS([.$G$2])))) + (([.$B$2]*[.B15]/[.$E$2])*(0-COS([.$E$2]*[.B15] + [.$G$2]))) + (([.$B$2]/POWER([.$E$2];2)) * (SIN([.$E$2]*[.B15] + [.$G$2]) - SIN([.$G$2])))" office:value-type="float" office:value="0.190028144806618" calcext:value-type="float">
            <text:p>0.1900281448</text:p>
          </table:table-cell>
          <table:table-cell table:formula="of:=(([.$A$2]/[.$E$2])*(   SIN([.$E$2]*[.B15] + [.$G$2])  -    SIN([.$G$2])))  + (([.$B$2]*[.B15]/[.$E$2])*   SIN([.$E$2]*[.B15] + [.$G$2]))  + (([.$B$2]/POWER([.$E$2];2)) * (COS([.$E$2]*[.B15] + [.$G$2]) - COS([.$G$2])))" office:value-type="float" office:value="1.50678805326073" calcext:value-type="float">
            <text:p>1.5067880533</text:p>
          </table:table-cell>
          <table:table-cell table:formula="of:=SQRT(POWER([.H15];2)+POWER([.I15];2))" office:value-type="float" office:value="1.51872345516486" calcext:value-type="float">
            <text:p>1.518723455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6]*[.$D$2]" office:value-type="float" office:value="16" calcext:value-type="float">
            <text:p>16</text:p>
          </table:table-cell>
          <table:table-cell table:formula="of:=[.D15]+SIN(RADIANS([.$C16]))*MIN(([.$A$2]+([.B16]*[.$B$2]));[.$C$2])" office:value-type="float" office:value="0.284790097849185" calcext:value-type="float">
            <text:p>0.2847900978</text:p>
          </table:table-cell>
          <table:table-cell table:formula="of:=[.E15]+COS(RADIANS([.$C16]))*MIN(([.$A$2]+([.B16]*[.$B$2]));[.$C$2])" office:value-type="float" office:value="1.95132274801738" calcext:value-type="float">
            <text:p>1.951322748</text:p>
          </table:table-cell>
          <table:table-cell table:formula="of:=SQRT(([.D16]*[.D16])+([.E16]*[.E16]))" office:value-type="float" office:value="1.97199540231793" calcext:value-type="float">
            <text:p>1.9719954023</text:p>
          </table:table-cell>
          <table:table-cell/>
          <table:table-cell table:formula="of:=(([.$A$2]/[.$E$2])*((0-COS([.$E$2]*[.B16] + [.$G$2])) - (0-COS([.$G$2])))) + (([.$B$2]*[.B16]/[.$E$2])*(0-COS([.$E$2]*[.B16] + [.$G$2]))) + (([.$B$2]/POWER([.$E$2];2)) * (SIN([.$E$2]*[.B16] + [.$G$2]) - SIN([.$G$2])))" office:value-type="float" office:value="0.251508477090224" calcext:value-type="float">
            <text:p>0.2515084771</text:p>
          </table:table-cell>
          <table:table-cell table:formula="of:=(([.$A$2]/[.$E$2])*(   SIN([.$E$2]*[.B16] + [.$G$2])  -    SIN([.$G$2])))  + (([.$B$2]*[.B16]/[.$E$2])*   SIN([.$E$2]*[.B16] + [.$G$2]))  + (([.$B$2]/POWER([.$E$2];2)) * (COS([.$E$2]*[.B16] + [.$G$2]) - COS([.$G$2])))" office:value-type="float" office:value="1.73618005778742" calcext:value-type="float">
            <text:p>1.7361800578</text:p>
          </table:table-cell>
          <table:table-cell table:formula="of:=SQRT(POWER([.H16];2)+POWER([.I16];2))" office:value-type="float" office:value="1.75430262700225" calcext:value-type="float">
            <text:p>1.7543026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7]*[.$D$2]" office:value-type="float" office:value="18" calcext:value-type="float">
            <text:p>18</text:p>
          </table:table-cell>
          <table:table-cell table:formula="of:=[.D16]+SIN(RADIANS([.$C17]))*MIN(([.$A$2]+([.B17]*[.$B$2]));[.$C$2])" office:value-type="float" office:value="0.360499261471047" calcext:value-type="float">
            <text:p>0.3604992615</text:p>
          </table:table-cell>
          <table:table-cell table:formula="of:=[.E16]+COS(RADIANS([.$C17]))*MIN(([.$A$2]+([.B17]*[.$B$2]));[.$C$2])" office:value-type="float" office:value="2.18433159450969" calcext:value-type="float">
            <text:p>2.1843315945</text:p>
          </table:table-cell>
          <table:table-cell table:formula="of:=SQRT(([.D17]*[.D17])+([.E17]*[.E17]))" office:value-type="float" office:value="2.21387990466837" calcext:value-type="float">
            <text:p>2.2138799047</text:p>
          </table:table-cell>
          <table:table-cell/>
          <table:table-cell table:formula="of:=(([.$A$2]/[.$E$2])*((0-COS([.$E$2]*[.B17] + [.$G$2])) - (0-COS([.$G$2])))) + (([.$B$2]*[.B17]/[.$E$2])*(0-COS([.$E$2]*[.B17] + [.$G$2]))) + (([.$B$2]/POWER([.$E$2];2)) * (SIN([.$E$2]*[.B17] + [.$G$2]) - SIN([.$G$2])))" office:value-type="float" office:value="0.322418807028918" calcext:value-type="float">
            <text:p>0.322418807</text:p>
          </table:table-cell>
          <table:table-cell table:formula="of:=(([.$A$2]/[.$E$2])*(   SIN([.$E$2]*[.B17] + [.$G$2])  -    SIN([.$G$2])))  + (([.$B$2]*[.B17]/[.$E$2])*   SIN([.$E$2]*[.B17] + [.$G$2]))  + (([.$B$2]/POWER([.$E$2];2)) * (COS([.$E$2]*[.B17] + [.$G$2]) - COS([.$G$2])))" office:value-type="float" office:value="1.96806797127673" calcext:value-type="float">
            <text:p>1.9680679713</text:p>
          </table:table-cell>
          <table:table-cell table:formula="of:=SQRT(POWER([.H17];2)+POWER([.I17];2))" office:value-type="float" office:value="1.99430324341391" calcext:value-type="float">
            <text:p>1.994303243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]*[.$D$2]" office:value-type="float" office:value="20" calcext:value-type="float">
            <text:p>20</text:p>
          </table:table-cell>
          <table:table-cell table:formula="of:=[.D17]+SIN(RADIANS([.$C18]))*MIN(([.$A$2]+([.B18]*[.$B$2]));[.$C$2])" office:value-type="float" office:value="0.446004297302464" calcext:value-type="float">
            <text:p>0.4460042973</text:p>
          </table:table-cell>
          <table:table-cell table:formula="of:=[.E17]+COS(RADIANS([.$C18]))*MIN(([.$A$2]+([.B18]*[.$B$2]));[.$C$2])" office:value-type="float" office:value="2.41925474970617" calcext:value-type="float">
            <text:p>2.4192547497</text:p>
          </table:table-cell>
          <table:table-cell table:formula="of:=SQRT(([.D18]*[.D18])+([.E18]*[.E18]))" office:value-type="float" office:value="2.460023044036" calcext:value-type="float">
            <text:p>2.460023044</text:p>
          </table:table-cell>
          <table:table-cell/>
          <table:table-cell table:formula="of:=(([.$A$2]/[.$E$2])*((0-COS([.$E$2]*[.B18] + [.$G$2])) - (0-COS([.$G$2])))) + (([.$B$2]*[.B18]/[.$E$2])*(0-COS([.$E$2]*[.B18] + [.$G$2]))) + (([.$B$2]/POWER([.$E$2];2)) * (SIN([.$E$2]*[.B18] + [.$G$2]) - SIN([.$G$2])))" office:value-type="float" office:value="0.403006469911487" calcext:value-type="float">
            <text:p>0.4030064699</text:p>
          </table:table-cell>
          <table:table-cell table:formula="of:=(([.$A$2]/[.$E$2])*(   SIN([.$E$2]*[.B18] + [.$G$2])  -    SIN([.$G$2])))  + (([.$B$2]*[.B18]/[.$E$2])*   SIN([.$E$2]*[.B18] + [.$G$2]))  + (([.$B$2]/POWER([.$E$2];2)) * (COS([.$E$2]*[.B18] + [.$G$2]) - COS([.$G$2])))" office:value-type="float" office:value="2.20206724295247" calcext:value-type="float">
            <text:p>2.202067243</text:p>
          </table:table-cell>
          <table:table-cell table:formula="of:=SQRT(POWER([.H18];2)+POWER([.I18];2))" office:value-type="float" office:value="2.23864118546828" calcext:value-type="float">
            <text:p>2.23864118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9]*[.$D$2]" office:value-type="float" office:value="22" calcext:value-type="float">
            <text:p>22</text:p>
          </table:table-cell>
          <table:table-cell table:formula="of:=[.D18]+SIN(RADIANS([.$C19]))*MIN(([.$A$2]+([.B19]*[.$B$2]));[.$C$2])" office:value-type="float" office:value="0.541528978623521" calcext:value-type="float">
            <text:p>0.5415289786</text:p>
          </table:table-cell>
          <table:table-cell table:formula="of:=[.E18]+COS(RADIANS([.$C19]))*MIN(([.$A$2]+([.B19]*[.$B$2]));[.$C$2])" office:value-type="float" office:value="2.6556866326207" calcext:value-type="float">
            <text:p>2.6556866326</text:p>
          </table:table-cell>
          <table:table-cell table:formula="of:=SQRT(([.D19]*[.D19])+([.E19]*[.E19]))" office:value-type="float" office:value="2.71033671807938" calcext:value-type="float">
            <text:p>2.7103367181</text:p>
          </table:table-cell>
          <table:table-cell/>
          <table:table-cell table:formula="of:=(([.$A$2]/[.$E$2])*((0-COS([.$E$2]*[.B19] + [.$G$2])) - (0-COS([.$G$2])))) + (([.$B$2]*[.B19]/[.$E$2])*(0-COS([.$E$2]*[.B19] + [.$G$2]))) + (([.$B$2]/POWER([.$E$2];2)) * (SIN([.$E$2]*[.B19] + [.$G$2]) - SIN([.$G$2])))" office:value-type="float" office:value="0.493503246555646" calcext:value-type="float">
            <text:p>0.4935032466</text:p>
          </table:table-cell>
          <table:table-cell table:formula="of:=(([.$A$2]/[.$E$2])*(   SIN([.$E$2]*[.B19] + [.$G$2])  -    SIN([.$G$2])))  + (([.$B$2]*[.B19]/[.$E$2])*   SIN([.$E$2]*[.B19] + [.$G$2]))  + (([.$B$2]/POWER([.$E$2];2)) * (COS([.$E$2]*[.B19] + [.$G$2]) - COS([.$G$2])))" office:value-type="float" office:value="2.43777916486803" calcext:value-type="float">
            <text:p>2.4377791649</text:p>
          </table:table-cell>
          <table:table-cell table:formula="of:=SQRT(POWER([.H19];2)+POWER([.I19];2))" office:value-type="float" office:value="2.48722992725354" calcext:value-type="float">
            <text:p>2.4872299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20]*[.$D$2]" office:value-type="float" office:value="24" calcext:value-type="float">
            <text:p>24</text:p>
          </table:table-cell>
          <table:table-cell table:formula="of:=[.D19]+SIN(RADIANS([.$C20]))*MIN(([.$A$2]+([.B20]*[.$B$2]));[.$C$2])" office:value-type="float" office:value="0.64728050582323" calcext:value-type="float">
            <text:p>0.6472805058</text:p>
          </table:table-cell>
          <table:table-cell table:formula="of:=[.E19]+COS(RADIANS([.$C20]))*MIN(([.$A$2]+([.B20]*[.$B$2]));[.$C$2])" office:value-type="float" office:value="2.89320845160778" calcext:value-type="float">
            <text:p>2.8932084516</text:p>
          </table:table-cell>
          <table:table-cell table:formula="of:=SQRT(([.D20]*[.D20])+([.E20]*[.E20]))" office:value-type="float" office:value="2.96473054385613" calcext:value-type="float">
            <text:p>2.9647305439</text:p>
          </table:table-cell>
          <table:table-cell/>
          <table:table-cell table:formula="of:=(([.$A$2]/[.$E$2])*((0-COS([.$E$2]*[.B20] + [.$G$2])) - (0-COS([.$G$2])))) + (([.$B$2]*[.B20]/[.$E$2])*(0-COS([.$E$2]*[.B20] + [.$G$2]))) + (([.$B$2]/POWER([.$E$2];2)) * (SIN([.$E$2]*[.B20] + [.$G$2]) - SIN([.$G$2])))" office:value-type="float" office:value="0.594124678907948" calcext:value-type="float">
            <text:p>0.5941246789</text:p>
          </table:table-cell>
          <table:table-cell table:formula="of:=(([.$A$2]/[.$E$2])*(   SIN([.$E$2]*[.B20] + [.$G$2])  -    SIN([.$G$2])))  + (([.$B$2]*[.B20]/[.$E$2])*   SIN([.$E$2]*[.B20] + [.$G$2]))  + (([.$B$2]/POWER([.$E$2];2)) * (COS([.$E$2]*[.B20] + [.$G$2]) - COS([.$G$2])))" office:value-type="float" office:value="2.67479149609405" calcext:value-type="float">
            <text:p>2.6747914961</text:p>
          </table:table-cell>
          <table:table-cell table:formula="of:=SQRT(POWER([.H20];2)+POWER([.I20];2))" office:value-type="float" office:value="2.7399805987752" calcext:value-type="float">
            <text:p>2.73998059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[.$D$2]" office:value-type="float" office:value="26" calcext:value-type="float">
            <text:p>26</text:p>
          </table:table-cell>
          <table:table-cell table:formula="of:=[.D20]+SIN(RADIANS([.$C21]))*MIN(([.$A$2]+([.B21]*[.$B$2]));[.$C$2])" office:value-type="float" office:value="0.763448859722335" calcext:value-type="float">
            <text:p>0.7634488597</text:p>
          </table:table-cell>
          <table:table-cell table:formula="of:=[.E20]+COS(RADIANS([.$C21]))*MIN(([.$A$2]+([.B21]*[.$B$2]));[.$C$2])" office:value-type="float" office:value="3.13138887387706" calcext:value-type="float">
            <text:p>3.1313888739</text:p>
          </table:table-cell>
          <table:table-cell table:formula="of:=SQRT(([.D21]*[.D21])+([.E21]*[.E21]))" office:value-type="float" office:value="3.22311191875994" calcext:value-type="float">
            <text:p>3.2231119188</text:p>
          </table:table-cell>
          <table:table-cell/>
          <table:table-cell table:formula="of:=(([.$A$2]/[.$E$2])*((0-COS([.$E$2]*[.B21] + [.$G$2])) - (0-COS([.$G$2])))) + (([.$B$2]*[.B21]/[.$E$2])*(0-COS([.$E$2]*[.B21] + [.$G$2]))) + (([.$B$2]/POWER([.$E$2];2)) * (SIN([.$E$2]*[.B21] + [.$G$2]) - SIN([.$G$2])))" office:value-type="float" office:value="0.705069410504034" calcext:value-type="float">
            <text:p>0.7050694105</text:p>
          </table:table-cell>
          <table:table-cell table:formula="of:=(([.$A$2]/[.$E$2])*(   SIN([.$E$2]*[.B21] + [.$G$2])  -    SIN([.$G$2])))  + (([.$B$2]*[.B21]/[.$E$2])*   SIN([.$E$2]*[.B21] + [.$G$2]))  + (([.$B$2]/POWER([.$E$2];2)) * (COS([.$E$2]*[.B21] + [.$G$2]) - COS([.$G$2])))" office:value-type="float" office:value="2.91267911733957" calcext:value-type="float">
            <text:p>2.9126791173</text:p>
          </table:table-cell>
          <table:table-cell table:formula="of:=SQRT(POWER([.H21];2)+POWER([.I21];2))" office:value-type="float" office:value="2.99680204788613" calcext:value-type="float">
            <text:p>2.996802047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22]*[.$D$2]" office:value-type="float" office:value="28" calcext:value-type="float">
            <text:p>28</text:p>
          </table:table-cell>
          <table:table-cell table:formula="of:=[.D21]+SIN(RADIANS([.$C22]))*MIN(([.$A$2]+([.B22]*[.$B$2]));[.$C$2])" office:value-type="float" office:value="0.890206181674525" calcext:value-type="float">
            <text:p>0.8902061817</text:p>
          </table:table-cell>
          <table:table-cell table:formula="of:=[.E21]+COS(RADIANS([.$C22]))*MIN(([.$A$2]+([.B22]*[.$B$2]));[.$C$2])" office:value-type="float" office:value="3.36978472394897" calcext:value-type="float">
            <text:p>3.3697847239</text:p>
          </table:table-cell>
          <table:table-cell table:formula="of:=SQRT(([.D22]*[.D22])+([.E22]*[.E22]))" office:value-type="float" office:value="3.48538608071636" calcext:value-type="float">
            <text:p>3.4853860807</text:p>
          </table:table-cell>
          <table:table-cell/>
          <table:table-cell table:formula="of:=(([.$A$2]/[.$E$2])*((0-COS([.$E$2]*[.B22] + [.$G$2])) - (0-COS([.$G$2])))) + (([.$B$2]*[.B22]/[.$E$2])*(0-COS([.$E$2]*[.B22] + [.$G$2]))) + (([.$B$2]/POWER([.$E$2];2)) * (SIN([.$E$2]*[.B22] + [.$G$2]) - SIN([.$G$2])))" office:value-type="float" office:value="0.826518553076423" calcext:value-type="float">
            <text:p>0.8265185531</text:p>
          </table:table-cell>
          <table:table-cell table:formula="of:=(([.$A$2]/[.$E$2])*(   SIN([.$E$2]*[.B22] + [.$G$2])  -    SIN([.$G$2])))  + (([.$B$2]*[.B22]/[.$E$2])*   SIN([.$E$2]*[.B22] + [.$G$2]))  + (([.$B$2]/POWER([.$E$2];2)) * (COS([.$E$2]*[.B22] + [.$G$2]) - COS([.$G$2])))" office:value-type="float" office:value="3.15100471502353" calcext:value-type="float">
            <text:p>3.151004715</text:p>
          </table:table-cell>
          <table:table-cell table:formula="of:=SQRT(POWER([.H22];2)+POWER([.I22];2))" office:value-type="float" office:value="3.25760090138127" calcext:value-type="float">
            <text:p>3.25760090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3]*[.$D$2]" office:value-type="float" office:value="30" calcext:value-type="float">
            <text:p>30</text:p>
          </table:table-cell>
          <table:table-cell table:formula="of:=[.D22]+SIN(RADIANS([.$C23]))*MIN(([.$A$2]+([.B23]*[.$B$2]));[.$C$2])" office:value-type="float" office:value="1.02770618167453" calcext:value-type="float">
            <text:p>1.0277061817</text:p>
          </table:table-cell>
          <table:table-cell table:formula="of:=[.E22]+COS(RADIANS([.$C23]))*MIN(([.$A$2]+([.B23]*[.$B$2]));[.$C$2])" office:value-type="float" office:value="3.60794170998969" calcext:value-type="float">
            <text:p>3.60794171</text:p>
          </table:table-cell>
          <table:table-cell table:formula="of:=SQRT(([.D23]*[.D23])+([.E23]*[.E23]))" office:value-type="float" office:value="3.75145616774811" calcext:value-type="float">
            <text:p>3.7514561677</text:p>
          </table:table-cell>
          <table:table-cell/>
          <table:table-cell table:formula="of:=(([.$A$2]/[.$E$2])*((0-COS([.$E$2]*[.B23] + [.$G$2])) - (0-COS([.$G$2])))) + (([.$B$2]*[.B23]/[.$E$2])*(0-COS([.$E$2]*[.B23] + [.$G$2]))) + (([.$B$2]/POWER([.$E$2];2)) * (SIN([.$E$2]*[.B23] + [.$G$2]) - SIN([.$G$2])))" office:value-type="float" office:value="0.958635080558322" calcext:value-type="float">
            <text:p>0.9586350806</text:p>
          </table:table-cell>
          <table:table-cell table:formula="of:=(([.$A$2]/[.$E$2])*(   SIN([.$E$2]*[.B23] + [.$G$2])  -    SIN([.$G$2])))  + (([.$B$2]*[.B23]/[.$E$2])*   SIN([.$E$2]*[.B23] + [.$G$2]))  + (([.$B$2]/POWER([.$E$2];2)) * (COS([.$E$2]*[.B23] + [.$G$2]) - COS([.$G$2])))" office:value-type="float" office:value="3.38931949376074" calcext:value-type="float">
            <text:p>3.3893194938</text:p>
          </table:table-cell>
          <table:table-cell table:formula="of:=SQRT(POWER([.H23];2)+POWER([.I23];2))" office:value-type="float" office:value="3.52228162537632" calcext:value-type="float">
            <text:p>3.52228162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4]*[.$D$2]" office:value-type="float" office:value="32" calcext:value-type="float">
            <text:p>32</text:p>
          </table:table-cell>
          <table:table-cell table:formula="of:=[.D23]+SIN(RADIANS([.$C24]))*MIN(([.$A$2]+([.B24]*[.$B$2]));[.$C$2])" office:value-type="float" office:value="1.17608357565982" calcext:value-type="float">
            <text:p>1.1760835757</text:p>
          </table:table-cell>
          <table:table-cell table:formula="of:=[.E23]+COS(RADIANS([.$C24]))*MIN(([.$A$2]+([.B24]*[.$B$2]));[.$C$2])" office:value-type="float" office:value="3.84539517691349" calcext:value-type="float">
            <text:p>3.8453951769</text:p>
          </table:table-cell>
          <table:table-cell table:formula="of:=SQRT(([.D24]*[.D24])+([.E24]*[.E24]))" office:value-type="float" office:value="4.02122327700991" calcext:value-type="float">
            <text:p>4.021223277</text:p>
          </table:table-cell>
          <table:table-cell/>
          <table:table-cell table:formula="of:=(([.$A$2]/[.$E$2])*((0-COS([.$E$2]*[.B24] + [.$G$2])) - (0-COS([.$G$2])))) + (([.$B$2]*[.B24]/[.$E$2])*(0-COS([.$E$2]*[.B24] + [.$G$2]))) + (([.$B$2]/POWER([.$E$2];2)) * (SIN([.$E$2]*[.B24] + [.$G$2]) - SIN([.$G$2])))" office:value-type="float" office:value="1.10156325169128" calcext:value-type="float">
            <text:p>1.1015632517</text:p>
          </table:table-cell>
          <table:table-cell table:formula="of:=(([.$A$2]/[.$E$2])*(   SIN([.$E$2]*[.B24] + [.$G$2])  -    SIN([.$G$2])))  + (([.$B$2]*[.B24]/[.$E$2])*   SIN([.$E$2]*[.B24] + [.$G$2]))  + (([.$B$2]/POWER([.$E$2];2)) * (COS([.$E$2]*[.B24] + [.$G$2]) - COS([.$G$2])))" office:value-type="float" office:value="3.62716391617535" calcext:value-type="float">
            <text:p>3.6271639162</text:p>
          </table:table-cell>
          <table:table-cell table:formula="of:=SQRT(POWER([.H24];2)+POWER([.I24];2))" office:value-type="float" office:value="3.79074658507809" calcext:value-type="float">
            <text:p>3.79074658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5]*[.$D$2]" office:value-type="float" office:value="34" calcext:value-type="float">
            <text:p>34</text:p>
          </table:table-cell>
          <table:table-cell table:formula="of:=[.D24]+SIN(RADIANS([.$C25]))*MIN(([.$A$2]+([.B25]*[.$B$2]));[.$C$2])" office:value-type="float" office:value="1.33545355314899" calcext:value-type="float">
            <text:p>1.3354535531</text:p>
          </table:table-cell>
          <table:table-cell table:formula="of:=[.E24]+COS(RADIANS([.$C25]))*MIN(([.$A$2]+([.B25]*[.$B$2]));[.$C$2])" office:value-type="float" office:value="4.08167088509167" calcext:value-type="float">
            <text:p>4.0816708851</text:p>
          </table:table-cell>
          <table:table-cell table:formula="of:=SQRT(([.D25]*[.D25])+([.E25]*[.E25]))" office:value-type="float" office:value="4.29458652338305" calcext:value-type="float">
            <text:p>4.2945865234</text:p>
          </table:table-cell>
          <table:table-cell/>
          <table:table-cell table:formula="of:=(([.$A$2]/[.$E$2])*((0-COS([.$E$2]*[.B25] + [.$G$2])) - (0-COS([.$G$2])))) + (([.$B$2]*[.B25]/[.$E$2])*(0-COS([.$E$2]*[.B25] + [.$G$2]))) + (([.$B$2]/POWER([.$E$2];2)) * (SIN([.$E$2]*[.B25] + [.$G$2]) - SIN([.$G$2])))" office:value-type="float" office:value="1.25542806240167" calcext:value-type="float">
            <text:p>1.2554280624</text:p>
          </table:table-cell>
          <table:table-cell table:formula="of:=(([.$A$2]/[.$E$2])*(   SIN([.$E$2]*[.B25] + [.$G$2])  -    SIN([.$G$2])))  + (([.$B$2]*[.B25]/[.$E$2])*   SIN([.$E$2]*[.B25] + [.$G$2]))  + (([.$B$2]/POWER([.$E$2];2)) * (COS([.$E$2]*[.B25] + [.$G$2]) - COS([.$G$2])))" office:value-type="float" office:value="3.86406846890526" calcext:value-type="float">
            <text:p>3.8640684689</text:p>
          </table:table-cell>
          <table:table-cell table:formula="of:=SQRT(POWER([.H25];2)+POWER([.I25];2))" office:value-type="float" office:value="4.0628961040437" calcext:value-type="float">
            <text:p>4.06289610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6]*[.$D$2]" office:value-type="float" office:value="36" calcext:value-type="float">
            <text:p>36</text:p>
          </table:table-cell>
          <table:table-cell table:formula="of:=[.D25]+SIN(RADIANS([.$C26]))*MIN(([.$A$2]+([.B26]*[.$B$2]));[.$C$2])" office:value-type="float" office:value="1.5059112763138" calcext:value-type="float">
            <text:p>1.5059112763</text:p>
          </table:table-cell>
          <table:table-cell table:formula="of:=[.E25]+COS(RADIANS([.$C26]))*MIN(([.$A$2]+([.B26]*[.$B$2]));[.$C$2])" office:value-type="float" office:value="4.31628581346041" calcext:value-type="float">
            <text:p>4.3162858135</text:p>
          </table:table-cell>
          <table:table-cell table:formula="of:=SQRT(([.D26]*[.D26])+([.E26]*[.E26]))" office:value-type="float" office:value="4.5714430977109" calcext:value-type="float">
            <text:p>4.5714430977</text:p>
          </table:table-cell>
          <table:table-cell/>
          <table:table-cell table:formula="of:=(([.$A$2]/[.$E$2])*((0-COS([.$E$2]*[.B26] + [.$G$2])) - (0-COS([.$G$2])))) + (([.$B$2]*[.B26]/[.$E$2])*(0-COS([.$E$2]*[.B26] + [.$G$2]))) + (([.$B$2]/POWER([.$E$2];2)) * (SIN([.$E$2]*[.B26] + [.$G$2]) - SIN([.$G$2])))" office:value-type="float" office:value="1.4203347290663" calcext:value-type="float">
            <text:p>1.4203347291</text:p>
          </table:table-cell>
          <table:table-cell table:formula="of:=(([.$A$2]/[.$E$2])*(   SIN([.$E$2]*[.B26] + [.$G$2])  -    SIN([.$G$2])))  + (([.$B$2]*[.B26]/[.$E$2])*   SIN([.$E$2]*[.B26] + [.$G$2]))  + (([.$B$2]/POWER([.$E$2];2)) * (COS([.$E$2]*[.B26] + [.$G$2]) - COS([.$G$2])))" office:value-type="float" office:value="4.09955445361321" calcext:value-type="float">
            <text:p>4.0995544536</text:p>
          </table:table-cell>
          <table:table-cell table:formula="of:=SQRT(POWER([.H26];2)+POWER([.I26];2))" office:value-type="float" office:value="4.33862852301643" calcext:value-type="float">
            <text:p>4.3386285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7]*[.$D$2]" office:value-type="float" office:value="38" calcext:value-type="float">
            <text:p>38</text:p>
          </table:table-cell>
          <table:table-cell table:formula="of:=[.D26]+SIN(RADIANS([.$C27]))*MIN(([.$A$2]+([.B27]*[.$B$2]));[.$C$2])" office:value-type="float" office:value="1.68753141153487" calcext:value-type="float">
            <text:p>1.6875314115</text:p>
          </table:table-cell>
          <table:table-cell table:formula="of:=[.E26]+COS(RADIANS([.$C27]))*MIN(([.$A$2]+([.B27]*[.$B$2]));[.$C$2])" office:value-type="float" office:value="4.54874898577439" calcext:value-type="float">
            <text:p>4.5487489858</text:p>
          </table:table-cell>
          <table:table-cell table:formula="of:=SQRT(([.D27]*[.D27])+([.E27]*[.E27]))" office:value-type="float" office:value="4.85168832474845" calcext:value-type="float">
            <text:p>4.8516883247</text:p>
          </table:table-cell>
          <table:table-cell/>
          <table:table-cell table:formula="of:=(([.$A$2]/[.$E$2])*((0-COS([.$E$2]*[.B27] + [.$G$2])) - (0-COS([.$G$2])))) + (([.$B$2]*[.B27]/[.$E$2])*(0-COS([.$E$2]*[.B27] + [.$G$2]))) + (([.$B$2]/POWER([.$E$2];2)) * (SIN([.$E$2]*[.B27] + [.$G$2]) - SIN([.$G$2])))" office:value-type="float" office:value="1.59636820374066" calcext:value-type="float">
            <text:p>1.5963682037</text:p>
          </table:table-cell>
          <table:table-cell table:formula="of:=(([.$A$2]/[.$E$2])*(   SIN([.$E$2]*[.B27] + [.$G$2])  -    SIN([.$G$2])))  + (([.$B$2]*[.B27]/[.$E$2])*   SIN([.$E$2]*[.B27] + [.$G$2]))  + (([.$B$2]/POWER([.$E$2];2)) * (COS([.$E$2]*[.B27] + [.$G$2]) - COS([.$G$2])))" office:value-type="float" office:value="4.33313480177382" calcext:value-type="float">
            <text:p>4.3331348018</text:p>
          </table:table-cell>
          <table:table-cell table:formula="of:=SQRT(POWER([.H27];2)+POWER([.I27];2))" office:value-type="float" office:value="4.6178402584171" calcext:value-type="float">
            <text:p>4.617840258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8]*[.$D$2]" office:value-type="float" office:value="40" calcext:value-type="float">
            <text:p>40</text:p>
          </table:table-cell>
          <table:table-cell table:formula="of:=[.D27]+SIN(RADIANS([.$C28]))*MIN(([.$A$2]+([.B28]*[.$B$2]));[.$C$2])" office:value-type="float" office:value="1.88036769444083" calcext:value-type="float">
            <text:p>1.8803676944</text:p>
          </table:table-cell>
          <table:table-cell table:formula="of:=[.E27]+COS(RADIANS([.$C28]))*MIN(([.$A$2]+([.B28]*[.$B$2]));[.$C$2])" office:value-type="float" office:value="4.77856231871008" calcext:value-type="float">
            <text:p>4.7785623187</text:p>
          </table:table-cell>
          <table:table-cell table:formula="of:=SQRT(([.D28]*[.D28])+([.E28]*[.E28]))" office:value-type="float" office:value="5.13521572089164" calcext:value-type="float">
            <text:p>5.1352157209</text:p>
          </table:table-cell>
          <table:table-cell/>
          <table:table-cell table:formula="of:=(([.$A$2]/[.$E$2])*((0-COS([.$E$2]*[.B28] + [.$G$2])) - (0-COS([.$G$2])))) + (([.$B$2]*[.B28]/[.$E$2])*(0-COS([.$E$2]*[.B28] + [.$G$2]))) + (([.$B$2]/POWER([.$E$2];2)) * (SIN([.$E$2]*[.B28] + [.$G$2]) - SIN([.$G$2])))" office:value-type="float" office:value="1.78359272237497" calcext:value-type="float">
            <text:p>1.7835927224</text:p>
          </table:table-cell>
          <table:table-cell table:formula="of:=(([.$A$2]/[.$E$2])*(   SIN([.$E$2]*[.B28] + [.$G$2])  -    SIN([.$G$2])))  + (([.$B$2]*[.B28]/[.$E$2])*   SIN([.$E$2]*[.B28] + [.$G$2]))  + (([.$B$2]/POWER([.$E$2];2)) * (COS([.$E$2]*[.B28] + [.$G$2]) - COS([.$G$2])))" office:value-type="float" office:value="4.564314911962" calcext:value-type="float">
            <text:p>4.564314912</text:p>
          </table:table-cell>
          <table:table-cell table:formula="of:=SQRT(POWER([.H28];2)+POWER([.I28];2))" office:value-type="float" office:value="4.90042586056229" calcext:value-type="float">
            <text:p>4.900425860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9]*[.$D$2]" office:value-type="float" office:value="42" calcext:value-type="float">
            <text:p>42</text:p>
          </table:table-cell>
          <table:table-cell table:formula="of:=[.D28]+SIN(RADIANS([.$C29]))*MIN(([.$A$2]+([.B29]*[.$B$2]));[.$C$2])" office:value-type="float" office:value="2.08445252938029" calcext:value-type="float">
            <text:p>2.0844525294</text:p>
          </table:table-cell>
          <table:table-cell table:formula="of:=[.E28]+COS(RADIANS([.$C29]))*MIN(([.$A$2]+([.B29]*[.$B$2]));[.$C$2])" office:value-type="float" office:value="5.00522149048069" calcext:value-type="float">
            <text:p>5.0052214905</text:p>
          </table:table-cell>
          <table:table-cell table:formula="of:=SQRT(([.D29]*[.D29])+([.E29]*[.E29]))" office:value-type="float" office:value="5.42191705174559" calcext:value-type="float">
            <text:p>5.4219170517</text:p>
          </table:table-cell>
          <table:table-cell/>
          <table:table-cell table:formula="of:=(([.$A$2]/[.$E$2])*((0-COS([.$E$2]*[.B29] + [.$G$2])) - (0-COS([.$G$2])))) + (([.$B$2]*[.B29]/[.$E$2])*(0-COS([.$E$2]*[.B29] + [.$G$2]))) + (([.$B$2]/POWER([.$E$2];2)) * (SIN([.$E$2]*[.B29] + [.$G$2]) - SIN([.$G$2])))" office:value-type="float" office:value="1.98205138699268" calcext:value-type="float">
            <text:p>1.982051387</text:p>
          </table:table-cell>
          <table:table-cell table:formula="of:=(([.$A$2]/[.$E$2])*(   SIN([.$E$2]*[.B29] + [.$G$2])  -    SIN([.$G$2])))  + (([.$B$2]*[.B29]/[.$E$2])*   SIN([.$E$2]*[.B29] + [.$G$2]))  + (([.$B$2]/POWER([.$E$2];2)) * (COS([.$E$2]*[.B29] + [.$G$2]) - COS([.$G$2])))" office:value-type="float" office:value="4.79259350832525" calcext:value-type="float">
            <text:p>4.7925935083</text:p>
          </table:table-cell>
          <table:table-cell table:formula="of:=SQRT(POWER([.H29];2)+POWER([.I29];2))" office:value-type="float" office:value="5.18627807167345" calcext:value-type="float">
            <text:p>5.18627807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30]*[.$D$2]" office:value-type="float" office:value="44" calcext:value-type="float">
            <text:p>44</text:p>
          </table:table-cell>
          <table:table-cell table:formula="of:=[.D29]+SIN(RADIANS([.$C30]))*MIN(([.$A$2]+([.B30]*[.$B$2]));[.$C$2])" office:value-type="float" office:value="2.29979662422258" calcext:value-type="float">
            <text:p>2.2997966242</text:p>
          </table:table-cell>
          <table:table-cell table:formula="of:=[.E29]+COS(RADIANS([.$C30]))*MIN(([.$A$2]+([.B30]*[.$B$2]));[.$C$2])" office:value-type="float" office:value="5.22821682858567" calcext:value-type="float">
            <text:p>5.2282168286</text:p>
          </table:table-cell>
          <table:table-cell table:formula="of:=SQRT(([.D30]*[.D30])+([.E30]*[.E30]))" office:value-type="float" office:value="5.7116823895847" calcext:value-type="float">
            <text:p>5.7116823896</text:p>
          </table:table-cell>
          <table:table-cell/>
          <table:table-cell table:formula="of:=(([.$A$2]/[.$E$2])*((0-COS([.$E$2]*[.B30] + [.$G$2])) - (0-COS([.$G$2])))) + (([.$B$2]*[.B30]/[.$E$2])*(0-COS([.$E$2]*[.B30] + [.$G$2]))) + (([.$B$2]/POWER([.$E$2];2)) * (SIN([.$E$2]*[.B30] + [.$G$2]) - SIN([.$G$2])))" office:value-type="float" office:value="2.19176578275424" calcext:value-type="float">
            <text:p>2.1917657828</text:p>
          </table:table-cell>
          <table:table-cell table:formula="of:=(([.$A$2]/[.$E$2])*(   SIN([.$E$2]*[.B30] + [.$G$2])  -    SIN([.$G$2])))  + (([.$B$2]*[.B30]/[.$E$2])*   SIN([.$E$2]*[.B30] + [.$G$2]))  + (([.$B$2]/POWER([.$E$2];2)) * (COS([.$E$2]*[.B30] + [.$G$2]) - COS([.$G$2])))" office:value-type="float" office:value="5.01746351888242" calcext:value-type="float">
            <text:p>5.0174635189</text:p>
          </table:table-cell>
          <table:table-cell table:formula="of:=SQRT(POWER([.H30];2)+POWER([.I30];2))" office:value-type="float" office:value="5.47528788373436" calcext:value-type="float">
            <text:p>5.475287883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31]*[.$D$2]" office:value-type="float" office:value="46" calcext:value-type="float">
            <text:p>46</text:p>
          </table:table-cell>
          <table:table-cell table:formula="of:=[.D30]+SIN(RADIANS([.$C31]))*MIN(([.$A$2]+([.B31]*[.$B$2]));[.$C$2])" office:value-type="float" office:value="2.52638866132925" calcext:value-type="float">
            <text:p>2.5263886613</text:p>
          </table:table-cell>
          <table:table-cell table:formula="of:=[.E30]+COS(RADIANS([.$C31]))*MIN(([.$A$2]+([.B31]*[.$B$2]));[.$C$2])" office:value-type="float" office:value="5.44703421528026" calcext:value-type="float">
            <text:p>5.4470342153</text:p>
          </table:table-cell>
          <table:table-cell table:formula="of:=SQRT(([.D31]*[.D31])+([.E31]*[.E31]))" office:value-type="float" office:value="6.00440017075201" calcext:value-type="float">
            <text:p>6.0044001708</text:p>
          </table:table-cell>
          <table:table-cell/>
          <table:table-cell table:formula="of:=(([.$A$2]/[.$E$2])*((0-COS([.$E$2]*[.B31] + [.$G$2])) - (0-COS([.$G$2])))) + (([.$B$2]*[.B31]/[.$E$2])*(0-COS([.$E$2]*[.B31] + [.$G$2]))) + (([.$B$2]/POWER([.$E$2];2)) * (SIN([.$E$2]*[.B31] + [.$G$2]) - SIN([.$G$2])))" office:value-type="float" office:value="2.41273563077526" calcext:value-type="float">
            <text:p>2.4127356308</text:p>
          </table:table-cell>
          <table:table-cell table:formula="of:=(([.$A$2]/[.$E$2])*(   SIN([.$E$2]*[.B31] + [.$G$2])  -    SIN([.$G$2])))  + (([.$B$2]*[.B31]/[.$E$2])*   SIN([.$E$2]*[.B31] + [.$G$2]))  + (([.$B$2]/POWER([.$E$2];2)) * (COS([.$E$2]*[.B31] + [.$G$2]) - COS([.$G$2])))" office:value-type="float" office:value="5.23841297225273" calcext:value-type="float">
            <text:p>5.2384129723</text:p>
          </table:table-cell>
          <table:table-cell table:formula="of:=SQRT(POWER([.H31];2)+POWER([.I31];2))" office:value-type="float" office:value="5.76734459624863" calcext:value-type="float">
            <text:p>5.76734459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32]*[.$D$2]" office:value-type="float" office:value="48" calcext:value-type="float">
            <text:p>48</text:p>
          </table:table-cell>
          <table:table-cell table:formula="of:=[.D31]+SIN(RADIANS([.$C32]))*MIN(([.$A$2]+([.B32]*[.$B$2]));[.$C$2])" office:value-type="float" office:value="2.76419500548202" calcext:value-type="float">
            <text:p>2.7641950055</text:p>
          </table:table-cell>
          <table:table-cell table:formula="of:=[.E31]+COS(RADIANS([.$C32]))*MIN(([.$A$2]+([.B32]*[.$B$2]));[.$C$2])" office:value-type="float" office:value="5.66115600931509" calcext:value-type="float">
            <text:p>5.6611560093</text:p>
          </table:table-cell>
          <table:table-cell table:formula="of:=SQRT(([.D32]*[.D32])+([.E32]*[.E32]))" office:value-type="float" office:value="6.29995725304038" calcext:value-type="float">
            <text:p>6.299957253</text:p>
          </table:table-cell>
          <table:table-cell/>
          <table:table-cell table:formula="of:=(([.$A$2]/[.$E$2])*((0-COS([.$E$2]*[.B32] + [.$G$2])) - (0-COS([.$G$2])))) + (([.$B$2]*[.B32]/[.$E$2])*(0-COS([.$E$2]*[.B32] + [.$G$2]))) + (([.$B$2]/POWER([.$E$2];2)) * (SIN([.$E$2]*[.B32] + [.$G$2]) - SIN([.$G$2])))" office:value-type="float" office:value="2.64493847751294" calcext:value-type="float">
            <text:p>2.6449384775</text:p>
          </table:table-cell>
          <table:table-cell table:formula="of:=(([.$A$2]/[.$E$2])*(   SIN([.$E$2]*[.B32] + [.$G$2])  -    SIN([.$G$2])))  + (([.$B$2]*[.B32]/[.$E$2])*   SIN([.$E$2]*[.B32] + [.$G$2]))  + (([.$B$2]/POWER([.$E$2];2)) * (COS([.$E$2]*[.B32] + [.$G$2]) - COS([.$G$2])))" office:value-type="float" office:value="5.45492591138268" calcext:value-type="float">
            <text:p>5.4549259114</text:p>
          </table:table-cell>
          <table:table-cell table:formula="of:=SQRT(POWER([.H32];2)+POWER([.I32];2))" office:value-type="float" office:value="6.06233587394353" calcext:value-type="float">
            <text:p>6.062335873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3]*[.$D$2]" office:value-type="float" office:value="50" calcext:value-type="float">
            <text:p>50</text:p>
          </table:table-cell>
          <table:table-cell table:formula="of:=[.D32]+SIN(RADIANS([.$C33]))*MIN(([.$A$2]+([.B33]*[.$B$2]));[.$C$2])" office:value-type="float" office:value="3.01315944949568" calcext:value-type="float">
            <text:p>3.0131594495</text:p>
          </table:table-cell>
          <table:table-cell table:formula="of:=[.E32]+COS(RADIANS([.$C33]))*MIN(([.$A$2]+([.B33]*[.$B$2]));[.$C$2])" office:value-type="float" office:value="5.87006198246322" calcext:value-type="float">
            <text:p>5.8700619825</text:p>
          </table:table-cell>
          <table:table-cell table:formula="of:=SQRT(([.D33]*[.D33])+([.E33]*[.E33]))" office:value-type="float" office:value="6.59823897309313" calcext:value-type="float">
            <text:p>6.5982389731</text:p>
          </table:table-cell>
          <table:table-cell/>
          <table:table-cell table:formula="of:=(([.$A$2]/[.$E$2])*((0-COS([.$E$2]*[.B33] + [.$G$2])) - (0-COS([.$G$2])))) + (([.$B$2]*[.B33]/[.$E$2])*(0-COS([.$E$2]*[.B33] + [.$G$2]))) + (([.$B$2]/POWER([.$E$2];2)) * (SIN([.$E$2]*[.B33] + [.$G$2]) - SIN([.$G$2])))" office:value-type="float" office:value="2.88832942147815" calcext:value-type="float">
            <text:p>2.8883294215</text:p>
          </table:table-cell>
          <table:table-cell table:formula="of:=(([.$A$2]/[.$E$2])*(   SIN([.$E$2]*[.B33] + [.$G$2])  -    SIN([.$G$2])))  + (([.$B$2]*[.B33]/[.$E$2])*   SIN([.$E$2]*[.B33] + [.$G$2]))  + (([.$B$2]/POWER([.$E$2];2)) * (COS([.$E$2]*[.B33] + [.$G$2]) - COS([.$G$2])))" office:value-type="float" office:value="5.66648332280437" calcext:value-type="float">
            <text:p>5.6664833228</text:p>
          </table:table-cell>
          <table:table-cell table:formula="of:=SQRT(POWER([.H33];2)+POWER([.I33];2))" office:value-type="float" office:value="6.36014780446149" calcext:value-type="float">
            <text:p>6.360147804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4]*[.$D$2]" office:value-type="float" office:value="52" calcext:value-type="float">
            <text:p>52</text:p>
          </table:table-cell>
          <table:table-cell table:formula="of:=[.D33]+SIN(RADIANS([.$C34]))*MIN(([.$A$2]+([.B34]*[.$B$2]));[.$C$2])" office:value-type="float" office:value="3.2732029981859" calcext:value-type="float">
            <text:p>3.2732029982</text:p>
          </table:table-cell>
          <table:table-cell table:formula="of:=[.E33]+COS(RADIANS([.$C34]))*MIN(([.$A$2]+([.B34]*[.$B$2]));[.$C$2])" office:value-type="float" office:value="6.07323026932068" calcext:value-type="float">
            <text:p>6.0732302693</text:p>
          </table:table-cell>
          <table:table-cell table:formula="of:=SQRT(([.D34]*[.D34])+([.E34]*[.E34]))" office:value-type="float" office:value="6.89912920385799" calcext:value-type="float">
            <text:p>6.8991292039</text:p>
          </table:table-cell>
          <table:table-cell/>
          <table:table-cell table:formula="of:=(([.$A$2]/[.$E$2])*((0-COS([.$E$2]*[.B34] + [.$G$2])) - (0-COS([.$G$2])))) + (([.$B$2]*[.B34]/[.$E$2])*(0-COS([.$E$2]*[.B34] + [.$G$2]))) + (([.$B$2]/POWER([.$E$2];2)) * (SIN([.$E$2]*[.B34] + [.$G$2]) - SIN([.$G$2])))" office:value-type="float" office:value="3.14284087797225" calcext:value-type="float">
            <text:p>3.142840878</text:p>
          </table:table-cell>
          <table:table-cell table:formula="of:=(([.$A$2]/[.$E$2])*(   SIN([.$E$2]*[.B34] + [.$G$2])  -    SIN([.$G$2])))  + (([.$B$2]*[.B34]/[.$E$2])*   SIN([.$E$2]*[.B34] + [.$G$2]))  + (([.$B$2]/POWER([.$E$2];2)) * (COS([.$E$2]*[.B34] + [.$G$2]) - COS([.$G$2])))" office:value-type="float" office:value="5.87256407992683" calcext:value-type="float">
            <text:p>5.8725640799</text:p>
          </table:table-cell>
          <table:table-cell table:formula="of:=SQRT(POWER([.H34];2)+POWER([.I34];2))" office:value-type="float" office:value="6.6606649560761" calcext:value-type="float">
            <text:p>6.660664956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5]*[.$D$2]" office:value-type="float" office:value="54" calcext:value-type="float">
            <text:p>54</text:p>
          </table:table-cell>
          <table:table-cell table:formula="of:=[.D34]+SIN(RADIANS([.$C35]))*MIN(([.$A$2]+([.B35]*[.$B$2]));[.$C$2])" office:value-type="float" office:value="3.54422369130151" calcext:value-type="float">
            <text:p>3.5442236913</text:p>
          </table:table-cell>
          <table:table-cell table:formula="of:=[.E34]+COS(RADIANS([.$C35]))*MIN(([.$A$2]+([.B35]*[.$B$2]));[.$C$2])" office:value-type="float" office:value="6.27013832883866" calcext:value-type="float">
            <text:p>6.2701383288</text:p>
          </table:table-cell>
          <table:table-cell table:formula="of:=SQRT(([.D35]*[.D35])+([.E35]*[.E35]))" office:value-type="float" office:value="7.202510412124" calcext:value-type="float">
            <text:p>7.2025104121</text:p>
          </table:table-cell>
          <table:table-cell/>
          <table:table-cell table:formula="of:=(([.$A$2]/[.$E$2])*((0-COS([.$E$2]*[.B35] + [.$G$2])) - (0-COS([.$G$2])))) + (([.$B$2]*[.B35]/[.$E$2])*(0-COS([.$E$2]*[.B35] + [.$G$2]))) + (([.$B$2]/POWER([.$E$2];2)) * (SIN([.$E$2]*[.B35] + [.$G$2]) - SIN([.$G$2])))" office:value-type="float" office:value="3.40838238248879" calcext:value-type="float">
            <text:p>3.4083823825</text:p>
          </table:table-cell>
          <table:table-cell table:formula="of:=(([.$A$2]/[.$E$2])*(   SIN([.$E$2]*[.B35] + [.$G$2])  -    SIN([.$G$2])))  + (([.$B$2]*[.B35]/[.$E$2])*   SIN([.$E$2]*[.B35] + [.$G$2]))  + (([.$B$2]/POWER([.$E$2];2)) * (COS([.$E$2]*[.B35] + [.$G$2]) - COS([.$G$2])))" office:value-type="float" office:value="6.07264589883214" calcext:value-type="float">
            <text:p>6.0726458988</text:p>
          </table:table-cell>
          <table:table-cell table:formula="of:=SQRT(POWER([.H35];2)+POWER([.I35];2))" office:value-type="float" office:value="6.96377043546546" calcext:value-type="float">
            <text:p>6.963770435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6]*[.$D$2]" office:value-type="float" office:value="56" calcext:value-type="float">
            <text:p>56</text:p>
          </table:table-cell>
          <table:table-cell table:formula="of:=[.D35]+SIN(RADIANS([.$C36]))*MIN(([.$A$2]+([.B36]*[.$B$2]));[.$C$2])" office:value-type="float" office:value="3.82609646597022" calcext:value-type="float">
            <text:p>3.826096466</text:p>
          </table:table-cell>
          <table:table-cell table:formula="of:=[.E35]+COS(RADIANS([.$C36]))*MIN(([.$A$2]+([.B36]*[.$B$2]));[.$C$2])" office:value-type="float" office:value="6.46026391601872" calcext:value-type="float">
            <text:p>6.460263916</text:p>
          </table:table-cell>
          <table:table-cell table:formula="of:=SQRT(([.D36]*[.D36])+([.E36]*[.E36]))" office:value-type="float" office:value="7.50826371616789" calcext:value-type="float">
            <text:p>7.5082637162</text:p>
          </table:table-cell>
          <table:table-cell/>
          <table:table-cell table:formula="of:=(([.$A$2]/[.$E$2])*((0-COS([.$E$2]*[.B36] + [.$G$2])) - (0-COS([.$G$2])))) + (([.$B$2]*[.B36]/[.$E$2])*(0-COS([.$E$2]*[.B36] + [.$G$2]))) + (([.$B$2]/POWER([.$E$2];2)) * (SIN([.$E$2]*[.B36] + [.$G$2]) - SIN([.$G$2])))" office:value-type="float" office:value="3.68484043335921" calcext:value-type="float">
            <text:p>3.6848404334</text:p>
          </table:table-cell>
          <table:table-cell table:formula="of:=(([.$A$2]/[.$E$2])*(   SIN([.$E$2]*[.B36] + [.$G$2])  -    SIN([.$G$2])))  + (([.$B$2]*[.B36]/[.$E$2])*   SIN([.$E$2]*[.B36] + [.$G$2]))  + (([.$B$2]/POWER([.$E$2];2)) * (COS([.$E$2]*[.B36] + [.$G$2]) - COS([.$G$2])))" office:value-type="float" office:value="6.26620630502099" calcext:value-type="float">
            <text:p>6.266206305</text:p>
          </table:table-cell>
          <table:table-cell table:formula="of:=SQRT(POWER([.H36];2)+POWER([.I36];2))" office:value-type="float" office:value="7.26934594557197" calcext:value-type="float">
            <text:p>7.269345945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7]*[.$D$2]" office:value-type="float" office:value="58" calcext:value-type="float">
            <text:p>58</text:p>
          </table:table-cell>
          <table:table-cell table:formula="of:=[.D36]+SIN(RADIANS([.$C37]))*MIN(([.$A$2]+([.B37]*[.$B$2]));[.$C$2])" office:value-type="float" office:value="4.11867305914419" calcext:value-type="float">
            <text:p>4.1186730591</text:p>
          </table:table-cell>
          <table:table-cell table:formula="of:=[.E36]+COS(RADIANS([.$C37]))*MIN(([.$A$2]+([.B37]*[.$B$2]));[.$C$2])" office:value-type="float" office:value="6.64308606217917" calcext:value-type="float">
            <text:p>6.6430860622</text:p>
          </table:table-cell>
          <table:table-cell table:formula="of:=SQRT(([.D37]*[.D37])+([.E37]*[.E37]))" office:value-type="float" office:value="7.81626894353306" calcext:value-type="float">
            <text:p>7.8162689435</text:p>
          </table:table-cell>
          <table:table-cell/>
          <table:table-cell table:formula="of:=(([.$A$2]/[.$E$2])*((0-COS([.$E$2]*[.B37] + [.$G$2])) - (0-COS([.$G$2])))) + (([.$B$2]*[.B37]/[.$E$2])*(0-COS([.$E$2]*[.B37] + [.$G$2]))) + (([.$B$2]/POWER([.$E$2];2)) * (SIN([.$E$2]*[.B37] + [.$G$2]) - SIN([.$G$2])))" office:value-type="float" office:value="3.97207837416045" calcext:value-type="float">
            <text:p>3.9720783742</text:p>
          </table:table-cell>
          <table:table-cell table:formula="of:=(([.$A$2]/[.$E$2])*(   SIN([.$E$2]*[.B37] + [.$G$2])  -    SIN([.$G$2])))  + (([.$B$2]*[.B37]/[.$E$2])*   SIN([.$E$2]*[.B37] + [.$G$2]))  + (([.$B$2]/POWER([.$E$2];2)) * (COS([.$E$2]*[.B37] + [.$G$2]) - COS([.$G$2])))" office:value-type="float" office:value="6.45272360952721" calcext:value-type="float">
            <text:p>6.4527236095</text:p>
          </table:table-cell>
          <table:table-cell table:formula="of:=SQRT(POWER([.H37];2)+POWER([.I37];2))" office:value-type="float" office:value="7.57727184357424" calcext:value-type="float">
            <text:p>7.57727184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8]*[.$D$2]" office:value-type="float" office:value="60" calcext:value-type="float">
            <text:p>60</text:p>
          </table:table-cell>
          <table:table-cell table:formula="of:=[.D37]+SIN(RADIANS([.$C38]))*MIN(([.$A$2]+([.B38]*[.$B$2]));[.$C$2])" office:value-type="float" office:value="4.42178195046875" calcext:value-type="float">
            <text:p>4.4217819505</text:p>
          </table:table-cell>
          <table:table-cell table:formula="of:=[.E37]+COS(RADIANS([.$C38]))*MIN(([.$A$2]+([.B38]*[.$B$2]));[.$C$2])" office:value-type="float" office:value="6.81808606217917" calcext:value-type="float">
            <text:p>6.8180860622</text:p>
          </table:table-cell>
          <table:table-cell table:formula="of:=SQRT(([.D38]*[.D38])+([.E38]*[.E38]))" office:value-type="float" office:value="8.12640468896135" calcext:value-type="float">
            <text:p>8.126404689</text:p>
          </table:table-cell>
          <table:table-cell/>
          <table:table-cell table:formula="of:=(([.$A$2]/[.$E$2])*((0-COS([.$E$2]*[.B38] + [.$G$2])) - (0-COS([.$G$2])))) + (([.$B$2]*[.B38]/[.$E$2])*(0-COS([.$E$2]*[.B38] + [.$G$2]))) + (([.$B$2]/POWER([.$E$2];2)) * (SIN([.$E$2]*[.B38] + [.$G$2]) - SIN([.$G$2])))" office:value-type="float" office:value="4.2699363163394" calcext:value-type="float">
            <text:p>4.2699363163</text:p>
          </table:table-cell>
          <table:table-cell table:formula="of:=(([.$A$2]/[.$E$2])*(   SIN([.$E$2]*[.B38] + [.$G$2])  -    SIN([.$G$2])))  + (([.$B$2]*[.B38]/[.$E$2])*   SIN([.$E$2]*[.B38] + [.$G$2]))  + (([.$B$2]/POWER([.$E$2];2)) * (COS([.$E$2]*[.B38] + [.$G$2]) - COS([.$G$2])))" office:value-type="float" office:value="6.63167789279846" calcext:value-type="float">
            <text:p>6.6316778928</text:p>
          </table:table-cell>
          <table:table-cell table:formula="of:=SQRT(POWER([.H38];2)+POWER([.I38];2))" office:value-type="float" office:value="7.88742719899371" calcext:value-type="float">
            <text:p>7.88742719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9]*[.$D$2]" office:value-type="float" office:value="62" calcext:value-type="float">
            <text:p>62</text:p>
          </table:table-cell>
          <table:table-cell table:formula="of:=[.D38]+SIN(RADIANS([.$C39]))*MIN(([.$A$2]+([.B39]*[.$B$2]));[.$C$2])" office:value-type="float" office:value="4.73522834593366" calcext:value-type="float">
            <text:p>4.7352283459</text:p>
          </table:table-cell>
          <table:table-cell table:formula="of:=[.E38]+COS(RADIANS([.$C39]))*MIN(([.$A$2]+([.B39]*[.$B$2]));[.$C$2])" office:value-type="float" office:value="6.98474846696816" calcext:value-type="float">
            <text:p>6.984748467</text:p>
          </table:table-cell>
          <table:table-cell table:formula="of:=SQRT(([.D39]*[.D39])+([.E39]*[.E39]))" office:value-type="float" office:value="8.43854837249558" calcext:value-type="float">
            <text:p>8.4385483725</text:p>
          </table:table-cell>
          <table:table-cell/>
          <table:table-cell table:formula="of:=(([.$A$2]/[.$E$2])*((0-COS([.$E$2]*[.B39] + [.$G$2])) - (0-COS([.$G$2])))) + (([.$B$2]*[.B39]/[.$E$2])*(0-COS([.$E$2]*[.B39] + [.$G$2]))) + (([.$B$2]/POWER([.$E$2];2)) * (SIN([.$E$2]*[.B39] + [.$G$2]) - SIN([.$G$2])))" office:value-type="float" office:value="4.57823110244549" calcext:value-type="float">
            <text:p>4.5782311024</text:p>
          </table:table-cell>
          <table:table-cell table:formula="of:=(([.$A$2]/[.$E$2])*(   SIN([.$E$2]*[.B39] + [.$G$2])  -    SIN([.$G$2])))  + (([.$B$2]*[.B39]/[.$E$2])*   SIN([.$E$2]*[.B39] + [.$G$2]))  + (([.$B$2]/POWER([.$E$2];2)) * (COS([.$E$2]*[.B39] + [.$G$2]) - COS([.$G$2])))" office:value-type="float" office:value="6.80255199471986" calcext:value-type="float">
            <text:p>6.8025519947</text:p>
          </table:table-cell>
          <table:table-cell table:formula="of:=SQRT(POWER([.H39];2)+POWER([.I39];2))" office:value-type="float" office:value="8.19968985195577" calcext:value-type="float">
            <text:p>8.19968985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40]*[.$D$2]" office:value-type="float" office:value="64" calcext:value-type="float">
            <text:p>64</text:p>
          </table:table-cell>
          <table:table-cell table:formula="of:=[.D39]+SIN(RADIANS([.$C40]))*MIN(([.$A$2]+([.B40]*[.$B$2]));[.$C$2])" office:value-type="float" office:value="5.05879420260136" calcext:value-type="float">
            <text:p>5.0587942026</text:p>
          </table:table-cell>
          <table:table-cell table:formula="of:=[.E39]+COS(RADIANS([.$C40]))*MIN(([.$A$2]+([.B40]*[.$B$2]));[.$C$2])" office:value-type="float" office:value="7.14256207981223" calcext:value-type="float">
            <text:p>7.1425620798</text:p>
          </table:table-cell>
          <table:table-cell table:formula="of:=SQRT(([.D40]*[.D40])+([.E40]*[.E40]))" office:value-type="float" office:value="8.75257629776769" calcext:value-type="float">
            <text:p>8.7525762978</text:p>
          </table:table-cell>
          <table:table-cell/>
          <table:table-cell table:formula="of:=(([.$A$2]/[.$E$2])*((0-COS([.$E$2]*[.B40] + [.$G$2])) - (0-COS([.$G$2])))) + (([.$B$2]*[.B40]/[.$E$2])*(0-COS([.$E$2]*[.B40] + [.$G$2]))) + (([.$B$2]/POWER([.$E$2];2)) * (SIN([.$E$2]*[.B40] + [.$G$2]) - SIN([.$G$2])))" office:value-type="float" office:value="4.89675631029857" calcext:value-type="float">
            <text:p>4.8967563103</text:p>
          </table:table-cell>
          <table:table-cell table:formula="of:=(([.$A$2]/[.$E$2])*(   SIN([.$E$2]*[.B40] + [.$G$2])  -    SIN([.$G$2])))  + (([.$B$2]*[.B40]/[.$E$2])*   SIN([.$E$2]*[.B40] + [.$G$2]))  + (([.$B$2]/POWER([.$E$2];2)) * (COS([.$E$2]*[.B40] + [.$G$2]) - COS([.$G$2])))" office:value-type="float" office:value="6.96483250914007" calcext:value-type="float">
            <text:p>6.9648325091</text:p>
          </table:table-cell>
          <table:table-cell table:formula="of:=SQRT(POWER([.H40];2)+POWER([.I40];2))" office:value-type="float" office:value="8.51393647162247" calcext:value-type="float">
            <text:p>8.513936471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41]*[.$D$2]" office:value-type="float" office:value="66" calcext:value-type="float">
            <text:p>66</text:p>
          </table:table-cell>
          <table:table-cell table:formula="of:=[.D40]+SIN(RADIANS([.$C41]))*MIN(([.$A$2]+([.B41]*[.$B$2]));[.$C$2])" office:value-type="float" office:value="5.39223829464091" calcext:value-type="float">
            <text:p>5.3922382946</text:p>
          </table:table-cell>
          <table:table-cell table:formula="of:=[.E40]+COS(RADIANS([.$C41]))*MIN(([.$A$2]+([.B41]*[.$B$2]));[.$C$2])" office:value-type="float" office:value="7.2910209545349" calcext:value-type="float">
            <text:p>7.2910209545</text:p>
          </table:table-cell>
          <table:table-cell table:formula="of:=SQRT(([.D41]*[.D41])+([.E41]*[.E41]))" office:value-type="float" office:value="9.06836371048597" calcext:value-type="float">
            <text:p>9.0683637105</text:p>
          </table:table-cell>
          <table:table-cell/>
          <table:table-cell table:formula="of:=(([.$A$2]/[.$E$2])*((0-COS([.$E$2]*[.B41] + [.$G$2])) - (0-COS([.$G$2])))) + (([.$B$2]*[.B41]/[.$E$2])*(0-COS([.$E$2]*[.B41] + [.$G$2]))) + (([.$B$2]/POWER([.$E$2];2)) * (SIN([.$E$2]*[.B41] + [.$G$2]) - SIN([.$G$2])))" office:value-type="float" office:value="5.22528229835359" calcext:value-type="float">
            <text:p>5.2252822984</text:p>
          </table:table-cell>
          <table:table-cell table:formula="of:=(([.$A$2]/[.$E$2])*(   SIN([.$E$2]*[.B41] + [.$G$2])  -    SIN([.$G$2])))  + (([.$B$2]*[.B41]/[.$E$2])*   SIN([.$E$2]*[.B41] + [.$G$2]))  + (([.$B$2]/POWER([.$E$2];2)) * (COS([.$E$2]*[.B41] + [.$G$2]) - COS([.$G$2])))" office:value-type="float" office:value="7.11801078124404" calcext:value-type="float">
            <text:p>7.1180107812</text:p>
          </table:table-cell>
          <table:table-cell table:formula="of:=SQRT(POWER([.H41];2)+POWER([.I41];2))" office:value-type="float" office:value="8.83004261481188" calcext:value-type="float">
            <text:p>8.830042614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42]*[.$D$2]" office:value-type="float" office:value="68" calcext:value-type="float">
            <text:p>68</text:p>
          </table:table-cell>
          <table:table-cell table:formula="of:=[.D41]+SIN(RADIANS([.$C42]))*MIN(([.$A$2]+([.B42]*[.$B$2]));[.$C$2])" office:value-type="float" office:value="5.73529632083062" calcext:value-type="float">
            <text:p>5.7352963208</text:p>
          </table:table-cell>
          <table:table-cell table:formula="of:=[.E41]+COS(RADIANS([.$C42]))*MIN(([.$A$2]+([.B42]*[.$B$2]));[.$C$2])" office:value-type="float" office:value="7.42962539409879" calcext:value-type="float">
            <text:p>7.4296253941</text:p>
          </table:table-cell>
          <table:table-cell table:formula="of:=SQRT(([.D42]*[.D42])+([.E42]*[.E42]))" office:value-type="float" office:value="9.38578485713213" calcext:value-type="float">
            <text:p>9.3857848571</text:p>
          </table:table-cell>
          <table:table-cell/>
          <table:table-cell table:formula="of:=(([.$A$2]/[.$E$2])*((0-COS([.$E$2]*[.B42] + [.$G$2])) - (0-COS([.$G$2])))) + (([.$B$2]*[.B42]/[.$E$2])*(0-COS([.$E$2]*[.B42] + [.$G$2]))) + (([.$B$2]/POWER([.$E$2];2)) * (SIN([.$E$2]*[.B42] + [.$G$2]) - SIN([.$G$2])))" office:value-type="float" office:value="5.56355629245799" calcext:value-type="float">
            <text:p>5.5635562925</text:p>
          </table:table-cell>
          <table:table-cell table:formula="of:=(([.$A$2]/[.$E$2])*(   SIN([.$E$2]*[.B42] + [.$G$2])  -    SIN([.$G$2])))  + (([.$B$2]*[.B42]/[.$E$2])*   SIN([.$E$2]*[.B42] + [.$G$2]))  + (([.$B$2]/POWER([.$E$2];2)) * (COS([.$E$2]*[.B42] + [.$G$2]) - COS([.$G$2])))" office:value-type="float" office:value="7.26158390610427" calcext:value-type="float">
            <text:p>7.2615839061</text:p>
          </table:table-cell>
          <table:table-cell table:formula="of:=SQRT(POWER([.H42];2)+POWER([.I42];2))" office:value-type="float" office:value="9.14788278481646" calcext:value-type="float">
            <text:p>9.147882784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3]*[.$D$2]" office:value-type="float" office:value="70" calcext:value-type="float">
            <text:p>70</text:p>
          </table:table-cell>
          <table:table-cell table:formula="of:=[.D42]+SIN(RADIANS([.$C43]))*MIN(([.$A$2]+([.B43]*[.$B$2]));[.$C$2])" office:value-type="float" office:value="6.08768105362534" calcext:value-type="float">
            <text:p>6.0876810536</text:p>
          </table:table-cell>
          <table:table-cell table:formula="of:=[.E42]+COS(RADIANS([.$C43]))*MIN(([.$A$2]+([.B43]*[.$B$2]));[.$C$2])" office:value-type="float" office:value="7.55788294784591" calcext:value-type="float">
            <text:p>7.5578829478</text:p>
          </table:table-cell>
          <table:table-cell table:formula="of:=SQRT(([.D43]*[.D43])+([.E43]*[.E43]))" office:value-type="float" office:value="9.70471304387765" calcext:value-type="float">
            <text:p>9.7047130439</text:p>
          </table:table-cell>
          <table:table-cell/>
          <table:table-cell table:formula="of:=(([.$A$2]/[.$E$2])*((0-COS([.$E$2]*[.B43] + [.$G$2])) - (0-COS([.$G$2])))) + (([.$B$2]*[.B43]/[.$E$2])*(0-COS([.$E$2]*[.B43] + [.$G$2]))) + (([.$B$2]/POWER([.$E$2];2)) * (SIN([.$E$2]*[.B43] + [.$G$2]) - SIN([.$G$2])))" office:value-type="float" office:value="5.91130251413138" calcext:value-type="float">
            <text:p>5.9113025141</text:p>
          </table:table-cell>
          <table:table-cell table:formula="of:=(([.$A$2]/[.$E$2])*(   SIN([.$E$2]*[.B43] + [.$G$2])  -    SIN([.$G$2])))  + (([.$B$2]*[.B43]/[.$E$2])*   SIN([.$E$2]*[.B43] + [.$G$2]))  + (([.$B$2]/POWER([.$E$2];2)) * (COS([.$E$2]*[.B43] + [.$G$2]) - COS([.$G$2])))" office:value-type="float" office:value="7.39505572673244" calcext:value-type="float">
            <text:p>7.3950557267</text:p>
          </table:table-cell>
          <table:table-cell table:formula="of:=SQRT(POWER([.H43];2)+POWER([.I43];2))" office:value-type="float" office:value="9.46733049043151" calcext:value-type="float">
            <text:p>9.467330490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44]*[.$D$2]" office:value-type="float" office:value="72" calcext:value-type="float">
            <text:p>72</text:p>
          </table:table-cell>
          <table:table-cell table:formula="of:=[.D43]+SIN(RADIANS([.$C44]))*MIN(([.$A$2]+([.B44]*[.$B$2]));[.$C$2])" office:value-type="float" office:value="6.4490825298175" calcext:value-type="float">
            <text:p>6.4490825298</text:p>
          </table:table-cell>
          <table:table-cell table:formula="of:=[.E43]+COS(RADIANS([.$C44]))*MIN(([.$A$2]+([.B44]*[.$B$2]));[.$C$2])" office:value-type="float" office:value="7.67530940570839" calcext:value-type="float">
            <text:p>7.6753094057</text:p>
          </table:table-cell>
          <table:table-cell table:formula="of:=SQRT(([.D44]*[.D44])+([.E44]*[.E44]))" office:value-type="float" office:value="10.0250206957269" calcext:value-type="float">
            <text:p>10.0250206957</text:p>
          </table:table-cell>
          <table:table-cell/>
          <table:table-cell table:formula="of:=(([.$A$2]/[.$E$2])*((0-COS([.$E$2]*[.B44] + [.$G$2])) - (0-COS([.$G$2])))) + (([.$B$2]*[.B44]/[.$E$2])*(0-COS([.$E$2]*[.B44] + [.$G$2]))) + (([.$B$2]/POWER([.$E$2];2)) * (SIN([.$E$2]*[.B44] + [.$G$2]) - SIN([.$G$2])))" office:value-type="float" office:value="6.26822235043" calcext:value-type="float">
            <text:p>6.2682223504</text:p>
          </table:table-cell>
          <table:table-cell table:formula="of:=(([.$A$2]/[.$E$2])*(   SIN([.$E$2]*[.B44] + [.$G$2])  -    SIN([.$G$2])))  + (([.$B$2]*[.B44]/[.$E$2])*   SIN([.$E$2]*[.B44] + [.$G$2]))  + (([.$B$2]/POWER([.$E$2];2)) * (COS([.$E$2]*[.B44] + [.$G$2]) - COS([.$G$2])))" office:value-type="float" office:value="7.51793782994594" calcext:value-type="float">
            <text:p>7.5179378299</text:p>
          </table:table-cell>
          <table:table-cell table:formula="of:=SQRT(POWER([.H44];2)+POWER([.I44];2))" office:value-type="float" office:value="9.78825830520233" calcext:value-type="float">
            <text:p>9.78825830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45]*[.$D$2]" office:value-type="float" office:value="74" calcext:value-type="float">
            <text:p>74</text:p>
          </table:table-cell>
          <table:table-cell table:formula="of:=[.D44]+SIN(RADIANS([.$C45]))*MIN(([.$A$2]+([.B45]*[.$B$2]));[.$C$2])" office:value-type="float" office:value="6.81916828275375" calcext:value-type="float">
            <text:p>6.8191682828</text:p>
          </table:table-cell>
          <table:table-cell table:formula="of:=[.E44]+COS(RADIANS([.$C45]))*MIN(([.$A$2]+([.B45]*[.$B$2]));[.$C$2])" office:value-type="float" office:value="7.78142978769794" calcext:value-type="float">
            <text:p>7.7814297877</text:p>
          </table:table-cell>
          <table:table-cell table:formula="of:=SQRT(([.D45]*[.D45])+([.E45]*[.E45]))" office:value-type="float" office:value="10.3465794158933" calcext:value-type="float">
            <text:p>10.3465794159</text:p>
          </table:table-cell>
          <table:table-cell/>
          <table:table-cell table:formula="of:=(([.$A$2]/[.$E$2])*((0-COS([.$E$2]*[.B45] + [.$G$2])) - (0-COS([.$G$2])))) + (([.$B$2]*[.B45]/[.$E$2])*(0-COS([.$E$2]*[.B45] + [.$G$2]))) + (([.$B$2]/POWER([.$E$2];2)) * (SIN([.$E$2]*[.B45] + [.$G$2]) - SIN([.$G$2])))" office:value-type="float" office:value="6.6339945653915" calcext:value-type="float">
            <text:p>6.6339945654</text:p>
          </table:table-cell>
          <table:table-cell table:formula="of:=(([.$A$2]/[.$E$2])*(   SIN([.$E$2]*[.B45] + [.$G$2])  -    SIN([.$G$2])))  + (([.$B$2]*[.B45]/[.$E$2])*   SIN([.$E$2]*[.B45] + [.$G$2]))  + (([.$B$2]/POWER([.$E$2];2)) * (COS([.$E$2]*[.B45] + [.$G$2]) - COS([.$G$2])))" office:value-type="float" office:value="7.62975053835918" calcext:value-type="float">
            <text:p>7.6297505384</text:p>
          </table:table-cell>
          <table:table-cell table:formula="of:=SQRT(POWER([.H45];2)+POWER([.I45];2))" office:value-type="float" office:value="10.1105379268977" calcext:value-type="float">
            <text:p>10.110537926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46]*[.$D$2]" office:value-type="float" office:value="76" calcext:value-type="float">
            <text:p>76</text:p>
          </table:table-cell>
          <table:table-cell table:formula="of:=[.D45]+SIN(RADIANS([.$C46]))*MIN(([.$A$2]+([.B46]*[.$B$2]));[.$C$2])" office:value-type="float" office:value="7.19758361600139" calcext:value-type="float">
            <text:p>7.197583616</text:p>
          </table:table-cell>
          <table:table-cell table:formula="of:=[.E45]+COS(RADIANS([.$C46]))*MIN(([.$A$2]+([.B46]*[.$B$2]));[.$C$2])" office:value-type="float" office:value="7.87577932698181" calcext:value-type="float">
            <text:p>7.875779327</text:p>
          </table:table-cell>
          <table:table-cell table:formula="of:=SQRT(([.D46]*[.D46])+([.E46]*[.E46]))" office:value-type="float" office:value="10.669260045413" calcext:value-type="float">
            <text:p>10.6692600454</text:p>
          </table:table-cell>
          <table:table-cell/>
          <table:table-cell table:formula="of:=(([.$A$2]/[.$E$2])*((0-COS([.$E$2]*[.B46] + [.$G$2])) - (0-COS([.$G$2])))) + (([.$B$2]*[.B46]/[.$E$2])*(0-COS([.$E$2]*[.B46] + [.$G$2]))) + (([.$B$2]/POWER([.$E$2];2)) * (SIN([.$E$2]*[.B46] + [.$G$2]) - SIN([.$G$2])))" office:value-type="float" office:value="7.00827555298803" calcext:value-type="float">
            <text:p>7.008275553</text:p>
          </table:table-cell>
          <table:table-cell table:formula="of:=(([.$A$2]/[.$E$2])*(   SIN([.$E$2]*[.B46] + [.$G$2])  -    SIN([.$G$2])))  + (([.$B$2]*[.B46]/[.$E$2])*   SIN([.$E$2]*[.B46] + [.$G$2]))  + (([.$B$2]/POWER([.$E$2];2)) * (COS([.$E$2]*[.B46] + [.$G$2]) - COS([.$G$2])))" office:value-type="float" office:value="7.73002389680747" calcext:value-type="float">
            <text:p>7.7300238968</text:p>
          </table:table-cell>
          <table:table-cell table:formula="of:=SQRT(POWER([.H46];2)+POWER([.I46];2))" office:value-type="float" office:value="10.4340402372151" calcext:value-type="float">
            <text:p>10.434040237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7]*[.$D$2]" office:value-type="float" office:value="78" calcext:value-type="float">
            <text:p>78</text:p>
          </table:table-cell>
          <table:table-cell table:formula="of:=[.D46]+SIN(RADIANS([.$C47]))*MIN(([.$A$2]+([.B47]*[.$B$2]));[.$C$2])" office:value-type="float" office:value="7.58395191829124" calcext:value-type="float">
            <text:p>7.5839519183</text:p>
          </table:table-cell>
          <table:table-cell table:formula="of:=[.E46]+COS(RADIANS([.$C47]))*MIN(([.$A$2]+([.B47]*[.$B$2]));[.$C$2])" office:value-type="float" office:value="7.95790444485482" calcext:value-type="float">
            <text:p>7.9579044449</text:p>
          </table:table-cell>
          <table:table-cell table:formula="of:=SQRT(([.D47]*[.D47])+([.E47]*[.E47]))" office:value-type="float" office:value="10.9929327229995" calcext:value-type="float">
            <text:p>10.992932723</text:p>
          </table:table-cell>
          <table:table-cell/>
          <table:table-cell table:formula="of:=(([.$A$2]/[.$E$2])*((0-COS([.$E$2]*[.B47] + [.$G$2])) - (0-COS([.$G$2])))) + (([.$B$2]*[.B47]/[.$E$2])*(0-COS([.$E$2]*[.B47] + [.$G$2]))) + (([.$B$2]/POWER([.$E$2];2)) * (SIN([.$E$2]*[.B47] + [.$G$2]) - SIN([.$G$2])))" office:value-type="float" office:value="7.39069963144811" calcext:value-type="float">
            <text:p>7.3906996314</text:p>
          </table:table-cell>
          <table:table-cell table:formula="of:=(([.$A$2]/[.$E$2])*(   SIN([.$E$2]*[.B47] + [.$G$2])  -    SIN([.$G$2])))  + (([.$B$2]*[.B47]/[.$E$2])*   SIN([.$E$2]*[.B47] + [.$G$2]))  + (([.$B$2]/POWER([.$E$2];2)) * (COS([.$E$2]*[.B47] + [.$G$2]) - COS([.$G$2])))" office:value-type="float" office:value="7.81829865151191" calcext:value-type="float">
            <text:p>7.8182986515</text:p>
          </table:table-cell>
          <table:table-cell table:formula="of:=SQRT(POWER([.H47];2)+POWER([.I47];2))" office:value-type="float" office:value="10.7586353617232" calcext:value-type="float">
            <text:p>10.75863536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8]*[.$D$2]" office:value-type="float" office:value="80" calcext:value-type="float">
            <text:p>80</text:p>
          </table:table-cell>
          <table:table-cell table:formula="of:=[.D47]+SIN(RADIANS([.$C48]))*MIN(([.$A$2]+([.B48]*[.$B$2]));[.$C$2])" office:value-type="float" office:value="7.97787501949613" calcext:value-type="float">
            <text:p>7.9778750195</text:p>
          </table:table-cell>
          <table:table-cell table:formula="of:=[.E47]+COS(RADIANS([.$C48]))*MIN(([.$A$2]+([.B48]*[.$B$2]));[.$C$2])" office:value-type="float" office:value="8.0273637159216" calcext:value-type="float">
            <text:p>8.0273637159</text:p>
          </table:table-cell>
          <table:table-cell table:formula="of:=SQRT(([.D48]*[.D48])+([.E48]*[.E48]))" office:value-type="float" office:value="11.3174669451426" calcext:value-type="float">
            <text:p>11.3174669451</text:p>
          </table:table-cell>
          <table:table-cell/>
          <table:table-cell table:formula="of:=(([.$A$2]/[.$E$2])*((0-COS([.$E$2]*[.B48] + [.$G$2])) - (0-COS([.$G$2])))) + (([.$B$2]*[.B48]/[.$E$2])*(0-COS([.$E$2]*[.B48] + [.$G$2]))) + (([.$B$2]/POWER([.$E$2];2)) * (SIN([.$E$2]*[.B48] + [.$G$2]) - SIN([.$G$2])))" office:value-type="float" office:value="7.78087937874015" calcext:value-type="float">
            <text:p>7.7808793787</text:p>
          </table:table-cell>
          <table:table-cell table:formula="of:=(([.$A$2]/[.$E$2])*(   SIN([.$E$2]*[.B48] + [.$G$2])  -    SIN([.$G$2])))  + (([.$B$2]*[.B48]/[.$E$2])*   SIN([.$E$2]*[.B48] + [.$G$2]))  + (([.$B$2]/POWER([.$E$2];2)) * (COS([.$E$2]*[.B48] + [.$G$2]) - COS([.$G$2])))" office:value-type="float" office:value="7.89412722029687" calcext:value-type="float">
            <text:p>7.8941272203</text:p>
          </table:table-cell>
          <table:table-cell table:formula="of:=SQRT(POWER([.H48];2)+POWER([.I48];2))" office:value-type="float" office:value="11.0841927300429" calcext:value-type="float">
            <text:p>11.0841927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9]*[.$D$2]" office:value-type="float" office:value="82" calcext:value-type="float">
            <text:p>82</text:p>
          </table:table-cell>
          <table:table-cell table:formula="of:=[.D48]+SIN(RADIANS([.$C49]))*MIN(([.$A$2]+([.B49]*[.$B$2]));[.$C$2])" office:value-type="float" office:value="8.37893358733646" calcext:value-type="float">
            <text:p>8.3789335873</text:p>
          </table:table-cell>
          <table:table-cell table:formula="of:=[.E48]+COS(RADIANS([.$C49]))*MIN(([.$A$2]+([.B49]*[.$B$2]));[.$C$2])" office:value-type="float" office:value="8.08372882181042" calcext:value-type="float">
            <text:p>8.0837288218</text:p>
          </table:table-cell>
          <table:table-cell table:formula="of:=SQRT(([.D49]*[.D49])+([.E49]*[.E49]))" office:value-type="float" office:value="11.6427316264511" calcext:value-type="float">
            <text:p>11.6427316265</text:p>
          </table:table-cell>
          <table:table-cell/>
          <table:table-cell table:formula="of:=(([.$A$2]/[.$E$2])*((0-COS([.$E$2]*[.B49] + [.$G$2])) - (0-COS([.$G$2])))) + (([.$B$2]*[.B49]/[.$E$2])*(0-COS([.$E$2]*[.B49] + [.$G$2]))) + (([.$B$2]/POWER([.$E$2];2)) * (SIN([.$E$2]*[.B49] + [.$G$2]) - SIN([.$G$2])))" office:value-type="float" office:value="8.17840600894295" calcext:value-type="float">
            <text:p>8.1784060089</text:p>
          </table:table-cell>
          <table:table-cell table:formula="of:=(([.$A$2]/[.$E$2])*(   SIN([.$E$2]*[.B49] + [.$G$2])  -    SIN([.$G$2])))  + (([.$B$2]*[.B49]/[.$E$2])*   SIN([.$E$2]*[.B49] + [.$G$2]))  + (([.$B$2]/POWER([.$E$2];2)) * (COS([.$E$2]*[.B49] + [.$G$2]) - COS([.$G$2])))" office:value-type="float" office:value="7.95707465217781" calcext:value-type="float">
            <text:p>7.9570746522</text:p>
          </table:table-cell>
          <table:table-cell table:formula="of:=SQRT(POWER([.H49];2)+POWER([.I49];2))" office:value-type="float" office:value="11.4105811362719" calcext:value-type="float">
            <text:p>11.41058113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50]*[.$D$2]" office:value-type="float" office:value="84" calcext:value-type="float">
            <text:p>84</text:p>
          </table:table-cell>
          <table:table-cell table:formula="of:=[.D49]+SIN(RADIANS([.$C50]))*MIN(([.$A$2]+([.B50]*[.$B$2]));[.$C$2])" office:value-type="float" office:value="8.78668756443745" calcext:value-type="float">
            <text:p>8.7866875644</text:p>
          </table:table-cell>
          <table:table-cell table:formula="of:=[.E49]+COS(RADIANS([.$C50]))*MIN(([.$A$2]+([.B50]*[.$B$2]));[.$C$2])" office:value-type="float" office:value="8.12658549175016" calcext:value-type="float">
            <text:p>8.1265854918</text:p>
          </table:table-cell>
          <table:table-cell table:formula="of:=SQRT(([.D50]*[.D50])+([.E50]*[.E50]))" office:value-type="float" office:value="11.9685951602418" calcext:value-type="float">
            <text:p>11.9685951602</text:p>
          </table:table-cell>
          <table:table-cell/>
          <table:table-cell table:formula="of:=(([.$A$2]/[.$E$2])*((0-COS([.$E$2]*[.B50] + [.$G$2])) - (0-COS([.$G$2])))) + (([.$B$2]*[.B50]/[.$E$2])*(0-COS([.$E$2]*[.B50] + [.$G$2]))) + (([.$B$2]/POWER([.$E$2];2)) * (SIN([.$E$2]*[.B50] + [.$G$2]) - SIN([.$G$2])))" office:value-type="float" office:value="8.58284978916113" calcext:value-type="float">
            <text:p>8.5828497892</text:p>
          </table:table-cell>
          <table:table-cell table:formula="of:=(([.$A$2]/[.$E$2])*(   SIN([.$E$2]*[.B50] + [.$G$2])  -    SIN([.$G$2])))  + (([.$B$2]*[.B50]/[.$E$2])*   SIN([.$E$2]*[.B50] + [.$G$2]))  + (([.$B$2]/POWER([.$E$2];2)) * (COS([.$E$2]*[.B50] + [.$G$2]) - COS([.$G$2])))" office:value-type="float" office:value="8.00671957464533" calcext:value-type="float">
            <text:p>8.0067195746</text:p>
          </table:table-cell>
          <table:table-cell table:formula="of:=SQRT(POWER([.H50];2)+POWER([.I50];2))" office:value-type="float" office:value="11.7376687996515" calcext:value-type="float">
            <text:p>11.737668799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51]*[.$D$2]" office:value-type="float" office:value="86" calcext:value-type="float">
            <text:p>86</text:p>
          </table:table-cell>
          <table:table-cell table:formula="of:=[.D50]+SIN(RADIANS([.$C51]))*MIN(([.$A$2]+([.B51]*[.$B$2]));[.$C$2])" office:value-type="float" office:value="9.20067664529528" calcext:value-type="float">
            <text:p>9.2006766453</text:p>
          </table:table-cell>
          <table:table-cell table:formula="of:=[.E50]+COS(RADIANS([.$C51]))*MIN(([.$A$2]+([.B51]*[.$B$2]));[.$C$2])" office:value-type="float" office:value="8.15553442835397" calcext:value-type="float">
            <text:p>8.1555344284</text:p>
          </table:table-cell>
          <table:table-cell table:formula="of:=SQRT(([.D51]*[.D51])+([.E51]*[.E51]))" office:value-type="float" office:value="12.2949254793736" calcext:value-type="float">
            <text:p>12.2949254794</text:p>
          </table:table-cell>
          <table:table-cell/>
          <table:table-cell table:formula="of:=(([.$A$2]/[.$E$2])*((0-COS([.$E$2]*[.B51] + [.$G$2])) - (0-COS([.$G$2])))) + (([.$B$2]*[.B51]/[.$E$2])*(0-COS([.$E$2]*[.B51] + [.$G$2]))) + (([.$B$2]/POWER([.$E$2];2)) * (SIN([.$E$2]*[.B51] + [.$G$2]) - SIN([.$G$2])))" office:value-type="float" office:value="8.99376049657649" calcext:value-type="float">
            <text:p>8.9937604966</text:p>
          </table:table-cell>
          <table:table-cell table:formula="of:=(([.$A$2]/[.$E$2])*(   SIN([.$E$2]*[.B51] + [.$G$2])  -    SIN([.$G$2])))  + (([.$B$2]*[.B51]/[.$E$2])*   SIN([.$E$2]*[.B51] + [.$G$2]))  + (([.$B$2]/POWER([.$E$2];2)) * (COS([.$E$2]*[.B51] + [.$G$2]) - COS([.$G$2])))" office:value-type="float" office:value="8.04265512698315" calcext:value-type="float">
            <text:p>8.042655127</text:p>
          </table:table-cell>
          <table:table-cell table:formula="of:=SQRT(POWER([.H51];2)+POWER([.I51];2))" office:value-type="float" office:value="12.0653234254772" calcext:value-type="float">
            <text:p>12.065323425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52]*[.$D$2]" office:value-type="float" office:value="88" calcext:value-type="float">
            <text:p>88</text:p>
          </table:table-cell>
          <table:table-cell table:formula="of:=[.D51]+SIN(RADIANS([.$C52]))*MIN(([.$A$2]+([.B52]*[.$B$2]));[.$C$2])" office:value-type="float" office:value="9.6204207926433" calcext:value-type="float">
            <text:p>9.6204207926</text:p>
          </table:table-cell>
          <table:table-cell table:formula="of:=[.E51]+COS(RADIANS([.$C52]))*MIN(([.$A$2]+([.B52]*[.$B$2]));[.$C$2])" office:value-type="float" office:value="8.17019221696902" calcext:value-type="float">
            <text:p>8.170192217</text:p>
          </table:table-cell>
          <table:table-cell table:formula="of:=SQRT(([.D52]*[.D52])+([.E52]*[.E52]))" office:value-type="float" office:value="12.6215901173246" calcext:value-type="float">
            <text:p>12.6215901173</text:p>
          </table:table-cell>
          <table:table-cell/>
          <table:table-cell table:formula="of:=(([.$A$2]/[.$E$2])*((0-COS([.$E$2]*[.B52] + [.$G$2])) - (0-COS([.$G$2])))) + (([.$B$2]*[.B52]/[.$E$2])*(0-COS([.$E$2]*[.B52] + [.$G$2]))) + (([.$B$2]/POWER([.$E$2];2)) * (SIN([.$E$2]*[.B52] + [.$G$2]) - SIN([.$G$2])))" office:value-type="float" office:value="9.41066791515932" calcext:value-type="float">
            <text:p>9.4106679152</text:p>
          </table:table-cell>
          <table:table-cell table:formula="of:=(([.$A$2]/[.$E$2])*(   SIN([.$E$2]*[.B52] + [.$G$2])  -    SIN([.$G$2])))  + (([.$B$2]*[.B52]/[.$E$2])*   SIN([.$E$2]*[.B52] + [.$G$2]))  + (([.$B$2]/POWER([.$E$2];2)) * (COS([.$E$2]*[.B52] + [.$G$2]) - COS([.$G$2])))" office:value-type="float" office:value="8.06448987797102" calcext:value-type="float">
            <text:p>8.064489878</text:p>
          </table:table-cell>
          <table:table-cell table:formula="of:=SQRT(POWER([.H52];2)+POWER([.I52];2))" office:value-type="float" office:value="12.3934122662528" calcext:value-type="float">
            <text:p>12.393412266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53]*[.$D$2]" office:value-type="float" office:value="90" calcext:value-type="float">
            <text:p>90</text:p>
          </table:table-cell>
          <table:table-cell table:formula="of:=[.D52]+SIN(RADIANS([.$C53]))*MIN(([.$A$2]+([.B53]*[.$B$2]));[.$C$2])" office:value-type="float" office:value="10.0454207926433" calcext:value-type="float">
            <text:p>10.0454207926</text:p>
          </table:table-cell>
          <table:table-cell table:formula="of:=[.E52]+COS(RADIANS([.$C53]))*MIN(([.$A$2]+([.B53]*[.$B$2]));[.$C$2])" office:value-type="float" office:value="8.17019221696902" calcext:value-type="float">
            <text:p>8.170192217</text:p>
          </table:table-cell>
          <table:table-cell table:formula="of:=SQRT(([.D53]*[.D53])+([.E53]*[.E53]))" office:value-type="float" office:value="12.948456269513" calcext:value-type="float">
            <text:p>12.9484562695</text:p>
          </table:table-cell>
          <table:table-cell/>
          <table:table-cell table:formula="of:=(([.$A$2]/[.$E$2])*((0-COS([.$E$2]*[.B53] + [.$G$2])) - (0-COS([.$G$2])))) + (([.$B$2]*[.B53]/[.$E$2])*(0-COS([.$E$2]*[.B53] + [.$G$2]))) + (([.$B$2]/POWER([.$E$2];2)) * (SIN([.$E$2]*[.B53] + [.$G$2]) - SIN([.$G$2])))" office:value-type="float" office:value="9.83308237149776" calcext:value-type="float">
            <text:p>9.8330823715</text:p>
          </table:table-cell>
          <table:table-cell table:formula="of:=(([.$A$2]/[.$E$2])*(   SIN([.$E$2]*[.B53] + [.$G$2])  -    SIN([.$G$2])))  + (([.$B$2]*[.B53]/[.$E$2])*   SIN([.$E$2]*[.B53] + [.$G$2]))  + (([.$B$2]/POWER([.$E$2];2)) * (COS([.$E$2]*[.B53] + [.$G$2]) - COS([.$G$2])))" office:value-type="float" office:value="8.07184872634046" calcext:value-type="float">
            <text:p>8.0718487263</text:p>
          </table:table-cell>
          <table:table-cell table:formula="of:=SQRT(POWER([.H53];2)+POWER([.I53];2))" office:value-type="float" office:value="12.7218021830865" calcext:value-type="float">
            <text:p>12.721802183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54]*[.$D$2]" office:value-type="float" office:value="92" calcext:value-type="float">
            <text:p>92</text:p>
          </table:table-cell>
          <table:table-cell table:formula="of:=[.D53]+SIN(RADIANS([.$C54]))*MIN(([.$A$2]+([.B54]*[.$B$2]));[.$C$2])" office:value-type="float" office:value="10.4751588482615" calcext:value-type="float">
            <text:p>10.4751588483</text:p>
          </table:table-cell>
          <table:table-cell table:formula="of:=[.E53]+COS(RADIANS([.$C54]))*MIN(([.$A$2]+([.B54]*[.$B$2]));[.$C$2])" office:value-type="float" office:value="8.15518543338695" calcext:value-type="float">
            <text:p>8.1551854334</text:p>
          </table:table-cell>
          <table:table-cell table:formula="of:=SQRT(([.D54]*[.D54])+([.E54]*[.E54]))" office:value-type="float" office:value="13.2753908548577" calcext:value-type="float">
            <text:p>13.2753908549</text:p>
          </table:table-cell>
          <table:table-cell/>
          <table:table-cell table:formula="of:=(([.$A$2]/[.$E$2])*((0-COS([.$E$2]*[.B54] + [.$G$2])) - (0-COS([.$G$2])))) + (([.$B$2]*[.B54]/[.$E$2])*(0-COS([.$E$2]*[.B54] + [.$G$2]))) + (([.$B$2]/POWER([.$E$2];2)) * (SIN([.$E$2]*[.B54] + [.$G$2]) - SIN([.$G$2])))" office:value-type="float" office:value="10.2604953091375" calcext:value-type="float">
            <text:p>10.2604953091</text:p>
          </table:table-cell>
          <table:table-cell table:formula="of:=(([.$A$2]/[.$E$2])*(   SIN([.$E$2]*[.B54] + [.$G$2])  -    SIN([.$G$2])))  + (([.$B$2]*[.B54]/[.$E$2])*   SIN([.$E$2]*[.B54] + [.$G$2]))  + (([.$B$2]/POWER([.$E$2];2)) * (COS([.$E$2]*[.B54] + [.$G$2]) - COS([.$G$2])))" office:value-type="float" office:value="8.06437378237023" calcext:value-type="float">
            <text:p>8.0643737824</text:p>
          </table:table-cell>
          <table:table-cell table:formula="of:=SQRT(POWER([.H54];2)+POWER([.I54];2))" office:value-type="float" office:value="13.0503597073266" calcext:value-type="float">
            <text:p>13.050359707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55]*[.$D$2]" office:value-type="float" office:value="94" calcext:value-type="float">
            <text:p>94</text:p>
          </table:table-cell>
          <table:table-cell table:formula="of:=[.D54]+SIN(RADIANS([.$C55]))*MIN(([.$A$2]+([.B55]*[.$B$2]));[.$C$2])" office:value-type="float" office:value="10.9090992101245" calcext:value-type="float">
            <text:p>10.9090992101</text:p>
          </table:table-cell>
          <table:table-cell table:formula="of:=[.E54]+COS(RADIANS([.$C55]))*MIN(([.$A$2]+([.B55]*[.$B$2]));[.$C$2])" office:value-type="float" office:value="8.12484136730825" calcext:value-type="float">
            <text:p>8.1248413673</text:p>
          </table:table-cell>
          <table:table-cell table:formula="of:=SQRT(([.D55]*[.D55])+([.E55]*[.E55]))" office:value-type="float" office:value="13.6022605775755" calcext:value-type="float">
            <text:p>13.6022605776</text:p>
          </table:table-cell>
          <table:table-cell/>
          <table:table-cell table:formula="of:=(([.$A$2]/[.$E$2])*((0-COS([.$E$2]*[.B55] + [.$G$2])) - (0-COS([.$G$2])))) + (([.$B$2]*[.B55]/[.$E$2])*(0-COS([.$E$2]*[.B55] + [.$G$2]))) + (([.$B$2]/POWER([.$E$2];2)) * (SIN([.$E$2]*[.B55] + [.$G$2]) - SIN([.$G$2])))" office:value-type="float" office:value="10.6923799007592" calcext:value-type="float">
            <text:p>10.6923799008</text:p>
          </table:table-cell>
          <table:table-cell table:formula="of:=(([.$A$2]/[.$E$2])*(   SIN([.$E$2]*[.B55] + [.$G$2])  -    SIN([.$G$2])))  + (([.$B$2]*[.B55]/[.$E$2])*   SIN([.$E$2]*[.B55] + [.$G$2]))  + (([.$B$2]/POWER([.$E$2];2)) * (COS([.$E$2]*[.B55] + [.$G$2]) - COS([.$G$2])))" office:value-type="float" office:value="8.04172522903009" calcext:value-type="float">
            <text:p>8.041725229</text:p>
          </table:table-cell>
          <table:table-cell table:formula="of:=SQRT(POWER([.H55];2)+POWER([.I55];2))" office:value-type="float" office:value="13.3789511024362" calcext:value-type="float">
            <text:p>13.378951102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56]*[.$D$2]" office:value-type="float" office:value="96" calcext:value-type="float">
            <text:p>96</text:p>
          </table:table-cell>
          <table:table-cell table:formula="of:=[.D55]+SIN(RADIANS([.$C56]))*MIN(([.$A$2]+([.B56]*[.$B$2]));[.$C$2])" office:value-type="float" office:value="11.3466888440866" calcext:value-type="float">
            <text:p>11.3466888441</text:p>
          </table:table-cell>
          <table:table-cell table:formula="of:=[.E55]+COS(RADIANS([.$C56]))*MIN(([.$A$2]+([.B56]*[.$B$2]));[.$C$2])" office:value-type="float" office:value="8.07884884347048" calcext:value-type="float">
            <text:p>8.0788488435</text:p>
          </table:table-cell>
          <table:table-cell table:formula="of:=SQRT(([.D56]*[.D56])+([.E56]*[.E56]))" office:value-type="float" office:value="13.9289319892145" calcext:value-type="float">
            <text:p>13.9289319892</text:p>
          </table:table-cell>
          <table:table-cell/>
          <table:table-cell table:formula="of:=(([.$A$2]/[.$E$2])*((0-COS([.$E$2]*[.B56] + [.$G$2])) - (0-COS([.$G$2])))) + (([.$B$2]*[.B56]/[.$E$2])*(0-COS([.$E$2]*[.B56] + [.$G$2]))) + (([.$B$2]/POWER([.$E$2];2)) * (SIN([.$E$2]*[.B56] + [.$G$2]) - SIN([.$G$2])))" office:value-type="float" office:value="11.1281916974567" calcext:value-type="float">
            <text:p>11.1281916975</text:p>
          </table:table-cell>
          <table:table-cell table:formula="of:=(([.$A$2]/[.$E$2])*(   SIN([.$E$2]*[.B56] + [.$G$2])  -    SIN([.$G$2])))  + (([.$B$2]*[.B56]/[.$E$2])*   SIN([.$E$2]*[.B56] + [.$G$2]))  + (([.$B$2]/POWER([.$E$2];2)) * (COS([.$E$2]*[.B56] + [.$G$2]) - COS([.$G$2])))" office:value-type="float" office:value="8.00358216110576" calcext:value-type="float">
            <text:p>8.0035821611</text:p>
          </table:table-cell>
          <table:table-cell table:formula="of:=SQRT(POWER([.H56];2)+POWER([.I56];2))" office:value-type="float" office:value="13.7074424261025" calcext:value-type="float">
            <text:p>13.707442426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7]*[.$D$2]" office:value-type="float" office:value="98" calcext:value-type="float">
            <text:p>98</text:p>
          </table:table-cell>
          <table:table-cell table:formula="of:=[.D56]+SIN(RADIANS([.$C57]))*MIN(([.$A$2]+([.B57]*[.$B$2]));[.$C$2])" office:value-type="float" office:value="11.7873581346766" calcext:value-type="float">
            <text:p>11.7873581347</text:p>
          </table:table-cell>
          <table:table-cell table:formula="of:=[.E56]+COS(RADIANS([.$C57]))*MIN(([.$A$2]+([.B57]*[.$B$2]));[.$C$2])" office:value-type="float" office:value="8.01691681354325" calcext:value-type="float">
            <text:p>8.0169168135</text:p>
          </table:table-cell>
          <table:table-cell table:formula="of:=SQRT(([.D57]*[.D57])+([.E57]*[.E57]))" office:value-type="float" office:value="14.2552715509175" calcext:value-type="float">
            <text:p>14.2552715509</text:p>
          </table:table-cell>
          <table:table-cell/>
          <table:table-cell table:formula="of:=(([.$A$2]/[.$E$2])*((0-COS([.$E$2]*[.B57] + [.$G$2])) - (0-COS([.$G$2])))) + (([.$B$2]*[.B57]/[.$E$2])*(0-COS([.$E$2]*[.B57] + [.$G$2]))) + (([.$B$2]/POWER([.$E$2];2)) * (SIN([.$E$2]*[.B57] + [.$G$2]) - SIN([.$G$2])))" office:value-type="float" office:value="11.5673693143159" calcext:value-type="float">
            <text:p>11.5673693143</text:p>
          </table:table-cell>
          <table:table-cell table:formula="of:=(([.$A$2]/[.$E$2])*(   SIN([.$E$2]*[.B57] + [.$G$2])  -    SIN([.$G$2])))  + (([.$B$2]*[.B57]/[.$E$2])*   SIN([.$E$2]*[.B57] + [.$G$2]))  + (([.$B$2]/POWER([.$E$2];2)) * (COS([.$E$2]*[.B57] + [.$G$2]) - COS([.$G$2])))" office:value-type="float" office:value="7.94964340076484" calcext:value-type="float">
            <text:p>7.9496434008</text:p>
          </table:table-cell>
          <table:table-cell table:formula="of:=SQRT(POWER([.H57];2)+POWER([.I57];2))" office:value-type="float" office:value="14.0356995925782" calcext:value-type="float">
            <text:p>14.035699592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8]*[.$D$2]" office:value-type="float" office:value="100" calcext:value-type="float">
            <text:p>100</text:p>
          </table:table-cell>
          <table:table-cell table:formula="of:=[.D57]+SIN(RADIANS([.$C58]))*MIN(([.$A$2]+([.B58]*[.$B$2]));[.$C$2])" office:value-type="float" office:value="12.2305216235321" calcext:value-type="float">
            <text:p>12.2305216235</text:p>
          </table:table-cell>
          <table:table-cell table:formula="of:=[.E57]+COS(RADIANS([.$C58]))*MIN(([.$A$2]+([.B58]*[.$B$2]));[.$C$2])" office:value-type="float" office:value="7.93877513359314" calcext:value-type="float">
            <text:p>7.9387751336</text:p>
          </table:table-cell>
          <table:table-cell table:formula="of:=SQRT(([.D58]*[.D58])+([.E58]*[.E58]))" office:value-type="float" office:value="14.581145695913" calcext:value-type="float">
            <text:p>14.5811456959</text:p>
          </table:table-cell>
          <table:table-cell/>
          <table:table-cell table:formula="of:=(([.$A$2]/[.$E$2])*((0-COS([.$E$2]*[.B58] + [.$G$2])) - (0-COS([.$G$2])))) + (([.$B$2]*[.B58]/[.$E$2])*(0-COS([.$E$2]*[.B58] + [.$G$2]))) + (([.$B$2]/POWER([.$E$2];2)) * (SIN([.$E$2]*[.B58] + [.$G$2]) - SIN([.$G$2])))" office:value-type="float" office:value="12.0093351514327" calcext:value-type="float">
            <text:p>12.0093351514</text:p>
          </table:table-cell>
          <table:table-cell table:formula="of:=(([.$A$2]/[.$E$2])*(   SIN([.$E$2]*[.B58] + [.$G$2])  -    SIN([.$G$2])))  + (([.$B$2]*[.B58]/[.$E$2])*   SIN([.$E$2]*[.B58] + [.$G$2]))  + (([.$B$2]/POWER([.$E$2];2)) * (COS([.$E$2]*[.B58] + [.$G$2]) - COS([.$G$2])))" office:value-type="float" office:value="7.8796282880527" calcext:value-type="float">
            <text:p>7.8796282881</text:p>
          </table:table-cell>
          <table:table-cell table:formula="of:=SQRT(POWER([.H58];2)+POWER([.I58];2))" office:value-type="float" office:value="14.3635884352524" calcext:value-type="float">
            <text:p>14.363588435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9]*[.$D$2]" office:value-type="float" office:value="102" calcext:value-type="float">
            <text:p>102</text:p>
          </table:table-cell>
          <table:table-cell table:formula="of:=[.D58]+SIN(RADIANS([.$C59]))*MIN(([.$A$2]+([.B59]*[.$B$2]));[.$C$2])" office:value-type="float" office:value="12.675578781866" calcext:value-type="float">
            <text:p>12.6755787819</text:p>
          </table:table-cell>
          <table:table-cell table:formula="of:=[.E58]+COS(RADIANS([.$C59]))*MIN(([.$A$2]+([.B59]*[.$B$2]));[.$C$2])" office:value-type="float" office:value="7.84417531427106" calcext:value-type="float">
            <text:p>7.8441753143</text:p>
          </table:table-cell>
          <table:table-cell table:formula="of:=SQRT(([.D59]*[.D59])+([.E59]*[.E59]))" office:value-type="float" office:value="14.90642089223" calcext:value-type="float">
            <text:p>14.9064208922</text:p>
          </table:table-cell>
          <table:table-cell/>
          <table:table-cell table:formula="of:=(([.$A$2]/[.$E$2])*((0-COS([.$E$2]*[.B59] + [.$G$2])) - (0-COS([.$G$2])))) + (([.$B$2]*[.B59]/[.$E$2])*(0-COS([.$E$2]*[.B59] + [.$G$2]))) + (([.$B$2]/POWER([.$E$2];2)) * (SIN([.$E$2]*[.B59] + [.$G$2]) - SIN([.$G$2])))" office:value-type="float" office:value="12.4534961494449" calcext:value-type="float">
            <text:p>12.4534961494</text:p>
          </table:table-cell>
          <table:table-cell table:formula="of:=(([.$A$2]/[.$E$2])*(   SIN([.$E$2]*[.B59] + [.$G$2])  -    SIN([.$G$2])))  + (([.$B$2]*[.B59]/[.$E$2])*   SIN([.$E$2]*[.B59] + [.$G$2]))  + (([.$B$2]/POWER([.$E$2];2)) * (COS([.$E$2]*[.B59] + [.$G$2]) - COS([.$G$2])))" office:value-type="float" office:value="7.79327744483923" calcext:value-type="float">
            <text:p>7.7932774448</text:p>
          </table:table-cell>
          <table:table-cell table:formula="of:=SQRT(POWER([.H59];2)+POWER([.I59];2))" office:value-type="float" office:value="14.6909747694453" calcext:value-type="float">
            <text:p>14.690974769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60]*[.$D$2]" office:value-type="float" office:value="104" calcext:value-type="float">
            <text:p>104</text:p>
          </table:table-cell>
          <table:table-cell table:formula="of:=[.D59]+SIN(RADIANS([.$C60]))*MIN(([.$A$2]+([.B60]*[.$B$2]));[.$C$2])" office:value-type="float" office:value="13.1219148159529" calcext:value-type="float">
            <text:p>13.121914816</text:p>
          </table:table-cell>
          <table:table-cell table:formula="of:=[.E59]+COS(RADIANS([.$C60]))*MIN(([.$A$2]+([.B60]*[.$B$2]));[.$C$2])" office:value-type="float" office:value="7.73289124229521" calcext:value-type="float">
            <text:p>7.7328912423</text:p>
          </table:table-cell>
          <table:table-cell table:formula="of:=SQRT(([.D60]*[.D60])+([.E60]*[.E60]))" office:value-type="float" office:value="15.2309637056324" calcext:value-type="float">
            <text:p>15.2309637056</text:p>
          </table:table-cell>
          <table:table-cell/>
          <table:table-cell table:formula="of:=(([.$A$2]/[.$E$2])*((0-COS([.$E$2]*[.B60] + [.$G$2])) - (0-COS([.$G$2])))) + (([.$B$2]*[.B60]/[.$E$2])*(0-COS([.$E$2]*[.B60] + [.$G$2]))) + (([.$B$2]/POWER([.$E$2];2)) * (SIN([.$E$2]*[.B60] + [.$G$2]) - SIN([.$G$2])))" office:value-type="float" office:value="12.8992445785959" calcext:value-type="float">
            <text:p>12.8992445786</text:p>
          </table:table-cell>
          <table:table-cell table:formula="of:=(([.$A$2]/[.$E$2])*(   SIN([.$E$2]*[.B60] + [.$G$2])  -    SIN([.$G$2])))  + (([.$B$2]*[.B60]/[.$E$2])*   SIN([.$E$2]*[.B60] + [.$G$2]))  + (([.$B$2]/POWER([.$E$2];2)) * (COS([.$E$2]*[.B60] + [.$G$2]) - COS([.$G$2])))" office:value-type="float" office:value="7.69035351077158" calcext:value-type="float">
            <text:p>7.6903535108</text:p>
          </table:table-cell>
          <table:table-cell table:formula="of:=SQRT(POWER([.H60];2)+POWER([.I60];2))" office:value-type="float" office:value="15.017724455425" calcext:value-type="float">
            <text:p>15.017724455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61]*[.$D$2]" office:value-type="float" office:value="106" calcext:value-type="float">
            <text:p>106</text:p>
          </table:table-cell>
          <table:table-cell table:formula="of:=[.D60]+SIN(RADIANS([.$C61]))*MIN(([.$A$2]+([.B61]*[.$B$2]));[.$C$2])" office:value-type="float" office:value="13.5689015045642" calcext:value-type="float">
            <text:p>13.5689015046</text:p>
          </table:table-cell>
          <table:table-cell table:formula="of:=[.E60]+COS(RADIANS([.$C61]))*MIN(([.$A$2]+([.B61]*[.$B$2]));[.$C$2])" office:value-type="float" office:value="7.6047198718403" calcext:value-type="float">
            <text:p>7.6047198718</text:p>
          </table:table-cell>
          <table:table-cell table:formula="of:=SQRT(([.D61]*[.D61])+([.E61]*[.E61]))" office:value-type="float" office:value="15.5546408627692" calcext:value-type="float">
            <text:p>15.5546408628</text:p>
          </table:table-cell>
          <table:table-cell/>
          <table:table-cell table:formula="of:=(([.$A$2]/[.$E$2])*((0-COS([.$E$2]*[.B61] + [.$G$2])) - (0-COS([.$G$2])))) + (([.$B$2]*[.B61]/[.$E$2])*(0-COS([.$E$2]*[.B61] + [.$G$2]))) + (([.$B$2]/POWER([.$E$2];2)) * (SIN([.$E$2]*[.B61] + [.$G$2]) - SIN([.$G$2])))" office:value-type="float" office:value="13.3459588602869" calcext:value-type="float">
            <text:p>13.3459588603</text:p>
          </table:table-cell>
          <table:table-cell table:formula="of:=(([.$A$2]/[.$E$2])*(   SIN([.$E$2]*[.B61] + [.$G$2])  -    SIN([.$G$2])))  + (([.$B$2]*[.B61]/[.$E$2])*   SIN([.$E$2]*[.B61] + [.$G$2]))  + (([.$B$2]/POWER([.$E$2];2)) * (COS([.$E$2]*[.B61] + [.$G$2]) - COS([.$G$2])))" office:value-type="float" office:value="7.5706418498245" calcext:value-type="float">
            <text:p>7.5706418498</text:p>
          </table:table-cell>
          <table:table-cell table:formula="of:=SQRT(POWER([.H61];2)+POWER([.I61];2))" office:value-type="float" office:value="15.3437034616414" calcext:value-type="float">
            <text:p>15.343703461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62]*[.$D$2]" office:value-type="float" office:value="108" calcext:value-type="float">
            <text:p>108</text:p>
          </table:table-cell>
          <table:table-cell table:formula="of:=[.D61]+SIN(RADIANS([.$C62]))*MIN(([.$A$2]+([.B62]*[.$B$2]));[.$C$2])" office:value-type="float" office:value="14.0158980672229" calcext:value-type="float">
            <text:p>14.0158980672</text:p>
          </table:table-cell>
          <table:table-cell table:formula="of:=[.E61]+COS(RADIANS([.$C62]))*MIN(([.$A$2]+([.B62]*[.$B$2]));[.$C$2])" office:value-type="float" office:value="7.45948188448408" calcext:value-type="float">
            <text:p>7.4594818845</text:p>
          </table:table-cell>
          <table:table-cell table:formula="of:=SQRT(([.D62]*[.D62])+([.E62]*[.E62]))" office:value-type="float" office:value="15.8773193145358" calcext:value-type="float">
            <text:p>15.8773193145</text:p>
          </table:table-cell>
          <table:table-cell/>
          <table:table-cell table:formula="of:=(([.$A$2]/[.$E$2])*((0-COS([.$E$2]*[.B62] + [.$G$2])) - (0-COS([.$G$2])))) + (([.$B$2]*[.B62]/[.$E$2])*(0-COS([.$E$2]*[.B62] + [.$G$2]))) + (([.$B$2]/POWER([.$E$2];2)) * (SIN([.$E$2]*[.B62] + [.$G$2]) - SIN([.$G$2])))" office:value-type="float" office:value="13.7930044200185" calcext:value-type="float">
            <text:p>13.79300442</text:p>
          </table:table-cell>
          <table:table-cell table:formula="of:=(([.$A$2]/[.$E$2])*(   SIN([.$E$2]*[.B62] + [.$G$2])  -    SIN([.$G$2])))  + (([.$B$2]*[.B62]/[.$E$2])*   SIN([.$E$2]*[.B62] + [.$G$2]))  + (([.$B$2]/POWER([.$E$2];2)) * (COS([.$E$2]*[.B62] + [.$G$2]) - COS([.$G$2])))" office:value-type="float" office:value="7.4339512260791" calcext:value-type="float">
            <text:p>7.4339512261</text:p>
          </table:table-cell>
          <table:table-cell table:formula="of:=SQRT(POWER([.H62];2)+POWER([.I62];2))" office:value-type="float" office:value="15.6687779281721" calcext:value-type="float">
            <text:p>15.668777928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63]*[.$D$2]" office:value-type="float" office:value="110" calcext:value-type="float">
            <text:p>110</text:p>
          </table:table-cell>
          <table:table-cell table:formula="of:=[.D62]+SIN(RADIANS([.$C63]))*MIN(([.$A$2]+([.B63]*[.$B$2]));[.$C$2])" office:value-type="float" office:value="14.4622520620963" calcext:value-type="float">
            <text:p>14.4622520621</text:p>
          </table:table-cell>
          <table:table-cell table:formula="of:=[.E62]+COS(RADIANS([.$C63]))*MIN(([.$A$2]+([.B63]*[.$B$2]));[.$C$2])" office:value-type="float" office:value="7.29702231640439" calcext:value-type="float">
            <text:p>7.2970223164</text:p>
          </table:table-cell>
          <table:table-cell table:formula="of:=SQRT(([.D63]*[.D63])+([.E63]*[.E63]))" office:value-type="float" office:value="16.198866299643" calcext:value-type="float">
            <text:p>16.1988662996</text:p>
          </table:table-cell>
          <table:table-cell/>
          <table:table-cell table:formula="of:=(([.$A$2]/[.$E$2])*((0-COS([.$E$2]*[.B63] + [.$G$2])) - (0-COS([.$G$2])))) + (([.$B$2]*[.B63]/[.$E$2])*(0-COS([.$E$2]*[.B63] + [.$G$2]))) + (([.$B$2]/POWER([.$E$2];2)) * (SIN([.$E$2]*[.B63] + [.$G$2]) - SIN([.$G$2])))" office:value-type="float" office:value="14.239734570565" calcext:value-type="float">
            <text:p>14.2397345706</text:p>
          </table:table-cell>
          <table:table-cell table:formula="of:=(([.$A$2]/[.$E$2])*(   SIN([.$E$2]*[.B63] + [.$G$2])  -    SIN([.$G$2])))  + (([.$B$2]*[.B63]/[.$E$2])*   SIN([.$E$2]*[.B63] + [.$G$2]))  + (([.$B$2]/POWER([.$E$2];2)) * (COS([.$E$2]*[.B63] + [.$G$2]) - COS([.$G$2])))" office:value-type="float" office:value="7.28011444740195" calcext:value-type="float">
            <text:p>7.2801144474</text:p>
          </table:table-cell>
          <table:table-cell table:formula="of:=SQRT(POWER([.H63];2)+POWER([.I63];2))" office:value-type="float" office:value="15.9928142303791" calcext:value-type="float">
            <text:p>15.992814230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64]*[.$D$2]" office:value-type="float" office:value="112" calcext:value-type="float">
            <text:p>112</text:p>
          </table:table-cell>
          <table:table-cell table:formula="of:=[.D63]+SIN(RADIANS([.$C64]))*MIN(([.$A$2]+([.B64]*[.$B$2]));[.$C$2])" office:value-type="float" office:value="14.9073003122883" calcext:value-type="float">
            <text:p>14.9073003123</text:p>
          </table:table-cell>
          <table:table-cell table:formula="of:=[.E63]+COS(RADIANS([.$C64]))*MIN(([.$A$2]+([.B64]*[.$B$2]));[.$C$2])" office:value-type="float" office:value="7.11721115156475" calcext:value-type="float">
            <text:p>7.1172111516</text:p>
          </table:table-cell>
          <table:table-cell table:formula="of:=SQRT(([.D64]*[.D64])+([.E64]*[.E64]))" office:value-type="float" office:value="16.5191494083899" calcext:value-type="float">
            <text:p>16.5191494084</text:p>
          </table:table-cell>
          <table:table-cell/>
          <table:table-cell table:formula="of:=(([.$A$2]/[.$E$2])*((0-COS([.$E$2]*[.B64] + [.$G$2])) - (0-COS([.$G$2])))) + (([.$B$2]*[.B64]/[.$E$2])*(0-COS([.$E$2]*[.B64] + [.$G$2]))) + (([.$B$2]/POWER([.$E$2];2)) * (SIN([.$E$2]*[.B64] + [.$G$2]) - SIN([.$G$2])))" office:value-type="float" office:value="14.6854914241726" calcext:value-type="float">
            <text:p>14.6854914242</text:p>
          </table:table-cell>
          <table:table-cell table:formula="of:=(([.$A$2]/[.$E$2])*(   SIN([.$E$2]*[.B64] + [.$G$2])  -    SIN([.$G$2])))  + (([.$B$2]*[.B64]/[.$E$2])*   SIN([.$E$2]*[.B64] + [.$G$2]))  + (([.$B$2]/POWER([.$E$2];2)) * (COS([.$E$2]*[.B64] + [.$G$2]) - COS([.$G$2])))" office:value-type="float" office:value="7.10898897573975" calcext:value-type="float">
            <text:p>7.1089889757</text:p>
          </table:table-cell>
          <table:table-cell table:formula="of:=SQRT(POWER([.H64];2)+POWER([.I64];2))" office:value-type="float" office:value="16.3156790427685" calcext:value-type="float">
            <text:p>16.315679042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65]*[.$D$2]" office:value-type="float" office:value="114" calcext:value-type="float">
            <text:p>114</text:p>
          </table:table-cell>
          <table:table-cell table:formula="of:=[.D64]+SIN(RADIANS([.$C65]))*MIN(([.$A$2]+([.B65]*[.$B$2]));[.$C$2])" office:value-type="float" office:value="15.350369859245" calcext:value-type="float">
            <text:p>15.3503698592</text:p>
          </table:table-cell>
          <table:table-cell table:formula="of:=[.E64]+COS(RADIANS([.$C65]))*MIN(([.$A$2]+([.B65]*[.$B$2]));[.$C$2])" office:value-type="float" office:value="6.91994387967299" calcext:value-type="float">
            <text:p>6.9199438797</text:p>
          </table:table-cell>
          <table:table-cell table:formula="of:=SQRT(([.D65]*[.D65])+([.E65]*[.E65]))" office:value-type="float" office:value="16.8380366466355" calcext:value-type="float">
            <text:p>16.8380366466</text:p>
          </table:table-cell>
          <table:table-cell/>
          <table:table-cell table:formula="of:=(([.$A$2]/[.$E$2])*((0-COS([.$E$2]*[.B65] + [.$G$2])) - (0-COS([.$G$2])))) + (([.$B$2]*[.B65]/[.$E$2])*(0-COS([.$E$2]*[.B65] + [.$G$2]))) + (([.$B$2]/POWER([.$E$2];2)) * (SIN([.$E$2]*[.B65] + [.$G$2]) - SIN([.$G$2])))" office:value-type="float" office:value="15.1296068325176" calcext:value-type="float">
            <text:p>15.1296068325</text:p>
          </table:table-cell>
          <table:table-cell table:formula="of:=(([.$A$2]/[.$E$2])*(   SIN([.$E$2]*[.B65] + [.$G$2])  -    SIN([.$G$2])))  + (([.$B$2]*[.B65]/[.$E$2])*   SIN([.$E$2]*[.B65] + [.$G$2]))  + (([.$B$2]/POWER([.$E$2];2)) * (COS([.$E$2]*[.B65] + [.$G$2]) - COS([.$G$2])))" office:value-type="float" office:value="6.92045750279094" calcext:value-type="float">
            <text:p>6.9204575028</text:p>
          </table:table-cell>
          <table:table-cell table:formula="of:=SQRT(POWER([.H65];2)+POWER([.I65];2))" office:value-type="float" office:value="16.637239403053" calcext:value-type="float">
            <text:p>16.637239403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66]*[.$D$2]" office:value-type="float" office:value="116" calcext:value-type="float">
            <text:p>116</text:p>
          </table:table-cell>
          <table:table-cell table:formula="of:=[.D65]+SIN(RADIANS([.$C66]))*MIN(([.$A$2]+([.B66]*[.$B$2]));[.$C$2])" office:value-type="float" office:value="15.7907789419316" calcext:value-type="float">
            <text:p>15.7907789419</text:p>
          </table:table-cell>
          <table:table-cell table:formula="of:=[.E65]+COS(RADIANS([.$C66]))*MIN(([.$A$2]+([.B66]*[.$B$2]));[.$C$2])" office:value-type="float" office:value="6.70514201774634" calcext:value-type="float">
            <text:p>6.7051420177</text:p>
          </table:table-cell>
          <table:table-cell table:formula="of:=SQRT(([.D66]*[.D66])+([.E66]*[.E66]))" office:value-type="float" office:value="17.1553964999675" calcext:value-type="float">
            <text:p>17.1553965</text:p>
          </table:table-cell>
          <table:table-cell/>
          <table:table-cell table:formula="of:=(([.$A$2]/[.$E$2])*((0-COS([.$E$2]*[.B66] + [.$G$2])) - (0-COS([.$G$2])))) + (([.$B$2]*[.B66]/[.$E$2])*(0-COS([.$E$2]*[.B66] + [.$G$2]))) + (([.$B$2]/POWER([.$E$2];2)) * (SIN([.$E$2]*[.B66] + [.$G$2]) - SIN([.$G$2])))" office:value-type="float" office:value="15.5714033531113" calcext:value-type="float">
            <text:p>15.5714033531</text:p>
          </table:table-cell>
          <table:table-cell table:formula="of:=(([.$A$2]/[.$E$2])*(   SIN([.$E$2]*[.B66] + [.$G$2])  -    SIN([.$G$2])))  + (([.$B$2]*[.B66]/[.$E$2])*   SIN([.$E$2]*[.B66] + [.$G$2]))  + (([.$B$2]/POWER([.$E$2];2)) * (COS([.$E$2]*[.B66] + [.$G$2]) - COS([.$G$2])))" office:value-type="float" office:value="6.71442848986283" calcext:value-type="float">
            <text:p>6.7144284899</text:p>
          </table:table-cell>
          <table:table-cell table:formula="of:=SQRT(POWER([.H66];2)+POWER([.I66];2))" office:value-type="float" office:value="16.9573627764098" calcext:value-type="float">
            <text:p>16.957362776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7]*[.$D$2]" office:value-type="float" office:value="118" calcext:value-type="float">
            <text:p>118</text:p>
          </table:table-cell>
          <table:table-cell table:formula="of:=[.D66]+SIN(RADIANS([.$C67]))*MIN(([.$A$2]+([.B67]*[.$B$2]));[.$C$2])" office:value-type="float" office:value="16.2278380003967" calcext:value-type="float">
            <text:p>16.2278380004</text:p>
          </table:table-cell>
          <table:table-cell table:formula="of:=[.E66]+COS(RADIANS([.$C67]))*MIN(([.$A$2]+([.B67]*[.$B$2]));[.$C$2])" office:value-type="float" office:value="6.47275359416732" calcext:value-type="float">
            <text:p>6.4727535942</text:p>
          </table:table-cell>
          <table:table-cell table:formula="of:=SQRT(([.D67]*[.D67])+([.E67]*[.E67]))" office:value-type="float" office:value="17.4710979980632" calcext:value-type="float">
            <text:p>17.4710979981</text:p>
          </table:table-cell>
          <table:table-cell/>
          <table:table-cell table:formula="of:=(([.$A$2]/[.$E$2])*((0-COS([.$E$2]*[.B67] + [.$G$2])) - (0-COS([.$G$2])))) + (([.$B$2]*[.B67]/[.$E$2])*(0-COS([.$E$2]*[.B67] + [.$G$2]))) + (([.$B$2]/POWER([.$E$2];2)) * (SIN([.$E$2]*[.B67] + [.$G$2]) - SIN([.$G$2])))" office:value-type="float" office:value="16.0101952407886" calcext:value-type="float">
            <text:p>16.0101952408</text:p>
          </table:table-cell>
          <table:table-cell table:formula="of:=(([.$A$2]/[.$E$2])*(   SIN([.$E$2]*[.B67] + [.$G$2])  -    SIN([.$G$2])))  + (([.$B$2]*[.B67]/[.$E$2])*   SIN([.$E$2]*[.B67] + [.$G$2]))  + (([.$B$2]/POWER([.$E$2];2)) * (COS([.$E$2]*[.B67] + [.$G$2]) - COS([.$G$2])))" office:value-type="float" office:value="6.49083667077311" calcext:value-type="float">
            <text:p>6.4908366708</text:p>
          </table:table-cell>
          <table:table-cell table:formula="of:=SQRT(POWER([.H67];2)+POWER([.I67];2))" office:value-type="float" office:value="17.2759171199338" calcext:value-type="float">
            <text:p>17.275917119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8]*[.$D$2]" office:value-type="float" office:value="120" calcext:value-type="float">
            <text:p>120</text:p>
          </table:table-cell>
          <table:table-cell table:formula="of:=[.D67]+SIN(RADIANS([.$C68]))*MIN(([.$A$2]+([.B68]*[.$B$2]));[.$C$2])" office:value-type="float" office:value="16.660850702289" calcext:value-type="float">
            <text:p>16.6608507023</text:p>
          </table:table-cell>
          <table:table-cell table:formula="of:=[.E67]+COS(RADIANS([.$C68]))*MIN(([.$A$2]+([.B68]*[.$B$2]));[.$C$2])" office:value-type="float" office:value="6.22275359416732" calcext:value-type="float">
            <text:p>6.2227535942</text:p>
          </table:table-cell>
          <table:table-cell table:formula="of:=SQRT(([.D68]*[.D68])+([.E68]*[.E68]))" office:value-type="float" office:value="17.78501077924" calcext:value-type="float">
            <text:p>17.7850107792</text:p>
          </table:table-cell>
          <table:table-cell/>
          <table:table-cell table:formula="of:=(([.$A$2]/[.$E$2])*((0-COS([.$E$2]*[.B68] + [.$G$2])) - (0-COS([.$G$2])))) + (([.$B$2]*[.B68]/[.$E$2])*(0-COS([.$E$2]*[.B68] + [.$G$2]))) + (([.$B$2]/POWER([.$E$2];2)) * (SIN([.$E$2]*[.B68] + [.$G$2]) - SIN([.$G$2])))" office:value-type="float" office:value="16.4452894628694" calcext:value-type="float">
            <text:p>16.4452894629</text:p>
          </table:table-cell>
          <table:table-cell table:formula="of:=(([.$A$2]/[.$E$2])*(   SIN([.$E$2]*[.B68] + [.$G$2])  -    SIN([.$G$2])))  + (([.$B$2]*[.B68]/[.$E$2])*   SIN([.$E$2]*[.B68] + [.$G$2]))  + (([.$B$2]/POWER([.$E$2];2)) * (COS([.$E$2]*[.B68] + [.$G$2]) - COS([.$G$2])))" office:value-type="float" office:value="6.24964351670602" calcext:value-type="float">
            <text:p>6.2496435167</text:p>
          </table:table-cell>
          <table:table-cell table:formula="of:=SQRT(POWER([.H68];2)+POWER([.I68];2))" office:value-type="float" office:value="17.5927709472803" calcext:value-type="float">
            <text:p>17.592770947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69]*[.$D$2]" office:value-type="float" office:value="122" calcext:value-type="float">
            <text:p>122</text:p>
          </table:table-cell>
          <table:table-cell table:formula="of:=[.D68]+SIN(RADIANS([.$C69]))*MIN(([.$A$2]+([.B69]*[.$B$2]));[.$C$2])" office:value-type="float" office:value="17.0891149908479" calcext:value-type="float">
            <text:p>17.0891149908</text:p>
          </table:table-cell>
          <table:table-cell table:formula="of:=[.E68]+COS(RADIANS([.$C69]))*MIN(([.$A$2]+([.B69]*[.$B$2]));[.$C$2])" office:value-type="float" office:value="5.95514436572955" calcext:value-type="float">
            <text:p>5.9551443657</text:p>
          </table:table-cell>
          <table:table-cell table:formula="of:=SQRT(([.D69]*[.D69])+([.E69]*[.E69]))" office:value-type="float" office:value="18.0970051551936" calcext:value-type="float">
            <text:p>18.0970051552</text:p>
          </table:table-cell>
          <table:table-cell/>
          <table:table-cell table:formula="of:=(([.$A$2]/[.$E$2])*((0-COS([.$E$2]*[.B69] + [.$G$2])) - (0-COS([.$G$2])))) + (([.$B$2]*[.B69]/[.$E$2])*(0-COS([.$E$2]*[.B69] + [.$G$2]))) + (([.$B$2]/POWER([.$E$2];2)) * (SIN([.$E$2]*[.B69] + [.$G$2]) - SIN([.$G$2])))" office:value-type="float" office:value="16.8759867365377" calcext:value-type="float">
            <text:p>16.8759867365</text:p>
          </table:table-cell>
          <table:table-cell table:formula="of:=(([.$A$2]/[.$E$2])*(   SIN([.$E$2]*[.B69] + [.$G$2])  -    SIN([.$G$2])))  + (([.$B$2]*[.B69]/[.$E$2])*   SIN([.$E$2]*[.B69] + [.$G$2]))  + (([.$B$2]/POWER([.$E$2];2)) * (COS([.$E$2]*[.B69] + [.$G$2]) - COS([.$G$2])))" office:value-type="float" office:value="5.99083766198755" calcext:value-type="float">
            <text:p>5.990837662</text:p>
          </table:table-cell>
          <table:table-cell table:formula="of:=SQRT(POWER([.H69];2)+POWER([.I69];2))" office:value-type="float" office:value="17.9077933934945" calcext:value-type="float">
            <text:p>17.907793393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70]*[.$D$2]" office:value-type="float" office:value="124" calcext:value-type="float">
            <text:p>124</text:p>
          </table:table-cell>
          <table:table-cell table:formula="of:=[.D69]+SIN(RADIANS([.$C70]))*MIN(([.$A$2]+([.B70]*[.$B$2]));[.$C$2])" office:value-type="float" office:value="17.511924152851" calcext:value-type="float">
            <text:p>17.5119241529</text:p>
          </table:table-cell>
          <table:table-cell table:formula="of:=[.E69]+COS(RADIANS([.$C70]))*MIN(([.$A$2]+([.B70]*[.$B$2]));[.$C$2])" office:value-type="float" office:value="5.66995598495947" calcext:value-type="float">
            <text:p>5.669955985</text:p>
          </table:table-cell>
          <table:table-cell table:formula="of:=SQRT(([.D70]*[.D70])+([.E70]*[.E70]))" office:value-type="float" office:value="18.4069521759194" calcext:value-type="float">
            <text:p>18.4069521759</text:p>
          </table:table-cell>
          <table:table-cell/>
          <table:table-cell table:formula="of:=(([.$A$2]/[.$E$2])*((0-COS([.$E$2]*[.B70] + [.$G$2])) - (0-COS([.$G$2])))) + (([.$B$2]*[.B70]/[.$E$2])*(0-COS([.$E$2]*[.B70] + [.$G$2]))) + (([.$B$2]/POWER([.$E$2];2)) * (SIN([.$E$2]*[.B70] + [.$G$2]) - SIN([.$G$2])))" office:value-type="float" office:value="17.3015825869388" calcext:value-type="float">
            <text:p>17.3015825869</text:p>
          </table:table-cell>
          <table:table-cell table:formula="of:=(([.$A$2]/[.$E$2])*(   SIN([.$E$2]*[.B70] + [.$G$2])  -    SIN([.$G$2])))  + (([.$B$2]*[.B70]/[.$E$2])*   SIN([.$E$2]*[.B70] + [.$G$2]))  + (([.$B$2]/POWER([.$E$2];2)) * (COS([.$E$2]*[.B70] + [.$G$2]) - COS([.$G$2])))" office:value-type="float" office:value="5.71443528979918" calcext:value-type="float">
            <text:p>5.7144352898</text:p>
          </table:table-cell>
          <table:table-cell table:formula="of:=SQRT(POWER([.H70];2)+POWER([.I70];2))" office:value-type="float" office:value="18.2208542800267" calcext:value-type="float">
            <text:p>18.2208542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71]*[.$D$2]" office:value-type="float" office:value="126" calcext:value-type="float">
            <text:p>126</text:p>
          </table:table-cell>
          <table:table-cell table:formula="of:=[.D70]+SIN(RADIANS([.$C71]))*MIN(([.$A$2]+([.B71]*[.$B$2]));[.$C$2])" office:value-type="float" office:value="17.9285679049541" calcext:value-type="float">
            <text:p>17.928567905</text:p>
          </table:table-cell>
          <table:table-cell table:formula="of:=[.E70]+COS(RADIANS([.$C71]))*MIN(([.$A$2]+([.B71]*[.$B$2]));[.$C$2])" office:value-type="float" office:value="5.36724658002885" calcext:value-type="float">
            <text:p>5.36724658</text:p>
          </table:table-cell>
          <table:table-cell table:formula="of:=SQRT(([.D71]*[.D71])+([.E71]*[.E71]))" office:value-type="float" office:value="18.714723694818" calcext:value-type="float">
            <text:p>18.7147236948</text:p>
          </table:table-cell>
          <table:table-cell/>
          <table:table-cell table:formula="of:=(([.$A$2]/[.$E$2])*((0-COS([.$E$2]*[.B71] + [.$G$2])) - (0-COS([.$G$2])))) + (([.$B$2]*[.B71]/[.$E$2])*(0-COS([.$E$2]*[.B71] + [.$G$2]))) + (([.$B$2]/POWER([.$E$2];2)) * (SIN([.$E$2]*[.B71] + [.$G$2]) - SIN([.$G$2])))" office:value-type="float" office:value="17.721368424455" calcext:value-type="float">
            <text:p>17.7213684245</text:p>
          </table:table-cell>
          <table:table-cell table:formula="of:=(([.$A$2]/[.$E$2])*(   SIN([.$E$2]*[.B71] + [.$G$2])  -    SIN([.$G$2])))  + (([.$B$2]*[.B71]/[.$E$2])*   SIN([.$E$2]*[.B71] + [.$G$2]))  + (([.$B$2]/POWER([.$E$2];2)) * (COS([.$E$2]*[.B71] + [.$G$2]) - COS([.$G$2])))" office:value-type="float" office:value="5.4204804769073" calcext:value-type="float">
            <text:p>5.4204804769</text:p>
          </table:table-cell>
          <table:table-cell table:formula="of:=SQRT(POWER([.H71];2)+POWER([.I71];2))" office:value-type="float" office:value="18.531824179929" calcext:value-type="float">
            <text:p>18.531824179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72]*[.$D$2]" office:value-type="float" office:value="128" calcext:value-type="float">
            <text:p>128</text:p>
          </table:table-cell>
          <table:table-cell table:formula="of:=[.D71]+SIN(RADIANS([.$C72]))*MIN(([.$A$2]+([.B72]*[.$B$2]));[.$C$2])" office:value-type="float" office:value="18.3383334968296" calcext:value-type="float">
            <text:p>18.3383334968</text:p>
          </table:table-cell>
          <table:table-cell table:formula="of:=[.E71]+COS(RADIANS([.$C72]))*MIN(([.$A$2]+([.B72]*[.$B$2]));[.$C$2])" office:value-type="float" office:value="5.04710261285951" calcext:value-type="float">
            <text:p>5.0471026129</text:p>
          </table:table-cell>
          <table:table-cell table:formula="of:=SQRT(([.D72]*[.D72])+([.E72]*[.E72]))" office:value-type="float" office:value="19.0201924339812" calcext:value-type="float">
            <text:p>19.020192434</text:p>
          </table:table-cell>
          <table:table-cell/>
          <table:table-cell table:formula="of:=(([.$A$2]/[.$E$2])*((0-COS([.$E$2]*[.B72] + [.$G$2])) - (0-COS([.$G$2])))) + (([.$B$2]*[.B72]/[.$E$2])*(0-COS([.$E$2]*[.B72] + [.$G$2]))) + (([.$B$2]/POWER([.$E$2];2)) * (SIN([.$E$2]*[.B72] + [.$G$2]) - SIN([.$G$2])))" office:value-type="float" office:value="18.1346326395794" calcext:value-type="float">
            <text:p>18.1346326396</text:p>
          </table:table-cell>
          <table:table-cell table:formula="of:=(([.$A$2]/[.$E$2])*(   SIN([.$E$2]*[.B72] + [.$G$2])  -    SIN([.$G$2])))  + (([.$B$2]*[.B72]/[.$E$2])*   SIN([.$E$2]*[.B72] + [.$G$2]))  + (([.$B$2]/POWER([.$E$2];2)) * (COS([.$E$2]*[.B72] + [.$G$2]) - COS([.$G$2])))" office:value-type="float" office:value="5.10904549654425" calcext:value-type="float">
            <text:p>5.1090454965</text:p>
          </table:table-cell>
          <table:table-cell table:formula="of:=SQRT(POWER([.H72];2)+POWER([.I72];2))" office:value-type="float" office:value="18.8405744832331" calcext:value-type="float">
            <text:p>18.840574483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73]*[.$D$2]" office:value-type="float" office:value="130" calcext:value-type="float">
            <text:p>130</text:p>
          </table:table-cell>
          <table:table-cell table:formula="of:=[.D72]+SIN(RADIANS([.$C73]))*MIN(([.$A$2]+([.B73]*[.$B$2]));[.$C$2])" office:value-type="float" office:value="18.7405068294671" calcext:value-type="float">
            <text:p>18.7405068295</text:p>
          </table:table-cell>
          <table:table-cell table:formula="of:=[.E72]+COS(RADIANS([.$C73]))*MIN(([.$A$2]+([.B73]*[.$B$2]));[.$C$2])" office:value-type="float" office:value="4.70963911777407" calcext:value-type="float">
            <text:p>4.7096391178</text:p>
          </table:table-cell>
          <table:table-cell table:formula="of:=SQRT(([.D73]*[.D73])+([.E73]*[.E73]))" office:value-type="float" office:value="19.323232049659" calcext:value-type="float">
            <text:p>19.3232320497</text:p>
          </table:table-cell>
          <table:table-cell/>
          <table:table-cell table:formula="of:=(([.$A$2]/[.$E$2])*((0-COS([.$E$2]*[.B73] + [.$G$2])) - (0-COS([.$G$2])))) + (([.$B$2]*[.B73]/[.$E$2])*(0-COS([.$E$2]*[.B73] + [.$G$2]))) + (([.$B$2]/POWER([.$E$2];2)) * (SIN([.$E$2]*[.B73] + [.$G$2]) - SIN([.$G$2])))" office:value-type="float" office:value="18.5406617137731" calcext:value-type="float">
            <text:p>18.5406617138</text:p>
          </table:table-cell>
          <table:table-cell table:formula="of:=(([.$A$2]/[.$E$2])*(   SIN([.$E$2]*[.B73] + [.$G$2])  -    SIN([.$G$2])))  + (([.$B$2]*[.B73]/[.$E$2])*   SIN([.$E$2]*[.B73] + [.$G$2]))  + (([.$B$2]/POWER([.$E$2];2)) * (COS([.$E$2]*[.B73] + [.$G$2]) - COS([.$G$2])))" office:value-type="float" office:value="4.7802310786375" calcext:value-type="float">
            <text:p>4.7802310786</text:p>
          </table:table-cell>
          <table:table-cell table:formula="of:=SQRT(POWER([.H73];2)+POWER([.I73];2))" office:value-type="float" office:value="19.1469774625068" calcext:value-type="float">
            <text:p>19.14697746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74]*[.$D$2]" office:value-type="float" office:value="132" calcext:value-type="float">
            <text:p>132</text:p>
          </table:table-cell>
          <table:table-cell table:formula="of:=[.D73]+SIN(RADIANS([.$C74]))*MIN(([.$A$2]+([.B74]*[.$B$2]));[.$C$2])" office:value-type="float" office:value="19.1343735869701" calcext:value-type="float">
            <text:p>19.134373587</text:p>
          </table:table-cell>
          <table:table-cell table:formula="of:=[.E73]+COS(RADIANS([.$C74]))*MIN(([.$A$2]+([.B74]*[.$B$2]));[.$C$2])" office:value-type="float" office:value="4.35499989640388" calcext:value-type="float">
            <text:p>4.3549998964</text:p>
          </table:table-cell>
          <table:table-cell table:formula="of:=SQRT(([.D74]*[.D74])+([.E74]*[.E74]))" office:value-type="float" office:value="19.6237171979066" calcext:value-type="float">
            <text:p>19.6237171979</text:p>
          </table:table-cell>
          <table:table-cell/>
          <table:table-cell table:formula="of:=(([.$A$2]/[.$E$2])*((0-COS([.$E$2]*[.B74] + [.$G$2])) - (0-COS([.$G$2])))) + (([.$B$2]*[.B74]/[.$E$2])*(0-COS([.$E$2]*[.B74] + [.$G$2]))) + (([.$B$2]/POWER([.$E$2];2)) * (SIN([.$E$2]*[.B74] + [.$G$2]) - SIN([.$G$2])))" office:value-type="float" office:value="18.9387413446546" calcext:value-type="float">
            <text:p>18.9387413447</text:p>
          </table:table-cell>
          <table:table-cell table:formula="of:=(([.$A$2]/[.$E$2])*(   SIN([.$E$2]*[.B74] + [.$G$2])  -    SIN([.$G$2])))  + (([.$B$2]*[.B74]/[.$E$2])*   SIN([.$E$2]*[.B74] + [.$G$2]))  + (([.$B$2]/POWER([.$E$2];2)) * (COS([.$E$2]*[.B74] + [.$G$2]) - COS([.$G$2])))" office:value-type="float" office:value="4.43416662664561" calcext:value-type="float">
            <text:p>4.4341666266</text:p>
          </table:table-cell>
          <table:table-cell table:formula="of:=SQRT(POWER([.H74];2)+POWER([.I74];2))" office:value-type="float" office:value="19.4509063385897" calcext:value-type="float">
            <text:p>19.450906338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75]*[.$D$2]" office:value-type="float" office:value="134" calcext:value-type="float">
            <text:p>134</text:p>
          </table:table-cell>
          <table:table-cell table:formula="of:=[.D74]+SIN(RADIANS([.$C75]))*MIN(([.$A$2]+([.B75]*[.$B$2]));[.$C$2])" office:value-type="float" office:value="19.5192203801513" calcext:value-type="float">
            <text:p>19.5192203802</text:p>
          </table:table-cell>
          <table:table-cell table:formula="of:=[.E74]+COS(RADIANS([.$C75]))*MIN(([.$A$2]+([.B75]*[.$B$2]));[.$C$2])" office:value-type="float" office:value="3.98335766820831" calcext:value-type="float">
            <text:p>3.9833576682</text:p>
          </table:table-cell>
          <table:table-cell table:formula="of:=SQRT(([.D75]*[.D75])+([.E75]*[.E75]))" office:value-type="float" office:value="19.9215236004124" calcext:value-type="float">
            <text:p>19.9215236004</text:p>
          </table:table-cell>
          <table:table-cell/>
          <table:table-cell table:formula="of:=(([.$A$2]/[.$E$2])*((0-COS([.$E$2]*[.B75] + [.$G$2])) - (0-COS([.$G$2])))) + (([.$B$2]*[.B75]/[.$E$2])*(0-COS([.$E$2]*[.B75] + [.$G$2]))) + (([.$B$2]/POWER([.$E$2];2)) * (SIN([.$E$2]*[.B75] + [.$G$2]) - SIN([.$G$2])))" office:value-type="float" office:value="19.328157583838" calcext:value-type="float">
            <text:p>19.3281575838</text:p>
          </table:table-cell>
          <table:table-cell table:formula="of:=(([.$A$2]/[.$E$2])*(   SIN([.$E$2]*[.B75] + [.$G$2])  -    SIN([.$G$2])))  + (([.$B$2]*[.B75]/[.$E$2])*   SIN([.$E$2]*[.B75] + [.$G$2]))  + (([.$B$2]/POWER([.$E$2];2)) * (COS([.$E$2]*[.B75] + [.$G$2]) - COS([.$G$2])))" office:value-type="float" office:value="4.0710103903231" calcext:value-type="float">
            <text:p>4.0710103903</text:p>
          </table:table-cell>
          <table:table-cell table:formula="of:=SQRT(POWER([.H75];2)+POWER([.I75];2))" office:value-type="float" office:value="19.7522353465068" calcext:value-type="float">
            <text:p>19.752235346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76]*[.$D$2]" office:value-type="float" office:value="136" calcext:value-type="float">
            <text:p>136</text:p>
          </table:table-cell>
          <table:table-cell table:formula="of:=[.D75]+SIN(RADIANS([.$C76]))*MIN(([.$A$2]+([.B76]*[.$B$2]));[.$C$2])" office:value-type="float" office:value="19.8943359001991" calcext:value-type="float">
            <text:p>19.8943359002</text:p>
          </table:table-cell>
          <table:table-cell table:formula="of:=[.E75]+COS(RADIANS([.$C76]))*MIN(([.$A$2]+([.B76]*[.$B$2]));[.$C$2])" office:value-type="float" office:value="3.59491417602544" calcext:value-type="float">
            <text:p>3.594914176</text:p>
          </table:table-cell>
          <table:table-cell table:formula="of:=SQRT(([.D76]*[.D76])+([.E76]*[.E76]))" office:value-type="float" office:value="20.2165281105075" calcext:value-type="float">
            <text:p>20.2165281105</text:p>
          </table:table-cell>
          <table:table-cell/>
          <table:table-cell table:formula="of:=(([.$A$2]/[.$E$2])*((0-COS([.$E$2]*[.B76] + [.$G$2])) - (0-COS([.$G$2])))) + (([.$B$2]*[.B76]/[.$E$2])*(0-COS([.$E$2]*[.B76] + [.$G$2]))) + (([.$B$2]/POWER([.$E$2];2)) * (SIN([.$E$2]*[.B76] + [.$G$2]) - SIN([.$G$2])))" office:value-type="float" office:value="19.7081979857092" calcext:value-type="float">
            <text:p>19.7081979857</text:p>
          </table:table-cell>
          <table:table-cell table:formula="of:=(([.$A$2]/[.$E$2])*(   SIN([.$E$2]*[.B76] + [.$G$2])  -    SIN([.$G$2])))  + (([.$B$2]*[.B76]/[.$E$2])*   SIN([.$E$2]*[.B76] + [.$G$2]))  + (([.$B$2]/POWER([.$E$2];2)) * (COS([.$E$2]*[.B76] + [.$G$2]) - COS([.$G$2])))" office:value-type="float" office:value="3.69094959380121" calcext:value-type="float">
            <text:p>3.6909495938</text:p>
          </table:table-cell>
          <table:table-cell table:formula="of:=SQRT(POWER([.H76];2)+POWER([.I76];2))" office:value-type="float" office:value="20.0508398015617" calcext:value-type="float">
            <text:p>20.050839801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77]*[.$D$2]" office:value-type="float" office:value="138" calcext:value-type="float">
            <text:p>138</text:p>
          </table:table-cell>
          <table:table-cell table:formula="of:=[.D76]+SIN(RADIANS([.$C77]))*MIN(([.$A$2]+([.B77]*[.$B$2]));[.$C$2])" office:value-type="float" office:value="20.2590120806647" calcext:value-type="float">
            <text:p>20.2590120807</text:p>
          </table:table-cell>
          <table:table-cell table:formula="of:=[.E76]+COS(RADIANS([.$C77]))*MIN(([.$A$2]+([.B77]*[.$B$2]));[.$C$2])" office:value-type="float" office:value="3.18990024614026" calcext:value-type="float">
            <text:p>3.1899002461</text:p>
          </table:table-cell>
          <table:table-cell table:formula="of:=SQRT(([.D77]*[.D77])+([.E77]*[.E77]))" office:value-type="float" office:value="20.5086087793601" calcext:value-type="float">
            <text:p>20.5086087794</text:p>
          </table:table-cell>
          <table:table-cell/>
          <table:table-cell table:formula="of:=(([.$A$2]/[.$E$2])*((0-COS([.$E$2]*[.B77] + [.$G$2])) - (0-COS([.$G$2])))) + (([.$B$2]*[.B77]/[.$E$2])*(0-COS([.$E$2]*[.B77] + [.$G$2]))) + (([.$B$2]/POWER([.$E$2];2)) * (SIN([.$E$2]*[.B77] + [.$G$2]) - SIN([.$G$2])))" office:value-type="float" office:value="20.0781527654" calcext:value-type="float">
            <text:p>20.0781527654</text:p>
          </table:table-cell>
          <table:table-cell table:formula="of:=(([.$A$2]/[.$E$2])*(   SIN([.$E$2]*[.B77] + [.$G$2])  -    SIN([.$G$2])))  + (([.$B$2]*[.B77]/[.$E$2])*   SIN([.$E$2]*[.B77] + [.$G$2]))  + (([.$B$2]/POWER([.$E$2];2)) * (COS([.$E$2]*[.B77] + [.$G$2]) - COS([.$G$2])))" office:value-type="float" office:value="3.29420051843738" calcext:value-type="float">
            <text:p>3.2942005184</text:p>
          </table:table-cell>
          <table:table-cell table:formula="of:=SQRT(POWER([.H77];2)+POWER([.I77];2))" office:value-type="float" office:value="20.34659616561" calcext:value-type="float">
            <text:p>20.34659616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8]*[.$D$2]" office:value-type="float" office:value="140" calcext:value-type="float">
            <text:p>140</text:p>
          </table:table-cell>
          <table:table-cell table:formula="of:=[.D77]+SIN(RADIANS([.$C78]))*MIN(([.$A$2]+([.B78]*[.$B$2]));[.$C$2])" office:value-type="float" office:value="20.6125452659923" calcext:value-type="float">
            <text:p>20.612545266</text:p>
          </table:table-cell>
          <table:table-cell table:formula="of:=[.E77]+COS(RADIANS([.$C78]))*MIN(([.$A$2]+([.B78]*[.$B$2]));[.$C$2])" office:value-type="float" office:value="2.76857580242482" calcext:value-type="float">
            <text:p>2.7685758024</text:p>
          </table:table-cell>
          <table:table-cell table:formula="of:=SQRT(([.D78]*[.D78])+([.E78]*[.E78]))" office:value-type="float" office:value="20.7976449223549" calcext:value-type="float">
            <text:p>20.7976449224</text:p>
          </table:table-cell>
          <table:table-cell/>
          <table:table-cell table:formula="of:=(([.$A$2]/[.$E$2])*((0-COS([.$E$2]*[.B78] + [.$G$2])) - (0-COS([.$G$2])))) + (([.$B$2]*[.B78]/[.$E$2])*(0-COS([.$E$2]*[.B78] + [.$G$2]))) + (([.$B$2]/POWER([.$E$2];2)) * (SIN([.$E$2]*[.B78] + [.$G$2]) - SIN([.$G$2])))" office:value-type="float" office:value="20.4373159641959" calcext:value-type="float">
            <text:p>20.4373159642</text:p>
          </table:table-cell>
          <table:table-cell table:formula="of:=(([.$A$2]/[.$E$2])*(   SIN([.$E$2]*[.B78] + [.$G$2])  -    SIN([.$G$2])))  + (([.$B$2]*[.B78]/[.$E$2])*   SIN([.$E$2]*[.B78] + [.$G$2]))  + (([.$B$2]/POWER([.$E$2];2)) * (COS([.$E$2]*[.B78] + [.$G$2]) - COS([.$G$2])))" office:value-type="float" office:value="2.88100853995393" calcext:value-type="float">
            <text:p>2.88100854</text:p>
          </table:table-cell>
          <table:table-cell table:formula="of:=SQRT(POWER([.H78];2)+POWER([.I78];2))" office:value-type="float" office:value="20.6393821135145" calcext:value-type="float">
            <text:p>20.639382113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9]*[.$D$2]" office:value-type="float" office:value="142" calcext:value-type="float">
            <text:p>142</text:p>
          </table:table-cell>
          <table:table-cell table:formula="of:=[.D78]+SIN(RADIANS([.$C79]))*MIN(([.$A$2]+([.B79]*[.$B$2]));[.$C$2])" office:value-type="float" office:value="20.954237384798" calcext:value-type="float">
            <text:p>20.9542373848</text:p>
          </table:table-cell>
          <table:table-cell table:formula="of:=[.E78]+COS(RADIANS([.$C79]))*MIN(([.$A$2]+([.B79]*[.$B$2]));[.$C$2])" office:value-type="float" office:value="2.33122983417309" calcext:value-type="float">
            <text:p>2.3312298342</text:p>
          </table:table-cell>
          <table:table-cell table:formula="of:=SQRT(([.D79]*[.D79])+([.E79]*[.E79]))" office:value-type="float" office:value="21.0835171856644" calcext:value-type="float">
            <text:p>21.0835171857</text:p>
          </table:table-cell>
          <table:table-cell/>
          <table:table-cell table:formula="of:=(([.$A$2]/[.$E$2])*((0-COS([.$E$2]*[.B79] + [.$G$2])) - (0-COS([.$G$2])))) + (([.$B$2]*[.B79]/[.$E$2])*(0-COS([.$E$2]*[.B79] + [.$G$2]))) + (([.$B$2]/POWER([.$E$2];2)) * (SIN([.$E$2]*[.B79] + [.$G$2]) - SIN([.$G$2])))" office:value-type="float" office:value="20.7849866205908" calcext:value-type="float">
            <text:p>20.7849866206</text:p>
          </table:table-cell>
          <table:table-cell table:formula="of:=(([.$A$2]/[.$E$2])*(   SIN([.$E$2]*[.B79] + [.$G$2])  -    SIN([.$G$2])))  + (([.$B$2]*[.B79]/[.$E$2])*   SIN([.$E$2]*[.B79] + [.$G$2]))  + (([.$B$2]/POWER([.$E$2];2)) * (COS([.$E$2]*[.B79] + [.$G$2]) - COS([.$G$2])))" office:value-type="float" office:value="2.45164811945421" calcext:value-type="float">
            <text:p>2.4516481195</text:p>
          </table:table-cell>
          <table:table-cell table:formula="of:=SQRT(POWER([.H79];2)+POWER([.I79];2))" office:value-type="float" office:value="20.9290765997873" calcext:value-type="float">
            <text:p>20.929076599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80]*[.$D$2]" office:value-type="float" office:value="144" calcext:value-type="float">
            <text:p>144</text:p>
          </table:table-cell>
          <table:table-cell table:formula="of:=[.D79]+SIN(RADIANS([.$C80]))*MIN(([.$A$2]+([.B80]*[.$B$2]));[.$C$2])" office:value-type="float" office:value="21.2833971260818" calcext:value-type="float">
            <text:p>21.2833971261</text:p>
          </table:table-cell>
          <table:table-cell table:formula="of:=[.E79]+COS(RADIANS([.$C80]))*MIN(([.$A$2]+([.B80]*[.$B$2]));[.$C$2])" office:value-type="float" office:value="1.87818031732312" calcext:value-type="float">
            <text:p>1.8781803173</text:p>
          </table:table-cell>
          <table:table-cell table:formula="of:=SQRT(([.D80]*[.D80])+([.E80]*[.E80]))" office:value-type="float" office:value="21.3661076130138" calcext:value-type="float">
            <text:p>21.366107613</text:p>
          </table:table-cell>
          <table:table-cell/>
          <table:table-cell table:formula="of:=(([.$A$2]/[.$E$2])*((0-COS([.$E$2]*[.B80] + [.$G$2])) - (0-COS([.$G$2])))) + (([.$B$2]*[.B80]/[.$E$2])*(0-COS([.$E$2]*[.B80] + [.$G$2]))) + (([.$B$2]/POWER([.$E$2];2)) * (SIN([.$E$2]*[.B80] + [.$G$2]) - SIN([.$G$2])))" office:value-type="float" office:value="21.1204699451848" calcext:value-type="float">
            <text:p>21.1204699452</text:p>
          </table:table-cell>
          <table:table-cell table:formula="of:=(([.$A$2]/[.$E$2])*(   SIN([.$E$2]*[.B80] + [.$G$2])  -    SIN([.$G$2])))  + (([.$B$2]*[.B80]/[.$E$2])*   SIN([.$E$2]*[.B80] + [.$G$2]))  + (([.$B$2]/POWER([.$E$2];2)) * (COS([.$E$2]*[.B80] + [.$G$2]) - COS([.$G$2])))" office:value-type="float" office:value="2.0064227479739" calcext:value-type="float">
            <text:p>2.006422748</text:p>
          </table:table-cell>
          <table:table-cell table:formula="of:=SQRT(POWER([.H80];2)+POWER([.I80];2))" office:value-type="float" office:value="21.2155599254189" calcext:value-type="float">
            <text:p>21.215559925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81]*[.$D$2]" office:value-type="float" office:value="146" calcext:value-type="float">
            <text:p>146</text:p>
          </table:table-cell>
          <table:table-cell table:formula="of:=[.D80]+SIN(RADIANS([.$C81]))*MIN(([.$A$2]+([.B81]*[.$B$2]));[.$C$2])" office:value-type="float" office:value="21.5993411165428" calcext:value-type="float">
            <text:p>21.5993411165</text:p>
          </table:table-cell>
          <table:table-cell table:formula="of:=[.E80]+COS(RADIANS([.$C81]))*MIN(([.$A$2]+([.B81]*[.$B$2]));[.$C$2])" office:value-type="float" office:value="1.40977408882953" calcext:value-type="float">
            <text:p>1.4097740888</text:p>
          </table:table-cell>
          <table:table-cell table:formula="of:=SQRT(([.D81]*[.D81])+([.E81]*[.E81]))" office:value-type="float" office:value="21.6452997126469" calcext:value-type="float">
            <text:p>21.6452997126</text:p>
          </table:table-cell>
          <table:table-cell/>
          <table:table-cell table:formula="of:=(([.$A$2]/[.$E$2])*((0-COS([.$E$2]*[.B81] + [.$G$2])) - (0-COS([.$G$2])))) + (([.$B$2]*[.B81]/[.$E$2])*(0-COS([.$E$2]*[.B81] + [.$G$2]))) + (([.$B$2]/POWER([.$E$2];2)) * (SIN([.$E$2]*[.B81] + [.$G$2]) - SIN([.$G$2])))" office:value-type="float" office:value="21.4430784976009" calcext:value-type="float">
            <text:p>21.4430784976</text:p>
          </table:table-cell>
          <table:table-cell table:formula="of:=(([.$A$2]/[.$E$2])*(   SIN([.$E$2]*[.B81] + [.$G$2])  -    SIN([.$G$2])))  + (([.$B$2]*[.B81]/[.$E$2])*   SIN([.$E$2]*[.B81] + [.$G$2]))  + (([.$B$2]/POWER([.$E$2];2)) * (COS([.$E$2]*[.B81] + [.$G$2]) - COS([.$G$2])))" office:value-type="float" office:value="1.54566484429527" calcext:value-type="float">
            <text:p>1.5456648443</text:p>
          </table:table-cell>
          <table:table-cell table:formula="of:=SQRT(POWER([.H81];2)+POWER([.I81];2))" office:value-type="float" office:value="21.4987138049039" calcext:value-type="float">
            <text:p>21.498713804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82]*[.$D$2]" office:value-type="float" office:value="148" calcext:value-type="float">
            <text:p>148</text:p>
          </table:table-cell>
          <table:table-cell table:formula="of:=[.D81]+SIN(RADIANS([.$C82]))*MIN(([.$A$2]+([.B82]*[.$B$2]));[.$C$2])" office:value-type="float" office:value="21.9013950971557" calcext:value-type="float">
            <text:p>21.9013950972</text:p>
          </table:table-cell>
          <table:table-cell table:formula="of:=[.E81]+COS(RADIANS([.$C82]))*MIN(([.$A$2]+([.B82]*[.$B$2]));[.$C$2])" office:value-type="float" office:value="0.926386674020362" calcext:value-type="float">
            <text:p>0.926386674</text:p>
          </table:table-cell>
          <table:table-cell table:formula="of:=SQRT(([.D82]*[.D82])+([.E82]*[.E82]))" office:value-type="float" office:value="21.9209785244984" calcext:value-type="float">
            <text:p>21.9209785245</text:p>
          </table:table-cell>
          <table:table-cell/>
          <table:table-cell table:formula="of:=(([.$A$2]/[.$E$2])*((0-COS([.$E$2]*[.B82] + [.$G$2])) - (0-COS([.$G$2])))) + (([.$B$2]*[.B82]/[.$E$2])*(0-COS([.$E$2]*[.B82] + [.$G$2]))) + (([.$B$2]/POWER([.$E$2];2)) * (SIN([.$E$2]*[.B82] + [.$G$2]) - SIN([.$G$2])))" office:value-type="float" office:value="21.7521333635851" calcext:value-type="float">
            <text:p>21.7521333636</text:p>
          </table:table-cell>
          <table:table-cell table:formula="of:=(([.$A$2]/[.$E$2])*(   SIN([.$E$2]*[.B82] + [.$G$2])  -    SIN([.$G$2])))  + (([.$B$2]*[.B82]/[.$E$2])*   SIN([.$E$2]*[.B82] + [.$G$2]))  + (([.$B$2]/POWER([.$E$2];2)) * (COS([.$E$2]*[.B82] + [.$G$2]) - COS([.$G$2])))" office:value-type="float" office:value="1.0697356058228" calcext:value-type="float">
            <text:p>1.0697356058</text:p>
          </table:table-cell>
          <table:table-cell table:formula="of:=SQRT(POWER([.H82];2)+POWER([.I82];2))" office:value-type="float" office:value="21.7784214334638" calcext:value-type="float">
            <text:p>21.778421433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83]*[.$D$2]" office:value-type="float" office:value="150" calcext:value-type="float">
            <text:p>150</text:p>
          </table:table-cell>
          <table:table-cell table:formula="of:=[.D82]+SIN(RADIANS([.$C83]))*MIN(([.$A$2]+([.B83]*[.$B$2]));[.$C$2])" office:value-type="float" office:value="22.1888950971557" calcext:value-type="float">
            <text:p>22.1888950972</text:p>
          </table:table-cell>
          <table:table-cell table:formula="of:=[.E82]+COS(RADIANS([.$C83]))*MIN(([.$A$2]+([.B83]*[.$B$2]));[.$C$2])" office:value-type="float" office:value="0.42842206684431" calcext:value-type="float">
            <text:p>0.4284220668</text:p>
          </table:table-cell>
          <table:table-cell table:formula="of:=SQRT(([.D83]*[.D83])+([.E83]*[.E83]))" office:value-type="float" office:value="22.1930306875816" calcext:value-type="float">
            <text:p>22.1930306876</text:p>
          </table:table-cell>
          <table:table-cell/>
          <table:table-cell table:formula="of:=(([.$A$2]/[.$E$2])*((0-COS([.$E$2]*[.B83] + [.$G$2])) - (0-COS([.$G$2])))) + (([.$B$2]*[.B83]/[.$E$2])*(0-COS([.$E$2]*[.B83] + [.$G$2]))) + (([.$B$2]/POWER([.$E$2];2)) * (SIN([.$E$2]*[.B83] + [.$G$2]) - SIN([.$G$2])))" office:value-type="float" office:value="22.0469653304419" calcext:value-type="float">
            <text:p>22.0469653304</text:p>
          </table:table-cell>
          <table:table-cell table:formula="of:=(([.$A$2]/[.$E$2])*(   SIN([.$E$2]*[.B83] + [.$G$2])  -    SIN([.$G$2])))  + (([.$B$2]*[.B83]/[.$E$2])*   SIN([.$E$2]*[.B83] + [.$G$2]))  + (([.$B$2]/POWER([.$E$2];2)) * (COS([.$E$2]*[.B83] + [.$G$2]) - COS([.$G$2])))" office:value-type="float" office:value="0.579024812390179" calcext:value-type="float">
            <text:p>0.5790248124</text:p>
          </table:table-cell>
          <table:table-cell table:formula="of:=SQRT(POWER([.H83];2)+POWER([.I83];2))" office:value-type="float" office:value="22.0545675544788" calcext:value-type="float">
            <text:p>22.054567554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84]*[.$D$2]" office:value-type="float" office:value="152" calcext:value-type="float">
            <text:p>152</text:p>
          </table:table-cell>
          <table:table-cell table:formula="of:=[.D83]+SIN(RADIANS([.$C84]))*MIN(([.$A$2]+([.B84]*[.$B$2]));[.$C$2])" office:value-type="float" office:value="22.4611886035715" calcext:value-type="float">
            <text:p>22.4611886036</text:p>
          </table:table-cell>
          <table:table-cell table:formula="of:=[.E83]+COS(RADIANS([.$C84]))*MIN(([.$A$2]+([.B84]*[.$B$2]));[.$C$2])" office:value-type="float" office:value="-0.0836875370138676" calcext:value-type="float">
            <text:p>-0.083687537</text:p>
          </table:table-cell>
          <table:table-cell table:formula="of:=SQRT(([.D84]*[.D84])+([.E84]*[.E84]))" office:value-type="float" office:value="22.4613445075994" calcext:value-type="float">
            <text:p>22.4613445076</text:p>
          </table:table-cell>
          <table:table-cell/>
          <table:table-cell table:formula="of:=(([.$A$2]/[.$E$2])*((0-COS([.$E$2]*[.B84] + [.$G$2])) - (0-COS([.$G$2])))) + (([.$B$2]*[.B84]/[.$E$2])*(0-COS([.$E$2]*[.B84] + [.$G$2]))) + (([.$B$2]/POWER([.$E$2];2)) * (SIN([.$E$2]*[.B84] + [.$G$2]) - SIN([.$G$2])))" office:value-type="float" office:value="22.3269160589485" calcext:value-type="float">
            <text:p>22.3269160589</text:p>
          </table:table-cell>
          <table:table-cell table:formula="of:=(([.$A$2]/[.$E$2])*(   SIN([.$E$2]*[.B84] + [.$G$2])  -    SIN([.$G$2])))  + (([.$B$2]*[.B84]/[.$E$2])*   SIN([.$E$2]*[.B84] + [.$G$2]))  + (([.$B$2]/POWER([.$E$2];2)) * (COS([.$E$2]*[.B84] + [.$G$2]) - COS([.$G$2])))" office:value-type="float" office:value="0.0739505829404949" calcext:value-type="float">
            <text:p>0.0739505829</text:p>
          </table:table-cell>
          <table:table-cell table:formula="of:=SQRT(POWER([.H84];2)+POWER([.I84];2))" office:value-type="float" office:value="22.3270385271322" calcext:value-type="float">
            <text:p>22.327038527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85]*[.$D$2]" office:value-type="float" office:value="154" calcext:value-type="float">
            <text:p>154</text:p>
          </table:table-cell>
          <table:table-cell table:formula="of:=[.D84]+SIN(RADIANS([.$C85]))*MIN(([.$A$2]+([.B85]*[.$B$2]));[.$C$2])" office:value-type="float" office:value="22.7176357244432" calcext:value-type="float">
            <text:p>22.7176357244</text:p>
          </table:table-cell>
          <table:table-cell table:formula="of:=[.E84]+COS(RADIANS([.$C85]))*MIN(([.$A$2]+([.B85]*[.$B$2]));[.$C$2])" office:value-type="float" office:value="-0.60948205409888" calcext:value-type="float">
            <text:p>-0.6094820541</text:p>
          </table:table-cell>
          <table:table-cell table:formula="of:=SQRT(([.D85]*[.D85])+([.E85]*[.E85]))" office:value-type="float" office:value="22.7258100247882" calcext:value-type="float">
            <text:p>22.7258100248</text:p>
          </table:table-cell>
          <table:table-cell/>
          <table:table-cell table:formula="of:=(([.$A$2]/[.$E$2])*((0-COS([.$E$2]*[.B85] + [.$G$2])) - (0-COS([.$G$2])))) + (([.$B$2]*[.B85]/[.$E$2])*(0-COS([.$E$2]*[.B85] + [.$G$2]))) + (([.$B$2]/POWER([.$E$2];2)) * (SIN([.$E$2]*[.B85] + [.$G$2]) - SIN([.$G$2])))" office:value-type="float" office:value="22.591339249886" calcext:value-type="float">
            <text:p>22.5913392499</text:p>
          </table:table-cell>
          <table:table-cell table:formula="of:=(([.$A$2]/[.$E$2])*(   SIN([.$E$2]*[.B85] + [.$G$2])  -    SIN([.$G$2])))  + (([.$B$2]*[.B85]/[.$E$2])*   SIN([.$E$2]*[.B85] + [.$G$2]))  + (([.$B$2]/POWER([.$E$2];2)) * (COS([.$E$2]*[.B85] + [.$G$2]) - COS([.$G$2])))" office:value-type="float" office:value="-0.445040914905925" calcext:value-type="float">
            <text:p>-0.4450409149</text:p>
          </table:table-cell>
          <table:table-cell table:formula="of:=SQRT(POWER([.H85];2)+POWER([.I85];2))" office:value-type="float" office:value="22.5957223942803" calcext:value-type="float">
            <text:p>22.59572239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86]*[.$D$2]" office:value-type="float" office:value="156" calcext:value-type="float">
            <text:p>156</text:p>
          </table:table-cell>
          <table:table-cell table:formula="of:=[.D85]+SIN(RADIANS([.$C86]))*MIN(([.$A$2]+([.B86]*[.$B$2]));[.$C$2])" office:value-type="float" office:value="22.9576103438579" calcext:value-type="float">
            <text:p>22.9576103439</text:p>
          </table:table-cell>
          <table:table-cell table:formula="of:=[.E85]+COS(RADIANS([.$C86]))*MIN(([.$A$2]+([.B86]*[.$B$2]));[.$C$2])" office:value-type="float" office:value="-1.14847387410802" calcext:value-type="float">
            <text:p>-1.1484738741</text:p>
          </table:table-cell>
          <table:table-cell table:formula="of:=SQRT(([.D86]*[.D86])+([.E86]*[.E86]))" office:value-type="float" office:value="22.9863190820087" calcext:value-type="float">
            <text:p>22.986319082</text:p>
          </table:table-cell>
          <table:table-cell/>
          <table:table-cell table:formula="of:=(([.$A$2]/[.$E$2])*((0-COS([.$E$2]*[.B86] + [.$G$2])) - (0-COS([.$G$2])))) + (([.$B$2]*[.B86]/[.$E$2])*(0-COS([.$E$2]*[.B86] + [.$G$2]))) + (([.$B$2]/POWER([.$E$2];2)) * (SIN([.$E$2]*[.B86] + [.$G$2]) - SIN([.$G$2])))" office:value-type="float" office:value="22.839601803322" calcext:value-type="float">
            <text:p>22.8396018033</text:p>
          </table:table-cell>
          <table:table-cell table:formula="of:=(([.$A$2]/[.$E$2])*(   SIN([.$E$2]*[.B86] + [.$G$2])  -    SIN([.$G$2])))  + (([.$B$2]*[.B86]/[.$E$2])*   SIN([.$E$2]*[.B86] + [.$G$2]))  + (([.$B$2]/POWER([.$E$2];2)) * (COS([.$E$2]*[.B86] + [.$G$2]) - COS([.$G$2])))" office:value-type="float" office:value="-0.97747580230913" calcext:value-type="float">
            <text:p>-0.9774758023</text:p>
          </table:table-cell>
          <table:table-cell table:formula="of:=SQRT(POWER([.H86];2)+POWER([.I86];2))" office:value-type="float" office:value="22.8605089505551" calcext:value-type="float">
            <text:p>22.860508950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87]*[.$D$2]" office:value-type="float" office:value="158" calcext:value-type="float">
            <text:p>158</text:p>
          </table:table-cell>
          <table:table-cell table:formula="of:=[.D86]+SIN(RADIANS([.$C87]))*MIN(([.$A$2]+([.B87]*[.$B$2]));[.$C$2])" office:value-type="float" office:value="23.1805012669403" calcext:value-type="float">
            <text:p>23.1805012669</text:p>
          </table:table-cell>
          <table:table-cell table:formula="of:=[.E86]+COS(RADIANS([.$C87]))*MIN(([.$A$2]+([.B87]*[.$B$2]));[.$C$2])" office:value-type="float" office:value="-1.70014826757525" calcext:value-type="float">
            <text:p>-1.7001482676</text:p>
          </table:table-cell>
          <table:table-cell table:formula="of:=SQRT(([.D87]*[.D87])+([.E87]*[.E87]))" office:value-type="float" office:value="23.242765393093" calcext:value-type="float">
            <text:p>23.2427653931</text:p>
          </table:table-cell>
          <table:table-cell/>
          <table:table-cell table:formula="of:=(([.$A$2]/[.$E$2])*((0-COS([.$E$2]*[.B87] + [.$G$2])) - (0-COS([.$G$2])))) + (([.$B$2]*[.B87]/[.$E$2])*(0-COS([.$E$2]*[.B87] + [.$G$2]))) + (([.$B$2]/POWER([.$E$2];2)) * (SIN([.$E$2]*[.B87] + [.$G$2]) - SIN([.$G$2])))" office:value-type="float" office:value="23.0710849687787" calcext:value-type="float">
            <text:p>23.0710849688</text:p>
          </table:table-cell>
          <table:table-cell table:formula="of:=(([.$A$2]/[.$E$2])*(   SIN([.$E$2]*[.B87] + [.$G$2])  -    SIN([.$G$2])))  + (([.$B$2]*[.B87]/[.$E$2])*   SIN([.$E$2]*[.B87] + [.$G$2]))  + (([.$B$2]/POWER([.$E$2];2)) * (COS([.$E$2]*[.B87] + [.$G$2]) - COS([.$G$2])))" office:value-type="float" office:value="-1.52285287353248" calcext:value-type="float">
            <text:p>-1.5228528735</text:p>
          </table:table-cell>
          <table:table-cell table:formula="of:=SQRT(POWER([.H87];2)+POWER([.I87];2))" office:value-type="float" office:value="23.1212898107141" calcext:value-type="float">
            <text:p>23.121289810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8]*[.$D$2]" office:value-type="float" office:value="160" calcext:value-type="float">
            <text:p>160</text:p>
          </table:table-cell>
          <table:table-cell table:formula="of:=[.D87]+SIN(RADIANS([.$C88]))*MIN(([.$A$2]+([.B88]*[.$B$2]));[.$C$2])" office:value-type="float" office:value="23.3857133529357" calcext:value-type="float">
            <text:p>23.3857133529</text:p>
          </table:table-cell>
          <table:table-cell table:formula="of:=[.E87]+COS(RADIANS([.$C88]))*MIN(([.$A$2]+([.B88]*[.$B$2]));[.$C$2])" office:value-type="float" office:value="-2.2639638400468" calcext:value-type="float">
            <text:p>-2.26396384</text:p>
          </table:table-cell>
          <table:table-cell table:formula="of:=SQRT(([.D88]*[.D88])+([.E88]*[.E88]))" office:value-type="float" office:value="23.4950446114647" calcext:value-type="float">
            <text:p>23.4950446115</text:p>
          </table:table-cell>
          <table:table-cell/>
          <table:table-cell table:formula="of:=(([.$A$2]/[.$E$2])*((0-COS([.$E$2]*[.B88] + [.$G$2])) - (0-COS([.$G$2])))) + (([.$B$2]*[.B88]/[.$E$2])*(0-COS([.$E$2]*[.B88] + [.$G$2]))) + (([.$B$2]/POWER([.$E$2];2)) * (SIN([.$E$2]*[.B88] + [.$G$2]) - SIN([.$G$2])))" office:value-type="float" office:value="23.2851854844249" calcext:value-type="float">
            <text:p>23.2851854844</text:p>
          </table:table-cell>
          <table:table-cell table:formula="of:=(([.$A$2]/[.$E$2])*(   SIN([.$E$2]*[.B88] + [.$G$2])  -    SIN([.$G$2])))  + (([.$B$2]*[.B88]/[.$E$2])*   SIN([.$E$2]*[.B88] + [.$G$2]))  + (([.$B$2]/POWER([.$E$2];2)) * (COS([.$E$2]*[.B88] + [.$G$2]) - COS([.$G$2])))" office:value-type="float" office:value="-2.08064402689789" calcext:value-type="float">
            <text:p>-2.0806440269</text:p>
          </table:table-cell>
          <table:table-cell table:formula="of:=SQRT(POWER([.H88];2)+POWER([.I88];2))" office:value-type="float" office:value="23.3779584782491" calcext:value-type="float">
            <text:p>23.377958478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89]*[.$D$2]" office:value-type="float" office:value="162" calcext:value-type="float">
            <text:p>162</text:p>
          </table:table-cell>
          <table:table-cell table:formula="of:=[.D88]+SIN(RADIANS([.$C89]))*MIN(([.$A$2]+([.B89]*[.$B$2]));[.$C$2])" office:value-type="float" office:value="23.5726686345326" calcext:value-type="float">
            <text:p>23.5726686345</text:p>
          </table:table-cell>
          <table:table-cell table:formula="of:=[.E88]+COS(RADIANS([.$C89]))*MIN(([.$A$2]+([.B89]*[.$B$2]));[.$C$2])" office:value-type="float" office:value="-2.83935303240537" calcext:value-type="float">
            <text:p>-2.8393530324</text:p>
          </table:table-cell>
          <table:table-cell table:formula="of:=SQRT(([.D89]*[.D89])+([.E89]*[.E89]))" office:value-type="float" office:value="23.743054399047" calcext:value-type="float">
            <text:p>23.743054399</text:p>
          </table:table-cell>
          <table:table-cell/>
          <table:table-cell table:formula="of:=(([.$A$2]/[.$E$2])*((0-COS([.$E$2]*[.B89] + [.$G$2])) - (0-COS([.$G$2])))) + (([.$B$2]*[.B89]/[.$E$2])*(0-COS([.$E$2]*[.B89] + [.$G$2]))) + (([.$B$2]/POWER([.$E$2];2)) * (SIN([.$E$2]*[.B89] + [.$G$2]) - SIN([.$G$2])))" office:value-type="float" office:value="23.481316703433" calcext:value-type="float">
            <text:p>23.4813167034</text:p>
          </table:table-cell>
          <table:table-cell table:formula="of:=(([.$A$2]/[.$E$2])*(   SIN([.$E$2]*[.B89] + [.$G$2])  -    SIN([.$G$2])))  + (([.$B$2]*[.B89]/[.$E$2])*   SIN([.$E$2]*[.B89] + [.$G$2]))  + (([.$B$2]/POWER([.$E$2];2)) * (COS([.$E$2]*[.B89] + [.$G$2]) - COS([.$G$2])))" office:value-type="float" office:value="-2.65029474206728" calcext:value-type="float">
            <text:p>-2.6502947421</text:p>
          </table:table-cell>
          <table:table-cell table:formula="of:=SQRT(POWER([.H89];2)+POWER([.I89];2))" office:value-type="float" office:value="23.6304104142681" calcext:value-type="float">
            <text:p>23.630410414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90]*[.$D$2]" office:value-type="float" office:value="164" calcext:value-type="float">
            <text:p>164</text:p>
          </table:table-cell>
          <table:table-cell table:formula="of:=[.D89]+SIN(RADIANS([.$C90]))*MIN(([.$A$2]+([.B90]*[.$B$2]));[.$C$2])" office:value-type="float" office:value="23.740807421581" calcext:value-type="float">
            <text:p>23.7408074216</text:p>
          </table:table-cell>
          <table:table-cell table:formula="of:=[.E89]+COS(RADIANS([.$C90]))*MIN(([.$A$2]+([.B90]*[.$B$2]));[.$C$2])" office:value-type="float" office:value="-3.42572266692774" calcext:value-type="float">
            <text:p>-3.4257226669</text:p>
          </table:table-cell>
          <table:table-cell table:formula="of:=SQRT(([.D90]*[.D90])+([.E90]*[.E90]))" office:value-type="float" office:value="23.9866944954759" calcext:value-type="float">
            <text:p>23.9866944955</text:p>
          </table:table-cell>
          <table:table-cell/>
          <table:table-cell table:formula="of:=(([.$A$2]/[.$E$2])*((0-COS([.$E$2]*[.B90] + [.$G$2])) - (0-COS([.$G$2])))) + (([.$B$2]*[.B90]/[.$E$2])*(0-COS([.$E$2]*[.B90] + [.$G$2]))) + (([.$B$2]/POWER([.$E$2];2)) * (SIN([.$E$2]*[.B90] + [.$G$2]) - SIN([.$G$2])))" office:value-type="float" office:value="23.658909705653" calcext:value-type="float">
            <text:p>23.6589097057</text:p>
          </table:table-cell>
          <table:table-cell table:formula="of:=(([.$A$2]/[.$E$2])*(   SIN([.$E$2]*[.B90] + [.$G$2])  -    SIN([.$G$2])))  + (([.$B$2]*[.B90]/[.$E$2])*   SIN([.$E$2]*[.B90] + [.$G$2]))  + (([.$B$2]/POWER([.$E$2];2)) * (COS([.$E$2]*[.B90] + [.$G$2]) - COS([.$G$2])))" office:value-type="float" office:value="-3.23122460327107" calcext:value-type="float">
            <text:p>-3.2312246033</text:p>
          </table:table-cell>
          <table:table-cell table:formula="of:=SQRT(POWER([.H90];2)+POWER([.I90];2))" office:value-type="float" office:value="23.8785431066685" calcext:value-type="float">
            <text:p>23.878543106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91]*[.$D$2]" office:value-type="float" office:value="166" calcext:value-type="float">
            <text:p>166</text:p>
          </table:table-cell>
          <table:table-cell table:formula="of:=[.D90]+SIN(RADIANS([.$C91]))*MIN(([.$A$2]+([.B91]*[.$B$2]));[.$C$2])" office:value-type="float" office:value="23.8895893873748" calcext:value-type="float">
            <text:p>23.8895893874</text:p>
          </table:table-cell>
          <table:table-cell table:formula="of:=[.E90]+COS(RADIANS([.$C91]))*MIN(([.$A$2]+([.B91]*[.$B$2]));[.$C$2])" office:value-type="float" office:value="-4.02245453858748" calcext:value-type="float">
            <text:p>-4.0224545386</text:p>
          </table:table-cell>
          <table:table-cell table:formula="of:=SQRT(([.D91]*[.D91])+([.E91]*[.E91]))" office:value-type="float" office:value="24.2258667876378" calcext:value-type="float">
            <text:p>24.2258667876</text:p>
          </table:table-cell>
          <table:table-cell/>
          <table:table-cell table:formula="of:=(([.$A$2]/[.$E$2])*((0-COS([.$E$2]*[.B91] + [.$G$2])) - (0-COS([.$G$2])))) + (([.$B$2]*[.B91]/[.$E$2])*(0-COS([.$E$2]*[.B91] + [.$G$2]))) + (([.$B$2]/POWER([.$E$2];2)) * (SIN([.$E$2]*[.B91] + [.$G$2]) - SIN([.$G$2])))" office:value-type="float" office:value="23.8174143927647" calcext:value-type="float">
            <text:p>23.8174143928</text:p>
          </table:table-cell>
          <table:table-cell table:formula="of:=(([.$A$2]/[.$E$2])*(   SIN([.$E$2]*[.B91] + [.$G$2])  -    SIN([.$G$2])))  + (([.$B$2]*[.B91]/[.$E$2])*   SIN([.$E$2]*[.B91] + [.$G$2]))  + (([.$B$2]/POWER([.$E$2];2)) * (COS([.$E$2]*[.B91] + [.$G$2]) - COS([.$G$2])))" office:value-type="float" office:value="-3.82282786803197" calcext:value-type="float">
            <text:p>-3.822827868</text:p>
          </table:table-cell>
          <table:table-cell table:formula="of:=SQRT(POWER([.H91];2)+POWER([.I91];2))" office:value-type="float" office:value="24.1222561396168" calcext:value-type="float">
            <text:p>24.122256139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92]*[.$D$2]" office:value-type="float" office:value="168" calcext:value-type="float">
            <text:p>168</text:p>
          </table:table-cell>
          <table:table-cell table:formula="of:=[.D91]+SIN(RADIANS([.$C92]))*MIN(([.$A$2]+([.B92]*[.$B$2]));[.$C$2])" office:value-type="float" office:value="24.0184946356818" calcext:value-type="float">
            <text:p>24.0184946357</text:p>
          </table:table-cell>
          <table:table-cell table:formula="of:=[.E91]+COS(RADIANS([.$C92]))*MIN(([.$A$2]+([.B92]*[.$B$2]));[.$C$2])" office:value-type="float" office:value="-4.62890605104244" calcext:value-type="float">
            <text:p>-4.628906051</text:p>
          </table:table-cell>
          <table:table-cell table:formula="of:=SQRT(([.D92]*[.D92])+([.E92]*[.E92]))" office:value-type="float" office:value="24.4604753795516" calcext:value-type="float">
            <text:p>24.4604753796</text:p>
          </table:table-cell>
          <table:table-cell/>
          <table:table-cell table:formula="of:=(([.$A$2]/[.$E$2])*((0-COS([.$E$2]*[.B92] + [.$G$2])) - (0-COS([.$G$2])))) + (([.$B$2]*[.B92]/[.$E$2])*(0-COS([.$E$2]*[.B92] + [.$G$2]))) + (([.$B$2]/POWER([.$E$2];2)) * (SIN([.$E$2]*[.B92] + [.$G$2]) - SIN([.$G$2])))" office:value-type="float" office:value="23.9563005650853" calcext:value-type="float">
            <text:p>23.9563005651</text:p>
          </table:table-cell>
          <table:table-cell table:formula="of:=(([.$A$2]/[.$E$2])*(   SIN([.$E$2]*[.B92] + [.$G$2])  -    SIN([.$G$2])))  + (([.$B$2]*[.B92]/[.$E$2])*   SIN([.$E$2]*[.B92] + [.$G$2]))  + (([.$B$2]/POWER([.$E$2];2)) * (COS([.$E$2]*[.B92] + [.$G$2]) - COS([.$G$2])))" office:value-type="float" office:value="-4.42447408085968" calcext:value-type="float">
            <text:p>-4.4244740809</text:p>
          </table:table-cell>
          <table:table-cell table:formula="of:=SQRT(POWER([.H92];2)+POWER([.I92];2))" office:value-type="float" office:value="24.3614512633567" calcext:value-type="float">
            <text:p>24.361451263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93]*[.$D$2]" office:value-type="float" office:value="170" calcext:value-type="float">
            <text:p>170</text:p>
          </table:table-cell>
          <table:table-cell table:formula="of:=[.D92]+SIN(RADIANS([.$C93]))*MIN(([.$A$2]+([.B93]*[.$B$2]));[.$C$2])" office:value-type="float" office:value="24.1270247467236" calcext:value-type="float">
            <text:p>24.1270247467</text:p>
          </table:table-cell>
          <table:table-cell table:formula="of:=[.E92]+COS(RADIANS([.$C93]))*MIN(([.$A$2]+([.B93]*[.$B$2]));[.$C$2])" office:value-type="float" office:value="-5.24441089667507" calcext:value-type="float">
            <text:p>-5.2444108967</text:p>
          </table:table-cell>
          <table:table-cell table:formula="of:=SQRT(([.D93]*[.D93])+([.E93]*[.E93]))" office:value-type="float" office:value="24.6904266626192" calcext:value-type="float">
            <text:p>24.6904266626</text:p>
          </table:table-cell>
          <table:table-cell/>
          <table:table-cell table:formula="of:=(([.$A$2]/[.$E$2])*((0-COS([.$E$2]*[.B93] + [.$G$2])) - (0-COS([.$G$2])))) + (([.$B$2]*[.B93]/[.$E$2])*(0-COS([.$E$2]*[.B93] + [.$G$2]))) + (([.$B$2]/POWER([.$E$2];2)) * (SIN([.$E$2]*[.B93] + [.$G$2]) - SIN([.$G$2])))" office:value-type="float" office:value="24.0750589782228" calcext:value-type="float">
            <text:p>24.0750589782</text:p>
          </table:table-cell>
          <table:table-cell table:formula="of:=(([.$A$2]/[.$E$2])*(   SIN([.$E$2]*[.B93] + [.$G$2])  -    SIN([.$G$2])))  + (([.$B$2]*[.B93]/[.$E$2])*   SIN([.$E$2]*[.B93] + [.$G$2]))  + (([.$B$2]/POWER([.$E$2];2)) * (COS([.$E$2]*[.B93] + [.$G$2]) - COS([.$G$2])))" office:value-type="float" office:value="-5.0355087313205" calcext:value-type="float">
            <text:p>-5.0355087313</text:p>
          </table:table-cell>
          <table:table-cell table:formula="of:=SQRT(POWER([.H93];2)+POWER([.I93];2))" office:value-type="float" office:value="24.5960324643653" calcext:value-type="float">
            <text:p>24.596032464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94]*[.$D$2]" office:value-type="float" office:value="172" calcext:value-type="float">
            <text:p>172</text:p>
          </table:table-cell>
          <table:table-cell table:formula="of:=[.D93]+SIN(RADIANS([.$C94]))*MIN(([.$A$2]+([.B94]*[.$B$2]));[.$C$2])" office:value-type="float" office:value="24.2147038003284" calcext:value-type="float">
            <text:p>24.2147038003</text:p>
          </table:table-cell>
          <table:table-cell table:formula="of:=[.E93]+COS(RADIANS([.$C94]))*MIN(([.$A$2]+([.B94]*[.$B$2]));[.$C$2])" office:value-type="float" office:value="-5.86827977998226" calcext:value-type="float">
            <text:p>-5.86827978</text:p>
          </table:table-cell>
          <table:table-cell table:formula="of:=SQRT(([.D94]*[.D94])+([.E94]*[.E94]))" office:value-type="float" office:value="24.9156293862665" calcext:value-type="float">
            <text:p>24.9156293863</text:p>
          </table:table-cell>
          <table:table-cell/>
          <table:table-cell table:formula="of:=(([.$A$2]/[.$E$2])*((0-COS([.$E$2]*[.B94] + [.$G$2])) - (0-COS([.$G$2])))) + (([.$B$2]*[.B94]/[.$E$2])*(0-COS([.$E$2]*[.B94] + [.$G$2]))) + (([.$B$2]/POWER([.$E$2];2)) * (SIN([.$E$2]*[.B94] + [.$G$2]) - SIN([.$G$2])))" office:value-type="float" office:value="24.1732023777901" calcext:value-type="float">
            <text:p>24.1732023778</text:p>
          </table:table-cell>
          <table:table-cell table:formula="of:=(([.$A$2]/[.$E$2])*(   SIN([.$E$2]*[.B94] + [.$G$2])  -    SIN([.$G$2])))  + (([.$B$2]*[.B94]/[.$E$2])*   SIN([.$E$2]*[.B94] + [.$G$2]))  + (([.$B$2]/POWER([.$E$2];2)) * (COS([.$E$2]*[.B94] + [.$G$2]) - COS([.$G$2])))" office:value-type="float" office:value="-5.65525395581377" calcext:value-type="float">
            <text:p>-5.6552539558</text:p>
          </table:table-cell>
          <table:table-cell table:formula="of:=SQRT(POWER([.H94];2)+POWER([.I94];2))" office:value-type="float" office:value="24.8259060358801" calcext:value-type="float">
            <text:p>24.825906035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95]*[.$D$2]" office:value-type="float" office:value="174" calcext:value-type="float">
            <text:p>174</text:p>
          </table:table-cell>
          <table:table-cell table:formula="of:=[.D94]+SIN(RADIANS([.$C95]))*MIN(([.$A$2]+([.B95]*[.$B$2]));[.$C$2])" office:value-type="float" office:value="24.2810793745034" calcext:value-type="float">
            <text:p>24.2810793745</text:p>
          </table:table-cell>
          <table:table-cell table:formula="of:=[.E94]+COS(RADIANS([.$C95]))*MIN(([.$A$2]+([.B95]*[.$B$2]));[.$C$2])" office:value-type="float" office:value="-6.49980118354111" calcext:value-type="float">
            <text:p>-6.4998011835</text:p>
          </table:table-cell>
          <table:table-cell table:formula="of:=SQRT(([.D95]*[.D95])+([.E95]*[.E95]))" office:value-type="float" office:value="25.1359947290036" calcext:value-type="float">
            <text:p>25.135994729</text:p>
          </table:table-cell>
          <table:table-cell/>
          <table:table-cell table:formula="of:=(([.$A$2]/[.$E$2])*((0-COS([.$E$2]*[.B95] + [.$G$2])) - (0-COS([.$G$2])))) + (([.$B$2]*[.B95]/[.$E$2])*(0-COS([.$E$2]*[.B95] + [.$G$2]))) + (([.$B$2]/POWER([.$E$2];2)) * (SIN([.$E$2]*[.B95] + [.$G$2]) - SIN([.$G$2])))" office:value-type="float" office:value="24.2502665104128" calcext:value-type="float">
            <text:p>24.2502665104</text:p>
          </table:table-cell>
          <table:table-cell table:formula="of:=(([.$A$2]/[.$E$2])*(   SIN([.$E$2]*[.B95] + [.$G$2])  -    SIN([.$G$2])))  + (([.$B$2]*[.B95]/[.$E$2])*   SIN([.$E$2]*[.B95] + [.$G$2]))  + (([.$B$2]/POWER([.$E$2];2)) * (COS([.$E$2]*[.B95] + [.$G$2]) - COS([.$G$2])))" office:value-type="float" office:value="-6.28300928231714" calcext:value-type="float">
            <text:p>-6.2830092823</text:p>
          </table:table-cell>
          <table:table-cell table:formula="of:=SQRT(POWER([.H95];2)+POWER([.I95];2))" office:value-type="float" office:value="25.0509806488236" calcext:value-type="float">
            <text:p>25.050980648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96]*[.$D$2]" office:value-type="float" office:value="176" calcext:value-type="float">
            <text:p>176</text:p>
          </table:table-cell>
          <table:table-cell table:formula="of:=[.D95]+SIN(RADIANS([.$C96]))*MIN(([.$A$2]+([.B96]*[.$B$2]));[.$C$2])" office:value-type="float" office:value="24.3257235176996" calcext:value-type="float">
            <text:p>24.3257235177</text:p>
          </table:table-cell>
          <table:table-cell table:formula="of:=[.E95]+COS(RADIANS([.$C96]))*MIN(([.$A$2]+([.B96]*[.$B$2]));[.$C$2])" office:value-type="float" office:value="-7.1382421757074" calcext:value-type="float">
            <text:p>-7.1382421757</text:p>
          </table:table-cell>
          <table:table-cell table:formula="of:=SQRT(([.D96]*[.D96])+([.E96]*[.E96]))" office:value-type="float" office:value="25.3514363699301" calcext:value-type="float">
            <text:p>25.3514363699</text:p>
          </table:table-cell>
          <table:table-cell/>
          <table:table-cell table:formula="of:=(([.$A$2]/[.$E$2])*((0-COS([.$E$2]*[.B96] + [.$G$2])) - (0-COS([.$G$2])))) + (([.$B$2]*[.B96]/[.$E$2])*(0-COS([.$E$2]*[.B96] + [.$G$2]))) + (([.$B$2]/POWER([.$E$2];2)) * (SIN([.$E$2]*[.B96] + [.$G$2]) - SIN([.$G$2])))" office:value-type="float" office:value="24.3058111092907" calcext:value-type="float">
            <text:p>24.3058111093</text:p>
          </table:table-cell>
          <table:table-cell table:formula="of:=(([.$A$2]/[.$E$2])*(   SIN([.$E$2]*[.B96] + [.$G$2])  -    SIN([.$G$2])))  + (([.$B$2]*[.B96]/[.$E$2])*   SIN([.$E$2]*[.B96] + [.$G$2]))  + (([.$B$2]/POWER([.$E$2];2)) * (COS([.$E$2]*[.B96] + [.$G$2]) - COS([.$G$2])))" office:value-type="float" office:value="-6.91805241729177" calcext:value-type="float">
            <text:p>-6.9180524173</text:p>
          </table:table-cell>
          <table:table-cell table:formula="of:=SQRT(POWER([.H96];2)+POWER([.I96];2))" office:value-type="float" office:value="25.2711674231507" calcext:value-type="float">
            <text:p>25.271167423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97]*[.$D$2]" office:value-type="float" office:value="178" calcext:value-type="float">
            <text:p>178</text:p>
          </table:table-cell>
          <table:table-cell table:formula="of:=[.D96]+SIN(RADIANS([.$C97]))*MIN(([.$A$2]+([.B97]*[.$B$2]));[.$C$2])" office:value-type="float" office:value="24.3482336930728" calcext:value-type="float">
            <text:p>24.3482336931</text:p>
          </table:table-cell>
          <table:table-cell table:formula="of:=[.E96]+COS(RADIANS([.$C97]))*MIN(([.$A$2]+([.B97]*[.$B$2]));[.$C$2])" office:value-type="float" office:value="-7.78284925913471" calcext:value-type="float">
            <text:p>-7.7828492591</text:p>
          </table:table-cell>
          <table:table-cell table:formula="of:=SQRT(([.D97]*[.D97])+([.E97]*[.E97]))" office:value-type="float" office:value="25.5618705607179" calcext:value-type="float">
            <text:p>25.5618705607</text:p>
          </table:table-cell>
          <table:table-cell/>
          <table:table-cell table:formula="of:=(([.$A$2]/[.$E$2])*((0-COS([.$E$2]*[.B97] + [.$G$2])) - (0-COS([.$G$2])))) + (([.$B$2]*[.B97]/[.$E$2])*(0-COS([.$E$2]*[.B97] + [.$G$2]))) + (([.$B$2]/POWER([.$E$2];2)) * (SIN([.$E$2]*[.B97] + [.$G$2]) - SIN([.$G$2])))" office:value-type="float" office:value="24.3394208526006" calcext:value-type="float">
            <text:p>24.3394208526</text:p>
          </table:table-cell>
          <table:table-cell table:formula="of:=(([.$A$2]/[.$E$2])*(   SIN([.$E$2]*[.B97] + [.$G$2])  -    SIN([.$G$2])))  + (([.$B$2]*[.B97]/[.$E$2])*   SIN([.$E$2]*[.B97] + [.$G$2]))  + (([.$B$2]/POWER([.$E$2];2)) * (COS([.$E$2]*[.B97] + [.$G$2]) - COS([.$G$2])))" office:value-type="float" office:value="-7.55964007386991" calcext:value-type="float">
            <text:p>-7.5596400739</text:p>
          </table:table-cell>
          <table:table-cell table:formula="of:=SQRT(POWER([.H97];2)+POWER([.I97];2))" office:value-type="float" office:value="25.4863799996483" calcext:value-type="float">
            <text:p>25.486379999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98]*[.$D$2]" office:value-type="float" office:value="180" calcext:value-type="float">
            <text:p>180</text:p>
          </table:table-cell>
          <table:table-cell table:formula="of:=[.D97]+SIN(RADIANS([.$C98]))*MIN(([.$A$2]+([.B98]*[.$B$2]));[.$C$2])" office:value-type="float" office:value="24.3482336930728" calcext:value-type="float">
            <text:p>24.3482336931</text:p>
          </table:table-cell>
          <table:table-cell table:formula="of:=[.E97]+COS(RADIANS([.$C98]))*MIN(([.$A$2]+([.B98]*[.$B$2]));[.$C$2])" office:value-type="float" office:value="-8.43284925913471" calcext:value-type="float">
            <text:p>-8.4328492591</text:p>
          </table:table-cell>
          <table:table-cell table:formula="of:=SQRT(([.D98]*[.D98])+([.E98]*[.E98]))" office:value-type="float" office:value="25.7672161981028" calcext:value-type="float">
            <text:p>25.7672161981</text:p>
          </table:table-cell>
          <table:table-cell/>
          <table:table-cell table:formula="of:=(([.$A$2]/[.$E$2])*((0-COS([.$E$2]*[.B98] + [.$G$2])) - (0-COS([.$G$2])))) + (([.$B$2]*[.B98]/[.$E$2])*(0-COS([.$E$2]*[.B98] + [.$G$2]))) + (([.$B$2]/POWER([.$E$2];2)) * (SIN([.$E$2]*[.B98] + [.$G$2]) - SIN([.$G$2])))" office:value-type="float" office:value="24.35070629306" calcext:value-type="float">
            <text:p>24.3507062931</text:p>
          </table:table-cell>
          <table:table-cell table:formula="of:=(([.$A$2]/[.$E$2])*(   SIN([.$E$2]*[.B98] + [.$G$2])  -    SIN([.$G$2])))  + (([.$B$2]*[.B98]/[.$E$2])*   SIN([.$E$2]*[.B98] + [.$G$2]))  + (([.$B$2]/POWER([.$E$2];2)) * (COS([.$E$2]*[.B98] + [.$G$2]) - COS([.$G$2])))" office:value-type="float" office:value="-8.20700884037907" calcext:value-type="float">
            <text:p>-8.2070088404</text:p>
          </table:table-cell>
          <table:table-cell table:formula="of:=SQRT(POWER([.H98];2)+POWER([.I98];2))" office:value-type="float" office:value="25.6965346122183" calcext:value-type="float">
            <text:p>25.696534612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99]*[.$D$2]" office:value-type="float" office:value="182" calcext:value-type="float">
            <text:p>182</text:p>
          </table:table-cell>
          <table:table-cell table:formula="of:=[.D98]+SIN(RADIANS([.$C99]))*MIN(([.$A$2]+([.B99]*[.$B$2]));[.$C$2])" office:value-type="float" office:value="24.3253745227326" calcext:value-type="float">
            <text:p>24.3253745227</text:p>
          </table:table-cell>
          <table:table-cell table:formula="of:=[.E98]+COS(RADIANS([.$C99]))*MIN(([.$A$2]+([.B99]*[.$B$2]));[.$C$2])" office:value-type="float" office:value="-9.08745025083222" calcext:value-type="float">
            <text:p>-9.0874502508</text:p>
          </table:table-cell>
          <table:table-cell table:formula="of:=SQRT(([.D99]*[.D99])+([.E99]*[.E99]))" office:value-type="float" office:value="25.9673948969195" calcext:value-type="float">
            <text:p>25.9673948969</text:p>
          </table:table-cell>
          <table:table-cell/>
          <table:table-cell table:formula="of:=(([.$A$2]/[.$E$2])*((0-COS([.$E$2]*[.B99] + [.$G$2])) - (0-COS([.$G$2])))) + (([.$B$2]*[.B99]/[.$E$2])*(0-COS([.$E$2]*[.B99] + [.$G$2]))) + (([.$B$2]/POWER([.$E$2];2)) * (SIN([.$E$2]*[.B99] + [.$G$2]) - SIN([.$G$2])))" office:value-type="float" office:value="24.3393047569998" calcext:value-type="float">
            <text:p>24.339304757</text:p>
          </table:table-cell>
          <table:table-cell table:formula="of:=(([.$A$2]/[.$E$2])*(   SIN([.$E$2]*[.B99] + [.$G$2])  -    SIN([.$G$2])))  + (([.$B$2]*[.B99]/[.$E$2])*   SIN([.$E$2]*[.B99] + [.$G$2]))  + (([.$B$2]/POWER([.$E$2];2)) * (COS([.$E$2]*[.B99] + [.$G$2]) - COS([.$G$2])))" office:value-type="float" office:value="-8.85937608818954" calcext:value-type="float">
            <text:p>-8.8593760882</text:p>
          </table:table-cell>
          <table:table-cell table:formula="of:=SQRT(POWER([.H99];2)+POWER([.I99];2))" office:value-type="float" office:value="25.9015501606776" calcext:value-type="float">
            <text:p>25.901550160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100]*[.$D$2]" office:value-type="float" office:value="184" calcext:value-type="float">
            <text:p>184</text:p>
          </table:table-cell>
          <table:table-cell table:formula="of:=[.D99]+SIN(RADIANS([.$C100]))*MIN(([.$A$2]+([.B100]*[.$B$2]));[.$C$2])" office:value-type="float" office:value="24.2793352500615" calcext:value-type="float">
            <text:p>24.2793352501</text:p>
          </table:table-cell>
          <table:table-cell table:formula="of:=[.E99]+COS(RADIANS([.$C100]))*MIN(([.$A$2]+([.B100]*[.$B$2]));[.$C$2])" office:value-type="float" office:value="-9.74584252400371" calcext:value-type="float">
            <text:p>-9.745842524</text:p>
          </table:table-cell>
          <table:table-cell table:formula="of:=SQRT(([.D100]*[.D100])+([.E100]*[.E100]))" office:value-type="float" office:value="26.1623310637175" calcext:value-type="float">
            <text:p>26.1623310637</text:p>
          </table:table-cell>
          <table:table-cell/>
          <table:table-cell table:formula="of:=(([.$A$2]/[.$E$2])*((0-COS([.$E$2]*[.B100] + [.$G$2])) - (0-COS([.$G$2])))) + (([.$B$2]*[.B100]/[.$E$2])*(0-COS([.$E$2]*[.B100] + [.$G$2]))) + (([.$B$2]/POWER([.$E$2];2)) * (SIN([.$E$2]*[.B100] + [.$G$2]) - SIN([.$G$2])))" office:value-type="float" office:value="24.3048812113376" calcext:value-type="float">
            <text:p>24.3048812113</text:p>
          </table:table-cell>
          <table:table-cell table:formula="of:=(([.$A$2]/[.$E$2])*(   SIN([.$E$2]*[.B100] + [.$G$2])  -    SIN([.$G$2])))  + (([.$B$2]*[.B100]/[.$E$2])*   SIN([.$E$2]*[.B100] + [.$G$2]))  + (([.$B$2]/POWER([.$E$2];2)) * (COS([.$E$2]*[.B100] + [.$G$2]) - COS([.$G$2])))" office:value-type="float" office:value="-9.51594091780656" calcext:value-type="float">
            <text:p>-9.5159409178</text:p>
          </table:table-cell>
          <table:table-cell table:formula="of:=SQRT(POWER([.H100];2)+POWER([.I100];2))" office:value-type="float" office:value="26.1013482841101" calcext:value-type="float">
            <text:p>26.101348284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101]*[.$D$2]" office:value-type="float" office:value="186" calcext:value-type="float">
            <text:p>186</text:p>
          </table:table-cell>
          <table:table-cell table:formula="of:=[.D100]+SIN(RADIANS([.$C101]))*MIN(([.$A$2]+([.B101]*[.$B$2]));[.$C$2])" office:value-type="float" office:value="24.2098238219885" calcext:value-type="float">
            <text:p>24.209823822</text:p>
          </table:table-cell>
          <table:table-cell table:formula="of:=[.E100]+COS(RADIANS([.$C101]))*MIN(([.$A$2]+([.B101]*[.$B$2]));[.$C$2])" office:value-type="float" office:value="-10.4071995844236" calcext:value-type="float">
            <text:p>-10.4071995844</text:p>
          </table:table-cell>
          <table:table-cell table:formula="of:=SQRT(([.D101]*[.D101])+([.E101]*[.E101]))" office:value-type="float" office:value="26.3519519709973" calcext:value-type="float">
            <text:p>26.351951971</text:p>
          </table:table-cell>
          <table:table-cell/>
          <table:table-cell table:formula="of:=(([.$A$2]/[.$E$2])*((0-COS([.$E$2]*[.B101] + [.$G$2])) - (0-COS([.$G$2])))) + (([.$B$2]*[.B101]/[.$E$2])*(0-COS([.$E$2]*[.B101] + [.$G$2]))) + (([.$B$2]/POWER([.$E$2];2)) * (SIN([.$E$2]*[.B101] + [.$G$2]) - SIN([.$G$2])))" office:value-type="float" office:value="24.2471290968733" calcext:value-type="float">
            <text:p>24.2471290969</text:p>
          </table:table-cell>
          <table:table-cell table:formula="of:=(([.$A$2]/[.$E$2])*(   SIN([.$E$2]*[.B101] + [.$G$2])  -    SIN([.$G$2])))  + (([.$B$2]*[.B101]/[.$E$2])*   SIN([.$E$2]*[.B101] + [.$G$2]))  + (([.$B$2]/POWER([.$E$2];2)) * (COS([.$E$2]*[.B101] + [.$G$2]) - COS([.$G$2])))" office:value-type="float" office:value="-10.1758851420633" calcext:value-type="float">
            <text:p>-10.1758851421</text:p>
          </table:table-cell>
          <table:table-cell table:formula="of:=SQRT(POWER([.H101];2)+POWER([.I101];2))" office:value-type="float" office:value="26.295853434808" calcext:value-type="float">
            <text:p>26.295853434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102]*[.$D$2]" office:value-type="float" office:value="188" calcext:value-type="float">
            <text:p>188</text:p>
          </table:table-cell>
          <table:table-cell table:formula="of:=[.D101]+SIN(RADIANS([.$C102]))*MIN(([.$A$2]+([.B102]*[.$B$2]));[.$C$2])" office:value-type="float" office:value="24.1165778443453" calcext:value-type="float">
            <text:p>24.1165778443</text:p>
          </table:table-cell>
          <table:table-cell table:formula="of:=[.E101]+COS(RADIANS([.$C102]))*MIN(([.$A$2]+([.B102]*[.$B$2]));[.$C$2])" office:value-type="float" office:value="-11.0706791904805" calcext:value-type="float">
            <text:p>-11.0706791905</text:p>
          </table:table-cell>
          <table:table-cell table:formula="of:=SQRT(([.D102]*[.D102])+([.E102]*[.E102]))" office:value-type="float" office:value="26.5361878321077" calcext:value-type="float">
            <text:p>26.5361878321</text:p>
          </table:table-cell>
          <table:table-cell/>
          <table:table-cell table:formula="of:=(([.$A$2]/[.$E$2])*((0-COS([.$E$2]*[.B102] + [.$G$2])) - (0-COS([.$G$2])))) + (([.$B$2]*[.B102]/[.$E$2])*(0-COS([.$E$2]*[.B102] + [.$G$2]))) + (([.$B$2]/POWER([.$E$2];2)) * (SIN([.$E$2]*[.B102] + [.$G$2]) - SIN([.$G$2])))" office:value-type="float" office:value="24.1657711263772" calcext:value-type="float">
            <text:p>24.1657711264</text:p>
          </table:table-cell>
          <table:table-cell table:formula="of:=(([.$A$2]/[.$E$2])*(   SIN([.$E$2]*[.B102] + [.$G$2])  -    SIN([.$G$2])))  + (([.$B$2]*[.B102]/[.$E$2])*   SIN([.$E$2]*[.B102] + [.$G$2]))  + (([.$B$2]/POWER([.$E$2];2)) * (COS([.$E$2]*[.B102] + [.$G$2]) - COS([.$G$2])))" office:value-type="float" office:value="-10.8383743052077" calcext:value-type="float">
            <text:p>-10.8383743052</text:p>
          </table:table-cell>
          <table:table-cell table:formula="of:=SQRT(POWER([.H102];2)+POWER([.I102];2))" office:value-type="float" office:value="26.4849929528446" calcext:value-type="float">
            <text:p>26.484992952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103]*[.$D$2]" office:value-type="float" office:value="190" calcext:value-type="float">
            <text:p>190</text:p>
          </table:table-cell>
          <table:table-cell table:formula="of:=[.D102]+SIN(RADIANS([.$C103]))*MIN(([.$A$2]+([.B103]*[.$B$2]));[.$C$2])" office:value-type="float" office:value="23.9993653244201" calcext:value-type="float">
            <text:p>23.9993653244</text:p>
          </table:table-cell>
          <table:table-cell table:formula="of:=[.E102]+COS(RADIANS([.$C103]))*MIN(([.$A$2]+([.B103]*[.$B$2]));[.$C$2])" office:value-type="float" office:value="-11.7354244237637" calcext:value-type="float">
            <text:p>-11.7354244238</text:p>
          </table:table-cell>
          <table:table-cell table:formula="of:=SQRT(([.D103]*[.D103])+([.E103]*[.E103]))" office:value-type="float" office:value="26.7149718768493" calcext:value-type="float">
            <text:p>26.7149718768</text:p>
          </table:table-cell>
          <table:table-cell/>
          <table:table-cell table:formula="of:=(([.$A$2]/[.$E$2])*((0-COS([.$E$2]*[.B103] + [.$G$2])) - (0-COS([.$G$2])))) + (([.$B$2]*[.B103]/[.$E$2])*(0-COS([.$E$2]*[.B103] + [.$G$2]))) + (([.$B$2]/POWER([.$E$2];2)) * (SIN([.$E$2]*[.B103] + [.$G$2]) - SIN([.$G$2])))" office:value-type="float" office:value="24.0605600459786" calcext:value-type="float">
            <text:p>24.060560046</text:p>
          </table:table-cell>
          <table:table-cell table:formula="of:=(([.$A$2]/[.$E$2])*(   SIN([.$E$2]*[.B103] + [.$G$2])  -    SIN([.$G$2])))  + (([.$B$2]*[.B103]/[.$E$2])*   SIN([.$E$2]*[.B103] + [.$G$2]))  + (([.$B$2]/POWER([.$E$2];2)) * (COS([.$E$2]*[.B103] + [.$G$2]) - COS([.$G$2])))" office:value-type="float" office:value="-11.5025587366149" calcext:value-type="float">
            <text:p>-11.5025587366</text:p>
          </table:table-cell>
          <table:table-cell table:formula="of:=SQRT(POWER([.H103];2)+POWER([.I103];2))" office:value-type="float" office:value="26.6686971413194" calcext:value-type="float">
            <text:p>26.668697141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104]*[.$D$2]" office:value-type="float" office:value="192" calcext:value-type="float">
            <text:p>192</text:p>
          </table:table-cell>
          <table:table-cell table:formula="of:=[.D103]+SIN(RADIANS([.$C104]))*MIN(([.$A$2]+([.B104]*[.$B$2]));[.$C$2])" office:value-type="float" office:value="23.857985374664" calcext:value-type="float">
            <text:p>23.8579853747</text:p>
          </table:table-cell>
          <table:table-cell table:formula="of:=[.E103]+COS(RADIANS([.$C104]))*MIN(([.$A$2]+([.B104]*[.$B$2]));[.$C$2])" office:value-type="float" office:value="-12.4005647922627" calcext:value-type="float">
            <text:p>-12.4005647923</text:p>
          </table:table-cell>
          <table:table-cell table:formula="of:=SQRT(([.D104]*[.D104])+([.E104]*[.E104]))" office:value-type="float" office:value="26.8882404278299" calcext:value-type="float">
            <text:p>26.8882404278</text:p>
          </table:table-cell>
          <table:table-cell/>
          <table:table-cell table:formula="of:=(([.$A$2]/[.$E$2])*((0-COS([.$E$2]*[.B104] + [.$G$2])) - (0-COS([.$G$2])))) + (([.$B$2]*[.B104]/[.$E$2])*(0-COS([.$E$2]*[.B104] + [.$G$2]))) + (([.$B$2]/POWER([.$E$2];2)) * (SIN([.$E$2]*[.B104] + [.$G$2]) - SIN([.$G$2])))" office:value-type="float" office:value="23.9312793584126" calcext:value-type="float">
            <text:p>23.9312793584</text:p>
          </table:table-cell>
          <table:table-cell table:formula="of:=(([.$A$2]/[.$E$2])*(   SIN([.$E$2]*[.B104] + [.$G$2])  -    SIN([.$G$2])))  + (([.$B$2]*[.B104]/[.$E$2])*   SIN([.$E$2]*[.B104] + [.$G$2]))  + (([.$B$2]/POWER([.$E$2];2)) * (COS([.$E$2]*[.B104] + [.$G$2]) - COS([.$G$2])))" office:value-type="float" office:value="-12.1675746377959" calcext:value-type="float">
            <text:p>-12.1675746378</text:p>
          </table:table-cell>
          <table:table-cell table:formula="of:=SQRT(POWER([.H104];2)+POWER([.I104];2))" office:value-type="float" office:value="26.8468993423211" calcext:value-type="float">
            <text:p>26.846899342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105]*[.$D$2]" office:value-type="float" office:value="194" calcext:value-type="float">
            <text:p>194</text:p>
          </table:table-cell>
          <table:table-cell table:formula="of:=[.D104]+SIN(RADIANS([.$C105]))*MIN(([.$A$2]+([.B105]*[.$B$2]));[.$C$2])" office:value-type="float" office:value="23.6922688761782" calcext:value-type="float">
            <text:p>23.6922688762</text:p>
          </table:table-cell>
          <table:table-cell table:formula="of:=[.E104]+COS(RADIANS([.$C105]))*MIN(([.$A$2]+([.B105]*[.$B$2]));[.$C$2])" office:value-type="float" office:value="-13.0652173647617" calcext:value-type="float">
            <text:p>-13.0652173648</text:p>
          </table:table-cell>
          <table:table-cell table:formula="of:=SQRT(([.D105]*[.D105])+([.E105]*[.E105]))" office:value-type="float" office:value="27.0559329776224" calcext:value-type="float">
            <text:p>27.0559329776</text:p>
          </table:table-cell>
          <table:table-cell/>
          <table:table-cell table:formula="of:=(([.$A$2]/[.$E$2])*((0-COS([.$E$2]*[.B105] + [.$G$2])) - (0-COS([.$G$2])))) + (([.$B$2]*[.B105]/[.$E$2])*(0-COS([.$E$2]*[.B105] + [.$G$2]))) + (([.$B$2]/POWER([.$E$2];2)) * (SIN([.$E$2]*[.B105] + [.$G$2]) - SIN([.$G$2])))" office:value-type="float" office:value="23.7777440067289" calcext:value-type="float">
            <text:p>23.7777440067</text:p>
          </table:table-cell>
          <table:table-cell table:formula="of:=(([.$A$2]/[.$E$2])*(   SIN([.$E$2]*[.B105] + [.$G$2])  -    SIN([.$G$2])))  + (([.$B$2]*[.B105]/[.$E$2])*   SIN([.$E$2]*[.B105] + [.$G$2]))  + (([.$B$2]/POWER([.$E$2];2)) * (COS([.$E$2]*[.B105] + [.$G$2]) - COS([.$G$2])))" office:value-type="float" office:value="-12.8325452013145" calcext:value-type="float">
            <text:p>-12.8325452013</text:p>
          </table:table-cell>
          <table:table-cell table:formula="of:=SQRT(POWER([.H105];2)+POWER([.I105];2))" office:value-type="float" office:value="27.0195360136571" calcext:value-type="float">
            <text:p>27.019536013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106]*[.$D$2]" office:value-type="float" office:value="196" calcext:value-type="float">
            <text:p>196</text:p>
          </table:table-cell>
          <table:table-cell table:formula="of:=[.D105]+SIN(RADIANS([.$C106]))*MIN(([.$A$2]+([.B106]*[.$B$2]));[.$C$2])" office:value-type="float" office:value="23.5020791006645" calcext:value-type="float">
            <text:p>23.5020791007</text:p>
          </table:table-cell>
          <table:table-cell table:formula="of:=[.E105]+COS(RADIANS([.$C106]))*MIN(([.$A$2]+([.B106]*[.$B$2]));[.$C$2])" office:value-type="float" office:value="-13.7284879349592" calcext:value-type="float">
            <text:p>-13.728487935</text:p>
          </table:table-cell>
          <table:table-cell table:formula="of:=SQRT(([.D106]*[.D106])+([.E106]*[.E106]))" office:value-type="float" office:value="27.2179922667748" calcext:value-type="float">
            <text:p>27.2179922668</text:p>
          </table:table-cell>
          <table:table-cell/>
          <table:table-cell table:formula="of:=(([.$A$2]/[.$E$2])*((0-COS([.$E$2]*[.B106] + [.$G$2])) - (0-COS([.$G$2])))) + (([.$B$2]*[.B106]/[.$E$2])*(0-COS([.$E$2]*[.B106] + [.$G$2]))) + (([.$B$2]/POWER([.$E$2];2)) * (SIN([.$E$2]*[.B106] + [.$G$2]) - SIN([.$G$2])))" office:value-type="float" office:value="23.5998010171183" calcext:value-type="float">
            <text:p>23.5998010171</text:p>
          </table:table-cell>
          <table:table-cell table:formula="of:=(([.$A$2]/[.$E$2])*(   SIN([.$E$2]*[.B106] + [.$G$2])  -    SIN([.$G$2])))  + (([.$B$2]*[.B106]/[.$E$2])*   SIN([.$E$2]*[.B106] + [.$G$2]))  + (([.$B$2]/POWER([.$E$2];2)) * (COS([.$E$2]*[.B106] + [.$G$2]) - COS([.$G$2])))" office:value-type="float" office:value="-13.4965817601699" calcext:value-type="float">
            <text:p>-13.4965817602</text:p>
          </table:table-cell>
          <table:table-cell table:formula="of:=SQRT(POWER([.H106];2)+POWER([.I106];2))" office:value-type="float" office:value="27.1865468063991" calcext:value-type="float">
            <text:p>27.186546806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107]*[.$D$2]" office:value-type="float" office:value="198" calcext:value-type="float">
            <text:p>198</text:p>
          </table:table-cell>
          <table:table-cell table:formula="of:=[.D106]+SIN(RADIANS([.$C107]))*MIN(([.$A$2]+([.B107]*[.$B$2]));[.$C$2])" office:value-type="float" office:value="23.2873122895739" calcext:value-type="float">
            <text:p>23.2873122896</text:p>
          </table:table-cell>
          <table:table-cell table:formula="of:=[.E106]+COS(RADIANS([.$C107]))*MIN(([.$A$2]+([.B107]*[.$B$2]));[.$C$2])" office:value-type="float" office:value="-14.3894722137843" calcext:value-type="float">
            <text:p>-14.3894722138</text:p>
          </table:table-cell>
          <table:table-cell table:formula="of:=SQRT(([.D107]*[.D107])+([.E107]*[.E107]))" office:value-type="float" office:value="27.3743643627283" calcext:value-type="float">
            <text:p>27.3743643627</text:p>
          </table:table-cell>
          <table:table-cell/>
          <table:table-cell table:formula="of:=(([.$A$2]/[.$E$2])*((0-COS([.$E$2]*[.B107] + [.$G$2])) - (0-COS([.$G$2])))) + (([.$B$2]*[.B107]/[.$E$2])*(0-COS([.$E$2]*[.B107] + [.$G$2]))) + (([.$B$2]/POWER([.$E$2];2)) * (SIN([.$E$2]*[.B107] + [.$G$2]) - SIN([.$G$2])))" office:value-type="float" office:value="23.3973300995662" calcext:value-type="float">
            <text:p>23.3973300996</text:p>
          </table:table-cell>
          <table:table-cell table:formula="of:=(([.$A$2]/[.$E$2])*(   SIN([.$E$2]*[.B107] + [.$G$2])  -    SIN([.$G$2])))  + (([.$B$2]*[.B107]/[.$E$2])*   SIN([.$E$2]*[.B107] + [.$G$2]))  + (([.$B$2]/POWER([.$E$2];2)) * (COS([.$E$2]*[.B107] + [.$G$2]) - COS([.$G$2])))" office:value-type="float" office:value="-14.1587849661438" calcext:value-type="float">
            <text:p>-14.1587849661</text:p>
          </table:table-cell>
          <table:table-cell table:formula="of:=SQRT(POWER([.H107];2)+POWER([.I107];2))" office:value-type="float" office:value="27.3478746432985" calcext:value-type="float">
            <text:p>27.34787464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08]*[.$D$2]" office:value-type="float" office:value="200" calcext:value-type="float">
            <text:p>200</text:p>
          </table:table-cell>
          <table:table-cell table:formula="of:=[.D107]+SIN(RADIANS([.$C108]))*MIN(([.$A$2]+([.B108]*[.$B$2]));[.$C$2])" office:value-type="float" office:value="23.047898189246" calcext:value-type="float">
            <text:p>23.0478981892</text:p>
          </table:table-cell>
          <table:table-cell table:formula="of:=[.E107]+COS(RADIANS([.$C108]))*MIN(([.$A$2]+([.B108]*[.$B$2]));[.$C$2])" office:value-type="float" office:value="-15.0472570483345" calcext:value-type="float">
            <text:p>-15.0472570483</text:p>
          </table:table-cell>
          <table:table-cell table:formula="of:=SQRT(([.D108]*[.D108])+([.E108]*[.E108]))" office:value-type="float" office:value="27.5249987397002" calcext:value-type="float">
            <text:p>27.5249987397</text:p>
          </table:table-cell>
          <table:table-cell/>
          <table:table-cell table:formula="of:=(([.$A$2]/[.$E$2])*((0-COS([.$E$2]*[.B108] + [.$G$2])) - (0-COS([.$G$2])))) + (([.$B$2]*[.B108]/[.$E$2])*(0-COS([.$E$2]*[.B108] + [.$G$2]))) + (([.$B$2]/POWER([.$E$2];2)) * (SIN([.$E$2]*[.B108] + [.$G$2]) - SIN([.$G$2])))" office:value-type="float" office:value="23.1702442050944" calcext:value-type="float">
            <text:p>23.1702442051</text:p>
          </table:table-cell>
          <table:table-cell table:formula="of:=(([.$A$2]/[.$E$2])*(   SIN([.$E$2]*[.B108] + [.$G$2])  -    SIN([.$G$2])))  + (([.$B$2]*[.B108]/[.$E$2])*   SIN([.$E$2]*[.B108] + [.$G$2]))  + (([.$B$2]/POWER([.$E$2];2)) * (COS([.$E$2]*[.B108] + [.$G$2]) - COS([.$G$2])))" office:value-type="float" office:value="-14.8182459955611" calcext:value-type="float">
            <text:p>-14.8182459956</text:p>
          </table:table-cell>
          <table:table-cell table:formula="of:=SQRT(POWER([.H108];2)+POWER([.I108];2))" office:value-type="float" office:value="27.5034657981258" calcext:value-type="float">
            <text:p>27.503465798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B109]*[.$D$2]" office:value-type="float" office:value="202" calcext:value-type="float">
            <text:p>202</text:p>
          </table:table-cell>
          <table:table-cell table:formula="of:=[.D108]+SIN(RADIANS([.$C109]))*MIN(([.$A$2]+([.B109]*[.$B$2]));[.$C$2])" office:value-type="float" office:value="22.7838005408877" calcext:value-type="float">
            <text:p>22.7838005409</text:p>
          </table:table-cell>
          <table:table-cell table:formula="of:=[.E108]+COS(RADIANS([.$C109]))*MIN(([.$A$2]+([.B109]*[.$B$2]));[.$C$2])" office:value-type="float" office:value="-15.700921665804" calcext:value-type="float">
            <text:p>-15.7009216658</text:p>
          </table:table-cell>
          <table:table-cell table:formula="of:=SQRT(([.D109]*[.D109])+([.E109]*[.E109]))" office:value-type="float" office:value="27.6698483595894" calcext:value-type="float">
            <text:p>27.6698483596</text:p>
          </table:table-cell>
          <table:table-cell/>
          <table:table-cell table:formula="of:=(([.$A$2]/[.$E$2])*((0-COS([.$E$2]*[.B109] + [.$G$2])) - (0-COS([.$G$2])))) + (([.$B$2]*[.B109]/[.$E$2])*(0-COS([.$E$2]*[.B109] + [.$G$2]))) + (([.$B$2]/POWER([.$E$2];2)) * (SIN([.$E$2]*[.B109] + [.$G$2]) - SIN([.$G$2])))" office:value-type="float" office:value="22.9184900384142" calcext:value-type="float">
            <text:p>22.9184900384</text:p>
          </table:table-cell>
          <table:table-cell table:formula="of:=(([.$A$2]/[.$E$2])*(   SIN([.$E$2]*[.B109] + [.$G$2])  -    SIN([.$G$2])))  + (([.$B$2]*[.B109]/[.$E$2])*   SIN([.$E$2]*[.B109] + [.$G$2]))  + (([.$B$2]/POWER([.$E$2];2)) * (COS([.$E$2]*[.B109] + [.$G$2]) - COS([.$G$2])))" office:value-type="float" office:value="-15.4740477808607" calcext:value-type="float">
            <text:p>-15.4740477809</text:p>
          </table:table-cell>
          <table:table-cell table:formula="of:=SQRT(POWER([.H109];2)+POWER([.I109];2))" office:value-type="float" office:value="27.6532699759947" calcext:value-type="float">
            <text:p>27.65326997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B110]*[.$D$2]" office:value-type="float" office:value="204" calcext:value-type="float">
            <text:p>204</text:p>
          </table:table-cell>
          <table:table-cell table:formula="of:=[.D109]+SIN(RADIANS([.$C110]))*MIN(([.$A$2]+([.B110]*[.$B$2]));[.$C$2])" office:value-type="float" office:value="22.4950175243039" calcext:value-type="float">
            <text:p>22.4950175243</text:p>
          </table:table-cell>
          <table:table-cell table:formula="of:=[.E109]+COS(RADIANS([.$C110]))*MIN(([.$A$2]+([.B110]*[.$B$2]));[.$C$2])" office:value-type="float" office:value="-16.3495389407303" calcext:value-type="float">
            <text:p>-16.3495389407</text:p>
          </table:table-cell>
          <table:table-cell table:formula="of:=SQRT(([.D110]*[.D110])+([.E110]*[.E110]))" office:value-type="float" office:value="27.8088697539687" calcext:value-type="float">
            <text:p>27.808869754</text:p>
          </table:table-cell>
          <table:table-cell/>
          <table:table-cell table:formula="of:=(([.$A$2]/[.$E$2])*((0-COS([.$E$2]*[.B110] + [.$G$2])) - (0-COS([.$G$2])))) + (([.$B$2]*[.B110]/[.$E$2])*(0-COS([.$E$2]*[.B110] + [.$G$2]))) + (([.$B$2]/POWER([.$E$2];2)) * (SIN([.$E$2]*[.B110] + [.$G$2]) - SIN([.$G$2])))" office:value-type="float" office:value="22.6420485248689" calcext:value-type="float">
            <text:p>22.6420485249</text:p>
          </table:table-cell>
          <table:table-cell table:formula="of:=(([.$A$2]/[.$E$2])*(   SIN([.$E$2]*[.B110] + [.$G$2])  -    SIN([.$G$2])))  + (([.$B$2]*[.B110]/[.$E$2])*   SIN([.$E$2]*[.B110] + [.$G$2]))  + (([.$B$2]/POWER([.$E$2];2)) * (COS([.$E$2]*[.B110] + [.$G$2]) - COS([.$G$2])))" office:value-type="float" office:value="-16.1252662663246" calcext:value-type="float">
            <text:p>-16.1252662663</text:p>
          </table:table-cell>
          <table:table-cell table:formula="of:=SQRT(POWER([.H110];2)+POWER([.I110];2))" office:value-type="float" office:value="27.7972403947296" calcext:value-type="float">
            <text:p>27.7972403947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B111]*[.$D$2]" office:value-type="float" office:value="206" calcext:value-type="float">
            <text:p>206</text:p>
          </table:table-cell>
          <table:table-cell table:formula="of:=[.D110]+SIN(RADIANS([.$C111]))*MIN(([.$A$2]+([.B111]*[.$B$2]));[.$C$2])" office:value-type="float" office:value="22.1815821543497" calcext:value-type="float">
            <text:p>22.1815821543</text:p>
          </table:table-cell>
          <table:table-cell table:formula="of:=[.E110]+COS(RADIANS([.$C111]))*MIN(([.$A$2]+([.B111]*[.$B$2]));[.$C$2])" office:value-type="float" office:value="-16.9921766838342" calcext:value-type="float">
            <text:p>-16.9921766838</text:p>
          </table:table-cell>
          <table:table-cell table:formula="of:=SQRT(([.D111]*[.D111])+([.E111]*[.E111]))" office:value-type="float" office:value="27.9420231072269" calcext:value-type="float">
            <text:p>27.9420231072</text:p>
          </table:table-cell>
          <table:table-cell/>
          <table:table-cell table:formula="of:=(([.$A$2]/[.$E$2])*((0-COS([.$E$2]*[.B111] + [.$G$2])) - (0-COS([.$G$2])))) + (([.$B$2]*[.B111]/[.$E$2])*(0-COS([.$E$2]*[.B111] + [.$G$2]))) + (([.$B$2]/POWER([.$E$2];2)) * (SIN([.$E$2]*[.B111] + [.$G$2]) - SIN([.$G$2])))" office:value-type="float" office:value="22.3409352306088" calcext:value-type="float">
            <text:p>22.3409352306</text:p>
          </table:table-cell>
          <table:table-cell table:formula="of:=(([.$A$2]/[.$E$2])*(   SIN([.$E$2]*[.B111] + [.$G$2])  -    SIN([.$G$2])))  + (([.$B$2]*[.B111]/[.$E$2])*   SIN([.$E$2]*[.B111] + [.$G$2]))  + (([.$B$2]/POWER([.$E$2];2)) * (COS([.$E$2]*[.B111] + [.$G$2]) - COS([.$G$2])))" office:value-type="float" office:value="-16.7709716862666" calcext:value-type="float">
            <text:p>-16.7709716863</text:p>
          </table:table-cell>
          <table:table-cell table:formula="of:=SQRT(POWER([.H111];2)+POWER([.I111];2))" office:value-type="float" office:value="27.935333867341" calcext:value-type="float">
            <text:p>27.935333867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B112]*[.$D$2]" office:value-type="float" office:value="208" calcext:value-type="float">
            <text:p>208</text:p>
          </table:table-cell>
          <table:table-cell table:formula="of:=[.D111]+SIN(RADIANS([.$C112]))*MIN(([.$A$2]+([.B112]*[.$B$2]));[.$C$2])" office:value-type="float" office:value="21.8435626291439" calcext:value-type="float">
            <text:p>21.8435626291</text:p>
          </table:table-cell>
          <table:table-cell table:formula="of:=[.E111]+COS(RADIANS([.$C112]))*MIN(([.$A$2]+([.B112]*[.$B$2]));[.$C$2])" office:value-type="float" office:value="-17.6278989506926" calcext:value-type="float">
            <text:p>-17.6278989507</text:p>
          </table:table-cell>
          <table:table-cell table:formula="of:=SQRT(([.D112]*[.D112])+([.E112]*[.E112]))" office:value-type="float" office:value="28.0692723409276" calcext:value-type="float">
            <text:p>28.0692723409</text:p>
          </table:table-cell>
          <table:table-cell/>
          <table:table-cell table:formula="of:=(([.$A$2]/[.$E$2])*((0-COS([.$E$2]*[.B112] + [.$G$2])) - (0-COS([.$G$2])))) + (([.$B$2]*[.B112]/[.$E$2])*(0-COS([.$E$2]*[.B112] + [.$G$2]))) + (([.$B$2]/POWER([.$E$2];2)) * (SIN([.$E$2]*[.B112] + [.$G$2]) - SIN([.$G$2])))" office:value-type="float" office:value="22.0152007350017" calcext:value-type="float">
            <text:p>22.015200735</text:p>
          </table:table-cell>
          <table:table-cell table:formula="of:=(([.$A$2]/[.$E$2])*(   SIN([.$E$2]*[.B112] + [.$G$2])  -    SIN([.$G$2])))  + (([.$B$2]*[.B112]/[.$E$2])*   SIN([.$E$2]*[.B112] + [.$G$2]))  + (([.$B$2]/POWER([.$E$2];2)) * (COS([.$E$2]*[.B112] + [.$G$2]) - COS([.$G$2])))" office:value-type="float" office:value="-17.4102298639372" calcext:value-type="float">
            <text:p>-17.4102298639</text:p>
          </table:table-cell>
          <table:table-cell table:formula="of:=SQRT(POWER([.H112];2)+POWER([.I112];2))" office:value-type="float" office:value="28.0675108856762" calcext:value-type="float">
            <text:p>28.067510885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B113]*[.$D$2]" office:value-type="float" office:value="210" calcext:value-type="float">
            <text:p>210</text:p>
          </table:table-cell>
          <table:table-cell table:formula="of:=[.D112]+SIN(RADIANS([.$C113]))*MIN(([.$A$2]+([.B113]*[.$B$2]));[.$C$2])" office:value-type="float" office:value="21.4810626291439" calcext:value-type="float">
            <text:p>21.4810626291</text:p>
          </table:table-cell>
          <table:table-cell table:formula="of:=[.E112]+COS(RADIANS([.$C113]))*MIN(([.$A$2]+([.B113]*[.$B$2]));[.$C$2])" office:value-type="float" office:value="-18.2557673684363" calcext:value-type="float">
            <text:p>-18.2557673684</text:p>
          </table:table-cell>
          <table:table-cell table:formula="of:=SQRT(([.D113]*[.D113])+([.E113]*[.E113]))" office:value-type="float" office:value="28.1905851994539" calcext:value-type="float">
            <text:p>28.1905851995</text:p>
          </table:table-cell>
          <table:table-cell/>
          <table:table-cell table:formula="of:=(([.$A$2]/[.$E$2])*((0-COS([.$E$2]*[.B113] + [.$G$2])) - (0-COS([.$G$2])))) + (([.$B$2]*[.B113]/[.$E$2])*(0-COS([.$E$2]*[.B113] + [.$G$2]))) + (([.$B$2]/POWER([.$E$2];2)) * (SIN([.$E$2]*[.B113] + [.$G$2]) - SIN([.$G$2])))" office:value-type="float" office:value="21.6649309543494" calcext:value-type="float">
            <text:p>21.6649309543</text:p>
          </table:table-cell>
          <table:table-cell table:formula="of:=(([.$A$2]/[.$E$2])*(   SIN([.$E$2]*[.B113] + [.$G$2])  -    SIN([.$G$2])))  + (([.$B$2]*[.B113]/[.$E$2])*   SIN([.$E$2]*[.B113] + [.$G$2]))  + (([.$B$2]/POWER([.$E$2];2)) * (COS([.$E$2]*[.B113] + [.$G$2]) - COS([.$G$2])))" office:value-type="float" office:value="-18.0421035293616" calcext:value-type="float">
            <text:p>-18.0421035294</text:p>
          </table:table-cell>
          <table:table-cell table:formula="of:=SQRT(POWER([.H113];2)+POWER([.I113];2))" office:value-type="float" office:value="28.193735705311" calcext:value-type="float">
            <text:p>28.19373570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B114]*[.$D$2]" office:value-type="float" office:value="212" calcext:value-type="float">
            <text:p>212</text:p>
          </table:table-cell>
          <table:table-cell table:formula="of:=[.D113]+SIN(RADIANS([.$C114]))*MIN(([.$A$2]+([.B114]*[.$B$2]));[.$C$2])" office:value-type="float" office:value="21.0942215662536" calcext:value-type="float">
            <text:p>21.0942215663</text:p>
          </table:table-cell>
          <table:table-cell table:formula="of:=[.E113]+COS(RADIANS([.$C114]))*MIN(([.$A$2]+([.B114]*[.$B$2]));[.$C$2])" office:value-type="float" office:value="-18.8748424786305" calcext:value-type="float">
            <text:p>-18.8748424786</text:p>
          </table:table-cell>
          <table:table-cell table:formula="of:=SQRT(([.D114]*[.D114])+([.E114]*[.E114]))" office:value-type="float" office:value="28.3059333370111" calcext:value-type="float">
            <text:p>28.305933337</text:p>
          </table:table-cell>
          <table:table-cell/>
          <table:table-cell table:formula="of:=(([.$A$2]/[.$E$2])*((0-COS([.$E$2]*[.B114] + [.$G$2])) - (0-COS([.$G$2])))) + (([.$B$2]*[.B114]/[.$E$2])*(0-COS([.$E$2]*[.B114] + [.$G$2]))) + (([.$B$2]/POWER([.$E$2];2)) * (SIN([.$E$2]*[.B114] + [.$G$2]) - SIN([.$G$2])))" office:value-type="float" office:value="21.2902474160455" calcext:value-type="float">
            <text:p>21.290247416</text:p>
          </table:table-cell>
          <table:table-cell table:formula="of:=(([.$A$2]/[.$E$2])*(   SIN([.$E$2]*[.B114] + [.$G$2])  -    SIN([.$G$2])))  + (([.$B$2]*[.B114]/[.$E$2])*   SIN([.$E$2]*[.B114] + [.$G$2]))  + (([.$B$2]/POWER([.$E$2];2)) * (COS([.$E$2]*[.B114] + [.$G$2]) - COS([.$G$2])))" office:value-type="float" office:value="-18.6656536542835" calcext:value-type="float">
            <text:p>-18.6656536543</text:p>
          </table:table-cell>
          <table:table-cell table:formula="of:=SQRT(POWER([.H114];2)+POWER([.I114];2))" office:value-type="float" office:value="28.3139764317571" calcext:value-type="float">
            <text:p>28.313976431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B115]*[.$D$2]" office:value-type="float" office:value="214" calcext:value-type="float">
            <text:p>214</text:p>
          </table:table-cell>
          <table:table-cell table:formula="of:=[.D114]+SIN(RADIANS([.$C115]))*MIN(([.$A$2]+([.B115]*[.$B$2]));[.$C$2])" office:value-type="float" office:value="20.6832147822026" calcext:value-type="float">
            <text:p>20.6832147822</text:p>
          </table:table-cell>
          <table:table-cell table:formula="of:=[.E114]+COS(RADIANS([.$C115]))*MIN(([.$A$2]+([.B115]*[.$B$2]));[.$C$2])" office:value-type="float" office:value="-19.4841850944585" calcext:value-type="float">
            <text:p>-19.4841850945</text:p>
          </table:table-cell>
          <table:table-cell table:formula="of:=SQRT(([.D115]*[.D115])+([.E115]*[.E115]))" office:value-type="float" office:value="28.4152924060592" calcext:value-type="float">
            <text:p>28.4152924061</text:p>
          </table:table-cell>
          <table:table-cell/>
          <table:table-cell table:formula="of:=(([.$A$2]/[.$E$2])*((0-COS([.$E$2]*[.B115] + [.$G$2])) - (0-COS([.$G$2])))) + (([.$B$2]*[.B115]/[.$E$2])*(0-COS([.$E$2]*[.B115] + [.$G$2]))) + (([.$B$2]/POWER([.$E$2];2)) * (SIN([.$E$2]*[.B115] + [.$G$2]) - SIN([.$G$2])))" office:value-type="float" office:value="20.8913074823791" calcext:value-type="float">
            <text:p>20.8913074824</text:p>
          </table:table-cell>
          <table:table-cell table:formula="of:=(([.$A$2]/[.$E$2])*(   SIN([.$E$2]*[.B115] + [.$G$2])  -    SIN([.$G$2])))  + (([.$B$2]*[.B115]/[.$E$2])*   SIN([.$E$2]*[.B115] + [.$G$2]))  + (([.$B$2]/POWER([.$E$2];2)) * (COS([.$E$2]*[.B115] + [.$G$2]) - COS([.$G$2])))" office:value-type="float" office:value="-19.2799408023559" calcext:value-type="float">
            <text:p>-19.2799408024</text:p>
          </table:table-cell>
          <table:table-cell table:formula="of:=SQRT(POWER([.H115];2)+POWER([.I115];2))" office:value-type="float" office:value="28.4282051080552" calcext:value-type="float">
            <text:p>28.428205108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B116]*[.$D$2]" office:value-type="float" office:value="216" calcext:value-type="float">
            <text:p>216</text:p>
          </table:table-cell>
          <table:table-cell table:formula="of:=[.D115]+SIN(RADIANS([.$C116]))*MIN(([.$A$2]+([.B116]*[.$B$2]));[.$C$2])" office:value-type="float" office:value="20.2482536955062" calcext:value-type="float">
            <text:p>20.2482536955</text:p>
          </table:table-cell>
          <table:table-cell table:formula="of:=[.E115]+COS(RADIANS([.$C116]))*MIN(([.$A$2]+([.B116]*[.$B$2]));[.$C$2])" office:value-type="float" office:value="-20.0828576702959" calcext:value-type="float">
            <text:p>-20.0828576703</text:p>
          </table:table-cell>
          <table:table-cell table:formula="of:=SQRT(([.D116]*[.D116])+([.E116]*[.E116]))" office:value-type="float" office:value="28.5186421472507" calcext:value-type="float">
            <text:p>28.5186421473</text:p>
          </table:table-cell>
          <table:table-cell/>
          <table:table-cell table:formula="of:=(([.$A$2]/[.$E$2])*((0-COS([.$E$2]*[.B116] + [.$G$2])) - (0-COS([.$G$2])))) + (([.$B$2]*[.B116]/[.$E$2])*(0-COS([.$E$2]*[.B116] + [.$G$2]))) + (([.$B$2]/POWER([.$E$2];2)) * (SIN([.$E$2]*[.B116] + [.$G$2]) - SIN([.$G$2])))" office:value-type="float" office:value="20.46830452326" calcext:value-type="float">
            <text:p>20.4683045233</text:p>
          </table:table-cell>
          <table:table-cell table:formula="of:=(([.$A$2]/[.$E$2])*(   SIN([.$E$2]*[.B116] + [.$G$2])  -    SIN([.$G$2])))  + (([.$B$2]*[.B116]/[.$E$2])*   SIN([.$E$2]*[.B116] + [.$G$2]))  + (([.$B$2]/POWER([.$E$2];2)) * (COS([.$E$2]*[.B116] + [.$G$2]) - COS([.$G$2])))" office:value-type="float" office:value="-19.8840264926803" calcext:value-type="float">
            <text:p>-19.8840264927</text:p>
          </table:table-cell>
          <table:table-cell table:formula="of:=SQRT(POWER([.H116];2)+POWER([.I116];2))" office:value-type="float" office:value="28.5363978038314" calcext:value-type="float">
            <text:p>28.536397803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B117]*[.$D$2]" office:value-type="float" office:value="218" calcext:value-type="float">
            <text:p>218</text:p>
          </table:table-cell>
          <table:table-cell table:formula="of:=[.D116]+SIN(RADIANS([.$C117]))*MIN(([.$A$2]+([.B117]*[.$B$2]));[.$C$2])" office:value-type="float" office:value="19.7895858963886" calcext:value-type="float">
            <text:p>19.7895858964</text:p>
          </table:table-cell>
          <table:table-cell table:formula="of:=[.E116]+COS(RADIANS([.$C117]))*MIN(([.$A$2]+([.B117]*[.$B$2]));[.$C$2])" office:value-type="float" office:value="-20.6699256817329" calcext:value-type="float">
            <text:p>-20.6699256817</text:p>
          </table:table-cell>
          <table:table-cell table:formula="of:=SQRT(([.D117]*[.D117])+([.E117]*[.E117]))" office:value-type="float" office:value="28.6159664809509" calcext:value-type="float">
            <text:p>28.615966481</text:p>
          </table:table-cell>
          <table:table-cell/>
          <table:table-cell table:formula="of:=(([.$A$2]/[.$E$2])*((0-COS([.$E$2]*[.B117] + [.$G$2])) - (0-COS([.$G$2])))) + (([.$B$2]*[.B117]/[.$E$2])*(0-COS([.$E$2]*[.B117] + [.$G$2]))) + (([.$B$2]/POWER([.$E$2];2)) * (SIN([.$E$2]*[.B117] + [.$G$2]) - SIN([.$G$2])))" office:value-type="float" office:value="20.0214680372082" calcext:value-type="float">
            <text:p>20.0214680372</text:p>
          </table:table-cell>
          <table:table-cell table:formula="of:=(([.$A$2]/[.$E$2])*(   SIN([.$E$2]*[.B117] + [.$G$2])  -    SIN([.$G$2])))  + (([.$B$2]*[.B117]/[.$E$2])*   SIN([.$E$2]*[.B117] + [.$G$2]))  + (([.$B$2]/POWER([.$E$2];2)) * (COS([.$E$2]*[.B117] + [.$G$2]) - COS([.$G$2])))" office:value-type="float" office:value="-20.4769745747684" calcext:value-type="float">
            <text:p>-20.4769745748</text:p>
          </table:table-cell>
          <table:table-cell table:formula="of:=SQRT(POWER([.H117];2)+POWER([.I117];2))" office:value-type="float" office:value="28.6385347058934" calcext:value-type="float">
            <text:p>28.638534705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18]*[.$D$2]" office:value-type="float" office:value="220" calcext:value-type="float">
            <text:p>220</text:p>
          </table:table-cell>
          <table:table-cell table:formula="of:=[.D117]+SIN(RADIANS([.$C118]))*MIN(([.$A$2]+([.B118]*[.$B$2]));[.$C$2])" office:value-type="float" office:value="19.3074951891237" calcext:value-type="float">
            <text:p>19.3074951891</text:p>
          </table:table-cell>
          <table:table-cell table:formula="of:=[.E117]+COS(RADIANS([.$C118]))*MIN(([.$A$2]+([.B118]*[.$B$2]));[.$C$2])" office:value-type="float" office:value="-21.2444590140722" calcext:value-type="float">
            <text:p>-21.2444590141</text:p>
          </table:table-cell>
          <table:table-cell table:formula="of:=SQRT(([.D118]*[.D118])+([.E118]*[.E118]))" office:value-type="float" office:value="28.7072536004165" calcext:value-type="float">
            <text:p>28.7072536004</text:p>
          </table:table-cell>
          <table:table-cell/>
          <table:table-cell table:formula="of:=(([.$A$2]/[.$E$2])*((0-COS([.$E$2]*[.B118] + [.$G$2])) - (0-COS([.$G$2])))) + (([.$B$2]*[.B118]/[.$E$2])*(0-COS([.$E$2]*[.B118] + [.$G$2]))) + (([.$B$2]/POWER([.$E$2];2)) * (SIN([.$E$2]*[.B118] + [.$G$2]) - SIN([.$G$2])))" office:value-type="float" office:value="19.551063720029" calcext:value-type="float">
            <text:p>19.55106372</text:p>
          </table:table-cell>
          <table:table-cell table:formula="of:=(([.$A$2]/[.$E$2])*(   SIN([.$E$2]*[.B118] + [.$G$2])  -    SIN([.$G$2])))  + (([.$B$2]*[.B118]/[.$E$2])*   SIN([.$E$2]*[.B118] + [.$G$2]))  + (([.$B$2]/POWER([.$E$2];2)) * (COS([.$E$2]*[.B118] + [.$G$2]) - COS([.$G$2])))" office:value-type="float" office:value="-21.0578526129678" calcext:value-type="float">
            <text:p>-21.057852613</text:p>
          </table:table-cell>
          <table:table-cell table:formula="of:=SQRT(POWER([.H118];2)+POWER([.I118];2))" office:value-type="float" office:value="28.7346002104451" calcext:value-type="float">
            <text:p>28.7346002104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B119]*[.$D$2]" office:value-type="float" office:value="222" calcext:value-type="float">
            <text:p>222</text:p>
          </table:table-cell>
          <table:table-cell table:formula="of:=[.D118]+SIN(RADIANS([.$C119]))*MIN(([.$A$2]+([.B119]*[.$B$2]));[.$C$2])" office:value-type="float" office:value="18.8023015813228" calcext:value-type="float">
            <text:p>18.8023015813</text:p>
          </table:table-cell>
          <table:table-cell table:formula="of:=[.E118]+COS(RADIANS([.$C119]))*MIN(([.$A$2]+([.B119]*[.$B$2]));[.$C$2])" office:value-type="float" office:value="-21.8055333573076" calcext:value-type="float">
            <text:p>-21.8055333573</text:p>
          </table:table-cell>
          <table:table-cell table:formula="of:=SQRT(([.D119]*[.D119])+([.E119]*[.E119]))" office:value-type="float" office:value="28.7924960667127" calcext:value-type="float">
            <text:p>28.7924960667</text:p>
          </table:table-cell>
          <table:table-cell/>
          <table:table-cell table:formula="of:=(([.$A$2]/[.$E$2])*((0-COS([.$E$2]*[.B119] + [.$G$2])) - (0-COS([.$G$2])))) + (([.$B$2]*[.B119]/[.$E$2])*(0-COS([.$E$2]*[.B119] + [.$G$2]))) + (([.$B$2]/POWER([.$E$2];2)) * (SIN([.$E$2]*[.B119] + [.$G$2]) - SIN([.$G$2])))" office:value-type="float" office:value="19.057393480663" calcext:value-type="float">
            <text:p>19.0573934807</text:p>
          </table:table-cell>
          <table:table-cell table:formula="of:=(([.$A$2]/[.$E$2])*(   SIN([.$E$2]*[.B119] + [.$G$2])  -    SIN([.$G$2])))  + (([.$B$2]*[.B119]/[.$E$2])*   SIN([.$E$2]*[.B119] + [.$G$2]))  + (([.$B$2]/POWER([.$E$2];2)) * (COS([.$E$2]*[.B119] + [.$G$2]) - COS([.$G$2])))" office:value-type="float" office:value="-21.6257332783676" calcext:value-type="float">
            <text:p>-21.6257332784</text:p>
          </table:table-cell>
          <table:table-cell table:formula="of:=SQRT(POWER([.H119];2)+POWER([.I119];2))" office:value-type="float" office:value="28.8245830169997" calcext:value-type="float">
            <text:p>28.82458301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120]*[.$D$2]" office:value-type="float" office:value="224" calcext:value-type="float">
            <text:p>224</text:p>
          </table:table-cell>
          <table:table-cell table:formula="of:=[.D119]+SIN(RADIANS([.$C120]))*MIN(([.$A$2]+([.B120]*[.$B$2]));[.$C$2])" office:value-type="float" office:value="18.2743612197739" calcext:value-type="float">
            <text:p>18.2743612198</text:p>
          </table:table-cell>
          <table:table-cell table:formula="of:=[.E119]+COS(RADIANS([.$C120]))*MIN(([.$A$2]+([.B120]*[.$B$2]));[.$C$2])" office:value-type="float" office:value="-22.352231605565" calcext:value-type="float">
            <text:p>-22.3522316056</text:p>
          </table:table-cell>
          <table:table-cell table:formula="of:=SQRT(([.D120]*[.D120])+([.E120]*[.E120]))" office:value-type="float" office:value="28.8716909054457" calcext:value-type="float">
            <text:p>28.8716909054</text:p>
          </table:table-cell>
          <table:table-cell/>
          <table:table-cell table:formula="of:=(([.$A$2]/[.$E$2])*((0-COS([.$E$2]*[.B120] + [.$G$2])) - (0-COS([.$G$2])))) + (([.$B$2]*[.B120]/[.$E$2])*(0-COS([.$E$2]*[.B120] + [.$G$2]))) + (([.$B$2]/POWER([.$E$2];2)) * (SIN([.$E$2]*[.B120] + [.$G$2]) - SIN([.$G$2])))" office:value-type="float" office:value="18.5407954037795" calcext:value-type="float">
            <text:p>18.5407954038</text:p>
          </table:table-cell>
          <table:table-cell table:formula="of:=(([.$A$2]/[.$E$2])*(   SIN([.$E$2]*[.B120] + [.$G$2])  -    SIN([.$G$2])))  + (([.$B$2]*[.B120]/[.$E$2])*   SIN([.$E$2]*[.B120] + [.$G$2]))  + (([.$B$2]/POWER([.$E$2];2)) * (COS([.$E$2]*[.B120] + [.$G$2]) - COS([.$G$2])))" office:value-type="float" office:value="-22.179695746177" calcext:value-type="float">
            <text:p>-22.1796957462</text:p>
          </table:table-cell>
          <table:table-cell table:formula="of:=SQRT(POWER([.H120];2)+POWER([.I120];2))" office:value-type="float" office:value="28.908476224073" calcext:value-type="float">
            <text:p>28.908476224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B121]*[.$D$2]" office:value-type="float" office:value="226" calcext:value-type="float">
            <text:p>226</text:p>
          </table:table-cell>
          <table:table-cell table:formula="of:=[.D120]+SIN(RADIANS([.$C121]))*MIN(([.$A$2]+([.B121]*[.$B$2]));[.$C$2])" office:value-type="float" office:value="17.7240662725148" calcext:value-type="float">
            <text:p>17.7240662725</text:p>
          </table:table-cell>
          <table:table-cell table:formula="of:=[.E120]+COS(RADIANS([.$C121]))*MIN(([.$A$2]+([.B121]*[.$B$2]));[.$C$2])" office:value-type="float" office:value="-22.8836452589661" calcext:value-type="float">
            <text:p>-22.883645259</text:p>
          </table:table-cell>
          <table:table-cell table:formula="of:=SQRT(([.D121]*[.D121])+([.E121]*[.E121]))" office:value-type="float" office:value="28.9448397053896" calcext:value-type="float">
            <text:p>28.9448397054</text:p>
          </table:table-cell>
          <table:table-cell/>
          <table:table-cell table:formula="of:=(([.$A$2]/[.$E$2])*((0-COS([.$E$2]*[.B121] + [.$G$2])) - (0-COS([.$G$2])))) + (([.$B$2]*[.B121]/[.$E$2])*(0-COS([.$E$2]*[.B121] + [.$G$2]))) + (([.$B$2]/POWER([.$E$2];2)) * (SIN([.$E$2]*[.B121] + [.$G$2]) - SIN([.$G$2])))" office:value-type="float" office:value="18.0016436587568" calcext:value-type="float">
            <text:p>18.0016436588</text:p>
          </table:table-cell>
          <table:table-cell table:formula="of:=(([.$A$2]/[.$E$2])*(   SIN([.$E$2]*[.B121] + [.$G$2])  -    SIN([.$G$2])))  + (([.$B$2]*[.B121]/[.$E$2])*   SIN([.$E$2]*[.B121] + [.$G$2]))  + (([.$B$2]/POWER([.$E$2];2)) * (COS([.$E$2]*[.B121] + [.$G$2]) - COS([.$G$2])))" office:value-type="float" office:value="-22.7188270965491" calcext:value-type="float">
            <text:p>-22.7188270965</text:p>
          </table:table-cell>
          <table:table-cell table:formula="of:=SQRT(POWER([.H121];2)+POWER([.I121];2))" office:value-type="float" office:value="28.9862774267368" calcext:value-type="float">
            <text:p>28.986277426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B122]*[.$D$2]" office:value-type="float" office:value="228" calcext:value-type="float">
            <text:p>228</text:p>
          </table:table-cell>
          <table:table-cell table:formula="of:=[.D121]+SIN(RADIANS([.$C122]))*MIN(([.$A$2]+([.B122]*[.$B$2]));[.$C$2])" office:value-type="float" office:value="17.1518447568973" calcext:value-type="float">
            <text:p>17.1518447569</text:p>
          </table:table-cell>
          <table:table-cell table:formula="of:=[.E121]+COS(RADIANS([.$C122]))*MIN(([.$A$2]+([.B122]*[.$B$2]));[.$C$2])" office:value-type="float" office:value="-23.3988758258624" calcext:value-type="float">
            <text:p>-23.3988758259</text:p>
          </table:table-cell>
          <table:table-cell table:formula="of:=SQRT(([.D122]*[.D122])+([.E122]*[.E122]))" office:value-type="float" office:value="29.0119487190853" calcext:value-type="float">
            <text:p>29.0119487191</text:p>
          </table:table-cell>
          <table:table-cell/>
          <table:table-cell table:formula="of:=(([.$A$2]/[.$E$2])*((0-COS([.$E$2]*[.B122] + [.$G$2])) - (0-COS([.$G$2])))) + (([.$B$2]*[.B122]/[.$E$2])*(0-COS([.$E$2]*[.B122] + [.$G$2]))) + (([.$B$2]/POWER([.$E$2];2)) * (SIN([.$E$2]*[.B122] + [.$G$2]) - SIN([.$G$2])))" office:value-type="float" office:value="17.4403483547668" calcext:value-type="float">
            <text:p>17.4403483548</text:p>
          </table:table-cell>
          <table:table-cell table:formula="of:=(([.$A$2]/[.$E$2])*(   SIN([.$E$2]*[.B122] + [.$G$2])  -    SIN([.$G$2])))  + (([.$B$2]*[.B122]/[.$E$2])*   SIN([.$E$2]*[.B122] + [.$G$2]))  + (([.$B$2]/POWER([.$E$2];2)) * (COS([.$E$2]*[.B122] + [.$G$2]) - COS([.$G$2])))" office:value-type="float" office:value="-23.2422237168009" calcext:value-type="float">
            <text:p>-23.2422237168</text:p>
          </table:table-cell>
          <table:table-cell table:formula="of:=SQRT(POWER([.H122];2)+POWER([.I122];2))" office:value-type="float" office:value="29.0579888161146" calcext:value-type="float">
            <text:p>29.057988816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B123]*[.$D$2]" office:value-type="float" office:value="230" calcext:value-type="float">
            <text:p>230</text:p>
          </table:table-cell>
          <table:table-cell table:formula="of:=[.D122]+SIN(RADIANS([.$C123]))*MIN(([.$A$2]+([.B123]*[.$B$2]));[.$C$2])" office:value-type="float" office:value="16.55816031348" calcext:value-type="float">
            <text:p>16.5581603135</text:p>
          </table:table-cell>
          <table:table-cell table:formula="of:=[.E122]+COS(RADIANS([.$C123]))*MIN(([.$A$2]+([.B123]*[.$B$2]));[.$C$2])" office:value-type="float" office:value="-23.8970362233695" calcext:value-type="float">
            <text:p>-23.8970362234</text:p>
          </table:table-cell>
          <table:table-cell table:formula="of:=SQRT(([.D123]*[.D123])+([.E123]*[.E123]))" office:value-type="float" office:value="29.0730289654852" calcext:value-type="float">
            <text:p>29.0730289655</text:p>
          </table:table-cell>
          <table:table-cell/>
          <table:table-cell table:formula="of:=(([.$A$2]/[.$E$2])*((0-COS([.$E$2]*[.B123] + [.$G$2])) - (0-COS([.$G$2])))) + (([.$B$2]*[.B123]/[.$E$2])*(0-COS([.$E$2]*[.B123] + [.$G$2]))) + (([.$B$2]/POWER([.$E$2];2)) * (SIN([.$E$2]*[.B123] + [.$G$2]) - SIN([.$G$2])))" office:value-type="float" office:value="16.8573553417651" calcext:value-type="float">
            <text:p>16.8573553418</text:p>
          </table:table-cell>
          <table:table-cell table:formula="of:=(([.$A$2]/[.$E$2])*(   SIN([.$E$2]*[.B123] + [.$G$2])  -    SIN([.$G$2])))  + (([.$B$2]*[.B123]/[.$E$2])*   SIN([.$E$2]*[.B123] + [.$G$2]))  + (([.$B$2]/POWER([.$E$2];2)) * (COS([.$E$2]*[.B123] + [.$G$2]) - COS([.$G$2])))" office:value-type="float" office:value="-23.748992702971" calcext:value-type="float">
            <text:p>-23.748992703</text:p>
          </table:table-cell>
          <table:table-cell table:formula="of:=SQRT(POWER([.H123];2)+POWER([.I123];2))" office:value-type="float" office:value="29.1236172808994" calcext:value-type="float">
            <text:p>29.123617280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B124]*[.$D$2]" office:value-type="float" office:value="232" calcext:value-type="float">
            <text:p>232</text:p>
          </table:table-cell>
          <table:table-cell table:formula="of:=[.D123]+SIN(RADIANS([.$C124]))*MIN(([.$A$2]+([.B124]*[.$B$2]));[.$C$2])" office:value-type="float" office:value="15.9435119256668" calcext:value-type="float">
            <text:p>15.9435119257</text:p>
          </table:table-cell>
          <table:table-cell table:formula="of:=[.E123]+COS(RADIANS([.$C124]))*MIN(([.$A$2]+([.B124]*[.$B$2]));[.$C$2])" office:value-type="float" office:value="-24.3772521741235" calcext:value-type="float">
            <text:p>-24.3772521741</text:p>
          </table:table-cell>
          <table:table-cell table:formula="of:=SQRT(([.D124]*[.D124])+([.E124]*[.E124]))" office:value-type="float" office:value="29.1280963347193" calcext:value-type="float">
            <text:p>29.1280963347</text:p>
          </table:table-cell>
          <table:table-cell/>
          <table:table-cell table:formula="of:=(([.$A$2]/[.$E$2])*((0-COS([.$E$2]*[.B124] + [.$G$2])) - (0-COS([.$G$2])))) + (([.$B$2]*[.B124]/[.$E$2])*(0-COS([.$E$2]*[.B124] + [.$G$2]))) + (([.$B$2]/POWER([.$E$2];2)) * (SIN([.$E$2]*[.B124] + [.$G$2]) - SIN([.$G$2])))" office:value-type="float" office:value="16.2531459572597" calcext:value-type="float">
            <text:p>16.2531459573</text:p>
          </table:table-cell>
          <table:table-cell table:formula="of:=(([.$A$2]/[.$E$2])*(   SIN([.$E$2]*[.B124] + [.$G$2])  -    SIN([.$G$2])))  + (([.$B$2]*[.B124]/[.$E$2])*   SIN([.$E$2]*[.B124] + [.$G$2]))  + (([.$B$2]/POWER([.$E$2];2)) * (COS([.$E$2]*[.B124] + [.$G$2]) - COS([.$G$2])))" office:value-type="float" office:value="-24.2382532586383" calcext:value-type="float">
            <text:p>-24.2382532586</text:p>
          </table:table-cell>
          <table:table-cell table:formula="of:=SQRT(POWER([.H124];2)+POWER([.I124];2))" office:value-type="float" office:value="29.1831745109726" calcext:value-type="float">
            <text:p>29.18317451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B125]*[.$D$2]" office:value-type="float" office:value="234" calcext:value-type="float">
            <text:p>234</text:p>
          </table:table-cell>
          <table:table-cell table:formula="of:=[.D124]+SIN(RADIANS([.$C125]))*MIN(([.$A$2]+([.B125]*[.$B$2]));[.$C$2])" office:value-type="float" office:value="15.3084335850825" calcext:value-type="float">
            <text:p>15.3084335851</text:p>
          </table:table-cell>
          <table:table-cell table:formula="of:=[.E124]+COS(RADIANS([.$C125]))*MIN(([.$A$2]+([.B125]*[.$B$2]));[.$C$2])" office:value-type="float" office:value="-24.8386635971731" calcext:value-type="float">
            <text:p>-24.8386635972</text:p>
          </table:table-cell>
          <table:table-cell table:formula="of:=SQRT(([.D125]*[.D125])+([.E125]*[.E125]))" office:value-type="float" office:value="29.1771716950498" calcext:value-type="float">
            <text:p>29.177171695</text:p>
          </table:table-cell>
          <table:table-cell/>
          <table:table-cell table:formula="of:=(([.$A$2]/[.$E$2])*((0-COS([.$E$2]*[.B125] + [.$G$2])) - (0-COS([.$G$2])))) + (([.$B$2]*[.B125]/[.$E$2])*(0-COS([.$E$2]*[.B125] + [.$G$2]))) + (([.$B$2]/POWER([.$E$2];2)) * (SIN([.$E$2]*[.B125] + [.$G$2]) - SIN([.$G$2])))" office:value-type="float" office:value="15.6282367188157" calcext:value-type="float">
            <text:p>15.6282367188</text:p>
          </table:table-cell>
          <table:table-cell table:formula="of:=(([.$A$2]/[.$E$2])*(   SIN([.$E$2]*[.B125] + [.$G$2])  -    SIN([.$G$2])))  + (([.$B$2]*[.B125]/[.$E$2])*   SIN([.$E$2]*[.B125] + [.$G$2]))  + (([.$B$2]/POWER([.$E$2];2)) * (COS([.$E$2]*[.B125] + [.$G$2]) - COS([.$G$2])))" office:value-type="float" office:value="-24.709138088921" calcext:value-type="float">
            <text:p>-24.7091380889</text:p>
          </table:table-cell>
          <table:table-cell table:formula="of:=SQRT(POWER([.H125];2)+POWER([.I125];2))" office:value-type="float" office:value="29.2366771031987" calcext:value-type="float">
            <text:p>29.236677103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B126]*[.$D$2]" office:value-type="float" office:value="236" calcext:value-type="float">
            <text:p>236</text:p>
          </table:table-cell>
          <table:table-cell table:formula="of:=[.D125]+SIN(RADIANS([.$C126]))*MIN(([.$A$2]+([.B126]*[.$B$2]));[.$C$2])" office:value-type="float" office:value="14.653493902764" calcext:value-type="float">
            <text:p>14.6534939028</text:p>
          </table:table-cell>
          <table:table-cell table:formula="of:=[.E125]+COS(RADIANS([.$C126]))*MIN(([.$A$2]+([.B126]*[.$B$2]));[.$C$2])" office:value-type="float" office:value="-25.280425990915" calcext:value-type="float">
            <text:p>-25.2804259909</text:p>
          </table:table-cell>
          <table:table-cell table:formula="of:=SQRT(([.D126]*[.D126])+([.E126]*[.E126]))" office:value-type="float" office:value="29.2202810020792" calcext:value-type="float">
            <text:p>29.2202810021</text:p>
          </table:table-cell>
          <table:table-cell/>
          <table:table-cell table:formula="of:=(([.$A$2]/[.$E$2])*((0-COS([.$E$2]*[.B126] + [.$G$2])) - (0-COS([.$G$2])))) + (([.$B$2]*[.B126]/[.$E$2])*(0-COS([.$E$2]*[.B126] + [.$G$2]))) + (([.$B$2]/POWER([.$E$2];2)) * (SIN([.$E$2]*[.B126] + [.$G$2]) - SIN([.$G$2])))" office:value-type="float" office:value="14.9831789623288" calcext:value-type="float">
            <text:p>14.9831789623</text:p>
          </table:table-cell>
          <table:table-cell table:formula="of:=(([.$A$2]/[.$E$2])*(   SIN([.$E$2]*[.B126] + [.$G$2])  -    SIN([.$G$2])))  + (([.$B$2]*[.B126]/[.$E$2])*   SIN([.$E$2]*[.B126] + [.$G$2]))  + (([.$B$2]/POWER([.$E$2];2)) * (COS([.$E$2]*[.B126] + [.$G$2]) - COS([.$G$2])))" office:value-type="float" office:value="-25.1607947875644" calcext:value-type="float">
            <text:p>-25.1607947876</text:p>
          </table:table-cell>
          <table:table-cell table:formula="of:=SQRT(POWER([.H126];2)+POWER([.I126];2))" office:value-type="float" office:value="29.2841466694711" calcext:value-type="float">
            <text:p>29.284146669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B127]*[.$D$2]" office:value-type="float" office:value="238" calcext:value-type="float">
            <text:p>238</text:p>
          </table:table-cell>
          <table:table-cell table:formula="of:=[.D126]+SIN(RADIANS([.$C127]))*MIN(([.$A$2]+([.B127]*[.$B$2]));[.$C$2])" office:value-type="float" office:value="13.9792956663196" calcext:value-type="float">
            <text:p>13.9792956663</text:p>
          </table:table-cell>
          <table:table-cell table:formula="of:=[.E126]+COS(RADIANS([.$C127]))*MIN(([.$A$2]+([.B127]*[.$B$2]));[.$C$2])" office:value-type="float" office:value="-25.7017118059804" calcext:value-type="float">
            <text:p>-25.701711806</text:p>
          </table:table-cell>
          <table:table-cell table:formula="of:=SQRT(([.D127]*[.D127])+([.E127]*[.E127]))" office:value-type="float" office:value="29.257455410272" calcext:value-type="float">
            <text:p>29.2574554103</text:p>
          </table:table-cell>
          <table:table-cell/>
          <table:table-cell table:formula="of:=(([.$A$2]/[.$E$2])*((0-COS([.$E$2]*[.B127] + [.$G$2])) - (0-COS([.$G$2])))) + (([.$B$2]*[.B127]/[.$E$2])*(0-COS([.$E$2]*[.B127] + [.$G$2]))) + (([.$B$2]/POWER([.$E$2];2)) * (SIN([.$E$2]*[.B127] + [.$G$2]) - SIN([.$G$2])))" office:value-type="float" office:value="14.3185584261851" calcext:value-type="float">
            <text:p>14.3185584262</text:p>
          </table:table-cell>
          <table:table-cell table:formula="of:=(([.$A$2]/[.$E$2])*(   SIN([.$E$2]*[.B127] + [.$G$2])  -    SIN([.$G$2])))  + (([.$B$2]*[.B127]/[.$E$2])*   SIN([.$E$2]*[.B127] + [.$G$2]))  + (([.$B$2]/POWER([.$E$2];2)) * (COS([.$E$2]*[.B127] + [.$G$2]) - COS([.$G$2])))" office:value-type="float" office:value="-25.5923872150265" calcext:value-type="float">
            <text:p>-25.592387215</text:p>
          </table:table-cell>
          <table:table-cell table:formula="of:=SQRT(POWER([.H127];2)+POWER([.I127];2))" office:value-type="float" office:value="29.3256099470741" calcext:value-type="float">
            <text:p>29.3256099471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28]*[.$D$2]" office:value-type="float" office:value="240" calcext:value-type="float">
            <text:p>240</text:p>
          </table:table-cell>
          <table:table-cell table:formula="of:=[.D127]+SIN(RADIANS([.$C128]))*MIN(([.$A$2]+([.B128]*[.$B$2]));[.$C$2])" office:value-type="float" office:value="13.2864753432921" calcext:value-type="float">
            <text:p>13.2864753433</text:p>
          </table:table-cell>
          <table:table-cell table:formula="of:=[.E127]+COS(RADIANS([.$C128]))*MIN(([.$A$2]+([.B128]*[.$B$2]));[.$C$2])" office:value-type="float" office:value="-26.1017118059804" calcext:value-type="float">
            <text:p>-26.101711806</text:p>
          </table:table-cell>
          <table:table-cell table:formula="of:=SQRT(([.D128]*[.D128])+([.E128]*[.E128]))" office:value-type="float" office:value="29.2887313868383" calcext:value-type="float">
            <text:p>29.2887313868</text:p>
          </table:table-cell>
          <table:table-cell/>
          <table:table-cell table:formula="of:=(([.$A$2]/[.$E$2])*((0-COS([.$E$2]*[.B128] + [.$G$2])) - (0-COS([.$G$2])))) + (([.$B$2]*[.B128]/[.$E$2])*(0-COS([.$E$2]*[.B128] + [.$G$2]))) + (([.$B$2]/POWER([.$E$2];2)) * (SIN([.$E$2]*[.B128] + [.$G$2]) - SIN([.$G$2])))" office:value-type="float" office:value="13.6349947814988" calcext:value-type="float">
            <text:p>13.6349947815</text:p>
          </table:table-cell>
          <table:table-cell table:formula="of:=(([.$A$2]/[.$E$2])*(   SIN([.$E$2]*[.B128] + [.$G$2])  -    SIN([.$G$2])))  + (([.$B$2]*[.B128]/[.$E$2])*   SIN([.$E$2]*[.B128] + [.$G$2]))  + (([.$B$2]/POWER([.$E$2];2)) * (COS([.$E$2]*[.B128] + [.$G$2]) - COS([.$G$2])))" office:value-type="float" office:value="-26.0030968654688" calcext:value-type="float">
            <text:p>-26.0030968655</text:p>
          </table:table-cell>
          <table:table-cell table:formula="of:=SQRT(POWER([.H128];2)+POWER([.I128];2))" office:value-type="float" office:value="29.3610989114245" calcext:value-type="float">
            <text:p>29.361098911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B129]*[.$D$2]" office:value-type="float" office:value="242" calcext:value-type="float">
            <text:p>242</text:p>
          </table:table-cell>
          <table:table-cell table:formula="of:=[.D128]+SIN(RADIANS([.$C129]))*MIN(([.$A$2]+([.B129]*[.$B$2]));[.$C$2])" office:value-type="float" office:value="12.5757025310406" calcext:value-type="float">
            <text:p>12.575702531</text:p>
          </table:table-cell>
          <table:table-cell table:formula="of:=[.E128]+COS(RADIANS([.$C129]))*MIN(([.$A$2]+([.B129]*[.$B$2]));[.$C$2])" office:value-type="float" office:value="-26.479636414023" calcext:value-type="float">
            <text:p>-26.479636414</text:p>
          </table:table-cell>
          <table:table-cell table:formula="of:=SQRT(([.D129]*[.D129])+([.E129]*[.E129]))" office:value-type="float" office:value="29.3141508280229" calcext:value-type="float">
            <text:p>29.314150828</text:p>
          </table:table-cell>
          <table:table-cell/>
          <table:table-cell table:formula="of:=(([.$A$2]/[.$E$2])*((0-COS([.$E$2]*[.B129] + [.$G$2])) - (0-COS([.$G$2])))) + (([.$B$2]*[.B129]/[.$E$2])*(0-COS([.$E$2]*[.B129] + [.$G$2]))) + (([.$B$2]/POWER([.$E$2];2)) * (SIN([.$E$2]*[.B129] + [.$G$2]) - SIN([.$G$2])))" office:value-type="float" office:value="12.9331411087056" calcext:value-type="float">
            <text:p>12.9331411087</text:p>
          </table:table-cell>
          <table:table-cell table:formula="of:=(([.$A$2]/[.$E$2])*(   SIN([.$E$2]*[.B129] + [.$G$2])  -    SIN([.$G$2])))  + (([.$B$2]*[.B129]/[.$E$2])*   SIN([.$E$2]*[.B129] + [.$G$2]))  + (([.$B$2]/POWER([.$E$2];2)) * (COS([.$E$2]*[.B129] + [.$G$2]) - COS([.$G$2])))" office:value-type="float" office:value="-26.3921242205606" calcext:value-type="float">
            <text:p>-26.3921242206</text:p>
          </table:table-cell>
          <table:table-cell table:formula="of:=SQRT(POWER([.H129];2)+POWER([.I129];2))" office:value-type="float" office:value="29.3906508912476" calcext:value-type="float">
            <text:p>29.390650891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B130]*[.$D$2]" office:value-type="float" office:value="244" calcext:value-type="float">
            <text:p>244</text:p>
          </table:table-cell>
          <table:table-cell table:formula="of:=[.D129]+SIN(RADIANS([.$C130]))*MIN(([.$A$2]+([.B130]*[.$B$2]));[.$C$2])" office:value-type="float" office:value="11.8476793535383" calcext:value-type="float">
            <text:p>11.8476793535</text:p>
          </table:table-cell>
          <table:table-cell table:formula="of:=[.E129]+COS(RADIANS([.$C130]))*MIN(([.$A$2]+([.B130]*[.$B$2]));[.$C$2])" office:value-type="float" office:value="-26.8347170429222" calcext:value-type="float">
            <text:p>-26.8347170429</text:p>
          </table:table-cell>
          <table:table-cell table:formula="of:=SQRT(([.D130]*[.D130])+([.E130]*[.E130]))" office:value-type="float" office:value="29.3337611778298" calcext:value-type="float">
            <text:p>29.3337611778</text:p>
          </table:table-cell>
          <table:table-cell/>
          <table:table-cell table:formula="of:=(([.$A$2]/[.$E$2])*((0-COS([.$E$2]*[.B130] + [.$G$2])) - (0-COS([.$G$2])))) + (([.$B$2]*[.B130]/[.$E$2])*(0-COS([.$E$2]*[.B130] + [.$G$2]))) + (([.$B$2]/POWER([.$E$2];2)) * (SIN([.$E$2]*[.B130] + [.$G$2]) - SIN([.$G$2])))" office:value-type="float" office:value="12.2136833208658" calcext:value-type="float">
            <text:p>12.2136833209</text:p>
          </table:table-cell>
          <table:table-cell table:formula="of:=(([.$A$2]/[.$E$2])*(   SIN([.$E$2]*[.B130] + [.$G$2])  -    SIN([.$G$2])))  + (([.$B$2]*[.B130]/[.$E$2])*   SIN([.$E$2]*[.B130] + [.$G$2]))  + (([.$B$2]/POWER([.$E$2];2)) * (COS([.$E$2]*[.B130] + [.$G$2]) - COS([.$G$2])))" office:value-type="float" office:value="-26.7586900880155" calcext:value-type="float">
            <text:p>-26.758690088</text:p>
          </table:table-cell>
          <table:table-cell table:formula="of:=SQRT(POWER([.H130];2)+POWER([.I130];2))" office:value-type="float" office:value="29.4143086862305" calcext:value-type="float">
            <text:p>29.414308686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B131]*[.$D$2]" office:value-type="float" office:value="246" calcext:value-type="float">
            <text:p>246</text:p>
          </table:table-cell>
          <table:table-cell table:formula="of:=[.D130]+SIN(RADIANS([.$C131]))*MIN(([.$A$2]+([.B131]*[.$B$2]));[.$C$2])" office:value-type="float" office:value="11.1031398055596" calcext:value-type="float">
            <text:p>11.1031398056</text:p>
          </table:table-cell>
          <table:table-cell table:formula="of:=[.E130]+COS(RADIANS([.$C131]))*MIN(([.$A$2]+([.B131]*[.$B$2]));[.$C$2])" office:value-type="float" office:value="-27.166207407029" calcext:value-type="float">
            <text:p>-27.166207407</text:p>
          </table:table-cell>
          <table:table-cell table:formula="of:=SQRT(([.D131]*[.D131])+([.E131]*[.E131]))" office:value-type="float" office:value="29.3476155491978" calcext:value-type="float">
            <text:p>29.3476155492</text:p>
          </table:table-cell>
          <table:table-cell/>
          <table:table-cell table:formula="of:=(([.$A$2]/[.$E$2])*((0-COS([.$E$2]*[.B131] + [.$G$2])) - (0-COS([.$G$2])))) + (([.$B$2]*[.B131]/[.$E$2])*(0-COS([.$E$2]*[.B131] + [.$G$2]))) + (([.$B$2]/POWER([.$E$2];2)) * (SIN([.$E$2]*[.B131] + [.$G$2]) - SIN([.$G$2])))" office:value-type="float" office:value="11.4773395341144" calcext:value-type="float">
            <text:p>11.4773395341</text:p>
          </table:table-cell>
          <table:table-cell table:formula="of:=(([.$A$2]/[.$E$2])*(   SIN([.$E$2]*[.B131] + [.$G$2])  -    SIN([.$G$2])))  + (([.$B$2]*[.B131]/[.$E$2])*   SIN([.$E$2]*[.B131] + [.$G$2]))  + (([.$B$2]/POWER([.$E$2];2)) * (COS([.$E$2]*[.B131] + [.$G$2]) - COS([.$G$2])))" office:value-type="float" office:value="-27.1020369227835" calcext:value-type="float">
            <text:p>-27.1020369228</text:p>
          </table:table-cell>
          <table:table-cell table:formula="of:=SQRT(POWER([.H131];2)+POWER([.I131];2))" office:value-type="float" office:value="29.4321206871891" calcext:value-type="float">
            <text:p>29.4321206872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B132]*[.$D$2]" office:value-type="float" office:value="248" calcext:value-type="float">
            <text:p>248</text:p>
          </table:table-cell>
          <table:table-cell table:formula="of:=[.D131]+SIN(RADIANS([.$C132]))*MIN(([.$A$2]+([.B132]*[.$B$2]));[.$C$2])" office:value-type="float" office:value="10.3428490448148" calcext:value-type="float">
            <text:p>10.3428490448</text:p>
          </table:table-cell>
          <table:table-cell table:formula="of:=[.E131]+COS(RADIANS([.$C132]))*MIN(([.$A$2]+([.B132]*[.$B$2]));[.$C$2])" office:value-type="float" office:value="-27.47338481363" calcext:value-type="float">
            <text:p>-27.4733848136</text:p>
          </table:table-cell>
          <table:table-cell table:formula="of:=SQRT(([.D132]*[.D132])+([.E132]*[.E132]))" office:value-type="float" office:value="29.3557728476295" calcext:value-type="float">
            <text:p>29.3557728476</text:p>
          </table:table-cell>
          <table:table-cell/>
          <table:table-cell table:formula="of:=(([.$A$2]/[.$E$2])*((0-COS([.$E$2]*[.B132] + [.$G$2])) - (0-COS([.$G$2])))) + (([.$B$2]*[.B132]/[.$E$2])*(0-COS([.$E$2]*[.B132] + [.$G$2]))) + (([.$B$2]/POWER([.$E$2];2)) * (SIN([.$E$2]*[.B132] + [.$G$2]) - SIN([.$G$2])))" office:value-type="float" office:value="10.7248593857721" calcext:value-type="float">
            <text:p>10.7248593858</text:p>
          </table:table-cell>
          <table:table-cell table:formula="of:=(([.$A$2]/[.$E$2])*(   SIN([.$E$2]*[.B132] + [.$G$2])  -    SIN([.$G$2])))  + (([.$B$2]*[.B132]/[.$E$2])*   SIN([.$E$2]*[.B132] + [.$G$2]))  + (([.$B$2]/POWER([.$E$2];2)) * (COS([.$E$2]*[.B132] + [.$G$2]) - COS([.$G$2])))" office:value-type="float" office:value="-27.4214301288367" calcext:value-type="float">
            <text:p>-27.4214301288</text:p>
          </table:table-cell>
          <table:table-cell table:formula="of:=SQRT(POWER([.H132];2)+POWER([.I132];2))" office:value-type="float" office:value="29.4441409987668" calcext:value-type="float">
            <text:p>29.444140998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B133]*[.$D$2]" office:value-type="float" office:value="250" calcext:value-type="float">
            <text:p>250</text:p>
          </table:table-cell>
          <table:table-cell table:formula="of:=[.D132]+SIN(RADIANS([.$C133]))*MIN(([.$A$2]+([.B133]*[.$B$2]));[.$C$2])" office:value-type="float" office:value="9.56760263266646" calcext:value-type="float">
            <text:p>9.5676026327</text:p>
          </table:table-cell>
          <table:table-cell table:formula="of:=[.E132]+COS(RADIANS([.$C133]))*MIN(([.$A$2]+([.B133]*[.$B$2]));[.$C$2])" office:value-type="float" office:value="-27.7555514318737" calcext:value-type="float">
            <text:p>-27.7555514319</text:p>
          </table:table-cell>
          <table:table-cell table:formula="of:=SQRT(([.D133]*[.D133])+([.E133]*[.E133]))" office:value-type="float" office:value="29.3582978972554" calcext:value-type="float">
            <text:p>29.3582978973</text:p>
          </table:table-cell>
          <table:table-cell/>
          <table:table-cell table:formula="of:=(([.$A$2]/[.$E$2])*((0-COS([.$E$2]*[.B133] + [.$G$2])) - (0-COS([.$G$2])))) + (([.$B$2]*[.B133]/[.$E$2])*(0-COS([.$E$2]*[.B133] + [.$G$2]))) + (([.$B$2]/POWER([.$E$2];2)) * (SIN([.$E$2]*[.B133] + [.$G$2]) - SIN([.$G$2])))" office:value-type="float" office:value="9.95702330071465" calcext:value-type="float">
            <text:p>9.9570233007</text:p>
          </table:table-cell>
          <table:table-cell table:formula="of:=(([.$A$2]/[.$E$2])*(   SIN([.$E$2]*[.B133] + [.$G$2])  -    SIN([.$G$2])))  + (([.$B$2]*[.B133]/[.$E$2])*   SIN([.$E$2]*[.B133] + [.$G$2]))  + (([.$B$2]/POWER([.$E$2];2)) * (COS([.$E$2]*[.B133] + [.$G$2]) - COS([.$G$2])))" office:value-type="float" office:value="-27.716159339501" calcext:value-type="float">
            <text:p>-27.7161593395</text:p>
          </table:table-cell>
          <table:table-cell table:formula="of:=SQRT(POWER([.H133];2)+POWER([.I133];2))" office:value-type="float" office:value="29.4504295646699" calcext:value-type="float">
            <text:p>29.450429564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B134]*[.$D$2]" office:value-type="float" office:value="252" calcext:value-type="float">
            <text:p>252</text:p>
          </table:table-cell>
          <table:table-cell table:formula="of:=[.D133]+SIN(RADIANS([.$C134]))*MIN(([.$A$2]+([.B134]*[.$B$2]));[.$C$2])" office:value-type="float" office:value="8.77822572414148" calcext:value-type="float">
            <text:p>8.7782257241</text:p>
          </table:table-cell>
          <table:table-cell table:formula="of:=[.E133]+COS(RADIANS([.$C134]))*MIN(([.$A$2]+([.B134]*[.$B$2]));[.$C$2])" office:value-type="float" office:value="-28.0120355372049" calcext:value-type="float">
            <text:p>-28.0120355372</text:p>
          </table:table-cell>
          <table:table-cell table:formula="of:=SQRT(([.D134]*[.D134])+([.E134]*[.E134]))" office:value-type="float" office:value="29.355261569293" calcext:value-type="float">
            <text:p>29.3552615693</text:p>
          </table:table-cell>
          <table:table-cell/>
          <table:table-cell table:formula="of:=(([.$A$2]/[.$E$2])*((0-COS([.$E$2]*[.B134] + [.$G$2])) - (0-COS([.$G$2])))) + (([.$B$2]*[.B134]/[.$E$2])*(0-COS([.$E$2]*[.B134] + [.$G$2]))) + (([.$B$2]/POWER([.$E$2];2)) * (SIN([.$E$2]*[.B134] + [.$G$2]) - SIN([.$G$2])))" office:value-type="float" office:value="9.17464170667451" calcext:value-type="float">
            <text:p>9.1746417067</text:p>
          </table:table-cell>
          <table:table-cell table:formula="of:=(([.$A$2]/[.$E$2])*(   SIN([.$E$2]*[.B134] + [.$G$2])  -    SIN([.$G$2])))  + (([.$B$2]*[.B134]/[.$E$2])*   SIN([.$E$2]*[.B134] + [.$G$2]))  + (([.$B$2]/POWER([.$E$2];2)) * (COS([.$E$2]*[.B134] + [.$G$2]) - COS([.$G$2])))" office:value-type="float" office:value="-27.9855396743037" calcext:value-type="float">
            <text:p>-27.9855396743</text:p>
          </table:table-cell>
          <table:table-cell table:formula="of:=SQRT(POWER([.H134];2)+POWER([.I134];2))" office:value-type="float" office:value="29.4510522954253" calcext:value-type="float">
            <text:p>29.4510522954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B135]*[.$D$2]" office:value-type="float" office:value="254" calcext:value-type="float">
            <text:p>254</text:p>
          </table:table-cell>
          <table:table-cell table:formula="of:=[.D134]+SIN(RADIANS([.$C135]))*MIN(([.$A$2]+([.B135]*[.$B$2]));[.$C$2])" office:value-type="float" office:value="7.97557220803298" calcext:value-type="float">
            <text:p>7.975572208</text:p>
          </table:table-cell>
          <table:table-cell table:formula="of:=[.E134]+COS(RADIANS([.$C135]))*MIN(([.$A$2]+([.B135]*[.$B$2]));[.$C$2])" office:value-type="float" office:value="-28.2421927293121" calcext:value-type="float">
            <text:p>-28.2421927293</text:p>
          </table:table-cell>
          <table:table-cell table:formula="of:=SQRT(([.D135]*[.D135])+([.E135]*[.E135]))" office:value-type="float" office:value="29.3467409128366" calcext:value-type="float">
            <text:p>29.3467409128</text:p>
          </table:table-cell>
          <table:table-cell/>
          <table:table-cell table:formula="of:=(([.$A$2]/[.$E$2])*((0-COS([.$E$2]*[.B135] + [.$G$2])) - (0-COS([.$G$2])))) + (([.$B$2]*[.B135]/[.$E$2])*(0-COS([.$E$2]*[.B135] + [.$G$2]))) + (([.$B$2]/POWER([.$E$2];2)) * (SIN([.$E$2]*[.B135] + [.$G$2]) - SIN([.$G$2])))" office:value-type="float" office:value="8.37855419922841" calcext:value-type="float">
            <text:p>8.3785541992</text:p>
          </table:table-cell>
          <table:table-cell table:formula="of:=(([.$A$2]/[.$E$2])*(   SIN([.$E$2]*[.B135] + [.$G$2])  -    SIN([.$G$2])))  + (([.$B$2]*[.B135]/[.$E$2])*   SIN([.$E$2]*[.B135] + [.$G$2]))  + (([.$B$2]/POWER([.$E$2];2)) * (COS([.$E$2]*[.B135] + [.$G$2]) - COS([.$G$2])))" office:value-type="float" office:value="-28.2289129703303" calcext:value-type="float">
            <text:p>-28.2289129703</text:p>
          </table:table-cell>
          <table:table-cell table:formula="of:=SQRT(POWER([.H135];2)+POWER([.I135];2))" office:value-type="float" office:value="29.4460811986228" calcext:value-type="float">
            <text:p>29.446081198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136]*[.$D$2]" office:value-type="float" office:value="256" calcext:value-type="float">
            <text:p>256</text:p>
          </table:table-cell>
          <table:table-cell table:formula="of:=[.D135]+SIN(RADIANS([.$C136]))*MIN(([.$A$2]+([.B136]*[.$B$2]));[.$C$2])" office:value-type="float" office:value="7.16052379796115" calcext:value-type="float">
            <text:p>7.160523798</text:p>
          </table:table-cell>
          <table:table-cell table:formula="of:=[.E135]+COS(RADIANS([.$C136]))*MIN(([.$A$2]+([.B136]*[.$B$2]));[.$C$2])" office:value-type="float" office:value="-28.4454071216158" calcext:value-type="float">
            <text:p>-28.4454071216</text:p>
          </table:table-cell>
          <table:table-cell table:formula="of:=SQRT(([.D136]*[.D136])+([.E136]*[.E136]))" office:value-type="float" office:value="29.3328192878837" calcext:value-type="float">
            <text:p>29.3328192879</text:p>
          </table:table-cell>
          <table:table-cell/>
          <table:table-cell table:formula="of:=(([.$A$2]/[.$E$2])*((0-COS([.$E$2]*[.B136] + [.$G$2])) - (0-COS([.$G$2])))) + (([.$B$2]*[.B136]/[.$E$2])*(0-COS([.$E$2]*[.B136] + [.$G$2]))) + (([.$B$2]/POWER([.$E$2];2)) * (SIN([.$E$2]*[.B136] + [.$G$2]) - SIN([.$G$2])))" office:value-type="float" office:value="7.56962865730317" calcext:value-type="float">
            <text:p>7.5696286573</text:p>
          </table:table-cell>
          <table:table-cell table:formula="of:=(([.$A$2]/[.$E$2])*(   SIN([.$E$2]*[.B136] + [.$G$2])  -    SIN([.$G$2])))  + (([.$B$2]*[.B136]/[.$E$2])*   SIN([.$E$2]*[.B136] + [.$G$2]))  + (([.$B$2]/POWER([.$E$2];2)) * (COS([.$E$2]*[.B136] + [.$G$2]) - COS([.$G$2])))" office:value-type="float" office:value="-28.4456489861055" calcext:value-type="float">
            <text:p>-28.4456489861</text:p>
          </table:table-cell>
          <table:table-cell table:formula="of:=SQRT(POWER([.H136];2)+POWER([.I136];2))" office:value-type="float" office:value="29.4355945115806" calcext:value-type="float">
            <text:p>29.435594511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B137]*[.$D$2]" office:value-type="float" office:value="258" calcext:value-type="float">
            <text:p>258</text:p>
          </table:table-cell>
          <table:table-cell table:formula="of:=[.D136]+SIN(RADIANS([.$C137]))*MIN(([.$A$2]+([.B137]*[.$B$2]));[.$C$2])" office:value-type="float" office:value="6.33398907534108" calcext:value-type="float">
            <text:p>6.3339890753</text:p>
          </table:table-cell>
          <table:table-cell table:formula="of:=[.E136]+COS(RADIANS([.$C137]))*MIN(([.$A$2]+([.B137]*[.$B$2]));[.$C$2])" office:value-type="float" office:value="-28.6210925003568" calcext:value-type="float">
            <text:p>-28.6210925004</text:p>
          </table:table-cell>
          <table:table-cell table:formula="of:=SQRT(([.D137]*[.D137])+([.E137]*[.E137]))" office:value-type="float" office:value="29.3135865004697" calcext:value-type="float">
            <text:p>29.3135865005</text:p>
          </table:table-cell>
          <table:table-cell/>
          <table:table-cell table:formula="of:=(([.$A$2]/[.$E$2])*((0-COS([.$E$2]*[.B137] + [.$G$2])) - (0-COS([.$G$2])))) + (([.$B$2]*[.B137]/[.$E$2])*(0-COS([.$E$2]*[.B137] + [.$G$2]))) + (([.$B$2]/POWER([.$E$2];2)) * (SIN([.$E$2]*[.B137] + [.$G$2]) - SIN([.$G$2])))" office:value-type="float" office:value="6.74876031010782" calcext:value-type="float">
            <text:p>6.7487603101</text:p>
          </table:table-cell>
          <table:table-cell table:formula="of:=(([.$A$2]/[.$E$2])*(   SIN([.$E$2]*[.B137] + [.$G$2])  -    SIN([.$G$2])))  + (([.$B$2]*[.B137]/[.$E$2])*   SIN([.$E$2]*[.B137] + [.$G$2]))  + (([.$B$2]/POWER([.$E$2];2)) * (COS([.$E$2]*[.B137] + [.$G$2]) - COS([.$G$2])))" office:value-type="float" office:value="-28.6351465760423" calcext:value-type="float">
            <text:p>-28.635146576</text:p>
          </table:table-cell>
          <table:table-cell table:formula="of:=SQRT(POWER([.H137];2)+POWER([.I137];2))" office:value-type="float" office:value="29.4196768363405" calcext:value-type="float">
            <text:p>29.419676836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138]*[.$D$2]" office:value-type="float" office:value="260" calcext:value-type="float">
            <text:p>260</text:p>
          </table:table-cell>
          <table:table-cell table:formula="of:=[.D137]+SIN(RADIANS([.$C138]))*MIN(([.$A$2]+([.B138]*[.$B$2]));[.$C$2])" office:value-type="float" office:value="5.4969024852807" calcext:value-type="float">
            <text:p>5.4969024853</text:p>
          </table:table-cell>
          <table:table-cell table:formula="of:=[.E137]+COS(RADIANS([.$C138]))*MIN(([.$A$2]+([.B138]*[.$B$2]));[.$C$2])" office:value-type="float" office:value="-28.7686934513737" calcext:value-type="float">
            <text:p>-28.7686934514</text:p>
          </table:table-cell>
          <table:table-cell table:formula="of:=SQRT(([.D138]*[.D138])+([.E138]*[.E138]))" office:value-type="float" office:value="29.2891389397469" calcext:value-type="float">
            <text:p>29.2891389397</text:p>
          </table:table-cell>
          <table:table-cell/>
          <table:table-cell table:formula="of:=(([.$A$2]/[.$E$2])*((0-COS([.$E$2]*[.B138] + [.$G$2])) - (0-COS([.$G$2])))) + (([.$B$2]*[.B138]/[.$E$2])*(0-COS([.$E$2]*[.B138] + [.$G$2]))) + (([.$B$2]/POWER([.$E$2];2)) * (SIN([.$E$2]*[.B138] + [.$G$2]) - SIN([.$G$2])))" office:value-type="float" office:value="5.91687075647824" calcext:value-type="float">
            <text:p>5.9168707565</text:p>
          </table:table-cell>
          <table:table-cell table:formula="of:=(([.$A$2]/[.$E$2])*(   SIN([.$E$2]*[.B138] + [.$G$2])  -    SIN([.$G$2])))  + (([.$B$2]*[.B138]/[.$E$2])*   SIN([.$E$2]*[.B138] + [.$G$2]))  + (([.$B$2]/POWER([.$E$2];2)) * (COS([.$E$2]*[.B138] + [.$G$2]) - COS([.$G$2])))" office:value-type="float" office:value="-28.7968348335323" calcext:value-type="float">
            <text:p>-28.7968348335</text:p>
          </table:table-cell>
          <table:table-cell table:formula="of:=SQRT(POWER([.H138];2)+POWER([.I138];2))" office:value-type="float" office:value="29.3984192768694" calcext:value-type="float">
            <text:p>29.3984192769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139]*[.$D$2]" office:value-type="float" office:value="262" calcext:value-type="float">
            <text:p>262</text:p>
          </table:table-cell>
          <table:table-cell table:formula="of:=[.D138]+SIN(RADIANS([.$C139]))*MIN(([.$A$2]+([.B139]*[.$B$2]));[.$C$2])" office:value-type="float" office:value="4.65022328650666" calcext:value-type="float">
            <text:p>4.6502232865</text:p>
          </table:table-cell>
          <table:table-cell table:formula="of:=[.E138]+COS(RADIANS([.$C139]))*MIN(([.$A$2]+([.B139]*[.$B$2]));[.$C$2])" office:value-type="float" office:value="-28.8876864526946" calcext:value-type="float">
            <text:p>-28.8876864527</text:p>
          </table:table-cell>
          <table:table-cell table:formula="of:=SQRT(([.D139]*[.D139])+([.E139]*[.E139]))" office:value-type="float" office:value="29.2595797167964" calcext:value-type="float">
            <text:p>29.2595797168</text:p>
          </table:table-cell>
          <table:table-cell/>
          <table:table-cell table:formula="of:=(([.$A$2]/[.$E$2])*((0-COS([.$E$2]*[.B139] + [.$G$2])) - (0-COS([.$G$2])))) + (([.$B$2]*[.B139]/[.$E$2])*(0-COS([.$E$2]*[.B139] + [.$G$2]))) + (([.$B$2]/POWER([.$E$2];2)) * (SIN([.$E$2]*[.B139] + [.$G$2]) - SIN([.$G$2])))" office:value-type="float" office:value="5.07490693769449" calcext:value-type="float">
            <text:p>5.0749069377</text:p>
          </table:table-cell>
          <table:table-cell table:formula="of:=(([.$A$2]/[.$E$2])*(   SIN([.$E$2]*[.B139] + [.$G$2])  -    SIN([.$G$2])))  + (([.$B$2]*[.B139]/[.$E$2])*   SIN([.$E$2]*[.B139] + [.$G$2]))  + (([.$B$2]/POWER([.$E$2];2)) * (COS([.$E$2]*[.B139] + [.$G$2]) - COS([.$G$2])))" office:value-type="float" office:value="-28.930174200786" calcext:value-type="float">
            <text:p>-28.9301742008</text:p>
          </table:table-cell>
          <table:table-cell table:formula="of:=SQRT(POWER([.H139];2)+POWER([.I139];2))" office:value-type="float" office:value="29.3719195782993" calcext:value-type="float">
            <text:p>29.3719195783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B140]*[.$D$2]" office:value-type="float" office:value="264" calcext:value-type="float">
            <text:p>264</text:p>
          </table:table-cell>
          <table:table-cell table:formula="of:=[.D139]+SIN(RADIANS([.$C140]))*MIN(([.$A$2]+([.B140]*[.$B$2]));[.$C$2])" office:value-type="float" office:value="3.79493445648995" calcext:value-type="float">
            <text:p>3.7949344565</text:p>
          </table:table-cell>
          <table:table-cell table:formula="of:=[.E139]+COS(RADIANS([.$C140]))*MIN(([.$A$2]+([.B140]*[.$B$2]));[.$C$2])" office:value-type="float" office:value="-28.9775809311048" calcext:value-type="float">
            <text:p>-28.9775809311</text:p>
          </table:table-cell>
          <table:table-cell table:formula="of:=SQRT(([.D140]*[.D140])+([.E140]*[.E140]))" office:value-type="float" office:value="29.2250188049175" calcext:value-type="float">
            <text:p>29.2250188049</text:p>
          </table:table-cell>
          <table:table-cell/>
          <table:table-cell table:formula="of:=(([.$A$2]/[.$E$2])*((0-COS([.$E$2]*[.B140] + [.$G$2])) - (0-COS([.$G$2])))) + (([.$B$2]*[.B140]/[.$E$2])*(0-COS([.$E$2]*[.B140] + [.$G$2]))) + (([.$B$2]/POWER([.$E$2];2)) * (SIN([.$E$2]*[.B140] + [.$G$2]) - SIN([.$G$2])))" office:value-type="float" office:value="4.22384006490591" calcext:value-type="float">
            <text:p>4.2238400649</text:p>
          </table:table-cell>
          <table:table-cell table:formula="of:=(([.$A$2]/[.$E$2])*(   SIN([.$E$2]*[.B140] + [.$G$2])  -    SIN([.$G$2])))  + (([.$B$2]*[.B140]/[.$E$2])*   SIN([.$E$2]*[.B140] + [.$G$2]))  + (([.$B$2]/POWER([.$E$2];2)) * (COS([.$E$2]*[.B140] + [.$G$2]) - COS([.$G$2])))" office:value-type="float" office:value="-29.0346575435639" calcext:value-type="float">
            <text:p>-29.0346575436</text:p>
          </table:table-cell>
          <table:table-cell table:formula="of:=SQRT(POWER([.H140];2)+POWER([.I140];2))" office:value-type="float" office:value="29.3402822680004" calcext:value-type="float">
            <text:p>29.34028226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B141]*[.$D$2]" office:value-type="float" office:value="266" calcext:value-type="float">
            <text:p>266</text:p>
          </table:table-cell>
          <table:table-cell table:formula="of:=[.D140]+SIN(RADIANS([.$C141]))*MIN(([.$A$2]+([.B141]*[.$B$2]));[.$C$2])" office:value-type="float" office:value="2.9320415530152" calcext:value-type="float">
            <text:p>2.932041553</text:p>
          </table:table-cell>
          <table:table-cell table:formula="of:=[.E140]+COS(RADIANS([.$C141]))*MIN(([.$A$2]+([.B141]*[.$B$2]));[.$C$2])" office:value-type="float" office:value="-29.0379202808934" calcext:value-type="float">
            <text:p>-29.0379202809</text:p>
          </table:table-cell>
          <table:table-cell table:formula="of:=SQRT(([.D141]*[.D141])+([.E141]*[.E141]))" office:value-type="float" office:value="29.1855731810792" calcext:value-type="float">
            <text:p>29.1855731811</text:p>
          </table:table-cell>
          <table:table-cell/>
          <table:table-cell table:formula="of:=(([.$A$2]/[.$E$2])*((0-COS([.$E$2]*[.B141] + [.$G$2])) - (0-COS([.$G$2])))) + (([.$B$2]*[.B141]/[.$E$2])*(0-COS([.$E$2]*[.B141] + [.$G$2]))) + (([.$B$2]/POWER([.$E$2];2)) * (SIN([.$E$2]*[.B141] + [.$G$2]) - SIN([.$G$2])))" office:value-type="float" office:value="3.36466450237202" calcext:value-type="float">
            <text:p>3.3646645024</text:p>
          </table:table-cell>
          <table:table-cell table:formula="of:=(([.$A$2]/[.$E$2])*(   SIN([.$E$2]*[.B141] + [.$G$2])  -    SIN([.$G$2])))  + (([.$B$2]*[.B141]/[.$E$2])*   SIN([.$E$2]*[.B141] + [.$G$2]))  + (([.$B$2]/POWER([.$E$2];2)) * (COS([.$E$2]*[.B141] + [.$G$2]) - COS([.$G$2])))" office:value-type="float" office:value="-29.1098111889817" calcext:value-type="float">
            <text:p>-29.109811189</text:p>
          </table:table-cell>
          <table:table-cell table:formula="of:=SQRT(POWER([.H141];2)+POWER([.I141];2))" office:value-type="float" office:value="29.303618798225" calcext:value-type="float">
            <text:p>29.303618798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B142]*[.$D$2]" office:value-type="float" office:value="268" calcext:value-type="float">
            <text:p>268</text:p>
          </table:table-cell>
          <table:table-cell table:formula="of:=[.D141]+SIN(RADIANS([.$C142]))*MIN(([.$A$2]+([.B142]*[.$B$2]));[.$C$2])" office:value-type="float" office:value="2.06257153350858" calcext:value-type="float">
            <text:p>2.0625715335</text:p>
          </table:table-cell>
          <table:table-cell table:formula="of:=[.E141]+COS(RADIANS([.$C142]))*MIN(([.$A$2]+([.B142]*[.$B$2]));[.$C$2])" office:value-type="float" office:value="-29.0682828430246" calcext:value-type="float">
            <text:p>-29.068282843</text:p>
          </table:table-cell>
          <table:table-cell table:formula="of:=SQRT(([.D142]*[.D142])+([.E142]*[.E142]))" office:value-type="float" office:value="29.1413669681592" calcext:value-type="float">
            <text:p>29.1413669682</text:p>
          </table:table-cell>
          <table:table-cell/>
          <table:table-cell table:formula="of:=(([.$A$2]/[.$E$2])*((0-COS([.$E$2]*[.B142] + [.$G$2])) - (0-COS([.$G$2])))) + (([.$B$2]*[.B142]/[.$E$2])*(0-COS([.$E$2]*[.B142] + [.$G$2]))) + (([.$B$2]/POWER([.$E$2];2)) * (SIN([.$E$2]*[.B142] + [.$G$2]) - SIN([.$G$2])))" office:value-type="float" office:value="2.49839660779855" calcext:value-type="float">
            <text:p>2.4983966078</text:p>
          </table:table-cell>
          <table:table-cell table:formula="of:=(([.$A$2]/[.$E$2])*(   SIN([.$E$2]*[.B142] + [.$G$2])  -    SIN([.$G$2])))  + (([.$B$2]*[.B142]/[.$E$2])*   SIN([.$E$2]*[.B142] + [.$G$2]))  + (([.$B$2]/POWER([.$E$2];2)) * (COS([.$E$2]*[.B142] + [.$G$2]) - COS([.$G$2])))" office:value-type="float" office:value="-29.1551959246138" calcext:value-type="float">
            <text:p>-29.1551959246</text:p>
          </table:table-cell>
          <table:table-cell table:formula="of:=SQRT(POWER([.H142];2)+POWER([.I142];2))" office:value-type="float" office:value="29.262047690011" calcext:value-type="float">
            <text:p>29.26204769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B143]*[.$D$2]" office:value-type="float" office:value="270" calcext:value-type="float">
            <text:p>270</text:p>
          </table:table-cell>
          <table:table-cell table:formula="of:=[.D142]+SIN(RADIANS([.$C143]))*MIN(([.$A$2]+([.B143]*[.$B$2]));[.$C$2])" office:value-type="float" office:value="1.18757153350859" calcext:value-type="float">
            <text:p>1.1875715335</text:p>
          </table:table-cell>
          <table:table-cell table:formula="of:=[.E142]+COS(RADIANS([.$C143]))*MIN(([.$A$2]+([.B143]*[.$B$2]));[.$C$2])" office:value-type="float" office:value="-29.0682828430246" calcext:value-type="float">
            <text:p>-29.068282843</text:p>
          </table:table-cell>
          <table:table-cell table:formula="of:=SQRT(([.D143]*[.D143])+([.E143]*[.E143]))" office:value-type="float" office:value="29.0925315775248" calcext:value-type="float">
            <text:p>29.0925315775</text:p>
          </table:table-cell>
          <table:table-cell/>
          <table:table-cell table:formula="of:=(([.$A$2]/[.$E$2])*((0-COS([.$E$2]*[.B143] + [.$G$2])) - (0-COS([.$G$2])))) + (([.$B$2]*[.B143]/[.$E$2])*(0-COS([.$E$2]*[.B143] + [.$G$2]))) + (([.$B$2]/POWER([.$E$2];2)) * (SIN([.$E$2]*[.B143] + [.$G$2]) - SIN([.$G$2])))" office:value-type="float" office:value="1.6260735311187" calcext:value-type="float">
            <text:p>1.6260735311</text:p>
          </table:table-cell>
          <table:table-cell table:formula="of:=(([.$A$2]/[.$E$2])*(   SIN([.$E$2]*[.B143] + [.$G$2])  -    SIN([.$G$2])))  + (([.$B$2]*[.B143]/[.$E$2])*   SIN([.$E$2]*[.B143] + [.$G$2]))  + (([.$B$2]/POWER([.$E$2];2)) * (COS([.$E$2]*[.B143] + [.$G$2]) - COS([.$G$2])))" office:value-type="float" office:value="-29.170407957163" calcext:value-type="float">
            <text:p>-29.1704079572</text:p>
          </table:table-cell>
          <table:table-cell table:formula="of:=SQRT(POWER([.H143];2)+POWER([.I143];2))" office:value-type="float" office:value="29.2156946779625" calcext:value-type="float">
            <text:p>29.215694678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144]*[.$D$2]" office:value-type="float" office:value="272" calcext:value-type="float">
            <text:p>272</text:p>
          </table:table-cell>
          <table:table-cell table:formula="of:=[.D143]+SIN(RADIANS([.$C144]))*MIN(([.$A$2]+([.B144]*[.$B$2]));[.$C$2])" office:value-type="float" office:value="0.308107605731781" calcext:value-type="float">
            <text:p>0.3081076057</text:p>
          </table:table-cell>
          <table:table-cell table:formula="of:=[.E143]+COS(RADIANS([.$C144]))*MIN(([.$A$2]+([.B144]*[.$B$2]));[.$C$2])" office:value-type="float" office:value="-29.0375712859264" calcext:value-type="float">
            <text:p>-29.0375712859</text:p>
          </table:table-cell>
          <table:table-cell table:formula="of:=SQRT(([.D144]*[.D144])+([.E144]*[.E144]))" office:value-type="float" office:value="29.0392058514341" calcext:value-type="float">
            <text:p>29.0392058514</text:p>
          </table:table-cell>
          <table:table-cell/>
          <table:table-cell table:formula="of:=(([.$A$2]/[.$E$2])*((0-COS([.$E$2]*[.B144] + [.$G$2])) - (0-COS([.$G$2])))) + (([.$B$2]*[.B144]/[.$E$2])*(0-COS([.$E$2]*[.B144] + [.$G$2]))) + (([.$B$2]/POWER([.$E$2];2)) * (SIN([.$E$2]*[.B144] + [.$G$2]) - SIN([.$G$2])))" office:value-type="float" office:value="0.748751973137514" calcext:value-type="float">
            <text:p>0.7487519731</text:p>
          </table:table-cell>
          <table:table-cell table:formula="of:=(([.$A$2]/[.$E$2])*(   SIN([.$E$2]*[.B144] + [.$G$2])  -    SIN([.$G$2])))  + (([.$B$2]*[.B144]/[.$E$2])*   SIN([.$E$2]*[.B144] + [.$G$2]))  + (([.$B$2]/POWER([.$E$2];2)) * (COS([.$E$2]*[.B144] + [.$G$2]) - COS([.$G$2])))" office:value-type="float" office:value="-29.155079829013" calcext:value-type="float">
            <text:p>-29.155079829</text:p>
          </table:table-cell>
          <table:table-cell table:formula="of:=SQRT(POWER([.H144];2)+POWER([.I144];2))" office:value-type="float" office:value="29.1646928554613" calcext:value-type="float">
            <text:p>29.1646928555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B145]*[.$D$2]" office:value-type="float" office:value="274" calcext:value-type="float">
            <text:p>274</text:p>
          </table:table-cell>
          <table:table-cell table:formula="of:=[.D144]+SIN(RADIANS([.$C145]))*MIN(([.$A$2]+([.B145]*[.$B$2]));[.$C$2])" office:value-type="float" office:value="-0.574736578748164" calcext:value-type="float">
            <text:p>-0.5747365787</text:p>
          </table:table-cell>
          <table:table-cell table:formula="of:=[.E144]+COS(RADIANS([.$C145]))*MIN(([.$A$2]+([.B145]*[.$B$2]));[.$C$2])" office:value-type="float" office:value="-28.9758368066629" calcext:value-type="float">
            <text:p>-28.9758368067</text:p>
          </table:table-cell>
          <table:table-cell table:formula="of:=SQRT(([.D145]*[.D145])+([.E145]*[.E145]))" office:value-type="float" office:value="28.9815362046478" calcext:value-type="float">
            <text:p>28.9815362046</text:p>
          </table:table-cell>
          <table:table-cell/>
          <table:table-cell table:formula="of:=(([.$A$2]/[.$E$2])*((0-COS([.$E$2]*[.B145] + [.$G$2])) - (0-COS([.$G$2])))) + (([.$B$2]*[.B145]/[.$E$2])*(0-COS([.$E$2]*[.B145] + [.$G$2]))) + (([.$B$2]/POWER([.$E$2];2)) * (SIN([.$E$2]*[.B145] + [.$G$2]) - SIN([.$G$2])))" office:value-type="float" office:value="-0.13249309447481" calcext:value-type="float">
            <text:p>-0.1324930945</text:p>
          </table:table-cell>
          <table:table-cell table:formula="of:=(([.$A$2]/[.$E$2])*(   SIN([.$E$2]*[.B145] + [.$G$2])  -    SIN([.$G$2])))  + (([.$B$2]*[.B145]/[.$E$2])*   SIN([.$E$2]*[.B145] + [.$G$2]))  + (([.$B$2]/POWER([.$E$2];2)) * (COS([.$E$2]*[.B145] + [.$G$2]) - COS([.$G$2])))" office:value-type="float" office:value="-29.1088812910286" calcext:value-type="float">
            <text:p>-29.108881291</text:p>
          </table:table-cell>
          <table:table-cell table:formula="of:=SQRT(POWER([.H145];2)+POWER([.I145];2))" office:value-type="float" office:value="29.1091828197784" calcext:value-type="float">
            <text:p>29.1091828198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B146]*[.$D$2]" office:value-type="float" office:value="276" calcext:value-type="float">
            <text:p>276</text:p>
          </table:table-cell>
          <table:table-cell table:formula="of:=[.D145]+SIN(RADIANS([.$C146]))*MIN(([.$A$2]+([.B146]*[.$B$2]));[.$C$2])" office:value-type="float" office:value="-1.45986106562593" calcext:value-type="float">
            <text:p>-1.4598610656</text:p>
          </table:table-cell>
          <table:table-cell table:formula="of:=[.E145]+COS(RADIANS([.$C146]))*MIN(([.$A$2]+([.B146]*[.$B$2]));[.$C$2])" office:value-type="float" office:value="-28.8828064743546" calcext:value-type="float">
            <text:p>-28.8828064744</text:p>
          </table:table-cell>
          <table:table-cell table:formula="of:=SQRT(([.D146]*[.D146])+([.E146]*[.E146]))" office:value-type="float" office:value="28.9196767645483" calcext:value-type="float">
            <text:p>28.9196767645</text:p>
          </table:table-cell>
          <table:table-cell/>
          <table:table-cell table:formula="of:=(([.$A$2]/[.$E$2])*((0-COS([.$E$2]*[.B146] + [.$G$2])) - (0-COS([.$G$2])))) + (([.$B$2]*[.B146]/[.$E$2])*(0-COS([.$E$2]*[.B146] + [.$G$2]))) + (([.$B$2]/POWER([.$E$2];2)) * (SIN([.$E$2]*[.B146] + [.$G$2]) - SIN([.$G$2])))" office:value-type="float" office:value="-1.01656974629077" calcext:value-type="float">
            <text:p>-1.0165697463</text:p>
          </table:table-cell>
          <table:table-cell table:formula="of:=(([.$A$2]/[.$E$2])*(   SIN([.$E$2]*[.B146] + [.$G$2])  -    SIN([.$G$2])))  + (([.$B$2]*[.B146]/[.$E$2])*   SIN([.$E$2]*[.B146] + [.$G$2]))  + (([.$B$2]/POWER([.$E$2];2)) * (COS([.$E$2]*[.B146] + [.$G$2]) - COS([.$G$2])))" office:value-type="float" office:value="-29.0315201300243" calcext:value-type="float">
            <text:p>-29.03152013</text:p>
          </table:table-cell>
          <table:table-cell table:formula="of:=SQRT(POWER([.H146];2)+POWER([.I146];2))" office:value-type="float" office:value="29.0493128164692" calcext:value-type="float">
            <text:p>29.049312816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B147]*[.$D$2]" office:value-type="float" office:value="278" calcext:value-type="float">
            <text:p>278</text:p>
          </table:table-cell>
          <table:table-cell table:formula="of:=[.D146]+SIN(RADIANS([.$C147]))*MIN(([.$A$2]+([.B147]*[.$B$2]));[.$C$2])" office:value-type="float" office:value="-2.34615098714963" calcext:value-type="float">
            <text:p>-2.3461509871</text:p>
          </table:table-cell>
          <table:table-cell table:formula="of:=[.E146]+COS(RADIANS([.$C147]))*MIN(([.$A$2]+([.B147]*[.$B$2]));[.$C$2])" office:value-type="float" office:value="-28.7582465489954" calcext:value-type="float">
            <text:p>-28.758246549</text:p>
          </table:table-cell>
          <table:table-cell table:formula="of:=SQRT(([.D147]*[.D147])+([.E147]*[.E147]))" office:value-type="float" office:value="28.8537895089589" calcext:value-type="float">
            <text:p>28.853789509</text:p>
          </table:table-cell>
          <table:table-cell/>
          <table:table-cell table:formula="of:=(([.$A$2]/[.$E$2])*((0-COS([.$E$2]*[.B147] + [.$G$2])) - (0-COS([.$G$2])))) + (([.$B$2]*[.B147]/[.$E$2])*(0-COS([.$E$2]*[.B147] + [.$G$2]))) + (([.$B$2]/POWER([.$E$2];2)) * (SIN([.$E$2]*[.B147] + [.$G$2]) - SIN([.$G$2])))" office:value-type="float" office:value="-1.90237045572039" calcext:value-type="float">
            <text:p>-1.9023704557</text:p>
          </table:table-cell>
          <table:table-cell table:formula="of:=(([.$A$2]/[.$E$2])*(   SIN([.$E$2]*[.B147] + [.$G$2])  -    SIN([.$G$2])))  + (([.$B$2]*[.B147]/[.$E$2])*   SIN([.$E$2]*[.B147] + [.$G$2]))  + (([.$B$2]/POWER([.$E$2];2)) * (COS([.$E$2]*[.B147] + [.$G$2]) - COS([.$G$2])))" office:value-type="float" office:value="-28.922742949373" calcext:value-type="float">
            <text:p>-28.9227429494</text:p>
          </table:table-cell>
          <table:table-cell table:formula="of:=SQRT(POWER([.H147];2)+POWER([.I147];2))" office:value-type="float" office:value="28.9852388823398" calcext:value-type="float">
            <text:p>28.985238882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148]*[.$D$2]" office:value-type="float" office:value="280" calcext:value-type="float">
            <text:p>280</text:p>
          </table:table-cell>
          <table:table-cell table:formula="of:=[.D147]+SIN(RADIANS([.$C148]))*MIN(([.$A$2]+([.B148]*[.$B$2]));[.$C$2])" office:value-type="float" office:value="-3.23247796486062" calcext:value-type="float">
            <text:p>-3.2324779649</text:p>
          </table:table-cell>
          <table:table-cell table:formula="of:=[.E147]+COS(RADIANS([.$C148]))*MIN(([.$A$2]+([.B148]*[.$B$2]));[.$C$2])" office:value-type="float" office:value="-28.6019631890951" calcext:value-type="float">
            <text:p>-28.6019631891</text:p>
          </table:table-cell>
          <table:table-cell table:formula="of:=SQRT(([.D148]*[.D148])+([.E148]*[.E148]))" office:value-type="float" office:value="28.7840444007381" calcext:value-type="float">
            <text:p>28.7840444007</text:p>
          </table:table-cell>
          <table:table-cell/>
          <table:table-cell table:formula="of:=(([.$A$2]/[.$E$2])*((0-COS([.$E$2]*[.B148] + [.$G$2])) - (0-COS([.$G$2])))) + (([.$B$2]*[.B148]/[.$E$2])*(0-COS([.$E$2]*[.B148] + [.$G$2]))) + (([.$B$2]/POWER([.$E$2];2)) * (SIN([.$E$2]*[.B148] + [.$G$2]) - SIN([.$G$2])))" office:value-type="float" office:value="-2.78877348141812" calcext:value-type="float">
            <text:p>-2.7887734814</text:p>
          </table:table-cell>
          <table:table-cell table:formula="of:=(([.$A$2]/[.$E$2])*(   SIN([.$E$2]*[.B148] + [.$G$2])  -    SIN([.$G$2])))  + (([.$B$2]*[.B148]/[.$E$2])*   SIN([.$E$2]*[.B148] + [.$G$2]))  + (([.$B$2]/POWER([.$E$2];2)) * (COS([.$E$2]*[.B148] + [.$G$2]) - COS([.$G$2])))" office:value-type="float" office:value="-28.7823359012881" calcext:value-type="float">
            <text:p>-28.7823359013</text:p>
          </table:table-cell>
          <table:table-cell table:formula="of:=SQRT(POWER([.H148];2)+POWER([.I148];2))" office:value-type="float" office:value="28.9171249861607" calcext:value-type="float">
            <text:p>28.9171249862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B149]*[.$D$2]" office:value-type="float" office:value="282" calcext:value-type="float">
            <text:p>282</text:p>
          </table:table-cell>
          <table:table-cell table:formula="of:=[.D148]+SIN(RADIANS([.$C149]))*MIN(([.$A$2]+([.B149]*[.$B$2]));[.$C$2])" office:value-type="float" office:value="-4.11770154352471" calcext:value-type="float">
            <text:p>-4.1177015435</text:p>
          </table:table-cell>
          <table:table-cell table:formula="of:=[.E148]+COS(RADIANS([.$C149]))*MIN(([.$A$2]+([.B149]*[.$B$2]));[.$C$2])" office:value-type="float" office:value="-28.4138031089051" calcext:value-type="float">
            <text:p>-28.4138031089</text:p>
          </table:table-cell>
          <table:table-cell table:formula="of:=SQRT(([.D149]*[.D149])+([.E149]*[.E149]))" office:value-type="float" office:value="28.7106195181011" calcext:value-type="float">
            <text:p>28.7106195181</text:p>
          </table:table-cell>
          <table:table-cell/>
          <table:table-cell table:formula="of:=(([.$A$2]/[.$E$2])*((0-COS([.$E$2]*[.B149] + [.$G$2])) - (0-COS([.$G$2])))) + (([.$B$2]*[.B149]/[.$E$2])*(0-COS([.$E$2]*[.B149] + [.$G$2]))) + (([.$B$2]/POWER([.$E$2];2)) * (SIN([.$E$2]*[.B149] + [.$G$2]) - SIN([.$G$2])))" office:value-type="float" office:value="-3.67464428576786" calcext:value-type="float">
            <text:p>-3.6746442858</text:p>
          </table:table-cell>
          <table:table-cell table:formula="of:=(([.$A$2]/[.$E$2])*(   SIN([.$E$2]*[.B149] + [.$G$2])  -    SIN([.$G$2])))  + (([.$B$2]*[.B149]/[.$E$2])*   SIN([.$E$2]*[.B149] + [.$G$2]))  + (([.$B$2]/POWER([.$E$2];2)) * (COS([.$E$2]*[.B149] + [.$G$2]) - COS([.$G$2])))" office:value-type="float" office:value="-28.6101253693696" calcext:value-type="float">
            <text:p>-28.6101253694</text:p>
          </table:table-cell>
          <table:table-cell table:formula="of:=SQRT(POWER([.H149];2)+POWER([.I149];2))" office:value-type="float" office:value="28.8451431661896" calcext:value-type="float">
            <text:p>28.8451431662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B150]*[.$D$2]" office:value-type="float" office:value="284" calcext:value-type="float">
            <text:p>284</text:p>
          </table:table-cell>
          <table:table-cell table:formula="of:=[.D149]+SIN(RADIANS([.$C150]))*MIN(([.$A$2]+([.B150]*[.$B$2]));[.$C$2])" office:value-type="float" office:value="-5.00067065443587" calcext:value-type="float">
            <text:p>-5.0006706544</text:p>
          </table:table-cell>
          <table:table-cell table:formula="of:=[.E149]+COS(RADIANS([.$C150]))*MIN(([.$A$2]+([.B150]*[.$B$2]));[.$C$2])" office:value-type="float" office:value="-28.1936541839094" calcext:value-type="float">
            <text:p>-28.1936541839</text:p>
          </table:table-cell>
          <table:table-cell table:formula="of:=SQRT(([.D150]*[.D150])+([.E150]*[.E150]))" office:value-type="float" office:value="28.6337011794844" calcext:value-type="float">
            <text:p>28.6337011795</text:p>
          </table:table-cell>
          <table:table-cell/>
          <table:table-cell table:formula="of:=(([.$A$2]/[.$E$2])*((0-COS([.$E$2]*[.B150] + [.$G$2])) - (0-COS([.$G$2])))) + (([.$B$2]*[.B150]/[.$E$2])*(0-COS([.$E$2]*[.B150] + [.$G$2]))) + (([.$B$2]/POWER([.$E$2];2)) * (SIN([.$E$2]*[.B150] + [.$G$2]) - SIN([.$G$2])))" office:value-type="float" office:value="-4.55883698365412" calcext:value-type="float">
            <text:p>-4.5588369837</text:p>
          </table:table-cell>
          <table:table-cell table:formula="of:=(([.$A$2]/[.$E$2])*(   SIN([.$E$2]*[.B150] + [.$G$2])  -    SIN([.$G$2])))  + (([.$B$2]*[.B150]/[.$E$2])*   SIN([.$E$2]*[.B150] + [.$G$2]))  + (([.$B$2]/POWER([.$E$2];2)) * (COS([.$E$2]*[.B150] + [.$G$2]) - COS([.$G$2])))" office:value-type="float" office:value="-28.4059786000697" calcext:value-type="float">
            <text:p>-28.4059786001</text:p>
          </table:table-cell>
          <table:table-cell table:formula="of:=SQRT(POWER([.H150];2)+POWER([.I150];2))" office:value-type="float" office:value="28.7694736634362" calcext:value-type="float">
            <text:p>28.769473663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B151]*[.$D$2]" office:value-type="float" office:value="286" calcext:value-type="float">
            <text:p>286</text:p>
          </table:table-cell>
          <table:table-cell table:formula="of:=[.D150]+SIN(RADIANS([.$C151]))*MIN(([.$A$2]+([.B151]*[.$B$2]));[.$C$2])" office:value-type="float" office:value="-5.88022510621943" calcext:value-type="float">
            <text:p>-5.8802251062</text:p>
          </table:table-cell>
          <table:table-cell table:formula="of:=[.E150]+COS(RADIANS([.$C151]))*MIN(([.$A$2]+([.B151]*[.$B$2]));[.$C$2])" office:value-type="float" office:value="-27.9414460033368" calcext:value-type="float">
            <text:p>-27.9414460033</text:p>
          </table:table-cell>
          <table:table-cell table:formula="of:=SQRT(([.D151]*[.D151])+([.E151]*[.E151]))" office:value-type="float" office:value="28.5534840616202" calcext:value-type="float">
            <text:p>28.5534840616</text:p>
          </table:table-cell>
          <table:table-cell/>
          <table:table-cell table:formula="of:=(([.$A$2]/[.$E$2])*((0-COS([.$E$2]*[.B151] + [.$G$2])) - (0-COS([.$G$2])))) + (([.$B$2]*[.B151]/[.$E$2])*(0-COS([.$E$2]*[.B151] + [.$G$2]))) + (([.$B$2]/POWER([.$E$2];2)) * (SIN([.$E$2]*[.B151] + [.$G$2]) - SIN([.$G$2])))" office:value-type="float" office:value="-5.44019581967391" calcext:value-type="float">
            <text:p>-5.4401958197</text:p>
          </table:table-cell>
          <table:table-cell table:formula="of:=(([.$A$2]/[.$E$2])*(   SIN([.$E$2]*[.B151] + [.$G$2])  -    SIN([.$G$2])))  + (([.$B$2]*[.B151]/[.$E$2])*   SIN([.$E$2]*[.B151] + [.$G$2]))  + (([.$B$2]/POWER([.$E$2];2)) * (COS([.$E$2]*[.B151] + [.$G$2]) - COS([.$G$2])))" office:value-type="float" office:value="-28.1698042817956" calcext:value-type="float">
            <text:p>-28.1698042818</text:p>
          </table:table-cell>
          <table:table-cell table:formula="of:=SQRT(POWER([.H151];2)+POWER([.I151];2))" office:value-type="float" office:value="28.6903050494599" calcext:value-type="float">
            <text:p>28.690305049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152]*[.$D$2]" office:value-type="float" office:value="288" calcext:value-type="float">
            <text:p>288</text:p>
          </table:table-cell>
          <table:table-cell table:formula="of:=[.D151]+SIN(RADIANS([.$C152]))*MIN(([.$A$2]+([.B152]*[.$B$2]));[.$C$2])" office:value-type="float" office:value="-6.75519710121097" calcext:value-type="float">
            <text:p>-6.7551971012</text:p>
          </table:table-cell>
          <table:table-cell table:formula="of:=[.E151]+COS(RADIANS([.$C152]))*MIN(([.$A$2]+([.B152]*[.$B$2]));[.$C$2])" office:value-type="float" office:value="-27.6571503685119" calcext:value-type="float">
            <text:p>-27.6571503685</text:p>
          </table:table-cell>
          <table:table-cell table:formula="of:=SQRT(([.D152]*[.D152])+([.E152]*[.E152]))" office:value-type="float" office:value="28.4701713093316" calcext:value-type="float">
            <text:p>28.4701713093</text:p>
          </table:table-cell>
          <table:table-cell/>
          <table:table-cell table:formula="of:=(([.$A$2]/[.$E$2])*((0-COS([.$E$2]*[.B152] + [.$G$2])) - (0-COS([.$G$2])))) + (([.$B$2]*[.B152]/[.$E$2])*(0-COS([.$E$2]*[.B152] + [.$G$2]))) + (([.$B$2]/POWER([.$E$2];2)) * (SIN([.$E$2]*[.B152] + [.$G$2]) - SIN([.$G$2])))" office:value-type="float" office:value="-6.31755667189008" calcext:value-type="float">
            <text:p>-6.3175566719</text:p>
          </table:table-cell>
          <table:table-cell table:formula="of:=(([.$A$2]/[.$E$2])*(   SIN([.$E$2]*[.B152] + [.$G$2])  -    SIN([.$G$2])))  + (([.$B$2]*[.B152]/[.$E$2])*   SIN([.$E$2]*[.B152] + [.$G$2]))  + (([.$B$2]/POWER([.$E$2];2)) * (COS([.$E$2]*[.B152] + [.$G$2]) - COS([.$G$2])))" office:value-type="float" office:value="-27.9015530704368" calcext:value-type="float">
            <text:p>-27.9015530704</text:p>
          </table:table-cell>
          <table:table-cell table:formula="of:=SQRT(POWER([.H152];2)+POWER([.I152];2))" office:value-type="float" office:value="28.6078343473417" calcext:value-type="float">
            <text:p>28.6078343473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B153]*[.$D$2]" office:value-type="float" office:value="290" calcext:value-type="float">
            <text:p>290</text:p>
          </table:table-cell>
          <table:table-cell table:formula="of:=[.D152]+SIN(RADIANS([.$C153]))*MIN(([.$A$2]+([.B153]*[.$B$2]));[.$C$2])" office:value-type="float" office:value="-7.62441277543794" calcext:value-type="float">
            <text:p>-7.6244127754</text:p>
          </table:table-cell>
          <table:table-cell table:formula="of:=[.E152]+COS(RADIANS([.$C153]))*MIN(([.$A$2]+([.B153]*[.$B$2]));[.$C$2])" office:value-type="float" office:value="-27.3407817359356" calcext:value-type="float">
            <text:p>-27.3407817359</text:p>
          </table:table-cell>
          <table:table-cell table:formula="of:=SQRT(([.D153]*[.D153])+([.E153]*[.E153]))" office:value-type="float" office:value="28.3839746353877" calcext:value-type="float">
            <text:p>28.3839746354</text:p>
          </table:table-cell>
          <table:table-cell/>
          <table:table-cell table:formula="of:=(([.$A$2]/[.$E$2])*((0-COS([.$E$2]*[.B153] + [.$G$2])) - (0-COS([.$G$2])))) + (([.$B$2]*[.B153]/[.$E$2])*(0-COS([.$E$2]*[.B153] + [.$G$2]))) + (([.$B$2]/POWER([.$E$2];2)) * (SIN([.$E$2]*[.B153] + [.$G$2]) - SIN([.$G$2])))" office:value-type="float" office:value="-7.18974858017814" calcext:value-type="float">
            <text:p>-7.1897485802</text:p>
          </table:table-cell>
          <table:table-cell table:formula="of:=(([.$A$2]/[.$E$2])*(   SIN([.$E$2]*[.B153] + [.$G$2])  -    SIN([.$G$2])))  + (([.$B$2]*[.B153]/[.$E$2])*   SIN([.$E$2]*[.B153] + [.$G$2]))  + (([.$B$2]/POWER([.$E$2];2)) * (COS([.$E$2]*[.B153] + [.$G$2]) - COS([.$G$2])))" office:value-type="float" office:value="-27.6012180601705" calcext:value-type="float">
            <text:p>-27.6012180602</text:p>
          </table:table-cell>
          <table:table-cell table:formula="of:=SQRT(POWER([.H153];2)+POWER([.I153];2))" office:value-type="float" office:value="28.5222671443077" calcext:value-type="float">
            <text:p>28.522267144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B154]*[.$D$2]" office:value-type="float" office:value="292" calcext:value-type="float">
            <text:p>292</text:p>
          </table:table-cell>
          <table:table-cell table:formula="of:=[.D153]+SIN(RADIANS([.$C154]))*MIN(([.$A$2]+([.B154]*[.$B$2]));[.$C$2])" office:value-type="float" office:value="-8.48669376018505" calcext:value-type="float">
            <text:p>-8.4866937602</text:p>
          </table:table-cell>
          <table:table-cell table:formula="of:=[.E153]+COS(RADIANS([.$C154]))*MIN(([.$A$2]+([.B154]*[.$B$2]));[.$C$2])" office:value-type="float" office:value="-26.9923976040588" calcext:value-type="float">
            <text:p>-26.9923976041</text:p>
          </table:table-cell>
          <table:table-cell table:formula="of:=SQRT(([.D154]*[.D154])+([.E154]*[.E154]))" office:value-type="float" office:value="28.2951144085824" calcext:value-type="float">
            <text:p>28.2951144086</text:p>
          </table:table-cell>
          <table:table-cell/>
          <table:table-cell table:formula="of:=(([.$A$2]/[.$E$2])*((0-COS([.$E$2]*[.B154] + [.$G$2])) - (0-COS([.$G$2])))) + (([.$B$2]*[.B154]/[.$E$2])*(0-COS([.$E$2]*[.B154] + [.$G$2]))) + (([.$B$2]/POWER([.$E$2];2)) * (SIN([.$E$2]*[.B154] + [.$G$2]) - SIN([.$G$2])))" office:value-type="float" office:value="-8.05559529716976" calcext:value-type="float">
            <text:p>-8.0555952972</text:p>
          </table:table-cell>
          <table:table-cell table:formula="of:=(([.$A$2]/[.$E$2])*(   SIN([.$E$2]*[.B154] + [.$G$2])  -    SIN([.$G$2])))  + (([.$B$2]*[.B154]/[.$E$2])*   SIN([.$E$2]*[.B154] + [.$G$2]))  + (([.$B$2]/POWER([.$E$2];2)) * (COS([.$E$2]*[.B154] + [.$G$2]) - COS([.$G$2])))" office:value-type="float" office:value="-27.2688351984722" calcext:value-type="float">
            <text:p>-27.2688351985</text:p>
          </table:table-cell>
          <table:table-cell table:formula="of:=SQRT(POWER([.H154];2)+POWER([.I154];2))" office:value-type="float" office:value="28.4338176943094" calcext:value-type="float">
            <text:p>28.433817694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B155]*[.$D$2]" office:value-type="float" office:value="294" calcext:value-type="float">
            <text:p>294</text:p>
          </table:table-cell>
          <table:table-cell table:formula="of:=[.D154]+SIN(RADIANS([.$C155]))*MIN(([.$A$2]+([.B155]*[.$B$2]));[.$C$2])" office:value-type="float" office:value="-9.34085876308088" calcext:value-type="float">
            <text:p>-9.3408587631</text:p>
          </table:table-cell>
          <table:table-cell table:formula="of:=[.E154]+COS(RADIANS([.$C155]))*MIN(([.$A$2]+([.B155]*[.$B$2]));[.$C$2])" office:value-type="float" office:value="-26.612098842783" calcext:value-type="float">
            <text:p>-26.6120988428</text:p>
          </table:table-cell>
          <table:table-cell table:formula="of:=SQRT(([.D155]*[.D155])+([.E155]*[.E155]))" office:value-type="float" office:value="28.2038197280063" calcext:value-type="float">
            <text:p>28.203819728</text:p>
          </table:table-cell>
          <table:table-cell/>
          <table:table-cell table:formula="of:=(([.$A$2]/[.$E$2])*((0-COS([.$E$2]*[.B155] + [.$G$2])) - (0-COS([.$G$2])))) + (([.$B$2]*[.B155]/[.$E$2])*(0-COS([.$E$2]*[.B155] + [.$G$2]))) + (([.$B$2]/POWER([.$E$2];2)) * (SIN([.$E$2]*[.B155] + [.$G$2]) - SIN([.$G$2])))" office:value-type="float" office:value="-8.91391685975262" calcext:value-type="float">
            <text:p>-8.9139168598</text:p>
          </table:table-cell>
          <table:table-cell table:formula="of:=(([.$A$2]/[.$E$2])*(   SIN([.$E$2]*[.B155] + [.$G$2])  -    SIN([.$G$2])))  + (([.$B$2]*[.B155]/[.$E$2])*   SIN([.$E$2]*[.B155] + [.$G$2]))  + (([.$B$2]/POWER([.$E$2];2)) * (COS([.$E$2]*[.B155] + [.$G$2]) - COS([.$G$2])))" office:value-type="float" office:value="-26.9044836443304" calcext:value-type="float">
            <text:p>-26.9044836443</text:p>
          </table:table-cell>
          <table:table-cell table:formula="of:=SQRT(POWER([.H155];2)+POWER([.I155];2))" office:value-type="float" office:value="28.3427090086785" calcext:value-type="float">
            <text:p>28.3427090087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B156]*[.$D$2]" office:value-type="float" office:value="296" calcext:value-type="float">
            <text:p>296</text:p>
          </table:table-cell>
          <table:table-cell table:formula="of:=[.D155]+SIN(RADIANS([.$C156]))*MIN(([.$A$2]+([.B156]*[.$B$2]));[.$C$2])" office:value-type="float" office:value="-10.1857251666021" calcext:value-type="float">
            <text:p>-10.1857251666</text:p>
          </table:table-cell>
          <table:table-cell table:formula="of:=[.E155]+COS(RADIANS([.$C156]))*MIN(([.$A$2]+([.B156]*[.$B$2]));[.$C$2])" office:value-type="float" office:value="-26.2000299648012" calcext:value-type="float">
            <text:p>-26.2000299648</text:p>
          </table:table-cell>
          <table:table-cell table:formula="of:=SQRT(([.D156]*[.D156])+([.E156]*[.E156]))" office:value-type="float" office:value="28.1103284812902" calcext:value-type="float">
            <text:p>28.1103284813</text:p>
          </table:table-cell>
          <table:table-cell/>
          <table:table-cell table:formula="of:=(([.$A$2]/[.$E$2])*((0-COS([.$E$2]*[.B156] + [.$G$2])) - (0-COS([.$G$2])))) + (([.$B$2]*[.B156]/[.$E$2])*(0-COS([.$E$2]*[.B156] + [.$G$2]))) + (([.$B$2]/POWER([.$E$2];2)) * (SIN([.$E$2]*[.B156] + [.$G$2]) - SIN([.$G$2])))" office:value-type="float" office:value="-9.76353117904273" calcext:value-type="float">
            <text:p>-9.763531179</text:p>
          </table:table-cell>
          <table:table-cell table:formula="of:=(([.$A$2]/[.$E$2])*(   SIN([.$E$2]*[.B156] + [.$G$2])  -    SIN([.$G$2])))  + (([.$B$2]*[.B156]/[.$E$2])*   SIN([.$E$2]*[.B156] + [.$G$2]))  + (([.$B$2]/POWER([.$E$2];2)) * (COS([.$E$2]*[.B156] + [.$G$2]) - COS([.$G$2])))" office:value-type="float" office:value="-26.5082860687382" calcext:value-type="float">
            <text:p>-26.5082860687</text:p>
          </table:table-cell>
          <table:table-cell table:formula="of:=SQRT(POWER([.H156];2)+POWER([.I156];2))" office:value-type="float" office:value="28.2491729327816" calcext:value-type="float">
            <text:p>28.249172932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B157]*[.$D$2]" office:value-type="float" office:value="298" calcext:value-type="float">
            <text:p>298</text:p>
          </table:table-cell>
          <table:table-cell table:formula="of:=[.D156]+SIN(RADIANS([.$C157]))*MIN(([.$A$2]+([.B157]*[.$B$2]));[.$C$2])" office:value-type="float" office:value="-11.0201106418538" calcext:value-type="float">
            <text:p>-11.0201106419</text:p>
          </table:table-cell>
          <table:table-cell table:formula="of:=[.E156]+COS(RADIANS([.$C157]))*MIN(([.$A$2]+([.B157]*[.$B$2]));[.$C$2])" office:value-type="float" office:value="-25.7563793379686" calcext:value-type="float">
            <text:p>-25.756379338</text:p>
          </table:table-cell>
          <table:table-cell table:formula="of:=SQRT(([.D157]*[.D157])+([.E157]*[.E157]))" office:value-type="float" office:value="28.0148873843896" calcext:value-type="float">
            <text:p>28.0148873844</text:p>
          </table:table-cell>
          <table:table-cell/>
          <table:table-cell table:formula="of:=(([.$A$2]/[.$E$2])*((0-COS([.$E$2]*[.B157] + [.$G$2])) - (0-COS([.$G$2])))) + (([.$B$2]*[.B157]/[.$E$2])*(0-COS([.$E$2]*[.B157] + [.$G$2]))) + (([.$B$2]/POWER([.$E$2];2)) * (SIN([.$E$2]*[.B157] + [.$G$2]) - SIN([.$G$2])))" office:value-type="float" office:value="-10.6032556467067" calcext:value-type="float">
            <text:p>-10.6032556467</text:p>
          </table:table-cell>
          <table:table-cell table:formula="of:=(([.$A$2]/[.$E$2])*(   SIN([.$E$2]*[.B157] + [.$G$2])  -    SIN([.$G$2])))  + (([.$B$2]*[.B157]/[.$E$2])*   SIN([.$E$2]*[.B157] + [.$G$2]))  + (([.$B$2]/POWER([.$E$2];2)) * (COS([.$E$2]*[.B157] + [.$G$2]) - COS([.$G$2])))" office:value-type="float" office:value="-26.0804088966138" calcext:value-type="float">
            <text:p>-26.0804088966</text:p>
          </table:table-cell>
          <table:table-cell table:formula="of:=SQRT(POWER([.H157];2)+POWER([.I157];2))" office:value-type="float" office:value="28.1534502063955" calcext:value-type="float">
            <text:p>28.153450206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158]*[.$D$2]" office:value-type="float" office:value="300" calcext:value-type="float">
            <text:p>300</text:p>
          </table:table-cell>
          <table:table-cell table:formula="of:=[.D157]+SIN(RADIANS([.$C158]))*MIN(([.$A$2]+([.B158]*[.$B$2]));[.$C$2])" office:value-type="float" office:value="-11.842834775449" calcext:value-type="float">
            <text:p>-11.8428347754</text:p>
          </table:table-cell>
          <table:table-cell table:formula="of:=[.E157]+COS(RADIANS([.$C158]))*MIN(([.$A$2]+([.B158]*[.$B$2]));[.$C$2])" office:value-type="float" office:value="-25.2813793379686" calcext:value-type="float">
            <text:p>-25.281379338</text:p>
          </table:table-cell>
          <table:table-cell table:formula="of:=SQRT(([.D158]*[.D158])+([.E158]*[.E158]))" office:value-type="float" office:value="27.9177520002748" calcext:value-type="float">
            <text:p>27.9177520003</text:p>
          </table:table-cell>
          <table:table-cell/>
          <table:table-cell table:formula="of:=(([.$A$2]/[.$E$2])*((0-COS([.$E$2]*[.B158] + [.$G$2])) - (0-COS([.$G$2])))) + (([.$B$2]*[.B158]/[.$E$2])*(0-COS([.$E$2]*[.B158] + [.$G$2]))) + (([.$B$2]/POWER([.$E$2];2)) * (SIN([.$E$2]*[.B158] + [.$G$2]) - SIN([.$G$2])))" office:value-type="float" office:value="-11.4319087554747" calcext:value-type="float">
            <text:p>-11.4319087555</text:p>
          </table:table-cell>
          <table:table-cell table:formula="of:=(([.$A$2]/[.$E$2])*(   SIN([.$E$2]*[.B158] + [.$G$2])  -    SIN([.$G$2])))  + (([.$B$2]*[.B158]/[.$E$2])*   SIN([.$E$2]*[.B158] + [.$G$2]))  + (([.$B$2]/POWER([.$E$2];2)) * (COS([.$E$2]*[.B158] + [.$G$2]) - COS([.$G$2])))" office:value-type="float" office:value="-25.6210624893764" calcext:value-type="float">
            <text:p>-25.6210624894</text:p>
          </table:table-cell>
          <table:table-cell table:formula="of:=SQRT(POWER([.H158];2)+POWER([.I158];2))" office:value-type="float" office:value="28.0557905053133" calcext:value-type="float">
            <text:p>28.055790505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B159]*[.$D$2]" office:value-type="float" office:value="302" calcext:value-type="float">
            <text:p>302</text:p>
          </table:table-cell>
          <table:table-cell table:formula="of:=[.D158]+SIN(RADIANS([.$C159]))*MIN(([.$A$2]+([.B159]*[.$B$2]));[.$C$2])" office:value-type="float" office:value="-12.6527207072784" calcext:value-type="float">
            <text:p>-12.6527207073</text:p>
          </table:table-cell>
          <table:table-cell table:formula="of:=[.E158]+COS(RADIANS([.$C159]))*MIN(([.$A$2]+([.B159]*[.$B$2]));[.$C$2])" office:value-type="float" office:value="-24.7753064406258" calcext:value-type="float">
            <text:p>-24.7753064406</text:p>
          </table:table-cell>
          <table:table-cell table:formula="of:=SQRT(([.D159]*[.D159])+([.E159]*[.E159]))" office:value-type="float" office:value="27.8191867336791" calcext:value-type="float">
            <text:p>27.8191867337</text:p>
          </table:table-cell>
          <table:table-cell/>
          <table:table-cell table:formula="of:=(([.$A$2]/[.$E$2])*((0-COS([.$E$2]*[.B159] + [.$G$2])) - (0-COS([.$G$2])))) + (([.$B$2]*[.B159]/[.$E$2])*(0-COS([.$E$2]*[.B159] + [.$G$2]))) + (([.$B$2]/POWER([.$E$2];2)) * (SIN([.$E$2]*[.B159] + [.$G$2]) - SIN([.$G$2])))" office:value-type="float" office:value="-12.2483117316503" calcext:value-type="float">
            <text:p>-12.2483117317</text:p>
          </table:table-cell>
          <table:table-cell table:formula="of:=(([.$A$2]/[.$E$2])*(   SIN([.$E$2]*[.B159] + [.$G$2])  -    SIN([.$G$2])))  + (([.$B$2]*[.B159]/[.$E$2])*   SIN([.$E$2]*[.B159] + [.$G$2]))  + (([.$B$2]/POWER([.$E$2];2)) * (COS([.$E$2]*[.B159] + [.$G$2]) - COS([.$G$2])))" office:value-type="float" office:value="-25.1305012674869" calcext:value-type="float">
            <text:p>-25.1305012675</text:p>
          </table:table-cell>
          <table:table-cell table:formula="of:=SQRT(POWER([.H159];2)+POWER([.I159];2))" office:value-type="float" office:value="27.9564524614773" calcext:value-type="float">
            <text:p>27.9564524615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B160]*[.$D$2]" office:value-type="float" office:value="304" calcext:value-type="float">
            <text:p>304</text:p>
          </table:table-cell>
          <table:table-cell table:formula="of:=[.D159]+SIN(RADIANS([.$C160]))*MIN(([.$A$2]+([.B160]*[.$B$2]));[.$C$2])" office:value-type="float" office:value="-13.4485967769312" calcext:value-type="float">
            <text:p>-13.4485967769</text:p>
          </table:table-cell>
          <table:table-cell table:formula="of:=[.E159]+COS(RADIANS([.$C160]))*MIN(([.$A$2]+([.B160]*[.$B$2]));[.$C$2])" office:value-type="float" office:value="-24.2384812532939" calcext:value-type="float">
            <text:p>-24.2384812533</text:p>
          </table:table-cell>
          <table:table-cell table:formula="of:=SQRT(([.D160]*[.D160])+([.E160]*[.E160]))" office:value-type="float" office:value="27.7194647988515" calcext:value-type="float">
            <text:p>27.7194647989</text:p>
          </table:table-cell>
          <table:table-cell/>
          <table:table-cell table:formula="of:=(([.$A$2]/[.$E$2])*((0-COS([.$E$2]*[.B160] + [.$G$2])) - (0-COS([.$G$2])))) + (([.$B$2]*[.B160]/[.$E$2])*(0-COS([.$E$2]*[.B160] + [.$G$2]))) + (([.$B$2]/POWER([.$E$2];2)) * (SIN([.$E$2]*[.B160] + [.$G$2]) - SIN([.$G$2])))" office:value-type="float" office:value="-13.0512901773939" calcext:value-type="float">
            <text:p>-13.0512901774</text:p>
          </table:table-cell>
          <table:table-cell table:formula="of:=(([.$A$2]/[.$E$2])*(   SIN([.$E$2]*[.B160] + [.$G$2])  -    SIN([.$G$2])))  + (([.$B$2]*[.B160]/[.$E$2])*   SIN([.$E$2]*[.B160] + [.$G$2]))  + (([.$B$2]/POWER([.$E$2];2)) * (COS([.$E$2]*[.B160] + [.$G$2]) - COS([.$G$2])))" office:value-type="float" office:value="-24.6090237723425" calcext:value-type="float">
            <text:p>-24.6090237723</text:p>
          </table:table-cell>
          <table:table-cell table:formula="of:=SQRT(POWER([.H160];2)+POWER([.I160];2))" office:value-type="float" office:value="27.855703658717" calcext:value-type="float">
            <text:p>27.8557036587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B161]*[.$D$2]" office:value-type="float" office:value="306" calcext:value-type="float">
            <text:p>306</text:p>
          </table:table-cell>
          <table:table-cell table:formula="of:=[.D160]+SIN(RADIANS([.$C161]))*MIN(([.$A$2]+([.B161]*[.$B$2]));[.$C$2])" office:value-type="float" office:value="-14.2292981765031" calcext:value-type="float">
            <text:p>-14.2292981765</text:p>
          </table:table-cell>
          <table:table-cell table:formula="of:=[.E160]+COS(RADIANS([.$C161]))*MIN(([.$A$2]+([.B161]*[.$B$2]));[.$C$2])" office:value-type="float" office:value="-23.6712684848317" calcext:value-type="float">
            <text:p>-23.6712684848</text:p>
          </table:table-cell>
          <table:table-cell table:formula="of:=SQRT(([.D161]*[.D161])+([.E161]*[.E161]))" office:value-type="float" office:value="27.6188681570556" calcext:value-type="float">
            <text:p>27.6188681571</text:p>
          </table:table-cell>
          <table:table-cell/>
          <table:table-cell table:formula="of:=(([.$A$2]/[.$E$2])*((0-COS([.$E$2]*[.B161] + [.$G$2])) - (0-COS([.$G$2])))) + (([.$B$2]*[.B161]/[.$E$2])*(0-COS([.$E$2]*[.B161] + [.$G$2]))) + (([.$B$2]/POWER([.$E$2];2)) * (SIN([.$E$2]*[.B161] + [.$G$2]) - SIN([.$G$2])))" office:value-type="float" office:value="-13.8396757205265" calcext:value-type="float">
            <text:p>-13.8396757205</text:p>
          </table:table-cell>
          <table:table-cell table:formula="of:=(([.$A$2]/[.$E$2])*(   SIN([.$E$2]*[.B161] + [.$G$2])  -    SIN([.$G$2])))  + (([.$B$2]*[.B161]/[.$E$2])*   SIN([.$E$2]*[.B161] + [.$G$2]))  + (([.$B$2]/POWER([.$E$2];2)) * (COS([.$E$2]*[.B161] + [.$G$2]) - COS([.$G$2])))" office:value-type="float" office:value="-24.0569726669962" calcext:value-type="float">
            <text:p>-24.056972667</text:p>
          </table:table-cell>
          <table:table-cell table:formula="of:=SQRT(POWER([.H161];2)+POWER([.I161];2))" office:value-type="float" office:value="27.7538206009539" calcext:value-type="float">
            <text:p>27.75382060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B162]*[.$D$2]" office:value-type="float" office:value="308" calcext:value-type="float">
            <text:p>308</text:p>
          </table:table-cell>
          <table:table-cell table:formula="of:=[.D161]+SIN(RADIANS([.$C162]))*MIN(([.$A$2]+([.B162]*[.$B$2]));[.$C$2])" office:value-type="float" office:value="-14.9936686075016" calcext:value-type="float">
            <text:p>-14.9936686075</text:p>
          </table:table-cell>
          <table:table-cell table:formula="of:=[.E161]+COS(RADIANS([.$C162]))*MIN(([.$A$2]+([.B162]*[.$B$2]));[.$C$2])" office:value-type="float" office:value="-23.0740768537658" calcext:value-type="float">
            <text:p>-23.0740768538</text:p>
          </table:table-cell>
          <table:table-cell table:formula="of:=SQRT(([.D162]*[.D162])+([.E162]*[.E162]))" office:value-type="float" office:value="27.5176874203678" calcext:value-type="float">
            <text:p>27.5176874204</text:p>
          </table:table-cell>
          <table:table-cell/>
          <table:table-cell table:formula="of:=(([.$A$2]/[.$E$2])*((0-COS([.$E$2]*[.B162] + [.$G$2])) - (0-COS([.$G$2])))) + (([.$B$2]*[.B162]/[.$E$2])*(0-COS([.$E$2]*[.B162] + [.$G$2]))) + (([.$B$2]/POWER([.$E$2];2)) * (SIN([.$E$2]*[.B162] + [.$G$2]) - SIN([.$G$2])))" office:value-type="float" office:value="-14.6123076695784" calcext:value-type="float">
            <text:p>-14.6123076696</text:p>
          </table:table-cell>
          <table:table-cell table:formula="of:=(([.$A$2]/[.$E$2])*(   SIN([.$E$2]*[.B162] + [.$G$2])  -    SIN([.$G$2])))  + (([.$B$2]*[.B162]/[.$E$2])*   SIN([.$E$2]*[.B162] + [.$G$2]))  + (([.$B$2]/POWER([.$E$2];2)) * (COS([.$E$2]*[.B162] + [.$G$2]) - COS([.$G$2])))" office:value-type="float" office:value="-23.4747346752557" calcext:value-type="float">
            <text:p>-23.4747346753</text:p>
          </table:table-cell>
          <table:table-cell table:formula="of:=SQRT(POWER([.H162];2)+POWER([.I162];2))" office:value-type="float" office:value="27.6510886495283" calcext:value-type="float">
            <text:p>27.651088649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B163]*[.$D$2]" office:value-type="float" office:value="310" calcext:value-type="float">
            <text:p>310</text:p>
          </table:table-cell>
          <table:table-cell table:formula="of:=[.D162]+SIN(RADIANS([.$C163]))*MIN(([.$A$2]+([.B163]*[.$B$2]));[.$C$2])" office:value-type="float" office:value="-15.7405619395426" calcext:value-type="float">
            <text:p>-15.7405619395</text:p>
          </table:table-cell>
          <table:table-cell table:formula="of:=[.E162]+COS(RADIANS([.$C163]))*MIN(([.$A$2]+([.B163]*[.$B$2]));[.$C$2])" office:value-type="float" office:value="-22.4473589343214" calcext:value-type="float">
            <text:p>-22.4473589343</text:p>
          </table:table-cell>
          <table:table-cell table:formula="of:=SQRT(([.D163]*[.D163])+([.E163]*[.E163]))" office:value-type="float" office:value="27.4162217181514" calcext:value-type="float">
            <text:p>27.4162217182</text:p>
          </table:table-cell>
          <table:table-cell/>
          <table:table-cell table:formula="of:=(([.$A$2]/[.$E$2])*((0-COS([.$E$2]*[.B163] + [.$G$2])) - (0-COS([.$G$2])))) + (([.$B$2]*[.B163]/[.$E$2])*(0-COS([.$E$2]*[.B163] + [.$G$2]))) + (([.$B$2]/POWER([.$E$2];2)) * (SIN([.$E$2]*[.B163] + [.$G$2]) - SIN([.$G$2])))" office:value-type="float" office:value="-15.3680346717834" calcext:value-type="float">
            <text:p>-15.3680346718</text:p>
          </table:table-cell>
          <table:table-cell table:formula="of:=(([.$A$2]/[.$E$2])*(   SIN([.$E$2]*[.B163] + [.$G$2])  -    SIN([.$G$2])))  + (([.$B$2]*[.B163]/[.$E$2])*   SIN([.$E$2]*[.B163] + [.$G$2]))  + (([.$B$2]/POWER([.$E$2];2)) * (COS([.$E$2]*[.B163] + [.$G$2]) - COS([.$G$2])))" office:value-type="float" office:value="-22.8627404588041" calcext:value-type="float">
            <text:p>-22.8627404588</text:p>
          </table:table-cell>
          <table:table-cell table:formula="of:=SQRT(POWER([.H163];2)+POWER([.I163];2))" office:value-type="float" office:value="27.5478019261025" calcext:value-type="float">
            <text:p>27.547801926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B164]*[.$D$2]" office:value-type="float" office:value="312" calcext:value-type="float">
            <text:p>312</text:p>
          </table:table-cell>
          <table:table-cell table:formula="of:=[.D163]+SIN(RADIANS([.$C164]))*MIN(([.$A$2]+([.B164]*[.$B$2]));[.$C$2])" office:value-type="float" office:value="-16.4688438685104" calcext:value-type="float">
            <text:p>-16.4688438685</text:p>
          </table:table-cell>
          <table:table-cell table:formula="of:=[.E163]+COS(RADIANS([.$C164]))*MIN(([.$A$2]+([.B164]*[.$B$2]));[.$C$2])" office:value-type="float" office:value="-21.7916109400897" calcext:value-type="float">
            <text:p>-21.7916109401</text:p>
          </table:table-cell>
          <table:table-cell table:formula="of:=SQRT(([.D164]*[.D164])+([.E164]*[.E164]))" office:value-type="float" office:value="27.3147785224338" calcext:value-type="float">
            <text:p>27.3147785224</text:p>
          </table:table-cell>
          <table:table-cell/>
          <table:table-cell table:formula="of:=(([.$A$2]/[.$E$2])*((0-COS([.$E$2]*[.B164] + [.$G$2])) - (0-COS([.$G$2])))) + (([.$B$2]*[.B164]/[.$E$2])*(0-COS([.$E$2]*[.B164] + [.$G$2]))) + (([.$B$2]/POWER([.$E$2];2)) * (SIN([.$E$2]*[.B164] + [.$G$2]) - SIN([.$G$2])))" office:value-type="float" office:value="-16.1057163717014" calcext:value-type="float">
            <text:p>-16.1057163717</text:p>
          </table:table-cell>
          <table:table-cell table:formula="of:=(([.$A$2]/[.$E$2])*(   SIN([.$E$2]*[.B164] + [.$G$2])  -    SIN([.$G$2])))  + (([.$B$2]*[.B164]/[.$E$2])*   SIN([.$E$2]*[.B164] + [.$G$2]))  + (([.$B$2]/POWER([.$E$2];2)) * (COS([.$E$2]*[.B164] + [.$G$2]) - COS([.$G$2])))" office:value-type="float" office:value="-22.2214644320639" calcext:value-type="float">
            <text:p>-22.2214644321</text:p>
          </table:table-cell>
          <table:table-cell table:formula="of:=SQRT(POWER([.H164];2)+POWER([.I164];2))" office:value-type="float" office:value="27.4442631774142" calcext:value-type="float">
            <text:p>27.4442631774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B165]*[.$D$2]" office:value-type="float" office:value="314" calcext:value-type="float">
            <text:p>314</text:p>
          </table:table-cell>
          <table:table-cell table:formula="of:=[.D164]+SIN(RADIANS([.$C165]))*MIN(([.$A$2]+([.B165]*[.$B$2]));[.$C$2])" office:value-type="float" office:value="-17.177393571844" calcext:value-type="float">
            <text:p>-17.1773935718</text:p>
          </table:table-cell>
          <table:table-cell table:formula="of:=[.E164]+COS(RADIANS([.$C165]))*MIN(([.$A$2]+([.B165]*[.$B$2]));[.$C$2])" office:value-type="float" office:value="-21.1073724451876" calcext:value-type="float">
            <text:p>-21.1073724452</text:p>
          </table:table-cell>
          <table:table-cell table:formula="of:=SQRT(([.D165]*[.D165])+([.E165]*[.E165]))" office:value-type="float" office:value="27.2136734282951" calcext:value-type="float">
            <text:p>27.2136734283</text:p>
          </table:table-cell>
          <table:table-cell/>
          <table:table-cell table:formula="of:=(([.$A$2]/[.$E$2])*((0-COS([.$E$2]*[.B165] + [.$G$2])) - (0-COS([.$G$2])))) + (([.$B$2]*[.B165]/[.$E$2])*(0-COS([.$E$2]*[.B165] + [.$G$2]))) + (([.$B$2]/POWER([.$E$2];2)) * (SIN([.$E$2]*[.B165] + [.$G$2]) - SIN([.$G$2])))" office:value-type="float" office:value="-16.824225068137" calcext:value-type="float">
            <text:p>-16.8242250681</text:p>
          </table:table-cell>
          <table:table-cell table:formula="of:=(([.$A$2]/[.$E$2])*(   SIN([.$E$2]*[.B165] + [.$G$2])  -    SIN([.$G$2])))  + (([.$B$2]*[.B165]/[.$E$2])*   SIN([.$E$2]*[.B165] + [.$G$2]))  + (([.$B$2]/POWER([.$E$2];2)) * (COS([.$E$2]*[.B165] + [.$G$2]) - COS([.$G$2])))" office:value-type="float" office:value="-21.5514245146195" calcext:value-type="float">
            <text:p>-21.5514245146</text:p>
          </table:table-cell>
          <table:table-cell table:formula="of:=SQRT(POWER([.H165];2)+POWER([.I165];2))" office:value-type="float" office:value="27.3407835980001" calcext:value-type="float">
            <text:p>27.340783598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B166]*[.$D$2]" office:value-type="float" office:value="316" calcext:value-type="float">
            <text:p>316</text:p>
          </table:table-cell>
          <table:table-cell table:formula="of:=[.D165]+SIN(RADIANS([.$C166]))*MIN(([.$A$2]+([.B166]*[.$B$2]));[.$C$2])" office:value-type="float" office:value="-17.8651053585984" calcext:value-type="float">
            <text:p>-17.8651053586</text:p>
          </table:table-cell>
          <table:table-cell table:formula="of:=[.E165]+COS(RADIANS([.$C166]))*MIN(([.$A$2]+([.B166]*[.$B$2]));[.$C$2])" office:value-type="float" office:value="-20.3952260428524" calcext:value-type="float">
            <text:p>-20.3952260429</text:p>
          </table:table-cell>
          <table:table-cell table:formula="of:=SQRT(([.D166]*[.D166])+([.E166]*[.E166]))" office:value-type="float" office:value="27.1132298852952" calcext:value-type="float">
            <text:p>27.1132298853</text:p>
          </table:table-cell>
          <table:table-cell/>
          <table:table-cell table:formula="of:=(([.$A$2]/[.$E$2])*((0-COS([.$E$2]*[.B166] + [.$G$2])) - (0-COS([.$G$2])))) + (([.$B$2]*[.B166]/[.$E$2])*(0-COS([.$E$2]*[.B166] + [.$G$2]))) + (([.$B$2]/POWER([.$E$2];2)) * (SIN([.$E$2]*[.B166] + [.$G$2]) - SIN([.$G$2])))" office:value-type="float" office:value="-17.52244736701" calcext:value-type="float">
            <text:p>-17.522447367</text:p>
          </table:table-cell>
          <table:table-cell table:formula="of:=(([.$A$2]/[.$E$2])*(   SIN([.$E$2]*[.B166] + [.$G$2])  -    SIN([.$G$2])))  + (([.$B$2]*[.B166]/[.$E$2])*   SIN([.$E$2]*[.B166] + [.$G$2]))  + (([.$B$2]/POWER([.$E$2];2)) * (COS([.$E$2]*[.B166] + [.$G$2]) - COS([.$G$2])))" office:value-type="float" office:value="-20.8531818210958" calcext:value-type="float">
            <text:p>-20.8531818211</text:p>
          </table:table-cell>
          <table:table-cell table:formula="of:=SQRT(POWER([.H166];2)+POWER([.I166];2))" office:value-type="float" office:value="27.2376826068834" calcext:value-type="float">
            <text:p>27.2376826069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B167]*[.$D$2]" office:value-type="float" office:value="318" calcext:value-type="float">
            <text:p>318</text:p>
          </table:table-cell>
          <table:table-cell table:formula="of:=[.D166]+SIN(RADIANS([.$C167]))*MIN(([.$A$2]+([.B167]*[.$B$2]));[.$C$2])" office:value-type="float" office:value="-18.5308903119255" calcext:value-type="float">
            <text:p>-18.5308903119</text:p>
          </table:table-cell>
          <table:table-cell table:formula="of:=[.E166]+COS(RADIANS([.$C167]))*MIN(([.$A$2]+([.B167]*[.$B$2]));[.$C$2])" office:value-type="float" office:value="-19.6557969415024" calcext:value-type="float">
            <text:p>-19.6557969415</text:p>
          </table:table-cell>
          <table:table-cell table:formula="of:=SQRT(([.D167]*[.D167])+([.E167]*[.E167]))" office:value-type="float" office:value="27.0137788759401" calcext:value-type="float">
            <text:p>27.0137788759</text:p>
          </table:table-cell>
          <table:table-cell/>
          <table:table-cell table:formula="of:=(([.$A$2]/[.$E$2])*((0-COS([.$E$2]*[.B167] + [.$G$2])) - (0-COS([.$G$2])))) + (([.$B$2]*[.B167]/[.$E$2])*(0-COS([.$E$2]*[.B167] + [.$G$2]))) + (([.$B$2]/POWER([.$E$2];2)) * (SIN([.$E$2]*[.B167] + [.$G$2]) - SIN([.$G$2])))" office:value-type="float" office:value="-18.1992858278228" calcext:value-type="float">
            <text:p>-18.1992858278</text:p>
          </table:table-cell>
          <table:table-cell table:formula="of:=(([.$A$2]/[.$E$2])*(   SIN([.$E$2]*[.B167] + [.$G$2])  -    SIN([.$G$2])))  + (([.$B$2]*[.B167]/[.$E$2])*   SIN([.$E$2]*[.B167] + [.$G$2]))  + (([.$B$2]/POWER([.$E$2];2)) * (COS([.$E$2]*[.B167] + [.$G$2]) - COS([.$G$2])))" office:value-type="float" office:value="-20.1273402884797" calcext:value-type="float">
            <text:p>-20.1273402885</text:p>
          </table:table-cell>
          <table:table-cell table:formula="of:=SQRT(POWER([.H167];2)+POWER([.I167];2))" office:value-type="float" office:value="27.1352875741358" calcext:value-type="float">
            <text:p>27.135287574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168]*[.$D$2]" office:value-type="float" office:value="320" calcext:value-type="float">
            <text:p>320</text:p>
          </table:table-cell>
          <table:table-cell table:formula="of:=[.D167]+SIN(RADIANS([.$C168]))*MIN(([.$A$2]+([.B168]*[.$B$2]));[.$C$2])" office:value-type="float" office:value="-19.173677921612" calcext:value-type="float">
            <text:p>-19.1736779216</text:p>
          </table:table-cell>
          <table:table-cell table:formula="of:=[.E167]+COS(RADIANS([.$C168]))*MIN(([.$A$2]+([.B168]*[.$B$2]));[.$C$2])" office:value-type="float" office:value="-18.8897524983834" calcext:value-type="float">
            <text:p>-18.8897524984</text:p>
          </table:table-cell>
          <table:table-cell table:formula="of:=SQRT(([.D168]*[.D168])+([.E168]*[.E168]))" office:value-type="float" office:value="26.9156585372138" calcext:value-type="float">
            <text:p>26.9156585372</text:p>
          </table:table-cell>
          <table:table-cell/>
          <table:table-cell table:formula="of:=(([.$A$2]/[.$E$2])*((0-COS([.$E$2]*[.B168] + [.$G$2])) - (0-COS([.$G$2])))) + (([.$B$2]*[.B168]/[.$E$2])*(0-COS([.$E$2]*[.B168] + [.$G$2]))) + (([.$B$2]/POWER([.$E$2];2)) * (SIN([.$E$2]*[.B168] + [.$G$2]) - SIN([.$G$2])))" office:value-type="float" office:value="-18.853660601367" calcext:value-type="float">
            <text:p>-18.8536606014</text:p>
          </table:table-cell>
          <table:table-cell table:formula="of:=(([.$A$2]/[.$E$2])*(   SIN([.$E$2]*[.B168] + [.$G$2])  -    SIN([.$G$2])))  + (([.$B$2]*[.B168]/[.$E$2])*   SIN([.$E$2]*[.B168] + [.$G$2]))  + (([.$B$2]/POWER([.$E$2];2)) * (COS([.$E$2]*[.B168] + [.$G$2]) - COS([.$G$2])))" office:value-type="float" office:value="-19.3745462409598" calcext:value-type="float">
            <text:p>-19.374546241</text:p>
          </table:table-cell>
          <table:table-cell table:formula="of:=SQRT(POWER([.H168];2)+POWER([.I168];2))" office:value-type="float" office:value="27.0339334931975" calcext:value-type="float">
            <text:p>27.033933493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169]*[.$D$2]" office:value-type="float" office:value="322" calcext:value-type="float">
            <text:p>322</text:p>
          </table:table-cell>
          <table:table-cell table:formula="of:=[.D168]+SIN(RADIANS([.$C169]))*MIN(([.$A$2]+([.B169]*[.$B$2]));[.$C$2])" office:value-type="float" office:value="-19.7924177043143" calcext:value-type="float">
            <text:p>-19.7924177043</text:p>
          </table:table-cell>
          <table:table-cell table:formula="of:=[.E168]+COS(RADIANS([.$C169]))*MIN(([.$A$2]+([.B169]*[.$B$2]));[.$C$2])" office:value-type="float" office:value="-18.0978016910086" calcext:value-type="float">
            <text:p>-18.097801691</text:p>
          </table:table-cell>
          <table:table-cell table:formula="of:=SQRT(([.D169]*[.D169])+([.E169]*[.E169]))" office:value-type="float" office:value="26.8192137213068" calcext:value-type="float">
            <text:p>26.8192137213</text:p>
          </table:table-cell>
          <table:table-cell/>
          <table:table-cell table:formula="of:=(([.$A$2]/[.$E$2])*((0-COS([.$E$2]*[.B169] + [.$G$2])) - (0-COS([.$G$2])))) + (([.$B$2]*[.B169]/[.$E$2])*(0-COS([.$E$2]*[.B169] + [.$G$2]))) + (([.$B$2]/POWER([.$E$2];2)) * (SIN([.$E$2]*[.B169] + [.$G$2]) - SIN([.$G$2])))" office:value-type="float" office:value="-19.4845110563068" calcext:value-type="float">
            <text:p>-19.4845110563</text:p>
          </table:table-cell>
          <table:table-cell table:formula="of:=(([.$A$2]/[.$E$2])*(   SIN([.$E$2]*[.B169] + [.$G$2])  -    SIN([.$G$2])))  + (([.$B$2]*[.B169]/[.$E$2])*   SIN([.$E$2]*[.B169] + [.$G$2]))  + (([.$B$2]/POWER([.$E$2];2)) * (COS([.$E$2]*[.B169] + [.$G$2]) - COS([.$G$2])))" office:value-type="float" office:value="-18.5954878924488" calcext:value-type="float">
            <text:p>-18.5954878924</text:p>
          </table:table-cell>
          <table:table-cell table:formula="of:=SQRT(POWER([.H169];2)+POWER([.I169];2))" office:value-type="float" office:value="26.9339625948643" calcext:value-type="float">
            <text:p>26.933962594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B170]*[.$D$2]" office:value-type="float" office:value="324" calcext:value-type="float">
            <text:p>324</text:p>
          </table:table-cell>
          <table:table-cell table:formula="of:=[.D169]+SIN(RADIANS([.$C170]))*MIN(([.$A$2]+([.B170]*[.$B$2]));[.$C$2])" office:value-type="float" office:value="-20.3860808091297" calcext:value-type="float">
            <text:p>-20.3860808091</text:p>
          </table:table-cell>
          <table:table-cell table:formula="of:=[.E169]+COS(RADIANS([.$C170]))*MIN(([.$A$2]+([.B170]*[.$B$2]));[.$C$2])" office:value-type="float" office:value="-17.2806945266899" calcext:value-type="float">
            <text:p>-17.2806945267</text:p>
          </table:table-cell>
          <table:table-cell table:formula="of:=SQRT(([.D170]*[.D170])+([.E170]*[.E170]))" office:value-type="float" office:value="26.7247954918487" calcext:value-type="float">
            <text:p>26.7247954918</text:p>
          </table:table-cell>
          <table:table-cell/>
          <table:table-cell table:formula="of:=(([.$A$2]/[.$E$2])*((0-COS([.$E$2]*[.B170] + [.$G$2])) - (0-COS([.$G$2])))) + (([.$B$2]*[.B170]/[.$E$2])*(0-COS([.$E$2]*[.B170] + [.$G$2]))) + (([.$B$2]/POWER([.$E$2];2)) * (SIN([.$E$2]*[.B170] + [.$G$2]) - SIN([.$G$2])))" office:value-type="float" office:value="-20.0907973922781" calcext:value-type="float">
            <text:p>-20.0907973923</text:p>
          </table:table-cell>
          <table:table-cell table:formula="of:=(([.$A$2]/[.$E$2])*(   SIN([.$E$2]*[.B170] + [.$G$2])  -    SIN([.$G$2])))  + (([.$B$2]*[.B170]/[.$E$2])*   SIN([.$E$2]*[.B170] + [.$G$2]))  + (([.$B$2]/POWER([.$E$2];2)) * (COS([.$E$2]*[.B170] + [.$G$2]) - COS([.$G$2])))" office:value-type="float" office:value="-17.7908947870409" calcext:value-type="float">
            <text:p>-17.790894787</text:p>
          </table:table-cell>
          <table:table-cell table:formula="of:=SQRT(POWER([.H170];2)+POWER([.I170];2))" office:value-type="float" office:value="26.8357238989585" calcext:value-type="float">
            <text:p>26.83572389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B171]*[.$D$2]" office:value-type="float" office:value="326" calcext:value-type="float">
            <text:p>326</text:p>
          </table:table-cell>
          <table:table-cell table:formula="of:=[.D170]+SIN(RADIANS([.$C171]))*MIN(([.$A$2]+([.B171]*[.$B$2]));[.$C$2])" office:value-type="float" office:value="-20.9536616061525" calcext:value-type="float">
            <text:p>-20.9536616062</text:p>
          </table:table-cell>
          <table:table-cell table:formula="of:=[.E170]+COS(RADIANS([.$C171]))*MIN(([.$A$2]+([.B171]*[.$B$2]));[.$C$2])" office:value-type="float" office:value="-16.4392213905466" calcext:value-type="float">
            <text:p>-16.4392213905</text:p>
          </table:table-cell>
          <table:table-cell table:formula="of:=SQRT(([.D171]*[.D171])+([.E171]*[.E171]))" office:value-type="float" office:value="26.6327605522325" calcext:value-type="float">
            <text:p>26.6327605522</text:p>
          </table:table-cell>
          <table:table-cell/>
          <table:table-cell table:formula="of:=(([.$A$2]/[.$E$2])*((0-COS([.$E$2]*[.B171] + [.$G$2])) - (0-COS([.$G$2])))) + (([.$B$2]*[.B171]/[.$E$2])*(0-COS([.$E$2]*[.B171] + [.$G$2]))) + (([.$B$2]/POWER([.$E$2];2)) * (SIN([.$E$2]*[.B171] + [.$G$2]) - SIN([.$G$2])))" office:value-type="float" office:value="-20.6715022371487" calcext:value-type="float">
            <text:p>-20.6715022371</text:p>
          </table:table-cell>
          <table:table-cell table:formula="of:=(([.$A$2]/[.$E$2])*(   SIN([.$E$2]*[.B171] + [.$G$2])  -    SIN([.$G$2])))  + (([.$B$2]*[.B171]/[.$E$2])*   SIN([.$E$2]*[.B171] + [.$G$2]))  + (([.$B$2]/POWER([.$E$2];2)) * (COS([.$E$2]*[.B171] + [.$G$2]) - COS([.$G$2])))" office:value-type="float" office:value="-16.9615371777459" calcext:value-type="float">
            <text:p>-16.9615371777</text:p>
          </table:table-cell>
          <table:table-cell table:formula="of:=SQRT(POWER([.H171];2)+POWER([.I171];2))" office:value-type="float" office:value="26.7395726998862" calcext:value-type="float">
            <text:p>26.7395726999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172]*[.$D$2]" office:value-type="float" office:value="328" calcext:value-type="float">
            <text:p>328</text:p>
          </table:table-cell>
          <table:table-cell table:formula="of:=[.D171]+SIN(RADIANS([.$C172]))*MIN(([.$A$2]+([.B172]*[.$B$2]));[.$C$2])" office:value-type="float" office:value="-21.4941792556704" calcext:value-type="float">
            <text:p>-21.4941792557</text:p>
          </table:table-cell>
          <table:table-cell table:formula="of:=[.E171]+COS(RADIANS([.$C172]))*MIN(([.$A$2]+([.B172]*[.$B$2]));[.$C$2])" office:value-type="float" office:value="-15.574212332467" calcext:value-type="float">
            <text:p>-15.5742123325</text:p>
          </table:table-cell>
          <table:table-cell table:formula="of:=SQRT(([.D172]*[.D172])+([.E172]*[.E172]))" office:value-type="float" office:value="26.5434706029874" calcext:value-type="float">
            <text:p>26.543470603</text:p>
          </table:table-cell>
          <table:table-cell/>
          <table:table-cell table:formula="of:=(([.$A$2]/[.$E$2])*((0-COS([.$E$2]*[.B172] + [.$G$2])) - (0-COS([.$G$2])))) + (([.$B$2]*[.B172]/[.$E$2])*(0-COS([.$E$2]*[.B172] + [.$G$2]))) + (([.$B$2]/POWER([.$E$2];2)) * (SIN([.$E$2]*[.B172] + [.$G$2]) - SIN([.$G$2])))" office:value-type="float" office:value="-21.2256322260889" calcext:value-type="float">
            <text:p>-21.2256322261</text:p>
          </table:table-cell>
          <table:table-cell table:formula="of:=(([.$A$2]/[.$E$2])*(   SIN([.$E$2]*[.B172] + [.$G$2])  -    SIN([.$G$2])))  + (([.$B$2]*[.B172]/[.$E$2])*   SIN([.$E$2]*[.B172] + [.$G$2]))  + (([.$B$2]/POWER([.$E$2];2)) * (COS([.$E$2]*[.B172] + [.$G$2]) - COS([.$G$2])))" office:value-type="float" office:value="-16.108225343931" calcext:value-type="float">
            <text:p>-16.1082253439</text:p>
          </table:table-cell>
          <table:table-cell table:formula="of:=SQRT(POWER([.H172];2)+POWER([.I172];2))" office:value-type="float" office:value="26.6458699825704" calcext:value-type="float">
            <text:p>26.645869982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173]*[.$D$2]" office:value-type="float" office:value="330" calcext:value-type="float">
            <text:p>330</text:p>
          </table:table-cell>
          <table:table-cell table:formula="of:=[.D172]+SIN(RADIANS([.$C173]))*MIN(([.$A$2]+([.B173]*[.$B$2]));[.$C$2])" office:value-type="float" office:value="-22.0066792556704" calcext:value-type="float">
            <text:p>-22.0066792557</text:p>
          </table:table-cell>
          <table:table-cell table:formula="of:=[.E172]+COS(RADIANS([.$C173]))*MIN(([.$A$2]+([.B173]*[.$B$2]));[.$C$2])" office:value-type="float" office:value="-14.686536293588" calcext:value-type="float">
            <text:p>-14.6865362936</text:p>
          </table:table-cell>
          <table:table-cell table:formula="of:=SQRT(([.D173]*[.D173])+([.E173]*[.E173]))" office:value-type="float" office:value="26.4572916256526" calcext:value-type="float">
            <text:p>26.4572916257</text:p>
          </table:table-cell>
          <table:table-cell/>
          <table:table-cell table:formula="of:=(([.$A$2]/[.$E$2])*((0-COS([.$E$2]*[.B173] + [.$G$2])) - (0-COS([.$G$2])))) + (([.$B$2]*[.B173]/[.$E$2])*(0-COS([.$E$2]*[.B173] + [.$G$2]))) + (([.$B$2]/POWER([.$E$2];2)) * (SIN([.$E$2]*[.B173] + [.$G$2]) - SIN([.$G$2])))" office:value-type="float" office:value="-21.7522195601167" calcext:value-type="float">
            <text:p>-21.7522195601</text:p>
          </table:table-cell>
          <table:table-cell table:formula="of:=(([.$A$2]/[.$E$2])*(   SIN([.$E$2]*[.B173] + [.$G$2])  -    SIN([.$G$2])))  + (([.$B$2]*[.B173]/[.$E$2])*   SIN([.$E$2]*[.B173] + [.$G$2]))  + (([.$B$2]/POWER([.$E$2];2)) * (COS([.$E$2]*[.B173] + [.$G$2]) - COS([.$G$2])))" office:value-type="float" office:value="-15.231808847991" calcext:value-type="float">
            <text:p>-15.231808848</text:p>
          </table:table-cell>
          <table:table-cell table:formula="of:=SQRT(POWER([.H173];2)+POWER([.I173];2))" office:value-type="float" office:value="26.554981765636" calcext:value-type="float">
            <text:p>26.5549817656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174]*[.$D$2]" office:value-type="float" office:value="332" calcext:value-type="float">
            <text:p>332</text:p>
          </table:table-cell>
          <table:table-cell table:formula="of:=[.D173]+SIN(RADIANS([.$C174]))*MIN(([.$A$2]+([.B174]*[.$B$2]));[.$C$2])" office:value-type="float" office:value="-22.4902349653398" calcext:value-type="float">
            <text:p>-22.4902349653</text:p>
          </table:table-cell>
          <table:table-cell table:formula="of:=[.E173]+COS(RADIANS([.$C174]))*MIN(([.$A$2]+([.B174]*[.$B$2]));[.$C$2])" office:value-type="float" office:value="-13.7771002729433" calcext:value-type="float">
            <text:p>-13.7771002729</text:p>
          </table:table-cell>
          <table:table-cell table:formula="of:=SQRT(([.D174]*[.D174])+([.E174]*[.E174]))" office:value-type="float" office:value="26.3745930912105" calcext:value-type="float">
            <text:p>26.3745930912</text:p>
          </table:table-cell>
          <table:table-cell/>
          <table:table-cell table:formula="of:=(([.$A$2]/[.$E$2])*((0-COS([.$E$2]*[.B174] + [.$G$2])) - (0-COS([.$G$2])))) + (([.$B$2]*[.B174]/[.$E$2])*(0-COS([.$E$2]*[.B174] + [.$G$2]))) + (([.$B$2]/POWER([.$E$2];2)) * (SIN([.$E$2]*[.B174] + [.$G$2]) - SIN([.$G$2])))" office:value-type="float" office:value="-22.2503235417937" calcext:value-type="float">
            <text:p>-22.2503235418</text:p>
          </table:table-cell>
          <table:table-cell table:formula="of:=(([.$A$2]/[.$E$2])*(   SIN([.$E$2]*[.B174] + [.$G$2])  -    SIN([.$G$2])))  + (([.$B$2]*[.B174]/[.$E$2])*   SIN([.$E$2]*[.B174] + [.$G$2]))  + (([.$B$2]/POWER([.$E$2];2)) * (COS([.$E$2]*[.B174] + [.$G$2]) - COS([.$G$2])))" office:value-type="float" office:value="-14.3331757318541" calcext:value-type="float">
            <text:p>-14.3331757319</text:p>
          </table:table-cell>
          <table:table-cell table:formula="of:=SQRT(POWER([.H174];2)+POWER([.I174];2))" office:value-type="float" office:value="26.4672783692375" calcext:value-type="float">
            <text:p>26.467278369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175]*[.$D$2]" office:value-type="float" office:value="334" calcext:value-type="float">
            <text:p>334</text:p>
          </table:table-cell>
          <table:table-cell table:formula="of:=[.D174]+SIN(RADIANS([.$C175]))*MIN(([.$A$2]+([.B175]*[.$B$2]));[.$C$2])" office:value-type="float" office:value="-22.9439491022665" calcext:value-type="float">
            <text:p>-22.9439491023</text:p>
          </table:table-cell>
          <table:table-cell table:formula="of:=[.E174]+COS(RADIANS([.$C175]))*MIN(([.$A$2]+([.B175]*[.$B$2]));[.$C$2])" office:value-type="float" office:value="-12.8468484350236" calcext:value-type="float">
            <text:p>-12.846848435</text:p>
          </table:table-cell>
          <table:table-cell table:formula="of:=SQRT(([.D175]*[.D175])+([.E175]*[.E175]))" office:value-type="float" office:value="26.2957470918753" calcext:value-type="float">
            <text:p>26.2957470919</text:p>
          </table:table-cell>
          <table:table-cell/>
          <table:table-cell table:formula="of:=(([.$A$2]/[.$E$2])*((0-COS([.$E$2]*[.B175] + [.$G$2])) - (0-COS([.$G$2])))) + (([.$B$2]*[.B175]/[.$E$2])*(0-COS([.$E$2]*[.B175] + [.$G$2]))) + (([.$B$2]/POWER([.$E$2];2)) * (SIN([.$E$2]*[.B175] + [.$G$2]) - SIN([.$G$2])))" office:value-type="float" office:value="-22.7190320857659" calcext:value-type="float">
            <text:p>-22.7190320858</text:p>
          </table:table-cell>
          <table:table-cell table:formula="of:=(([.$A$2]/[.$E$2])*(   SIN([.$E$2]*[.B175] + [.$G$2])  -    SIN([.$G$2])))  + (([.$B$2]*[.B175]/[.$E$2])*   SIN([.$E$2]*[.B175] + [.$G$2]))  + (([.$B$2]/POWER([.$E$2];2)) * (COS([.$E$2]*[.B175] + [.$G$2]) - COS([.$G$2])))" office:value-type="float" office:value="-13.413251654021" calcext:value-type="float">
            <text:p>-13.413251654</text:p>
          </table:table-cell>
          <table:table-cell table:formula="of:=SQRT(POWER([.H175];2)+POWER([.I175];2))" office:value-type="float" office:value="26.3831336055473" calcext:value-type="float">
            <text:p>26.383133605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176]*[.$D$2]" office:value-type="float" office:value="336" calcext:value-type="float">
            <text:p>336</text:p>
          </table:table-cell>
          <table:table-cell table:formula="of:=[.D175]+SIN(RADIANS([.$C176]))*MIN(([.$A$2]+([.B176]*[.$B$2]));[.$C$2])" office:value-type="float" office:value="-23.3669552110654" calcext:value-type="float">
            <text:p>-23.3669552111</text:p>
          </table:table-cell>
          <table:table-cell table:formula="of:=[.E175]+COS(RADIANS([.$C176]))*MIN(([.$A$2]+([.B176]*[.$B$2]));[.$C$2])" office:value-type="float" office:value="-11.8967611590753" calcext:value-type="float">
            <text:p>-11.8967611591</text:p>
          </table:table-cell>
          <table:table-cell table:formula="of:=SQRT(([.D176]*[.D176])+([.E176]*[.E176]))" office:value-type="float" office:value="26.2211273959" calcext:value-type="float">
            <text:p>26.2211273959</text:p>
          </table:table-cell>
          <table:table-cell/>
          <table:table-cell table:formula="of:=(([.$A$2]/[.$E$2])*((0-COS([.$E$2]*[.B176] + [.$G$2])) - (0-COS([.$G$2])))) + (([.$B$2]*[.B176]/[.$E$2])*(0-COS([.$E$2]*[.B176] + [.$G$2]))) + (([.$B$2]/POWER([.$E$2];2)) * (SIN([.$E$2]*[.B176] + [.$G$2]) - SIN([.$G$2])))" office:value-type="float" office:value="-23.1574632018659" calcext:value-type="float">
            <text:p>-23.1574632019</text:p>
          </table:table-cell>
          <table:table-cell table:formula="of:=(([.$A$2]/[.$E$2])*(   SIN([.$E$2]*[.B176] + [.$G$2])  -    SIN([.$G$2])))  + (([.$B$2]*[.B176]/[.$E$2])*   SIN([.$E$2]*[.B176] + [.$G$2]))  + (([.$B$2]/POWER([.$E$2];2)) * (COS([.$E$2]*[.B176] + [.$G$2]) - COS([.$G$2])))" office:value-type="float" office:value="-12.4729989679215" calcext:value-type="float">
            <text:p>-12.4729989679</text:p>
          </table:table-cell>
          <table:table-cell table:formula="of:=SQRT(POWER([.H176];2)+POWER([.I176];2))" office:value-type="float" office:value="26.3029238906921" calcext:value-type="float">
            <text:p>26.3029238907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B177]*[.$D$2]" office:value-type="float" office:value="338" calcext:value-type="float">
            <text:p>338</text:p>
          </table:table-cell>
          <table:table-cell table:formula="of:=[.D176]+SIN(RADIANS([.$C177]))*MIN(([.$A$2]+([.B177]*[.$B$2]));[.$C$2])" office:value-type="float" office:value="-23.758419101185" calcext:value-type="float">
            <text:p>-23.7584191012</text:p>
          </table:table-cell>
          <table:table-cell table:formula="of:=[.E176]+COS(RADIANS([.$C177]))*MIN(([.$A$2]+([.B177]*[.$B$2]));[.$C$2])" office:value-type="float" office:value="-10.927854031053" calcext:value-type="float">
            <text:p>-10.9278540311</text:p>
          </table:table-cell>
          <table:table-cell table:formula="of:=SQRT(([.D177]*[.D177])+([.E177]*[.E177]))" office:value-type="float" office:value="26.1511084260601" calcext:value-type="float">
            <text:p>26.1511084261</text:p>
          </table:table-cell>
          <table:table-cell/>
          <table:table-cell table:formula="of:=(([.$A$2]/[.$E$2])*((0-COS([.$E$2]*[.B177] + [.$G$2])) - (0-COS([.$G$2])))) + (([.$B$2]*[.B177]/[.$E$2])*(0-COS([.$E$2]*[.B177] + [.$G$2]))) + (([.$B$2]/POWER([.$E$2];2)) * (SIN([.$E$2]*[.B177] + [.$G$2]) - SIN([.$G$2])))" office:value-type="float" office:value="-23.5647664485157" calcext:value-type="float">
            <text:p>-23.5647664485</text:p>
          </table:table-cell>
          <table:table-cell table:formula="of:=(([.$A$2]/[.$E$2])*(   SIN([.$E$2]*[.B177] + [.$G$2])  -    SIN([.$G$2])))  + (([.$B$2]*[.B177]/[.$E$2])*   SIN([.$E$2]*[.B177] + [.$G$2]))  + (([.$B$2]/POWER([.$E$2];2)) * (COS([.$E$2]*[.B177] + [.$G$2]) - COS([.$G$2])))" office:value-type="float" office:value="-11.5134157424602" calcext:value-type="float">
            <text:p>-11.5134157425</text:p>
          </table:table-cell>
          <table:table-cell table:formula="of:=SQRT(POWER([.H177];2)+POWER([.I177];2))" office:value-type="float" office:value="26.2270272778258" calcext:value-type="float">
            <text:p>26.227027277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178]*[.$D$2]" office:value-type="float" office:value="340" calcext:value-type="float">
            <text:p>340</text:p>
          </table:table-cell>
          <table:table-cell table:formula="of:=[.D177]+SIN(RADIANS([.$C178]))*MIN(([.$A$2]+([.B178]*[.$B$2]));[.$C$2])" office:value-type="float" office:value="-24.1175402516769" calcext:value-type="float">
            <text:p>-24.1175402517</text:p>
          </table:table-cell>
          <table:table-cell table:formula="of:=[.E177]+COS(RADIANS([.$C178]))*MIN(([.$A$2]+([.B178]*[.$B$2]));[.$C$2])" office:value-type="float" office:value="-9.94117677922782" calcext:value-type="float">
            <text:p>-9.9411767792</text:p>
          </table:table-cell>
          <table:table-cell table:formula="of:=SQRT(([.D178]*[.D178])+([.E178]*[.E178]))" office:value-type="float" office:value="26.0860641635935" calcext:value-type="float">
            <text:p>26.0860641636</text:p>
          </table:table-cell>
          <table:table-cell/>
          <table:table-cell table:formula="of:=(([.$A$2]/[.$E$2])*((0-COS([.$E$2]*[.B178] + [.$G$2])) - (0-COS([.$G$2])))) + (([.$B$2]*[.B178]/[.$E$2])*(0-COS([.$E$2]*[.B178] + [.$G$2]))) + (([.$B$2]/POWER([.$E$2];2)) * (SIN([.$E$2]*[.B178] + [.$G$2]) - SIN([.$G$2])))" office:value-type="float" office:value="-23.9401243541979" calcext:value-type="float">
            <text:p>-23.9401243542</text:p>
          </table:table-cell>
          <table:table-cell table:formula="of:=(([.$A$2]/[.$E$2])*(   SIN([.$E$2]*[.B178] + [.$G$2])  -    SIN([.$G$2])))  + (([.$B$2]*[.B178]/[.$E$2])*   SIN([.$E$2]*[.B178] + [.$G$2]))  + (([.$B$2]/POWER([.$E$2];2)) * (COS([.$E$2]*[.B178] + [.$G$2]) - COS([.$G$2])))" office:value-type="float" office:value="-10.5355347257107" calcext:value-type="float">
            <text:p>-10.5355347257</text:p>
          </table:table-cell>
          <table:table-cell table:formula="of:=SQRT(POWER([.H178];2)+POWER([.I178];2))" office:value-type="float" office:value="26.155822412058" calcext:value-type="float">
            <text:p>26.155822412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B179]*[.$D$2]" office:value-type="float" office:value="342" calcext:value-type="float">
            <text:p>342</text:p>
          </table:table-cell>
          <table:table-cell table:formula="of:=[.D178]+SIN(RADIANS([.$C179]))*MIN(([.$A$2]+([.B179]*[.$B$2]));[.$C$2])" office:value-type="float" office:value="-24.4435531807425" calcext:value-type="float">
            <text:p>-24.4435531807</text:p>
          </table:table-cell>
          <table:table-cell table:formula="of:=[.E178]+COS(RADIANS([.$C179]))*MIN(([.$A$2]+([.B179]*[.$B$2]));[.$C$2])" office:value-type="float" office:value="-8.93781215453643" calcext:value-type="float">
            <text:p>-8.9378121545</text:p>
          </table:table-cell>
          <table:table-cell table:formula="of:=SQRT(([.D179]*[.D179])+([.E179]*[.E179]))" office:value-type="float" office:value="26.0263669806135" calcext:value-type="float">
            <text:p>26.0263669806</text:p>
          </table:table-cell>
          <table:table-cell/>
          <table:table-cell table:formula="of:=(([.$A$2]/[.$E$2])*((0-COS([.$E$2]*[.B179] + [.$G$2])) - (0-COS([.$G$2])))) + (([.$B$2]*[.B179]/[.$E$2])*(0-COS([.$E$2]*[.B179] + [.$G$2]))) + (([.$B$2]/POWER([.$E$2];2)) * (SIN([.$E$2]*[.B179] + [.$G$2]) - SIN([.$G$2])))" office:value-type="float" office:value="-24.2827538047952" calcext:value-type="float">
            <text:p>-24.2827538048</text:p>
          </table:table-cell>
          <table:table-cell table:formula="of:=(([.$A$2]/[.$E$2])*(   SIN([.$E$2]*[.B179] + [.$G$2])  -    SIN([.$G$2])))  + (([.$B$2]*[.B179]/[.$E$2])*   SIN([.$E$2]*[.B179] + [.$G$2]))  + (([.$B$2]/POWER([.$E$2];2)) * (COS([.$E$2]*[.B179] + [.$G$2]) - COS([.$G$2])))" office:value-type="float" office:value="-9.54042225279981" calcext:value-type="float">
            <text:p>-9.5404222528</text:p>
          </table:table-cell>
          <table:table-cell table:formula="of:=SQRT(POWER([.H179];2)+POWER([.I179];2))" office:value-type="float" office:value="26.089687409128" calcext:value-type="float">
            <text:p>26.089687409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B180]*[.$D$2]" office:value-type="float" office:value="344" calcext:value-type="float">
            <text:p>344</text:p>
          </table:table-cell>
          <table:table-cell table:formula="of:=[.D179]+SIN(RADIANS([.$C180]))*MIN(([.$A$2]+([.B180]*[.$B$2]));[.$C$2])" office:value-type="float" office:value="-24.7357287779085" calcext:value-type="float">
            <text:p>-24.7357287779</text:p>
          </table:table-cell>
          <table:table-cell table:formula="of:=[.E179]+COS(RADIANS([.$C180]))*MIN(([.$A$2]+([.B180]*[.$B$2]));[.$C$2])" office:value-type="float" office:value="-7.91887475684182" calcext:value-type="float">
            <text:p>-7.9188747568</text:p>
          </table:table-cell>
          <table:table-cell table:formula="of:=SQRT(([.D180]*[.D180])+([.E180]*[.E180]))" office:value-type="float" office:value="25.9723864053498" calcext:value-type="float">
            <text:p>25.9723864053</text:p>
          </table:table-cell>
          <table:table-cell/>
          <table:table-cell table:formula="of:=(([.$A$2]/[.$E$2])*((0-COS([.$E$2]*[.B180] + [.$G$2])) - (0-COS([.$G$2])))) + (([.$B$2]*[.B180]/[.$E$2])*(0-COS([.$E$2]*[.B180] + [.$G$2]))) + (([.$B$2]/POWER([.$E$2];2)) * (SIN([.$E$2]*[.B180] + [.$G$2]) - SIN([.$G$2])))" office:value-type="float" office:value="-24.5919073946285" calcext:value-type="float">
            <text:p>-24.5919073946</text:p>
          </table:table-cell>
          <table:table-cell table:formula="of:=(([.$A$2]/[.$E$2])*(   SIN([.$E$2]*[.B180] + [.$G$2])  -    SIN([.$G$2])))  + (([.$B$2]*[.B180]/[.$E$2])*   SIN([.$E$2]*[.B180] + [.$G$2]))  + (([.$B$2]/POWER([.$E$2];2)) * (COS([.$E$2]*[.B180] + [.$G$2]) - COS([.$G$2])))" office:value-type="float" office:value="-8.52917709911144" calcext:value-type="float">
            <text:p>-8.5291770991</text:p>
          </table:table-cell>
          <table:table-cell table:formula="of:=SQRT(POWER([.H180];2)+POWER([.I180];2))" office:value-type="float" office:value="26.0289986609933" calcext:value-type="float">
            <text:p>26.02899866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181]*[.$D$2]" office:value-type="float" office:value="346" calcext:value-type="float">
            <text:p>346</text:p>
          </table:table-cell>
          <table:table-cell table:formula="of:=[.D180]+SIN(RADIANS([.$C181]))*MIN(([.$A$2]+([.B181]*[.$B$2]));[.$C$2])" office:value-type="float" office:value="-24.9933755967222" calcext:value-type="float">
            <text:p>-24.9933755967</text:p>
          </table:table-cell>
          <table:table-cell table:formula="of:=[.E180]+COS(RADIANS([.$C181]))*MIN(([.$A$2]+([.B181]*[.$B$2]));[.$C$2])" office:value-type="float" office:value="-6.88550980835788" calcext:value-type="float">
            <text:p>-6.8855098084</text:p>
          </table:table-cell>
          <table:table-cell table:formula="of:=SQRT(([.D181]*[.D181])+([.E181]*[.E181]))" office:value-type="float" office:value="25.9244878259884" calcext:value-type="float">
            <text:p>25.924487826</text:p>
          </table:table-cell>
          <table:table-cell/>
          <table:table-cell table:formula="of:=(([.$A$2]/[.$E$2])*((0-COS([.$E$2]*[.B181] + [.$G$2])) - (0-COS([.$G$2])))) + (([.$B$2]*[.B181]/[.$E$2])*(0-COS([.$E$2]*[.B181] + [.$G$2]))) + (([.$B$2]/POWER([.$E$2];2)) * (SIN([.$E$2]*[.B181] + [.$G$2]) - SIN([.$G$2])))" office:value-type="float" office:value="-24.8668747390673" calcext:value-type="float">
            <text:p>-24.8668747391</text:p>
          </table:table-cell>
          <table:table-cell table:formula="of:=(([.$A$2]/[.$E$2])*(   SIN([.$E$2]*[.B181] + [.$G$2])  -    SIN([.$G$2])))  + (([.$B$2]*[.B181]/[.$E$2])*   SIN([.$E$2]*[.B181] + [.$G$2]))  + (([.$B$2]/POWER([.$E$2];2)) * (COS([.$E$2]*[.B181] + [.$G$2]) - COS([.$G$2])))" office:value-type="float" office:value="-7.50292928002183" calcext:value-type="float">
            <text:p>-7.50292928</text:p>
          </table:table-cell>
          <table:table-cell table:formula="of:=SQRT(POWER([.H181];2)+POWER([.I181];2))" office:value-type="float" office:value="25.9741295728937" calcext:value-type="float">
            <text:p>25.974129572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B182]*[.$D$2]" office:value-type="float" office:value="348" calcext:value-type="float">
            <text:p>348</text:p>
          </table:table-cell>
          <table:table-cell table:formula="of:=[.D181]+SIN(RADIANS([.$C182]))*MIN(([.$A$2]+([.B182]*[.$B$2]));[.$C$2])" office:value-type="float" office:value="-25.2158411058972" calcext:value-type="float">
            <text:p>-25.2158411059</text:p>
          </table:table-cell>
          <table:table-cell table:formula="of:=[.E181]+COS(RADIANS([.$C182]))*MIN(([.$A$2]+([.B182]*[.$B$2]));[.$C$2])" office:value-type="float" office:value="-5.83889187557271" calcext:value-type="float">
            <text:p>-5.8388918756</text:p>
          </table:table-cell>
          <table:table-cell table:formula="of:=SQRT(([.D182]*[.D182])+([.E182]*[.E182]))" office:value-type="float" office:value="25.883031140353" calcext:value-type="float">
            <text:p>25.8830311404</text:p>
          </table:table-cell>
          <table:table-cell/>
          <table:table-cell table:formula="of:=(([.$A$2]/[.$E$2])*((0-COS([.$E$2]*[.B182] + [.$G$2])) - (0-COS([.$G$2])))) + (([.$B$2]*[.B182]/[.$E$2])*(0-COS([.$E$2]*[.B182] + [.$G$2]))) + (([.$B$2]/POWER([.$E$2];2)) * (SIN([.$E$2]*[.B182] + [.$G$2]) - SIN([.$G$2])))" office:value-type="float" office:value="-25.1069837466201" calcext:value-type="float">
            <text:p>-25.1069837466</text:p>
          </table:table-cell>
          <table:table-cell table:formula="of:=(([.$A$2]/[.$E$2])*(   SIN([.$E$2]*[.B182] + [.$G$2])  -    SIN([.$G$2])))  + (([.$B$2]*[.B182]/[.$E$2])*   SIN([.$E$2]*[.B182] + [.$G$2]))  + (([.$B$2]/POWER([.$E$2];2)) * (COS([.$E$2]*[.B182] + [.$G$2]) - COS([.$G$2])))" office:value-type="float" office:value="-6.46283879845884" calcext:value-type="float">
            <text:p>-6.4628387985</text:p>
          </table:table-cell>
          <table:table-cell table:formula="of:=SQRT(POWER([.H182];2)+POWER([.I182];2))" office:value-type="float" office:value="25.925449237919" calcext:value-type="float">
            <text:p>25.925449237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B183]*[.$D$2]" office:value-type="float" office:value="350" calcext:value-type="float">
            <text:p>350</text:p>
          </table:table-cell>
          <table:table-cell table:formula="of:=[.D182]+SIN(RADIANS([.$C183]))*MIN(([.$A$2]+([.B183]*[.$B$2]));[.$C$2])" office:value-type="float" office:value="-25.4025128968891" calcext:value-type="float">
            <text:p>-25.4025128969</text:p>
          </table:table-cell>
          <table:table-cell table:formula="of:=[.E182]+COS(RADIANS([.$C183]))*MIN(([.$A$2]+([.B183]*[.$B$2]));[.$C$2])" office:value-type="float" office:value="-4.78022354108458" calcext:value-type="float">
            <text:p>-4.7802235411</text:p>
          </table:table-cell>
          <table:table-cell table:formula="of:=SQRT(([.D183]*[.D183])+([.E183]*[.E183]))" office:value-type="float" office:value="25.8483693601619" calcext:value-type="float">
            <text:p>25.8483693602</text:p>
          </table:table-cell>
          <table:table-cell/>
          <table:table-cell table:formula="of:=(([.$A$2]/[.$E$2])*((0-COS([.$E$2]*[.B183] + [.$G$2])) - (0-COS([.$G$2])))) + (([.$B$2]*[.B183]/[.$E$2])*(0-COS([.$E$2]*[.B183] + [.$G$2]))) + (([.$B$2]/POWER([.$E$2];2)) * (SIN([.$E$2]*[.B183] + [.$G$2]) - SIN([.$G$2])))" office:value-type="float" office:value="-25.3116018484627" calcext:value-type="float">
            <text:p>-25.3116018485</text:p>
          </table:table-cell>
          <table:table-cell table:formula="of:=(([.$A$2]/[.$E$2])*(   SIN([.$E$2]*[.B183] + [.$G$2])  -    SIN([.$G$2])))  + (([.$B$2]*[.B183]/[.$E$2])*   SIN([.$E$2]*[.B183] + [.$G$2]))  + (([.$B$2]/POWER([.$E$2];2)) * (COS([.$E$2]*[.B183] + [.$G$2]) - COS([.$G$2])))" office:value-type="float" office:value="-5.41009434166048" calcext:value-type="float">
            <text:p>-5.4100943417</text:p>
          </table:table-cell>
          <table:table-cell table:formula="of:=SQRT(POWER([.H183];2)+POWER([.I183];2))" office:value-type="float" office:value="25.8833210566335" calcext:value-type="float">
            <text:p>25.883321056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184]*[.$D$2]" office:value-type="float" office:value="352" calcext:value-type="float">
            <text:p>352</text:p>
          </table:table-cell>
          <table:table-cell table:formula="of:=[.D183]+SIN(RADIANS([.$C184]))*MIN(([.$A$2]+([.B184]*[.$B$2]));[.$C$2])" office:value-type="float" office:value="-25.552819845926" calcext:value-type="float">
            <text:p>-25.5528198459</text:p>
          </table:table-cell>
          <table:table-cell table:formula="of:=[.E183]+COS(RADIANS([.$C184]))*MIN(([.$A$2]+([.B184]*[.$B$2]));[.$C$2])" office:value-type="float" office:value="-3.71073402684369" calcext:value-type="float">
            <text:p>-3.7107340268</text:p>
          </table:table-cell>
          <table:table-cell table:formula="of:=SQRT(([.D184]*[.D184])+([.E184]*[.E184]))" office:value-type="float" office:value="25.8208471800661" calcext:value-type="float">
            <text:p>25.8208471801</text:p>
          </table:table-cell>
          <table:table-cell/>
          <table:table-cell table:formula="of:=(([.$A$2]/[.$E$2])*((0-COS([.$E$2]*[.B184] + [.$G$2])) - (0-COS([.$G$2])))) + (([.$B$2]*[.B184]/[.$E$2])*(0-COS([.$E$2]*[.B184] + [.$G$2]))) + (([.$B$2]/POWER([.$E$2];2)) * (SIN([.$E$2]*[.B184] + [.$G$2]) - SIN([.$G$2])))" office:value-type="float" office:value="-25.4801371834028" calcext:value-type="float">
            <text:p>-25.4801371834</text:p>
          </table:table-cell>
          <table:table-cell table:formula="of:=(([.$A$2]/[.$E$2])*(   SIN([.$E$2]*[.B184] + [.$G$2])  -    SIN([.$G$2])))  + (([.$B$2]*[.B184]/[.$E$2])*   SIN([.$E$2]*[.B184] + [.$G$2]))  + (([.$B$2]/POWER([.$E$2];2)) * (COS([.$E$2]*[.B184] + [.$G$2]) - COS([.$G$2])))" office:value-type="float" office:value="-4.34591192858627" calcext:value-type="float">
            <text:p>-4.3459119286</text:p>
          </table:table-cell>
          <table:table-cell table:formula="of:=SQRT(POWER([.H184];2)+POWER([.I184];2))" office:value-type="float" office:value="25.8481013108517" calcext:value-type="float">
            <text:p>25.848101310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B185]*[.$D$2]" office:value-type="float" office:value="354" calcext:value-type="float">
            <text:p>354</text:p>
          </table:table-cell>
          <table:table-cell table:formula="of:=[.D184]+SIN(RADIANS([.$C185]))*MIN(([.$A$2]+([.B185]*[.$B$2]));[.$C$2])" office:value-type="float" office:value="-25.6662332285714" calcext:value-type="float">
            <text:p>-25.6662332286</text:p>
          </table:table-cell>
          <table:table-cell table:formula="of:=[.E184]+COS(RADIANS([.$C185]))*MIN(([.$A$2]+([.B185]*[.$B$2]));[.$C$2])" office:value-type="float" office:value="-2.63167777036911" calcext:value-type="float">
            <text:p>-2.6316777704</text:p>
          </table:table-cell>
          <table:table-cell table:formula="of:=SQRT(([.D185]*[.D185])+([.E185]*[.E185]))" office:value-type="float" office:value="25.8007995230861" calcext:value-type="float">
            <text:p>25.8007995231</text:p>
          </table:table-cell>
          <table:table-cell/>
          <table:table-cell table:formula="of:=(([.$A$2]/[.$E$2])*((0-COS([.$E$2]*[.B185] + [.$G$2])) - (0-COS([.$G$2])))) + (([.$B$2]*[.B185]/[.$E$2])*(0-COS([.$E$2]*[.B185] + [.$G$2]))) + (([.$B$2]/POWER([.$E$2];2)) * (SIN([.$E$2]*[.B185] + [.$G$2]) - SIN([.$G$2])))" office:value-type="float" office:value="-25.6120397363359" calcext:value-type="float">
            <text:p>-25.6120397363</text:p>
          </table:table-cell>
          <table:table-cell table:formula="of:=(([.$A$2]/[.$E$2])*(   SIN([.$E$2]*[.B185] + [.$G$2])  -    SIN([.$G$2])))  + (([.$B$2]*[.B185]/[.$E$2])*   SIN([.$E$2]*[.B185] + [.$G$2]))  + (([.$B$2]/POWER([.$E$2];2)) * (COS([.$E$2]*[.B185] + [.$G$2]) - COS([.$G$2])))" office:value-type="float" office:value="-3.27153350951249" calcext:value-type="float">
            <text:p>-3.2715335095</text:p>
          </table:table-cell>
          <table:table-cell table:formula="of:=SQRT(POWER([.H185];2)+POWER([.I185];2))" office:value-type="float" office:value="25.8201377021795" calcext:value-type="float">
            <text:p>25.8201377022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186]*[.$D$2]" office:value-type="float" office:value="356" calcext:value-type="float">
            <text:p>356</text:p>
          </table:table-cell>
          <table:table-cell table:formula="of:=[.D185]+SIN(RADIANS([.$C186]))*MIN(([.$A$2]+([.B186]*[.$B$2]));[.$C$2])" office:value-type="float" office:value="-25.7422677849525" calcext:value-type="float">
            <text:p>-25.742267785</text:p>
          </table:table-cell>
          <table:table-cell table:formula="of:=[.E185]+COS(RADIANS([.$C186]))*MIN(([.$A$2]+([.B186]*[.$B$2]));[.$C$2])" office:value-type="float" office:value="-1.5443329555859" calcext:value-type="float">
            <text:p>-1.5443329556</text:p>
          </table:table-cell>
          <table:table-cell table:formula="of:=SQRT(([.D186]*[.D186])+([.E186]*[.E186]))" office:value-type="float" office:value="25.7885500753709" calcext:value-type="float">
            <text:p>25.7885500754</text:p>
          </table:table-cell>
          <table:table-cell/>
          <table:table-cell table:formula="of:=(([.$A$2]/[.$E$2])*((0-COS([.$E$2]*[.B186] + [.$G$2])) - (0-COS([.$G$2])))) + (([.$B$2]*[.B186]/[.$E$2])*(0-COS([.$E$2]*[.B186] + [.$G$2]))) + (([.$B$2]/POWER([.$E$2];2)) * (SIN([.$E$2]*[.B186] + [.$G$2]) - SIN([.$G$2])))" office:value-type="float" office:value="-25.7068024282936" calcext:value-type="float">
            <text:p>-25.7068024283</text:p>
          </table:table-cell>
          <table:table-cell table:formula="of:=(([.$A$2]/[.$E$2])*(   SIN([.$E$2]*[.B186] + [.$G$2])  -    SIN([.$G$2])))  + (([.$B$2]*[.B186]/[.$E$2])*   SIN([.$E$2]*[.B186] + [.$G$2]))  + (([.$B$2]/POWER([.$E$2];2)) * (COS([.$E$2]*[.B186] + [.$G$2]) - COS([.$G$2])))" office:value-type="float" office:value="-2.18822551941933" calcext:value-type="float">
            <text:p>-2.1882255194</text:p>
          </table:table-cell>
          <table:table-cell table:formula="of:=SQRT(POWER([.H186];2)+POWER([.I186];2))" office:value-type="float" office:value="25.7997678673891" calcext:value-type="float">
            <text:p>25.799767867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B187]*[.$D$2]" office:value-type="float" office:value="358" calcext:value-type="float">
            <text:p>358</text:p>
          </table:table-cell>
          <table:table-cell table:formula="of:=[.D186]+SIN(RADIANS([.$C187]))*MIN(([.$A$2]+([.B187]*[.$B$2]));[.$C$2])" office:value-type="float" office:value="-25.7804827338417" calcext:value-type="float">
            <text:p>-25.7804827338</text:p>
          </table:table-cell>
          <table:table-cell table:formula="of:=[.E186]+COS(RADIANS([.$C187]))*MIN(([.$A$2]+([.B187]*[.$B$2]));[.$C$2])" office:value-type="float" office:value="-0.449999999999994" calcext:value-type="float">
            <text:p>-0.45</text:p>
          </table:table-cell>
          <table:table-cell table:formula="of:=SQRT(([.D187]*[.D187])+([.E187]*[.E187]))" office:value-type="float" office:value="25.7844098243476" calcext:value-type="float">
            <text:p>25.7844098243</text:p>
          </table:table-cell>
          <table:table-cell/>
          <table:table-cell table:formula="of:=(([.$A$2]/[.$E$2])*((0-COS([.$E$2]*[.B187] + [.$G$2])) - (0-COS([.$G$2])))) + (([.$B$2]*[.B187]/[.$E$2])*(0-COS([.$E$2]*[.B187] + [.$G$2]))) + (([.$B$2]/POWER([.$E$2];2)) * (SIN([.$E$2]*[.B187] + [.$G$2]) - SIN([.$G$2])))" office:value-type="float" office:value="-25.7639621562479" calcext:value-type="float">
            <text:p>-25.7639621562</text:p>
          </table:table-cell>
          <table:table-cell table:formula="of:=(([.$A$2]/[.$E$2])*(   SIN([.$E$2]*[.B187] + [.$G$2])  -    SIN([.$G$2])))  + (([.$B$2]*[.B187]/[.$E$2])*   SIN([.$E$2]*[.B187] + [.$G$2]))  + (([.$B$2]/POWER([.$E$2];2)) * (COS([.$E$2]*[.B187] + [.$G$2]) - COS([.$G$2])))" office:value-type="float" office:value="-1.09727738685054" calcext:value-type="float">
            <text:p>-1.0972773869</text:p>
          </table:table-cell>
          <table:table-cell table:formula="of:=SQRT(POWER([.H187];2)+POWER([.I187];2))" office:value-type="float" office:value="25.7873178840349" calcext:value-type="float">
            <text:p>25.78731788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188]*[.$D$2]" office:value-type="float" office:value="360" calcext:value-type="float">
            <text:p>360</text:p>
          </table:table-cell>
          <table:table-cell table:formula="of:=[.D187]+SIN(RADIANS([.$C188]))*MIN(([.$A$2]+([.B188]*[.$B$2]));[.$C$2])" office:value-type="float" office:value="-25.7804827338417" calcext:value-type="float">
            <text:p>-25.7804827338</text:p>
          </table:table-cell>
          <table:table-cell table:formula="of:=[.E187]+COS(RADIANS([.$C188]))*MIN(([.$A$2]+([.B188]*[.$B$2]));[.$C$2])" office:value-type="float" office:value="0.650000000000006" calcext:value-type="float">
            <text:p>0.65</text:p>
          </table:table-cell>
          <table:table-cell table:formula="of:=SQRT(([.D188]*[.D188])+([.E188]*[.E188]))" office:value-type="float" office:value="25.7886756152756" calcext:value-type="float">
            <text:p>25.7886756153</text:p>
          </table:table-cell>
          <table:table-cell/>
          <table:table-cell table:formula="of:=(([.$A$2]/[.$E$2])*((0-COS([.$E$2]*[.B188] + [.$G$2])) - (0-COS([.$G$2])))) + (([.$B$2]*[.B188]/[.$E$2])*(0-COS([.$E$2]*[.B188] + [.$G$2]))) + (([.$B$2]/POWER([.$E$2];2)) * (SIN([.$E$2]*[.B188] + [.$G$2]) - SIN([.$G$2])))" office:value-type="float" office:value="-25.783100780887" calcext:value-type="float">
            <text:p>-25.7831007809</text:p>
          </table:table-cell>
          <table:table-cell table:formula="of:=(([.$A$2]/[.$E$2])*(   SIN([.$E$2]*[.B188] + [.$G$2])  -    SIN([.$G$2])))  + (([.$B$2]*[.B188]/[.$E$2])*   SIN([.$E$2]*[.B188] + [.$G$2]))  + (([.$B$2]/POWER([.$E$2];2)) * (COS([.$E$2]*[.B188] + [.$G$2]) - COS([.$G$2])))" office:value-type="float" office:value="0" calcext:value-type="float">
            <text:p>0</text:p>
          </table:table-cell>
          <table:table-cell table:formula="of:=SQRT(POWER([.H188];2)+POWER([.I188];2))" office:value-type="float" office:value="25.783100780887" calcext:value-type="float">
            <text:p>25.783100780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B189]*[.$D$2]" office:value-type="float" office:value="362" calcext:value-type="float">
            <text:p>362</text:p>
          </table:table-cell>
          <table:table-cell table:formula="of:=[.D188]+SIN(RADIANS([.$C189]))*MIN(([.$A$2]+([.B189]*[.$B$2]));[.$C$2])" office:value-type="float" office:value="-25.7419187899855" calcext:value-type="float">
            <text:p>-25.74191879</text:p>
          </table:table-cell>
          <table:table-cell table:formula="of:=[.E188]+COS(RADIANS([.$C189]))*MIN(([.$A$2]+([.B189]*[.$B$2]));[.$C$2])" office:value-type="float" office:value="1.75432686385611" calcext:value-type="float">
            <text:p>1.7543268639</text:p>
          </table:table-cell>
          <table:table-cell table:formula="of:=SQRT(([.D189]*[.D189])+([.E189]*[.E189]))" office:value-type="float" office:value="25.8016287419119" calcext:value-type="float">
            <text:p>25.8016287419</text:p>
          </table:table-cell>
          <table:table-cell/>
          <table:table-cell table:formula="of:=(([.$A$2]/[.$E$2])*((0-COS([.$E$2]*[.B189] + [.$G$2])) - (0-COS([.$G$2])))) + (([.$B$2]*[.B189]/[.$E$2])*(0-COS([.$E$2]*[.B189] + [.$G$2]))) + (([.$B$2]/POWER([.$E$2];2)) * (SIN([.$E$2]*[.B189] + [.$G$2]) - SIN([.$G$2])))" office:value-type="float" office:value="-25.7638460606471" calcext:value-type="float">
            <text:p>-25.7638460606</text:p>
          </table:table-cell>
          <table:table-cell table:formula="of:=(([.$A$2]/[.$E$2])*(   SIN([.$E$2]*[.B189] + [.$G$2])  -    SIN([.$G$2])))  + (([.$B$2]*[.B189]/[.$E$2])*   SIN([.$E$2]*[.B189] + [.$G$2]))  + (([.$B$2]/POWER([.$E$2];2)) * (COS([.$E$2]*[.B189] + [.$G$2]) - COS([.$G$2])))" office:value-type="float" office:value="1.10227586815192" calcext:value-type="float">
            <text:p>1.1022758682</text:p>
          </table:table-cell>
          <table:table-cell table:formula="of:=SQRT(POWER([.H189];2)+POWER([.I189];2))" office:value-type="float" office:value="25.7874150687158" calcext:value-type="float">
            <text:p>25.787415068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190]*[.$D$2]" office:value-type="float" office:value="364" calcext:value-type="float">
            <text:p>364</text:p>
          </table:table-cell>
          <table:table-cell table:formula="of:=[.D189]+SIN(RADIANS([.$C190]))*MIN(([.$A$2]+([.B190]*[.$B$2]));[.$C$2])" office:value-type="float" office:value="-25.6644891041295" calcext:value-type="float">
            <text:p>-25.6644891041</text:p>
          </table:table-cell>
          <table:table-cell table:formula="of:=[.E189]+COS(RADIANS([.$C190]))*MIN(([.$A$2]+([.B190]*[.$B$2]));[.$C$2])" office:value-type="float" office:value="2.86162295964451" calcext:value-type="float">
            <text:p>2.8616229596</text:p>
          </table:table-cell>
          <table:table-cell table:formula="of:=SQRT(([.D190]*[.D190])+([.E190]*[.E190]))" office:value-type="float" office:value="25.8235335873917" calcext:value-type="float">
            <text:p>25.8235335874</text:p>
          </table:table-cell>
          <table:table-cell/>
          <table:table-cell table:formula="of:=(([.$A$2]/[.$E$2])*((0-COS([.$E$2]*[.B190] + [.$G$2])) - (0-COS([.$G$2])))) + (([.$B$2]*[.B190]/[.$E$2])*(0-COS([.$E$2]*[.B190] + [.$G$2]))) + (([.$B$2]/POWER([.$E$2];2)) * (SIN([.$E$2]*[.B190] + [.$G$2]) - SIN([.$G$2])))" office:value-type="float" office:value="-25.7058725303406" calcext:value-type="float">
            <text:p>-25.7058725303</text:p>
          </table:table-cell>
          <table:table-cell table:formula="of:=(([.$A$2]/[.$E$2])*(   SIN([.$E$2]*[.B190] + [.$G$2])  -    SIN([.$G$2])))  + (([.$B$2]*[.B190]/[.$E$2])*   SIN([.$E$2]*[.B190] + [.$G$2]))  + (([.$B$2]/POWER([.$E$2];2)) * (COS([.$E$2]*[.B190] + [.$G$2]) - COS([.$G$2])))" office:value-type="float" office:value="2.20820117375952" calcext:value-type="float">
            <text:p>2.2082011738</text:p>
          </table:table-cell>
          <table:table-cell table:formula="of:=SQRT(POWER([.H190];2)+POWER([.I190];2))" office:value-type="float" office:value="25.8005433076498" calcext:value-type="float">
            <text:p>25.8005433076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B191]*[.$D$2]" office:value-type="float" office:value="366" calcext:value-type="float">
            <text:p>366</text:p>
          </table:table-cell>
          <table:table-cell table:formula="of:=[.D190]+SIN(RADIANS([.$C191]))*MIN(([.$A$2]+([.B191]*[.$B$2]));[.$C$2])" office:value-type="float" office:value="-25.5479398675861" calcext:value-type="float">
            <text:p>-25.5479398676</text:p>
          </table:table-cell>
          <table:table-cell table:formula="of:=[.E190]+COS(RADIANS([.$C191]))*MIN(([.$A$2]+([.B191]*[.$B$2]));[.$C$2])" office:value-type="float" office:value="3.97051487298014" calcext:value-type="float">
            <text:p>3.970514873</text:p>
          </table:table-cell>
          <table:table-cell table:formula="of:=SQRT(([.D191]*[.D191])+([.E191]*[.E191]))" office:value-type="float" office:value="25.8546363315044" calcext:value-type="float">
            <text:p>25.8546363315</text:p>
          </table:table-cell>
          <table:table-cell/>
          <table:table-cell table:formula="of:=(([.$A$2]/[.$E$2])*((0-COS([.$E$2]*[.B191] + [.$G$2])) - (0-COS([.$G$2])))) + (([.$B$2]*[.B191]/[.$E$2])*(0-COS([.$E$2]*[.B191] + [.$G$2]))) + (([.$B$2]/POWER([.$E$2];2)) * (SIN([.$E$2]*[.B191] + [.$G$2]) - SIN([.$G$2])))" office:value-type="float" office:value="-25.6089023227963" calcext:value-type="float">
            <text:p>-25.6089023228</text:p>
          </table:table-cell>
          <table:table-cell table:formula="of:=(([.$A$2]/[.$E$2])*(   SIN([.$E$2]*[.B191] + [.$G$2])  -    SIN([.$G$2])))  + (([.$B$2]*[.B191]/[.$E$2])*   SIN([.$E$2]*[.B191] + [.$G$2]))  + (([.$B$2]/POWER([.$E$2];2)) * (COS([.$E$2]*[.B191] + [.$G$2]) - COS([.$G$2])))" office:value-type="float" office:value="3.31641025313476" calcext:value-type="float">
            <text:p>3.3164102531</text:p>
          </table:table-cell>
          <table:table-cell table:formula="of:=SQRT(POWER([.H191];2)+POWER([.I191];2))" office:value-type="float" office:value="25.8227507277133" calcext:value-type="float">
            <text:p>25.822750727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192]*[.$D$2]" office:value-type="float" office:value="368" calcext:value-type="float">
            <text:p>368</text:p>
          </table:table-cell>
          <table:table-cell table:formula="of:=[.D191]+SIN(RADIANS([.$C192]))*MIN(([.$A$2]+([.B192]*[.$B$2]));[.$C$2])" office:value-type="float" office:value="-25.3920659945108" calcext:value-type="float">
            <text:p>-25.3920659945</text:p>
          </table:table-cell>
          <table:table-cell table:formula="of:=[.E191]+COS(RADIANS([.$C192]))*MIN(([.$A$2]+([.B192]*[.$B$2]));[.$C$2])" office:value-type="float" office:value="5.0796151099707" calcext:value-type="float">
            <text:p>5.07961511</text:p>
          </table:table-cell>
          <table:table-cell table:formula="of:=SQRT(([.D192]*[.D192])+([.E192]*[.E192]))" office:value-type="float" office:value="25.895163740263" calcext:value-type="float">
            <text:p>25.8951637403</text:p>
          </table:table-cell>
          <table:table-cell/>
          <table:table-cell table:formula="of:=(([.$A$2]/[.$E$2])*((0-COS([.$E$2]*[.B192] + [.$G$2])) - (0-COS([.$G$2])))) + (([.$B$2]*[.B192]/[.$E$2])*(0-COS([.$E$2]*[.B192] + [.$G$2]))) + (([.$B$2]/POWER([.$E$2];2)) * (SIN([.$E$2]*[.B192] + [.$G$2]) - SIN([.$G$2])))" office:value-type="float" office:value="-25.4727059319898" calcext:value-type="float">
            <text:p>-25.472705932</text:p>
          </table:table-cell>
          <table:table-cell table:formula="of:=(([.$A$2]/[.$E$2])*(   SIN([.$E$2]*[.B192] + [.$G$2])  -    SIN([.$G$2])))  + (([.$B$2]*[.B192]/[.$E$2])*   SIN([.$E$2]*[.B192] + [.$G$2]))  + (([.$B$2]/POWER([.$E$2];2)) * (COS([.$E$2]*[.B192] + [.$G$2]) - COS([.$G$2])))" office:value-type="float" office:value="4.4255225088496" calcext:value-type="float">
            <text:p>4.4255225088</text:p>
          </table:table-cell>
          <table:table-cell table:formula="of:=SQRT(POWER([.H192];2)+POWER([.I192];2))" office:value-type="float" office:value="25.8542839191877" calcext:value-type="float">
            <text:p>25.854283919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B193]*[.$D$2]" office:value-type="float" office:value="370" calcext:value-type="float">
            <text:p>370</text:p>
          </table:table-cell>
          <table:table-cell table:formula="of:=[.D192]+SIN(RADIANS([.$C193]))*MIN(([.$A$2]+([.B193]*[.$B$2]));[.$C$2])" office:value-type="float" office:value="-25.1967117946355" calcext:value-type="float">
            <text:p>-25.1967117946</text:p>
          </table:table-cell>
          <table:table-cell table:formula="of:=[.E192]+COS(RADIANS([.$C193]))*MIN(([.$A$2]+([.B193]*[.$B$2]));[.$C$2])" office:value-type="float" office:value="6.18752383210943" calcext:value-type="float">
            <text:p>6.1875238321</text:p>
          </table:table-cell>
          <table:table-cell table:formula="of:=SQRT(([.D193]*[.D193])+([.E193]*[.E193]))" office:value-type="float" office:value="25.9453220530184" calcext:value-type="float">
            <text:p>25.945322053</text:p>
          </table:table-cell>
          <table:table-cell/>
          <table:table-cell table:formula="of:=(([.$A$2]/[.$E$2])*((0-COS([.$E$2]*[.B193] + [.$G$2])) - (0-COS([.$G$2])))) + (([.$B$2]*[.B193]/[.$E$2])*(0-COS([.$E$2]*[.B193] + [.$G$2]))) + (([.$B$2]/POWER([.$E$2];2)) * (SIN([.$E$2]*[.B193] + [.$G$2]) - SIN([.$G$2])))" office:value-type="float" office:value="-25.2971029162185" calcext:value-type="float">
            <text:p>-25.2971029162</text:p>
          </table:table-cell>
          <table:table-cell table:formula="of:=(([.$A$2]/[.$E$2])*(   SIN([.$E$2]*[.B193] + [.$G$2])  -    SIN([.$G$2])))  + (([.$B$2]*[.B193]/[.$E$2])*   SIN([.$E$2]*[.B193] + [.$G$2]))  + (([.$B$2]/POWER([.$E$2];2)) * (COS([.$E$2]*[.B193] + [.$G$2]) - COS([.$G$2])))" office:value-type="float" office:value="5.53414412883777" calcext:value-type="float">
            <text:p>5.5341441288</text:p>
          </table:table-cell>
          <table:table-cell table:formula="of:=SQRT(POWER([.H193];2)+POWER([.I193];2))" office:value-type="float" office:value="25.8953696091116" calcext:value-type="float">
            <text:p>25.895369609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B194]*[.$D$2]" office:value-type="float" office:value="372" calcext:value-type="float">
            <text:p>372</text:p>
          </table:table-cell>
          <table:table-cell table:formula="of:=[.D193]+SIN(RADIANS([.$C194]))*MIN(([.$A$2]+([.B194]*[.$B$2]));[.$C$2])" office:value-type="float" office:value="-24.9617715840114" calcext:value-type="float">
            <text:p>-24.961771584</text:p>
          </table:table-cell>
          <table:table-cell table:formula="of:=[.E193]+COS(RADIANS([.$C194]))*MIN(([.$A$2]+([.B194]*[.$B$2]));[.$C$2])" office:value-type="float" office:value="7.29283062093863" calcext:value-type="float">
            <text:p>7.2928306209</text:p>
          </table:table-cell>
          <table:table-cell table:formula="of:=SQRT(([.D194]*[.D194])+([.E194]*[.E194]))" office:value-type="float" office:value="26.0052959813585" calcext:value-type="float">
            <text:p>26.0052959814</text:p>
          </table:table-cell>
          <table:table-cell/>
          <table:table-cell table:formula="of:=(([.$A$2]/[.$E$2])*((0-COS([.$E$2]*[.B194] + [.$G$2])) - (0-COS([.$G$2])))) + (([.$B$2]*[.B194]/[.$E$2])*(0-COS([.$E$2]*[.B194] + [.$G$2]))) + (([.$B$2]/POWER([.$E$2];2)) * (SIN([.$E$2]*[.B194] + [.$G$2]) - SIN([.$G$2])))" office:value-type="float" office:value="-25.0819625399475" calcext:value-type="float">
            <text:p>-25.0819625399</text:p>
          </table:table-cell>
          <table:table-cell table:formula="of:=(([.$A$2]/[.$E$2])*(   SIN([.$E$2]*[.B194] + [.$G$2])  -    SIN([.$G$2])))  + (([.$B$2]*[.B194]/[.$E$2])*   SIN([.$E$2]*[.B194] + [.$G$2]))  + (([.$B$2]/POWER([.$E$2];2)) * (COS([.$E$2]*[.B194] + [.$G$2]) - COS([.$G$2])))" office:value-type="float" office:value="6.64086983635631" calcext:value-type="float">
            <text:p>6.6408698364</text:p>
          </table:table-cell>
          <table:table-cell table:formula="of:=SQRT(POWER([.H194];2)+POWER([.I194];2))" office:value-type="float" office:value="25.9462135395274" calcext:value-type="float">
            <text:p>25.946213539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195]*[.$D$2]" office:value-type="float" office:value="374" calcext:value-type="float">
            <text:p>374</text:p>
          </table:table-cell>
          <table:table-cell table:formula="of:=[.D194]+SIN(RADIANS([.$C195]))*MIN(([.$A$2]+([.B195]*[.$B$2]));[.$C$2])" office:value-type="float" office:value="-24.6871902325058" calcext:value-type="float">
            <text:p>-24.6871902325</text:p>
          </table:table-cell>
          <table:table-cell table:formula="of:=[.E194]+COS(RADIANS([.$C195]))*MIN(([.$A$2]+([.B195]*[.$B$2]));[.$C$2])" office:value-type="float" office:value="8.39411627026189" calcext:value-type="float">
            <text:p>8.3941162703</text:p>
          </table:table-cell>
          <table:table-cell table:formula="of:=SQRT(([.D195]*[.D195])+([.E195]*[.E195]))" office:value-type="float" office:value="26.0752478326593" calcext:value-type="float">
            <text:p>26.0752478327</text:p>
          </table:table-cell>
          <table:table-cell/>
          <table:table-cell table:formula="of:=(([.$A$2]/[.$E$2])*((0-COS([.$E$2]*[.B195] + [.$G$2])) - (0-COS([.$G$2])))) + (([.$B$2]*[.B195]/[.$E$2])*(0-COS([.$E$2]*[.B195] + [.$G$2]))) + (([.$B$2]/POWER([.$E$2];2)) * (SIN([.$E$2]*[.B195] + [.$G$2]) - SIN([.$G$2])))" office:value-type="float" office:value="-24.8272043530314" calcext:value-type="float">
            <text:p>-24.827204353</text:p>
          </table:table-cell>
          <table:table-cell table:formula="of:=(([.$A$2]/[.$E$2])*(   SIN([.$E$2]*[.B195] + [.$G$2])  -    SIN([.$G$2])))  + (([.$B$2]*[.B195]/[.$E$2])*   SIN([.$E$2]*[.B195] + [.$G$2]))  + (([.$B$2]/POWER([.$E$2];2)) * (COS([.$E$2]*[.B195] + [.$G$2]) - COS([.$G$2])))" office:value-type="float" office:value="7.74428466861021" calcext:value-type="float">
            <text:p>7.7442846686</text:p>
          </table:table-cell>
          <table:table-cell table:formula="of:=SQRT(POWER([.H195];2)+POWER([.I195];2))" office:value-type="float" office:value="26.0069994619843" calcext:value-type="float">
            <text:p>26.006999462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B196]*[.$D$2]" office:value-type="float" office:value="376" calcext:value-type="float">
            <text:p>376</text:p>
          </table:table-cell>
          <table:table-cell table:formula="of:=[.D195]+SIN(RADIANS([.$C196]))*MIN(([.$A$2]+([.B196]*[.$B$2]));[.$C$2])" office:value-type="float" office:value="-24.3729636468744" calcext:value-type="float">
            <text:p>-24.3729636469</text:p>
          </table:table-cell>
          <table:table-cell table:formula="of:=[.E195]+COS(RADIANS([.$C196]))*MIN(([.$A$2]+([.B196]*[.$B$2]));[.$C$2])" office:value-type="float" office:value="9.48995460363157" calcext:value-type="float">
            <text:p>9.4899546036</text:p>
          </table:table-cell>
          <table:table-cell table:formula="of:=SQRT(([.D196]*[.D196])+([.E196]*[.E196]))" office:value-type="float" office:value="26.155316769461" calcext:value-type="float">
            <text:p>26.1553167695</text:p>
          </table:table-cell>
          <table:table-cell/>
          <table:table-cell table:formula="of:=(([.$A$2]/[.$E$2])*((0-COS([.$E$2]*[.B196] + [.$G$2])) - (0-COS([.$G$2])))) + (([.$B$2]*[.B196]/[.$E$2])*(0-COS([.$E$2]*[.B196] + [.$G$2]))) + (([.$B$2]/POWER([.$E$2];2)) * (SIN([.$E$2]*[.B196] + [.$G$2]) - SIN([.$G$2])))" office:value-type="float" office:value="-24.5327987060938" calcext:value-type="float">
            <text:p>-24.5327987061</text:p>
          </table:table-cell>
          <table:table-cell table:formula="of:=(([.$A$2]/[.$E$2])*(   SIN([.$E$2]*[.B196] + [.$G$2])  -    SIN([.$G$2])))  + (([.$B$2]*[.B196]/[.$E$2])*   SIN([.$E$2]*[.B196] + [.$G$2]))  + (([.$B$2]/POWER([.$E$2];2)) * (COS([.$E$2]*[.B196] + [.$G$2]) - COS([.$G$2])))" office:value-type="float" office:value="8.84296578179435" calcext:value-type="float">
            <text:p>8.8429657818</text:p>
          </table:table-cell>
          <table:table-cell table:formula="of:=SQRT(POWER([.H196];2)+POWER([.I196];2))" office:value-type="float" office:value="26.0778882613548" calcext:value-type="float">
            <text:p>26.077888261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197]*[.$D$2]" office:value-type="float" office:value="378" calcext:value-type="float">
            <text:p>378</text:p>
          </table:table-cell>
          <table:table-cell table:formula="of:=[.D196]+SIN(RADIANS([.$C197]))*MIN(([.$A$2]+([.B197]*[.$B$2]));[.$C$2])" office:value-type="float" office:value="-24.0191391883151" calcext:value-type="float">
            <text:p>-24.0191391883</text:p>
          </table:table-cell>
          <table:table-cell table:formula="of:=[.E196]+COS(RADIANS([.$C197]))*MIN(([.$A$2]+([.B197]*[.$B$2]));[.$C$2])" office:value-type="float" office:value="10.5789143147895" calcext:value-type="float">
            <text:p>10.5789143148</text:p>
          </table:table-cell>
          <table:table-cell table:formula="of:=SQRT(([.D197]*[.D197])+([.E197]*[.E197]))" office:value-type="float" office:value="26.2456182138526" calcext:value-type="float">
            <text:p>26.2456182139</text:p>
          </table:table-cell>
          <table:table-cell/>
          <table:table-cell table:formula="of:=(([.$A$2]/[.$E$2])*((0-COS([.$E$2]*[.B197] + [.$G$2])) - (0-COS([.$G$2])))) + (([.$B$2]*[.B197]/[.$E$2])*(0-COS([.$E$2]*[.B197] + [.$G$2]))) + (([.$B$2]/POWER([.$E$2];2)) * (SIN([.$E$2]*[.B197] + [.$G$2]) - SIN([.$G$2])))" office:value-type="float" office:value="-24.1987672009284" calcext:value-type="float">
            <text:p>-24.1987672009</text:p>
          </table:table-cell>
          <table:table-cell table:formula="of:=(([.$A$2]/[.$E$2])*(   SIN([.$E$2]*[.B197] + [.$G$2])  -    SIN([.$G$2])))  + (([.$B$2]*[.B197]/[.$E$2])*   SIN([.$E$2]*[.B197] + [.$G$2]))  + (([.$B$2]/POWER([.$E$2];2)) * (COS([.$E$2]*[.B197] + [.$G$2]) - COS([.$G$2])))" office:value-type="float" office:value="9.93548428025282" calcext:value-type="float">
            <text:p>9.9354842803</text:p>
          </table:table-cell>
          <table:table-cell table:formula="of:=SQRT(POWER([.H197];2)+POWER([.I197];2))" office:value-type="float" office:value="26.1590172202221" calcext:value-type="float">
            <text:p>26.159017220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198]*[.$D$2]" office:value-type="float" office:value="380" calcext:value-type="float">
            <text:p>380</text:p>
          </table:table-cell>
          <table:table-cell table:formula="of:=[.D197]+SIN(RADIANS([.$C198]))*MIN(([.$A$2]+([.B198]*[.$B$2]));[.$C$2])" office:value-type="float" office:value="-23.6258160234906" calcext:value-type="float">
            <text:p>-23.6258160235</text:p>
          </table:table-cell>
          <table:table-cell table:formula="of:=[.E197]+COS(RADIANS([.$C198]))*MIN(([.$A$2]+([.B198]*[.$B$2]));[.$C$2])" office:value-type="float" office:value="11.6595608286933" calcext:value-type="float">
            <text:p>11.6595608287</text:p>
          </table:table-cell>
          <table:table-cell table:formula="of:=SQRT(([.D198]*[.D198])+([.E198]*[.E198]))" office:value-type="float" office:value="26.3462434038294" calcext:value-type="float">
            <text:p>26.3462434038</text:p>
          </table:table-cell>
          <table:table-cell/>
          <table:table-cell table:formula="of:=(([.$A$2]/[.$E$2])*((0-COS([.$E$2]*[.B198] + [.$G$2])) - (0-COS([.$G$2])))) + (([.$B$2]*[.B198]/[.$E$2])*(0-COS([.$E$2]*[.B198] + [.$G$2]))) + (([.$B$2]/POWER([.$E$2];2)) * (SIN([.$E$2]*[.B198] + [.$G$2]) - SIN([.$G$2])))" office:value-type="float" office:value="-23.8251830748675" calcext:value-type="float">
            <text:p>-23.8251830749</text:p>
          </table:table-cell>
          <table:table-cell table:formula="of:=(([.$A$2]/[.$E$2])*(   SIN([.$E$2]*[.B198] + [.$G$2])  -    SIN([.$G$2])))  + (([.$B$2]*[.B198]/[.$E$2])*   SIN([.$E$2]*[.B198] + [.$G$2]))  + (([.$B$2]/POWER([.$E$2];2)) * (COS([.$E$2]*[.B198] + [.$G$2]) - COS([.$G$2])))" office:value-type="float" office:value="11.0204070674116" calcext:value-type="float">
            <text:p>11.0204070674</text:p>
          </table:table-cell>
          <table:table-cell table:formula="of:=SQRT(POWER([.H198];2)+POWER([.I198];2))" office:value-type="float" office:value="26.250499433009" calcext:value-type="float">
            <text:p>26.25049943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B199]*[.$D$2]" office:value-type="float" office:value="382" calcext:value-type="float">
            <text:p>382</text:p>
          </table:table-cell>
          <table:table-cell table:formula="of:=[.D198]+SIN(RADIANS([.$C199]))*MIN(([.$A$2]+([.B199]*[.$B$2]));[.$C$2])" office:value-type="float" office:value="-23.1931454080952" calcext:value-type="float">
            <text:p>-23.1931454081</text:p>
          </table:table-cell>
          <table:table-cell table:formula="of:=[.E198]+COS(RADIANS([.$C199]))*MIN(([.$A$2]+([.B199]*[.$B$2]));[.$C$2])" office:value-type="float" office:value="12.730458180718" calcext:value-type="float">
            <text:p>12.7304581807</text:p>
          </table:table-cell>
          <table:table-cell table:formula="of:=SQRT(([.D199]*[.D199])+([.E199]*[.E199]))" office:value-type="float" office:value="26.4572591061897" calcext:value-type="float">
            <text:p>26.4572591062</text:p>
          </table:table-cell>
          <table:table-cell/>
          <table:table-cell table:formula="of:=(([.$A$2]/[.$E$2])*((0-COS([.$E$2]*[.B199] + [.$G$2])) - (0-COS([.$G$2])))) + (([.$B$2]*[.B199]/[.$E$2])*(0-COS([.$E$2]*[.B199] + [.$G$2]))) + (([.$B$2]/POWER([.$E$2];2)) * (SIN([.$E$2]*[.B199] + [.$G$2]) - SIN([.$G$2])))" office:value-type="float" office:value="-23.4121715181511" calcext:value-type="float">
            <text:p>-23.4121715182</text:p>
          </table:table-cell>
          <table:table-cell table:formula="of:=(([.$A$2]/[.$E$2])*(   SIN([.$E$2]*[.B199] + [.$G$2])  -    SIN([.$G$2])))  + (([.$B$2]*[.B199]/[.$E$2])*   SIN([.$E$2]*[.B199] + [.$G$2]))  + (([.$B$2]/POWER([.$E$2];2)) * (COS([.$E$2]*[.B199] + [.$G$2]) - COS([.$G$2])))" office:value-type="float" office:value="12.0962987160953" calcext:value-type="float">
            <text:p>12.0962987161</text:p>
          </table:table-cell>
          <table:table-cell table:formula="of:=SQRT(POWER([.H199];2)+POWER([.I199];2))" office:value-type="float" office:value="26.3524233766903" calcext:value-type="float">
            <text:p>26.352423376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200]*[.$D$2]" office:value-type="float" office:value="384" calcext:value-type="float">
            <text:p>384</text:p>
          </table:table-cell>
          <table:table-cell table:formula="of:=[.D199]+SIN(RADIANS([.$C200]))*MIN(([.$A$2]+([.B200]*[.$B$2]));[.$C$2])" office:value-type="float" office:value="-22.7213309021273" calcext:value-type="float">
            <text:p>-22.7213309021</text:p>
          </table:table-cell>
          <table:table-cell table:formula="of:=[.E199]+COS(RADIANS([.$C200]))*MIN(([.$A$2]+([.B200]*[.$B$2]));[.$C$2])" office:value-type="float" office:value="13.7901709115834" calcext:value-type="float">
            <text:p>13.7901709116</text:p>
          </table:table-cell>
          <table:table-cell table:formula="of:=SQRT(([.D200]*[.D200])+([.E200]*[.E200]))" office:value-type="float" office:value="26.5787074880372" calcext:value-type="float">
            <text:p>26.578707488</text:p>
          </table:table-cell>
          <table:table-cell/>
          <table:table-cell table:formula="of:=(([.$A$2]/[.$E$2])*((0-COS([.$E$2]*[.B200] + [.$G$2])) - (0-COS([.$G$2])))) + (([.$B$2]*[.B200]/[.$E$2])*(0-COS([.$E$2]*[.B200] + [.$G$2]))) + (([.$B$2]/POWER([.$E$2];2)) * (SIN([.$E$2]*[.B200] + [.$G$2]) - SIN([.$G$2])))" office:value-type="float" office:value="-22.9599099234128" calcext:value-type="float">
            <text:p>-22.9599099234</text:p>
          </table:table-cell>
          <table:table-cell table:formula="of:=(([.$A$2]/[.$E$2])*(   SIN([.$E$2]*[.B200] + [.$G$2])  -    SIN([.$G$2])))  + (([.$B$2]*[.B200]/[.$E$2])*   SIN([.$E$2]*[.B200] + [.$G$2]))  + (([.$B$2]/POWER([.$E$2];2)) * (COS([.$E$2]*[.B200] + [.$G$2]) - COS([.$G$2])))" office:value-type="float" office:value="13.1617233557971" calcext:value-type="float">
            <text:p>13.1617233558</text:p>
          </table:table-cell>
          <table:table-cell table:formula="of:=SQRT(POWER([.H200];2)+POWER([.I200];2))" office:value-type="float" office:value="26.4648526424344" calcext:value-type="float">
            <text:p>26.464852642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B201]*[.$D$2]" office:value-type="float" office:value="386" calcext:value-type="float">
            <text:p>386</text:p>
          </table:table-cell>
          <table:table-cell table:formula="of:=[.D200]+SIN(RADIANS([.$C201]))*MIN(([.$A$2]+([.B201]*[.$B$2]));[.$C$2])" office:value-type="float" office:value="-22.210628516118" calcext:value-type="float">
            <text:p>-22.2106285161</text:p>
          </table:table-cell>
          <table:table-cell table:formula="of:=[.E200]+COS(RADIANS([.$C201]))*MIN(([.$A$2]+([.B201]*[.$B$2]));[.$C$2])" office:value-type="float" office:value="14.8372659755219" calcext:value-type="float">
            <text:p>14.8372659755</text:p>
          </table:table-cell>
          <table:table-cell table:formula="of:=SQRT(([.D201]*[.D201])+([.E201]*[.E201]))" office:value-type="float" office:value="26.7106061464238" calcext:value-type="float">
            <text:p>26.7106061464</text:p>
          </table:table-cell>
          <table:table-cell/>
          <table:table-cell table:formula="of:=(([.$A$2]/[.$E$2])*((0-COS([.$E$2]*[.B201] + [.$G$2])) - (0-COS([.$G$2])))) + (([.$B$2]*[.B201]/[.$E$2])*(0-COS([.$E$2]*[.B201] + [.$G$2]))) + (([.$B$2]/POWER([.$E$2];2)) * (SIN([.$E$2]*[.B201] + [.$G$2]) - SIN([.$G$2])))" office:value-type="float" office:value="-22.4686280664886" calcext:value-type="float">
            <text:p>-22.4686280665</text:p>
          </table:table-cell>
          <table:table-cell table:formula="of:=(([.$A$2]/[.$E$2])*(   SIN([.$E$2]*[.B201] + [.$G$2])  -    SIN([.$G$2])))  + (([.$B$2]*[.B201]/[.$E$2])*   SIN([.$E$2]*[.B201] + [.$G$2]))  + (([.$B$2]/POWER([.$E$2];2)) * (COS([.$E$2]*[.B201] + [.$G$2]) - COS([.$G$2])))" office:value-type="float" office:value="14.2152465744354" calcext:value-type="float">
            <text:p>14.2152465744</text:p>
          </table:table-cell>
          <table:table-cell table:formula="of:=SQRT(POWER([.H201];2)+POWER([.I201];2))" office:value-type="float" office:value="26.5878258299207" calcext:value-type="float">
            <text:p>26.5878258299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B202]*[.$D$2]" office:value-type="float" office:value="388" calcext:value-type="float">
            <text:p>388</text:p>
          </table:table-cell>
          <table:table-cell table:formula="of:=[.D201]+SIN(RADIANS([.$C202]))*MIN(([.$A$2]+([.B202]*[.$B$2]));[.$C$2])" office:value-type="float" office:value="-21.6613467876585" calcext:value-type="float">
            <text:p>-21.6613467877</text:p>
          </table:table-cell>
          <table:table-cell table:formula="of:=[.E201]+COS(RADIANS([.$C202]))*MIN(([.$A$2]+([.B202]*[.$B$2]));[.$C$2])" office:value-type="float" office:value="15.8703146591668" calcext:value-type="float">
            <text:p>15.8703146592</text:p>
          </table:table-cell>
          <table:table-cell table:formula="of:=SQRT(([.D202]*[.D202])+([.E202]*[.E202]))" office:value-type="float" office:value="26.8529482931795" calcext:value-type="float">
            <text:p>26.8529482932</text:p>
          </table:table-cell>
          <table:table-cell/>
          <table:table-cell table:formula="of:=(([.$A$2]/[.$E$2])*((0-COS([.$E$2]*[.B202] + [.$G$2])) - (0-COS([.$G$2])))) + (([.$B$2]*[.B202]/[.$E$2])*(0-COS([.$E$2]*[.B202] + [.$G$2]))) + (([.$B$2]/POWER([.$E$2];2)) * (SIN([.$E$2]*[.B202] + [.$G$2]) - SIN([.$G$2])))" office:value-type="float" office:value="-21.9386082178469" calcext:value-type="float">
            <text:p>-21.9386082178</text:p>
          </table:table-cell>
          <table:table-cell table:formula="of:=(([.$A$2]/[.$E$2])*(   SIN([.$E$2]*[.B202] + [.$G$2])  -    SIN([.$G$2])))  + (([.$B$2]*[.B202]/[.$E$2])*   SIN([.$E$2]*[.B202] + [.$G$2]))  + (([.$B$2]/POWER([.$E$2];2)) * (COS([.$E$2]*[.B202] + [.$G$2]) - COS([.$G$2])))" office:value-type="float" office:value="15.2554373320927" calcext:value-type="float">
            <text:p>15.2554373321</text:p>
          </table:table-cell>
          <table:table-cell table:formula="of:=SQRT(POWER([.H202];2)+POWER([.I202];2))" office:value-type="float" office:value="26.7213566034658" calcext:value-type="float">
            <text:p>26.7213566035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203]*[.$D$2]" office:value-type="float" office:value="390" calcext:value-type="float">
            <text:p>390</text:p>
          </table:table-cell>
          <table:table-cell table:formula="of:=[.D202]+SIN(RADIANS([.$C203]))*MIN(([.$A$2]+([.B203]*[.$B$2]));[.$C$2])" office:value-type="float" office:value="-21.0738467876585" calcext:value-type="float">
            <text:p>-21.0738467877</text:p>
          </table:table-cell>
          <table:table-cell table:formula="of:=[.E202]+COS(RADIANS([.$C203]))*MIN(([.$A$2]+([.B203]*[.$B$2]));[.$C$2])" office:value-type="float" office:value="16.8878945086136" calcext:value-type="float">
            <text:p>16.8878945086</text:p>
          </table:table-cell>
          <table:table-cell table:formula="of:=SQRT(([.D203]*[.D203])+([.E203]*[.E203]))" office:value-type="float" office:value="27.0057030896025" calcext:value-type="float">
            <text:p>27.0057030896</text:p>
          </table:table-cell>
          <table:table-cell/>
          <table:table-cell table:formula="of:=(([.$A$2]/[.$E$2])*((0-COS([.$E$2]*[.B203] + [.$G$2])) - (0-COS([.$G$2])))) + (([.$B$2]*[.B203]/[.$E$2])*(0-COS([.$E$2]*[.B203] + [.$G$2]))) + (([.$B$2]/POWER([.$E$2];2)) * (SIN([.$E$2]*[.B203] + [.$G$2]) - SIN([.$G$2])))" office:value-type="float" office:value="-21.3701851840243" calcext:value-type="float">
            <text:p>-21.370185184</text:p>
          </table:table-cell>
          <table:table-cell table:formula="of:=(([.$A$2]/[.$E$2])*(   SIN([.$E$2]*[.B203] + [.$G$2])  -    SIN([.$G$2])))  + (([.$B$2]*[.B203]/[.$E$2])*   SIN([.$E$2]*[.B203] + [.$G$2]))  + (([.$B$2]/POWER([.$E$2];2)) * (COS([.$E$2]*[.B203] + [.$G$2]) - COS([.$G$2])))" office:value-type="float" office:value="16.2808698842043" calcext:value-type="float">
            <text:p>16.2808698842</text:p>
          </table:table-cell>
          <table:table-cell table:formula="of:=SQRT(POWER([.H203];2)+POWER([.I203];2))" office:value-type="float" office:value="26.8654339065253" calcext:value-type="float">
            <text:p>26.86543390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B204]*[.$D$2]" office:value-type="float" office:value="392" calcext:value-type="float">
            <text:p>392</text:p>
          </table:table-cell>
          <table:table-cell table:formula="of:=[.D203]+SIN(RADIANS([.$C204]))*MIN(([.$A$2]+([.B204]*[.$B$2]));[.$C$2])" office:value-type="float" office:value="-20.4485420558633" calcext:value-type="float">
            <text:p>-20.4485420559</text:p>
          </table:table-cell>
          <table:table-cell table:formula="of:=[.E203]+COS(RADIANS([.$C204]))*MIN(([.$A$2]+([.B204]*[.$B$2]));[.$C$2])" office:value-type="float" office:value="17.8885912620781" calcext:value-type="float">
            <text:p>17.8885912621</text:p>
          </table:table-cell>
          <table:table-cell table:formula="of:=SQRT(([.D204]*[.D204])+([.E204]*[.E204]))" office:value-type="float" office:value="27.1688161234918" calcext:value-type="float">
            <text:p>27.1688161235</text:p>
          </table:table-cell>
          <table:table-cell/>
          <table:table-cell table:formula="of:=(([.$A$2]/[.$E$2])*((0-COS([.$E$2]*[.B204] + [.$G$2])) - (0-COS([.$G$2])))) + (([.$B$2]*[.B204]/[.$E$2])*(0-COS([.$E$2]*[.B204] + [.$G$2]))) + (([.$B$2]/POWER([.$E$2];2)) * (SIN([.$E$2]*[.B204] + [.$G$2]) - SIN([.$G$2])))" office:value-type="float" office:value="-20.7637462785492" calcext:value-type="float">
            <text:p>-20.7637462785</text:p>
          </table:table-cell>
          <table:table-cell table:formula="of:=(([.$A$2]/[.$E$2])*(   SIN([.$E$2]*[.B204] + [.$G$2])  -    SIN([.$G$2])))  + (([.$B$2]*[.B204]/[.$E$2])*   SIN([.$E$2]*[.B204] + [.$G$2]))  + (([.$B$2]/POWER([.$E$2];2)) * (COS([.$E$2]*[.B204] + [.$G$2]) - COS([.$G$2])))" office:value-type="float" office:value="17.2901257116336" calcext:value-type="float">
            <text:p>17.2901257116</text:p>
          </table:table-cell>
          <table:table-cell table:formula="of:=SQRT(POWER([.H204];2)+POWER([.I204];2))" office:value-type="float" office:value="27.0200223287113" calcext:value-type="float">
            <text:p>27.020022328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205]*[.$D$2]" office:value-type="float" office:value="394" calcext:value-type="float">
            <text:p>394</text:p>
          </table:table-cell>
          <table:table-cell table:formula="of:=[.D204]+SIN(RADIANS([.$C205]))*MIN(([.$A$2]+([.B205]*[.$B$2]));[.$C$2])" office:value-type="float" office:value="-19.7858984652505" calcext:value-type="float">
            <text:p>-19.7858984653</text:p>
          </table:table-cell>
          <table:table-cell table:formula="of:=[.E204]+COS(RADIANS([.$C205]))*MIN(([.$A$2]+([.B205]*[.$B$2]));[.$C$2])" office:value-type="float" office:value="18.8710007855559" calcext:value-type="float">
            <text:p>18.8710007856</text:p>
          </table:table-cell>
          <table:table-cell table:formula="of:=SQRT(([.D205]*[.D205])+([.E205]*[.E205]))" office:value-type="float" office:value="27.3422100190466" calcext:value-type="float">
            <text:p>27.342210019</text:p>
          </table:table-cell>
          <table:table-cell/>
          <table:table-cell table:formula="of:=(([.$A$2]/[.$E$2])*((0-COS([.$E$2]*[.B205] + [.$G$2])) - (0-COS([.$G$2])))) + (([.$B$2]*[.B205]/[.$E$2])*(0-COS([.$E$2]*[.B205] + [.$G$2]))) + (([.$B$2]/POWER([.$E$2];2)) * (SIN([.$E$2]*[.B205] + [.$G$2]) - SIN([.$G$2])))" office:value-type="float" office:value="-20.1197312219269" calcext:value-type="float">
            <text:p>-20.1197312219</text:p>
          </table:table-cell>
          <table:table-cell table:formula="of:=(([.$A$2]/[.$E$2])*(   SIN([.$E$2]*[.B205] + [.$G$2])  -    SIN([.$G$2])))  + (([.$B$2]*[.B205]/[.$E$2])*   SIN([.$E$2]*[.B205] + [.$G$2]))  + (([.$B$2]/POWER([.$E$2];2)) * (COS([.$E$2]*[.B205] + [.$G$2]) - COS([.$G$2])))" office:value-type="float" office:value="18.2817954550484" calcext:value-type="float">
            <text:p>18.281795455</text:p>
          </table:table-cell>
          <table:table-cell table:formula="of:=SQRT(POWER([.H205];2)+POWER([.I205];2))" office:value-type="float" office:value="27.1850626172317" calcext:value-type="float">
            <text:p>27.1850626172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B206]*[.$D$2]" office:value-type="float" office:value="396" calcext:value-type="float">
            <text:p>396</text:p>
          </table:table-cell>
          <table:table-cell table:formula="of:=[.D205]+SIN(RADIANS([.$C206]))*MIN(([.$A$2]+([.B206]*[.$B$2]));[.$C$2])" office:value-type="float" office:value="-19.0864340150225" calcext:value-type="float">
            <text:p>-19.086434015</text:p>
          </table:table-cell>
          <table:table-cell table:formula="of:=[.E205]+COS(RADIANS([.$C206]))*MIN(([.$A$2]+([.B206]*[.$B$2]));[.$C$2])" office:value-type="float" office:value="19.8337310088621" calcext:value-type="float">
            <text:p>19.8337310089</text:p>
          </table:table-cell>
          <table:table-cell table:formula="of:=SQRT(([.D206]*[.D206])+([.E206]*[.E206]))" office:value-type="float" office:value="27.5257851684871" calcext:value-type="float">
            <text:p>27.5257851685</text:p>
          </table:table-cell>
          <table:table-cell/>
          <table:table-cell table:formula="of:=(([.$A$2]/[.$E$2])*((0-COS([.$E$2]*[.B206] + [.$G$2])) - (0-COS([.$G$2])))) + (([.$B$2]*[.B206]/[.$E$2])*(0-COS([.$E$2]*[.B206] + [.$G$2]))) + (([.$B$2]/POWER([.$E$2];2)) * (SIN([.$E$2]*[.B206] + [.$G$2]) - SIN([.$G$2])))" office:value-type="float" office:value="-19.4386319703533" calcext:value-type="float">
            <text:p>-19.4386319704</text:p>
          </table:table-cell>
          <table:table-cell table:formula="of:=(([.$A$2]/[.$E$2])*(   SIN([.$E$2]*[.B206] + [.$G$2])  -    SIN([.$G$2])))  + (([.$B$2]*[.B206]/[.$E$2])*   SIN([.$E$2]*[.B206] + [.$G$2]))  + (([.$B$2]/POWER([.$E$2];2)) * (COS([.$E$2]*[.B206] + [.$G$2]) - COS([.$G$2])))" office:value-type="float" office:value="19.2544808509892" calcext:value-type="float">
            <text:p>19.254480851</text:p>
          </table:table-cell>
          <table:table-cell table:formula="of:=SQRT(POWER([.H206];2)+POWER([.I206];2))" office:value-type="float" office:value="27.3604723226766" calcext:value-type="float">
            <text:p>27.360472322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B207]*[.$D$2]" office:value-type="float" office:value="398" calcext:value-type="float">
            <text:p>398</text:p>
          </table:table-cell>
          <table:table-cell table:formula="of:=[.D206]+SIN(RADIANS([.$C207]))*MIN(([.$A$2]+([.B207]*[.$B$2]));[.$C$2])" office:value-type="float" office:value="-18.3507185520083" calcext:value-type="float">
            <text:p>-18.350718552</text:p>
          </table:table-cell>
          <table:table-cell table:formula="of:=[.E206]+COS(RADIANS([.$C207]))*MIN(([.$A$2]+([.B207]*[.$B$2]));[.$C$2])" office:value-type="float" office:value="20.7754038594221" calcext:value-type="float">
            <text:p>20.7754038594</text:p>
          </table:table-cell>
          <table:table-cell table:formula="of:=SQRT(([.D207]*[.D207])+([.E207]*[.E207]))" office:value-type="float" office:value="27.7194205728964" calcext:value-type="float">
            <text:p>27.7194205729</text:p>
          </table:table-cell>
          <table:table-cell/>
          <table:table-cell table:formula="of:=(([.$A$2]/[.$E$2])*((0-COS([.$E$2]*[.B207] + [.$G$2])) - (0-COS([.$G$2])))) + (([.$B$2]*[.B207]/[.$E$2])*(0-COS([.$E$2]*[.B207] + [.$G$2]))) + (([.$B$2]/POWER([.$E$2];2)) * (SIN([.$E$2]*[.B207] + [.$G$2]) - SIN([.$G$2])))" office:value-type="float" office:value="-18.7209924729242" calcext:value-type="float">
            <text:p>-18.7209924729</text:p>
          </table:table-cell>
          <table:table-cell table:formula="of:=(([.$A$2]/[.$E$2])*(   SIN([.$E$2]*[.B207] + [.$G$2])  -    SIN([.$G$2])))  + (([.$B$2]*[.B207]/[.$E$2])*   SIN([.$E$2]*[.B207] + [.$G$2]))  + (([.$B$2]/POWER([.$E$2];2)) * (COS([.$E$2]*[.B207] + [.$G$2]) - COS([.$G$2])))" office:value-type="float" office:value="20.2067966670049" calcext:value-type="float">
            <text:p>20.206796667</text:p>
          </table:table-cell>
          <table:table-cell table:formula="of:=SQRT(POWER([.H207];2)+POWER([.I207];2))" office:value-type="float" office:value="27.5461465674051" calcext:value-type="float">
            <text:p>27.54614656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08]*[.$D$2]" office:value-type="float" office:value="400" calcext:value-type="float">
            <text:p>400</text:p>
          </table:table-cell>
          <table:table-cell table:formula="of:=[.D207]+SIN(RADIANS([.$C208]))*MIN(([.$A$2]+([.B208]*[.$B$2]));[.$C$2])" office:value-type="float" office:value="-17.5793734203845" calcext:value-type="float">
            <text:p>-17.5793734204</text:p>
          </table:table-cell>
          <table:table-cell table:formula="of:=[.E207]+COS(RADIANS([.$C208]))*MIN(([.$A$2]+([.B208]*[.$B$2]));[.$C$2])" office:value-type="float" office:value="21.6946571911649" calcext:value-type="float">
            <text:p>21.6946571912</text:p>
          </table:table-cell>
          <table:table-cell table:formula="of:=SQRT(([.D208]*[.D208])+([.E208]*[.E208]))" office:value-type="float" office:value="27.9229747787638" calcext:value-type="float">
            <text:p>27.9229747788</text:p>
          </table:table-cell>
          <table:table-cell/>
          <table:table-cell table:formula="of:=(([.$A$2]/[.$E$2])*((0-COS([.$E$2]*[.B208] + [.$G$2])) - (0-COS([.$G$2])))) + (([.$B$2]*[.B208]/[.$E$2])*(0-COS([.$E$2]*[.B208] + [.$G$2]))) + (([.$B$2]/POWER([.$E$2];2)) * (SIN([.$E$2]*[.B208] + [.$G$2]) - SIN([.$G$2])))" office:value-type="float" office:value="-17.9674083572001" calcext:value-type="float">
            <text:p>-17.9674083572</text:p>
          </table:table-cell>
          <table:table-cell table:formula="of:=(([.$A$2]/[.$E$2])*(   SIN([.$E$2]*[.B208] + [.$G$2])  -    SIN([.$G$2])))  + (([.$B$2]*[.B208]/[.$E$2])*   SIN([.$E$2]*[.B208] + [.$G$2]))  + (([.$B$2]/POWER([.$E$2];2)) * (COS([.$E$2]*[.B208] + [.$G$2]) - COS([.$G$2])))" office:value-type="float" office:value="21.1373726332155" calcext:value-type="float">
            <text:p>21.1373726332</text:p>
          </table:table-cell>
          <table:table-cell table:formula="of:=SQRT(POWER([.H208];2)+POWER([.I208];2))" office:value-type="float" office:value="27.7419589234393" calcext:value-type="float">
            <text:p>27.7419589234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209]*[.$D$2]" office:value-type="float" office:value="402" calcext:value-type="float">
            <text:p>402</text:p>
          </table:table-cell>
          <table:table-cell table:formula="of:=[.D208]+SIN(RADIANS([.$C209]))*MIN(([.$A$2]+([.B209]*[.$B$2]));[.$C$2])" office:value-type="float" office:value="-16.773071039722" calcext:value-type="float">
            <text:p>-16.7730710397</text:p>
          </table:table-cell>
          <table:table-cell table:formula="of:=[.E208]+COS(RADIANS([.$C209]))*MIN(([.$A$2]+([.B209]*[.$B$2]));[.$C$2])" office:value-type="float" office:value="22.5901467058651" calcext:value-type="float">
            <text:p>22.5901467059</text:p>
          </table:table-cell>
          <table:table-cell table:formula="of:=SQRT(([.D209]*[.D209])+([.E209]*[.E209]))" office:value-type="float" office:value="28.1362868960364" calcext:value-type="float">
            <text:p>28.136286896</text:p>
          </table:table-cell>
          <table:table-cell/>
          <table:table-cell table:formula="of:=(([.$A$2]/[.$E$2])*((0-COS([.$E$2]*[.B209] + [.$G$2])) - (0-COS([.$G$2])))) + (([.$B$2]*[.B209]/[.$E$2])*(0-COS([.$E$2]*[.B209] + [.$G$2]))) + (([.$B$2]/POWER([.$E$2];2)) * (SIN([.$E$2]*[.B209] + [.$G$2]) - SIN([.$G$2])))" office:value-type="float" office:value="-17.1785265430857" calcext:value-type="float">
            <text:p>-17.1785265431</text:p>
          </table:table-cell>
          <table:table-cell table:formula="of:=(([.$A$2]/[.$E$2])*(   SIN([.$E$2]*[.B209] + [.$G$2])  -    SIN([.$G$2])))  + (([.$B$2]*[.B209]/[.$E$2])*   SIN([.$E$2]*[.B209] + [.$G$2]))  + (([.$B$2]/POWER([.$E$2];2)) * (COS([.$E$2]*[.B209] + [.$G$2]) - COS([.$G$2])))" office:value-type="float" office:value="22.0448553676517" calcext:value-type="float">
            <text:p>22.0448553677</text:p>
          </table:table-cell>
          <table:table-cell table:formula="of:=SQRT(POWER([.H209];2)+POWER([.I209];2))" office:value-type="float" office:value="27.9477623857829" calcext:value-type="float">
            <text:p>27.947762385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10]*[.$D$2]" office:value-type="float" office:value="404" calcext:value-type="float">
            <text:p>404</text:p>
          </table:table-cell>
          <table:table-cell table:formula="of:=[.D209]+SIN(RADIANS([.$C210]))*MIN(([.$A$2]+([.B210]*[.$B$2]));[.$C$2])" office:value-type="float" office:value="-15.9325344114666" calcext:value-type="float">
            <text:p>-15.9325344115</text:p>
          </table:table-cell>
          <table:table-cell table:formula="of:=[.E209]+COS(RADIANS([.$C210]))*MIN(([.$A$2]+([.B210]*[.$B$2]));[.$C$2])" office:value-type="float" office:value="23.4605478642749" calcext:value-type="float">
            <text:p>23.4605478643</text:p>
          </table:table-cell>
          <table:table-cell table:formula="of:=SQRT(([.D210]*[.D210])+([.E210]*[.E210]))" office:value-type="float" office:value="28.3591776831505" calcext:value-type="float">
            <text:p>28.3591776832</text:p>
          </table:table-cell>
          <table:table-cell/>
          <table:table-cell table:formula="of:=(([.$A$2]/[.$E$2])*((0-COS([.$E$2]*[.B210] + [.$G$2])) - (0-COS([.$G$2])))) + (([.$B$2]*[.B210]/[.$E$2])*(0-COS([.$E$2]*[.B210] + [.$G$2]))) + (([.$B$2]/POWER([.$E$2];2)) * (SIN([.$E$2]*[.B210] + [.$G$2]) - SIN([.$G$2])))" office:value-type="float" office:value="-16.3550447850804" calcext:value-type="float">
            <text:p>-16.3550447851</text:p>
          </table:table-cell>
          <table:table-cell table:formula="of:=(([.$A$2]/[.$E$2])*(   SIN([.$E$2]*[.B210] + [.$G$2])  -    SIN([.$G$2])))  + (([.$B$2]*[.B210]/[.$E$2])*   SIN([.$E$2]*[.B210] + [.$G$2]))  + (([.$B$2]/POWER([.$E$2];2)) * (COS([.$E$2]*[.B210] + [.$G$2]) - COS([.$G$2])))" office:value-type="float" office:value="22.9279102927135" calcext:value-type="float">
            <text:p>22.9279102927</text:p>
          </table:table-cell>
          <table:table-cell table:formula="of:=SQRT(POWER([.H210];2)+POWER([.I210];2))" office:value-type="float" office:value="28.1633904264508" calcext:value-type="float">
            <text:p>28.1633904265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11]*[.$D$2]" office:value-type="float" office:value="406" calcext:value-type="float">
            <text:p>406</text:p>
          </table:table-cell>
          <table:table-cell table:formula="of:=[.D210]+SIN(RADIANS([.$C211]))*MIN(([.$A$2]+([.B211]*[.$B$2]));[.$C$2])" office:value-type="float" office:value="-15.0585365540552" calcext:value-type="float">
            <text:p>-15.0585365541</text:p>
          </table:table-cell>
          <table:table-cell table:formula="of:=[.E210]+COS(RADIANS([.$C211]))*MIN(([.$A$2]+([.B211]*[.$B$2]));[.$C$2])" office:value-type="float" office:value="24.3045577843826" calcext:value-type="float">
            <text:p>24.3045577844</text:p>
          </table:table-cell>
          <table:table-cell table:formula="of:=SQRT(([.D211]*[.D211])+([.E211]*[.E211]))" office:value-type="float" office:value="28.5914506845002" calcext:value-type="float">
            <text:p>28.5914506845</text:p>
          </table:table-cell>
          <table:table-cell/>
          <table:table-cell table:formula="of:=(([.$A$2]/[.$E$2])*((0-COS([.$E$2]*[.B211] + [.$G$2])) - (0-COS([.$G$2])))) + (([.$B$2]*[.B211]/[.$E$2])*(0-COS([.$E$2]*[.B211] + [.$G$2]))) + (([.$B$2]/POWER([.$E$2];2)) * (SIN([.$E$2]*[.B211] + [.$G$2]) - SIN([.$G$2])))" office:value-type="float" office:value="-15.4977111430559" calcext:value-type="float">
            <text:p>-15.4977111431</text:p>
          </table:table-cell>
          <table:table-cell table:formula="of:=(([.$A$2]/[.$E$2])*(   SIN([.$E$2]*[.B211] + [.$G$2])  -    SIN([.$G$2])))  + (([.$B$2]*[.B211]/[.$E$2])*   SIN([.$E$2]*[.B211] + [.$G$2]))  + (([.$B$2]/POWER([.$E$2];2)) * (COS([.$E$2]*[.B211] + [.$G$2]) - COS([.$G$2])))" office:value-type="float" office:value="23.7852235400873" calcext:value-type="float">
            <text:p>23.7852235401</text:p>
          </table:table-cell>
          <table:table-cell table:formula="of:=SQRT(POWER([.H211];2)+POWER([.I211];2))" office:value-type="float" office:value="28.3886581142104" calcext:value-type="float">
            <text:p>28.3886581142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B212]*[.$D$2]" office:value-type="float" office:value="408" calcext:value-type="float">
            <text:p>408</text:p>
          </table:table-cell>
          <table:table-cell table:formula="of:=[.D211]+SIN(RADIANS([.$C212]))*MIN(([.$A$2]+([.B212]*[.$B$2]));[.$C$2])" office:value-type="float" office:value="-14.1518998669728" calcext:value-type="float">
            <text:p>-14.151899867</text:p>
          </table:table-cell>
          <table:table-cell table:formula="of:=[.E211]+COS(RADIANS([.$C212]))*MIN(([.$A$2]+([.B212]*[.$B$2]));[.$C$2])" office:value-type="float" office:value="25.1208971241404" calcext:value-type="float">
            <text:p>25.1208971241</text:p>
          </table:table-cell>
          <table:table-cell table:formula="of:=SQRT(([.D212]*[.D212])+([.E212]*[.E212]))" office:value-type="float" office:value="28.8328934060817" calcext:value-type="float">
            <text:p>28.8328934061</text:p>
          </table:table-cell>
          <table:table-cell/>
          <table:table-cell table:formula="of:=(([.$A$2]/[.$E$2])*((0-COS([.$E$2]*[.B212] + [.$G$2])) - (0-COS([.$G$2])))) + (([.$B$2]*[.B212]/[.$E$2])*(0-COS([.$E$2]*[.B212] + [.$G$2]))) + (([.$B$2]/POWER([.$E$2];2)) * (SIN([.$E$2]*[.B212] + [.$G$2]) - SIN([.$G$2])))" office:value-type="float" office:value="-14.6073233818136" calcext:value-type="float">
            <text:p>-14.6073233818</text:p>
          </table:table-cell>
          <table:table-cell table:formula="of:=(([.$A$2]/[.$E$2])*(   SIN([.$E$2]*[.B212] + [.$G$2])  -    SIN([.$G$2])))  + (([.$B$2]*[.B212]/[.$E$2])*   SIN([.$E$2]*[.B212] + [.$G$2]))  + (([.$B$2]/POWER([.$E$2];2)) * (COS([.$E$2]*[.B212] + [.$G$2]) - COS([.$G$2])))" office:value-type="float" office:value="24.615503841461" calcext:value-type="float">
            <text:p>24.6155038415</text:p>
          </table:table-cell>
          <table:table-cell table:formula="of:=SQRT(POWER([.H212];2)+POWER([.I212];2))" office:value-type="float" office:value="28.6233632850834" calcext:value-type="float">
            <text:p>28.6233632851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B213]*[.$D$2]" office:value-type="float" office:value="410" calcext:value-type="float">
            <text:p>410</text:p>
          </table:table-cell>
          <table:table-cell table:formula="of:=[.D212]+SIN(RADIANS([.$C213]))*MIN(([.$A$2]+([.B213]*[.$B$2]));[.$C$2])" office:value-type="float" office:value="-13.213495424152" calcext:value-type="float">
            <text:p>-13.2134954242</text:p>
          </table:table-cell>
          <table:table-cell table:formula="of:=[.E212]+COS(RADIANS([.$C213]))*MIN(([.$A$2]+([.B213]*[.$B$2]));[.$C$2])" office:value-type="float" office:value="25.9083119460064" calcext:value-type="float">
            <text:p>25.908311946</text:p>
          </table:table-cell>
          <table:table-cell table:formula="of:=SQRT(([.D213]*[.D213])+([.E213]*[.E213]))" office:value-type="float" office:value="29.0832785155949" calcext:value-type="float">
            <text:p>29.0832785156</text:p>
          </table:table-cell>
          <table:table-cell/>
          <table:table-cell table:formula="of:=(([.$A$2]/[.$E$2])*((0-COS([.$E$2]*[.B213] + [.$G$2])) - (0-COS([.$G$2])))) + (([.$B$2]*[.B213]/[.$E$2])*(0-COS([.$E$2]*[.B213] + [.$G$2]))) + (([.$B$2]/POWER([.$E$2];2)) * (SIN([.$E$2]*[.B213] + [.$G$2]) - SIN([.$G$2])))" office:value-type="float" office:value="-13.6847282997754" calcext:value-type="float">
            <text:p>-13.6847282998</text:p>
          </table:table-cell>
          <table:table-cell table:formula="of:=(([.$A$2]/[.$E$2])*(   SIN([.$E$2]*[.B213] + [.$G$2])  -    SIN([.$G$2])))  + (([.$B$2]*[.B213]/[.$E$2])*   SIN([.$E$2]*[.B213] + [.$G$2]))  + (([.$B$2]/POWER([.$E$2];2)) * (COS([.$E$2]*[.B213] + [.$G$2]) - COS([.$G$2])))" office:value-type="float" office:value="25.4174844023795" calcext:value-type="float">
            <text:p>25.4174844024</text:p>
          </table:table-cell>
          <table:table-cell table:formula="of:=SQRT(POWER([.H213];2)+POWER([.I213];2))" office:value-type="float" office:value="28.8672877490054" calcext:value-type="float">
            <text:p>28.86728774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B214]*[.$D$2]" office:value-type="float" office:value="412" calcext:value-type="float">
            <text:p>412</text:p>
          </table:table-cell>
          <table:table-cell table:formula="of:=[.D213]+SIN(RADIANS([.$C214]))*MIN(([.$A$2]+([.B214]*[.$B$2]));[.$C$2])" office:value-type="float" office:value="-12.2442421972157" calcext:value-type="float">
            <text:p>-12.2442421972</text:p>
          </table:table-cell>
          <table:table-cell table:formula="of:=[.E213]+COS(RADIANS([.$C214]))*MIN(([.$A$2]+([.B214]*[.$B$2]));[.$C$2])" office:value-type="float" office:value="26.6655755606569" calcext:value-type="float">
            <text:p>26.6655755607</text:p>
          </table:table-cell>
          <table:table-cell table:formula="of:=SQRT(([.D214]*[.D214])+([.E214]*[.E214]))" office:value-type="float" office:value="29.3423650540508" calcext:value-type="float">
            <text:p>29.3423650541</text:p>
          </table:table-cell>
          <table:table-cell/>
          <table:table-cell table:formula="of:=(([.$A$2]/[.$E$2])*((0-COS([.$E$2]*[.B214] + [.$G$2])) - (0-COS([.$G$2])))) + (([.$B$2]*[.B214]/[.$E$2])*(0-COS([.$E$2]*[.B214] + [.$G$2]))) + (([.$B$2]/POWER([.$E$2];2)) * (SIN([.$E$2]*[.B214] + [.$G$2]) - SIN([.$G$2])))" office:value-type="float" office:value="-12.7308209872588" calcext:value-type="float">
            <text:p>-12.7308209873</text:p>
          </table:table-cell>
          <table:table-cell table:formula="of:=(([.$A$2]/[.$E$2])*(   SIN([.$E$2]*[.B214] + [.$G$2])  -    SIN([.$G$2])))  + (([.$B$2]*[.B214]/[.$E$2])*   SIN([.$E$2]*[.B214] + [.$G$2]))  + (([.$B$2]/POWER([.$E$2];2)) * (COS([.$E$2]*[.B214] + [.$G$2]) - COS([.$G$2])))" office:value-type="float" office:value="26.1899247565917" calcext:value-type="float">
            <text:p>26.1899247566</text:p>
          </table:table-cell>
          <table:table-cell table:formula="of:=SQRT(POWER([.H214];2)+POWER([.I214];2))" office:value-type="float" office:value="29.1201985186496" calcext:value-type="float">
            <text:p>29.120198518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15]*[.$D$2]" office:value-type="float" office:value="414" calcext:value-type="float">
            <text:p>414</text:p>
          </table:table-cell>
          <table:table-cell table:formula="of:=[.D214]+SIN(RADIANS([.$C215]))*MIN(([.$A$2]+([.B215]*[.$B$2]));[.$C$2])" office:value-type="float" office:value="-11.2451062091627" calcext:value-type="float">
            <text:p>-11.2451062092</text:p>
          </table:table-cell>
          <table:table-cell table:formula="of:=[.E214]+COS(RADIANS([.$C215]))*MIN(([.$A$2]+([.B215]*[.$B$2]));[.$C$2])" office:value-type="float" office:value="27.3914903472381" calcext:value-type="float">
            <text:p>27.3914903472</text:p>
          </table:table-cell>
          <table:table-cell table:formula="of:=SQRT(([.D215]*[.D215])+([.E215]*[.E215]))" office:value-type="float" office:value="29.6098996468781" calcext:value-type="float">
            <text:p>29.6098996469</text:p>
          </table:table-cell>
          <table:table-cell/>
          <table:table-cell table:formula="of:=(([.$A$2]/[.$E$2])*((0-COS([.$E$2]*[.B215] + [.$G$2])) - (0-COS([.$G$2])))) + (([.$B$2]*[.B215]/[.$E$2])*(0-COS([.$E$2]*[.B215] + [.$G$2]))) + (([.$B$2]/POWER([.$E$2];2)) * (SIN([.$E$2]*[.B215] + [.$G$2]) - SIN([.$G$2])))" office:value-type="float" office:value="-11.7465440148872" calcext:value-type="float">
            <text:p>-11.7465440149</text:p>
          </table:table-cell>
          <table:table-cell table:formula="of:=(([.$A$2]/[.$E$2])*(   SIN([.$E$2]*[.B215] + [.$G$2])  -    SIN([.$G$2])))  + (([.$B$2]*[.B215]/[.$E$2])*   SIN([.$E$2]*[.B215] + [.$G$2]))  + (([.$B$2]/POWER([.$E$2];2)) * (COS([.$E$2]*[.B215] + [.$G$2]) - COS([.$G$2])))" office:value-type="float" office:value="26.9316125982518" calcext:value-type="float">
            <text:p>26.9316125983</text:p>
          </table:table-cell>
          <table:table-cell table:formula="of:=SQRT(POWER([.H215];2)+POWER([.I215];2))" office:value-type="float" office:value="29.3818490472604" calcext:value-type="float">
            <text:p>29.3818490473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216]*[.$D$2]" office:value-type="float" office:value="416" calcext:value-type="float">
            <text:p>416</text:p>
          </table:table-cell>
          <table:table-cell table:formula="of:=[.D215]+SIN(RADIANS([.$C216]))*MIN(([.$A$2]+([.B216]*[.$B$2]));[.$C$2])" office:value-type="float" office:value="-10.2170996191944" calcext:value-type="float">
            <text:p>-10.2170996192</text:p>
          </table:table-cell>
          <table:table-cell table:formula="of:=[.E215]+COS(RADIANS([.$C216]))*MIN(([.$A$2]+([.B216]*[.$B$2]));[.$C$2])" office:value-type="float" office:value="28.0848895475419" calcext:value-type="float">
            <text:p>28.0848895475</text:p>
          </table:table-cell>
          <table:table-cell table:formula="of:=SQRT(([.D216]*[.D216])+([.E216]*[.E216]))" office:value-type="float" office:value="29.8856177036074" calcext:value-type="float">
            <text:p>29.8856177036</text:p>
          </table:table-cell>
          <table:table-cell/>
          <table:table-cell table:formula="of:=(([.$A$2]/[.$E$2])*((0-COS([.$E$2]*[.B216] + [.$G$2])) - (0-COS([.$G$2])))) + (([.$B$2]*[.B216]/[.$E$2])*(0-COS([.$E$2]*[.B216] + [.$G$2]))) + (([.$B$2]/POWER([.$E$2];2)) * (SIN([.$E$2]*[.B216] + [.$G$2]) - SIN([.$G$2])))" office:value-type="float" office:value="-10.7328865527839" calcext:value-type="float">
            <text:p>-10.7328865528</text:p>
          </table:table-cell>
          <table:table-cell table:formula="of:=(([.$A$2]/[.$E$2])*(   SIN([.$E$2]*[.B216] + [.$G$2])  -    SIN([.$G$2])))  + (([.$B$2]*[.B216]/[.$E$2])*   SIN([.$E$2]*[.B216] + [.$G$2]))  + (([.$B$2]/POWER([.$E$2];2)) * (COS([.$E$2]*[.B216] + [.$G$2]) - COS([.$G$2])))" office:value-type="float" office:value="27.6413655893496" calcext:value-type="float">
            <text:p>27.6413655893</text:p>
          </table:table-cell>
          <table:table-cell table:formula="of:=SQRT(POWER([.H216];2)+POWER([.I216];2))" office:value-type="float" office:value="29.651980463352" calcext:value-type="float">
            <text:p>29.65198046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B217]*[.$D$2]" office:value-type="float" office:value="418" calcext:value-type="float">
            <text:p>418</text:p>
          </table:table-cell>
          <table:table-cell table:formula="of:=[.D216]+SIN(RADIANS([.$C217]))*MIN(([.$A$2]+([.B217]*[.$B$2]));[.$C$2])" office:value-type="float" office:value="-9.16127973947968" calcext:value-type="float">
            <text:p>-9.1612797395</text:p>
          </table:table-cell>
          <table:table-cell table:formula="of:=[.E216]+COS(RADIANS([.$C217]))*MIN(([.$A$2]+([.B217]*[.$B$2]));[.$C$2])" office:value-type="float" office:value="28.7446390315122" calcext:value-type="float">
            <text:p>28.7446390315</text:p>
          </table:table-cell>
          <table:table-cell table:formula="of:=SQRT(([.D217]*[.D217])+([.E217]*[.E217]))" office:value-type="float" office:value="30.1692445963921" calcext:value-type="float">
            <text:p>30.1692445964</text:p>
          </table:table-cell>
          <table:table-cell/>
          <table:table-cell table:formula="of:=(([.$A$2]/[.$E$2])*((0-COS([.$E$2]*[.B217] + [.$G$2])) - (0-COS([.$G$2])))) + (([.$B$2]*[.B217]/[.$E$2])*(0-COS([.$E$2]*[.B217] + [.$G$2]))) + (([.$B$2]/POWER([.$E$2];2)) * (SIN([.$E$2]*[.B217] + [.$G$2]) - SIN([.$G$2])))" office:value-type="float" office:value="-9.69088342129778" calcext:value-type="float">
            <text:p>-9.6908834213</text:p>
          </table:table-cell>
          <table:table-cell table:formula="of:=(([.$A$2]/[.$E$2])*(   SIN([.$E$2]*[.B217] + [.$G$2])  -    SIN([.$G$2])))  + (([.$B$2]*[.B217]/[.$E$2])*   SIN([.$E$2]*[.B217] + [.$G$2]))  + (([.$B$2]/POWER([.$E$2];2)) * (COS([.$E$2]*[.B217] + [.$G$2]) - COS([.$G$2])))" office:value-type="float" office:value="28.3180331397677" calcext:value-type="float">
            <text:p>28.3180331398</text:p>
          </table:table-cell>
          <table:table-cell table:formula="of:=SQRT(POWER([.H217];2)+POWER([.I217];2))" office:value-type="float" office:value="29.9303227912792" calcext:value-type="float">
            <text:p>29.930322791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18]*[.$D$2]" office:value-type="float" office:value="420" calcext:value-type="float">
            <text:p>420</text:p>
          </table:table-cell>
          <table:table-cell table:formula="of:=[.D217]+SIN(RADIANS([.$C218]))*MIN(([.$A$2]+([.B218]*[.$B$2]));[.$C$2])" office:value-type="float" office:value="-8.07874798474914" calcext:value-type="float">
            <text:p>-8.0787479847</text:p>
          </table:table-cell>
          <table:table-cell table:formula="of:=[.E217]+COS(RADIANS([.$C218]))*MIN(([.$A$2]+([.B218]*[.$B$2]));[.$C$2])" office:value-type="float" office:value="29.3696390315122" calcext:value-type="float">
            <text:p>29.3696390315</text:p>
          </table:table-cell>
          <table:table-cell table:formula="of:=SQRT(([.D218]*[.D218])+([.E218]*[.E218]))" office:value-type="float" office:value="30.4604968088574" calcext:value-type="float">
            <text:p>30.4604968089</text:p>
          </table:table-cell>
          <table:table-cell/>
          <table:table-cell table:formula="of:=(([.$A$2]/[.$E$2])*((0-COS([.$E$2]*[.B218] + [.$G$2])) - (0-COS([.$G$2])))) + (([.$B$2]*[.B218]/[.$E$2])*(0-COS([.$E$2]*[.B218] + [.$G$2]))) + (([.$B$2]/POWER([.$E$2];2)) * (SIN([.$E$2]*[.B218] + [.$G$2]) - SIN([.$G$2])))" office:value-type="float" office:value="-8.62161407410411" calcext:value-type="float">
            <text:p>-8.6216140741</text:p>
          </table:table-cell>
          <table:table-cell table:formula="of:=(([.$A$2]/[.$E$2])*(   SIN([.$E$2]*[.B218] + [.$G$2])  -    SIN([.$G$2])))  + (([.$B$2]*[.B218]/[.$E$2])*   SIN([.$E$2]*[.B218] + [.$G$2]))  + (([.$B$2]/POWER([.$E$2];2)) * (COS([.$E$2]*[.B218] + [.$G$2]) - COS([.$G$2])))" office:value-type="float" office:value="28.960498157381" calcext:value-type="float">
            <text:p>28.9604981574</text:p>
          </table:table-cell>
          <table:table-cell table:formula="of:=SQRT(POWER([.H218];2)+POWER([.I218];2))" office:value-type="float" office:value="30.2165961479195" calcext:value-type="float">
            <text:p>30.2165961479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B219]*[.$D$2]" office:value-type="float" office:value="422" calcext:value-type="float">
            <text:p>422</text:p>
          </table:table-cell>
          <table:table-cell table:formula="of:=[.D218]+SIN(RADIANS([.$C219]))*MIN(([.$A$2]+([.B219]*[.$B$2]));[.$C$2])" office:value-type="float" office:value="-6.97064875571118" calcext:value-type="float">
            <text:p>-6.9706487557</text:p>
          </table:table-cell>
          <table:table-cell table:formula="of:=[.E218]+COS(RADIANS([.$C219]))*MIN(([.$A$2]+([.B219]*[.$B$2]));[.$C$2])" office:value-type="float" office:value="29.9588258428085" calcext:value-type="float">
            <text:p>29.9588258428</text:p>
          </table:table-cell>
          <table:table-cell table:formula="of:=SQRT(([.D219]*[.D219])+([.E219]*[.E219]))" office:value-type="float" office:value="30.7590830480239" calcext:value-type="float">
            <text:p>30.759083048</text:p>
          </table:table-cell>
          <table:table-cell/>
          <table:table-cell table:formula="of:=(([.$A$2]/[.$E$2])*((0-COS([.$E$2]*[.B219] + [.$G$2])) - (0-COS([.$G$2])))) + (([.$B$2]*[.B219]/[.$E$2])*(0-COS([.$E$2]*[.B219] + [.$G$2]))) + (([.$B$2]/POWER([.$E$2];2)) * (SIN([.$E$2]*[.B219] + [.$G$2]) - SIN([.$G$2])))" office:value-type="float" office:value="-7.52620151462368" calcext:value-type="float">
            <text:p>-7.5262015146</text:p>
          </table:table-cell>
          <table:table-cell table:formula="of:=(([.$A$2]/[.$E$2])*(   SIN([.$E$2]*[.B219] + [.$G$2])  -    SIN([.$G$2])))  + (([.$B$2]*[.B219]/[.$E$2])*   SIN([.$E$2]*[.B219] + [.$G$2]))  + (([.$B$2]/POWER([.$E$2];2)) * (COS([.$E$2]*[.B219] + [.$G$2]) - COS([.$G$2])))" office:value-type="float" office:value="29.5676787656432" calcext:value-type="float">
            <text:p>29.5676787656</text:p>
          </table:table-cell>
          <table:table-cell table:formula="of:=SQRT(POWER([.H219];2)+POWER([.I219];2))" office:value-type="float" office:value="30.5105119069968" calcext:value-type="float">
            <text:p>30.51051190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220]*[.$D$2]" office:value-type="float" office:value="424" calcext:value-type="float">
            <text:p>424</text:p>
          </table:table-cell>
          <table:table-cell table:formula="of:=[.D219]+SIN(RADIANS([.$C220]))*MIN(([.$A$2]+([.B220]*[.$B$2]));[.$C$2])" office:value-type="float" office:value="-5.83816825737423" calcext:value-type="float">
            <text:p>-5.8381682574</text:p>
          </table:table-cell>
          <table:table-cell table:formula="of:=[.E219]+COS(RADIANS([.$C220]))*MIN(([.$A$2]+([.B220]*[.$B$2]));[.$C$2])" office:value-type="float" office:value="30.5111734877627" calcext:value-type="float">
            <text:p>30.5111734878</text:p>
          </table:table-cell>
          <table:table-cell table:formula="of:=SQRT(([.D220]*[.D220])+([.E220]*[.E220]))" office:value-type="float" office:value="31.0647053132935" calcext:value-type="float">
            <text:p>31.0647053133</text:p>
          </table:table-cell>
          <table:table-cell/>
          <table:table-cell table:formula="of:=(([.$A$2]/[.$E$2])*((0-COS([.$E$2]*[.B220] + [.$G$2])) - (0-COS([.$G$2])))) + (([.$B$2]*[.B220]/[.$E$2])*(0-COS([.$E$2]*[.B220] + [.$G$2]))) + (([.$B$2]/POWER([.$E$2];2)) * (SIN([.$E$2]*[.B220] + [.$G$2]) - SIN([.$G$2])))" office:value-type="float" office:value="-6.40581114679725" calcext:value-type="float">
            <text:p>-6.4058111468</text:p>
          </table:table-cell>
          <table:table-cell table:formula="of:=(([.$A$2]/[.$E$2])*(   SIN([.$E$2]*[.B220] + [.$G$2])  -    SIN([.$G$2])))  + (([.$B$2]*[.B220]/[.$E$2])*   SIN([.$E$2]*[.B220] + [.$G$2]))  + (([.$B$2]/POWER([.$E$2];2)) * (COS([.$E$2]*[.B220] + [.$G$2]) - COS([.$G$2])))" office:value-type="float" office:value="30.1385299861327" calcext:value-type="float">
            <text:p>30.1385299861</text:p>
          </table:table-cell>
          <table:table-cell table:formula="of:=SQRT(POWER([.H220];2)+POWER([.I220];2))" office:value-type="float" office:value="30.8117738238722" calcext:value-type="float">
            <text:p>30.8117738239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B221]*[.$D$2]" office:value-type="float" office:value="426" calcext:value-type="float">
            <text:p>426</text:p>
          </table:table-cell>
          <table:table-cell table:formula="of:=[.D220]+SIN(RADIANS([.$C221]))*MIN(([.$A$2]+([.B221]*[.$B$2]));[.$C$2])" office:value-type="float" office:value="-4.68253325345634" calcext:value-type="float">
            <text:p>-4.6825332535</text:p>
          </table:table-cell>
          <table:table-cell table:formula="of:=[.E220]+COS(RADIANS([.$C221]))*MIN(([.$A$2]+([.B221]*[.$B$2]));[.$C$2])" office:value-type="float" office:value="31.0256953412536" calcext:value-type="float">
            <text:p>31.0256953413</text:p>
          </table:table-cell>
          <table:table-cell table:formula="of:=SQRT(([.D221]*[.D221])+([.E221]*[.E221]))" office:value-type="float" office:value="31.3770599176853" calcext:value-type="float">
            <text:p>31.3770599177</text:p>
          </table:table-cell>
          <table:table-cell/>
          <table:table-cell table:formula="of:=(([.$A$2]/[.$E$2])*((0-COS([.$E$2]*[.B221] + [.$G$2])) - (0-COS([.$G$2])))) + (([.$B$2]*[.B221]/[.$E$2])*(0-COS([.$E$2]*[.B221] + [.$G$2]))) + (([.$B$2]/POWER([.$E$2];2)) * (SIN([.$E$2]*[.B221] + [.$G$2]) - SIN([.$G$2])))" office:value-type="float" office:value="-5.26164956134945" calcext:value-type="float">
            <text:p>-5.2616495613</text:p>
          </table:table-cell>
          <table:table-cell table:formula="of:=(([.$A$2]/[.$E$2])*(   SIN([.$E$2]*[.B221] + [.$G$2])  -    SIN([.$G$2])))  + (([.$B$2]*[.B221]/[.$E$2])*   SIN([.$E$2]*[.B221] + [.$G$2]))  + (([.$B$2]/POWER([.$E$2];2)) * (COS([.$E$2]*[.B221] + [.$G$2]) - COS([.$G$2])))" office:value-type="float" office:value="30.6720453835648" calcext:value-type="float">
            <text:p>30.6720453836</text:p>
          </table:table-cell>
          <table:table-cell table:formula="of:=SQRT(POWER([.H221];2)+POWER([.I221];2))" office:value-type="float" office:value="31.1200791149044" calcext:value-type="float">
            <text:p>31.1200791149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B222]*[.$D$2]" office:value-type="float" office:value="428" calcext:value-type="float">
            <text:p>428</text:p>
          </table:table-cell>
          <table:table-cell table:formula="of:=[.D221]+SIN(RADIANS([.$C222]))*MIN(([.$A$2]+([.B222]*[.$B$2]));[.$C$2])" office:value-type="float" office:value="-3.50500975815652" calcext:value-type="float">
            <text:p>-3.5050097582</text:p>
          </table:table-cell>
          <table:table-cell table:formula="of:=[.E221]+COS(RADIANS([.$C222]))*MIN(([.$A$2]+([.B222]*[.$B$2]));[.$C$2])" office:value-type="float" office:value="31.5014457148918" calcext:value-type="float">
            <text:p>31.5014457149</text:p>
          </table:table-cell>
          <table:table-cell table:formula="of:=SQRT(([.D222]*[.D222])+([.E222]*[.E222]))" office:value-type="float" office:value="31.6958384576438" calcext:value-type="float">
            <text:p>31.6958384576</text:p>
          </table:table-cell>
          <table:table-cell/>
          <table:table-cell table:formula="of:=(([.$A$2]/[.$E$2])*((0-COS([.$E$2]*[.B222] + [.$G$2])) - (0-COS([.$G$2])))) + (([.$B$2]*[.B222]/[.$E$2])*(0-COS([.$E$2]*[.B222] + [.$G$2]))) + (([.$B$2]/POWER([.$E$2];2)) * (SIN([.$E$2]*[.B222] + [.$G$2]) - SIN([.$G$2])))" office:value-type="float" office:value="-4.09496325876926" calcext:value-type="float">
            <text:p>-4.0949632588</text:p>
          </table:table-cell>
          <table:table-cell table:formula="of:=(([.$A$2]/[.$E$2])*(   SIN([.$E$2]*[.B222] + [.$G$2])  -    SIN([.$G$2])))  + (([.$B$2]*[.B222]/[.$E$2])*   SIN([.$E$2]*[.B222] + [.$G$2]))  + (([.$B$2]/POWER([.$E$2];2)) * (COS([.$E$2]*[.B222] + [.$G$2]) - COS([.$G$2])))" office:value-type="float" office:value="31.1672586708111" calcext:value-type="float">
            <text:p>31.1672586708</text:p>
          </table:table-cell>
          <table:table-cell table:formula="of:=SQRT(POWER([.H222];2)+POWER([.I222];2))" office:value-type="float" office:value="31.4351194867129" calcext:value-type="float">
            <text:p>31.435119486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23]*[.$D$2]" office:value-type="float" office:value="430" calcext:value-type="float">
            <text:p>430</text:p>
          </table:table-cell>
          <table:table-cell table:formula="of:=[.D222]+SIN(RADIANS([.$C223]))*MIN(([.$A$2]+([.B223]*[.$B$2]));[.$C$2])" office:value-type="float" office:value="-2.30690166665449" calcext:value-type="float">
            <text:p>-2.3069016667</text:p>
          </table:table-cell>
          <table:table-cell table:formula="of:=[.E222]+COS(RADIANS([.$C223]))*MIN(([.$A$2]+([.B223]*[.$B$2]));[.$C$2])" office:value-type="float" office:value="31.9375213976321" calcext:value-type="float">
            <text:p>31.9375213976</text:p>
          </table:table-cell>
          <table:table-cell table:formula="of:=SQRT(([.D223]*[.D223])+([.E223]*[.E223]))" office:value-type="float" office:value="32.0207287288066" calcext:value-type="float">
            <text:p>32.0207287288</text:p>
          </table:table-cell>
          <table:table-cell/>
          <table:table-cell table:formula="of:=(([.$A$2]/[.$E$2])*((0-COS([.$E$2]*[.B223] + [.$G$2])) - (0-COS([.$G$2])))) + (([.$B$2]*[.B223]/[.$E$2])*(0-COS([.$E$2]*[.B223] + [.$G$2]))) + (([.$B$2]/POWER([.$E$2];2)) * (SIN([.$E$2]*[.B223] + [.$G$2]) - SIN([.$G$2])))" office:value-type="float" office:value="-2.90703731032776" calcext:value-type="float">
            <text:p>-2.9070373103</text:p>
          </table:table-cell>
          <table:table-cell table:formula="of:=(([.$A$2]/[.$E$2])*(   SIN([.$E$2]*[.B223] + [.$G$2])  -    SIN([.$G$2])))  + (([.$B$2]*[.B223]/[.$E$2])*   SIN([.$E$2]*[.B223] + [.$G$2]))  + (([.$B$2]/POWER([.$E$2];2)) * (COS([.$E$2]*[.B223] + [.$G$2]) - COS([.$G$2])))" office:value-type="float" office:value="31.6232452715114" calcext:value-type="float">
            <text:p>31.6232452715</text:p>
          </table:table-cell>
          <table:table-cell table:formula="of:=SQRT(POWER([.H223];2)+POWER([.I223];2))" office:value-type="float" office:value="31.7565821118364" calcext:value-type="float">
            <text:p>31.756582111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24]*[.$D$2]" office:value-type="float" office:value="432" calcext:value-type="float">
            <text:p>432</text:p>
          </table:table-cell>
          <table:table-cell table:formula="of:=[.D223]+SIN(RADIANS([.$C224]))*MIN(([.$A$2]+([.B224]*[.$B$2]));[.$C$2])" office:value-type="float" office:value="-1.08954932579669" calcext:value-type="float">
            <text:p>-1.0895493258</text:p>
          </table:table-cell>
          <table:table-cell table:formula="of:=[.E223]+COS(RADIANS([.$C224]))*MIN(([.$A$2]+([.B224]*[.$B$2]));[.$C$2])" office:value-type="float" office:value="32.333063150432" calcext:value-type="float">
            <text:p>32.3330631504</text:p>
          </table:table-cell>
          <table:table-cell table:formula="of:=SQRT(([.D224]*[.D224])+([.E224]*[.E224]))" office:value-type="float" office:value="32.3514155860786" calcext:value-type="float">
            <text:p>32.3514155861</text:p>
          </table:table-cell>
          <table:table-cell/>
          <table:table-cell table:formula="of:=(([.$A$2]/[.$E$2])*((0-COS([.$E$2]*[.B224] + [.$G$2])) - (0-COS([.$G$2])))) + (([.$B$2]*[.B224]/[.$E$2])*(0-COS([.$E$2]*[.B224] + [.$G$2]))) + (([.$B$2]/POWER([.$E$2];2)) * (SIN([.$E$2]*[.B224] + [.$G$2]) - SIN([.$G$2])))" office:value-type="float" office:value="-1.69919395854609" calcext:value-type="float">
            <text:p>-1.6991939585</text:p>
          </table:table-cell>
          <table:table-cell table:formula="of:=(([.$A$2]/[.$E$2])*(   SIN([.$E$2]*[.B224] + [.$G$2])  -    SIN([.$G$2])))  + (([.$B$2]*[.B224]/[.$E$2])*   SIN([.$E$2]*[.B224] + [.$G$2]))  + (([.$B$2]/POWER([.$E$2];2)) * (COS([.$E$2]*[.B224] + [.$G$2]) - COS([.$G$2])))" office:value-type="float" office:value="32.0391238379032" calcext:value-type="float">
            <text:p>32.0391238379</text:p>
          </table:table-cell>
          <table:table-cell table:formula="of:=SQRT(POWER([.H224];2)+POWER([.I224];2))" office:value-type="float" office:value="32.0841505483511" calcext:value-type="float">
            <text:p>32.084150548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B225]*[.$D$2]" office:value-type="float" office:value="434" calcext:value-type="float">
            <text:p>434</text:p>
          </table:table-cell>
          <table:table-cell table:formula="of:=[.D224]+SIN(RADIANS([.$C225]))*MIN(([.$A$2]+([.B225]*[.$B$2]));[.$C$2])" office:value-type="float" office:value="0.145671953484048" calcext:value-type="float">
            <text:p>0.1456719535</text:p>
          </table:table-cell>
          <table:table-cell table:formula="of:=[.E224]+COS(RADIANS([.$C225]))*MIN(([.$A$2]+([.B225]*[.$B$2]));[.$C$2])" office:value-type="float" office:value="32.6872571526568" calcext:value-type="float">
            <text:p>32.6872571527</text:p>
          </table:table-cell>
          <table:table-cell table:formula="of:=SQRT(([.D225]*[.D225])+([.E225]*[.E225]))" office:value-type="float" office:value="32.6875817472316" calcext:value-type="float">
            <text:p>32.6875817472</text:p>
          </table:table-cell>
          <table:table-cell/>
          <table:table-cell table:formula="of:=(([.$A$2]/[.$E$2])*((0-COS([.$E$2]*[.B225] + [.$G$2])) - (0-COS([.$G$2])))) + (([.$B$2]*[.B225]/[.$E$2])*(0-COS([.$E$2]*[.B225] + [.$G$2]))) + (([.$B$2]/POWER([.$E$2];2)) * (SIN([.$E$2]*[.B225] + [.$G$2]) - SIN([.$G$2])))" office:value-type="float" office:value="-0.472791158615407" calcext:value-type="float">
            <text:p>-0.4727911586</text:p>
          </table:table-cell>
          <table:table-cell table:formula="of:=(([.$A$2]/[.$E$2])*(   SIN([.$E$2]*[.B225] + [.$G$2])  -    SIN([.$G$2])))  + (([.$B$2]*[.B225]/[.$E$2])*   SIN([.$E$2]*[.B225] + [.$G$2]))  + (([.$B$2]/POWER([.$E$2];2)) * (COS([.$E$2]*[.B225] + [.$G$2]) - COS([.$G$2])))" office:value-type="float" office:value="32.4140577215433" calcext:value-type="float">
            <text:p>32.4140577215</text:p>
          </table:table-cell>
          <table:table-cell table:formula="of:=SQRT(POWER([.H225];2)+POWER([.I225];2))" office:value-type="float" office:value="32.4175056019923" calcext:value-type="float">
            <text:p>32.417505602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B226]*[.$D$2]" office:value-type="float" office:value="436" calcext:value-type="float">
            <text:p>436</text:p>
          </table:table-cell>
          <table:table-cell table:formula="of:=[.D225]+SIN(RADIANS([.$C226]))*MIN(([.$A$2]+([.B226]*[.$B$2]));[.$C$2])" office:value-type="float" office:value="1.39735344038008" calcext:value-type="float">
            <text:p>1.3973534404</text:p>
          </table:table-cell>
          <table:table-cell table:formula="of:=[.E225]+COS(RADIANS([.$C226]))*MIN(([.$A$2]+([.B226]*[.$B$2]));[.$C$2])" office:value-type="float" office:value="32.9993363979804" calcext:value-type="float">
            <text:p>32.999336398</text:p>
          </table:table-cell>
          <table:table-cell table:formula="of:=SQRT(([.D226]*[.D226])+([.E226]*[.E226]))" office:value-type="float" office:value="33.0289085400111" calcext:value-type="float">
            <text:p>33.02890854</text:p>
          </table:table-cell>
          <table:table-cell/>
          <table:table-cell table:formula="of:=(([.$A$2]/[.$E$2])*((0-COS([.$E$2]*[.B226] + [.$G$2])) - (0-COS([.$G$2])))) + (([.$B$2]*[.B226]/[.$E$2])*(0-COS([.$E$2]*[.B226] + [.$G$2]))) + (([.$B$2]/POWER([.$E$2];2)) * (SIN([.$E$2]*[.B226] + [.$G$2]) - SIN([.$G$2])))" office:value-type="float" office:value="0.770778937638553" calcext:value-type="float">
            <text:p>0.7707789376</text:p>
          </table:table-cell>
          <table:table-cell table:formula="of:=(([.$A$2]/[.$E$2])*(   SIN([.$E$2]*[.B226] + [.$G$2])  -    SIN([.$G$2])))  + (([.$B$2]*[.B226]/[.$E$2])*   SIN([.$E$2]*[.B226] + [.$G$2]))  + (([.$B$2]/POWER([.$E$2];2)) * (COS([.$E$2]*[.B226] + [.$G$2]) - COS([.$G$2])))" office:value-type="float" office:value="32.7472563946455" calcext:value-type="float">
            <text:p>32.7472563946</text:p>
          </table:table-cell>
          <table:table-cell table:formula="of:=SQRT(POWER([.H226];2)+POWER([.I226];2))" office:value-type="float" office:value="32.7563261301898" calcext:value-type="float">
            <text:p>32.7563261302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27]*[.$D$2]" office:value-type="float" office:value="438" calcext:value-type="float">
            <text:p>438</text:p>
          </table:table-cell>
          <table:table-cell table:formula="of:=[.D226]+SIN(RADIANS([.$C227]))*MIN(([.$A$2]+([.B227]*[.$B$2]));[.$C$2])" office:value-type="float" office:value="2.66405458333036" calcext:value-type="float">
            <text:p>2.6640545833</text:p>
          </table:table-cell>
          <table:table-cell table:formula="of:=[.E226]+COS(RADIANS([.$C227]))*MIN(([.$A$2]+([.B227]*[.$B$2]));[.$C$2])" office:value-type="float" office:value="33.2685820375894" calcext:value-type="float">
            <text:p>33.2685820376</text:p>
          </table:table-cell>
          <table:table-cell table:formula="of:=SQRT(([.D227]*[.D227])+([.E227]*[.E227]))" office:value-type="float" office:value="33.375076593392" calcext:value-type="float">
            <text:p>33.3750765934</text:p>
          </table:table-cell>
          <table:table-cell/>
          <table:table-cell table:formula="of:=(([.$A$2]/[.$E$2])*((0-COS([.$E$2]*[.B227] + [.$G$2])) - (0-COS([.$G$2])))) + (([.$B$2]*[.B227]/[.$E$2])*(0-COS([.$E$2]*[.B227] + [.$G$2]))) + (([.$B$2]/POWER([.$E$2];2)) * (SIN([.$E$2]*[.B227] + [.$G$2]) - SIN([.$G$2])))" office:value-type="float" office:value="2.03009155356921" calcext:value-type="float">
            <text:p>2.0300915536</text:p>
          </table:table-cell>
          <table:table-cell table:formula="of:=(([.$A$2]/[.$E$2])*(   SIN([.$E$2]*[.B227] + [.$G$2])  -    SIN([.$G$2])))  + (([.$B$2]*[.B227]/[.$E$2])*   SIN([.$E$2]*[.B227] + [.$G$2]))  + (([.$B$2]/POWER([.$E$2];2)) * (COS([.$E$2]*[.B227] + [.$G$2]) - COS([.$G$2])))" office:value-type="float" office:value="33.0379768198145" calcext:value-type="float">
            <text:p>33.0379768198</text:p>
          </table:table-cell>
          <table:table-cell table:formula="of:=SQRT(POWER([.H227];2)+POWER([.I227];2))" office:value-type="float" office:value="33.1002897881948" calcext:value-type="float">
            <text:p>33.100289788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28]*[.$D$2]" office:value-type="float" office:value="440" calcext:value-type="float">
            <text:p>440</text:p>
          </table:table-cell>
          <table:table-cell table:formula="of:=[.D227]+SIN(RADIANS([.$C228]))*MIN(([.$A$2]+([.B228]*[.$B$2]));[.$C$2])" office:value-type="float" office:value="3.94430466224623" calcext:value-type="float">
            <text:p>3.9443046622</text:p>
          </table:table-cell>
          <table:table-cell table:formula="of:=[.E227]+COS(RADIANS([.$C228]))*MIN(([.$A$2]+([.B228]*[.$B$2]));[.$C$2])" office:value-type="float" office:value="33.4943246685564" calcext:value-type="float">
            <text:p>33.4943246686</text:p>
          </table:table-cell>
          <table:table-cell table:formula="of:=SQRT(([.D228]*[.D228])+([.E228]*[.E228]))" office:value-type="float" office:value="33.7257664741854" calcext:value-type="float">
            <text:p>33.7257664742</text:p>
          </table:table-cell>
          <table:table-cell/>
          <table:table-cell table:formula="of:=(([.$A$2]/[.$E$2])*((0-COS([.$E$2]*[.B228] + [.$G$2])) - (0-COS([.$G$2])))) + (([.$B$2]*[.B228]/[.$E$2])*(0-COS([.$E$2]*[.B228] + [.$G$2]))) + (([.$B$2]/POWER([.$E$2];2)) * (SIN([.$E$2]*[.B228] + [.$G$2]) - SIN([.$G$2])))" office:value-type="float" office:value="3.3036909135363" calcext:value-type="float">
            <text:p>3.3036909135</text:p>
          </table:table-cell>
          <table:table-cell table:formula="of:=(([.$A$2]/[.$E$2])*(   SIN([.$E$2]*[.B228] + [.$G$2])  -    SIN([.$G$2])))  + (([.$B$2]*[.B228]/[.$E$2])*   SIN([.$E$2]*[.B228] + [.$G$2]))  + (([.$B$2]/POWER([.$E$2];2)) * (COS([.$E$2]*[.B228] + [.$G$2]) - COS([.$G$2])))" office:value-type="float" office:value="33.2855247660096" calcext:value-type="float">
            <text:p>33.285524766</text:p>
          </table:table-cell>
          <table:table-cell table:formula="of:=SQRT(POWER([.H228];2)+POWER([.I228];2))" office:value-type="float" office:value="33.4490737181288" calcext:value-type="float">
            <text:p>33.4490737181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B229]*[.$D$2]" office:value-type="float" office:value="442" calcext:value-type="float">
            <text:p>442</text:p>
          </table:table-cell>
          <table:table-cell table:formula="of:=[.D228]+SIN(RADIANS([.$C229]))*MIN(([.$A$2]+([.B229]*[.$B$2]));[.$C$2])" office:value-type="float" office:value="5.23660449195398" calcext:value-type="float">
            <text:p>5.236604492</text:p>
          </table:table-cell>
          <table:table-cell table:formula="of:=[.E228]+COS(RADIANS([.$C229]))*MIN(([.$A$2]+([.B229]*[.$B$2]));[.$C$2])" office:value-type="float" office:value="33.6759455653093" calcext:value-type="float">
            <text:p>33.6759455653</text:p>
          </table:table-cell>
          <table:table-cell table:formula="of:=SQRT(([.D229]*[.D229])+([.E229]*[.E229]))" office:value-type="float" office:value="34.0806592706601" calcext:value-type="float">
            <text:p>34.0806592707</text:p>
          </table:table-cell>
          <table:table-cell/>
          <table:table-cell table:formula="of:=(([.$A$2]/[.$E$2])*((0-COS([.$E$2]*[.B229] + [.$G$2])) - (0-COS([.$G$2])))) + (([.$B$2]*[.B229]/[.$E$2])*(0-COS([.$E$2]*[.B229] + [.$G$2]))) + (([.$B$2]/POWER([.$E$2];2)) * (SIN([.$E$2]*[.B229] + [.$G$2]) - SIN([.$G$2])))" office:value-type="float" office:value="4.59009192090099" calcext:value-type="float">
            <text:p>4.5900919209</text:p>
          </table:table-cell>
          <table:table-cell table:formula="of:=(([.$A$2]/[.$E$2])*(   SIN([.$E$2]*[.B229] + [.$G$2])  -    SIN([.$G$2])))  + (([.$B$2]*[.B229]/[.$E$2])*   SIN([.$E$2]*[.B229] + [.$G$2]))  + (([.$B$2]/POWER([.$E$2];2)) * (COS([.$E$2]*[.B229] + [.$G$2]) - COS([.$G$2])))" office:value-type="float" office:value="33.4892560686361" calcext:value-type="float">
            <text:p>33.4892560686</text:p>
          </table:table-cell>
          <table:table-cell table:formula="of:=SQRT(POWER([.H229];2)+POWER([.I229];2))" office:value-type="float" office:value="33.802355182339" calcext:value-type="float">
            <text:p>33.8023551823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30]*[.$D$2]" office:value-type="float" office:value="444" calcext:value-type="float">
            <text:p>444</text:p>
          </table:table-cell>
          <table:table-cell table:formula="of:=[.D229]+SIN(RADIANS([.$C230]))*MIN(([.$A$2]+([.B230]*[.$B$2]));[.$C$2])" office:value-type="float" office:value="6.53942817488642" calcext:value-type="float">
            <text:p>6.5394281749</text:p>
          </table:table-cell>
          <table:table-cell table:formula="of:=[.E229]+COS(RADIANS([.$C230]))*MIN(([.$A$2]+([.B230]*[.$B$2]));[.$C$2])" office:value-type="float" office:value="33.8128778521899" calcext:value-type="float">
            <text:p>33.8128778522</text:p>
          </table:table-cell>
          <table:table-cell table:formula="of:=SQRT(([.D230]*[.D230])+([.E230]*[.E230]))" office:value-type="float" office:value="34.4394371252147" calcext:value-type="float">
            <text:p>34.4394371252</text:p>
          </table:table-cell>
          <table:table-cell/>
          <table:table-cell table:formula="of:=(([.$A$2]/[.$E$2])*((0-COS([.$E$2]*[.B230] + [.$G$2])) - (0-COS([.$G$2])))) + (([.$B$2]*[.B230]/[.$E$2])*(0-COS([.$E$2]*[.B230] + [.$G$2]))) + (([.$B$2]/POWER([.$E$2];2)) * (SIN([.$E$2]*[.B230] + [.$G$2]) - SIN([.$G$2])))" office:value-type="float" office:value="5.88778188625997" calcext:value-type="float">
            <text:p>5.8877818863</text:p>
          </table:table-cell>
          <table:table-cell table:formula="of:=(([.$A$2]/[.$E$2])*(   SIN([.$E$2]*[.B230] + [.$G$2])  -    SIN([.$G$2])))  + (([.$B$2]*[.B230]/[.$E$2])*   SIN([.$E$2]*[.B230] + [.$G$2]))  + (([.$B$2]/POWER([.$E$2];2)) * (COS([.$E$2]*[.B230] + [.$G$2]) - COS([.$G$2])))" office:value-type="float" office:value="33.6485778317243" calcext:value-type="float">
            <text:p>33.6485778317</text:p>
          </table:table-cell>
          <table:table-cell table:formula="of:=SQRT(POWER([.H230];2)+POWER([.I230];2))" office:value-type="float" office:value="34.1598121428936" calcext:value-type="float">
            <text:p>34.159812142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B231]*[.$D$2]" office:value-type="float" office:value="446" calcext:value-type="float">
            <text:p>446</text:p>
          </table:table-cell>
          <table:table-cell table:formula="of:=[.D230]+SIN(RADIANS([.$C231]))*MIN(([.$A$2]+([.B231]*[.$B$2]));[.$C$2])" office:value-type="float" office:value="7.85122490097809" calcext:value-type="float">
            <text:p>7.851224901</text:p>
          </table:table-cell>
          <table:table-cell table:formula="of:=[.E230]+COS(RADIANS([.$C231]))*MIN(([.$A$2]+([.B231]*[.$B$2]));[.$C$2])" office:value-type="float" office:value="33.9046076151635" calcext:value-type="float">
            <text:p>33.9046076152</text:p>
          </table:table-cell>
          <table:table-cell table:formula="of:=SQRT(([.D231]*[.D231])+([.E231]*[.E231]))" office:value-type="float" office:value="34.8017837184237" calcext:value-type="float">
            <text:p>34.8017837184</text:p>
          </table:table-cell>
          <table:table-cell/>
          <table:table-cell table:formula="of:=(([.$A$2]/[.$E$2])*((0-COS([.$E$2]*[.B231] + [.$G$2])) - (0-COS([.$G$2])))) + (([.$B$2]*[.B231]/[.$E$2])*(0-COS([.$E$2]*[.B231] + [.$G$2]))) + (([.$B$2]/POWER([.$E$2];2)) * (SIN([.$E$2]*[.B231] + [.$G$2]) - SIN([.$G$2])))" office:value-type="float" office:value="7.19522230391239" calcext:value-type="float">
            <text:p>7.1952223039</text:p>
          </table:table-cell>
          <table:table-cell table:formula="of:=(([.$A$2]/[.$E$2])*(   SIN([.$E$2]*[.B231] + [.$G$2])  -    SIN([.$G$2])))  + (([.$B$2]*[.B231]/[.$E$2])*   SIN([.$E$2]*[.B231] + [.$G$2]))  + (([.$B$2]/POWER([.$E$2];2)) * (COS([.$E$2]*[.B231] + [.$G$2]) - COS([.$G$2])))" office:value-type="float" office:value="33.7629495702221" calcext:value-type="float">
            <text:p>33.7629495702</text:p>
          </table:table-cell>
          <table:table-cell table:formula="of:=SQRT(POWER([.H231];2)+POWER([.I231];2))" office:value-type="float" office:value="34.5211237894145" calcext:value-type="float">
            <text:p>34.5211237894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232]*[.$D$2]" office:value-type="float" office:value="448" calcext:value-type="float">
            <text:p>448</text:p>
          </table:table-cell>
          <table:table-cell table:formula="of:=[.D231]+SIN(RADIANS([.$C232]))*MIN(([.$A$2]+([.B232]*[.$B$2]));[.$C$2])" office:value-type="float" office:value="9.1704207926433" calcext:value-type="float">
            <text:p>9.1704207926</text:p>
          </table:table-cell>
          <table:table-cell table:formula="of:=[.E231]+COS(RADIANS([.$C232]))*MIN(([.$A$2]+([.B232]*[.$B$2]));[.$C$2])" office:value-type="float" office:value="33.9506749508108" calcext:value-type="float">
            <text:p>33.9506749508</text:p>
          </table:table-cell>
          <table:table-cell table:formula="of:=SQRT(([.D232]*[.D232])+([.E232]*[.E232]))" office:value-type="float" office:value="35.1673847069946" calcext:value-type="float">
            <text:p>35.167384707</text:p>
          </table:table-cell>
          <table:table-cell/>
          <table:table-cell table:formula="of:=(([.$A$2]/[.$E$2])*((0-COS([.$E$2]*[.B232] + [.$G$2])) - (0-COS([.$G$2])))) + (([.$B$2]*[.B232]/[.$E$2])*(0-COS([.$E$2]*[.B232] + [.$G$2]))) + (([.$B$2]/POWER([.$E$2];2)) * (SIN([.$E$2]*[.B232] + [.$G$2]) - SIN([.$G$2])))" office:value-type="float" office:value="8.5108506744765" calcext:value-type="float">
            <text:p>8.5108506745</text:p>
          </table:table-cell>
          <table:table-cell table:formula="of:=(([.$A$2]/[.$E$2])*(   SIN([.$E$2]*[.B232] + [.$G$2])  -    SIN([.$G$2])))  + (([.$B$2]*[.B232]/[.$E$2])*   SIN([.$E$2]*[.B232] + [.$G$2]))  + (([.$B$2]/POWER([.$E$2];2)) * (COS([.$E$2]*[.B232] + [.$G$2]) - COS([.$G$2])))" office:value-type="float" office:value="33.8318842904984" calcext:value-type="float">
            <text:p>33.8318842905</text:p>
          </table:table-cell>
          <table:table-cell table:formula="of:=SQRT(POWER([.H232];2)+POWER([.I232];2))" office:value-type="float" office:value="34.8859710177159" calcext:value-type="float">
            <text:p>34.885971017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B233]*[.$D$2]" office:value-type="float" office:value="450" calcext:value-type="float">
            <text:p>450</text:p>
          </table:table-cell>
          <table:table-cell table:formula="of:=[.D232]+SIN(RADIANS([.$C233]))*MIN(([.$A$2]+([.B233]*[.$B$2]));[.$C$2])" office:value-type="float" office:value="10.4954207926433" calcext:value-type="float">
            <text:p>10.4954207926</text:p>
          </table:table-cell>
          <table:table-cell table:formula="of:=[.E232]+COS(RADIANS([.$C233]))*MIN(([.$A$2]+([.B233]*[.$B$2]));[.$C$2])" office:value-type="float" office:value="33.9506749508108" calcext:value-type="float">
            <text:p>33.9506749508</text:p>
          </table:table-cell>
          <table:table-cell table:formula="of:=SQRT(([.D233]*[.D233])+([.E233]*[.E233]))" office:value-type="float" office:value="35.5359281183179" calcext:value-type="float">
            <text:p>35.5359281183</text:p>
          </table:table-cell>
          <table:table-cell/>
          <table:table-cell table:formula="of:=(([.$A$2]/[.$E$2])*((0-COS([.$E$2]*[.B233] + [.$G$2])) - (0-COS([.$G$2])))) + (([.$B$2]*[.B233]/[.$E$2])*(0-COS([.$E$2]*[.B233] + [.$G$2]))) + (([.$B$2]/POWER([.$E$2];2)) * (SIN([.$E$2]*[.B233] + [.$G$2]) - SIN([.$G$2])))" office:value-type="float" office:value="9.83308237149775" calcext:value-type="float">
            <text:p>9.8330823715</text:p>
          </table:table-cell>
          <table:table-cell table:formula="of:=(([.$A$2]/[.$E$2])*(   SIN([.$E$2]*[.B233] + [.$G$2])  -    SIN([.$G$2])))  + (([.$B$2]*[.B233]/[.$E$2])*   SIN([.$E$2]*[.B233] + [.$G$2]))  + (([.$B$2]/POWER([.$E$2];2)) * (COS([.$E$2]*[.B233] + [.$G$2]) - COS([.$G$2])))" office:value-type="float" office:value="33.8549495072275" calcext:value-type="float">
            <text:p>33.8549495072</text:p>
          </table:table-cell>
          <table:table-cell table:formula="of:=SQRT(POWER([.H233];2)+POWER([.I233];2))" office:value-type="float" office:value="35.2540368619196" calcext:value-type="float">
            <text:p>35.254036861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B234]*[.$D$2]" office:value-type="float" office:value="452" calcext:value-type="float">
            <text:p>452</text:p>
          </table:table-cell>
          <table:table-cell table:formula="of:=[.D233]+SIN(RADIANS([.$C234]))*MIN(([.$A$2]+([.B234]*[.$B$2]));[.$C$2])" office:value-type="float" office:value="11.8246105925787" calcext:value-type="float">
            <text:p>11.8246105926</text:p>
          </table:table-cell>
          <table:table-cell table:formula="of:=[.E233]+COS(RADIANS([.$C234]))*MIN(([.$A$2]+([.B234]*[.$B$2]));[.$C$2])" office:value-type="float" office:value="33.9042586201964" calcext:value-type="float">
            <text:p>33.9042586202</text:p>
          </table:table-cell>
          <table:table-cell table:formula="of:=SQRT(([.D234]*[.D234])+([.E234]*[.E234]))" office:value-type="float" office:value="35.9071047043797" calcext:value-type="float">
            <text:p>35.9071047044</text:p>
          </table:table-cell>
          <table:table-cell/>
          <table:table-cell table:formula="of:=(([.$A$2]/[.$E$2])*((0-COS([.$E$2]*[.B234] + [.$G$2])) - (0-COS([.$G$2])))) + (([.$B$2]*[.B234]/[.$E$2])*(0-COS([.$E$2]*[.B234] + [.$G$2]))) + (([.$B$2]/POWER([.$E$2];2)) * (SIN([.$E$2]*[.B234] + [.$G$2]) - SIN([.$G$2])))" office:value-type="float" office:value="11.1603125498204" calcext:value-type="float">
            <text:p>11.1603125498</text:p>
          </table:table-cell>
          <table:table-cell table:formula="of:=(([.$A$2]/[.$E$2])*(   SIN([.$E$2]*[.B234] + [.$G$2])  -    SIN([.$G$2])))  + (([.$B$2]*[.B234]/[.$E$2])*   SIN([.$E$2]*[.B234] + [.$G$2]))  + (([.$B$2]/POWER([.$E$2];2)) * (COS([.$E$2]*[.B234] + [.$G$2]) - COS([.$G$2])))" office:value-type="float" office:value="33.8317681948976" calcext:value-type="float">
            <text:p>33.8317681949</text:p>
          </table:table-cell>
          <table:table-cell table:formula="of:=SQRT(POWER([.H234];2)+POWER([.I234];2))" office:value-type="float" office:value="35.625006882848" calcext:value-type="float">
            <text:p>35.6250068828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B235]*[.$D$2]" office:value-type="float" office:value="454" calcext:value-type="float">
            <text:p>454</text:p>
          </table:table-cell>
          <table:table-cell table:formula="of:=[.D234]+SIN(RADIANS([.$C235]))*MIN(([.$A$2]+([.B235]*[.$B$2]));[.$C$2])" office:value-type="float" office:value="13.1563585996756" calcext:value-type="float">
            <text:p>13.1563585997</text:p>
          </table:table-cell>
          <table:table-cell table:formula="of:=[.E234]+COS(RADIANS([.$C235]))*MIN(([.$A$2]+([.B235]*[.$B$2]));[.$C$2])" office:value-type="float" office:value="33.811133727748" calcext:value-type="float">
            <text:p>33.8111337277</text:p>
          </table:table-cell>
          <table:table-cell table:formula="of:=SQRT(([.D235]*[.D235])+([.E235]*[.E235]))" office:value-type="float" office:value="36.280608257841" calcext:value-type="float">
            <text:p>36.2806082578</text:p>
          </table:table-cell>
          <table:table-cell/>
          <table:table-cell table:formula="of:=(([.$A$2]/[.$E$2])*((0-COS([.$E$2]*[.B235] + [.$G$2])) - (0-COS([.$G$2])))) + (([.$B$2]*[.B235]/[.$E$2])*(0-COS([.$E$2]*[.B235] + [.$G$2]))) + (([.$B$2]/POWER([.$E$2];2)) * (SIN([.$E$2]*[.B235] + [.$G$2]) - SIN([.$G$2])))" office:value-type="float" office:value="12.4909180934233" calcext:value-type="float">
            <text:p>12.4909180934</text:p>
          </table:table-cell>
          <table:table-cell table:formula="of:=(([.$A$2]/[.$E$2])*(   SIN([.$E$2]*[.B235] + [.$G$2])  -    SIN([.$G$2])))  + (([.$B$2]*[.B235]/[.$E$2])*   SIN([.$E$2]*[.B235] + [.$G$2]))  + (([.$B$2]/POWER([.$E$2];2)) * (COS([.$E$2]*[.B235] + [.$G$2]) - COS([.$G$2])))" office:value-type="float" office:value="33.762019672269" calcext:value-type="float">
            <text:p>33.7620196723</text:p>
          </table:table-cell>
          <table:table-cell table:formula="of:=SQRT(POWER([.H235];2)+POWER([.I235];2))" office:value-type="float" office:value="35.9985695155695" calcext:value-type="float">
            <text:p>35.998569515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B236]*[.$D$2]" office:value-type="float" office:value="456" calcext:value-type="float">
            <text:p>456</text:p>
          </table:table-cell>
          <table:table-cell table:formula="of:=[.D235]+SIN(RADIANS([.$C236]))*MIN(([.$A$2]+([.B236]*[.$B$2]));[.$C$2])" office:value-type="float" office:value="14.489017939469" calcext:value-type="float">
            <text:p>14.4890179395</text:p>
          </table:table-cell>
          <table:table-cell table:formula="of:=[.E235]+COS(RADIANS([.$C236]))*MIN(([.$A$2]+([.B236]*[.$B$2]));[.$C$2])" office:value-type="float" office:value="33.6710655869694" calcext:value-type="float">
            <text:p>33.671065587</text:p>
          </table:table-cell>
          <table:table-cell table:formula="of:=SQRT(([.D236]*[.D236])+([.E236]*[.E236]))" office:value-type="float" office:value="36.6561358930841" calcext:value-type="float">
            <text:p>36.6561358931</text:p>
          </table:table-cell>
          <table:table-cell/>
          <table:table-cell table:formula="of:=(([.$A$2]/[.$E$2])*((0-COS([.$E$2]*[.B236] + [.$G$2])) - (0-COS([.$G$2])))) + (([.$B$2]*[.B236]/[.$E$2])*(0-COS([.$E$2]*[.B236] + [.$G$2]))) + (([.$B$2]/POWER([.$E$2];2)) * (SIN([.$E$2]*[.B236] + [.$G$2]) - SIN([.$G$2])))" office:value-type="float" office:value="13.8232596003578" calcext:value-type="float">
            <text:p>13.8232596004</text:p>
          </table:table-cell>
          <table:table-cell table:formula="of:=(([.$A$2]/[.$E$2])*(   SIN([.$E$2]*[.B236] + [.$G$2])  -    SIN([.$G$2])))  + (([.$B$2]*[.B236]/[.$E$2])*   SIN([.$E$2]*[.B236] + [.$G$2]))  + (([.$B$2]/POWER([.$E$2];2)) * (COS([.$E$2]*[.B236] + [.$G$2]) - COS([.$G$2])))" office:value-type="float" office:value="33.6454404181847" calcext:value-type="float">
            <text:p>33.6454404182</text:p>
          </table:table-cell>
          <table:table-cell table:formula="of:=SQRT(POWER([.H236];2)+POWER([.I236];2))" office:value-type="float" office:value="36.3744163789951" calcext:value-type="float">
            <text:p>36.37441637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37]*[.$D$2]" office:value-type="float" office:value="458" calcext:value-type="float">
            <text:p>458</text:p>
          </table:table-cell>
          <table:table-cell table:formula="of:=[.D236]+SIN(RADIANS([.$C237]))*MIN(([.$A$2]+([.B237]*[.$B$2]));[.$C$2])" office:value-type="float" office:value="15.8209284919265" calcext:value-type="float">
            <text:p>15.8209284919</text:p>
          </table:table-cell>
          <table:table-cell table:formula="of:=[.E236]+COS(RADIANS([.$C237]))*MIN(([.$A$2]+([.B237]*[.$B$2]));[.$C$2])" office:value-type="float" office:value="33.4838777661781" calcext:value-type="float">
            <text:p>33.4838777662</text:p>
          </table:table-cell>
          <table:table-cell table:formula="of:=SQRT(([.D237]*[.D237])+([.E237]*[.E237]))" office:value-type="float" office:value="37.0333882949833" calcext:value-type="float">
            <text:p>37.033388295</text:p>
          </table:table-cell>
          <table:table-cell/>
          <table:table-cell table:formula="of:=(([.$A$2]/[.$E$2])*((0-COS([.$E$2]*[.B237] + [.$G$2])) - (0-COS([.$G$2])))) + (([.$B$2]*[.B237]/[.$E$2])*(0-COS([.$E$2]*[.B237] + [.$G$2]))) + (([.$B$2]/POWER([.$E$2];2)) * (SIN([.$E$2]*[.B237] + [.$G$2]) - SIN([.$G$2])))" office:value-type="float" office:value="15.1556834023578" calcext:value-type="float">
            <text:p>15.1556834024</text:p>
          </table:table-cell>
          <table:table-cell table:formula="of:=(([.$A$2]/[.$E$2])*(   SIN([.$E$2]*[.B237] + [.$G$2])  -    SIN([.$G$2])))  + (([.$B$2]*[.B237]/[.$E$2])*   SIN([.$E$2]*[.B237] + [.$G$2]))  + (([.$B$2]/POWER([.$E$2];2)) * (COS([.$E$2]*[.B237] + [.$G$2]) - COS([.$G$2])))" office:value-type="float" office:value="33.4818248172231" calcext:value-type="float">
            <text:p>33.4818248172</text:p>
          </table:table-cell>
          <table:table-cell table:formula="of:=SQRT(POWER([.H237];2)+POWER([.I237];2))" office:value-type="float" office:value="36.7522425504039" calcext:value-type="float">
            <text:p>36.752242550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38]*[.$D$2]" office:value-type="float" office:value="460" calcext:value-type="float">
            <text:p>460</text:p>
          </table:table-cell>
          <table:table-cell table:formula="of:=[.D237]+SIN(RADIANS([.$C238]))*MIN(([.$A$2]+([.B238]*[.$B$2]));[.$C$2])" office:value-type="float" office:value="17.1504189584929" calcext:value-type="float">
            <text:p>17.1504189585</text:p>
          </table:table-cell>
          <table:table-cell table:formula="of:=[.E237]+COS(RADIANS([.$C238]))*MIN(([.$A$2]+([.B238]*[.$B$2]));[.$C$2])" office:value-type="float" office:value="33.2494527263277" calcext:value-type="float">
            <text:p>33.2494527263</text:p>
          </table:table-cell>
          <table:table-cell table:formula="of:=SQRT(([.D238]*[.D238])+([.E238]*[.E238]))" office:value-type="float" office:value="37.4120699380846" calcext:value-type="float">
            <text:p>37.4120699381</text:p>
          </table:table-cell>
          <table:table-cell/>
          <table:table-cell table:formula="of:=(([.$A$2]/[.$E$2])*((0-COS([.$E$2]*[.B238] + [.$G$2])) - (0-COS([.$G$2])))) + (([.$B$2]*[.B238]/[.$E$2])*(0-COS([.$E$2]*[.B238] + [.$G$2]))) + (([.$B$2]/POWER([.$E$2];2)) * (SIN([.$E$2]*[.B238] + [.$G$2]) - SIN([.$G$2])))" office:value-type="float" office:value="16.4865236166365" calcext:value-type="float">
            <text:p>16.4865236166</text:p>
          </table:table-cell>
          <table:table-cell table:formula="of:=(([.$A$2]/[.$E$2])*(   SIN([.$E$2]*[.B238] + [.$G$2])  -    SIN([.$G$2])))  + (([.$B$2]*[.B238]/[.$E$2])*   SIN([.$E$2]*[.B238] + [.$G$2]))  + (([.$B$2]/POWER([.$E$2];2)) * (COS([.$E$2]*[.B238] + [.$G$2]) - COS([.$G$2])))" office:value-type="float" office:value="33.2710258337654" calcext:value-type="float">
            <text:p>33.2710258338</text:p>
          </table:table-cell>
          <table:table-cell table:formula="of:=SQRT(POWER([.H238];2)+POWER([.I238];2))" office:value-type="float" office:value="37.131746807725" calcext:value-type="float">
            <text:p>37.1317468077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39]*[.$D$2]" office:value-type="float" office:value="462" calcext:value-type="float">
            <text:p>462</text:p>
          </table:table-cell>
          <table:table-cell table:formula="of:=[.D238]+SIN(RADIANS([.$C239]))*MIN(([.$A$2]+([.B239]*[.$B$2]));[.$C$2])" office:value-type="float" office:value="18.4758089574872" calcext:value-type="float">
            <text:p>18.4758089575</text:p>
          </table:table-cell>
          <table:table-cell table:formula="of:=[.E238]+COS(RADIANS([.$C239]))*MIN(([.$A$2]+([.B239]*[.$B$2]));[.$C$2])" office:value-type="float" office:value="32.9677323852697" calcext:value-type="float">
            <text:p>32.9677323853</text:p>
          </table:table-cell>
          <table:table-cell table:formula="of:=SQRT(([.D239]*[.D239])+([.E239]*[.E239]))" office:value-type="float" office:value="37.79188927879" calcext:value-type="float">
            <text:p>37.7918892788</text:p>
          </table:table-cell>
          <table:table-cell/>
          <table:table-cell table:formula="of:=(([.$A$2]/[.$E$2])*((0-COS([.$E$2]*[.B239] + [.$G$2])) - (0-COS([.$G$2])))) + (([.$B$2]*[.B239]/[.$E$2])*(0-COS([.$E$2]*[.B239] + [.$G$2]))) + (([.$B$2]/POWER([.$E$2];2)) * (SIN([.$E$2]*[.B239] + [.$G$2]) - SIN([.$G$2])))" office:value-type="float" office:value="17.8141042273238" calcext:value-type="float">
            <text:p>17.8141042273</text:p>
          </table:table-cell>
          <table:table-cell table:formula="of:=(([.$A$2]/[.$E$2])*(   SIN([.$E$2]*[.B239] + [.$G$2])  -    SIN([.$G$2])))  + (([.$B$2]*[.B239]/[.$E$2])*   SIN([.$E$2]*[.B239] + [.$G$2]))  + (([.$B$2]/POWER([.$E$2];2)) * (COS([.$E$2]*[.B239] + [.$G$2]) - COS([.$G$2])))" office:value-type="float" office:value="33.0129556131418" calcext:value-type="float">
            <text:p>33.0129556131</text:p>
          </table:table-cell>
          <table:table-cell table:formula="of:=SQRT(POWER([.H239];2)+POWER([.I239];2))" office:value-type="float" office:value="37.5126318423171" calcext:value-type="float">
            <text:p>37.5126318423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240]*[.$D$2]" office:value-type="float" office:value="464" calcext:value-type="float">
            <text:p>464</text:p>
          </table:table-cell>
          <table:table-cell table:formula="of:=[.D239]+SIN(RADIANS([.$C240]))*MIN(([.$A$2]+([.B240]*[.$B$2]));[.$C$2])" office:value-type="float" office:value="19.7954111452226" calcext:value-type="float">
            <text:p>19.7954111452</text:p>
          </table:table-cell>
          <table:table-cell table:formula="of:=[.E239]+COS(RADIANS([.$C240]))*MIN(([.$A$2]+([.B240]*[.$B$2]));[.$C$2])" office:value-type="float" office:value="32.6387186072541" calcext:value-type="float">
            <text:p>32.6387186073</text:p>
          </table:table-cell>
          <table:table-cell table:formula="of:=SQRT(([.D240]*[.D240])+([.E240]*[.E240]))" office:value-type="float" office:value="38.1725589230264" calcext:value-type="float">
            <text:p>38.172558923</text:p>
          </table:table-cell>
          <table:table-cell/>
          <table:table-cell table:formula="of:=(([.$A$2]/[.$E$2])*((0-COS([.$E$2]*[.B240] + [.$G$2])) - (0-COS([.$G$2])))) + (([.$B$2]*[.B240]/[.$E$2])*(0-COS([.$E$2]*[.B240] + [.$G$2]))) + (([.$B$2]/POWER([.$E$2];2)) * (SIN([.$E$2]*[.B240] + [.$G$2]) - SIN([.$G$2])))" office:value-type="float" office:value="19.1367411939453" calcext:value-type="float">
            <text:p>19.1367411939</text:p>
          </table:table-cell>
          <table:table-cell table:formula="of:=(([.$A$2]/[.$E$2])*(   SIN([.$E$2]*[.B240] + [.$G$2])  -    SIN([.$G$2])))  + (([.$B$2]*[.B240]/[.$E$2])*   SIN([.$E$2]*[.B240] + [.$G$2]))  + (([.$B$2]/POWER([.$E$2];2)) * (COS([.$E$2]*[.B240] + [.$G$2]) - COS([.$G$2])))" office:value-type="float" office:value="32.7075860086096" calcext:value-type="float">
            <text:p>32.7075860086</text:p>
          </table:table-cell>
          <table:table-cell table:formula="of:=SQRT(POWER([.H240];2)+POWER([.I240];2))" office:value-type="float" office:value="37.8946044448895" calcext:value-type="float">
            <text:p>37.8946044449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B241]*[.$D$2]" office:value-type="float" office:value="466" calcext:value-type="float">
            <text:p>466</text:p>
          </table:table-cell>
          <table:table-cell table:formula="of:=[.D240]+SIN(RADIANS([.$C241]))*MIN(([.$A$2]+([.B241]*[.$B$2]));[.$C$2])" office:value-type="float" office:value="21.1075333601784" calcext:value-type="float">
            <text:p>21.1075333602</text:p>
          </table:table-cell>
          <table:table-cell table:formula="of:=[.E240]+COS(RADIANS([.$C241]))*MIN(([.$A$2]+([.B241]*[.$B$2]));[.$C$2])" office:value-type="float" office:value="32.2624736165639" calcext:value-type="float">
            <text:p>32.2624736166</text:p>
          </table:table-cell>
          <table:table-cell table:formula="of:=SQRT(([.D241]*[.D241])+([.E241]*[.E241]))" office:value-type="float" office:value="38.5537957717593" calcext:value-type="float">
            <text:p>38.5537957718</text:p>
          </table:table-cell>
          <table:table-cell/>
          <table:table-cell table:formula="of:=(([.$A$2]/[.$E$2])*((0-COS([.$E$2]*[.B241] + [.$G$2])) - (0-COS([.$G$2])))) + (([.$B$2]*[.B241]/[.$E$2])*(0-COS([.$E$2]*[.B241] + [.$G$2]))) + (([.$B$2]/POWER([.$E$2];2)) * (SIN([.$E$2]*[.B241] + [.$G$2]) - SIN([.$G$2])))" office:value-type="float" office:value="20.4527445842938" calcext:value-type="float">
            <text:p>20.4527445843</text:p>
          </table:table-cell>
          <table:table-cell table:formula="of:=(([.$A$2]/[.$E$2])*(   SIN([.$E$2]*[.B241] + [.$G$2])  -    SIN([.$G$2])))  + (([.$B$2]*[.B241]/[.$E$2])*   SIN([.$E$2]*[.B241] + [.$G$2]))  + (([.$B$2]/POWER([.$E$2];2)) * (COS([.$E$2]*[.B241] + [.$G$2]) - COS([.$G$2])))" office:value-type="float" office:value="32.3549490330086" calcext:value-type="float">
            <text:p>32.354949033</text:p>
          </table:table-cell>
          <table:table-cell table:formula="of:=SQRT(POWER([.H241];2)+POWER([.I241];2))" office:value-type="float" office:value="38.2773756670823" calcext:value-type="float">
            <text:p>38.277375667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B242]*[.$D$2]" office:value-type="float" office:value="468" calcext:value-type="float">
            <text:p>468</text:p>
          </table:table-cell>
          <table:table-cell table:formula="of:=[.D241]+SIN(RADIANS([.$C242]))*MIN(([.$A$2]+([.B242]*[.$B$2]));[.$C$2])" office:value-type="float" office:value="22.4104807875028" calcext:value-type="float">
            <text:p>22.4104807875</text:p>
          </table:table-cell>
          <table:table-cell table:formula="of:=[.E241]+COS(RADIANS([.$C242]))*MIN(([.$A$2]+([.B242]*[.$B$2]));[.$C$2])" office:value-type="float" office:value="31.8391203342702" calcext:value-type="float">
            <text:p>31.8391203343</text:p>
          </table:table-cell>
          <table:table-cell table:formula="of:=SQRT(([.D242]*[.D242])+([.E242]*[.E242]))" office:value-type="float" office:value="38.9353211465781" calcext:value-type="float">
            <text:p>38.9353211466</text:p>
          </table:table-cell>
          <table:table-cell/>
          <table:table-cell table:formula="of:=(([.$A$2]/[.$E$2])*((0-COS([.$E$2]*[.B242] + [.$G$2])) - (0-COS([.$G$2])))) + (([.$B$2]*[.B242]/[.$E$2])*(0-COS([.$E$2]*[.B242] + [.$G$2]))) + (([.$B$2]/POWER([.$E$2];2)) * (SIN([.$E$2]*[.B242] + [.$G$2]) - SIN([.$G$2])))" office:value-type="float" office:value="21.7604207289946" calcext:value-type="float">
            <text:p>21.760420729</text:p>
          </table:table-cell>
          <table:table-cell table:formula="of:=(([.$A$2]/[.$E$2])*(   SIN([.$E$2]*[.B242] + [.$G$2])  -    SIN([.$G$2])))  + (([.$B$2]*[.B242]/[.$E$2])*   SIN([.$E$2]*[.B242] + [.$G$2]))  + (([.$B$2]/POWER([.$E$2];2)) * (COS([.$E$2]*[.B242] + [.$G$2]) - COS([.$G$2])))" office:value-type="float" office:value="31.9551372340364" calcext:value-type="float">
            <text:p>31.955137234</text:p>
          </table:table-cell>
          <table:table-cell table:formula="of:=SQRT(POWER([.H242];2)+POWER([.I242];2))" office:value-type="float" office:value="38.6606609610979" calcext:value-type="float">
            <text:p>38.660660961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B243]*[.$D$2]" office:value-type="float" office:value="470" calcext:value-type="float">
            <text:p>470</text:p>
          </table:table-cell>
          <table:table-cell table:formula="of:=[.D242]+SIN(RADIANS([.$C243]))*MIN(([.$A$2]+([.B243]*[.$B$2]));[.$C$2])" office:value-type="float" office:value="23.7025581410834" calcext:value-type="float">
            <text:p>23.7025581411</text:p>
          </table:table-cell>
          <table:table-cell table:formula="of:=[.E242]+COS(RADIANS([.$C243]))*MIN(([.$A$2]+([.B243]*[.$B$2]));[.$C$2])" office:value-type="float" office:value="31.3688426371975" calcext:value-type="float">
            <text:p>31.3688426372</text:p>
          </table:table-cell>
          <table:table-cell table:formula="of:=SQRT(([.D243]*[.D243])+([.E243]*[.E243]))" office:value-type="float" office:value="39.3168608974406" calcext:value-type="float">
            <text:p>39.3168608974</text:p>
          </table:table-cell>
          <table:table-cell/>
          <table:table-cell table:formula="of:=(([.$A$2]/[.$E$2])*((0-COS([.$E$2]*[.B243] + [.$G$2])) - (0-COS([.$G$2])))) + (([.$B$2]*[.B243]/[.$E$2])*(0-COS([.$E$2]*[.B243] + [.$G$2]))) + (([.$B$2]/POWER([.$E$2];2)) * (SIN([.$E$2]*[.B243] + [.$G$2]) - SIN([.$G$2])))" office:value-type="float" office:value="23.0580743950241" calcext:value-type="float">
            <text:p>23.058074395</text:p>
          </table:table-cell>
          <table:table-cell table:formula="of:=(([.$A$2]/[.$E$2])*(   SIN([.$E$2]*[.B243] + [.$G$2])  -    SIN([.$G$2])))  + (([.$B$2]*[.B243]/[.$E$2])*   SIN([.$E$2]*[.B243] + [.$G$2]))  + (([.$B$2]/POWER([.$E$2];2)) * (COS([.$E$2]*[.B243] + [.$G$2]) - COS([.$G$2])))" office:value-type="float" office:value="31.5083039921809" calcext:value-type="float">
            <text:p>31.5083039922</text:p>
          </table:table-cell>
          <table:table-cell table:formula="of:=SQRT(POWER([.H243];2)+POWER([.I243];2))" office:value-type="float" office:value="39.0441802996317" calcext:value-type="float">
            <text:p>39.044180299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B244]*[.$D$2]" office:value-type="float" office:value="472" calcext:value-type="float">
            <text:p>472</text:p>
          </table:table-cell>
          <table:table-cell table:formula="of:=[.D243]+SIN(RADIANS([.$C244]))*MIN(([.$A$2]+([.B244]*[.$B$2]));[.$C$2])" office:value-type="float" office:value="24.9820718603855" calcext:value-type="float">
            <text:p>24.9820718604</text:p>
          </table:table-cell>
          <table:table-cell table:formula="of:=[.E243]+COS(RADIANS([.$C244]))*MIN(([.$A$2]+([.B244]*[.$B$2]));[.$C$2])" office:value-type="float" office:value="30.8518855382835" calcext:value-type="float">
            <text:p>30.8518855383</text:p>
          </table:table-cell>
          <table:table-cell table:formula="of:=SQRT(([.D244]*[.D244])+([.E244]*[.E244]))" office:value-type="float" office:value="39.6981454945293" calcext:value-type="float">
            <text:p>39.6981454945</text:p>
          </table:table-cell>
          <table:table-cell/>
          <table:table-cell table:formula="of:=(([.$A$2]/[.$E$2])*((0-COS([.$E$2]*[.B244] + [.$G$2])) - (0-COS([.$G$2])))) + (([.$B$2]*[.B244]/[.$E$2])*(0-COS([.$E$2]*[.B244] + [.$G$2]))) + (([.$B$2]/POWER([.$E$2];2)) * (SIN([.$E$2]*[.B244] + [.$G$2]) - SIN([.$G$2])))" office:value-type="float" office:value="24.3440109753999" calcext:value-type="float">
            <text:p>24.3440109754</text:p>
          </table:table-cell>
          <table:table-cell table:formula="of:=(([.$A$2]/[.$E$2])*(   SIN([.$E$2]*[.B244] + [.$G$2])  -    SIN([.$G$2])))  + (([.$B$2]*[.B244]/[.$E$2])*   SIN([.$E$2]*[.B244] + [.$G$2]))  + (([.$B$2]/POWER([.$E$2];2)) * (COS([.$E$2]*[.B244] + [.$G$2]) - COS([.$G$2])))" office:value-type="float" office:value="31.0146637404465" calcext:value-type="float">
            <text:p>31.0146637404</text:p>
          </table:table-cell>
          <table:table-cell table:formula="of:=SQRT(POWER([.H244];2)+POWER([.I244];2))" office:value-type="float" office:value="39.4276582782107" calcext:value-type="float">
            <text:p>39.427658278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245]*[.$D$2]" office:value-type="float" office:value="474" calcext:value-type="float">
            <text:p>474</text:p>
          </table:table-cell>
          <table:table-cell table:formula="of:=[.D244]+SIN(RADIANS([.$C245]))*MIN(([.$A$2]+([.B245]*[.$B$2]));[.$C$2])" office:value-type="float" office:value="26.2473323192206" calcext:value-type="float">
            <text:p>26.2473323192</text:p>
          </table:table-cell>
          <table:table-cell table:formula="of:=[.E244]+COS(RADIANS([.$C245]))*MIN(([.$A$2]+([.B245]*[.$B$2]));[.$C$2])" office:value-type="float" office:value="30.2885552876235" calcext:value-type="float">
            <text:p>30.2885552876</text:p>
          </table:table-cell>
          <table:table-cell table:formula="of:=SQRT(([.D245]*[.D245])+([.E245]*[.E245]))" office:value-type="float" office:value="40.0789101060274" calcext:value-type="float">
            <text:p>40.078910106</text:p>
          </table:table-cell>
          <table:table-cell/>
          <table:table-cell table:formula="of:=(([.$A$2]/[.$E$2])*((0-COS([.$E$2]*[.B245] + [.$G$2])) - (0-COS([.$G$2])))) + (([.$B$2]*[.B245]/[.$E$2])*(0-COS([.$E$2]*[.B245] + [.$G$2]))) + (([.$B$2]/POWER([.$E$2];2)) * (SIN([.$E$2]*[.B245] + [.$G$2]) - SIN([.$G$2])))" office:value-type="float" office:value="25.6165386922206" calcext:value-type="float">
            <text:p>25.6165386922</text:p>
          </table:table-cell>
          <table:table-cell table:formula="of:=(([.$A$2]/[.$E$2])*(   SIN([.$E$2]*[.B245] + [.$G$2])  -    SIN([.$G$2])))  + (([.$B$2]*[.B245]/[.$E$2])*   SIN([.$E$2]*[.B245] + [.$G$2]))  + (([.$B$2]/POWER([.$E$2];2)) * (COS([.$E$2]*[.B245] + [.$G$2]) - COS([.$G$2])))" office:value-type="float" office:value="30.4744921051117" calcext:value-type="float">
            <text:p>30.4744921051</text:p>
          </table:table-cell>
          <table:table-cell table:formula="of:=SQRT(POWER([.H245];2)+POWER([.I245];2))" office:value-type="float" office:value="39.8108242018995" calcext:value-type="float">
            <text:p>39.810824201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B246]*[.$D$2]" office:value-type="float" office:value="476" calcext:value-type="float">
            <text:p>476</text:p>
          </table:table-cell>
          <table:table-cell table:formula="of:=[.D245]+SIN(RADIANS([.$C246]))*MIN(([.$A$2]+([.B246]*[.$B$2]));[.$C$2])" office:value-type="float" office:value="27.4966560435764" calcext:value-type="float">
            <text:p>27.4966560436</text:p>
          </table:table-cell>
          <table:table-cell table:formula="of:=[.E245]+COS(RADIANS([.$C246]))*MIN(([.$A$2]+([.B246]*[.$B$2]));[.$C$2])" office:value-type="float" office:value="29.6792193935867" calcext:value-type="float">
            <text:p>29.6792193936</text:p>
          </table:table-cell>
          <table:table-cell table:formula="of:=SQRT(([.D246]*[.D246])+([.E246]*[.E246]))" office:value-type="float" office:value="40.4588946634902" calcext:value-type="float">
            <text:p>40.4588946635</text:p>
          </table:table-cell>
          <table:table-cell/>
          <table:table-cell table:formula="of:=(([.$A$2]/[.$E$2])*((0-COS([.$E$2]*[.B246] + [.$G$2])) - (0-COS([.$G$2])))) + (([.$B$2]*[.B246]/[.$E$2])*(0-COS([.$E$2]*[.B246] + [.$G$2]))) + (([.$B$2]/POWER([.$E$2];2)) * (SIN([.$E$2]*[.B246] + [.$G$2]) - SIN([.$G$2])))" office:value-type="float" office:value="26.8739708102071" calcext:value-type="float">
            <text:p>26.8739708102</text:p>
          </table:table-cell>
          <table:table-cell table:formula="of:=(([.$A$2]/[.$E$2])*(   SIN([.$E$2]*[.B246] + [.$G$2])  -    SIN([.$G$2])))  + (([.$B$2]*[.B246]/[.$E$2])*   SIN([.$E$2]*[.B246] + [.$G$2]))  + (([.$B$2]/POWER([.$E$2];2)) * (COS([.$E$2]*[.B246] + [.$G$2]) - COS([.$G$2])))" office:value-type="float" office:value="29.8881259668555" calcext:value-type="float">
            <text:p>29.8881259669</text:p>
          </table:table-cell>
          <table:table-cell table:formula="of:=SQRT(POWER([.H246];2)+POWER([.I246];2))" office:value-type="float" office:value="40.1934121581944" calcext:value-type="float">
            <text:p>40.1934121582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247]*[.$D$2]" office:value-type="float" office:value="478" calcext:value-type="float">
            <text:p>478</text:p>
          </table:table-cell>
          <table:table-cell table:formula="of:=[.D246]+SIN(RADIANS([.$C247]))*MIN(([.$A$2]+([.B247]*[.$B$2]));[.$C$2])" office:value-type="float" office:value="28.7283679356146" calcext:value-type="float">
            <text:p>28.7283679356</text:p>
          </table:table-cell>
          <table:table-cell table:formula="of:=[.E246]+COS(RADIANS([.$C247]))*MIN(([.$A$2]+([.B247]*[.$B$2]));[.$C$2])" office:value-type="float" office:value="29.0243065635004" calcext:value-type="float">
            <text:p>29.0243065635</text:p>
          </table:table-cell>
          <table:table-cell table:formula="of:=SQRT(([.D247]*[.D247])+([.E247]*[.E247]))" office:value-type="float" office:value="40.8378439163492" calcext:value-type="float">
            <text:p>40.8378439163</text:p>
          </table:table-cell>
          <table:table-cell/>
          <table:table-cell table:formula="of:=(([.$A$2]/[.$E$2])*((0-COS([.$E$2]*[.B247] + [.$G$2])) - (0-COS([.$G$2])))) + (([.$B$2]*[.B247]/[.$E$2])*(0-COS([.$E$2]*[.B247] + [.$G$2]))) + (([.$B$2]/POWER([.$E$2];2)) * (SIN([.$E$2]*[.B247] + [.$G$2]) - SIN([.$G$2])))" office:value-type="float" office:value="28.1146278578577" calcext:value-type="float">
            <text:p>28.1146278579</text:p>
          </table:table-cell>
          <table:table-cell table:formula="of:=(([.$A$2]/[.$E$2])*(   SIN([.$E$2]*[.B247] + [.$G$2])  -    SIN([.$G$2])))  + (([.$B$2]*[.B247]/[.$E$2])*   SIN([.$E$2]*[.B247] + [.$G$2]))  + (([.$B$2]/POWER([.$E$2];2)) * (COS([.$E$2]*[.B247] + [.$G$2]) - COS([.$G$2])))" office:value-type="float" office:value="29.2559634416965" calcext:value-type="float">
            <text:p>29.2559634417</text:p>
          </table:table-cell>
          <table:table-cell table:formula="of:=SQRT(POWER([.H247];2)+POWER([.I247];2))" office:value-type="float" office:value="40.575161077779" calcext:value-type="float">
            <text:p>40.575161077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248]*[.$D$2]" office:value-type="float" office:value="480" calcext:value-type="float">
            <text:p>480</text:p>
          </table:table-cell>
          <table:table-cell table:formula="of:=[.D247]+SIN(RADIANS([.$C248]))*MIN(([.$A$2]+([.B248]*[.$B$2]));[.$C$2])" office:value-type="float" office:value="29.9408035009128" calcext:value-type="float">
            <text:p>29.9408035009</text:p>
          </table:table-cell>
          <table:table-cell table:formula="of:=[.E247]+COS(RADIANS([.$C248]))*MIN(([.$A$2]+([.B248]*[.$B$2]));[.$C$2])" office:value-type="float" office:value="28.3243065635004" calcext:value-type="float">
            <text:p>28.3243065635</text:p>
          </table:table-cell>
          <table:table-cell table:formula="of:=SQRT(([.D248]*[.D248])+([.E248]*[.E248]))" office:value-type="float" office:value="41.2155074769609" calcext:value-type="float">
            <text:p>41.215507477</text:p>
          </table:table-cell>
          <table:table-cell/>
          <table:table-cell table:formula="of:=(([.$A$2]/[.$E$2])*((0-COS([.$E$2]*[.B248] + [.$G$2])) - (0-COS([.$G$2])))) + (([.$B$2]*[.B248]/[.$E$2])*(0-COS([.$E$2]*[.B248] + [.$G$2]))) + (([.$B$2]/POWER([.$E$2];2)) * (SIN([.$E$2]*[.B248] + [.$G$2]) - SIN([.$G$2])))" office:value-type="float" office:value="29.3368398533129" calcext:value-type="float">
            <text:p>29.3368398533</text:p>
          </table:table-cell>
          <table:table-cell table:formula="of:=(([.$A$2]/[.$E$2])*(   SIN([.$E$2]*[.B248] + [.$G$2])  -    SIN([.$G$2])))  + (([.$B$2]*[.B248]/[.$E$2])*   SIN([.$E$2]*[.B248] + [.$G$2]))  + (([.$B$2]/POWER([.$E$2];2)) * (COS([.$E$2]*[.B248] + [.$G$2]) - COS([.$G$2])))" office:value-type="float" office:value="28.5784637812886" calcext:value-type="float">
            <text:p>28.5784637813</text:p>
          </table:table-cell>
          <table:table-cell table:formula="of:=SQRT(POWER([.H248];2)+POWER([.I248];2))" office:value-type="float" office:value="40.9558147846841" calcext:value-type="float">
            <text:p>40.9558147847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B249]*[.$D$2]" office:value-type="float" office:value="482" calcext:value-type="float">
            <text:p>482</text:p>
          </table:table-cell>
          <table:table-cell table:formula="of:=[.D248]+SIN(RADIANS([.$C249]))*MIN(([.$A$2]+([.B249]*[.$B$2]));[.$C$2])" office:value-type="float" office:value="31.1323110760126" calcext:value-type="float">
            <text:p>31.132311076</text:p>
          </table:table-cell>
          <table:table-cell table:formula="of:=[.E248]+COS(RADIANS([.$C249]))*MIN(([.$A$2]+([.B249]*[.$B$2]));[.$C$2])" office:value-type="float" office:value="27.5797699972527" calcext:value-type="float">
            <text:p>27.5797699973</text:p>
          </table:table-cell>
          <table:table-cell table:formula="of:=SQRT(([.D249]*[.D249])+([.E249]*[.E249]))" office:value-type="float" office:value="41.5916398574879" calcext:value-type="float">
            <text:p>41.5916398575</text:p>
          </table:table-cell>
          <table:table-cell/>
          <table:table-cell table:formula="of:=(([.$A$2]/[.$E$2])*((0-COS([.$E$2]*[.B249] + [.$G$2])) - (0-COS([.$G$2])))) + (([.$B$2]*[.B249]/[.$E$2])*(0-COS([.$E$2]*[.B249] + [.$G$2]))) + (([.$B$2]/POWER([.$E$2];2)) * (SIN([.$E$2]*[.B249] + [.$G$2]) - SIN([.$G$2])))" office:value-type="float" office:value="30.5389485319959" calcext:value-type="float">
            <text:p>30.538948532</text:p>
          </table:table-cell>
          <table:table-cell table:formula="of:=(([.$A$2]/[.$E$2])*(   SIN([.$E$2]*[.B249] + [.$G$2])  -    SIN([.$G$2])))  + (([.$B$2]*[.B249]/[.$E$2])*   SIN([.$E$2]*[.B249] + [.$G$2]))  + (([.$B$2]/POWER([.$E$2];2)) * (COS([.$E$2]*[.B249] + [.$G$2]) - COS([.$G$2])))" office:value-type="float" office:value="27.8561471922281" calcext:value-type="float">
            <text:p>27.8561471922</text:p>
          </table:table-cell>
          <table:table-cell table:formula="of:=SQRT(POWER([.H249];2)+POWER([.I249];2))" office:value-type="float" office:value="41.3351220372575" calcext:value-type="float">
            <text:p>41.3351220373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B250]*[.$D$2]" office:value-type="float" office:value="484" calcext:value-type="float">
            <text:p>484</text:p>
          </table:table-cell>
          <table:table-cell table:formula="of:=[.D249]+SIN(RADIANS([.$C250]))*MIN(([.$A$2]+([.B250]*[.$B$2]));[.$C$2])" office:value-type="float" office:value="32.3012540533152" calcext:value-type="float">
            <text:p>32.3012540533</text:p>
          </table:table-cell>
          <table:table-cell table:formula="of:=[.E249]+COS(RADIANS([.$C250]))*MIN(([.$A$2]+([.B250]*[.$B$2]));[.$C$2])" office:value-type="float" office:value="26.791308003359" calcext:value-type="float">
            <text:p>26.7913080034</text:p>
          </table:table-cell>
          <table:table-cell table:formula="of:=SQRT(([.D250]*[.D250])+([.E250]*[.E250]))" office:value-type="float" office:value="41.9660004997815" calcext:value-type="float">
            <text:p>41.9660004998</text:p>
          </table:table-cell>
          <table:table-cell/>
          <table:table-cell table:formula="of:=(([.$A$2]/[.$E$2])*((0-COS([.$E$2]*[.B250] + [.$G$2])) - (0-COS([.$G$2])))) + (([.$B$2]*[.B250]/[.$E$2])*(0-COS([.$E$2]*[.B250] + [.$G$2]))) + (([.$B$2]/POWER([.$E$2];2)) * (SIN([.$E$2]*[.B250] + [.$G$2]) - SIN([.$G$2])))" office:value-type="float" office:value="31.7193095730819" calcext:value-type="float">
            <text:p>31.7193095731</text:p>
          </table:table-cell>
          <table:table-cell table:formula="of:=(([.$A$2]/[.$E$2])*(   SIN([.$E$2]*[.B250] + [.$G$2])  -    SIN([.$G$2])))  + (([.$B$2]*[.B250]/[.$E$2])*   SIN([.$E$2]*[.B250] + [.$G$2]))  + (([.$B$2]/POWER([.$E$2];2)) * (COS([.$E$2]*[.B250] + [.$G$2]) - COS([.$G$2])))" office:value-type="float" office:value="27.0895945741278" calcext:value-type="float">
            <text:p>27.0895945741</text:p>
          </table:table-cell>
          <table:table-cell table:formula="of:=SQRT(POWER([.H250];2)+POWER([.I250];2))" office:value-type="float" office:value="41.7128365612268" calcext:value-type="float">
            <text:p>41.712836561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B251]*[.$D$2]" office:value-type="float" office:value="486" calcext:value-type="float">
            <text:p>486</text:p>
          </table:table-cell>
          <table:table-cell table:formula="of:=[.D250]+SIN(RADIANS([.$C251]))*MIN(([.$A$2]+([.B251]*[.$B$2]));[.$C$2])" office:value-type="float" office:value="33.4460131003557" calcext:value-type="float">
            <text:p>33.4460131004</text:p>
          </table:table-cell>
          <table:table-cell table:formula="of:=[.E250]+COS(RADIANS([.$C251]))*MIN(([.$A$2]+([.B251]*[.$B$2]));[.$C$2])" office:value-type="float" office:value="25.9595918713651" calcext:value-type="float">
            <text:p>25.9595918714</text:p>
          </table:table-cell>
          <table:table-cell table:formula="of:=SQRT(([.D251]*[.D251])+([.E251]*[.E251]))" office:value-type="float" office:value="42.3383537993273" calcext:value-type="float">
            <text:p>42.3383537993</text:p>
          </table:table-cell>
          <table:table-cell/>
          <table:table-cell table:formula="of:=(([.$A$2]/[.$E$2])*((0-COS([.$E$2]*[.B251] + [.$G$2])) - (0-COS([.$G$2])))) + (([.$B$2]*[.B251]/[.$E$2])*(0-COS([.$E$2]*[.B251] + [.$G$2]))) + (([.$B$2]/POWER([.$E$2];2)) * (SIN([.$E$2]*[.B251] + [.$G$2]) - SIN([.$G$2])))" office:value-type="float" office:value="32.8762948218309" calcext:value-type="float">
            <text:p>32.8762948218</text:p>
          </table:table-cell>
          <table:table-cell table:formula="of:=(([.$A$2]/[.$E$2])*(   SIN([.$E$2]*[.B251] + [.$G$2])  -    SIN([.$G$2])))  + (([.$B$2]*[.B251]/[.$E$2])*   SIN([.$E$2]*[.B251] + [.$G$2]))  + (([.$B$2]/POWER([.$E$2];2)) * (COS([.$E$2]*[.B251] + [.$G$2]) - COS([.$G$2])))" office:value-type="float" office:value="26.2794471763269" calcext:value-type="float">
            <text:p>26.2794471763</text:p>
          </table:table-cell>
          <table:table-cell table:formula="of:=SQRT(POWER([.H251];2)+POWER([.I251];2))" office:value-type="float" office:value="42.0887170760205" calcext:value-type="float">
            <text:p>42.08871707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B252]*[.$D$2]" office:value-type="float" office:value="488" calcext:value-type="float">
            <text:p>488</text:p>
          </table:table-cell>
          <table:table-cell table:formula="of:=[.D251]+SIN(RADIANS([.$C252]))*MIN(([.$A$2]+([.B252]*[.$B$2]));[.$C$2])" office:value-type="float" office:value="34.5649883704773" calcext:value-type="float">
            <text:p>34.5649883705</text:p>
          </table:table-cell>
          <table:table-cell table:formula="of:=[.E251]+COS(RADIANS([.$C252]))*MIN(([.$A$2]+([.B252]*[.$B$2]));[.$C$2])" office:value-type="float" office:value="25.0853525764027" calcext:value-type="float">
            <text:p>25.0853525764</text:p>
          </table:table-cell>
          <table:table-cell table:formula="of:=SQRT(([.D252]*[.D252])+([.E252]*[.E252]))" office:value-type="float" office:value="42.7084691242108" calcext:value-type="float">
            <text:p>42.7084691242</text:p>
          </table:table-cell>
          <table:table-cell/>
          <table:table-cell table:formula="of:=(([.$A$2]/[.$E$2])*((0-COS([.$E$2]*[.B252] + [.$G$2])) - (0-COS([.$G$2])))) + (([.$B$2]*[.B252]/[.$E$2])*(0-COS([.$E$2]*[.B252] + [.$G$2]))) + (([.$B$2]/POWER([.$E$2];2)) * (SIN([.$E$2]*[.B252] + [.$G$2]) - SIN([.$G$2])))" office:value-type="float" office:value="34.0082945048104" calcext:value-type="float">
            <text:p>34.0082945048</text:p>
          </table:table-cell>
          <table:table-cell table:formula="of:=(([.$A$2]/[.$E$2])*(   SIN([.$E$2]*[.B252] + [.$G$2])  -    SIN([.$G$2])))  + (([.$B$2]*[.B252]/[.$E$2])*   SIN([.$E$2]*[.B252] + [.$G$2]))  + (([.$B$2]/POWER([.$E$2];2)) * (COS([.$E$2]*[.B252] + [.$G$2]) - COS([.$G$2])))" office:value-type="float" office:value="25.4264061732091" calcext:value-type="float">
            <text:p>25.4264061732</text:p>
          </table:table-cell>
          <table:table-cell table:formula="of:=SQRT(POWER([.H252];2)+POWER([.I252];2))" office:value-type="float" office:value="42.462527315398" calcext:value-type="float">
            <text:p>42.462527315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B253]*[.$D$2]" office:value-type="float" office:value="490" calcext:value-type="float">
            <text:p>490</text:p>
          </table:table-cell>
          <table:table-cell table:formula="of:=[.D252]+SIN(RADIANS([.$C253]))*MIN(([.$A$2]+([.B253]*[.$B$2]));[.$C$2])" office:value-type="float" office:value="35.6566017019218" calcext:value-type="float">
            <text:p>35.6566017019</text:p>
          </table:table-cell>
          <table:table-cell table:formula="of:=[.E252]+COS(RADIANS([.$C253]))*MIN(([.$A$2]+([.B253]*[.$B$2]));[.$C$2])" office:value-type="float" office:value="24.1693802325994" calcext:value-type="float">
            <text:p>24.1693802326</text:p>
          </table:table-cell>
          <table:table-cell table:formula="of:=SQRT(([.D253]*[.D253])+([.E253]*[.E253]))" office:value-type="float" office:value="43.0761208299617" calcext:value-type="float">
            <text:p>43.07612083</text:p>
          </table:table-cell>
          <table:table-cell/>
          <table:table-cell table:formula="of:=(([.$A$2]/[.$E$2])*((0-COS([.$E$2]*[.B253] + [.$G$2])) - (0-COS([.$G$2])))) + (([.$B$2]*[.B253]/[.$E$2])*(0-COS([.$E$2]*[.B253] + [.$G$2]))) + (([.$B$2]/POWER([.$E$2];2)) * (SIN([.$E$2]*[.B253] + [.$G$2]) - SIN([.$G$2])))" office:value-type="float" office:value="35.1137194350267" calcext:value-type="float">
            <text:p>35.113719435</text:p>
          </table:table-cell>
          <table:table-cell table:formula="of:=(([.$A$2]/[.$E$2])*(   SIN([.$E$2]*[.B253] + [.$G$2])  -    SIN([.$G$2])))  + (([.$B$2]*[.B253]/[.$E$2])*   SIN([.$E$2]*[.B253] + [.$G$2]))  + (([.$B$2]/POWER([.$E$2];2)) * (COS([.$E$2]*[.B253] + [.$G$2]) - COS([.$G$2])))" office:value-type="float" office:value="24.5312321582126" calcext:value-type="float">
            <text:p>24.5312321582</text:p>
          </table:table-cell>
          <table:table-cell table:formula="of:=SQRT(POWER([.H253];2)+POWER([.I253];2))" office:value-type="float" office:value="42.834036043337" calcext:value-type="float">
            <text:p>42.8340360433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254]*[.$D$2]" office:value-type="float" office:value="492" calcext:value-type="float">
            <text:p>492</text:p>
          </table:table-cell>
          <table:table-cell table:formula="of:=[.D253]+SIN(RADIANS([.$C254]))*MIN(([.$A$2]+([.B254]*[.$B$2]));[.$C$2])" office:value-type="float" office:value="36.7192988023545" calcext:value-type="float">
            <text:p>36.7192988024</text:p>
          </table:table-cell>
          <table:table-cell table:formula="of:=[.E253]+COS(RADIANS([.$C254]))*MIN(([.$A$2]+([.B254]*[.$B$2]));[.$C$2])" office:value-type="float" office:value="23.2125234655062" calcext:value-type="float">
            <text:p>23.2125234655</text:p>
          </table:table-cell>
          <table:table-cell table:formula="of:=SQRT(([.D254]*[.D254])+([.E254]*[.E254]))" office:value-type="float" office:value="43.4410882710513" calcext:value-type="float">
            <text:p>43.4410882711</text:p>
          </table:table-cell>
          <table:table-cell/>
          <table:table-cell table:formula="of:=(([.$A$2]/[.$E$2])*((0-COS([.$E$2]*[.B254] + [.$G$2])) - (0-COS([.$G$2])))) + (([.$B$2]*[.B254]/[.$E$2])*(0-COS([.$E$2]*[.B254] + [.$G$2]))) + (([.$B$2]/POWER([.$E$2];2)) * (SIN([.$E$2]*[.B254] + [.$G$2]) - SIN([.$G$2])))" office:value-type="float" office:value="36.1910032039811" calcext:value-type="float">
            <text:p>36.191003204</text:p>
          </table:table-cell>
          <table:table-cell table:formula="of:=(([.$A$2]/[.$E$2])*(   SIN([.$E$2]*[.B254] + [.$G$2])  -    SIN([.$G$2])))  + (([.$B$2]*[.B254]/[.$E$2])*   SIN([.$E$2]*[.B254] + [.$G$2]))  + (([.$B$2]/POWER([.$E$2];2)) * (COS([.$E$2]*[.B254] + [.$G$2]) - COS([.$G$2])))" office:value-type="float" office:value="23.594744556724" calcext:value-type="float">
            <text:p>23.5947445567</text:p>
          </table:table-cell>
          <table:table-cell table:formula="of:=SQRT(POWER([.H254];2)+POWER([.I254];2))" office:value-type="float" office:value="43.2030170660294" calcext:value-type="float">
            <text:p>43.20301706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B255]*[.$D$2]" office:value-type="float" office:value="494" calcext:value-type="float">
            <text:p>494</text:p>
          </table:table-cell>
          <table:table-cell table:formula="of:=[.D254]+SIN(RADIANS([.$C255]))*MIN(([.$A$2]+([.B255]*[.$B$2]));[.$C$2])" office:value-type="float" office:value="37.7515514158405" calcext:value-type="float">
            <text:p>37.7515514158</text:p>
          </table:table-cell>
          <table:table-cell table:formula="of:=[.E254]+COS(RADIANS([.$C255]))*MIN(([.$A$2]+([.B255]*[.$B$2]));[.$C$2])" office:value-type="float" office:value="22.2156887038975" calcext:value-type="float">
            <text:p>22.2156887039</text:p>
          </table:table-cell>
          <table:table-cell table:formula="of:=SQRT(([.D255]*[.D255])+([.E255]*[.E255]))" office:value-type="float" office:value="43.8031558097282" calcext:value-type="float">
            <text:p>43.8031558097</text:p>
          </table:table-cell>
          <table:table-cell/>
          <table:table-cell table:formula="of:=(([.$A$2]/[.$E$2])*((0-COS([.$E$2]*[.B255] + [.$G$2])) - (0-COS([.$G$2])))) + (([.$B$2]*[.B255]/[.$E$2])*(0-COS([.$E$2]*[.B255] + [.$G$2]))) + (([.$B$2]/POWER([.$E$2];2)) * (SIN([.$E$2]*[.B255] + [.$G$2]) - SIN([.$G$2])))" office:value-type="float" office:value="37.2386043576691" calcext:value-type="float">
            <text:p>37.2386043577</text:p>
          </table:table-cell>
          <table:table-cell table:formula="of:=(([.$A$2]/[.$E$2])*(   SIN([.$E$2]*[.B255] + [.$G$2])  -    SIN([.$G$2])))  + (([.$B$2]*[.B255]/[.$E$2])*   SIN([.$E$2]*[.B255] + [.$G$2]))  + (([.$B$2]/POWER([.$E$2];2)) * (COS([.$E$2]*[.B255] + [.$G$2]) - COS([.$G$2])))" office:value-type="float" office:value="22.6178209581577" calcext:value-type="float">
            <text:p>22.6178209582</text:p>
          </table:table-cell>
          <table:table-cell table:formula="of:=SQRT(POWER([.H255];2)+POWER([.I255];2))" office:value-type="float" office:value="43.5692492407465" calcext:value-type="float">
            <text:p>43.569249240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256]*[.$D$2]" office:value-type="float" office:value="496" calcext:value-type="float">
            <text:p>496</text:p>
          </table:table-cell>
          <table:table-cell table:formula="of:=[.D255]+SIN(RADIANS([.$C256]))*MIN(([.$A$2]+([.B256]*[.$B$2]));[.$C$2])" office:value-type="float" office:value="38.7518594693014" calcext:value-type="float">
            <text:p>38.7518594693</text:p>
          </table:table-cell>
          <table:table-cell table:formula="of:=[.E255]+COS(RADIANS([.$C256]))*MIN(([.$A$2]+([.B256]*[.$B$2]));[.$C$2])" office:value-type="float" office:value="21.1798393914099" calcext:value-type="float">
            <text:p>21.1798393914</text:p>
          </table:table-cell>
          <table:table-cell table:formula="of:=SQRT(([.D256]*[.D256])+([.E256]*[.E256]))" office:value-type="float" office:value="44.1621128228078" calcext:value-type="float">
            <text:p>44.1621128228</text:p>
          </table:table-cell>
          <table:table-cell/>
          <table:table-cell table:formula="of:=(([.$A$2]/[.$E$2])*((0-COS([.$E$2]*[.B256] + [.$G$2])) - (0-COS([.$G$2])))) + (([.$B$2]*[.B256]/[.$E$2])*(0-COS([.$E$2]*[.B256] + [.$G$2]))) + (([.$B$2]/POWER([.$E$2];2)) * (SIN([.$E$2]*[.B256] + [.$G$2]) - SIN([.$G$2])))" office:value-type="float" office:value="38.2550085535437" calcext:value-type="float">
            <text:p>38.2550085535</text:p>
          </table:table-cell>
          <table:table-cell table:formula="of:=(([.$A$2]/[.$E$2])*(   SIN([.$E$2]*[.B256] + [.$G$2])  -    SIN([.$G$2])))  + (([.$B$2]*[.B256]/[.$E$2])*   SIN([.$E$2]*[.B256] + [.$G$2]))  + (([.$B$2]/POWER([.$E$2];2)) * (COS([.$E$2]*[.B256] + [.$G$2]) - COS([.$G$2])))" office:value-type="float" office:value="21.6013963676323" calcext:value-type="float">
            <text:p>21.6013963676</text:p>
          </table:table-cell>
          <table:table-cell table:formula="of:=SQRT(POWER([.H256];2)+POWER([.I256];2))" office:value-type="float" office:value="43.9325164822511" calcext:value-type="float">
            <text:p>43.932516482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257]*[.$D$2]" office:value-type="float" office:value="498" calcext:value-type="float">
            <text:p>498</text:p>
          </table:table-cell>
          <table:table-cell table:formula="of:=[.D256]+SIN(RADIANS([.$C257]))*MIN(([.$A$2]+([.B257]*[.$B$2]));[.$C$2])" office:value-type="float" office:value="39.71875319549" calcext:value-type="float">
            <text:p>39.7187531955</text:p>
          </table:table-cell>
          <table:table-cell table:formula="of:=[.E256]+COS(RADIANS([.$C257]))*MIN(([.$A$2]+([.B257]*[.$B$2]));[.$C$2])" office:value-type="float" office:value="20.105995118595" calcext:value-type="float">
            <text:p>20.1059951186</text:p>
          </table:table-cell>
          <table:table-cell table:formula="of:=SQRT(([.D257]*[.D257])+([.E257]*[.E257]))" office:value-type="float" office:value="44.5177537069562" calcext:value-type="float">
            <text:p>44.517753707</text:p>
          </table:table-cell>
          <table:table-cell/>
          <table:table-cell table:formula="of:=(([.$A$2]/[.$E$2])*((0-COS([.$E$2]*[.B257] + [.$G$2])) - (0-COS([.$G$2])))) + (([.$B$2]*[.B257]/[.$E$2])*(0-COS([.$E$2]*[.B257] + [.$G$2]))) + (([.$B$2]/POWER([.$E$2];2)) * (SIN([.$E$2]*[.B257] + [.$G$2]) - SIN([.$G$2])))" office:value-type="float" office:value="39.2387306954784" calcext:value-type="float">
            <text:p>39.2387306955</text:p>
          </table:table-cell>
          <table:table-cell table:formula="of:=(([.$A$2]/[.$E$2])*(   SIN([.$E$2]*[.B257] + [.$G$2])  -    SIN([.$G$2])))  + (([.$B$2]*[.B257]/[.$E$2])*   SIN([.$E$2]*[.B257] + [.$G$2]))  + (([.$B$2]/POWER([.$E$2];2)) * (COS([.$E$2]*[.B257] + [.$G$2]) - COS([.$G$2])))" office:value-type="float" office:value="20.5464623777639" calcext:value-type="float">
            <text:p>20.5464623778</text:p>
          </table:table-cell>
          <table:table-cell table:formula="of:=SQRT(POWER([.H257];2)+POWER([.I257];2))" office:value-type="float" office:value="44.2926077673594" calcext:value-type="float">
            <text:p>44.292607767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258]*[.$D$2]" office:value-type="float" office:value="500" calcext:value-type="float">
            <text:p>500</text:p>
          </table:table-cell>
          <table:table-cell table:formula="of:=[.D257]+SIN(RADIANS([.$C258]))*MIN(([.$A$2]+([.B258]*[.$B$2]));[.$C$2])" office:value-type="float" office:value="40.6507952295355" calcext:value-type="float">
            <text:p>40.6507952295</text:p>
          </table:table-cell>
          <table:table-cell table:formula="of:=[.E257]+COS(RADIANS([.$C258]))*MIN(([.$A$2]+([.B258]*[.$B$2]));[.$C$2])" office:value-type="float" office:value="18.9952306760725" calcext:value-type="float">
            <text:p>18.9952306761</text:p>
          </table:table-cell>
          <table:table-cell table:formula="of:=SQRT(([.D258]*[.D258])+([.E258]*[.E258]))" office:value-type="float" office:value="44.8698778829498" calcext:value-type="float">
            <text:p>44.8698778829</text:p>
          </table:table-cell>
          <table:table-cell/>
          <table:table-cell table:formula="of:=(([.$A$2]/[.$E$2])*((0-COS([.$E$2]*[.B258] + [.$G$2])) - (0-COS([.$G$2])))) + (([.$B$2]*[.B258]/[.$E$2])*(0-COS([.$E$2]*[.B258] + [.$G$2]))) + (([.$B$2]/POWER([.$E$2];2)) * (SIN([.$E$2]*[.B258] + [.$G$2]) - SIN([.$G$2])))" office:value-type="float" office:value="40.188317043771" calcext:value-type="float">
            <text:p>40.1883170438</text:p>
          </table:table-cell>
          <table:table-cell table:formula="of:=(([.$A$2]/[.$E$2])*(   SIN([.$E$2]*[.B258] + [.$G$2])  -    SIN([.$G$2])))  + (([.$B$2]*[.B258]/[.$E$2])*   SIN([.$E$2]*[.B258] + [.$G$2]))  + (([.$B$2]/POWER([.$E$2];2)) * (COS([.$E$2]*[.B258] + [.$G$2]) - COS([.$G$2])))" office:value-type="float" office:value="19.4540662612074" calcext:value-type="float">
            <text:p>19.4540662612</text:p>
          </table:table-cell>
          <table:table-cell table:formula="of:=SQRT(POWER([.H258];2)+POWER([.I258];2))" office:value-type="float" office:value="44.6493171381837" calcext:value-type="float">
            <text:p>44.6493171382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B259]*[.$D$2]" office:value-type="float" office:value="502" calcext:value-type="float">
            <text:p>502</text:p>
          </table:table-cell>
          <table:table-cell table:formula="of:=[.D258]+SIN(RADIANS([.$C259]))*MIN(([.$A$2]+([.B259]*[.$B$2]));[.$C$2])" office:value-type="float" office:value="41.5465826761343" calcext:value-type="float">
            <text:p>41.5465826761</text:p>
          </table:table-cell>
          <table:table-cell table:formula="of:=[.E258]+COS(RADIANS([.$C259]))*MIN(([.$A$2]+([.B259]*[.$B$2]));[.$C$2])" office:value-type="float" office:value="17.8486750295747" calcext:value-type="float">
            <text:p>17.8486750296</text:p>
          </table:table-cell>
          <table:table-cell table:formula="of:=SQRT(([.D259]*[.D259])+([.E259]*[.E259]))" office:value-type="float" office:value="45.2182897993304" calcext:value-type="float">
            <text:p>45.2182897993</text:p>
          </table:table-cell>
          <table:table-cell/>
          <table:table-cell table:formula="of:=(([.$A$2]/[.$E$2])*((0-COS([.$E$2]*[.B259] + [.$G$2])) - (0-COS([.$G$2])))) + (([.$B$2]*[.B259]/[.$E$2])*(0-COS([.$E$2]*[.B259] + [.$G$2]))) + (([.$B$2]/POWER([.$E$2];2)) * (SIN([.$E$2]*[.B259] + [.$G$2]) - SIN([.$G$2])))" office:value-type="float" office:value="41.1023472972557" calcext:value-type="float">
            <text:p>41.1023472973</text:p>
          </table:table-cell>
          <table:table-cell table:formula="of:=(([.$A$2]/[.$E$2])*(   SIN([.$E$2]*[.B259] + [.$G$2])  -    SIN([.$G$2])))  + (([.$B$2]*[.B259]/[.$E$2])*   SIN([.$E$2]*[.B259] + [.$G$2]))  + (([.$B$2]/POWER([.$E$2];2)) * (COS([.$E$2]*[.B259] + [.$G$2]) - COS([.$G$2])))" office:value-type="float" office:value="18.3253099846852" calcext:value-type="float">
            <text:p>18.3253099847</text:p>
          </table:table-cell>
          <table:table-cell table:formula="of:=SQRT(POWER([.H259];2)+POWER([.I259];2))" office:value-type="float" office:value="45.0024437045259" calcext:value-type="float">
            <text:p>45.0024437045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B260]*[.$D$2]" office:value-type="float" office:value="504" calcext:value-type="float">
            <text:p>504</text:p>
          </table:table-cell>
          <table:table-cell table:formula="of:=[.D259]+SIN(RADIANS([.$C260]))*MIN(([.$A$2]+([.B260]*[.$B$2]));[.$C$2])" office:value-type="float" office:value="42.4047491444813" calcext:value-type="float">
            <text:p>42.4047491445</text:p>
          </table:table-cell>
          <table:table-cell table:formula="of:=[.E259]+COS(RADIANS([.$C260]))*MIN(([.$A$2]+([.B260]*[.$B$2]));[.$C$2])" office:value-type="float" office:value="16.6675102177873" calcext:value-type="float">
            <text:p>16.6675102178</text:p>
          </table:table-cell>
          <table:table-cell table:formula="of:=SQRT(([.D260]*[.D260])+([.E260]*[.E260]))" office:value-type="float" office:value="45.5627989358252" calcext:value-type="float">
            <text:p>45.5627989358</text:p>
          </table:table-cell>
          <table:table-cell/>
          <table:table-cell table:formula="of:=(([.$A$2]/[.$E$2])*((0-COS([.$E$2]*[.B260] + [.$G$2])) - (0-COS([.$G$2])))) + (([.$B$2]*[.B260]/[.$E$2])*(0-COS([.$E$2]*[.B260] + [.$G$2]))) + (([.$B$2]/POWER([.$E$2];2)) * (SIN([.$E$2]*[.B260] + [.$G$2]) - SIN([.$G$2])))" office:value-type="float" office:value="41.9794366446044" calcext:value-type="float">
            <text:p>41.9794366446</text:p>
          </table:table-cell>
          <table:table-cell table:formula="of:=(([.$A$2]/[.$E$2])*(   SIN([.$E$2]*[.B260] + [.$G$2])  -    SIN([.$G$2])))  + (([.$B$2]*[.B260]/[.$E$2])*   SIN([.$E$2]*[.B260] + [.$G$2]))  + (([.$B$2]/POWER([.$E$2];2)) * (COS([.$E$2]*[.B260] + [.$G$2]) - COS([.$G$2])))" office:value-type="float" office:value="17.1613491453498" calcext:value-type="float">
            <text:p>17.1613491453</text:p>
          </table:table-cell>
          <table:table-cell table:formula="of:=SQRT(POWER([.H260];2)+POWER([.I260];2))" office:value-type="float" office:value="45.351791645832" calcext:value-type="float">
            <text:p>45.351791645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B261]*[.$D$2]" office:value-type="float" office:value="506" calcext:value-type="float">
            <text:p>506</text:p>
          </table:table-cell>
          <table:table-cell table:formula="of:=[.D260]+SIN(RADIANS([.$C261]))*MIN(([.$A$2]+([.B261]*[.$B$2]));[.$C$2])" office:value-type="float" office:value="43.223966748066" calcext:value-type="float">
            <text:p>43.2239667481</text:p>
          </table:table-cell>
          <table:table-cell table:formula="of:=[.E260]+COS(RADIANS([.$C261]))*MIN(([.$A$2]+([.B261]*[.$B$2]));[.$C$2])" office:value-type="float" office:value="15.4529701739942" calcext:value-type="float">
            <text:p>15.452970174</text:p>
          </table:table-cell>
          <table:table-cell table:formula="of:=SQRT(([.D261]*[.D261])+([.E261]*[.E261]))" office:value-type="float" office:value="45.903219806853" calcext:value-type="float">
            <text:p>45.9032198069</text:p>
          </table:table-cell>
          <table:table-cell/>
          <table:table-cell table:formula="of:=(([.$A$2]/[.$E$2])*((0-COS([.$E$2]*[.B261] + [.$G$2])) - (0-COS([.$G$2])))) + (([.$B$2]*[.B261]/[.$E$2])*(0-COS([.$E$2]*[.B261] + [.$G$2]))) + (([.$B$2]/POWER([.$E$2];2)) * (SIN([.$E$2]*[.B261] + [.$G$2]) - SIN([.$G$2])))" office:value-type="float" office:value="42.8182377819295" calcext:value-type="float">
            <text:p>42.8182377819</text:p>
          </table:table-cell>
          <table:table-cell table:formula="of:=(([.$A$2]/[.$E$2])*(   SIN([.$E$2]*[.B261] + [.$G$2])  -    SIN([.$G$2])))  + (([.$B$2]*[.B261]/[.$E$2])*   SIN([.$E$2]*[.B261] + [.$G$2]))  + (([.$B$2]/POWER([.$E$2];2)) * (COS([.$E$2]*[.B261] + [.$G$2]) - COS([.$G$2])))" office:value-type="float" office:value="15.9633918304384" calcext:value-type="float">
            <text:p>15.9633918304</text:p>
          </table:table-cell>
          <table:table-cell table:formula="of:=SQRT(POWER([.H261];2)+POWER([.I261];2))" office:value-type="float" office:value="45.6971702130664" calcext:value-type="float">
            <text:p>45.697170213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262]*[.$D$2]" office:value-type="float" office:value="508" calcext:value-type="float">
            <text:p>508</text:p>
          </table:table-cell>
          <table:table-cell table:formula="of:=[.D261]+SIN(RADIANS([.$C262]))*MIN(([.$A$2]+([.B262]*[.$B$2]));[.$C$2])" office:value-type="float" office:value="44.0029480664888" calcext:value-type="float">
            <text:p>44.0029480665</text:p>
          </table:table-cell>
          <table:table-cell table:formula="of:=[.E261]+COS(RADIANS([.$C262]))*MIN(([.$A$2]+([.B262]*[.$B$2]));[.$C$2])" office:value-type="float" office:value="14.2063394726442" calcext:value-type="float">
            <text:p>14.2063394726</text:p>
          </table:table-cell>
          <table:table-cell table:formula="of:=SQRT(([.D262]*[.D262])+([.E262]*[.E262]))" office:value-type="float" office:value="46.2393719653946" calcext:value-type="float">
            <text:p>46.2393719654</text:p>
          </table:table-cell>
          <table:table-cell/>
          <table:table-cell table:formula="of:=(([.$A$2]/[.$E$2])*((0-COS([.$E$2]*[.B262] + [.$G$2])) - (0-COS([.$G$2])))) + (([.$B$2]*[.B262]/[.$E$2])*(0-COS([.$E$2]*[.B262] + [.$G$2]))) + (([.$B$2]/POWER([.$E$2];2)) * (SIN([.$E$2]*[.B262] + [.$G$2]) - SIN([.$G$2])))" office:value-type="float" office:value="43.6174428938256" calcext:value-type="float">
            <text:p>43.6174428938</text:p>
          </table:table-cell>
          <table:table-cell table:formula="of:=(([.$A$2]/[.$E$2])*(   SIN([.$E$2]*[.B262] + [.$G$2])  -    SIN([.$G$2])))  + (([.$B$2]*[.B262]/[.$E$2])*   SIN([.$E$2]*[.B262] + [.$G$2]))  + (([.$B$2]/POWER([.$E$2];2)) * (COS([.$E$2]*[.B262] + [.$G$2]) - COS([.$G$2])))" office:value-type="float" office:value="14.732697401281" calcext:value-type="float">
            <text:p>14.7326974013</text:p>
          </table:table-cell>
          <table:table-cell table:formula="of:=SQRT(POWER([.H262];2)+POWER([.I262];2))" office:value-type="float" office:value="46.0383937308183" calcext:value-type="float">
            <text:p>46.038393730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63]*[.$D$2]" office:value-type="float" office:value="510" calcext:value-type="float">
            <text:p>510</text:p>
          </table:table-cell>
          <table:table-cell table:formula="of:=[.D262]+SIN(RADIANS([.$C263]))*MIN(([.$A$2]+([.B263]*[.$B$2]));[.$C$2])" office:value-type="float" office:value="44.7404480664888" calcext:value-type="float">
            <text:p>44.7404480665</text:p>
          </table:table-cell>
          <table:table-cell table:formula="of:=[.E262]+COS(RADIANS([.$C263]))*MIN(([.$A$2]+([.B263]*[.$B$2]));[.$C$2])" office:value-type="float" office:value="12.9289520020622" calcext:value-type="float">
            <text:p>12.9289520021</text:p>
          </table:table-cell>
          <table:table-cell table:formula="of:=SQRT(([.D263]*[.D263])+([.E263]*[.E263]))" office:value-type="float" office:value="46.5710800074661" calcext:value-type="float">
            <text:p>46.5710800075</text:p>
          </table:table-cell>
          <table:table-cell/>
          <table:table-cell table:formula="of:=(([.$A$2]/[.$E$2])*((0-COS([.$E$2]*[.B263] + [.$G$2])) - (0-COS([.$G$2])))) + (([.$B$2]*[.B263]/[.$E$2])*(0-COS([.$E$2]*[.B263] + [.$G$2]))) + (([.$B$2]/POWER([.$E$2];2)) * (SIN([.$E$2]*[.B263] + [.$G$2]) - SIN([.$G$2])))" office:value-type="float" office:value="44.3757855950244" calcext:value-type="float">
            <text:p>44.375785595</text:p>
          </table:table-cell>
          <table:table-cell table:formula="of:=(([.$A$2]/[.$E$2])*(   SIN([.$E$2]*[.B263] + [.$G$2])  -    SIN([.$G$2])))  + (([.$B$2]*[.B263]/[.$E$2])*   SIN([.$E$2]*[.B263] + [.$G$2]))  + (([.$B$2]/POWER([.$E$2];2)) * (COS([.$E$2]*[.B263] + [.$G$2]) - COS([.$G$2])))" office:value-type="float" office:value="13.4705752028337" calcext:value-type="float">
            <text:p>13.4705752028</text:p>
          </table:table-cell>
          <table:table-cell table:formula="of:=SQRT(POWER([.H263];2)+POWER([.I263];2))" office:value-type="float" office:value="46.3752815999081" calcext:value-type="float">
            <text:p>46.375281599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264]*[.$D$2]" office:value-type="float" office:value="512" calcext:value-type="float">
            <text:p>512</text:p>
          </table:table-cell>
          <table:table-cell table:formula="of:=[.D263]+SIN(RADIANS([.$C264]))*MIN(([.$A$2]+([.B264]*[.$B$2]));[.$C$2])" office:value-type="float" office:value="45.4352659794119" calcext:value-type="float">
            <text:p>45.4352659794</text:p>
          </table:table-cell>
          <table:table-cell table:formula="of:=[.E263]+COS(RADIANS([.$C264]))*MIN(([.$A$2]+([.B264]*[.$B$2]));[.$C$2])" office:value-type="float" office:value="11.622189564631" calcext:value-type="float">
            <text:p>11.6221895646</text:p>
          </table:table-cell>
          <table:table-cell table:formula="of:=SQRT(([.D264]*[.D264])+([.E264]*[.E264]))" office:value-type="float" office:value="46.8981735774019" calcext:value-type="float">
            <text:p>46.8981735774</text:p>
          </table:table-cell>
          <table:table-cell/>
          <table:table-cell table:formula="of:=(([.$A$2]/[.$E$2])*((0-COS([.$E$2]*[.B264] + [.$G$2])) - (0-COS([.$G$2])))) + (([.$B$2]*[.B264]/[.$E$2])*(0-COS([.$E$2]*[.B264] + [.$G$2]))) + (([.$B$2]/POWER([.$E$2];2)) * (SIN([.$E$2]*[.B264] + [.$G$2]) - SIN([.$G$2])))" office:value-type="float" office:value="45.0920428298718" calcext:value-type="float">
            <text:p>45.0920428299</text:p>
          </table:table-cell>
          <table:table-cell table:formula="of:=(([.$A$2]/[.$E$2])*(   SIN([.$E$2]*[.B264] + [.$G$2])  -    SIN([.$G$2])))  + (([.$B$2]*[.B264]/[.$E$2])*   SIN([.$E$2]*[.B264] + [.$G$2]))  + (([.$B$2]/POWER([.$E$2];2)) * (COS([.$E$2]*[.B264] + [.$G$2]) - COS([.$G$2])))" office:value-type="float" office:value="12.1783832000096" calcext:value-type="float">
            <text:p>12.1783832</text:p>
          </table:table-cell>
          <table:table-cell table:formula="of:=SQRT(POWER([.H264];2)+POWER([.I264];2))" office:value-type="float" office:value="46.7076583007248" calcext:value-type="float">
            <text:p>46.7076583007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B265]*[.$D$2]" office:value-type="float" office:value="514" calcext:value-type="float">
            <text:p>514</text:p>
          </table:table-cell>
          <table:table-cell table:formula="of:=[.D264]+SIN(RADIANS([.$C265]))*MIN(([.$A$2]+([.B265]*[.$B$2]));[.$C$2])" office:value-type="float" office:value="46.0862471323937" calcext:value-type="float">
            <text:p>46.0862471324</text:p>
          </table:table-cell>
          <table:table-cell table:formula="of:=[.E264]+COS(RADIANS([.$C265]))*MIN(([.$A$2]+([.B265]*[.$B$2]));[.$C$2])" office:value-type="float" office:value="10.2874804058767" calcext:value-type="float">
            <text:p>10.2874804059</text:p>
          </table:table-cell>
          <table:table-cell table:formula="of:=SQRT(([.D265]*[.D265])+([.E265]*[.E265]))" office:value-type="float" office:value="47.2204873741193" calcext:value-type="float">
            <text:p>47.2204873741</text:p>
          </table:table-cell>
          <table:table-cell/>
          <table:table-cell table:formula="of:=(([.$A$2]/[.$E$2])*((0-COS([.$E$2]*[.B265] + [.$G$2])) - (0-COS([.$G$2])))) + (([.$B$2]*[.B265]/[.$E$2])*(0-COS([.$E$2]*[.B265] + [.$G$2]))) + (([.$B$2]/POWER([.$E$2];2)) * (SIN([.$E$2]*[.B265] + [.$G$2]) - SIN([.$G$2])))" office:value-type="float" office:value="45.7650367268787" calcext:value-type="float">
            <text:p>45.7650367269</text:p>
          </table:table-cell>
          <table:table-cell table:formula="of:=(([.$A$2]/[.$E$2])*(   SIN([.$E$2]*[.B265] + [.$G$2])  -    SIN([.$G$2])))  + (([.$B$2]*[.B265]/[.$E$2])*   SIN([.$E$2]*[.B265] + [.$G$2]))  + (([.$B$2]/POWER([.$E$2];2)) * (COS([.$E$2]*[.B265] + [.$G$2]) - COS([.$G$2])))" office:value-type="float" office:value="10.8575265421899" calcext:value-type="float">
            <text:p>10.8575265422</text:p>
          </table:table-cell>
          <table:table-cell table:formula="of:=SQRT(POWER([.H265];2)+POWER([.I265];2))" office:value-type="float" office:value="47.0353533974915" calcext:value-type="float">
            <text:p>47.0353533975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B266]*[.$D$2]" office:value-type="float" office:value="516" calcext:value-type="float">
            <text:p>516</text:p>
          </table:table-cell>
          <table:table-cell table:formula="of:=[.D265]+SIN(RADIANS([.$C266]))*MIN(([.$A$2]+([.B266]*[.$B$2]));[.$C$2])" office:value-type="float" office:value="46.6922847305766" calcext:value-type="float">
            <text:p>46.6922847306</text:p>
          </table:table-cell>
          <table:table-cell table:formula="of:=[.E265]+COS(RADIANS([.$C266]))*MIN(([.$A$2]+([.B266]*[.$B$2]));[.$C$2])" office:value-type="float" office:value="8.92629767398925" calcext:value-type="float">
            <text:p>8.926297674</text:p>
          </table:table-cell>
          <table:table-cell table:formula="of:=SQRT(([.D266]*[.D266])+([.E266]*[.E266]))" office:value-type="float" office:value="47.5378611585114" calcext:value-type="float">
            <text:p>47.5378611585</text:p>
          </table:table-cell>
          <table:table-cell/>
          <table:table-cell table:formula="of:=(([.$A$2]/[.$E$2])*((0-COS([.$E$2]*[.B266] + [.$G$2])) - (0-COS([.$G$2])))) + (([.$B$2]*[.B266]/[.$E$2])*(0-COS([.$E$2]*[.B266] + [.$G$2]))) + (([.$B$2]/POWER([.$E$2];2)) * (SIN([.$E$2]*[.B266] + [.$G$2]) - SIN([.$G$2])))" office:value-type="float" office:value="46.3936364056427" calcext:value-type="float">
            <text:p>46.3936364056</text:p>
          </table:table-cell>
          <table:table-cell table:formula="of:=(([.$A$2]/[.$E$2])*(   SIN([.$E$2]*[.B266] + [.$G$2])  -    SIN([.$G$2])))  + (([.$B$2]*[.B266]/[.$E$2])*   SIN([.$E$2]*[.B266] + [.$G$2]))  + (([.$B$2]/POWER([.$E$2];2)) * (COS([.$E$2]*[.B266] + [.$G$2]) - COS([.$G$2])))" office:value-type="float" office:value="9.50945605739391" calcext:value-type="float">
            <text:p>9.5094560574</text:p>
          </table:table-cell>
          <table:table-cell table:formula="of:=SQRT(POWER([.H266];2)+POWER([.I266];2))" office:value-type="float" office:value="47.3582015436237" calcext:value-type="float">
            <text:p>47.3582015436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267]*[.$D$2]" office:value-type="float" office:value="518" calcext:value-type="float">
            <text:p>518</text:p>
          </table:table-cell>
          <table:table-cell table:formula="of:=[.D266]+SIN(RADIANS([.$C267]))*MIN(([.$A$2]+([.B267]*[.$B$2]));[.$C$2])" office:value-type="float" office:value="47.2523215877334" calcext:value-type="float">
            <text:p>47.2523215877</text:p>
          </table:table-cell>
          <table:table-cell table:formula="of:=[.E266]+COS(RADIANS([.$C267]))*MIN(([.$A$2]+([.B267]*[.$B$2]));[.$C$2])" office:value-type="float" office:value="7.5401578114119" calcext:value-type="float">
            <text:p>7.5401578114</text:p>
          </table:table-cell>
          <table:table-cell table:formula="of:=SQRT(([.D267]*[.D267])+([.E267]*[.E267]))" office:value-type="float" office:value="47.8501397620903" calcext:value-type="float">
            <text:p>47.8501397621</text:p>
          </table:table-cell>
          <table:table-cell/>
          <table:table-cell table:formula="of:=(([.$A$2]/[.$E$2])*((0-COS([.$E$2]*[.B267] + [.$G$2])) - (0-COS([.$G$2])))) + (([.$B$2]*[.B267]/[.$E$2])*(0-COS([.$E$2]*[.B267] + [.$G$2]))) + (([.$B$2]/POWER([.$E$2];2)) * (SIN([.$E$2]*[.B267] + [.$G$2]) - SIN([.$G$2])))" office:value-type="float" office:value="46.9767597334855" calcext:value-type="float">
            <text:p>46.9767597335</text:p>
          </table:table-cell>
          <table:table-cell table:formula="of:=(([.$A$2]/[.$E$2])*(   SIN([.$E$2]*[.B267] + [.$G$2])  -    SIN([.$G$2])))  + (([.$B$2]*[.B267]/[.$E$2])*   SIN([.$E$2]*[.B267] + [.$G$2]))  + (([.$B$2]/POWER([.$E$2];2)) * (COS([.$E$2]*[.B267] + [.$G$2]) - COS([.$G$2])))" office:value-type="float" office:value="8.1356666776947" calcext:value-type="float">
            <text:p>8.1356666777</text:p>
          </table:table-cell>
          <table:table-cell table:formula="of:=SQRT(POWER([.H267];2)+POWER([.I267];2))" office:value-type="float" office:value="47.6760424883209" calcext:value-type="float">
            <text:p>47.676042488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268]*[.$D$2]" office:value-type="float" office:value="520" calcext:value-type="float">
            <text:p>520</text:p>
          </table:table-cell>
          <table:table-cell table:formula="of:=[.D267]+SIN(RADIANS([.$C268]))*MIN(([.$A$2]+([.B268]*[.$B$2]));[.$C$2])" office:value-type="float" office:value="47.7653518027219" calcext:value-type="float">
            <text:p>47.7653518027</text:p>
          </table:table-cell>
          <table:table-cell table:formula="of:=[.E267]+COS(RADIANS([.$C268]))*MIN(([.$A$2]+([.B268]*[.$B$2]));[.$C$2])" office:value-type="float" office:value="6.13061888023304" calcext:value-type="float">
            <text:p>6.1306188802</text:p>
          </table:table-cell>
          <table:table-cell table:formula="of:=SQRT(([.D268]*[.D268])+([.E268]*[.E268]))" office:value-type="float" office:value="48.1571730969796" calcext:value-type="float">
            <text:p>48.157173097</text:p>
          </table:table-cell>
          <table:table-cell/>
          <table:table-cell table:formula="of:=(([.$A$2]/[.$E$2])*((0-COS([.$E$2]*[.B268] + [.$G$2])) - (0-COS([.$G$2])))) + (([.$B$2]*[.B268]/[.$E$2])*(0-COS([.$E$2]*[.B268] + [.$G$2]))) + (([.$B$2]/POWER([.$E$2];2)) * (SIN([.$E$2]*[.B268] + [.$G$2]) - SIN([.$G$2])))" office:value-type="float" office:value="47.5133750292039" calcext:value-type="float">
            <text:p>47.5133750292</text:p>
          </table:table-cell>
          <table:table-cell table:formula="of:=(([.$A$2]/[.$E$2])*(   SIN([.$E$2]*[.B268] + [.$G$2])  -    SIN([.$G$2])))  + (([.$B$2]*[.B268]/[.$E$2])*   SIN([.$E$2]*[.B268] + [.$G$2]))  + (([.$B$2]/POWER([.$E$2];2)) * (COS([.$E$2]*[.B268] + [.$G$2]) - COS([.$G$2])))" office:value-type="float" office:value="6.73769579756121" calcext:value-type="float">
            <text:p>6.7376957976</text:p>
          </table:table-cell>
          <table:table-cell table:formula="of:=SQRT(POWER([.H268];2)+POWER([.I268];2))" office:value-type="float" office:value="47.9887210845033" calcext:value-type="float">
            <text:p>47.9887210845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B269]*[.$D$2]" office:value-type="float" office:value="522" calcext:value-type="float">
            <text:p>522</text:p>
          </table:table-cell>
          <table:table-cell table:formula="of:=[.D268]+SIN(RADIANS([.$C269]))*MIN(([.$A$2]+([.B269]*[.$B$2]));[.$C$2])" office:value-type="float" office:value="48.2304223792562" calcext:value-type="float">
            <text:p>48.2304223793</text:p>
          </table:table-cell>
          <table:table-cell table:formula="of:=[.E268]+COS(RADIANS([.$C269]))*MIN(([.$A$2]+([.B269]*[.$B$2]));[.$C$2])" office:value-type="float" office:value="4.69927882320883" calcext:value-type="float">
            <text:p>4.6992788232</text:p>
          </table:table-cell>
          <table:table-cell table:formula="of:=SQRT(([.D269]*[.D269])+([.E269]*[.E269]))" office:value-type="float" office:value="48.4588161673365" calcext:value-type="float">
            <text:p>48.4588161673</text:p>
          </table:table-cell>
          <table:table-cell/>
          <table:table-cell table:formula="of:=(([.$A$2]/[.$E$2])*((0-COS([.$E$2]*[.B269] + [.$G$2])) - (0-COS([.$G$2])))) + (([.$B$2]*[.B269]/[.$E$2])*(0-COS([.$E$2]*[.B269] + [.$G$2]))) + (([.$B$2]/POWER([.$E$2];2)) * (SIN([.$E$2]*[.B269] + [.$G$2]) - SIN([.$G$2])))" office:value-type="float" office:value="48.0025027113903" calcext:value-type="float">
            <text:p>48.0025027114</text:p>
          </table:table-cell>
          <table:table-cell table:formula="of:=(([.$A$2]/[.$E$2])*(   SIN([.$E$2]*[.B269] + [.$G$2])  -    SIN([.$G$2])))  + (([.$B$2]*[.B269]/[.$E$2])*   SIN([.$E$2]*[.B269] + [.$G$2]))  + (([.$B$2]/POWER([.$E$2];2)) * (COS([.$E$2]*[.B269] + [.$G$2]) - COS([.$G$2])))" office:value-type="float" office:value="5.3171215669088" calcext:value-type="float">
            <text:p>5.3171215669</text:p>
          </table:table-cell>
          <table:table-cell table:formula="of:=SQRT(POWER([.H269];2)+POWER([.I269];2))" office:value-type="float" office:value="48.2960872981893" calcext:value-type="float">
            <text:p>48.296087298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B270]*[.$D$2]" office:value-type="float" office:value="524" calcext:value-type="float">
            <text:p>524</text:p>
          </table:table-cell>
          <table:table-cell table:formula="of:=[.D269]+SIN(RADIANS([.$C270]))*MIN(([.$A$2]+([.B270]*[.$B$2]));[.$C$2])" office:value-type="float" office:value="48.6466347865399" calcext:value-type="float">
            <text:p>48.6466347865</text:p>
          </table:table-cell>
          <table:table-cell table:formula="of:=[.E269]+COS(RADIANS([.$C270]))*MIN(([.$A$2]+([.B270]*[.$B$2]));[.$C$2])" office:value-type="float" office:value="3.24777366234197" calcext:value-type="float">
            <text:p>3.2477736623</text:p>
          </table:table-cell>
          <table:table-cell table:formula="of:=SQRT(([.D270]*[.D270])+([.E270]*[.E270]))" office:value-type="float" office:value="48.7549290822661" calcext:value-type="float">
            <text:p>48.7549290823</text:p>
          </table:table-cell>
          <table:table-cell/>
          <table:table-cell table:formula="of:=(([.$A$2]/[.$E$2])*((0-COS([.$E$2]*[.B270] + [.$G$2])) - (0-COS([.$G$2])))) + (([.$B$2]*[.B270]/[.$E$2])*(0-COS([.$E$2]*[.B270] + [.$G$2]))) + (([.$B$2]/POWER([.$E$2];2)) * (SIN([.$E$2]*[.B270] + [.$G$2]) - SIN([.$G$2])))" office:value-type="float" office:value="48.443216888837" calcext:value-type="float">
            <text:p>48.4432168888</text:p>
          </table:table-cell>
          <table:table-cell table:formula="of:=(([.$A$2]/[.$E$2])*(   SIN([.$E$2]*[.B270] + [.$G$2])  -    SIN([.$G$2])))  + (([.$B$2]*[.B270]/[.$E$2])*   SIN([.$E$2]*[.B270] + [.$G$2]))  + (([.$B$2]/POWER([.$E$2];2)) * (COS([.$E$2]*[.B270] + [.$G$2]) - COS([.$G$2])))" office:value-type="float" office:value="3.87556112073586" calcext:value-type="float">
            <text:p>3.8755611207</text:p>
          </table:table-cell>
          <table:table-cell table:formula="of:=SQRT(POWER([.H270];2)+POWER([.I270];2))" office:value-type="float" office:value="48.5979962193861" calcext:value-type="float">
            <text:p>48.5979962194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B271]*[.$D$2]" office:value-type="float" office:value="526" calcext:value-type="float">
            <text:p>526</text:p>
          </table:table-cell>
          <table:table-cell table:formula="of:=[.D270]+SIN(RADIANS([.$C271]))*MIN(([.$A$2]+([.B271]*[.$B$2]));[.$C$2])" office:value-type="float" office:value="49.0131464583734" calcext:value-type="float">
            <text:p>49.0131464584</text:p>
          </table:table-cell>
          <table:table-cell table:formula="of:=[.E270]+COS(RADIANS([.$C271]))*MIN(([.$A$2]+([.B271]*[.$B$2]));[.$C$2])" office:value-type="float" office:value="1.77777563703383" calcext:value-type="float">
            <text:p>1.777775637</text:p>
          </table:table-cell>
          <table:table-cell table:formula="of:=SQRT(([.D271]*[.D271])+([.E271]*[.E271]))" office:value-type="float" office:value="49.0453770702763" calcext:value-type="float">
            <text:p>49.0453770703</text:p>
          </table:table-cell>
          <table:table-cell/>
          <table:table-cell table:formula="of:=(([.$A$2]/[.$E$2])*((0-COS([.$E$2]*[.B271] + [.$G$2])) - (0-COS([.$G$2])))) + (([.$B$2]*[.B271]/[.$E$2])*(0-COS([.$E$2]*[.B271] + [.$G$2]))) + (([.$B$2]/POWER([.$E$2];2)) * (SIN([.$E$2]*[.B271] + [.$G$2]) - SIN([.$G$2])))" office:value-type="float" office:value="48.8346468906027" calcext:value-type="float">
            <text:p>48.8346468906</text:p>
          </table:table-cell>
          <table:table-cell table:formula="of:=(([.$A$2]/[.$E$2])*(   SIN([.$E$2]*[.B271] + [.$G$2])  -    SIN([.$G$2])))  + (([.$B$2]*[.B271]/[.$E$2])*   SIN([.$E$2]*[.B271] + [.$G$2]))  + (([.$B$2]/POWER([.$E$2];2)) * (COS([.$E$2]*[.B271] + [.$G$2]) - COS([.$G$2])))" office:value-type="float" office:value="2.41466874731747" calcext:value-type="float">
            <text:p>2.4146687473</text:p>
          </table:table-cell>
          <table:table-cell table:formula="of:=SQRT(POWER([.H271];2)+POWER([.I271];2))" office:value-type="float" office:value="48.8943080745513" calcext:value-type="float">
            <text:p>48.894308074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272]*[.$D$2]" office:value-type="float" office:value="528" calcext:value-type="float">
            <text:p>528</text:p>
          </table:table-cell>
          <table:table-cell table:formula="of:=[.D271]+SIN(RADIANS([.$C272]))*MIN(([.$A$2]+([.B272]*[.$B$2]));[.$C$2])" office:value-type="float" office:value="49.3291722284163" calcext:value-type="float">
            <text:p>49.3291722284</text:p>
          </table:table-cell>
          <table:table-cell table:formula="of:=[.E271]+COS(RADIANS([.$C272]))*MIN(([.$A$2]+([.B272]*[.$B$2]));[.$C$2])" office:value-type="float" office:value="0.290991283918448" calcext:value-type="float">
            <text:p>0.2909912839</text:p>
          </table:table-cell>
          <table:table-cell table:formula="of:=SQRT(([.D272]*[.D272])+([.E272]*[.E272]))" office:value-type="float" office:value="49.3300304953086" calcext:value-type="float">
            <text:p>49.3300304953</text:p>
          </table:table-cell>
          <table:table-cell/>
          <table:table-cell table:formula="of:=(([.$A$2]/[.$E$2])*((0-COS([.$E$2]*[.B272] + [.$G$2])) - (0-COS([.$G$2])))) + (([.$B$2]*[.B272]/[.$E$2])*(0-COS([.$E$2]*[.B272] + [.$G$2]))) + (([.$B$2]/POWER([.$E$2];2)) * (SIN([.$E$2]*[.B272] + [.$G$2]) - SIN([.$G$2])))" office:value-type="float" office:value="49.1759787333879" calcext:value-type="float">
            <text:p>49.1759787334</text:p>
          </table:table-cell>
          <table:table-cell table:formula="of:=(([.$A$2]/[.$E$2])*(   SIN([.$E$2]*[.B272] + [.$G$2])  -    SIN([.$G$2])))  + (([.$B$2]*[.B272]/[.$E$2])*   SIN([.$E$2]*[.B272] + [.$G$2]))  + (([.$B$2]/POWER([.$E$2];2)) * (COS([.$E$2]*[.B272] + [.$G$2]) - COS([.$G$2])))" office:value-type="float" office:value="0.936133997019205" calcext:value-type="float">
            <text:p>0.936133997</text:p>
          </table:table-cell>
          <table:table-cell table:formula="of:=SQRT(POWER([.H272];2)+POWER([.I272];2))" office:value-type="float" office:value="49.1848882406679" calcext:value-type="float">
            <text:p>49.184888240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B273]*[.$D$2]" office:value-type="float" office:value="530" calcext:value-type="float">
            <text:p>530</text:p>
          </table:table-cell>
          <table:table-cell table:formula="of:=[.D272]+SIN(RADIANS([.$C273]))*MIN(([.$A$2]+([.B273]*[.$B$2]));[.$C$2])" office:value-type="float" office:value="49.5939856993584" calcext:value-type="float">
            <text:p>49.5939856994</text:p>
          </table:table-cell>
          <table:table-cell table:formula="of:=[.E272]+COS(RADIANS([.$C273]))*MIN(([.$A$2]+([.B273]*[.$B$2]));[.$C$2])" office:value-type="float" office:value="-1.21084053942517" calcext:value-type="float">
            <text:p>-1.2108405394</text:p>
          </table:table-cell>
          <table:table-cell table:formula="of:=SQRT(([.D273]*[.D273])+([.E273]*[.E273]))" office:value-type="float" office:value="49.6087648743655" calcext:value-type="float">
            <text:p>49.6087648744</text:p>
          </table:table-cell>
          <table:table-cell/>
          <table:table-cell table:formula="of:=(([.$A$2]/[.$E$2])*((0-COS([.$E$2]*[.B273] + [.$G$2])) - (0-COS([.$G$2])))) + (([.$B$2]*[.B273]/[.$E$2])*(0-COS([.$E$2]*[.B273] + [.$G$2]))) + (([.$B$2]/POWER([.$E$2];2)) * (SIN([.$E$2]*[.B273] + [.$G$2]) - SIN([.$G$2])))" office:value-type="float" office:value="49.4664565239355" calcext:value-type="float">
            <text:p>49.4664565239</text:p>
          </table:table-cell>
          <table:table-cell table:formula="of:=(([.$A$2]/[.$E$2])*(   SIN([.$E$2]*[.B273] + [.$G$2])  -    SIN([.$G$2])))  + (([.$B$2]*[.B273]/[.$E$2])*   SIN([.$E$2]*[.B273] + [.$G$2]))  + (([.$B$2]/POWER([.$E$2];2)) * (COS([.$E$2]*[.B273] + [.$G$2]) - COS([.$G$2])))" office:value-type="float" office:value="-0.558320266116675" calcext:value-type="float">
            <text:p>-0.5583202661</text:p>
          </table:table-cell>
          <table:table-cell table:formula="of:=SQRT(POWER([.H273];2)+POWER([.I273];2))" office:value-type="float" office:value="49.4696072609633" calcext:value-type="float">
            <text:p>49.469607261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274]*[.$D$2]" office:value-type="float" office:value="532" calcext:value-type="float">
            <text:p>532</text:p>
          </table:table-cell>
          <table:table-cell table:formula="of:=[.D273]+SIN(RADIANS([.$C274]))*MIN(([.$A$2]+([.B274]*[.$B$2]));[.$C$2])" office:value-type="float" office:value="49.8069205438273" calcext:value-type="float">
            <text:p>49.8069205438</text:p>
          </table:table-cell>
          <table:table-cell table:formula="of:=[.E273]+COS(RADIANS([.$C274]))*MIN(([.$A$2]+([.B274]*[.$B$2]));[.$C$2])" office:value-type="float" office:value="-2.72595068459977" calcext:value-type="float">
            <text:p>-2.7259506846</text:p>
          </table:table-cell>
          <table:table-cell table:formula="of:=SQRT(([.D274]*[.D274])+([.E274]*[.E274]))" office:value-type="float" office:value="49.88146089675" calcext:value-type="float">
            <text:p>49.8814608968</text:p>
          </table:table-cell>
          <table:table-cell/>
          <table:table-cell table:formula="of:=(([.$A$2]/[.$E$2])*((0-COS([.$E$2]*[.B274] + [.$G$2])) - (0-COS([.$G$2])))) + (([.$B$2]*[.B274]/[.$E$2])*(0-COS([.$E$2]*[.B274] + [.$G$2]))) + (([.$B$2]/POWER([.$E$2];2)) * (SIN([.$E$2]*[.B274] + [.$G$2]) - SIN([.$G$2])))" office:value-type="float" office:value="49.7053837942484" calcext:value-type="float">
            <text:p>49.7053837942</text:p>
          </table:table-cell>
          <table:table-cell table:formula="of:=(([.$A$2]/[.$E$2])*(   SIN([.$E$2]*[.B274] + [.$G$2])  -    SIN([.$G$2])))  + (([.$B$2]*[.B274]/[.$E$2])*   SIN([.$E$2]*[.B274] + [.$G$2]))  + (([.$B$2]/POWER([.$E$2];2)) * (COS([.$E$2]*[.B274] + [.$G$2]) - COS([.$G$2])))" office:value-type="float" office:value="-2.06693986777185" calcext:value-type="float">
            <text:p>-2.0669398678</text:p>
          </table:table-cell>
          <table:table-cell table:formula="of:=SQRT(POWER([.H274];2)+POWER([.I274];2))" office:value-type="float" office:value="49.7483408622893" calcext:value-type="float">
            <text:p>49.7483408623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B275]*[.$D$2]" office:value-type="float" office:value="534" calcext:value-type="float">
            <text:p>534</text:p>
          </table:table-cell>
          <table:table-cell table:formula="of:=[.D274]+SIN(RADIANS([.$C275]))*MIN(([.$A$2]+([.B275]*[.$B$2]));[.$C$2])" office:value-type="float" office:value="49.9673717349432" calcext:value-type="float">
            <text:p>49.9673717349</text:p>
          </table:table-cell>
          <table:table-cell table:formula="of:=[.E274]+COS(RADIANS([.$C275]))*MIN(([.$A$2]+([.B275]*[.$B$2]));[.$C$2])" office:value-type="float" office:value="-4.25254179399007" calcext:value-type="float">
            <text:p>-4.252541794</text:p>
          </table:table-cell>
          <table:table-cell table:formula="of:=SQRT(([.D275]*[.D275])+([.E275]*[.E275]))" office:value-type="float" office:value="50.1480044449191" calcext:value-type="float">
            <text:p>50.1480044449</text:p>
          </table:table-cell>
          <table:table-cell/>
          <table:table-cell table:formula="of:=(([.$A$2]/[.$E$2])*((0-COS([.$E$2]*[.B275] + [.$G$2])) - (0-COS([.$G$2])))) + (([.$B$2]*[.B275]/[.$E$2])*(0-COS([.$E$2]*[.B275] + [.$G$2]))) + (([.$B$2]/POWER([.$E$2];2)) * (SIN([.$E$2]*[.B275] + [.$G$2]) - SIN([.$G$2])))" office:value-type="float" office:value="49.8921247674918" calcext:value-type="float">
            <text:p>49.8921247675</text:p>
          </table:table-cell>
          <table:table-cell table:formula="of:=(([.$A$2]/[.$E$2])*(   SIN([.$E$2]*[.B275] + [.$G$2])  -    SIN([.$G$2])))  + (([.$B$2]*[.B275]/[.$E$2])*   SIN([.$E$2]*[.B275] + [.$G$2]))  + (([.$B$2]/POWER([.$E$2];2)) * (COS([.$E$2]*[.B275] + [.$G$2]) - COS([.$G$2])))" office:value-type="float" office:value="-3.58794137941594" calcext:value-type="float">
            <text:p>-3.5879413794</text:p>
          </table:table-cell>
          <table:table-cell table:formula="of:=SQRT(POWER([.H275];2)+POWER([.I275];2))" office:value-type="float" office:value="50.0209699741728" calcext:value-type="float">
            <text:p>50.0209699742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276]*[.$D$2]" office:value-type="float" office:value="536" calcext:value-type="float">
            <text:p>536</text:p>
          </table:table-cell>
          <table:table-cell table:formula="of:=[.D275]+SIN(RADIANS([.$C276]))*MIN(([.$A$2]+([.B276]*[.$B$2]));[.$C$2])" office:value-type="float" office:value="50.0747967045091" calcext:value-type="float">
            <text:p>50.0747967045</text:p>
          </table:table-cell>
          <table:table-cell table:formula="of:=[.E275]+COS(RADIANS([.$C276]))*MIN(([.$A$2]+([.B276]*[.$B$2]));[.$C$2])" office:value-type="float" office:value="-5.7887904313902" calcext:value-type="float">
            <text:p>-5.7887904314</text:p>
          </table:table-cell>
          <table:table-cell table:formula="of:=SQRT(([.D276]*[.D276])+([.E276]*[.E276]))" office:value-type="float" office:value="50.4082866169489" calcext:value-type="float">
            <text:p>50.4082866169</text:p>
          </table:table-cell>
          <table:table-cell/>
          <table:table-cell table:formula="of:=(([.$A$2]/[.$E$2])*((0-COS([.$E$2]*[.B276] + [.$G$2])) - (0-COS([.$G$2])))) + (([.$B$2]*[.B276]/[.$E$2])*(0-COS([.$E$2]*[.B276] + [.$G$2]))) + (([.$B$2]/POWER([.$E$2];2)) * (SIN([.$E$2]*[.B276] + [.$G$2]) - SIN([.$G$2])))" office:value-type="float" office:value="50.0261055525296" calcext:value-type="float">
            <text:p>50.0261055525</text:p>
          </table:table-cell>
          <table:table-cell table:formula="of:=(([.$A$2]/[.$E$2])*(   SIN([.$E$2]*[.B276] + [.$G$2])  -    SIN([.$G$2])))  + (([.$B$2]*[.B276]/[.$E$2])*   SIN([.$E$2]*[.B276] + [.$G$2]))  + (([.$B$2]/POWER([.$E$2];2)) * (COS([.$E$2]*[.B276] + [.$G$2]) - COS([.$G$2])))" office:value-type="float" office:value="-5.11951422462776" calcext:value-type="float">
            <text:p>-5.1195142246</text:p>
          </table:table-cell>
          <table:table-cell table:formula="of:=SQRT(POWER([.H276];2)+POWER([.I276];2))" office:value-type="float" office:value="50.2873807495379" calcext:value-type="float">
            <text:p>50.2873807495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B277]*[.$D$2]" office:value-type="float" office:value="538" calcext:value-type="float">
            <text:p>538</text:p>
          </table:table-cell>
          <table:table-cell table:formula="of:=[.D276]+SIN(RADIANS([.$C277]))*MIN(([.$A$2]+([.B277]*[.$B$2]));[.$C$2])" office:value-type="float" office:value="50.1287164269145" calcext:value-type="float">
            <text:p>50.1287164269</text:p>
          </table:table-cell>
          <table:table-cell table:formula="of:=[.E276]+COS(RADIANS([.$C277]))*MIN(([.$A$2]+([.B277]*[.$B$2]));[.$C$2])" office:value-type="float" office:value="-7.3328492591347" calcext:value-type="float">
            <text:p>-7.3328492591</text:p>
          </table:table-cell>
          <table:table-cell table:formula="of:=SQRT(([.D277]*[.D277])+([.E277]*[.E277]))" office:value-type="float" office:value="50.6622037505989" calcext:value-type="float">
            <text:p>50.6622037506</text:p>
          </table:table-cell>
          <table:table-cell/>
          <table:table-cell table:formula="of:=(([.$A$2]/[.$E$2])*((0-COS([.$E$2]*[.B277] + [.$G$2])) - (0-COS([.$G$2])))) + (([.$B$2]*[.B277]/[.$E$2])*(0-COS([.$E$2]*[.B277] + [.$G$2]))) + (([.$B$2]/POWER([.$E$2];2)) * (SIN([.$E$2]*[.B277] + [.$G$2]) - SIN([.$G$2])))" office:value-type="float" office:value="50.106815265128" calcext:value-type="float">
            <text:p>50.1068152651</text:p>
          </table:table-cell>
          <table:table-cell table:formula="of:=(([.$A$2]/[.$E$2])*(   SIN([.$E$2]*[.B277] + [.$G$2])  -    SIN([.$G$2])))  + (([.$B$2]*[.B277]/[.$E$2])*   SIN([.$E$2]*[.B277] + [.$G$2]))  + (([.$B$2]/POWER([.$E$2];2)) * (COS([.$E$2]*[.B277] + [.$G$2]) - COS([.$G$2])))" office:value-type="float" office:value="-6.6598228331871" calcext:value-type="float">
            <text:p>-6.6598228332</text:p>
          </table:table-cell>
          <table:table-cell table:formula="of:=SQRT(POWER([.H277];2)+POWER([.I277];2))" office:value-type="float" office:value="50.5474645870899" calcext:value-type="float">
            <text:p>50.547464587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278]*[.$D$2]" office:value-type="float" office:value="540" calcext:value-type="float">
            <text:p>540</text:p>
          </table:table-cell>
          <table:table-cell table:formula="of:=[.D277]+SIN(RADIANS([.$C278]))*MIN(([.$A$2]+([.B278]*[.$B$2]));[.$C$2])" office:value-type="float" office:value="50.1287164269145" calcext:value-type="float">
            <text:p>50.1287164269</text:p>
          </table:table-cell>
          <table:table-cell table:formula="of:=[.E277]+COS(RADIANS([.$C278]))*MIN(([.$A$2]+([.B278]*[.$B$2]));[.$C$2])" office:value-type="float" office:value="-8.8828492591347" calcext:value-type="float">
            <text:p>-8.8828492591</text:p>
          </table:table-cell>
          <table:table-cell table:formula="of:=SQRT(([.D278]*[.D278])+([.E278]*[.E278]))" office:value-type="float" office:value="50.9096574489607" calcext:value-type="float">
            <text:p>50.909657449</text:p>
          </table:table-cell>
          <table:table-cell/>
          <table:table-cell table:formula="of:=(([.$A$2]/[.$E$2])*((0-COS([.$E$2]*[.B278] + [.$G$2])) - (0-COS([.$G$2])))) + (([.$B$2]*[.B278]/[.$E$2])*(0-COS([.$E$2]*[.B278] + [.$G$2]))) + (([.$B$2]/POWER([.$E$2];2)) * (SIN([.$E$2]*[.B278] + [.$G$2]) - SIN([.$G$2])))" office:value-type="float" office:value="50.133807073947" calcext:value-type="float">
            <text:p>50.1338070739</text:p>
          </table:table-cell>
          <table:table-cell table:formula="of:=(([.$A$2]/[.$E$2])*(   SIN([.$E$2]*[.B278] + [.$G$2])  -    SIN([.$G$2])))  + (([.$B$2]*[.B278]/[.$E$2])*   SIN([.$E$2]*[.B278] + [.$G$2]))  + (([.$B$2]/POWER([.$E$2];2)) * (COS([.$E$2]*[.B278] + [.$G$2]) - COS([.$G$2])))" office:value-type="float" office:value="-8.20700884037907" calcext:value-type="float">
            <text:p>-8.2070088404</text:p>
          </table:table-cell>
          <table:table-cell table:formula="of:=SQRT(POWER([.H278];2)+POWER([.I278];2))" office:value-type="float" office:value="50.8011181553497" calcext:value-type="float">
            <text:p>50.801118155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B279]*[.$D$2]" office:value-type="float" office:value="542" calcext:value-type="float">
            <text:p>542</text:p>
          </table:table-cell>
          <table:table-cell table:formula="of:=[.D278]+SIN(RADIANS([.$C279]))*MIN(([.$A$2]+([.B279]*[.$B$2]));[.$C$2])" office:value-type="float" office:value="50.0744477095421" calcext:value-type="float">
            <text:p>50.0744477095</text:p>
          </table:table-cell>
          <table:table-cell table:formula="of:=[.E278]+COS(RADIANS([.$C279]))*MIN(([.$A$2]+([.B279]*[.$B$2]));[.$C$2])" office:value-type="float" office:value="-10.4369019951494" calcext:value-type="float">
            <text:p>-10.4369019951</text:p>
          </table:table-cell>
          <table:table-cell table:formula="of:=SQRT(([.D279]*[.D279])+([.E279]*[.E279]))" office:value-type="float" office:value="51.1505546076679" calcext:value-type="float">
            <text:p>51.1505546077</text:p>
          </table:table-cell>
          <table:table-cell/>
          <table:table-cell table:formula="of:=(([.$A$2]/[.$E$2])*((0-COS([.$E$2]*[.B279] + [.$G$2])) - (0-COS([.$G$2])))) + (([.$B$2]*[.B279]/[.$E$2])*(0-COS([.$E$2]*[.B279] + [.$G$2]))) + (([.$B$2]/POWER([.$E$2];2)) * (SIN([.$E$2]*[.B279] + [.$G$2]) - SIN([.$G$2])))" office:value-type="float" office:value="50.1066991695273" calcext:value-type="float">
            <text:p>50.1066991695</text:p>
          </table:table-cell>
          <table:table-cell table:formula="of:=(([.$A$2]/[.$E$2])*(   SIN([.$E$2]*[.B279] + [.$G$2])  -    SIN([.$G$2])))  + (([.$B$2]*[.B279]/[.$E$2])*   SIN([.$E$2]*[.B279] + [.$G$2]))  + (([.$B$2]/POWER([.$E$2];2)) * (COS([.$E$2]*[.B279] + [.$G$2]) - COS([.$G$2])))" office:value-type="float" office:value="-9.75919332887235" calcext:value-type="float">
            <text:p>-9.7591933289</text:p>
          </table:table-cell>
          <table:table-cell table:formula="of:=SQRT(POWER([.H279];2)+POWER([.I279];2))" office:value-type="float" office:value="51.0482434183176" calcext:value-type="float">
            <text:p>51.0482434183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280]*[.$D$2]" office:value-type="float" office:value="544" calcext:value-type="float">
            <text:p>544</text:p>
          </table:table-cell>
          <table:table-cell table:formula="of:=[.D279]+SIN(RADIANS([.$C280]))*MIN(([.$A$2]+([.B280]*[.$B$2]));[.$C$2])" office:value-type="float" office:value="49.9656276105013" calcext:value-type="float">
            <text:p>49.9656276105</text:p>
          </table:table-cell>
          <table:table-cell table:formula="of:=[.E279]+COS(RADIANS([.$C280]))*MIN(([.$A$2]+([.B280]*[.$B$2]));[.$C$2])" office:value-type="float" office:value="-11.9931019135547" calcext:value-type="float">
            <text:p>-11.9931019136</text:p>
          </table:table-cell>
          <table:table-cell table:formula="of:=SQRT(([.D280]*[.D280])+([.E280]*[.E280]))" office:value-type="float" office:value="51.3848074436423" calcext:value-type="float">
            <text:p>51.3848074436</text:p>
          </table:table-cell>
          <table:table-cell/>
          <table:table-cell table:formula="of:=(([.$A$2]/[.$E$2])*((0-COS([.$E$2]*[.B280] + [.$G$2])) - (0-COS([.$G$2])))) + (([.$B$2]*[.B280]/[.$E$2])*(0-COS([.$E$2]*[.B280] + [.$G$2]))) + (([.$B$2]/POWER([.$E$2];2)) * (SIN([.$E$2]*[.B280] + [.$G$2]) - SIN([.$G$2])))" office:value-type="float" office:value="50.0251756545765" calcext:value-type="float">
            <text:p>50.0251756546</text:p>
          </table:table-cell>
          <table:table-cell table:formula="of:=(([.$A$2]/[.$E$2])*(   SIN([.$E$2]*[.B280] + [.$G$2])  -    SIN([.$G$2])))  + (([.$B$2]*[.B280]/[.$E$2])*   SIN([.$E$2]*[.B280] + [.$G$2]))  + (([.$B$2]/POWER([.$E$2];2)) * (COS([.$E$2]*[.B280] + [.$G$2]) - COS([.$G$2])))" office:value-type="float" office:value="-11.3144791104707" calcext:value-type="float">
            <text:p>-11.3144791105</text:p>
          </table:table-cell>
          <table:table-cell table:formula="of:=SQRT(POWER([.H280];2)+POWER([.I280];2))" office:value-type="float" office:value="51.2887476627429" calcext:value-type="float">
            <text:p>51.2887476627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B281]*[.$D$2]" office:value-type="float" office:value="546" calcext:value-type="float">
            <text:p>546</text:p>
          </table:table-cell>
          <table:table-cell table:formula="of:=[.D280]+SIN(RADIANS([.$C281]))*MIN(([.$A$2]+([.B281]*[.$B$2]));[.$C$2])" office:value-type="float" office:value="49.8020405654874" calcext:value-type="float">
            <text:p>49.8020405655</text:p>
          </table:table-cell>
          <table:table-cell table:formula="of:=[.E280]+COS(RADIANS([.$C281]))*MIN(([.$A$2]+([.B281]*[.$B$2]));[.$C$2])" office:value-type="float" office:value="-13.5495286798061" calcext:value-type="float">
            <text:p>-13.5495286798</text:p>
          </table:table-cell>
          <table:table-cell table:formula="of:=SQRT(([.D281]*[.D281])+([.E281]*[.E281]))" office:value-type="float" office:value="51.6123335253439" calcext:value-type="float">
            <text:p>51.6123335253</text:p>
          </table:table-cell>
          <table:table-cell/>
          <table:table-cell table:formula="of:=(([.$A$2]/[.$E$2])*((0-COS([.$E$2]*[.B281] + [.$G$2])) - (0-COS([.$G$2])))) + (([.$B$2]*[.B281]/[.$E$2])*(0-COS([.$E$2]*[.B281] + [.$G$2]))) + (([.$B$2]/POWER([.$E$2];2)) * (SIN([.$E$2]*[.B281] + [.$G$2]) - SIN([.$G$2])))" office:value-type="float" office:value="49.8889873539523" calcext:value-type="float">
            <text:p>49.888987354</text:p>
          </table:table-cell>
          <table:table-cell table:formula="of:=(([.$A$2]/[.$E$2])*(   SIN([.$E$2]*[.B281] + [.$G$2])  -    SIN([.$G$2])))  + (([.$B$2]*[.B281]/[.$E$2])*   SIN([.$E$2]*[.B281] + [.$G$2]))  + (([.$B$2]/POWER([.$E$2];2)) * (COS([.$E$2]*[.B281] + [.$G$2]) - COS([.$G$2])))" office:value-type="float" office:value="-12.8709530449645" calcext:value-type="float">
            <text:p>-12.870953045</text:p>
          </table:table-cell>
          <table:table-cell table:formula="of:=SQRT(POWER([.H281];2)+POWER([.I281];2))" office:value-type="float" office:value="51.5225435269697" calcext:value-type="float">
            <text:p>51.522543527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B282]*[.$D$2]" office:value-type="float" office:value="548" calcext:value-type="float">
            <text:p>548</text:p>
          </table:table-cell>
          <table:table-cell table:formula="of:=[.D281]+SIN(RADIANS([.$C282]))*MIN(([.$A$2]+([.B282]*[.$B$2]));[.$C$2])" office:value-type="float" office:value="49.5835387969801" calcext:value-type="float">
            <text:p>49.583538797</text:p>
          </table:table-cell>
          <table:table-cell table:formula="of:=[.E281]+COS(RADIANS([.$C282]))*MIN(([.$A$2]+([.B282]*[.$B$2]));[.$C$2])" office:value-type="float" office:value="-15.1042495477303" calcext:value-type="float">
            <text:p>-15.1042495477</text:p>
          </table:table-cell>
          <table:table-cell table:formula="of:=SQRT(([.D282]*[.D282])+([.E282]*[.E282]))" office:value-type="float" office:value="51.8330558044935" calcext:value-type="float">
            <text:p>51.8330558045</text:p>
          </table:table-cell>
          <table:table-cell/>
          <table:table-cell table:formula="of:=(([.$A$2]/[.$E$2])*((0-COS([.$E$2]*[.B282] + [.$G$2])) - (0-COS([.$G$2])))) + (([.$B$2]*[.B282]/[.$E$2])*(0-COS([.$E$2]*[.B282] + [.$G$2]))) + (([.$B$2]/POWER([.$E$2];2)) * (SIN([.$E$2]*[.B282] + [.$G$2]) - SIN([.$G$2])))" office:value-type="float" office:value="49.6979525428355" calcext:value-type="float">
            <text:p>49.6979525428</text:p>
          </table:table-cell>
          <table:table-cell table:formula="of:=(([.$A$2]/[.$E$2])*(   SIN([.$E$2]*[.B282] + [.$G$2])  -    SIN([.$G$2])))  + (([.$B$2]*[.B282]/[.$E$2])*   SIN([.$E$2]*[.B282] + [.$G$2]))  + (([.$B$2]/POWER([.$E$2];2)) * (COS([.$E$2]*[.B282] + [.$G$2]) - COS([.$G$2])))" office:value-type="float" office:value="-14.4266883932496" calcext:value-type="float">
            <text:p>-14.4266883932</text:p>
          </table:table-cell>
          <table:table-cell table:formula="of:=SQRT(POWER([.H282];2)+POWER([.I282];2))" office:value-type="float" office:value="51.7495490313283" calcext:value-type="float">
            <text:p>51.749549031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283]*[.$D$2]" office:value-type="float" office:value="550" calcext:value-type="float">
            <text:p>550</text:p>
          </table:table-cell>
          <table:table-cell table:formula="of:=[.D282]+SIN(RADIANS([.$C283]))*MIN(([.$A$2]+([.B283]*[.$B$2]));[.$C$2])" office:value-type="float" office:value="49.3100429171547" calcext:value-type="float">
            <text:p>49.3100429172</text:p>
          </table:table-cell>
          <table:table-cell table:formula="of:=[.E282]+COS(RADIANS([.$C283]))*MIN(([.$A$2]+([.B283]*[.$B$2]));[.$C$2])" office:value-type="float" office:value="-16.6553217587246" calcext:value-type="float">
            <text:p>-16.6553217587</text:p>
          </table:table-cell>
          <table:table-cell table:formula="of:=SQRT(([.D283]*[.D283])+([.E283]*[.E283]))" office:value-type="float" office:value="52.0469026492286" calcext:value-type="float">
            <text:p>52.0469026492</text:p>
          </table:table-cell>
          <table:table-cell/>
          <table:table-cell table:formula="of:=(([.$A$2]/[.$E$2])*((0-COS([.$E$2]*[.B283] + [.$G$2])) - (0-COS([.$G$2])))) + (([.$B$2]*[.B283]/[.$E$2])*(0-COS([.$E$2]*[.B283] + [.$G$2]))) + (([.$B$2]/POWER([.$E$2];2)) * (SIN([.$E$2]*[.B283] + [.$G$2]) - SIN([.$G$2])))" office:value-type="float" office:value="49.4519575916913" calcext:value-type="float">
            <text:p>49.4519575917</text:p>
          </table:table-cell>
          <table:table-cell table:formula="of:=(([.$A$2]/[.$E$2])*(   SIN([.$E$2]*[.B283] + [.$G$2])  -    SIN([.$G$2])))  + (([.$B$2]*[.B283]/[.$E$2])*   SIN([.$E$2]*[.B283] + [.$G$2]))  + (([.$B$2]/POWER([.$E$2];2)) * (COS([.$E$2]*[.B283] + [.$G$2]) - COS([.$G$2])))" office:value-type="float" office:value="-15.9797472018188" calcext:value-type="float">
            <text:p>-15.9797472018</text:p>
          </table:table-cell>
          <table:table-cell table:formula="of:=SQRT(POWER([.H283];2)+POWER([.I283];2))" office:value-type="float" office:value="51.9696876100335" calcext:value-type="float">
            <text:p>51.9696876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B284]*[.$D$2]" office:value-type="float" office:value="552" calcext:value-type="float">
            <text:p>552</text:p>
          </table:table-cell>
          <table:table-cell table:formula="of:=[.D283]+SIN(RADIANS([.$C284]))*MIN(([.$A$2]+([.B284]*[.$B$2]));[.$C$2])" office:value-type="float" office:value="48.9815424456626" calcext:value-type="float">
            <text:p>48.9815424457</text:p>
          </table:table-cell>
          <table:table-cell table:formula="of:=[.E283]+COS(RADIANS([.$C284]))*MIN(([.$A$2]+([.B284]*[.$B$2]));[.$C$2])" office:value-type="float" office:value="-18.200794967884" calcext:value-type="float">
            <text:p>-18.2007949679</text:p>
          </table:table-cell>
          <table:table-cell table:formula="of:=SQRT(([.D284]*[.D284])+([.E284]*[.E284]))" office:value-type="float" office:value="52.2538078786532" calcext:value-type="float">
            <text:p>52.2538078787</text:p>
          </table:table-cell>
          <table:table-cell/>
          <table:table-cell table:formula="of:=(([.$A$2]/[.$E$2])*((0-COS([.$E$2]*[.B284] + [.$G$2])) - (0-COS([.$G$2])))) + (([.$B$2]*[.B284]/[.$E$2])*(0-COS([.$E$2]*[.B284] + [.$G$2]))) + (([.$B$2]/POWER([.$E$2];2)) * (SIN([.$E$2]*[.B284] + [.$G$2]) - SIN([.$G$2])))" office:value-type="float" office:value="49.1509575267152" calcext:value-type="float">
            <text:p>49.1509575267</text:p>
          </table:table-cell>
          <table:table-cell table:formula="of:=(([.$A$2]/[.$E$2])*(   SIN([.$E$2]*[.B284] + [.$G$2])  -    SIN([.$G$2])))  + (([.$B$2]*[.B284]/[.$E$2])*   SIN([.$E$2]*[.B284] + [.$G$2]))  + (([.$B$2]/POWER([.$E$2];2)) * (COS([.$E$2]*[.B284] + [.$G$2]) - COS([.$G$2])))" office:value-type="float" office:value="-17.5281827156748" calcext:value-type="float">
            <text:p>-17.5281827157</text:p>
          </table:table-cell>
          <table:table-cell table:formula="of:=SQRT(POWER([.H284];2)+POWER([.I284];2))" office:value-type="float" office:value="52.1828881445541" calcext:value-type="float">
            <text:p>52.1828881446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B285]*[.$D$2]" office:value-type="float" office:value="554" calcext:value-type="float">
            <text:p>554</text:p>
          </table:table-cell>
          <table:table-cell table:formula="of:=[.D284]+SIN(RADIANS([.$C285]))*MIN(([.$A$2]+([.B285]*[.$B$2]));[.$C$2])" office:value-type="float" office:value="48.5980962411371" calcext:value-type="float">
            <text:p>48.5980962411</text:p>
          </table:table-cell>
          <table:table-cell table:formula="of:=[.E284]+COS(RADIANS([.$C285]))*MIN(([.$A$2]+([.B285]*[.$B$2]));[.$C$2])" office:value-type="float" office:value="-19.7387136940314" calcext:value-type="float">
            <text:p>-19.738713694</text:p>
          </table:table-cell>
          <table:table-cell table:formula="of:=SQRT(([.D285]*[.D285])+([.E285]*[.E285]))" office:value-type="float" office:value="52.4537107987392" calcext:value-type="float">
            <text:p>52.4537107987</text:p>
          </table:table-cell>
          <table:table-cell/>
          <table:table-cell table:formula="of:=(([.$A$2]/[.$E$2])*((0-COS([.$E$2]*[.B285] + [.$G$2])) - (0-COS([.$G$2])))) + (([.$B$2]*[.B285]/[.$E$2])*(0-COS([.$E$2]*[.B285] + [.$G$2]))) + (([.$B$2]/POWER([.$E$2];2)) * (SIN([.$E$2]*[.B285] + [.$G$2]) - SIN([.$G$2])))" office:value-type="float" office:value="48.7949765045669" calcext:value-type="float">
            <text:p>48.7949765046</text:p>
          </table:table-cell>
          <table:table-cell table:formula="of:=(([.$A$2]/[.$E$2])*(   SIN([.$E$2]*[.B285] + [.$G$2])  -    SIN([.$G$2])))  + (([.$B$2]*[.B285]/[.$E$2])*   SIN([.$E$2]*[.B285] + [.$G$2]))  + (([.$B$2]/POWER([.$E$2];2)) * (COS([.$E$2]*[.B285] + [.$G$2]) - COS([.$G$2])))" office:value-type="float" office:value="-19.070041816664" calcext:value-type="float">
            <text:p>-19.0700418167</text:p>
          </table:table-cell>
          <table:table-cell table:formula="of:=SQRT(POWER([.H285];2)+POWER([.I285];2))" office:value-type="float" office:value="52.3890849984092" calcext:value-type="float">
            <text:p>52.3890849984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B286]*[.$D$2]" office:value-type="float" office:value="556" calcext:value-type="float">
            <text:p>556</text:p>
          </table:table-cell>
          <table:table-cell table:formula="of:=[.D285]+SIN(RADIANS([.$C286]))*MIN(([.$A$2]+([.B286]*[.$B$2]));[.$C$2])" office:value-type="float" office:value="48.1598328453881" calcext:value-type="float">
            <text:p>48.1598328454</text:p>
          </table:table-cell>
          <table:table-cell table:formula="of:=[.E285]+COS(RADIANS([.$C286]))*MIN(([.$A$2]+([.B286]*[.$B$2]));[.$C$2])" office:value-type="float" office:value="-21.2671197905734" calcext:value-type="float">
            <text:p>-21.2671197906</text:p>
          </table:table-cell>
          <table:table-cell table:formula="of:=SQRT(([.D286]*[.D286])+([.E286]*[.E286]))" office:value-type="float" office:value="52.6465562395331" calcext:value-type="float">
            <text:p>52.6465562395</text:p>
          </table:table-cell>
          <table:table-cell/>
          <table:table-cell table:formula="of:=(([.$A$2]/[.$E$2])*((0-COS([.$E$2]*[.B286] + [.$G$2])) - (0-COS([.$G$2])))) + (([.$B$2]*[.B286]/[.$E$2])*(0-COS([.$E$2]*[.B286] + [.$G$2]))) + (([.$B$2]/POWER([.$E$2];2)) * (SIN([.$E$2]*[.B286] + [.$G$2]) - SIN([.$G$2])))" office:value-type="float" office:value="48.3841082003024" calcext:value-type="float">
            <text:p>48.3841082003</text:p>
          </table:table-cell>
          <table:table-cell table:formula="of:=(([.$A$2]/[.$E$2])*(   SIN([.$E$2]*[.B286] + [.$G$2])  -    SIN([.$G$2])))  + (([.$B$2]*[.B286]/[.$E$2])*   SIN([.$E$2]*[.B286] + [.$G$2]))  + (([.$B$2]/POWER([.$E$2];2)) * (COS([.$E$2]*[.B286] + [.$G$2]) - COS([.$G$2])))" office:value-type="float" office:value="-20.6033674841769" calcext:value-type="float">
            <text:p>-20.6033674842</text:p>
          </table:table-cell>
          <table:table-cell table:formula="of:=SQRT(POWER([.H286];2)+POWER([.I286];2))" office:value-type="float" office:value="52.5882180533492" calcext:value-type="float">
            <text:p>52.5882180533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B287]*[.$D$2]" office:value-type="float" office:value="558" calcext:value-type="float">
            <text:p>558</text:p>
          </table:table-cell>
          <table:table-cell table:formula="of:=[.D286]+SIN(RADIANS([.$C287]))*MIN(([.$A$2]+([.B287]*[.$B$2]));[.$C$2])" office:value-type="float" office:value="47.6669507393601" calcext:value-type="float">
            <text:p>47.6669507394</text:p>
          </table:table-cell>
          <table:table-cell table:formula="of:=[.E286]+COS(RADIANS([.$C287]))*MIN(([.$A$2]+([.B287]*[.$B$2]));[.$C$2])" office:value-type="float" office:value="-22.7840549340641" calcext:value-type="float">
            <text:p>-22.7840549341</text:p>
          </table:table-cell>
          <table:table-cell table:formula="of:=SQRT(([.D287]*[.D287])+([.E287]*[.E287]))" office:value-type="float" office:value="52.8322945936198" calcext:value-type="float">
            <text:p>52.8322945936</text:p>
          </table:table-cell>
          <table:table-cell/>
          <table:table-cell table:formula="of:=(([.$A$2]/[.$E$2])*((0-COS([.$E$2]*[.B287] + [.$G$2])) - (0-COS([.$G$2])))) + (([.$B$2]*[.B287]/[.$E$2])*(0-COS([.$E$2]*[.B287] + [.$G$2]))) + (([.$B$2]/POWER([.$E$2];2)) * (SIN([.$E$2]*[.B287] + [.$G$2]) - SIN([.$G$2])))" office:value-type="float" office:value="47.9185161075235" calcext:value-type="float">
            <text:p>47.9185161075</text:p>
          </table:table-cell>
          <table:table-cell table:formula="of:=(([.$A$2]/[.$E$2])*(   SIN([.$E$2]*[.B287] + [.$G$2])  -    SIN([.$G$2])))  + (([.$B$2]*[.B287]/[.$E$2])*   SIN([.$E$2]*[.B287] + [.$G$2]))  + (([.$B$2]/POWER([.$E$2];2)) * (COS([.$E$2]*[.B287] + [.$G$2]) - COS([.$G$2])))" office:value-type="float" office:value="-22.1262012751199" calcext:value-type="float">
            <text:p>-22.1262012751</text:p>
          </table:table-cell>
          <table:table-cell table:formula="of:=SQRT(POWER([.H287];2)+POWER([.I287];2))" office:value-type="float" office:value="52.7802327468732" calcext:value-type="float">
            <text:p>52.780232746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288]*[.$D$2]" office:value-type="float" office:value="560" calcext:value-type="float">
            <text:p>560</text:p>
          </table:table-cell>
          <table:table-cell table:formula="of:=[.D287]+SIN(RADIANS([.$C288]))*MIN(([.$A$2]+([.B288]*[.$B$2]));[.$C$2])" office:value-type="float" office:value="47.119718510039" calcext:value-type="float">
            <text:p>47.11971851</text:p>
          </table:table-cell>
          <table:table-cell table:formula="of:=[.E287]+COS(RADIANS([.$C288]))*MIN(([.$A$2]+([.B288]*[.$B$2]));[.$C$2])" office:value-type="float" office:value="-24.2875631273216" calcext:value-type="float">
            <text:p>-24.2875631273</text:p>
          </table:table-cell>
          <table:table-cell table:formula="of:=SQRT(([.D288]*[.D288])+([.E288]*[.E288]))" office:value-type="float" office:value="53.0108818557939" calcext:value-type="float">
            <text:p>53.0108818558</text:p>
          </table:table-cell>
          <table:table-cell/>
          <table:table-cell table:formula="of:=(([.$A$2]/[.$E$2])*((0-COS([.$E$2]*[.B288] + [.$G$2])) - (0-COS([.$G$2])))) + (([.$B$2]*[.B288]/[.$E$2])*(0-COS([.$E$2]*[.B288] + [.$G$2]))) + (([.$B$2]/POWER([.$E$2];2)) * (SIN([.$E$2]*[.B288] + [.$G$2]) - SIN([.$G$2])))" office:value-type="float" office:value="47.3984337498734" calcext:value-type="float">
            <text:p>47.3984337499</text:p>
          </table:table-cell>
          <table:table-cell table:formula="of:=(([.$A$2]/[.$E$2])*(   SIN([.$E$2]*[.B288] + [.$G$2])  -    SIN([.$G$2])))  + (([.$B$2]*[.B288]/[.$E$2])*   SIN([.$E$2]*[.B288] + [.$G$2]))  + (([.$B$2]/POWER([.$E$2];2)) * (COS([.$E$2]*[.B288] + [.$G$2]) - COS([.$G$2])))" office:value-type="float" office:value="-23.6365858200203" calcext:value-type="float">
            <text:p>-23.63658582</text:p>
          </table:table-cell>
          <table:table-cell table:formula="of:=SQRT(POWER([.H288];2)+POWER([.I288];2))" office:value-type="float" office:value="52.9650801110347" calcext:value-type="float">
            <text:p>52.965080111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B289]*[.$D$2]" office:value-type="float" office:value="562" calcext:value-type="float">
            <text:p>562</text:p>
          </table:table-cell>
          <table:table-cell table:formula="of:=[.D288]+SIN(RADIANS([.$C289]))*MIN(([.$A$2]+([.B289]*[.$B$2]));[.$C$2])" office:value-type="float" office:value="46.5184749276065" calcext:value-type="float">
            <text:p>46.5184749276</text:p>
          </table:table-cell>
          <table:table-cell table:formula="of:=[.E288]+COS(RADIANS([.$C289]))*MIN(([.$A$2]+([.B289]*[.$B$2]));[.$C$2])" office:value-type="float" office:value="-25.7756932139013" calcext:value-type="float">
            <text:p>-25.7756932139</text:p>
          </table:table-cell>
          <table:table-cell table:formula="of:=SQRT(([.D289]*[.D289])+([.E289]*[.E289]))" office:value-type="float" office:value="53.1822796638834" calcext:value-type="float">
            <text:p>53.1822796639</text:p>
          </table:table-cell>
          <table:table-cell/>
          <table:table-cell table:formula="of:=(([.$A$2]/[.$E$2])*((0-COS([.$E$2]*[.B289] + [.$G$2])) - (0-COS([.$G$2])))) + (([.$B$2]*[.B289]/[.$E$2])*(0-COS([.$E$2]*[.B289] + [.$G$2]))) + (([.$B$2]/POWER([.$E$2];2)) * (SIN([.$E$2]*[.B289] + [.$G$2]) - SIN([.$G$2])))" office:value-type="float" office:value="46.824164803121" calcext:value-type="float">
            <text:p>46.8241648031</text:p>
          </table:table-cell>
          <table:table-cell table:formula="of:=(([.$A$2]/[.$E$2])*(   SIN([.$E$2]*[.B289] + [.$G$2])  -    SIN([.$G$2])))  + (([.$B$2]*[.B289]/[.$E$2])*   SIN([.$E$2]*[.B289] + [.$G$2]))  + (([.$B$2]/POWER([.$E$2];2)) * (COS([.$E$2]*[.B289] + [.$G$2]) - COS([.$G$2])))" office:value-type="float" office:value="-25.132567332088" calcext:value-type="float">
            <text:p>-25.1325673321</text:p>
          </table:table-cell>
          <table:table-cell table:formula="of:=SQRT(POWER([.H289];2)+POWER([.I289];2))" office:value-type="float" office:value="53.1427168124831" calcext:value-type="float">
            <text:p>53.1427168125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B290]*[.$D$2]" office:value-type="float" office:value="564" calcext:value-type="float">
            <text:p>564</text:p>
          </table:table-cell>
          <table:table-cell table:formula="of:=[.D289]+SIN(RADIANS([.$C290]))*MIN(([.$A$2]+([.B290]*[.$B$2]));[.$C$2])" office:value-type="float" office:value="45.8636289322544" calcext:value-type="float">
            <text:p>45.8636289323</text:p>
          </table:table-cell>
          <table:table-cell table:formula="of:=[.E289]+COS(RADIANS([.$C290]))*MIN(([.$A$2]+([.B290]*[.$B$2]));[.$C$2])" office:value-type="float" office:value="-27.2465014007059" calcext:value-type="float">
            <text:p>-27.2465014007</text:p>
          </table:table-cell>
          <table:table-cell table:formula="of:=SQRT(([.D290]*[.D290])+([.E290]*[.E290]))" office:value-type="float" office:value="53.3464553406709" calcext:value-type="float">
            <text:p>53.3464553407</text:p>
          </table:table-cell>
          <table:table-cell/>
          <table:table-cell table:formula="of:=(([.$A$2]/[.$E$2])*((0-COS([.$E$2]*[.B290] + [.$G$2])) - (0-COS([.$G$2])))) + (([.$B$2]*[.B290]/[.$E$2])*(0-COS([.$E$2]*[.B290] + [.$G$2]))) + (([.$B$2]/POWER([.$E$2];2)) * (SIN([.$E$2]*[.B290] + [.$G$2]) - SIN([.$G$2])))" office:value-type="float" office:value="46.1960831271896" calcext:value-type="float">
            <text:p>46.1960831272</text:p>
          </table:table-cell>
          <table:table-cell table:formula="of:=(([.$A$2]/[.$E$2])*(   SIN([.$E$2]*[.B290] + [.$G$2])  -    SIN([.$G$2])))  + (([.$B$2]*[.B290]/[.$E$2])*   SIN([.$E$2]*[.B290] + [.$G$2]))  + (([.$B$2]/POWER([.$E$2];2)) * (COS([.$E$2]*[.B290] + [.$G$2]) - COS([.$G$2])))" office:value-type="float" office:value="-26.6121981260277" calcext:value-type="float">
            <text:p>-26.612198126</text:p>
          </table:table-cell>
          <table:table-cell table:formula="of:=SQRT(POWER([.H290];2)+POWER([.I290];2))" office:value-type="float" office:value="53.3131051936873" calcext:value-type="float">
            <text:p>53.3131051937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B291]*[.$D$2]" office:value-type="float" office:value="566" calcext:value-type="float">
            <text:p>566</text:p>
          </table:table-cell>
          <table:table-cell table:formula="of:=[.D290]+SIN(RADIANS([.$C291]))*MIN(([.$A$2]+([.B291]*[.$B$2]));[.$C$2])" office:value-type="float" office:value="45.1556595301901" calcext:value-type="float">
            <text:p>45.1556595302</text:p>
          </table:table-cell>
          <table:table-cell table:formula="of:=[.E290]+COS(RADIANS([.$C291]))*MIN(([.$A$2]+([.B291]*[.$B$2]));[.$C$2])" office:value-type="float" office:value="-28.698053785479" calcext:value-type="float">
            <text:p>-28.6980537855</text:p>
          </table:table-cell>
          <table:table-cell table:formula="of:=SQRT(([.D291]*[.D291])+([.E291]*[.E291]))" office:value-type="float" office:value="53.5033819368523" calcext:value-type="float">
            <text:p>53.5033819369</text:p>
          </table:table-cell>
          <table:table-cell/>
          <table:table-cell table:formula="of:=(([.$A$2]/[.$E$2])*((0-COS([.$E$2]*[.B291] + [.$G$2])) - (0-COS([.$G$2])))) + (([.$B$2]*[.B291]/[.$E$2])*(0-COS([.$E$2]*[.B291] + [.$G$2]))) + (([.$B$2]/POWER([.$E$2];2)) * (SIN([.$E$2]*[.B291] + [.$G$2]) - SIN([.$G$2])))" office:value-type="float" office:value="45.5146327076015" calcext:value-type="float">
            <text:p>45.5146327076</text:p>
          </table:table-cell>
          <table:table-cell table:formula="of:=(([.$A$2]/[.$E$2])*(   SIN([.$E$2]*[.B291] + [.$G$2])  -    SIN([.$G$2])))  + (([.$B$2]*[.B291]/[.$E$2])*   SIN([.$E$2]*[.B291] + [.$G$2]))  + (([.$B$2]/POWER([.$E$2];2)) * (COS([.$E$2]*[.B291] + [.$G$2]) - COS([.$G$2])))" office:value-type="float" office:value="-28.0735391433623" calcext:value-type="float">
            <text:p>-28.0735391434</text:p>
          </table:table-cell>
          <table:table-cell table:formula="of:=SQRT(POWER([.H291];2)+POWER([.I291];2))" office:value-type="float" office:value="53.476213315284" calcext:value-type="float">
            <text:p>53.476213315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B292]*[.$D$2]" office:value-type="float" office:value="568" calcext:value-type="float">
            <text:p>568</text:p>
          </table:table-cell>
          <table:table-cell table:formula="of:=[.D291]+SIN(RADIANS([.$C292]))*MIN(([.$A$2]+([.B292]*[.$B$2]));[.$C$2])" office:value-type="float" office:value="44.3951155984769" calcext:value-type="float">
            <text:p>44.3951155985</text:p>
          </table:table-cell>
          <table:table-cell table:formula="of:=[.E291]+COS(RADIANS([.$C292]))*MIN(([.$A$2]+([.B292]*[.$B$2]));[.$C$2])" office:value-type="float" office:value="-30.1284288859105" calcext:value-type="float">
            <text:p>-30.1284288859</text:p>
          </table:table-cell>
          <table:table-cell table:formula="of:=SQRT(([.D292]*[.D292])+([.E292]*[.E292]))" office:value-type="float" office:value="53.6530382749709" calcext:value-type="float">
            <text:p>53.653038275</text:p>
          </table:table-cell>
          <table:table-cell/>
          <table:table-cell table:formula="of:=(([.$A$2]/[.$E$2])*((0-COS([.$E$2]*[.B292] + [.$G$2])) - (0-COS([.$G$2])))) + (([.$B$2]*[.B292]/[.$E$2])*(0-COS([.$E$2]*[.B292] + [.$G$2]))) + (([.$B$2]/POWER([.$E$2];2)) * (SIN([.$E$2]*[.B292] + [.$G$2]) - SIN([.$G$2])))" office:value-type="float" office:value="44.7803275059251" calcext:value-type="float">
            <text:p>44.7803275059</text:p>
          </table:table-cell>
          <table:table-cell table:formula="of:=(([.$A$2]/[.$E$2])*(   SIN([.$E$2]*[.B292] + [.$G$2])  -    SIN([.$G$2])))  + (([.$B$2]*[.B292]/[.$E$2])*   SIN([.$E$2]*[.B292] + [.$G$2]))  + (([.$B$2]/POWER([.$E$2];2)) * (COS([.$E$2]*[.B292] + [.$G$2]) - COS([.$G$2])))" office:value-type="float" office:value="-29.5146624810063" calcext:value-type="float">
            <text:p>-29.514662481</text:p>
          </table:table-cell>
          <table:table-cell table:formula="of:=SQRT(POWER([.H292];2)+POWER([.I292];2))" office:value-type="float" office:value="53.632014999491" calcext:value-type="float">
            <text:p>53.632014999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B293]*[.$D$2]" office:value-type="float" office:value="570" calcext:value-type="float">
            <text:p>570</text:p>
          </table:table-cell>
          <table:table-cell table:formula="of:=[.D292]+SIN(RADIANS([.$C293]))*MIN(([.$A$2]+([.B293]*[.$B$2]));[.$C$2])" office:value-type="float" office:value="43.5826155984769" calcext:value-type="float">
            <text:p>43.5826155985</text:p>
          </table:table-cell>
          <table:table-cell table:formula="of:=[.E292]+COS(RADIANS([.$C293]))*MIN(([.$A$2]+([.B293]*[.$B$2]));[.$C$2])" office:value-type="float" office:value="-31.5357201670602" calcext:value-type="float">
            <text:p>-31.5357201671</text:p>
          </table:table-cell>
          <table:table-cell table:formula="of:=SQRT(([.D293]*[.D293])+([.E293]*[.E293]))" office:value-type="float" office:value="53.7954089942602" calcext:value-type="float">
            <text:p>53.7954089943</text:p>
          </table:table-cell>
          <table:table-cell/>
          <table:table-cell table:formula="of:=(([.$A$2]/[.$E$2])*((0-COS([.$E$2]*[.B293] + [.$G$2])) - (0-COS([.$G$2])))) + (([.$B$2]*[.B293]/[.$E$2])*(0-COS([.$E$2]*[.B293] + [.$G$2]))) + (([.$B$2]/POWER([.$E$2];2)) * (SIN([.$E$2]*[.B293] + [.$G$2]) - SIN([.$G$2])))" office:value-type="float" office:value="43.993751218932" calcext:value-type="float">
            <text:p>43.9937512189</text:p>
          </table:table-cell>
          <table:table-cell table:formula="of:=(([.$A$2]/[.$E$2])*(   SIN([.$E$2]*[.B293] + [.$G$2])  -    SIN([.$G$2])))  + (([.$B$2]*[.B293]/[.$E$2])*   SIN([.$E$2]*[.B293] + [.$G$2]))  + (([.$B$2]/POWER([.$E$2];2)) * (COS([.$E$2]*[.B293] + [.$G$2]) - COS([.$G$2])))" office:value-type="float" office:value="-30.9336539198051" calcext:value-type="float">
            <text:p>-30.9336539198</text:p>
          </table:table-cell>
          <table:table-cell table:formula="of:=SQRT(POWER([.H293];2)+POWER([.I293];2))" office:value-type="float" office:value="53.7804898745219" calcext:value-type="float">
            <text:p>53.7804898745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294]*[.$D$2]" office:value-type="float" office:value="572" calcext:value-type="float">
            <text:p>572</text:p>
          </table:table-cell>
          <table:table-cell table:formula="of:=[.D293]+SIN(RADIANS([.$C294]))*MIN(([.$A$2]+([.B294]*[.$B$2]));[.$C$2])" office:value-type="float" office:value="42.7188471977768" calcext:value-type="float">
            <text:p>42.7188471978</text:p>
          </table:table-cell>
          <table:table-cell table:formula="of:=[.E293]+COS(RADIANS([.$C294]))*MIN(([.$A$2]+([.B294]*[.$B$2]));[.$C$2])" office:value-type="float" office:value="-32.9180385637952" calcext:value-type="float">
            <text:p>-32.9180385638</text:p>
          </table:table-cell>
          <table:table-cell table:formula="of:=SQRT(([.D294]*[.D294])+([.E294]*[.E294]))" office:value-type="float" office:value="53.9304845963255" calcext:value-type="float">
            <text:p>53.9304845963</text:p>
          </table:table-cell>
          <table:table-cell/>
          <table:table-cell table:formula="of:=(([.$A$2]/[.$E$2])*((0-COS([.$E$2]*[.B294] + [.$G$2])) - (0-COS([.$G$2])))) + (([.$B$2]*[.B294]/[.$E$2])*(0-COS([.$E$2]*[.B294] + [.$G$2]))) + (([.$B$2]/POWER([.$E$2];2)) * (SIN([.$E$2]*[.B294] + [.$G$2]) - SIN([.$G$2])))" office:value-type="float" office:value="43.1555569462859" calcext:value-type="float">
            <text:p>43.1555569463</text:p>
          </table:table-cell>
          <table:table-cell table:formula="of:=(([.$A$2]/[.$E$2])*(   SIN([.$E$2]*[.B294] + [.$G$2])  -    SIN([.$G$2])))  + (([.$B$2]*[.B294]/[.$E$2])*   SIN([.$E$2]*[.B294] + [.$G$2]))  + (([.$B$2]/POWER([.$E$2];2)) * (COS([.$E$2]*[.B294] + [.$G$2]) - COS([.$G$2])))" office:value-type="float" office:value="-32.3286154497418" calcext:value-type="float">
            <text:p>-32.3286154497</text:p>
          </table:table-cell>
          <table:table-cell table:formula="of:=SQRT(POWER([.H294];2)+POWER([.I294];2))" office:value-type="float" office:value="53.9216234199362" calcext:value-type="float">
            <text:p>53.9216234199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B295]*[.$D$2]" office:value-type="float" office:value="574" calcext:value-type="float">
            <text:p>574</text:p>
          </table:table-cell>
          <table:table-cell table:formula="of:=[.D294]+SIN(RADIANS([.$C295]))*MIN(([.$A$2]+([.B295]*[.$B$2]));[.$C$2])" office:value-type="float" office:value="41.8045668006021" calcext:value-type="float">
            <text:p>41.8045668006</text:p>
          </table:table-cell>
          <table:table-cell table:formula="of:=[.E294]+COS(RADIANS([.$C295]))*MIN(([.$A$2]+([.B295]*[.$B$2]));[.$C$2])" office:value-type="float" office:value="-34.2735149949227" calcext:value-type="float">
            <text:p>-34.2735149949</text:p>
          </table:table-cell>
          <table:table-cell table:formula="of:=SQRT(([.D295]*[.D295])+([.E295]*[.E295]))" office:value-type="float" office:value="54.0582614915907" calcext:value-type="float">
            <text:p>54.0582614916</text:p>
          </table:table-cell>
          <table:table-cell/>
          <table:table-cell table:formula="of:=(([.$A$2]/[.$E$2])*((0-COS([.$E$2]*[.B295] + [.$G$2])) - (0-COS([.$G$2])))) + (([.$B$2]*[.B295]/[.$E$2])*(0-COS([.$E$2]*[.B295] + [.$G$2]))) + (([.$B$2]/POWER([.$E$2];2)) * (SIN([.$E$2]*[.B295] + [.$G$2]) - SIN([.$G$2])))" office:value-type="float" office:value="42.2664667667077" calcext:value-type="float">
            <text:p>42.2664667667</text:p>
          </table:table-cell>
          <table:table-cell table:formula="of:=(([.$A$2]/[.$E$2])*(   SIN([.$E$2]*[.B295] + [.$G$2])  -    SIN([.$G$2])))  + (([.$B$2]*[.B295]/[.$E$2])*   SIN([.$E$2]*[.B295] + [.$G$2]))  + (([.$B$2]/POWER([.$E$2];2)) * (COS([.$E$2]*[.B295] + [.$G$2]) - COS([.$G$2])))" office:value-type="float" office:value="-33.697667788499" calcext:value-type="float">
            <text:p>-33.6976677885</text:p>
          </table:table-cell>
          <table:table-cell table:formula="of:=SQRT(POWER([.H295];2)+POWER([.I295];2))" office:value-type="float" office:value="54.0554070128535" calcext:value-type="float">
            <text:p>54.055407012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296]*[.$D$2]" office:value-type="float" office:value="576" calcext:value-type="float">
            <text:p>576</text:p>
          </table:table-cell>
          <table:table-cell table:formula="of:=[.D295]+SIN(RADIANS([.$C296]))*MIN(([.$A$2]+([.B296]*[.$B$2]));[.$C$2])" office:value-type="float" office:value="40.8405989868425" calcext:value-type="float">
            <text:p>40.8405989868</text:p>
          </table:table-cell>
          <table:table-cell table:formula="of:=[.E295]+COS(RADIANS([.$C296]))*MIN(([.$A$2]+([.B296]*[.$B$2]));[.$C$2])" office:value-type="float" office:value="-35.6003028656976" calcext:value-type="float">
            <text:p>-35.6003028657</text:p>
          </table:table-cell>
          <table:table-cell table:formula="of:=SQRT(([.D296]*[.D296])+([.E296]*[.E296]))" office:value-type="float" office:value="54.1787420464288" calcext:value-type="float">
            <text:p>54.1787420464</text:p>
          </table:table-cell>
          <table:table-cell/>
          <table:table-cell table:formula="of:=(([.$A$2]/[.$E$2])*((0-COS([.$E$2]*[.B296] + [.$G$2])) - (0-COS([.$G$2])))) + (([.$B$2]*[.B296]/[.$E$2])*(0-COS([.$E$2]*[.B296] + [.$G$2]))) + (([.$B$2]/POWER([.$E$2];2)) * (SIN([.$E$2]*[.B296] + [.$G$2]) - SIN([.$G$2])))" office:value-type="float" office:value="41.3272712226796" calcext:value-type="float">
            <text:p>41.3272712227</text:p>
          </table:table-cell>
          <table:table-cell table:formula="of:=(([.$A$2]/[.$E$2])*(   SIN([.$E$2]*[.B296] + [.$G$2])  -    SIN([.$G$2])))  + (([.$B$2]*[.B296]/[.$E$2])*   SIN([.$E$2]*[.B296] + [.$G$2]))  + (([.$B$2]/POWER([.$E$2];2)) * (COS([.$E$2]*[.B296] + [.$G$2]) - COS([.$G$2])))" office:value-type="float" office:value="-35.0389528900562" calcext:value-type="float">
            <text:p>-35.0389528901</text:p>
          </table:table-cell>
          <table:table-cell table:formula="of:=SQRT(POWER([.H296];2)+POWER([.I296];2))" office:value-type="float" office:value="54.1818379749571" calcext:value-type="float">
            <text:p>54.181837975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B297]*[.$D$2]" office:value-type="float" office:value="578" calcext:value-type="float">
            <text:p>578</text:p>
          </table:table-cell>
          <table:table-cell table:formula="of:=[.D296]+SIN(RADIANS([.$C297]))*MIN(([.$A$2]+([.B297]*[.$B$2]));[.$C$2])" office:value-type="float" office:value="39.8278358599318" calcext:value-type="float">
            <text:p>39.8278358599</text:p>
          </table:table-cell>
          <table:table-cell table:formula="of:=[.E296]+COS(RADIANS([.$C297]))*MIN(([.$A$2]+([.B297]*[.$B$2]));[.$C$2])" office:value-type="float" office:value="-36.8965805553806" calcext:value-type="float">
            <text:p>-36.8965805554</text:p>
          </table:table-cell>
          <table:table-cell table:formula="of:=SQRT(([.D297]*[.D297])+([.E297]*[.E297]))" office:value-type="float" office:value="54.2919346308949" calcext:value-type="float">
            <text:p>54.2919346309</text:p>
          </table:table-cell>
          <table:table-cell/>
          <table:table-cell table:formula="of:=(([.$A$2]/[.$E$2])*((0-COS([.$E$2]*[.B297] + [.$G$2])) - (0-COS([.$G$2])))) + (([.$B$2]*[.B297]/[.$E$2])*(0-COS([.$E$2]*[.B297] + [.$G$2]))) + (([.$B$2]/POWER([.$E$2];2)) * (SIN([.$E$2]*[.B297] + [.$G$2]) - SIN([.$G$2])))" office:value-type="float" office:value="40.3388287138731" calcext:value-type="float">
            <text:p>40.3388287139</text:p>
          </table:table-cell>
          <table:table-cell table:formula="of:=(([.$A$2]/[.$E$2])*(   SIN([.$E$2]*[.B297] + [.$G$2])  -    SIN([.$G$2])))  + (([.$B$2]*[.B297]/[.$E$2])*   SIN([.$E$2]*[.B297] + [.$G$2]))  + (([.$B$2]/POWER([.$E$2];2)) * (COS([.$E$2]*[.B297] + [.$G$2]) - COS([.$G$2])))" office:value-type="float" office:value="-36.3506364399995" calcext:value-type="float">
            <text:p>-36.35063644</text:p>
          </table:table-cell>
          <table:table-cell table:formula="of:=SQRT(POWER([.H297];2)+POWER([.I297];2))" office:value-type="float" office:value="54.3009196202073" calcext:value-type="float">
            <text:p>54.300919620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298]*[.$D$2]" office:value-type="float" office:value="580" calcext:value-type="float">
            <text:p>580</text:p>
          </table:table-cell>
          <table:table-cell table:formula="of:=[.D297]+SIN(RADIANS([.$C298]))*MIN(([.$A$2]+([.B298]*[.$B$2]));[.$C$2])" office:value-type="float" office:value="38.767236303949" calcext:value-type="float">
            <text:p>38.7672363039</text:p>
          </table:table-cell>
          <table:table-cell table:formula="of:=[.E297]+COS(RADIANS([.$C298]))*MIN(([.$A$2]+([.B298]*[.$B$2]));[.$C$2])" office:value-type="float" office:value="-38.1605538865269" calcext:value-type="float">
            <text:p>-38.1605538865</text:p>
          </table:table-cell>
          <table:table-cell table:formula="of:=SQRT(([.D298]*[.D298])+([.E298]*[.E298]))" office:value-type="float" office:value="54.3978536669669" calcext:value-type="float">
            <text:p>54.397853667</text:p>
          </table:table-cell>
          <table:table-cell/>
          <table:table-cell table:formula="of:=(([.$A$2]/[.$E$2])*((0-COS([.$E$2]*[.B298] + [.$G$2])) - (0-COS([.$G$2])))) + (([.$B$2]*[.B298]/[.$E$2])*(0-COS([.$E$2]*[.B298] + [.$G$2]))) + (([.$B$2]/POWER([.$E$2];2)) * (SIN([.$E$2]*[.B298] + [.$G$2]) - SIN([.$G$2])))" office:value-type="float" office:value="39.3020647996041" calcext:value-type="float">
            <text:p>39.3020647996</text:p>
          </table:table-cell>
          <table:table-cell table:formula="of:=(([.$A$2]/[.$E$2])*(   SIN([.$E$2]*[.B298] + [.$G$2])  -    SIN([.$G$2])))  + (([.$B$2]*[.B298]/[.$E$2])*   SIN([.$E$2]*[.B298] + [.$G$2]))  + (([.$B$2]/POWER([.$E$2];2)) * (COS([.$E$2]*[.B298] + [.$G$2]) - COS([.$G$2])))" office:value-type="float" office:value="-37.6309103342214" calcext:value-type="float">
            <text:p>-37.6309103342</text:p>
          </table:table-cell>
          <table:table-cell table:formula="of:=SQRT(POWER([.H298];2)+POWER([.I298];2))" office:value-type="float" office:value="54.4126613031792" calcext:value-type="float">
            <text:p>54.412661303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B299]*[.$D$2]" office:value-type="float" office:value="582" calcext:value-type="float">
            <text:p>582</text:p>
          </table:table-cell>
          <table:table-cell table:formula="of:=[.D298]+SIN(RADIANS([.$C299]))*MIN(([.$A$2]+([.B299]*[.$B$2]));[.$C$2])" office:value-type="float" office:value="37.6598251504251" calcext:value-type="float">
            <text:p>37.6598251504</text:p>
          </table:table-cell>
          <table:table-cell table:formula="of:=[.E298]+COS(RADIANS([.$C299]))*MIN(([.$A$2]+([.B299]*[.$B$2]));[.$C$2])" office:value-type="float" office:value="-39.390458572692" calcext:value-type="float">
            <text:p>-39.3904585727</text:p>
          </table:table-cell>
          <table:table-cell table:formula="of:=SQRT(([.D299]*[.D299])+([.E299]*[.E299]))" office:value-type="float" office:value="54.496519677201" calcext:value-type="float">
            <text:p>54.4965196772</text:p>
          </table:table-cell>
          <table:table-cell/>
          <table:table-cell table:formula="of:=(([.$A$2]/[.$E$2])*((0-COS([.$E$2]*[.B299] + [.$G$2])) - (0-COS([.$G$2])))) + (([.$B$2]*[.B299]/[.$E$2])*(0-COS([.$E$2]*[.B299] + [.$G$2]))) + (([.$B$2]/POWER([.$E$2];2)) * (SIN([.$E$2]*[.B299] + [.$G$2]) - SIN([.$G$2])))" office:value-type="float" office:value="38.2179714107413" calcext:value-type="float">
            <text:p>38.2179714107</text:p>
          </table:table-cell>
          <table:table-cell table:formula="of:=(([.$A$2]/[.$E$2])*(   SIN([.$E$2]*[.B299] + [.$G$2])  -    SIN([.$G$2])))  + (([.$B$2]*[.B299]/[.$E$2])*   SIN([.$E$2]*[.B299] + [.$G$2]))  + (([.$B$2]/POWER([.$E$2];2)) * (COS([.$E$2]*[.B299] + [.$G$2]) - COS([.$G$2])))" office:value-type="float" office:value="-38.8779951376941" calcext:value-type="float">
            <text:p>-38.8779951377</text:p>
          </table:table-cell>
          <table:table-cell table:formula="of:=SQRT(POWER([.H299];2)+POWER([.I299];2))" office:value-type="float" office:value="54.5170784679334" calcext:value-type="float">
            <text:p>54.5170784679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B300]*[.$D$2]" office:value-type="float" office:value="584" calcext:value-type="float">
            <text:p>584</text:p>
          </table:table-cell>
          <table:table-cell table:formula="of:=[.D299]+SIN(RADIANS([.$C300]))*MIN(([.$A$2]+([.B300]*[.$B$2]));[.$C$2])" office:value-type="float" office:value="36.5066922554631" calcext:value-type="float">
            <text:p>36.5066922555</text:p>
          </table:table-cell>
          <table:table-cell table:formula="of:=[.E299]+COS(RADIANS([.$C300]))*MIN(([.$A$2]+([.B300]*[.$B$2]));[.$C$2])" office:value-type="float" office:value="-40.5845626412542" calcext:value-type="float">
            <text:p>-40.5845626413</text:p>
          </table:table-cell>
          <table:table-cell table:formula="of:=SQRT(([.D300]*[.D300])+([.E300]*[.E300]))" office:value-type="float" office:value="54.5879593336935" calcext:value-type="float">
            <text:p>54.5879593337</text:p>
          </table:table-cell>
          <table:table-cell/>
          <table:table-cell table:formula="of:=(([.$A$2]/[.$E$2])*((0-COS([.$E$2]*[.B300] + [.$G$2])) - (0-COS([.$G$2])))) + (([.$B$2]*[.B300]/[.$E$2])*(0-COS([.$E$2]*[.B300] + [.$G$2]))) + (([.$B$2]/POWER([.$E$2];2)) * (SIN([.$E$2]*[.B300] + [.$G$2]) - SIN([.$G$2])))" office:value-type="float" office:value="37.0876059716141" calcext:value-type="float">
            <text:p>37.0876059716</text:p>
          </table:table-cell>
          <table:table-cell table:formula="of:=(([.$A$2]/[.$E$2])*(   SIN([.$E$2]*[.B300] + [.$G$2])  -    SIN([.$G$2])))  + (([.$B$2]*[.B300]/[.$E$2])*   SIN([.$E$2]*[.B300] + [.$G$2]))  + (([.$B$2]/POWER([.$E$2];2)) * (COS([.$E$2]*[.B300] + [.$G$2]) - COS([.$G$2])))" office:value-type="float" office:value="-40.0901425200081" calcext:value-type="float">
            <text:p>-40.09014252</text:p>
          </table:table-cell>
          <table:table-cell table:formula="of:=SQRT(POWER([.H300];2)+POWER([.I300];2))" office:value-type="float" office:value="54.6141926973225" calcext:value-type="float">
            <text:p>54.614192697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301]*[.$D$2]" office:value-type="float" office:value="586" calcext:value-type="float">
            <text:p>586</text:p>
          </table:table-cell>
          <table:table-cell table:formula="of:=[.D300]+SIN(RADIANS([.$C301]))*MIN(([.$A$2]+([.B301]*[.$B$2]));[.$C$2])" office:value-type="float" office:value="35.3089914878993" calcext:value-type="float">
            <text:p>35.3089914879</text:p>
          </table:table-cell>
          <table:table-cell table:formula="of:=[.E300]+COS(RADIANS([.$C301]))*MIN(([.$A$2]+([.B301]*[.$B$2]));[.$C$2])" office:value-type="float" office:value="-41.7411688280684" calcext:value-type="float">
            <text:p>-41.7411688281</text:p>
          </table:table-cell>
          <table:table-cell table:formula="of:=SQRT(([.D301]*[.D301])+([.E301]*[.E301]))" office:value-type="float" office:value="54.6722055072397" calcext:value-type="float">
            <text:p>54.6722055072</text:p>
          </table:table-cell>
          <table:table-cell/>
          <table:table-cell table:formula="of:=(([.$A$2]/[.$E$2])*((0-COS([.$E$2]*[.B301] + [.$G$2])) - (0-COS([.$G$2])))) + (([.$B$2]*[.B301]/[.$E$2])*(0-COS([.$E$2]*[.B301] + [.$G$2]))) + (([.$B$2]/POWER([.$E$2];2)) * (SIN([.$E$2]*[.B301] + [.$G$2]) - SIN([.$G$2])))" office:value-type="float" office:value="35.9120904325879" calcext:value-type="float">
            <text:p>35.9120904326</text:p>
          </table:table-cell>
          <table:table-cell table:formula="of:=(([.$A$2]/[.$E$2])*(   SIN([.$E$2]*[.B301] + [.$G$2])  -    SIN([.$G$2])))  + (([.$B$2]*[.B301]/[.$E$2])*   SIN([.$E$2]*[.B301] + [.$G$2]))  + (([.$B$2]/POWER([.$E$2];2)) * (COS([.$E$2]*[.B301] + [.$G$2]) - COS([.$G$2])))" office:value-type="float" office:value="-41.2656376643837" calcext:value-type="float">
            <text:p>-41.2656376644</text:p>
          </table:table-cell>
          <table:table-cell table:formula="of:=SQRT(POWER([.H301];2)+POWER([.I301];2))" office:value-type="float" office:value="54.7040317626276" calcext:value-type="float">
            <text:p>54.7040317626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B302]*[.$D$2]" office:value-type="float" office:value="588" calcext:value-type="float">
            <text:p>588</text:p>
          </table:table-cell>
          <table:table-cell table:formula="of:=[.D301]+SIN(RADIANS([.$C302]))*MIN(([.$A$2]+([.B302]*[.$B$2]));[.$C$2])" office:value-type="float" office:value="34.067939629352" calcext:value-type="float">
            <text:p>34.0679396294</text:p>
          </table:table-cell>
          <table:table-cell table:formula="of:=[.E301]+COS(RADIANS([.$C302]))*MIN(([.$A$2]+([.B302]*[.$B$2]));[.$C$2])" office:value-type="float" office:value="-42.8586169406877" calcext:value-type="float">
            <text:p>-42.8586169407</text:p>
          </table:table-cell>
          <table:table-cell table:formula="of:=SQRT(([.D302]*[.D302])+([.E302]*[.E302]))" office:value-type="float" office:value="54.7492973165663" calcext:value-type="float">
            <text:p>54.7492973166</text:p>
          </table:table-cell>
          <table:table-cell/>
          <table:table-cell table:formula="of:=(([.$A$2]/[.$E$2])*((0-COS([.$E$2]*[.B302] + [.$G$2])) - (0-COS([.$G$2])))) + (([.$B$2]*[.B302]/[.$E$2])*(0-COS([.$E$2]*[.B302] + [.$G$2]))) + (([.$B$2]/POWER([.$E$2];2)) * (SIN([.$E$2]*[.B302] + [.$G$2]) - SIN([.$G$2])))" office:value-type="float" office:value="34.6926102140933" calcext:value-type="float">
            <text:p>34.6926102141</text:p>
          </table:table-cell>
          <table:table-cell table:formula="of:=(([.$A$2]/[.$E$2])*(   SIN([.$E$2]*[.B302] + [.$G$2])  -    SIN([.$G$2])))  + (([.$B$2]*[.B302]/[.$E$2])*   SIN([.$E$2]*[.B302] + [.$G$2]))  + (([.$B$2]/POWER([.$E$2];2)) * (COS([.$E$2]*[.B302] + [.$G$2]) - COS([.$G$2])))" office:value-type="float" office:value="-42.4028016468793" calcext:value-type="float">
            <text:p>-42.4028016469</text:p>
          </table:table-cell>
          <table:table-cell table:formula="of:=SQRT(POWER([.H302];2)+POWER([.I302];2))" office:value-type="float" office:value="54.7866296734121" calcext:value-type="float">
            <text:p>54.7866296734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B303]*[.$D$2]" office:value-type="float" office:value="590" calcext:value-type="float">
            <text:p>590</text:p>
          </table:table-cell>
          <table:table-cell table:formula="of:=[.D302]+SIN(RADIANS([.$C303]))*MIN(([.$A$2]+([.B303]*[.$B$2]));[.$C$2])" office:value-type="float" office:value="32.7848151871277" calcext:value-type="float">
            <text:p>32.7848151871</text:p>
          </table:table-cell>
          <table:table-cell table:formula="of:=[.E302]+COS(RADIANS([.$C303]))*MIN(([.$A$2]+([.B303]*[.$B$2]));[.$C$2])" office:value-type="float" office:value="-43.9352861869127" calcext:value-type="float">
            <text:p>-43.9352861869</text:p>
          </table:table-cell>
          <table:table-cell table:formula="of:=SQRT(([.D303]*[.D303])+([.E303]*[.E303]))" office:value-type="float" office:value="54.8192801775073" calcext:value-type="float">
            <text:p>54.8192801775</text:p>
          </table:table-cell>
          <table:table-cell/>
          <table:table-cell table:formula="of:=(([.$A$2]/[.$E$2])*((0-COS([.$E$2]*[.B303] + [.$G$2])) - (0-COS([.$G$2])))) + (([.$B$2]*[.B303]/[.$E$2])*(0-COS([.$E$2]*[.B303] + [.$G$2]))) + (([.$B$2]/POWER([.$E$2];2)) * (SIN([.$E$2]*[.B303] + [.$G$2]) - SIN([.$G$2])))" office:value-type="float" office:value="33.4304130630186" calcext:value-type="float">
            <text:p>33.430413063</text:p>
          </table:table-cell>
          <table:table-cell table:formula="of:=(([.$A$2]/[.$E$2])*(   SIN([.$E$2]*[.B303] + [.$G$2])  -    SIN([.$G$2])))  + (([.$B$2]*[.B303]/[.$E$2])*   SIN([.$E$2]*[.B303] + [.$G$2]))  + (([.$B$2]/POWER([.$E$2];2)) * (COS([.$E$2]*[.B303] + [.$G$2]) - COS([.$G$2])))" office:value-type="float" office:value="-43.4999937825461" calcext:value-type="float">
            <text:p>-43.4999937825</text:p>
          </table:table-cell>
          <table:table-cell table:formula="of:=SQRT(POWER([.H303];2)+POWER([.I303];2))" office:value-type="float" office:value="54.8620267274697" calcext:value-type="float">
            <text:p>54.862026727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304]*[.$D$2]" office:value-type="float" office:value="592" calcext:value-type="float">
            <text:p>592</text:p>
          </table:table-cell>
          <table:table-cell table:formula="of:=[.D303]+SIN(RADIANS([.$C304]))*MIN(([.$A$2]+([.B304]*[.$B$2]));[.$C$2])" office:value-type="float" office:value="31.4609571210684" calcext:value-type="float">
            <text:p>31.4609571211</text:p>
          </table:table-cell>
          <table:table-cell table:formula="of:=[.E303]+COS(RADIANS([.$C304]))*MIN(([.$A$2]+([.B304]*[.$B$2]));[.$C$2])" office:value-type="float" office:value="-44.9695974654598" calcext:value-type="float">
            <text:p>-44.9695974655</text:p>
          </table:table-cell>
          <table:table-cell table:formula="of:=SQRT(([.D304]*[.D304])+([.E304]*[.E304]))" office:value-type="float" office:value="54.8822058519808" calcext:value-type="float">
            <text:p>54.882205852</text:p>
          </table:table-cell>
          <table:table-cell/>
          <table:table-cell table:formula="of:=(([.$A$2]/[.$E$2])*((0-COS([.$E$2]*[.B304] + [.$G$2])) - (0-COS([.$G$2])))) + (([.$B$2]*[.B304]/[.$E$2])*(0-COS([.$E$2]*[.B304] + [.$G$2]))) + (([.$B$2]/POWER([.$E$2];2)) * (SIN([.$E$2]*[.B304] + [.$G$2]) - SIN([.$G$2])))" office:value-type="float" office:value="32.1268078224908" calcext:value-type="float">
            <text:p>32.1268078225</text:p>
          </table:table-cell>
          <table:table-cell table:formula="of:=(([.$A$2]/[.$E$2])*(   SIN([.$E$2]*[.B304] + [.$G$2])  -    SIN([.$G$2])))  + (([.$B$2]*[.B304]/[.$E$2])*   SIN([.$E$2]*[.B304] + [.$G$2]))  + (([.$B$2]/POWER([.$E$2];2)) * (COS([.$E$2]*[.B304] + [.$G$2]) - COS([.$G$2])))" office:value-type="float" office:value="-44.5556139353032" calcext:value-type="float">
            <text:p>-44.5556139353</text:p>
          </table:table-cell>
          <table:table-cell table:formula="of:=SQRT(POWER([.H304];2)+POWER([.I304];2))" office:value-type="float" office:value="54.9302695607353" calcext:value-type="float">
            <text:p>54.930269560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B305]*[.$D$2]" office:value-type="float" office:value="594" calcext:value-type="float">
            <text:p>594</text:p>
          </table:table-cell>
          <table:table-cell table:formula="of:=[.D304]+SIN(RADIANS([.$C305]))*MIN(([.$A$2]+([.B305]*[.$B$2]));[.$C$2])" office:value-type="float" office:value="30.0977634855467" calcext:value-type="float">
            <text:p>30.0977634855</text:p>
          </table:table-cell>
          <table:table-cell table:formula="of:=[.E304]+COS(RADIANS([.$C305]))*MIN(([.$A$2]+([.B305]*[.$B$2]));[.$C$2])" office:value-type="float" office:value="-45.9600156155726" calcext:value-type="float">
            <text:p>-45.9600156156</text:p>
          </table:table-cell>
          <table:table-cell table:formula="of:=SQRT(([.D305]*[.D305])+([.E305]*[.E305]))" office:value-type="float" office:value="54.9381324966146" calcext:value-type="float">
            <text:p>54.9381324966</text:p>
          </table:table-cell>
          <table:table-cell/>
          <table:table-cell table:formula="of:=(([.$A$2]/[.$E$2])*((0-COS([.$E$2]*[.B305] + [.$G$2])) - (0-COS([.$G$2])))) + (([.$B$2]*[.B305]/[.$E$2])*(0-COS([.$E$2]*[.B305] + [.$G$2]))) + (([.$B$2]/POWER([.$E$2];2)) * (SIN([.$E$2]*[.B305] + [.$G$2]) - SIN([.$G$2])))" office:value-type="float" office:value="30.7831631161916" calcext:value-type="float">
            <text:p>30.7831631162</text:p>
          </table:table-cell>
          <table:table-cell table:formula="of:=(([.$A$2]/[.$E$2])*(   SIN([.$E$2]*[.B305] + [.$G$2])  -    SIN([.$G$2])))  + (([.$B$2]*[.B305]/[.$E$2])*   SIN([.$E$2]*[.B305] + [.$G$2]))  + (([.$B$2]/POWER([.$E$2];2)) * (COS([.$E$2]*[.B305] + [.$G$2]) - COS([.$G$2])))" office:value-type="float" office:value="-45.5681047883406" calcext:value-type="float">
            <text:p>-45.5681047883</text:p>
          </table:table-cell>
          <table:table-cell table:formula="of:=SQRT(POWER([.H305];2)+POWER([.I305];2))" office:value-type="float" office:value="54.9914111970156" calcext:value-type="float">
            <text:p>54.991411197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B306]*[.$D$2]" office:value-type="float" office:value="596" calcext:value-type="float">
            <text:p>596</text:p>
          </table:table-cell>
          <table:table-cell table:formula="of:=[.D305]+SIN(RADIANS([.$C306]))*MIN(([.$A$2]+([.B306]*[.$B$2]));[.$C$2])" office:value-type="float" office:value="28.6966899879286" calcext:value-type="float">
            <text:p>28.6966899879</text:p>
          </table:table-cell>
          <table:table-cell table:formula="of:=[.E305]+COS(RADIANS([.$C306]))*MIN(([.$A$2]+([.B306]*[.$B$2]));[.$C$2])" office:value-type="float" office:value="-46.9050516224382" calcext:value-type="float">
            <text:p>-46.9050516224</text:p>
          </table:table-cell>
          <table:table-cell table:formula="of:=SQRT(([.D306]*[.D306])+([.E306]*[.E306]))" office:value-type="float" office:value="54.9871247108527" calcext:value-type="float">
            <text:p>54.9871247109</text:p>
          </table:table-cell>
          <table:table-cell/>
          <table:table-cell table:formula="of:=(([.$A$2]/[.$E$2])*((0-COS([.$E$2]*[.B306] + [.$G$2])) - (0-COS([.$G$2])))) + (([.$B$2]*[.B306]/[.$E$2])*(0-COS([.$E$2]*[.B306] + [.$G$2]))) + (([.$B$2]/POWER([.$E$2];2)) * (SIN([.$E$2]*[.B306] + [.$G$2]) - SIN([.$G$2])))" office:value-type="float" office:value="29.4009059484719" calcext:value-type="float">
            <text:p>29.4009059485</text:p>
          </table:table-cell>
          <table:table-cell table:formula="of:=(([.$A$2]/[.$E$2])*(   SIN([.$E$2]*[.B306] + [.$G$2])  -    SIN([.$G$2])))  + (([.$B$2]*[.B306]/[.$E$2])*   SIN([.$E$2]*[.B306] + [.$G$2]))  + (([.$B$2]/POWER([.$E$2];2)) * (COS([.$E$2]*[.B306] + [.$G$2]) - COS([.$G$2])))" office:value-type="float" office:value="-46.5359540718929" calcext:value-type="float">
            <text:p>-46.5359540719</text:p>
          </table:table-cell>
          <table:table-cell table:formula="of:=SQRT(POWER([.H306];2)+POWER([.I306];2))" office:value-type="float" office:value="55.045511097384" calcext:value-type="float">
            <text:p>55.045511097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B307]*[.$D$2]" office:value-type="float" office:value="598" calcext:value-type="float">
            <text:p>598</text:p>
          </table:table-cell>
          <table:table-cell table:formula="of:=[.D306]+SIN(RADIANS([.$C307]))*MIN(([.$A$2]+([.B307]*[.$B$2]));[.$C$2])" office:value-type="float" office:value="27.2592484649435" calcext:value-type="float">
            <text:p>27.2592484649</text:p>
          </table:table-cell>
          <table:table-cell table:formula="of:=[.E306]+COS(RADIANS([.$C307]))*MIN(([.$A$2]+([.B307]*[.$B$2]));[.$C$2])" office:value-type="float" office:value="-47.8032647753134" calcext:value-type="float">
            <text:p>-47.8032647753</text:p>
          </table:table-cell>
          <table:table-cell table:formula="of:=SQRT(([.D307]*[.D307])+([.E307]*[.E307]))" office:value-type="float" office:value="55.0292535843641" calcext:value-type="float">
            <text:p>55.0292535844</text:p>
          </table:table-cell>
          <table:table-cell/>
          <table:table-cell table:formula="of:=(([.$A$2]/[.$E$2])*((0-COS([.$E$2]*[.B307] + [.$G$2])) - (0-COS([.$G$2])))) + (([.$B$2]*[.B307]/[.$E$2])*(0-COS([.$E$2]*[.B307] + [.$G$2]))) + (([.$B$2]/POWER([.$E$2];2)) * (SIN([.$E$2]*[.B307] + [.$G$2]) - SIN([.$G$2])))" office:value-type="float" office:value="27.9815202216433" calcext:value-type="float">
            <text:p>27.9815202216</text:p>
          </table:table-cell>
          <table:table-cell table:formula="of:=(([.$A$2]/[.$E$2])*(   SIN([.$E$2]*[.B307] + [.$G$2])  -    SIN([.$G$2])))  + (([.$B$2]*[.B307]/[.$E$2])*   SIN([.$E$2]*[.B307] + [.$G$2]))  + (([.$B$2]/POWER([.$E$2];2)) * (COS([.$E$2]*[.B307] + [.$G$2]) - COS([.$G$2])))" office:value-type="float" office:value="-47.4576967452671" calcext:value-type="float">
            <text:p>-47.4576967453</text:p>
          </table:table-cell>
          <table:table-cell table:formula="of:=SQRT(POWER([.H307];2)+POWER([.I307];2))" office:value-type="float" office:value="55.0926352090728" calcext:value-type="float">
            <text:p>55.09263520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08]*[.$D$2]" office:value-type="float" office:value="600" calcext:value-type="float">
            <text:p>600</text:p>
          </table:table-cell>
          <table:table-cell table:formula="of:=[.D307]+SIN(RADIANS([.$C308]))*MIN(([.$A$2]+([.B308]*[.$B$2]));[.$C$2])" office:value-type="float" office:value="25.7870052785099" calcext:value-type="float">
            <text:p>25.7870052785</text:p>
          </table:table-cell>
          <table:table-cell table:formula="of:=[.E307]+COS(RADIANS([.$C308]))*MIN(([.$A$2]+([.B308]*[.$B$2]));[.$C$2])" office:value-type="float" office:value="-48.6532647753134" calcext:value-type="float">
            <text:p>-48.6532647753</text:p>
          </table:table-cell>
          <table:table-cell table:formula="of:=SQRT(([.D308]*[.D308])+([.E308]*[.E308]))" office:value-type="float" office:value="55.064596743558" calcext:value-type="float">
            <text:p>55.0645967436</text:p>
          </table:table-cell>
          <table:table-cell/>
          <table:table-cell table:formula="of:=(([.$A$2]/[.$E$2])*((0-COS([.$E$2]*[.B308] + [.$G$2])) - (0-COS([.$G$2])))) + (([.$B$2]*[.B308]/[.$E$2])*(0-COS([.$E$2]*[.B308] + [.$G$2]))) + (([.$B$2]/POWER([.$E$2];2)) * (SIN([.$E$2]*[.B308] + [.$G$2]) - SIN([.$G$2])))" office:value-type="float" office:value="26.5265451719423" calcext:value-type="float">
            <text:p>26.5265451719</text:p>
          </table:table-cell>
          <table:table-cell table:formula="of:=(([.$A$2]/[.$E$2])*(   SIN([.$E$2]*[.B308] + [.$G$2])  -    SIN([.$G$2])))  + (([.$B$2]*[.B308]/[.$E$2])*   SIN([.$E$2]*[.B308] + [.$G$2]))  + (([.$B$2]/POWER([.$E$2];2)) * (COS([.$E$2]*[.B308] + [.$G$2]) - COS([.$G$2])))" office:value-type="float" office:value="-48.3319171300514" calcext:value-type="float">
            <text:p>-48.3319171301</text:p>
          </table:table-cell>
          <table:table-cell table:formula="of:=SQRT(POWER([.H308];2)+POWER([.I308];2))" office:value-type="float" office:value="55.1328560136807" calcext:value-type="float">
            <text:p>55.1328560137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B309]*[.$D$2]" office:value-type="float" office:value="602" calcext:value-type="float">
            <text:p>602</text:p>
          </table:table-cell>
          <table:table-cell table:formula="of:=[.D308]+SIN(RADIANS([.$C309]))*MIN(([.$A$2]+([.B309]*[.$B$2]));[.$C$2])" office:value-type="float" office:value="24.2815796326855" calcext:value-type="float">
            <text:p>24.2815796327</text:p>
          </table:table-cell>
          <table:table-cell table:formula="of:=[.E308]+COS(RADIANS([.$C309]))*MIN(([.$A$2]+([.B309]*[.$B$2]));[.$C$2])" office:value-type="float" office:value="-49.4537137898634" calcext:value-type="float">
            <text:p>-49.4537137899</text:p>
          </table:table-cell>
          <table:table-cell table:formula="of:=SQRT(([.D309]*[.D309])+([.E309]*[.E309]))" office:value-type="float" office:value="55.0932383969954" calcext:value-type="float">
            <text:p>55.093238397</text:p>
          </table:table-cell>
          <table:table-cell/>
          <table:table-cell table:formula="of:=(([.$A$2]/[.$E$2])*((0-COS([.$E$2]*[.B309] + [.$G$2])) - (0-COS([.$G$2])))) + (([.$B$2]*[.B309]/[.$E$2])*(0-COS([.$E$2]*[.B309] + [.$G$2]))) + (([.$B$2]/POWER([.$E$2];2)) * (SIN([.$E$2]*[.B309] + [.$G$2]) - SIN([.$G$2])))" office:value-type="float" office:value="25.0375737257747" calcext:value-type="float">
            <text:p>25.0375737258</text:p>
          </table:table-cell>
          <table:table-cell table:formula="of:=(([.$A$2]/[.$E$2])*(   SIN([.$E$2]*[.B309] + [.$G$2])  -    SIN([.$G$2])))  + (([.$B$2]*[.B309]/[.$E$2])*   SIN([.$E$2]*[.B309] + [.$G$2]))  + (([.$B$2]/POWER([.$E$2];2)) * (COS([.$E$2]*[.B309] + [.$G$2]) - COS([.$G$2])))" office:value-type="float" office:value="-49.1572509914839" calcext:value-type="float">
            <text:p>-49.1572509915</text:p>
          </table:table-cell>
          <table:table-cell table:formula="of:=SQRT(POWER([.H309];2)+POWER([.I309];2))" office:value-type="float" office:value="55.1662525744984" calcext:value-type="float">
            <text:p>55.166252574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B310]*[.$D$2]" office:value-type="float" office:value="604" calcext:value-type="float">
            <text:p>604</text:p>
          </table:table-cell>
          <table:table-cell table:formula="of:=[.D309]+SIN(RADIANS([.$C310]))*MIN(([.$A$2]+([.B310]*[.$B$2]));[.$C$2])" office:value-type="float" office:value="22.7446418135139" calcext:value-type="float">
            <text:p>22.7446418135</text:p>
          </table:table-cell>
          <table:table-cell table:formula="of:=[.E309]+COS(RADIANS([.$C310]))*MIN(([.$A$2]+([.B310]*[.$B$2]));[.$C$2])" office:value-type="float" office:value="-50.2033284508727" calcext:value-type="float">
            <text:p>-50.2033284509</text:p>
          </table:table-cell>
          <table:table-cell table:formula="of:=SQRT(([.D310]*[.D310])+([.E310]*[.E310]))" office:value-type="float" office:value="55.1152693794673" calcext:value-type="float">
            <text:p>55.1152693795</text:p>
          </table:table-cell>
          <table:table-cell/>
          <table:table-cell table:formula="of:=(([.$A$2]/[.$E$2])*((0-COS([.$E$2]*[.B310] + [.$G$2])) - (0-COS([.$G$2])))) + (([.$B$2]*[.B310]/[.$E$2])*(0-COS([.$E$2]*[.B310] + [.$G$2]))) + (([.$B$2]/POWER([.$E$2];2)) * (SIN([.$E$2]*[.B310] + [.$G$2]) - SIN([.$G$2])))" office:value-type="float" office:value="23.5162507779616" calcext:value-type="float">
            <text:p>23.516250778</text:p>
          </table:table-cell>
          <table:table-cell table:formula="of:=(([.$A$2]/[.$E$2])*(   SIN([.$E$2]*[.B310] + [.$G$2])  -    SIN([.$G$2])))  + (([.$B$2]*[.B310]/[.$E$2])*   SIN([.$E$2]*[.B310] + [.$G$2]))  + (([.$B$2]/POWER([.$E$2];2)) * (COS([.$E$2]*[.B310] + [.$G$2]) - COS([.$G$2])))" office:value-type="float" office:value="-49.9323875650082" calcext:value-type="float">
            <text:p>-49.932387565</text:p>
          </table:table-cell>
          <table:table-cell table:formula="of:=SQRT(POWER([.H310];2)+POWER([.I310];2))" office:value-type="float" office:value="55.1929105827385" calcext:value-type="float">
            <text:p>55.192910582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B311]*[.$D$2]" office:value-type="float" office:value="606" calcext:value-type="float">
            <text:p>606</text:p>
          </table:table-cell>
          <table:table-cell table:formula="of:=[.D310]+SIN(RADIANS([.$C311]))*MIN(([.$A$2]+([.B311]*[.$B$2]));[.$C$2])" office:value-type="float" office:value="21.1779113536568" calcext:value-type="float">
            <text:p>21.1779113537</text:p>
          </table:table-cell>
          <table:table-cell table:formula="of:=[.E310]+COS(RADIANS([.$C311]))*MIN(([.$A$2]+([.B311]*[.$B$2]));[.$C$2])" office:value-type="float" office:value="-50.9008817937477" calcext:value-type="float">
            <text:p>-50.9008817937</text:p>
          </table:table-cell>
          <table:table-cell table:formula="of:=SQRT(([.D311]*[.D311])+([.E311]*[.E311]))" office:value-type="float" office:value="55.1307871944926" calcext:value-type="float">
            <text:p>55.1307871945</text:p>
          </table:table-cell>
          <table:table-cell/>
          <table:table-cell table:formula="of:=(([.$A$2]/[.$E$2])*((0-COS([.$E$2]*[.B311] + [.$G$2])) - (0-COS([.$G$2])))) + (([.$B$2]*[.B311]/[.$E$2])*(0-COS([.$E$2]*[.B311] + [.$G$2]))) + (([.$B$2]/POWER([.$E$2];2)) * (SIN([.$E$2]*[.B311] + [.$G$2]) - SIN([.$G$2])))" office:value-type="float" office:value="21.9642713938175" calcext:value-type="float">
            <text:p>21.9642713938</text:p>
          </table:table-cell>
          <table:table-cell table:formula="of:=(([.$A$2]/[.$E$2])*(   SIN([.$E$2]*[.B311] + [.$G$2])  -    SIN([.$G$2])))  + (([.$B$2]*[.B311]/[.$E$2])*   SIN([.$E$2]*[.B311] + [.$G$2]))  + (([.$B$2]/POWER([.$E$2];2)) * (COS([.$E$2]*[.B311] + [.$G$2]) - COS([.$G$2])))" office:value-type="float" office:value="-50.6560715251042" calcext:value-type="float">
            <text:p>-50.6560715251</text:p>
          </table:table-cell>
          <table:table-cell table:formula="of:=SQRT(POWER([.H311];2)+POWER([.I311];2))" office:value-type="float" office:value="55.212922402439" calcext:value-type="float">
            <text:p>55.212922402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312]*[.$D$2]" office:value-type="float" office:value="608" calcext:value-type="float">
            <text:p>608</text:p>
          </table:table-cell>
          <table:table-cell table:formula="of:=[.D311]+SIN(RADIANS([.$C312]))*MIN(([.$A$2]+([.B312]*[.$B$2]));[.$C$2])" office:value-type="float" office:value="19.583155123802" calcext:value-type="float">
            <text:p>19.5831551238</text:p>
          </table:table-cell>
          <table:table-cell table:formula="of:=[.E311]+COS(RADIANS([.$C312]))*MIN(([.$A$2]+([.B312]*[.$B$2]));[.$C$2])" office:value-type="float" office:value="-51.5452051344231" calcext:value-type="float">
            <text:p>-51.5452051344</text:p>
          </table:table-cell>
          <table:table-cell table:formula="of:=SQRT(([.D312]*[.D312])+([.E312]*[.E312]))" office:value-type="float" office:value="55.1398960549677" calcext:value-type="float">
            <text:p>55.139896055</text:p>
          </table:table-cell>
          <table:table-cell/>
          <table:table-cell table:formula="of:=(([.$A$2]/[.$E$2])*((0-COS([.$E$2]*[.B312] + [.$G$2])) - (0-COS([.$G$2])))) + (([.$B$2]*[.B312]/[.$E$2])*(0-COS([.$E$2]*[.B312] + [.$G$2]))) + (([.$B$2]/POWER([.$E$2];2)) * (SIN([.$E$2]*[.B312] + [.$G$2]) - SIN([.$G$2])))" office:value-type="float" office:value="20.3833789369993" calcext:value-type="float">
            <text:p>20.383378937</text:p>
          </table:table-cell>
          <table:table-cell table:formula="of:=(([.$A$2]/[.$E$2])*(   SIN([.$E$2]*[.B312] + [.$G$2])  -    SIN([.$G$2])))  + (([.$B$2]*[.B312]/[.$E$2])*   SIN([.$E$2]*[.B312] + [.$G$2]))  + (([.$B$2]/POWER([.$E$2];2)) * (COS([.$E$2]*[.B312] + [.$G$2]) - COS([.$G$2])))" office:value-type="float" office:value="-51.3271048935436" calcext:value-type="float">
            <text:p>-51.3271048935</text:p>
          </table:table-cell>
          <table:table-cell table:formula="of:=SQRT(POWER([.H312];2)+POWER([.I312];2))" office:value-type="float" office:value="55.2263871137895" calcext:value-type="float">
            <text:p>55.2263871138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B313]*[.$D$2]" office:value-type="float" office:value="610" calcext:value-type="float">
            <text:p>610</text:p>
          </table:table-cell>
          <table:table-cell table:formula="of:=[.D312]+SIN(RADIANS([.$C313]))*MIN(([.$A$2]+([.B313]*[.$B$2]));[.$C$2])" office:value-type="float" office:value="17.9621853529463" calcext:value-type="float">
            <text:p>17.9621853529</text:p>
          </table:table-cell>
          <table:table-cell table:formula="of:=[.E312]+COS(RADIANS([.$C313]))*MIN(([.$A$2]+([.B313]*[.$B$2]));[.$C$2])" office:value-type="float" office:value="-52.1351898816599" calcext:value-type="float">
            <text:p>-52.1351898817</text:p>
          </table:table-cell>
          <table:table-cell table:formula="of:=SQRT(([.D313]*[.D313])+([.E313]*[.E313]))" office:value-type="float" office:value="55.1427069216803" calcext:value-type="float">
            <text:p>55.1427069217</text:p>
          </table:table-cell>
          <table:table-cell/>
          <table:table-cell table:formula="of:=(([.$A$2]/[.$E$2])*((0-COS([.$E$2]*[.B313] + [.$G$2])) - (0-COS([.$G$2])))) + (([.$B$2]*[.B313]/[.$E$2])*(0-COS([.$E$2]*[.B313] + [.$G$2]))) + (([.$B$2]/POWER([.$E$2];2)) * (SIN([.$E$2]*[.B313] + [.$G$2]) - SIN([.$G$2])))" office:value-type="float" office:value="18.7753631251738" calcext:value-type="float">
            <text:p>18.7753631252</text:p>
          </table:table-cell>
          <table:table-cell table:formula="of:=(([.$A$2]/[.$E$2])*(   SIN([.$E$2]*[.B313] + [.$G$2])  -    SIN([.$G$2])))  + (([.$B$2]*[.B313]/[.$E$2])*   SIN([.$E$2]*[.B313] + [.$G$2]))  + (([.$B$2]/POWER([.$E$2];2)) * (COS([.$E$2]*[.B313] + [.$G$2]) - COS([.$G$2])))" office:value-type="float" office:value="-51.94434888428" calcext:value-type="float">
            <text:p>-51.9443488843</text:p>
          </table:table-cell>
          <table:table-cell table:formula="of:=SQRT(POWER([.H313];2)+POWER([.I313];2))" office:value-type="float" office:value="55.2334105546085" calcext:value-type="float">
            <text:p>55.233410554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B314]*[.$D$2]" office:value-type="float" office:value="612" calcext:value-type="float">
            <text:p>612</text:p>
          </table:table-cell>
          <table:table-cell table:formula="of:=[.D313]+SIN(RADIANS([.$C314]))*MIN(([.$A$2]+([.B314]*[.$B$2]));[.$C$2])" office:value-type="float" office:value="16.3168575797557" calcext:value-type="float">
            <text:p>16.3168575798</text:p>
          </table:table-cell>
          <table:table-cell table:formula="of:=[.E313]+COS(RADIANS([.$C314]))*MIN(([.$A$2]+([.B314]*[.$B$2]));[.$C$2])" office:value-type="float" office:value="-52.6697892819285" calcext:value-type="float">
            <text:p>-52.6697892819</text:p>
          </table:table-cell>
          <table:table-cell table:formula="of:=SQRT(([.D314]*[.D314])+([.E314]*[.E314]))" office:value-type="float" office:value="55.1393375393718" calcext:value-type="float">
            <text:p>55.1393375394</text:p>
          </table:table-cell>
          <table:table-cell/>
          <table:table-cell table:formula="of:=(([.$A$2]/[.$E$2])*((0-COS([.$E$2]*[.B314] + [.$G$2])) - (0-COS([.$G$2])))) + (([.$B$2]*[.B314]/[.$E$2])*(0-COS([.$E$2]*[.B314] + [.$G$2]))) + (([.$B$2]/POWER([.$E$2];2)) * (SIN([.$E$2]*[.B314] + [.$G$2]) - SIN([.$G$2])))" office:value-type="float" office:value="17.1420580156506" calcext:value-type="float">
            <text:p>17.1420580157</text:p>
          </table:table-cell>
          <table:table-cell table:formula="of:=(([.$A$2]/[.$E$2])*(   SIN([.$E$2]*[.B314] + [.$G$2])  -    SIN([.$G$2])))  + (([.$B$2]*[.B314]/[.$E$2])*   SIN([.$E$2]*[.B314] + [.$G$2]))  + (([.$B$2]/POWER([.$E$2];2)) * (COS([.$E$2]*[.B314] + [.$G$2]) - COS([.$G$2])))" office:value-type="float" office:value="-52.5067256822609" calcext:value-type="float">
            <text:p>-52.5067256823</text:p>
          </table:table-cell>
          <table:table-cell table:formula="of:=SQRT(POWER([.H314];2)+POWER([.I314];2))" office:value-type="float" office:value="55.2341053596791" calcext:value-type="float">
            <text:p>55.2341053597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B315]*[.$D$2]" office:value-type="float" office:value="614" calcext:value-type="float">
            <text:p>614</text:p>
          </table:table-cell>
          <table:table-cell table:formula="of:=[.D314]+SIN(RADIANS([.$C315]))*MIN(([.$A$2]+([.B315]*[.$B$2]));[.$C$2])" office:value-type="float" office:value="14.6490685373027" calcext:value-type="float">
            <text:p>14.6490685373</text:p>
          </table:table-cell>
          <table:table-cell table:formula="of:=[.E314]+COS(RADIANS([.$C315]))*MIN(([.$A$2]+([.B315]*[.$B$2]));[.$C$2])" office:value-type="float" office:value="-53.148020094271" calcext:value-type="float">
            <text:p>-53.1480200943</text:p>
          </table:table-cell>
          <table:table-cell table:formula="of:=SQRT(([.D315]*[.D315])+([.E315]*[.E315]))" office:value-type="float" office:value="55.129912470016" calcext:value-type="float">
            <text:p>55.12991247</text:p>
          </table:table-cell>
          <table:table-cell/>
          <table:table-cell table:formula="of:=(([.$A$2]/[.$E$2])*((0-COS([.$E$2]*[.B315] + [.$G$2])) - (0-COS([.$G$2])))) + (([.$B$2]*[.B315]/[.$E$2])*(0-COS([.$E$2]*[.B315] + [.$G$2]))) + (([.$B$2]/POWER([.$E$2];2)) * (SIN([.$E$2]*[.B315] + [.$G$2]) - SIN([.$G$2])))" office:value-type="float" office:value="15.4853399232354" calcext:value-type="float">
            <text:p>15.4853399232</text:p>
          </table:table-cell>
          <table:table-cell table:formula="of:=(([.$A$2]/[.$E$2])*(   SIN([.$E$2]*[.B315] + [.$G$2])  -    SIN([.$G$2])))  + (([.$B$2]*[.B315]/[.$E$2])*   SIN([.$E$2]*[.B315] + [.$G$2]))  + (([.$B$2]/POWER([.$E$2];2)) * (COS([.$E$2]*[.B315] + [.$G$2]) - COS([.$G$2])))" office:value-type="float" office:value="-53.0132201535144" calcext:value-type="float">
            <text:p>-53.0132201535</text:p>
          </table:table-cell>
          <table:table-cell table:formula="of:=SQRT(POWER([.H315];2)+POWER([.I315];2))" office:value-type="float" office:value="55.2285909976267" calcext:value-type="float">
            <text:p>55.228590997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16]*[.$D$2]" office:value-type="float" office:value="616" calcext:value-type="float">
            <text:p>616</text:p>
          </table:table-cell>
          <table:table-cell table:formula="of:=[.D315]+SIN(RADIANS([.$C316]))*MIN(([.$A$2]+([.B316]*[.$B$2]));[.$C$2])" office:value-type="float" office:value="12.9607539735824" calcext:value-type="float">
            <text:p>12.9607539736</text:p>
          </table:table-cell>
          <table:table-cell table:formula="of:=[.E315]+COS(RADIANS([.$C316]))*MIN(([.$A$2]+([.B316]*[.$B$2]));[.$C$2])" office:value-type="float" office:value="-53.5689641926144" calcext:value-type="float">
            <text:p>-53.5689641926</text:p>
          </table:table-cell>
          <table:table-cell table:formula="of:=SQRT(([.D316]*[.D316])+([.E316]*[.E316]))" office:value-type="float" office:value="55.1145631229473" calcext:value-type="float">
            <text:p>55.1145631229</text:p>
          </table:table-cell>
          <table:table-cell/>
          <table:table-cell table:formula="of:=(([.$A$2]/[.$E$2])*((0-COS([.$E$2]*[.B316] + [.$G$2])) - (0-COS([.$G$2])))) + (([.$B$2]*[.B316]/[.$E$2])*(0-COS([.$E$2]*[.B316] + [.$G$2]))) + (([.$B$2]/POWER([.$E$2];2)) * (SIN([.$E$2]*[.B316] + [.$G$2]) - SIN([.$G$2])))" office:value-type="float" office:value="13.8071252726526" calcext:value-type="float">
            <text:p>13.8071252727</text:p>
          </table:table-cell>
          <table:table-cell table:formula="of:=(([.$A$2]/[.$E$2])*(   SIN([.$E$2]*[.B316] + [.$G$2])  -    SIN([.$G$2])))  + (([.$B$2]*[.B316]/[.$E$2])*   SIN([.$E$2]*[.B316] + [.$G$2]))  + (([.$B$2]/POWER([.$E$2];2)) * (COS([.$E$2]*[.B316] + [.$G$2]) - COS([.$G$2])))" office:value-type="float" office:value="-53.4628814839436" calcext:value-type="float">
            <text:p>-53.4628814839</text:p>
          </table:table-cell>
          <table:table-cell table:formula="of:=SQRT(POWER([.H316];2)+POWER([.I316];2))" office:value-type="float" office:value="55.2169938049956" calcext:value-type="float">
            <text:p>55.216993805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B317]*[.$D$2]" office:value-type="float" office:value="618" calcext:value-type="float">
            <text:p>618</text:p>
          </table:table-cell>
          <table:table-cell table:formula="of:=[.D316]+SIN(RADIANS([.$C317]))*MIN(([.$A$2]+([.B317]*[.$B$2]));[.$C$2])" office:value-type="float" office:value="11.253886410302" calcext:value-type="float">
            <text:p>11.2538864103</text:p>
          </table:table-cell>
          <table:table-cell table:formula="of:=[.E316]+COS(RADIANS([.$C317]))*MIN(([.$A$2]+([.B317]*[.$B$2]));[.$C$2])" office:value-type="float" office:value="-53.9317700930914" calcext:value-type="float">
            <text:p>-53.9317700931</text:p>
          </table:table-cell>
          <table:table-cell table:formula="of:=SQRT(([.D317]*[.D317])+([.E317]*[.E317]))" office:value-type="float" office:value="55.0934277814518" calcext:value-type="float">
            <text:p>55.0934277815</text:p>
          </table:table-cell>
          <table:table-cell/>
          <table:table-cell table:formula="of:=(([.$A$2]/[.$E$2])*((0-COS([.$E$2]*[.B317] + [.$G$2])) - (0-COS([.$G$2])))) + (([.$B$2]*[.B317]/[.$E$2])*(0-COS([.$E$2]*[.B317] + [.$G$2]))) + (([.$B$2]/POWER([.$E$2];2)) * (SIN([.$E$2]*[.B317] + [.$G$2]) - SIN([.$G$2])))" office:value-type="float" office:value="12.1093683879867" calcext:value-type="float">
            <text:p>12.109368388</text:p>
          </table:table-cell>
          <table:table-cell table:formula="of:=(([.$A$2]/[.$E$2])*(   SIN([.$E$2]*[.B317] + [.$G$2])  -    SIN([.$G$2])))  + (([.$B$2]*[.B317]/[.$E$2])*   SIN([.$E$2]*[.B317] + [.$G$2]))  + (([.$B$2]/POWER([.$E$2];2)) * (COS([.$E$2]*[.B317] + [.$G$2]) - COS([.$G$2])))" office:value-type="float" office:value="-53.8548247443449" calcext:value-type="float">
            <text:p>-53.8548247443</text:p>
          </table:table-cell>
          <table:table-cell table:formula="of:=SQRT(POWER([.H317];2)+POWER([.I317];2))" office:value-type="float" office:value="55.1994470171583" calcext:value-type="float">
            <text:p>55.199447017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18]*[.$D$2]" office:value-type="float" office:value="620" calcext:value-type="float">
            <text:p>620</text:p>
          </table:table-cell>
          <table:table-cell table:formula="of:=[.D317]+SIN(RADIANS([.$C318]))*MIN(([.$A$2]+([.B318]*[.$B$2]));[.$C$2])" office:value-type="float" office:value="9.53047284253059" calcext:value-type="float">
            <text:p>9.5304728425</text:p>
          </table:table-cell>
          <table:table-cell table:formula="of:=[.E317]+COS(RADIANS([.$C318]))*MIN(([.$A$2]+([.B318]*[.$B$2]));[.$C$2])" office:value-type="float" office:value="-54.2356544040085" calcext:value-type="float">
            <text:p>-54.235654404</text:p>
          </table:table-cell>
          <table:table-cell table:formula="of:=SQRT(([.D318]*[.D318])+([.E318]*[.E318]))" office:value-type="float" office:value="55.0666516254009" calcext:value-type="float">
            <text:p>55.0666516254</text:p>
          </table:table-cell>
          <table:table-cell/>
          <table:table-cell table:formula="of:=(([.$A$2]/[.$E$2])*((0-COS([.$E$2]*[.B318] + [.$G$2])) - (0-COS([.$G$2])))) + (([.$B$2]*[.B318]/[.$E$2])*(0-COS([.$E$2]*[.B318] + [.$G$2]))) + (([.$B$2]/POWER([.$E$2];2)) * (SIN([.$E$2]*[.B318] + [.$G$2]) - SIN([.$G$2])))" office:value-type="float" office:value="10.3940592216821" calcext:value-type="float">
            <text:p>10.3940592217</text:p>
          </table:table-cell>
          <table:table-cell table:formula="of:=(([.$A$2]/[.$E$2])*(   SIN([.$E$2]*[.B318] + [.$G$2])  -    SIN([.$G$2])))  + (([.$B$2]*[.B318]/[.$E$2])*   SIN([.$E$2]*[.B318] + [.$G$2]))  + (([.$B$2]/POWER([.$E$2];2)) * (COS([.$E$2]*[.B318] + [.$G$2]) - COS([.$G$2])))" office:value-type="float" office:value="-54.188232379245" calcext:value-type="float">
            <text:p>-54.1882323792</text:p>
          </table:table-cell>
          <table:table-cell table:formula="of:=SQRT(POWER([.H318];2)+POWER([.I318];2))" office:value-type="float" office:value="55.1760907956597" calcext:value-type="float">
            <text:p>55.1760907957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B319]*[.$D$2]" office:value-type="float" office:value="622" calcext:value-type="float">
            <text:p>622</text:p>
          </table:table-cell>
          <table:table-cell table:formula="of:=[.D318]+SIN(RADIANS([.$C319]))*MIN(([.$A$2]+([.B319]*[.$B$2]));[.$C$2])" office:value-type="float" office:value="7.79255238188913" calcext:value-type="float">
            <text:p>7.7925523819</text:p>
          </table:table-cell>
          <table:table-cell table:formula="of:=[.E318]+COS(RADIANS([.$C319]))*MIN(([.$A$2]+([.B319]*[.$B$2]));[.$C$2])" office:value-type="float" office:value="-54.4799031961935" calcext:value-type="float">
            <text:p>-54.4799031962</text:p>
          </table:table-cell>
          <table:table-cell table:formula="of:=SQRT(([.D319]*[.D319])+([.E319]*[.E319]))" office:value-type="float" office:value="55.0343867494778" calcext:value-type="float">
            <text:p>55.0343867495</text:p>
          </table:table-cell>
          <table:table-cell/>
          <table:table-cell table:formula="of:=(([.$A$2]/[.$E$2])*((0-COS([.$E$2]*[.B319] + [.$G$2])) - (0-COS([.$G$2])))) + (([.$B$2]*[.B319]/[.$E$2])*(0-COS([.$E$2]*[.B319] + [.$G$2]))) + (([.$B$2]/POWER([.$E$2];2)) * (SIN([.$E$2]*[.B319] + [.$G$2]) - SIN([.$G$2])))" office:value-type="float" office:value="8.66322102573645" calcext:value-type="float">
            <text:p>8.6632210257</text:p>
          </table:table-cell>
          <table:table-cell table:formula="of:=(([.$A$2]/[.$E$2])*(   SIN([.$E$2]*[.B319] + [.$G$2])  -    SIN([.$G$2])))  + (([.$B$2]*[.B319]/[.$E$2])*   SIN([.$E$2]*[.B319] + [.$G$2]))  + (([.$B$2]/POWER([.$E$2];2)) * (COS([.$E$2]*[.B319] + [.$G$2]) - COS([.$G$2])))" office:value-type="float" office:value="-54.4623556172443" calcext:value-type="float">
            <text:p>-54.4623556172</text:p>
          </table:table-cell>
          <table:table-cell table:formula="of:=SQRT(POWER([.H319];2)+POWER([.I319];2))" office:value-type="float" office:value="55.1470722515706" calcext:value-type="float">
            <text:p>55.1470722516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320]*[.$D$2]" office:value-type="float" office:value="624" calcext:value-type="float">
            <text:p>624</text:p>
          </table:table-cell>
          <table:table-cell table:formula="of:=[.D319]+SIN(RADIANS([.$C320]))*MIN(([.$A$2]+([.B320]*[.$B$2]));[.$C$2])" office:value-type="float" office:value="6.04219384604097" calcext:value-type="float">
            <text:p>6.042193846</text:p>
          </table:table-cell>
          <table:table-cell table:formula="of:=[.E319]+COS(RADIANS([.$C320]))*MIN(([.$A$2]+([.B320]*[.$B$2]));[.$C$2])" office:value-type="float" office:value="-54.6638732915445" calcext:value-type="float">
            <text:p>-54.6638732915</text:p>
          </table:table-cell>
          <table:table-cell table:formula="of:=SQRT(([.D320]*[.D320])+([.E320]*[.E320]))" office:value-type="float" office:value="54.9967921765185" calcext:value-type="float">
            <text:p>54.9967921765</text:p>
          </table:table-cell>
          <table:table-cell/>
          <table:table-cell table:formula="of:=(([.$A$2]/[.$E$2])*((0-COS([.$E$2]*[.B320] + [.$G$2])) - (0-COS([.$G$2])))) + (([.$B$2]*[.B320]/[.$E$2])*(0-COS([.$E$2]*[.B320] + [.$G$2]))) + (([.$B$2]/POWER([.$E$2];2)) * (SIN([.$E$2]*[.B320] + [.$G$2]) - SIN([.$G$2])))" office:value-type="float" office:value="6.91890796780712" calcext:value-type="float">
            <text:p>6.9189079678</text:p>
          </table:table-cell>
          <table:table-cell table:formula="of:=(([.$A$2]/[.$E$2])*(   SIN([.$E$2]*[.B320] + [.$G$2])  -    SIN([.$G$2])))  + (([.$B$2]*[.B320]/[.$E$2])*   SIN([.$E$2]*[.B320] + [.$G$2]))  + (([.$B$2]/POWER([.$E$2];2)) * (COS([.$E$2]*[.B320] + [.$G$2]) - COS([.$G$2])))" office:value-type="float" office:value="-54.6765158006429" calcext:value-type="float">
            <text:p>-54.6765158006</text:p>
          </table:table-cell>
          <table:table-cell table:formula="of:=SQRT(POWER([.H320];2)+POWER([.I320];2))" office:value-type="float" office:value="55.1125454643944" calcext:value-type="float">
            <text:p>55.112545464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B321]*[.$D$2]" office:value-type="float" office:value="626" calcext:value-type="float">
            <text:p>626</text:p>
          </table:table-cell>
          <table:table-cell table:formula="of:=[.D320]+SIN(RADIANS([.$C321]))*MIN(([.$A$2]+([.B321]*[.$B$2]));[.$C$2])" office:value-type="float" office:value="4.28149329733238" calcext:value-type="float">
            <text:p>4.2814932973</text:p>
          </table:table-cell>
          <table:table-cell table:formula="of:=[.E320]+COS(RADIANS([.$C321]))*MIN(([.$A$2]+([.B321]*[.$B$2]));[.$C$2])" office:value-type="float" office:value="-54.7869934677029" calcext:value-type="float">
            <text:p>-54.7869934677</text:p>
          </table:table-cell>
          <table:table-cell table:formula="of:=SQRT(([.D321]*[.D321])+([.E321]*[.E321]))" office:value-type="float" office:value="54.9540338654518" calcext:value-type="float">
            <text:p>54.9540338655</text:p>
          </table:table-cell>
          <table:table-cell/>
          <table:table-cell table:formula="of:=(([.$A$2]/[.$E$2])*((0-COS([.$E$2]*[.B321] + [.$G$2])) - (0-COS([.$G$2])))) + (([.$B$2]*[.B321]/[.$E$2])*(0-COS([.$E$2]*[.B321] + [.$G$2]))) + (([.$B$2]/POWER([.$E$2];2)) * (SIN([.$E$2]*[.B321] + [.$G$2]) - SIN([.$G$2])))" office:value-type="float" office:value="5.16320269503608" calcext:value-type="float">
            <text:p>5.163202695</text:p>
          </table:table-cell>
          <table:table-cell table:formula="of:=(([.$A$2]/[.$E$2])*(   SIN([.$E$2]*[.B321] + [.$G$2])  -    SIN([.$G$2])))  + (([.$B$2]*[.B321]/[.$E$2])*   SIN([.$E$2]*[.B321] + [.$G$2]))  + (([.$B$2]/POWER([.$E$2];2)) * (COS([.$E$2]*[.B321] + [.$G$2]) - COS([.$G$2])))" office:value-type="float" office:value="-54.8301056322206" calcext:value-type="float">
            <text:p>-54.8301056322</text:p>
          </table:table-cell>
          <table:table-cell table:formula="of:=SQRT(POWER([.H321];2)+POWER([.I321];2))" office:value-type="float" office:value="55.0726714960378" calcext:value-type="float">
            <text:p>55.07267149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B322]*[.$D$2]" office:value-type="float" office:value="628" calcext:value-type="float">
            <text:p>628</text:p>
          </table:table-cell>
          <table:table-cell table:formula="of:=[.D321]+SIN(RADIANS([.$C322]))*MIN(([.$A$2]+([.B322]*[.$B$2]));[.$C$2])" office:value-type="float" office:value="2.51257153350858" calcext:value-type="float">
            <text:p>2.5125715335</text:p>
          </table:table-cell>
          <table:table-cell table:formula="of:=[.E321]+COS(RADIANS([.$C322]))*MIN(([.$A$2]+([.B322]*[.$B$2]));[.$C$2])" office:value-type="float" office:value="-54.8487655768663" calcext:value-type="float">
            <text:p>-54.8487655769</text:p>
          </table:table-cell>
          <table:table-cell table:formula="of:=SQRT(([.D322]*[.D322])+([.E322]*[.E322]))" office:value-type="float" office:value="54.9062847132916" calcext:value-type="float">
            <text:p>54.9062847133</text:p>
          </table:table-cell>
          <table:table-cell/>
          <table:table-cell table:formula="of:=(([.$A$2]/[.$E$2])*((0-COS([.$E$2]*[.B322] + [.$G$2])) - (0-COS([.$G$2])))) + (([.$B$2]*[.B322]/[.$E$2])*(0-COS([.$E$2]*[.B322] + [.$G$2]))) + (([.$B$2]/POWER([.$E$2];2)) * (SIN([.$E$2]*[.B322] + [.$G$2]) - SIN([.$G$2])))" office:value-type="float" office:value="3.39821384848137" calcext:value-type="float">
            <text:p>3.3982138485</text:p>
          </table:table-cell>
          <table:table-cell table:formula="of:=(([.$A$2]/[.$E$2])*(   SIN([.$E$2]*[.B322] + [.$G$2])  -    SIN([.$G$2])))  + (([.$B$2]*[.B322]/[.$E$2])*   SIN([.$E$2]*[.B322] + [.$G$2]))  + (([.$B$2]/POWER([.$E$2];2)) * (COS([.$E$2]*[.B322] + [.$G$2]) - COS([.$G$2])))" office:value-type="float" office:value="-54.9225903371412" calcext:value-type="float">
            <text:p>-54.9225903371</text:p>
          </table:table-cell>
          <table:table-cell table:formula="of:=SQRT(POWER([.H322];2)+POWER([.I322];2))" office:value-type="float" office:value="55.0276183993224" calcext:value-type="float">
            <text:p>55.0276183993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B323]*[.$D$2]" office:value-type="float" office:value="630" calcext:value-type="float">
            <text:p>630</text:p>
          </table:table-cell>
          <table:table-cell table:formula="of:=[.D322]+SIN(RADIANS([.$C323]))*MIN(([.$A$2]+([.B323]*[.$B$2]));[.$C$2])" office:value-type="float" office:value="0.737571533508584" calcext:value-type="float">
            <text:p>0.7375715335</text:p>
          </table:table-cell>
          <table:table-cell table:formula="of:=[.E322]+COS(RADIANS([.$C323]))*MIN(([.$A$2]+([.B323]*[.$B$2]));[.$C$2])" office:value-type="float" office:value="-54.8487655768663" calcext:value-type="float">
            <text:p>-54.8487655769</text:p>
          </table:table-cell>
          <table:table-cell table:formula="of:=SQRT(([.D323]*[.D323])+([.E323]*[.E323]))" office:value-type="float" office:value="54.8537245505998" calcext:value-type="float">
            <text:p>54.8537245506</text:p>
          </table:table-cell>
          <table:table-cell/>
          <table:table-cell table:formula="of:=(([.$A$2]/[.$E$2])*((0-COS([.$E$2]*[.B323] + [.$G$2])) - (0-COS([.$G$2])))) + (([.$B$2]*[.B323]/[.$E$2])*(0-COS([.$E$2]*[.B323] + [.$G$2]))) + (([.$B$2]/POWER([.$E$2];2)) * (SIN([.$E$2]*[.B323] + [.$G$2]) - SIN([.$G$2])))" office:value-type="float" office:value="1.62607353111872" calcext:value-type="float">
            <text:p>1.6260735311</text:p>
          </table:table-cell>
          <table:table-cell table:formula="of:=(([.$A$2]/[.$E$2])*(   SIN([.$E$2]*[.B323] + [.$G$2])  -    SIN([.$G$2])))  + (([.$B$2]*[.B323]/[.$E$2])*   SIN([.$E$2]*[.B323] + [.$G$2]))  + (([.$B$2]/POWER([.$E$2];2)) * (COS([.$E$2]*[.B323] + [.$G$2]) - COS([.$G$2])))" office:value-type="float" office:value="-54.9535087380501" calcext:value-type="float">
            <text:p>-54.9535087381</text:p>
          </table:table-cell>
          <table:table-cell table:formula="of:=SQRT(POWER([.H323];2)+POWER([.I323];2))" office:value-type="float" office:value="54.9775612204793" calcext:value-type="float">
            <text:p>54.977561220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B324]*[.$D$2]" office:value-type="float" office:value="632" calcext:value-type="float">
            <text:p>632</text:p>
          </table:table-cell>
          <table:table-cell table:formula="of:=[.D323]+SIN(RADIANS([.$C324]))*MIN(([.$A$2]+([.B324]*[.$B$2]));[.$C$2])" office:value-type="float" office:value="-1.04134413858541" calcext:value-type="float">
            <text:p>-1.0413441386</text:p>
          </table:table-cell>
          <table:table-cell table:formula="of:=[.E323]+COS(RADIANS([.$C324]))*MIN(([.$A$2]+([.B324]*[.$B$2]));[.$C$2])" office:value-type="float" office:value="-54.7866444727359" calcext:value-type="float">
            <text:p>-54.7866444727</text:p>
          </table:table-cell>
          <table:table-cell table:formula="of:=SQRT(([.D324]*[.D324])+([.E324]*[.E324]))" office:value-type="float" office:value="54.7965401298013" calcext:value-type="float">
            <text:p>54.7965401298</text:p>
          </table:table-cell>
          <table:table-cell/>
          <table:table-cell table:formula="of:=(([.$A$2]/[.$E$2])*((0-COS([.$E$2]*[.B324] + [.$G$2])) - (0-COS([.$G$2])))) + (([.$B$2]*[.B324]/[.$E$2])*(0-COS([.$E$2]*[.B324] + [.$G$2]))) + (([.$B$2]/POWER([.$E$2];2)) * (SIN([.$E$2]*[.B324] + [.$G$2]) - SIN([.$G$2])))" office:value-type="float" office:value="-0.151065267545254" calcext:value-type="float">
            <text:p>-0.1510652675</text:p>
          </table:table-cell>
          <table:table-cell table:formula="of:=(([.$A$2]/[.$E$2])*(   SIN([.$E$2]*[.B324] + [.$G$2])  -    SIN([.$G$2])))  + (([.$B$2]*[.B324]/[.$E$2])*   SIN([.$E$2]*[.B324] + [.$G$2]))  + (([.$B$2]/POWER([.$E$2];2)) * (COS([.$E$2]*[.B324] + [.$G$2]) - COS([.$G$2])))" office:value-type="float" office:value="-54.9224742415404" calcext:value-type="float">
            <text:p>-54.9224742415</text:p>
          </table:table-cell>
          <table:table-cell table:formula="of:=SQRT(POWER([.H324];2)+POWER([.I324];2))" office:value-type="float" office:value="54.9226819950349" calcext:value-type="float">
            <text:p>54.922681995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B325]*[.$D$2]" office:value-type="float" office:value="634" calcext:value-type="float">
            <text:p>634</text:p>
          </table:table-cell>
          <table:table-cell table:formula="of:=[.D324]+SIN(RADIANS([.$C325]))*MIN(([.$A$2]+([.B325]*[.$B$2]));[.$C$2])" office:value-type="float" office:value="-2.82199596829919" calcext:value-type="float">
            <text:p>-2.8219959683</text:p>
          </table:table-cell>
          <table:table-cell table:formula="of:=[.E324]+COS(RADIANS([.$C325]))*MIN(([.$A$2]+([.B325]*[.$B$2]));[.$C$2])" office:value-type="float" office:value="-54.6621291671026" calcext:value-type="float">
            <text:p>-54.6621291671</text:p>
          </table:table-cell>
          <table:table-cell table:formula="of:=SQRT(([.D325]*[.D325])+([.E325]*[.E325]))" office:value-type="float" office:value="54.7349251056956" calcext:value-type="float">
            <text:p>54.7349251057</text:p>
          </table:table-cell>
          <table:table-cell/>
          <table:table-cell table:formula="of:=(([.$A$2]/[.$E$2])*((0-COS([.$E$2]*[.B325] + [.$G$2])) - (0-COS([.$G$2])))) + (([.$B$2]*[.B325]/[.$E$2])*(0-COS([.$E$2]*[.B325] + [.$G$2]))) + (([.$B$2]/POWER([.$E$2];2)) * (SIN([.$E$2]*[.B325] + [.$G$2]) - SIN([.$G$2])))" office:value-type="float" office:value="-1.93103128713892" calcext:value-type="float">
            <text:p>-1.9310312871</text:p>
          </table:table-cell>
          <table:table-cell table:formula="of:=(([.$A$2]/[.$E$2])*(   SIN([.$E$2]*[.B325] + [.$G$2])  -    SIN([.$G$2])))  + (([.$B$2]*[.B325]/[.$E$2])*   SIN([.$E$2]*[.B325] + [.$G$2]))  + (([.$B$2]/POWER([.$E$2];2)) * (COS([.$E$2]*[.B325] + [.$G$2]) - COS([.$G$2])))" office:value-type="float" office:value="-54.8291757342675" calcext:value-type="float">
            <text:p>-54.8291757343</text:p>
          </table:table-cell>
          <table:table-cell table:formula="of:=SQRT(POWER([.H325];2)+POWER([.I325];2))" office:value-type="float" office:value="54.8631697364553" calcext:value-type="float">
            <text:p>54.8631697365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B326]*[.$D$2]" office:value-type="float" office:value="636" calcext:value-type="float">
            <text:p>636</text:p>
          </table:table-cell>
          <table:table-cell table:formula="of:=[.D325]+SIN(RADIANS([.$C326]))*MIN(([.$A$2]+([.B326]*[.$B$2]));[.$C$2])" office:value-type="float" office:value="-4.6021901610084" calcext:value-type="float">
            <text:p>-4.602190161</text:p>
          </table:table-cell>
          <table:table-cell table:formula="of:=[.E325]+COS(RADIANS([.$C326]))*MIN(([.$A$2]+([.B326]*[.$B$2]));[.$C$2])" office:value-type="float" office:value="-54.4750232178535" calcext:value-type="float">
            <text:p>-54.4750232179</text:p>
          </table:table-cell>
          <table:table-cell table:formula="of:=SQRT(([.D326]*[.D326])+([.E326]*[.E326]))" office:value-type="float" office:value="54.6690800074756" calcext:value-type="float">
            <text:p>54.6690800075</text:p>
          </table:table-cell>
          <table:table-cell/>
          <table:table-cell table:formula="of:=(([.$A$2]/[.$E$2])*((0-COS([.$E$2]*[.B326] + [.$G$2])) - (0-COS([.$G$2])))) + (([.$B$2]*[.B326]/[.$E$2])*(0-COS([.$E$2]*[.B326] + [.$G$2]))) + (([.$B$2]/POWER([.$E$2];2)) * (SIN([.$E$2]*[.B326] + [.$G$2]) - SIN([.$G$2])))" office:value-type="float" office:value="-3.71163764919195" calcext:value-type="float">
            <text:p>-3.7116376492</text:p>
          </table:table-cell>
          <table:table-cell table:formula="of:=(([.$A$2]/[.$E$2])*(   SIN([.$E$2]*[.B326] + [.$G$2])  -    SIN([.$G$2])))  + (([.$B$2]*[.B326]/[.$E$2])*   SIN([.$E$2]*[.B326] + [.$G$2]))  + (([.$B$2]/POWER([.$E$2];2)) * (COS([.$E$2]*[.B326] + [.$G$2]) - COS([.$G$2])))" office:value-type="float" office:value="-54.6733783871033" calcext:value-type="float">
            <text:p>-54.6733783871</text:p>
          </table:table-cell>
          <table:table-cell table:formula="of:=SQRT(POWER([.H326];2)+POWER([.I326];2))" office:value-type="float" office:value="54.7992204168843" calcext:value-type="float">
            <text:p>54.7992204169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327]*[.$D$2]" office:value-type="float" office:value="638" calcext:value-type="float">
            <text:p>638</text:p>
          </table:table-cell>
          <table:table-cell table:formula="of:=[.D326]+SIN(RADIANS([.$C327]))*MIN(([.$A$2]+([.B327]*[.$B$2]));[.$C$2])" office:value-type="float" office:value="-6.37972134439952" calcext:value-type="float">
            <text:p>-6.3797213444</text:p>
          </table:table-cell>
          <table:table-cell table:formula="of:=[.E326]+COS(RADIANS([.$C327]))*MIN(([.$A$2]+([.B327]*[.$B$2]));[.$C$2])" office:value-type="float" office:value="-54.2252075016302" calcext:value-type="float">
            <text:p>-54.2252075016</text:p>
          </table:table-cell>
          <table:table-cell table:formula="of:=SQRT(([.D327]*[.D327])+([.E327]*[.E327]))" office:value-type="float" office:value="54.5992122015239" calcext:value-type="float">
            <text:p>54.5992122015</text:p>
          </table:table-cell>
          <table:table-cell/>
          <table:table-cell table:formula="of:=(([.$A$2]/[.$E$2])*((0-COS([.$E$2]*[.B327] + [.$G$2])) - (0-COS([.$G$2])))) + (([.$B$2]*[.B327]/[.$E$2])*(0-COS([.$E$2]*[.B327] + [.$G$2]))) + (([.$B$2]/POWER([.$E$2];2)) * (SIN([.$E$2]*[.B327] + [.$G$2]) - SIN([.$G$2])))" office:value-type="float" office:value="-5.49068454376231" calcext:value-type="float">
            <text:p>-5.4906845438</text:p>
          </table:table-cell>
          <table:table-cell table:formula="of:=(([.$A$2]/[.$E$2])*(   SIN([.$E$2]*[.B327] + [.$G$2])  -    SIN([.$G$2])))  + (([.$B$2]*[.B327]/[.$E$2])*   SIN([.$E$2]*[.B327] + [.$G$2]))  + (([.$B$2]/POWER([.$E$2];2)) * (COS([.$E$2]*[.B327] + [.$G$2]) - COS([.$G$2])))" office:value-type="float" office:value="-54.4549243658313" calcext:value-type="float">
            <text:p>-54.4549243658</text:p>
          </table:table-cell>
          <table:table-cell table:formula="of:=SQRT(POWER([.H327];2)+POWER([.I327];2))" office:value-type="float" office:value="54.731036939268" calcext:value-type="float">
            <text:p>54.731036939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28]*[.$D$2]" office:value-type="float" office:value="640" calcext:value-type="float">
            <text:p>640</text:p>
          </table:table-cell>
          <table:table-cell table:formula="of:=[.D327]+SIN(RADIANS([.$C328]))*MIN(([.$A$2]+([.B328]*[.$B$2]));[.$C$2])" office:value-type="float" office:value="-8.1523752998215" calcext:value-type="float">
            <text:p>-8.1523752998</text:p>
          </table:table-cell>
          <table:table-cell table:formula="of:=[.E327]+COS(RADIANS([.$C328]))*MIN(([.$A$2]+([.B328]*[.$B$2]));[.$C$2])" office:value-type="float" office:value="-53.9126407818297" calcext:value-type="float">
            <text:p>-53.9126407818</text:p>
          </table:table-cell>
          <table:table-cell table:formula="of:=SQRT(([.D328]*[.D328])+([.E328]*[.E328]))" office:value-type="float" office:value="54.525535844224" calcext:value-type="float">
            <text:p>54.5255358442</text:p>
          </table:table-cell>
          <table:table-cell/>
          <table:table-cell table:formula="of:=(([.$A$2]/[.$E$2])*((0-COS([.$E$2]*[.B328] + [.$G$2])) - (0-COS([.$G$2])))) + (([.$B$2]*[.B328]/[.$E$2])*(0-COS([.$E$2]*[.B328] + [.$G$2]))) + (([.$B$2]/POWER([.$E$2];2)) * (SIN([.$E$2]*[.B328] + [.$G$2]) - SIN([.$G$2])))" office:value-type="float" office:value="-7.26596194662194" calcext:value-type="float">
            <text:p>-7.2659619466</text:p>
          </table:table-cell>
          <table:table-cell table:formula="of:=(([.$A$2]/[.$E$2])*(   SIN([.$E$2]*[.B328] + [.$G$2])  -    SIN([.$G$2])))  + (([.$B$2]*[.B328]/[.$E$2])*   SIN([.$E$2]*[.B328] + [.$G$2]))  + (([.$B$2]/POWER([.$E$2];2)) * (COS([.$E$2]*[.B328] + [.$G$2]) - COS([.$G$2])))" office:value-type="float" office:value="-54.1737334470008" calcext:value-type="float">
            <text:p>-54.173733447</text:p>
          </table:table-cell>
          <table:table-cell table:formula="of:=SQRT(POWER([.H328];2)+POWER([.I328];2))" office:value-type="float" office:value="54.658829100123" calcext:value-type="float">
            <text:p>54.6588291001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B329]*[.$D$2]" office:value-type="float" office:value="642" calcext:value-type="float">
            <text:p>642</text:p>
          </table:table-cell>
          <table:table-cell table:formula="of:=[.D328]+SIN(RADIANS([.$C329]))*MIN(([.$A$2]+([.B329]*[.$B$2]));[.$C$2])" office:value-type="float" office:value="-9.91793171914602" calcext:value-type="float">
            <text:p>-9.9179317191</text:p>
          </table:table-cell>
          <table:table-cell table:formula="of:=[.E328]+COS(RADIANS([.$C329]))*MIN(([.$A$2]+([.B329]*[.$B$2]));[.$C$2])" office:value-type="float" office:value="-53.5373601799037" calcext:value-type="float">
            <text:p>-53.5373601799</text:p>
          </table:table-cell>
          <table:table-cell table:formula="of:=SQRT(([.D329]*[.D329])+([.E329]*[.E329]))" office:value-type="float" office:value="54.4482718239834" calcext:value-type="float">
            <text:p>54.448271824</text:p>
          </table:table-cell>
          <table:table-cell/>
          <table:table-cell table:formula="of:=(([.$A$2]/[.$E$2])*((0-COS([.$E$2]*[.B329] + [.$G$2])) - (0-COS([.$G$2])))) + (([.$B$2]*[.B329]/[.$E$2])*(0-COS([.$E$2]*[.B329] + [.$G$2]))) + (([.$B$2]/POWER([.$E$2];2)) * (SIN([.$E$2]*[.B329] + [.$G$2]) - SIN([.$G$2])))" office:value-type="float" office:value="-9.03525236364673" calcext:value-type="float">
            <text:p>-9.0352523636</text:p>
          </table:table-cell>
          <table:table-cell table:formula="of:=(([.$A$2]/[.$E$2])*(   SIN([.$E$2]*[.B329] + [.$G$2])  -    SIN([.$G$2])))  + (([.$B$2]*[.B329]/[.$E$2])*   SIN([.$E$2]*[.B329] + [.$G$2]))  + (([.$B$2]/POWER([.$E$2];2)) * (COS([.$E$2]*[.B329] + [.$G$2]) - COS([.$G$2])))" office:value-type="float" office:value="-53.8298035376722" calcext:value-type="float">
            <text:p>-53.8298035377</text:p>
          </table:table-cell>
          <table:table-cell table:formula="of:=SQRT(POWER([.H329];2)+POWER([.I329];2))" office:value-type="float" office:value="54.5828135421688" calcext:value-type="float">
            <text:p>54.5828135422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B330]*[.$D$2]" office:value-type="float" office:value="644" calcext:value-type="float">
            <text:p>644</text:p>
          </table:table-cell>
          <table:table-cell table:formula="of:=[.D329]+SIN(RADIANS([.$C330]))*MIN(([.$A$2]+([.B330]*[.$B$2]));[.$C$2])" office:value-type="float" office:value="-11.6741669837056" calcext:value-type="float">
            <text:p>-11.6741669837</text:p>
          </table:table-cell>
          <table:table-cell table:formula="of:=[.E329]+COS(RADIANS([.$C330]))*MIN(([.$A$2]+([.B330]*[.$B$2]));[.$C$2])" office:value-type="float" office:value="-53.0994815488683" calcext:value-type="float">
            <text:p>-53.0994815489</text:p>
          </table:table-cell>
          <table:table-cell table:formula="of:=SQRT(([.D330]*[.D330])+([.E330]*[.E330]))" office:value-type="float" office:value="54.3676476916378" calcext:value-type="float">
            <text:p>54.3676476916</text:p>
          </table:table-cell>
          <table:table-cell/>
          <table:table-cell table:formula="of:=(([.$A$2]/[.$E$2])*((0-COS([.$E$2]*[.B330] + [.$G$2])) - (0-COS([.$G$2])))) + (([.$B$2]*[.B330]/[.$E$2])*(0-COS([.$E$2]*[.B330] + [.$G$2]))) + (([.$B$2]/POWER([.$E$2];2)) * (SIN([.$E$2]*[.B330] + [.$G$2]) - SIN([.$G$2])))" office:value-type="float" office:value="-10.7963335990036" calcext:value-type="float">
            <text:p>-10.796333599</text:p>
          </table:table-cell>
          <table:table-cell table:formula="of:=(([.$A$2]/[.$E$2])*(   SIN([.$E$2]*[.B330] + [.$G$2])  -    SIN([.$G$2])))  + (([.$B$2]*[.B330]/[.$E$2])*   SIN([.$E$2]*[.B330] + [.$G$2]))  + (([.$B$2]/POWER([.$E$2];2)) * (COS([.$E$2]*[.B330] + [.$G$2]) - COS([.$G$2])))" office:value-type="float" office:value="-53.4232110979077" calcext:value-type="float">
            <text:p>-53.4232110979</text:p>
          </table:table-cell>
          <table:table-cell table:formula="of:=SQRT(POWER([.H330];2)+POWER([.I330];2))" office:value-type="float" office:value="54.5032136960068" calcext:value-type="float">
            <text:p>54.50321369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B331]*[.$D$2]" office:value-type="float" office:value="646" calcext:value-type="float">
            <text:p>646</text:p>
          </table:table-cell>
          <table:table-cell table:formula="of:=[.D330]+SIN(RADIANS([.$C331]))*MIN(([.$A$2]+([.B331]*[.$B$2]));[.$C$2])" office:value-type="float" office:value="-13.4188569618336" calcext:value-type="float">
            <text:p>-13.4188569618</text:p>
          </table:table-cell>
          <table:table-cell table:formula="of:=[.E330]+COS(RADIANS([.$C331]))*MIN(([.$A$2]+([.B331]*[.$B$2]));[.$C$2])" office:value-type="float" office:value="-52.5991997480604" calcext:value-type="float">
            <text:p>-52.5991997481</text:p>
          </table:table-cell>
          <table:table-cell table:formula="of:=SQRT(([.D331]*[.D331])+([.E331]*[.E331]))" office:value-type="float" office:value="54.2838975783658" calcext:value-type="float">
            <text:p>54.2838975784</text:p>
          </table:table-cell>
          <table:table-cell/>
          <table:table-cell table:formula="of:=(([.$A$2]/[.$E$2])*((0-COS([.$E$2]*[.B331] + [.$G$2])) - (0-COS([.$G$2])))) + (([.$B$2]*[.B331]/[.$E$2])*(0-COS([.$E$2]*[.B331] + [.$G$2]))) + (([.$B$2]/POWER([.$E$2];2)) * (SIN([.$E$2]*[.B331] + [.$G$2]) - SIN([.$G$2])))" office:value-type="float" office:value="-12.5469815436808" calcext:value-type="float">
            <text:p>-12.5469815437</text:p>
          </table:table-cell>
          <table:table-cell table:formula="of:=(([.$A$2]/[.$E$2])*(   SIN([.$E$2]*[.B331] + [.$G$2])  -    SIN([.$G$2])))  + (([.$B$2]*[.B331]/[.$E$2])*   SIN([.$E$2]*[.B331] + [.$G$2]))  + (([.$B$2]/POWER([.$E$2];2)) * (COS([.$E$2]*[.B331] + [.$G$2]) - COS([.$G$2])))" office:value-type="float" office:value="-52.9541114649797" calcext:value-type="float">
            <text:p>-52.954111465</text:p>
          </table:table-cell>
          <table:table-cell table:formula="of:=SQRT(POWER([.H331];2)+POWER([.I331];2))" office:value-type="float" office:value="54.4202597099918" calcext:value-type="float">
            <text:p>54.42025971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B332]*[.$D$2]" office:value-type="float" office:value="648" calcext:value-type="float">
            <text:p>648</text:p>
          </table:table-cell>
          <table:table-cell table:formula="of:=[.D331]+SIN(RADIANS([.$C332]))*MIN(([.$A$2]+([.B332]*[.$B$2]));[.$C$2])" office:value-type="float" office:value="-15.1497798214908" calcext:value-type="float">
            <text:p>-15.1497798215</text:p>
          </table:table-cell>
          <table:table-cell table:formula="of:=[.E331]+COS(RADIANS([.$C332]))*MIN(([.$A$2]+([.B332]*[.$B$2]));[.$C$2])" office:value-type="float" office:value="-52.036788818298" calcext:value-type="float">
            <text:p>-52.0367888183</text:p>
          </table:table-cell>
          <table:table-cell table:formula="of:=SQRT(([.D332]*[.D332])+([.E332]*[.E332]))" office:value-type="float" office:value="54.1972621002187" calcext:value-type="float">
            <text:p>54.1972621002</text:p>
          </table:table-cell>
          <table:table-cell/>
          <table:table-cell table:formula="of:=(([.$A$2]/[.$E$2])*((0-COS([.$E$2]*[.B332] + [.$G$2])) - (0-COS([.$G$2])))) + (([.$B$2]*[.B332]/[.$E$2])*(0-COS([.$E$2]*[.B332] + [.$G$2]))) + (([.$B$2]/POWER([.$E$2];2)) * (SIN([.$E$2]*[.B332] + [.$G$2]) - SIN([.$G$2])))" office:value-type="float" office:value="-14.2849729808661" calcext:value-type="float">
            <text:p>-14.2849729809</text:p>
          </table:table-cell>
          <table:table-cell table:formula="of:=(([.$A$2]/[.$E$2])*(   SIN([.$E$2]*[.B332] + [.$G$2])  -    SIN([.$G$2])))  + (([.$B$2]*[.B332]/[.$E$2])*   SIN([.$E$2]*[.B332] + [.$G$2]))  + (([.$B$2]/POWER([.$E$2];2)) * (COS([.$E$2]*[.B332] + [.$G$2]) - COS([.$G$2])))" office:value-type="float" office:value="-52.4227390783941" calcext:value-type="float">
            <text:p>-52.4227390784</text:p>
          </table:table-cell>
          <table:table-cell table:formula="of:=SQRT(POWER([.H332];2)+POWER([.I332];2))" office:value-type="float" office:value="54.3341883674125" calcext:value-type="float">
            <text:p>54.334188367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B333]*[.$D$2]" office:value-type="float" office:value="650" calcext:value-type="float">
            <text:p>650</text:p>
          </table:table-cell>
          <table:table-cell table:formula="of:=[.D332]+SIN(RADIANS([.$C333]))*MIN(([.$A$2]+([.B333]*[.$B$2]));[.$C$2])" office:value-type="float" office:value="-16.8647188544251" calcext:value-type="float">
            <text:p>-16.8647188544</text:p>
          </table:table-cell>
          <table:table-cell table:formula="of:=[.E332]+COS(RADIANS([.$C333]))*MIN(([.$A$2]+([.B333]*[.$B$2]));[.$C$2])" office:value-type="float" office:value="-51.4126020567287" calcext:value-type="float">
            <text:p>-51.4126020567</text:p>
          </table:table-cell>
          <table:table-cell table:formula="of:=SQRT(([.D333]*[.D333])+([.E333]*[.E333]))" office:value-type="float" office:value="54.1079882483386" calcext:value-type="float">
            <text:p>54.1079882483</text:p>
          </table:table-cell>
          <table:table-cell/>
          <table:table-cell table:formula="of:=(([.$A$2]/[.$E$2])*((0-COS([.$E$2]*[.B333] + [.$G$2])) - (0-COS([.$G$2])))) + (([.$B$2]*[.B333]/[.$E$2])*(0-COS([.$E$2]*[.B333] + [.$G$2]))) + (([.$B$2]/POWER([.$E$2];2)) * (SIN([.$E$2]*[.B333] + [.$G$2]) - SIN([.$G$2])))" office:value-type="float" office:value="-16.0080884046372" calcext:value-type="float">
            <text:p>-16.0080884046</text:p>
          </table:table-cell>
          <table:table-cell table:formula="of:=(([.$A$2]/[.$E$2])*(   SIN([.$E$2]*[.B333] + [.$G$2])  -    SIN([.$G$2])))  + (([.$B$2]*[.B333]/[.$E$2])*   SIN([.$E$2]*[.B333] + [.$G$2]))  + (([.$B$2]/POWER([.$E$2];2)) * (COS([.$E$2]*[.B333] + [.$G$2]) - COS([.$G$2])))" office:value-type="float" office:value="-51.8294076049494" calcext:value-type="float">
            <text:p>-51.8294076049</text:p>
          </table:table-cell>
          <table:table-cell table:formula="of:=SQRT(POWER([.H333];2)+POWER([.I333];2))" office:value-type="float" office:value="54.2452429900602" calcext:value-type="float">
            <text:p>54.2452429901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B334]*[.$D$2]" office:value-type="float" office:value="652" calcext:value-type="float">
            <text:p>652</text:p>
          </table:table-cell>
          <table:table-cell table:formula="of:=[.D333]+SIN(RADIANS([.$C334]))*MIN(([.$A$2]+([.B334]*[.$B$2]));[.$C$2])" office:value-type="float" office:value="-18.5614653082823" calcext:value-type="float">
            <text:p>-18.5614653083</text:p>
          </table:table-cell>
          <table:table-cell table:formula="of:=[.E333]+COS(RADIANS([.$C334]))*MIN(([.$A$2]+([.B334]*[.$B$2]));[.$C$2])" office:value-type="float" office:value="-50.7270719907776" calcext:value-type="float">
            <text:p>-50.7270719908</text:p>
          </table:table-cell>
          <table:table-cell table:formula="of:=SQRT(([.D334]*[.D334])+([.E334]*[.E334]))" office:value-type="float" office:value="54.0163292639189" calcext:value-type="float">
            <text:p>54.0163292639</text:p>
          </table:table-cell>
          <table:table-cell/>
          <table:table-cell table:formula="of:=(([.$A$2]/[.$E$2])*((0-COS([.$E$2]*[.B334] + [.$G$2])) - (0-COS([.$G$2])))) + (([.$B$2]*[.B334]/[.$E$2])*(0-COS([.$E$2]*[.B334] + [.$G$2]))) + (([.$B$2]/POWER([.$E$2];2)) * (SIN([.$E$2]*[.B334] + [.$G$2]) - SIN([.$G$2])))" office:value-type="float" office:value="-17.714114848397" calcext:value-type="float">
            <text:p>-17.7141148484</text:p>
          </table:table-cell>
          <table:table-cell table:formula="of:=(([.$A$2]/[.$E$2])*(   SIN([.$E$2]*[.B334] + [.$G$2])  -    SIN([.$G$2])))  + (([.$B$2]*[.B334]/[.$E$2])*   SIN([.$E$2]*[.B334] + [.$G$2]))  + (([.$B$2]/POWER([.$E$2];2)) * (COS([.$E$2]*[.B334] + [.$G$2]) - COS([.$G$2])))" office:value-type="float" office:value="-51.174509963179" calcext:value-type="float">
            <text:p>-51.1745099632</text:p>
          </table:table-cell>
          <table:table-cell table:formula="of:=SQRT(POWER([.H334];2)+POWER([.I334];2))" office:value-type="float" office:value="54.1536733272426" calcext:value-type="float">
            <text:p>54.1536733272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B335]*[.$D$2]" office:value-type="float" office:value="654" calcext:value-type="float">
            <text:p>654</text:p>
          </table:table-cell>
          <table:table-cell table:formula="of:=[.D334]+SIN(RADIANS([.$C335]))*MIN(([.$A$2]+([.B335]*[.$B$2]));[.$C$2])" office:value-type="float" office:value="-20.2378212230565" calcext:value-type="float">
            <text:p>-20.2378212231</text:p>
          </table:table-cell>
          <table:table-cell table:formula="of:=[.E334]+COS(RADIANS([.$C335]))*MIN(([.$A$2]+([.B335]*[.$B$2]));[.$C$2])" office:value-type="float" office:value="-49.9807102507335" calcext:value-type="float">
            <text:p>-49.9807102507</text:p>
          </table:table-cell>
          <table:table-cell table:formula="of:=SQRT(([.D335]*[.D335])+([.E335]*[.E335]))" office:value-type="float" office:value="53.9225444969372" calcext:value-type="float">
            <text:p>53.9225444969</text:p>
          </table:table-cell>
          <table:table-cell/>
          <table:table-cell table:formula="of:=(([.$A$2]/[.$E$2])*((0-COS([.$E$2]*[.B335] + [.$G$2])) - (0-COS([.$G$2])))) + (([.$B$2]*[.B335]/[.$E$2])*(0-COS([.$E$2]*[.B335] + [.$G$2]))) + (([.$B$2]/POWER([.$E$2];2)) * (SIN([.$E$2]*[.B335] + [.$G$2]) - SIN([.$G$2])))" office:value-type="float" office:value="-19.4008487194557" calcext:value-type="float">
            <text:p>-19.4008487195</text:p>
          </table:table-cell>
          <table:table-cell table:formula="of:=(([.$A$2]/[.$E$2])*(   SIN([.$E$2]*[.B335] + [.$G$2])  -    SIN([.$G$2])))  + (([.$B$2]*[.B335]/[.$E$2])*   SIN([.$E$2]*[.B335] + [.$G$2]))  + (([.$B$2]/POWER([.$E$2];2)) * (COS([.$E$2]*[.B335] + [.$G$2]) - COS([.$G$2])))" office:value-type="float" office:value="-50.4585182466511" calcext:value-type="float">
            <text:p>-50.4585182467</text:p>
          </table:table-cell>
          <table:table-cell table:formula="of:=SQRT(POWER([.H335];2)+POWER([.I335];2))" office:value-type="float" office:value="54.0597354292715" calcext:value-type="float">
            <text:p>54.059735429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36]*[.$D$2]" office:value-type="float" office:value="656" calcext:value-type="float">
            <text:p>656</text:p>
          </table:table-cell>
          <table:table-cell table:formula="of:=[.D335]+SIN(RADIANS([.$C336]))*MIN(([.$A$2]+([.B336]*[.$B$2]));[.$C$2])" office:value-type="float" office:value="-21.8916022682469" calcext:value-type="float">
            <text:p>-21.8916022682</text:p>
          </table:table-cell>
          <table:table-cell table:formula="of:=[.E335]+COS(RADIANS([.$C336]))*MIN(([.$A$2]+([.B336]*[.$B$2]));[.$C$2])" office:value-type="float" office:value="-49.1741073406416" calcext:value-type="float">
            <text:p>-49.1741073406</text:p>
          </table:table-cell>
          <table:table-cell table:formula="of:=SQRT(([.D336]*[.D336])+([.E336]*[.E336]))" office:value-type="float" office:value="53.8268992476815" calcext:value-type="float">
            <text:p>53.8268992477</text:p>
          </table:table-cell>
          <table:table-cell/>
          <table:table-cell table:formula="of:=(([.$A$2]/[.$E$2])*((0-COS([.$E$2]*[.B336] + [.$G$2])) - (0-COS([.$G$2])))) + (([.$B$2]*[.B336]/[.$E$2])*(0-COS([.$E$2]*[.B336] + [.$G$2]))) + (([.$B$2]/POWER([.$E$2];2)) * (SIN([.$E$2]*[.B336] + [.$G$2]) - SIN([.$G$2])))" office:value-type="float" office:value="-21.0660986361385" calcext:value-type="float">
            <text:p>-21.0660986361</text:p>
          </table:table-cell>
          <table:table-cell table:formula="of:=(([.$A$2]/[.$E$2])*(   SIN([.$E$2]*[.B336] + [.$G$2])  -    SIN([.$G$2])))  + (([.$B$2]*[.B336]/[.$E$2])*   SIN([.$E$2]*[.B336] + [.$G$2]))  + (([.$B$2]/POWER([.$E$2];2)) * (COS([.$E$2]*[.B336] + [.$G$2]) - COS([.$G$2])))" office:value-type="float" office:value="-49.6819835457309" calcext:value-type="float">
            <text:p>-49.6819835457</text:p>
          </table:table-cell>
          <table:table-cell table:formula="of:=SQRT(POWER([.H336];2)+POWER([.I336];2))" office:value-type="float" office:value="53.9636915044347" calcext:value-type="float">
            <text:p>53.963691504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B337]*[.$D$2]" office:value-type="float" office:value="658" calcext:value-type="float">
            <text:p>658</text:p>
          </table:table-cell>
          <table:table-cell table:formula="of:=[.D336]+SIN(RADIANS([.$C337]))*MIN(([.$A$2]+([.B337]*[.$B$2]));[.$C$2])" office:value-type="float" office:value="-23.5206405770717" calcext:value-type="float">
            <text:p>-23.5206405771</text:p>
          </table:table-cell>
          <table:table-cell table:formula="of:=[.E336]+COS(RADIANS([.$C337]))*MIN(([.$A$2]+([.B337]*[.$B$2]));[.$C$2])" office:value-type="float" office:value="-48.3079323073016" calcext:value-type="float">
            <text:p>-48.3079323073</text:p>
          </table:table-cell>
          <table:table-cell table:formula="of:=SQRT(([.D337]*[.D337])+([.E337]*[.E337]))" office:value-type="float" office:value="53.7296645900812" calcext:value-type="float">
            <text:p>53.7296645901</text:p>
          </table:table-cell>
          <table:table-cell/>
          <table:table-cell table:formula="of:=(([.$A$2]/[.$E$2])*((0-COS([.$E$2]*[.B337] + [.$G$2])) - (0-COS([.$G$2])))) + (([.$B$2]*[.B337]/[.$E$2])*(0-COS([.$E$2]*[.B337] + [.$G$2]))) + (([.$B$2]/POWER([.$E$2];2)) * (SIN([.$E$2]*[.B337] + [.$G$2]) - SIN([.$G$2])))" office:value-type="float" office:value="-22.7076882637758" calcext:value-type="float">
            <text:p>-22.7076882638</text:p>
          </table:table-cell>
          <table:table-cell table:formula="of:=(([.$A$2]/[.$E$2])*(   SIN([.$E$2]*[.B337] + [.$G$2])  -    SIN([.$G$2])))  + (([.$B$2]*[.B337]/[.$E$2])*   SIN([.$E$2]*[.B337] + [.$G$2]))  + (([.$B$2]/POWER([.$E$2];2)) * (COS([.$E$2]*[.B337] + [.$G$2]) - COS([.$G$2])))" office:value-type="float" office:value="-48.8455356675372" calcext:value-type="float">
            <text:p>-48.8455356675</text:p>
          </table:table-cell>
          <table:table-cell table:formula="of:=SQRT(POWER([.H337];2)+POWER([.I337];2))" office:value-type="float" office:value="53.8658097584495" calcext:value-type="float">
            <text:p>53.865809758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38]*[.$D$2]" office:value-type="float" office:value="660" calcext:value-type="float">
            <text:p>660</text:p>
          </table:table-cell>
          <table:table-cell table:formula="of:=[.D337]+SIN(RADIANS([.$C338]))*MIN(([.$A$2]+([.B338]*[.$B$2]));[.$C$2])" office:value-type="float" office:value="-25.1227875740729" calcext:value-type="float">
            <text:p>-25.1227875741</text:p>
          </table:table-cell>
          <table:table-cell table:formula="of:=[.E337]+COS(RADIANS([.$C338]))*MIN(([.$A$2]+([.B338]*[.$B$2]));[.$C$2])" office:value-type="float" office:value="-47.3829323073016" calcext:value-type="float">
            <text:p>-47.3829323073</text:p>
          </table:table-cell>
          <table:table-cell table:formula="of:=SQRT(([.D338]*[.D338])+([.E338]*[.E338]))" office:value-type="float" office:value="53.6311171758553" calcext:value-type="float">
            <text:p>53.6311171759</text:p>
          </table:table-cell>
          <table:table-cell/>
          <table:table-cell table:formula="of:=(([.$A$2]/[.$E$2])*((0-COS([.$E$2]*[.B338] + [.$G$2])) - (0-COS([.$G$2])))) + (([.$B$2]*[.B338]/[.$E$2])*(0-COS([.$E$2]*[.B338] + [.$G$2]))) + (([.$B$2]/POWER([.$E$2];2)) * (SIN([.$E$2]*[.B338] + [.$G$2]) - SIN([.$G$2])))" office:value-type="float" office:value="-24.3234591459182" calcext:value-type="float">
            <text:p>-24.3234591459</text:p>
          </table:table-cell>
          <table:table-cell table:formula="of:=(([.$A$2]/[.$E$2])*(   SIN([.$E$2]*[.B338] + [.$G$2])  -    SIN([.$G$2])))  + (([.$B$2]*[.B338]/[.$E$2])*   SIN([.$E$2]*[.B338] + [.$G$2]))  + (([.$B$2]/POWER([.$E$2];2)) * (COS([.$E$2]*[.B338] + [.$G$2]) - COS([.$G$2])))" office:value-type="float" office:value="-47.949882753959" calcext:value-type="float">
            <text:p>-47.949882754</text:p>
          </table:table-cell>
          <table:table-cell table:formula="of:=SQRT(POWER([.H338];2)+POWER([.I338];2))" office:value-type="float" office:value="53.7663642153862" calcext:value-type="float">
            <text:p>53.7663642154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339]*[.$D$2]" office:value-type="float" office:value="662" calcext:value-type="float">
            <text:p>662</text:p>
          </table:table-cell>
          <table:table-cell table:formula="of:=[.D338]+SIN(RADIANS([.$C339]))*MIN(([.$A$2]+([.B339]*[.$B$2]));[.$C$2])" office:value-type="float" office:value="-26.695916792443" calcext:value-type="float">
            <text:p>-26.6959167924</text:p>
          </table:table-cell>
          <table:table-cell table:formula="of:=[.E338]+COS(RADIANS([.$C339]))*MIN(([.$A$2]+([.B339]*[.$B$2]));[.$C$2])" office:value-type="float" office:value="-46.399932072149" calcext:value-type="float">
            <text:p>-46.3999320721</text:p>
          </table:table-cell>
          <table:table-cell table:formula="of:=SQRT(([.D339]*[.D339])+([.E339]*[.E339]))" office:value-type="float" office:value="53.5315390184991" calcext:value-type="float">
            <text:p>53.5315390185</text:p>
          </table:table-cell>
          <table:table-cell/>
          <table:table-cell table:formula="of:=(([.$A$2]/[.$E$2])*((0-COS([.$E$2]*[.B339] + [.$G$2])) - (0-COS([.$G$2])))) + (([.$B$2]*[.B339]/[.$E$2])*(0-COS([.$E$2]*[.B339] + [.$G$2]))) + (([.$B$2]/POWER([.$E$2];2)) * (SIN([.$E$2]*[.B339] + [.$G$2]) - SIN([.$G$2])))" office:value-type="float" office:value="-25.9112735271086" calcext:value-type="float">
            <text:p>-25.9112735271</text:p>
          </table:table-cell>
          <table:table-cell table:formula="of:=(([.$A$2]/[.$E$2])*(   SIN([.$E$2]*[.B339] + [.$G$2])  -    SIN([.$G$2])))  + (([.$B$2]*[.B339]/[.$E$2])*   SIN([.$E$2]*[.B339] + [.$G$2]))  + (([.$B$2]/POWER([.$E$2];2)) * (COS([.$E$2]*[.B339] + [.$G$2]) - COS([.$G$2])))" office:value-type="float" office:value="-46.9958107977274" calcext:value-type="float">
            <text:p>-46.9958107977</text:p>
          </table:table-cell>
          <table:table-cell table:formula="of:=SQRT(POWER([.H339];2)+POWER([.I339];2))" office:value-type="float" office:value="53.6656345190516" calcext:value-type="float">
            <text:p>53.665634519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B340]*[.$D$2]" office:value-type="float" office:value="664" calcext:value-type="float">
            <text:p>664</text:p>
          </table:table-cell>
          <table:table-cell table:formula="of:=[.D339]+SIN(RADIANS([.$C340]))*MIN(([.$A$2]+([.B340]*[.$B$2]));[.$C$2])" office:value-type="float" office:value="-28.2379266773954" calcext:value-type="float">
            <text:p>-28.2379266774</text:p>
          </table:table-cell>
          <table:table-cell table:formula="of:=[.E339]+COS(RADIANS([.$C340]))*MIN(([.$A$2]+([.B340]*[.$B$2]));[.$C$2])" office:value-type="float" office:value="-45.3598332716934" calcext:value-type="float">
            <text:p>-45.3598332717</text:p>
          </table:table-cell>
          <table:table-cell table:formula="of:=SQRT(([.D340]*[.D340])+([.E340]*[.E340]))" office:value-type="float" office:value="53.4312172561489" calcext:value-type="float">
            <text:p>53.4312172561</text:p>
          </table:table-cell>
          <table:table-cell/>
          <table:table-cell table:formula="of:=(([.$A$2]/[.$E$2])*((0-COS([.$E$2]*[.B340] + [.$G$2])) - (0-COS([.$G$2])))) + (([.$B$2]*[.B340]/[.$E$2])*(0-COS([.$E$2]*[.B340] + [.$G$2]))) + (([.$B$2]/POWER([.$E$2];2)) * (SIN([.$E$2]*[.B340] + [.$G$2]) - SIN([.$G$2])))" office:value-type="float" office:value="-27.469017163537" calcext:value-type="float">
            <text:p>-27.4690171635</text:p>
          </table:table-cell>
          <table:table-cell table:formula="of:=(([.$A$2]/[.$E$2])*(   SIN([.$E$2]*[.B340] + [.$G$2])  -    SIN([.$G$2])))  + (([.$B$2]*[.B340]/[.$E$2])*   SIN([.$E$2]*[.B340] + [.$G$2]))  + (([.$B$2]/POWER([.$E$2];2)) * (COS([.$E$2]*[.B340] + [.$G$2]) - COS([.$G$2])))" office:value-type="float" office:value="-45.9841830566711" calcext:value-type="float">
            <text:p>-45.9841830567</text:p>
          </table:table-cell>
          <table:table-cell table:formula="of:=SQRT(POWER([.H340];2)+POWER([.I340];2))" office:value-type="float" office:value="53.5639057138306" calcext:value-type="float">
            <text:p>53.563905713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B341]*[.$D$2]" office:value-type="float" office:value="666" calcext:value-type="float">
            <text:p>666</text:p>
          </table:table-cell>
          <table:table-cell table:formula="of:=[.D340]+SIN(RADIANS([.$C341]))*MIN(([.$A$2]+([.B341]*[.$B$2]));[.$C$2])" office:value-type="float" office:value="-29.7467433719047" calcext:value-type="float">
            <text:p>-29.7467433719</text:p>
          </table:table-cell>
          <table:table-cell table:formula="of:=[.E340]+COS(RADIANS([.$C341]))*MIN(([.$A$2]+([.B341]*[.$B$2]));[.$C$2])" office:value-type="float" office:value="-44.263613776168" calcext:value-type="float">
            <text:p>-44.2636137762</text:p>
          </table:table-cell>
          <table:table-cell table:formula="of:=SQRT(([.D341]*[.D341])+([.E341]*[.E341]))" office:value-type="float" office:value="53.3304438923934" calcext:value-type="float">
            <text:p>53.3304438924</text:p>
          </table:table-cell>
          <table:table-cell/>
          <table:table-cell table:formula="of:=(([.$A$2]/[.$E$2])*((0-COS([.$E$2]*[.B341] + [.$G$2])) - (0-COS([.$G$2])))) + (([.$B$2]*[.B341]/[.$E$2])*(0-COS([.$E$2]*[.B341] + [.$G$2]))) + (([.$B$2]/POWER([.$E$2];2)) * (SIN([.$E$2]*[.B341] + [.$G$2]) - SIN([.$G$2])))" office:value-type="float" office:value="-28.9946021179024" calcext:value-type="float">
            <text:p>-28.9946021179</text:p>
          </table:table-cell>
          <table:table-cell table:formula="of:=(([.$A$2]/[.$E$2])*(   SIN([.$E$2]*[.B341] + [.$G$2])  -    SIN([.$G$2])))  + (([.$B$2]*[.B341]/[.$E$2])*   SIN([.$E$2]*[.B341] + [.$G$2]))  + (([.$B$2]/POWER([.$E$2];2)) * (COS([.$E$2]*[.B341] + [.$G$2]) - COS([.$G$2])))" office:value-type="float" office:value="-44.9159393664158" calcext:value-type="float">
            <text:p>-44.9159393664</text:p>
          </table:table-cell>
          <table:table-cell table:formula="of:=SQRT(POWER([.H341];2)+POWER([.I341];2))" office:value-type="float" office:value="53.4614680040027" calcext:value-type="float">
            <text:p>53.46146800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342]*[.$D$2]" office:value-type="float" office:value="668" calcext:value-type="float">
            <text:p>668</text:p>
          </table:table-cell>
          <table:table-cell table:formula="of:=[.D341]+SIN(RADIANS([.$C342]))*MIN(([.$A$2]+([.B342]*[.$B$2]));[.$C$2])" office:value-type="float" office:value="-31.2203234811493" calcext:value-type="float">
            <text:p>-31.2203234811</text:p>
          </table:table-cell>
          <table:table-cell table:formula="of:=[.E341]+COS(RADIANS([.$C342]))*MIN(([.$A$2]+([.B342]*[.$B$2]));[.$C$2])" office:value-type="float" office:value="-43.112326817309" calcext:value-type="float">
            <text:p>-43.1123268173</text:p>
          </table:table-cell>
          <table:table-cell table:formula="of:=SQRT(([.D342]*[.D342])+([.E342]*[.E342]))" office:value-type="float" office:value="53.2295155141399" calcext:value-type="float">
            <text:p>53.2295155141</text:p>
          </table:table-cell>
          <table:table-cell/>
          <table:table-cell table:formula="of:=(([.$A$2]/[.$E$2])*((0-COS([.$E$2]*[.B342] + [.$G$2])) - (0-COS([.$G$2])))) + (([.$B$2]*[.B342]/[.$E$2])*(0-COS([.$E$2]*[.B342] + [.$G$2]))) + (([.$B$2]/POWER([.$E$2];2)) * (SIN([.$E$2]*[.B342] + [.$G$2]) - SIN([.$G$2])))" office:value-type="float" office:value="-30.4859695348094" calcext:value-type="float">
            <text:p>-30.4859695348</text:p>
          </table:table-cell>
          <table:table-cell table:formula="of:=(([.$A$2]/[.$E$2])*(   SIN([.$E$2]*[.B342] + [.$G$2])  -    SIN([.$G$2])))  + (([.$B$2]*[.B342]/[.$E$2])*   SIN([.$E$2]*[.B342] + [.$G$2]))  + (([.$B$2]/POWER([.$E$2];2)) * (COS([.$E$2]*[.B342] + [.$G$2]) - COS([.$G$2])))" office:value-type="float" office:value="-43.7920953519206" calcext:value-type="float">
            <text:p>-43.7920953519</text:p>
          </table:table-cell>
          <table:table-cell table:formula="of:=SQRT(POWER([.H342];2)+POWER([.I342];2))" office:value-type="float" office:value="53.3586164905822" calcext:value-type="float">
            <text:p>53.3586164906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B343]*[.$D$2]" office:value-type="float" office:value="670" calcext:value-type="float">
            <text:p>670</text:p>
          </table:table-cell>
          <table:table-cell table:formula="of:=[.D342]+SIN(RADIANS([.$C343]))*MIN(([.$A$2]+([.B343]*[.$B$2]));[.$C$2])" office:value-type="float" office:value="-32.6566568119974" calcext:value-type="float">
            <text:p>-32.656656812</text:p>
          </table:table-cell>
          <table:table-cell table:formula="of:=[.E342]+COS(RADIANS([.$C343]))*MIN(([.$A$2]+([.B343]*[.$B$2]));[.$C$2])" office:value-type="float" office:value="-41.9071000491467" calcext:value-type="float">
            <text:p>-41.9071000491</text:p>
          </table:table-cell>
          <table:table-cell table:formula="of:=SQRT(([.D343]*[.D343])+([.E343]*[.E343]))" office:value-type="float" office:value="53.1287329856996" calcext:value-type="float">
            <text:p>53.1287329857</text:p>
          </table:table-cell>
          <table:table-cell/>
          <table:table-cell table:formula="of:=(([.$A$2]/[.$E$2])*((0-COS([.$E$2]*[.B343] + [.$G$2])) - (0-COS([.$G$2])))) + (([.$B$2]*[.B343]/[.$E$2])*(0-COS([.$E$2]*[.B343] + [.$G$2]))) + (([.$B$2]/POWER([.$E$2];2)) * (SIN([.$E$2]*[.B343] + [.$G$2]) - SIN([.$G$2])))" office:value-type="float" office:value="-31.941092393037" calcext:value-type="float">
            <text:p>-31.941092393</text:p>
          </table:table-cell>
          <table:table-cell table:formula="of:=(([.$A$2]/[.$E$2])*(   SIN([.$E$2]*[.B343] + [.$G$2])  -    SIN([.$G$2])))  + (([.$B$2]*[.B343]/[.$E$2])*   SIN([.$E$2]*[.B343] + [.$G$2]))  + (([.$B$2]/POWER([.$E$2];2)) * (COS([.$E$2]*[.B343] + [.$G$2]) - COS([.$G$2])))" office:value-type="float" office:value="-42.6137415383792" calcext:value-type="float">
            <text:p>-42.6137415384</text:p>
          </table:table-cell>
          <table:table-cell table:formula="of:=SQRT(POWER([.H343];2)+POWER([.I343];2))" office:value-type="float" office:value="53.2556508847682" calcext:value-type="float">
            <text:p>53.2556508848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344]*[.$D$2]" office:value-type="float" office:value="672" calcext:value-type="float">
            <text:p>672</text:p>
          </table:table-cell>
          <table:table-cell table:formula="of:=[.D343]+SIN(RADIANS([.$C344]))*MIN(([.$A$2]+([.B344]*[.$B$2]));[.$C$2])" office:value-type="float" office:value="-34.0537690838949" calcext:value-type="float">
            <text:p>-34.0537690839</text:p>
          </table:table-cell>
          <table:table-cell table:formula="of:=[.E343]+COS(RADIANS([.$C344]))*MIN(([.$A$2]+([.B344]*[.$B$2]));[.$C$2])" office:value-type="float" office:value="-40.6491345091921" calcext:value-type="float">
            <text:p>-40.6491345092</text:p>
          </table:table-cell>
          <table:table-cell table:formula="of:=SQRT(([.D344]*[.D344])+([.E344]*[.E344]))" office:value-type="float" office:value="53.0284011183217" calcext:value-type="float">
            <text:p>53.0284011183</text:p>
          </table:table-cell>
          <table:table-cell/>
          <table:table-cell table:formula="of:=(([.$A$2]/[.$E$2])*((0-COS([.$E$2]*[.B344] + [.$G$2])) - (0-COS([.$G$2])))) + (([.$B$2]*[.B344]/[.$E$2])*(0-COS([.$E$2]*[.B344] + [.$G$2]))) + (([.$B$2]/POWER([.$E$2];2)) * (SIN([.$E$2]*[.B344] + [.$G$2]) - SIN([.$G$2])))" office:value-type="float" office:value="-33.3579782310279" calcext:value-type="float">
            <text:p>-33.357978231</text:p>
          </table:table-cell>
          <table:table-cell table:formula="of:=(([.$A$2]/[.$E$2])*(   SIN([.$E$2]*[.B344] + [.$G$2])  -    SIN([.$G$2])))  + (([.$B$2]*[.B344]/[.$E$2])*   SIN([.$E$2]*[.B344] + [.$G$2]))  + (([.$B$2]/POWER([.$E$2];2)) * (COS([.$E$2]*[.B344] + [.$G$2]) - COS([.$G$2])))" office:value-type="float" office:value="-41.3820423621422" calcext:value-type="float">
            <text:p>-41.3820423621</text:p>
          </table:table-cell>
          <table:table-cell table:formula="of:=SQRT(POWER([.H344];2)+POWER([.I344];2))" office:value-type="float" office:value="53.1528751971506" calcext:value-type="float">
            <text:p>53.152875197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B345]*[.$D$2]" office:value-type="float" office:value="674" calcext:value-type="float">
            <text:p>674</text:p>
          </table:table-cell>
          <table:table-cell table:formula="of:=[.D344]+SIN(RADIANS([.$C345]))*MIN(([.$A$2]+([.B345]*[.$B$2]));[.$C$2])" office:value-type="float" office:value="-35.4097246075332" calcext:value-type="float">
            <text:p>-35.4097246075</text:p>
          </table:table-cell>
          <table:table-cell table:formula="of:=[.E344]+COS(RADIANS([.$C345]))*MIN(([.$A$2]+([.B345]*[.$B$2]));[.$C$2])" office:value-type="float" office:value="-39.3397034808769" calcext:value-type="float">
            <text:p>-39.3397034809</text:p>
          </table:table-cell>
          <table:table-cell table:formula="of:=SQRT(([.D345]*[.D345])+([.E345]*[.E345]))" office:value-type="float" office:value="52.9288283144891" calcext:value-type="float">
            <text:p>52.9288283145</text:p>
          </table:table-cell>
          <table:table-cell/>
          <table:table-cell table:formula="of:=(([.$A$2]/[.$E$2])*((0-COS([.$E$2]*[.B345] + [.$G$2])) - (0-COS([.$G$2])))) + (([.$B$2]*[.B345]/[.$E$2])*(0-COS([.$E$2]*[.B345] + [.$G$2]))) + (([.$B$2]/POWER([.$E$2];2)) * (SIN([.$E$2]*[.B345] + [.$G$2]) - SIN([.$G$2])))" office:value-type="float" office:value="-34.7346718419681" calcext:value-type="float">
            <text:p>-34.734671842</text:p>
          </table:table-cell>
          <table:table-cell table:formula="of:=(([.$A$2]/[.$E$2])*(   SIN([.$E$2]*[.B345] + [.$G$2])  -    SIN([.$G$2])))  + (([.$B$2]*[.B345]/[.$E$2])*   SIN([.$E$2]*[.B345] + [.$G$2]))  + (([.$B$2]/POWER([.$E$2];2)) * (COS([.$E$2]*[.B345] + [.$G$2]) - COS([.$G$2])))" office:value-type="float" office:value="-40.0982350824541" calcext:value-type="float">
            <text:p>-40.0982350825</text:p>
          </table:table-cell>
          <table:table-cell table:formula="of:=SQRT(POWER([.H345];2)+POWER([.I345];2))" office:value-type="float" office:value="53.0505974018857" calcext:value-type="float">
            <text:p>53.050597401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B346]*[.$D$2]" office:value-type="float" office:value="676" calcext:value-type="float">
            <text:p>676</text:p>
          </table:table-cell>
          <table:table-cell table:formula="of:=[.D345]+SIN(RADIANS([.$C346]))*MIN(([.$A$2]+([.B346]*[.$B$2]));[.$C$2])" office:value-type="float" office:value="-36.7226289277007" calcext:value-type="float">
            <text:p>-36.7226289277</text:p>
          </table:table-cell>
          <table:table-cell table:formula="of:=[.E345]+COS(RADIANS([.$C346]))*MIN(([.$A$2]+([.B346]*[.$B$2]));[.$C$2])" office:value-type="float" office:value="-37.9801512582368" calcext:value-type="float">
            <text:p>-37.9801512582</text:p>
          </table:table-cell>
          <table:table-cell table:formula="of:=SQRT(([.D346]*[.D346])+([.E346]*[.E346]))" office:value-type="float" office:value="52.830326186388" calcext:value-type="float">
            <text:p>52.8303261864</text:p>
          </table:table-cell>
          <table:table-cell/>
          <table:table-cell table:formula="of:=(([.$A$2]/[.$E$2])*((0-COS([.$E$2]*[.B346] + [.$G$2])) - (0-COS([.$G$2])))) + (([.$B$2]*[.B346]/[.$E$2])*(0-COS([.$E$2]*[.B346] + [.$G$2]))) + (([.$B$2]/POWER([.$E$2];2)) * (SIN([.$E$2]*[.B346] + [.$G$2]) - SIN([.$G$2])))" office:value-type="float" office:value="-36.0692579348446" calcext:value-type="float">
            <text:p>-36.0692579348</text:p>
          </table:table-cell>
          <table:table-cell table:formula="of:=(([.$A$2]/[.$E$2])*(   SIN([.$E$2]*[.B346] + [.$G$2])  -    SIN([.$G$2])))  + (([.$B$2]*[.B346]/[.$E$2])*   SIN([.$E$2]*[.B346] + [.$G$2]))  + (([.$B$2]/POWER([.$E$2];2)) * (COS([.$E$2]*[.B346] + [.$G$2]) - COS([.$G$2])))" office:value-type="float" office:value="-38.7636285949269" calcext:value-type="float">
            <text:p>-38.7636285949</text:p>
          </table:table-cell>
          <table:table-cell table:formula="of:=SQRT(POWER([.H346];2)+POWER([.I346];2))" office:value-type="float" office:value="52.9491290751395" calcext:value-type="float">
            <text:p>52.949129075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B347]*[.$D$2]" office:value-type="float" office:value="678" calcext:value-type="float">
            <text:p>678</text:p>
          </table:table-cell>
          <table:table-cell table:formula="of:=[.D346]+SIN(RADIANS([.$C347]))*MIN(([.$A$2]+([.B347]*[.$B$2]));[.$C$2])" office:value-type="float" office:value="-37.9906314267508" calcext:value-type="float">
            <text:p>-37.9906314268</text:p>
          </table:table-cell>
          <table:table-cell table:formula="of:=[.E346]+COS(RADIANS([.$C347]))*MIN(([.$A$2]+([.B347]*[.$B$2]));[.$C$2])" office:value-type="float" office:value="-36.5718918139572" calcext:value-type="float">
            <text:p>-36.571891814</text:p>
          </table:table-cell>
          <table:table-cell table:formula="of:=SQRT(([.D347]*[.D347])+([.E347]*[.E347]))" office:value-type="float" office:value="52.7332091480787" calcext:value-type="float">
            <text:p>52.7332091481</text:p>
          </table:table-cell>
          <table:table-cell/>
          <table:table-cell table:formula="of:=(([.$A$2]/[.$E$2])*((0-COS([.$E$2]*[.B347] + [.$G$2])) - (0-COS([.$G$2])))) + (([.$B$2]*[.B347]/[.$E$2])*(0-COS([.$E$2]*[.B347] + [.$G$2]))) + (([.$B$2]/POWER([.$E$2];2)) * (SIN([.$E$2]*[.B347] + [.$G$2]) - SIN([.$G$2])))" office:value-type="float" office:value="-37.3598637579011" calcext:value-type="float">
            <text:p>-37.3598637579</text:p>
          </table:table-cell>
          <table:table-cell table:formula="of:=(([.$A$2]/[.$E$2])*(   SIN([.$E$2]*[.B347] + [.$G$2])  -    SIN([.$G$2])))  + (([.$B$2]*[.B347]/[.$E$2])*   SIN([.$E$2]*[.B347] + [.$G$2]))  + (([.$B$2]/POWER([.$E$2];2)) * (COS([.$E$2]*[.B347] + [.$G$2]) - COS([.$G$2])))" office:value-type="float" office:value="-37.3796021478062" calcext:value-type="float">
            <text:p>-37.3796021478</text:p>
          </table:table-cell>
          <table:table-cell table:formula="of:=SQRT(POWER([.H347];2)+POWER([.I347];2))" office:value-type="float" office:value="52.8487850071996" calcext:value-type="float">
            <text:p>52.848785007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348]*[.$D$2]" office:value-type="float" office:value="680" calcext:value-type="float">
            <text:p>680</text:p>
          </table:table-cell>
          <table:table-cell table:formula="of:=[.D347]+SIN(RADIANS([.$C348]))*MIN(([.$A$2]+([.B348]*[.$B$2]));[.$C$2])" office:value-type="float" office:value="-39.2119278851552" calcext:value-type="float">
            <text:p>-39.2119278852</text:p>
          </table:table-cell>
          <table:table-cell table:formula="of:=[.E347]+COS(RADIANS([.$C348]))*MIN(([.$A$2]+([.B348]*[.$B$2]));[.$C$2])" office:value-type="float" office:value="-35.1164073720311" calcext:value-type="float">
            <text:p>-35.116407372</text:p>
          </table:table-cell>
          <table:table-cell table:formula="of:=SQRT(([.D348]*[.D348])+([.E348]*[.E348]))" office:value-type="float" office:value="52.6377939810271" calcext:value-type="float">
            <text:p>52.637793981</text:p>
          </table:table-cell>
          <table:table-cell/>
          <table:table-cell table:formula="of:=(([.$A$2]/[.$E$2])*((0-COS([.$E$2]*[.B348] + [.$G$2])) - (0-COS([.$G$2])))) + (([.$B$2]*[.B348]/[.$E$2])*(0-COS([.$E$2]*[.B348] + [.$G$2]))) + (([.$B$2]/POWER([.$E$2];2)) * (SIN([.$E$2]*[.B348] + [.$G$2]) - SIN([.$G$2])))" office:value-type="float" office:value="-38.6046616809421" calcext:value-type="float">
            <text:p>-38.6046616809</text:p>
          </table:table-cell>
          <table:table-cell table:formula="of:=(([.$A$2]/[.$E$2])*(   SIN([.$E$2]*[.B348] + [.$G$2])  -    SIN([.$G$2])))  + (([.$B$2]*[.B348]/[.$E$2])*   SIN([.$E$2]*[.B348] + [.$G$2]))  + (([.$B$2]/POWER([.$E$2];2)) * (COS([.$E$2]*[.B348] + [.$G$2]) - COS([.$G$2])))" office:value-type="float" office:value="-35.9476039622132" calcext:value-type="float">
            <text:p>-35.9476039622</text:p>
          </table:table-cell>
          <table:table-cell table:formula="of:=SQRT(POWER([.H348];2)+POWER([.I348];2))" office:value-type="float" office:value="52.7498827877762" calcext:value-type="float">
            <text:p>52.7498827878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B349]*[.$D$2]" office:value-type="float" office:value="682" calcext:value-type="float">
            <text:p>682</text:p>
          </table:table-cell>
          <table:table-cell table:formula="of:=[.D348]+SIN(RADIANS([.$C349]))*MIN(([.$A$2]+([.B349]*[.$B$2]));[.$C$2])" office:value-type="float" office:value="-40.3847629956506" calcext:value-type="float">
            <text:p>-40.3847629957</text:p>
          </table:table-cell>
          <table:table-cell table:formula="of:=[.E348]+COS(RADIANS([.$C349]))*MIN(([.$A$2]+([.B349]*[.$B$2]));[.$C$2])" office:value-type="float" office:value="-33.6152468864103" calcext:value-type="float">
            <text:p>-33.6152468864</text:p>
          </table:table-cell>
          <table:table-cell table:formula="of:=SQRT(([.D349]*[.D349])+([.E349]*[.E349]))" office:value-type="float" office:value="52.5443993728084" calcext:value-type="float">
            <text:p>52.5443993728</text:p>
          </table:table-cell>
          <table:table-cell/>
          <table:table-cell table:formula="of:=(([.$A$2]/[.$E$2])*((0-COS([.$E$2]*[.B349] + [.$G$2])) - (0-COS([.$G$2])))) + (([.$B$2]*[.B349]/[.$E$2])*(0-COS([.$E$2]*[.B349] + [.$G$2]))) + (([.$B$2]/POWER([.$E$2];2)) * (SIN([.$E$2]*[.B349] + [.$G$2]) - SIN([.$G$2])))" office:value-type="float" office:value="-39.8018717329716" calcext:value-type="float">
            <text:p>-39.801871733</text:p>
          </table:table-cell>
          <table:table-cell table:formula="of:=(([.$A$2]/[.$E$2])*(   SIN([.$E$2]*[.B349] + [.$G$2])  -    SIN([.$G$2])))  + (([.$B$2]*[.B349]/[.$E$2])*   SIN([.$E$2]*[.B349] + [.$G$2]))  + (([.$B$2]/POWER([.$E$2];2)) * (COS([.$E$2]*[.B349] + [.$G$2]) - COS([.$G$2])))" office:value-type="float" office:value="-34.4691497576798" calcext:value-type="float">
            <text:p>-34.4691497577</text:p>
          </table:table-cell>
          <table:table-cell table:formula="of:=SQRT(POWER([.H349];2)+POWER([.I349];2))" office:value-type="float" office:value="52.6527423641474" calcext:value-type="float">
            <text:p>52.6527423641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350]*[.$D$2]" office:value-type="float" office:value="684" calcext:value-type="float">
            <text:p>684</text:p>
          </table:table-cell>
          <table:table-cell table:formula="of:=[.D349]+SIN(RADIANS([.$C350]))*MIN(([.$A$2]+([.B350]*[.$B$2]));[.$C$2])" office:value-type="float" office:value="-41.5074328275292" calcext:value-type="float">
            <text:p>-41.5074328275</text:p>
          </table:table-cell>
          <table:table-cell table:formula="of:=[.E349]+COS(RADIANS([.$C350]))*MIN(([.$A$2]+([.B350]*[.$B$2]));[.$C$2])" office:value-type="float" office:value="-32.0700244271541" calcext:value-type="float">
            <text:p>-32.0700244272</text:p>
          </table:table-cell>
          <table:table-cell table:formula="of:=SQRT(([.D350]*[.D350])+([.E350]*[.E350]))" office:value-type="float" office:value="52.453345428963" calcext:value-type="float">
            <text:p>52.453345429</text:p>
          </table:table-cell>
          <table:table-cell/>
          <table:table-cell table:formula="of:=(([.$A$2]/[.$E$2])*((0-COS([.$E$2]*[.B350] + [.$G$2])) - (0-COS([.$G$2])))) + (([.$B$2]*[.B350]/[.$E$2])*(0-COS([.$E$2]*[.B350] + [.$G$2]))) + (([.$B$2]/POWER([.$E$2];2)) * (SIN([.$E$2]*[.B350] + [.$G$2]) - SIN([.$G$2])))" office:value-type="float" office:value="-40.9497640916977" calcext:value-type="float">
            <text:p>-40.9497640917</text:p>
          </table:table-cell>
          <table:table-cell table:formula="of:=(([.$A$2]/[.$E$2])*(   SIN([.$E$2]*[.B350] + [.$G$2])  -    SIN([.$G$2])))  + (([.$B$2]*[.B350]/[.$E$2])*   SIN([.$E$2]*[.B350] + [.$G$2]))  + (([.$B$2]/POWER([.$E$2];2)) * (COS([.$E$2]*[.B350] + [.$G$2]) - COS([.$G$2])))" office:value-type="float" office:value="-32.9458211844168" calcext:value-type="float">
            <text:p>-32.9458211844</text:p>
          </table:table-cell>
          <table:table-cell table:formula="of:=SQRT(POWER([.H350];2)+POWER([.I350];2))" office:value-type="float" office:value="52.5576855719624" calcext:value-type="float">
            <text:p>52.557685572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B351]*[.$D$2]" office:value-type="float" office:value="686" calcext:value-type="float">
            <text:p>686</text:p>
          </table:table-cell>
          <table:table-cell table:formula="of:=[.D350]+SIN(RADIANS([.$C351]))*MIN(([.$A$2]+([.B351]*[.$B$2]));[.$C$2])" office:value-type="float" office:value="-42.5782872376757" calcext:value-type="float">
            <text:p>-42.5782872377</text:p>
          </table:table-cell>
          <table:table-cell table:formula="of:=[.E350]+COS(RADIANS([.$C351]))*MIN(([.$A$2]+([.B351]*[.$B$2]));[.$C$2])" office:value-type="float" office:value="-30.4824174757112" calcext:value-type="float">
            <text:p>-30.4824174757</text:p>
          </table:table-cell>
          <table:table-cell table:formula="of:=SQRT(([.D351]*[.D351])+([.E351]*[.E351]))" office:value-type="float" office:value="52.3649531581721" calcext:value-type="float">
            <text:p>52.3649531582</text:p>
          </table:table-cell>
          <table:table-cell/>
          <table:table-cell table:formula="of:=(([.$A$2]/[.$E$2])*((0-COS([.$E$2]*[.B351] + [.$G$2])) - (0-COS([.$G$2])))) + (([.$B$2]*[.B351]/[.$E$2])*(0-COS([.$E$2]*[.B351] + [.$G$2]))) + (([.$B$2]/POWER([.$E$2];2)) * (SIN([.$E$2]*[.B351] + [.$G$2]) - SIN([.$G$2])))" office:value-type="float" office:value="-42.0466615214773" calcext:value-type="float">
            <text:p>-42.0466615215</text:p>
          </table:table-cell>
          <table:table-cell table:formula="of:=(([.$A$2]/[.$E$2])*(   SIN([.$E$2]*[.B351] + [.$G$2])  -    SIN([.$G$2])))  + (([.$B$2]*[.B351]/[.$E$2])*   SIN([.$E$2]*[.B351] + [.$G$2]))  + (([.$B$2]/POWER([.$E$2];2)) * (COS([.$E$2]*[.B351] + [.$G$2]) - COS([.$G$2])))" office:value-type="float" office:value="-31.379264163889" calcext:value-type="float">
            <text:p>-31.3792641639</text:p>
          </table:table-cell>
          <table:table-cell table:formula="of:=SQRT(POWER([.H351];2)+POWER([.I351];2))" office:value-type="float" office:value="52.4650356386881" calcext:value-type="float">
            <text:p>52.465035638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352]*[.$D$2]" office:value-type="float" office:value="688" calcext:value-type="float">
            <text:p>688</text:p>
          </table:table-cell>
          <table:table-cell table:formula="of:=[.D351]+SIN(RADIANS([.$C352]))*MIN(([.$A$2]+([.B352]*[.$B$2]));[.$C$2])" office:value-type="float" office:value="-43.5957322250034" calcext:value-type="float">
            <text:p>-43.595732225</text:p>
          </table:table-cell>
          <table:table-cell table:formula="of:=[.E351]+COS(RADIANS([.$C352]))*MIN(([.$A$2]+([.B352]*[.$B$2]));[.$C$2])" office:value-type="float" office:value="-28.8541651310909" calcext:value-type="float">
            <text:p>-28.8541651311</text:p>
          </table:table-cell>
          <table:table-cell table:formula="of:=SQRT(([.D352]*[.D352])+([.E352]*[.E352]))" office:value-type="float" office:value="52.2795439311253" calcext:value-type="float">
            <text:p>52.2795439311</text:p>
          </table:table-cell>
          <table:table-cell/>
          <table:table-cell table:formula="of:=(([.$A$2]/[.$E$2])*((0-COS([.$E$2]*[.B352] + [.$G$2])) - (0-COS([.$G$2])))) + (([.$B$2]*[.B352]/[.$E$2])*(0-COS([.$E$2]*[.B352] + [.$G$2]))) + (([.$B$2]/POWER([.$E$2];2)) * (SIN([.$E$2]*[.B352] + [.$G$2]) - SIN([.$G$2])))" office:value-type="float" office:value="-43.0909417563294" calcext:value-type="float">
            <text:p>-43.0909417563</text:p>
          </table:table-cell>
          <table:table-cell table:formula="of:=(([.$A$2]/[.$E$2])*(   SIN([.$E$2]*[.B352] + [.$G$2])  -    SIN([.$G$2])))  + (([.$B$2]*[.B352]/[.$E$2])*   SIN([.$E$2]*[.B352] + [.$G$2]))  + (([.$B$2]/POWER([.$E$2];2)) * (COS([.$E$2]*[.B352] + [.$G$2]) - COS([.$G$2])))" office:value-type="float" office:value="-29.7711871393892" calcext:value-type="float">
            <text:p>-29.7711871394</text:p>
          </table:table-cell>
          <table:table-cell table:formula="of:=SQRT(POWER([.H352];2)+POWER([.I352];2))" office:value-type="float" office:value="52.3751166598787" calcext:value-type="float">
            <text:p>52.3751166599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B353]*[.$D$2]" office:value-type="float" office:value="690" calcext:value-type="float">
            <text:p>690</text:p>
          </table:table-cell>
          <table:table-cell table:formula="of:=[.D352]+SIN(RADIANS([.$C353]))*MIN(([.$A$2]+([.B353]*[.$B$2]));[.$C$2])" office:value-type="float" office:value="-44.5582322250034" calcext:value-type="float">
            <text:p>-44.558232225</text:p>
          </table:table-cell>
          <table:table-cell table:formula="of:=[.E352]+COS(RADIANS([.$C353]))*MIN(([.$A$2]+([.B353]*[.$B$2]));[.$C$2])" office:value-type="float" office:value="-27.1870662288058" calcext:value-type="float">
            <text:p>-27.1870662288</text:p>
          </table:table-cell>
          <table:table-cell table:formula="of:=SQRT(([.D353]*[.D353])+([.E353]*[.E353]))" office:value-type="float" office:value="52.1974389136748" calcext:value-type="float">
            <text:p>52.1974389137</text:p>
          </table:table-cell>
          <table:table-cell/>
          <table:table-cell table:formula="of:=(([.$A$2]/[.$E$2])*((0-COS([.$E$2]*[.B353] + [.$G$2])) - (0-COS([.$G$2])))) + (([.$B$2]*[.B353]/[.$E$2])*(0-COS([.$E$2]*[.B353] + [.$G$2]))) + (([.$B$2]/POWER([.$E$2];2)) * (SIN([.$E$2]*[.B353] + [.$G$2]) - SIN([.$G$2])))" office:value-type="float" office:value="-44.0810398246993" calcext:value-type="float">
            <text:p>-44.0810398247</text:p>
          </table:table-cell>
          <table:table-cell table:formula="of:=(([.$A$2]/[.$E$2])*(   SIN([.$E$2]*[.B353] + [.$G$2])  -    SIN([.$G$2])))  + (([.$B$2]*[.B353]/[.$E$2])*   SIN([.$E$2]*[.B353] + [.$G$2]))  + (([.$B$2]/POWER([.$E$2];2)) * (COS([.$E$2]*[.B353] + [.$G$2]) - COS([.$G$2])))" office:value-type="float" office:value="-28.1233592384345" calcext:value-type="float">
            <text:p>-28.1233592384</text:p>
          </table:table-cell>
          <table:table-cell table:formula="of:=SQRT(POWER([.H353];2)+POWER([.I353];2))" office:value-type="float" office:value="52.2882530486606" calcext:value-type="float">
            <text:p>52.288253048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B354]*[.$D$2]" office:value-type="float" office:value="692" calcext:value-type="float">
            <text:p>692</text:p>
          </table:table-cell>
          <table:table-cell table:formula="of:=[.D353]+SIN(RADIANS([.$C354]))*MIN(([.$A$2]+([.B354]*[.$B$2]));[.$C$2])" office:value-type="float" office:value="-45.4643123411802" calcext:value-type="float">
            <text:p>-45.4643123412</text:p>
          </table:table-cell>
          <table:table-cell table:formula="of:=[.E353]+COS(RADIANS([.$C354]))*MIN(([.$A$2]+([.B354]*[.$B$2]));[.$C$2])" office:value-type="float" office:value="-25.4829773745881" calcext:value-type="float">
            <text:p>-25.4829773746</text:p>
          </table:table-cell>
          <table:table-cell table:formula="of:=SQRT(([.D354]*[.D354])+([.E354]*[.E354]))" office:value-type="float" office:value="52.1189584751092" calcext:value-type="float">
            <text:p>52.1189584751</text:p>
          </table:table-cell>
          <table:table-cell/>
          <table:table-cell table:formula="of:=(([.$A$2]/[.$E$2])*((0-COS([.$E$2]*[.B354] + [.$G$2])) - (0-COS([.$G$2])))) + (([.$B$2]*[.B354]/[.$E$2])*(0-COS([.$E$2]*[.B354] + [.$G$2]))) + (([.$B$2]/POWER([.$E$2];2)) * (SIN([.$E$2]*[.B354] + [.$G$2]) - SIN([.$G$2])))" office:value-type="float" office:value="-45.015450312717" calcext:value-type="float">
            <text:p>-45.0154503127</text:p>
          </table:table-cell>
          <table:table-cell table:formula="of:=(([.$A$2]/[.$E$2])*(   SIN([.$E$2]*[.B354] + [.$G$2])  -    SIN([.$G$2])))  + (([.$B$2]*[.B354]/[.$E$2])*   SIN([.$E$2]*[.B354] + [.$G$2]))  + (([.$B$2]/POWER([.$E$2];2)) * (COS([.$E$2]*[.B354] + [.$G$2]) - COS([.$G$2])))" office:value-type="float" office:value="-26.4376083489233" calcext:value-type="float">
            <text:p>-26.4376083489</text:p>
          </table:table-cell>
          <table:table-cell table:formula="of:=SQRT(POWER([.H354];2)+POWER([.I354];2))" office:value-type="float" office:value="52.2047689590496" calcext:value-type="float">
            <text:p>52.204768959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B355]*[.$D$2]" office:value-type="float" office:value="694" calcext:value-type="float">
            <text:p>694</text:p>
          </table:table-cell>
          <table:table-cell table:formula="of:=[.D354]+SIN(RADIANS([.$C355]))*MIN(([.$A$2]+([.B355]*[.$B$2]));[.$C$2])" office:value-type="float" office:value="-46.312560510217" calcext:value-type="float">
            <text:p>-46.3125605102</text:p>
          </table:table-cell>
          <table:table-cell table:formula="of:=[.E354]+COS(RADIANS([.$C355]))*MIN(([.$A$2]+([.B355]*[.$B$2]));[.$C$2])" office:value-type="float" office:value="-23.7438108949992" calcext:value-type="float">
            <text:p>-23.743810895</text:p>
          </table:table-cell>
          <table:table-cell table:formula="of:=SQRT(([.D355]*[.D355])+([.E355]*[.E355]))" office:value-type="float" office:value="52.0444215726335" calcext:value-type="float">
            <text:p>52.0444215726</text:p>
          </table:table-cell>
          <table:table-cell/>
          <table:table-cell table:formula="of:=(([.$A$2]/[.$E$2])*((0-COS([.$E$2]*[.B355] + [.$G$2])) - (0-COS([.$G$2])))) + (([.$B$2]*[.B355]/[.$E$2])*(0-COS([.$E$2]*[.B355] + [.$G$2]))) + (([.$B$2]/POWER([.$E$2];2)) * (SIN([.$E$2]*[.B355] + [.$G$2]) - SIN([.$G$2])))" office:value-type="float" office:value="-45.8927295627585" calcext:value-type="float">
            <text:p>-45.8927295628</text:p>
          </table:table-cell>
          <table:table-cell table:formula="of:=(([.$A$2]/[.$E$2])*(   SIN([.$E$2]*[.B355] + [.$G$2])  -    SIN([.$G$2])))  + (([.$B$2]*[.B355]/[.$E$2])*   SIN([.$E$2]*[.B355] + [.$G$2]))  + (([.$B$2]/POWER([.$E$2];2)) * (COS([.$E$2]*[.B355] + [.$G$2]) - COS([.$G$2])))" office:value-type="float" office:value="-24.7158191111169" calcext:value-type="float">
            <text:p>-24.7158191111</text:p>
          </table:table-cell>
          <table:table-cell table:formula="of:=SQRT(POWER([.H355];2)+POWER([.I355];2))" office:value-type="float" office:value="52.1249876839692" calcext:value-type="float">
            <text:p>52.12498768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B356]*[.$D$2]" office:value-type="float" office:value="696" calcext:value-type="float">
            <text:p>696</text:p>
          </table:table-cell>
          <table:table-cell table:formula="of:=[.D355]+SIN(RADIANS([.$C356]))*MIN(([.$A$2]+([.B356]*[.$B$2]));[.$C$2])" office:value-type="float" office:value="-47.1016295977841" calcext:value-type="float">
            <text:p>-47.1016295978</text:p>
          </table:table-cell>
          <table:table-cell table:formula="of:=[.E355]+COS(RADIANS([.$C356]))*MIN(([.$A$2]+([.B356]*[.$B$2]));[.$C$2])" office:value-type="float" office:value="-21.9715327071726" calcext:value-type="float">
            <text:p>-21.9715327072</text:p>
          </table:table-cell>
          <table:table-cell table:formula="of:=SQRT(([.D356]*[.D356])+([.E356]*[.E356]))" office:value-type="float" office:value="51.9741451134043" calcext:value-type="float">
            <text:p>51.9741451134</text:p>
          </table:table-cell>
          <table:table-cell/>
          <table:table-cell table:formula="of:=(([.$A$2]/[.$E$2])*((0-COS([.$E$2]*[.B356] + [.$G$2])) - (0-COS([.$G$2])))) + (([.$B$2]*[.B356]/[.$E$2])*(0-COS([.$E$2]*[.B356] + [.$G$2]))) + (([.$B$2]/POWER([.$E$2];2)) * (SIN([.$E$2]*[.B356] + [.$G$2]) - SIN([.$G$2])))" office:value-type="float" office:value="-46.7114978041866" calcext:value-type="float">
            <text:p>-46.7114978042</text:p>
          </table:table-cell>
          <table:table-cell table:formula="of:=(([.$A$2]/[.$E$2])*(   SIN([.$E$2]*[.B356] + [.$G$2])  -    SIN([.$G$2])))  + (([.$B$2]*[.B356]/[.$E$2])*   SIN([.$E$2]*[.B356] + [.$G$2]))  + (([.$B$2]/POWER([.$E$2];2)) * (COS([.$E$2]*[.B356] + [.$G$2]) - COS([.$G$2])))" office:value-type="float" office:value="-22.9599308276245" calcext:value-type="float">
            <text:p>-22.9599308276</text:p>
          </table:table-cell>
          <table:table-cell table:formula="of:=SQRT(POWER([.H356];2)+POWER([.I356];2))" office:value-type="float" office:value="52.0492310290924" calcext:value-type="float">
            <text:p>52.0492310291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B357]*[.$D$2]" office:value-type="float" office:value="698" calcext:value-type="float">
            <text:p>698</text:p>
          </table:table-cell>
          <table:table-cell table:formula="of:=[.D356]+SIN(RADIANS([.$C357]))*MIN(([.$A$2]+([.B357]*[.$B$2]));[.$C$2])" office:value-type="float" office:value="-47.830239421978" calcext:value-type="float">
            <text:p>-47.830239422</text:p>
          </table:table-cell>
          <table:table-cell table:formula="of:=[.E356]+COS(RADIANS([.$C357]))*MIN(([.$A$2]+([.B357]*[.$B$2]));[.$C$2])" office:value-type="float" office:value="-20.1681601100402" calcext:value-type="float">
            <text:p>-20.16816011</text:p>
          </table:table-cell>
          <table:table-cell table:formula="of:=SQRT(([.D357]*[.D357])+([.E357]*[.E357]))" office:value-type="float" office:value="51.9084432957487" calcext:value-type="float">
            <text:p>51.9084432957</text:p>
          </table:table-cell>
          <table:table-cell/>
          <table:table-cell table:formula="of:=(([.$A$2]/[.$E$2])*((0-COS([.$E$2]*[.B357] + [.$G$2])) - (0-COS([.$G$2])))) + (([.$B$2]*[.B357]/[.$E$2])*(0-COS([.$E$2]*[.B357] + [.$G$2]))) + (([.$B$2]/POWER([.$E$2];2)) * (SIN([.$E$2]*[.B357] + [.$G$2]) - SIN([.$G$2])))" office:value-type="float" office:value="-47.4704412132225" calcext:value-type="float">
            <text:p>-47.4704412132</text:p>
          </table:table-cell>
          <table:table-cell table:formula="of:=(([.$A$2]/[.$E$2])*(   SIN([.$E$2]*[.B357] + [.$G$2])  -    SIN([.$G$2])))  + (([.$B$2]*[.B357]/[.$E$2])*   SIN([.$E$2]*[.B357] + [.$G$2]))  + (([.$B$2]/POWER([.$E$2];2)) * (COS([.$E$2]*[.B357] + [.$G$2]) - COS([.$G$2])))" office:value-type="float" office:value="-21.1719352936874" calcext:value-type="float">
            <text:p>-21.1719352937</text:p>
          </table:table-cell>
          <table:table-cell table:formula="of:=SQRT(POWER([.H357];2)+POWER([.I357];2))" office:value-type="float" office:value="51.9778186639079" calcext:value-type="float">
            <text:p>51.977818663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358]*[.$D$2]" office:value-type="float" office:value="700" calcext:value-type="float">
            <text:p>700</text:p>
          </table:table-cell>
          <table:table-cell table:formula="of:=[.D357]+SIN(RADIANS([.$C358]))*MIN(([.$A$2]+([.B358]*[.$B$2]));[.$C$2])" office:value-type="float" office:value="-48.4971787014631" calcext:value-type="float">
            <text:p>-48.4971787015</text:p>
          </table:table-cell>
          <table:table-cell table:formula="of:=[.E357]+COS(RADIANS([.$C358]))*MIN(([.$A$2]+([.B358]*[.$B$2]));[.$C$2])" office:value-type="float" office:value="-18.3357594995077" calcext:value-type="float">
            <text:p>-18.3357594995</text:p>
          </table:table-cell>
          <table:table-cell table:formula="of:=SQRT(([.D358]*[.D358])+([.E358]*[.E358]))" office:value-type="float" office:value="51.8476269314752" calcext:value-type="float">
            <text:p>51.8476269315</text:p>
          </table:table-cell>
          <table:table-cell/>
          <table:table-cell table:formula="of:=(([.$A$2]/[.$E$2])*((0-COS([.$E$2]*[.B358] + [.$G$2])) - (0-COS([.$G$2])))) + (([.$B$2]*[.B358]/[.$E$2])*(0-COS([.$E$2]*[.B358] + [.$G$2]))) + (([.$B$2]/POWER([.$E$2];2)) * (SIN([.$E$2]*[.B358] + [.$G$2]) - SIN([.$G$2])))" office:value-type="float" office:value="-48.1683138989769" calcext:value-type="float">
            <text:p>-48.168313899</text:p>
          </table:table-cell>
          <table:table-cell table:formula="of:=(([.$A$2]/[.$E$2])*(   SIN([.$E$2]*[.B358] + [.$G$2])  -    SIN([.$G$2])))  + (([.$B$2]*[.B358]/[.$E$2])*   SIN([.$E$2]*[.B358] + [.$G$2]))  + (([.$B$2]/POWER([.$E$2];2)) * (COS([.$E$2]*[.B358] + [.$G$2]) - COS([.$G$2])))" office:value-type="float" office:value="-19.3538745501698" calcext:value-type="float">
            <text:p>-19.3538745502</text:p>
          </table:table-cell>
          <table:table-cell table:formula="of:=SQRT(POWER([.H358];2)+POWER([.I358];2))" office:value-type="float" office:value="51.9110674516917" calcext:value-type="float">
            <text:p>51.911067451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B359]*[.$D$2]" office:value-type="float" office:value="702" calcext:value-type="float">
            <text:p>702</text:p>
          </table:table-cell>
          <table:table-cell table:formula="of:=[.D358]+SIN(RADIANS([.$C359]))*MIN(([.$A$2]+([.B359]*[.$B$2]));[.$C$2])" office:value-type="float" office:value="-49.1013069254661" calcext:value-type="float">
            <text:p>-49.1013069255</text:p>
          </table:table-cell>
          <table:table-cell table:formula="of:=[.E358]+COS(RADIANS([.$C359]))*MIN(([.$A$2]+([.B359]*[.$B$2]));[.$C$2])" office:value-type="float" office:value="-16.4764440101506" calcext:value-type="float">
            <text:p>-16.4764440102</text:p>
          </table:table-cell>
          <table:table-cell table:formula="of:=SQRT(([.D359]*[.D359])+([.E359]*[.E359]))" office:value-type="float" office:value="51.7920027514717" calcext:value-type="float">
            <text:p>51.7920027515</text:p>
          </table:table-cell>
          <table:table-cell/>
          <table:table-cell table:formula="of:=(([.$A$2]/[.$E$2])*((0-COS([.$E$2]*[.B359] + [.$G$2])) - (0-COS([.$G$2])))) + (([.$B$2]*[.B359]/[.$E$2])*(0-COS([.$E$2]*[.B359] + [.$G$2]))) + (([.$B$2]/POWER([.$E$2];2)) * (SIN([.$E$2]*[.B359] + [.$G$2]) - SIN([.$G$2])))" office:value-type="float" office:value="-48.8039398127525" calcext:value-type="float">
            <text:p>-48.8039398128</text:p>
          </table:table-cell>
          <table:table-cell table:formula="of:=(([.$A$2]/[.$E$2])*(   SIN([.$E$2]*[.B359] + [.$G$2])  -    SIN([.$G$2])))  + (([.$B$2]*[.B359]/[.$E$2])*   SIN([.$E$2]*[.B359] + [.$G$2]))  + (([.$B$2]/POWER([.$E$2];2)) * (COS([.$E$2]*[.B359] + [.$G$2]) - COS([.$G$2])))" office:value-type="float" office:value="-17.5078385617759" calcext:value-type="float">
            <text:p>-17.5078385618</text:p>
          </table:table-cell>
          <table:table-cell table:formula="of:=SQRT(POWER([.H359];2)+POWER([.I359];2))" office:value-type="float" office:value="51.8492907603564" calcext:value-type="float">
            <text:p>51.849290760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360]*[.$D$2]" office:value-type="float" office:value="704" calcext:value-type="float">
            <text:p>704</text:p>
          </table:table-cell>
          <table:table-cell table:formula="of:=[.D359]+SIN(RADIANS([.$C360]))*MIN(([.$A$2]+([.B360]*[.$B$2]));[.$C$2])" office:value-type="float" office:value="-49.6415561428674" calcext:value-type="float">
            <text:p>-49.6415561429</text:p>
          </table:table-cell>
          <table:table-cell table:formula="of:=[.E359]+COS(RADIANS([.$C360]))*MIN(([.$A$2]+([.B360]*[.$B$2]));[.$C$2])" office:value-type="float" office:value="-14.5923710861115" calcext:value-type="float">
            <text:p>-14.5923710861</text:p>
          </table:table-cell>
          <table:table-cell table:formula="of:=SQRT(([.D360]*[.D360])+([.E360]*[.E360]))" office:value-type="float" office:value="51.7418726970743" calcext:value-type="float">
            <text:p>51.7418726971</text:p>
          </table:table-cell>
          <table:table-cell/>
          <table:table-cell table:formula="of:=(([.$A$2]/[.$E$2])*((0-COS([.$E$2]*[.B360] + [.$G$2])) - (0-COS([.$G$2])))) + (([.$B$2]*[.B360]/[.$E$2])*(0-COS([.$E$2]*[.B360] + [.$G$2]))) + (([.$B$2]/POWER([.$E$2];2)) * (SIN([.$E$2]*[.B360] + [.$G$2]) - SIN([.$G$2])))" office:value-type="float" office:value="-49.3762145778126" calcext:value-type="float">
            <text:p>-49.3762145778</text:p>
          </table:table-cell>
          <table:table-cell table:formula="of:=(([.$A$2]/[.$E$2])*(   SIN([.$E$2]*[.B360] + [.$G$2])  -    SIN([.$G$2])))  + (([.$B$2]*[.B360]/[.$E$2])*   SIN([.$E$2]*[.B360] + [.$G$2]))  + (([.$B$2]/POWER([.$E$2];2)) * (COS([.$E$2]*[.B360] + [.$G$2]) - COS([.$G$2])))" office:value-type="float" office:value="-15.6359628231184" calcext:value-type="float">
            <text:p>-15.6359628231</text:p>
          </table:table-cell>
          <table:table-cell table:formula="of:=SQRT(POWER([.H360];2)+POWER([.I360];2))" office:value-type="float" office:value="51.7927977564462" calcext:value-type="float">
            <text:p>51.7927977564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B361]*[.$D$2]" office:value-type="float" office:value="706" calcext:value-type="float">
            <text:p>706</text:p>
          </table:table-cell>
          <table:table-cell table:formula="of:=[.D360]+SIN(RADIANS([.$C361]))*MIN(([.$A$2]+([.B361]*[.$B$2]));[.$C$2])" office:value-type="float" office:value="-50.1169326677208" calcext:value-type="float">
            <text:p>-50.1169326677</text:p>
          </table:table-cell>
          <table:table-cell table:formula="of:=[.E360]+COS(RADIANS([.$C361]))*MIN(([.$A$2]+([.B361]*[.$B$2]));[.$C$2])" office:value-type="float" office:value="-12.6857399839792" calcext:value-type="float">
            <text:p>-12.685739984</text:p>
          </table:table-cell>
          <table:table-cell table:formula="of:=SQRT(([.D361]*[.D361])+([.E361]*[.E361]))" office:value-type="float" office:value="51.6975331999699" calcext:value-type="float">
            <text:p>51.6975332</text:p>
          </table:table-cell>
          <table:table-cell/>
          <table:table-cell table:formula="of:=(([.$A$2]/[.$E$2])*((0-COS([.$E$2]*[.B361] + [.$G$2])) - (0-COS([.$G$2])))) + (([.$B$2]*[.B361]/[.$E$2])*(0-COS([.$E$2]*[.B361] + [.$G$2]))) + (([.$B$2]/POWER([.$E$2];2)) * (SIN([.$E$2]*[.B361] + [.$G$2]) - SIN([.$G$2])))" office:value-type="float" office:value="-49.8841072369053" calcext:value-type="float">
            <text:p>-49.8841072369</text:p>
          </table:table-cell>
          <table:table-cell table:formula="of:=(([.$A$2]/[.$E$2])*(   SIN([.$E$2]*[.B361] + [.$G$2])  -    SIN([.$G$2])))  + (([.$B$2]*[.B361]/[.$E$2])*   SIN([.$E$2]*[.B361] + [.$G$2]))  + (([.$B$2]/POWER([.$E$2];2)) * (COS([.$E$2]*[.B361] + [.$G$2]) - COS([.$G$2])))" office:value-type="float" office:value="-13.7404258953713" calcext:value-type="float">
            <text:p>-13.7404258954</text:p>
          </table:table-cell>
          <table:table-cell table:formula="of:=SQRT(POWER([.H361];2)+POWER([.I361];2))" office:value-type="float" office:value="51.7418926848377" calcext:value-type="float">
            <text:p>51.741892684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B362]*[.$D$2]" office:value-type="float" office:value="708" calcext:value-type="float">
            <text:p>708</text:p>
          </table:table-cell>
          <table:table-cell table:formula="of:=[.D361]+SIN(RADIANS([.$C362]))*MIN(([.$A$2]+([.B362]*[.$B$2]));[.$C$2])" office:value-type="float" office:value="-50.5265186986318" calcext:value-type="float">
            <text:p>-50.5265186986</text:p>
          </table:table-cell>
          <table:table-cell table:formula="of:=[.E361]+COS(RADIANS([.$C362]))*MIN(([.$A$2]+([.B362]*[.$B$2]));[.$C$2])" office:value-type="float" office:value="-10.7587892105336" calcext:value-type="float">
            <text:p>-10.7587892105</text:p>
          </table:table-cell>
          <table:table-cell table:formula="of:=SQRT(([.D362]*[.D362])+([.E362]*[.E362]))" office:value-type="float" office:value="51.6592744536727" calcext:value-type="float">
            <text:p>51.6592744537</text:p>
          </table:table-cell>
          <table:table-cell/>
          <table:table-cell table:formula="of:=(([.$A$2]/[.$E$2])*((0-COS([.$E$2]*[.B362] + [.$G$2])) - (0-COS([.$G$2])))) + (([.$B$2]*[.B362]/[.$E$2])*(0-COS([.$E$2]*[.B362] + [.$G$2]))) + (([.$B$2]/POWER([.$E$2];2)) * (SIN([.$E$2]*[.B362] + [.$G$2]) - SIN([.$G$2])))" office:value-type="float" office:value="-50.3266619149227" calcext:value-type="float">
            <text:p>-50.3266619149</text:p>
          </table:table-cell>
          <table:table-cell table:formula="of:=(([.$A$2]/[.$E$2])*(   SIN([.$E$2]*[.B362] + [.$G$2])  -    SIN([.$G$2])))  + (([.$B$2]*[.B362]/[.$E$2])*   SIN([.$E$2]*[.B362] + [.$G$2]))  + (([.$B$2]/POWER([.$E$2];2)) * (COS([.$E$2]*[.B362] + [.$G$2]) - COS([.$G$2])))" office:value-type="float" office:value="-11.8234468763377" calcext:value-type="float">
            <text:p>-11.8234468763</text:p>
          </table:table-cell>
          <table:table-cell table:formula="of:=SQRT(POWER([.H362];2)+POWER([.I362];2))" office:value-type="float" office:value="51.696874136997" calcext:value-type="float">
            <text:p>51.69687413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B363]*[.$D$2]" office:value-type="float" office:value="710" calcext:value-type="float">
            <text:p>710</text:p>
          </table:table-cell>
          <table:table-cell table:formula="of:=[.D362]+SIN(RADIANS([.$C363]))*MIN(([.$A$2]+([.B363]*[.$B$2]));[.$C$2])" office:value-type="float" office:value="-50.869473849524" calcext:value-type="float">
            <text:p>-50.8694738495</text:p>
          </table:table-cell>
          <table:table-cell table:formula="of:=[.E362]+COS(RADIANS([.$C363]))*MIN(([.$A$2]+([.B363]*[.$B$2]));[.$C$2])" office:value-type="float" office:value="-8.81379389833449" calcext:value-type="float">
            <text:p>-8.8137938983</text:p>
          </table:table-cell>
          <table:table-cell table:formula="of:=SQRT(([.D363]*[.D363])+([.E363]*[.E363]))" office:value-type="float" office:value="51.6273796798726" calcext:value-type="float">
            <text:p>51.6273796799</text:p>
          </table:table-cell>
          <table:table-cell/>
          <table:table-cell table:formula="of:=(([.$A$2]/[.$E$2])*((0-COS([.$E$2]*[.B363] + [.$G$2])) - (0-COS([.$G$2])))) + (([.$B$2]*[.B363]/[.$E$2])*(0-COS([.$E$2]*[.B363] + [.$G$2]))) + (([.$B$2]/POWER([.$E$2];2)) * (SIN([.$E$2]*[.B363] + [.$G$2]) - SIN([.$G$2])))" office:value-type="float" office:value="-50.7029993941754" calcext:value-type="float">
            <text:p>-50.7029993942</text:p>
          </table:table-cell>
          <table:table-cell table:formula="of:=(([.$A$2]/[.$E$2])*(   SIN([.$E$2]*[.B363] + [.$G$2])  -    SIN([.$G$2])))  + (([.$B$2]*[.B363]/[.$E$2])*   SIN([.$E$2]*[.B363] + [.$G$2]))  + (([.$B$2]/POWER([.$E$2];2)) * (COS([.$E$2]*[.B363] + [.$G$2]) - COS([.$G$2])))" office:value-type="float" office:value="-9.88728280686431" calcext:value-type="float">
            <text:p>-9.8872828069</text:p>
          </table:table-cell>
          <table:table-cell table:formula="of:=SQRT(POWER([.H363];2)+POWER([.I363];2))" office:value-type="float" office:value="51.6580343109246" calcext:value-type="float">
            <text:p>51.6580343109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B364]*[.$D$2]" office:value-type="float" office:value="712" calcext:value-type="float">
            <text:p>712</text:p>
          </table:table-cell>
          <table:table-cell table:formula="of:=[.D363]+SIN(RADIANS([.$C364]))*MIN(([.$A$2]+([.B364]*[.$B$2]));[.$C$2])" office:value-type="float" office:value="-51.1450365894249" calcext:value-type="float">
            <text:p>-51.1450365894</text:p>
          </table:table-cell>
          <table:table-cell table:formula="of:=[.E363]+COS(RADIANS([.$C364]))*MIN(([.$A$2]+([.B364]*[.$B$2]));[.$C$2])" office:value-type="float" office:value="-6.85306312222618" calcext:value-type="float">
            <text:p>-6.8530631222</text:p>
          </table:table-cell>
          <table:table-cell table:formula="of:=SQRT(([.D364]*[.D364])+([.E364]*[.E364]))" office:value-type="float" office:value="51.6021243931956" calcext:value-type="float">
            <text:p>51.6021243932</text:p>
          </table:table-cell>
          <table:table-cell/>
          <table:table-cell table:formula="of:=(([.$A$2]/[.$E$2])*((0-COS([.$E$2]*[.B364] + [.$G$2])) - (0-COS([.$G$2])))) + (([.$B$2]*[.B364]/[.$E$2])*(0-COS([.$E$2]*[.B364] + [.$G$2]))) + (([.$B$2]/POWER([.$E$2];2)) * (SIN([.$E$2]*[.B364] + [.$G$2]) - SIN([.$G$2])))" office:value-type="float" office:value="-51.0123185998611" calcext:value-type="float">
            <text:p>-51.0123185999</text:p>
          </table:table-cell>
          <table:table-cell table:formula="of:=(([.$A$2]/[.$E$2])*(   SIN([.$E$2]*[.B364] + [.$G$2])  -    SIN([.$G$2])))  + (([.$B$2]*[.B364]/[.$E$2])*   SIN([.$E$2]*[.B364] + [.$G$2]))  + (([.$B$2]/POWER([.$E$2];2)) * (COS([.$E$2]*[.B364] + [.$G$2]) - COS([.$G$2])))" office:value-type="float" office:value="-7.93422601662818" calcext:value-type="float">
            <text:p>-7.9342260166</text:p>
          </table:table-cell>
          <table:table-cell table:formula="of:=SQRT(POWER([.H364];2)+POWER([.I364];2))" office:value-type="float" office:value="51.6256582661827" calcext:value-type="float">
            <text:p>51.6256582662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B365]*[.$D$2]" office:value-type="float" office:value="714" calcext:value-type="float">
            <text:p>714</text:p>
          </table:table-cell>
          <table:table-cell table:formula="of:=[.D364]+SIN(RADIANS([.$C365]))*MIN(([.$A$2]+([.B365]*[.$B$2]));[.$C$2])" office:value-type="float" office:value="-51.3525255890112" calcext:value-type="float">
            <text:p>-51.352525589</text:p>
          </table:table-cell>
          <table:table-cell table:formula="of:=[.E364]+COS(RADIANS([.$C365]))*MIN(([.$A$2]+([.B365]*[.$B$2]));[.$C$2])" office:value-type="float" office:value="-4.87893715992016" calcext:value-type="float">
            <text:p>-4.8789371599</text:p>
          </table:table-cell>
          <table:table-cell table:formula="of:=SQRT(([.D365]*[.D365])+([.E365]*[.E365]))" office:value-type="float" office:value="51.5837756681352" calcext:value-type="float">
            <text:p>51.5837756681</text:p>
          </table:table-cell>
          <table:table-cell/>
          <table:table-cell table:formula="of:=(([.$A$2]/[.$E$2])*((0-COS([.$E$2]*[.B365] + [.$G$2])) - (0-COS([.$G$2])))) + (([.$B$2]*[.B365]/[.$E$2])*(0-COS([.$E$2]*[.B365] + [.$G$2]))) + (([.$B$2]/POWER([.$E$2];2)) * (SIN([.$E$2]*[.B365] + [.$G$2]) - SIN([.$G$2])))" office:value-type="float" office:value="-51.2538979934149" calcext:value-type="float">
            <text:p>-51.2538979934</text:p>
          </table:table-cell>
          <table:table-cell table:formula="of:=(([.$A$2]/[.$E$2])*(   SIN([.$E$2]*[.B365] + [.$G$2])  -    SIN([.$G$2])))  + (([.$B$2]*[.B365]/[.$E$2])*   SIN([.$E$2]*[.B365] + [.$G$2]))  + (([.$B$2]/POWER([.$E$2];2)) * (COS([.$E$2]*[.B365] + [.$G$2]) - COS([.$G$2])))" office:value-type="float" office:value="-5.96660141241364" calcext:value-type="float">
            <text:p>-5.9666014124</text:p>
          </table:table-cell>
          <table:table-cell table:formula="of:=SQRT(POWER([.H365];2)+POWER([.I365];2))" office:value-type="float" office:value="51.6000231776498" calcext:value-type="float">
            <text:p>51.600023177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B366]*[.$D$2]" office:value-type="float" office:value="716" calcext:value-type="float">
            <text:p>716</text:p>
          </table:table-cell>
          <table:table-cell table:formula="of:=[.D365]+SIN(RADIANS([.$C366]))*MIN(([.$A$2]+([.B366]*[.$B$2]));[.$C$2])" office:value-type="float" office:value="-51.491340971762" calcext:value-type="float">
            <text:p>-51.4913409718</text:p>
          </table:table-cell>
          <table:table-cell table:formula="of:=[.E365]+COS(RADIANS([.$C366]))*MIN(([.$A$2]+([.B366]*[.$B$2]));[.$C$2])" office:value-type="float" office:value="-2.89378469990311" calcext:value-type="float">
            <text:p>-2.8937846999</text:p>
          </table:table-cell>
          <table:table-cell table:formula="of:=SQRT(([.D366]*[.D366])+([.E366]*[.E366]))" office:value-type="float" office:value="51.5725914121023" calcext:value-type="float">
            <text:p>51.5725914121</text:p>
          </table:table-cell>
          <table:table-cell/>
          <table:table-cell table:formula="of:=(([.$A$2]/[.$E$2])*((0-COS([.$E$2]*[.B366] + [.$G$2])) - (0-COS([.$G$2])))) + (([.$B$2]*[.B366]/[.$E$2])*(0-COS([.$E$2]*[.B366] + [.$G$2]))) + (([.$B$2]/POWER([.$E$2];2)) * (SIN([.$E$2]*[.B366] + [.$G$2]) - SIN([.$G$2])))" office:value-type="float" office:value="-51.4270968715326" calcext:value-type="float">
            <text:p>-51.4270968715</text:p>
          </table:table-cell>
          <table:table-cell table:formula="of:=(([.$A$2]/[.$E$2])*(   SIN([.$E$2]*[.B366] + [.$G$2])  -    SIN([.$G$2])))  + (([.$B$2]*[.B366]/[.$E$2])*   SIN([.$E$2]*[.B366] + [.$G$2]))  + (([.$B$2]/POWER([.$E$2];2)) * (COS([.$E$2]*[.B366] + [.$G$2]) - COS([.$G$2])))" office:value-type="float" office:value="-3.98676371208333" calcext:value-type="float">
            <text:p>-3.9867637121</text:p>
          </table:table-cell>
          <table:table-cell table:formula="of:=SQRT(POWER([.H366];2)+POWER([.I366];2))" office:value-type="float" office:value="51.5813975918642" calcext:value-type="float">
            <text:p>51.5813975919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B367]*[.$D$2]" office:value-type="float" office:value="718" calcext:value-type="float">
            <text:p>718</text:p>
          </table:table-cell>
          <table:table-cell table:formula="of:=[.D366]+SIN(RADIANS([.$C367]))*MIN(([.$A$2]+([.B367]*[.$B$2]));[.$C$2])" office:value-type="float" office:value="-51.5609654676835" calcext:value-type="float">
            <text:p>-51.5609654677</text:p>
          </table:table-cell>
          <table:table-cell table:formula="of:=[.E366]+COS(RADIANS([.$C367]))*MIN(([.$A$2]+([.B367]*[.$B$2]));[.$C$2])" office:value-type="float" office:value="-0.900000000000016" calcext:value-type="float">
            <text:p>-0.9</text:p>
          </table:table-cell>
          <table:table-cell table:formula="of:=SQRT(([.D367]*[.D367])+([.E367]*[.E367]))" office:value-type="float" office:value="51.5688196486952" calcext:value-type="float">
            <text:p>51.5688196487</text:p>
          </table:table-cell>
          <table:table-cell/>
          <table:table-cell table:formula="of:=(([.$A$2]/[.$E$2])*((0-COS([.$E$2]*[.B367] + [.$G$2])) - (0-COS([.$G$2])))) + (([.$B$2]*[.B367]/[.$E$2])*(0-COS([.$E$2]*[.B367] + [.$G$2]))) + (([.$B$2]/POWER([.$E$2];2)) * (SIN([.$E$2]*[.B367] + [.$G$2]) - SIN([.$G$2])))" office:value-type="float" office:value="-51.5313565687753" calcext:value-type="float">
            <text:p>-51.5313565688</text:p>
          </table:table-cell>
          <table:table-cell table:formula="of:=(([.$A$2]/[.$E$2])*(   SIN([.$E$2]*[.B367] + [.$G$2])  -    SIN([.$G$2])))  + (([.$B$2]*[.B367]/[.$E$2])*   SIN([.$E$2]*[.B367] + [.$G$2]))  + (([.$B$2]/POWER([.$E$2];2)) * (COS([.$E$2]*[.B367] + [.$G$2]) - COS([.$G$2])))" office:value-type="float" office:value="-1.99709462753337" calcext:value-type="float">
            <text:p>-1.9970946275</text:p>
          </table:table-cell>
          <table:table-cell table:formula="of:=SQRT(POWER([.H367];2)+POWER([.I367];2))" office:value-type="float" office:value="51.5700406900129" calcext:value-type="float">
            <text:p>51.57004069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368]*[.$D$2]" office:value-type="float" office:value="720" calcext:value-type="float">
            <text:p>720</text:p>
          </table:table-cell>
          <table:table-cell table:formula="of:=[.D367]+SIN(RADIANS([.$C368]))*MIN(([.$A$2]+([.B368]*[.$B$2]));[.$C$2])" office:value-type="float" office:value="-51.5609654676835" calcext:value-type="float">
            <text:p>-51.5609654677</text:p>
          </table:table-cell>
          <table:table-cell table:formula="of:=[.E367]+COS(RADIANS([.$C368]))*MIN(([.$A$2]+([.B368]*[.$B$2]));[.$C$2])" office:value-type="float" office:value="1.09999999999998" calcext:value-type="float">
            <text:p>1.1</text:p>
          </table:table-cell>
          <table:table-cell table:formula="of:=SQRT(([.D368]*[.D368])+([.E368]*[.E368]))" office:value-type="float" office:value="51.5726978154105" calcext:value-type="float">
            <text:p>51.5726978154</text:p>
          </table:table-cell>
          <table:table-cell/>
          <table:table-cell table:formula="of:=(([.$A$2]/[.$E$2])*((0-COS([.$E$2]*[.B368] + [.$G$2])) - (0-COS([.$G$2])))) + (([.$B$2]*[.B368]/[.$E$2])*(0-COS([.$E$2]*[.B368] + [.$G$2]))) + (([.$B$2]/POWER([.$E$2];2)) * (SIN([.$E$2]*[.B368] + [.$G$2]) - SIN([.$G$2])))" office:value-type="float" office:value="-51.5662015617741" calcext:value-type="float">
            <text:p>-51.5662015618</text:p>
          </table:table-cell>
          <table:table-cell table:formula="of:=(([.$A$2]/[.$E$2])*(   SIN([.$E$2]*[.B368] + [.$G$2])  -    SIN([.$G$2])))  + (([.$B$2]*[.B368]/[.$E$2])*   SIN([.$E$2]*[.B368] + [.$G$2]))  + (([.$B$2]/POWER([.$E$2];2)) * (COS([.$E$2]*[.B368] + [.$G$2]) - COS([.$G$2])))" office:value-type="float" office:value="-4.55580508894552E-016" calcext:value-type="float">
            <text:p>-4.55580508894552E-16</text:p>
          </table:table-cell>
          <table:table-cell table:formula="of:=SQRT(POWER([.H368];2)+POWER([.I368];2))" office:value-type="float" office:value="51.5662015617741" calcext:value-type="float">
            <text:p>51.566201561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B369]*[.$D$2]" office:value-type="float" office:value="722" calcext:value-type="float">
            <text:p>722</text:p>
          </table:table-cell>
          <table:table-cell table:formula="of:=[.D368]+SIN(RADIANS([.$C369]))*MIN(([.$A$2]+([.B369]*[.$B$2]));[.$C$2])" office:value-type="float" office:value="-51.490991976795" calcext:value-type="float">
            <text:p>-51.4909919768</text:p>
          </table:table-cell>
          <table:table-cell table:formula="of:=[.E368]+COS(RADIANS([.$C369]))*MIN(([.$A$2]+([.B369]*[.$B$2]));[.$C$2])" office:value-type="float" office:value="3.10377860817327" calcext:value-type="float">
            <text:p>3.1037786082</text:p>
          </table:table-cell>
          <table:table-cell table:formula="of:=SQRT(([.D369]*[.D369])+([.E369]*[.E369]))" office:value-type="float" office:value="51.5844520800882" calcext:value-type="float">
            <text:p>51.5844520801</text:p>
          </table:table-cell>
          <table:table-cell/>
          <table:table-cell table:formula="of:=(([.$A$2]/[.$E$2])*((0-COS([.$E$2]*[.B369] + [.$G$2])) - (0-COS([.$G$2])))) + (([.$B$2]*[.B369]/[.$E$2])*(0-COS([.$E$2]*[.B369] + [.$G$2]))) + (([.$B$2]/POWER([.$E$2];2)) * (SIN([.$E$2]*[.B369] + [.$G$2]) - SIN([.$G$2])))" office:value-type="float" office:value="-51.5312404731745" calcext:value-type="float">
            <text:p>-51.5312404732</text:p>
          </table:table-cell>
          <table:table-cell table:formula="of:=(([.$A$2]/[.$E$2])*(   SIN([.$E$2]*[.B369] + [.$G$2])  -    SIN([.$G$2])))  + (([.$B$2]*[.B369]/[.$E$2])*   SIN([.$E$2]*[.B369] + [.$G$2]))  + (([.$B$2]/POWER([.$E$2];2)) * (COS([.$E$2]*[.B369] + [.$G$2]) - COS([.$G$2])))" office:value-type="float" office:value="2.00209310883469" calcext:value-type="float">
            <text:p>2.0020931088</text:p>
          </table:table-cell>
          <table:table-cell table:formula="of:=SQRT(POWER([.H369];2)+POWER([.I369];2))" office:value-type="float" office:value="51.570118494343" calcext:value-type="float">
            <text:p>51.5701184943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B370]*[.$D$2]" office:value-type="float" office:value="724" calcext:value-type="float">
            <text:p>724</text:p>
          </table:table-cell>
          <table:table-cell table:formula="of:=[.D369]+SIN(RADIANS([.$C370]))*MIN(([.$A$2]+([.B370]*[.$B$2]));[.$C$2])" office:value-type="float" office:value="-51.3507814645693" calcext:value-type="float">
            <text:p>-51.3507814646</text:p>
          </table:table-cell>
          <table:table-cell table:formula="of:=[.E369]+COS(RADIANS([.$C370]))*MIN(([.$A$2]+([.B370]*[.$B$2]));[.$C$2])" office:value-type="float" office:value="5.10888234919552" calcext:value-type="float">
            <text:p>5.1088823492</text:p>
          </table:table-cell>
          <table:table-cell table:formula="of:=SQRT(([.D370]*[.D370])+([.E370]*[.E370]))" office:value-type="float" office:value="51.604296680411" calcext:value-type="float">
            <text:p>51.6042966804</text:p>
          </table:table-cell>
          <table:table-cell/>
          <table:table-cell table:formula="of:=(([.$A$2]/[.$E$2])*((0-COS([.$E$2]*[.B370] + [.$G$2])) - (0-COS([.$G$2])))) + (([.$B$2]*[.B370]/[.$E$2])*(0-COS([.$E$2]*[.B370] + [.$G$2]))) + (([.$B$2]/POWER([.$E$2];2)) * (SIN([.$E$2]*[.B370] + [.$G$2]) - SIN([.$G$2])))" office:value-type="float" office:value="-51.4261669735795" calcext:value-type="float">
            <text:p>-51.4261669736</text:p>
          </table:table-cell>
          <table:table-cell table:formula="of:=(([.$A$2]/[.$E$2])*(   SIN([.$E$2]*[.B370] + [.$G$2])  -    SIN([.$G$2])))  + (([.$B$2]*[.B370]/[.$E$2])*   SIN([.$E$2]*[.B370] + [.$G$2]))  + (([.$B$2]/POWER([.$E$2];2)) * (COS([.$E$2]*[.B370] + [.$G$2]) - COS([.$G$2])))" office:value-type="float" office:value="4.00673936642376" calcext:value-type="float">
            <text:p>4.0067393664</text:p>
          </table:table-cell>
          <table:table-cell table:formula="of:=SQRT(POWER([.H370];2)+POWER([.I370];2))" office:value-type="float" office:value="51.582018281034" calcext:value-type="float">
            <text:p>51.58201828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B371]*[.$D$2]" office:value-type="float" office:value="726" calcext:value-type="float">
            <text:p>726</text:p>
          </table:table-cell>
          <table:table-cell table:formula="of:=[.D370]+SIN(RADIANS([.$C371]))*MIN(([.$A$2]+([.B371]*[.$B$2]));[.$C$2])" office:value-type="float" office:value="-51.140156611085" calcext:value-type="float">
            <text:p>-51.1401566111</text:p>
          </table:table-cell>
          <table:table-cell table:formula="of:=[.E370]+COS(RADIANS([.$C371]))*MIN(([.$A$2]+([.B371]*[.$B$2]));[.$C$2])" office:value-type="float" office:value="7.11284396836259" calcext:value-type="float">
            <text:p>7.1128439684</text:p>
          </table:table-cell>
          <table:table-cell table:formula="of:=SQRT(([.D371]*[.D371])+([.E371]*[.E371]))" office:value-type="float" office:value="51.6324332907579" calcext:value-type="float">
            <text:p>51.6324332908</text:p>
          </table:table-cell>
          <table:table-cell/>
          <table:table-cell table:formula="of:=(([.$A$2]/[.$E$2])*((0-COS([.$E$2]*[.B371] + [.$G$2])) - (0-COS([.$G$2])))) + (([.$B$2]*[.B371]/[.$E$2])*(0-COS([.$E$2]*[.B371] + [.$G$2]))) + (([.$B$2]/POWER([.$E$2];2)) * (SIN([.$E$2]*[.B371] + [.$G$2]) - SIN([.$G$2])))" office:value-type="float" office:value="-51.2507605798753" calcext:value-type="float">
            <text:p>-51.2507605799</text:p>
          </table:table-cell>
          <table:table-cell table:formula="of:=(([.$A$2]/[.$E$2])*(   SIN([.$E$2]*[.B371] + [.$G$2])  -    SIN([.$G$2])))  + (([.$B$2]*[.B371]/[.$E$2])*   SIN([.$E$2]*[.B371] + [.$G$2]))  + (([.$B$2]/POWER([.$E$2];2)) * (COS([.$E$2]*[.B371] + [.$G$2]) - COS([.$G$2])))" office:value-type="float" office:value="6.01147815603591" calcext:value-type="float">
            <text:p>6.011478156</text:p>
          </table:table-cell>
          <table:table-cell table:formula="of:=SQRT(POWER([.H371];2)+POWER([.I371];2))" office:value-type="float" office:value="51.602115553882" calcext:value-type="float">
            <text:p>51.602115553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372]*[.$D$2]" office:value-type="float" office:value="728" calcext:value-type="float">
            <text:p>728</text:p>
          </table:table-cell>
          <table:table-cell table:formula="of:=[.D371]+SIN(RADIANS([.$C372]))*MIN(([.$A$2]+([.B372]*[.$B$2]));[.$C$2])" office:value-type="float" office:value="-50.8590269471456" calcext:value-type="float">
            <text:p>-50.8590269471</text:p>
          </table:table-cell>
          <table:table-cell table:formula="of:=[.E371]+COS(RADIANS([.$C372]))*MIN(([.$A$2]+([.B372]*[.$B$2]));[.$C$2])" office:value-type="float" office:value="9.11318546722056" calcext:value-type="float">
            <text:p>9.1131854672</text:p>
          </table:table-cell>
          <table:table-cell table:formula="of:=SQRT(([.D372]*[.D372])+([.E372]*[.E372]))" office:value-type="float" office:value="51.6690504206381" calcext:value-type="float">
            <text:p>51.6690504206</text:p>
          </table:table-cell>
          <table:table-cell/>
          <table:table-cell table:formula="of:=(([.$A$2]/[.$E$2])*((0-COS([.$E$2]*[.B372] + [.$G$2])) - (0-COS([.$G$2])))) + (([.$B$2]*[.B372]/[.$E$2])*(0-COS([.$E$2]*[.B372] + [.$G$2]))) + (([.$B$2]/POWER([.$E$2];2)) * (SIN([.$E$2]*[.B372] + [.$G$2]) - SIN([.$G$2])))" office:value-type="float" office:value="-51.0048873484482" calcext:value-type="float">
            <text:p>-51.0048873484</text:p>
          </table:table-cell>
          <table:table-cell table:formula="of:=(([.$A$2]/[.$E$2])*(   SIN([.$E$2]*[.B372] + [.$G$2])  -    SIN([.$G$2])))  + (([.$B$2]*[.B372]/[.$E$2])*   SIN([.$E$2]*[.B372] + [.$G$2]))  + (([.$B$2]/POWER([.$E$2];2)) * (COS([.$E$2]*[.B372] + [.$G$2]) - COS([.$G$2])))" office:value-type="float" office:value="8.01383659689148" calcext:value-type="float">
            <text:p>8.0138365969</text:p>
          </table:table-cell>
          <table:table-cell table:formula="of:=SQRT(POWER([.H372];2)+POWER([.I372];2))" office:value-type="float" office:value="51.6306121446334" calcext:value-type="float">
            <text:p>51.6306121446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B373]*[.$D$2]" office:value-type="float" office:value="730" calcext:value-type="float">
            <text:p>730</text:p>
          </table:table-cell>
          <table:table-cell table:formula="of:=[.D372]+SIN(RADIANS([.$C373]))*MIN(([.$A$2]+([.B373]*[.$B$2]));[.$C$2])" office:value-type="float" office:value="-50.5073893873701" calcext:value-type="float">
            <text:p>-50.5073893874</text:p>
          </table:table-cell>
          <table:table-cell table:formula="of:=[.E372]+COS(RADIANS([.$C373]))*MIN(([.$A$2]+([.B373]*[.$B$2]));[.$C$2])" office:value-type="float" office:value="11.1074211670703" calcext:value-type="float">
            <text:p>11.1074211671</text:p>
          </table:table-cell>
          <table:table-cell table:formula="of:=SQRT(([.D373]*[.D373])+([.E373]*[.E373]))" office:value-type="float" office:value="51.7143228488018" calcext:value-type="float">
            <text:p>51.7143228488</text:p>
          </table:table-cell>
          <table:table-cell/>
          <table:table-cell table:formula="of:=(([.$A$2]/[.$E$2])*((0-COS([.$E$2]*[.B373] + [.$G$2])) - (0-COS([.$G$2])))) + (([.$B$2]*[.B373]/[.$E$2])*(0-COS([.$E$2]*[.B373] + [.$G$2]))) + (([.$B$2]/POWER([.$E$2];2)) * (SIN([.$E$2]*[.B373] + [.$G$2]) - SIN([.$G$2])))" office:value-type="float" office:value="-50.6885004619312" calcext:value-type="float">
            <text:p>-50.6885004619</text:p>
          </table:table-cell>
          <table:table-cell table:formula="of:=(([.$A$2]/[.$E$2])*(   SIN([.$E$2]*[.B373] + [.$G$2])  -    SIN([.$G$2])))  + (([.$B$2]*[.B373]/[.$E$2])*   SIN([.$E$2]*[.B373] + [.$G$2]))  + (([.$B$2]/POWER([.$E$2];2)) * (COS([.$E$2]*[.B373] + [.$G$2]) - COS([.$G$2])))" office:value-type="float" office:value="10.0113325940416" calcext:value-type="float">
            <text:p>10.011332594</text:p>
          </table:table-cell>
          <table:table-cell table:formula="of:=SQRT(POWER([.H373];2)+POWER([.I373];2))" office:value-type="float" office:value="51.6676964784353" calcext:value-type="float">
            <text:p>51.6676964784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B374]*[.$D$2]" office:value-type="float" office:value="732" calcext:value-type="float">
            <text:p>732</text:p>
          </table:table-cell>
          <table:table-cell table:formula="of:=[.D373]+SIN(RADIANS([.$C374]))*MIN(([.$A$2]+([.B374]*[.$B$2]));[.$C$2])" office:value-type="float" office:value="-50.08532865501" calcext:value-type="float">
            <text:p>-50.085328655</text:p>
          </table:table-cell>
          <table:table-cell table:formula="of:=[.E373]+COS(RADIANS([.$C374]))*MIN(([.$A$2]+([.B374]*[.$B$2]));[.$C$2])" office:value-type="float" office:value="13.0930607965599" calcext:value-type="float">
            <text:p>13.0930607966</text:p>
          </table:table-cell>
          <table:table-cell table:formula="of:=SQRT(([.D374]*[.D374])+([.E374]*[.E374]))" office:value-type="float" office:value="51.7684110969497" calcext:value-type="float">
            <text:p>51.7684110969</text:p>
          </table:table-cell>
          <table:table-cell/>
          <table:table-cell table:formula="of:=(([.$A$2]/[.$E$2])*((0-COS([.$E$2]*[.B374] + [.$G$2])) - (0-COS([.$G$2])))) + (([.$B$2]*[.B374]/[.$E$2])*(0-COS([.$E$2]*[.B374] + [.$G$2]))) + (([.$B$2]/POWER([.$E$2];2)) * (SIN([.$E$2]*[.B374] + [.$G$2]) - SIN([.$G$2])))" office:value-type="float" office:value="-50.3016407082501" calcext:value-type="float">
            <text:p>-50.3016407083</text:p>
          </table:table-cell>
          <table:table-cell table:formula="of:=(([.$A$2]/[.$E$2])*(   SIN([.$E$2]*[.B374] + [.$G$2])  -    SIN([.$G$2])))  + (([.$B$2]*[.B374]/[.$E$2])*   SIN([.$E$2]*[.B374] + [.$G$2]))  + (([.$B$2]/POWER([.$E$2];2)) * (COS([.$E$2]*[.B374] + [.$G$2]) - COS([.$G$2])))" office:value-type="float" office:value="12.0014779142352" calcext:value-type="float">
            <text:p>12.0014779142</text:p>
          </table:table-cell>
          <table:table-cell table:formula="of:=SQRT(POWER([.H374];2)+POWER([.I374];2))" office:value-type="float" office:value="51.7135430043983" calcext:value-type="float">
            <text:p>51.7135430044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B375]*[.$D$2]" office:value-type="float" office:value="734" calcext:value-type="float">
            <text:p>734</text:p>
          </table:table-cell>
          <table:table-cell table:formula="of:=[.D374]+SIN(RADIANS([.$C375]))*MIN(([.$A$2]+([.B375]*[.$B$2]));[.$C$2])" office:value-type="float" office:value="-49.5930175974647" calcext:value-type="float">
            <text:p>-49.5930175975</text:p>
          </table:table-cell>
          <table:table-cell table:formula="of:=[.E374]+COS(RADIANS([.$C375]))*MIN(([.$A$2]+([.B375]*[.$B$2]));[.$C$2])" office:value-type="float" office:value="15.0676125995316" calcext:value-type="float">
            <text:p>15.0676125995</text:p>
          </table:table-cell>
          <table:table-cell table:formula="of:=SQRT(([.D375]*[.D375])+([.E375]*[.E375]))" office:value-type="float" office:value="51.8314609467262" calcext:value-type="float">
            <text:p>51.8314609467</text:p>
          </table:table-cell>
          <table:table-cell/>
          <table:table-cell table:formula="of:=(([.$A$2]/[.$E$2])*((0-COS([.$E$2]*[.B375] + [.$G$2])) - (0-COS([.$G$2])))) + (([.$B$2]*[.B375]/[.$E$2])*(0-COS([.$E$2]*[.B375] + [.$G$2]))) + (([.$B$2]/POWER([.$E$2];2)) * (SIN([.$E$2]*[.B375] + [.$G$2]) - SIN([.$G$2])))" office:value-type="float" office:value="-49.8444368508694" calcext:value-type="float">
            <text:p>-49.8444368509</text:p>
          </table:table-cell>
          <table:table-cell table:formula="of:=(([.$A$2]/[.$E$2])*(   SIN([.$E$2]*[.B375] + [.$G$2])  -    SIN([.$G$2])))  + (([.$B$2]*[.B375]/[.$E$2])*   SIN([.$E$2]*[.B375] + [.$G$2]))  + (([.$B$2]/POWER([.$E$2];2)) * (COS([.$E$2]*[.B375] + [.$G$2]) - COS([.$G$2])))" office:value-type="float" office:value="13.9817812839598" calcext:value-type="float">
            <text:p>13.981781284</text:p>
          </table:table-cell>
          <table:table-cell table:formula="of:=SQRT(POWER([.H375];2)+POWER([.I375];2))" office:value-type="float" office:value="51.7683116670111" calcext:value-type="float">
            <text:p>51.768311667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376]*[.$D$2]" office:value-type="float" office:value="736" calcext:value-type="float">
            <text:p>736</text:p>
          </table:table-cell>
          <table:table-cell table:formula="of:=[.D375]+SIN(RADIANS([.$C376]))*MIN(([.$A$2]+([.B376]*[.$B$2]));[.$C$2])" office:value-type="float" office:value="-49.030717391598" calcext:value-type="float">
            <text:p>-49.0307173916</text:p>
          </table:table-cell>
          <table:table-cell table:formula="of:=[.E375]+COS(RADIANS([.$C376]))*MIN(([.$A$2]+([.B376]*[.$B$2]));[.$C$2])" office:value-type="float" office:value="17.0285864592457" calcext:value-type="float">
            <text:p>17.0285864592</text:p>
          </table:table-cell>
          <table:table-cell table:formula="of:=SQRT(([.D376]*[.D376])+([.E376]*[.E376]))" office:value-type="float" office:value="51.903603003402" calcext:value-type="float">
            <text:p>51.9036030034</text:p>
          </table:table-cell>
          <table:table-cell/>
          <table:table-cell table:formula="of:=(([.$A$2]/[.$E$2])*((0-COS([.$E$2]*[.B376] + [.$G$2])) - (0-COS([.$G$2])))) + (([.$B$2]*[.B376]/[.$E$2])*(0-COS([.$E$2]*[.B376] + [.$G$2]))) + (([.$B$2]/POWER([.$E$2];2)) * (SIN([.$E$2]*[.B376] + [.$G$2]) - SIN([.$G$2])))" office:value-type="float" office:value="-49.3171058892779" calcext:value-type="float">
            <text:p>-49.3171058893</text:p>
          </table:table-cell>
          <table:table-cell table:formula="of:=(([.$A$2]/[.$E$2])*(   SIN([.$E$2]*[.B376] + [.$G$2])  -    SIN([.$G$2])))  + (([.$B$2]*[.B376]/[.$E$2])*   SIN([.$E$2]*[.B376] + [.$G$2]))  + (([.$B$2]/POWER([.$E$2];2)) * (COS([.$E$2]*[.B376] + [.$G$2]) - COS([.$G$2])))" office:value-type="float" office:value="15.9497515058013" calcext:value-type="float">
            <text:p>15.9497515058</text:p>
          </table:table-cell>
          <table:table-cell table:formula="of:=SQRT(POWER([.H376];2)+POWER([.I376];2))" office:value-type="float" office:value="51.8321474221459" calcext:value-type="float">
            <text:p>51.832147422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B377]*[.$D$2]" office:value-type="float" office:value="738" calcext:value-type="float">
            <text:p>738</text:p>
          </table:table-cell>
          <table:table-cell table:formula="of:=[.D376]+SIN(RADIANS([.$C377]))*MIN(([.$A$2]+([.B377]*[.$B$2]));[.$C$2])" office:value-type="float" office:value="-48.3987776381013" calcext:value-type="float">
            <text:p>-48.3987776381</text:p>
          </table:table-cell>
          <table:table-cell table:formula="of:=[.E376]+COS(RADIANS([.$C377]))*MIN(([.$A$2]+([.B377]*[.$B$2]));[.$C$2])" office:value-type="float" office:value="18.9734970350693" calcext:value-type="float">
            <text:p>18.9734970351</text:p>
          </table:table-cell>
          <table:table-cell table:formula="of:=SQRT(([.D377]*[.D377])+([.E377]*[.E377]))" office:value-type="float" office:value="51.9849523093189" calcext:value-type="float">
            <text:p>51.9849523093</text:p>
          </table:table-cell>
          <table:table-cell/>
          <table:table-cell table:formula="of:=(([.$A$2]/[.$E$2])*((0-COS([.$E$2]*[.B377] + [.$G$2])) - (0-COS([.$G$2])))) + (([.$B$2]*[.B377]/[.$E$2])*(0-COS([.$E$2]*[.B377] + [.$G$2]))) + (([.$B$2]/POWER([.$E$2];2)) * (SIN([.$E$2]*[.B377] + [.$G$2]) - SIN([.$G$2])))" office:value-type="float" office:value="-48.7199532088857" calcext:value-type="float">
            <text:p>-48.7199532089</text:p>
          </table:table-cell>
          <table:table-cell table:formula="of:=(([.$A$2]/[.$E$2])*(   SIN([.$E$2]*[.B377] + [.$G$2])  -    SIN([.$G$2])))  + (([.$B$2]*[.B377]/[.$E$2])*   SIN([.$E$2]*[.B377] + [.$G$2]))  + (([.$B$2]/POWER([.$E$2];2)) * (COS([.$E$2]*[.B377] + [.$G$2]) - COS([.$G$2])))" office:value-type="float" office:value="17.902900589229" calcext:value-type="float">
            <text:p>17.9029005892</text:p>
          </table:table-cell>
          <table:table-cell table:formula="of:=SQRT(POWER([.H377];2)+POWER([.I377];2))" office:value-type="float" office:value="51.9051798010933" calcext:value-type="float">
            <text:p>51.905179801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378]*[.$D$2]" office:value-type="float" office:value="740" calcext:value-type="float">
            <text:p>740</text:p>
          </table:table-cell>
          <table:table-cell table:formula="of:=[.D377]+SIN(RADIANS([.$C378]))*MIN(([.$A$2]+([.B378]*[.$B$2]));[.$C$2])" office:value-type="float" office:value="-47.6976363442837" calcext:value-type="float">
            <text:p>-47.6976363443</text:p>
          </table:table-cell>
          <table:table-cell table:formula="of:=[.E377]+COS(RADIANS([.$C378]))*MIN(([.$A$2]+([.B378]*[.$B$2]));[.$C$2])" office:value-type="float" office:value="20.8998669076804" calcext:value-type="float">
            <text:p>20.8998669077</text:p>
          </table:table-cell>
          <table:table-cell table:formula="of:=SQRT(([.D378]*[.D378])+([.E378]*[.E378]))" office:value-type="float" office:value="52.0756080097994" calcext:value-type="float">
            <text:p>52.0756080098</text:p>
          </table:table-cell>
          <table:table-cell/>
          <table:table-cell table:formula="of:=(([.$A$2]/[.$E$2])*((0-COS([.$E$2]*[.B378] + [.$G$2])) - (0-COS([.$G$2])))) + (([.$B$2]*[.B378]/[.$E$2])*(0-COS([.$E$2]*[.B378] + [.$G$2]))) + (([.$B$2]/POWER([.$E$2];2)) * (SIN([.$E$2]*[.B378] + [.$G$2]) - SIN([.$G$2])))" office:value-type="float" office:value="-48.0533726196464" calcext:value-type="float">
            <text:p>-48.0533726196</text:p>
          </table:table-cell>
          <table:table-cell table:formula="of:=(([.$A$2]/[.$E$2])*(   SIN([.$E$2]*[.B378] + [.$G$2])  -    SIN([.$G$2])))  + (([.$B$2]*[.B378]/[.$E$2])*   SIN([.$E$2]*[.B378] + [.$G$2]))  + (([.$B$2]/POWER([.$E$2];2)) * (COS([.$E$2]*[.B378] + [.$G$2]) - COS([.$G$2])))" office:value-type="float" office:value="19.8387468918707" calcext:value-type="float">
            <text:p>19.8387468919</text:p>
          </table:table-cell>
          <table:table-cell table:formula="of:=SQRT(POWER([.H378];2)+POWER([.I378];2))" office:value-type="float" office:value="51.9875225257205" calcext:value-type="float">
            <text:p>51.987522525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B379]*[.$D$2]" office:value-type="float" office:value="742" calcext:value-type="float">
            <text:p>742</text:p>
          </table:table-cell>
          <table:table-cell table:formula="of:=[.D378]+SIN(RADIANS([.$C379]))*MIN(([.$A$2]+([.B379]*[.$B$2]));[.$C$2])" office:value-type="float" office:value="-46.927819794814" calcext:value-type="float">
            <text:p>-46.9278197948</text:p>
          </table:table-cell>
          <table:table-cell table:formula="of:=[.E378]+COS(RADIANS([.$C379]))*MIN(([.$A$2]+([.B379]*[.$B$2]));[.$C$2])" office:value-type="float" office:value="22.8052297288152" calcext:value-type="float">
            <text:p>22.8052297288</text:p>
          </table:table-cell>
          <table:table-cell table:formula="of:=SQRT(([.D379]*[.D379])+([.E379]*[.E379]))" office:value-type="float" office:value="52.1756530738099" calcext:value-type="float">
            <text:p>52.1756530738</text:p>
          </table:table-cell>
          <table:table-cell/>
          <table:table-cell table:formula="of:=(([.$A$2]/[.$E$2])*((0-COS([.$E$2]*[.B379] + [.$G$2])) - (0-COS([.$G$2])))) + (([.$B$2]*[.B379]/[.$E$2])*(0-COS([.$E$2]*[.B379] + [.$G$2]))) + (([.$B$2]/POWER([.$E$2];2)) * (SIN([.$E$2]*[.B379] + [.$G$2]) - SIN([.$G$2])))" office:value-type="float" office:value="-47.3178462828579" calcext:value-type="float">
            <text:p>-47.3178462829</text:p>
          </table:table-cell>
          <table:table-cell table:formula="of:=(([.$A$2]/[.$E$2])*(   SIN([.$E$2]*[.B379] + [.$G$2])  -    SIN([.$G$2])))  + (([.$B$2]*[.B379]/[.$E$2])*   SIN([.$E$2]*[.B379] + [.$G$2]))  + (([.$B$2]/POWER([.$E$2];2)) * (COS([.$E$2]*[.B379] + [.$G$2]) - COS([.$G$2])))" office:value-type="float" office:value="21.7548182673226" calcext:value-type="float">
            <text:p>21.7548182673</text:p>
          </table:table-cell>
          <table:table-cell table:formula="of:=SQRT(POWER([.H379];2)+POWER([.I379];2))" office:value-type="float" office:value="52.079273177459" calcext:value-type="float">
            <text:p>52.0792731775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380]*[.$D$2]" office:value-type="float" office:value="744" calcext:value-type="float">
            <text:p>744</text:p>
          </table:table-cell>
          <table:table-cell table:formula="of:=[.D379]+SIN(RADIANS([.$C380]))*MIN(([.$A$2]+([.B380]*[.$B$2]));[.$C$2])" office:value-type="float" office:value="-46.0899423100778" calcext:value-type="float">
            <text:p>-46.0899423101</text:p>
          </table:table-cell>
          <table:table-cell table:formula="of:=[.E379]+COS(RADIANS([.$C380]))*MIN(([.$A$2]+([.B380]*[.$B$2]));[.$C$2])" office:value-type="float" office:value="24.6871333715589" calcext:value-type="float">
            <text:p>24.6871333716</text:p>
          </table:table-cell>
          <table:table-cell table:formula="of:=SQRT(([.D380]*[.D380])+([.E380]*[.E380]))" office:value-type="float" office:value="52.2851540712222" calcext:value-type="float">
            <text:p>52.2851540712</text:p>
          </table:table-cell>
          <table:table-cell/>
          <table:table-cell table:formula="of:=(([.$A$2]/[.$E$2])*((0-COS([.$E$2]*[.B380] + [.$G$2])) - (0-COS([.$G$2])))) + (([.$B$2]*[.B380]/[.$E$2])*(0-COS([.$E$2]*[.B380] + [.$G$2]))) + (([.$B$2]/POWER([.$E$2];2)) * (SIN([.$E$2]*[.B380] + [.$G$2]) - SIN([.$G$2])))" office:value-type="float" office:value="-46.5139445257335" calcext:value-type="float">
            <text:p>-46.5139445257</text:p>
          </table:table-cell>
          <table:table-cell table:formula="of:=(([.$A$2]/[.$E$2])*(   SIN([.$E$2]*[.B380] + [.$G$2])  -    SIN([.$G$2])))  + (([.$B$2]*[.B380]/[.$E$2])*   SIN([.$E$2]*[.B380] + [.$G$2]))  + (([.$B$2]/POWER([.$E$2];2)) * (COS([.$E$2]*[.B380] + [.$G$2]) - COS([.$G$2])))" office:value-type="float" office:value="23.6486552155002" calcext:value-type="float">
            <text:p>23.6486552155</text:p>
          </table:table-cell>
          <table:table-cell table:formula="of:=SQRT(POWER([.H380];2)+POWER([.I380];2))" office:value-type="float" office:value="52.1805129223988" calcext:value-type="float">
            <text:p>52.180512922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B381]*[.$D$2]" office:value-type="float" office:value="746" calcext:value-type="float">
            <text:p>746</text:p>
          </table:table-cell>
          <table:table-cell table:formula="of:=[.D380]+SIN(RADIANS([.$C381]))*MIN(([.$A$2]+([.B381]*[.$B$2]));[.$C$2])" office:value-type="float" office:value="-45.1847058919584" calcext:value-type="float">
            <text:p>-45.184705892</text:p>
          </table:table-cell>
          <table:table-cell table:formula="of:=[.E380]+COS(RADIANS([.$C381]))*MIN(([.$A$2]+([.B381]*[.$B$2]));[.$C$2])" office:value-type="float" office:value="26.5431430771667" calcext:value-type="float">
            <text:p>26.5431430772</text:p>
          </table:table-cell>
          <table:table-cell table:formula="of:=SQRT(([.D381]*[.D381])+([.E381]*[.E381]))" office:value-type="float" office:value="52.4041610080509" calcext:value-type="float">
            <text:p>52.4041610081</text:p>
          </table:table-cell>
          <table:table-cell/>
          <table:table-cell table:formula="of:=(([.$A$2]/[.$E$2])*((0-COS([.$E$2]*[.B381] + [.$G$2])) - (0-COS([.$G$2])))) + (([.$B$2]*[.B381]/[.$E$2])*(0-COS([.$E$2]*[.B381] + [.$G$2]))) + (([.$B$2]/POWER([.$E$2];2)) * (SIN([.$E$2]*[.B381] + [.$G$2]) - SIN([.$G$2])))" office:value-type="float" office:value="-45.6423255434813" calcext:value-type="float">
            <text:p>-45.6423255435</text:p>
          </table:table-cell>
          <table:table-cell table:formula="of:=(([.$A$2]/[.$E$2])*(   SIN([.$E$2]*[.B381] + [.$G$2])  -    SIN([.$G$2])))  + (([.$B$2]*[.B381]/[.$E$2])*   SIN([.$E$2]*[.B381] + [.$G$2]))  + (([.$B$2]/POWER([.$E$2];2)) * (COS([.$E$2]*[.B381] + [.$G$2]) - COS([.$G$2])))" office:value-type="float" office:value="25.5178140315313" calcext:value-type="float">
            <text:p>25.5178140315</text:p>
          </table:table-cell>
          <table:table-cell table:formula="of:=SQRT(POWER([.H381];2)+POWER([.I381];2))" office:value-type="float" office:value="52.2913062943061" calcext:value-type="float">
            <text:p>52.2913062943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B382]*[.$D$2]" office:value-type="float" office:value="748" calcext:value-type="float">
            <text:p>748</text:p>
          </table:table-cell>
          <table:table-cell table:formula="of:=[.D381]+SIN(RADIANS([.$C382]))*MIN(([.$A$2]+([.B382]*[.$B$2]));[.$C$2])" office:value-type="float" office:value="-44.2128997569916" calcext:value-type="float">
            <text:p>-44.212899757</text:p>
          </table:table-cell>
          <table:table-cell table:formula="of:=[.E381]+COS(RADIANS([.$C382]))*MIN(([.$A$2]+([.B382]*[.$B$2]));[.$C$2])" office:value-type="float" office:value="28.3708445943847" calcext:value-type="float">
            <text:p>28.3708445944</text:p>
          </table:table-cell>
          <table:table-cell table:formula="of:=SQRT(([.D382]*[.D382])+([.E382]*[.E382]))" office:value-type="float" office:value="52.5327072205546" calcext:value-type="float">
            <text:p>52.5327072206</text:p>
          </table:table-cell>
          <table:table-cell/>
          <table:table-cell table:formula="of:=(([.$A$2]/[.$E$2])*((0-COS([.$E$2]*[.B382] + [.$G$2])) - (0-COS([.$G$2])))) + (([.$B$2]*[.B382]/[.$E$2])*(0-COS([.$E$2]*[.B382] + [.$G$2]))) + (([.$B$2]/POWER([.$E$2];2)) * (SIN([.$E$2]*[.B382] + [.$G$2]) - SIN([.$G$2])))" office:value-type="float" office:value="-44.7037349887703" calcext:value-type="float">
            <text:p>-44.7037349888</text:p>
          </table:table-cell>
          <table:table-cell table:formula="of:=(([.$A$2]/[.$E$2])*(   SIN([.$E$2]*[.B382] + [.$G$2])  -    SIN([.$G$2])))  + (([.$B$2]*[.B382]/[.$E$2])*   SIN([.$E$2]*[.B382] + [.$G$2]))  + (([.$B$2]/POWER([.$E$2];2)) * (COS([.$E$2]*[.B382] + [.$G$2]) - COS([.$G$2])))" office:value-type="float" office:value="27.3598699491619" calcext:value-type="float">
            <text:p>27.3598699492</text:p>
          </table:table-cell>
          <table:table-cell table:formula="of:=SQRT(POWER([.H382];2)+POWER([.I382];2))" office:value-type="float" office:value="52.4117010368988" calcext:value-type="float">
            <text:p>52.4117010369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83]*[.$D$2]" office:value-type="float" office:value="750" calcext:value-type="float">
            <text:p>750</text:p>
          </table:table-cell>
          <table:table-cell table:formula="of:=[.D382]+SIN(RADIANS([.$C383]))*MIN(([.$A$2]+([.B383]*[.$B$2]));[.$C$2])" office:value-type="float" office:value="-43.1753997569916" calcext:value-type="float">
            <text:p>-43.175399757</text:p>
          </table:table-cell>
          <table:table-cell table:formula="of:=[.E382]+COS(RADIANS([.$C383]))*MIN(([.$A$2]+([.B383]*[.$B$2]));[.$C$2])" office:value-type="float" office:value="30.1678473072374" calcext:value-type="float">
            <text:p>30.1678473072</text:p>
          </table:table-cell>
          <table:table-cell table:formula="of:=SQRT(([.D383]*[.D383])+([.E383]*[.E383]))" office:value-type="float" office:value="52.6708093285913" calcext:value-type="float">
            <text:p>52.6708093286</text:p>
          </table:table-cell>
          <table:table-cell/>
          <table:table-cell table:formula="of:=(([.$A$2]/[.$E$2])*((0-COS([.$E$2]*[.B383] + [.$G$2])) - (0-COS([.$G$2])))) + (([.$B$2]*[.B383]/[.$E$2])*(0-COS([.$E$2]*[.B383] + [.$G$2]))) + (([.$B$2]/POWER([.$E$2];2)) * (SIN([.$E$2]*[.B383] + [.$G$2]) - SIN([.$G$2])))" office:value-type="float" office:value="-43.6990054486069" calcext:value-type="float">
            <text:p>-43.6990054486</text:p>
          </table:table-cell>
          <table:table-cell table:formula="of:=(([.$A$2]/[.$E$2])*(   SIN([.$E$2]*[.B383] + [.$G$2])  -    SIN([.$G$2])))  + (([.$B$2]*[.B383]/[.$E$2])*   SIN([.$E$2]*[.B383] + [.$G$2]))  + (([.$B$2]/POWER([.$E$2];2)) * (COS([.$E$2]*[.B383] + [.$G$2]) - COS([.$G$2])))" office:value-type="float" office:value="29.1724202746478" calcext:value-type="float">
            <text:p>29.1724202746</text:p>
          </table:table-cell>
          <table:table-cell table:formula="of:=SQRT(POWER([.H383];2)+POWER([.I383];2))" office:value-type="float" office:value="52.5417280062053" calcext:value-type="float">
            <text:p>52.5417280062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384]*[.$D$2]" office:value-type="float" office:value="752" calcext:value-type="float">
            <text:p>752</text:p>
          </table:table-cell>
          <table:table-cell table:formula="of:=[.D383]+SIN(RADIANS([.$C384]))*MIN(([.$A$2]+([.B384]*[.$B$2]));[.$C$2])" office:value-type="float" office:value="-42.0731676873865" calcext:value-type="float">
            <text:p>-42.0731676874</text:p>
          </table:table-cell>
          <table:table-cell table:formula="of:=[.E383]+COS(RADIANS([.$C384]))*MIN(([.$A$2]+([.B384]*[.$B$2]));[.$C$2])" office:value-type="float" office:value="31.9317873472428" calcext:value-type="float">
            <text:p>31.9317873472</text:p>
          </table:table-cell>
          <table:table-cell table:formula="of:=SQRT(([.D384]*[.D384])+([.E384]*[.E384]))" office:value-type="float" office:value="52.8184672481177" calcext:value-type="float">
            <text:p>52.8184672481</text:p>
          </table:table-cell>
          <table:table-cell/>
          <table:table-cell table:formula="of:=(([.$A$2]/[.$E$2])*((0-COS([.$E$2]*[.B384] + [.$G$2])) - (0-COS([.$G$2])))) + (([.$B$2]*[.B384]/[.$E$2])*(0-COS([.$E$2]*[.B384] + [.$G$2]))) + (([.$B$2]/POWER([.$E$2];2)) * (SIN([.$E$2]*[.B384] + [.$G$2]) - SIN([.$G$2])))" office:value-type="float" office:value="-42.6290558087897" calcext:value-type="float">
            <text:p>-42.6290558088</text:p>
          </table:table-cell>
          <table:table-cell table:formula="of:=(([.$A$2]/[.$E$2])*(   SIN([.$E$2]*[.B384] + [.$G$2])  -    SIN([.$G$2])))  + (([.$B$2]*[.B384]/[.$E$2])*   SIN([.$E$2]*[.B384] + [.$G$2]))  + (([.$B$2]/POWER([.$E$2];2)) * (COS([.$E$2]*[.B384] + [.$G$2]) - COS([.$G$2])))" office:value-type="float" office:value="30.9530875070919" calcext:value-type="float">
            <text:p>30.9530875071</text:p>
          </table:table-cell>
          <table:table-cell table:formula="of:=SQRT(POWER([.H384];2)+POWER([.I384];2))" office:value-type="float" office:value="52.6814011333279" calcext:value-type="float">
            <text:p>52.6814011333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B385]*[.$D$2]" office:value-type="float" office:value="754" calcext:value-type="float">
            <text:p>754</text:p>
          </table:table-cell>
          <table:table-cell table:formula="of:=[.D384]+SIN(RADIANS([.$C385]))*MIN(([.$A$2]+([.B385]*[.$B$2]));[.$C$2])" office:value-type="float" office:value="-40.90725048365" calcext:value-type="float">
            <text:p>-40.9072504837</text:p>
          </table:table-cell>
          <table:table-cell table:formula="of:=[.E384]+COS(RADIANS([.$C385]))*MIN(([.$A$2]+([.B385]*[.$B$2]));[.$C$2])" office:value-type="float" office:value="33.66033068602" calcext:value-type="float">
            <text:p>33.660330686</text:p>
          </table:table-cell>
          <table:table-cell table:formula="of:=SQRT(([.D385]*[.D385])+([.E385]*[.E385]))" office:value-type="float" office:value="52.975664262228" calcext:value-type="float">
            <text:p>52.9756642622</text:p>
          </table:table-cell>
          <table:table-cell/>
          <table:table-cell table:formula="of:=(([.$A$2]/[.$E$2])*((0-COS([.$E$2]*[.B385] + [.$G$2])) - (0-COS([.$G$2])))) + (([.$B$2]*[.B385]/[.$E$2])*(0-COS([.$E$2]*[.B385] + [.$G$2]))) + (([.$B$2]/POWER([.$E$2];2)) * (SIN([.$E$2]*[.B385] + [.$G$2]) - SIN([.$G$2])))" office:value-type="float" office:value="-41.4948905062555" calcext:value-type="float">
            <text:p>-41.4948905063</text:p>
          </table:table-cell>
          <table:table-cell table:formula="of:=(([.$A$2]/[.$E$2])*(   SIN([.$E$2]*[.B385] + [.$G$2])  -    SIN([.$G$2])))  + (([.$B$2]*[.B385]/[.$E$2])*   SIN([.$E$2]*[.B385] + [.$G$2]))  + (([.$B$2]/POWER([.$E$2];2)) * (COS([.$E$2]*[.B385] + [.$G$2]) - COS([.$G$2])))" office:value-type="float" office:value="32.6995224411915" calcext:value-type="float">
            <text:p>32.6995224412</text:p>
          </table:table-cell>
          <table:table-cell table:formula="of:=SQRT(POWER([.H385];2)+POWER([.I385];2))" office:value-type="float" office:value="52.8307174474105" calcext:value-type="float">
            <text:p>52.830717447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B386]*[.$D$2]" office:value-type="float" office:value="756" calcext:value-type="float">
            <text:p>756</text:p>
          </table:table-cell>
          <table:table-cell table:formula="of:=[.D385]+SIN(RADIANS([.$C386]))*MIN(([.$A$2]+([.B386]*[.$B$2]));[.$C$2])" office:value-type="float" office:value="-39.6787793063587" calcext:value-type="float">
            <text:p>-39.6787793064</text:p>
          </table:table-cell>
          <table:table-cell table:formula="of:=[.E385]+COS(RADIANS([.$C386]))*MIN(([.$A$2]+([.B386]*[.$B$2]));[.$C$2])" office:value-type="float" office:value="35.3511762042637" calcext:value-type="float">
            <text:p>35.3511762043</text:p>
          </table:table-cell>
          <table:table-cell table:formula="of:=SQRT(([.D386]*[.D386])+([.E386]*[.E386]))" office:value-type="float" office:value="53.1423671496446" calcext:value-type="float">
            <text:p>53.1423671496</text:p>
          </table:table-cell>
          <table:table-cell/>
          <table:table-cell table:formula="of:=(([.$A$2]/[.$E$2])*((0-COS([.$E$2]*[.B386] + [.$G$2])) - (0-COS([.$G$2])))) + (([.$B$2]*[.B386]/[.$E$2])*(0-COS([.$E$2]*[.B386] + [.$G$2]))) + (([.$B$2]/POWER([.$E$2];2)) * (SIN([.$E$2]*[.B386] + [.$G$2]) - SIN([.$G$2])))" office:value-type="float" office:value="-40.2975986697729" calcext:value-type="float">
            <text:p>-40.2975986698</text:p>
          </table:table-cell>
          <table:table-cell table:formula="of:=(([.$A$2]/[.$E$2])*(   SIN([.$E$2]*[.B386] + [.$G$2])  -    SIN([.$G$2])))  + (([.$B$2]*[.B386]/[.$E$2])*   SIN([.$E$2]*[.B386] + [.$G$2]))  + (([.$B$2]/POWER([.$E$2];2)) * (COS([.$E$2]*[.B386] + [.$G$2]) - COS([.$G$2])))" office:value-type="float" office:value="34.4094072483651" calcext:value-type="float">
            <text:p>34.4094072484</text:p>
          </table:table-cell>
          <table:table-cell table:formula="of:=SQRT(POWER([.H386];2)+POWER([.I386];2))" office:value-type="float" office:value="52.989657158109" calcext:value-type="float">
            <text:p>52.9896571581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B387]*[.$D$2]" office:value-type="float" office:value="758" calcext:value-type="float">
            <text:p>758</text:p>
          </table:table-cell>
          <table:table-cell table:formula="of:=[.D386]+SIN(RADIANS([.$C387]))*MIN(([.$A$2]+([.B387]*[.$B$2]));[.$C$2])" office:value-type="float" office:value="-38.3889685155515" calcext:value-type="float">
            <text:p>-38.3889685156</text:p>
          </table:table-cell>
          <table:table-cell table:formula="of:=[.E386]+COS(RADIANS([.$C387]))*MIN(([.$A$2]+([.B387]*[.$B$2]));[.$C$2])" office:value-type="float" office:value="37.0020587330698" calcext:value-type="float">
            <text:p>37.0020587331</text:p>
          </table:table-cell>
          <table:table-cell table:formula="of:=SQRT(([.D387]*[.D387])+([.E387]*[.E387]))" office:value-type="float" office:value="53.3185263691106" calcext:value-type="float">
            <text:p>53.3185263691</text:p>
          </table:table-cell>
          <table:table-cell/>
          <table:table-cell table:formula="of:=(([.$A$2]/[.$E$2])*((0-COS([.$E$2]*[.B387] + [.$G$2])) - (0-COS([.$G$2])))) + (([.$B$2]*[.B387]/[.$E$2])*(0-COS([.$E$2]*[.B387] + [.$G$2]))) + (([.$B$2]/POWER([.$E$2];2)) * (SIN([.$E$2]*[.B387] + [.$G$2]) - SIN([.$G$2])))" office:value-type="float" office:value="-39.0383531495891" calcext:value-type="float">
            <text:p>-39.0383531496</text:p>
          </table:table-cell>
          <table:table-cell table:formula="of:=(([.$A$2]/[.$E$2])*(   SIN([.$E$2]*[.B387] + [.$G$2])  -    SIN([.$G$2])))  + (([.$B$2]*[.B387]/[.$E$2])*   SIN([.$E$2]*[.B387] + [.$G$2]))  + (([.$B$2]/POWER([.$E$2];2)) * (COS([.$E$2]*[.B387] + [.$G$2]) - COS([.$G$2])))" office:value-type="float" office:value="36.0804585322359" calcext:value-type="float">
            <text:p>36.0804585322</text:p>
          </table:table-cell>
          <table:table-cell table:formula="of:=SQRT(POWER([.H387];2)+POWER([.I387];2))" office:value-type="float" office:value="53.1581837963679" calcext:value-type="float">
            <text:p>53.158183796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388]*[.$D$2]" office:value-type="float" office:value="760" calcext:value-type="float">
            <text:p>760</text:p>
          </table:table-cell>
          <table:table-cell table:formula="of:=[.D387]+SIN(RADIANS([.$C388]))*MIN(([.$A$2]+([.B388]*[.$B$2]));[.$C$2])" office:value-type="float" office:value="-37.0391145352097" calcext:value-type="float">
            <text:p>-37.0391145352</text:p>
          </table:table-cell>
          <table:table-cell table:formula="of:=[.E387]+COS(RADIANS([.$C388]))*MIN(([.$A$2]+([.B388]*[.$B$2]));[.$C$2])" office:value-type="float" office:value="38.6107520636196" calcext:value-type="float">
            <text:p>38.6107520636</text:p>
          </table:table-cell>
          <table:table-cell table:formula="of:=SQRT(([.D388]*[.D388])+([.E388]*[.E388]))" office:value-type="float" office:value="53.5040762977055" calcext:value-type="float">
            <text:p>53.5040762977</text:p>
          </table:table-cell>
          <table:table-cell/>
          <table:table-cell table:formula="of:=(([.$A$2]/[.$E$2])*((0-COS([.$E$2]*[.B388] + [.$G$2])) - (0-COS([.$G$2])))) + (([.$B$2]*[.B388]/[.$E$2])*(0-COS([.$E$2]*[.B388] + [.$G$2]))) + (([.$B$2]/POWER([.$E$2];2)) * (SIN([.$E$2]*[.B388] + [.$G$2]) - SIN([.$G$2])))" office:value-type="float" office:value="-37.7184094367752" calcext:value-type="float">
            <text:p>-37.7184094368</text:p>
          </table:table-cell>
          <table:table-cell table:formula="of:=(([.$A$2]/[.$E$2])*(   SIN([.$E$2]*[.B388] + [.$G$2])  -    SIN([.$G$2])))  + (([.$B$2]*[.B388]/[.$E$2])*   SIN([.$E$2]*[.B388] + [.$G$2]))  + (([.$B$2]/POWER([.$E$2];2)) * (COS([.$E$2]*[.B388] + [.$G$2]) - COS([.$G$2])))" office:value-type="float" office:value="37.7104303544691" calcext:value-type="float">
            <text:p>37.7104303545</text:p>
          </table:table-cell>
          <table:table-cell table:formula="of:=SQRT(POWER([.H388];2)+POWER([.I388];2))" office:value-type="float" office:value="53.3362444118395" calcext:value-type="float">
            <text:p>53.3362444118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B389]*[.$D$2]" office:value-type="float" office:value="762" calcext:value-type="float">
            <text:p>762</text:p>
          </table:table-cell>
          <table:table-cell table:formula="of:=[.D388]+SIN(RADIANS([.$C389]))*MIN(([.$A$2]+([.B389]*[.$B$2]));[.$C$2])" office:value-type="float" office:value="-35.6305946088243" calcext:value-type="float">
            <text:p>-35.6305946088</text:p>
          </table:table-cell>
          <table:table-cell table:formula="of:=[.E388]+COS(RADIANS([.$C389]))*MIN(([.$A$2]+([.B389]*[.$B$2]));[.$C$2])" office:value-type="float" office:value="40.1750719212495" calcext:value-type="float">
            <text:p>40.1750719212</text:p>
          </table:table-cell>
          <table:table-cell table:formula="of:=SQRT(([.D389]*[.D389])+([.E389]*[.E389]))" office:value-type="float" office:value="53.6989355206968" calcext:value-type="float">
            <text:p>53.6989355207</text:p>
          </table:table-cell>
          <table:table-cell/>
          <table:table-cell table:formula="of:=(([.$A$2]/[.$E$2])*((0-COS([.$E$2]*[.B389] + [.$G$2])) - (0-COS([.$G$2])))) + (([.$B$2]*[.B389]/[.$E$2])*(0-COS([.$E$2]*[.B389] + [.$G$2]))) + (([.$B$2]/POWER([.$E$2];2)) * (SIN([.$E$2]*[.B389] + [.$G$2]) - SIN([.$G$2])))" office:value-type="float" office:value="-36.339104473164" calcext:value-type="float">
            <text:p>-36.3391044732</text:p>
          </table:table-cell>
          <table:table-cell table:formula="of:=(([.$A$2]/[.$E$2])*(   SIN([.$E$2]*[.B389] + [.$G$2])  -    SIN([.$G$2])))  + (([.$B$2]*[.B389]/[.$E$2])*   SIN([.$E$2]*[.B389] + [.$G$2]))  + (([.$B$2]/POWER([.$E$2];2)) * (COS([.$E$2]*[.B389] + [.$G$2]) - COS([.$G$2])))" office:value-type="float" office:value="39.2971172269782" calcext:value-type="float">
            <text:p>39.297117227</text:p>
          </table:table-cell>
          <table:table-cell table:formula="of:=SQRT(POWER([.H389];2)+POWER([.I389];2))" office:value-type="float" office:value="53.5237698248395" calcext:value-type="float">
            <text:p>53.5237698248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B390]*[.$D$2]" office:value-type="float" office:value="764" calcext:value-type="float">
            <text:p>764</text:p>
          </table:table-cell>
          <table:table-cell table:formula="of:=[.D389]+SIN(RADIANS([.$C390]))*MIN(([.$A$2]+([.B390]*[.$B$2]));[.$C$2])" office:value-type="float" office:value="-34.1648654471559" calcext:value-type="float">
            <text:p>-34.1648654472</text:p>
          </table:table-cell>
          <table:table-cell table:formula="of:=[.E389]+COS(RADIANS([.$C390]))*MIN(([.$A$2]+([.B390]*[.$B$2]));[.$C$2])" office:value-type="float" office:value="41.6928788999641" calcext:value-type="float">
            <text:p>41.6928789</text:p>
          </table:table-cell>
          <table:table-cell table:formula="of:=SQRT(([.D390]*[.D390])+([.E390]*[.E390]))" office:value-type="float" office:value="53.903007170188" calcext:value-type="float">
            <text:p>53.9030071702</text:p>
          </table:table-cell>
          <table:table-cell/>
          <table:table-cell table:formula="of:=(([.$A$2]/[.$E$2])*((0-COS([.$E$2]*[.B390] + [.$G$2])) - (0-COS([.$G$2])))) + (([.$B$2]*[.B390]/[.$E$2])*(0-COS([.$E$2]*[.B390] + [.$G$2]))) + (([.$B$2]/POWER([.$E$2];2)) * (SIN([.$E$2]*[.B390] + [.$G$2]) - SIN([.$G$2])))" office:value-type="float" office:value="-34.901855352915" calcext:value-type="float">
            <text:p>-34.9018553529</text:p>
          </table:table-cell>
          <table:table-cell table:formula="of:=(([.$A$2]/[.$E$2])*(   SIN([.$E$2]*[.B390] + [.$G$2])  -    SIN([.$G$2])))  + (([.$B$2]*[.B390]/[.$E$2])*   SIN([.$E$2]*[.B390] + [.$G$2]))  + (([.$B$2]/POWER([.$E$2];2)) * (COS([.$E$2]*[.B390] + [.$G$2]) - COS([.$G$2])))" office:value-type="float" office:value="40.8383570665446" calcext:value-type="float">
            <text:p>40.8383570665</text:p>
          </table:table-cell>
          <table:table-cell table:formula="of:=SQRT(POWER([.H390];2)+POWER([.I390];2))" office:value-type="float" office:value="53.720674930332" calcext:value-type="float">
            <text:p>53.720674930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91]*[.$D$2]" office:value-type="float" office:value="766" calcext:value-type="float">
            <text:p>766</text:p>
          </table:table-cell>
          <table:table-cell table:formula="of:=[.D390]+SIN(RADIANS([.$C391]))*MIN(([.$A$2]+([.B391]*[.$B$2]));[.$C$2])" office:value-type="float" office:value="-32.6434617694396" calcext:value-type="float">
            <text:p>-32.6434617694</text:p>
          </table:table-cell>
          <table:table-cell table:formula="of:=[.E390]+COS(RADIANS([.$C391]))*MIN(([.$A$2]+([.B391]*[.$B$2]));[.$C$2])" office:value-type="float" office:value="43.1620813534849" calcext:value-type="float">
            <text:p>43.1620813535</text:p>
          </table:table-cell>
          <table:table-cell table:formula="of:=SQRT(([.D391]*[.D391])+([.E391]*[.E391]))" office:value-type="float" office:value="54.1161793094977" calcext:value-type="float">
            <text:p>54.1161793095</text:p>
          </table:table-cell>
          <table:table-cell/>
          <table:table-cell table:formula="of:=(([.$A$2]/[.$E$2])*((0-COS([.$E$2]*[.B391] + [.$G$2])) - (0-COS([.$G$2])))) + (([.$B$2]*[.B391]/[.$E$2])*(0-COS([.$E$2]*[.B391] + [.$G$2]))) + (([.$B$2]/POWER([.$E$2];2)) * (SIN([.$E$2]*[.B391] + [.$G$2]) - SIN([.$G$2])))" office:value-type="float" office:value="-33.408157916887" calcext:value-type="float">
            <text:p>-33.4081579169</text:p>
          </table:table-cell>
          <table:table-cell table:formula="of:=(([.$A$2]/[.$E$2])*(   SIN([.$E$2]*[.B391] + [.$G$2])  -    SIN([.$G$2])))  + (([.$B$2]*[.B391]/[.$E$2])*   SIN([.$E$2]*[.B391] + [.$G$2]))  + (([.$B$2]/POWER([.$E$2];2)) * (COS([.$E$2]*[.B391] + [.$G$2]) - COS([.$G$2])))" office:value-type="float" office:value="42.3320341079219" calcext:value-type="float">
            <text:p>42.3320341079</text:p>
          </table:table-cell>
          <table:table-cell table:formula="of:=SQRT(POWER([.H391];2)+POWER([.I391];2))" office:value-type="float" office:value="53.9268590510696" calcext:value-type="float">
            <text:p>53.9268590511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392]*[.$D$2]" office:value-type="float" office:value="768" calcext:value-type="float">
            <text:p>768</text:p>
          </table:table-cell>
          <table:table-cell table:formula="of:=[.D391]+SIN(RADIANS([.$C392]))*MIN(([.$A$2]+([.B392]*[.$B$2]));[.$C$2])" office:value-type="float" office:value="-31.0679947394275" calcext:value-type="float">
            <text:p>-31.0679947394</text:p>
          </table:table-cell>
          <table:table-cell table:formula="of:=[.E391]+COS(RADIANS([.$C392]))*MIN(([.$A$2]+([.B392]*[.$B$2]));[.$C$2])" office:value-type="float" office:value="44.5806382389656" calcext:value-type="float">
            <text:p>44.580638239</text:p>
          </table:table-cell>
          <table:table-cell table:formula="of:=SQRT(([.D392]*[.D392])+([.E392]*[.E392]))" office:value-type="float" office:value="54.3383253599393" calcext:value-type="float">
            <text:p>54.3383253599</text:p>
          </table:table-cell>
          <table:table-cell/>
          <table:table-cell table:formula="of:=(([.$A$2]/[.$E$2])*((0-COS([.$E$2]*[.B392] + [.$G$2])) - (0-COS([.$G$2])))) + (([.$B$2]*[.B392]/[.$E$2])*(0-COS([.$E$2]*[.B392] + [.$G$2]))) + (([.$B$2]/POWER([.$E$2];2)) * (SIN([.$E$2]*[.B392] + [.$G$2]) - SIN([.$G$2])))" office:value-type="float" office:value="-31.85958524114" calcext:value-type="float">
            <text:p>-31.8595852411</text:p>
          </table:table-cell>
          <table:table-cell table:formula="of:=(([.$A$2]/[.$E$2])*(   SIN([.$E$2]*[.B392] + [.$G$2])  -    SIN([.$G$2])))  + (([.$B$2]*[.B392]/[.$E$2])*   SIN([.$E$2]*[.B392] + [.$G$2]))  + (([.$B$2]/POWER([.$E$2];2)) * (COS([.$E$2]*[.B392] + [.$G$2]) - COS([.$G$2])))" office:value-type="float" office:value="43.7760817715395" calcext:value-type="float">
            <text:p>43.7760817715</text:p>
          </table:table-cell>
          <table:table-cell table:formula="of:=SQRT(POWER([.H392];2)+POWER([.I392];2))" office:value-type="float" office:value="54.1422063367017" calcext:value-type="float">
            <text:p>54.142206336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B393]*[.$D$2]" office:value-type="float" office:value="770" calcext:value-type="float">
            <text:p>770</text:p>
          </table:table-cell>
          <table:table-cell table:formula="of:=[.D392]+SIN(RADIANS([.$C393]))*MIN(([.$A$2]+([.B393]*[.$B$2]));[.$C$2])" office:value-type="float" office:value="-29.4401502977997" calcext:value-type="float">
            <text:p>-29.4401502978</text:p>
          </table:table-cell>
          <table:table-cell table:formula="of:=[.E392]+COS(RADIANS([.$C393]))*MIN(([.$A$2]+([.B393]*[.$B$2]));[.$C$2])" office:value-type="float" office:value="45.9465619095495" calcext:value-type="float">
            <text:p>45.9465619095</text:p>
          </table:table-cell>
          <table:table-cell table:formula="of:=SQRT(([.D393]*[.D393])+([.E393]*[.E393]))" office:value-type="float" office:value="54.569304566442" calcext:value-type="float">
            <text:p>54.5693045664</text:p>
          </table:table-cell>
          <table:table-cell/>
          <table:table-cell table:formula="of:=(([.$A$2]/[.$E$2])*((0-COS([.$E$2]*[.B393] + [.$G$2])) - (0-COS([.$G$2])))) + (([.$B$2]*[.B393]/[.$E$2])*(0-COS([.$E$2]*[.B393] + [.$G$2]))) + (([.$B$2]/POWER([.$E$2];2)) * (SIN([.$E$2]*[.B393] + [.$G$2]) - SIN([.$G$2])))" office:value-type="float" office:value="-30.2577860210289" calcext:value-type="float">
            <text:p>-30.257786021</text:p>
          </table:table-cell>
          <table:table-cell table:formula="of:=(([.$A$2]/[.$E$2])*(   SIN([.$E$2]*[.B393] + [.$G$2])  -    SIN([.$G$2])))  + (([.$B$2]*[.B393]/[.$E$2])*   SIN([.$E$2]*[.B393] + [.$G$2]))  + (([.$B$2]/POWER([.$E$2];2)) * (COS([.$E$2]*[.B393] + [.$G$2]) - COS([.$G$2])))" office:value-type="float" office:value="45.1684854819547" calcext:value-type="float">
            <text:p>45.168485482</text:p>
          </table:table-cell>
          <table:table-cell table:formula="of:=SQRT(POWER([.H393];2)+POWER([.I393];2))" office:value-type="float" office:value="54.3665862053883" calcext:value-type="float">
            <text:p>54.3665862054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B394]*[.$D$2]" office:value-type="float" office:value="772" calcext:value-type="float">
            <text:p>772</text:p>
          </table:table-cell>
          <table:table-cell table:formula="of:=[.D393]+SIN(RADIANS([.$C394]))*MIN(([.$A$2]+([.B394]*[.$B$2]));[.$C$2])" office:value-type="float" office:value="-27.7616873926174" calcext:value-type="float">
            <text:p>-27.7616873926</text:p>
          </table:table-cell>
          <table:table-cell table:formula="of:=[.E393]+COS(RADIANS([.$C394]))*MIN(([.$A$2]+([.B394]*[.$B$2]));[.$C$2])" office:value-type="float" office:value="47.2579208519932" calcext:value-type="float">
            <text:p>47.257920852</text:p>
          </table:table-cell>
          <table:table-cell table:formula="of:=SQRT(([.D394]*[.D394])+([.E394]*[.E394]))" office:value-type="float" office:value="54.8089624982873" calcext:value-type="float">
            <text:p>54.8089624983</text:p>
          </table:table-cell>
          <table:table-cell/>
          <table:table-cell table:formula="of:=(([.$A$2]/[.$E$2])*((0-COS([.$E$2]*[.B394] + [.$G$2])) - (0-COS([.$G$2])))) + (([.$B$2]*[.B394]/[.$E$2])*(0-COS([.$E$2]*[.B394] + [.$G$2]))) + (([.$B$2]/POWER([.$E$2];2)) * (SIN([.$E$2]*[.B394] + [.$G$2]) - SIN([.$G$2])))" office:value-type="float" office:value="-28.6044828524898" calcext:value-type="float">
            <text:p>-28.6044828525</text:p>
          </table:table-cell>
          <table:table-cell table:formula="of:=(([.$A$2]/[.$E$2])*(   SIN([.$E$2]*[.B394] + [.$G$2])  -    SIN([.$G$2])))  + (([.$B$2]*[.B394]/[.$E$2])*   SIN([.$E$2]*[.B394] + [.$G$2]))  + (([.$B$2]/POWER([.$E$2];2)) * (COS([.$E$2]*[.B394] + [.$G$2]) - COS([.$G$2])))" office:value-type="float" office:value="46.5072854332565" calcext:value-type="float">
            <text:p>46.5072854333</text:p>
          </table:table-cell>
          <table:table-cell table:formula="of:=SQRT(POWER([.H394];2)+POWER([.I394];2))" office:value-type="float" office:value="54.5998538242437" calcext:value-type="float">
            <text:p>54.5998538242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B395]*[.$D$2]" office:value-type="float" office:value="774" calcext:value-type="float">
            <text:p>774</text:p>
          </table:table-cell>
          <table:table-cell table:formula="of:=[.D394]+SIN(RADIANS([.$C395]))*MIN(([.$A$2]+([.B395]*[.$B$2]));[.$C$2])" office:value-type="float" office:value="-26.0344361096269" calcext:value-type="float">
            <text:p>-26.0344361096</text:p>
          </table:table-cell>
          <table:table-cell table:formula="of:=[.E394]+COS(RADIANS([.$C395]))*MIN(([.$A$2]+([.B395]*[.$B$2]));[.$C$2])" office:value-type="float" office:value="48.5128423656376" calcext:value-type="float">
            <text:p>48.5128423656</text:p>
          </table:table-cell>
          <table:table-cell table:formula="of:=SQRT(([.D395]*[.D395])+([.E395]*[.E395]))" office:value-type="float" office:value="55.0571315811081" calcext:value-type="float">
            <text:p>55.0571315811</text:p>
          </table:table-cell>
          <table:table-cell/>
          <table:table-cell table:formula="of:=(([.$A$2]/[.$E$2])*((0-COS([.$E$2]*[.B395] + [.$G$2])) - (0-COS([.$G$2])))) + (([.$B$2]*[.B395]/[.$E$2])*(0-COS([.$E$2]*[.B395] + [.$G$2]))) + (([.$B$2]/POWER([.$E$2];2)) * (SIN([.$E$2]*[.B395] + [.$G$2]) - SIN([.$G$2])))" office:value-type="float" office:value="-26.9014704122631" calcext:value-type="float">
            <text:p>-26.9014704123</text:p>
          </table:table-cell>
          <table:table-cell table:formula="of:=(([.$A$2]/[.$E$2])*(   SIN([.$E$2]*[.B395] + [.$G$2])  -    SIN([.$G$2])))  + (([.$B$2]*[.B395]/[.$E$2])*   SIN([.$E$2]*[.B395] + [.$G$2]))  + (([.$B$2]/POWER([.$E$2];2)) * (COS([.$E$2]*[.B395] + [.$G$2]) - COS([.$G$2])))" office:value-type="float" office:value="47.7905792976713" calcext:value-type="float">
            <text:p>47.7905792977</text:p>
          </table:table-cell>
          <table:table-cell table:formula="of:=SQRT(POWER([.H395];2)+POWER([.I395];2))" office:value-type="float" office:value="54.8418506247636" calcext:value-type="float">
            <text:p>54.8418506248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B396]*[.$D$2]" office:value-type="float" office:value="776" calcext:value-type="float">
            <text:p>776</text:p>
          </table:table-cell>
          <table:table-cell table:formula="of:=[.D395]+SIN(RADIANS([.$C396]))*MIN(([.$A$2]+([.B396]*[.$B$2]));[.$C$2])" office:value-type="float" office:value="-24.2602957043591" calcext:value-type="float">
            <text:p>-24.2602957044</text:p>
          </table:table-cell>
          <table:table-cell table:formula="of:=[.E395]+COS(RADIANS([.$C396]))*MIN(([.$A$2]+([.B396]*[.$B$2]));[.$C$2])" office:value-type="float" office:value="49.709515179065" calcext:value-type="float">
            <text:p>49.7095151791</text:p>
          </table:table-cell>
          <table:table-cell table:formula="of:=SQRT(([.D396]*[.D396])+([.E396]*[.E396]))" office:value-type="float" office:value="55.3136316562259" calcext:value-type="float">
            <text:p>55.3136316562</text:p>
          </table:table-cell>
          <table:table-cell/>
          <table:table-cell table:formula="of:=(([.$A$2]/[.$E$2])*((0-COS([.$E$2]*[.B396] + [.$G$2])) - (0-COS([.$G$2])))) + (([.$B$2]*[.B396]/[.$E$2])*(0-COS([.$E$2]*[.B396] + [.$G$2]))) + (([.$B$2]/POWER([.$E$2];2)) * (SIN([.$E$2]*[.B396] + [.$G$2]) - SIN([.$G$2])))" office:value-type="float" office:value="-25.150613538927" calcext:value-type="float">
            <text:p>-25.1506135389</text:p>
          </table:table-cell>
          <table:table-cell table:formula="of:=(([.$A$2]/[.$E$2])*(   SIN([.$E$2]*[.B396] + [.$G$2])  -    SIN([.$G$2])))  + (([.$B$2]*[.B396]/[.$E$2])*   SIN([.$E$2]*[.B396] + [.$G$2]))  + (([.$B$2]/POWER([.$E$2];2)) * (COS([.$E$2]*[.B396] + [.$G$2]) - COS([.$G$2])))" office:value-type="float" office:value="49.0165248736782" calcext:value-type="float">
            <text:p>49.0165248737</text:p>
          </table:table-cell>
          <table:table-cell table:formula="of:=SQRT(POWER([.H396];2)+POWER([.I396];2))" office:value-type="float" office:value="55.0924048492746" calcext:value-type="float">
            <text:p>55.0924048493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B397]*[.$D$2]" office:value-type="float" office:value="778" calcext:value-type="float">
            <text:p>778</text:p>
          </table:table-cell>
          <table:table-cell table:formula="of:=[.D396]+SIN(RADIANS([.$C397]))*MIN(([.$A$2]+([.B397]*[.$B$2]));[.$C$2])" office:value-type="float" office:value="-22.4412325381036" calcext:value-type="float">
            <text:p>-22.4412325381</text:p>
          </table:table-cell>
          <table:table-cell table:formula="of:=[.E396]+COS(RADIANS([.$C397]))*MIN(([.$A$2]+([.B397]*[.$B$2]));[.$C$2])" office:value-type="float" office:value="50.8461920008452" calcext:value-type="float">
            <text:p>50.8461920008</text:p>
          </table:table-cell>
          <table:table-cell table:formula="of:=SQRT(([.D397]*[.D397])+([.E397]*[.E397]))" office:value-type="float" office:value="55.5782705633781" calcext:value-type="float">
            <text:p>55.5782705634</text:p>
          </table:table-cell>
          <table:table-cell/>
          <table:table-cell table:formula="of:=(([.$A$2]/[.$E$2])*((0-COS([.$E$2]*[.B397] + [.$G$2])) - (0-COS([.$G$2])))) + (([.$B$2]*[.B397]/[.$E$2])*(0-COS([.$E$2]*[.B397] + [.$G$2]))) + (([.$B$2]/POWER([.$E$2];2)) * (SIN([.$E$2]*[.B397] + [.$G$2]) - SIN([.$G$2])))" office:value-type="float" office:value="-23.353845216756" calcext:value-type="float">
            <text:p>-23.3538452168</text:p>
          </table:table-cell>
          <table:table-cell table:formula="of:=(([.$A$2]/[.$E$2])*(   SIN([.$E$2]*[.B397] + [.$G$2])  -    SIN([.$G$2])))  + (([.$B$2]*[.B397]/[.$E$2])*   SIN([.$E$2]*[.B397] + [.$G$2]))  + (([.$B$2]/POWER([.$E$2];2)) * (COS([.$E$2]*[.B397] + [.$G$2]) - COS([.$G$2])))" office:value-type="float" office:value="50.1833426700083" calcext:value-type="float">
            <text:p>50.18334267</text:p>
          </table:table-cell>
          <table:table-cell table:formula="of:=SQRT(POWER([.H397];2)+POWER([.I397];2))" office:value-type="float" office:value="55.3513321243823" calcext:value-type="float">
            <text:p>55.3513321244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398]*[.$D$2]" office:value-type="float" office:value="780" calcext:value-type="float">
            <text:p>780</text:p>
          </table:table-cell>
          <table:table-cell table:formula="of:=[.D397]+SIN(RADIANS([.$C398]))*MIN(([.$A$2]+([.B398]*[.$B$2]));[.$C$2])" office:value-type="float" office:value="-20.579277919967" calcext:value-type="float">
            <text:p>-20.57927792</text:p>
          </table:table-cell>
          <table:table-cell table:formula="of:=[.E397]+COS(RADIANS([.$C398]))*MIN(([.$A$2]+([.B398]*[.$B$2]));[.$C$2])" office:value-type="float" office:value="51.9211920008452" calcext:value-type="float">
            <text:p>51.9211920008</text:p>
          </table:table-cell>
          <table:table-cell table:formula="of:=SQRT(([.D398]*[.D398])+([.E398]*[.E398]))" office:value-type="float" office:value="55.8508447429032" calcext:value-type="float">
            <text:p>55.8508447429</text:p>
          </table:table-cell>
          <table:table-cell/>
          <table:table-cell table:formula="of:=(([.$A$2]/[.$E$2])*((0-COS([.$E$2]*[.B398] + [.$G$2])) - (0-COS([.$G$2])))) + (([.$B$2]*[.B398]/[.$E$2])*(0-COS([.$E$2]*[.B398] + [.$G$2]))) + (([.$B$2]/POWER([.$E$2];2)) * (SIN([.$E$2]*[.B398] + [.$G$2]) - SIN([.$G$2])))" office:value-type="float" office:value="-21.5131644645476" calcext:value-type="float">
            <text:p>-21.5131644645</text:p>
          </table:table-cell>
          <table:table-cell table:formula="of:=(([.$A$2]/[.$E$2])*(   SIN([.$E$2]*[.B398] + [.$G$2])  -    SIN([.$G$2])))  + (([.$B$2]*[.B398]/[.$E$2])*   SIN([.$E$2]*[.B398] + [.$G$2]))  + (([.$B$2]/POWER([.$E$2];2)) * (COS([.$E$2]*[.B398] + [.$G$2]) - COS([.$G$2])))" office:value-type="float" office:value="51.2893184219637" calcext:value-type="float">
            <text:p>51.289318422</text:p>
          </table:table-cell>
          <table:table-cell table:formula="of:=SQRT(POWER([.H398];2)+POWER([.I398];2))" office:value-type="float" office:value="55.6184360573745" calcext:value-type="float">
            <text:p>55.6184360574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399]*[.$D$2]" office:value-type="float" office:value="782" calcext:value-type="float">
            <text:p>782</text:p>
          </table:table-cell>
          <table:table-cell table:formula="of:=[.D398]+SIN(RADIANS([.$C399]))*MIN(([.$A$2]+([.B399]*[.$B$2]));[.$C$2])" office:value-type="float" office:value="-18.676525857356" calcext:value-type="float">
            <text:p>-18.6765258574</text:p>
          </table:table-cell>
          <table:table-cell table:formula="of:=[.E398]+COS(RADIANS([.$C399]))*MIN(([.$A$2]+([.B399]*[.$B$2]));[.$C$2])" office:value-type="float" office:value="52.9329032186488" calcext:value-type="float">
            <text:p>52.9329032186</text:p>
          </table:table-cell>
          <table:table-cell table:formula="of:=SQRT(([.D399]*[.D399])+([.E399]*[.E399]))" office:value-type="float" office:value="56.1311398535192" calcext:value-type="float">
            <text:p>56.1311398535</text:p>
          </table:table-cell>
          <table:table-cell/>
          <table:table-cell table:formula="of:=(([.$A$2]/[.$E$2])*((0-COS([.$E$2]*[.B399] + [.$G$2])) - (0-COS([.$G$2])))) + (([.$B$2]*[.B399]/[.$E$2])*(0-COS([.$E$2]*[.B399] + [.$G$2]))) + (([.$B$2]/POWER([.$E$2];2)) * (SIN([.$E$2]*[.B399] + [.$G$2]) - SIN([.$G$2])))" office:value-type="float" office:value="-19.6306341316928" calcext:value-type="float">
            <text:p>-19.6306341317</text:p>
          </table:table-cell>
          <table:table-cell table:formula="of:=(([.$A$2]/[.$E$2])*(   SIN([.$E$2]*[.B399] + [.$G$2])  -    SIN([.$G$2])))  + (([.$B$2]*[.B399]/[.$E$2])*   SIN([.$E$2]*[.B399] + [.$G$2]))  + (([.$B$2]/POWER([.$E$2];2)) * (COS([.$E$2]*[.B399] + [.$G$2]) - COS([.$G$2])))" office:value-type="float" office:value="52.3328055365666" calcext:value-type="float">
            <text:p>52.3328055366</text:p>
          </table:table-cell>
          <table:table-cell table:formula="of:=SQRT(POWER([.H399];2)+POWER([.I399];2))" office:value-type="float" office:value="55.8935088515695" calcext:value-type="float">
            <text:p>55.8935088516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400]*[.$D$2]" office:value-type="float" office:value="784" calcext:value-type="float">
            <text:p>784</text:p>
          </table:table-cell>
          <table:table-cell table:formula="of:=[.D399]+SIN(RADIANS([.$C400]))*MIN(([.$A$2]+([.B400]*[.$B$2]));[.$C$2])" office:value-type="float" office:value="-16.7351307173498" calcext:value-type="float">
            <text:p>-16.7351307173</text:p>
          </table:table-cell>
          <table:table-cell table:formula="of:=[.E399]+COS(RADIANS([.$C400]))*MIN(([.$A$2]+([.B400]*[.$B$2]));[.$C$2])" office:value-type="float" office:value="53.8797848957132" calcext:value-type="float">
            <text:p>53.8797848957</text:p>
          </table:table-cell>
          <table:table-cell table:formula="of:=SQRT(([.D400]*[.D400])+([.E400]*[.E400]))" office:value-type="float" office:value="56.418931401925" calcext:value-type="float">
            <text:p>56.4189314019</text:p>
          </table:table-cell>
          <table:table-cell/>
          <table:table-cell table:formula="of:=(([.$A$2]/[.$E$2])*((0-COS([.$E$2]*[.B400] + [.$G$2])) - (0-COS([.$G$2])))) + (([.$B$2]*[.B400]/[.$E$2])*(0-COS([.$E$2]*[.B400] + [.$G$2]))) + (([.$B$2]/POWER([.$E$2];2)) * (SIN([.$E$2]*[.B400] + [.$G$2]) - SIN([.$G$2])))" office:value-type="float" office:value="-17.7083786038931" calcext:value-type="float">
            <text:p>-17.7083786039</text:p>
          </table:table-cell>
          <table:table-cell table:formula="of:=(([.$A$2]/[.$E$2])*(   SIN([.$E$2]*[.B400] + [.$G$2])  -    SIN([.$G$2])))  + (([.$B$2]*[.B400]/[.$E$2])*   SIN([.$E$2]*[.B400] + [.$G$2]))  + (([.$B$2]/POWER([.$E$2];2)) * (COS([.$E$2]*[.B400] + [.$G$2]) - COS([.$G$2])))" office:value-type="float" office:value="53.3122274631254" calcext:value-type="float">
            <text:p>53.3122274631</text:p>
          </table:table-cell>
          <table:table-cell table:formula="of:=SQRT(POWER([.H400];2)+POWER([.I400];2))" office:value-type="float" office:value="56.1763319366692" calcext:value-type="float">
            <text:p>56.1763319367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B401]*[.$D$2]" office:value-type="float" office:value="786" calcext:value-type="float">
            <text:p>786</text:p>
          </table:table-cell>
          <table:table-cell table:formula="of:=[.D400]+SIN(RADIANS([.$C401]))*MIN(([.$A$2]+([.B401]*[.$B$2]));[.$C$2])" office:value-type="float" office:value="-14.7573048015536" calcext:value-type="float">
            <text:p>-14.7573048016</text:p>
          </table:table-cell>
          <table:table-cell table:formula="of:=[.E400]+COS(RADIANS([.$C401]))*MIN(([.$A$2]+([.B401]*[.$B$2]));[.$C$2])" office:value-type="float" office:value="54.7603697279723" calcext:value-type="float">
            <text:p>54.760369728</text:p>
          </table:table-cell>
          <table:table-cell table:formula="of:=SQRT(([.D401]*[.D401])+([.E401]*[.E401]))" office:value-type="float" office:value="56.7139853805936" calcext:value-type="float">
            <text:p>56.7139853806</text:p>
          </table:table-cell>
          <table:table-cell/>
          <table:table-cell table:formula="of:=(([.$A$2]/[.$E$2])*((0-COS([.$E$2]*[.B401] + [.$G$2])) - (0-COS([.$G$2])))) + (([.$B$2]*[.B401]/[.$E$2])*(0-COS([.$E$2]*[.B401] + [.$G$2]))) + (([.$B$2]/POWER([.$E$2];2)) * (SIN([.$E$2]*[.B401] + [.$G$2]) - SIN([.$G$2])))" office:value-type="float" office:value="-15.7485814210525" calcext:value-type="float">
            <text:p>-15.7485814211</text:p>
          </table:table-cell>
          <table:table-cell table:formula="of:=(([.$A$2]/[.$E$2])*(   SIN([.$E$2]*[.B401] + [.$G$2])  -    SIN([.$G$2])))  + (([.$B$2]*[.B401]/[.$E$2])*   SIN([.$E$2]*[.B401] + [.$G$2]))  + (([.$B$2]/POWER([.$E$2];2)) * (COS([.$E$2]*[.B401] + [.$G$2]) - COS([.$G$2])))" office:value-type="float" office:value="54.2260799858856" calcext:value-type="float">
            <text:p>54.2260799859</text:p>
          </table:table-cell>
          <table:table-cell table:formula="of:=SQRT(POWER([.H401];2)+POWER([.I401];2))" office:value-type="float" office:value="56.4666766102909" calcext:value-type="float">
            <text:p>56.466676610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B402]*[.$D$2]" office:value-type="float" office:value="788" calcext:value-type="float">
            <text:p>788</text:p>
          </table:table-cell>
          <table:table-cell table:formula="of:=[.D401]+SIN(RADIANS([.$C402]))*MIN(([.$A$2]+([.B402]*[.$B$2]));[.$C$2])" office:value-type="float" office:value="-12.7453158371437" calcext:value-type="float">
            <text:p>-12.7453158371</text:p>
          </table:table-cell>
          <table:table-cell table:formula="of:=[.E401]+COS(RADIANS([.$C402]))*MIN(([.$A$2]+([.B402]*[.$B$2]));[.$C$2])" office:value-type="float" office:value="55.5732660356849" calcext:value-type="float">
            <text:p>55.5732660357</text:p>
          </table:table-cell>
          <table:table-cell table:formula="of:=SQRT(([.D402]*[.D402])+([.E402]*[.E402]))" office:value-type="float" office:value="57.0160589102891" calcext:value-type="float">
            <text:p>57.0160589103</text:p>
          </table:table-cell>
          <table:table-cell/>
          <table:table-cell table:formula="of:=(([.$A$2]/[.$E$2])*((0-COS([.$E$2]*[.B402] + [.$G$2])) - (0-COS([.$G$2])))) + (([.$B$2]*[.B402]/[.$E$2])*(0-COS([.$E$2]*[.B402] + [.$G$2]))) + (([.$B$2]/POWER([.$E$2];2)) * (SIN([.$E$2]*[.B402] + [.$G$2]) - SIN([.$G$2])))" office:value-type="float" office:value="-13.7534828099965" calcext:value-type="float">
            <text:p>-13.75348281</text:p>
          </table:table-cell>
          <table:table-cell table:formula="of:=(([.$A$2]/[.$E$2])*(   SIN([.$E$2]*[.B402] + [.$G$2])  -    SIN([.$G$2])))  + (([.$B$2]*[.B402]/[.$E$2])*   SIN([.$E$2]*[.B402] + [.$G$2]))  + (([.$B$2]/POWER([.$E$2];2)) * (COS([.$E$2]*[.B402] + [.$G$2]) - COS([.$G$2])))" office:value-type="float" office:value="55.0729334355179" calcext:value-type="float">
            <text:p>55.0729334355</text:p>
          </table:table-cell>
          <table:table-cell table:formula="of:=SQRT(POWER([.H402];2)+POWER([.I402];2))" office:value-type="float" office:value="56.7643046869937" calcext:value-type="float">
            <text:p>56.76430468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B403]*[.$D$2]" office:value-type="float" office:value="790" calcext:value-type="float">
            <text:p>790</text:p>
          </table:table-cell>
          <table:table-cell table:formula="of:=[.D402]+SIN(RADIANS([.$C403]))*MIN(([.$A$2]+([.B403]*[.$B$2]));[.$C$2])" office:value-type="float" office:value="-10.7014843869343" calcext:value-type="float">
            <text:p>-10.7014843869</text:p>
          </table:table-cell>
          <table:table-cell table:formula="of:=[.E402]+COS(RADIANS([.$C403]))*MIN(([.$A$2]+([.B403]*[.$B$2]));[.$C$2])" office:value-type="float" office:value="56.3171598474182" calcext:value-type="float">
            <text:p>56.3171598474</text:p>
          </table:table-cell>
          <table:table-cell table:formula="of:=SQRT(([.D403]*[.D403])+([.E403]*[.E403]))" office:value-type="float" office:value="57.3249008840264" calcext:value-type="float">
            <text:p>57.324900884</text:p>
          </table:table-cell>
          <table:table-cell/>
          <table:table-cell table:formula="of:=(([.$A$2]/[.$E$2])*((0-COS([.$E$2]*[.B403] + [.$G$2])) - (0-COS([.$G$2])))) + (([.$B$2]*[.B403]/[.$E$2])*(0-COS([.$E$2]*[.B403] + [.$G$2]))) + (([.$B$2]/POWER([.$E$2];2)) * (SIN([.$E$2]*[.B403] + [.$G$2]) - SIN([.$G$2])))" office:value-type="float" office:value="-11.7253771347869" calcext:value-type="float">
            <text:p>-11.7253771348</text:p>
          </table:table-cell>
          <table:table-cell table:formula="of:=(([.$A$2]/[.$E$2])*(   SIN([.$E$2]*[.B403] + [.$G$2])  -    SIN([.$G$2])))  + (([.$B$2]*[.B403]/[.$E$2])*   SIN([.$E$2]*[.B403] + [.$G$2]))  + (([.$B$2]/POWER([.$E$2];2)) * (COS([.$E$2]*[.B403] + [.$G$2]) - COS([.$G$2])))" office:value-type="float" office:value="55.8514348162904" calcext:value-type="float">
            <text:p>55.8514348163</text:p>
          </table:table-cell>
          <table:table-cell table:formula="of:=SQRT(POWER([.H403];2)+POWER([.I403];2))" office:value-type="float" office:value="57.0689691512937" calcext:value-type="float">
            <text:p>57.068969151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B404]*[.$D$2]" office:value-type="float" office:value="792" calcext:value-type="float">
            <text:p>792</text:p>
          </table:table-cell>
          <table:table-cell table:formula="of:=[.D403]+SIN(RADIANS([.$C404]))*MIN(([.$A$2]+([.B404]*[.$B$2]));[.$C$2])" office:value-type="float" office:value="-8.62818118141088" calcext:value-type="float">
            <text:p>-8.6281811814</text:p>
          </table:table-cell>
          <table:table-cell table:formula="of:=[.E403]+COS(RADIANS([.$C404]))*MIN(([.$A$2]+([.B404]*[.$B$2]));[.$C$2])" office:value-type="float" office:value="56.9908168951556" calcext:value-type="float">
            <text:p>56.9908168952</text:p>
          </table:table-cell>
          <table:table-cell table:formula="of:=SQRT(([.D404]*[.D404])+([.E404]*[.E404]))" office:value-type="float" office:value="57.6402526094083" calcext:value-type="float">
            <text:p>57.6402526094</text:p>
          </table:table-cell>
          <table:table-cell/>
          <table:table-cell table:formula="of:=(([.$A$2]/[.$E$2])*((0-COS([.$E$2]*[.B404] + [.$G$2])) - (0-COS([.$G$2])))) + (([.$B$2]*[.B404]/[.$E$2])*(0-COS([.$E$2]*[.B404] + [.$G$2]))) + (([.$B$2]/POWER([.$E$2];2)) * (SIN([.$E$2]*[.B404] + [.$G$2]) - SIN([.$G$2])))" office:value-type="float" office:value="-9.66661026752218" calcext:value-type="float">
            <text:p>-9.6666102675</text:p>
          </table:table-cell>
          <table:table-cell table:formula="of:=(([.$A$2]/[.$E$2])*(   SIN([.$E$2]*[.B404] + [.$G$2])  -    SIN([.$G$2])))  + (([.$B$2]*[.B404]/[.$E$2])*   SIN([.$E$2]*[.B404] + [.$G$2]))  + (([.$B$2]/POWER([.$E$2];2)) * (COS([.$E$2]*[.B404] + [.$G$2]) - COS([.$G$2])))" office:value-type="float" office:value="56.5603098458605" calcext:value-type="float">
            <text:p>56.5603098459</text:p>
          </table:table-cell>
          <table:table-cell table:formula="of:=SQRT(POWER([.H404];2)+POWER([.I404];2))" office:value-type="float" office:value="57.3804148113615" calcext:value-type="float">
            <text:p>57.3804148114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B405]*[.$D$2]" office:value-type="float" office:value="794" calcext:value-type="float">
            <text:p>794</text:p>
          </table:table-cell>
          <table:table-cell table:formula="of:=[.D404]+SIN(RADIANS([.$C405]))*MIN(([.$A$2]+([.B405]*[.$B$2]));[.$C$2])" office:value-type="float" office:value="-6.52782437578566" calcext:value-type="float">
            <text:p>-6.5278243758</text:p>
          </table:table-cell>
          <table:table-cell table:formula="of:=[.E404]+COS(RADIANS([.$C405]))*MIN(([.$A$2]+([.B405]*[.$B$2]));[.$C$2])" office:value-type="float" office:value="57.5930845176157" calcext:value-type="float">
            <text:p>57.5930845176</text:p>
          </table:table-cell>
          <table:table-cell table:formula="of:=SQRT(([.D405]*[.D405])+([.E405]*[.E405]))" office:value-type="float" office:value="57.9618484464939" calcext:value-type="float">
            <text:p>57.9618484465</text:p>
          </table:table-cell>
          <table:table-cell/>
          <table:table-cell table:formula="of:=(([.$A$2]/[.$E$2])*((0-COS([.$E$2]*[.B405] + [.$G$2])) - (0-COS([.$G$2])))) + (([.$B$2]*[.B405]/[.$E$2])*(0-COS([.$E$2]*[.B405] + [.$G$2]))) + (([.$B$2]/POWER([.$E$2];2)) * (SIN([.$E$2]*[.B405] + [.$G$2]) - SIN([.$G$2])))" office:value-type="float" office:value="-7.57957688262238" calcext:value-type="float">
            <text:p>-7.5795768826</text:p>
          </table:table-cell>
          <table:table-cell table:formula="of:=(([.$A$2]/[.$E$2])*(   SIN([.$E$2]*[.B405] + [.$G$2])  -    SIN([.$G$2])))  + (([.$B$2]*[.B405]/[.$E$2])*   SIN([.$E$2]*[.B405] + [.$G$2]))  + (([.$B$2]/POWER([.$E$2];2)) * (COS([.$E$2]*[.B405] + [.$G$2]) - COS([.$G$2])))" office:value-type="float" office:value="57.1983649047274" calcext:value-type="float">
            <text:p>57.1983649047</text:p>
          </table:table-cell>
          <table:table-cell table:formula="of:=SQRT(POWER([.H405];2)+POWER([.I405];2))" office:value-type="float" office:value="57.6983789503131" calcext:value-type="float">
            <text:p>57.6983789503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406]*[.$D$2]" office:value-type="float" office:value="796" calcext:value-type="float">
            <text:p>796</text:p>
          </table:table-cell>
          <table:table-cell table:formula="of:=[.D405]+SIN(RADIANS([.$C406]))*MIN(([.$A$2]+([.B406]*[.$B$2]));[.$C$2])" office:value-type="float" office:value="-4.40287673524123" calcext:value-type="float">
            <text:p>-4.4028767352</text:p>
          </table:table-cell>
          <table:table-cell table:formula="of:=[.E405]+COS(RADIANS([.$C406]))*MIN(([.$A$2]+([.B406]*[.$B$2]));[.$C$2])" office:value-type="float" office:value="58.122893468979" calcext:value-type="float">
            <text:p>58.122893469</text:p>
          </table:table-cell>
          <table:table-cell table:formula="of:=SQRT(([.D406]*[.D406])+([.E406]*[.E406]))" office:value-type="float" office:value="58.2894164385955" calcext:value-type="float">
            <text:p>58.2894164386</text:p>
          </table:table-cell>
          <table:table-cell/>
          <table:table-cell table:formula="of:=(([.$A$2]/[.$E$2])*((0-COS([.$E$2]*[.B406] + [.$G$2])) - (0-COS([.$G$2])))) + (([.$B$2]*[.B406]/[.$E$2])*(0-COS([.$E$2]*[.B406] + [.$G$2]))) + (([.$B$2]/POWER([.$E$2];2)) * (SIN([.$E$2]*[.B406] + [.$G$2]) - SIN([.$G$2])))" office:value-type="float" office:value="-5.46671767771088" calcext:value-type="float">
            <text:p>-5.4667176777</text:p>
          </table:table-cell>
          <table:table-cell table:formula="of:=(([.$A$2]/[.$E$2])*(   SIN([.$E$2]*[.B406] + [.$G$2])  -    SIN([.$G$2])))  + (([.$B$2]*[.B406]/[.$E$2])*   SIN([.$E$2]*[.B406] + [.$G$2]))  + (([.$B$2]/POWER([.$E$2];2)) * (COS([.$E$2]*[.B406] + [.$G$2]) - COS([.$G$2])))" office:value-type="float" office:value="57.7644888924835" calcext:value-type="float">
            <text:p>57.7644888925</text:p>
          </table:table-cell>
          <table:table-cell table:formula="of:=SQRT(POWER([.H406];2)+POWER([.I406];2))" office:value-type="float" office:value="58.0225919722452" calcext:value-type="float">
            <text:p>58.022591972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B407]*[.$D$2]" office:value-type="float" office:value="798" calcext:value-type="float">
            <text:p>798</text:p>
          </table:table-cell>
          <table:table-cell table:formula="of:=[.D406]+SIN(RADIANS([.$C407]))*MIN(([.$A$2]+([.B407]*[.$B$2]));[.$C$2])" office:value-type="float" office:value="-2.25584275163052" calcext:value-type="float">
            <text:p>-2.2558427516</text:p>
          </table:table-cell>
          <table:table-cell table:formula="of:=[.E406]+COS(RADIANS([.$C407]))*MIN(([.$A$2]+([.B407]*[.$B$2]));[.$C$2])" office:value-type="float" office:value="58.579259630324" calcext:value-type="float">
            <text:p>58.5792596303</text:p>
          </table:table-cell>
          <table:table-cell table:formula="of:=SQRT(([.D407]*[.D407])+([.E407]*[.E407]))" office:value-type="float" office:value="58.622678933643" calcext:value-type="float">
            <text:p>58.6226789336</text:p>
          </table:table-cell>
          <table:table-cell/>
          <table:table-cell table:formula="of:=(([.$A$2]/[.$E$2])*((0-COS([.$E$2]*[.B407] + [.$G$2])) - (0-COS([.$G$2])))) + (([.$B$2]*[.B407]/[.$E$2])*(0-COS([.$E$2]*[.B407] + [.$G$2]))) + (([.$B$2]/POWER([.$E$2];2)) * (SIN([.$E$2]*[.B407] + [.$G$2]) - SIN([.$G$2])))" office:value-type="float" office:value="-3.33051652430972" calcext:value-type="float">
            <text:p>-3.3305165243</text:p>
          </table:table-cell>
          <table:table-cell table:formula="of:=(([.$A$2]/[.$E$2])*(   SIN([.$E$2]*[.B407] + [.$G$2])  -    SIN([.$G$2])))  + (([.$B$2]*[.B407]/[.$E$2])*   SIN([.$E$2]*[.B407] + [.$G$2]))  + (([.$B$2]/POWER([.$E$2];2)) * (COS([.$E$2]*[.B407] + [.$G$2]) - COS([.$G$2])))" office:value-type="float" office:value="58.2576549881171" calcext:value-type="float">
            <text:p>58.2576549881</text:p>
          </table:table-cell>
          <table:table-cell table:formula="of:=SQRT(POWER([.H407];2)+POWER([.I407];2))" office:value-type="float" office:value="58.3527780404085" calcext:value-type="float">
            <text:p>58.35277804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8]*[.$D$2]" office:value-type="float" office:value="800" calcext:value-type="float">
            <text:p>800</text:p>
          </table:table-cell>
          <table:table-cell table:formula="of:=[.D407]+SIN(RADIANS([.$C408]))*MIN(([.$A$2]+([.B408]*[.$B$2]));[.$C$2])" office:value-type="float" office:value="-0.0892656950036637" calcext:value-type="float">
            <text:p>-0.089265695</text:p>
          </table:table-cell>
          <table:table-cell table:formula="of:=[.E407]+COS(RADIANS([.$C408]))*MIN(([.$A$2]+([.B408]*[.$B$2]));[.$C$2])" office:value-type="float" office:value="58.9612856211912" calcext:value-type="float">
            <text:p>58.9612856212</text:p>
          </table:table-cell>
          <table:table-cell table:formula="of:=SQRT(([.D408]*[.D408])+([.E408]*[.E408]))" office:value-type="float" office:value="58.9613531940032" calcext:value-type="float">
            <text:p>58.961353194</text:p>
          </table:table-cell>
          <table:table-cell/>
          <table:table-cell table:formula="of:=(([.$A$2]/[.$E$2])*((0-COS([.$E$2]*[.B408] + [.$G$2])) - (0-COS([.$G$2])))) + (([.$B$2]*[.B408]/[.$E$2])*(0-COS([.$E$2]*[.B408] + [.$G$2]))) + (([.$B$2]/POWER([.$E$2];2)) * (SIN([.$E$2]*[.B408] + [.$G$2]) - SIN([.$G$2])))" office:value-type="float" office:value="-1.17349755166756" calcext:value-type="float">
            <text:p>-1.1734975517</text:p>
          </table:table-cell>
          <table:table-cell table:formula="of:=(([.$A$2]/[.$E$2])*(   SIN([.$E$2]*[.B408] + [.$G$2])  -    SIN([.$G$2])))  + (([.$B$2]*[.B408]/[.$E$2])*   SIN([.$E$2]*[.B408] + [.$G$2]))  + (([.$B$2]/POWER([.$E$2];2)) * (COS([.$E$2]*[.B408] + [.$G$2]) - COS([.$G$2])))" office:value-type="float" office:value="58.6769223117222" calcext:value-type="float">
            <text:p>58.6769223117</text:p>
          </table:table-cell>
          <table:table-cell table:formula="of:=SQRT(POWER([.H408];2)+POWER([.I408];2))" office:value-type="float" office:value="58.6886557051672" calcext:value-type="float">
            <text:p>58.6886557052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[.B409]*[.$D$2]" office:value-type="float" office:value="802" calcext:value-type="float">
            <text:p>802</text:p>
          </table:table-cell>
          <table:table-cell table:formula="of:=[.D408]+SIN(RADIANS([.$C409]))*MIN(([.$A$2]+([.B409]*[.$B$2]));[.$C$2])" office:value-type="float" office:value="2.0942753965715" calcext:value-type="float">
            <text:p>2.0942753966</text:p>
          </table:table-cell>
          <table:table-cell table:formula="of:=[.E408]+COS(RADIANS([.$C409]))*MIN(([.$A$2]+([.B409]*[.$B$2]));[.$C$2])" office:value-type="float" office:value="59.2681623088082" calcext:value-type="float">
            <text:p>59.2681623088</text:p>
          </table:table-cell>
          <table:table-cell table:formula="of:=SQRT(([.D409]*[.D409])+([.E409]*[.E409]))" office:value-type="float" office:value="59.3051519928911" calcext:value-type="float">
            <text:p>59.3051519929</text:p>
          </table:table-cell>
          <table:table-cell/>
          <table:table-cell table:formula="of:=(([.$A$2]/[.$E$2])*((0-COS([.$E$2]*[.B409] + [.$G$2])) - (0-COS([.$G$2])))) + (([.$B$2]*[.B409]/[.$E$2])*(0-COS([.$E$2]*[.B409] + [.$G$2]))) + (([.$B$2]/POWER([.$E$2];2)) * (SIN([.$E$2]*[.B409] + [.$G$2]) - SIN([.$G$2])))" office:value-type="float" office:value="1.00177783285903" calcext:value-type="float">
            <text:p>1.0017778329</text:p>
          </table:table-cell>
          <table:table-cell table:formula="of:=(([.$A$2]/[.$E$2])*(   SIN([.$E$2]*[.B409] + [.$G$2])  -    SIN([.$G$2])))  + (([.$B$2]*[.B409]/[.$E$2])*   SIN([.$E$2]*[.B409] + [.$G$2]))  + (([.$B$2]/POWER([.$E$2];2)) * (COS([.$E$2]*[.B409] + [.$G$2]) - COS([.$G$2])))" office:value-type="float" office:value="59.0214374850944" calcext:value-type="float">
            <text:p>59.0214374851</text:p>
          </table:table-cell>
          <table:table-cell table:formula="of:=SQRT(POWER([.H409];2)+POWER([.I409];2))" office:value-type="float" office:value="59.0299385196471" calcext:value-type="float">
            <text:p>59.0299385196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[.B410]*[.$D$2]" office:value-type="float" office:value="804" calcext:value-type="float">
            <text:p>804</text:p>
          </table:table-cell>
          <table:table-cell table:formula="of:=[.D409]+SIN(RADIANS([.$C410]))*MIN(([.$A$2]+([.B410]*[.$B$2]));[.$C$2])" office:value-type="float" office:value="4.29216878533538" calcext:value-type="float">
            <text:p>4.2921687853</text:p>
          </table:table-cell>
          <table:table-cell table:formula="of:=[.E409]+COS(RADIANS([.$C410]))*MIN(([.$A$2]+([.B410]*[.$B$2]));[.$C$2])" office:value-type="float" office:value="59.4991702126297" calcext:value-type="float">
            <text:p>59.4991702126</text:p>
          </table:table-cell>
          <table:table-cell table:formula="of:=SQRT(([.D410]*[.D410])+([.E410]*[.E410]))" office:value-type="float" office:value="59.6537841957515" calcext:value-type="float">
            <text:p>59.6537841958</text:p>
          </table:table-cell>
          <table:table-cell/>
          <table:table-cell table:formula="of:=(([.$A$2]/[.$E$2])*((0-COS([.$E$2]*[.B410] + [.$G$2])) - (0-COS([.$G$2])))) + (([.$B$2]*[.B410]/[.$E$2])*(0-COS([.$E$2]*[.B410] + [.$G$2]))) + (([.$B$2]/POWER([.$E$2];2)) * (SIN([.$E$2]*[.B410] + [.$G$2]) - SIN([.$G$2])))" office:value-type="float" office:value="3.19271398335885" calcext:value-type="float">
            <text:p>3.1927139834</text:p>
          </table:table-cell>
          <table:table-cell table:formula="of:=(([.$A$2]/[.$E$2])*(   SIN([.$E$2]*[.B410] + [.$G$2])  -    SIN([.$G$2])))  + (([.$B$2]*[.B410]/[.$E$2])*   SIN([.$E$2]*[.B410] + [.$G$2]))  + (([.$B$2]/POWER([.$E$2];2)) * (COS([.$E$2]*[.B410] + [.$G$2]) - COS([.$G$2])))" office:value-type="float" office:value="59.2904360888033" calcext:value-type="float">
            <text:p>59.2904360888</text:p>
          </table:table-cell>
          <table:table-cell table:formula="of:=SQRT(POWER([.H410];2)+POWER([.I410];2))" office:value-type="float" office:value="59.3763356412301" calcext:value-type="float">
            <text:p>59.3763356412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B411]*[.$D$2]" office:value-type="float" office:value="806" calcext:value-type="float">
            <text:p>806</text:p>
          </table:table-cell>
          <table:table-cell table:formula="of:=[.D410]+SIN(RADIANS([.$C411]))*MIN(([.$A$2]+([.B411]*[.$B$2]));[.$C$2])" office:value-type="float" office:value="6.5017731566609" calcext:value-type="float">
            <text:p>6.5017731567</text:p>
          </table:table-cell>
          <table:table-cell table:formula="of:=[.E410]+COS(RADIANS([.$C411]))*MIN(([.$A$2]+([.B411]*[.$B$2]));[.$C$2])" office:value-type="float" office:value="59.6536808019729" calcext:value-type="float">
            <text:p>59.653680802</text:p>
          </table:table-cell>
          <table:table-cell table:formula="of:=SQRT(([.D411]*[.D411])+([.E411]*[.E411]))" office:value-type="float" office:value="60.0069553252317" calcext:value-type="float">
            <text:p>60.0069553252</text:p>
          </table:table-cell>
          <table:table-cell/>
          <table:table-cell table:formula="of:=(([.$A$2]/[.$E$2])*((0-COS([.$E$2]*[.B411] + [.$G$2])) - (0-COS([.$G$2])))) + (([.$B$2]*[.B411]/[.$E$2])*(0-COS([.$E$2]*[.B411] + [.$G$2]))) + (([.$B$2]/POWER([.$E$2];2)) * (SIN([.$E$2]*[.B411] + [.$G$2]) - SIN([.$G$2])))" office:value-type="float" office:value="5.39668411124834" calcext:value-type="float">
            <text:p>5.3966841112</text:p>
          </table:table-cell>
          <table:table-cell table:formula="of:=(([.$A$2]/[.$E$2])*(   SIN([.$E$2]*[.B411] + [.$G$2])  -    SIN([.$G$2])))  + (([.$B$2]*[.B411]/[.$E$2])*   SIN([.$E$2]*[.B411] + [.$G$2]))  + (([.$B$2]/POWER([.$E$2];2)) * (COS([.$E$2]*[.B411] + [.$G$2]) - COS([.$G$2])))" office:value-type="float" office:value="59.483244013461" calcext:value-type="float">
            <text:p>59.4832440135</text:p>
          </table:table-cell>
          <table:table-cell table:formula="of:=SQRT(POWER([.H411];2)+POWER([.I411];2))" office:value-type="float" office:value="59.7275524173019" calcext:value-type="float">
            <text:p>59.727552417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[.B412]*[.$D$2]" office:value-type="float" office:value="808" calcext:value-type="float">
            <text:p>808</text:p>
          </table:table-cell>
          <table:table-cell table:formula="of:=[.D411]+SIN(RADIANS([.$C412]))*MIN(([.$A$2]+([.B412]*[.$B$2]));[.$C$2])" office:value-type="float" office:value="8.72042079264329" calcext:value-type="float">
            <text:p>8.7204207926</text:p>
          </table:table-cell>
          <table:table-cell table:formula="of:=[.E411]+COS(RADIANS([.$C412]))*MIN(([.$A$2]+([.B412]*[.$B$2]));[.$C$2])" office:value-type="float" office:value="59.7311576846525" calcext:value-type="float">
            <text:p>59.7311576847</text:p>
          </table:table-cell>
          <table:table-cell table:formula="of:=SQRT(([.D412]*[.D412])+([.E412]*[.E412]))" office:value-type="float" office:value="60.3643681085919" calcext:value-type="float">
            <text:p>60.3643681086</text:p>
          </table:table-cell>
          <table:table-cell/>
          <table:table-cell table:formula="of:=(([.$A$2]/[.$E$2])*((0-COS([.$E$2]*[.B412] + [.$G$2])) - (0-COS([.$G$2])))) + (([.$B$2]*[.B412]/[.$E$2])*(0-COS([.$E$2]*[.B412] + [.$G$2]))) + (([.$B$2]/POWER([.$E$2];2)) * (SIN([.$E$2]*[.B412] + [.$G$2]) - SIN([.$G$2])))" office:value-type="float" office:value="7.61103343379367" calcext:value-type="float">
            <text:p>7.6110334338</text:p>
          </table:table-cell>
          <table:table-cell table:formula="of:=(([.$A$2]/[.$E$2])*(   SIN([.$E$2]*[.B412] + [.$G$2])  -    SIN([.$G$2])))  + (([.$B$2]*[.B412]/[.$E$2])*   SIN([.$E$2]*[.B412] + [.$G$2]))  + (([.$B$2]/POWER([.$E$2];2)) * (COS([.$E$2]*[.B412] + [.$G$2]) - COS([.$G$2])))" office:value-type="float" office:value="59.5992787030258" calcext:value-type="float">
            <text:p>59.599278703</text:p>
          </table:table-cell>
          <table:table-cell table:formula="of:=SQRT(POWER([.H412];2)+POWER([.I412];2))" office:value-type="float" office:value="60.0832909539023" calcext:value-type="float">
            <text:p>60.0832909539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[.B413]*[.$D$2]" office:value-type="float" office:value="810" calcext:value-type="float">
            <text:p>810</text:p>
          </table:table-cell>
          <table:table-cell table:formula="of:=[.D412]+SIN(RADIANS([.$C413]))*MIN(([.$A$2]+([.B413]*[.$B$2]));[.$C$2])" office:value-type="float" office:value="10.9454207926433" calcext:value-type="float">
            <text:p>10.9454207926</text:p>
          </table:table-cell>
          <table:table-cell table:formula="of:=[.E412]+COS(RADIANS([.$C413]))*MIN(([.$A$2]+([.B413]*[.$B$2]));[.$C$2])" office:value-type="float" office:value="59.7311576846525" calcext:value-type="float">
            <text:p>59.7311576847</text:p>
          </table:table-cell>
          <table:table-cell table:formula="of:=SQRT(([.D413]*[.D413])+([.E413]*[.E413]))" office:value-type="float" office:value="60.7257230066209" calcext:value-type="float">
            <text:p>60.7257230066</text:p>
          </table:table-cell>
          <table:table-cell/>
          <table:table-cell table:formula="of:=(([.$A$2]/[.$E$2])*((0-COS([.$E$2]*[.B413] + [.$G$2])) - (0-COS([.$G$2])))) + (([.$B$2]*[.B413]/[.$E$2])*(0-COS([.$E$2]*[.B413] + [.$G$2]))) + (([.$B$2]/POWER([.$E$2];2)) * (SIN([.$E$2]*[.B413] + [.$G$2]) - SIN([.$G$2])))" office:value-type="float" office:value="9.83308237149773" calcext:value-type="float">
            <text:p>9.8330823715</text:p>
          </table:table-cell>
          <table:table-cell table:formula="of:=(([.$A$2]/[.$E$2])*(   SIN([.$E$2]*[.B413] + [.$G$2])  -    SIN([.$G$2])))  + (([.$B$2]*[.B413]/[.$E$2])*   SIN([.$E$2]*[.B413] + [.$G$2]))  + (([.$B$2]/POWER([.$E$2];2)) * (COS([.$E$2]*[.B413] + [.$G$2]) - COS([.$G$2])))" office:value-type="float" office:value="59.6380502881145" calcext:value-type="float">
            <text:p>59.6380502881</text:p>
          </table:table-cell>
          <table:table-cell table:formula="of:=SQRT(POWER([.H413];2)+POWER([.I413];2))" office:value-type="float" office:value="60.4432506661607" calcext:value-type="float">
            <text:p>60.4432506662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[.B414]*[.$D$2]" office:value-type="float" office:value="812" calcext:value-type="float">
            <text:p>812</text:p>
          </table:table-cell>
          <table:table-cell table:formula="of:=[.D413]+SIN(RADIANS([.$C414]))*MIN(([.$A$2]+([.B414]*[.$B$2]));[.$C$2])" office:value-type="float" office:value="13.1740623368959" calcext:value-type="float">
            <text:p>13.1740623369</text:p>
          </table:table-cell>
          <table:table-cell table:formula="of:=[.E413]+COS(RADIANS([.$C414]))*MIN(([.$A$2]+([.B414]*[.$B$2]));[.$C$2])" office:value-type="float" office:value="59.6533318070059" calcext:value-type="float">
            <text:p>59.653331807</text:p>
          </table:table-cell>
          <table:table-cell table:formula="of:=SQRT(([.D414]*[.D414])+([.E414]*[.E414]))" office:value-type="float" office:value="61.0907187233312" calcext:value-type="float">
            <text:p>61.0907187233</text:p>
          </table:table-cell>
          <table:table-cell/>
          <table:table-cell table:formula="of:=(([.$A$2]/[.$E$2])*((0-COS([.$E$2]*[.B414] + [.$G$2])) - (0-COS([.$G$2])))) + (([.$B$2]*[.B414]/[.$E$2])*(0-COS([.$E$2]*[.B414] + [.$G$2]))) + (([.$B$2]/POWER([.$E$2];2)) * (SIN([.$E$2]*[.B414] + [.$G$2]) - SIN([.$G$2])))" office:value-type="float" office:value="12.0601297905031" calcext:value-type="float">
            <text:p>12.0601297905</text:p>
          </table:table-cell>
          <table:table-cell table:formula="of:=(([.$A$2]/[.$E$2])*(   SIN([.$E$2]*[.B414] + [.$G$2])  -    SIN([.$G$2])))  + (([.$B$2]*[.B414]/[.$E$2])*   SIN([.$E$2]*[.B414] + [.$G$2]))  + (([.$B$2]/POWER([.$E$2];2)) * (COS([.$E$2]*[.B414] + [.$G$2]) - COS([.$G$2])))" office:value-type="float" office:value="59.5991626074251" calcext:value-type="float">
            <text:p>59.5991626074</text:p>
          </table:table-cell>
          <table:table-cell table:formula="of:=SQRT(POWER([.H414];2)+POWER([.I414];2))" office:value-type="float" office:value="60.8071288096229" calcext:value-type="float">
            <text:p>60.8071288096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[.B415]*[.$D$2]" office:value-type="float" office:value="814" calcext:value-type="float">
            <text:p>814</text:p>
          </table:table-cell>
          <table:table-cell table:formula="of:=[.D414]+SIN(RADIANS([.$C415]))*MIN(([.$A$2]+([.B415]*[.$B$2]));[.$C$2])" office:value-type="float" office:value="15.4036179892266" calcext:value-type="float">
            <text:p>15.4036179892</text:p>
          </table:table-cell>
          <table:table-cell table:formula="of:=[.E414]+COS(RADIANS([.$C415]))*MIN(([.$A$2]+([.B415]*[.$B$2]));[.$C$2])" office:value-type="float" office:value="59.4974260881878" calcext:value-type="float">
            <text:p>59.4974260882</text:p>
          </table:table-cell>
          <table:table-cell table:formula="of:=SQRT(([.D415]*[.D415])+([.E415]*[.E415]))" office:value-type="float" office:value="61.4590526958999" calcext:value-type="float">
            <text:p>61.4590526959</text:p>
          </table:table-cell>
          <table:table-cell/>
          <table:table-cell table:formula="of:=(([.$A$2]/[.$E$2])*((0-COS([.$E$2]*[.B415] + [.$G$2])) - (0-COS([.$G$2])))) + (([.$B$2]*[.B415]/[.$E$2])*(0-COS([.$E$2]*[.B415] + [.$G$2]))) + (([.$B$2]/POWER([.$E$2];2)) * (SIN([.$E$2]*[.B415] + [.$G$2]) - SIN([.$G$2])))" office:value-type="float" office:value="14.2894562860874" calcext:value-type="float">
            <text:p>14.2894562861</text:p>
          </table:table-cell>
          <table:table-cell table:formula="of:=(([.$A$2]/[.$E$2])*(   SIN([.$E$2]*[.B415] + [.$G$2])  -    SIN([.$G$2])))  + (([.$B$2]*[.B415]/[.$E$2])*   SIN([.$E$2]*[.B415] + [.$G$2]))  + (([.$B$2]/POWER([.$E$2];2)) * (COS([.$E$2]*[.B415] + [.$G$2]) - COS([.$G$2])))" office:value-type="float" office:value="59.4823141155079" calcext:value-type="float">
            <text:p>59.4823141155</text:p>
          </table:table-cell>
          <table:table-cell table:formula="of:=SQRT(POWER([.H415];2)+POWER([.I415];2))" office:value-type="float" office:value="61.1746209917802" calcext:value-type="float">
            <text:p>61.1746209918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416]*[.$D$2]" office:value-type="float" office:value="816" calcext:value-type="float">
            <text:p>816</text:p>
          </table:table-cell>
          <table:table-cell table:formula="of:=[.D415]+SIN(RADIANS([.$C416]))*MIN(([.$A$2]+([.B416]*[.$B$2]));[.$C$2])" office:value-type="float" office:value="17.6313470348515" calcext:value-type="float">
            <text:p>17.6313470349</text:p>
          </table:table-cell>
          <table:table-cell table:formula="of:=[.E415]+COS(RADIANS([.$C416]))*MIN(([.$A$2]+([.B416]*[.$B$2]));[.$C$2])" office:value-type="float" office:value="59.2632823304683" calcext:value-type="float">
            <text:p>59.2632823305</text:p>
          </table:table-cell>
          <table:table-cell table:formula="of:=SQRT(([.D416]*[.D416])+([.E416]*[.E416]))" office:value-type="float" office:value="61.830421564503" calcext:value-type="float">
            <text:p>61.8304215645</text:p>
          </table:table-cell>
          <table:table-cell/>
          <table:table-cell table:formula="of:=(([.$A$2]/[.$E$2])*((0-COS([.$E$2]*[.B416] + [.$G$2])) - (0-COS([.$G$2])))) + (([.$B$2]*[.B416]/[.$E$2])*(0-COS([.$E$2]*[.B416] + [.$G$2]))) + (([.$B$2]/POWER([.$E$2];2)) * (SIN([.$E$2]*[.B416] + [.$G$2]) - SIN([.$G$2])))" office:value-type="float" office:value="16.518327503259" calcext:value-type="float">
            <text:p>16.5183275033</text:p>
          </table:table-cell>
          <table:table-cell table:formula="of:=(([.$A$2]/[.$E$2])*(   SIN([.$E$2]*[.B416] + [.$G$2])  -    SIN([.$G$2])))  + (([.$B$2]*[.B416]/[.$E$2])*   SIN([.$E$2]*[.B416] + [.$G$2]))  + (([.$B$2]/POWER([.$E$2];2)) * (COS([.$E$2]*[.B416] + [.$G$2]) - COS([.$G$2])))" office:value-type="float" office:value="59.2872986752637" calcext:value-type="float">
            <text:p>59.2872986753</text:p>
          </table:table-cell>
          <table:table-cell table:formula="of:=SQRT(POWER([.H416];2)+POWER([.I416];2))" office:value-type="float" office:value="61.5454216633118" calcext:value-type="float">
            <text:p>61.545421663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[.B417]*[.$D$2]" office:value-type="float" office:value="818" calcext:value-type="float">
            <text:p>818</text:p>
          </table:table-cell>
          <table:table-cell table:formula="of:=[.D416]+SIN(RADIANS([.$C417]))*MIN(([.$A$2]+([.B417]*[.$B$2]));[.$C$2])" office:value-type="float" office:value="19.8544988491763" calcext:value-type="float">
            <text:p>19.8544988492</text:p>
          </table:table-cell>
          <table:table-cell table:formula="of:=[.E416]+COS(RADIANS([.$C417]))*MIN(([.$A$2]+([.B417]*[.$B$2]));[.$C$2])" office:value-type="float" office:value="58.9508387188129" calcext:value-type="float">
            <text:p>58.9508387188</text:p>
          </table:table-cell>
          <table:table-cell table:formula="of:=SQRT(([.D417]*[.D417])+([.E417]*[.E417]))" office:value-type="float" office:value="62.2045216218519" calcext:value-type="float">
            <text:p>62.2045216219</text:p>
          </table:table-cell>
          <table:table-cell/>
          <table:table-cell table:formula="of:=(([.$A$2]/[.$E$2])*((0-COS([.$E$2]*[.B417] + [.$G$2])) - (0-COS([.$G$2])))) + (([.$B$2]*[.B417]/[.$E$2])*(0-COS([.$E$2]*[.B417] + [.$G$2]))) + (([.$B$2]/POWER([.$E$2];2)) * (SIN([.$E$2]*[.B417] + [.$G$2]) - SIN([.$G$2])))" office:value-type="float" office:value="18.7439974903997" calcext:value-type="float">
            <text:p>18.7439974904</text:p>
          </table:table-cell>
          <table:table-cell table:formula="of:=(([.$A$2]/[.$E$2])*(   SIN([.$E$2]*[.B417] + [.$G$2])  -    SIN([.$G$2])))  + (([.$B$2]*[.B417]/[.$E$2])*   SIN([.$E$2]*[.B417] + [.$G$2]))  + (([.$B$2]/POWER([.$E$2];2)) * (COS([.$E$2]*[.B417] + [.$G$2]) - COS([.$G$2])))" office:value-type="float" office:value="59.0140062336814" calcext:value-type="float">
            <text:p>59.0140062337</text:p>
          </table:table-cell>
          <table:table-cell table:formula="of:=SQRT(POWER([.H417];2)+POWER([.I417];2))" office:value-type="float" office:value="61.9192245887261" calcext:value-type="float">
            <text:p>61.919224588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18]*[.$D$2]" office:value-type="float" office:value="820" calcext:value-type="float">
            <text:p>820</text:p>
          </table:table-cell>
          <table:table-cell table:formula="of:=[.D417]+SIN(RADIANS([.$C418]))*MIN(([.$A$2]+([.B418]*[.$B$2]));[.$C$2])" office:value-type="float" office:value="22.0703162934538" calcext:value-type="float">
            <text:p>22.0703162935</text:p>
          </table:table-cell>
          <table:table-cell table:formula="of:=[.E417]+COS(RADIANS([.$C418]))*MIN(([.$A$2]+([.B418]*[.$B$2]));[.$C$2])" office:value-type="float" office:value="58.5601303190623" calcext:value-type="float">
            <text:p>58.5601303191</text:p>
          </table:table-cell>
          <table:table-cell table:formula="of:=SQRT(([.D418]*[.D418])+([.E418]*[.E418]))" office:value-type="float" office:value="62.5810492423917" calcext:value-type="float">
            <text:p>62.5810492424</text:p>
          </table:table-cell>
          <table:table-cell/>
          <table:table-cell table:formula="of:=(([.$A$2]/[.$E$2])*((0-COS([.$E$2]*[.B418] + [.$G$2])) - (0-COS([.$G$2])))) + (([.$B$2]*[.B418]/[.$E$2])*(0-COS([.$E$2]*[.B418] + [.$G$2]))) + (([.$B$2]/POWER([.$E$2];2)) * (SIN([.$E$2]*[.B418] + [.$G$2]) - SIN([.$G$2])))" office:value-type="float" office:value="20.9637120818403" calcext:value-type="float">
            <text:p>20.9637120818</text:p>
          </table:table-cell>
          <table:table-cell table:formula="of:=(([.$A$2]/[.$E$2])*(   SIN([.$E$2]*[.B418] + [.$G$2])  -    SIN([.$G$2])))  + (([.$B$2]*[.B418]/[.$E$2])*   SIN([.$E$2]*[.B418] + [.$G$2]))  + (([.$B$2]/POWER([.$E$2];2)) * (COS([.$E$2]*[.B418] + [.$G$2]) - COS([.$G$2])))" office:value-type="float" office:value="58.6624233794781" calcext:value-type="float">
            <text:p>58.6624233795</text:p>
          </table:table-cell>
          <table:table-cell table:formula="of:=SQRT(POWER([.H418];2)+POWER([.I418];2))" office:value-type="float" office:value="62.2957232962539" calcext:value-type="float">
            <text:p>62.2957232963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[.B419]*[.$D$2]" office:value-type="float" office:value="822" calcext:value-type="float">
            <text:p>822</text:p>
          </table:table-cell>
          <table:table-cell table:formula="of:=[.D418]+SIN(RADIANS([.$C419]))*MIN(([.$A$2]+([.B419]*[.$B$2]));[.$C$2])" office:value-type="float" office:value="24.2760391331085" calcext:value-type="float">
            <text:p>24.2760391331</text:p>
          </table:table-cell>
          <table:table-cell table:formula="of:=[.E418]+COS(RADIANS([.$C419]))*MIN(([.$A$2]+([.B419]*[.$B$2]));[.$C$2])" office:value-type="float" office:value="58.0912894562683" calcext:value-type="float">
            <text:p>58.0912894563</text:p>
          </table:table-cell>
          <table:table-cell table:formula="of:=SQRT(([.D419]*[.D419])+([.E419]*[.E419]))" office:value-type="float" office:value="62.9597012912558" calcext:value-type="float">
            <text:p>62.9597012913</text:p>
          </table:table-cell>
          <table:table-cell/>
          <table:table-cell table:formula="of:=(([.$A$2]/[.$E$2])*((0-COS([.$E$2]*[.B419] + [.$G$2])) - (0-COS([.$G$2])))) + (([.$B$2]*[.B419]/[.$E$2])*(0-COS([.$E$2]*[.B419] + [.$G$2]))) + (([.$B$2]/POWER([.$E$2];2)) * (SIN([.$E$2]*[.B419] + [.$G$2]) - SIN([.$G$2])))" office:value-type="float" office:value="23.1747123052027" calcext:value-type="float">
            <text:p>23.1747123052</text:p>
          </table:table-cell>
          <table:table-cell table:formula="of:=(([.$A$2]/[.$E$2])*(   SIN([.$E$2]*[.B419] + [.$G$2])  -    SIN([.$G$2])))  + (([.$B$2]*[.B419]/[.$E$2])*   SIN([.$E$2]*[.B419] + [.$G$2]))  + (([.$B$2]/POWER([.$E$2];2)) * (COS([.$E$2]*[.B419] + [.$G$2]) - COS([.$G$2])))" office:value-type="float" office:value="58.2326337814444" calcext:value-type="float">
            <text:p>58.2326337814</text:p>
          </table:table-cell>
          <table:table-cell table:formula="of:=SQRT(POWER([.H419];2)+POWER([.I419];2))" office:value-type="float" office:value="62.6746115069949" calcext:value-type="float">
            <text:p>62.674611507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[.B420]*[.$D$2]" office:value-type="float" office:value="824" calcext:value-type="float">
            <text:p>824</text:p>
          </table:table-cell>
          <table:table-cell table:formula="of:=[.D419]+SIN(RADIANS([.$C420]))*MIN(([.$A$2]+([.B420]*[.$B$2]));[.$C$2])" office:value-type="float" office:value="26.4689074744923" calcext:value-type="float">
            <text:p>26.4689074745</text:p>
          </table:table-cell>
          <table:table-cell table:formula="of:=[.E419]+COS(RADIANS([.$C420]))*MIN(([.$A$2]+([.B420]*[.$B$2]));[.$C$2])" office:value-type="float" office:value="57.544545972213" calcext:value-type="float">
            <text:p>57.5445459722</text:p>
          </table:table-cell>
          <table:table-cell table:formula="of:=SQRT(([.D420]*[.D420])+([.E420]*[.E420]))" office:value-type="float" office:value="63.3401755131873" calcext:value-type="float">
            <text:p>63.3401755132</text:p>
          </table:table-cell>
          <table:table-cell/>
          <table:table-cell table:formula="of:=(([.$A$2]/[.$E$2])*((0-COS([.$E$2]*[.B420] + [.$G$2])) - (0-COS([.$G$2])))) + (([.$B$2]*[.B420]/[.$E$2])*(0-COS([.$E$2]*[.B420] + [.$G$2]))) + (([.$B$2]/POWER([.$E$2];2)) * (SIN([.$E$2]*[.B420] + [.$G$2]) - SIN([.$G$2])))" office:value-type="float" office:value="25.3742378092948" calcext:value-type="float">
            <text:p>25.3742378093</text:p>
          </table:table-cell>
          <table:table-cell table:formula="of:=(([.$A$2]/[.$E$2])*(   SIN([.$E$2]*[.B420] + [.$G$2])  -    SIN([.$G$2])))  + (([.$B$2]*[.B420]/[.$E$2])*   SIN([.$E$2]*[.B420] + [.$G$2]))  + (([.$B$2]/POWER([.$E$2];2)) * (COS([.$E$2]*[.B420] + [.$G$2]) - COS([.$G$2])))" office:value-type="float" office:value="57.7248185064476" calcext:value-type="float">
            <text:p>57.7248185064</text:p>
          </table:table-cell>
          <table:table-cell table:formula="of:=SQRT(POWER([.H420];2)+POWER([.I420];2))" office:value-type="float" office:value="63.0555835434496" calcext:value-type="float">
            <text:p>63.0555835434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[.B421]*[.$D$2]" office:value-type="float" office:value="826" calcext:value-type="float">
            <text:p>826</text:p>
          </table:table-cell>
          <table:table-cell table:formula="of:=[.D420]+SIN(RADIANS([.$C421]))*MIN(([.$A$2]+([.B421]*[.$B$2]));[.$C$2])" office:value-type="float" office:value="28.6461652157926" calcext:value-type="float">
            <text:p>28.6461652158</text:p>
          </table:table-cell>
          <table:table-cell table:formula="of:=[.E420]+COS(RADIANS([.$C421]))*MIN(([.$A$2]+([.B421]*[.$B$2]));[.$C$2])" office:value-type="float" office:value="56.9202273612875" calcext:value-type="float">
            <text:p>56.9202273613</text:p>
          </table:table-cell>
          <table:table-cell table:formula="of:=SQRT(([.D421]*[.D421])+([.E421]*[.E421]))" office:value-type="float" office:value="63.7221709017446" calcext:value-type="float">
            <text:p>63.7221709017</text:p>
          </table:table-cell>
          <table:table-cell/>
          <table:table-cell table:formula="of:=(([.$A$2]/[.$E$2])*((0-COS([.$E$2]*[.B421] + [.$G$2])) - (0-COS([.$G$2])))) + (([.$B$2]*[.B421]/[.$E$2])*(0-COS([.$E$2]*[.B421] + [.$G$2]))) + (([.$B$2]/POWER([.$E$2];2)) * (SIN([.$E$2]*[.B421] + [.$G$2]) - SIN([.$G$2])))" office:value-type="float" office:value="27.5595303083007" calcext:value-type="float">
            <text:p>27.5595303083</text:p>
          </table:table-cell>
          <table:table-cell table:formula="of:=(([.$A$2]/[.$E$2])*(   SIN([.$E$2]*[.B421] + [.$G$2])  -    SIN([.$G$2])))  + (([.$B$2]*[.B421]/[.$E$2])*   SIN([.$E$2]*[.B421] + [.$G$2]))  + (([.$B$2]/POWER([.$E$2];2)) * (COS([.$E$2]*[.B421] + [.$G$2]) - COS([.$G$2])))" office:value-type="float" office:value="57.1392562161926" calcext:value-type="float">
            <text:p>57.1392562162</text:p>
          </table:table-cell>
          <table:table-cell table:formula="of:=SQRT(POWER([.H421];2)+POWER([.I421];2))" office:value-type="float" office:value="63.4383347176914" calcext:value-type="float">
            <text:p>63.4383347177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[.B422]*[.$D$2]" office:value-type="float" office:value="828" calcext:value-type="float">
            <text:p>828</text:p>
          </table:table-cell>
          <table:table-cell table:formula="of:=[.D421]+SIN(RADIANS([.$C422]))*MIN(([.$A$2]+([.B422]*[.$B$2]));[.$C$2])" office:value-type="float" office:value="30.8050635077826" calcext:value-type="float">
            <text:p>30.8050635078</text:p>
          </table:table-cell>
          <table:table-cell table:formula="of:=[.E421]+COS(RADIANS([.$C422]))*MIN(([.$A$2]+([.B422]*[.$B$2]));[.$C$2])" office:value-type="float" office:value="56.2187587840564" calcext:value-type="float">
            <text:p>56.2187587841</text:p>
          </table:table-cell>
          <table:table-cell table:formula="of:=SQRT(([.D422]*[.D422])+([.E422]*[.E422]))" office:value-type="float" office:value="64.1053880491994" calcext:value-type="float">
            <text:p>64.1053880492</text:p>
          </table:table-cell>
          <table:table-cell/>
          <table:table-cell table:formula="of:=(([.$A$2]/[.$E$2])*((0-COS([.$E$2]*[.B422] + [.$G$2])) - (0-COS([.$G$2])))) + (([.$B$2]*[.B422]/[.$E$2])*(0-COS([.$E$2]*[.B422] + [.$G$2]))) + (([.$B$2]/POWER([.$E$2];2)) * (SIN([.$E$2]*[.B422] + [.$G$2]) - SIN([.$G$2])))" office:value-type="float" office:value="29.7278370379706" calcext:value-type="float">
            <text:p>29.727837038</text:p>
          </table:table-cell>
          <table:table-cell table:formula="of:=(([.$A$2]/[.$E$2])*(   SIN([.$E$2]*[.B422] + [.$G$2])  -    SIN([.$G$2])))  + (([.$B$2]*[.B422]/[.$E$2])*   SIN([.$E$2]*[.B422] + [.$G$2]))  + (([.$B$2]/POWER([.$E$2];2)) * (COS([.$E$2]*[.B422] + [.$G$2]) - COS([.$G$2])))" office:value-type="float" office:value="56.4763232419937" calcext:value-type="float">
            <text:p>56.476323242</text:p>
          </table:table-cell>
          <table:table-cell table:formula="of:=SQRT(POWER([.H422];2)+POWER([.I422];2))" office:value-type="float" office:value="63.8225616995298" calcext:value-type="float">
            <text:p>63.8225616995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[.B423]*[.$D$2]" office:value-type="float" office:value="830" calcext:value-type="float">
            <text:p>830</text:p>
          </table:table-cell>
          <table:table-cell table:formula="of:=[.D422]+SIN(RADIANS([.$C423]))*MIN(([.$A$2]+([.B423]*[.$B$2]));[.$C$2])" office:value-type="float" office:value="32.9428642200705" calcext:value-type="float">
            <text:p>32.9428642201</text:p>
          </table:table-cell>
          <table:table-cell table:formula="of:=[.E422]+COS(RADIANS([.$C423]))*MIN(([.$A$2]+([.B423]*[.$B$2]));[.$C$2])" office:value-type="float" office:value="55.4406629579905" calcext:value-type="float">
            <text:p>55.440662958</text:p>
          </table:table-cell>
          <table:table-cell table:formula="of:=SQRT(([.D423]*[.D423])+([.E423]*[.E423]))" office:value-type="float" office:value="64.4895294776098" calcext:value-type="float">
            <text:p>64.4895294776</text:p>
          </table:table-cell>
          <table:table-cell/>
          <table:table-cell table:formula="of:=(([.$A$2]/[.$E$2])*((0-COS([.$E$2]*[.B423] + [.$G$2])) - (0-COS([.$G$2])))) + (([.$B$2]*[.B423]/[.$E$2])*(0-COS([.$E$2]*[.B423] + [.$G$2]))) + (([.$B$2]/POWER([.$E$2];2)) * (SIN([.$E$2]*[.B423] + [.$G$2]) - SIN([.$G$2])))" office:value-type="float" office:value="31.8764142194833" calcext:value-type="float">
            <text:p>31.8764142195</text:p>
          </table:table-cell>
          <table:table-cell table:formula="of:=(([.$A$2]/[.$E$2])*(   SIN([.$E$2]*[.B423] + [.$G$2])  -    SIN([.$G$2])))  + (([.$B$2]*[.B423]/[.$E$2])*   SIN([.$E$2]*[.B423] + [.$G$2]))  + (([.$B$2]/POWER([.$E$2];2)) * (COS([.$E$2]*[.B423] + [.$G$2]) - COS([.$G$2])))" office:value-type="float" office:value="55.7364935369599" calcext:value-type="float">
            <text:p>55.736493537</text:p>
          </table:table-cell>
          <table:table-cell table:formula="of:=SQRT(POWER([.H423];2)+POWER([.I423];2))" office:value-type="float" office:value="64.2079628651124" calcext:value-type="float">
            <text:p>64.2079628651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424]*[.$D$2]" office:value-type="float" office:value="832" calcext:value-type="float">
            <text:p>832</text:p>
          </table:table-cell>
          <table:table-cell table:formula="of:=[.D423]+SIN(RADIANS([.$C424]))*MIN(([.$A$2]+([.B424]*[.$B$2]));[.$C$2])" office:value-type="float" office:value="35.0568434084828" calcext:value-type="float">
            <text:p>35.0568434085</text:p>
          </table:table-cell>
          <table:table-cell table:formula="of:=[.E423]+COS(RADIANS([.$C424]))*MIN(([.$A$2]+([.B424]*[.$B$2]));[.$C$2])" office:value-type="float" office:value="54.5865599250022" calcext:value-type="float">
            <text:p>54.586559925</text:p>
          </table:table-cell>
          <table:table-cell table:formula="of:=SQRT(([.D424]*[.D424])+([.E424]*[.E424]))" office:value-type="float" office:value="64.8742999516198" calcext:value-type="float">
            <text:p>64.8742999516</text:p>
          </table:table-cell>
          <table:table-cell/>
          <table:table-cell table:formula="of:=(([.$A$2]/[.$E$2])*((0-COS([.$E$2]*[.B424] + [.$G$2])) - (0-COS([.$G$2])))) + (([.$B$2]*[.B424]/[.$E$2])*(0-COS([.$E$2]*[.B424] + [.$G$2]))) + (([.$B$2]/POWER([.$E$2];2)) * (SIN([.$E$2]*[.B424] + [.$G$2]) - SIN([.$G$2])))" office:value-type="float" office:value="34.0025305266271" calcext:value-type="float">
            <text:p>34.0025305266</text:p>
          </table:table-cell>
          <table:table-cell table:formula="of:=(([.$A$2]/[.$E$2])*(   SIN([.$E$2]*[.B424] + [.$G$2])  -    SIN([.$G$2])))  + (([.$B$2]*[.B424]/[.$E$2])*   SIN([.$E$2]*[.B424] + [.$G$2]))  + (([.$B$2]/POWER([.$E$2];2)) * (COS([.$E$2]*[.B424] + [.$G$2]) - COS([.$G$2])))" office:value-type="float" office:value="54.9203385051533" calcext:value-type="float">
            <text:p>54.9203385052</text:p>
          </table:table-cell>
          <table:table-cell table:formula="of:=SQRT(POWER([.H424];2)+POWER([.I424];2))" office:value-type="float" office:value="64.5942386264815" calcext:value-type="float">
            <text:p>64.5942386265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[.B425]*[.$D$2]" office:value-type="float" office:value="834" calcext:value-type="float">
            <text:p>834</text:p>
          </table:table-cell>
          <table:table-cell table:formula="of:=[.D424]+SIN(RADIANS([.$C425]))*MIN(([.$A$2]+([.B425]*[.$B$2]));[.$C$2])" office:value-type="float" office:value="37.1442947791961" calcext:value-type="float">
            <text:p>37.1442947792</text:p>
          </table:table-cell>
          <table:table-cell table:formula="of:=[.E424]+COS(RADIANS([.$C425]))*MIN(([.$A$2]+([.B425]*[.$B$2]));[.$C$2])" office:value-type="float" office:value="53.657166695574" calcext:value-type="float">
            <text:p>53.6571666956</text:p>
          </table:table-cell>
          <table:table-cell table:formula="of:=SQRT(([.D425]*[.D425])+([.E425]*[.E425]))" office:value-type="float" office:value="65.2594067735866" calcext:value-type="float">
            <text:p>65.2594067736</text:p>
          </table:table-cell>
          <table:table-cell/>
          <table:table-cell table:formula="of:=(([.$A$2]/[.$E$2])*((0-COS([.$E$2]*[.B425] + [.$G$2])) - (0-COS([.$G$2])))) + (([.$B$2]*[.B425]/[.$E$2])*(0-COS([.$E$2]*[.B425] + [.$G$2]))) + (([.$B$2]/POWER([.$E$2];2)) * (SIN([.$E$2]*[.B425] + [.$G$2]) - SIN([.$G$2])))" office:value-type="float" office:value="36.1034705519237" calcext:value-type="float">
            <text:p>36.1034705519</text:p>
          </table:table-cell>
          <table:table-cell table:formula="of:=(([.$A$2]/[.$E$2])*(   SIN([.$E$2]*[.B425] + [.$G$2])  -    SIN([.$G$2])))  + (([.$B$2]*[.B425]/[.$E$2])*   SIN([.$E$2]*[.B425] + [.$G$2]))  + (([.$B$2]/POWER([.$E$2];2)) * (COS([.$E$2]*[.B425] + [.$G$2]) - COS([.$G$2])))" office:value-type="float" office:value="54.0285267074324" calcext:value-type="float">
            <text:p>54.0285267074</text:p>
          </table:table-cell>
          <table:table-cell table:formula="of:=SQRT(POWER([.H425];2)+POWER([.I425];2))" office:value-type="float" office:value="64.9810917426705" calcext:value-type="float">
            <text:p>64.9810917427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[.B426]*[.$D$2]" office:value-type="float" office:value="836" calcext:value-type="float">
            <text:p>836</text:p>
          </table:table-cell>
          <table:table-cell table:formula="of:=[.D425]+SIN(RADIANS([.$C426]))*MIN(([.$A$2]+([.B426]*[.$B$2]));[.$C$2])" office:value-type="float" office:value="39.2025331452212" calcext:value-type="float">
            <text:p>39.2025331452</text:p>
          </table:table-cell>
          <table:table-cell table:formula="of:=[.E425]+COS(RADIANS([.$C426]))*MIN(([.$A$2]+([.B426]*[.$B$2]));[.$C$2])" office:value-type="float" office:value="52.653296769427" calcext:value-type="float">
            <text:p>52.6532967694</text:p>
          </table:table-cell>
          <table:table-cell table:formula="of:=SQRT(([.D426]*[.D426])+([.E426]*[.E426]))" office:value-type="float" office:value="65.6445600616801" calcext:value-type="float">
            <text:p>65.6445600617</text:p>
          </table:table-cell>
          <table:table-cell/>
          <table:table-cell table:formula="of:=(([.$A$2]/[.$E$2])*((0-COS([.$E$2]*[.B426] + [.$G$2])) - (0-COS([.$G$2])))) + (([.$B$2]*[.B426]/[.$E$2])*(0-COS([.$E$2]*[.B426] + [.$G$2]))) + (([.$B$2]/POWER([.$E$2];2)) * (SIN([.$E$2]*[.B426] + [.$G$2]) - SIN([.$G$2])))" office:value-type="float" office:value="38.1765382673029" calcext:value-type="float">
            <text:p>38.1765382673</text:p>
          </table:table-cell>
          <table:table-cell table:formula="of:=(([.$A$2]/[.$E$2])*(   SIN([.$E$2]*[.B426] + [.$G$2])  -    SIN([.$G$2])))  + (([.$B$2]*[.B426]/[.$E$2])*   SIN([.$E$2]*[.B426] + [.$G$2]))  + (([.$B$2]/POWER([.$E$2];2)) * (COS([.$E$2]*[.B426] + [.$G$2]) - COS([.$G$2])))" office:value-type="float" office:value="53.0618234438481" calcext:value-type="float">
            <text:p>53.0618234438</text:p>
          </table:table-cell>
          <table:table-cell table:formula="of:=SQRT(POWER([.H426];2)+POWER([.I426];2))" office:value-type="float" office:value="65.3682276129692" calcext:value-type="float">
            <text:p>65.36822761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B427]*[.$D$2]" office:value-type="float" office:value="838" calcext:value-type="float">
            <text:p>838</text:p>
          </table:table-cell>
          <table:table-cell table:formula="of:=[.D426]+SIN(RADIANS([.$C427]))*MIN(([.$A$2]+([.B427]*[.$B$2]));[.$C$2])" office:value-type="float" office:value="41.2288978708325" calcext:value-type="float">
            <text:p>41.2288978708</text:p>
          </table:table-cell>
          <table:table-cell table:formula="of:=[.E426]+COS(RADIANS([.$C427]))*MIN(([.$A$2]+([.B427]*[.$B$2]));[.$C$2])" office:value-type="float" office:value="51.5758595328334" calcext:value-type="float">
            <text:p>51.5758595328</text:p>
          </table:table-cell>
          <table:table-cell table:formula="of:=SQRT(([.D427]*[.D427])+([.E427]*[.E427]))" office:value-type="float" office:value="66.029473011634" calcext:value-type="float">
            <text:p>66.0294730116</text:p>
          </table:table-cell>
          <table:table-cell/>
          <table:table-cell table:formula="of:=(([.$A$2]/[.$E$2])*((0-COS([.$E$2]*[.B427] + [.$G$2])) - (0-COS([.$G$2])))) + (([.$B$2]*[.B427]/[.$E$2])*(0-COS([.$E$2]*[.B427] + [.$G$2]))) + (([.$B$2]/POWER([.$E$2];2)) * (SIN([.$E$2]*[.B427] + [.$G$2]) - SIN([.$G$2])))" office:value-type="float" office:value="40.2190604749269" calcext:value-type="float">
            <text:p>40.2190604749</text:p>
          </table:table-cell>
          <table:table-cell table:formula="of:=(([.$A$2]/[.$E$2])*(   SIN([.$E$2]*[.B427] + [.$G$2])  -    SIN([.$G$2])))  + (([.$B$2]*[.B427]/[.$E$2])*   SIN([.$E$2]*[.B427] + [.$G$2]))  + (([.$B$2]/POWER([.$E$2];2)) * (COS([.$E$2]*[.B427] + [.$G$2]) - COS([.$G$2])))" office:value-type="float" office:value="52.0210902126197" calcext:value-type="float">
            <text:p>52.0210902126</text:p>
          </table:table-cell>
          <table:table-cell table:formula="of:=SQRT(POWER([.H427];2)+POWER([.I427];2))" office:value-type="float" office:value="65.755354553035" calcext:value-type="float">
            <text:p>65.75535455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28]*[.$D$2]" office:value-type="float" office:value="840" calcext:value-type="float">
            <text:p>840</text:p>
          </table:table-cell>
          <table:table-cell table:formula="of:=[.D427]+SIN(RADIANS([.$C428]))*MIN(([.$A$2]+([.B428]*[.$B$2]));[.$C$2])" office:value-type="float" office:value="43.2207562995367" calcext:value-type="float">
            <text:p>43.2207562995</text:p>
          </table:table-cell>
          <table:table-cell table:formula="of:=[.E427]+COS(RADIANS([.$C428]))*MIN(([.$A$2]+([.B428]*[.$B$2]));[.$C$2])" office:value-type="float" office:value="50.4258595328334" calcext:value-type="float">
            <text:p>50.4258595328</text:p>
          </table:table-cell>
          <table:table-cell table:formula="of:=SQRT(([.D428]*[.D428])+([.E428]*[.E428]))" office:value-type="float" office:value="66.4138621428462" calcext:value-type="float">
            <text:p>66.4138621428</text:p>
          </table:table-cell>
          <table:table-cell/>
          <table:table-cell table:formula="of:=(([.$A$2]/[.$E$2])*((0-COS([.$E$2]*[.B428] + [.$G$2])) - (0-COS([.$G$2])))) + (([.$B$2]*[.B428]/[.$E$2])*(0-COS([.$E$2]*[.B428] + [.$G$2]))) + (([.$B$2]/POWER([.$E$2];2)) * (SIN([.$E$2]*[.B428] + [.$G$2]) - SIN([.$G$2])))" office:value-type="float" office:value="42.2283902437565" calcext:value-type="float">
            <text:p>42.2283902438</text:p>
          </table:table-cell>
          <table:table-cell table:formula="of:=(([.$A$2]/[.$E$2])*(   SIN([.$E$2]*[.B428] + [.$G$2])  -    SIN([.$G$2])))  + (([.$B$2]*[.B428]/[.$E$2])*   SIN([.$E$2]*[.B428] + [.$G$2]))  + (([.$B$2]/POWER([.$E$2];2)) * (COS([.$E$2]*[.B428] + [.$G$2]) - COS([.$G$2])))" office:value-type="float" office:value="50.9072840458711" calcext:value-type="float">
            <text:p>50.9072840459</text:p>
          </table:table-cell>
          <table:table-cell table:formula="of:=SQRT(POWER([.H428];2)+POWER([.I428];2))" office:value-type="float" office:value="66.1421840545502" calcext:value-type="float">
            <text:p>66.1421840546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[.B429]*[.$D$2]" office:value-type="float" office:value="842" calcext:value-type="float">
            <text:p>842</text:p>
          </table:table-cell>
          <table:table-cell table:formula="of:=[.D428]+SIN(RADIANS([.$C429]))*MIN(([.$A$2]+([.B429]*[.$B$2]));[.$C$2])" office:value-type="float" office:value="45.1755071611772" calcext:value-type="float">
            <text:p>45.1755071612</text:p>
          </table:table-cell>
          <table:table-cell table:formula="of:=[.E428]+COS(RADIANS([.$C429]))*MIN(([.$A$2]+([.B429]*[.$B$2]));[.$C$2])" office:value-type="float" office:value="49.2043956287759" calcext:value-type="float">
            <text:p>49.2043956288</text:p>
          </table:table-cell>
          <table:table-cell table:formula="of:=SQRT(([.D429]*[.D429])+([.E429]*[.E429]))" office:value-type="float" office:value="66.7974475295477" calcext:value-type="float">
            <text:p>66.7974475295</text:p>
          </table:table-cell>
          <table:table-cell/>
          <table:table-cell table:formula="of:=(([.$A$2]/[.$E$2])*((0-COS([.$E$2]*[.B429] + [.$G$2])) - (0-COS([.$G$2])))) + (([.$B$2]*[.B429]/[.$E$2])*(0-COS([.$E$2]*[.B429] + [.$G$2]))) + (([.$B$2]/POWER([.$E$2];2)) * (SIN([.$E$2]*[.B429] + [.$G$2]) - SIN([.$G$2])))" office:value-type="float" office:value="44.2019103274542" calcext:value-type="float">
            <text:p>44.2019103275</text:p>
          </table:table-cell>
          <table:table-cell table:formula="of:=(([.$A$2]/[.$E$2])*(   SIN([.$E$2]*[.B429] + [.$G$2])  -    SIN([.$G$2])))  + (([.$B$2]*[.B429]/[.$E$2])*   SIN([.$E$2]*[.B429] + [.$G$2]))  + (([.$B$2]/POWER([.$E$2];2)) * (COS([.$E$2]*[.B429] + [.$G$2]) - COS([.$G$2])))" office:value-type="float" office:value="49.7214567224686" calcext:value-type="float">
            <text:p>49.7214567225</text:p>
          </table:table-cell>
          <table:table-cell table:formula="of:=SQRT(POWER([.H429];2)+POWER([.I429];2))" office:value-type="float" office:value="66.5284310291518" calcext:value-type="float">
            <text:p>66.5284310292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B430]*[.$D$2]" office:value-type="float" office:value="844" calcext:value-type="float">
            <text:p>844</text:p>
          </table:table-cell>
          <table:table-cell table:formula="of:=[.D429]+SIN(RADIANS([.$C430]))*MIN(([.$A$2]+([.B430]*[.$B$2]));[.$C$2])" office:value-type="float" office:value="47.0905839537794" calcext:value-type="float">
            <text:p>47.0905839538</text:p>
          </table:table-cell>
          <table:table-cell table:formula="of:=[.E429]+COS(RADIANS([.$C430]))*MIN(([.$A$2]+([.B430]*[.$B$2]));[.$C$2])" office:value-type="float" office:value="47.9126600217585" calcext:value-type="float">
            <text:p>47.9126600218</text:p>
          </table:table-cell>
          <table:table-cell table:formula="of:=SQRT(([.D430]*[.D430])+([.E430]*[.E430]))" office:value-type="float" office:value="67.1799530177609" calcext:value-type="float">
            <text:p>67.1799530178</text:p>
          </table:table-cell>
          <table:table-cell/>
          <table:table-cell table:formula="of:=(([.$A$2]/[.$E$2])*((0-COS([.$E$2]*[.B430] + [.$G$2])) - (0-COS([.$G$2])))) + (([.$B$2]*[.B430]/[.$E$2])*(0-COS([.$E$2]*[.B430] + [.$G$2]))) + (([.$B$2]/POWER([.$E$2];2)) * (SIN([.$E$2]*[.B430] + [.$G$2]) - SIN([.$G$2])))" office:value-type="float" office:value="46.137036559225" calcext:value-type="float">
            <text:p>46.1370365592</text:p>
          </table:table-cell>
          <table:table-cell table:formula="of:=(([.$A$2]/[.$E$2])*(   SIN([.$E$2]*[.B430] + [.$G$2])  -    SIN([.$G$2])))  + (([.$B$2]*[.B430]/[.$E$2])*   SIN([.$E$2]*[.B430] + [.$G$2]))  + (([.$B$2]/POWER([.$E$2];2)) * (COS([.$E$2]*[.B430] + [.$G$2]) - COS([.$G$2])))" office:value-type="float" office:value="48.4647538584563" calcext:value-type="float">
            <text:p>48.4647538585</text:p>
          </table:table-cell>
          <table:table-cell table:formula="of:=SQRT(POWER([.H430];2)+POWER([.I430];2))" office:value-type="float" office:value="66.9138140373722" calcext:value-type="float">
            <text:p>66.9138140374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[.B431]*[.$D$2]" office:value-type="float" office:value="846" calcext:value-type="float">
            <text:p>846</text:p>
          </table:table-cell>
          <table:table-cell table:formula="of:=[.D430]+SIN(RADIANS([.$C431]))*MIN(([.$A$2]+([.B431]*[.$B$2]));[.$C$2])" office:value-type="float" office:value="48.9634582957574" calcext:value-type="float">
            <text:p>48.9634582958</text:p>
          </table:table-cell>
          <table:table-cell table:formula="of:=[.E430]+COS(RADIANS([.$C431]))*MIN(([.$A$2]+([.B431]*[.$B$2]));[.$C$2])" office:value-type="float" office:value="46.5519371627014" calcext:value-type="float">
            <text:p>46.5519371627</text:p>
          </table:table-cell>
          <table:table-cell table:formula="of:=SQRT(([.D431]*[.D431])+([.E431]*[.E431]))" office:value-type="float" office:value="67.5611064287765" calcext:value-type="float">
            <text:p>67.5611064288</text:p>
          </table:table-cell>
          <table:table-cell/>
          <table:table-cell table:formula="of:=(([.$A$2]/[.$E$2])*((0-COS([.$E$2]*[.B431] + [.$G$2])) - (0-COS([.$G$2])))) + (([.$B$2]*[.B431]/[.$E$2])*(0-COS([.$E$2]*[.B431] + [.$G$2]))) + (([.$B$2]/POWER([.$E$2];2)) * (SIN([.$E$2]*[.B431] + [.$G$2]) - SIN([.$G$2])))" office:value-type="float" office:value="48.0312212192068" calcext:value-type="float">
            <text:p>48.0312212192</text:p>
          </table:table-cell>
          <table:table-cell table:formula="of:=(([.$A$2]/[.$E$2])*(   SIN([.$E$2]*[.B431] + [.$G$2])  -    SIN([.$G$2])))  + (([.$B$2]*[.B431]/[.$E$2])*   SIN([.$E$2]*[.B431] + [.$G$2]))  + (([.$B$2]/POWER([.$E$2];2)) * (COS([.$E$2]*[.B431] + [.$G$2]) - COS([.$G$2])))" office:value-type="float" office:value="47.1384138757465" calcext:value-type="float">
            <text:p>47.1384138757</text:p>
          </table:table-cell>
          <table:table-cell table:formula="of:=SQRT(POWER([.H431];2)+POWER([.I431];2))" office:value-type="float" office:value="67.298055503332" calcext:value-type="float">
            <text:p>67.2980555033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432]*[.$D$2]" office:value-type="float" office:value="848" calcext:value-type="float">
            <text:p>848</text:p>
          </table:table-cell>
          <table:table-cell table:formula="of:=[.D431]+SIN(RADIANS([.$C432]))*MIN(([.$A$2]+([.B432]*[.$B$2]));[.$C$2])" office:value-type="float" office:value="50.791643244125" calcext:value-type="float">
            <text:p>50.7916432441</text:p>
          </table:table-cell>
          <table:table-cell table:formula="of:=[.E431]+COS(RADIANS([.$C432]))*MIN(([.$A$2]+([.B432]*[.$B$2]));[.$C$2])" office:value-type="float" office:value="45.1236025399458" calcext:value-type="float">
            <text:p>45.1236025399</text:p>
          </table:table-cell>
          <table:table-cell table:formula="of:=SQRT(([.D432]*[.D432])+([.E432]*[.E432]))" office:value-type="float" office:value="67.940639749869" calcext:value-type="float">
            <text:p>67.9406397499</text:p>
          </table:table-cell>
          <table:table-cell/>
          <table:table-cell table:formula="of:=(([.$A$2]/[.$E$2])*((0-COS([.$E$2]*[.B432] + [.$G$2])) - (0-COS([.$G$2])))) + (([.$B$2]*[.B432]/[.$E$2])*(0-COS([.$E$2]*[.B432] + [.$G$2]))) + (([.$B$2]/POWER([.$E$2];2)) * (SIN([.$E$2]*[.B432] + [.$G$2]) - SIN([.$G$2])))" office:value-type="float" office:value="49.8819563700414" calcext:value-type="float">
            <text:p>49.88195637</text:p>
          </table:table-cell>
          <table:table-cell table:formula="of:=(([.$A$2]/[.$E$2])*(   SIN([.$E$2]*[.B432] + [.$G$2])  -    SIN([.$G$2])))  + (([.$B$2]*[.B432]/[.$E$2])*   SIN([.$E$2]*[.B432] + [.$G$2]))  + (([.$B$2]/POWER([.$E$2];2)) * (COS([.$E$2]*[.B432] + [.$G$2]) - COS([.$G$2])))" office:value-type="float" office:value="45.743766849874" calcext:value-type="float">
            <text:p>45.7437668499</text:p>
          </table:table-cell>
          <table:table-cell table:formula="of:=SQRT(POWER([.H432];2)+POWER([.I432];2))" office:value-type="float" office:value="67.6808819159321" calcext:value-type="float">
            <text:p>67.6808819159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[.B433]*[.$D$2]" office:value-type="float" office:value="850" calcext:value-type="float">
            <text:p>850</text:p>
          </table:table-cell>
          <table:table-cell table:formula="of:=[.D432]+SIN(RADIANS([.$C433]))*MIN(([.$A$2]+([.B433]*[.$B$2]));[.$C$2])" office:value-type="float" office:value="52.5726965743766" calcext:value-type="float">
            <text:p>52.5726965744</text:p>
          </table:table-cell>
          <table:table-cell table:formula="of:=[.E432]+COS(RADIANS([.$C433]))*MIN(([.$A$2]+([.B433]*[.$B$2]));[.$C$2])" office:value-type="float" office:value="43.6291213474246" calcext:value-type="float">
            <text:p>43.6291213474</text:p>
          </table:table-cell>
          <table:table-cell table:formula="of:=SQRT(([.D433]*[.D433])+([.E433]*[.E433]))" office:value-type="float" office:value="68.3182893129635" calcext:value-type="float">
            <text:p>68.318289313</text:p>
          </table:table-cell>
          <table:table-cell/>
          <table:table-cell table:formula="of:=(([.$A$2]/[.$E$2])*((0-COS([.$E$2]*[.B433] + [.$G$2])) - (0-COS([.$G$2])))) + (([.$B$2]*[.B433]/[.$E$2])*(0-COS([.$E$2]*[.B433] + [.$G$2]))) + (([.$B$2]/POWER([.$E$2];2)) * (SIN([.$E$2]*[.B433] + [.$G$2]) - SIN([.$G$2])))" office:value-type="float" office:value="51.6867771562802" calcext:value-type="float">
            <text:p>51.6867771563</text:p>
          </table:table-cell>
          <table:table-cell table:formula="of:=(([.$A$2]/[.$E$2])*(   SIN([.$E$2]*[.B433] + [.$G$2])  -    SIN([.$G$2])))  + (([.$B$2]*[.B433]/[.$E$2])*   SIN([.$E$2]*[.B433] + [.$G$2]))  + (([.$B$2]/POWER([.$E$2];2)) * (COS([.$E$2]*[.B433] + [.$G$2]) - COS([.$G$2])))" office:value-type="float" office:value="44.2822332377877" calcext:value-type="float">
            <text:p>44.2822332378</text:p>
          </table:table-cell>
          <table:table-cell table:formula="of:=SQRT(POWER([.H433];2)+POWER([.I433];2))" office:value-type="float" office:value="68.06202401728" calcext:value-type="float">
            <text:p>68.0620240173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[.B434]*[.$D$2]" office:value-type="float" office:value="852" calcext:value-type="float">
            <text:p>852</text:p>
          </table:table-cell>
          <table:table-cell table:formula="of:=[.D433]+SIN(RADIANS([.$C434]))*MIN(([.$A$2]+([.B434]*[.$B$2]));[.$C$2])" office:value-type="float" office:value="54.304224017739" calcext:value-type="float">
            <text:p>54.3042240177</text:p>
          </table:table-cell>
          <table:table-cell table:formula="of:=[.E433]+COS(RADIANS([.$C434]))*MIN(([.$A$2]+([.B434]*[.$B$2]));[.$C$2])" office:value-type="float" office:value="42.0700470346085" calcext:value-type="float">
            <text:p>42.0700470346</text:p>
          </table:table-cell>
          <table:table-cell table:formula="of:=SQRT(([.D434]*[.D434])+([.E434]*[.E434]))" office:value-type="float" office:value="68.6937959619568" calcext:value-type="float">
            <text:p>68.693795962</text:p>
          </table:table-cell>
          <table:table-cell/>
          <table:table-cell table:formula="of:=(([.$A$2]/[.$E$2])*((0-COS([.$E$2]*[.B434] + [.$G$2])) - (0-COS([.$G$2])))) + (([.$B$2]*[.B434]/[.$E$2])*(0-COS([.$E$2]*[.B434] + [.$G$2]))) + (([.$B$2]/POWER([.$E$2];2)) * (SIN([.$E$2]*[.B434] + [.$G$2]) - SIN([.$G$2])))" office:value-type="float" office:value="53.4432650633076" calcext:value-type="float">
            <text:p>53.4432650633</text:p>
          </table:table-cell>
          <table:table-cell table:formula="of:=(([.$A$2]/[.$E$2])*(   SIN([.$E$2]*[.B434] + [.$G$2])  -    SIN([.$G$2])))  + (([.$B$2]*[.B434]/[.$E$2])*   SIN([.$E$2]*[.B434] + [.$G$2]))  + (([.$B$2]/POWER([.$E$2];2)) * (COS([.$E$2]*[.B434] + [.$G$2]) - COS([.$G$2])))" office:value-type="float" office:value="42.7553224868024" calcext:value-type="float">
            <text:p>42.7553224868</text:p>
          </table:table-cell>
          <table:table-cell table:formula="of:=SQRT(POWER([.H434];2)+POWER([.I434];2))" office:value-type="float" office:value="68.4412169790794" calcext:value-type="float">
            <text:p>68.4412169791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435]*[.$D$2]" office:value-type="float" office:value="854" calcext:value-type="float">
            <text:p>854</text:p>
          </table:table-cell>
          <table:table-cell table:formula="of:=[.D434]+SIN(RADIANS([.$C435]))*MIN(([.$A$2]+([.B435]*[.$B$2]));[.$C$2])" office:value-type="float" office:value="55.9838824515297" calcext:value-type="float">
            <text:p>55.9838824515</text:p>
          </table:table-cell>
          <table:table-cell table:formula="of:=[.E434]+COS(RADIANS([.$C435]))*MIN(([.$A$2]+([.B435]*[.$B$2]));[.$C$2])" office:value-type="float" office:value="40.4480197395868" calcext:value-type="float">
            <text:p>40.4480197396</text:p>
          </table:table-cell>
          <table:table-cell table:formula="of:=SQRT(([.D435]*[.D435])+([.E435]*[.E435]))" office:value-type="float" office:value="69.0669052093743" calcext:value-type="float">
            <text:p>69.0669052094</text:p>
          </table:table-cell>
          <table:table-cell/>
          <table:table-cell table:formula="of:=(([.$A$2]/[.$E$2])*((0-COS([.$E$2]*[.B435] + [.$G$2])) - (0-COS([.$G$2])))) + (([.$B$2]*[.B435]/[.$E$2])*(0-COS([.$E$2]*[.B435] + [.$G$2]))) + (([.$B$2]/POWER([.$E$2];2)) * (SIN([.$E$2]*[.B435] + [.$G$2]) - SIN([.$G$2])))" office:value-type="float" office:value="55.1490511315001" calcext:value-type="float">
            <text:p>55.1490511315</text:p>
          </table:table-cell>
          <table:table-cell table:formula="of:=(([.$A$2]/[.$E$2])*(   SIN([.$E$2]*[.B435] + [.$G$2])  -    SIN([.$G$2])))  + (([.$B$2]*[.B435]/[.$E$2])*   SIN([.$E$2]*[.B435] + [.$G$2]))  + (([.$B$2]/POWER([.$E$2];2)) * (COS([.$E$2]*[.B435] + [.$G$2]) - COS([.$G$2])))" office:value-type="float" office:value="41.1646315259923" calcext:value-type="float">
            <text:p>41.164631526</text:p>
          </table:table-cell>
          <table:table-cell table:formula="of:=SQRT(POWER([.H435];2)+POWER([.I435];2))" office:value-type="float" office:value="68.8182005676953" calcext:value-type="float">
            <text:p>68.818200567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[.B436]*[.$D$2]" office:value-type="float" office:value="856" calcext:value-type="float">
            <text:p>856</text:p>
          </table:table-cell>
          <table:table-cell table:formula="of:=[.D435]+SIN(RADIANS([.$C436]))*MIN(([.$A$2]+([.B436]*[.$B$2]));[.$C$2])" office:value-type="float" office:value="57.6093830384038" calcext:value-type="float">
            <text:p>57.6093830384</text:p>
          </table:table-cell>
          <table:table-cell table:formula="of:=[.E435]+COS(RADIANS([.$C436]))*MIN(([.$A$2]+([.B436]*[.$B$2]));[.$C$2])" office:value-type="float" office:value="38.7647646067943" calcext:value-type="float">
            <text:p>38.7647646068</text:p>
          </table:table-cell>
          <table:table-cell table:formula="of:=SQRT(([.D436]*[.D436])+([.E436]*[.E436]))" office:value-type="float" office:value="69.4373673830287" calcext:value-type="float">
            <text:p>69.437367383</text:p>
          </table:table-cell>
          <table:table-cell/>
          <table:table-cell table:formula="of:=(([.$A$2]/[.$E$2])*((0-COS([.$E$2]*[.B436] + [.$G$2])) - (0-COS([.$G$2])))) + (([.$B$2]*[.B436]/[.$E$2])*(0-COS([.$E$2]*[.B436] + [.$G$2]))) + (([.$B$2]/POWER([.$E$2];2)) * (SIN([.$E$2]*[.B436] + [.$G$2]) - SIN([.$G$2])))" office:value-type="float" office:value="56.8018191213783" calcext:value-type="float">
            <text:p>56.8018191214</text:p>
          </table:table-cell>
          <table:table-cell table:formula="of:=(([.$A$2]/[.$E$2])*(   SIN([.$E$2]*[.B436] + [.$G$2])  -    SIN([.$G$2])))  + (([.$B$2]*[.B436]/[.$E$2])*   SIN([.$E$2]*[.B436] + [.$G$2]))  + (([.$B$2]/POWER([.$E$2];2)) * (COS([.$E$2]*[.B436] + [.$G$2]) - COS([.$G$2])))" office:value-type="float" office:value="39.5118431414634" calcext:value-type="float">
            <text:p>39.5118431415</text:p>
          </table:table-cell>
          <table:table-cell table:formula="of:=SQRT(POWER([.H436];2)+POWER([.I436];2))" office:value-type="float" office:value="69.1927192985894" calcext:value-type="float">
            <text:p>69.192719298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[.B437]*[.$D$2]" office:value-type="float" office:value="858" calcext:value-type="float">
            <text:p>858</text:p>
          </table:table-cell>
          <table:table-cell table:formula="of:=[.D436]+SIN(RADIANS([.$C437]))*MIN(([.$A$2]+([.B437]*[.$B$2]));[.$C$2])" office:value-type="float" office:value="59.1784943103153" calcext:value-type="float">
            <text:p>59.1784943103</text:p>
          </table:table-cell>
          <table:table-cell table:formula="of:=[.E436]+COS(RADIANS([.$C437]))*MIN(([.$A$2]+([.B437]*[.$B$2]));[.$C$2])" office:value-type="float" office:value="37.0220899910498" calcext:value-type="float">
            <text:p>37.022089991</text:p>
          </table:table-cell>
          <table:table-cell table:formula="of:=SQRT(([.D437]*[.D437])+([.E437]*[.E437]))" office:value-type="float" office:value="69.8049377633231" calcext:value-type="float">
            <text:p>69.8049377633</text:p>
          </table:table-cell>
          <table:table-cell/>
          <table:table-cell table:formula="of:=(([.$A$2]/[.$E$2])*((0-COS([.$E$2]*[.B437] + [.$G$2])) - (0-COS([.$G$2])))) + (([.$B$2]*[.B437]/[.$E$2])*(0-COS([.$E$2]*[.B437] + [.$G$2]))) + (([.$B$2]/POWER([.$E$2];2)) * (SIN([.$E$2]*[.B437] + [.$G$2]) - SIN([.$G$2])))" office:value-type="float" office:value="58.3993086255568" calcext:value-type="float">
            <text:p>58.3993086256</text:p>
          </table:table-cell>
          <table:table-cell table:formula="of:=(([.$A$2]/[.$E$2])*(   SIN([.$E$2]*[.B437] + [.$G$2])  -    SIN([.$G$2])))  + (([.$B$2]*[.B437]/[.$E$2])*   SIN([.$E$2]*[.B437] + [.$G$2]))  + (([.$B$2]/POWER([.$E$2];2)) * (COS([.$E$2]*[.B437] + [.$G$2]) - COS([.$G$2])))" office:value-type="float" office:value="37.7987242370902" calcext:value-type="float">
            <text:p>37.7987242371</text:p>
          </table:table-cell>
          <table:table-cell table:formula="of:=SQRT(POWER([.H437];2)+POWER([.I437];2))" office:value-type="float" office:value="69.5645225807999" calcext:value-type="float">
            <text:p>69.5645225808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38]*[.$D$2]" office:value-type="float" office:value="860" calcext:value-type="float">
            <text:p>860</text:p>
          </table:table-cell>
          <table:table-cell table:formula="of:=[.D437]+SIN(RADIANS([.$C438]))*MIN(([.$A$2]+([.B438]*[.$B$2]));[.$C$2])" office:value-type="float" office:value="60.6890451930787" calcext:value-type="float">
            <text:p>60.6890451931</text:p>
          </table:table-cell>
          <table:table-cell table:formula="of:=[.E437]+COS(RADIANS([.$C438]))*MIN(([.$A$2]+([.B438]*[.$B$2]));[.$C$2])" office:value-type="float" office:value="35.2218855497202" calcext:value-type="float">
            <text:p>35.2218855497</text:p>
          </table:table-cell>
          <table:table-cell table:formula="of:=SQRT(([.D438]*[.D438])+([.E438]*[.E438]))" office:value-type="float" office:value="70.1693767118188" calcext:value-type="float">
            <text:p>70.1693767118</text:p>
          </table:table-cell>
          <table:table-cell/>
          <table:table-cell table:formula="of:=(([.$A$2]/[.$E$2])*((0-COS([.$E$2]*[.B438] + [.$G$2])) - (0-COS([.$G$2])))) + (([.$B$2]*[.B438]/[.$E$2])*(0-COS([.$E$2]*[.B438] + [.$G$2]))) + (([.$B$2]/POWER([.$E$2];2)) * (SIN([.$E$2]*[.B438] + [.$G$2]) - SIN([.$G$2])))" office:value-type="float" office:value="59.9393181233461" calcext:value-type="float">
            <text:p>59.9393181233</text:p>
          </table:table-cell>
          <table:table-cell table:formula="of:=(([.$A$2]/[.$E$2])*(   SIN([.$E$2]*[.B438] + [.$G$2])  -    SIN([.$G$2])))  + (([.$B$2]*[.B438]/[.$E$2])*   SIN([.$E$2]*[.B438] + [.$G$2]))  + (([.$B$2]/POWER([.$E$2];2)) * (COS([.$E$2]*[.B438] + [.$G$2]) - COS([.$G$2])))" office:value-type="float" office:value="36.0271239824609" calcext:value-type="float">
            <text:p>36.0271239825</text:p>
          </table:table-cell>
          <table:table-cell table:formula="of:=SQRT(POWER([.H438];2)+POWER([.I438];2))" office:value-type="float" office:value="69.9333648521169" calcext:value-type="float">
            <text:p>69.9333648521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[.B439]*[.$D$2]" office:value-type="float" office:value="862" calcext:value-type="float">
            <text:p>862</text:p>
          </table:table-cell>
          <table:table-cell table:formula="of:=[.D438]+SIN(RADIANS([.$C439]))*MIN(([.$A$2]+([.B439]*[.$B$2]));[.$C$2])" office:value-type="float" office:value="62.1389279674706" calcext:value-type="float">
            <text:p>62.1389279675</text:p>
          </table:table-cell>
          <table:table-cell table:formula="of:=[.E438]+COS(RADIANS([.$C439]))*MIN(([.$A$2]+([.B439]*[.$B$2]));[.$C$2])" office:value-type="float" office:value="33.3661202249764" calcext:value-type="float">
            <text:p>33.366120225</text:p>
          </table:table-cell>
          <table:table-cell table:formula="of:=SQRT(([.D439]*[.D439])+([.E439]*[.E439]))" office:value-type="float" office:value="70.5304497916614" calcext:value-type="float">
            <text:p>70.5304497917</text:p>
          </table:table-cell>
          <table:table-cell/>
          <table:table-cell table:formula="of:=(([.$A$2]/[.$E$2])*((0-COS([.$E$2]*[.B439] + [.$G$2])) - (0-COS([.$G$2])))) + (([.$B$2]*[.B439]/[.$E$2])*(0-COS([.$E$2]*[.B439] + [.$G$2]))) + (([.$B$2]/POWER([.$E$2];2)) * (SIN([.$E$2]*[.B439] + [.$G$2]) - SIN([.$G$2])))" office:value-type="float" office:value="61.4197079739205" calcext:value-type="float">
            <text:p>61.4197079739</text:p>
          </table:table-cell>
          <table:table-cell table:formula="of:=(([.$A$2]/[.$E$2])*(   SIN([.$E$2]*[.B439] + [.$G$2])  -    SIN([.$G$2])))  + (([.$B$2]*[.B439]/[.$E$2])*   SIN([.$E$2]*[.B439] + [.$G$2]))  + (([.$B$2]/POWER([.$E$2];2)) * (COS([.$E$2]*[.B439] + [.$G$2]) - COS([.$G$2])))" office:value-type="float" office:value="34.1989718499163" calcext:value-type="float">
            <text:p>34.1989718499</text:p>
          </table:table-cell>
          <table:table-cell table:formula="of:=SQRT(POWER([.H439];2)+POWER([.I439];2))" office:value-type="float" office:value="70.2990057055792" calcext:value-type="float">
            <text:p>70.2990057056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440]*[.$D$2]" office:value-type="float" office:value="864" calcext:value-type="float">
            <text:p>864</text:p>
          </table:table-cell>
          <table:table-cell table:formula="of:=[.D439]+SIN(RADIANS([.$C440]))*MIN(([.$A$2]+([.B440]*[.$B$2]));[.$C$2])" office:value-type="float" office:value="63.5261011628808" calcext:value-type="float">
            <text:p>63.5261011629</text:p>
          </table:table-cell>
          <table:table-cell table:formula="of:=[.E439]+COS(RADIANS([.$C440]))*MIN(([.$A$2]+([.B440]*[.$B$2]));[.$C$2])" office:value-type="float" office:value="31.4568401182515" calcext:value-type="float">
            <text:p>31.4568401183</text:p>
          </table:table-cell>
          <table:table-cell table:formula="of:=SQRT(([.D440]*[.D440])+([.E440]*[.E440]))" office:value-type="float" office:value="70.8879278804354" calcext:value-type="float">
            <text:p>70.8879278804</text:p>
          </table:table-cell>
          <table:table-cell/>
          <table:table-cell table:formula="of:=(([.$A$2]/[.$E$2])*((0-COS([.$E$2]*[.B440] + [.$G$2])) - (0-COS([.$G$2])))) + (([.$B$2]*[.B440]/[.$E$2])*(0-COS([.$E$2]*[.B440] + [.$G$2]))) + (([.$B$2]/POWER([.$E$2];2)) * (SIN([.$E$2]*[.B440] + [.$G$2]) - SIN([.$G$2])))" office:value-type="float" office:value="62.838403344024" calcext:value-type="float">
            <text:p>62.838403344</text:p>
          </table:table-cell>
          <table:table-cell table:formula="of:=(([.$A$2]/[.$E$2])*(   SIN([.$E$2]*[.B440] + [.$G$2])  -    SIN([.$G$2])))  + (([.$B$2]*[.B440]/[.$E$2])*   SIN([.$E$2]*[.B440] + [.$G$2]))  + (([.$B$2]/POWER([.$E$2];2)) * (COS([.$E$2]*[.B440] + [.$G$2]) - COS([.$G$2])))" office:value-type="float" office:value="32.3162755427258" calcext:value-type="float">
            <text:p>32.3162755427</text:p>
          </table:table-cell>
          <table:table-cell table:formula="of:=SQRT(POWER([.H440];2)+POWER([.I440];2))" office:value-type="float" office:value="70.6612100078935" calcext:value-type="float">
            <text:p>70.6612100079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[.B441]*[.$D$2]" office:value-type="float" office:value="866" calcext:value-type="float">
            <text:p>866</text:p>
          </table:table-cell>
          <table:table-cell table:formula="of:=[.D440]+SIN(RADIANS([.$C441]))*MIN(([.$A$2]+([.B441]*[.$B$2]));[.$C$2])" office:value-type="float" office:value="64.8485923795891" calcext:value-type="float">
            <text:p>64.8485923796</text:p>
          </table:table-cell>
          <table:table-cell table:formula="of:=[.E440]+COS(RADIANS([.$C441]))*MIN(([.$A$2]+([.B441]*[.$B$2]));[.$C$2])" office:value-type="float" office:value="29.4961662591588" calcext:value-type="float">
            <text:p>29.4961662592</text:p>
          </table:table-cell>
          <table:table-cell table:formula="of:=SQRT(([.D441]*[.D441])+([.E441]*[.E441]))" office:value-type="float" office:value="71.2415872759868" calcext:value-type="float">
            <text:p>71.241587276</text:p>
          </table:table-cell>
          <table:table-cell/>
          <table:table-cell table:formula="of:=(([.$A$2]/[.$E$2])*((0-COS([.$E$2]*[.B441] + [.$G$2])) - (0-COS([.$G$2])))) + (([.$B$2]*[.B441]/[.$E$2])*(0-COS([.$E$2]*[.B441] + [.$G$2]))) + (([.$B$2]/POWER([.$E$2];2)) * (SIN([.$E$2]*[.B441] + [.$G$2]) - SIN([.$G$2])))" office:value-type="float" office:value="64.1933970662581" calcext:value-type="float">
            <text:p>64.1933970663</text:p>
          </table:table-cell>
          <table:table-cell table:formula="of:=(([.$A$2]/[.$E$2])*(   SIN([.$E$2]*[.B441] + [.$G$2])  -    SIN([.$G$2])))  + (([.$B$2]*[.B441]/[.$E$2])*   SIN([.$E$2]*[.B441] + [.$G$2]))  + (([.$B$2]/POWER([.$E$2];2)) * (COS([.$E$2]*[.B441] + [.$G$2]) - COS([.$G$2])))" office:value-type="float" office:value="30.3811188165815" calcext:value-type="float">
            <text:p>30.3811188166</text:p>
          </table:table-cell>
          <table:table-cell table:formula="of:=SQRT(POWER([.H441];2)+POWER([.I441];2))" office:value-type="float" office:value="71.0197480103493" calcext:value-type="float">
            <text:p>71.0197480103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[.B442]*[.$D$2]" office:value-type="float" office:value="868" calcext:value-type="float">
            <text:p>868</text:p>
          </table:table-cell>
          <table:table-cell table:formula="of:=[.D441]+SIN(RADIANS([.$C442]))*MIN(([.$A$2]+([.B442]*[.$B$2]));[.$C$2])" office:value-type="float" office:value="66.1045010358218" calcext:value-type="float">
            <text:p>66.1045010358</text:p>
          </table:table-cell>
          <table:table-cell table:formula="of:=[.E441]+COS(RADIANS([.$C442]))*MIN(([.$A$2]+([.B442]*[.$B$2]));[.$C$2])" office:value-type="float" office:value="27.4862922712681" calcext:value-type="float">
            <text:p>27.4862922713</text:p>
          </table:table-cell>
          <table:table-cell table:formula="of:=SQRT(([.D442]*[.D442])+([.E442]*[.E442]))" office:value-type="float" office:value="71.5912097957322" calcext:value-type="float">
            <text:p>71.5912097957</text:p>
          </table:table-cell>
          <table:table-cell/>
          <table:table-cell table:formula="of:=(([.$A$2]/[.$E$2])*((0-COS([.$E$2]*[.B442] + [.$G$2])) - (0-COS([.$G$2])))) + (([.$B$2]*[.B442]/[.$E$2])*(0-COS([.$E$2]*[.B442] + [.$G$2]))) + (([.$B$2]/POWER([.$E$2];2)) * (SIN([.$E$2]*[.B442] + [.$G$2]) - SIN([.$G$2])))" office:value-type="float" office:value="65.4827524240661" calcext:value-type="float">
            <text:p>65.4827524241</text:p>
          </table:table-cell>
          <table:table-cell table:formula="of:=(([.$A$2]/[.$E$2])*(   SIN([.$E$2]*[.B442] + [.$G$2])  -    SIN([.$G$2])))  + (([.$B$2]*[.B442]/[.$E$2])*   SIN([.$E$2]*[.B442] + [.$G$2]))  + (([.$B$2]/POWER([.$E$2];2)) * (COS([.$E$2]*[.B442] + [.$G$2]) - COS([.$G$2])))" office:value-type="float" office:value="28.3956591967391" calcext:value-type="float">
            <text:p>28.3956591967</text:p>
          </table:table-cell>
          <table:table-cell table:formula="of:=SQRT(POWER([.H442];2)+POWER([.I442];2))" office:value-type="float" office:value="71.3743954527735" calcext:value-type="float">
            <text:p>71.374395452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[.B443]*[.$D$2]" office:value-type="float" office:value="870" calcext:value-type="float">
            <text:p>870</text:p>
          </table:table-cell>
          <table:table-cell table:formula="of:=[.D442]+SIN(RADIANS([.$C443]))*MIN(([.$A$2]+([.B443]*[.$B$2]));[.$C$2])" office:value-type="float" office:value="67.2920010358218" calcext:value-type="float">
            <text:p>67.2920010358</text:p>
          </table:table-cell>
          <table:table-cell table:formula="of:=[.E442]+COS(RADIANS([.$C443]))*MIN(([.$A$2]+([.B443]*[.$B$2]));[.$C$2])" office:value-type="float" office:value="25.4294819372801" calcext:value-type="float">
            <text:p>25.4294819373</text:p>
          </table:table-cell>
          <table:table-cell table:formula="of:=SQRT(([.D443]*[.D443])+([.E443]*[.E443]))" office:value-type="float" office:value="71.9365828699383" calcext:value-type="float">
            <text:p>71.9365828699</text:p>
          </table:table-cell>
          <table:table-cell/>
          <table:table-cell table:formula="of:=(([.$A$2]/[.$E$2])*((0-COS([.$E$2]*[.B443] + [.$G$2])) - (0-COS([.$G$2])))) + (([.$B$2]*[.B443]/[.$E$2])*(0-COS([.$E$2]*[.B443] + [.$G$2]))) + (([.$B$2]/POWER([.$E$2];2)) * (SIN([.$E$2]*[.B443] + [.$G$2]) - SIN([.$G$2])))" office:value-type="float" office:value="66.704605859607" calcext:value-type="float">
            <text:p>66.7046058596</text:p>
          </table:table-cell>
          <table:table-cell table:formula="of:=(([.$A$2]/[.$E$2])*(   SIN([.$E$2]*[.B443] + [.$G$2])  -    SIN([.$G$2])))  + (([.$B$2]*[.B443]/[.$E$2])*   SIN([.$E$2]*[.B443] + [.$G$2]))  + (([.$B$2]/POWER([.$E$2];2)) * (COS([.$E$2]*[.B443] + [.$G$2]) - COS([.$G$2])))" office:value-type="float" office:value="26.3621255932771" calcext:value-type="float">
            <text:p>26.3621255933</text:p>
          </table:table-cell>
          <table:table-cell table:formula="of:=SQRT(POWER([.H443];2)+POWER([.I443];2))" office:value-type="float" office:value="71.7249336610445" calcext:value-type="float">
            <text:p>71.724933661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[.B444]*[.$D$2]" office:value-type="float" office:value="872" calcext:value-type="float">
            <text:p>872</text:p>
          </table:table-cell>
          <table:table-cell table:formula="of:=[.D443]+SIN(RADIANS([.$C444]))*MIN(([.$A$2]+([.B444]*[.$B$2]));[.$C$2])" office:value-type="float" office:value="68.4093433552522" calcext:value-type="float">
            <text:p>68.4093433553</text:p>
          </table:table-cell>
          <table:table-cell table:formula="of:=[.E443]+COS(RADIANS([.$C444]))*MIN(([.$A$2]+([.B444]*[.$B$2]));[.$C$2])" office:value-type="float" office:value="23.3280666662758" calcext:value-type="float">
            <text:p>23.3280666663</text:p>
          </table:table-cell>
          <table:table-cell table:formula="of:=SQRT(([.D444]*[.D444])+([.E444]*[.E444]))" office:value-type="float" office:value="72.2774996294352" calcext:value-type="float">
            <text:p>72.2774996294</text:p>
          </table:table-cell>
          <table:table-cell/>
          <table:table-cell table:formula="of:=(([.$A$2]/[.$E$2])*((0-COS([.$E$2]*[.B444] + [.$G$2])) - (0-COS([.$G$2])))) + (([.$B$2]*[.B444]/[.$E$2])*(0-COS([.$E$2]*[.B444] + [.$G$2]))) + (([.$B$2]/POWER([.$E$2];2)) * (SIN([.$E$2]*[.B444] + [.$G$2]) - SIN([.$G$2])))" office:value-type="float" office:value="67.8571696007951" calcext:value-type="float">
            <text:p>67.8571696008</text:p>
          </table:table-cell>
          <table:table-cell table:formula="of:=(([.$A$2]/[.$E$2])*(   SIN([.$E$2]*[.B444] + [.$G$2])  -    SIN([.$G$2])))  + (([.$B$2]*[.B444]/[.$E$2])*   SIN([.$E$2]*[.B444] + [.$G$2]))  + (([.$B$2]/POWER([.$E$2];2)) * (COS([.$E$2]*[.B444] + [.$G$2]) - COS([.$G$2])))" office:value-type="float" office:value="24.2828158170787" calcext:value-type="float">
            <text:p>24.2828158171</text:p>
          </table:table-cell>
          <table:table-cell table:formula="of:=SQRT(POWER([.H444];2)+POWER([.I444];2))" office:value-type="float" office:value="72.0711496386539" calcext:value-type="float">
            <text:p>72.0711496387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[.B445]*[.$D$2]" office:value-type="float" office:value="874" calcext:value-type="float">
            <text:p>874</text:p>
          </table:table-cell>
          <table:table-cell table:formula="of:=[.D444]+SIN(RADIANS([.$C445]))*MIN(([.$A$2]+([.B445]*[.$B$2]));[.$C$2])" office:value-type="float" office:value="69.4548585403442" calcext:value-type="float">
            <text:p>69.4548585403</text:p>
          </table:table-cell>
          <table:table-cell table:formula="of:=[.E444]+COS(RADIANS([.$C445]))*MIN(([.$A$2]+([.B445]*[.$B$2]));[.$C$2])" office:value-type="float" office:value="21.1844428658523" calcext:value-type="float">
            <text:p>21.1844428659</text:p>
          </table:table-cell>
          <table:table-cell table:formula="of:=SQRT(([.D445]*[.D445])+([.E445]*[.E445]))" office:value-type="float" office:value="72.6137589881958" calcext:value-type="float">
            <text:p>72.6137589882</text:p>
          </table:table-cell>
          <table:table-cell/>
          <table:table-cell table:formula="of:=(([.$A$2]/[.$E$2])*((0-COS([.$E$2]*[.B445] + [.$G$2])) - (0-COS([.$G$2])))) + (([.$B$2]*[.B445]/[.$E$2])*(0-COS([.$E$2]*[.B445] + [.$G$2]))) + (([.$B$2]/POWER([.$E$2];2)) * (SIN([.$E$2]*[.B445] + [.$G$2]) - SIN([.$G$2])))" office:value-type="float" office:value="68.9387342038713" calcext:value-type="float">
            <text:p>68.9387342039</text:p>
          </table:table-cell>
          <table:table-cell table:formula="of:=(([.$A$2]/[.$E$2])*(   SIN([.$E$2]*[.B445] + [.$G$2])  -    SIN([.$G$2])))  + (([.$B$2]*[.B445]/[.$E$2])*   SIN([.$E$2]*[.B445] + [.$G$2]))  + (([.$B$2]/POWER([.$E$2];2)) * (COS([.$E$2]*[.B445] + [.$G$2]) - COS([.$G$2])))" office:value-type="float" office:value="22.1600939992858" calcext:value-type="float">
            <text:p>22.1600939993</text:p>
          </table:table-cell>
          <table:table-cell table:formula="of:=SQRT(POWER([.H445];2)+POWER([.I445];2))" office:value-type="float" office:value="72.4128361527789" calcext:value-type="float">
            <text:p>72.4128361528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[.B446]*[.$D$2]" office:value-type="float" office:value="876" calcext:value-type="float">
            <text:p>876</text:p>
          </table:table-cell>
          <table:table-cell table:formula="of:=[.D445]+SIN(RADIANS([.$C446]))*MIN(([.$A$2]+([.B446]*[.$B$2]));[.$C$2])" office:value-type="float" office:value="70.4269591172954" calcext:value-type="float">
            <text:p>70.4269591173</text:p>
          </table:table-cell>
          <table:table-cell table:formula="of:=[.E445]+COS(RADIANS([.$C446]))*MIN(([.$A$2]+([.B446]*[.$B$2]));[.$C$2])" office:value-type="float" office:value="19.0010692220865" calcext:value-type="float">
            <text:p>19.0010692221</text:p>
          </table:table-cell>
          <table:table-cell table:formula="of:=SQRT(([.D446]*[.D446])+([.E446]*[.E446]))" office:value-type="float" office:value="72.9451657211889" calcext:value-type="float">
            <text:p>72.9451657212</text:p>
          </table:table-cell>
          <table:table-cell/>
          <table:table-cell table:formula="of:=(([.$A$2]/[.$E$2])*((0-COS([.$E$2]*[.B446] + [.$G$2])) - (0-COS([.$G$2])))) + (([.$B$2]*[.B446]/[.$E$2])*(0-COS([.$E$2]*[.B446] + [.$G$2]))) + (([.$B$2]/POWER([.$E$2];2)) * (SIN([.$E$2]*[.B446] + [.$G$2]) - SIN([.$G$2])))" office:value-type="float" office:value="69.9476710079635" calcext:value-type="float">
            <text:p>69.947671008</text:p>
          </table:table-cell>
          <table:table-cell table:formula="of:=(([.$A$2]/[.$E$2])*(   SIN([.$E$2]*[.B446] + [.$G$2])  -    SIN([.$G$2])))  + (([.$B$2]*[.B446]/[.$E$2])*   SIN([.$E$2]*[.B446] + [.$G$2]))  + (([.$B$2]/POWER([.$E$2];2)) * (COS([.$E$2]*[.B446] + [.$G$2]) - COS([.$G$2])))" office:value-type="float" office:value="19.9963879170969" calcext:value-type="float">
            <text:p>19.9963879171</text:p>
          </table:table-cell>
          <table:table-cell table:formula="of:=SQRT(POWER([.H446];2)+POWER([.I446];2))" office:value-type="float" office:value="72.7497918152988" calcext:value-type="float">
            <text:p>72.749791815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[.B447]*[.$D$2]" office:value-type="float" office:value="878" calcext:value-type="float">
            <text:p>878</text:p>
          </table:table-cell>
          <table:table-cell table:formula="of:=[.D446]+SIN(RADIANS([.$C447]))*MIN(([.$A$2]+([.B447]*[.$B$2]));[.$C$2])" office:value-type="float" office:value="71.3241419085265" calcext:value-type="float">
            <text:p>71.3241419085</text:p>
          </table:table-cell>
          <table:table-cell table:formula="of:=[.E446]+COS(RADIANS([.$C447]))*MIN(([.$A$2]+([.B447]*[.$B$2]));[.$C$2])" office:value-type="float" office:value="16.780463890399" calcext:value-type="float">
            <text:p>16.7804638904</text:p>
          </table:table-cell>
          <table:table-cell table:formula="of:=SQRT(([.D447]*[.D447])+([.E447]*[.E447]))" office:value-type="float" office:value="73.2715305378877" calcext:value-type="float">
            <text:p>73.2715305379</text:p>
          </table:table-cell>
          <table:table-cell/>
          <table:table-cell table:formula="of:=(([.$A$2]/[.$E$2])*((0-COS([.$E$2]*[.B447] + [.$G$2])) - (0-COS([.$G$2])))) + (([.$B$2]*[.B447]/[.$E$2])*(0-COS([.$E$2]*[.B447] + [.$G$2]))) + (([.$B$2]/POWER([.$E$2];2)) * (SIN([.$E$2]*[.B447] + [.$G$2]) - SIN([.$G$2])))" office:value-type="float" office:value="70.8824344981923" calcext:value-type="float">
            <text:p>70.8824344982</text:p>
          </table:table-cell>
          <table:table-cell table:formula="of:=(([.$A$2]/[.$E$2])*(   SIN([.$E$2]*[.B447] + [.$G$2])  -    SIN([.$G$2])))  + (([.$B$2]*[.B447]/[.$E$2])*   SIN([.$E$2]*[.B447] + [.$G$2]))  + (([.$B$2]/POWER([.$E$2];2)) * (COS([.$E$2]*[.B447] + [.$G$2]) - COS([.$G$2])))" office:value-type="float" office:value="17.7941862289219" calcext:value-type="float">
            <text:p>17.7941862289</text:p>
          </table:table-cell>
          <table:table-cell table:formula="of:=SQRT(POWER([.H447];2)+POWER([.I447];2))" office:value-type="float" office:value="73.0818211591643" calcext:value-type="float">
            <text:p>73.081821159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448]*[.$D$2]" office:value-type="float" office:value="880" calcext:value-type="float">
            <text:p>880</text:p>
          </table:table-cell>
          <table:table-cell table:formula="of:=[.D447]+SIN(RADIANS([.$C448]))*MIN(([.$A$2]+([.B448]*[.$B$2]));[.$C$2])" office:value-type="float" office:value="72.1449902525081" calcext:value-type="float">
            <text:p>72.1449902525</text:p>
          </table:table-cell>
          <table:table-cell table:formula="of:=[.E447]+COS(RADIANS([.$C448]))*MIN(([.$A$2]+([.B448]*[.$B$2]));[.$C$2])" office:value-type="float" office:value="14.5252016005129" calcext:value-type="float">
            <text:p>14.5252016005</text:p>
          </table:table-cell>
          <table:table-cell table:formula="of:=SQRT(([.D448]*[.D448])+([.E448]*[.E448]))" office:value-type="float" office:value="73.5926701517891" calcext:value-type="float">
            <text:p>73.5926701518</text:p>
          </table:table-cell>
          <table:table-cell/>
          <table:table-cell table:formula="of:=(([.$A$2]/[.$E$2])*((0-COS([.$E$2]*[.B448] + [.$G$2])) - (0-COS([.$G$2])))) + (([.$B$2]*[.B448]/[.$E$2])*(0-COS([.$E$2]*[.B448] + [.$G$2]))) + (([.$B$2]/POWER([.$E$2];2)) * (SIN([.$E$2]*[.B448] + [.$G$2]) - SIN([.$G$2])))" office:value-type="float" office:value="71.7415645739828" calcext:value-type="float">
            <text:p>71.741564574</text:p>
          </table:table-cell>
          <table:table-cell table:formula="of:=(([.$A$2]/[.$E$2])*(   SIN([.$E$2]*[.B448] + [.$G$2])  -    SIN([.$G$2])))  + (([.$B$2]*[.B448]/[.$E$2])*   SIN([.$E$2]*[.B448] + [.$G$2]))  + (([.$B$2]/POWER([.$E$2];2)) * (COS([.$E$2]*[.B448] + [.$G$2]) - COS([.$G$2])))" office:value-type="float" office:value="15.5560356220203" calcext:value-type="float">
            <text:p>15.556035622</text:p>
          </table:table-cell>
          <table:table-cell table:formula="of:=SQRT(POWER([.H448];2)+POWER([.I448];2))" office:value-type="float" office:value="73.4087347104996" calcext:value-type="float">
            <text:p>73.4087347105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[.B449]*[.$D$2]" office:value-type="float" office:value="882" calcext:value-type="float">
            <text:p>882</text:p>
          </table:table-cell>
          <table:table-cell table:formula="of:=[.D448]+SIN(RADIANS([.$C449]))*MIN(([.$A$2]+([.B449]*[.$B$2]));[.$C$2])" office:value-type="float" office:value="72.8881761239798" calcext:value-type="float">
            <text:p>72.888176124</text:p>
          </table:table-cell>
          <table:table-cell table:formula="of:=[.E448]+COS(RADIANS([.$C449]))*MIN(([.$A$2]+([.B449]*[.$B$2]));[.$C$2])" office:value-type="float" office:value="12.237910678823" calcext:value-type="float">
            <text:p>12.2379106788</text:p>
          </table:table-cell>
          <table:table-cell table:formula="of:=SQRT(([.D449]*[.D449])+([.E449]*[.E449]))" office:value-type="float" office:value="73.9084073462766" calcext:value-type="float">
            <text:p>73.9084073463</text:p>
          </table:table-cell>
          <table:table-cell/>
          <table:table-cell table:formula="of:=(([.$A$2]/[.$E$2])*((0-COS([.$E$2]*[.B449] + [.$G$2])) - (0-COS([.$G$2])))) + (([.$B$2]*[.B449]/[.$E$2])*(0-COS([.$E$2]*[.B449] + [.$G$2]))) + (([.$B$2]/POWER([.$E$2];2)) * (SIN([.$E$2]*[.B449] + [.$G$2]) - SIN([.$G$2])))" office:value-type="float" office:value="72.5236887193476" calcext:value-type="float">
            <text:p>72.5236887193</text:p>
          </table:table-cell>
          <table:table-cell table:formula="of:=(([.$A$2]/[.$E$2])*(   SIN([.$E$2]*[.B449] + [.$G$2])  -    SIN([.$G$2])))  + (([.$B$2]*[.B449]/[.$E$2])*   SIN([.$E$2]*[.B449] + [.$G$2]))  + (([.$B$2]/POWER([.$E$2];2)) * (COS([.$E$2]*[.B449] + [.$G$2]) - COS([.$G$2])))" office:value-type="float" office:value="13.2845378758848" calcext:value-type="float">
            <text:p>13.2845378759</text:p>
          </table:table-cell>
          <table:table-cell table:formula="of:=SQRT(POWER([.H449];2)+POWER([.I449];2))" office:value-type="float" office:value="73.7303490567937" calcext:value-type="float">
            <text:p>73.7303490568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[.B450]*[.$D$2]" office:value-type="float" office:value="884" calcext:value-type="float">
            <text:p>884</text:p>
          </table:table-cell>
          <table:table-cell table:formula="of:=[.D449]+SIN(RADIANS([.$C450]))*MIN(([.$A$2]+([.B450]*[.$B$2]));[.$C$2])" office:value-type="float" office:value="73.5524621514988" calcext:value-type="float">
            <text:p>73.5524621515</text:p>
          </table:table-cell>
          <table:table-cell table:formula="of:=[.E449]+COS(RADIANS([.$C450]))*MIN(([.$A$2]+([.B450]*[.$B$2]));[.$C$2])" office:value-type="float" office:value="9.92126999161166" calcext:value-type="float">
            <text:p>9.9212699916</text:p>
          </table:table-cell>
          <table:table-cell table:formula="of:=SQRT(([.D450]*[.D450])+([.E450]*[.E450]))" office:value-type="float" office:value="74.2185710371341" calcext:value-type="float">
            <text:p>74.2185710371</text:p>
          </table:table-cell>
          <table:table-cell/>
          <table:table-cell table:formula="of:=(([.$A$2]/[.$E$2])*((0-COS([.$E$2]*[.B450] + [.$G$2])) - (0-COS([.$G$2])))) + (([.$B$2]*[.B450]/[.$E$2])*(0-COS([.$E$2]*[.B450] + [.$G$2]))) + (([.$B$2]/POWER([.$E$2];2)) * (SIN([.$E$2]*[.B450] + [.$G$2]) - SIN([.$G$2])))" office:value-type="float" office:value="73.2275240720211" calcext:value-type="float">
            <text:p>73.227524072</text:p>
          </table:table-cell>
          <table:table-cell table:formula="of:=(([.$A$2]/[.$E$2])*(   SIN([.$E$2]*[.B450] + [.$G$2])  -    SIN([.$G$2])))  + (([.$B$2]*[.B450]/[.$E$2])*   SIN([.$E$2]*[.B450] + [.$G$2]))  + (([.$B$2]/POWER([.$E$2];2)) * (COS([.$E$2]*[.B450] + [.$G$2]) - COS([.$G$2])))" office:value-type="float" office:value="10.9823468447427" calcext:value-type="float">
            <text:p>10.9823468447</text:p>
          </table:table-cell>
          <table:table-cell table:formula="of:=SQRT(POWER([.H450];2)+POWER([.I450];2))" office:value-type="float" office:value="74.0464869115116" calcext:value-type="float">
            <text:p>74.0464869115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[.B451]*[.$D$2]" office:value-type="float" office:value="886" calcext:value-type="float">
            <text:p>886</text:p>
          </table:table-cell>
          <table:table-cell table:formula="of:=[.D450]+SIN(RADIANS([.$C451]))*MIN(([.$A$2]+([.B451]*[.$B$2]));[.$C$2])" office:value-type="float" office:value="74.136703529372" calcext:value-type="float">
            <text:p>74.1367035294</text:p>
          </table:table-cell>
          <table:table-cell table:formula="of:=[.E450]+COS(RADIANS([.$C451]))*MIN(([.$A$2]+([.B451]*[.$B$2]));[.$C$2])" office:value-type="float" office:value="7.57800581265513" calcext:value-type="float">
            <text:p>7.5780058127</text:p>
          </table:table-cell>
          <table:table-cell table:formula="of:=SQRT(([.D451]*[.D451])+([.E451]*[.E451]))" office:value-type="float" office:value="74.5229963319956" calcext:value-type="float">
            <text:p>74.522996332</text:p>
          </table:table-cell>
          <table:table-cell/>
          <table:table-cell table:formula="of:=(([.$A$2]/[.$E$2])*((0-COS([.$E$2]*[.B451] + [.$G$2])) - (0-COS([.$G$2])))) + (([.$B$2]*[.B451]/[.$E$2])*(0-COS([.$E$2]*[.B451] + [.$G$2]))) + (([.$B$2]/POWER([.$E$2];2)) * (SIN([.$E$2]*[.B451] + [.$G$2]) - SIN([.$G$2])))" office:value-type="float" office:value="73.8518793884408" calcext:value-type="float">
            <text:p>73.8518793884</text:p>
          </table:table-cell>
          <table:table-cell table:formula="of:=(([.$A$2]/[.$E$2])*(   SIN([.$E$2]*[.B451] + [.$G$2])  -    SIN([.$G$2])))  + (([.$B$2]*[.B451]/[.$E$2])*   SIN([.$E$2]*[.B451] + [.$G$2]))  + (([.$B$2]/POWER([.$E$2];2)) * (COS([.$E$2]*[.B451] + [.$G$2]) - COS([.$G$2])))" office:value-type="float" office:value="8.65216536266691" calcext:value-type="float">
            <text:p>8.6521653627</text:p>
          </table:table-cell>
          <table:table-cell table:formula="of:=SQRT(POWER([.H451];2)+POWER([.I451];2))" office:value-type="float" office:value="74.3569771754321" calcext:value-type="float">
            <text:p>74.3569771754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[.B452]*[.$D$2]" office:value-type="float" office:value="888" calcext:value-type="float">
            <text:p>888</text:p>
          </table:table-cell>
          <table:table-cell table:formula="of:=[.D451]+SIN(RADIANS([.$C452]))*MIN(([.$A$2]+([.B452]*[.$B$2]));[.$C$2])" office:value-type="float" office:value="74.639849821151" calcext:value-type="float">
            <text:p>74.6398498212</text:p>
          </table:table-cell>
          <table:table-cell table:formula="of:=[.E451]+COS(RADIANS([.$C452]))*MIN(([.$A$2]+([.B452]*[.$B$2]));[.$C$2])" office:value-type="float" office:value="5.21088861887932" calcext:value-type="float">
            <text:p>5.2108886189</text:p>
          </table:table-cell>
          <table:table-cell table:formula="of:=SQRT(([.D452]*[.D452])+([.E452]*[.E452]))" office:value-type="float" office:value="74.8215245869953" calcext:value-type="float">
            <text:p>74.821524587</text:p>
          </table:table-cell>
          <table:table-cell/>
          <table:table-cell table:formula="of:=(([.$A$2]/[.$E$2])*((0-COS([.$E$2]*[.B452] + [.$G$2])) - (0-COS([.$G$2])))) + (([.$B$2]*[.B452]/[.$E$2])*(0-COS([.$E$2]*[.B452] + [.$G$2]))) + (([.$B$2]/POWER([.$E$2];2)) * (SIN([.$E$2]*[.B452] + [.$G$2]) - SIN([.$G$2])))" office:value-type="float" office:value="74.3956569016905" calcext:value-type="float">
            <text:p>74.3956569017</text:p>
          </table:table-cell>
          <table:table-cell table:formula="of:=(([.$A$2]/[.$E$2])*(   SIN([.$E$2]*[.B452] + [.$G$2])  -    SIN([.$G$2])))  + (([.$B$2]*[.B452]/[.$E$2])*   SIN([.$E$2]*[.B452] + [.$G$2]))  + (([.$B$2]/POWER([.$E$2];2)) * (COS([.$E$2]*[.B452] + [.$G$2]) - COS([.$G$2])))" office:value-type="float" office:value="6.29674207489811" calcext:value-type="float">
            <text:p>6.2967420749</text:p>
          </table:table-cell>
          <table:table-cell table:formula="of:=SQRT(POWER([.H452];2)+POWER([.I452];2))" office:value-type="float" office:value="74.6616549949962" calcext:value-type="float">
            <text:p>74.661654995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[.B453]*[.$D$2]" office:value-type="float" office:value="890" calcext:value-type="float">
            <text:p>890</text:p>
          </table:table-cell>
          <table:table-cell table:formula="of:=[.D452]+SIN(RADIANS([.$C453]))*MIN(([.$A$2]+([.B453]*[.$B$2]));[.$C$2])" office:value-type="float" office:value="75.0609466519933" calcext:value-type="float">
            <text:p>75.060946652</text:p>
          </table:table-cell>
          <table:table-cell table:formula="of:=[.E452]+COS(RADIANS([.$C453]))*MIN(([.$A$2]+([.B453]*[.$B$2]));[.$C$2])" office:value-type="float" office:value="2.82272981782472" calcext:value-type="float">
            <text:p>2.8227298178</text:p>
          </table:table-cell>
          <table:table-cell table:formula="of:=SQRT(([.D453]*[.D453])+([.E453]*[.E453]))" office:value-type="float" office:value="75.1140034608582" calcext:value-type="float">
            <text:p>75.1140034609</text:p>
          </table:table-cell>
          <table:table-cell/>
          <table:table-cell table:formula="of:=(([.$A$2]/[.$E$2])*((0-COS([.$E$2]*[.B453] + [.$G$2])) - (0-COS([.$G$2])))) + (([.$B$2]*[.B453]/[.$E$2])*(0-COS([.$E$2]*[.B453] + [.$G$2]))) + (([.$B$2]/POWER([.$E$2];2)) * (SIN([.$E$2]*[.B453] + [.$G$2]) - SIN([.$G$2])))" office:value-type="float" office:value="74.8578540696482" calcext:value-type="float">
            <text:p>74.8578540696</text:p>
          </table:table-cell>
          <table:table-cell table:formula="of:=(([.$A$2]/[.$E$2])*(   SIN([.$E$2]*[.B453] + [.$G$2])  -    SIN([.$G$2])))  + (([.$B$2]*[.B453]/[.$E$2])*   SIN([.$E$2]*[.B453] + [.$G$2]))  + (([.$B$2]/POWER([.$E$2];2)) * (COS([.$E$2]*[.B453] + [.$G$2]) - COS([.$G$2])))" office:value-type="float" office:value="3.91886819908715" calcext:value-type="float">
            <text:p>3.9188681991</text:p>
          </table:table-cell>
          <table:table-cell table:formula="of:=SQRT(POWER([.H453];2)+POWER([.I453];2))" office:value-type="float" office:value="74.9603618179272" calcext:value-type="float">
            <text:p>74.9603618179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[.B454]*[.$D$2]" office:value-type="float" office:value="892" calcext:value-type="float">
            <text:p>892</text:p>
          </table:table-cell>
          <table:table-cell table:formula="of:=[.D453]+SIN(RADIANS([.$C454]))*MIN(([.$A$2]+([.B454]*[.$B$2]));[.$C$2])" office:value-type="float" office:value="75.3991372873262" calcext:value-type="float">
            <text:p>75.3991372873</text:p>
          </table:table-cell>
          <table:table-cell table:formula="of:=[.E453]+COS(RADIANS([.$C454]))*MIN(([.$A$2]+([.B454]*[.$B$2]));[.$C$2])" office:value-type="float" office:value="0.4163784107827" calcext:value-type="float">
            <text:p>0.4163784108</text:p>
          </table:table-cell>
          <table:table-cell table:formula="of:=SQRT(([.D454]*[.D454])+([.E454]*[.E454]))" office:value-type="float" office:value="75.4002869666557" calcext:value-type="float">
            <text:p>75.4002869667</text:p>
          </table:table-cell>
          <table:table-cell/>
          <table:table-cell table:formula="of:=(([.$A$2]/[.$E$2])*((0-COS([.$E$2]*[.B454] + [.$G$2])) - (0-COS([.$G$2])))) + (([.$B$2]*[.B454]/[.$E$2])*(0-COS([.$E$2]*[.B454] + [.$G$2]))) + (([.$B$2]/POWER([.$E$2];2)) * (SIN([.$E$2]*[.B454] + [.$G$2]) - SIN([.$G$2])))" office:value-type="float" office:value="75.2375652107067" calcext:value-type="float">
            <text:p>75.2375652107</text:p>
          </table:table-cell>
          <table:table-cell table:formula="of:=(([.$A$2]/[.$E$2])*(   SIN([.$E$2]*[.B454] + [.$G$2])  -    SIN([.$G$2])))  + (([.$B$2]*[.B454]/[.$E$2])*   SIN([.$E$2]*[.B454] + [.$G$2]))  + (([.$B$2]/POWER([.$E$2];2)) * (COS([.$E$2]*[.B454] + [.$G$2]) - COS([.$G$2])))" office:value-type="float" office:value="1.52137422027007" calcext:value-type="float">
            <text:p>1.5213742203</text:p>
          </table:table-cell>
          <table:table-cell table:formula="of:=SQRT(POWER([.H454];2)+POWER([.I454];2))" office:value-type="float" office:value="75.2529454463641" calcext:value-type="float">
            <text:p>75.2529454464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[.B455]*[.$D$2]" office:value-type="float" office:value="894" calcext:value-type="float">
            <text:p>894</text:p>
          </table:table-cell>
          <table:table-cell table:formula="of:=[.D454]+SIN(RADIANS([.$C455]))*MIN(([.$A$2]+([.B455]*[.$B$2]));[.$C$2])" office:value-type="float" office:value="75.653664095383" calcext:value-type="float">
            <text:p>75.6536640954</text:p>
          </table:table-cell>
          <table:table-cell table:formula="of:=[.E454]+COS(RADIANS([.$C455]))*MIN(([.$A$2]+([.B455]*[.$B$2]));[.$C$2])" office:value-type="float" office:value="-2.00528240443905" calcext:value-type="float">
            <text:p>-2.0052824044</text:p>
          </table:table-cell>
          <table:table-cell table:formula="of:=SQRT(([.D455]*[.D455])+([.E455]*[.E455]))" office:value-type="float" office:value="75.6802355214265" calcext:value-type="float">
            <text:p>75.6802355214</text:p>
          </table:table-cell>
          <table:table-cell/>
          <table:table-cell table:formula="of:=(([.$A$2]/[.$E$2])*((0-COS([.$E$2]*[.B455] + [.$G$2])) - (0-COS([.$G$2])))) + (([.$B$2]*[.B455]/[.$E$2])*(0-COS([.$E$2]*[.B455] + [.$G$2]))) + (([.$B$2]/POWER([.$E$2];2)) * (SIN([.$E$2]*[.B455] + [.$G$2]) - SIN([.$G$2])))" office:value-type="float" office:value="75.5339830245708" calcext:value-type="float">
            <text:p>75.5339830246</text:p>
          </table:table-cell>
          <table:table-cell table:formula="of:=(([.$A$2]/[.$E$2])*(   SIN([.$E$2]*[.B455] + [.$G$2])  -    SIN([.$G$2])))  + (([.$B$2]*[.B455]/[.$E$2])*   SIN([.$E$2]*[.B455] + [.$G$2]))  + (([.$B$2]/POWER([.$E$2];2)) * (COS([.$E$2]*[.B455] + [.$G$2]) - COS([.$G$2])))" office:value-type="float" office:value="-0.892873476514849" calcext:value-type="float">
            <text:p>-0.8928734765</text:p>
          </table:table-cell>
          <table:table-cell table:formula="of:=SQRT(POWER([.H455];2)+POWER([.I455];2))" office:value-type="float" office:value="75.5392600877267" calcext:value-type="float">
            <text:p>75.5392600877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456]*[.$D$2]" office:value-type="float" office:value="896" calcext:value-type="float">
            <text:p>896</text:p>
          </table:table-cell>
          <table:table-cell table:formula="of:=[.D455]+SIN(RADIANS([.$C456]))*MIN(([.$A$2]+([.B456]*[.$B$2]));[.$C$2])" office:value-type="float" office:value="75.8238698913186" calcext:value-type="float">
            <text:p>75.8238698913</text:p>
          </table:table-cell>
          <table:table-cell table:formula="of:=[.E455]+COS(RADIANS([.$C456]))*MIN(([.$A$2]+([.B456]*[.$B$2]));[.$C$2])" office:value-type="float" office:value="-4.43933868707302" calcext:value-type="float">
            <text:p>-4.4393386871</text:p>
          </table:table-cell>
          <table:table-cell table:formula="of:=SQRT(([.D456]*[.D456])+([.E456]*[.E456]))" office:value-type="float" office:value="75.9537159938483" calcext:value-type="float">
            <text:p>75.9537159938</text:p>
          </table:table-cell>
          <table:table-cell/>
          <table:table-cell table:formula="of:=(([.$A$2]/[.$E$2])*((0-COS([.$E$2]*[.B456] + [.$G$2])) - (0-COS([.$G$2])))) + (([.$B$2]*[.B456]/[.$E$2])*(0-COS([.$E$2]*[.B456] + [.$G$2]))) + (([.$B$2]/POWER([.$E$2];2)) * (SIN([.$E$2]*[.B456] + [.$G$2]) - SIN([.$G$2])))" office:value-type="float" office:value="75.7463999957685" calcext:value-type="float">
            <text:p>75.7463999958</text:p>
          </table:table-cell>
          <table:table-cell table:formula="of:=(([.$A$2]/[.$E$2])*(   SIN([.$E$2]*[.B456] + [.$G$2])  -    SIN([.$G$2])))  + (([.$B$2]*[.B456]/[.$E$2])*   SIN([.$E$2]*[.B456] + [.$G$2]))  + (([.$B$2]/POWER([.$E$2];2)) * (COS([.$E$2]*[.B456] + [.$G$2]) - COS([.$G$2])))" office:value-type="float" office:value="-3.32097603196362" calcext:value-type="float">
            <text:p>-3.320976032</text:p>
          </table:table-cell>
          <table:table-cell table:formula="of:=SQRT(POWER([.H456];2)+POWER([.I456];2))" office:value-type="float" office:value="75.8191664035146" calcext:value-type="float">
            <text:p>75.8191664035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[.B457]*[.$D$2]" office:value-type="float" office:value="898" calcext:value-type="float">
            <text:p>898</text:p>
          </table:table-cell>
          <table:table-cell table:formula="of:=[.D456]+SIN(RADIANS([.$C457]))*MIN(([.$A$2]+([.B457]*[.$B$2]));[.$C$2])" office:value-type="float" office:value="75.9091991607563" calcext:value-type="float">
            <text:p>75.9091991608</text:p>
          </table:table-cell>
          <table:table-cell table:formula="of:=[.E456]+COS(RADIANS([.$C457]))*MIN(([.$A$2]+([.B457]*[.$B$2]));[.$C$2])" office:value-type="float" office:value="-6.88284925913471" calcext:value-type="float">
            <text:p>-6.8828492591</text:p>
          </table:table-cell>
          <table:table-cell table:formula="of:=SQRT(([.D457]*[.D457])+([.E457]*[.E457]))" office:value-type="float" office:value="76.2206017501261" calcext:value-type="float">
            <text:p>76.2206017501</text:p>
          </table:table-cell>
          <table:table-cell/>
          <table:table-cell table:formula="of:=(([.$A$2]/[.$E$2])*((0-COS([.$E$2]*[.B457] + [.$G$2])) - (0-COS([.$G$2])))) + (([.$B$2]*[.B457]/[.$E$2])*(0-COS([.$E$2]*[.B457] + [.$G$2]))) + (([.$B$2]/POWER([.$E$2];2)) * (SIN([.$E$2]*[.B457] + [.$G$2]) - SIN([.$G$2])))" office:value-type="float" office:value="75.8742096776554" calcext:value-type="float">
            <text:p>75.8742096777</text:p>
          </table:table-cell>
          <table:table-cell table:formula="of:=(([.$A$2]/[.$E$2])*(   SIN([.$E$2]*[.B457] + [.$G$2])  -    SIN([.$G$2])))  + (([.$B$2]*[.B457]/[.$E$2])*   SIN([.$E$2]*[.B457] + [.$G$2]))  + (([.$B$2]/POWER([.$E$2];2)) * (COS([.$E$2]*[.B457] + [.$G$2]) - COS([.$G$2])))" office:value-type="float" office:value="-5.76000559250429" calcext:value-type="float">
            <text:p>-5.7600055925</text:p>
          </table:table-cell>
          <table:table-cell table:formula="of:=SQRT(POWER([.H457];2)+POWER([.I457];2))" office:value-type="float" office:value="76.0925315562211" calcext:value-type="float">
            <text:p>76.092531556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458]*[.$D$2]" office:value-type="float" office:value="900" calcext:value-type="float">
            <text:p>900</text:p>
          </table:table-cell>
          <table:table-cell table:formula="of:=[.D457]+SIN(RADIANS([.$C458]))*MIN(([.$A$2]+([.B458]*[.$B$2]));[.$C$2])" office:value-type="float" office:value="75.9091991607563" calcext:value-type="float">
            <text:p>75.9091991608</text:p>
          </table:table-cell>
          <table:table-cell table:formula="of:=[.E457]+COS(RADIANS([.$C458]))*MIN(([.$A$2]+([.B458]*[.$B$2]));[.$C$2])" office:value-type="float" office:value="-9.33284925913471" calcext:value-type="float">
            <text:p>-9.3328492591</text:p>
          </table:table-cell>
          <table:table-cell table:formula="of:=SQRT(([.D458]*[.D458])+([.E458]*[.E458]))" office:value-type="float" office:value="76.4807726982481" calcext:value-type="float">
            <text:p>76.4807726982</text:p>
          </table:table-cell>
          <table:table-cell/>
          <table:table-cell table:formula="of:=(([.$A$2]/[.$E$2])*((0-COS([.$E$2]*[.B458] + [.$G$2])) - (0-COS([.$G$2])))) + (([.$B$2]*[.B458]/[.$E$2])*(0-COS([.$E$2]*[.B458] + [.$G$2]))) + (([.$B$2]/POWER([.$E$2];2)) * (SIN([.$E$2]*[.B458] + [.$G$2]) - SIN([.$G$2])))" office:value-type="float" office:value="75.9169078548341" calcext:value-type="float">
            <text:p>75.9169078548</text:p>
          </table:table-cell>
          <table:table-cell table:formula="of:=(([.$A$2]/[.$E$2])*(   SIN([.$E$2]*[.B458] + [.$G$2])  -    SIN([.$G$2])))  + (([.$B$2]*[.B458]/[.$E$2])*   SIN([.$E$2]*[.B458] + [.$G$2]))  + (([.$B$2]/POWER([.$E$2];2)) * (COS([.$E$2]*[.B458] + [.$G$2]) - COS([.$G$2])))" office:value-type="float" office:value="-8.20700884037907" calcext:value-type="float">
            <text:p>-8.2070088404</text:p>
          </table:table-cell>
          <table:table-cell table:formula="of:=SQRT(POWER([.H458];2)+POWER([.I458];2))" office:value-type="float" office:value="76.3592292545271" calcext:value-type="float">
            <text:p>76.3592292545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[.B459]*[.$D$2]" office:value-type="float" office:value="902" calcext:value-type="float">
            <text:p>902</text:p>
          </table:table-cell>
          <table:table-cell table:formula="of:=[.D458]+SIN(RADIANS([.$C459]))*MIN(([.$A$2]+([.B459]*[.$B$2]));[.$C$2])" office:value-type="float" office:value="75.8235208963516" calcext:value-type="float">
            <text:p>75.8235208964</text:p>
          </table:table-cell>
          <table:table-cell table:formula="of:=[.E458]+COS(RADIANS([.$C459]))*MIN(([.$A$2]+([.B459]*[.$B$2]));[.$C$2])" office:value-type="float" office:value="-11.7863537394666" calcext:value-type="float">
            <text:p>-11.7863537395</text:p>
          </table:table-cell>
          <table:table-cell table:formula="of:=SQRT(([.D459]*[.D459])+([.E459]*[.E459]))" office:value-type="float" office:value="76.73411533074" calcext:value-type="float">
            <text:p>76.7341153307</text:p>
          </table:table-cell>
          <table:table-cell/>
          <table:table-cell table:formula="of:=(([.$A$2]/[.$E$2])*((0-COS([.$E$2]*[.B459] + [.$G$2])) - (0-COS([.$G$2])))) + (([.$B$2]*[.B459]/[.$E$2])*(0-COS([.$E$2]*[.B459] + [.$G$2]))) + (([.$B$2]/POWER([.$E$2];2)) * (SIN([.$E$2]*[.B459] + [.$G$2]) - SIN([.$G$2])))" office:value-type="float" office:value="75.8740935820547" calcext:value-type="float">
            <text:p>75.8740935821</text:p>
          </table:table-cell>
          <table:table-cell table:formula="of:=(([.$A$2]/[.$E$2])*(   SIN([.$E$2]*[.B459] + [.$G$2])  -    SIN([.$G$2])))  + (([.$B$2]*[.B459]/[.$E$2])*   SIN([.$E$2]*[.B459] + [.$G$2]))  + (([.$B$2]/POWER([.$E$2];2)) * (COS([.$E$2]*[.B459] + [.$G$2]) - COS([.$G$2])))" office:value-type="float" office:value="-10.6590105695552" calcext:value-type="float">
            <text:p>-10.6590105696</text:p>
          </table:table-cell>
          <table:table-cell table:formula="of:=SQRT(POWER([.H459];2)+POWER([.I459];2))" office:value-type="float" office:value="76.619139796922" calcext:value-type="float">
            <text:p>76.6191397969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[.B460]*[.$D$2]" office:value-type="float" office:value="904" calcext:value-type="float">
            <text:p>904</text:p>
          </table:table-cell>
          <table:table-cell table:formula="of:=[.D459]+SIN(RADIANS([.$C460]))*MIN(([.$A$2]+([.B460]*[.$B$2]));[.$C$2])" office:value-type="float" office:value="75.6519199709411" calcext:value-type="float">
            <text:p>75.6519199709</text:p>
          </table:table-cell>
          <table:table-cell table:formula="of:=[.E459]+COS(RADIANS([.$C460]))*MIN(([.$A$2]+([.B460]*[.$B$2]));[.$C$2])" office:value-type="float" office:value="-14.2403613031058" calcext:value-type="float">
            <text:p>-14.2403613031</text:p>
          </table:table-cell>
          <table:table-cell table:formula="of:=SQRT(([.D460]*[.D460])+([.E460]*[.E460]))" office:value-type="float" office:value="76.9805227660391" calcext:value-type="float">
            <text:p>76.980522766</text:p>
          </table:table-cell>
          <table:table-cell/>
          <table:table-cell table:formula="of:=(([.$A$2]/[.$E$2])*((0-COS([.$E$2]*[.B460] + [.$G$2])) - (0-COS([.$G$2])))) + (([.$B$2]*[.B460]/[.$E$2])*(0-COS([.$E$2]*[.B460] + [.$G$2]))) + (([.$B$2]/POWER([.$E$2];2)) * (SIN([.$E$2]*[.B460] + [.$G$2]) - SIN([.$G$2])))" office:value-type="float" office:value="75.7454700978154" calcext:value-type="float">
            <text:p>75.7454700978</text:p>
          </table:table-cell>
          <table:table-cell table:formula="of:=(([.$A$2]/[.$E$2])*(   SIN([.$E$2]*[.B460] + [.$G$2])  -    SIN([.$G$2])))  + (([.$B$2]*[.B460]/[.$E$2])*   SIN([.$E$2]*[.B460] + [.$G$2]))  + (([.$B$2]/POWER([.$E$2];2)) * (COS([.$E$2]*[.B460] + [.$G$2]) - COS([.$G$2])))" office:value-type="float" office:value="-13.1130173031349" calcext:value-type="float">
            <text:p>-13.1130173031</text:p>
          </table:table-cell>
          <table:table-cell table:formula="of:=SQRT(POWER([.H460];2)+POWER([.I460];2))" office:value-type="float" office:value="76.872150113883" calcext:value-type="float">
            <text:p>76.872150113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[.B461]*[.$D$2]" office:value-type="float" office:value="906" calcext:value-type="float">
            <text:p>906</text:p>
          </table:table-cell>
          <table:table-cell table:formula="of:=[.D460]+SIN(RADIANS([.$C461]))*MIN(([.$A$2]+([.B461]*[.$B$2]));[.$C$2])" office:value-type="float" office:value="75.3942573089863" calcext:value-type="float">
            <text:p>75.394257309</text:p>
          </table:table-cell>
          <table:table-cell table:formula="of:=[.E460]+COS(RADIANS([.$C461]))*MIN(([.$A$2]+([.B461]*[.$B$2]));[.$C$2])" office:value-type="float" office:value="-16.6918577751885" calcext:value-type="float">
            <text:p>-16.6918577752</text:p>
          </table:table-cell>
          <table:table-cell table:formula="of:=SQRT(([.D461]*[.D461])+([.E461]*[.E461]))" office:value-type="float" office:value="77.219894788589" calcext:value-type="float">
            <text:p>77.2198947886</text:p>
          </table:table-cell>
          <table:table-cell/>
          <table:table-cell table:formula="of:=(([.$A$2]/[.$E$2])*((0-COS([.$E$2]*[.B461] + [.$G$2])) - (0-COS([.$G$2])))) + (([.$B$2]*[.B461]/[.$E$2])*(0-COS([.$E$2]*[.B461] + [.$G$2]))) + (([.$B$2]/POWER([.$E$2];2)) * (SIN([.$E$2]*[.B461] + [.$G$2]) - SIN([.$G$2])))" office:value-type="float" office:value="75.5308456110312" calcext:value-type="float">
            <text:p>75.530845611</text:p>
          </table:table-cell>
          <table:table-cell table:formula="of:=(([.$A$2]/[.$E$2])*(   SIN([.$E$2]*[.B461] + [.$G$2])  -    SIN([.$G$2])))  + (([.$B$2]*[.B461]/[.$E$2])*   SIN([.$E$2]*[.B461] + [.$G$2]))  + (([.$B$2]/POWER([.$E$2];2)) * (COS([.$E$2]*[.B461] + [.$G$2]) - COS([.$G$2])))" office:value-type="float" office:value="-15.5660209478656" calcext:value-type="float">
            <text:p>-15.5660209479</text:p>
          </table:table-cell>
          <table:table-cell table:formula="of:=SQRT(POWER([.H461];2)+POWER([.I461];2))" office:value-type="float" office:value="77.1181538087293" calcext:value-type="float">
            <text:p>77.1181538087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[.B462]*[.$D$2]" office:value-type="float" office:value="908" calcext:value-type="float">
            <text:p>908</text:p>
          </table:table-cell>
          <table:table-cell table:formula="of:=[.D461]+SIN(RADIANS([.$C462]))*MIN(([.$A$2]+([.B462]*[.$B$2]));[.$C$2])" office:value-type="float" office:value="75.050499749615" calcext:value-type="float">
            <text:p>75.0504997496</text:p>
          </table:table-cell>
          <table:table-cell table:formula="of:=[.E461]+COS(RADIANS([.$C462]))*MIN(([.$A$2]+([.B462]*[.$B$2]));[.$C$2])" office:value-type="float" office:value="-19.1378199049802" calcext:value-type="float">
            <text:p>-19.137819905</text:p>
          </table:table-cell>
          <table:table-cell table:formula="of:=SQRT(([.D462]*[.D462])+([.E462]*[.E462]))" office:value-type="float" office:value="77.452137887746" calcext:value-type="float">
            <text:p>77.4521378877</text:p>
          </table:table-cell>
          <table:table-cell/>
          <table:table-cell table:formula="of:=(([.$A$2]/[.$E$2])*((0-COS([.$E$2]*[.B462] + [.$G$2])) - (0-COS([.$G$2])))) + (([.$B$2]*[.B462]/[.$E$2])*(0-COS([.$E$2]*[.B462] + [.$G$2]))) + (([.$B$2]/POWER([.$E$2];2)) * (SIN([.$E$2]*[.B462] + [.$G$2]) - SIN([.$G$2])))" office:value-type="float" office:value="75.2301339592937" calcext:value-type="float">
            <text:p>75.2301339593</text:p>
          </table:table-cell>
          <table:table-cell table:formula="of:=(([.$A$2]/[.$E$2])*(   SIN([.$E$2]*[.B462] + [.$G$2])  -    SIN([.$G$2])))  + (([.$B$2]*[.B462]/[.$E$2])*   SIN([.$E$2]*[.B462] + [.$G$2]))  + (([.$B$2]/POWER([.$E$2];2)) * (COS([.$E$2]*[.B462] + [.$G$2]) - COS([.$G$2])))" office:value-type="float" office:value="-18.0150024812915" calcext:value-type="float">
            <text:p>-18.0150024813</text:p>
          </table:table-cell>
          <table:table-cell table:formula="of:=SQRT(POWER([.H462];2)+POWER([.I462];2))" office:value-type="float" office:value="77.3570511972517" calcext:value-type="float">
            <text:p>77.3570511973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[.B463]*[.$D$2]" office:value-type="float" office:value="910" calcext:value-type="float">
            <text:p>910</text:p>
          </table:table-cell>
          <table:table-cell table:formula="of:=[.D462]+SIN(RADIANS([.$C463]))*MIN(([.$A$2]+([.B463]*[.$B$2]));[.$C$2])" office:value-type="float" office:value="74.6207205098893" calcext:value-type="float">
            <text:p>74.6207205099</text:p>
          </table:table-cell>
          <table:table-cell table:formula="of:=[.E462]+COS(RADIANS([.$C463]))*MIN(([.$A$2]+([.B463]*[.$B$2]));[.$C$2])" office:value-type="float" office:value="-21.5752190936854" calcext:value-type="float">
            <text:p>-21.5752190937</text:p>
          </table:table-cell>
          <table:table-cell table:formula="of:=SQRT(([.D463]*[.D463])+([.E463]*[.E463]))" office:value-type="float" office:value="77.6771652955715" calcext:value-type="float">
            <text:p>77.6771652956</text:p>
          </table:table-cell>
          <table:table-cell/>
          <table:table-cell table:formula="of:=(([.$A$2]/[.$E$2])*((0-COS([.$E$2]*[.B463] + [.$G$2])) - (0-COS([.$G$2])))) + (([.$B$2]*[.B463]/[.$E$2])*(0-COS([.$E$2]*[.B463] + [.$G$2]))) + (([.$B$2]/POWER([.$E$2];2)) * (SIN([.$E$2]*[.B463] + [.$G$2]) - SIN([.$G$2])))" office:value-type="float" office:value="74.843355137404" calcext:value-type="float">
            <text:p>74.8433551374</text:p>
          </table:table-cell>
          <table:table-cell table:formula="of:=(([.$A$2]/[.$E$2])*(   SIN([.$E$2]*[.B463] + [.$G$2])  -    SIN([.$G$2])))  + (([.$B$2]*[.B463]/[.$E$2])*   SIN([.$E$2]*[.B463] + [.$G$2]))  + (([.$B$2]/POWER([.$E$2];2)) * (COS([.$E$2]*[.B463] + [.$G$2]) - COS([.$G$2])))" office:value-type="float" office:value="-20.4569356670226" calcext:value-type="float">
            <text:p>-20.456935667</text:p>
          </table:table-cell>
          <table:table-cell table:formula="of:=SQRT(POWER([.H463];2)+POWER([.I463];2))" office:value-type="float" office:value="77.5887493462053" calcext:value-type="float">
            <text:p>77.5887493462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464]*[.$D$2]" office:value-type="float" office:value="912" calcext:value-type="float">
            <text:p>912</text:p>
          </table:table-cell>
          <table:table-cell table:formula="of:=[.D463]+SIN(RADIANS([.$C464]))*MIN(([.$A$2]+([.B464]*[.$B$2]));[.$C$2])" office:value-type="float" office:value="74.1050995166613" calcext:value-type="float">
            <text:p>74.1050995167</text:p>
          </table:table-cell>
          <table:table-cell table:formula="of:=[.E463]+COS(RADIANS([.$C464]))*MIN(([.$A$2]+([.B464]*[.$B$2]));[.$C$2])" office:value-type="float" office:value="-24.0010251435053" calcext:value-type="float">
            <text:p>-24.0010251435</text:p>
          </table:table-cell>
          <table:table-cell table:formula="of:=SQRT(([.D464]*[.D464])+([.E464]*[.E464]))" office:value-type="float" office:value="77.8948970235756" calcext:value-type="float">
            <text:p>77.8948970236</text:p>
          </table:table-cell>
          <table:table-cell/>
          <table:table-cell table:formula="of:=(([.$A$2]/[.$E$2])*((0-COS([.$E$2]*[.B464] + [.$G$2])) - (0-COS([.$G$2])))) + (([.$B$2]*[.B464]/[.$E$2])*(0-COS([.$E$2]*[.B464] + [.$G$2]))) + (([.$B$2]/POWER([.$E$2];2)) * (SIN([.$E$2]*[.B464] + [.$G$2]) - SIN([.$G$2])))" office:value-type="float" office:value="74.3706356950178" calcext:value-type="float">
            <text:p>74.370635695</text:p>
          </table:table-cell>
          <table:table-cell table:formula="of:=(([.$A$2]/[.$E$2])*(   SIN([.$E$2]*[.B464] + [.$G$2])  -    SIN([.$G$2])))  + (([.$B$2]*[.B464]/[.$E$2])*   SIN([.$E$2]*[.B464] + [.$G$2]))  + (([.$B$2]/POWER([.$E$2];2)) * (COS([.$E$2]*[.B464] + [.$G$2]) - COS([.$G$2])))" office:value-type="float" office:value="-22.8887907935539" calcext:value-type="float">
            <text:p>-22.8887907936</text:p>
          </table:table-cell>
          <table:table-cell table:formula="of:=SQRT(POWER([.H464];2)+POWER([.I464];2))" office:value-type="float" office:value="77.8131621107389" calcext:value-type="float">
            <text:p>77.813162110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[.B465]*[.$D$2]" office:value-type="float" office:value="914" calcext:value-type="float">
            <text:p>914</text:p>
          </table:table-cell>
          <table:table-cell table:formula="of:=[.D464]+SIN(RADIANS([.$C465]))*MIN(([.$A$2]+([.B465]*[.$B$2]));[.$C$2])" office:value-type="float" office:value="73.5039236060961" calcext:value-type="float">
            <text:p>73.5039236061</text:p>
          </table:table-cell>
          <table:table-cell table:formula="of:=[.E464]+COS(RADIANS([.$C465]))*MIN(([.$A$2]+([.B465]*[.$B$2]));[.$C$2])" office:value-type="float" office:value="-26.4122100233011" calcext:value-type="float">
            <text:p>-26.4122100233</text:p>
          </table:table-cell>
          <table:table-cell table:formula="of:=SQRT(([.D465]*[.D465])+([.E465]*[.E465]))" office:value-type="float" office:value="78.1052598984587" calcext:value-type="float">
            <text:p>78.1052598985</text:p>
          </table:table-cell>
          <table:table-cell/>
          <table:table-cell table:formula="of:=(([.$A$2]/[.$E$2])*((0-COS([.$E$2]*[.B465] + [.$G$2])) - (0-COS([.$G$2])))) + (([.$B$2]*[.B465]/[.$E$2])*(0-COS([.$E$2]*[.B465] + [.$G$2]))) + (([.$B$2]/POWER([.$E$2];2)) * (SIN([.$E$2]*[.B465] + [.$G$2]) - SIN([.$G$2])))" office:value-type="float" office:value="73.8122090024049" calcext:value-type="float">
            <text:p>73.8122090024</text:p>
          </table:table-cell>
          <table:table-cell table:formula="of:=(([.$A$2]/[.$E$2])*(   SIN([.$E$2]*[.B465] + [.$G$2])  -    SIN([.$G$2])))  + (([.$B$2]*[.B465]/[.$E$2])*   SIN([.$E$2]*[.B465] + [.$G$2]))  + (([.$B$2]/POWER([.$E$2];2)) * (COS([.$E$2]*[.B465] + [.$G$2]) - COS([.$G$2])))" office:value-type="float" office:value="-25.3075384320136" calcext:value-type="float">
            <text:p>-25.307538432</text:p>
          </table:table-cell>
          <table:table-cell table:formula="of:=SQRT(POWER([.H465];2)+POWER([.I465];2))" office:value-type="float" office:value="78.0302101708213" calcext:value-type="float">
            <text:p>78.0302101708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[.B466]*[.$D$2]" office:value-type="float" office:value="916" calcext:value-type="float">
            <text:p>916</text:p>
          </table:table-cell>
          <table:table-cell table:formula="of:=[.D465]+SIN(RADIANS([.$C466]))*MIN(([.$A$2]+([.B466]*[.$B$2]));[.$C$2])" office:value-type="float" office:value="72.8175865901118" calcext:value-type="float">
            <text:p>72.8175865901</text:p>
          </table:table-cell>
          <table:table-cell table:formula="of:=[.E465]+COS(RADIANS([.$C466]))*MIN(([.$A$2]+([.B466]*[.$B$2]));[.$C$2])" office:value-type="float" office:value="-28.8057516461875" calcext:value-type="float">
            <text:p>-28.8057516462</text:p>
          </table:table-cell>
          <table:table-cell table:formula="of:=SQRT(([.D466]*[.D466])+([.E466]*[.E466]))" office:value-type="float" office:value="78.3081875968935" calcext:value-type="float">
            <text:p>78.3081875969</text:p>
          </table:table-cell>
          <table:table-cell/>
          <table:table-cell table:formula="of:=(([.$A$2]/[.$E$2])*((0-COS([.$E$2]*[.B466] + [.$G$2])) - (0-COS([.$G$2])))) + (([.$B$2]*[.B466]/[.$E$2])*(0-COS([.$E$2]*[.B466] + [.$G$2]))) + (([.$B$2]/POWER([.$E$2];2)) * (SIN([.$E$2]*[.B466] + [.$G$2]) - SIN([.$G$2])))" office:value-type="float" office:value="73.1684153834864" calcext:value-type="float">
            <text:p>73.1684153835</text:p>
          </table:table-cell>
          <table:table-cell table:formula="of:=(([.$A$2]/[.$E$2])*(   SIN([.$E$2]*[.B466] + [.$G$2])  -    SIN([.$G$2])))  + (([.$B$2]*[.B466]/[.$E$2])*   SIN([.$E$2]*[.B466] + [.$G$2]))  + (([.$B$2]/POWER([.$E$2];2)) * (COS([.$E$2]*[.B466] + [.$G$2]) - COS([.$G$2])))" office:value-type="float" office:value="-27.7101532081839" calcext:value-type="float">
            <text:p>-27.7101532082</text:p>
          </table:table-cell>
          <table:table-cell table:formula="of:=SQRT(POWER([.H466];2)+POWER([.I466];2))" office:value-type="float" office:value="78.2398210667141" calcext:value-type="float">
            <text:p>78.2398210667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[.B467]*[.$D$2]" office:value-type="float" office:value="918" calcext:value-type="float">
            <text:p>918</text:p>
          </table:table-cell>
          <table:table-cell table:formula="of:=[.D466]+SIN(RADIANS([.$C467]))*MIN(([.$A$2]+([.B467]*[.$B$2]));[.$C$2])" office:value-type="float" office:value="72.0465891891463" calcext:value-type="float">
            <text:p>72.0465891891</text:p>
          </table:table-cell>
          <table:table-cell table:formula="of:=[.E466]+COS(RADIANS([.$C467]))*MIN(([.$A$2]+([.B467]*[.$B$2]));[.$C$2])" office:value-type="float" office:value="-31.1786376543439" calcext:value-type="float">
            <text:p>-31.1786376543</text:p>
          </table:table-cell>
          <table:table-cell table:formula="of:=SQRT(([.D467]*[.D467])+([.E467]*[.E467]))" office:value-type="float" office:value="78.5036206793705" calcext:value-type="float">
            <text:p>78.5036206794</text:p>
          </table:table-cell>
          <table:table-cell/>
          <table:table-cell table:formula="of:=(([.$A$2]/[.$E$2])*((0-COS([.$E$2]*[.B467] + [.$G$2])) - (0-COS([.$G$2])))) + (([.$B$2]*[.B467]/[.$E$2])*(0-COS([.$E$2]*[.B467] + [.$G$2]))) + (([.$B$2]/POWER([.$E$2];2)) * (SIN([.$E$2]*[.B467] + [.$G$2]) - SIN([.$G$2])))" office:value-type="float" office:value="72.4397021154807" calcext:value-type="float">
            <text:p>72.4397021155</text:p>
          </table:table-cell>
          <table:table-cell table:formula="of:=(([.$A$2]/[.$E$2])*(   SIN([.$E$2]*[.B467] + [.$G$2])  -    SIN([.$G$2])))  + (([.$B$2]*[.B467]/[.$E$2])*   SIN([.$E$2]*[.B467] + [.$G$2]))  + (([.$B$2]/POWER([.$E$2];2)) * (COS([.$E$2]*[.B467] + [.$G$2]) - COS([.$G$2])))" office:value-type="float" office:value="-30.0936175840961" calcext:value-type="float">
            <text:p>-30.0936175841</text:p>
          </table:table-cell>
          <table:table-cell table:formula="of:=SQRT(POWER([.H467];2)+POWER([.I467];2))" office:value-type="float" office:value="78.4419292335254" calcext:value-type="float">
            <text:p>78.4419292335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468]*[.$D$2]" office:value-type="float" office:value="920" calcext:value-type="float">
            <text:p>920</text:p>
          </table:table-cell>
          <table:table-cell table:formula="of:=[.D467]+SIN(RADIANS([.$C468]))*MIN(([.$A$2]+([.B468]*[.$B$2]));[.$C$2])" office:value-type="float" office:value="71.1915388308321" calcext:value-type="float">
            <text:p>71.1915388308</text:p>
          </table:table-cell>
          <table:table-cell table:formula="of:=[.E467]+COS(RADIANS([.$C468]))*MIN(([.$A$2]+([.B468]*[.$B$2]));[.$C$2])" office:value-type="float" office:value="-33.5278692063087" calcext:value-type="float">
            <text:p>-33.5278692063</text:p>
          </table:table-cell>
          <table:table-cell table:formula="of:=SQRT(([.D468]*[.D468])+([.E468]*[.E468]))" office:value-type="float" office:value="78.6915066231243" calcext:value-type="float">
            <text:p>78.6915066231</text:p>
          </table:table-cell>
          <table:table-cell/>
          <table:table-cell table:formula="of:=(([.$A$2]/[.$E$2])*((0-COS([.$E$2]*[.B468] + [.$G$2])) - (0-COS([.$G$2])))) + (([.$B$2]*[.B468]/[.$E$2])*(0-COS([.$E$2]*[.B468] + [.$G$2]))) + (([.$B$2]/POWER([.$E$2];2)) * (SIN([.$E$2]*[.B468] + [.$G$2]) - SIN([.$G$2])))" office:value-type="float" office:value="71.6266232946524" calcext:value-type="float">
            <text:p>71.6266232947</text:p>
          </table:table-cell>
          <table:table-cell table:formula="of:=(([.$A$2]/[.$E$2])*(   SIN([.$E$2]*[.B468] + [.$G$2])  -    SIN([.$G$2])))  + (([.$B$2]*[.B468]/[.$E$2])*   SIN([.$E$2]*[.B468] + [.$G$2]))  + (([.$B$2]/POWER([.$E$2];2)) * (COS([.$E$2]*[.B468] + [.$G$2]) - COS([.$G$2])))" office:value-type="float" office:value="-32.4549256444793" calcext:value-type="float">
            <text:p>-32.4549256445</text:p>
          </table:table-cell>
          <table:table-cell table:formula="of:=SQRT(POWER([.H468];2)+POWER([.I468];2))" office:value-type="float" office:value="78.6364760348702" calcext:value-type="float">
            <text:p>78.6364760349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[.B469]*[.$D$2]" office:value-type="float" office:value="922" calcext:value-type="float">
            <text:p>922</text:p>
          </table:table-cell>
          <table:table-cell table:formula="of:=[.D468]+SIN(RADIANS([.$C469]))*MIN(([.$A$2]+([.B469]*[.$B$2]));[.$C$2])" office:value-type="float" office:value="70.2531493143252" calcext:value-type="float">
            <text:p>70.2531493143</text:p>
          </table:table-cell>
          <table:table-cell table:formula="of:=[.E468]+COS(RADIANS([.$C469]))*MIN(([.$A$2]+([.B469]*[.$B$2]));[.$C$2])" office:value-type="float" office:value="-35.8504647619985" calcext:value-type="float">
            <text:p>-35.850464762</text:p>
          </table:table-cell>
          <table:table-cell table:formula="of:=SQRT(([.D469]*[.D469])+([.E469]*[.E469]))" office:value-type="float" office:value="78.8717998541442" calcext:value-type="float">
            <text:p>78.8717998541</text:p>
          </table:table-cell>
          <table:table-cell/>
          <table:table-cell table:formula="of:=(([.$A$2]/[.$E$2])*((0-COS([.$E$2]*[.B469] + [.$G$2])) - (0-COS([.$G$2])))) + (([.$B$2]*[.B469]/[.$E$2])*(0-COS([.$E$2]*[.B469] + [.$G$2]))) + (([.$B$2]/POWER([.$E$2];2)) * (SIN([.$E$2]*[.B469] + [.$G$2]) - SIN([.$G$2])))" office:value-type="float" office:value="70.7298395678278" calcext:value-type="float">
            <text:p>70.7298395678</text:p>
          </table:table-cell>
          <table:table-cell table:formula="of:=(([.$A$2]/[.$E$2])*(   SIN([.$E$2]*[.B469] + [.$G$2])  -    SIN([.$G$2])))  + (([.$B$2]*[.B469]/[.$E$2])*   SIN([.$E$2]*[.B469] + [.$G$2]))  + (([.$B$2]/POWER([.$E$2];2)) * (COS([.$E$2]*[.B469] + [.$G$2]) - COS([.$G$2])))" office:value-type="float" office:value="-34.7910868833153" calcext:value-type="float">
            <text:p>-34.7910868833</text:p>
          </table:table-cell>
          <table:table-cell table:formula="of:=SQRT(POWER([.H469];2)+POWER([.I469];2))" office:value-type="float" office:value="78.8234097956505" calcext:value-type="float">
            <text:p>78.8234097957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[.B470]*[.$D$2]" office:value-type="float" office:value="924" calcext:value-type="float">
            <text:p>924</text:p>
          </table:table-cell>
          <table:table-cell table:formula="of:=[.D469]+SIN(RADIANS([.$C470]))*MIN(([.$A$2]+([.B470]*[.$B$2]));[.$C$2])" office:value-type="float" office:value="69.232240340205" calcext:value-type="float">
            <text:p>69.2322403402</text:p>
          </table:table-cell>
          <table:table-cell table:formula="of:=[.E469]+COS(RADIANS([.$C470]))*MIN(([.$A$2]+([.B470]*[.$B$2]));[.$C$2])" office:value-type="float" office:value="-38.1434638606814" calcext:value-type="float">
            <text:p>-38.1434638607</text:p>
          </table:table-cell>
          <table:table-cell table:formula="of:=SQRT(([.D470]*[.D470])+([.E470]*[.E470]))" office:value-type="float" office:value="79.0444617782613" calcext:value-type="float">
            <text:p>79.0444617783</text:p>
          </table:table-cell>
          <table:table-cell/>
          <table:table-cell table:formula="of:=(([.$A$2]/[.$E$2])*((0-COS([.$E$2]*[.B470] + [.$G$2])) - (0-COS([.$G$2])))) + (([.$B$2]*[.B470]/[.$E$2])*(0-COS([.$E$2]*[.B470] + [.$G$2]))) + (([.$B$2]/POWER([.$E$2];2)) * (SIN([.$E$2]*[.B470] + [.$G$2]) - SIN([.$G$2])))" office:value-type="float" office:value="69.7501177295105" calcext:value-type="float">
            <text:p>69.7501177295</text:p>
          </table:table-cell>
          <table:table-cell table:formula="of:=(([.$A$2]/[.$E$2])*(   SIN([.$E$2]*[.B470] + [.$G$2])  -    SIN([.$G$2])))  + (([.$B$2]*[.B470]/[.$E$2])*   SIN([.$E$2]*[.B470] + [.$G$2]))  + (([.$B$2]/POWER([.$E$2];2)) * (COS([.$E$2]*[.B470] + [.$G$2]) - COS([.$G$2])))" office:value-type="float" office:value="-37.0991299857306" calcext:value-type="float">
            <text:p>-37.0991299857</text:p>
          </table:table-cell>
          <table:table-cell table:formula="of:=SQRT(POWER([.H470];2)+POWER([.I470];2))" office:value-type="float" office:value="79.0026858339557" calcext:value-type="float">
            <text:p>79.002685834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[.B471]*[.$D$2]" office:value-type="float" office:value="926" calcext:value-type="float">
            <text:p>926</text:p>
          </table:table-cell>
          <table:table-cell table:formula="of:=[.D470]+SIN(RADIANS([.$C471]))*MIN(([.$A$2]+([.B471]*[.$B$2]));[.$C$2])" office:value-type="float" office:value="68.1297369060305" calcext:value-type="float">
            <text:p>68.129736906</text:p>
          </table:table-cell>
          <table:table-cell table:formula="of:=[.E470]+COS(RADIANS([.$C471]))*MIN(([.$A$2]+([.B471]*[.$B$2]));[.$C$2])" office:value-type="float" office:value="-40.4039308871239" calcext:value-type="float">
            <text:p>-40.4039308871</text:p>
          </table:table-cell>
          <table:table-cell table:formula="of:=SQRT(([.D471]*[.D471])+([.E471]*[.E471]))" office:value-type="float" office:value="79.2094608112971" calcext:value-type="float">
            <text:p>79.2094608113</text:p>
          </table:table-cell>
          <table:table-cell/>
          <table:table-cell table:formula="of:=(([.$A$2]/[.$E$2])*((0-COS([.$E$2]*[.B471] + [.$G$2])) - (0-COS([.$G$2])))) + (([.$B$2]*[.B471]/[.$E$2])*(0-COS([.$E$2]*[.B471] + [.$G$2]))) + (([.$B$2]/POWER([.$E$2];2)) * (SIN([.$E$2]*[.B471] + [.$G$2]) - SIN([.$G$2])))" office:value-type="float" office:value="68.6883301845941" calcext:value-type="float">
            <text:p>68.6883301846</text:p>
          </table:table-cell>
          <table:table-cell table:formula="of:=(([.$A$2]/[.$E$2])*(   SIN([.$E$2]*[.B471] + [.$G$2])  -    SIN([.$G$2])))  + (([.$B$2]*[.B471]/[.$E$2])*   SIN([.$E$2]*[.B471] + [.$G$2]))  + (([.$B$2]/POWER([.$E$2];2)) * (COS([.$E$2]*[.B471] + [.$G$2]) - COS([.$G$2])))" office:value-type="float" office:value="-39.3761066004582" calcext:value-type="float">
            <text:p>-39.3761066005</text:p>
          </table:table-cell>
          <table:table-cell table:formula="of:=SQRT(POWER([.H471];2)+POWER([.I471];2))" office:value-type="float" office:value="79.1742664920773" calcext:value-type="float">
            <text:p>79.174266492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[.B472]*[.$D$2]" office:value-type="float" office:value="928" calcext:value-type="float">
            <text:p>928</text:p>
          </table:table-cell>
          <table:table-cell table:formula="of:=[.D471]+SIN(RADIANS([.$C472]))*MIN(([.$A$2]+([.B472]*[.$B$2]));[.$C$2])" office:value-type="float" office:value="66.94666856781" calcext:value-type="float">
            <text:p>66.9466685678</text:p>
          </table:table-cell>
          <table:table-cell table:formula="of:=[.E471]+COS(RADIANS([.$C472]))*MIN(([.$A$2]+([.B472]*[.$B$2]));[.$C$2])" office:value-type="float" office:value="-42.6289588211283" calcext:value-type="float">
            <text:p>-42.6289588211</text:p>
          </table:table-cell>
          <table:table-cell table:formula="of:=SQRT(([.D472]*[.D472])+([.E472]*[.E472]))" office:value-type="float" office:value="79.3667724082418" calcext:value-type="float">
            <text:p>79.3667724082</text:p>
          </table:table-cell>
          <table:table-cell/>
          <table:table-cell table:formula="of:=(([.$A$2]/[.$E$2])*((0-COS([.$E$2]*[.B472] + [.$G$2])) - (0-COS([.$G$2])))) + (([.$B$2]*[.B472]/[.$E$2])*(0-COS([.$E$2]*[.B472] + [.$G$2]))) + (([.$B$2]/POWER([.$E$2];2)) * (SIN([.$E$2]*[.B472] + [.$G$2]) - SIN([.$G$2])))" office:value-type="float" office:value="67.5454542768483" calcext:value-type="float">
            <text:p>67.5454542768</text:p>
          </table:table-cell>
          <table:table-cell table:formula="of:=(([.$A$2]/[.$E$2])*(   SIN([.$E$2]*[.B472] + [.$G$2])  -    SIN([.$G$2])))  + (([.$B$2]*[.B472]/[.$E$2])*   SIN([.$E$2]*[.B472] + [.$G$2]))  + (([.$B$2]/POWER([.$E$2];2)) * (COS([.$E$2]*[.B472] + [.$G$2]) - COS([.$G$2])))" office:value-type="float" office:value="-41.6190950980756" calcext:value-type="float">
            <text:p>-41.6190950981</text:p>
          </table:table-cell>
          <table:table-cell table:formula="of:=SQRT(POWER([.H472];2)+POWER([.I472];2))" office:value-type="float" office:value="79.3381211666149" calcext:value-type="float">
            <text:p>79.3381211666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[.B473]*[.$D$2]" office:value-type="float" office:value="930" calcext:value-type="float">
            <text:p>930</text:p>
          </table:table-cell>
          <table:table-cell table:formula="of:=[.D472]+SIN(RADIANS([.$C473]))*MIN(([.$A$2]+([.B473]*[.$B$2]));[.$C$2])" office:value-type="float" office:value="65.68416856781" calcext:value-type="float">
            <text:p>65.6841685678</text:p>
          </table:table-cell>
          <table:table-cell table:formula="of:=[.E472]+COS(RADIANS([.$C473]))*MIN(([.$A$2]+([.B473]*[.$B$2]));[.$C$2])" office:value-type="float" office:value="-44.8156729656841" calcext:value-type="float">
            <text:p>-44.8156729657</text:p>
          </table:table-cell>
          <table:table-cell table:formula="of:=SQRT(([.D473]*[.D473])+([.E473]*[.E473]))" office:value-type="float" office:value="79.5163790914276" calcext:value-type="float">
            <text:p>79.5163790914</text:p>
          </table:table-cell>
          <table:table-cell/>
          <table:table-cell table:formula="of:=(([.$A$2]/[.$E$2])*((0-COS([.$E$2]*[.B473] + [.$G$2])) - (0-COS([.$G$2])))) + (([.$B$2]*[.B473]/[.$E$2])*(0-COS([.$E$2]*[.B473] + [.$G$2]))) + (([.$B$2]/POWER([.$E$2];2)) * (SIN([.$E$2]*[.B473] + [.$G$2]) - SIN([.$G$2])))" office:value-type="float" office:value="66.3225714835146" calcext:value-type="float">
            <text:p>66.3225714835</text:p>
          </table:table-cell>
          <table:table-cell table:formula="of:=(([.$A$2]/[.$E$2])*(   SIN([.$E$2]*[.B473] + [.$G$2])  -    SIN([.$G$2])))  + (([.$B$2]*[.B473]/[.$E$2])*   SIN([.$E$2]*[.B473] + [.$G$2]))  + (([.$B$2]/POWER([.$E$2];2)) * (COS([.$E$2]*[.B473] + [.$G$2]) - COS([.$G$2])))" office:value-type="float" office:value="-43.8252043102487" calcext:value-type="float">
            <text:p>-43.8252043102</text:p>
          </table:table-cell>
          <table:table-cell table:formula="of:=SQRT(POWER([.H473];2)+POWER([.I473];2))" office:value-type="float" office:value="79.4942263376463" calcext:value-type="float">
            <text:p>79.4942263376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[.B474]*[.$D$2]" office:value-type="float" office:value="932" calcext:value-type="float">
            <text:p>932</text:p>
          </table:table-cell>
          <table:table-cell table:formula="of:=[.D473]+SIN(RADIANS([.$C474]))*MIN(([.$A$2]+([.B474]*[.$B$2]));[.$C$2])" office:value-type="float" office:value="64.3434728293" calcext:value-type="float">
            <text:p>64.3434728293</text:p>
          </table:table-cell>
          <table:table-cell table:formula="of:=[.E473]+COS(RADIANS([.$C474]))*MIN(([.$A$2]+([.B474]*[.$B$2]));[.$C$2])" office:value-type="float" office:value="-46.9612346489598" calcext:value-type="float">
            <text:p>-46.961234649</text:p>
          </table:table-cell>
          <table:table-cell table:formula="of:=SQRT(([.D474]*[.D474])+([.E474]*[.E474]))" office:value-type="float" office:value="79.6582704776443" calcext:value-type="float">
            <text:p>79.6582704776</text:p>
          </table:table-cell>
          <table:table-cell/>
          <table:table-cell table:formula="of:=(([.$A$2]/[.$E$2])*((0-COS([.$E$2]*[.B474] + [.$G$2])) - (0-COS([.$G$2])))) + (([.$B$2]*[.B474]/[.$E$2])*(0-COS([.$E$2]*[.B474] + [.$G$2]))) + (([.$B$2]/POWER([.$E$2];2)) * (SIN([.$E$2]*[.B474] + [.$G$2]) - SIN([.$G$2])))" office:value-type="float" office:value="65.0208664765265" calcext:value-type="float">
            <text:p>65.0208664765</text:p>
          </table:table-cell>
          <table:table-cell table:formula="of:=(([.$A$2]/[.$E$2])*(   SIN([.$E$2]*[.B474] + [.$G$2])  -    SIN([.$G$2])))  + (([.$B$2]*[.B474]/[.$E$2])*   SIN([.$E$2]*[.B474] + [.$G$2]))  + (([.$B$2]/POWER([.$E$2];2)) * (COS([.$E$2]*[.B474] + [.$G$2]) - COS([.$G$2])))" office:value-type="float" office:value="-45.9915772452001" calcext:value-type="float">
            <text:p>-45.9915772452</text:p>
          </table:table-cell>
          <table:table-cell table:formula="of:=SQRT(POWER([.H474];2)+POWER([.I474];2))" office:value-type="float" office:value="79.6425655969186" calcext:value-type="float">
            <text:p>79.6425655969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[.B475]*[.$D$2]" office:value-type="float" office:value="934" calcext:value-type="float">
            <text:p>934</text:p>
          </table:table-cell>
          <table:table-cell table:formula="of:=[.D474]+SIN(RADIANS([.$C475]))*MIN(([.$A$2]+([.B475]*[.$B$2]));[.$C$2])" office:value-type="float" office:value="62.9259188190017" calcext:value-type="float">
            <text:p>62.925918819</text:p>
          </table:table-cell>
          <table:table-cell table:formula="of:=[.E474]+COS(RADIANS([.$C475]))*MIN(([.$A$2]+([.B475]*[.$B$2]));[.$C$2])" office:value-type="float" office:value="-49.0628448953869" calcext:value-type="float">
            <text:p>-49.0628448954</text:p>
          </table:table-cell>
          <table:table-cell table:formula="of:=SQRT(([.D475]*[.D475])+([.E475]*[.E475]))" office:value-type="float" office:value="79.7924433041399" calcext:value-type="float">
            <text:p>79.7924433041</text:p>
          </table:table-cell>
          <table:table-cell/>
          <table:table-cell table:formula="of:=(([.$A$2]/[.$E$2])*((0-COS([.$E$2]*[.B475] + [.$G$2])) - (0-COS([.$G$2])))) + (([.$B$2]*[.B475]/[.$E$2])*(0-COS([.$E$2]*[.B475] + [.$G$2]))) + (([.$B$2]/POWER([.$E$2];2)) * (SIN([.$E$2]*[.B475] + [.$G$2]) - SIN([.$G$2])))" office:value-type="float" office:value="63.6416260510364" calcext:value-type="float">
            <text:p>63.641626051</text:p>
          </table:table-cell>
          <table:table-cell table:formula="of:=(([.$A$2]/[.$E$2])*(   SIN([.$E$2]*[.B475] + [.$G$2])  -    SIN([.$G$2])))  + (([.$B$2]*[.B475]/[.$E$2])*   SIN([.$E$2]*[.B475] + [.$G$2]))  + (([.$B$2]/POWER([.$E$2];2)) * (COS([.$E$2]*[.B475] + [.$G$2]) - COS([.$G$2])))" office:value-type="float" office:value="-48.115394774642" calcext:value-type="float">
            <text:p>-48.1153947746</text:p>
          </table:table-cell>
          <table:table-cell table:formula="of:=SQRT(POWER([.H475];2)+POWER([.I475];2))" office:value-type="float" office:value="79.7831296750108" calcext:value-type="float">
            <text:p>79.783129675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[.B476]*[.$D$2]" office:value-type="float" office:value="936" calcext:value-type="float">
            <text:p>936</text:p>
          </table:table-cell>
          <table:table-cell table:formula="of:=[.D475]+SIN(RADIANS([.$C476]))*MIN(([.$A$2]+([.B476]*[.$B$2]));[.$C$2])" office:value-type="float" office:value="61.4329442781788" calcext:value-type="float">
            <text:p>61.4329442782</text:p>
          </table:table-cell>
          <table:table-cell table:formula="of:=[.E475]+COS(RADIANS([.$C476]))*MIN(([.$A$2]+([.B476]*[.$B$2]));[.$C$2])" office:value-type="float" office:value="-51.1177480610992" calcext:value-type="float">
            <text:p>-51.1177480611</text:p>
          </table:table-cell>
          <table:table-cell table:formula="of:=SQRT(([.D476]*[.D476])+([.E476]*[.E476]))" office:value-type="float" office:value="79.9189014534349" calcext:value-type="float">
            <text:p>79.9189014534</text:p>
          </table:table-cell>
          <table:table-cell/>
          <table:table-cell table:formula="of:=(([.$A$2]/[.$E$2])*((0-COS([.$E$2]*[.B476] + [.$G$2])) - (0-COS([.$G$2])))) + (([.$B$2]*[.B476]/[.$E$2])*(0-COS([.$E$2]*[.B476] + [.$G$2]))) + (([.$B$2]/POWER([.$E$2];2)) * (SIN([.$E$2]*[.B476] + [.$G$2]) - SIN([.$G$2])))" office:value-type="float" office:value="62.1862379220992" calcext:value-type="float">
            <text:p>62.1862379221</text:p>
          </table:table-cell>
          <table:table-cell table:formula="of:=(([.$A$2]/[.$E$2])*(   SIN([.$E$2]*[.B476] + [.$G$2])  -    SIN([.$G$2])))  + (([.$B$2]*[.B476]/[.$E$2])*   SIN([.$E$2]*[.B476] + [.$G$2]))  + (([.$B$2]/POWER([.$E$2];2)) * (COS([.$E$2]*[.B476] + [.$G$2]) - COS([.$G$2])))" office:value-type="float" office:value="-50.1938792874322" calcext:value-type="float">
            <text:p>-50.1938792874</text:p>
          </table:table-cell>
          <table:table-cell table:formula="of:=SQRT(POWER([.H476];2)+POWER([.I476];2))" office:value-type="float" office:value="79.9159164674049" calcext:value-type="float">
            <text:p>79.9159164674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[.B477]*[.$D$2]" office:value-type="float" office:value="938" calcext:value-type="float">
            <text:p>938</text:p>
          </table:table-cell>
          <table:table-cell table:formula="of:=[.D476]+SIN(RADIANS([.$C477]))*MIN(([.$A$2]+([.B477]*[.$B$2]));[.$C$2])" office:value-type="float" office:value="59.866085823475" calcext:value-type="float">
            <text:p>59.8660858235</text:p>
          </table:table-cell>
          <table:table-cell table:formula="of:=[.E476]+COS(RADIANS([.$C477]))*MIN(([.$A$2]+([.B477]*[.$B$2]));[.$C$2])" office:value-type="float" office:value="-53.1232354290283" calcext:value-type="float">
            <text:p>-53.123235429</text:p>
          </table:table-cell>
          <table:table-cell table:formula="of:=SQRT(([.D477]*[.D477])+([.E477]*[.E477]))" office:value-type="float" office:value="80.037655976869" calcext:value-type="float">
            <text:p>80.0376559769</text:p>
          </table:table-cell>
          <table:table-cell/>
          <table:table-cell table:formula="of:=(([.$A$2]/[.$E$2])*((0-COS([.$E$2]*[.B477] + [.$G$2])) - (0-COS([.$G$2])))) + (([.$B$2]*[.B477]/[.$E$2])*(0-COS([.$E$2]*[.B477] + [.$G$2]))) + (([.$B$2]/POWER([.$E$2];2)) * (SIN([.$E$2]*[.B477] + [.$G$2]) - SIN([.$G$2])))" office:value-type="float" office:value="60.6561893905379" calcext:value-type="float">
            <text:p>60.6561893905</text:p>
          </table:table-cell>
          <table:table-cell table:formula="of:=(([.$A$2]/[.$E$2])*(   SIN([.$E$2]*[.B477] + [.$G$2])  -    SIN([.$G$2])))  + (([.$B$2]*[.B477]/[.$E$2])*   SIN([.$E$2]*[.B477] + [.$G$2]))  + (([.$B$2]/POWER([.$E$2];2)) * (COS([.$E$2]*[.B477] + [.$G$2]) - COS([.$G$2])))" office:value-type="float" office:value="-52.2242983052305" calcext:value-type="float">
            <text:p>-52.2242983052</text:p>
          </table:table-cell>
          <table:table-cell table:formula="of:=SQRT(POWER([.H477];2)+POWER([.I477];2))" office:value-type="float" office:value="80.0409310593931" calcext:value-type="float">
            <text:p>80.0409310594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[.B478]*[.$D$2]" office:value-type="float" office:value="940" calcext:value-type="float">
            <text:p>940</text:p>
          </table:table-cell>
          <table:table-cell table:formula="of:=[.D477]+SIN(RADIANS([.$C478]))*MIN(([.$A$2]+([.B478]*[.$B$2]));[.$C$2])" office:value-type="float" office:value="58.2269774187743" calcext:value-type="float">
            <text:p>58.2269774188</text:p>
          </table:table-cell>
          <table:table-cell table:formula="of:=[.E477]+COS(RADIANS([.$C478]))*MIN(([.$A$2]+([.B478]*[.$B$2]));[.$C$2])" office:value-type="float" office:value="-55.0766487589817" calcext:value-type="float">
            <text:p>-55.076648759</text:p>
          </table:table-cell>
          <table:table-cell table:formula="of:=SQRT(([.D478]*[.D478])+([.E478]*[.E478]))" office:value-type="float" office:value="80.1487251167896" calcext:value-type="float">
            <text:p>80.1487251168</text:p>
          </table:table-cell>
          <table:table-cell/>
          <table:table-cell table:formula="of:=(([.$A$2]/[.$E$2])*((0-COS([.$E$2]*[.B478] + [.$G$2])) - (0-COS([.$G$2])))) + (([.$B$2]*[.B478]/[.$E$2])*(0-COS([.$E$2]*[.B478] + [.$G$2]))) + (([.$B$2]/POWER([.$E$2];2)) * (SIN([.$E$2]*[.B478] + [.$G$2]) - SIN([.$G$2])))" office:value-type="float" office:value="59.0530658791793" calcext:value-type="float">
            <text:p>59.0530658792</text:p>
          </table:table-cell>
          <table:table-cell table:formula="of:=(([.$A$2]/[.$E$2])*(   SIN([.$E$2]*[.B478] + [.$G$2])  -    SIN([.$G$2])))  + (([.$B$2]*[.B478]/[.$E$2])*   SIN([.$E$2]*[.B478] + [.$G$2]))  + (([.$B$2]/POWER([.$E$2];2)) * (COS([.$E$2]*[.B478] + [.$G$2]) - COS([.$G$2])))" office:value-type="float" office:value="-54.2039680554749" calcext:value-type="float">
            <text:p>-54.2039680555</text:p>
          </table:table-cell>
          <table:table-cell table:formula="of:=SQRT(POWER([.H478];2)+POWER([.I478];2))" office:value-type="float" office:value="80.1581857497389" calcext:value-type="float">
            <text:p>80.1581857497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[.B479]*[.$D$2]" office:value-type="float" office:value="942" calcext:value-type="float">
            <text:p>942</text:p>
          </table:table-cell>
          <table:table-cell table:formula="of:=[.D478]+SIN(RADIANS([.$C479]))*MIN(([.$A$2]+([.B479]*[.$B$2]));[.$C$2])" office:value-type="float" office:value="56.5173487195274" calcext:value-type="float">
            <text:p>56.5173487195</text:p>
          </table:table-cell>
          <table:table-cell table:formula="of:=[.E478]+COS(RADIANS([.$C479]))*MIN(([.$A$2]+([.B479]*[.$B$2]));[.$C$2])" office:value-type="float" office:value="-56.9753837880765" calcext:value-type="float">
            <text:p>-56.9753837881</text:p>
          </table:table-cell>
          <table:table-cell table:formula="of:=SQRT(([.D479]*[.D479])+([.E479]*[.E479]))" office:value-type="float" office:value="80.2521343272768" calcext:value-type="float">
            <text:p>80.2521343273</text:p>
          </table:table-cell>
          <table:table-cell/>
          <table:table-cell table:formula="of:=(([.$A$2]/[.$E$2])*((0-COS([.$E$2]*[.B479] + [.$G$2])) - (0-COS([.$G$2])))) + (([.$B$2]*[.B479]/[.$E$2])*(0-COS([.$E$2]*[.B479] + [.$G$2]))) + (([.$B$2]/POWER([.$E$2];2)) * (SIN([.$E$2]*[.B479] + [.$G$2]) - SIN([.$G$2])))" office:value-type="float" office:value="57.3785493408197" calcext:value-type="float">
            <text:p>57.3785493408</text:p>
          </table:table-cell>
          <table:table-cell table:formula="of:=(([.$A$2]/[.$E$2])*(   SIN([.$E$2]*[.B479] + [.$G$2])  -    SIN([.$G$2])))  + (([.$B$2]*[.B479]/[.$E$2])*   SIN([.$E$2]*[.B479] + [.$G$2]))  + (([.$B$2]/POWER([.$E$2];2)) * (COS([.$E$2]*[.B479] + [.$G$2]) - COS([.$G$2])))" office:value-type="float" office:value="-56.1302569970206" calcext:value-type="float">
            <text:p>-56.130256997</text:p>
          </table:table-cell>
          <table:table-cell table:formula="of:=SQRT(POWER([.H479];2)+POWER([.I479];2))" office:value-type="float" office:value="80.2677000729961" calcext:value-type="float">
            <text:p>80.267700073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[.B480]*[.$D$2]" office:value-type="float" office:value="944" calcext:value-type="float">
            <text:p>944</text:p>
          </table:table-cell>
          <table:table-cell table:formula="of:=[.D479]+SIN(RADIANS([.$C480]))*MIN(([.$A$2]+([.B480]*[.$B$2]));[.$C$2])" office:value-type="float" office:value="54.7390232911524" calcext:value-type="float">
            <text:p>54.7390232912</text:p>
          </table:table-cell>
          <table:table-cell table:formula="of:=[.E479]+COS(RADIANS([.$C480]))*MIN(([.$A$2]+([.B480]*[.$B$2]));[.$C$2])" office:value-type="float" office:value="-58.8168936769434" calcext:value-type="float">
            <text:p>-58.8168936769</text:p>
          </table:table-cell>
          <table:table-cell table:formula="of:=SQRT(([.D480]*[.D480])+([.E480]*[.E480]))" office:value-type="float" office:value="80.3479162932941" calcext:value-type="float">
            <text:p>80.3479162933</text:p>
          </table:table-cell>
          <table:table-cell/>
          <table:table-cell table:formula="of:=(([.$A$2]/[.$E$2])*((0-COS([.$E$2]*[.B480] + [.$G$2])) - (0-COS([.$G$2])))) + (([.$B$2]*[.B480]/[.$E$2])*(0-COS([.$E$2]*[.B480] + [.$G$2]))) + (([.$B$2]/POWER([.$E$2];2)) * (SIN([.$E$2]*[.B480] + [.$G$2]) - SIN([.$G$2])))" office:value-type="float" office:value="55.6344165394487" calcext:value-type="float">
            <text:p>55.6344165394</text:p>
          </table:table-cell>
          <table:table-cell table:formula="of:=(([.$A$2]/[.$E$2])*(   SIN([.$E$2]*[.B480] + [.$G$2])  -    SIN([.$G$2])))  + (([.$B$2]*[.B480]/[.$E$2])*   SIN([.$E$2]*[.B480] + [.$G$2]))  + (([.$B$2]/POWER([.$E$2];2)) * (COS([.$E$2]*[.B480] + [.$G$2]) - COS([.$G$2])))" office:value-type="float" office:value="-58.0005892938394" calcext:value-type="float">
            <text:p>-58.0005892938</text:p>
          </table:table-cell>
          <table:table-cell table:formula="of:=SQRT(POWER([.H480];2)+POWER([.I480];2))" office:value-type="float" office:value="80.3695008203828" calcext:value-type="float">
            <text:p>80.369500820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[.B481]*[.$D$2]" office:value-type="float" office:value="946" calcext:value-type="float">
            <text:p>946</text:p>
          </table:table-cell>
          <table:table-cell table:formula="of:=[.D480]+SIN(RADIANS([.$C481]))*MIN(([.$A$2]+([.B481]*[.$B$2]));[.$C$2])" office:value-type="float" office:value="52.8939167032837" calcext:value-type="float">
            <text:p>52.8939167033</text:p>
          </table:table-cell>
          <table:table-cell table:formula="of:=[.E480]+COS(RADIANS([.$C481]))*MIN(([.$A$2]+([.B481]*[.$B$2]));[.$C$2])" office:value-type="float" office:value="-60.5986923971707" calcext:value-type="float">
            <text:p>-60.5986923972</text:p>
          </table:table-cell>
          <table:table-cell table:formula="of:=SQRT(([.D481]*[.D481])+([.E481]*[.E481]))" office:value-type="float" office:value="80.436110948136" calcext:value-type="float">
            <text:p>80.4361109481</text:p>
          </table:table-cell>
          <table:table-cell/>
          <table:table-cell table:formula="of:=(([.$A$2]/[.$E$2])*((0-COS([.$E$2]*[.B481] + [.$G$2])) - (0-COS([.$G$2])))) + (([.$B$2]*[.B481]/[.$E$2])*(0-COS([.$E$2]*[.B481] + [.$G$2]))) + (([.$B$2]/POWER([.$E$2];2)) * (SIN([.$E$2]*[.B481] + [.$G$2]) - SIN([.$G$2])))" office:value-type="float" office:value="53.822537206419" calcext:value-type="float">
            <text:p>53.8225372064</text:p>
          </table:table-cell>
          <table:table-cell table:formula="of:=(([.$A$2]/[.$E$2])*(   SIN([.$E$2]*[.B481] + [.$G$2])  -    SIN([.$G$2])))  + (([.$B$2]*[.B481]/[.$E$2])*   SIN([.$E$2]*[.B481] + [.$G$2]))  + (([.$B$2]/POWER([.$E$2];2)) * (COS([.$E$2]*[.B481] + [.$G$2]) - COS([.$G$2])))" office:value-type="float" office:value="-59.8124482322183" calcext:value-type="float">
            <text:p>-59.8124482322</text:p>
          </table:table-cell>
          <table:table-cell table:formula="of:=SQRT(POWER([.H481];2)+POWER([.I481];2))" office:value-type="float" office:value="80.4636220590905" calcext:value-type="float">
            <text:p>80.463622059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[.B482]*[.$D$2]" office:value-type="float" office:value="948" calcext:value-type="float">
            <text:p>948</text:p>
          </table:table-cell>
          <table:table-cell table:formula="of:=[.D481]+SIN(RADIANS([.$C482]))*MIN(([.$A$2]+([.B482]*[.$B$2]));[.$C$2])" office:value-type="float" office:value="50.9840345018068" calcext:value-type="float">
            <text:p>50.9840345018</text:p>
          </table:table-cell>
          <table:table-cell table:formula="of:=[.E481]+COS(RADIANS([.$C482]))*MIN(([.$A$2]+([.B482]*[.$B$2]));[.$C$2])" office:value-type="float" office:value="-62.318358055513" calcext:value-type="float">
            <text:p>-62.3183580555</text:p>
          </table:table-cell>
          <table:table-cell table:formula="of:=SQRT(([.D482]*[.D482])+([.E482]*[.E482]))" office:value-type="float" office:value="80.5167654890368" calcext:value-type="float">
            <text:p>80.516765489</text:p>
          </table:table-cell>
          <table:table-cell/>
          <table:table-cell table:formula="of:=(([.$A$2]/[.$E$2])*((0-COS([.$E$2]*[.B482] + [.$G$2])) - (0-COS([.$G$2])))) + (([.$B$2]*[.B482]/[.$E$2])*(0-COS([.$E$2]*[.B482] + [.$G$2]))) + (([.$B$2]/POWER([.$E$2];2)) * (SIN([.$E$2]*[.B482] + [.$G$2]) - SIN([.$G$2])))" office:value-type="float" office:value="51.9448720734197" calcext:value-type="float">
            <text:p>51.9448720734</text:p>
          </table:table-cell>
          <table:table-cell table:formula="of:=(([.$A$2]/[.$E$2])*(   SIN([.$E$2]*[.B482] + [.$G$2])  -    SIN([.$G$2])))  + (([.$B$2]*[.B482]/[.$E$2])*   SIN([.$E$2]*[.B482] + [.$G$2]))  + (([.$B$2]/POWER([.$E$2];2)) * (COS([.$E$2]*[.B482] + [.$G$2]) - COS([.$G$2])))" office:value-type="float" office:value="-61.5633795769578" calcext:value-type="float">
            <text:p>-61.563379577</text:p>
          </table:table-cell>
          <table:table-cell table:formula="of:=SQRT(POWER([.H482];2)+POWER([.I482];2))" office:value-type="float" office:value="80.5501051499036" calcext:value-type="float">
            <text:p>80.5501051499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[.B483]*[.$D$2]" office:value-type="float" office:value="950" calcext:value-type="float">
            <text:p>950</text:p>
          </table:table-cell>
          <table:table-cell table:formula="of:=[.D482]+SIN(RADIANS([.$C483]))*MIN(([.$A$2]+([.B483]*[.$B$2]));[.$C$2])" office:value-type="float" office:value="49.0114700607755" calcext:value-type="float">
            <text:p>49.0114700608</text:p>
          </table:table-cell>
          <table:table-cell table:formula="of:=[.E482]+COS(RADIANS([.$C483]))*MIN(([.$A$2]+([.B483]*[.$B$2]));[.$C$2])" office:value-type="float" office:value="-63.9735361504559" calcext:value-type="float">
            <text:p>-63.9735361505</text:p>
          </table:table-cell>
          <table:table-cell table:formula="of:=SQRT(([.D483]*[.D483])+([.E483]*[.E483]))" office:value-type="float" office:value="80.5899343907909" calcext:value-type="float">
            <text:p>80.5899343908</text:p>
          </table:table-cell>
          <table:table-cell/>
          <table:table-cell table:formula="of:=(([.$A$2]/[.$E$2])*((0-COS([.$E$2]*[.B483] + [.$G$2])) - (0-COS([.$G$2])))) + (([.$B$2]*[.B483]/[.$E$2])*(0-COS([.$E$2]*[.B483] + [.$G$2]))) + (([.$B$2]/POWER([.$E$2];2)) * (SIN([.$E$2]*[.B483] + [.$G$2]) - SIN([.$G$2])))" office:value-type="float" office:value="50.0034707842722" calcext:value-type="float">
            <text:p>50.0034707843</text:p>
          </table:table-cell>
          <table:table-cell table:formula="of:=(([.$A$2]/[.$E$2])*(   SIN([.$E$2]*[.B483] + [.$G$2])  -    SIN([.$G$2])))  + (([.$B$2]*[.B483]/[.$E$2])*   SIN([.$E$2]*[.B483] + [.$G$2]))  + (([.$B$2]/POWER([.$E$2];2)) * (COS([.$E$2]*[.B483] + [.$G$2]) - COS([.$G$2])))" office:value-type="float" office:value="-63.2509948621212" calcext:value-type="float">
            <text:p>-63.2509948621</text:p>
          </table:table-cell>
          <table:table-cell table:formula="of:=SQRT(POWER([.H483];2)+POWER([.I483];2))" office:value-type="float" office:value="80.6289987629863" calcext:value-type="float">
            <text:p>80.628998763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[.B484]*[.$D$2]" office:value-type="float" office:value="952" calcext:value-type="float">
            <text:p>952</text:p>
          </table:table-cell>
          <table:table-cell table:formula="of:=[.D483]+SIN(RADIANS([.$C484]))*MIN(([.$A$2]+([.B484]*[.$B$2]));[.$C$2])" office:value-type="float" office:value="46.9784023164701" calcext:value-type="float">
            <text:p>46.9784023165</text:p>
          </table:table-cell>
          <table:table-cell table:formula="of:=[.E483]+COS(RADIANS([.$C484]))*MIN(([.$A$2]+([.B484]*[.$B$2]));[.$C$2])" office:value-type="float" office:value="-65.561942756796" calcext:value-type="float">
            <text:p>-65.5619427568</text:p>
          </table:table-cell>
          <table:table-cell table:formula="of:=SQRT(([.D484]*[.D484])+([.E484]*[.E484]))" office:value-type="float" office:value="80.655679417221" calcext:value-type="float">
            <text:p>80.6556794172</text:p>
          </table:table-cell>
          <table:table-cell/>
          <table:table-cell table:formula="of:=(([.$A$2]/[.$E$2])*((0-COS([.$E$2]*[.B484] + [.$G$2])) - (0-COS([.$G$2])))) + (([.$B$2]*[.B484]/[.$E$2])*(0-COS([.$E$2]*[.B484] + [.$G$2]))) + (([.$B$2]/POWER([.$E$2];2)) * (SIN([.$E$2]*[.B484] + [.$G$2]) - SIN([.$G$2])))" office:value-type="float" office:value="48.0004696877218" calcext:value-type="float">
            <text:p>48.0004696877</text:p>
          </table:table-cell>
          <table:table-cell table:formula="of:=(([.$A$2]/[.$E$2])*(   SIN([.$E$2]*[.B484] + [.$G$2])  -    SIN([.$G$2])))  + (([.$B$2]*[.B484]/[.$E$2])*   SIN([.$E$2]*[.B484] + [.$G$2]))  + (([.$B$2]/POWER([.$E$2];2)) * (COS([.$E$2]*[.B484] + [.$G$2]) - COS([.$G$2])))" office:value-type="float" office:value="-64.872974611968" calcext:value-type="float">
            <text:p>-64.872974612</text:p>
          </table:table-cell>
          <table:table-cell table:formula="of:=SQRT(POWER([.H484];2)+POWER([.I484];2))" office:value-type="float" office:value="80.7003588916862" calcext:value-type="float">
            <text:p>80.7003588917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[.B485]*[.$D$2]" office:value-type="float" office:value="954" calcext:value-type="float">
            <text:p>954</text:p>
          </table:table-cell>
          <table:table-cell table:formula="of:=[.D484]+SIN(RADIANS([.$C485]))*MIN(([.$A$2]+([.B485]*[.$B$2]));[.$C$2])" office:value-type="float" office:value="44.8870933860109" calcext:value-type="float">
            <text:p>44.887093386</text:p>
          </table:table-cell>
          <table:table-cell table:formula="of:=[.E484]+COS(RADIANS([.$C485]))*MIN(([.$A$2]+([.B485]*[.$B$2]));[.$C$2])" office:value-type="float" office:value="-67.0813676339721" calcext:value-type="float">
            <text:p>-67.081367634</text:p>
          </table:table-cell>
          <table:table-cell table:formula="of:=SQRT(([.D485]*[.D485])+([.E485]*[.E485]))" office:value-type="float" office:value="80.7140696303227" calcext:value-type="float">
            <text:p>80.7140696303</text:p>
          </table:table-cell>
          <table:table-cell/>
          <table:table-cell table:formula="of:=(([.$A$2]/[.$E$2])*((0-COS([.$E$2]*[.B485] + [.$G$2])) - (0-COS([.$G$2])))) + (([.$B$2]*[.B485]/[.$E$2])*(0-COS([.$E$2]*[.B485] + [.$G$2]))) + (([.$B$2]/POWER([.$E$2];2)) * (SIN([.$E$2]*[.B485] + [.$G$2]) - SIN([.$G$2])))" office:value-type="float" office:value="45.9380895135675" calcext:value-type="float">
            <text:p>45.9380895136</text:p>
          </table:table-cell>
          <table:table-cell table:formula="of:=(([.$A$2]/[.$E$2])*(   SIN([.$E$2]*[.B485] + [.$G$2])  -    SIN([.$G$2])))  + (([.$B$2]*[.B485]/[.$E$2])*   SIN([.$E$2]*[.B485] + [.$G$2]))  + (([.$B$2]/POWER([.$E$2];2)) * (COS([.$E$2]*[.B485] + [.$G$2]) - COS([.$G$2])))" office:value-type="float" office:value="-66.4270714877603" calcext:value-type="float">
            <text:p>-66.4270714878</text:p>
          </table:table-cell>
          <table:table-cell table:formula="of:=SQRT(POWER([.H485];2)+POWER([.I485];2))" office:value-type="float" office:value="80.7642488641884" calcext:value-type="float">
            <text:p>80.7642488642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[.B486]*[.$D$2]" office:value-type="float" office:value="956" calcext:value-type="float">
            <text:p>956</text:p>
          </table:table-cell>
          <table:table-cell table:formula="of:=[.D485]+SIN(RADIANS([.$C486]))*MIN(([.$A$2]+([.B486]*[.$B$2]));[.$C$2])" office:value-type="float" office:value="42.7398860730933" calcext:value-type="float">
            <text:p>42.7398860731</text:p>
          </table:table-cell>
          <table:table-cell table:formula="of:=[.E485]+COS(RADIANS([.$C486]))*MIN(([.$A$2]+([.B486]*[.$B$2]));[.$C$2])" office:value-type="float" office:value="-68.5296772539613" calcext:value-type="float">
            <text:p>-68.529677254</text:p>
          </table:table-cell>
          <table:table-cell table:formula="of:=SQRT(([.D486]*[.D486])+([.E486]*[.E486]))" office:value-type="float" office:value="80.7651813968934" calcext:value-type="float">
            <text:p>80.7651813969</text:p>
          </table:table-cell>
          <table:table-cell/>
          <table:table-cell table:formula="of:=(([.$A$2]/[.$E$2])*((0-COS([.$E$2]*[.B486] + [.$G$2])) - (0-COS([.$G$2])))) + (([.$B$2]*[.B486]/[.$E$2])*(0-COS([.$E$2]*[.B486] + [.$G$2]))) + (([.$B$2]/POWER([.$E$2];2)) * (SIN([.$E$2]*[.B486] + [.$G$2]) - SIN([.$G$2])))" office:value-type="float" office:value="43.8186329346151" calcext:value-type="float">
            <text:p>43.8186329346</text:p>
          </table:table-cell>
          <table:table-cell table:formula="of:=(([.$A$2]/[.$E$2])*(   SIN([.$E$2]*[.B486] + [.$G$2])  -    SIN([.$G$2])))  + (([.$B$2]*[.B486]/[.$E$2])*   SIN([.$E$2]*[.B486] + [.$G$2]))  + (([.$B$2]/POWER([.$E$2];2)) * (COS([.$E$2]*[.B486] + [.$G$2]) - COS([.$G$2])))" office:value-type="float" office:value="-67.9111133562215" calcext:value-type="float">
            <text:p>-67.9111133562</text:p>
          </table:table-cell>
          <table:table-cell table:formula="of:=SQRT(POWER([.H486];2)+POWER([.I486];2))" office:value-type="float" office:value="80.8207393528425" calcext:value-type="float">
            <text:p>80.8207393528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[.B487]*[.$D$2]" office:value-type="float" office:value="958" calcext:value-type="float">
            <text:p>958</text:p>
          </table:table-cell>
          <table:table-cell table:formula="of:=[.D486]+SIN(RADIANS([.$C487]))*MIN(([.$A$2]+([.B487]*[.$B$2]));[.$C$2])" office:value-type="float" office:value="40.5392012635674" calcext:value-type="float">
            <text:p>40.5392012636</text:p>
          </table:table-cell>
          <table:table-cell table:formula="of:=[.E486]+COS(RADIANS([.$C487]))*MIN(([.$A$2]+([.B487]*[.$B$2]));[.$C$2])" office:value-type="float" office:value="-69.9048177446465" calcext:value-type="float">
            <text:p>-69.9048177446</text:p>
          </table:table-cell>
          <table:table-cell table:formula="of:=SQRT(([.D487]*[.D487])+([.E487]*[.E487]))" office:value-type="float" office:value="80.8090983924475" calcext:value-type="float">
            <text:p>80.8090983924</text:p>
          </table:table-cell>
          <table:table-cell/>
          <table:table-cell table:formula="of:=(([.$A$2]/[.$E$2])*((0-COS([.$E$2]*[.B487] + [.$G$2])) - (0-COS([.$G$2])))) + (([.$B$2]*[.B487]/[.$E$2])*(0-COS([.$E$2]*[.B487] + [.$G$2]))) + (([.$B$2]/POWER([.$E$2];2)) * (SIN([.$E$2]*[.B487] + [.$G$2]) - SIN([.$G$2])))" office:value-type="float" office:value="41.6444820171016" calcext:value-type="float">
            <text:p>41.6444820171</text:p>
          </table:table-cell>
          <table:table-cell table:formula="of:=(([.$A$2]/[.$E$2])*(   SIN([.$E$2]*[.B487] + [.$G$2])  -    SIN([.$G$2])))  + (([.$B$2]*[.B487]/[.$E$2])*   SIN([.$E$2]*[.B487] + [.$G$2]))  + (([.$B$2]/POWER([.$E$2];2)) * (COS([.$E$2]*[.B487] + [.$G$2]) - COS([.$G$2])))" office:value-type="float" office:value="-69.3230062755077" calcext:value-type="float">
            <text:p>-69.3230062755</text:p>
          </table:table-cell>
          <table:table-cell table:formula="of:=SQRT(POWER([.H487];2)+POWER([.I487];2))" office:value-type="float" office:value="80.8699083809718" calcext:value-type="float">
            <text:p>80.86990838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488]*[.$D$2]" office:value-type="float" office:value="960" calcext:value-type="float">
            <text:p>960</text:p>
          </table:table-cell>
          <table:table-cell table:formula="of:=[.D487]+SIN(RADIANS([.$C488]))*MIN(([.$A$2]+([.B488]*[.$B$2]));[.$C$2])" office:value-type="float" office:value="38.2875352137279" calcext:value-type="float">
            <text:p>38.2875352137</text:p>
          </table:table-cell>
          <table:table-cell table:formula="of:=[.E487]+COS(RADIANS([.$C488]))*MIN(([.$A$2]+([.B488]*[.$B$2]));[.$C$2])" office:value-type="float" office:value="-71.2048177446465" calcext:value-type="float">
            <text:p>-71.2048177446</text:p>
          </table:table-cell>
          <table:table-cell table:formula="of:=SQRT(([.D488]*[.D488])+([.E488]*[.E488]))" office:value-type="float" office:value="80.8459116022002" calcext:value-type="float">
            <text:p>80.8459116022</text:p>
          </table:table-cell>
          <table:table-cell/>
          <table:table-cell table:formula="of:=(([.$A$2]/[.$E$2])*((0-COS([.$E$2]*[.B488] + [.$G$2])) - (0-COS([.$G$2])))) + (([.$B$2]*[.B488]/[.$E$2])*(0-COS([.$E$2]*[.B488] + [.$G$2]))) + (([.$B$2]/POWER([.$E$2];2)) * (SIN([.$E$2]*[.B488] + [.$G$2]) - SIN([.$G$2])))" office:value-type="float" office:value="39.418095562386" calcext:value-type="float">
            <text:p>39.4180955624</text:p>
          </table:table-cell>
          <table:table-cell table:formula="of:=(([.$A$2]/[.$E$2])*(   SIN([.$E$2]*[.B488] + [.$G$2])  -    SIN([.$G$2])))  + (([.$B$2]*[.B488]/[.$E$2])*   SIN([.$E$2]*[.B488] + [.$G$2]))  + (([.$B$2]/POWER([.$E$2];2)) * (COS([.$E$2]*[.B488] + [.$G$2]) - COS([.$G$2])))" office:value-type="float" office:value="-70.6607373946339" calcext:value-type="float">
            <text:p>-70.6607373946</text:p>
          </table:table-cell>
          <table:table-cell table:formula="of:=SQRT(POWER([.H488];2)+POWER([.I488];2))" office:value-type="float" office:value="80.9118413269579" calcext:value-type="float">
            <text:p>80.911841327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[.B489]*[.$D$2]" office:value-type="float" office:value="962" calcext:value-type="float">
            <text:p>962</text:p>
          </table:table-cell>
          <table:table-cell table:formula="of:=[.D488]+SIN(RADIANS([.$C489]))*MIN(([.$A$2]+([.B489]*[.$B$2]));[.$C$2])" office:value-type="float" office:value="35.9874567343304" calcext:value-type="float">
            <text:p>35.9874567343</text:p>
          </table:table-cell>
          <table:table-cell table:formula="of:=[.E488]+COS(RADIANS([.$C489]))*MIN(([.$A$2]+([.B489]*[.$B$2]));[.$C$2])" office:value-type="float" office:value="-72.4277911657037" calcext:value-type="float">
            <text:p>-72.4277911657</text:p>
          </table:table-cell>
          <table:table-cell table:formula="of:=SQRT(([.D489]*[.D489])+([.E489]*[.E489]))" office:value-type="float" office:value="80.8757193188913" calcext:value-type="float">
            <text:p>80.8757193189</text:p>
          </table:table-cell>
          <table:table-cell/>
          <table:table-cell table:formula="of:=(([.$A$2]/[.$E$2])*((0-COS([.$E$2]*[.B489] + [.$G$2])) - (0-COS([.$G$2])))) + (([.$B$2]*[.B489]/[.$E$2])*(0-COS([.$E$2]*[.B489] + [.$G$2]))) + (([.$B$2]/POWER([.$E$2];2)) * (SIN([.$E$2]*[.B489] + [.$G$2]) - SIN([.$G$2])))" office:value-type="float" office:value="37.1420063428439" calcext:value-type="float">
            <text:p>37.1420063428</text:p>
          </table:table-cell>
          <table:table-cell table:formula="of:=(([.$A$2]/[.$E$2])*(   SIN([.$E$2]*[.B489] + [.$G$2])  -    SIN([.$G$2])))  + (([.$B$2]*[.B489]/[.$E$2])*   SIN([.$E$2]*[.B489] + [.$G$2]))  + (([.$B$2]/POWER([.$E$2];2)) * (COS([.$E$2]*[.B489] + [.$G$2]) - COS([.$G$2])))" office:value-type="float" office:value="-71.9223777624073" calcext:value-type="float">
            <text:p>-71.9223777624</text:p>
          </table:table-cell>
          <table:table-cell table:formula="of:=SQRT(POWER([.H489];2)+POWER([.I489];2))" office:value-type="float" office:value="80.9466309253837" calcext:value-type="float">
            <text:p>80.9466309254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[.B490]*[.$D$2]" office:value-type="float" office:value="964" calcext:value-type="float">
            <text:p>964</text:p>
          </table:table-cell>
          <table:table-cell table:formula="of:=[.D489]+SIN(RADIANS([.$C490]))*MIN(([.$A$2]+([.B490]*[.$B$2]));[.$C$2])" office:value-type="float" office:value="33.6416042734895" calcext:value-type="float">
            <text:p>33.6416042735</text:p>
          </table:table-cell>
          <table:table-cell table:formula="of:=[.E489]+COS(RADIANS([.$C490]))*MIN(([.$A$2]+([.B490]*[.$B$2]));[.$C$2])" office:value-type="float" office:value="-73.5719398588232" calcext:value-type="float">
            <text:p>-73.5719398588</text:p>
          </table:table-cell>
          <table:table-cell table:formula="of:=SQRT(([.D490]*[.D490])+([.E490]*[.E490]))" office:value-type="float" office:value="80.8986271372041" calcext:value-type="float">
            <text:p>80.8986271372</text:p>
          </table:table-cell>
          <table:table-cell/>
          <table:table-cell table:formula="of:=(([.$A$2]/[.$E$2])*((0-COS([.$E$2]*[.B490] + [.$G$2])) - (0-COS([.$G$2])))) + (([.$B$2]*[.B490]/[.$E$2])*(0-COS([.$E$2]*[.B490] + [.$G$2]))) + (([.$B$2]/POWER([.$E$2];2)) * (SIN([.$E$2]*[.B490] + [.$G$2]) - SIN([.$G$2])))" office:value-type="float" office:value="34.8188182350574" calcext:value-type="float">
            <text:p>34.8188182351</text:p>
          </table:table-cell>
          <table:table-cell table:formula="of:=(([.$A$2]/[.$E$2])*(   SIN([.$E$2]*[.B490] + [.$G$2])  -    SIN([.$G$2])))  + (([.$B$2]*[.B490]/[.$E$2])*   SIN([.$E$2]*[.B490] + [.$G$2]))  + (([.$B$2]/POWER([.$E$2];2)) * (COS([.$E$2]*[.B490] + [.$G$2]) - COS([.$G$2])))" office:value-type="float" office:value="-73.1060850420009" calcext:value-type="float">
            <text:p>-73.106085042</text:p>
          </table:table-cell>
          <table:table-cell table:formula="of:=SQRT(POWER([.H490];2)+POWER([.I490];2))" office:value-type="float" office:value="80.974377264998" calcext:value-type="float">
            <text:p>80.974377265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[.B491]*[.$D$2]" office:value-type="float" office:value="966" calcext:value-type="float">
            <text:p>966</text:p>
          </table:table-cell>
          <table:table-cell table:formula="of:=[.D490]+SIN(RADIANS([.$C491]))*MIN(([.$A$2]+([.B491]*[.$B$2]));[.$C$2])" office:value-type="float" office:value="31.2526829017541" calcext:value-type="float">
            <text:p>31.2526829018</text:p>
          </table:table-cell>
          <table:table-cell table:formula="of:=[.E490]+COS(RADIANS([.$C491]))*MIN(([.$A$2]+([.B491]*[.$B$2]));[.$C$2])" office:value-type="float" office:value="-74.6355561804664" calcext:value-type="float">
            <text:p>-74.6355561805</text:p>
          </table:table-cell>
          <table:table-cell table:formula="of:=SQRT(([.D491]*[.D491])+([.E491]*[.E491]))" office:value-type="float" office:value="80.9147479445197" calcext:value-type="float">
            <text:p>80.9147479445</text:p>
          </table:table-cell>
          <table:table-cell/>
          <table:table-cell table:formula="of:=(([.$A$2]/[.$E$2])*((0-COS([.$E$2]*[.B491] + [.$G$2])) - (0-COS([.$G$2])))) + (([.$B$2]*[.B491]/[.$E$2])*(0-COS([.$E$2]*[.B491] + [.$G$2]))) + (([.$B$2]/POWER([.$E$2];2)) * (SIN([.$E$2]*[.B491] + [.$G$2]) - SIN([.$G$2])))" office:value-type="float" office:value="32.4512032535206" calcext:value-type="float">
            <text:p>32.4512032535</text:p>
          </table:table-cell>
          <table:table-cell table:formula="of:=(([.$A$2]/[.$E$2])*(   SIN([.$E$2]*[.B491] + [.$G$2])  -    SIN([.$G$2])))  + (([.$B$2]*[.B491]/[.$E$2])*   SIN([.$E$2]*[.B491] + [.$G$2]))  + (([.$B$2]/POWER([.$E$2];2)) * (COS([.$E$2]*[.B491] + [.$G$2]) - COS([.$G$2])))" office:value-type="float" office:value="-74.210106127425" calcext:value-type="float">
            <text:p>-74.2101061274</text:p>
          </table:table-cell>
          <table:table-cell table:formula="of:=SQRT(POWER([.H491];2)+POWER([.I491];2))" office:value-type="float" office:value="80.9951877832565" calcext:value-type="float">
            <text:p>80.9951877833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[.B492]*[.$D$2]" office:value-type="float" office:value="968" calcext:value-type="float">
            <text:p>968</text:p>
          </table:table-cell>
          <table:table-cell table:formula="of:=[.D491]+SIN(RADIANS([.$C492]))*MIN(([.$A$2]+([.B492]*[.$B$2]));[.$C$2])" office:value-type="float" office:value="28.8234612027892" calcext:value-type="float">
            <text:p>28.8234612028</text:p>
          </table:table-cell>
          <table:table-cell table:formula="of:=[.E491]+COS(RADIANS([.$C492]))*MIN(([.$A$2]+([.B492]*[.$B$2]));[.$C$2])" office:value-type="float" office:value="-75.6170254552161" calcext:value-type="float">
            <text:p>-75.6170254552</text:p>
          </table:table-cell>
          <table:table-cell table:formula="of:=SQRT(([.D492]*[.D492])+([.E492]*[.E492]))" office:value-type="float" office:value="80.9242019077327" calcext:value-type="float">
            <text:p>80.9242019077</text:p>
          </table:table-cell>
          <table:table-cell/>
          <table:table-cell table:formula="of:=(([.$A$2]/[.$E$2])*((0-COS([.$E$2]*[.B492] + [.$G$2])) - (0-COS([.$G$2])))) + (([.$B$2]*[.B492]/[.$E$2])*(0-COS([.$E$2]*[.B492] + [.$G$2]))) + (([.$B$2]/POWER([.$E$2];2)) * (SIN([.$E$2]*[.B492] + [.$G$2]) - SIN([.$G$2])))" office:value-type="float" office:value="30.0418984882266" calcext:value-type="float">
            <text:p>30.0418984882</text:p>
          </table:table-cell>
          <table:table-cell table:formula="of:=(([.$A$2]/[.$E$2])*(   SIN([.$E$2]*[.B492] + [.$G$2])  -    SIN([.$G$2])))  + (([.$B$2]*[.B492]/[.$E$2])*   SIN([.$E$2]*[.B492] + [.$G$2]))  + (([.$B$2]/POWER([.$E$2];2)) * (COS([.$E$2]*[.B492] + [.$G$2]) - COS([.$G$2])))" office:value-type="float" office:value="-75.2327796582504" calcext:value-type="float">
            <text:p>-75.2327796583</text:p>
          </table:table-cell>
          <table:table-cell table:formula="of:=SQRT(POWER([.H492];2)+POWER([.I492];2))" office:value-type="float" office:value="81.009177257171" calcext:value-type="float">
            <text:p>81.0091772572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[.B493]*[.$D$2]" office:value-type="float" office:value="970" calcext:value-type="float">
            <text:p>970</text:p>
          </table:table-cell>
          <table:table-cell table:formula="of:=[.D492]+SIN(RADIANS([.$C493]))*MIN(([.$A$2]+([.B493]*[.$B$2]));[.$C$2])" office:value-type="float" office:value="26.3567680732261" calcext:value-type="float">
            <text:p>26.3567680732</text:p>
          </table:table-cell>
          <table:table-cell table:formula="of:=[.E492]+COS(RADIANS([.$C493]))*MIN(([.$A$2]+([.B493]*[.$B$2]));[.$C$2])" office:value-type="float" office:value="-76.514828331446" calcext:value-type="float">
            <text:p>-76.5148283314</text:p>
          </table:table-cell>
          <table:table-cell table:formula="of:=SQRT(([.D493]*[.D493])+([.E493]*[.E493]))" office:value-type="float" office:value="80.9271164558363" calcext:value-type="float">
            <text:p>80.9271164558</text:p>
          </table:table-cell>
          <table:table-cell/>
          <table:table-cell table:formula="of:=(([.$A$2]/[.$E$2])*((0-COS([.$E$2]*[.B493] + [.$G$2])) - (0-COS([.$G$2])))) + (([.$B$2]*[.B493]/[.$E$2])*(0-COS([.$E$2]*[.B493] + [.$G$2]))) + (([.$B$2]/POWER([.$E$2];2)) * (SIN([.$E$2]*[.B493] + [.$G$2]) - SIN([.$G$2])))" office:value-type="float" office:value="27.5937029496331" calcext:value-type="float">
            <text:p>27.5937029496</text:p>
          </table:table-cell>
          <table:table-cell table:formula="of:=(([.$A$2]/[.$E$2])*(   SIN([.$E$2]*[.B493] + [.$G$2])  -    SIN([.$G$2])))  + (([.$B$2]*[.B493]/[.$E$2])*   SIN([.$E$2]*[.B493] + [.$G$2]))  + (([.$B$2]/POWER([.$E$2];2)) * (COS([.$E$2]*[.B493] + [.$G$2]) - COS([.$G$2])))" office:value-type="float" office:value="-76.1725384290588" calcext:value-type="float">
            <text:p>-76.1725384291</text:p>
          </table:table-cell>
          <table:table-cell table:formula="of:=SQRT(POWER([.H493];2)+POWER([.I493];2))" office:value-type="float" office:value="81.0164677901909" calcext:value-type="float">
            <text:p>81.0164677902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[.B494]*[.$D$2]" office:value-type="float" office:value="972" calcext:value-type="float">
            <text:p>972</text:p>
          </table:table-cell>
          <table:table-cell table:formula="of:=[.D493]+SIN(RADIANS([.$C494]))*MIN(([.$A$2]+([.B494]*[.$B$2]));[.$C$2])" office:value-type="float" office:value="23.8554894353699" calcext:value-type="float">
            <text:p>23.8554894354</text:p>
          </table:table-cell>
          <table:table-cell table:formula="of:=[.E493]+COS(RADIANS([.$C494]))*MIN(([.$A$2]+([.B494]*[.$B$2]));[.$C$2])" office:value-type="float" office:value="-77.3275430266521" calcext:value-type="float">
            <text:p>-77.3275430267</text:p>
          </table:table-cell>
          <table:table-cell table:formula="of:=SQRT(([.D494]*[.D494])+([.E494]*[.E494]))" office:value-type="float" office:value="80.923626257971" calcext:value-type="float">
            <text:p>80.923626258</text:p>
          </table:table-cell>
          <table:table-cell/>
          <table:table-cell table:formula="of:=(([.$A$2]/[.$E$2])*((0-COS([.$E$2]*[.B494] + [.$G$2])) - (0-COS([.$G$2])))) + (([.$B$2]*[.B494]/[.$E$2])*(0-COS([.$E$2]*[.B494] + [.$G$2]))) + (([.$B$2]/POWER([.$E$2];2)) * (SIN([.$E$2]*[.B494] + [.$G$2]) - SIN([.$G$2])))" office:value-type="float" office:value="25.1094743246267" calcext:value-type="float">
            <text:p>25.1094743246</text:p>
          </table:table-cell>
          <table:table-cell table:formula="of:=(([.$A$2]/[.$E$2])*(   SIN([.$E$2]*[.B494] + [.$G$2])  -    SIN([.$G$2])))  + (([.$B$2]*[.B494]/[.$E$2])*   SIN([.$E$2]*[.B494] + [.$G$2]))  + (([.$B$2]/POWER([.$E$2];2)) * (COS([.$E$2]*[.B494] + [.$G$2]) - COS([.$G$2])))" office:value-type="float" office:value="-77.0279116902183" calcext:value-type="float">
            <text:p>-77.0279116902</text:p>
          </table:table-cell>
          <table:table-cell table:formula="of:=SQRT(POWER([.H494];2)+POWER([.I494];2))" office:value-type="float" office:value="81.0171887948178" calcext:value-type="float">
            <text:p>81.0171887948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[.B495]*[.$D$2]" office:value-type="float" office:value="974" calcext:value-type="float">
            <text:p>974</text:p>
          </table:table-cell>
          <table:table-cell table:formula="of:=[.D494]+SIN(RADIANS([.$C495]))*MIN(([.$A$2]+([.B495]*[.$B$2]));[.$C$2])" office:value-type="float" office:value="21.3225648665724" calcext:value-type="float">
            <text:p>21.3225648666</text:p>
          </table:table-cell>
          <table:table-cell table:formula="of:=[.E494]+COS(RADIANS([.$C495]))*MIN(([.$A$2]+([.B495]*[.$B$2]));[.$C$2])" office:value-type="float" office:value="-78.0538474592299" calcext:value-type="float">
            <text:p>-78.0538474592</text:p>
          </table:table-cell>
          <table:table-cell table:formula="of:=SQRT(([.D495]*[.D495])+([.E495]*[.E495]))" office:value-type="float" office:value="80.9138731966152" calcext:value-type="float">
            <text:p>80.9138731966</text:p>
          </table:table-cell>
          <table:table-cell/>
          <table:table-cell table:formula="of:=(([.$A$2]/[.$E$2])*((0-COS([.$E$2]*[.B495] + [.$G$2])) - (0-COS([.$G$2])))) + (([.$B$2]*[.B495]/[.$E$2])*(0-COS([.$E$2]*[.B495] + [.$G$2]))) + (([.$B$2]/POWER([.$E$2];2)) * (SIN([.$E$2]*[.B495] + [.$G$2]) - SIN([.$G$2])))" office:value-type="float" office:value="22.5921256472422" calcext:value-type="float">
            <text:p>22.5921256472</text:p>
          </table:table-cell>
          <table:table-cell table:formula="of:=(([.$A$2]/[.$E$2])*(   SIN([.$E$2]*[.B495] + [.$G$2])  -    SIN([.$G$2])))  + (([.$B$2]*[.B495]/[.$E$2])*   SIN([.$E$2]*[.B495] + [.$G$2]))  + (([.$B$2]/POWER([.$E$2];2)) * (COS([.$E$2]*[.B495] + [.$G$2]) - COS([.$G$2])))" office:value-type="float" office:value="-77.7975273366985" calcext:value-type="float">
            <text:p>-77.7975273367</text:p>
          </table:table-cell>
          <table:table-cell table:formula="of:=SQRT(POWER([.H495];2)+POWER([.I495];2))" office:value-type="float" office:value="81.0114769706436" calcext:value-type="float">
            <text:p>81.0114769706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[.B496]*[.$D$2]" office:value-type="float" office:value="976" calcext:value-type="float">
            <text:p>976</text:p>
          </table:table-cell>
          <table:table-cell table:formula="of:=[.D495]+SIN(RADIANS([.$C496]))*MIN(([.$A$2]+([.B496]*[.$B$2]));[.$C$2])" office:value-type="float" office:value="18.7609841492038" calcext:value-type="float">
            <text:p>18.7609841492</text:p>
          </table:table-cell>
          <table:table-cell table:formula="of:=[.E495]+COS(RADIANS([.$C496]))*MIN(([.$A$2]+([.B496]*[.$B$2]));[.$C$2])" office:value-type="float" office:value="-78.6925212636131" calcext:value-type="float">
            <text:p>-78.6925212636</text:p>
          </table:table-cell>
          <table:table-cell table:formula="of:=SQRT(([.D496]*[.D496])+([.E496]*[.E496]))" office:value-type="float" office:value="80.8980063355758" calcext:value-type="float">
            <text:p>80.8980063356</text:p>
          </table:table-cell>
          <table:table-cell/>
          <table:table-cell table:formula="of:=(([.$A$2]/[.$E$2])*((0-COS([.$E$2]*[.B496] + [.$G$2])) - (0-COS([.$G$2])))) + (([.$B$2]*[.B496]/[.$E$2])*(0-COS([.$E$2]*[.B496] + [.$G$2]))) + (([.$B$2]/POWER([.$E$2];2)) * (SIN([.$E$2]*[.B496] + [.$G$2]) - SIN([.$G$2])))" office:value-type="float" office:value="20.0446218880022" calcext:value-type="float">
            <text:p>20.044621888</text:p>
          </table:table-cell>
          <table:table-cell table:formula="of:=(([.$A$2]/[.$E$2])*(   SIN([.$E$2]*[.B496] + [.$G$2])  -    SIN([.$G$2])))  + (([.$B$2]*[.B496]/[.$E$2])*   SIN([.$E$2]*[.B496] + [.$G$2]))  + (([.$B$2]/POWER([.$E$2];2)) * (COS([.$E$2]*[.B496] + [.$G$2]) - COS([.$G$2])))" office:value-type="float" office:value="-78.4801139817816" calcext:value-type="float">
            <text:p>-78.4801139818</text:p>
          </table:table-cell>
          <table:table-cell table:formula="of:=SQRT(POWER([.H496];2)+POWER([.I496];2))" office:value-type="float" office:value="80.9994762774823" calcext:value-type="float">
            <text:p>80.9994762775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[.B497]*[.$D$2]" office:value-type="float" office:value="978" calcext:value-type="float">
            <text:p>978</text:p>
          </table:table-cell>
          <table:table-cell table:formula="of:=[.D496]+SIN(RADIANS([.$C497]))*MIN(([.$A$2]+([.B497]*[.$B$2]));[.$C$2])" office:value-type="float" office:value="16.1737837452629" calcext:value-type="float">
            <text:p>16.1737837453</text:p>
          </table:table-cell>
          <table:table-cell table:formula="of:=[.E496]+COS(RADIANS([.$C497]))*MIN(([.$A$2]+([.B497]*[.$B$2]));[.$C$2])" office:value-type="float" office:value="-79.242447685826" calcext:value-type="float">
            <text:p>-79.2424476858</text:p>
          </table:table-cell>
          <table:table-cell table:formula="of:=SQRT(([.D497]*[.D497])+([.E497]*[.E497]))" office:value-type="float" office:value="80.8761818824269" calcext:value-type="float">
            <text:p>80.8761818824</text:p>
          </table:table-cell>
          <table:table-cell/>
          <table:table-cell table:formula="of:=(([.$A$2]/[.$E$2])*((0-COS([.$E$2]*[.B497] + [.$G$2])) - (0-COS([.$G$2])))) + (([.$B$2]*[.B497]/[.$E$2])*(0-COS([.$E$2]*[.B497] + [.$G$2]))) + (([.$B$2]/POWER([.$E$2];2)) * (SIN([.$E$2]*[.B497] + [.$G$2]) - SIN([.$G$2])))" office:value-type="float" office:value="17.4699764658656" calcext:value-type="float">
            <text:p>17.4699764659</text:p>
          </table:table-cell>
          <table:table-cell table:formula="of:=(([.$A$2]/[.$E$2])*(   SIN([.$E$2]*[.B497] + [.$G$2])  -    SIN([.$G$2])))  + (([.$B$2]*[.B497]/[.$E$2])*   SIN([.$E$2]*[.B497] + [.$G$2]))  + (([.$B$2]/POWER([.$E$2];2)) * (COS([.$E$2]*[.B497] + [.$G$2]) - COS([.$G$2])))" office:value-type="float" office:value="-79.0745029126474" calcext:value-type="float">
            <text:p>-79.0745029126</text:p>
          </table:table-cell>
          <table:table-cell table:formula="of:=SQRT(POWER([.H497];2)+POWER([.I497];2))" office:value-type="float" office:value="80.9813379032489" calcext:value-type="float">
            <text:p>80.981337903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[.B498]*[.$D$2]" office:value-type="float" office:value="980" calcext:value-type="float">
            <text:p>980</text:p>
          </table:table-cell>
          <table:table-cell table:formula="of:=[.D497]+SIN(RADIANS([.$C498]))*MIN(([.$A$2]+([.B498]*[.$B$2]));[.$C$2])" office:value-type="float" office:value="13.5640431997805" calcext:value-type="float">
            <text:p>13.5640431998</text:p>
          </table:table-cell>
          <table:table-cell table:formula="of:=[.E497]+COS(RADIANS([.$C498]))*MIN(([.$A$2]+([.B498]*[.$B$2]));[.$C$2])" office:value-type="float" office:value="-79.7026153566434" calcext:value-type="float">
            <text:p>-79.7026153566</text:p>
          </table:table-cell>
          <table:table-cell table:formula="of:=SQRT(([.D498]*[.D498])+([.E498]*[.E498]))" office:value-type="float" office:value="80.8485631450217" calcext:value-type="float">
            <text:p>80.848563145</text:p>
          </table:table-cell>
          <table:table-cell/>
          <table:table-cell table:formula="of:=(([.$A$2]/[.$E$2])*((0-COS([.$E$2]*[.B498] + [.$G$2])) - (0-COS([.$G$2])))) + (([.$B$2]*[.B498]/[.$E$2])*(0-COS([.$E$2]*[.B498] + [.$G$2]))) + (([.$B$2]/POWER([.$E$2];2)) * (SIN([.$E$2]*[.B498] + [.$G$2]) - SIN([.$G$2])))" office:value-type="float" office:value="14.8712476868858" calcext:value-type="float">
            <text:p>14.8712476869</text:p>
          </table:table-cell>
          <table:table-cell table:formula="of:=(([.$A$2]/[.$E$2])*(   SIN([.$E$2]*[.B498] + [.$G$2])  -    SIN([.$G$2])))  + (([.$B$2]*[.B498]/[.$E$2])*   SIN([.$E$2]*[.B498] + [.$G$2]))  + (([.$B$2]/POWER([.$E$2];2)) * (COS([.$E$2]*[.B498] + [.$G$2]) - COS([.$G$2])))" office:value-type="float" office:value="-79.5796299249577" calcext:value-type="float">
            <text:p>-79.579629925</text:p>
          </table:table-cell>
          <table:table-cell table:formula="of:=SQRT(POWER([.H498];2)+POWER([.I498];2))" office:value-type="float" office:value="80.9572202262277" calcext:value-type="float">
            <text:p>80.9572202262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[.B499]*[.$D$2]" office:value-type="float" office:value="982" calcext:value-type="float">
            <text:p>982</text:p>
          </table:table-cell>
          <table:table-cell table:formula="of:=[.D498]+SIN(RADIANS([.$C499]))*MIN(([.$A$2]+([.B499]*[.$B$2]));[.$C$2])" office:value-type="float" office:value="10.9348814772717" calcext:value-type="float">
            <text:p>10.9348814773</text:p>
          </table:table-cell>
          <table:table-cell table:formula="of:=[.E498]+COS(RADIANS([.$C499]))*MIN(([.$A$2]+([.B499]*[.$B$2]));[.$C$2])" office:value-type="float" office:value="-80.0721199396924" calcext:value-type="float">
            <text:p>-80.0721199397</text:p>
          </table:table-cell>
          <table:table-cell table:formula="of:=SQRT(([.D499]*[.D499])+([.E499]*[.E499]))" office:value-type="float" office:value="80.8153204816912" calcext:value-type="float">
            <text:p>80.8153204817</text:p>
          </table:table-cell>
          <table:table-cell/>
          <table:table-cell table:formula="of:=(([.$A$2]/[.$E$2])*((0-COS([.$E$2]*[.B499] + [.$G$2])) - (0-COS([.$G$2])))) + (([.$B$2]*[.B499]/[.$E$2])*(0-COS([.$E$2]*[.B499] + [.$G$2]))) + (([.$B$2]/POWER([.$E$2];2)) * (SIN([.$E$2]*[.B499] + [.$G$2]) - SIN([.$G$2])))" office:value-type="float" office:value="12.2515351137784" calcext:value-type="float">
            <text:p>12.2515351138</text:p>
          </table:table-cell>
          <table:table-cell table:formula="of:=(([.$A$2]/[.$E$2])*(   SIN([.$E$2]*[.B499] + [.$G$2])  -    SIN([.$G$2])))  + (([.$B$2]*[.B499]/[.$E$2])*   SIN([.$E$2]*[.B499] + [.$G$2]))  + (([.$B$2]/POWER([.$E$2];2)) * (COS([.$E$2]*[.B499] + [.$G$2]) - COS([.$G$2])))" office:value-type="float" office:value="-79.9945370337026" calcext:value-type="float">
            <text:p>-79.9945370337</text:p>
          </table:table-cell>
          <table:table-cell table:formula="of:=SQRT(POWER([.H499];2)+POWER([.I499];2))" office:value-type="float" office:value="80.9272887713444" calcext:value-type="float">
            <text:p>80.9272887713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[.B500]*[.$D$2]" office:value-type="float" office:value="984" calcext:value-type="float">
            <text:p>984</text:p>
          </table:table-cell>
          <table:table-cell table:formula="of:=[.D499]+SIN(RADIANS([.$C500]))*MIN(([.$A$2]+([.B500]*[.$B$2]));[.$C$2])" office:value-type="float" office:value="8.28945323559205" calcext:value-type="float">
            <text:p>8.2894532356</text:p>
          </table:table-cell>
          <table:table-cell table:formula="of:=[.E499]+COS(RADIANS([.$C500]))*MIN(([.$A$2]+([.B500]*[.$B$2]));[.$C$2])" office:value-type="float" office:value="-80.3501656519843" calcext:value-type="float">
            <text:p>-80.350165652</text:p>
          </table:table-cell>
          <table:table-cell table:formula="of:=SQRT(([.D500]*[.D500])+([.E500]*[.E500]))" office:value-type="float" office:value="80.7766312447256" calcext:value-type="float">
            <text:p>80.7766312447</text:p>
          </table:table-cell>
          <table:table-cell/>
          <table:table-cell table:formula="of:=(([.$A$2]/[.$E$2])*((0-COS([.$E$2]*[.B500] + [.$G$2])) - (0-COS([.$G$2])))) + (([.$B$2]*[.B500]/[.$E$2])*(0-COS([.$E$2]*[.B500] + [.$G$2]))) + (([.$B$2]/POWER([.$E$2];2)) * (SIN([.$E$2]*[.B500] + [.$G$2]) - SIN([.$G$2])))" office:value-type="float" office:value="9.61397587070819" calcext:value-type="float">
            <text:p>9.6139758707</text:p>
          </table:table-cell>
          <table:table-cell table:formula="of:=(([.$A$2]/[.$E$2])*(   SIN([.$E$2]*[.B500] + [.$G$2])  -    SIN([.$G$2])))  + (([.$B$2]*[.B500]/[.$E$2])*   SIN([.$E$2]*[.B500] + [.$G$2]))  + (([.$B$2]/POWER([.$E$2];2)) * (COS([.$E$2]*[.B500] + [.$G$2]) - COS([.$G$2])))" office:value-type="float" office:value="-80.3183740577219" calcext:value-type="float">
            <text:p>-80.3183740577</text:p>
          </table:table-cell>
          <table:table-cell table:formula="of:=SQRT(POWER([.H500];2)+POWER([.I500];2))" office:value-type="float" office:value="80.8917161600537" calcext:value-type="float">
            <text:p>80.8917161601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[.B501]*[.$D$2]" office:value-type="float" office:value="986" calcext:value-type="float">
            <text:p>986</text:p>
          </table:table-cell>
          <table:table-cell table:formula="of:=[.D500]+SIN(RADIANS([.$C501]))*MIN(([.$A$2]+([.B501]*[.$B$2]));[.$C$2])" office:value-type="float" office:value="5.63094504164962" calcext:value-type="float">
            <text:p>5.6309450416</text:p>
          </table:table-cell>
          <table:table-cell table:formula="of:=[.E500]+COS(RADIANS([.$C501]))*MIN(([.$A$2]+([.B501]*[.$B$2]));[.$C$2])" office:value-type="float" office:value="-80.5360666545124" calcext:value-type="float">
            <text:p>-80.5360666545</text:p>
          </table:table-cell>
          <table:table-cell table:formula="of:=SQRT(([.D501]*[.D501])+([.E501]*[.E501]))" office:value-type="float" office:value="80.7326797167178" calcext:value-type="float">
            <text:p>80.7326797167</text:p>
          </table:table-cell>
          <table:table-cell/>
          <table:table-cell table:formula="of:=(([.$A$2]/[.$E$2])*((0-COS([.$E$2]*[.B501] + [.$G$2])) - (0-COS([.$G$2])))) + (([.$B$2]*[.B501]/[.$E$2])*(0-COS([.$E$2]*[.B501] + [.$G$2]))) + (([.$B$2]/POWER([.$E$2];2)) * (SIN([.$E$2]*[.B501] + [.$G$2]) - SIN([.$G$2])))" office:value-type="float" office:value="6.96174088770031" calcext:value-type="float">
            <text:p>6.9617408877</text:p>
          </table:table-cell>
          <table:table-cell table:formula="of:=(([.$A$2]/[.$E$2])*(   SIN([.$E$2]*[.B501] + [.$G$2])  -    SIN([.$G$2])))  + (([.$B$2]*[.B501]/[.$E$2])*   SIN([.$E$2]*[.B501] + [.$G$2]))  + (([.$B$2]/POWER([.$E$2];2)) * (COS([.$E$2]*[.B501] + [.$G$2]) - COS([.$G$2])))" office:value-type="float" office:value="-80.5504000754595" calcext:value-type="float">
            <text:p>-80.5504000755</text:p>
          </table:table-cell>
          <table:table-cell table:formula="of:=SQRT(POWER([.H501];2)+POWER([.I501];2))" office:value-type="float" office:value="80.8506820534253" calcext:value-type="float">
            <text:p>80.8506820534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[.B502]*[.$D$2]" office:value-type="float" office:value="988" calcext:value-type="float">
            <text:p>988</text:p>
          </table:table-cell>
          <table:table-cell table:formula="of:=[.D501]+SIN(RADIANS([.$C502]))*MIN(([.$A$2]+([.B502]*[.$B$2]));[.$C$2])" office:value-type="float" office:value="2.96257153350864" calcext:value-type="float">
            <text:p>2.9625715335</text:p>
          </table:table-cell>
          <table:table-cell table:formula="of:=[.E501]+COS(RADIANS([.$C502]))*MIN(([.$A$2]+([.B502]*[.$B$2]));[.$C$2])" office:value-type="float" office:value="-80.6292483107081" calcext:value-type="float">
            <text:p>-80.6292483107</text:p>
          </table:table-cell>
          <table:table-cell table:formula="of:=SQRT(([.D502]*[.D502])+([.E502]*[.E502]))" office:value-type="float" office:value="80.6836570393347" calcext:value-type="float">
            <text:p>80.6836570393</text:p>
          </table:table-cell>
          <table:table-cell/>
          <table:table-cell table:formula="of:=(([.$A$2]/[.$E$2])*((0-COS([.$E$2]*[.B502] + [.$G$2])) - (0-COS([.$G$2])))) + (([.$B$2]*[.B502]/[.$E$2])*(0-COS([.$E$2]*[.B502] + [.$G$2]))) + (([.$B$2]/POWER([.$E$2];2)) * (SIN([.$E$2]*[.B502] + [.$G$2]) - SIN([.$G$2])))" office:value-type="float" office:value="4.29803108916421" calcext:value-type="float">
            <text:p>4.2980310892</text:p>
          </table:table-cell>
          <table:table-cell table:formula="of:=(([.$A$2]/[.$E$2])*(   SIN([.$E$2]*[.B502] + [.$G$2])  -    SIN([.$G$2])))  + (([.$B$2]*[.B502]/[.$E$2])*   SIN([.$E$2]*[.B502] + [.$G$2]))  + (([.$B$2]/POWER([.$E$2];2)) * (COS([.$E$2]*[.B502] + [.$G$2]) - COS([.$G$2])))" office:value-type="float" office:value="-80.6899847496686" calcext:value-type="float">
            <text:p>-80.6899847497</text:p>
          </table:table-cell>
          <table:table-cell table:formula="of:=SQRT(POWER([.H502];2)+POWER([.I502];2))" office:value-type="float" office:value="80.8043730880029" calcext:value-type="float">
            <text:p>80.804373088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[.B503]*[.$D$2]" office:value-type="float" office:value="990" calcext:value-type="float">
            <text:p>990</text:p>
          </table:table-cell>
          <table:table-cell table:formula="of:=[.D502]+SIN(RADIANS([.$C503]))*MIN(([.$A$2]+([.B503]*[.$B$2]));[.$C$2])" office:value-type="float" office:value="0.287571533508635" calcext:value-type="float">
            <text:p>0.2875715335</text:p>
          </table:table-cell>
          <table:table-cell table:formula="of:=[.E502]+COS(RADIANS([.$C503]))*MIN(([.$A$2]+([.B503]*[.$B$2]));[.$C$2])" office:value-type="float" office:value="-80.6292483107081" calcext:value-type="float">
            <text:p>-80.6292483107</text:p>
          </table:table-cell>
          <table:table-cell table:formula="of:=SQRT(([.D503]*[.D503])+([.E503]*[.E503]))" office:value-type="float" office:value="80.629761134067" calcext:value-type="float">
            <text:p>80.6297611341</text:p>
          </table:table-cell>
          <table:table-cell/>
          <table:table-cell table:formula="of:=(([.$A$2]/[.$E$2])*((0-COS([.$E$2]*[.B503] + [.$G$2])) - (0-COS([.$G$2])))) + (([.$B$2]*[.B503]/[.$E$2])*(0-COS([.$E$2]*[.B503] + [.$G$2]))) + (([.$B$2]/POWER([.$E$2];2)) * (SIN([.$E$2]*[.B503] + [.$G$2]) - SIN([.$G$2])))" office:value-type="float" office:value="1.62607353111862" calcext:value-type="float">
            <text:p>1.6260735311</text:p>
          </table:table-cell>
          <table:table-cell table:formula="of:=(([.$A$2]/[.$E$2])*(   SIN([.$E$2]*[.B503] + [.$G$2])  -    SIN([.$G$2])))  + (([.$B$2]*[.B503]/[.$E$2])*   SIN([.$E$2]*[.B503] + [.$G$2]))  + (([.$B$2]/POWER([.$E$2];2)) * (COS([.$E$2]*[.B503] + [.$G$2]) - COS([.$G$2])))" office:value-type="float" office:value="-80.7366095189371" calcext:value-type="float">
            <text:p>-80.7366095189</text:p>
          </table:table-cell>
          <table:table-cell table:formula="of:=SQRT(POWER([.H503];2)+POWER([.I503];2))" office:value-type="float" office:value="80.7529828039927" calcext:value-type="float">
            <text:p>80.75298280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[.B504]*[.$D$2]" office:value-type="float" office:value="992" calcext:value-type="float">
            <text:p>992</text:p>
          </table:table-cell>
          <table:table-cell table:formula="of:=[.D503]+SIN(RADIANS([.$C504]))*MIN(([.$A$2]+([.B504]*[.$B$2]));[.$C$2])" office:value-type="float" office:value="-2.39079588290254" calcext:value-type="float">
            <text:p>-2.3907958829</text:p>
          </table:table-cell>
          <table:table-cell table:formula="of:=[.E503]+COS(RADIANS([.$C504]))*MIN(([.$A$2]+([.B504]*[.$B$2]));[.$C$2])" office:value-type="float" office:value="-80.5357176595454" calcext:value-type="float">
            <text:p>-80.5357176595</text:p>
          </table:table-cell>
          <table:table-cell table:formula="of:=SQRT(([.D504]*[.D504])+([.E504]*[.E504]))" office:value-type="float" office:value="80.5711966144957" calcext:value-type="float">
            <text:p>80.5711966145</text:p>
          </table:table-cell>
          <table:table-cell/>
          <table:table-cell table:formula="of:=(([.$A$2]/[.$E$2])*((0-COS([.$E$2]*[.B504] + [.$G$2])) - (0-COS([.$G$2])))) + (([.$B$2]*[.B504]/[.$E$2])*(0-COS([.$E$2]*[.B504] + [.$G$2]))) + (([.$B$2]/POWER([.$E$2];2)) * (SIN([.$E$2]*[.B504] + [.$G$2]) - SIN([.$G$2])))" office:value-type="float" office:value="-1.05088250822803" calcext:value-type="float">
            <text:p>-1.0508825082</text:p>
          </table:table-cell>
          <table:table-cell table:formula="of:=(([.$A$2]/[.$E$2])*(   SIN([.$E$2]*[.B504] + [.$G$2])  -    SIN([.$G$2])))  + (([.$B$2]*[.B504]/[.$E$2])*   SIN([.$E$2]*[.B504] + [.$G$2]))  + (([.$B$2]/POWER([.$E$2];2)) * (COS([.$E$2]*[.B504] + [.$G$2]) - COS([.$G$2])))" office:value-type="float" office:value="-80.6898686540678" calcext:value-type="float">
            <text:p>-80.6898686541</text:p>
          </table:table-cell>
          <table:table-cell table:formula="of:=SQRT(POWER([.H504];2)+POWER([.I504];2))" office:value-type="float" office:value="80.6967115653223" calcext:value-type="float">
            <text:p>80.6967115653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[.B505]*[.$D$2]" office:value-type="float" office:value="994" calcext:value-type="float">
            <text:p>994</text:p>
          </table:table-cell>
          <table:table-cell table:formula="of:=[.D504]+SIN(RADIANS([.$C505]))*MIN(([.$A$2]+([.B505]*[.$B$2]));[.$C$2])" office:value-type="float" office:value="-5.06925535785017" calcext:value-type="float">
            <text:p>-5.0692553579</text:p>
          </table:table-cell>
          <table:table-cell table:formula="of:=[.E504]+COS(RADIANS([.$C505]))*MIN(([.$A$2]+([.B505]*[.$B$2]));[.$C$2])" office:value-type="float" office:value="-80.3484215275424" calcext:value-type="float">
            <text:p>-80.3484215275</text:p>
          </table:table-cell>
          <table:table-cell table:formula="of:=SQRT(([.D505]*[.D505])+([.E505]*[.E505]))" office:value-type="float" office:value="80.5081746895974" calcext:value-type="float">
            <text:p>80.5081746896</text:p>
          </table:table-cell>
          <table:table-cell/>
          <table:table-cell table:formula="of:=(([.$A$2]/[.$E$2])*((0-COS([.$E$2]*[.B505] + [.$G$2])) - (0-COS([.$G$2])))) + (([.$B$2]*[.B505]/[.$E$2])*(0-COS([.$E$2]*[.B505] + [.$G$2]))) + (([.$B$2]/POWER([.$E$2];2)) * (SIN([.$E$2]*[.B505] + [.$G$2]) - SIN([.$G$2])))" office:value-type="float" office:value="-3.729569479803" calcext:value-type="float">
            <text:p>-3.7295694798</text:p>
          </table:table-cell>
          <table:table-cell table:formula="of:=(([.$A$2]/[.$E$2])*(   SIN([.$E$2]*[.B505] + [.$G$2])  -    SIN([.$G$2])))  + (([.$B$2]*[.B505]/[.$E$2])*   SIN([.$E$2]*[.B505] + [.$G$2]))  + (([.$B$2]/POWER([.$E$2];2)) * (COS([.$E$2]*[.B505] + [.$G$2]) - COS([.$G$2])))" office:value-type="float" office:value="-80.5494701775064" calcext:value-type="float">
            <text:p>-80.5494701775</text:p>
          </table:table-cell>
          <table:table-cell table:formula="of:=SQRT(POWER([.H505];2)+POWER([.I505];2))" office:value-type="float" office:value="80.6357664710994" calcext:value-type="float">
            <text:p>80.6357664711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[.B506]*[.$D$2]" office:value-type="float" office:value="996" calcext:value-type="float">
            <text:p>996</text:p>
          </table:table-cell>
          <table:table-cell table:formula="of:=[.D505]+SIN(RADIANS([.$C506]))*MIN(([.$A$2]+([.B506]*[.$B$2]));[.$C$2])" office:value-type="float" office:value="-7.74451925639083" calcext:value-type="float">
            <text:p>-7.7445192564</text:p>
          </table:table-cell>
          <table:table-cell table:formula="of:=[.E505]+COS(RADIANS([.$C506]))*MIN(([.$A$2]+([.B506]*[.$B$2]));[.$C$2])" office:value-type="float" office:value="-80.0672399613524" calcext:value-type="float">
            <text:p>-80.0672399614</text:p>
          </table:table-cell>
          <table:table-cell table:formula="of:=SQRT(([.D506]*[.D506])+([.E506]*[.E506]))" office:value-type="float" office:value="80.4409130576065" calcext:value-type="float">
            <text:p>80.4409130576</text:p>
          </table:table-cell>
          <table:table-cell/>
          <table:table-cell table:formula="of:=(([.$A$2]/[.$E$2])*((0-COS([.$E$2]*[.B506] + [.$G$2])) - (0-COS([.$G$2])))) + (([.$B$2]*[.B506]/[.$E$2])*(0-COS([.$E$2]*[.B506] + [.$G$2]))) + (([.$B$2]/POWER([.$E$2];2)) * (SIN([.$E$2]*[.B506] + [.$G$2]) - SIN([.$G$2])))" office:value-type="float" office:value="-6.40670555209296" calcext:value-type="float">
            <text:p>-6.4067055521</text:p>
          </table:table-cell>
          <table:table-cell table:formula="of:=(([.$A$2]/[.$E$2])*(   SIN([.$E$2]*[.B506] + [.$G$2])  -    SIN([.$G$2])))  + (([.$B$2]*[.B506]/[.$E$2])*   SIN([.$E$2]*[.B506] + [.$G$2]))  + (([.$B$2]/POWER([.$E$2];2)) * (COS([.$E$2]*[.B506] + [.$G$2]) - COS([.$G$2])))" office:value-type="float" office:value="-80.3152366441823" calcext:value-type="float">
            <text:p>-80.3152366442</text:p>
          </table:table-cell>
          <table:table-cell table:formula="of:=SQRT(POWER([.H506];2)+POWER([.I506];2))" office:value-type="float" office:value="80.5703612579851" calcext:value-type="float">
            <text:p>80.570361258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[.B507]*[.$D$2]" office:value-type="float" office:value="998" calcext:value-type="float">
            <text:p>998</text:p>
          </table:table-cell>
          <table:table-cell table:formula="of:=[.D506]+SIN(RADIANS([.$C507]))*MIN(([.$A$2]+([.B507]*[.$B$2]));[.$C$2])" office:value-type="float" office:value="-10.4132917016494" calcext:value-type="float">
            <text:p>-10.4132917016</text:p>
          </table:table-cell>
          <table:table-cell table:formula="of:=[.E506]+COS(RADIANS([.$C507]))*MIN(([.$A$2]+([.B507]*[.$B$2]));[.$C$2])" office:value-type="float" office:value="-79.6921684542651" calcext:value-type="float">
            <text:p>-79.6921684543</text:p>
          </table:table-cell>
          <table:table-cell table:formula="of:=SQRT(([.D507]*[.D507])+([.E507]*[.E507]))" office:value-type="float" office:value="80.3696357899338" calcext:value-type="float">
            <text:p>80.3696357899</text:p>
          </table:table-cell>
          <table:table-cell/>
          <table:table-cell table:formula="of:=(([.$A$2]/[.$E$2])*((0-COS([.$E$2]*[.B507] + [.$G$2])) - (0-COS([.$G$2])))) + (([.$B$2]*[.B507]/[.$E$2])*(0-COS([.$E$2]*[.B507] + [.$G$2]))) + (([.$B$2]/POWER([.$E$2];2)) * (SIN([.$E$2]*[.B507] + [.$G$2]) - SIN([.$G$2])))" office:value-type="float" office:value="-9.07899863180423" calcext:value-type="float">
            <text:p>-9.0789986318</text:p>
          </table:table-cell>
          <table:table-cell table:formula="of:=(([.$A$2]/[.$E$2])*(   SIN([.$E$2]*[.B507] + [.$G$2])  -    SIN([.$G$2])))  + (([.$B$2]*[.B507]/[.$E$2])*   SIN([.$E$2]*[.B507] + [.$G$2]))  + (([.$B$2]/POWER([.$E$2];2)) * (COS([.$E$2]*[.B507] + [.$G$2]) - COS([.$G$2])))" office:value-type="float" office:value="-79.9871057822896" calcext:value-type="float">
            <text:p>-79.9871057823</text:p>
          </table:table-cell>
          <table:table-cell table:formula="of:=SQRT(POWER([.H507];2)+POWER([.I507];2))" office:value-type="float" office:value="80.5007161929849" calcext:value-type="float">
            <text:p>80.5007161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508]*[.$D$2]" office:value-type="float" office:value="1000" calcext:value-type="float">
            <text:p>1000</text:p>
          </table:table-cell>
          <table:table-cell table:formula="of:=[.D507]+SIN(RADIANS([.$C508]))*MIN(([.$A$2]+([.B508]*[.$B$2]));[.$C$2])" office:value-type="float" office:value="-13.0722726347823" calcext:value-type="float">
            <text:p>-13.0722726348</text:p>
          </table:table-cell>
          <table:table-cell table:formula="of:=[.E507]+COS(RADIANS([.$C508]))*MIN(([.$A$2]+([.B508]*[.$B$2]));[.$C$2])" office:value-type="float" office:value="-79.2233183745644" calcext:value-type="float">
            <text:p>-79.2233183746</text:p>
          </table:table-cell>
          <table:table-cell table:formula="of:=SQRT(([.D508]*[.D508])+([.E508]*[.E508]))" office:value-type="float" office:value="80.2945732046423" calcext:value-type="float">
            <text:p>80.2945732046</text:p>
          </table:table-cell>
          <table:table-cell/>
          <table:table-cell table:formula="of:=(([.$A$2]/[.$E$2])*((0-COS([.$E$2]*[.B508] + [.$G$2])) - (0-COS([.$G$2])))) + (([.$B$2]*[.B508]/[.$E$2])*(0-COS([.$E$2]*[.B508] + [.$G$2]))) + (([.$B$2]/POWER([.$E$2];2)) * (SIN([.$E$2]*[.B508] + [.$G$2]) - SIN([.$G$2])))" office:value-type="float" office:value="-11.7431504118259" calcext:value-type="float">
            <text:p>-11.7431504118</text:p>
          </table:table-cell>
          <table:table-cell table:formula="of:=(([.$A$2]/[.$E$2])*(   SIN([.$E$2]*[.B508] + [.$G$2])  -    SIN([.$G$2])))  + (([.$B$2]*[.B508]/[.$E$2])*   SIN([.$E$2]*[.B508] + [.$G$2]))  + (([.$B$2]/POWER([.$E$2];2)) * (COS([.$E$2]*[.B508] + [.$G$2]) - COS([.$G$2])))" office:value-type="float" office:value="-79.5651309927134" calcext:value-type="float">
            <text:p>-79.5651309927</text:p>
          </table:table-cell>
          <table:table-cell table:formula="of:=SQRT(POWER([.H508];2)+POWER([.I508];2))" office:value-type="float" office:value="80.4270579561531" calcext:value-type="float">
            <text:p>80.4270579562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[.B509]*[.$D$2]" office:value-type="float" office:value="1002" calcext:value-type="float">
            <text:p>1002</text:p>
          </table:table-cell>
          <table:table-cell table:formula="of:=[.D508]+SIN(RADIANS([.$C509]))*MIN(([.$A$2]+([.B509]*[.$B$2]));[.$C$2])" office:value-type="float" office:value="-15.7181618947673" calcext:value-type="float">
            <text:p>-15.7181618948</text:p>
          </table:table-cell>
          <table:table-cell table:formula="of:=[.E508]+COS(RADIANS([.$C509]))*MIN(([.$A$2]+([.B509]*[.$B$2]));[.$C$2])" office:value-type="float" office:value="-78.6609172509023" calcext:value-type="float">
            <text:p>-78.6609172509</text:p>
          </table:table-cell>
          <table:table-cell table:formula="of:=SQRT(([.D509]*[.D509])+([.E509]*[.E509]))" office:value-type="float" office:value="80.215961728969" calcext:value-type="float">
            <text:p>80.215961729</text:p>
          </table:table-cell>
          <table:table-cell/>
          <table:table-cell table:formula="of:=(([.$A$2]/[.$E$2])*((0-COS([.$E$2]*[.B509] + [.$G$2])) - (0-COS([.$G$2])))) + (([.$B$2]*[.B509]/[.$E$2])*(0-COS([.$E$2]*[.B509] + [.$G$2]))) + (([.$B$2]/POWER([.$E$2];2)) * (SIN([.$E$2]*[.B509] + [.$G$2]) - SIN([.$G$2])))" office:value-type="float" office:value="-14.3958604415256" calcext:value-type="float">
            <text:p>-14.3958604415</text:p>
          </table:table-cell>
          <table:table-cell table:formula="of:=(([.$A$2]/[.$E$2])*(   SIN([.$E$2]*[.B509] + [.$G$2])  -    SIN([.$G$2])))  + (([.$B$2]*[.B509]/[.$E$2])*   SIN([.$E$2]*[.B509] + [.$G$2]))  + (([.$B$2]/POWER([.$E$2];2)) * (COS([.$E$2]*[.B509] + [.$G$2]) - COS([.$G$2])))" office:value-type="float" office:value="-79.0494817059748" calcext:value-type="float">
            <text:p>-79.049481706</text:p>
          </table:table-cell>
          <table:table-cell table:formula="of:=SQRT(POWER([.H509];2)+POWER([.I509];2))" office:value-type="float" office:value="80.3496195126966" calcext:value-type="float">
            <text:p>80.3496195127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[.B510]*[.$D$2]" office:value-type="float" office:value="1004" calcext:value-type="float">
            <text:p>1004</text:p>
          </table:table-cell>
          <table:table-cell table:formula="of:=[.D509]+SIN(RADIANS([.$C510]))*MIN(([.$A$2]+([.B510]*[.$B$2]));[.$C$2])" office:value-type="float" office:value="-18.3476633129752" calcext:value-type="float">
            <text:p>-18.347663313</text:p>
          </table:table-cell>
          <table:table-cell table:formula="of:=[.E509]+COS(RADIANS([.$C510]))*MIN(([.$A$2]+([.B510]*[.$B$2]));[.$C$2])" office:value-type="float" office:value="-78.0053089138272" calcext:value-type="float">
            <text:p>-78.0053089138</text:p>
          </table:table-cell>
          <table:table-cell table:formula="of:=SQRT(([.D510]*[.D510])+([.E510]*[.E510]))" office:value-type="float" office:value="80.1340437503806" calcext:value-type="float">
            <text:p>80.1340437504</text:p>
          </table:table-cell>
          <table:table-cell/>
          <table:table-cell table:formula="of:=(([.$A$2]/[.$E$2])*((0-COS([.$E$2]*[.B510] + [.$G$2])) - (0-COS([.$G$2])))) + (([.$B$2]*[.B510]/[.$E$2])*(0-COS([.$E$2]*[.B510] + [.$G$2]))) + (([.$B$2]/POWER([.$E$2];2)) * (SIN([.$E$2]*[.B510] + [.$G$2]) - SIN([.$G$2])))" office:value-type="float" office:value="-17.0338302143531" calcext:value-type="float">
            <text:p>-17.0338302144</text:p>
          </table:table-cell>
          <table:table-cell table:formula="of:=(([.$A$2]/[.$E$2])*(   SIN([.$E$2]*[.B510] + [.$G$2])  -    SIN([.$G$2])))  + (([.$B$2]*[.B510]/[.$E$2])*   SIN([.$E$2]*[.B510] + [.$G$2]))  + (([.$B$2]/POWER([.$E$2];2)) * (COS([.$E$2]*[.B510] + [.$G$2]) - COS([.$G$2])))" office:value-type="float" office:value="-78.4404435957457" calcext:value-type="float">
            <text:p>-78.4404435957</text:p>
          </table:table-cell>
          <table:table-cell table:formula="of:=SQRT(POWER([.H510];2)+POWER([.I510];2))" office:value-type="float" office:value="80.2686399739572" calcext:value-type="float">
            <text:p>80.268639974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[.B511]*[.$D$2]" office:value-type="float" office:value="1006" calcext:value-type="float">
            <text:p>1006</text:p>
          </table:table-cell>
          <table:table-cell table:formula="of:=[.D510]+SIN(RADIANS([.$C511]))*MIN(([.$A$2]+([.B511]*[.$B$2]));[.$C$2])" office:value-type="float" office:value="-20.9574888174478" calcext:value-type="float">
            <text:p>-20.9574888174</text:p>
          </table:table-cell>
          <table:table-cell table:formula="of:=[.E510]+COS(RADIANS([.$C511]))*MIN(([.$A$2]+([.B511]*[.$B$2]));[.$C$2])" office:value-type="float" office:value="-77.2569534927841" calcext:value-type="float">
            <text:p>-77.2569534928</text:p>
          </table:table-cell>
          <table:table-cell table:formula="of:=SQRT(([.D511]*[.D511])+([.E511]*[.E511]))" office:value-type="float" office:value="80.0490674556528" calcext:value-type="float">
            <text:p>80.0490674557</text:p>
          </table:table-cell>
          <table:table-cell/>
          <table:table-cell table:formula="of:=(([.$A$2]/[.$E$2])*((0-COS([.$E$2]*[.B511] + [.$G$2])) - (0-COS([.$G$2])))) + (([.$B$2]*[.B511]/[.$E$2])*(0-COS([.$E$2]*[.B511] + [.$G$2]))) + (([.$B$2]/POWER([.$E$2];2)) * (SIN([.$E$2]*[.B511] + [.$G$2]) - SIN([.$G$2])))" office:value-type="float" office:value="-19.6537672676876" calcext:value-type="float">
            <text:p>-19.6537672677</text:p>
          </table:table-cell>
          <table:table-cell table:formula="of:=(([.$A$2]/[.$E$2])*(   SIN([.$E$2]*[.B511] + [.$G$2])  -    SIN([.$G$2])))  + (([.$B$2]*[.B511]/[.$E$2])*   SIN([.$E$2]*[.B511] + [.$G$2]))  + (([.$B$2]/POWER([.$E$2];2)) * (COS([.$E$2]*[.B511] + [.$G$2]) - COS([.$G$2])))" office:value-type="float" office:value="-77.7384186481638" calcext:value-type="float">
            <text:p>-77.7384186482</text:p>
          </table:table-cell>
          <table:table-cell table:formula="of:=SQRT(POWER([.H511];2)+POWER([.I511];2))" office:value-type="float" office:value="80.1843644467524" calcext:value-type="float">
            <text:p>80.184364446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[.B512]*[.$D$2]" office:value-type="float" office:value="1008" calcext:value-type="float">
            <text:p>1008</text:p>
          </table:table-cell>
          <table:table-cell table:formula="of:=[.D511]+SIN(RADIANS([.$C512]))*MIN(([.$A$2]+([.B512]*[.$B$2]));[.$C$2])" office:value-type="float" office:value="-23.5443625417706" calcext:value-type="float">
            <text:p>-23.5443625418</text:p>
          </table:table-cell>
          <table:table-cell table:formula="of:=[.E511]+COS(RADIANS([.$C512]))*MIN(([.$A$2]+([.B512]*[.$B$2]));[.$C$2])" office:value-type="float" office:value="-76.4164272680842" calcext:value-type="float">
            <text:p>-76.4164272681</text:p>
          </table:table-cell>
          <table:table-cell table:formula="of:=SQRT(([.D512]*[.D512])+([.E512]*[.E512]))" office:value-type="float" office:value="79.9612866574615" calcext:value-type="float">
            <text:p>79.9612866575</text:p>
          </table:table-cell>
          <table:table-cell/>
          <table:table-cell table:formula="of:=(([.$A$2]/[.$E$2])*((0-COS([.$E$2]*[.B512] + [.$G$2])) - (0-COS([.$G$2])))) + (([.$B$2]*[.B512]/[.$E$2])*(0-COS([.$E$2]*[.B512] + [.$G$2]))) + (([.$B$2]/POWER([.$E$2];2)) * (SIN([.$E$2]*[.B512] + [.$G$2]) - SIN([.$G$2])))" office:value-type="float" office:value="-22.2523892898422" calcext:value-type="float">
            <text:p>-22.2523892898</text:p>
          </table:table-cell>
          <table:table-cell table:formula="of:=(([.$A$2]/[.$E$2])*(   SIN([.$E$2]*[.B512] + [.$G$2])  -    SIN([.$G$2])))  + (([.$B$2]*[.B512]/[.$E$2])*   SIN([.$E$2]*[.B512] + [.$G$2]))  + (([.$B$2]/POWER([.$E$2];2)) * (COS([.$E$2]*[.B512] + [.$G$2]) - COS([.$G$2])))" office:value-type="float" office:value="-76.9439250863514" calcext:value-type="float">
            <text:p>-76.9439250864</text:p>
          </table:table-cell>
          <table:table-cell table:formula="of:=SQRT(POWER([.H512];2)+POWER([.I512];2))" office:value-type="float" office:value="80.0970438705495" calcext:value-type="float">
            <text:p>80.0970438705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[.B513]*[.$D$2]" office:value-type="float" office:value="1010" calcext:value-type="float">
            <text:p>1010</text:p>
          </table:table-cell>
          <table:table-cell table:formula="of:=[.D512]+SIN(RADIANS([.$C513]))*MIN(([.$A$2]+([.B513]*[.$B$2]));[.$C$2])" office:value-type="float" office:value="-26.1050249334122" calcext:value-type="float">
            <text:p>-26.1050249334</text:p>
          </table:table-cell>
          <table:table-cell table:formula="of:=[.E512]+COS(RADIANS([.$C513]))*MIN(([.$A$2]+([.B513]*[.$B$2]));[.$C$2])" office:value-type="float" office:value="-75.4844223775218" calcext:value-type="float">
            <text:p>-75.4844223775</text:p>
          </table:table-cell>
          <table:table-cell table:formula="of:=SQRT(([.D513]*[.D513])+([.E513]*[.E513]))" office:value-type="float" office:value="79.8709606079843" calcext:value-type="float">
            <text:p>79.870960608</text:p>
          </table:table-cell>
          <table:table-cell/>
          <table:table-cell table:formula="of:=(([.$A$2]/[.$E$2])*((0-COS([.$E$2]*[.B513] + [.$G$2])) - (0-COS([.$G$2])))) + (([.$B$2]*[.B513]/[.$E$2])*(0-COS([.$E$2]*[.B513] + [.$G$2]))) + (([.$B$2]/POWER([.$E$2];2)) * (SIN([.$E$2]*[.B513] + [.$G$2]) - SIN([.$G$2])))" office:value-type="float" office:value="-24.8264282290965" calcext:value-type="float">
            <text:p>-24.8264282291</text:p>
          </table:table-cell>
          <table:table-cell table:formula="of:=(([.$A$2]/[.$E$2])*(   SIN([.$E$2]*[.B513] + [.$G$2])  -    SIN([.$G$2])))  + (([.$B$2]*[.B513]/[.$E$2])*   SIN([.$E$2]*[.B513] + [.$G$2]))  + (([.$B$2]/POWER([.$E$2];2)) * (COS([.$E$2]*[.B513] + [.$G$2]) - COS([.$G$2])))" office:value-type="float" office:value="-76.0575971497283" calcext:value-type="float">
            <text:p>-76.0575971497</text:p>
          </table:table-cell>
          <table:table-cell table:formula="of:=SQRT(POWER([.H513];2)+POWER([.I513];2))" office:value-type="float" office:value="80.0069348419551" calcext:value-type="float">
            <text:p>80.006934842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[.B514]*[.$D$2]" office:value-type="float" office:value="1012" calcext:value-type="float">
            <text:p>1012</text:p>
          </table:table-cell>
          <table:table-cell table:formula="of:=[.D513]+SIN(RADIANS([.$C514]))*MIN(([.$A$2]+([.B514]*[.$B$2]));[.$C$2])" office:value-type="float" office:value="-28.6362368563795" calcext:value-type="float">
            <text:p>-28.6362368564</text:p>
          </table:table-cell>
          <table:table-cell table:formula="of:=[.E513]+COS(RADIANS([.$C514]))*MIN(([.$A$2]+([.B514]*[.$B$2]));[.$C$2])" office:value-type="float" office:value="-74.4617463774963" calcext:value-type="float">
            <text:p>-74.4617463775</text:p>
          </table:table-cell>
          <table:table-cell table:formula="of:=SQRT(([.D514]*[.D514])+([.E514]*[.E514]))" office:value-type="float" office:value="79.7783537990178" calcext:value-type="float">
            <text:p>79.778353799</text:p>
          </table:table-cell>
          <table:table-cell/>
          <table:table-cell table:formula="of:=(([.$A$2]/[.$E$2])*((0-COS([.$E$2]*[.B514] + [.$G$2])) - (0-COS([.$G$2])))) + (([.$B$2]*[.B514]/[.$E$2])*(0-COS([.$E$2]*[.B514] + [.$G$2]))) + (([.$B$2]/POWER([.$E$2];2)) * (SIN([.$E$2]*[.B514] + [.$G$2]) - SIN([.$G$2])))" office:value-type="float" office:value="-27.3726343996241" calcext:value-type="float">
            <text:p>-27.3726343996</text:p>
          </table:table-cell>
          <table:table-cell table:formula="of:=(([.$A$2]/[.$E$2])*(   SIN([.$E$2]*[.B514] + [.$G$2])  -    SIN([.$G$2])))  + (([.$B$2]*[.B514]/[.$E$2])*   SIN([.$E$2]*[.B514] + [.$G$2]))  + (([.$B$2]/POWER([.$E$2];2)) * (COS([.$E$2]*[.B514] + [.$G$2]) - COS([.$G$2])))" office:value-type="float" office:value="-75.0801847278859" calcext:value-type="float">
            <text:p>-75.0801847279</text:p>
          </table:table-cell>
          <table:table-cell table:formula="of:=SQRT(POWER([.H514];2)+POWER([.I514];2))" office:value-type="float" office:value="79.9142994260035" calcext:value-type="float">
            <text:p>79.914299426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[.B515]*[.$D$2]" office:value-type="float" office:value="1014" calcext:value-type="float">
            <text:p>1014</text:p>
          </table:table-cell>
          <table:table-cell table:formula="of:=[.D514]+SIN(RADIANS([.$C515]))*MIN(([.$A$2]+([.B515]*[.$B$2]));[.$C$2])" office:value-type="float" office:value="-31.134783683032" calcext:value-type="float">
            <text:p>-31.134783683</text:p>
          </table:table-cell>
          <table:table-cell table:formula="of:=[.E514]+COS(RADIANS([.$C515]))*MIN(([.$A$2]+([.B515]*[.$B$2]));[.$C$2])" office:value-type="float" office:value="-73.349321658684" calcext:value-type="float">
            <text:p>-73.3493216587</text:p>
          </table:table-cell>
          <table:table-cell table:formula="of:=SQRT(([.D515]*[.D515])+([.E515]*[.E515]))" office:value-type="float" office:value="79.683735748133" calcext:value-type="float">
            <text:p>79.6837357481</text:p>
          </table:table-cell>
          <table:table-cell/>
          <table:table-cell table:formula="of:=(([.$A$2]/[.$E$2])*((0-COS([.$E$2]*[.B515] + [.$G$2])) - (0-COS([.$G$2])))) + (([.$B$2]*[.B515]/[.$E$2])*(0-COS([.$E$2]*[.B515] + [.$G$2]))) + (([.$B$2]/POWER([.$E$2];2)) * (SIN([.$E$2]*[.B515] + [.$G$2]) - SIN([.$G$2])))" office:value-type="float" office:value="-29.8877805791587" calcext:value-type="float">
            <text:p>-29.8877805792</text:p>
          </table:table-cell>
          <table:table-cell table:formula="of:=(([.$A$2]/[.$E$2])*(   SIN([.$E$2]*[.B515] + [.$G$2])  -    SIN([.$G$2])))  + (([.$B$2]*[.B515]/[.$E$2])*   SIN([.$E$2]*[.B515] + [.$G$2]))  + (([.$B$2]/POWER([.$E$2];2)) * (COS([.$E$2]*[.B515] + [.$G$2]) - COS([.$G$2])))" office:value-type="float" office:value="-74.0125528489719" calcext:value-type="float">
            <text:p>-74.012552849</text:p>
          </table:table-cell>
          <table:table-cell table:formula="of:=SQRT(POWER([.H515];2)+POWER([.I515];2))" office:value-type="float" office:value="79.8194049537441" calcext:value-type="float">
            <text:p>79.8194049537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[.B516]*[.$D$2]" office:value-type="float" office:value="1016" calcext:value-type="float">
            <text:p>1016</text:p>
          </table:table-cell>
          <table:table-cell table:formula="of:=[.D515]+SIN(RADIANS([.$C516]))*MIN(([.$A$2]+([.B516]*[.$B$2]));[.$C$2])" office:value-type="float" office:value="-33.5974793698917" calcext:value-type="float">
            <text:p>-33.5974793699</text:p>
          </table:table-cell>
          <table:table-cell table:formula="of:=[.E515]+COS(RADIANS([.$C516]))*MIN(([.$A$2]+([.B516]*[.$B$2]));[.$C$2])" office:value-type="float" office:value="-72.148184716482" calcext:value-type="float">
            <text:p>-72.1481847165</text:p>
          </table:table-cell>
          <table:table-cell table:formula="of:=SQRT(([.D516]*[.D516])+([.E516]*[.E516]))" office:value-type="float" office:value="79.5873807704079" calcext:value-type="float">
            <text:p>79.5873807704</text:p>
          </table:table-cell>
          <table:table-cell/>
          <table:table-cell table:formula="of:=(([.$A$2]/[.$E$2])*((0-COS([.$E$2]*[.B516] + [.$G$2])) - (0-COS([.$G$2])))) + (([.$B$2]*[.B516]/[.$E$2])*(0-COS([.$E$2]*[.B516] + [.$G$2]))) + (([.$B$2]/POWER([.$E$2];2)) * (SIN([.$E$2]*[.B516] + [.$G$2]) - SIN([.$G$2])))" office:value-type="float" office:value="-32.3686660932344" calcext:value-type="float">
            <text:p>-32.3686660932</text:p>
          </table:table-cell>
          <table:table-cell table:formula="of:=(([.$A$2]/[.$E$2])*(   SIN([.$E$2]*[.B516] + [.$G$2])  -    SIN([.$G$2])))  + (([.$B$2]*[.B516]/[.$E$2])*   SIN([.$E$2]*[.B516] + [.$G$2]))  + (([.$B$2]/POWER([.$E$2];2)) * (COS([.$E$2]*[.B516] + [.$G$2]) - COS([.$G$2])))" office:value-type="float" office:value="-72.8556810227235" calcext:value-type="float">
            <text:p>-72.8556810227</text:p>
          </table:table-cell>
          <table:table-cell table:formula="of:=SQRT(POWER([.H516];2)+POWER([.I516];2))" office:value-type="float" office:value="79.7225238056357" calcext:value-type="float">
            <text:p>79.7225238056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[.B517]*[.$D$2]" office:value-type="float" office:value="1018" calcext:value-type="float">
            <text:p>1018</text:p>
          </table:table-cell>
          <table:table-cell table:formula="of:=[.D516]+SIN(RADIANS([.$C517]))*MIN(([.$A$2]+([.B517]*[.$B$2]));[.$C$2])" office:value-type="float" office:value="-36.0211705122895" calcext:value-type="float">
            <text:p>-36.0211705123</text:p>
          </table:table-cell>
          <table:table-cell table:formula="of:=[.E516]+COS(RADIANS([.$C517]))*MIN(([.$A$2]+([.B517]*[.$B$2]));[.$C$2])" office:value-type="float" office:value="-70.8594852766347" calcext:value-type="float">
            <text:p>-70.8594852766</text:p>
          </table:table-cell>
          <table:table-cell table:formula="of:=SQRT(([.D517]*[.D517])+([.E517]*[.E517]))" office:value-type="float" office:value="79.4895677353012" calcext:value-type="float">
            <text:p>79.4895677353</text:p>
          </table:table-cell>
          <table:table-cell/>
          <table:table-cell table:formula="of:=(([.$A$2]/[.$E$2])*((0-COS([.$E$2]*[.B517] + [.$G$2])) - (0-COS([.$G$2])))) + (([.$B$2]*[.B517]/[.$E$2])*(0-COS([.$E$2]*[.B517] + [.$G$2]))) + (([.$B$2]/POWER([.$E$2];2)) * (SIN([.$E$2]*[.B517] + [.$G$2]) - SIN([.$G$2])))" office:value-type="float" office:value="-34.812120880845" calcext:value-type="float">
            <text:p>-34.8121208808</text:p>
          </table:table-cell>
          <table:table-cell table:formula="of:=(([.$A$2]/[.$E$2])*(   SIN([.$E$2]*[.B517] + [.$G$2])  -    SIN([.$G$2])))  + (([.$B$2]*[.B517]/[.$E$2])*   SIN([.$E$2]*[.B517] + [.$G$2]))  + (([.$B$2]/POWER([.$E$2];2)) * (COS([.$E$2]*[.B517] + [.$G$2]) - COS([.$G$2])))" office:value-type="float" office:value="-71.6106624384605" calcext:value-type="float">
            <text:p>-71.6106624385</text:p>
          </table:table-cell>
          <table:table-cell table:formula="of:=SQRT(POWER([.H517];2)+POWER([.I517];2))" office:value-type="float" office:value="79.62393318028" calcext:value-type="float">
            <text:p>79.6239331803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[.B518]*[.$D$2]" office:value-type="float" office:value="1020" calcext:value-type="float">
            <text:p>1020</text:p>
          </table:table-cell>
          <table:table-cell table:formula="of:=[.D517]+SIN(RADIANS([.$C518]))*MIN(([.$A$2]+([.B518]*[.$B$2]));[.$C$2])" office:value-type="float" office:value="-38.4027403726967" calcext:value-type="float">
            <text:p>-38.4027403727</text:p>
          </table:table-cell>
          <table:table-cell table:formula="of:=[.E517]+COS(RADIANS([.$C518]))*MIN(([.$A$2]+([.B518]*[.$B$2]));[.$C$2])" office:value-type="float" office:value="-69.4844852766347" calcext:value-type="float">
            <text:p>-69.4844852766</text:p>
          </table:table-cell>
          <table:table-cell table:formula="of:=SQRT(([.D518]*[.D518])+([.E518]*[.E518]))" office:value-type="float" office:value="79.3905798082594" calcext:value-type="float">
            <text:p>79.3905798083</text:p>
          </table:table-cell>
          <table:table-cell/>
          <table:table-cell table:formula="of:=(([.$A$2]/[.$E$2])*((0-COS([.$E$2]*[.B518] + [.$G$2])) - (0-COS([.$G$2])))) + (([.$B$2]*[.B518]/[.$E$2])*(0-COS([.$E$2]*[.B518] + [.$G$2]))) + (([.$B$2]/POWER([.$E$2];2)) * (SIN([.$E$2]*[.B518] + [.$G$2]) - SIN([.$G$2])))" office:value-type="float" office:value="-37.2150095363618" calcext:value-type="float">
            <text:p>-37.2150095364</text:p>
          </table:table-cell>
          <table:table-cell table:formula="of:=(([.$A$2]/[.$E$2])*(   SIN([.$E$2]*[.B518] + [.$G$2])  -    SIN([.$G$2])))  + (([.$B$2]*[.B518]/[.$E$2])*   SIN([.$E$2]*[.B518] + [.$G$2]))  + (([.$B$2]/POWER([.$E$2];2)) * (COS([.$E$2]*[.B518] + [.$G$2]) - COS([.$G$2])))" office:value-type="float" office:value="-70.2787030185415" calcext:value-type="float">
            <text:p>-70.2787030185</text:p>
          </table:table-cell>
          <table:table-cell table:formula="of:=SQRT(POWER([.H518];2)+POWER([.I518];2))" office:value-type="float" office:value="79.5239148480496" calcext:value-type="float">
            <text:p>79.523914848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[.B519]*[.$D$2]" office:value-type="float" office:value="1022" calcext:value-type="float">
            <text:p>1022</text:p>
          </table:table-cell>
          <table:table-cell table:formula="of:=[.D518]+SIN(RADIANS([.$C519]))*MIN(([.$A$2]+([.B519]*[.$B$2]));[.$C$2])" office:value-type="float" office:value="-40.7391128776077" calcext:value-type="float">
            <text:p>-40.7391128776</text:p>
          </table:table-cell>
          <table:table-cell table:formula="of:=[.E518]+COS(RADIANS([.$C519]))*MIN(([.$A$2]+([.B519]*[.$B$2]));[.$C$2])" office:value-type="float" office:value="-68.0245577036722" calcext:value-type="float">
            <text:p>-68.0245577037</text:p>
          </table:table-cell>
          <table:table-cell table:formula="of:=SQRT(([.D519]*[.D519])+([.E519]*[.E519]))" office:value-type="float" office:value="79.2907041766857" calcext:value-type="float">
            <text:p>79.2907041767</text:p>
          </table:table-cell>
          <table:table-cell/>
          <table:table-cell table:formula="of:=(([.$A$2]/[.$E$2])*((0-COS([.$E$2]*[.B519] + [.$G$2])) - (0-COS([.$G$2])))) + (([.$B$2]*[.B519]/[.$E$2])*(0-COS([.$E$2]*[.B519] + [.$G$2]))) + (([.$B$2]/POWER([.$E$2];2)) * (SIN([.$E$2]*[.B519] + [.$G$2]) - SIN([.$G$2])))" office:value-type="float" office:value="-39.5742353225667" calcext:value-type="float">
            <text:p>-39.5742353226</text:p>
          </table:table-cell>
          <table:table-cell table:formula="of:=(([.$A$2]/[.$E$2])*(   SIN([.$E$2]*[.B519] + [.$G$2])  -    SIN([.$G$2])))  + (([.$B$2]*[.B519]/[.$E$2])*   SIN([.$E$2]*[.B519] + [.$G$2]))  + (([.$B$2]/POWER([.$E$2];2)) * (COS([.$E$2]*[.B519] + [.$G$2]) - COS([.$G$2])))" office:value-type="float" office:value="-68.8611203279679" calcext:value-type="float">
            <text:p>-68.861120328</text:p>
          </table:table-cell>
          <table:table-cell table:formula="of:=SQRT(POWER([.H519];2)+POWER([.I519];2))" office:value-type="float" office:value="79.4227548891925" calcext:value-type="float">
            <text:p>79.422754889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B520]*[.$D$2]" office:value-type="float" office:value="1024" calcext:value-type="float">
            <text:p>1024</text:p>
          </table:table-cell>
          <table:table-cell table:formula="of:=[.D519]+SIN(RADIANS([.$C520]))*MIN(([.$A$2]+([.B520]*[.$B$2]));[.$C$2])" office:value-type="float" office:value="-43.0272565778596" calcext:value-type="float">
            <text:p>-43.0272565779</text:p>
          </table:table-cell>
          <table:table-cell table:formula="of:=[.E519]+COS(RADIANS([.$C520]))*MIN(([.$A$2]+([.B520]*[.$B$2]));[.$C$2])" office:value-type="float" office:value="-66.481185290093" calcext:value-type="float">
            <text:p>-66.4811852901</text:p>
          </table:table-cell>
          <table:table-cell table:formula="of:=SQRT(([.D520]*[.D520])+([.E520]*[.E520]))" office:value-type="float" office:value="79.1902317599376" calcext:value-type="float">
            <text:p>79.1902317599</text:p>
          </table:table-cell>
          <table:table-cell/>
          <table:table-cell table:formula="of:=(([.$A$2]/[.$E$2])*((0-COS([.$E$2]*[.B520] + [.$G$2])) - (0-COS([.$G$2])))) + (([.$B$2]*[.B520]/[.$E$2])*(0-COS([.$E$2]*[.B520] + [.$G$2]))) + (([.$B$2]/POWER([.$E$2];2)) * (SIN([.$E$2]*[.B520] + [.$G$2]) - SIN([.$G$2])))" office:value-type="float" office:value="-41.8867441496801" calcext:value-type="float">
            <text:p>-41.8867441497</text:p>
          </table:table-cell>
          <table:table-cell table:formula="of:=(([.$A$2]/[.$E$2])*(   SIN([.$E$2]*[.B520] + [.$G$2])  -    SIN([.$G$2])))  + (([.$B$2]*[.B520]/[.$E$2])*   SIN([.$E$2]*[.B520] + [.$G$2]))  + (([.$B$2]/POWER([.$E$2];2)) * (COS([.$E$2]*[.B520] + [.$G$2]) - COS([.$G$2])))" office:value-type="float" office:value="-67.3593423409997" calcext:value-type="float">
            <text:p>-67.359342341</text:p>
          </table:table-cell>
          <table:table-cell table:formula="of:=SQRT(POWER([.H520];2)+POWER([.I520];2))" office:value-type="float" office:value="79.3207434160369" calcext:value-type="float">
            <text:p>79.320743416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[.B521]*[.$D$2]" office:value-type="float" office:value="1026" calcext:value-type="float">
            <text:p>1026</text:p>
          </table:table-cell>
          <table:table-cell table:formula="of:=[.D520]+SIN(RADIANS([.$C521]))*MIN(([.$A$2]+([.B521]*[.$B$2]));[.$C$2])" office:value-type="float" office:value="-45.2641885673063" calcext:value-type="float">
            <text:p>-45.2641885673</text:p>
          </table:table-cell>
          <table:table-cell table:formula="of:=[.E520]+COS(RADIANS([.$C521]))*MIN(([.$A$2]+([.B521]*[.$B$2]));[.$C$2])" office:value-type="float" office:value="-64.8559590675043" calcext:value-type="float">
            <text:p>-64.8559590675</text:p>
          </table:table-cell>
          <table:table-cell table:formula="of:=SQRT(([.D521]*[.D521])+([.E521]*[.E521]))" office:value-type="float" office:value="79.0894569030693" calcext:value-type="float">
            <text:p>79.0894569031</text:p>
          </table:table-cell>
          <table:table-cell/>
          <table:table-cell table:formula="of:=(([.$A$2]/[.$E$2])*((0-COS([.$E$2]*[.B521] + [.$G$2])) - (0-COS([.$G$2])))) + (([.$B$2]*[.B521]/[.$E$2])*(0-COS([.$E$2]*[.B521] + [.$G$2]))) + (([.$B$2]/POWER([.$E$2];2)) * (SIN([.$E$2]*[.B521] + [.$G$2]) - SIN([.$G$2])))" office:value-type="float" office:value="-44.1495285152784" calcext:value-type="float">
            <text:p>-44.1495285153</text:p>
          </table:table-cell>
          <table:table-cell table:formula="of:=(([.$A$2]/[.$E$2])*(   SIN([.$E$2]*[.B521] + [.$G$2])  -    SIN([.$G$2])))  + (([.$B$2]*[.B521]/[.$E$2])*   SIN([.$E$2]*[.B521] + [.$G$2]))  + (([.$B$2]/POWER([.$E$2];2)) * (COS([.$E$2]*[.B521] + [.$G$2]) - COS([.$G$2])))" office:value-type="float" office:value="-65.7749060658352" calcext:value-type="float">
            <text:p>-65.7749060658</text:p>
          </table:table-cell>
          <table:table-cell table:formula="of:=SQRT(POWER([.H521];2)+POWER([.I521];2))" office:value-type="float" office:value="79.2181742789546" calcext:value-type="float">
            <text:p>79.218174279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[.B522]*[.$D$2]" office:value-type="float" office:value="1028" calcext:value-type="float">
            <text:p>1028</text:p>
          </table:table-cell>
          <table:table-cell table:formula="of:=[.D521]+SIN(RADIANS([.$C522]))*MIN(([.$A$2]+([.B522]*[.$B$2]));[.$C$2])" office:value-type="float" office:value="-47.4469783547969" calcext:value-type="float">
            <text:p>-47.4469783548</text:p>
          </table:table-cell>
          <table:table-cell table:formula="of:=[.E521]+COS(RADIANS([.$C522]))*MIN(([.$A$2]+([.B522]*[.$B$2]));[.$C$2])" office:value-type="float" office:value="-63.1505767808522" calcext:value-type="float">
            <text:p>-63.1505767809</text:p>
          </table:table-cell>
          <table:table-cell table:formula="of:=SQRT(([.D522]*[.D522])+([.E522]*[.E522]))" office:value-type="float" office:value="78.9886770540871" calcext:value-type="float">
            <text:p>78.9886770541</text:p>
          </table:table-cell>
          <table:table-cell/>
          <table:table-cell table:formula="of:=(([.$A$2]/[.$E$2])*((0-COS([.$E$2]*[.B522] + [.$G$2])) - (0-COS([.$G$2])))) + (([.$B$2]*[.B522]/[.$E$2])*(0-COS([.$E$2]*[.B522] + [.$G$2]))) + (([.$B$2]/POWER([.$E$2];2)) * (SIN([.$E$2]*[.B522] + [.$G$2]) - SIN([.$G$2])))" office:value-type="float" office:value="-46.3596314000404" calcext:value-type="float">
            <text:p>-46.3596314</text:p>
          </table:table-cell>
          <table:table-cell table:formula="of:=(([.$A$2]/[.$E$2])*(   SIN([.$E$2]*[.B522] + [.$G$2])  -    SIN([.$G$2])))  + (([.$B$2]*[.B522]/[.$E$2])*   SIN([.$E$2]*[.B522] + [.$G$2]))  + (([.$B$2]/POWER([.$E$2];2)) * (COS([.$E$2]*[.B522] + [.$G$2]) - COS([.$G$2])))" office:value-type="float" office:value="-64.1094560285855" calcext:value-type="float">
            <text:p>-64.1094560286</text:p>
          </table:table-cell>
          <table:table-cell table:formula="of:=SQRT(POWER([.H522];2)+POWER([.I522];2))" office:value-type="float" office:value="79.1153447557978" calcext:value-type="float">
            <text:p>79.1153447558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[.B523]*[.$D$2]" office:value-type="float" office:value="1030" calcext:value-type="float">
            <text:p>1030</text:p>
          </table:table-cell>
          <table:table-cell table:formula="of:=[.D522]+SIN(RADIANS([.$C523]))*MIN(([.$A$2]+([.B523]*[.$B$2]));[.$C$2])" office:value-type="float" office:value="-49.5727516844521" calcext:value-type="float">
            <text:p>-49.5727516845</text:p>
          </table:table-cell>
          <table:table-cell table:formula="of:=[.E522]+COS(RADIANS([.$C523]))*MIN(([.$A$2]+([.B523]*[.$B$2]));[.$C$2])" office:value-type="float" office:value="-61.366841163972" calcext:value-type="float">
            <text:p>-61.366841164</text:p>
          </table:table-cell>
          <table:table-cell table:formula="of:=SQRT(([.D523]*[.D523])+([.E523]*[.E523]))" office:value-type="float" office:value="78.8881924245481" calcext:value-type="float">
            <text:p>78.8881924245</text:p>
          </table:table-cell>
          <table:table-cell/>
          <table:table-cell table:formula="of:=(([.$A$2]/[.$E$2])*((0-COS([.$E$2]*[.B523] + [.$G$2])) - (0-COS([.$G$2])))) + (([.$B$2]*[.B523]/[.$E$2])*(0-COS([.$E$2]*[.B523] + [.$G$2]))) + (([.$B$2]/POWER([.$E$2];2)) * (SIN([.$E$2]*[.B523] + [.$G$2]) - SIN([.$G$2])))" office:value-type="float" office:value="-48.5141501142905" calcext:value-type="float">
            <text:p>-48.5141501143</text:p>
          </table:table-cell>
          <table:table-cell table:formula="of:=(([.$A$2]/[.$E$2])*(   SIN([.$E$2]*[.B523] + [.$G$2])  -    SIN([.$G$2])))  + (([.$B$2]*[.B523]/[.$E$2])*   SIN([.$E$2]*[.B523] + [.$G$2]))  + (([.$B$2]/POWER([.$E$2];2)) * (COS([.$E$2]*[.B523] + [.$G$2]) - COS([.$G$2])))" office:value-type="float" office:value="-62.3647426179543" calcext:value-type="float">
            <text:p>-62.364742618</text:p>
          </table:table-cell>
          <table:table-cell table:formula="of:=SQRT(POWER([.H523];2)+POWER([.I523];2))" office:value-type="float" office:value="79.0125552245692" calcext:value-type="float">
            <text:p>79.012555224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[.B524]*[.$D$2]" office:value-type="float" office:value="1032" calcext:value-type="float">
            <text:p>1032</text:p>
          </table:table-cell>
          <table:table-cell table:formula="of:=[.D523]+SIN(RADIANS([.$C524]))*MIN(([.$A$2]+([.B524]*[.$B$2]));[.$C$2])" office:value-type="float" office:value="-51.6386942992792" calcext:value-type="float">
            <text:p>-51.6386942993</text:p>
          </table:table-cell>
          <table:table-cell table:formula="of:=[.E523]+COS(RADIANS([.$C524]))*MIN(([.$A$2]+([.B524]*[.$B$2]));[.$C$2])" office:value-type="float" office:value="-59.5066580782944" calcext:value-type="float">
            <text:p>-59.5066580783</text:p>
          </table:table-cell>
          <table:table-cell table:formula="of:=SQRT(([.D524]*[.D524])+([.E524]*[.E524]))" office:value-type="float" office:value="78.7883056333962" calcext:value-type="float">
            <text:p>78.7883056334</text:p>
          </table:table-cell>
          <table:table-cell/>
          <table:table-cell table:formula="of:=(([.$A$2]/[.$E$2])*((0-COS([.$E$2]*[.B524] + [.$G$2])) - (0-COS([.$G$2])))) + (([.$B$2]*[.B524]/[.$E$2])*(0-COS([.$E$2]*[.B524] + [.$G$2]))) + (([.$B$2]/POWER([.$E$2];2)) * (SIN([.$E$2]*[.B524] + [.$G$2]) - SIN([.$G$2])))" office:value-type="float" office:value="-50.6102400903543" calcext:value-type="float">
            <text:p>-50.6102400904</text:p>
          </table:table-cell>
          <table:table-cell table:formula="of:=(([.$A$2]/[.$E$2])*(   SIN([.$E$2]*[.B524] + [.$G$2])  -    SIN([.$G$2])))  + (([.$B$2]*[.B524]/[.$E$2])*   SIN([.$E$2]*[.B524] + [.$G$2]))  + (([.$B$2]/POWER([.$E$2];2)) * (COS([.$E$2]*[.B524] + [.$G$2]) - COS([.$G$2])))" office:value-type="float" office:value="-60.5426202922206" calcext:value-type="float">
            <text:p>-60.5426202922</text:p>
          </table:table-cell>
          <table:table-cell table:formula="of:=SQRT(POWER([.H524];2)+POWER([.I524];2))" office:value-type="float" office:value="78.9101088191577" calcext:value-type="float">
            <text:p>78.9101088192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[.B525]*[.$D$2]" office:value-type="float" office:value="1034" calcext:value-type="float">
            <text:p>1034</text:p>
          </table:table-cell>
          <table:table-cell table:formula="of:=[.D524]+SIN(RADIANS([.$C525]))*MIN(([.$A$2]+([.B525]*[.$B$2]));[.$C$2])" office:value-type="float" office:value="-53.6420556432224" calcext:value-type="float">
            <text:p>-53.6420556432</text:p>
          </table:table-cell>
          <table:table-cell table:formula="of:=[.E524]+COS(RADIANS([.$C525]))*MIN(([.$A$2]+([.B525]*[.$B$2]));[.$C$2])" office:value-type="float" office:value="-57.5720345165661" calcext:value-type="float">
            <text:p>-57.5720345166</text:p>
          </table:table-cell>
          <table:table-cell table:formula="of:=SQRT(([.D525]*[.D525])+([.E525]*[.E525]))" office:value-type="float" office:value="78.6893213340111" calcext:value-type="float">
            <text:p>78.689321334</text:p>
          </table:table-cell>
          <table:table-cell/>
          <table:table-cell table:formula="of:=(([.$A$2]/[.$E$2])*((0-COS([.$E$2]*[.B525] + [.$G$2])) - (0-COS([.$G$2])))) + (([.$B$2]*[.B525]/[.$E$2])*(0-COS([.$E$2]*[.B525] + [.$G$2]))) + (([.$B$2]/POWER([.$E$2];2)) * (SIN([.$E$2]*[.B525] + [.$G$2]) - SIN([.$G$2])))" office:value-type="float" office:value="-52.6451186157992" calcext:value-type="float">
            <text:p>-52.6451186158</text:p>
          </table:table-cell>
          <table:table-cell table:formula="of:=(([.$A$2]/[.$E$2])*(   SIN([.$E$2]*[.B525] + [.$G$2])  -    SIN([.$G$2])))  + (([.$B$2]*[.B525]/[.$E$2])*   SIN([.$E$2]*[.B525] + [.$G$2]))  + (([.$B$2]/POWER([.$E$2];2)) * (COS([.$E$2]*[.B525] + [.$G$2]) - COS([.$G$2])))" office:value-type="float" office:value="-58.6450456502887" calcext:value-type="float">
            <text:p>-58.6450456503</text:p>
          </table:table-cell>
          <table:table-cell table:formula="of:=SQRT(POWER([.H525];2)+POWER([.I525];2))" office:value-type="float" office:value="78.808311068034" calcext:value-type="float">
            <text:p>78.808311068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[.B526]*[.$D$2]" office:value-type="float" office:value="1036" calcext:value-type="float">
            <text:p>1036</text:p>
          </table:table-cell>
          <table:table-cell table:formula="of:=[.D525]+SIN(RADIANS([.$C526]))*MIN(([.$A$2]+([.B526]*[.$B$2]));[.$C$2])" office:value-type="float" office:value="-55.580152496803" calcext:value-type="float">
            <text:p>-55.5801524968</text:p>
          </table:table-cell>
          <table:table-cell table:formula="of:=[.E525]+COS(RADIANS([.$C526]))*MIN(([.$A$2]+([.B526]*[.$B$2]));[.$C$2])" office:value-type="float" office:value="-55.5650764736213" calcext:value-type="float">
            <text:p>-55.5650764736</text:p>
          </table:table-cell>
          <table:table-cell table:formula="of:=SQRT(([.D526]*[.D526])+([.E526]*[.E526]))" office:value-type="float" office:value="78.5915458245176" calcext:value-type="float">
            <text:p>78.5915458245</text:p>
          </table:table-cell>
          <table:table-cell/>
          <table:table-cell table:formula="of:=(([.$A$2]/[.$E$2])*((0-COS([.$E$2]*[.B526] + [.$G$2])) - (0-COS([.$G$2])))) + (([.$B$2]*[.B526]/[.$E$2])*(0-COS([.$E$2]*[.B526] + [.$G$2]))) + (([.$B$2]/POWER([.$E$2];2)) * (SIN([.$E$2]*[.B526] + [.$G$2]) - SIN([.$G$2])))" office:value-type="float" office:value="-54.6160685026793" calcext:value-type="float">
            <text:p>-54.6160685027</text:p>
          </table:table-cell>
          <table:table-cell table:formula="of:=(([.$A$2]/[.$E$2])*(   SIN([.$E$2]*[.B526] + [.$G$2])  -    SIN([.$G$2])))  + (([.$B$2]*[.B526]/[.$E$2])*   SIN([.$E$2]*[.B526] + [.$G$2]))  + (([.$B$2]/POWER([.$E$2];2)) * (COS([.$E$2]*[.B526] + [.$G$2]) - COS([.$G$2])))" office:value-type="float" office:value="-56.6740753687579" calcext:value-type="float">
            <text:p>-56.6740753688</text:p>
          </table:table-cell>
          <table:table-cell table:formula="of:=SQRT(POWER([.H526];2)+POWER([.I526];2))" office:value-type="float" office:value="78.7074695158789" calcext:value-type="float">
            <text:p>78.7074695159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[.B527]*[.$D$2]" office:value-type="float" office:value="1038" calcext:value-type="float">
            <text:p>1038</text:p>
          </table:table-cell>
          <table:table-cell table:formula="of:=[.D526]+SIN(RADIANS([.$C527]))*MIN(([.$A$2]+([.B527]*[.$B$2]));[.$C$2])" office:value-type="float" office:value="-57.450372541576" calcext:value-type="float">
            <text:p>-57.4503725416</text:p>
          </table:table-cell>
          <table:table-cell table:formula="of:=[.E526]+COS(RADIANS([.$C527]))*MIN(([.$A$2]+([.B527]*[.$B$2]));[.$C$2])" office:value-type="float" office:value="-53.487986686412" calcext:value-type="float">
            <text:p>-53.4879866864</text:p>
          </table:table-cell>
          <table:table-cell table:formula="of:=SQRT(([.D527]*[.D527])+([.E527]*[.E527]))" office:value-type="float" office:value="78.4952866415026" calcext:value-type="float">
            <text:p>78.4952866415</text:p>
          </table:table-cell>
          <table:table-cell/>
          <table:table-cell table:formula="of:=(([.$A$2]/[.$E$2])*((0-COS([.$E$2]*[.B527] + [.$G$2])) - (0-COS([.$G$2])))) + (([.$B$2]*[.B527]/[.$E$2])*(0-COS([.$E$2]*[.B527] + [.$G$2]))) + (([.$B$2]/POWER([.$E$2];2)) * (SIN([.$E$2]*[.B527] + [.$G$2]) - SIN([.$G$2])))" office:value-type="float" office:value="-56.5204416879794" calcext:value-type="float">
            <text:p>-56.520441688</text:p>
          </table:table-cell>
          <table:table-cell table:formula="of:=(([.$A$2]/[.$E$2])*(   SIN([.$E$2]*[.B527] + [.$G$2])  -    SIN([.$G$2])))  + (([.$B$2]*[.B527]/[.$E$2])*   SIN([.$E$2]*[.B527] + [.$G$2]))  + (([.$B$2]/POWER([.$E$2];2)) * (COS([.$E$2]*[.B527] + [.$G$2]) - COS([.$G$2])))" office:value-type="float" office:value="-54.6318640071327" calcext:value-type="float">
            <text:p>-54.6318640071</text:p>
          </table:table-cell>
          <table:table-cell table:formula="of:=SQRT(POWER([.H527];2)+POWER([.I527];2))" office:value-type="float" office:value="78.6078933282029" calcext:value-type="float">
            <text:p>78.6078933282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[.B528]*[.$D$2]" office:value-type="float" office:value="1040" calcext:value-type="float">
            <text:p>1040</text:p>
          </table:table-cell>
          <table:table-cell table:formula="of:=[.D527]+SIN(RADIANS([.$C528]))*MIN(([.$A$2]+([.B528]*[.$B$2]));[.$C$2])" office:value-type="float" office:value="-59.2501778486983" calcext:value-type="float">
            <text:p>-59.2501778487</text:p>
          </table:table-cell>
          <table:table-cell table:formula="of:=[.E527]+COS(RADIANS([.$C528]))*MIN(([.$A$2]+([.B528]*[.$B$2]));[.$C$2])" office:value-type="float" office:value="-51.3430622456788" calcext:value-type="float">
            <text:p>-51.3430622457</text:p>
          </table:table-cell>
          <table:table-cell table:formula="of:=SQRT(([.D528]*[.D528])+([.E528]*[.E528]))" office:value-type="float" office:value="78.4008521373718" calcext:value-type="float">
            <text:p>78.4008521374</text:p>
          </table:table-cell>
          <table:table-cell/>
          <table:table-cell table:formula="of:=(([.$A$2]/[.$E$2])*((0-COS([.$E$2]*[.B528] + [.$G$2])) - (0-COS([.$G$2])))) + (([.$B$2]*[.B528]/[.$E$2])*(0-COS([.$E$2]*[.B528] + [.$G$2]))) + (([.$B$2]/POWER([.$E$2];2)) * (SIN([.$E$2]*[.B528] + [.$G$2]) - SIN([.$G$2])))" office:value-type="float" office:value="-58.3556627605172" calcext:value-type="float">
            <text:p>-58.3556627605</text:p>
          </table:table-cell>
          <table:table-cell table:formula="of:=(([.$A$2]/[.$E$2])*(   SIN([.$E$2]*[.B528] + [.$G$2])  -    SIN([.$G$2])))  + (([.$B$2]*[.B528]/[.$E$2])*   SIN([.$E$2]*[.B528] + [.$G$2]))  + (([.$B$2]/POWER([.$E$2];2)) * (COS([.$E$2]*[.B528] + [.$G$2]) - COS([.$G$2])))" office:value-type="float" office:value="-52.5206616834667" calcext:value-type="float">
            <text:p>-52.5206616835</text:p>
          </table:table-cell>
          <table:table-cell table:formula="of:=SQRT(POWER([.H528];2)+POWER([.I528];2))" office:value-type="float" office:value="78.509892879104" calcext:value-type="float">
            <text:p>78.509892879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[.B529]*[.$D$2]" office:value-type="float" office:value="1042" calcext:value-type="float">
            <text:p>1042</text:p>
          </table:table-cell>
          <table:table-cell table:formula="of:=[.D528]+SIN(RADIANS([.$C529]))*MIN(([.$A$2]+([.B529]*[.$B$2]));[.$C$2])" office:value-type="float" office:value="-60.9771082869868" calcext:value-type="float">
            <text:p>-60.977108287</text:p>
          </table:table-cell>
          <table:table-cell table:formula="of:=[.E528]+COS(RADIANS([.$C529]))*MIN(([.$A$2]+([.B529]*[.$B$2]));[.$C$2])" office:value-type="float" office:value="-49.132692081812" calcext:value-type="float">
            <text:p>-49.1326920818</text:p>
          </table:table-cell>
          <table:table-cell table:formula="of:=SQRT(([.D529]*[.D529])+([.E529]*[.E529]))" office:value-type="float" office:value="78.3085510416906" calcext:value-type="float">
            <text:p>78.3085510417</text:p>
          </table:table-cell>
          <table:table-cell/>
          <table:table-cell table:formula="of:=(([.$A$2]/[.$E$2])*((0-COS([.$E$2]*[.B529] + [.$G$2])) - (0-COS([.$G$2])))) + (([.$B$2]*[.B529]/[.$E$2])*(0-COS([.$E$2]*[.B529] + [.$G$2]))) + (([.$B$2]/POWER([.$E$2];2)) * (SIN([.$E$2]*[.B529] + [.$G$2]) - SIN([.$G$2])))" office:value-type="float" office:value="-60.1192324096366" calcext:value-type="float">
            <text:p>-60.1192324096</text:p>
          </table:table-cell>
          <table:table-cell table:formula="of:=(([.$A$2]/[.$E$2])*(   SIN([.$E$2]*[.B529] + [.$G$2])  -    SIN([.$G$2])))  + (([.$B$2]*[.B529]/[.$E$2])*   SIN([.$E$2]*[.B529] + [.$G$2]))  + (([.$B$2]/POWER([.$E$2];2)) * (COS([.$E$2]*[.B529] + [.$G$2]) - COS([.$G$2])))" office:value-type="float" office:value="-50.3428116229107" calcext:value-type="float">
            <text:p>-50.3428116229</text:p>
          </table:table-cell>
          <table:table-cell table:formula="of:=SQRT(POWER([.H529];2)+POWER([.I529];2))" office:value-type="float" office:value="78.413779322411" calcext:value-type="float">
            <text:p>78.4137793224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[.B530]*[.$D$2]" office:value-type="float" office:value="1044" calcext:value-type="float">
            <text:p>1044</text:p>
          </table:table-cell>
          <table:table-cell table:formula="of:=[.D529]+SIN(RADIANS([.$C530]))*MIN(([.$A$2]+([.B530]*[.$B$2]));[.$C$2])" office:value-type="float" office:value="-62.6287848459286" calcext:value-type="float">
            <text:p>-62.6287848459</text:p>
          </table:table-cell>
          <table:table-cell table:formula="of:=[.E529]+COS(RADIANS([.$C530]))*MIN(([.$A$2]+([.B530]*[.$B$2]));[.$C$2])" office:value-type="float" office:value="-46.8593543276184" calcext:value-type="float">
            <text:p>-46.8593543276</text:p>
          </table:table-cell>
          <table:table-cell table:formula="of:=SQRT(([.D530]*[.D530])+([.E530]*[.E530]))" office:value-type="float" office:value="78.2186920069551" calcext:value-type="float">
            <text:p>78.218692007</text:p>
          </table:table-cell>
          <table:table-cell/>
          <table:table-cell table:formula="of:=(([.$A$2]/[.$E$2])*((0-COS([.$E$2]*[.B530] + [.$G$2])) - (0-COS([.$G$2])))) + (([.$B$2]*[.B530]/[.$E$2])*(0-COS([.$E$2]*[.B530] + [.$G$2]))) + (([.$B$2]/POWER([.$E$2];2)) * (SIN([.$E$2]*[.B530] + [.$G$2]) - SIN([.$G$2])))" office:value-type="float" office:value="-61.8087307911173" calcext:value-type="float">
            <text:p>-61.8087307911</text:p>
          </table:table-cell>
          <table:table-cell table:formula="of:=(([.$A$2]/[.$E$2])*(   SIN([.$E$2]*[.B530] + [.$G$2])  -    SIN([.$G$2])))  + (([.$B$2]*[.B530]/[.$E$2])*   SIN([.$E$2]*[.B530] + [.$G$2]))  + (([.$B$2]/POWER([.$E$2];2)) * (COS([.$E$2]*[.B530] + [.$G$2]) - COS([.$G$2])))" office:value-type="float" office:value="-48.1007475817929" calcext:value-type="float">
            <text:p>-48.1007475818</text:p>
          </table:table-cell>
          <table:table-cell table:formula="of:=SQRT(POWER([.H530];2)+POWER([.I530];2))" office:value-type="float" office:value="78.3198641465635" calcext:value-type="float">
            <text:p>78.3198641466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[.B531]*[.$D$2]" office:value-type="float" office:value="1046" calcext:value-type="float">
            <text:p>1046</text:p>
          </table:table-cell>
          <table:table-cell table:formula="of:=[.D530]+SIN(RADIANS([.$C531]))*MIN(([.$A$2]+([.B531]*[.$B$2]));[.$C$2])" office:value-type="float" office:value="-64.2029128691988" calcext:value-type="float">
            <text:p>-64.2029128692</text:p>
          </table:table-cell>
          <table:table-cell table:formula="of:=[.E530]+COS(RADIANS([.$C531]))*MIN(([.$A$2]+([.B531]*[.$B$2]));[.$C$2])" office:value-type="float" office:value="-44.5256135608759" calcext:value-type="float">
            <text:p>-44.5256135609</text:p>
          </table:table-cell>
          <table:table-cell table:formula="of:=SQRT(([.D531]*[.D531])+([.E531]*[.E531]))" office:value-type="float" office:value="78.1315831393579" calcext:value-type="float">
            <text:p>78.1315831394</text:p>
          </table:table-cell>
          <table:table-cell/>
          <table:table-cell table:formula="of:=(([.$A$2]/[.$E$2])*((0-COS([.$E$2]*[.B531] + [.$G$2])) - (0-COS([.$G$2])))) + (([.$B$2]*[.B531]/[.$E$2])*(0-COS([.$E$2]*[.B531] + [.$G$2]))) + (([.$B$2]/POWER([.$E$2];2)) * (SIN([.$E$2]*[.B531] + [.$G$2]) - SIN([.$G$2])))" office:value-type="float" office:value="-63.421820805806" calcext:value-type="float">
            <text:p>-63.4218208058</text:p>
          </table:table-cell>
          <table:table-cell table:formula="of:=(([.$A$2]/[.$E$2])*(   SIN([.$E$2]*[.B531] + [.$G$2])  -    SIN([.$G$2])))  + (([.$B$2]*[.B531]/[.$E$2])*   SIN([.$E$2]*[.B531] + [.$G$2]))  + (([.$B$2]/POWER([.$E$2];2)) * (COS([.$E$2]*[.B531] + [.$G$2]) - COS([.$G$2])))" office:value-type="float" office:value="-45.796991150032" calcext:value-type="float">
            <text:p>-45.79699115</text:p>
          </table:table-cell>
          <table:table-cell table:formula="of:=SQRT(POWER([.H531];2)+POWER([.I531];2))" office:value-type="float" office:value="78.2284587136923" calcext:value-type="float">
            <text:p>78.228458713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[.B532]*[.$D$2]" office:value-type="float" office:value="1048" calcext:value-type="float">
            <text:p>1048</text:p>
          </table:table-cell>
          <table:table-cell table:formula="of:=[.D531]+SIN(RADIANS([.$C532]))*MIN(([.$A$2]+([.B532]*[.$B$2]));[.$C$2])" office:value-type="float" office:value="-65.6972851943364" calcext:value-type="float">
            <text:p>-65.6972851943</text:p>
          </table:table-cell>
          <table:table-cell table:formula="of:=[.E531]+COS(RADIANS([.$C532]))*MIN(([.$A$2]+([.B532]*[.$B$2]));[.$C$2])" office:value-type="float" office:value="-42.1341179297148" calcext:value-type="float">
            <text:p>-42.1341179297</text:p>
          </table:table-cell>
          <table:table-cell table:formula="of:=SQRT(([.D532]*[.D532])+([.E532]*[.E532]))" office:value-type="float" office:value="78.0475315152317" calcext:value-type="float">
            <text:p>78.0475315152</text:p>
          </table:table-cell>
          <table:table-cell/>
          <table:table-cell table:formula="of:=(([.$A$2]/[.$E$2])*((0-COS([.$E$2]*[.B532] + [.$G$2])) - (0-COS([.$G$2])))) + (([.$B$2]*[.B532]/[.$E$2])*(0-COS([.$E$2]*[.B532] + [.$G$2]))) + (([.$B$2]/POWER([.$E$2];2)) * (SIN([.$E$2]*[.B532] + [.$G$2]) - SIN([.$G$2])))" office:value-type="float" office:value="-64.9562512865699" calcext:value-type="float">
            <text:p>-64.9562512866</text:p>
          </table:table-cell>
          <table:table-cell table:formula="of:=(([.$A$2]/[.$E$2])*(   SIN([.$E$2]*[.B532] + [.$G$2])  -    SIN([.$G$2])))  + (([.$B$2]*[.B532]/[.$E$2])*   SIN([.$E$2]*[.B532] + [.$G$2]))  + (([.$B$2]/POWER([.$E$2];2)) * (COS([.$E$2]*[.B532] + [.$G$2]) - COS([.$G$2])))" office:value-type="float" office:value="-43.4341489348475" calcext:value-type="float">
            <text:p>-43.4341489348</text:p>
          </table:table-cell>
          <table:table-cell table:formula="of:=SQRT(POWER([.H532];2)+POWER([.I532];2))" office:value-type="float" office:value="78.1398737834822" calcext:value-type="float">
            <text:p>78.1398737835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[.B533]*[.$D$2]" office:value-type="float" office:value="1050" calcext:value-type="float">
            <text:p>1050</text:p>
          </table:table-cell>
          <table:table-cell table:formula="of:=[.D532]+SIN(RADIANS([.$C533]))*MIN(([.$A$2]+([.B533]*[.$B$2]));[.$C$2])" office:value-type="float" office:value="-67.1097851943364" calcext:value-type="float">
            <text:p>-67.1097851943</text:p>
          </table:table-cell>
          <table:table-cell table:formula="of:=[.E532]+COS(RADIANS([.$C533]))*MIN(([.$A$2]+([.B533]*[.$B$2]));[.$C$2])" office:value-type="float" office:value="-39.6875961640238" calcext:value-type="float">
            <text:p>-39.687596164</text:p>
          </table:table-cell>
          <table:table-cell table:formula="of:=SQRT(([.D533]*[.D533])+([.E533]*[.E533]))" office:value-type="float" office:value="77.9668426839808" calcext:value-type="float">
            <text:p>77.966842684</text:p>
          </table:table-cell>
          <table:table-cell/>
          <table:table-cell table:formula="of:=(([.$A$2]/[.$E$2])*((0-COS([.$E$2]*[.B533] + [.$G$2])) - (0-COS([.$G$2])))) + (([.$B$2]*[.B533]/[.$E$2])*(0-COS([.$E$2]*[.B533] + [.$G$2]))) + (([.$B$2]/POWER([.$E$2];2)) * (SIN([.$E$2]*[.B533] + [.$G$2]) - SIN([.$G$2])))" office:value-type="float" office:value="-66.4098600892818" calcext:value-type="float">
            <text:p>-66.4098600893</text:p>
          </table:table-cell>
          <table:table-cell table:formula="of:=(([.$A$2]/[.$E$2])*(   SIN([.$E$2]*[.B533] + [.$G$2])  -    SIN([.$G$2])))  + (([.$B$2]*[.B533]/[.$E$2])*   SIN([.$E$2]*[.B533] + [.$G$2]))  + (([.$B$2]/POWER([.$E$2];2)) * (COS([.$E$2]*[.B533] + [.$G$2]) - COS([.$G$2])))" office:value-type="float" office:value="-41.0149096288779" calcext:value-type="float">
            <text:p>-41.0149096289</text:p>
          </table:table-cell>
          <table:table-cell table:formula="of:=SQRT(POWER([.H533];2)+POWER([.I533];2))" office:value-type="float" office:value="78.0544190225192" calcext:value-type="float">
            <text:p>78.0544190225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[.B534]*[.$D$2]" office:value-type="float" office:value="1052" calcext:value-type="float">
            <text:p>1052</text:p>
          </table:table-cell>
          <table:table-cell table:formula="of:=[.D533]+SIN(RADIANS([.$C534]))*MIN(([.$A$2]+([.B534]*[.$B$2]));[.$C$2])" office:value-type="float" office:value="-68.4383897170205" calcext:value-type="float">
            <text:p>-68.438389717</text:p>
          </table:table-cell>
          <table:table-cell table:formula="of:=[.E533]+COS(RADIANS([.$C534]))*MIN(([.$A$2]+([.B534]*[.$B$2]));[.$C$2])" office:value-type="float" office:value="-37.188854476233" calcext:value-type="float">
            <text:p>-37.1888544762</text:p>
          </table:table-cell>
          <table:table-cell table:formula="of:=SQRT(([.D534]*[.D534])+([.E534]*[.E534]))" office:value-type="float" office:value="77.8898201584341" calcext:value-type="float">
            <text:p>77.8898201584</text:p>
          </table:table-cell>
          <table:table-cell/>
          <table:table-cell table:formula="of:=(([.$A$2]/[.$E$2])*((0-COS([.$E$2]*[.B534] + [.$G$2])) - (0-COS([.$G$2])))) + (([.$B$2]*[.B534]/[.$E$2])*(0-COS([.$E$2]*[.B534] + [.$G$2]))) + (([.$B$2]/POWER([.$E$2];2)) * (SIN([.$E$2]*[.B534] + [.$G$2]) - SIN([.$G$2])))" office:value-type="float" office:value="-67.7805770836404" calcext:value-type="float">
            <text:p>-67.7805770836</text:p>
          </table:table-cell>
          <table:table-cell table:formula="of:=(([.$A$2]/[.$E$2])*(   SIN([.$E$2]*[.B534] + [.$G$2])  -    SIN([.$G$2])))  + (([.$B$2]*[.B534]/[.$E$2])*   SIN([.$E$2]*[.B534] + [.$G$2]))  + (([.$B$2]/POWER([.$E$2];2)) * (COS([.$E$2]*[.B534] + [.$G$2]) - COS([.$G$2])))" office:value-type="float" office:value="-38.5420409659923" calcext:value-type="float">
            <text:p>-38.542040966</text:p>
          </table:table-cell>
          <table:table-cell table:formula="of:=SQRT(POWER([.H534];2)+POWER([.I534];2))" office:value-type="float" office:value="77.9724024999586" calcext:value-type="float">
            <text:p>77.9724025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[.B535]*[.$D$2]" office:value-type="float" office:value="1054" calcext:value-type="float">
            <text:p>1054</text:p>
          </table:table-cell>
          <table:table-cell table:formula="of:=[.D534]+SIN(RADIANS([.$C535]))*MIN(([.$A$2]+([.B535]*[.$B$2]));[.$C$2])" office:value-type="float" office:value="-69.6811719181675" calcext:value-type="float">
            <text:p>-69.6811719182</text:p>
          </table:table-cell>
          <table:table-cell table:formula="of:=[.E534]+COS(RADIANS([.$C535]))*MIN(([.$A$2]+([.B535]*[.$B$2]));[.$C$2])" office:value-type="float" office:value="-34.6407733549749" calcext:value-type="float">
            <text:p>-34.640773355</text:p>
          </table:table-cell>
          <table:table-cell table:formula="of:=SQRT(([.D535]*[.D535])+([.E535]*[.E535]))" office:value-type="float" office:value="77.8167648936909" calcext:value-type="float">
            <text:p>77.8167648937</text:p>
          </table:table-cell>
          <table:table-cell/>
          <table:table-cell table:formula="of:=(([.$A$2]/[.$E$2])*((0-COS([.$E$2]*[.B535] + [.$G$2])) - (0-COS([.$G$2])))) + (([.$B$2]*[.B535]/[.$E$2])*(0-COS([.$E$2]*[.B535] + [.$G$2]))) + (([.$B$2]/POWER([.$E$2];2)) * (SIN([.$E$2]*[.B535] + [.$G$2]) - SIN([.$G$2])))" office:value-type="float" office:value="-69.0664270397512" calcext:value-type="float">
            <text:p>-69.0664270398</text:p>
          </table:table-cell>
          <table:table-cell table:formula="of:=(([.$A$2]/[.$E$2])*(   SIN([.$E$2]*[.B535] + [.$G$2])  -    SIN([.$G$2])))  + (([.$B$2]*[.B535]/[.$E$2])*   SIN([.$E$2]*[.B535] + [.$G$2]))  + (([.$B$2]/POWER([.$E$2];2)) * (COS([.$E$2]*[.B535] + [.$G$2]) - COS([.$G$2])))" office:value-type="float" office:value="-36.0183865682126" calcext:value-type="float">
            <text:p>-36.0183865682</text:p>
          </table:table-cell>
          <table:table-cell table:formula="of:=SQRT(POWER([.H535];2)+POWER([.I535];2))" office:value-type="float" office:value="77.8941301704722" calcext:value-type="float">
            <text:p>77.8941301705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[.B536]*[.$D$2]" office:value-type="float" office:value="1056" calcext:value-type="float">
            <text:p>1056</text:p>
          </table:table-cell>
          <table:table-cell table:formula="of:=[.D535]+SIN(RADIANS([.$C536]))*MIN(([.$A$2]+([.B536]*[.$B$2]));[.$C$2])" office:value-type="float" office:value="-70.8363039845028" calcext:value-type="float">
            <text:p>-70.8363039845</text:p>
          </table:table-cell>
          <table:table-cell table:formula="of:=[.E535]+COS(RADIANS([.$C536]))*MIN(([.$A$2]+([.B536]*[.$B$2]));[.$C$2])" office:value-type="float" office:value="-32.0463042552699" calcext:value-type="float">
            <text:p>-32.0463042553</text:p>
          </table:table-cell>
          <table:table-cell table:formula="of:=SQRT(([.D536]*[.D536])+([.E536]*[.E536]))" office:value-type="float" office:value="77.7479747556566" calcext:value-type="float">
            <text:p>77.7479747557</text:p>
          </table:table-cell>
          <table:table-cell/>
          <table:table-cell table:formula="of:=(([.$A$2]/[.$E$2])*((0-COS([.$E$2]*[.B536] + [.$G$2])) - (0-COS([.$G$2])))) + (([.$B$2]*[.B536]/[.$E$2])*(0-COS([.$E$2]*[.B536] + [.$G$2]))) + (([.$B$2]/POWER([.$E$2];2)) * (SIN([.$E$2]*[.B536] + [.$G$2]) - SIN([.$G$2])))" office:value-type="float" office:value="-70.2655324065074" calcext:value-type="float">
            <text:p>-70.2655324065</text:p>
          </table:table-cell>
          <table:table-cell table:formula="of:=(([.$A$2]/[.$E$2])*(   SIN([.$E$2]*[.B536] + [.$G$2])  -    SIN([.$G$2])))  + (([.$B$2]*[.B536]/[.$E$2])*   SIN([.$E$2]*[.B536] + [.$G$2]))  + (([.$B$2]/POWER([.$E$2];2)) * (COS([.$E$2]*[.B536] + [.$G$2]) - COS([.$G$2])))" office:value-type="float" office:value="-33.4468626873274" calcext:value-type="float">
            <text:p>-33.4468626873</text:p>
          </table:table-cell>
          <table:table-cell table:formula="of:=SQRT(POWER([.H536];2)+POWER([.I536];2))" office:value-type="float" office:value="77.819905345579" calcext:value-type="float">
            <text:p>77.8199053456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[.B537]*[.$D$2]" office:value-type="float" office:value="1058" calcext:value-type="float">
            <text:p>1058</text:p>
          </table:table-cell>
          <table:table-cell table:formula="of:=[.D536]+SIN(RADIANS([.$C537]))*MIN(([.$A$2]+([.B537]*[.$B$2]));[.$C$2])" office:value-type="float" office:value="-71.9020597427711" calcext:value-type="float">
            <text:p>-71.9020597428</text:p>
          </table:table-cell>
          <table:table-cell table:formula="of:=[.E536]+COS(RADIANS([.$C537]))*MIN(([.$A$2]+([.B537]*[.$B$2]));[.$C$2])" office:value-type="float" office:value="-29.4084661890274" calcext:value-type="float">
            <text:p>-29.408466189</text:p>
          </table:table-cell>
          <table:table-cell table:formula="of:=SQRT(([.D537]*[.D537])+([.E537]*[.E537]))" office:value-type="float" office:value="77.683743980605" calcext:value-type="float">
            <text:p>77.6837439806</text:p>
          </table:table-cell>
          <table:table-cell/>
          <table:table-cell table:formula="of:=(([.$A$2]/[.$E$2])*((0-COS([.$E$2]*[.B537] + [.$G$2])) - (0-COS([.$G$2])))) + (([.$B$2]*[.B537]/[.$E$2])*(0-COS([.$E$2]*[.B537] + [.$G$2]))) + (([.$B$2]/POWER([.$E$2];2)) * (SIN([.$E$2]*[.B537] + [.$G$2]) - SIN([.$G$2])))" office:value-type="float" office:value="-71.3761159779292" calcext:value-type="float">
            <text:p>-71.3761159779</text:p>
          </table:table-cell>
          <table:table-cell table:formula="of:=(([.$A$2]/[.$E$2])*(   SIN([.$E$2]*[.B537] + [.$G$2])  -    SIN([.$G$2])))  + (([.$B$2]*[.B537]/[.$E$2])*   SIN([.$E$2]*[.B537] + [.$G$2]))  + (([.$B$2]/POWER([.$E$2];2)) * (COS([.$E$2]*[.B537] + [.$G$2]) - COS([.$G$2])))" office:value-type="float" office:value="-30.8304548449148" calcext:value-type="float">
            <text:p>-30.8304548449</text:p>
          </table:table-cell>
          <table:table-cell table:formula="of:=SQRT(POWER([.H537];2)+POWER([.I537];2))" office:value-type="float" office:value="77.7500281545874" calcext:value-type="float">
            <text:p>77.7500281546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[.B538]*[.$D$2]" office:value-type="float" office:value="1060" calcext:value-type="float">
            <text:p>1060</text:p>
          </table:table-cell>
          <table:table-cell table:formula="of:=[.D537]+SIN(RADIANS([.$C538]))*MIN(([.$A$2]+([.B538]*[.$B$2]));[.$C$2])" office:value-type="float" office:value="-72.8768171512492" calcext:value-type="float">
            <text:p>-72.8768171512</text:p>
          </table:table-cell>
          <table:table-cell table:formula="of:=[.E537]+COS(RADIANS([.$C538]))*MIN(([.$A$2]+([.B538]*[.$B$2]));[.$C$2])" office:value-type="float" office:value="-26.7303422197875" calcext:value-type="float">
            <text:p>-26.7303422198</text:p>
          </table:table-cell>
          <table:table-cell table:formula="of:=SQRT(([.D538]*[.D538])+([.E538]*[.E538]))" office:value-type="float" office:value="77.6243626272292" calcext:value-type="float">
            <text:p>77.6243626272</text:p>
          </table:table-cell>
          <table:table-cell/>
          <table:table-cell table:formula="of:=(([.$A$2]/[.$E$2])*((0-COS([.$E$2]*[.B538] + [.$G$2])) - (0-COS([.$G$2])))) + (([.$B$2]*[.B538]/[.$E$2])*(0-COS([.$E$2]*[.B538] + [.$G$2]))) + (([.$B$2]/POWER([.$E$2];2)) * (SIN([.$E$2]*[.B538] + [.$G$2]) - SIN([.$G$2])))" office:value-type="float" office:value="-72.3965034437558" calcext:value-type="float">
            <text:p>-72.3965034438</text:p>
          </table:table-cell>
          <table:table-cell table:formula="of:=(([.$A$2]/[.$E$2])*(   SIN([.$E$2]*[.B538] + [.$G$2])  -    SIN([.$G$2])))  + (([.$B$2]*[.B538]/[.$E$2])*   SIN([.$E$2]*[.B538] + [.$G$2]))  + (([.$B$2]/POWER([.$E$2];2)) * (COS([.$E$2]*[.B538] + [.$G$2]) - COS([.$G$2])))" office:value-type="float" office:value="-28.172214374629" calcext:value-type="float">
            <text:p>-28.1722143746</text:p>
          </table:table-cell>
          <table:table-cell table:formula="of:=SQRT(POWER([.H538];2)+POWER([.I538];2))" office:value-type="float" office:value="77.684794996523" calcext:value-type="float">
            <text:p>77.684794996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[.B539]*[.$D$2]" office:value-type="float" office:value="1062" calcext:value-type="float">
            <text:p>1062</text:p>
          </table:table-cell>
          <table:table-cell table:formula="of:=[.D538]+SIN(RADIANS([.$C539]))*MIN(([.$A$2]+([.B539]*[.$B$2]));[.$C$2])" office:value-type="float" office:value="-73.7590606701897" calcext:value-type="float">
            <text:p>-73.7590606702</text:p>
          </table:table-cell>
          <table:table-cell table:formula="of:=[.E538]+COS(RADIANS([.$C539]))*MIN(([.$A$2]+([.B539]*[.$B$2]));[.$C$2])" office:value-type="float" office:value="-24.0150758657649" calcext:value-type="float">
            <text:p>-24.0150758658</text:p>
          </table:table-cell>
          <table:table-cell table:formula="of:=SQRT(([.D539]*[.D539])+([.E539]*[.E539]))" office:value-type="float" office:value="77.5701160227775" calcext:value-type="float">
            <text:p>77.5701160228</text:p>
          </table:table-cell>
          <table:table-cell/>
          <table:table-cell table:formula="of:=(([.$A$2]/[.$E$2])*((0-COS([.$E$2]*[.B539] + [.$G$2])) - (0-COS([.$G$2])))) + (([.$B$2]*[.B539]/[.$E$2])*(0-COS([.$E$2]*[.B539] + [.$G$2]))) + (([.$B$2]/POWER([.$E$2];2)) * (SIN([.$E$2]*[.B539] + [.$G$2]) - SIN([.$G$2])))" office:value-type="float" office:value="-73.3251258207098" calcext:value-type="float">
            <text:p>-73.3251258207</text:p>
          </table:table-cell>
          <table:table-cell table:formula="of:=(([.$A$2]/[.$E$2])*(   SIN([.$E$2]*[.B539] + [.$G$2])  -    SIN([.$G$2])))  + (([.$B$2]*[.B539]/[.$E$2])*   SIN([.$E$2]*[.B539] + [.$G$2]))  + (([.$B$2]/POWER([.$E$2];2)) * (COS([.$E$2]*[.B539] + [.$G$2]) - COS([.$G$2])))" office:value-type="float" office:value="-25.4752548707519" calcext:value-type="float">
            <text:p>-25.4752548708</text:p>
          </table:table-cell>
          <table:table-cell table:formula="of:=SQRT(POWER([.H539];2)+POWER([.I539];2))" office:value-type="float" office:value="77.6244979845454" calcext:value-type="float">
            <text:p>77.6244979845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[.B540]*[.$D$2]" office:value-type="float" office:value="1064" calcext:value-type="float">
            <text:p>1064</text:p>
          </table:table-cell>
          <table:table-cell table:formula="of:=[.D539]+SIN(RADIANS([.$C540]))*MIN(([.$A$2]+([.B540]*[.$B$2]));[.$C$2])" office:value-type="float" office:value="-74.5473835078263" calcext:value-type="float">
            <text:p>-74.5473835078</text:p>
          </table:table-cell>
          <table:table-cell table:formula="of:=[.E539]+COS(RADIANS([.$C540]))*MIN(([.$A$2]+([.B540]*[.$B$2]));[.$C$2])" office:value-type="float" office:value="-21.2658674153813" calcext:value-type="float">
            <text:p>-21.2658674154</text:p>
          </table:table-cell>
          <table:table-cell table:formula="of:=SQRT(([.D540]*[.D540])+([.E540]*[.E540]))" office:value-type="float" office:value="77.5212842049944" calcext:value-type="float">
            <text:p>77.521284205</text:p>
          </table:table-cell>
          <table:table-cell/>
          <table:table-cell table:formula="of:=(([.$A$2]/[.$E$2])*((0-COS([.$E$2]*[.B540] + [.$G$2])) - (0-COS([.$G$2])))) + (([.$B$2]*[.B540]/[.$E$2])*(0-COS([.$E$2]*[.B540] + [.$G$2]))) + (([.$B$2]/POWER([.$E$2];2)) * (SIN([.$E$2]*[.B540] + [.$G$2]) - SIN([.$G$2])))" office:value-type="float" office:value="-74.1605217609967" calcext:value-type="float">
            <text:p>-74.160521761</text:p>
          </table:table-cell>
          <table:table-cell table:formula="of:=(([.$A$2]/[.$E$2])*(   SIN([.$E$2]*[.B540] + [.$G$2])  -    SIN([.$G$2])))  + (([.$B$2]*[.B540]/[.$E$2])*   SIN([.$E$2]*[.B540] + [.$G$2]))  + (([.$B$2]/POWER([.$E$2];2)) * (COS([.$E$2]*[.B540] + [.$G$2]) - COS([.$G$2])))" office:value-type="float" office:value="-22.7427485471252" calcext:value-type="float">
            <text:p>-22.7427485471</text:p>
          </table:table-cell>
          <table:table-cell table:formula="of:=SQRT(POWER([.H540];2)+POWER([.I540];2))" office:value-type="float" office:value="77.5694243844895" calcext:value-type="float">
            <text:p>77.5694243845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[.B541]*[.$D$2]" office:value-type="float" office:value="1066" calcext:value-type="float">
            <text:p>1066</text:p>
          </table:table-cell>
          <table:table-cell table:formula="of:=[.D540]+SIN(RADIANS([.$C541]))*MIN(([.$A$2]+([.B541]*[.$B$2]));[.$C$2])" office:value-type="float" office:value="-75.2404897387194" calcext:value-type="float">
            <text:p>-75.2404897387</text:p>
          </table:table-cell>
          <table:table-cell table:formula="of:=[.E540]+COS(RADIANS([.$C541]))*MIN(([.$A$2]+([.B541]*[.$B$2]));[.$C$2])" office:value-type="float" office:value="-18.4859701596005" calcext:value-type="float">
            <text:p>-18.4859701596</text:p>
          </table:table-cell>
          <table:table-cell table:formula="of:=SQRT(([.D541]*[.D541])+([.E541]*[.E541]))" office:value-type="float" office:value="77.4781413617027" calcext:value-type="float">
            <text:p>77.4781413617</text:p>
          </table:table-cell>
          <table:table-cell/>
          <table:table-cell table:formula="of:=(([.$A$2]/[.$E$2])*((0-COS([.$E$2]*[.B541] + [.$G$2])) - (0-COS([.$G$2])))) + (([.$B$2]*[.B541]/[.$E$2])*(0-COS([.$E$2]*[.B541] + [.$G$2]))) + (([.$B$2]/POWER([.$E$2];2)) * (SIN([.$E$2]*[.B541] + [.$G$2]) - SIN([.$G$2])))" office:value-type="float" office:value="-74.9013397347433" calcext:value-type="float">
            <text:p>-74.9013397347</text:p>
          </table:table-cell>
          <table:table-cell table:formula="of:=(([.$A$2]/[.$E$2])*(   SIN([.$E$2]*[.B541] + [.$G$2])  -    SIN([.$G$2])))  + (([.$B$2]*[.B541]/[.$E$2])*   SIN([.$E$2]*[.B541] + [.$G$2]))  + (([.$B$2]/POWER([.$E$2];2)) * (COS([.$E$2]*[.B541] + [.$G$2]) - COS([.$G$2])))" office:value-type="float" office:value="-19.9779225107207" calcext:value-type="float">
            <text:p>-19.9779225107</text:p>
          </table:table-cell>
          <table:table-cell table:formula="of:=SQRT(POWER([.H541];2)+POWER([.I541];2))" office:value-type="float" office:value="77.5198560492974" calcext:value-type="float">
            <text:p>77.5198560493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[.B542]*[.$D$2]" office:value-type="float" office:value="1068" calcext:value-type="float">
            <text:p>1068</text:p>
          </table:table-cell>
          <table:table-cell table:formula="of:=[.D541]+SIN(RADIANS([.$C542]))*MIN(([.$A$2]+([.B542]*[.$B$2]));[.$C$2])" office:value-type="float" office:value="-75.8371962913664" calcext:value-type="float">
            <text:p>-75.8371962914</text:p>
          </table:table-cell>
          <table:table-cell table:formula="of:=[.E541]+COS(RADIANS([.$C542]))*MIN(([.$A$2]+([.B542]*[.$B$2]));[.$C$2])" office:value-type="float" office:value="-15.6786865454945" calcext:value-type="float">
            <text:p>-15.6786865455</text:p>
          </table:table-cell>
          <table:table-cell table:formula="of:=SQRT(([.D542]*[.D542])+([.E542]*[.E542]))" office:value-type="float" office:value="77.4409552699804" calcext:value-type="float">
            <text:p>77.44095527</text:p>
          </table:table-cell>
          <table:table-cell/>
          <table:table-cell table:formula="of:=(([.$A$2]/[.$E$2])*((0-COS([.$E$2]*[.B542] + [.$G$2])) - (0-COS([.$G$2])))) + (([.$B$2]*[.B542]/[.$E$2])*(0-COS([.$E$2]*[.B542] + [.$G$2]))) + (([.$B$2]/POWER([.$E$2];2)) * (SIN([.$E$2]*[.B542] + [.$G$2]) - SIN([.$G$2])))" office:value-type="float" office:value="-75.5463400832253" calcext:value-type="float">
            <text:p>-75.5463400832</text:p>
          </table:table-cell>
          <table:table-cell table:formula="of:=(([.$A$2]/[.$E$2])*(   SIN([.$E$2]*[.B542] + [.$G$2])  -    SIN([.$G$2])))  + (([.$B$2]*[.B542]/[.$E$2])*   SIN([.$E$2]*[.B542] + [.$G$2]))  + (([.$B$2]/POWER([.$E$2];2)) * (COS([.$E$2]*[.B542] + [.$G$2]) - COS([.$G$2])))" office:value-type="float" office:value="-17.1840549542168" calcext:value-type="float">
            <text:p>-17.1840549542</text:p>
          </table:table-cell>
          <table:table-cell table:formula="of:=SQRT(POWER([.H542];2)+POWER([.I542];2))" office:value-type="float" office:value="77.4760688512258" calcext:value-type="float">
            <text:p>77.4760688512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[.B543]*[.$D$2]" office:value-type="float" office:value="1070" calcext:value-type="float">
            <text:p>1070</text:p>
          </table:table-cell>
          <table:table-cell table:formula="of:=[.D542]+SIN(RADIANS([.$C543]))*MIN(([.$A$2]+([.B543]*[.$B$2]));[.$C$2])" office:value-type="float" office:value="-76.3364348021588" calcext:value-type="float">
            <text:p>-76.3364348022</text:p>
          </table:table-cell>
          <table:table-cell table:formula="of:=[.E542]+COS(RADIANS([.$C543]))*MIN(([.$A$2]+([.B543]*[.$B$2]));[.$C$2])" office:value-type="float" office:value="-12.8473642555844" calcext:value-type="float">
            <text:p>-12.8473642556</text:p>
          </table:table-cell>
          <table:table-cell table:formula="of:=SQRT(([.D543]*[.D543])+([.E543]*[.E543]))" office:value-type="float" office:value="77.4099867369832" calcext:value-type="float">
            <text:p>77.409986737</text:p>
          </table:table-cell>
          <table:table-cell/>
          <table:table-cell table:formula="of:=(([.$A$2]/[.$E$2])*((0-COS([.$E$2]*[.B543] + [.$G$2])) - (0-COS([.$G$2])))) + (([.$B$2]*[.B543]/[.$E$2])*(0-COS([.$E$2]*[.B543] + [.$G$2]))) + (([.$B$2]/POWER([.$E$2];2)) * (SIN([.$E$2]*[.B543] + [.$G$2]) - SIN([.$G$2])))" office:value-type="float" office:value="-76.094396939888" calcext:value-type="float">
            <text:p>-76.0943969399</text:p>
          </table:table-cell>
          <table:table-cell table:formula="of:=(([.$A$2]/[.$E$2])*(   SIN([.$E$2]*[.B543] + [.$G$2])  -    SIN([.$G$2])))  + (([.$B$2]*[.B543]/[.$E$2])*   SIN([.$E$2]*[.B543] + [.$G$2]))  + (([.$B$2]/POWER([.$E$2];2)) * (COS([.$E$2]*[.B543] + [.$G$2]) - COS([.$G$2])))" office:value-type="float" office:value="-14.3644712720681" calcext:value-type="float">
            <text:p>-14.3644712721</text:p>
          </table:table-cell>
          <table:table-cell table:formula="of:=SQRT(POWER([.H543];2)+POWER([.I543];2))" office:value-type="float" office:value="77.4383321138266" calcext:value-type="float">
            <text:p>77.4383321138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[.B544]*[.$D$2]" office:value-type="float" office:value="1072" calcext:value-type="float">
            <text:p>1072</text:p>
          </table:table-cell>
          <table:table-cell table:formula="of:=[.D543]+SIN(RADIANS([.$C544]))*MIN(([.$A$2]+([.B544]*[.$B$2]));[.$C$2])" office:value-type="float" office:value="-76.7372533329238" calcext:value-type="float">
            <text:p>-76.7372533329</text:p>
          </table:table-cell>
          <table:table-cell table:formula="of:=[.E543]+COS(RADIANS([.$C544]))*MIN(([.$A$2]+([.B544]*[.$B$2]));[.$C$2])" office:value-type="float" office:value="-9.9953922176087" calcext:value-type="float">
            <text:p>-9.9953922176</text:p>
          </table:table-cell>
          <table:table-cell table:formula="of:=SQRT(([.D544]*[.D544])+([.E544]*[.E544]))" office:value-type="float" office:value="77.3854890445564" calcext:value-type="float">
            <text:p>77.3854890446</text:p>
          </table:table-cell>
          <table:table-cell/>
          <table:table-cell table:formula="of:=(([.$A$2]/[.$E$2])*((0-COS([.$E$2]*[.B544] + [.$G$2])) - (0-COS([.$G$2])))) + (([.$B$2]*[.B544]/[.$E$2])*(0-COS([.$E$2]*[.B544] + [.$G$2]))) + (([.$B$2]/POWER([.$E$2];2)) * (SIN([.$E$2]*[.B544] + [.$G$2]) - SIN([.$G$2])))" office:value-type="float" office:value="-76.5445000163194" calcext:value-type="float">
            <text:p>-76.5445000163</text:p>
          </table:table-cell>
          <table:table-cell table:formula="of:=(([.$A$2]/[.$E$2])*(   SIN([.$E$2]*[.B544] + [.$G$2])  -    SIN([.$G$2])))  + (([.$B$2]*[.B544]/[.$E$2])*   SIN([.$E$2]*[.B544] + [.$G$2]))  + (([.$B$2]/POWER([.$E$2];2)) * (COS([.$E$2]*[.B544] + [.$G$2]) - COS([.$G$2])))" office:value-type="float" office:value="-11.5225401046699" calcext:value-type="float">
            <text:p>-11.5225401047</text:p>
          </table:table-cell>
          <table:table-cell table:formula="of:=SQRT(POWER([.H544];2)+POWER([.I544];2))" office:value-type="float" office:value="77.4069080458072" calcext:value-type="float">
            <text:p>77.4069080458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[.B545]*[.$D$2]" office:value-type="float" office:value="1074" calcext:value-type="float">
            <text:p>1074</text:p>
          </table:table-cell>
          <table:table-cell table:formula="of:=[.D544]+SIN(RADIANS([.$C545]))*MIN(([.$A$2]+([.B545]*[.$B$2]));[.$C$2])" office:value-type="float" office:value="-77.038817949451" calcext:value-type="float">
            <text:p>-77.0388179495</text:p>
          </table:table-cell>
          <table:table-cell table:formula="of:=[.E544]+COS(RADIANS([.$C545]))*MIN(([.$A$2]+([.B545]*[.$B$2]));[.$C$2])" office:value-type="float" office:value="-7.12619654947123" calcext:value-type="float">
            <text:p>-7.1261965495</text:p>
          </table:table-cell>
          <table:table-cell table:formula="of:=SQRT(([.D545]*[.D545])+([.E545]*[.E545]))" office:value-type="float" office:value="77.3677073998599" calcext:value-type="float">
            <text:p>77.3677073999</text:p>
          </table:table-cell>
          <table:table-cell/>
          <table:table-cell table:formula="of:=(([.$A$2]/[.$E$2])*((0-COS([.$E$2]*[.B545] + [.$G$2])) - (0-COS([.$G$2])))) + (([.$B$2]*[.B545]/[.$E$2])*(0-COS([.$E$2]*[.B545] + [.$G$2]))) + (([.$B$2]/POWER([.$E$2];2)) * (SIN([.$E$2]*[.B545] + [.$G$2]) - SIN([.$G$2])))" office:value-type="float" office:value="-76.8957562504938" calcext:value-type="float">
            <text:p>-76.8957562505</text:p>
          </table:table-cell>
          <table:table-cell table:formula="of:=(([.$A$2]/[.$E$2])*(   SIN([.$E$2]*[.B545] + [.$G$2])  -    SIN([.$G$2])))  + (([.$B$2]*[.B545]/[.$E$2])*   SIN([.$E$2]*[.B545] + [.$G$2]))  + (([.$B$2]/POWER([.$E$2];2)) * (COS([.$E$2]*[.B545] + [.$G$2]) - COS([.$G$2])))" office:value-type="float" office:value="-8.66166931531479" calcext:value-type="float">
            <text:p>-8.6616693153</text:p>
          </table:table-cell>
          <table:table-cell table:formula="of:=SQRT(POWER([.H545];2)+POWER([.I545];2))" office:value-type="float" office:value="77.3820511789603" calcext:value-type="float">
            <text:p>77.382051179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[.B546]*[.$D$2]" office:value-type="float" office:value="1076" calcext:value-type="float">
            <text:p>1076</text:p>
          </table:table-cell>
          <table:table-cell table:formula="of:=[.D545]+SIN(RADIANS([.$C546]))*MIN(([.$A$2]+([.B546]*[.$B$2]));[.$C$2])" office:value-type="float" office:value="-77.2404141585715" calcext:value-type="float">
            <text:p>-77.2404141586</text:p>
          </table:table-cell>
          <table:table-cell table:formula="of:=[.E545]+COS(RADIANS([.$C546]))*MIN(([.$A$2]+([.B546]*[.$B$2]));[.$C$2])" office:value-type="float" office:value="-4.24323644422034" calcext:value-type="float">
            <text:p>-4.2432364442</text:p>
          </table:table-cell>
          <table:table-cell table:formula="of:=SQRT(([.D546]*[.D546])+([.E546]*[.E546]))" office:value-type="float" office:value="77.3568783942915" calcext:value-type="float">
            <text:p>77.3568783943</text:p>
          </table:table-cell>
          <table:table-cell/>
          <table:table-cell table:formula="of:=(([.$A$2]/[.$E$2])*((0-COS([.$E$2]*[.B546] + [.$G$2])) - (0-COS([.$G$2])))) + (([.$B$2]*[.B546]/[.$E$2])*(0-COS([.$E$2]*[.B546] + [.$G$2]))) + (([.$B$2]/POWER([.$E$2];2)) * (SIN([.$E$2]*[.B546] + [.$G$2]) - SIN([.$G$2])))" office:value-type="float" office:value="-77.1473913147715" calcext:value-type="float">
            <text:p>-77.1473913148</text:p>
          </table:table-cell>
          <table:table-cell table:formula="of:=(([.$A$2]/[.$E$2])*(   SIN([.$E$2]*[.B546] + [.$G$2])  -    SIN([.$G$2])))  + (([.$B$2]*[.B546]/[.$E$2])*   SIN([.$E$2]*[.B546] + [.$G$2]))  + (([.$B$2]/POWER([.$E$2];2)) * (COS([.$E$2]*[.B546] + [.$G$2]) - COS([.$G$2])))" office:value-type="float" office:value="-5.78530190474749" calcext:value-type="float">
            <text:p>-5.7853019047</text:p>
          </table:table-cell>
          <table:table-cell table:formula="of:=SQRT(POWER([.H546];2)+POWER([.I546];2))" office:value-type="float" office:value="77.3640078124418" calcext:value-type="float">
            <text:p>77.3640078124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[.B547]*[.$D$2]" office:value-type="float" office:value="1078" calcext:value-type="float">
            <text:p>1078</text:p>
          </table:table-cell>
          <table:table-cell table:formula="of:=[.D546]+SIN(RADIANS([.$C547]))*MIN(([.$A$2]+([.B547]*[.$B$2]));[.$C$2])" office:value-type="float" office:value="-77.3414482015252" calcext:value-type="float">
            <text:p>-77.3414482015</text:p>
          </table:table-cell>
          <table:table-cell table:formula="of:=[.E546]+COS(RADIANS([.$C547]))*MIN(([.$A$2]+([.B547]*[.$B$2]));[.$C$2])" office:value-type="float" office:value="-1.35000000000005" calcext:value-type="float">
            <text:p>-1.35</text:p>
          </table:table-cell>
          <table:table-cell table:formula="of:=SQRT(([.D547]*[.D547])+([.E547]*[.E547]))" office:value-type="float" office:value="77.3532294730427" calcext:value-type="float">
            <text:p>77.353229473</text:p>
          </table:table-cell>
          <table:table-cell/>
          <table:table-cell table:formula="of:=(([.$A$2]/[.$E$2])*((0-COS([.$E$2]*[.B547] + [.$G$2])) - (0-COS([.$G$2])))) + (([.$B$2]*[.B547]/[.$E$2])*(0-COS([.$E$2]*[.B547] + [.$G$2]))) + (([.$B$2]/POWER([.$E$2];2)) * (SIN([.$E$2]*[.B547] + [.$G$2]) - SIN([.$G$2])))" office:value-type="float" office:value="-77.2987509813027" calcext:value-type="float">
            <text:p>-77.2987509813</text:p>
          </table:table-cell>
          <table:table-cell table:formula="of:=(([.$A$2]/[.$E$2])*(   SIN([.$E$2]*[.B547] + [.$G$2])  -    SIN([.$G$2])))  + (([.$B$2]*[.B547]/[.$E$2])*   SIN([.$E$2]*[.B547] + [.$G$2]))  + (([.$B$2]/POWER([.$E$2];2)) * (COS([.$E$2]*[.B547] + [.$G$2]) - COS([.$G$2])))" office:value-type="float" office:value="-2.89691186821596" calcext:value-type="float">
            <text:p>-2.8969118682</text:p>
          </table:table-cell>
          <table:table-cell table:formula="of:=SQRT(POWER([.H547];2)+POWER([.I547];2))" office:value-type="float" office:value="77.3530154657312" calcext:value-type="float">
            <text:p>77.3530154657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[.B548]*[.$D$2]" office:value-type="float" office:value="1080" calcext:value-type="float">
            <text:p>1080</text:p>
          </table:table-cell>
          <table:table-cell table:formula="of:=[.D547]+SIN(RADIANS([.$C548]))*MIN(([.$A$2]+([.B548]*[.$B$2]));[.$C$2])" office:value-type="float" office:value="-77.3414482015252" calcext:value-type="float">
            <text:p>-77.3414482015</text:p>
          </table:table-cell>
          <table:table-cell table:formula="of:=[.E547]+COS(RADIANS([.$C548]))*MIN(([.$A$2]+([.B548]*[.$B$2]));[.$C$2])" office:value-type="float" office:value="1.54999999999995" calcext:value-type="float">
            <text:p>1.55</text:p>
          </table:table-cell>
          <table:table-cell table:formula="of:=SQRT(([.D548]*[.D548])+([.E548]*[.E548]))" office:value-type="float" office:value="77.3569784176529" calcext:value-type="float">
            <text:p>77.3569784177</text:p>
          </table:table-cell>
          <table:table-cell/>
          <table:table-cell table:formula="of:=(([.$A$2]/[.$E$2])*((0-COS([.$E$2]*[.B548] + [.$G$2])) - (0-COS([.$G$2])))) + (([.$B$2]*[.B548]/[.$E$2])*(0-COS([.$E$2]*[.B548] + [.$G$2]))) + (([.$B$2]/POWER([.$E$2];2)) * (SIN([.$E$2]*[.B548] + [.$G$2]) - SIN([.$G$2])))" office:value-type="float" office:value="-77.3493023426611" calcext:value-type="float">
            <text:p>-77.3493023427</text:p>
          </table:table-cell>
          <table:table-cell table:formula="of:=(([.$A$2]/[.$E$2])*(   SIN([.$E$2]*[.B548] + [.$G$2])  -    SIN([.$G$2])))  + (([.$B$2]*[.B548]/[.$E$2])*   SIN([.$E$2]*[.B548] + [.$G$2]))  + (([.$B$2]/POWER([.$E$2];2)) * (COS([.$E$2]*[.B548] + [.$G$2]) - COS([.$G$2])))" office:value-type="float" office:value="0" calcext:value-type="float">
            <text:p>0</text:p>
          </table:table-cell>
          <table:table-cell table:formula="of:=SQRT(POWER([.H548];2)+POWER([.I548];2))" office:value-type="float" office:value="77.3493023426611" calcext:value-type="float">
            <text:p>77.3493023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2:37:26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0:46:55.247000000</meta:creation-date>
    <dc:date>2015-12-13T21:39:13.724000000</dc:date>
    <meta:editing-duration>PT4H13M36S</meta:editing-duration>
    <meta:editing-cycles>8</meta:editing-cycles>
    <meta:generator>LibreOffice/5.0.2.2$Windows_x86 LibreOffice_project/37b43f919e4de5eeaca9b9755ed688758a8251fe</meta:generator>
    <meta:document-statistic meta:table-count="1" meta:cell-count="4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26cm" svg:height="11.343cm" xlink:href=".." xlink:type="simple" chart:class="chart:scatter" chart:style-name="ch1">
        <chart:title svg:x="8.05cm" svg:y="0.362cm" chart:style-name="ch2">
          <text:p>Radius with angle</text:p>
        </chart:title>
        <chart:plot-area chart:style-name="ch3" table:cell-range-address="Sheet1.C8:Sheet1.C548 Sheet1.F7:Sheet1.F548 Sheet1.J7:Sheet1.J548" svg:x="1.403cm" svg:y="1.367cm" svg:width="17.831cm" svg:height="8.769cm">
          <chartooo:coordinate-region svg:x="2.024cm" svg:y="1.566cm" svg:width="16.838cm" svg:height="7.923cm"/>
          <chart:axis chart:dimension="x" chart:name="primary-x" chart:style-name="ch4">
            <chart:title svg:x="9.851cm" svg:y="10.362cm" chart:style-name="ch5">
              <text:p>angle</text:p>
            </chart:title>
          </chart:axis>
          <chart:axis chart:dimension="y" chart:name="primary-y" chart:style-name="ch4">
            <chart:title svg:x="0.451cm" svg:y="6.271cm" chart:style-name="ch6">
              <text:p>radius</text:p>
            </chart:title>
            <chart:grid chart:style-name="ch7" chart:class="major"/>
          </chart:axis>
          <chart:series chart:style-name="ch8" chart:values-cell-range-address="Sheet1.F7:Sheet1.F548" chart:class="chart:scatter">
            <chart:domain table:cell-range-address="Sheet1.C8:Sheet1.C548"/>
            <chart:data-point chart:repeated="542"/>
          </chart:series>
          <chart:series chart:style-name="ch9" chart:values-cell-range-address="Sheet1.J7:Sheet1.J548" chart:class="chart:scatter">
            <chart:data-point chart:repeated="5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8:Sheet1.C548</svg:desc>
                </draw:g>
              </table:table-cell>
              <table:table-cell office:value-type="float" office:value="0">
                <text:p>0</text:p>
                <draw:g>
                  <svg:desc>Sheet1.F7:Sheet1.F548</svg:desc>
                </draw:g>
              </table:table-cell>
              <table:table-cell office:value-type="float" office:value="NaN">
                <text:p>NaN</text:p>
                <draw:g>
                  <svg:desc>Sheet1.J7:Sheet1.J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04938325940588">
                <text:p>0.404938325940588</text:p>
              </table:table-cell>
              <table:table-cell office:value-type="float" office:value="0.202489719832202">
                <text:p>0.202489719832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14750338140399">
                <text:p>0.614750338140399</text:p>
              </table:table-cell>
              <table:table-cell office:value-type="float" office:value="0.409916759417881">
                <text:p>0.40991675941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29368509141524">
                <text:p>0.829368509141524</text:p>
              </table:table-cell>
              <table:table-cell office:value-type="float" office:value="0.622215726093672">
                <text:p>0.622215726093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04872249877988">
                <text:p>1.04872249877988</text:p>
              </table:table-cell>
              <table:table-cell office:value-type="float" office:value="0.839318338369877">
                <text:p>0.839318338369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27273922678979">
                <text:p>1.27273922678979</text:p>
              </table:table-cell>
              <table:table-cell office:value-type="float" office:value="1.06115350069597">
                <text:p>1.06115350069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.50134294322155">
                <text:p>1.50134294322155</text:p>
              </table:table-cell>
              <table:table-cell office:value-type="float" office:value="1.28764737584201">
                <text:p>1.28764737584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73445529692387">
                <text:p>1.73445529692387</text:p>
              </table:table-cell>
              <table:table-cell office:value-type="float" office:value="1.51872345516486">
                <text:p>1.51872345516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.97199540231793">
                <text:p>1.97199540231793</text:p>
              </table:table-cell>
              <table:table-cell office:value-type="float" office:value="1.75430262700225">
                <text:p>1.7543026270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21387990466837">
                <text:p>2.21387990466837</text:p>
              </table:table-cell>
              <table:table-cell office:value-type="float" office:value="1.99430324341391">
                <text:p>1.9943032434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460023044036">
                <text:p>2.460023044036</text:p>
              </table:table-cell>
              <table:table-cell office:value-type="float" office:value="2.23864118546828">
                <text:p>2.23864118546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.71033671807938">
                <text:p>2.71033671807938</text:p>
              </table:table-cell>
              <table:table-cell office:value-type="float" office:value="2.48722992725354">
                <text:p>2.48722992725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.96473054385613">
                <text:p>2.96473054385613</text:p>
              </table:table-cell>
              <table:table-cell office:value-type="float" office:value="2.7399805987752">
                <text:p>2.7399805987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.22311191875994">
                <text:p>3.22311191875994</text:p>
              </table:table-cell>
              <table:table-cell office:value-type="float" office:value="2.99680204788613">
                <text:p>2.99680204788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.48538608071636">
                <text:p>3.48538608071636</text:p>
              </table:table-cell>
              <table:table-cell office:value-type="float" office:value="3.25760090138127">
                <text:p>3.25760090138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.75145616774811">
                <text:p>3.75145616774811</text:p>
              </table:table-cell>
              <table:table-cell office:value-type="float" office:value="3.52228162537632">
                <text:p>3.52228162537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4.02122327700991">
                <text:p>4.02122327700991</text:p>
              </table:table-cell>
              <table:table-cell office:value-type="float" office:value="3.79074658507809">
                <text:p>3.79074658507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4.29458652338305">
                <text:p>4.29458652338305</text:p>
              </table:table-cell>
              <table:table-cell office:value-type="float" office:value="4.0628961040437">
                <text:p>4.0628961040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5714430977109">
                <text:p>4.5714430977109</text:p>
              </table:table-cell>
              <table:table-cell office:value-type="float" office:value="4.33862852301643">
                <text:p>4.33862852301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85168832474845">
                <text:p>4.85168832474845</text:p>
              </table:table-cell>
              <table:table-cell office:value-type="float" office:value="4.6178402584171">
                <text:p>4.6178402584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.13521572089164">
                <text:p>5.13521572089164</text:p>
              </table:table-cell>
              <table:table-cell office:value-type="float" office:value="4.90042586056229">
                <text:p>4.90042586056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5.42191705174559">
                <text:p>5.42191705174559</text:p>
              </table:table-cell>
              <table:table-cell office:value-type="float" office:value="5.18627807167345">
                <text:p>5.18627807167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5.7116823895847">
                <text:p>5.7116823895847</text:p>
              </table:table-cell>
              <table:table-cell office:value-type="float" office:value="5.47528788373436">
                <text:p>5.47528788373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6.00440017075201">
                <text:p>6.00440017075201</text:p>
              </table:table-cell>
              <table:table-cell office:value-type="float" office:value="5.76734459624863">
                <text:p>5.76734459624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6.29995725304038">
                <text:p>6.29995725304038</text:p>
              </table:table-cell>
              <table:table-cell office:value-type="float" office:value="6.06233587394353">
                <text:p>6.06233587394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6.59823897309313">
                <text:p>6.59823897309313</text:p>
              </table:table-cell>
              <table:table-cell office:value-type="float" office:value="6.36014780446149">
                <text:p>6.36014780446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6.89912920385799">
                <text:p>6.89912920385799</text:p>
              </table:table-cell>
              <table:table-cell office:value-type="float" office:value="6.6606649560761">
                <text:p>6.6606649560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7.202510412124">
                <text:p>7.202510412124</text:p>
              </table:table-cell>
              <table:table-cell office:value-type="float" office:value="6.96377043546546">
                <text:p>6.96377043546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7.50826371616789">
                <text:p>7.50826371616789</text:p>
              </table:table-cell>
              <table:table-cell office:value-type="float" office:value="7.26934594557197">
                <text:p>7.26934594557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.81626894353306">
                <text:p>7.81626894353306</text:p>
              </table:table-cell>
              <table:table-cell office:value-type="float" office:value="7.57727184357424">
                <text:p>7.57727184357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8.12640468896135">
                <text:p>8.12640468896135</text:p>
              </table:table-cell>
              <table:table-cell office:value-type="float" office:value="7.88742719899371">
                <text:p>7.88742719899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8.43854837249558">
                <text:p>8.43854837249558</text:p>
              </table:table-cell>
              <table:table-cell office:value-type="float" office:value="8.19968985195577">
                <text:p>8.19968985195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8.75257629776769">
                <text:p>8.75257629776769</text:p>
              </table:table-cell>
              <table:table-cell office:value-type="float" office:value="8.51393647162247">
                <text:p>8.51393647162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9.06836371048597">
                <text:p>9.06836371048597</text:p>
              </table:table-cell>
              <table:table-cell office:value-type="float" office:value="8.83004261481188">
                <text:p>8.83004261481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9.38578485713213">
                <text:p>9.38578485713213</text:p>
              </table:table-cell>
              <table:table-cell office:value-type="float" office:value="9.14788278481646">
                <text:p>9.14788278481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9.70471304387765">
                <text:p>9.70471304387765</text:p>
              </table:table-cell>
              <table:table-cell office:value-type="float" office:value="9.46733049043151">
                <text:p>9.46733049043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10.0250206957269">
                <text:p>10.0250206957269</text:p>
              </table:table-cell>
              <table:table-cell office:value-type="float" office:value="9.78825830520233">
                <text:p>9.78825830520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0.3465794158933">
                <text:p>10.3465794158933</text:p>
              </table:table-cell>
              <table:table-cell office:value-type="float" office:value="10.1105379268977">
                <text:p>10.1105379268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0.669260045413">
                <text:p>10.669260045413</text:p>
              </table:table-cell>
              <table:table-cell office:value-type="float" office:value="10.4340402372151">
                <text:p>10.4340402372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0.9929327229995">
                <text:p>10.9929327229995</text:p>
              </table:table-cell>
              <table:table-cell office:value-type="float" office:value="10.7586353617232">
                <text:p>10.7586353617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1.3174669451426">
                <text:p>11.3174669451426</text:p>
              </table:table-cell>
              <table:table-cell office:value-type="float" office:value="11.0841927300429">
                <text:p>11.0841927300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1.6427316264511">
                <text:p>11.6427316264511</text:p>
              </table:table-cell>
              <table:table-cell office:value-type="float" office:value="11.4105811362719">
                <text:p>11.4105811362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1.9685951602418">
                <text:p>11.9685951602418</text:p>
              </table:table-cell>
              <table:table-cell office:value-type="float" office:value="11.7376687996515">
                <text:p>11.7376687996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2.2949254793736">
                <text:p>12.2949254793736</text:p>
              </table:table-cell>
              <table:table-cell office:value-type="float" office:value="12.0653234254772">
                <text:p>12.0653234254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2.6215901173246">
                <text:p>12.6215901173246</text:p>
              </table:table-cell>
              <table:table-cell office:value-type="float" office:value="12.3934122662528">
                <text:p>12.3934122662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2.948456269513">
                <text:p>12.948456269513</text:p>
              </table:table-cell>
              <table:table-cell office:value-type="float" office:value="12.7218021830865">
                <text:p>12.7218021830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13.2753908548577">
                <text:p>13.2753908548577</text:p>
              </table:table-cell>
              <table:table-cell office:value-type="float" office:value="13.0503597073266">
                <text:p>13.0503597073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3.6022605775755">
                <text:p>13.6022605775755</text:p>
              </table:table-cell>
              <table:table-cell office:value-type="float" office:value="13.3789511024362">
                <text:p>13.3789511024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3.9289319892145">
                <text:p>13.9289319892145</text:p>
              </table:table-cell>
              <table:table-cell office:value-type="float" office:value="13.7074424261025">
                <text:p>13.7074424261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4.2552715509175">
                <text:p>14.2552715509175</text:p>
              </table:table-cell>
              <table:table-cell office:value-type="float" office:value="14.0356995925782">
                <text:p>14.0356995925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4.581145695913">
                <text:p>14.581145695913</text:p>
              </table:table-cell>
              <table:table-cell office:value-type="float" office:value="14.3635884352524">
                <text:p>14.3635884352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14.90642089223">
                <text:p>14.90642089223</text:p>
              </table:table-cell>
              <table:table-cell office:value-type="float" office:value="14.6909747694453">
                <text:p>14.6909747694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15.2309637056324">
                <text:p>15.2309637056324</text:p>
              </table:table-cell>
              <table:table-cell office:value-type="float" office:value="15.017724455425">
                <text:p>15.017724455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15.5546408627692">
                <text:p>15.5546408627692</text:p>
              </table:table-cell>
              <table:table-cell office:value-type="float" office:value="15.3437034616414">
                <text:p>15.3437034616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15.8773193145358">
                <text:p>15.8773193145358</text:p>
              </table:table-cell>
              <table:table-cell office:value-type="float" office:value="15.6687779281721">
                <text:p>15.6687779281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16.198866299643">
                <text:p>16.198866299643</text:p>
              </table:table-cell>
              <table:table-cell office:value-type="float" office:value="15.9928142303791">
                <text:p>15.9928142303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16.5191494083899">
                <text:p>16.5191494083899</text:p>
              </table:table-cell>
              <table:table-cell office:value-type="float" office:value="16.3156790427685">
                <text:p>16.3156790427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6.8380366466355">
                <text:p>16.8380366466355</text:p>
              </table:table-cell>
              <table:table-cell office:value-type="float" office:value="16.637239403053">
                <text:p>16.637239403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7.1553964999675">
                <text:p>17.1553964999675</text:p>
              </table:table-cell>
              <table:table-cell office:value-type="float" office:value="16.9573627764098">
                <text:p>16.9573627764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7.4710979980632">
                <text:p>17.4710979980632</text:p>
              </table:table-cell>
              <table:table-cell office:value-type="float" office:value="17.2759171199338">
                <text:p>17.2759171199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17.78501077924">
                <text:p>17.78501077924</text:p>
              </table:table-cell>
              <table:table-cell office:value-type="float" office:value="17.5927709472803">
                <text:p>17.5927709472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8.0970051551936">
                <text:p>18.0970051551936</text:p>
              </table:table-cell>
              <table:table-cell office:value-type="float" office:value="17.9077933934945">
                <text:p>17.90779339349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8.4069521759194">
                <text:p>18.4069521759194</text:p>
              </table:table-cell>
              <table:table-cell office:value-type="float" office:value="18.2208542800267">
                <text:p>18.22085428002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8.714723694818">
                <text:p>18.714723694818</text:p>
              </table:table-cell>
              <table:table-cell office:value-type="float" office:value="18.531824179929">
                <text:p>18.5318241799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19.0201924339812">
                <text:p>19.0201924339812</text:p>
              </table:table-cell>
              <table:table-cell office:value-type="float" office:value="18.8405744832331">
                <text:p>18.8405744832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9.323232049659">
                <text:p>19.323232049659</text:p>
              </table:table-cell>
              <table:table-cell office:value-type="float" office:value="19.1469774625068">
                <text:p>19.14697746250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19.6237171979066">
                <text:p>19.6237171979066</text:p>
              </table:table-cell>
              <table:table-cell office:value-type="float" office:value="19.4509063385897">
                <text:p>19.45090633858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19.9215236004124">
                <text:p>19.9215236004124</text:p>
              </table:table-cell>
              <table:table-cell office:value-type="float" office:value="19.7522353465068">
                <text:p>19.7522353465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20.2165281105075">
                <text:p>20.2165281105075</text:p>
              </table:table-cell>
              <table:table-cell office:value-type="float" office:value="20.0508398015617">
                <text:p>20.0508398015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20.5086087793601">
                <text:p>20.5086087793601</text:p>
              </table:table-cell>
              <table:table-cell office:value-type="float" office:value="20.34659616561">
                <text:p>20.34659616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20.7976449223549">
                <text:p>20.7976449223549</text:p>
              </table:table-cell>
              <table:table-cell office:value-type="float" office:value="20.6393821135145">
                <text:p>20.6393821135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21.0835171856644">
                <text:p>21.0835171856644</text:p>
              </table:table-cell>
              <table:table-cell office:value-type="float" office:value="20.9290765997873">
                <text:p>20.92907659978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21.3661076130138">
                <text:p>21.3661076130138</text:p>
              </table:table-cell>
              <table:table-cell office:value-type="float" office:value="21.2155599254189">
                <text:p>21.2155599254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21.6452997126469">
                <text:p>21.6452997126469</text:p>
              </table:table-cell>
              <table:table-cell office:value-type="float" office:value="21.4987138049039">
                <text:p>21.498713804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21.9209785244984">
                <text:p>21.9209785244984</text:p>
              </table:table-cell>
              <table:table-cell office:value-type="float" office:value="21.7784214334638">
                <text:p>21.7784214334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22.1930306875816">
                <text:p>22.1930306875816</text:p>
              </table:table-cell>
              <table:table-cell office:value-type="float" office:value="22.0545675544788">
                <text:p>22.05456755447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22.4613445075994">
                <text:p>22.4613445075994</text:p>
              </table:table-cell>
              <table:table-cell office:value-type="float" office:value="22.3270385271322">
                <text:p>22.3270385271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22.7258100247882">
                <text:p>22.7258100247882</text:p>
              </table:table-cell>
              <table:table-cell office:value-type="float" office:value="22.5957223942803">
                <text:p>22.5957223942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22.9863190820087">
                <text:p>22.9863190820087</text:p>
              </table:table-cell>
              <table:table-cell office:value-type="float" office:value="22.8605089505551">
                <text:p>22.8605089505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23.242765393093">
                <text:p>23.242765393093</text:p>
              </table:table-cell>
              <table:table-cell office:value-type="float" office:value="23.1212898107141">
                <text:p>23.1212898107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23.4950446114647">
                <text:p>23.4950446114647</text:p>
              </table:table-cell>
              <table:table-cell office:value-type="float" office:value="23.3779584782491">
                <text:p>23.37795847824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23.743054399047">
                <text:p>23.743054399047</text:p>
              </table:table-cell>
              <table:table-cell office:value-type="float" office:value="23.6304104142681">
                <text:p>23.6304104142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23.9866944954759">
                <text:p>23.9866944954759</text:p>
              </table:table-cell>
              <table:table-cell office:value-type="float" office:value="23.8785431066685">
                <text:p>23.8785431066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24.2258667876378">
                <text:p>24.2258667876378</text:p>
              </table:table-cell>
              <table:table-cell office:value-type="float" office:value="24.1222561396168">
                <text:p>24.1222561396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24.4604753795516">
                <text:p>24.4604753795516</text:p>
              </table:table-cell>
              <table:table-cell office:value-type="float" office:value="24.3614512633567">
                <text:p>24.36145126335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24.6904266626192">
                <text:p>24.6904266626192</text:p>
              </table:table-cell>
              <table:table-cell office:value-type="float" office:value="24.5960324643653">
                <text:p>24.5960324643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24.9156293862665">
                <text:p>24.9156293862665</text:p>
              </table:table-cell>
              <table:table-cell office:value-type="float" office:value="24.8259060358801">
                <text:p>24.82590603588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25.1359947290036">
                <text:p>25.1359947290036</text:p>
              </table:table-cell>
              <table:table-cell office:value-type="float" office:value="25.0509806488236">
                <text:p>25.0509806488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25.3514363699301">
                <text:p>25.3514363699301</text:p>
              </table:table-cell>
              <table:table-cell office:value-type="float" office:value="25.2711674231507">
                <text:p>25.2711674231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25.5618705607179">
                <text:p>25.5618705607179</text:p>
              </table:table-cell>
              <table:table-cell office:value-type="float" office:value="25.4863799996483">
                <text:p>25.4863799996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25.7672161981028">
                <text:p>25.7672161981028</text:p>
              </table:table-cell>
              <table:table-cell office:value-type="float" office:value="25.6965346122183">
                <text:p>25.6965346122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25.9673948969195">
                <text:p>25.9673948969195</text:p>
              </table:table-cell>
              <table:table-cell office:value-type="float" office:value="25.9015501606776">
                <text:p>25.9015501606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26.1623310637175">
                <text:p>26.1623310637175</text:p>
              </table:table-cell>
              <table:table-cell office:value-type="float" office:value="26.1013482841101">
                <text:p>26.1013482841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26.3519519709973">
                <text:p>26.3519519709973</text:p>
              </table:table-cell>
              <table:table-cell office:value-type="float" office:value="26.295853434808">
                <text:p>26.295853434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26.5361878321077">
                <text:p>26.5361878321077</text:p>
              </table:table-cell>
              <table:table-cell office:value-type="float" office:value="26.4849929528446">
                <text:p>26.4849929528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26.7149718768493">
                <text:p>26.7149718768493</text:p>
              </table:table-cell>
              <table:table-cell office:value-type="float" office:value="26.6686971413194">
                <text:p>26.6686971413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26.8882404278299">
                <text:p>26.8882404278299</text:p>
              </table:table-cell>
              <table:table-cell office:value-type="float" office:value="26.8468993423211">
                <text:p>26.8468993423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27.0559329776224">
                <text:p>27.0559329776224</text:p>
              </table:table-cell>
              <table:table-cell office:value-type="float" office:value="27.0195360136571">
                <text:p>27.0195360136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27.2179922667748">
                <text:p>27.2179922667748</text:p>
              </table:table-cell>
              <table:table-cell office:value-type="float" office:value="27.1865468063991">
                <text:p>27.1865468063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27.3743643627283">
                <text:p>27.3743643627283</text:p>
              </table:table-cell>
              <table:table-cell office:value-type="float" office:value="27.3478746432985">
                <text:p>27.3478746432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27.5249987397002">
                <text:p>27.5249987397002</text:p>
              </table:table-cell>
              <table:table-cell office:value-type="float" office:value="27.5034657981258">
                <text:p>27.5034657981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">
                <text:p>204</text:p>
              </table:table-cell>
              <table:table-cell office:value-type="float" office:value="27.6698483595894">
                <text:p>27.6698483595894</text:p>
              </table:table-cell>
              <table:table-cell office:value-type="float" office:value="27.6532699759947">
                <text:p>27.65326997599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27.8088697539687">
                <text:p>27.8088697539687</text:p>
              </table:table-cell>
              <table:table-cell office:value-type="float" office:value="27.7972403947296">
                <text:p>27.79724039472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">
                <text:p>208</text:p>
              </table:table-cell>
              <table:table-cell office:value-type="float" office:value="27.9420231072269">
                <text:p>27.9420231072269</text:p>
              </table:table-cell>
              <table:table-cell office:value-type="float" office:value="27.935333867341">
                <text:p>27.9353338673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8.0692723409276">
                <text:p>28.0692723409276</text:p>
              </table:table-cell>
              <table:table-cell office:value-type="float" office:value="28.0675108856762">
                <text:p>28.0675108856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8.1905851994539">
                <text:p>28.1905851994539</text:p>
              </table:table-cell>
              <table:table-cell office:value-type="float" office:value="28.193735705311">
                <text:p>28.1937357053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">
                <text:p>214</text:p>
              </table:table-cell>
              <table:table-cell office:value-type="float" office:value="28.3059333370111">
                <text:p>28.3059333370111</text:p>
              </table:table-cell>
              <table:table-cell office:value-type="float" office:value="28.3139764317571">
                <text:p>28.3139764317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28.4152924060592">
                <text:p>28.4152924060592</text:p>
              </table:table-cell>
              <table:table-cell office:value-type="float" office:value="28.4282051080552">
                <text:p>28.4282051080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28.5186421472507">
                <text:p>28.5186421472507</text:p>
              </table:table-cell>
              <table:table-cell office:value-type="float" office:value="28.5363978038314">
                <text:p>28.5363978038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28.6159664809509">
                <text:p>28.6159664809509</text:p>
              </table:table-cell>
              <table:table-cell office:value-type="float" office:value="28.6385347058934">
                <text:p>28.6385347058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28.7072536004165">
                <text:p>28.7072536004165</text:p>
              </table:table-cell>
              <table:table-cell office:value-type="float" office:value="28.7346002104451">
                <text:p>28.73460021044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28.7924960667127">
                <text:p>28.7924960667127</text:p>
              </table:table-cell>
              <table:table-cell office:value-type="float" office:value="28.8245830169997">
                <text:p>28.8245830169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">
                <text:p>226</text:p>
              </table:table-cell>
              <table:table-cell office:value-type="float" office:value="28.8716909054457">
                <text:p>28.8716909054457</text:p>
              </table:table-cell>
              <table:table-cell office:value-type="float" office:value="28.908476224073">
                <text:p>28.908476224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">
                <text:p>228</text:p>
              </table:table-cell>
              <table:table-cell office:value-type="float" office:value="28.9448397053896">
                <text:p>28.9448397053896</text:p>
              </table:table-cell>
              <table:table-cell office:value-type="float" office:value="28.9862774267368">
                <text:p>28.9862774267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29.0119487190853">
                <text:p>29.0119487190853</text:p>
              </table:table-cell>
              <table:table-cell office:value-type="float" office:value="29.0579888161146">
                <text:p>29.0579888161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">
                <text:p>232</text:p>
              </table:table-cell>
              <table:table-cell office:value-type="float" office:value="29.0730289654852">
                <text:p>29.0730289654852</text:p>
              </table:table-cell>
              <table:table-cell office:value-type="float" office:value="29.1236172808994">
                <text:p>29.12361728089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">
                <text:p>234</text:p>
              </table:table-cell>
              <table:table-cell office:value-type="float" office:value="29.1280963347193">
                <text:p>29.1280963347193</text:p>
              </table:table-cell>
              <table:table-cell office:value-type="float" office:value="29.1831745109726">
                <text:p>29.18317451097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9.1771716950498">
                <text:p>29.1771716950498</text:p>
              </table:table-cell>
              <table:table-cell office:value-type="float" office:value="29.2366771031987">
                <text:p>29.2366771031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9.2202810020792">
                <text:p>29.2202810020792</text:p>
              </table:table-cell>
              <table:table-cell office:value-type="float" office:value="29.2841466694711">
                <text:p>29.2841466694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9.257455410272">
                <text:p>29.257455410272</text:p>
              </table:table-cell>
              <table:table-cell office:value-type="float" office:value="29.3256099470741">
                <text:p>29.3256099470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29.2887313868383">
                <text:p>29.2887313868383</text:p>
              </table:table-cell>
              <table:table-cell office:value-type="float" office:value="29.3610989114245">
                <text:p>29.3610989114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29.3141508280229">
                <text:p>29.3141508280229</text:p>
              </table:table-cell>
              <table:table-cell office:value-type="float" office:value="29.3906508912476">
                <text:p>29.3906508912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">
                <text:p>246</text:p>
              </table:table-cell>
              <table:table-cell office:value-type="float" office:value="29.3337611778298">
                <text:p>29.3337611778298</text:p>
              </table:table-cell>
              <table:table-cell office:value-type="float" office:value="29.4143086862305">
                <text:p>29.4143086862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">
                <text:p>248</text:p>
              </table:table-cell>
              <table:table-cell office:value-type="float" office:value="29.3476155491978">
                <text:p>29.3476155491978</text:p>
              </table:table-cell>
              <table:table-cell office:value-type="float" office:value="29.4321206871891">
                <text:p>29.43212068718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29.3557728476295">
                <text:p>29.3557728476295</text:p>
              </table:table-cell>
              <table:table-cell office:value-type="float" office:value="29.4441409987668">
                <text:p>29.4441409987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">
                <text:p>252</text:p>
              </table:table-cell>
              <table:table-cell office:value-type="float" office:value="29.3582978972554">
                <text:p>29.3582978972554</text:p>
              </table:table-cell>
              <table:table-cell office:value-type="float" office:value="29.4504295646699">
                <text:p>29.4504295646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29.355261569293">
                <text:p>29.355261569293</text:p>
              </table:table-cell>
              <table:table-cell office:value-type="float" office:value="29.4510522954253">
                <text:p>29.45105229542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  <table:table-cell office:value-type="float" office:value="29.3467409128366">
                <text:p>29.3467409128366</text:p>
              </table:table-cell>
              <table:table-cell office:value-type="float" office:value="29.4460811986228">
                <text:p>29.4460811986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29.3328192878837">
                <text:p>29.3328192878837</text:p>
              </table:table-cell>
              <table:table-cell office:value-type="float" office:value="29.4355945115806">
                <text:p>29.4355945115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">
                <text:p>260</text:p>
              </table:table-cell>
              <table:table-cell office:value-type="float" office:value="29.3135865004697">
                <text:p>29.3135865004697</text:p>
              </table:table-cell>
              <table:table-cell office:value-type="float" office:value="29.4196768363405">
                <text:p>29.4196768363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">
                <text:p>262</text:p>
              </table:table-cell>
              <table:table-cell office:value-type="float" office:value="29.2891389397469">
                <text:p>29.2891389397469</text:p>
              </table:table-cell>
              <table:table-cell office:value-type="float" office:value="29.3984192768694">
                <text:p>29.3984192768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">
                <text:p>264</text:p>
              </table:table-cell>
              <table:table-cell office:value-type="float" office:value="29.2595797167964">
                <text:p>29.2595797167964</text:p>
              </table:table-cell>
              <table:table-cell office:value-type="float" office:value="29.3719195782993">
                <text:p>29.3719195782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">
                <text:p>266</text:p>
              </table:table-cell>
              <table:table-cell office:value-type="float" office:value="29.2250188049175">
                <text:p>29.2250188049175</text:p>
              </table:table-cell>
              <table:table-cell office:value-type="float" office:value="29.3402822680004">
                <text:p>29.3402822680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">
                <text:p>268</text:p>
              </table:table-cell>
              <table:table-cell office:value-type="float" office:value="29.1855731810792">
                <text:p>29.1855731810792</text:p>
              </table:table-cell>
              <table:table-cell office:value-type="float" office:value="29.303618798225">
                <text:p>29.303618798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9.1413669681592">
                <text:p>29.1413669681592</text:p>
              </table:table-cell>
              <table:table-cell office:value-type="float" office:value="29.262047690011">
                <text:p>29.262047690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">
                <text:p>272</text:p>
              </table:table-cell>
              <table:table-cell office:value-type="float" office:value="29.0925315775248">
                <text:p>29.0925315775248</text:p>
              </table:table-cell>
              <table:table-cell office:value-type="float" office:value="29.2156946779625">
                <text:p>29.2156946779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">
                <text:p>274</text:p>
              </table:table-cell>
              <table:table-cell office:value-type="float" office:value="29.0392058514341">
                <text:p>29.0392058514341</text:p>
              </table:table-cell>
              <table:table-cell office:value-type="float" office:value="29.1646928554613">
                <text:p>29.16469285546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">
                <text:p>276</text:p>
              </table:table-cell>
              <table:table-cell office:value-type="float" office:value="28.9815362046478">
                <text:p>28.9815362046478</text:p>
              </table:table-cell>
              <table:table-cell office:value-type="float" office:value="29.1091828197784">
                <text:p>29.1091828197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">
                <text:p>278</text:p>
              </table:table-cell>
              <table:table-cell office:value-type="float" office:value="28.9196767645483">
                <text:p>28.9196767645483</text:p>
              </table:table-cell>
              <table:table-cell office:value-type="float" office:value="29.0493128164692">
                <text:p>29.04931281646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">
                <text:p>280</text:p>
              </table:table-cell>
              <table:table-cell office:value-type="float" office:value="28.8537895089589">
                <text:p>28.8537895089589</text:p>
              </table:table-cell>
              <table:table-cell office:value-type="float" office:value="28.9852388823398">
                <text:p>28.9852388823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">
                <text:p>282</text:p>
              </table:table-cell>
              <table:table-cell office:value-type="float" office:value="28.7840444007381">
                <text:p>28.7840444007381</text:p>
              </table:table-cell>
              <table:table-cell office:value-type="float" office:value="28.9171249861607">
                <text:p>28.9171249861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">
                <text:p>284</text:p>
              </table:table-cell>
              <table:table-cell office:value-type="float" office:value="28.7106195181011">
                <text:p>28.7106195181011</text:p>
              </table:table-cell>
              <table:table-cell office:value-type="float" office:value="28.8451431661896">
                <text:p>28.8451431661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">
                <text:p>286</text:p>
              </table:table-cell>
              <table:table-cell office:value-type="float" office:value="28.6337011794844">
                <text:p>28.6337011794844</text:p>
              </table:table-cell>
              <table:table-cell office:value-type="float" office:value="28.7694736634362">
                <text:p>28.7694736634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">
                <text:p>288</text:p>
              </table:table-cell>
              <table:table-cell office:value-type="float" office:value="28.5534840616202">
                <text:p>28.5534840616202</text:p>
              </table:table-cell>
              <table:table-cell office:value-type="float" office:value="28.6903050494599">
                <text:p>28.6903050494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8.4701713093316">
                <text:p>28.4701713093316</text:p>
              </table:table-cell>
              <table:table-cell office:value-type="float" office:value="28.6078343473417">
                <text:p>28.6078343473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">
                <text:p>292</text:p>
              </table:table-cell>
              <table:table-cell office:value-type="float" office:value="28.3839746353877">
                <text:p>28.3839746353877</text:p>
              </table:table-cell>
              <table:table-cell office:value-type="float" office:value="28.5222671443077">
                <text:p>28.52226714430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">
                <text:p>294</text:p>
              </table:table-cell>
              <table:table-cell office:value-type="float" office:value="28.2951144085824">
                <text:p>28.2951144085824</text:p>
              </table:table-cell>
              <table:table-cell office:value-type="float" office:value="28.4338176943094">
                <text:p>28.4338176943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28.2038197280063">
                <text:p>28.2038197280063</text:p>
              </table:table-cell>
              <table:table-cell office:value-type="float" office:value="28.3427090086785">
                <text:p>28.3427090086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8.1103284812902">
                <text:p>28.1103284812902</text:p>
              </table:table-cell>
              <table:table-cell office:value-type="float" office:value="28.2491729327816">
                <text:p>28.2491729327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">
                <text:p>300</text:p>
              </table:table-cell>
              <table:table-cell office:value-type="float" office:value="28.0148873843896">
                <text:p>28.0148873843896</text:p>
              </table:table-cell>
              <table:table-cell office:value-type="float" office:value="28.1534502063955">
                <text:p>28.1534502063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  <table:table-cell office:value-type="float" office:value="27.9177520002748">
                <text:p>27.9177520002748</text:p>
              </table:table-cell>
              <table:table-cell office:value-type="float" office:value="28.0557905053133">
                <text:p>28.0557905053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27.8191867336791">
                <text:p>27.8191867336791</text:p>
              </table:table-cell>
              <table:table-cell office:value-type="float" office:value="27.9564524614773">
                <text:p>27.9564524614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">
                <text:p>306</text:p>
              </table:table-cell>
              <table:table-cell office:value-type="float" office:value="27.7194647988515">
                <text:p>27.7194647988515</text:p>
              </table:table-cell>
              <table:table-cell office:value-type="float" office:value="27.855703658717">
                <text:p>27.855703658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8">
                <text:p>308</text:p>
              </table:table-cell>
              <table:table-cell office:value-type="float" office:value="27.6188681570556">
                <text:p>27.6188681570556</text:p>
              </table:table-cell>
              <table:table-cell office:value-type="float" office:value="27.7538206009539">
                <text:p>27.75382060095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0">
                <text:p>310</text:p>
              </table:table-cell>
              <table:table-cell office:value-type="float" office:value="27.5176874203678">
                <text:p>27.5176874203678</text:p>
              </table:table-cell>
              <table:table-cell office:value-type="float" office:value="27.6510886495283">
                <text:p>27.65108864952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27.4162217181514">
                <text:p>27.4162217181514</text:p>
              </table:table-cell>
              <table:table-cell office:value-type="float" office:value="27.5478019261025">
                <text:p>27.5478019261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4">
                <text:p>314</text:p>
              </table:table-cell>
              <table:table-cell office:value-type="float" office:value="27.3147785224338">
                <text:p>27.3147785224338</text:p>
              </table:table-cell>
              <table:table-cell office:value-type="float" office:value="27.4442631774142">
                <text:p>27.4442631774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6">
                <text:p>316</text:p>
              </table:table-cell>
              <table:table-cell office:value-type="float" office:value="27.2136734282951">
                <text:p>27.2136734282951</text:p>
              </table:table-cell>
              <table:table-cell office:value-type="float" office:value="27.3407835980001">
                <text:p>27.340783598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">
                <text:p>318</text:p>
              </table:table-cell>
              <table:table-cell office:value-type="float" office:value="27.1132298852952">
                <text:p>27.1132298852952</text:p>
              </table:table-cell>
              <table:table-cell office:value-type="float" office:value="27.2376826068834">
                <text:p>27.2376826068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">
                <text:p>320</text:p>
              </table:table-cell>
              <table:table-cell office:value-type="float" office:value="27.0137788759401">
                <text:p>27.0137788759401</text:p>
              </table:table-cell>
              <table:table-cell office:value-type="float" office:value="27.1352875741358">
                <text:p>27.13528757413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">
                <text:p>322</text:p>
              </table:table-cell>
              <table:table-cell office:value-type="float" office:value="26.9156585372138">
                <text:p>26.9156585372138</text:p>
              </table:table-cell>
              <table:table-cell office:value-type="float" office:value="27.0339334931975">
                <text:p>27.0339334931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">
                <text:p>324</text:p>
              </table:table-cell>
              <table:table-cell office:value-type="float" office:value="26.8192137213068">
                <text:p>26.8192137213068</text:p>
              </table:table-cell>
              <table:table-cell office:value-type="float" office:value="26.9339625948643">
                <text:p>26.93396259486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6">
                <text:p>326</text:p>
              </table:table-cell>
              <table:table-cell office:value-type="float" office:value="26.7247954918487">
                <text:p>26.7247954918487</text:p>
              </table:table-cell>
              <table:table-cell office:value-type="float" office:value="26.8357238989585">
                <text:p>26.8357238989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8">
                <text:p>328</text:p>
              </table:table-cell>
              <table:table-cell office:value-type="float" office:value="26.6327605522325">
                <text:p>26.6327605522325</text:p>
              </table:table-cell>
              <table:table-cell office:value-type="float" office:value="26.7395726998862">
                <text:p>26.7395726998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">
                <text:p>330</text:p>
              </table:table-cell>
              <table:table-cell office:value-type="float" office:value="26.5434706029874">
                <text:p>26.5434706029874</text:p>
              </table:table-cell>
              <table:table-cell office:value-type="float" office:value="26.6458699825704">
                <text:p>26.64586998257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">
                <text:p>332</text:p>
              </table:table-cell>
              <table:table-cell office:value-type="float" office:value="26.4572916256526">
                <text:p>26.4572916256526</text:p>
              </table:table-cell>
              <table:table-cell office:value-type="float" office:value="26.554981765636">
                <text:p>26.5549817656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">
                <text:p>334</text:p>
              </table:table-cell>
              <table:table-cell office:value-type="float" office:value="26.3745930912105">
                <text:p>26.3745930912105</text:p>
              </table:table-cell>
              <table:table-cell office:value-type="float" office:value="26.4672783692375">
                <text:p>26.4672783692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6">
                <text:p>336</text:p>
              </table:table-cell>
              <table:table-cell office:value-type="float" office:value="26.2957470918753">
                <text:p>26.2957470918753</text:p>
              </table:table-cell>
              <table:table-cell office:value-type="float" office:value="26.3831336055473">
                <text:p>26.38313360554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26.2211273959">
                <text:p>26.2211273959</text:p>
              </table:table-cell>
              <table:table-cell office:value-type="float" office:value="26.3029238906921">
                <text:p>26.3029238906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">
                <text:p>340</text:p>
              </table:table-cell>
              <table:table-cell office:value-type="float" office:value="26.1511084260601">
                <text:p>26.1511084260601</text:p>
              </table:table-cell>
              <table:table-cell office:value-type="float" office:value="26.2270272778258">
                <text:p>26.2270272778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">
                <text:p>342</text:p>
              </table:table-cell>
              <table:table-cell office:value-type="float" office:value="26.0860641635935">
                <text:p>26.0860641635935</text:p>
              </table:table-cell>
              <table:table-cell office:value-type="float" office:value="26.155822412058">
                <text:p>26.1558224120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">
                <text:p>344</text:p>
              </table:table-cell>
              <table:table-cell office:value-type="float" office:value="26.0263669806135">
                <text:p>26.0263669806135</text:p>
              </table:table-cell>
              <table:table-cell office:value-type="float" office:value="26.089687409128">
                <text:p>26.089687409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6">
                <text:p>346</text:p>
              </table:table-cell>
              <table:table-cell office:value-type="float" office:value="25.9723864053498">
                <text:p>25.9723864053498</text:p>
              </table:table-cell>
              <table:table-cell office:value-type="float" office:value="26.0289986609933">
                <text:p>26.0289986609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">
                <text:p>348</text:p>
              </table:table-cell>
              <table:table-cell office:value-type="float" office:value="25.9244878259884">
                <text:p>25.9244878259884</text:p>
              </table:table-cell>
              <table:table-cell office:value-type="float" office:value="25.9741295728937">
                <text:p>25.97412957289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">
                <text:p>350</text:p>
              </table:table-cell>
              <table:table-cell office:value-type="float" office:value="25.883031140353">
                <text:p>25.883031140353</text:p>
              </table:table-cell>
              <table:table-cell office:value-type="float" office:value="25.925449237919">
                <text:p>25.9254492379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2">
                <text:p>352</text:p>
              </table:table-cell>
              <table:table-cell office:value-type="float" office:value="25.8483693601619">
                <text:p>25.8483693601619</text:p>
              </table:table-cell>
              <table:table-cell office:value-type="float" office:value="25.8833210566335">
                <text:p>25.88332105663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">
                <text:p>354</text:p>
              </table:table-cell>
              <table:table-cell office:value-type="float" office:value="25.8208471800661">
                <text:p>25.8208471800661</text:p>
              </table:table-cell>
              <table:table-cell office:value-type="float" office:value="25.8481013108517">
                <text:p>25.84810131085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">
                <text:p>356</text:p>
              </table:table-cell>
              <table:table-cell office:value-type="float" office:value="25.8007995230861">
                <text:p>25.8007995230861</text:p>
              </table:table-cell>
              <table:table-cell office:value-type="float" office:value="25.8201377021795">
                <text:p>25.8201377021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">
                <text:p>358</text:p>
              </table:table-cell>
              <table:table-cell office:value-type="float" office:value="25.7885500753709">
                <text:p>25.7885500753709</text:p>
              </table:table-cell>
              <table:table-cell office:value-type="float" office:value="25.7997678673891">
                <text:p>25.79976786738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">
                <text:p>360</text:p>
              </table:table-cell>
              <table:table-cell office:value-type="float" office:value="25.7844098243476">
                <text:p>25.7844098243476</text:p>
              </table:table-cell>
              <table:table-cell office:value-type="float" office:value="25.7873178840349">
                <text:p>25.78731788403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">
                <text:p>362</text:p>
              </table:table-cell>
              <table:table-cell office:value-type="float" office:value="25.7886756152756">
                <text:p>25.7886756152756</text:p>
              </table:table-cell>
              <table:table-cell office:value-type="float" office:value="25.783100780887">
                <text:p>25.7831007808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">
                <text:p>364</text:p>
              </table:table-cell>
              <table:table-cell office:value-type="float" office:value="25.8016287419119">
                <text:p>25.8016287419119</text:p>
              </table:table-cell>
              <table:table-cell office:value-type="float" office:value="25.7874150687158">
                <text:p>25.7874150687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">
                <text:p>366</text:p>
              </table:table-cell>
              <table:table-cell office:value-type="float" office:value="25.8235335873917">
                <text:p>25.8235335873917</text:p>
              </table:table-cell>
              <table:table-cell office:value-type="float" office:value="25.8005433076498">
                <text:p>25.80054330764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8">
                <text:p>368</text:p>
              </table:table-cell>
              <table:table-cell office:value-type="float" office:value="25.8546363315044">
                <text:p>25.8546363315044</text:p>
              </table:table-cell>
              <table:table-cell office:value-type="float" office:value="25.8227507277133">
                <text:p>25.8227507277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0">
                <text:p>370</text:p>
              </table:table-cell>
              <table:table-cell office:value-type="float" office:value="25.895163740263">
                <text:p>25.895163740263</text:p>
              </table:table-cell>
              <table:table-cell office:value-type="float" office:value="25.8542839191877">
                <text:p>25.85428391918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">
                <text:p>372</text:p>
              </table:table-cell>
              <table:table-cell office:value-type="float" office:value="25.9453220530184">
                <text:p>25.9453220530184</text:p>
              </table:table-cell>
              <table:table-cell office:value-type="float" office:value="25.8953696091116">
                <text:p>25.8953696091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">
                <text:p>374</text:p>
              </table:table-cell>
              <table:table-cell office:value-type="float" office:value="26.0052959813585">
                <text:p>26.0052959813585</text:p>
              </table:table-cell>
              <table:table-cell office:value-type="float" office:value="25.9462135395274">
                <text:p>25.9462135395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26.0752478326593">
                <text:p>26.0752478326593</text:p>
              </table:table-cell>
              <table:table-cell office:value-type="float" office:value="26.0069994619843">
                <text:p>26.00699946198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8">
                <text:p>378</text:p>
              </table:table-cell>
              <table:table-cell office:value-type="float" office:value="26.155316769461">
                <text:p>26.155316769461</text:p>
              </table:table-cell>
              <table:table-cell office:value-type="float" office:value="26.0778882613548">
                <text:p>26.07788826135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0">
                <text:p>380</text:p>
              </table:table-cell>
              <table:table-cell office:value-type="float" office:value="26.2456182138526">
                <text:p>26.2456182138526</text:p>
              </table:table-cell>
              <table:table-cell office:value-type="float" office:value="26.1590172202221">
                <text:p>26.15901722022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">
                <text:p>382</text:p>
              </table:table-cell>
              <table:table-cell office:value-type="float" office:value="26.3462434038294">
                <text:p>26.3462434038294</text:p>
              </table:table-cell>
              <table:table-cell office:value-type="float" office:value="26.250499433009">
                <text:p>26.250499433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4">
                <text:p>384</text:p>
              </table:table-cell>
              <table:table-cell office:value-type="float" office:value="26.4572591061897">
                <text:p>26.4572591061897</text:p>
              </table:table-cell>
              <table:table-cell office:value-type="float" office:value="26.3524233766903">
                <text:p>26.3524233766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6">
                <text:p>386</text:p>
              </table:table-cell>
              <table:table-cell office:value-type="float" office:value="26.5787074880372">
                <text:p>26.5787074880372</text:p>
              </table:table-cell>
              <table:table-cell office:value-type="float" office:value="26.4648526424344">
                <text:p>26.46485264243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">
                <text:p>388</text:p>
              </table:table-cell>
              <table:table-cell office:value-type="float" office:value="26.7106061464238">
                <text:p>26.7106061464238</text:p>
              </table:table-cell>
              <table:table-cell office:value-type="float" office:value="26.5878258299207">
                <text:p>26.58782582992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0">
                <text:p>390</text:p>
              </table:table-cell>
              <table:table-cell office:value-type="float" office:value="26.8529482931795">
                <text:p>26.8529482931795</text:p>
              </table:table-cell>
              <table:table-cell office:value-type="float" office:value="26.7213566034658">
                <text:p>26.7213566034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">
                <text:p>392</text:p>
              </table:table-cell>
              <table:table-cell office:value-type="float" office:value="27.0057030896025">
                <text:p>27.0057030896025</text:p>
              </table:table-cell>
              <table:table-cell office:value-type="float" office:value="26.8654339065253">
                <text:p>26.8654339065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">
                <text:p>394</text:p>
              </table:table-cell>
              <table:table-cell office:value-type="float" office:value="27.1688161234918">
                <text:p>27.1688161234918</text:p>
              </table:table-cell>
              <table:table-cell office:value-type="float" office:value="27.0200223287113">
                <text:p>27.02002232871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">
                <text:p>396</text:p>
              </table:table-cell>
              <table:table-cell office:value-type="float" office:value="27.3422100190466">
                <text:p>27.3422100190466</text:p>
              </table:table-cell>
              <table:table-cell office:value-type="float" office:value="27.1850626172317">
                <text:p>27.1850626172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8">
                <text:p>398</text:p>
              </table:table-cell>
              <table:table-cell office:value-type="float" office:value="27.5257851684871">
                <text:p>27.5257851684871</text:p>
              </table:table-cell>
              <table:table-cell office:value-type="float" office:value="27.3604723226766">
                <text:p>27.3604723226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27.7194205728964">
                <text:p>27.7194205728964</text:p>
              </table:table-cell>
              <table:table-cell office:value-type="float" office:value="27.5461465674051">
                <text:p>27.54614656740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2">
                <text:p>402</text:p>
              </table:table-cell>
              <table:table-cell office:value-type="float" office:value="27.9229747787638">
                <text:p>27.9229747787638</text:p>
              </table:table-cell>
              <table:table-cell office:value-type="float" office:value="27.7419589234393">
                <text:p>27.7419589234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4">
                <text:p>404</text:p>
              </table:table-cell>
              <table:table-cell office:value-type="float" office:value="28.1362868960364">
                <text:p>28.1362868960364</text:p>
              </table:table-cell>
              <table:table-cell office:value-type="float" office:value="27.9477623857829">
                <text:p>27.94776238578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6">
                <text:p>406</text:p>
              </table:table-cell>
              <table:table-cell office:value-type="float" office:value="28.3591776831505">
                <text:p>28.3591776831505</text:p>
              </table:table-cell>
              <table:table-cell office:value-type="float" office:value="28.1633904264508">
                <text:p>28.1633904264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8">
                <text:p>408</text:p>
              </table:table-cell>
              <table:table-cell office:value-type="float" office:value="28.5914506845002">
                <text:p>28.5914506845002</text:p>
              </table:table-cell>
              <table:table-cell office:value-type="float" office:value="28.3886581142104">
                <text:p>28.3886581142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0">
                <text:p>410</text:p>
              </table:table-cell>
              <table:table-cell office:value-type="float" office:value="28.8328934060817">
                <text:p>28.8328934060817</text:p>
              </table:table-cell>
              <table:table-cell office:value-type="float" office:value="28.6233632850834">
                <text:p>28.6233632850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2">
                <text:p>412</text:p>
              </table:table-cell>
              <table:table-cell office:value-type="float" office:value="29.0832785155949">
                <text:p>29.0832785155949</text:p>
              </table:table-cell>
              <table:table-cell office:value-type="float" office:value="28.8672877490054">
                <text:p>28.86728774900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29.3423650540508">
                <text:p>29.3423650540508</text:p>
              </table:table-cell>
              <table:table-cell office:value-type="float" office:value="29.1201985186496">
                <text:p>29.1201985186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6">
                <text:p>416</text:p>
              </table:table-cell>
              <table:table-cell office:value-type="float" office:value="29.6098996468781">
                <text:p>29.6098996468781</text:p>
              </table:table-cell>
              <table:table-cell office:value-type="float" office:value="29.3818490472604">
                <text:p>29.38184904726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8">
                <text:p>418</text:p>
              </table:table-cell>
              <table:table-cell office:value-type="float" office:value="29.8856177036074">
                <text:p>29.8856177036074</text:p>
              </table:table-cell>
              <table:table-cell office:value-type="float" office:value="29.651980463352">
                <text:p>29.6519804633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">
                <text:p>420</text:p>
              </table:table-cell>
              <table:table-cell office:value-type="float" office:value="30.1692445963921">
                <text:p>30.1692445963921</text:p>
              </table:table-cell>
              <table:table-cell office:value-type="float" office:value="29.9303227912792">
                <text:p>29.93032279127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2">
                <text:p>422</text:p>
              </table:table-cell>
              <table:table-cell office:value-type="float" office:value="30.4604968088574">
                <text:p>30.4604968088574</text:p>
              </table:table-cell>
              <table:table-cell office:value-type="float" office:value="30.2165961479195">
                <text:p>30.21659614791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">
                <text:p>424</text:p>
              </table:table-cell>
              <table:table-cell office:value-type="float" office:value="30.7590830480239">
                <text:p>30.7590830480239</text:p>
              </table:table-cell>
              <table:table-cell office:value-type="float" office:value="30.5105119069968">
                <text:p>30.5105119069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6">
                <text:p>426</text:p>
              </table:table-cell>
              <table:table-cell office:value-type="float" office:value="31.0647053132935">
                <text:p>31.0647053132935</text:p>
              </table:table-cell>
              <table:table-cell office:value-type="float" office:value="30.8117738238722">
                <text:p>30.81177382387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8">
                <text:p>428</text:p>
              </table:table-cell>
              <table:table-cell office:value-type="float" office:value="31.3770599176853">
                <text:p>31.3770599176853</text:p>
              </table:table-cell>
              <table:table-cell office:value-type="float" office:value="31.1200791149044">
                <text:p>31.12007911490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0">
                <text:p>430</text:p>
              </table:table-cell>
              <table:table-cell office:value-type="float" office:value="31.6958384576438">
                <text:p>31.6958384576438</text:p>
              </table:table-cell>
              <table:table-cell office:value-type="float" office:value="31.4351194867129">
                <text:p>31.4351194867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">
                <text:p>432</text:p>
              </table:table-cell>
              <table:table-cell office:value-type="float" office:value="32.0207287288066">
                <text:p>32.0207287288066</text:p>
              </table:table-cell>
              <table:table-cell office:value-type="float" office:value="31.7565821118364">
                <text:p>31.7565821118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4">
                <text:p>434</text:p>
              </table:table-cell>
              <table:table-cell office:value-type="float" office:value="32.3514155860786">
                <text:p>32.3514155860786</text:p>
              </table:table-cell>
              <table:table-cell office:value-type="float" office:value="32.0841505483511">
                <text:p>32.08415054835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6">
                <text:p>436</text:p>
              </table:table-cell>
              <table:table-cell office:value-type="float" office:value="32.6875817472316">
                <text:p>32.6875817472316</text:p>
              </table:table-cell>
              <table:table-cell office:value-type="float" office:value="32.4175056019923">
                <text:p>32.41750560199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8">
                <text:p>438</text:p>
              </table:table-cell>
              <table:table-cell office:value-type="float" office:value="33.0289085400111">
                <text:p>33.0289085400111</text:p>
              </table:table-cell>
              <table:table-cell office:value-type="float" office:value="32.7563261301898">
                <text:p>32.75632613018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0">
                <text:p>440</text:p>
              </table:table-cell>
              <table:table-cell office:value-type="float" office:value="33.375076593392">
                <text:p>33.375076593392</text:p>
              </table:table-cell>
              <table:table-cell office:value-type="float" office:value="33.1002897881948">
                <text:p>33.10028978819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">
                <text:p>442</text:p>
              </table:table-cell>
              <table:table-cell office:value-type="float" office:value="33.7257664741854">
                <text:p>33.7257664741854</text:p>
              </table:table-cell>
              <table:table-cell office:value-type="float" office:value="33.4490737181288">
                <text:p>33.4490737181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4">
                <text:p>444</text:p>
              </table:table-cell>
              <table:table-cell office:value-type="float" office:value="34.0806592706601">
                <text:p>34.0806592706601</text:p>
              </table:table-cell>
              <table:table-cell office:value-type="float" office:value="33.802355182339">
                <text:p>33.8023551823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6">
                <text:p>446</text:p>
              </table:table-cell>
              <table:table-cell office:value-type="float" office:value="34.4394371252147">
                <text:p>34.4394371252147</text:p>
              </table:table-cell>
              <table:table-cell office:value-type="float" office:value="34.1598121428936">
                <text:p>34.1598121428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">
                <text:p>448</text:p>
              </table:table-cell>
              <table:table-cell office:value-type="float" office:value="34.8017837184237">
                <text:p>34.8017837184237</text:p>
              </table:table-cell>
              <table:table-cell office:value-type="float" office:value="34.5211237894145">
                <text:p>34.5211237894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0">
                <text:p>450</text:p>
              </table:table-cell>
              <table:table-cell office:value-type="float" office:value="35.1673847069946">
                <text:p>35.1673847069946</text:p>
              </table:table-cell>
              <table:table-cell office:value-type="float" office:value="34.8859710177159">
                <text:p>34.88597101771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2">
                <text:p>452</text:p>
              </table:table-cell>
              <table:table-cell office:value-type="float" office:value="35.5359281183179">
                <text:p>35.5359281183179</text:p>
              </table:table-cell>
              <table:table-cell office:value-type="float" office:value="35.2540368619196">
                <text:p>35.2540368619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4">
                <text:p>454</text:p>
              </table:table-cell>
              <table:table-cell office:value-type="float" office:value="35.9071047043797">
                <text:p>35.9071047043797</text:p>
              </table:table-cell>
              <table:table-cell office:value-type="float" office:value="35.625006882848">
                <text:p>35.625006882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6">
                <text:p>456</text:p>
              </table:table-cell>
              <table:table-cell office:value-type="float" office:value="36.280608257841">
                <text:p>36.280608257841</text:p>
              </table:table-cell>
              <table:table-cell office:value-type="float" office:value="35.9985695155695">
                <text:p>35.99856951556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8">
                <text:p>458</text:p>
              </table:table-cell>
              <table:table-cell office:value-type="float" office:value="36.6561358930841">
                <text:p>36.6561358930841</text:p>
              </table:table-cell>
              <table:table-cell office:value-type="float" office:value="36.3744163789951">
                <text:p>36.3744163789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0">
                <text:p>460</text:p>
              </table:table-cell>
              <table:table-cell office:value-type="float" office:value="37.0333882949833">
                <text:p>37.0333882949833</text:p>
              </table:table-cell>
              <table:table-cell office:value-type="float" office:value="36.7522425504039">
                <text:p>36.7522425504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2">
                <text:p>462</text:p>
              </table:table-cell>
              <table:table-cell office:value-type="float" office:value="37.4120699380846">
                <text:p>37.4120699380846</text:p>
              </table:table-cell>
              <table:table-cell office:value-type="float" office:value="37.131746807725">
                <text:p>37.131746807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4">
                <text:p>464</text:p>
              </table:table-cell>
              <table:table-cell office:value-type="float" office:value="37.79188927879">
                <text:p>37.79188927879</text:p>
              </table:table-cell>
              <table:table-cell office:value-type="float" office:value="37.5126318423171">
                <text:p>37.51263184231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6">
                <text:p>466</text:p>
              </table:table-cell>
              <table:table-cell office:value-type="float" office:value="38.1725589230264">
                <text:p>38.1725589230264</text:p>
              </table:table-cell>
              <table:table-cell office:value-type="float" office:value="37.8946044448895">
                <text:p>37.89460444488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8">
                <text:p>468</text:p>
              </table:table-cell>
              <table:table-cell office:value-type="float" office:value="38.5537957717593">
                <text:p>38.5537957717593</text:p>
              </table:table-cell>
              <table:table-cell office:value-type="float" office:value="38.2773756670823">
                <text:p>38.27737566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0">
                <text:p>470</text:p>
              </table:table-cell>
              <table:table-cell office:value-type="float" office:value="38.9353211465781">
                <text:p>38.9353211465781</text:p>
              </table:table-cell>
              <table:table-cell office:value-type="float" office:value="38.6606609610979">
                <text:p>38.66066096109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2">
                <text:p>472</text:p>
              </table:table-cell>
              <table:table-cell office:value-type="float" office:value="39.3168608974406">
                <text:p>39.3168608974406</text:p>
              </table:table-cell>
              <table:table-cell office:value-type="float" office:value="39.0441802996317">
                <text:p>39.04418029963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4">
                <text:p>474</text:p>
              </table:table-cell>
              <table:table-cell office:value-type="float" office:value="39.6981454945293">
                <text:p>39.6981454945293</text:p>
              </table:table-cell>
              <table:table-cell office:value-type="float" office:value="39.4276582782107">
                <text:p>39.4276582782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6">
                <text:p>476</text:p>
              </table:table-cell>
              <table:table-cell office:value-type="float" office:value="40.0789101060274">
                <text:p>40.0789101060274</text:p>
              </table:table-cell>
              <table:table-cell office:value-type="float" office:value="39.8108242018995">
                <text:p>39.8108242018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8">
                <text:p>478</text:p>
              </table:table-cell>
              <table:table-cell office:value-type="float" office:value="40.4588946634902">
                <text:p>40.4588946634902</text:p>
              </table:table-cell>
              <table:table-cell office:value-type="float" office:value="40.1934121581944">
                <text:p>40.19341215819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0">
                <text:p>480</text:p>
              </table:table-cell>
              <table:table-cell office:value-type="float" office:value="40.8378439163492">
                <text:p>40.8378439163492</text:p>
              </table:table-cell>
              <table:table-cell office:value-type="float" office:value="40.575161077779">
                <text:p>40.575161077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2">
                <text:p>482</text:p>
              </table:table-cell>
              <table:table-cell office:value-type="float" office:value="41.2155074769609">
                <text:p>41.2155074769609</text:p>
              </table:table-cell>
              <table:table-cell office:value-type="float" office:value="40.9558147846841">
                <text:p>40.9558147846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4">
                <text:p>484</text:p>
              </table:table-cell>
              <table:table-cell office:value-type="float" office:value="41.5916398574879">
                <text:p>41.5916398574879</text:p>
              </table:table-cell>
              <table:table-cell office:value-type="float" office:value="41.3351220372575">
                <text:p>41.3351220372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6">
                <text:p>486</text:p>
              </table:table-cell>
              <table:table-cell office:value-type="float" office:value="41.9660004997815">
                <text:p>41.9660004997815</text:p>
              </table:table-cell>
              <table:table-cell office:value-type="float" office:value="41.7128365612268">
                <text:p>41.71283656122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8">
                <text:p>488</text:p>
              </table:table-cell>
              <table:table-cell office:value-type="float" office:value="42.3383537993273">
                <text:p>42.3383537993273</text:p>
              </table:table-cell>
              <table:table-cell office:value-type="float" office:value="42.0887170760205">
                <text:p>42.0887170760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0">
                <text:p>490</text:p>
              </table:table-cell>
              <table:table-cell office:value-type="float" office:value="42.7084691242108">
                <text:p>42.7084691242108</text:p>
              </table:table-cell>
              <table:table-cell office:value-type="float" office:value="42.462527315398">
                <text:p>42.4625273153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2">
                <text:p>492</text:p>
              </table:table-cell>
              <table:table-cell office:value-type="float" office:value="43.0761208299617">
                <text:p>43.0761208299617</text:p>
              </table:table-cell>
              <table:table-cell office:value-type="float" office:value="42.834036043337">
                <text:p>42.834036043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4">
                <text:p>494</text:p>
              </table:table-cell>
              <table:table-cell office:value-type="float" office:value="43.4410882710513">
                <text:p>43.4410882710513</text:p>
              </table:table-cell>
              <table:table-cell office:value-type="float" office:value="43.2030170660294">
                <text:p>43.20301706602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6">
                <text:p>496</text:p>
              </table:table-cell>
              <table:table-cell office:value-type="float" office:value="43.8031558097282">
                <text:p>43.8031558097282</text:p>
              </table:table-cell>
              <table:table-cell office:value-type="float" office:value="43.5692492407465">
                <text:p>43.56924924074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8">
                <text:p>498</text:p>
              </table:table-cell>
              <table:table-cell office:value-type="float" office:value="44.1621128228078">
                <text:p>44.1621128228078</text:p>
              </table:table-cell>
              <table:table-cell office:value-type="float" office:value="43.9325164822511">
                <text:p>43.93251648225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0">
                <text:p>500</text:p>
              </table:table-cell>
              <table:table-cell office:value-type="float" office:value="44.5177537069562">
                <text:p>44.5177537069562</text:p>
              </table:table-cell>
              <table:table-cell office:value-type="float" office:value="44.2926077673594">
                <text:p>44.29260776735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2">
                <text:p>502</text:p>
              </table:table-cell>
              <table:table-cell office:value-type="float" office:value="44.8698778829498">
                <text:p>44.8698778829498</text:p>
              </table:table-cell>
              <table:table-cell office:value-type="float" office:value="44.6493171381837">
                <text:p>44.64931713818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4">
                <text:p>504</text:p>
              </table:table-cell>
              <table:table-cell office:value-type="float" office:value="45.2182897993304">
                <text:p>45.2182897993304</text:p>
              </table:table-cell>
              <table:table-cell office:value-type="float" office:value="45.0024437045259">
                <text:p>45.00244370452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6">
                <text:p>506</text:p>
              </table:table-cell>
              <table:table-cell office:value-type="float" office:value="45.5627989358252">
                <text:p>45.5627989358252</text:p>
              </table:table-cell>
              <table:table-cell office:value-type="float" office:value="45.351791645832">
                <text:p>45.3517916458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8">
                <text:p>508</text:p>
              </table:table-cell>
              <table:table-cell office:value-type="float" office:value="45.903219806853">
                <text:p>45.903219806853</text:p>
              </table:table-cell>
              <table:table-cell office:value-type="float" office:value="45.6971702130664">
                <text:p>45.69717021306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0">
                <text:p>510</text:p>
              </table:table-cell>
              <table:table-cell office:value-type="float" office:value="46.2393719653946">
                <text:p>46.2393719653946</text:p>
              </table:table-cell>
              <table:table-cell office:value-type="float" office:value="46.0383937308183">
                <text:p>46.0383937308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2">
                <text:p>512</text:p>
              </table:table-cell>
              <table:table-cell office:value-type="float" office:value="46.5710800074661">
                <text:p>46.5710800074661</text:p>
              </table:table-cell>
              <table:table-cell office:value-type="float" office:value="46.3752815999081">
                <text:p>46.37528159990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4">
                <text:p>514</text:p>
              </table:table-cell>
              <table:table-cell office:value-type="float" office:value="46.8981735774019">
                <text:p>46.8981735774019</text:p>
              </table:table-cell>
              <table:table-cell office:value-type="float" office:value="46.7076583007248">
                <text:p>46.7076583007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6">
                <text:p>516</text:p>
              </table:table-cell>
              <table:table-cell office:value-type="float" office:value="47.2204873741193">
                <text:p>47.2204873741193</text:p>
              </table:table-cell>
              <table:table-cell office:value-type="float" office:value="47.0353533974915">
                <text:p>47.03535339749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8">
                <text:p>518</text:p>
              </table:table-cell>
              <table:table-cell office:value-type="float" office:value="47.5378611585114">
                <text:p>47.5378611585114</text:p>
              </table:table-cell>
              <table:table-cell office:value-type="float" office:value="47.3582015436237">
                <text:p>47.3582015436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0">
                <text:p>520</text:p>
              </table:table-cell>
              <table:table-cell office:value-type="float" office:value="47.8501397620903">
                <text:p>47.8501397620903</text:p>
              </table:table-cell>
              <table:table-cell office:value-type="float" office:value="47.6760424883209">
                <text:p>47.6760424883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2">
                <text:p>522</text:p>
              </table:table-cell>
              <table:table-cell office:value-type="float" office:value="48.1571730969796">
                <text:p>48.1571730969796</text:p>
              </table:table-cell>
              <table:table-cell office:value-type="float" office:value="47.9887210845033">
                <text:p>47.98872108450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4">
                <text:p>524</text:p>
              </table:table-cell>
              <table:table-cell office:value-type="float" office:value="48.4588161673365">
                <text:p>48.4588161673365</text:p>
              </table:table-cell>
              <table:table-cell office:value-type="float" office:value="48.2960872981893">
                <text:p>48.29608729818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6">
                <text:p>526</text:p>
              </table:table-cell>
              <table:table-cell office:value-type="float" office:value="48.7549290822661">
                <text:p>48.7549290822661</text:p>
              </table:table-cell>
              <table:table-cell office:value-type="float" office:value="48.5979962193861">
                <text:p>48.59799621938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8">
                <text:p>528</text:p>
              </table:table-cell>
              <table:table-cell office:value-type="float" office:value="49.0453770702763">
                <text:p>49.0453770702763</text:p>
              </table:table-cell>
              <table:table-cell office:value-type="float" office:value="48.8943080745513">
                <text:p>48.89430807455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0">
                <text:p>530</text:p>
              </table:table-cell>
              <table:table-cell office:value-type="float" office:value="49.3300304953086">
                <text:p>49.3300304953086</text:p>
              </table:table-cell>
              <table:table-cell office:value-type="float" office:value="49.1848882406679">
                <text:p>49.18488824066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2">
                <text:p>532</text:p>
              </table:table-cell>
              <table:table-cell office:value-type="float" office:value="49.6087648743655">
                <text:p>49.6087648743655</text:p>
              </table:table-cell>
              <table:table-cell office:value-type="float" office:value="49.4696072609633">
                <text:p>49.46960726096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4">
                <text:p>534</text:p>
              </table:table-cell>
              <table:table-cell office:value-type="float" office:value="49.88146089675">
                <text:p>49.88146089675</text:p>
              </table:table-cell>
              <table:table-cell office:value-type="float" office:value="49.7483408622893">
                <text:p>49.74834086228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6">
                <text:p>536</text:p>
              </table:table-cell>
              <table:table-cell office:value-type="float" office:value="50.1480044449191">
                <text:p>50.1480044449191</text:p>
              </table:table-cell>
              <table:table-cell office:value-type="float" office:value="50.0209699741728">
                <text:p>50.02096997417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8">
                <text:p>538</text:p>
              </table:table-cell>
              <table:table-cell office:value-type="float" office:value="50.4082866169489">
                <text:p>50.4082866169489</text:p>
              </table:table-cell>
              <table:table-cell office:value-type="float" office:value="50.2873807495379">
                <text:p>50.28738074953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0">
                <text:p>540</text:p>
              </table:table-cell>
              <table:table-cell office:value-type="float" office:value="50.6622037505989">
                <text:p>50.6622037505989</text:p>
              </table:table-cell>
              <table:table-cell office:value-type="float" office:value="50.5474645870899">
                <text:p>50.54746458708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2">
                <text:p>542</text:p>
              </table:table-cell>
              <table:table-cell office:value-type="float" office:value="50.9096574489607">
                <text:p>50.9096574489607</text:p>
              </table:table-cell>
              <table:table-cell office:value-type="float" office:value="50.8011181553497">
                <text:p>50.80111815534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4">
                <text:p>544</text:p>
              </table:table-cell>
              <table:table-cell office:value-type="float" office:value="51.1505546076679">
                <text:p>51.1505546076679</text:p>
              </table:table-cell>
              <table:table-cell office:value-type="float" office:value="51.0482434183176">
                <text:p>51.04824341831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6">
                <text:p>546</text:p>
              </table:table-cell>
              <table:table-cell office:value-type="float" office:value="51.3848074436423">
                <text:p>51.3848074436423</text:p>
              </table:table-cell>
              <table:table-cell office:value-type="float" office:value="51.2887476627429">
                <text:p>51.28874766274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8">
                <text:p>548</text:p>
              </table:table-cell>
              <table:table-cell office:value-type="float" office:value="51.6123335253439">
                <text:p>51.6123335253439</text:p>
              </table:table-cell>
              <table:table-cell office:value-type="float" office:value="51.5225435269697">
                <text:p>51.52254352696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0">
                <text:p>550</text:p>
              </table:table-cell>
              <table:table-cell office:value-type="float" office:value="51.8330558044935">
                <text:p>51.8330558044935</text:p>
              </table:table-cell>
              <table:table-cell office:value-type="float" office:value="51.7495490313283">
                <text:p>51.7495490313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2">
                <text:p>552</text:p>
              </table:table-cell>
              <table:table-cell office:value-type="float" office:value="52.0469026492286">
                <text:p>52.0469026492286</text:p>
              </table:table-cell>
              <table:table-cell office:value-type="float" office:value="51.9696876100335">
                <text:p>51.96968761003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4">
                <text:p>554</text:p>
              </table:table-cell>
              <table:table-cell office:value-type="float" office:value="52.2538078786532">
                <text:p>52.2538078786532</text:p>
              </table:table-cell>
              <table:table-cell office:value-type="float" office:value="52.1828881445541">
                <text:p>52.18288814455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6">
                <text:p>556</text:p>
              </table:table-cell>
              <table:table-cell office:value-type="float" office:value="52.4537107987392">
                <text:p>52.4537107987392</text:p>
              </table:table-cell>
              <table:table-cell office:value-type="float" office:value="52.3890849984092">
                <text:p>52.38908499840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8">
                <text:p>558</text:p>
              </table:table-cell>
              <table:table-cell office:value-type="float" office:value="52.6465562395331">
                <text:p>52.6465562395331</text:p>
              </table:table-cell>
              <table:table-cell office:value-type="float" office:value="52.5882180533492">
                <text:p>52.58821805334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">
                <text:p>560</text:p>
              </table:table-cell>
              <table:table-cell office:value-type="float" office:value="52.8322945936198">
                <text:p>52.8322945936198</text:p>
              </table:table-cell>
              <table:table-cell office:value-type="float" office:value="52.7802327468732">
                <text:p>52.78023274687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2">
                <text:p>562</text:p>
              </table:table-cell>
              <table:table-cell office:value-type="float" office:value="53.0108818557939">
                <text:p>53.0108818557939</text:p>
              </table:table-cell>
              <table:table-cell office:value-type="float" office:value="52.9650801110347">
                <text:p>52.96508011103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">
                <text:p>564</text:p>
              </table:table-cell>
              <table:table-cell office:value-type="float" office:value="53.1822796638834">
                <text:p>53.1822796638834</text:p>
              </table:table-cell>
              <table:table-cell office:value-type="float" office:value="53.1427168124831">
                <text:p>53.14271681248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6">
                <text:p>566</text:p>
              </table:table-cell>
              <table:table-cell office:value-type="float" office:value="53.3464553406709">
                <text:p>53.3464553406709</text:p>
              </table:table-cell>
              <table:table-cell office:value-type="float" office:value="53.3131051936873">
                <text:p>53.31310519368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8">
                <text:p>568</text:p>
              </table:table-cell>
              <table:table-cell office:value-type="float" office:value="53.5033819368523">
                <text:p>53.5033819368523</text:p>
              </table:table-cell>
              <table:table-cell office:value-type="float" office:value="53.476213315284">
                <text:p>53.4762133152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0">
                <text:p>570</text:p>
              </table:table-cell>
              <table:table-cell office:value-type="float" office:value="53.6530382749709">
                <text:p>53.6530382749709</text:p>
              </table:table-cell>
              <table:table-cell office:value-type="float" office:value="53.632014999491">
                <text:p>53.6320149994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2">
                <text:p>572</text:p>
              </table:table-cell>
              <table:table-cell office:value-type="float" office:value="53.7954089942602">
                <text:p>53.7954089942602</text:p>
              </table:table-cell>
              <table:table-cell office:value-type="float" office:value="53.7804898745219">
                <text:p>53.78048987452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4">
                <text:p>574</text:p>
              </table:table-cell>
              <table:table-cell office:value-type="float" office:value="53.9304845963255">
                <text:p>53.9304845963255</text:p>
              </table:table-cell>
              <table:table-cell office:value-type="float" office:value="53.9216234199362">
                <text:p>53.92162341993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6">
                <text:p>576</text:p>
              </table:table-cell>
              <table:table-cell office:value-type="float" office:value="54.0582614915907">
                <text:p>54.0582614915907</text:p>
              </table:table-cell>
              <table:table-cell office:value-type="float" office:value="54.0554070128535">
                <text:p>54.0554070128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8">
                <text:p>578</text:p>
              </table:table-cell>
              <table:table-cell office:value-type="float" office:value="54.1787420464288">
                <text:p>54.1787420464288</text:p>
              </table:table-cell>
              <table:table-cell office:value-type="float" office:value="54.1818379749571">
                <text:p>54.18183797495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54.2919346308949">
                <text:p>54.2919346308949</text:p>
              </table:table-cell>
              <table:table-cell office:value-type="float" office:value="54.3009196202073">
                <text:p>54.30091962020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2">
                <text:p>582</text:p>
              </table:table-cell>
              <table:table-cell office:value-type="float" office:value="54.3978536669669">
                <text:p>54.3978536669669</text:p>
              </table:table-cell>
              <table:table-cell office:value-type="float" office:value="54.4126613031792">
                <text:p>54.41266130317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4">
                <text:p>584</text:p>
              </table:table-cell>
              <table:table-cell office:value-type="float" office:value="54.496519677201">
                <text:p>54.496519677201</text:p>
              </table:table-cell>
              <table:table-cell office:value-type="float" office:value="54.5170784679334">
                <text:p>54.51707846793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6">
                <text:p>586</text:p>
              </table:table-cell>
              <table:table-cell office:value-type="float" office:value="54.5879593336935">
                <text:p>54.5879593336935</text:p>
              </table:table-cell>
              <table:table-cell office:value-type="float" office:value="54.6141926973225">
                <text:p>54.61419269732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8">
                <text:p>588</text:p>
              </table:table-cell>
              <table:table-cell office:value-type="float" office:value="54.6722055072397">
                <text:p>54.6722055072397</text:p>
              </table:table-cell>
              <table:table-cell office:value-type="float" office:value="54.7040317626276">
                <text:p>54.70403176262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0">
                <text:p>590</text:p>
              </table:table-cell>
              <table:table-cell office:value-type="float" office:value="54.7492973165663">
                <text:p>54.7492973165663</text:p>
              </table:table-cell>
              <table:table-cell office:value-type="float" office:value="54.7866296734121">
                <text:p>54.78662967341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2">
                <text:p>592</text:p>
              </table:table-cell>
              <table:table-cell office:value-type="float" office:value="54.8192801775073">
                <text:p>54.8192801775073</text:p>
              </table:table-cell>
              <table:table-cell office:value-type="float" office:value="54.8620267274697">
                <text:p>54.86202672746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4">
                <text:p>594</text:p>
              </table:table-cell>
              <table:table-cell office:value-type="float" office:value="54.8822058519808">
                <text:p>54.8822058519808</text:p>
              </table:table-cell>
              <table:table-cell office:value-type="float" office:value="54.9302695607353">
                <text:p>54.93026956073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6">
                <text:p>596</text:p>
              </table:table-cell>
              <table:table-cell office:value-type="float" office:value="54.9381324966146">
                <text:p>54.9381324966146</text:p>
              </table:table-cell>
              <table:table-cell office:value-type="float" office:value="54.9914111970156">
                <text:p>54.99141119701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8">
                <text:p>598</text:p>
              </table:table-cell>
              <table:table-cell office:value-type="float" office:value="54.9871247108527">
                <text:p>54.9871247108527</text:p>
              </table:table-cell>
              <table:table-cell office:value-type="float" office:value="55.045511097384">
                <text:p>55.0455110973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55.0292535843641">
                <text:p>55.0292535843641</text:p>
              </table:table-cell>
              <table:table-cell office:value-type="float" office:value="55.0926352090728">
                <text:p>55.09263520907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2">
                <text:p>602</text:p>
              </table:table-cell>
              <table:table-cell office:value-type="float" office:value="55.064596743558">
                <text:p>55.064596743558</text:p>
              </table:table-cell>
              <table:table-cell office:value-type="float" office:value="55.1328560136807">
                <text:p>55.13285601368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4">
                <text:p>604</text:p>
              </table:table-cell>
              <table:table-cell office:value-type="float" office:value="55.0932383969954">
                <text:p>55.0932383969954</text:p>
              </table:table-cell>
              <table:table-cell office:value-type="float" office:value="55.1662525744984">
                <text:p>55.1662525744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6">
                <text:p>606</text:p>
              </table:table-cell>
              <table:table-cell office:value-type="float" office:value="55.1152693794673">
                <text:p>55.1152693794673</text:p>
              </table:table-cell>
              <table:table-cell office:value-type="float" office:value="55.1929105827385">
                <text:p>55.19291058273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8">
                <text:p>608</text:p>
              </table:table-cell>
              <table:table-cell office:value-type="float" office:value="55.1307871944926">
                <text:p>55.1307871944926</text:p>
              </table:table-cell>
              <table:table-cell office:value-type="float" office:value="55.212922402439">
                <text:p>55.2129224024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0">
                <text:p>610</text:p>
              </table:table-cell>
              <table:table-cell office:value-type="float" office:value="55.1398960549677">
                <text:p>55.1398960549677</text:p>
              </table:table-cell>
              <table:table-cell office:value-type="float" office:value="55.2263871137895">
                <text:p>55.22638711378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2">
                <text:p>612</text:p>
              </table:table-cell>
              <table:table-cell office:value-type="float" office:value="55.1427069216803">
                <text:p>55.1427069216803</text:p>
              </table:table-cell>
              <table:table-cell office:value-type="float" office:value="55.2334105546085">
                <text:p>55.2334105546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4">
                <text:p>614</text:p>
              </table:table-cell>
              <table:table-cell office:value-type="float" office:value="55.1393375393718">
                <text:p>55.1393375393718</text:p>
              </table:table-cell>
              <table:table-cell office:value-type="float" office:value="55.2341053596791">
                <text:p>55.23410535967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6">
                <text:p>616</text:p>
              </table:table-cell>
              <table:table-cell office:value-type="float" office:value="55.129912470016">
                <text:p>55.129912470016</text:p>
              </table:table-cell>
              <table:table-cell office:value-type="float" office:value="55.2285909976267">
                <text:p>55.22859099762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8">
                <text:p>618</text:p>
              </table:table-cell>
              <table:table-cell office:value-type="float" office:value="55.1145631229473">
                <text:p>55.1145631229473</text:p>
              </table:table-cell>
              <table:table-cell office:value-type="float" office:value="55.2169938049956">
                <text:p>55.21699380499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0">
                <text:p>620</text:p>
              </table:table-cell>
              <table:table-cell office:value-type="float" office:value="55.0934277814518">
                <text:p>55.0934277814518</text:p>
              </table:table-cell>
              <table:table-cell office:value-type="float" office:value="55.1994470171583">
                <text:p>55.19944701715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2">
                <text:p>622</text:p>
              </table:table-cell>
              <table:table-cell office:value-type="float" office:value="55.0666516254009">
                <text:p>55.0666516254009</text:p>
              </table:table-cell>
              <table:table-cell office:value-type="float" office:value="55.1760907956597">
                <text:p>55.17609079565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4">
                <text:p>624</text:p>
              </table:table-cell>
              <table:table-cell office:value-type="float" office:value="55.0343867494778">
                <text:p>55.0343867494778</text:p>
              </table:table-cell>
              <table:table-cell office:value-type="float" office:value="55.1470722515706">
                <text:p>55.14707225157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6">
                <text:p>626</text:p>
              </table:table-cell>
              <table:table-cell office:value-type="float" office:value="54.9967921765185">
                <text:p>54.9967921765185</text:p>
              </table:table-cell>
              <table:table-cell office:value-type="float" office:value="55.1125454643944">
                <text:p>55.11254546439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8">
                <text:p>628</text:p>
              </table:table-cell>
              <table:table-cell office:value-type="float" office:value="54.9540338654518">
                <text:p>54.9540338654518</text:p>
              </table:table-cell>
              <table:table-cell office:value-type="float" office:value="55.0726714960378">
                <text:p>55.07267149603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0">
                <text:p>630</text:p>
              </table:table-cell>
              <table:table-cell office:value-type="float" office:value="54.9062847132916">
                <text:p>54.9062847132916</text:p>
              </table:table-cell>
              <table:table-cell office:value-type="float" office:value="55.0276183993224">
                <text:p>55.02761839932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2">
                <text:p>632</text:p>
              </table:table-cell>
              <table:table-cell office:value-type="float" office:value="54.8537245505998">
                <text:p>54.8537245505998</text:p>
              </table:table-cell>
              <table:table-cell office:value-type="float" office:value="54.9775612204793">
                <text:p>54.97756122047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4">
                <text:p>634</text:p>
              </table:table-cell>
              <table:table-cell office:value-type="float" office:value="54.7965401298013">
                <text:p>54.7965401298013</text:p>
              </table:table-cell>
              <table:table-cell office:value-type="float" office:value="54.9226819950349">
                <text:p>54.92268199503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6">
                <text:p>636</text:p>
              </table:table-cell>
              <table:table-cell office:value-type="float" office:value="54.7349251056956">
                <text:p>54.7349251056956</text:p>
              </table:table-cell>
              <table:table-cell office:value-type="float" office:value="54.8631697364553">
                <text:p>54.86316973645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8">
                <text:p>638</text:p>
              </table:table-cell>
              <table:table-cell office:value-type="float" office:value="54.6690800074756">
                <text:p>54.6690800074756</text:p>
              </table:table-cell>
              <table:table-cell office:value-type="float" office:value="54.7992204168843">
                <text:p>54.79922041688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0">
                <text:p>640</text:p>
              </table:table-cell>
              <table:table-cell office:value-type="float" office:value="54.5992122015239">
                <text:p>54.5992122015239</text:p>
              </table:table-cell>
              <table:table-cell office:value-type="float" office:value="54.731036939268">
                <text:p>54.731036939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2">
                <text:p>642</text:p>
              </table:table-cell>
              <table:table-cell office:value-type="float" office:value="54.525535844224">
                <text:p>54.525535844224</text:p>
              </table:table-cell>
              <table:table-cell office:value-type="float" office:value="54.658829100123">
                <text:p>54.6588291001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4">
                <text:p>644</text:p>
              </table:table-cell>
              <table:table-cell office:value-type="float" office:value="54.4482718239834">
                <text:p>54.4482718239834</text:p>
              </table:table-cell>
              <table:table-cell office:value-type="float" office:value="54.5828135421688">
                <text:p>54.58281354216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6">
                <text:p>646</text:p>
              </table:table-cell>
              <table:table-cell office:value-type="float" office:value="54.3676476916378">
                <text:p>54.3676476916378</text:p>
              </table:table-cell>
              <table:table-cell office:value-type="float" office:value="54.5032136960068">
                <text:p>54.50321369600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8">
                <text:p>648</text:p>
              </table:table-cell>
              <table:table-cell office:value-type="float" office:value="54.2838975783658">
                <text:p>54.2838975783658</text:p>
              </table:table-cell>
              <table:table-cell office:value-type="float" office:value="54.4202597099918">
                <text:p>54.42025970999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0">
                <text:p>650</text:p>
              </table:table-cell>
              <table:table-cell office:value-type="float" office:value="54.1972621002187">
                <text:p>54.1972621002187</text:p>
              </table:table-cell>
              <table:table-cell office:value-type="float" office:value="54.3341883674125">
                <text:p>54.3341883674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2">
                <text:p>652</text:p>
              </table:table-cell>
              <table:table-cell office:value-type="float" office:value="54.1079882483386">
                <text:p>54.1079882483386</text:p>
              </table:table-cell>
              <table:table-cell office:value-type="float" office:value="54.2452429900602">
                <text:p>54.2452429900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4">
                <text:p>654</text:p>
              </table:table-cell>
              <table:table-cell office:value-type="float" office:value="54.0163292639189">
                <text:p>54.0163292639189</text:p>
              </table:table-cell>
              <table:table-cell office:value-type="float" office:value="54.1536733272426">
                <text:p>54.15367332724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6">
                <text:p>656</text:p>
              </table:table-cell>
              <table:table-cell office:value-type="float" office:value="53.9225444969372">
                <text:p>53.9225444969372</text:p>
              </table:table-cell>
              <table:table-cell office:value-type="float" office:value="54.0597354292715">
                <text:p>54.05973542927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8">
                <text:p>658</text:p>
              </table:table-cell>
              <table:table-cell office:value-type="float" office:value="53.8268992476815">
                <text:p>53.8268992476815</text:p>
              </table:table-cell>
              <table:table-cell office:value-type="float" office:value="53.9636915044347">
                <text:p>53.96369150443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0">
                <text:p>660</text:p>
              </table:table-cell>
              <table:table-cell office:value-type="float" office:value="53.7296645900812">
                <text:p>53.7296645900812</text:p>
              </table:table-cell>
              <table:table-cell office:value-type="float" office:value="53.8658097584495">
                <text:p>53.86580975844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2">
                <text:p>662</text:p>
              </table:table-cell>
              <table:table-cell office:value-type="float" office:value="53.6311171758553">
                <text:p>53.6311171758553</text:p>
              </table:table-cell>
              <table:table-cell office:value-type="float" office:value="53.7663642153862">
                <text:p>53.76636421538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4">
                <text:p>664</text:p>
              </table:table-cell>
              <table:table-cell office:value-type="float" office:value="53.5315390184991">
                <text:p>53.5315390184991</text:p>
              </table:table-cell>
              <table:table-cell office:value-type="float" office:value="53.6656345190516">
                <text:p>53.66563451905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6">
                <text:p>666</text:p>
              </table:table-cell>
              <table:table-cell office:value-type="float" office:value="53.4312172561489">
                <text:p>53.4312172561489</text:p>
              </table:table-cell>
              <table:table-cell office:value-type="float" office:value="53.5639057138306">
                <text:p>53.56390571383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">
                <text:p>668</text:p>
              </table:table-cell>
              <table:table-cell office:value-type="float" office:value="53.3304438923934">
                <text:p>53.3304438923934</text:p>
              </table:table-cell>
              <table:table-cell office:value-type="float" office:value="53.4614680040027">
                <text:p>53.46146800400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0">
                <text:p>670</text:p>
              </table:table-cell>
              <table:table-cell office:value-type="float" office:value="53.2295155141399">
                <text:p>53.2295155141399</text:p>
              </table:table-cell>
              <table:table-cell office:value-type="float" office:value="53.3586164905822">
                <text:p>53.35861649058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2">
                <text:p>672</text:p>
              </table:table-cell>
              <table:table-cell office:value-type="float" office:value="53.1287329856996">
                <text:p>53.1287329856996</text:p>
              </table:table-cell>
              <table:table-cell office:value-type="float" office:value="53.2556508847682">
                <text:p>53.25565088476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4">
                <text:p>674</text:p>
              </table:table-cell>
              <table:table-cell office:value-type="float" office:value="53.0284011183217">
                <text:p>53.0284011183217</text:p>
              </table:table-cell>
              <table:table-cell office:value-type="float" office:value="53.1528751971506">
                <text:p>53.15287519715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6">
                <text:p>676</text:p>
              </table:table-cell>
              <table:table-cell office:value-type="float" office:value="52.9288283144891">
                <text:p>52.9288283144891</text:p>
              </table:table-cell>
              <table:table-cell office:value-type="float" office:value="53.0505974018857">
                <text:p>53.0505974018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8">
                <text:p>678</text:p>
              </table:table-cell>
              <table:table-cell office:value-type="float" office:value="52.830326186388">
                <text:p>52.830326186388</text:p>
              </table:table-cell>
              <table:table-cell office:value-type="float" office:value="52.9491290751395">
                <text:p>52.94912907513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0">
                <text:p>680</text:p>
              </table:table-cell>
              <table:table-cell office:value-type="float" office:value="52.7332091480787">
                <text:p>52.7332091480787</text:p>
              </table:table-cell>
              <table:table-cell office:value-type="float" office:value="52.8487850071996">
                <text:p>52.8487850071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2">
                <text:p>682</text:p>
              </table:table-cell>
              <table:table-cell office:value-type="float" office:value="52.6377939810271">
                <text:p>52.6377939810271</text:p>
              </table:table-cell>
              <table:table-cell office:value-type="float" office:value="52.7498827877762">
                <text:p>52.74988278777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4">
                <text:p>684</text:p>
              </table:table-cell>
              <table:table-cell office:value-type="float" office:value="52.5443993728084">
                <text:p>52.5443993728084</text:p>
              </table:table-cell>
              <table:table-cell office:value-type="float" office:value="52.6527423641474">
                <text:p>52.65274236414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6">
                <text:p>686</text:p>
              </table:table-cell>
              <table:table-cell office:value-type="float" office:value="52.453345428963">
                <text:p>52.453345428963</text:p>
              </table:table-cell>
              <table:table-cell office:value-type="float" office:value="52.5576855719624">
                <text:p>52.55768557196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8">
                <text:p>688</text:p>
              </table:table-cell>
              <table:table-cell office:value-type="float" office:value="52.3649531581721">
                <text:p>52.3649531581721</text:p>
              </table:table-cell>
              <table:table-cell office:value-type="float" office:value="52.4650356386881">
                <text:p>52.46503563868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0">
                <text:p>690</text:p>
              </table:table-cell>
              <table:table-cell office:value-type="float" office:value="52.2795439311253">
                <text:p>52.2795439311253</text:p>
              </table:table-cell>
              <table:table-cell office:value-type="float" office:value="52.3751166598787">
                <text:p>52.37511665987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2">
                <text:p>692</text:p>
              </table:table-cell>
              <table:table-cell office:value-type="float" office:value="52.1974389136748">
                <text:p>52.1974389136748</text:p>
              </table:table-cell>
              <table:table-cell office:value-type="float" office:value="52.2882530486606">
                <text:p>52.28825304866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4">
                <text:p>694</text:p>
              </table:table-cell>
              <table:table-cell office:value-type="float" office:value="52.1189584751092">
                <text:p>52.1189584751092</text:p>
              </table:table-cell>
              <table:table-cell office:value-type="float" office:value="52.2047689590496">
                <text:p>52.2047689590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6">
                <text:p>696</text:p>
              </table:table-cell>
              <table:table-cell office:value-type="float" office:value="52.0444215726335">
                <text:p>52.0444215726335</text:p>
              </table:table-cell>
              <table:table-cell office:value-type="float" office:value="52.1249876839692">
                <text:p>52.12498768396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8">
                <text:p>698</text:p>
              </table:table-cell>
              <table:table-cell office:value-type="float" office:value="51.9741451134043">
                <text:p>51.9741451134043</text:p>
              </table:table-cell>
              <table:table-cell office:value-type="float" office:value="52.0492310290924">
                <text:p>52.0492310290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0">
                <text:p>700</text:p>
              </table:table-cell>
              <table:table-cell office:value-type="float" office:value="51.9084432957487">
                <text:p>51.9084432957487</text:p>
              </table:table-cell>
              <table:table-cell office:value-type="float" office:value="51.9778186639079">
                <text:p>51.97781866390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2">
                <text:p>702</text:p>
              </table:table-cell>
              <table:table-cell office:value-type="float" office:value="51.8476269314752">
                <text:p>51.8476269314752</text:p>
              </table:table-cell>
              <table:table-cell office:value-type="float" office:value="51.9110674516917">
                <text:p>51.91106745169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4">
                <text:p>704</text:p>
              </table:table-cell>
              <table:table-cell office:value-type="float" office:value="51.7920027514717">
                <text:p>51.7920027514717</text:p>
              </table:table-cell>
              <table:table-cell office:value-type="float" office:value="51.8492907603564">
                <text:p>51.84929076035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6">
                <text:p>706</text:p>
              </table:table-cell>
              <table:table-cell office:value-type="float" office:value="51.7418726970743">
                <text:p>51.7418726970743</text:p>
              </table:table-cell>
              <table:table-cell office:value-type="float" office:value="51.7927977564462">
                <text:p>51.79279775644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8">
                <text:p>708</text:p>
              </table:table-cell>
              <table:table-cell office:value-type="float" office:value="51.6975331999699">
                <text:p>51.6975331999699</text:p>
              </table:table-cell>
              <table:table-cell office:value-type="float" office:value="51.7418926848377">
                <text:p>51.74189268483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0">
                <text:p>710</text:p>
              </table:table-cell>
              <table:table-cell office:value-type="float" office:value="51.6592744536727">
                <text:p>51.6592744536727</text:p>
              </table:table-cell>
              <table:table-cell office:value-type="float" office:value="51.696874136997">
                <text:p>51.6968741369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2">
                <text:p>712</text:p>
              </table:table-cell>
              <table:table-cell office:value-type="float" office:value="51.6273796798726">
                <text:p>51.6273796798726</text:p>
              </table:table-cell>
              <table:table-cell office:value-type="float" office:value="51.6580343109246">
                <text:p>51.65803431092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4">
                <text:p>714</text:p>
              </table:table-cell>
              <table:table-cell office:value-type="float" office:value="51.6021243931956">
                <text:p>51.6021243931956</text:p>
              </table:table-cell>
              <table:table-cell office:value-type="float" office:value="51.6256582661827">
                <text:p>51.6256582661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6">
                <text:p>716</text:p>
              </table:table-cell>
              <table:table-cell office:value-type="float" office:value="51.5837756681352">
                <text:p>51.5837756681352</text:p>
              </table:table-cell>
              <table:table-cell office:value-type="float" office:value="51.6000231776498">
                <text:p>51.6000231776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8">
                <text:p>718</text:p>
              </table:table-cell>
              <table:table-cell office:value-type="float" office:value="51.5725914121023">
                <text:p>51.5725914121023</text:p>
              </table:table-cell>
              <table:table-cell office:value-type="float" office:value="51.5813975918642">
                <text:p>51.5813975918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0">
                <text:p>720</text:p>
              </table:table-cell>
              <table:table-cell office:value-type="float" office:value="51.5688196486952">
                <text:p>51.5688196486952</text:p>
              </table:table-cell>
              <table:table-cell office:value-type="float" office:value="51.5700406900129">
                <text:p>51.57004069001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2">
                <text:p>722</text:p>
              </table:table-cell>
              <table:table-cell office:value-type="float" office:value="51.5726978154105">
                <text:p>51.5726978154105</text:p>
              </table:table-cell>
              <table:table-cell office:value-type="float" office:value="51.5662015617741">
                <text:p>51.56620156177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4">
                <text:p>724</text:p>
              </table:table-cell>
              <table:table-cell office:value-type="float" office:value="51.5844520800882">
                <text:p>51.5844520800882</text:p>
              </table:table-cell>
              <table:table-cell office:value-type="float" office:value="51.570118494343">
                <text:p>51.570118494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6">
                <text:p>726</text:p>
              </table:table-cell>
              <table:table-cell office:value-type="float" office:value="51.604296680411">
                <text:p>51.604296680411</text:p>
              </table:table-cell>
              <table:table-cell office:value-type="float" office:value="51.582018281034">
                <text:p>51.5820182810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8">
                <text:p>728</text:p>
              </table:table-cell>
              <table:table-cell office:value-type="float" office:value="51.6324332907579">
                <text:p>51.6324332907579</text:p>
              </table:table-cell>
              <table:table-cell office:value-type="float" office:value="51.602115553882">
                <text:p>51.6021155538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0">
                <text:p>730</text:p>
              </table:table-cell>
              <table:table-cell office:value-type="float" office:value="51.6690504206381">
                <text:p>51.6690504206381</text:p>
              </table:table-cell>
              <table:table-cell office:value-type="float" office:value="51.6306121446334">
                <text:p>51.63061214463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2">
                <text:p>732</text:p>
              </table:table-cell>
              <table:table-cell office:value-type="float" office:value="51.7143228488018">
                <text:p>51.7143228488018</text:p>
              </table:table-cell>
              <table:table-cell office:value-type="float" office:value="51.6676964784353">
                <text:p>51.66769647843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4">
                <text:p>734</text:p>
              </table:table-cell>
              <table:table-cell office:value-type="float" office:value="51.7684110969497">
                <text:p>51.7684110969497</text:p>
              </table:table-cell>
              <table:table-cell office:value-type="float" office:value="51.7135430043983">
                <text:p>51.7135430043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6">
                <text:p>736</text:p>
              </table:table-cell>
              <table:table-cell office:value-type="float" office:value="51.8314609467262">
                <text:p>51.8314609467262</text:p>
              </table:table-cell>
              <table:table-cell office:value-type="float" office:value="51.7683116670111">
                <text:p>51.7683116670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8">
                <text:p>738</text:p>
              </table:table-cell>
              <table:table-cell office:value-type="float" office:value="51.903603003402">
                <text:p>51.903603003402</text:p>
              </table:table-cell>
              <table:table-cell office:value-type="float" office:value="51.8321474221459">
                <text:p>51.83214742214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0">
                <text:p>740</text:p>
              </table:table-cell>
              <table:table-cell office:value-type="float" office:value="51.9849523093189">
                <text:p>51.9849523093189</text:p>
              </table:table-cell>
              <table:table-cell office:value-type="float" office:value="51.9051798010933">
                <text:p>51.90517980109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2">
                <text:p>742</text:p>
              </table:table-cell>
              <table:table-cell office:value-type="float" office:value="52.0756080097994">
                <text:p>52.0756080097994</text:p>
              </table:table-cell>
              <table:table-cell office:value-type="float" office:value="51.9875225257205">
                <text:p>51.98752252572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4">
                <text:p>744</text:p>
              </table:table-cell>
              <table:table-cell office:value-type="float" office:value="52.1756530738099">
                <text:p>52.1756530738099</text:p>
              </table:table-cell>
              <table:table-cell office:value-type="float" office:value="52.079273177459">
                <text:p>52.0792731774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6">
                <text:p>746</text:p>
              </table:table-cell>
              <table:table-cell office:value-type="float" office:value="52.2851540712222">
                <text:p>52.2851540712222</text:p>
              </table:table-cell>
              <table:table-cell office:value-type="float" office:value="52.1805129223988">
                <text:p>52.18051292239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8">
                <text:p>748</text:p>
              </table:table-cell>
              <table:table-cell office:value-type="float" office:value="52.4041610080509">
                <text:p>52.4041610080509</text:p>
              </table:table-cell>
              <table:table-cell office:value-type="float" office:value="52.2913062943061">
                <text:p>52.29130629430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0">
                <text:p>750</text:p>
              </table:table-cell>
              <table:table-cell office:value-type="float" office:value="52.5327072205546">
                <text:p>52.5327072205546</text:p>
              </table:table-cell>
              <table:table-cell office:value-type="float" office:value="52.4117010368988">
                <text:p>52.41170103689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2">
                <text:p>752</text:p>
              </table:table-cell>
              <table:table-cell office:value-type="float" office:value="52.6708093285913">
                <text:p>52.6708093285913</text:p>
              </table:table-cell>
              <table:table-cell office:value-type="float" office:value="52.5417280062053">
                <text:p>52.54172800620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4">
                <text:p>754</text:p>
              </table:table-cell>
              <table:table-cell office:value-type="float" office:value="52.8184672481177">
                <text:p>52.8184672481177</text:p>
              </table:table-cell>
              <table:table-cell office:value-type="float" office:value="52.6814011333279">
                <text:p>52.68140113332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6">
                <text:p>756</text:p>
              </table:table-cell>
              <table:table-cell office:value-type="float" office:value="52.975664262228">
                <text:p>52.975664262228</text:p>
              </table:table-cell>
              <table:table-cell office:value-type="float" office:value="52.8307174474105">
                <text:p>52.83071744741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8">
                <text:p>758</text:p>
              </table:table-cell>
              <table:table-cell office:value-type="float" office:value="53.1423671496446">
                <text:p>53.1423671496446</text:p>
              </table:table-cell>
              <table:table-cell office:value-type="float" office:value="52.989657158109">
                <text:p>52.989657158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0">
                <text:p>760</text:p>
              </table:table-cell>
              <table:table-cell office:value-type="float" office:value="53.3185263691106">
                <text:p>53.3185263691106</text:p>
              </table:table-cell>
              <table:table-cell office:value-type="float" office:value="53.1581837963679">
                <text:p>53.15818379636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2">
                <text:p>762</text:p>
              </table:table-cell>
              <table:table-cell office:value-type="float" office:value="53.5040762977055">
                <text:p>53.5040762977055</text:p>
              </table:table-cell>
              <table:table-cell office:value-type="float" office:value="53.3362444118395">
                <text:p>53.33624441183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4">
                <text:p>764</text:p>
              </table:table-cell>
              <table:table-cell office:value-type="float" office:value="53.6989355206968">
                <text:p>53.6989355206968</text:p>
              </table:table-cell>
              <table:table-cell office:value-type="float" office:value="53.5237698248395">
                <text:p>53.52376982483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6">
                <text:p>766</text:p>
              </table:table-cell>
              <table:table-cell office:value-type="float" office:value="53.903007170188">
                <text:p>53.903007170188</text:p>
              </table:table-cell>
              <table:table-cell office:value-type="float" office:value="53.720674930332">
                <text:p>53.720674930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8">
                <text:p>768</text:p>
              </table:table-cell>
              <table:table-cell office:value-type="float" office:value="54.1161793094977">
                <text:p>54.1161793094977</text:p>
              </table:table-cell>
              <table:table-cell office:value-type="float" office:value="53.9268590510696">
                <text:p>53.9268590510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0">
                <text:p>770</text:p>
              </table:table-cell>
              <table:table-cell office:value-type="float" office:value="54.3383253599393">
                <text:p>54.3383253599393</text:p>
              </table:table-cell>
              <table:table-cell office:value-type="float" office:value="54.1422063367017">
                <text:p>54.14220633670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2">
                <text:p>772</text:p>
              </table:table-cell>
              <table:table-cell office:value-type="float" office:value="54.569304566442">
                <text:p>54.569304566442</text:p>
              </table:table-cell>
              <table:table-cell office:value-type="float" office:value="54.3665862053883">
                <text:p>54.36658620538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4">
                <text:p>774</text:p>
              </table:table-cell>
              <table:table-cell office:value-type="float" office:value="54.8089624982873">
                <text:p>54.8089624982873</text:p>
              </table:table-cell>
              <table:table-cell office:value-type="float" office:value="54.5998538242437">
                <text:p>54.5998538242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6">
                <text:p>776</text:p>
              </table:table-cell>
              <table:table-cell office:value-type="float" office:value="55.0571315811081">
                <text:p>55.0571315811081</text:p>
              </table:table-cell>
              <table:table-cell office:value-type="float" office:value="54.8418506247636">
                <text:p>54.8418506247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8">
                <text:p>778</text:p>
              </table:table-cell>
              <table:table-cell office:value-type="float" office:value="55.3136316562259">
                <text:p>55.3136316562259</text:p>
              </table:table-cell>
              <table:table-cell office:value-type="float" office:value="55.0924048492746">
                <text:p>55.0924048492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0">
                <text:p>780</text:p>
              </table:table-cell>
              <table:table-cell office:value-type="float" office:value="55.5782705633781">
                <text:p>55.5782705633781</text:p>
              </table:table-cell>
              <table:table-cell office:value-type="float" office:value="55.3513321243823">
                <text:p>55.35133212438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2">
                <text:p>782</text:p>
              </table:table-cell>
              <table:table-cell office:value-type="float" office:value="55.8508447429032">
                <text:p>55.8508447429032</text:p>
              </table:table-cell>
              <table:table-cell office:value-type="float" office:value="55.6184360573745">
                <text:p>55.61843605737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4">
                <text:p>784</text:p>
              </table:table-cell>
              <table:table-cell office:value-type="float" office:value="56.1311398535192">
                <text:p>56.1311398535192</text:p>
              </table:table-cell>
              <table:table-cell office:value-type="float" office:value="55.8935088515695">
                <text:p>55.89350885156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6">
                <text:p>786</text:p>
              </table:table-cell>
              <table:table-cell office:value-type="float" office:value="56.418931401925">
                <text:p>56.418931401925</text:p>
              </table:table-cell>
              <table:table-cell office:value-type="float" office:value="56.1763319366692">
                <text:p>56.1763319366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8">
                <text:p>788</text:p>
              </table:table-cell>
              <table:table-cell office:value-type="float" office:value="56.7139853805936">
                <text:p>56.7139853805936</text:p>
              </table:table-cell>
              <table:table-cell office:value-type="float" office:value="56.4666766102909">
                <text:p>56.46667661029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0">
                <text:p>790</text:p>
              </table:table-cell>
              <table:table-cell office:value-type="float" office:value="57.0160589102891">
                <text:p>57.0160589102891</text:p>
              </table:table-cell>
              <table:table-cell office:value-type="float" office:value="56.7643046869937">
                <text:p>56.76430468699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2">
                <text:p>792</text:p>
              </table:table-cell>
              <table:table-cell office:value-type="float" office:value="57.3249008840264">
                <text:p>57.3249008840264</text:p>
              </table:table-cell>
              <table:table-cell office:value-type="float" office:value="57.0689691512937">
                <text:p>57.06896915129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4">
                <text:p>794</text:p>
              </table:table-cell>
              <table:table-cell office:value-type="float" office:value="57.6402526094083">
                <text:p>57.6402526094083</text:p>
              </table:table-cell>
              <table:table-cell office:value-type="float" office:value="57.3804148113615">
                <text:p>57.38041481136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6">
                <text:p>796</text:p>
              </table:table-cell>
              <table:table-cell office:value-type="float" office:value="57.9618484464939">
                <text:p>57.9618484464939</text:p>
              </table:table-cell>
              <table:table-cell office:value-type="float" office:value="57.6983789503131">
                <text:p>57.69837895031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">
                <text:p>798</text:p>
              </table:table-cell>
              <table:table-cell office:value-type="float" office:value="58.2894164385955">
                <text:p>58.2894164385955</text:p>
              </table:table-cell>
              <table:table-cell office:value-type="float" office:value="58.0225919722452">
                <text:p>58.02259197224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0">
                <text:p>800</text:p>
              </table:table-cell>
              <table:table-cell office:value-type="float" office:value="58.622678933643">
                <text:p>58.622678933643</text:p>
              </table:table-cell>
              <table:table-cell office:value-type="float" office:value="58.3527780404085">
                <text:p>58.35277804040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2">
                <text:p>802</text:p>
              </table:table-cell>
              <table:table-cell office:value-type="float" office:value="58.9613531940032">
                <text:p>58.9613531940032</text:p>
              </table:table-cell>
              <table:table-cell office:value-type="float" office:value="58.6886557051672">
                <text:p>58.68865570516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4">
                <text:p>804</text:p>
              </table:table-cell>
              <table:table-cell office:value-type="float" office:value="59.3051519928911">
                <text:p>59.3051519928911</text:p>
              </table:table-cell>
              <table:table-cell office:value-type="float" office:value="59.0299385196471">
                <text:p>59.02993851964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6">
                <text:p>806</text:p>
              </table:table-cell>
              <table:table-cell office:value-type="float" office:value="59.6537841957515">
                <text:p>59.6537841957515</text:p>
              </table:table-cell>
              <table:table-cell office:value-type="float" office:value="59.3763356412301">
                <text:p>59.3763356412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8">
                <text:p>808</text:p>
              </table:table-cell>
              <table:table-cell office:value-type="float" office:value="60.0069553252317">
                <text:p>60.0069553252317</text:p>
              </table:table-cell>
              <table:table-cell office:value-type="float" office:value="59.7275524173019">
                <text:p>59.72755241730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0">
                <text:p>810</text:p>
              </table:table-cell>
              <table:table-cell office:value-type="float" office:value="60.3643681085919">
                <text:p>60.3643681085919</text:p>
              </table:table-cell>
              <table:table-cell office:value-type="float" office:value="60.0832909539023">
                <text:p>60.08329095390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2">
                <text:p>812</text:p>
              </table:table-cell>
              <table:table-cell office:value-type="float" office:value="60.7257230066209">
                <text:p>60.7257230066209</text:p>
              </table:table-cell>
              <table:table-cell office:value-type="float" office:value="60.4432506661607">
                <text:p>60.44325066616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4">
                <text:p>814</text:p>
              </table:table-cell>
              <table:table-cell office:value-type="float" office:value="61.0907187233312">
                <text:p>61.0907187233312</text:p>
              </table:table-cell>
              <table:table-cell office:value-type="float" office:value="60.8071288096229">
                <text:p>60.80712880962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6">
                <text:p>816</text:p>
              </table:table-cell>
              <table:table-cell office:value-type="float" office:value="61.4590526958999">
                <text:p>61.4590526958999</text:p>
              </table:table-cell>
              <table:table-cell office:value-type="float" office:value="61.1746209917802">
                <text:p>61.17462099178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8">
                <text:p>818</text:p>
              </table:table-cell>
              <table:table-cell office:value-type="float" office:value="61.830421564503">
                <text:p>61.830421564503</text:p>
              </table:table-cell>
              <table:table-cell office:value-type="float" office:value="61.5454216633118">
                <text:p>61.54542166331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0">
                <text:p>820</text:p>
              </table:table-cell>
              <table:table-cell office:value-type="float" office:value="62.2045216218519">
                <text:p>62.2045216218519</text:p>
              </table:table-cell>
              <table:table-cell office:value-type="float" office:value="61.9192245887261">
                <text:p>61.91922458872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2">
                <text:p>822</text:p>
              </table:table-cell>
              <table:table-cell office:value-type="float" office:value="62.5810492423917">
                <text:p>62.5810492423917</text:p>
              </table:table-cell>
              <table:table-cell office:value-type="float" office:value="62.2957232962539">
                <text:p>62.2957232962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4">
                <text:p>824</text:p>
              </table:table-cell>
              <table:table-cell office:value-type="float" office:value="62.9597012912558">
                <text:p>62.9597012912558</text:p>
              </table:table-cell>
              <table:table-cell office:value-type="float" office:value="62.6746115069949">
                <text:p>62.67461150699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6">
                <text:p>826</text:p>
              </table:table-cell>
              <table:table-cell office:value-type="float" office:value="63.3401755131873">
                <text:p>63.3401755131873</text:p>
              </table:table-cell>
              <table:table-cell office:value-type="float" office:value="63.0555835434496">
                <text:p>63.0555835434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8">
                <text:p>828</text:p>
              </table:table-cell>
              <table:table-cell office:value-type="float" office:value="63.7221709017446">
                <text:p>63.7221709017446</text:p>
              </table:table-cell>
              <table:table-cell office:value-type="float" office:value="63.4383347176914">
                <text:p>63.43833471769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0">
                <text:p>830</text:p>
              </table:table-cell>
              <table:table-cell office:value-type="float" office:value="64.1053880491994">
                <text:p>64.1053880491994</text:p>
              </table:table-cell>
              <table:table-cell office:value-type="float" office:value="63.8225616995298">
                <text:p>63.82256169952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2">
                <text:p>832</text:p>
              </table:table-cell>
              <table:table-cell office:value-type="float" office:value="64.4895294776098">
                <text:p>64.4895294776098</text:p>
              </table:table-cell>
              <table:table-cell office:value-type="float" office:value="64.2079628651124">
                <text:p>64.20796286511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4">
                <text:p>834</text:p>
              </table:table-cell>
              <table:table-cell office:value-type="float" office:value="64.8742999516198">
                <text:p>64.8742999516198</text:p>
              </table:table-cell>
              <table:table-cell office:value-type="float" office:value="64.5942386264815">
                <text:p>64.59423862648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6">
                <text:p>836</text:p>
              </table:table-cell>
              <table:table-cell office:value-type="float" office:value="65.2594067735866">
                <text:p>65.2594067735866</text:p>
              </table:table-cell>
              <table:table-cell office:value-type="float" office:value="64.9810917426705">
                <text:p>64.98109174267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8">
                <text:p>838</text:p>
              </table:table-cell>
              <table:table-cell office:value-type="float" office:value="65.6445600616801">
                <text:p>65.6445600616801</text:p>
              </table:table-cell>
              <table:table-cell office:value-type="float" office:value="65.3682276129692">
                <text:p>65.36822761296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0">
                <text:p>840</text:p>
              </table:table-cell>
              <table:table-cell office:value-type="float" office:value="66.029473011634">
                <text:p>66.029473011634</text:p>
              </table:table-cell>
              <table:table-cell office:value-type="float" office:value="65.755354553035">
                <text:p>65.7553545530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2">
                <text:p>842</text:p>
              </table:table-cell>
              <table:table-cell office:value-type="float" office:value="66.4138621428462">
                <text:p>66.4138621428462</text:p>
              </table:table-cell>
              <table:table-cell office:value-type="float" office:value="66.1421840545502">
                <text:p>66.14218405455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4">
                <text:p>844</text:p>
              </table:table-cell>
              <table:table-cell office:value-type="float" office:value="66.7974475295477">
                <text:p>66.7974475295477</text:p>
              </table:table-cell>
              <table:table-cell office:value-type="float" office:value="66.5284310291518">
                <text:p>66.52843102915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6">
                <text:p>846</text:p>
              </table:table-cell>
              <table:table-cell office:value-type="float" office:value="67.1799530177609">
                <text:p>67.1799530177609</text:p>
              </table:table-cell>
              <table:table-cell office:value-type="float" office:value="66.9138140373722">
                <text:p>66.91381403737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8">
                <text:p>848</text:p>
              </table:table-cell>
              <table:table-cell office:value-type="float" office:value="67.5611064287765">
                <text:p>67.5611064287765</text:p>
              </table:table-cell>
              <table:table-cell office:value-type="float" office:value="67.298055503332">
                <text:p>67.298055503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0">
                <text:p>850</text:p>
              </table:table-cell>
              <table:table-cell office:value-type="float" office:value="67.940639749869">
                <text:p>67.940639749869</text:p>
              </table:table-cell>
              <table:table-cell office:value-type="float" office:value="67.6808819159321">
                <text:p>67.68088191593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2">
                <text:p>852</text:p>
              </table:table-cell>
              <table:table-cell office:value-type="float" office:value="68.3182893129635">
                <text:p>68.3182893129635</text:p>
              </table:table-cell>
              <table:table-cell office:value-type="float" office:value="68.06202401728">
                <text:p>68.062024017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4">
                <text:p>854</text:p>
              </table:table-cell>
              <table:table-cell office:value-type="float" office:value="68.6937959619568">
                <text:p>68.6937959619568</text:p>
              </table:table-cell>
              <table:table-cell office:value-type="float" office:value="68.4412169790794">
                <text:p>68.44121697907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6">
                <text:p>856</text:p>
              </table:table-cell>
              <table:table-cell office:value-type="float" office:value="69.0669052093743">
                <text:p>69.0669052093743</text:p>
              </table:table-cell>
              <table:table-cell office:value-type="float" office:value="68.8182005676953">
                <text:p>68.81820056769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8">
                <text:p>858</text:p>
              </table:table-cell>
              <table:table-cell office:value-type="float" office:value="69.4373673830287">
                <text:p>69.4373673830287</text:p>
              </table:table-cell>
              <table:table-cell office:value-type="float" office:value="69.1927192985894">
                <text:p>69.19271929858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0">
                <text:p>860</text:p>
              </table:table-cell>
              <table:table-cell office:value-type="float" office:value="69.8049377633231">
                <text:p>69.8049377633231</text:p>
              </table:table-cell>
              <table:table-cell office:value-type="float" office:value="69.5645225807999">
                <text:p>69.5645225807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2">
                <text:p>862</text:p>
              </table:table-cell>
              <table:table-cell office:value-type="float" office:value="70.1693767118188">
                <text:p>70.1693767118188</text:p>
              </table:table-cell>
              <table:table-cell office:value-type="float" office:value="69.9333648521169">
                <text:p>69.93336485211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4">
                <text:p>864</text:p>
              </table:table-cell>
              <table:table-cell office:value-type="float" office:value="70.5304497916614">
                <text:p>70.5304497916614</text:p>
              </table:table-cell>
              <table:table-cell office:value-type="float" office:value="70.2990057055792">
                <text:p>70.29900570557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">
                <text:p>866</text:p>
              </table:table-cell>
              <table:table-cell office:value-type="float" office:value="70.8879278804354">
                <text:p>70.8879278804354</text:p>
              </table:table-cell>
              <table:table-cell office:value-type="float" office:value="70.6612100078935">
                <text:p>70.66121000789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8">
                <text:p>868</text:p>
              </table:table-cell>
              <table:table-cell office:value-type="float" office:value="71.2415872759868">
                <text:p>71.2415872759868</text:p>
              </table:table-cell>
              <table:table-cell office:value-type="float" office:value="71.0197480103493">
                <text:p>71.01974801034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0">
                <text:p>870</text:p>
              </table:table-cell>
              <table:table-cell office:value-type="float" office:value="71.5912097957322">
                <text:p>71.5912097957322</text:p>
              </table:table-cell>
              <table:table-cell office:value-type="float" office:value="71.3743954527735">
                <text:p>71.37439545277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2">
                <text:p>872</text:p>
              </table:table-cell>
              <table:table-cell office:value-type="float" office:value="71.9365828699383">
                <text:p>71.9365828699383</text:p>
              </table:table-cell>
              <table:table-cell office:value-type="float" office:value="71.7249336610445">
                <text:p>71.72493366104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4">
                <text:p>874</text:p>
              </table:table-cell>
              <table:table-cell office:value-type="float" office:value="72.2774996294352">
                <text:p>72.2774996294352</text:p>
              </table:table-cell>
              <table:table-cell office:value-type="float" office:value="72.0711496386539">
                <text:p>72.07114963865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6">
                <text:p>876</text:p>
              </table:table-cell>
              <table:table-cell office:value-type="float" office:value="72.6137589881958">
                <text:p>72.6137589881958</text:p>
              </table:table-cell>
              <table:table-cell office:value-type="float" office:value="72.4128361527789">
                <text:p>72.41283615277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8">
                <text:p>878</text:p>
              </table:table-cell>
              <table:table-cell office:value-type="float" office:value="72.9451657211889">
                <text:p>72.9451657211889</text:p>
              </table:table-cell>
              <table:table-cell office:value-type="float" office:value="72.7497918152988">
                <text:p>72.74979181529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0">
                <text:p>880</text:p>
              </table:table-cell>
              <table:table-cell office:value-type="float" office:value="73.2715305378877">
                <text:p>73.2715305378877</text:p>
              </table:table-cell>
              <table:table-cell office:value-type="float" office:value="73.0818211591643">
                <text:p>73.08182115916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2">
                <text:p>882</text:p>
              </table:table-cell>
              <table:table-cell office:value-type="float" office:value="73.5926701517891">
                <text:p>73.5926701517891</text:p>
              </table:table-cell>
              <table:table-cell office:value-type="float" office:value="73.4087347104996">
                <text:p>73.40873471049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4">
                <text:p>884</text:p>
              </table:table-cell>
              <table:table-cell office:value-type="float" office:value="73.9084073462766">
                <text:p>73.9084073462766</text:p>
              </table:table-cell>
              <table:table-cell office:value-type="float" office:value="73.7303490567937">
                <text:p>73.73034905679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6">
                <text:p>886</text:p>
              </table:table-cell>
              <table:table-cell office:value-type="float" office:value="74.2185710371341">
                <text:p>74.2185710371341</text:p>
              </table:table-cell>
              <table:table-cell office:value-type="float" office:value="74.0464869115116">
                <text:p>74.04648691151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8">
                <text:p>888</text:p>
              </table:table-cell>
              <table:table-cell office:value-type="float" office:value="74.5229963319956">
                <text:p>74.5229963319956</text:p>
              </table:table-cell>
              <table:table-cell office:value-type="float" office:value="74.3569771754321">
                <text:p>74.35697717543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0">
                <text:p>890</text:p>
              </table:table-cell>
              <table:table-cell office:value-type="float" office:value="74.8215245869953">
                <text:p>74.8215245869953</text:p>
              </table:table-cell>
              <table:table-cell office:value-type="float" office:value="74.6616549949962">
                <text:p>74.66165499499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2">
                <text:p>892</text:p>
              </table:table-cell>
              <table:table-cell office:value-type="float" office:value="75.1140034608582">
                <text:p>75.1140034608582</text:p>
              </table:table-cell>
              <table:table-cell office:value-type="float" office:value="74.9603618179272">
                <text:p>74.96036181792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4">
                <text:p>894</text:p>
              </table:table-cell>
              <table:table-cell office:value-type="float" office:value="75.4002869666557">
                <text:p>75.4002869666557</text:p>
              </table:table-cell>
              <table:table-cell office:value-type="float" office:value="75.2529454463641">
                <text:p>75.25294544636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6">
                <text:p>896</text:p>
              </table:table-cell>
              <table:table-cell office:value-type="float" office:value="75.6802355214265">
                <text:p>75.6802355214265</text:p>
              </table:table-cell>
              <table:table-cell office:value-type="float" office:value="75.5392600877267">
                <text:p>75.53926008772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8">
                <text:p>898</text:p>
              </table:table-cell>
              <table:table-cell office:value-type="float" office:value="75.9537159938483">
                <text:p>75.9537159938483</text:p>
              </table:table-cell>
              <table:table-cell office:value-type="float" office:value="75.8191664035146">
                <text:p>75.81916640351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0">
                <text:p>900</text:p>
              </table:table-cell>
              <table:table-cell office:value-type="float" office:value="76.2206017501261">
                <text:p>76.2206017501261</text:p>
              </table:table-cell>
              <table:table-cell office:value-type="float" office:value="76.0925315562211">
                <text:p>76.09253155622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2">
                <text:p>902</text:p>
              </table:table-cell>
              <table:table-cell office:value-type="float" office:value="76.4807726982481">
                <text:p>76.4807726982481</text:p>
              </table:table-cell>
              <table:table-cell office:value-type="float" office:value="76.3592292545271">
                <text:p>76.35922925452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4">
                <text:p>904</text:p>
              </table:table-cell>
              <table:table-cell office:value-type="float" office:value="76.73411533074">
                <text:p>76.73411533074</text:p>
              </table:table-cell>
              <table:table-cell office:value-type="float" office:value="76.619139796922">
                <text:p>76.6191397969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6">
                <text:p>906</text:p>
              </table:table-cell>
              <table:table-cell office:value-type="float" office:value="76.9805227660391">
                <text:p>76.9805227660391</text:p>
              </table:table-cell>
              <table:table-cell office:value-type="float" office:value="76.872150113883">
                <text:p>76.8721501138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8">
                <text:p>908</text:p>
              </table:table-cell>
              <table:table-cell office:value-type="float" office:value="77.219894788589">
                <text:p>77.219894788589</text:p>
              </table:table-cell>
              <table:table-cell office:value-type="float" office:value="77.1181538087293">
                <text:p>77.11815380872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0">
                <text:p>910</text:p>
              </table:table-cell>
              <table:table-cell office:value-type="float" office:value="77.452137887746">
                <text:p>77.452137887746</text:p>
              </table:table-cell>
              <table:table-cell office:value-type="float" office:value="77.3570511972517">
                <text:p>77.35705119725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2">
                <text:p>912</text:p>
              </table:table-cell>
              <table:table-cell office:value-type="float" office:value="77.6771652955715">
                <text:p>77.6771652955715</text:p>
              </table:table-cell>
              <table:table-cell office:value-type="float" office:value="77.5887493462053">
                <text:p>77.5887493462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4">
                <text:p>914</text:p>
              </table:table-cell>
              <table:table-cell office:value-type="float" office:value="77.8948970235756">
                <text:p>77.8948970235756</text:p>
              </table:table-cell>
              <table:table-cell office:value-type="float" office:value="77.8131621107389">
                <text:p>77.81316211073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6">
                <text:p>916</text:p>
              </table:table-cell>
              <table:table-cell office:value-type="float" office:value="78.1052598984587">
                <text:p>78.1052598984587</text:p>
              </table:table-cell>
              <table:table-cell office:value-type="float" office:value="78.0302101708213">
                <text:p>78.03021017082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8">
                <text:p>918</text:p>
              </table:table-cell>
              <table:table-cell office:value-type="float" office:value="78.3081875968935">
                <text:p>78.3081875968935</text:p>
              </table:table-cell>
              <table:table-cell office:value-type="float" office:value="78.2398210667141">
                <text:p>78.23982106671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0">
                <text:p>920</text:p>
              </table:table-cell>
              <table:table-cell office:value-type="float" office:value="78.5036206793705">
                <text:p>78.5036206793705</text:p>
              </table:table-cell>
              <table:table-cell office:value-type="float" office:value="78.4419292335254">
                <text:p>78.44192923352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2">
                <text:p>922</text:p>
              </table:table-cell>
              <table:table-cell office:value-type="float" office:value="78.6915066231243">
                <text:p>78.6915066231243</text:p>
              </table:table-cell>
              <table:table-cell office:value-type="float" office:value="78.6364760348702">
                <text:p>78.63647603487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4">
                <text:p>924</text:p>
              </table:table-cell>
              <table:table-cell office:value-type="float" office:value="78.8717998541442">
                <text:p>78.8717998541442</text:p>
              </table:table-cell>
              <table:table-cell office:value-type="float" office:value="78.8234097956505">
                <text:p>78.82340979565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6">
                <text:p>926</text:p>
              </table:table-cell>
              <table:table-cell office:value-type="float" office:value="79.0444617782613">
                <text:p>79.0444617782613</text:p>
              </table:table-cell>
              <table:table-cell office:value-type="float" office:value="79.0026858339557">
                <text:p>79.00268583395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8">
                <text:p>928</text:p>
              </table:table-cell>
              <table:table-cell office:value-type="float" office:value="79.2094608112971">
                <text:p>79.2094608112971</text:p>
              </table:table-cell>
              <table:table-cell office:value-type="float" office:value="79.1742664920773">
                <text:p>79.17426649207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0">
                <text:p>930</text:p>
              </table:table-cell>
              <table:table-cell office:value-type="float" office:value="79.3667724082418">
                <text:p>79.3667724082418</text:p>
              </table:table-cell>
              <table:table-cell office:value-type="float" office:value="79.3381211666149">
                <text:p>79.33812116661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2">
                <text:p>932</text:p>
              </table:table-cell>
              <table:table-cell office:value-type="float" office:value="79.5163790914276">
                <text:p>79.5163790914276</text:p>
              </table:table-cell>
              <table:table-cell office:value-type="float" office:value="79.4942263376463">
                <text:p>79.49422633764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4">
                <text:p>934</text:p>
              </table:table-cell>
              <table:table-cell office:value-type="float" office:value="79.6582704776443">
                <text:p>79.6582704776443</text:p>
              </table:table-cell>
              <table:table-cell office:value-type="float" office:value="79.6425655969186">
                <text:p>79.64256559691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6">
                <text:p>936</text:p>
              </table:table-cell>
              <table:table-cell office:value-type="float" office:value="79.7924433041399">
                <text:p>79.7924433041399</text:p>
              </table:table-cell>
              <table:table-cell office:value-type="float" office:value="79.7831296750108">
                <text:p>79.78312967501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8">
                <text:p>938</text:p>
              </table:table-cell>
              <table:table-cell office:value-type="float" office:value="79.9189014534349">
                <text:p>79.9189014534349</text:p>
              </table:table-cell>
              <table:table-cell office:value-type="float" office:value="79.9159164674049">
                <text:p>79.91591646740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0">
                <text:p>940</text:p>
              </table:table-cell>
              <table:table-cell office:value-type="float" office:value="80.037655976869">
                <text:p>80.037655976869</text:p>
              </table:table-cell>
              <table:table-cell office:value-type="float" office:value="80.0409310593931">
                <text:p>80.04093105939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2">
                <text:p>942</text:p>
              </table:table-cell>
              <table:table-cell office:value-type="float" office:value="80.1487251167896">
                <text:p>80.1487251167896</text:p>
              </table:table-cell>
              <table:table-cell office:value-type="float" office:value="80.1581857497389">
                <text:p>80.15818574973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4">
                <text:p>944</text:p>
              </table:table-cell>
              <table:table-cell office:value-type="float" office:value="80.2521343272768">
                <text:p>80.2521343272768</text:p>
              </table:table-cell>
              <table:table-cell office:value-type="float" office:value="80.2677000729961">
                <text:p>80.26770007299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6">
                <text:p>946</text:p>
              </table:table-cell>
              <table:table-cell office:value-type="float" office:value="80.3479162932941">
                <text:p>80.3479162932941</text:p>
              </table:table-cell>
              <table:table-cell office:value-type="float" office:value="80.3695008203828">
                <text:p>80.36950082038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8">
                <text:p>948</text:p>
              </table:table-cell>
              <table:table-cell office:value-type="float" office:value="80.436110948136">
                <text:p>80.436110948136</text:p>
              </table:table-cell>
              <table:table-cell office:value-type="float" office:value="80.4636220590905">
                <text:p>80.46362205909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0">
                <text:p>950</text:p>
              </table:table-cell>
              <table:table-cell office:value-type="float" office:value="80.5167654890368">
                <text:p>80.5167654890368</text:p>
              </table:table-cell>
              <table:table-cell office:value-type="float" office:value="80.5501051499036">
                <text:p>80.55010514990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2">
                <text:p>952</text:p>
              </table:table-cell>
              <table:table-cell office:value-type="float" office:value="80.5899343907909">
                <text:p>80.5899343907909</text:p>
              </table:table-cell>
              <table:table-cell office:value-type="float" office:value="80.6289987629863">
                <text:p>80.62899876298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4">
                <text:p>954</text:p>
              </table:table-cell>
              <table:table-cell office:value-type="float" office:value="80.655679417221">
                <text:p>80.655679417221</text:p>
              </table:table-cell>
              <table:table-cell office:value-type="float" office:value="80.7003588916862">
                <text:p>80.70035889168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6">
                <text:p>956</text:p>
              </table:table-cell>
              <table:table-cell office:value-type="float" office:value="80.7140696303227">
                <text:p>80.7140696303227</text:p>
              </table:table-cell>
              <table:table-cell office:value-type="float" office:value="80.7642488641884">
                <text:p>80.76424886418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8">
                <text:p>958</text:p>
              </table:table-cell>
              <table:table-cell office:value-type="float" office:value="80.7651813968934">
                <text:p>80.7651813968934</text:p>
              </table:table-cell>
              <table:table-cell office:value-type="float" office:value="80.8207393528425">
                <text:p>80.82073935284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0">
                <text:p>960</text:p>
              </table:table-cell>
              <table:table-cell office:value-type="float" office:value="80.8090983924475">
                <text:p>80.8090983924475</text:p>
              </table:table-cell>
              <table:table-cell office:value-type="float" office:value="80.8699083809718">
                <text:p>80.86990838097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2">
                <text:p>962</text:p>
              </table:table-cell>
              <table:table-cell office:value-type="float" office:value="80.8459116022002">
                <text:p>80.8459116022002</text:p>
              </table:table-cell>
              <table:table-cell office:value-type="float" office:value="80.9118413269579">
                <text:p>80.91184132695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4">
                <text:p>964</text:p>
              </table:table-cell>
              <table:table-cell office:value-type="float" office:value="80.8757193188913">
                <text:p>80.8757193188913</text:p>
              </table:table-cell>
              <table:table-cell office:value-type="float" office:value="80.9466309253837">
                <text:p>80.94663092538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6">
                <text:p>966</text:p>
              </table:table-cell>
              <table:table-cell office:value-type="float" office:value="80.8986271372041">
                <text:p>80.8986271372041</text:p>
              </table:table-cell>
              <table:table-cell office:value-type="float" office:value="80.974377264998">
                <text:p>80.9743772649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8">
                <text:p>968</text:p>
              </table:table-cell>
              <table:table-cell office:value-type="float" office:value="80.9147479445197">
                <text:p>80.9147479445197</text:p>
              </table:table-cell>
              <table:table-cell office:value-type="float" office:value="80.9951877832565">
                <text:p>80.99518778325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0">
                <text:p>970</text:p>
              </table:table-cell>
              <table:table-cell office:value-type="float" office:value="80.9242019077327">
                <text:p>80.9242019077327</text:p>
              </table:table-cell>
              <table:table-cell office:value-type="float" office:value="81.009177257171">
                <text:p>81.0091772571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2">
                <text:p>972</text:p>
              </table:table-cell>
              <table:table-cell office:value-type="float" office:value="80.9271164558363">
                <text:p>80.9271164558363</text:p>
              </table:table-cell>
              <table:table-cell office:value-type="float" office:value="81.0164677901909">
                <text:p>81.01646779019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4">
                <text:p>974</text:p>
              </table:table-cell>
              <table:table-cell office:value-type="float" office:value="80.923626257971">
                <text:p>80.923626257971</text:p>
              </table:table-cell>
              <table:table-cell office:value-type="float" office:value="81.0171887948178">
                <text:p>81.01718879481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6">
                <text:p>976</text:p>
              </table:table-cell>
              <table:table-cell office:value-type="float" office:value="80.9138731966152">
                <text:p>80.9138731966152</text:p>
              </table:table-cell>
              <table:table-cell office:value-type="float" office:value="81.0114769706436">
                <text:p>81.01147697064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8">
                <text:p>978</text:p>
              </table:table-cell>
              <table:table-cell office:value-type="float" office:value="80.8980063355758">
                <text:p>80.8980063355758</text:p>
              </table:table-cell>
              <table:table-cell office:value-type="float" office:value="80.9994762774823">
                <text:p>80.99947627748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0">
                <text:p>980</text:p>
              </table:table-cell>
              <table:table-cell office:value-type="float" office:value="80.8761818824269">
                <text:p>80.8761818824269</text:p>
              </table:table-cell>
              <table:table-cell office:value-type="float" office:value="80.9813379032489">
                <text:p>80.98133790324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2">
                <text:p>982</text:p>
              </table:table-cell>
              <table:table-cell office:value-type="float" office:value="80.8485631450217">
                <text:p>80.8485631450217</text:p>
              </table:table-cell>
              <table:table-cell office:value-type="float" office:value="80.9572202262277">
                <text:p>80.95722022622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4">
                <text:p>984</text:p>
              </table:table-cell>
              <table:table-cell office:value-type="float" office:value="80.8153204816912">
                <text:p>80.8153204816912</text:p>
              </table:table-cell>
              <table:table-cell office:value-type="float" office:value="80.9272887713444">
                <text:p>80.92728877134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6">
                <text:p>986</text:p>
              </table:table-cell>
              <table:table-cell office:value-type="float" office:value="80.7766312447256">
                <text:p>80.7766312447256</text:p>
              </table:table-cell>
              <table:table-cell office:value-type="float" office:value="80.8917161600537">
                <text:p>80.89171616005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8">
                <text:p>988</text:p>
              </table:table-cell>
              <table:table-cell office:value-type="float" office:value="80.7326797167178">
                <text:p>80.7326797167178</text:p>
              </table:table-cell>
              <table:table-cell office:value-type="float" office:value="80.8506820534253">
                <text:p>80.85068205342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0">
                <text:p>990</text:p>
              </table:table-cell>
              <table:table-cell office:value-type="float" office:value="80.6836570393347">
                <text:p>80.6836570393347</text:p>
              </table:table-cell>
              <table:table-cell office:value-type="float" office:value="80.8043730880029">
                <text:p>80.80437308800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2">
                <text:p>992</text:p>
              </table:table-cell>
              <table:table-cell office:value-type="float" office:value="80.629761134067">
                <text:p>80.629761134067</text:p>
              </table:table-cell>
              <table:table-cell office:value-type="float" office:value="80.7529828039927">
                <text:p>80.7529828039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4">
                <text:p>994</text:p>
              </table:table-cell>
              <table:table-cell office:value-type="float" office:value="80.5711966144957">
                <text:p>80.5711966144957</text:p>
              </table:table-cell>
              <table:table-cell office:value-type="float" office:value="80.6967115653223">
                <text:p>80.69671156532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6">
                <text:p>996</text:p>
              </table:table-cell>
              <table:table-cell office:value-type="float" office:value="80.5081746895974">
                <text:p>80.5081746895974</text:p>
              </table:table-cell>
              <table:table-cell office:value-type="float" office:value="80.6357664710994">
                <text:p>80.63576647109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8">
                <text:p>998</text:p>
              </table:table-cell>
              <table:table-cell office:value-type="float" office:value="80.4409130576065">
                <text:p>80.4409130576065</text:p>
              </table:table-cell>
              <table:table-cell office:value-type="float" office:value="80.5703612579851">
                <text:p>80.57036125798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0">
                <text:p>1000</text:p>
              </table:table-cell>
              <table:table-cell office:value-type="float" office:value="80.3696357899338">
                <text:p>80.3696357899338</text:p>
              </table:table-cell>
              <table:table-cell office:value-type="float" office:value="80.5007161929849">
                <text:p>80.50071619298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2">
                <text:p>1002</text:p>
              </table:table-cell>
              <table:table-cell office:value-type="float" office:value="80.2945732046423">
                <text:p>80.2945732046423</text:p>
              </table:table-cell>
              <table:table-cell office:value-type="float" office:value="80.4270579561531">
                <text:p>80.42705795615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4">
                <text:p>1004</text:p>
              </table:table-cell>
              <table:table-cell office:value-type="float" office:value="80.215961728969">
                <text:p>80.215961728969</text:p>
              </table:table-cell>
              <table:table-cell office:value-type="float" office:value="80.3496195126966">
                <text:p>80.34961951269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6">
                <text:p>1006</text:p>
              </table:table-cell>
              <table:table-cell office:value-type="float" office:value="80.1340437503806">
                <text:p>80.1340437503806</text:p>
              </table:table-cell>
              <table:table-cell office:value-type="float" office:value="80.2686399739572">
                <text:p>80.26863997395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8">
                <text:p>1008</text:p>
              </table:table-cell>
              <table:table-cell office:value-type="float" office:value="80.0490674556528">
                <text:p>80.0490674556528</text:p>
              </table:table-cell>
              <table:table-cell office:value-type="float" office:value="80.1843644467524">
                <text:p>80.18436444675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0">
                <text:p>1010</text:p>
              </table:table-cell>
              <table:table-cell office:value-type="float" office:value="79.9612866574615">
                <text:p>79.9612866574615</text:p>
              </table:table-cell>
              <table:table-cell office:value-type="float" office:value="80.0970438705495">
                <text:p>80.0970438705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2">
                <text:p>1012</text:p>
              </table:table-cell>
              <table:table-cell office:value-type="float" office:value="79.8709606079843">
                <text:p>79.8709606079843</text:p>
              </table:table-cell>
              <table:table-cell office:value-type="float" office:value="80.0069348419551">
                <text:p>80.00693484195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4">
                <text:p>1014</text:p>
              </table:table-cell>
              <table:table-cell office:value-type="float" office:value="79.7783537990178">
                <text:p>79.7783537990178</text:p>
              </table:table-cell>
              <table:table-cell office:value-type="float" office:value="79.9142994260035">
                <text:p>79.9142994260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6">
                <text:p>1016</text:p>
              </table:table-cell>
              <table:table-cell office:value-type="float" office:value="79.683735748133">
                <text:p>79.683735748133</text:p>
              </table:table-cell>
              <table:table-cell office:value-type="float" office:value="79.8194049537441">
                <text:p>79.81940495374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8">
                <text:p>1018</text:p>
              </table:table-cell>
              <table:table-cell office:value-type="float" office:value="79.5873807704079">
                <text:p>79.5873807704079</text:p>
              </table:table-cell>
              <table:table-cell office:value-type="float" office:value="79.7225238056357">
                <text:p>79.7225238056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0">
                <text:p>1020</text:p>
              </table:table-cell>
              <table:table-cell office:value-type="float" office:value="79.4895677353012">
                <text:p>79.4895677353012</text:p>
              </table:table-cell>
              <table:table-cell office:value-type="float" office:value="79.62393318028">
                <text:p>79.623933180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2">
                <text:p>1022</text:p>
              </table:table-cell>
              <table:table-cell office:value-type="float" office:value="79.3905798082594">
                <text:p>79.3905798082594</text:p>
              </table:table-cell>
              <table:table-cell office:value-type="float" office:value="79.5239148480496">
                <text:p>79.5239148480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4">
                <text:p>1024</text:p>
              </table:table-cell>
              <table:table-cell office:value-type="float" office:value="79.2907041766857">
                <text:p>79.2907041766857</text:p>
              </table:table-cell>
              <table:table-cell office:value-type="float" office:value="79.4227548891925">
                <text:p>79.42275488919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6">
                <text:p>1026</text:p>
              </table:table-cell>
              <table:table-cell office:value-type="float" office:value="79.1902317599376">
                <text:p>79.1902317599376</text:p>
              </table:table-cell>
              <table:table-cell office:value-type="float" office:value="79.3207434160369">
                <text:p>79.32074341603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8">
                <text:p>1028</text:p>
              </table:table-cell>
              <table:table-cell office:value-type="float" office:value="79.0894569030693">
                <text:p>79.0894569030693</text:p>
              </table:table-cell>
              <table:table-cell office:value-type="float" office:value="79.2181742789546">
                <text:p>79.21817427895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0">
                <text:p>1030</text:p>
              </table:table-cell>
              <table:table-cell office:value-type="float" office:value="78.9886770540871">
                <text:p>78.9886770540871</text:p>
              </table:table-cell>
              <table:table-cell office:value-type="float" office:value="79.1153447557978">
                <text:p>79.11534475579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2">
                <text:p>1032</text:p>
              </table:table-cell>
              <table:table-cell office:value-type="float" office:value="78.8881924245481">
                <text:p>78.8881924245481</text:p>
              </table:table-cell>
              <table:table-cell office:value-type="float" office:value="79.0125552245692">
                <text:p>79.01255522456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4">
                <text:p>1034</text:p>
              </table:table-cell>
              <table:table-cell office:value-type="float" office:value="78.7883056333962">
                <text:p>78.7883056333962</text:p>
              </table:table-cell>
              <table:table-cell office:value-type="float" office:value="78.9101088191577">
                <text:p>78.91010881915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6">
                <text:p>1036</text:p>
              </table:table-cell>
              <table:table-cell office:value-type="float" office:value="78.6893213340111">
                <text:p>78.6893213340111</text:p>
              </table:table-cell>
              <table:table-cell office:value-type="float" office:value="78.808311068034">
                <text:p>78.8083110680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8">
                <text:p>1038</text:p>
              </table:table-cell>
              <table:table-cell office:value-type="float" office:value="78.5915458245176">
                <text:p>78.5915458245176</text:p>
              </table:table-cell>
              <table:table-cell office:value-type="float" office:value="78.7074695158789">
                <text:p>78.70746951587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0">
                <text:p>1040</text:p>
              </table:table-cell>
              <table:table-cell office:value-type="float" office:value="78.4952866415026">
                <text:p>78.4952866415026</text:p>
              </table:table-cell>
              <table:table-cell office:value-type="float" office:value="78.6078933282029">
                <text:p>78.60789332820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2">
                <text:p>1042</text:p>
              </table:table-cell>
              <table:table-cell office:value-type="float" office:value="78.4008521373718">
                <text:p>78.4008521373718</text:p>
              </table:table-cell>
              <table:table-cell office:value-type="float" office:value="78.509892879104">
                <text:p>78.5098928791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4">
                <text:p>1044</text:p>
              </table:table-cell>
              <table:table-cell office:value-type="float" office:value="78.3085510416906">
                <text:p>78.3085510416906</text:p>
              </table:table-cell>
              <table:table-cell office:value-type="float" office:value="78.413779322411">
                <text:p>78.4137793224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6">
                <text:p>1046</text:p>
              </table:table-cell>
              <table:table-cell office:value-type="float" office:value="78.2186920069551">
                <text:p>78.2186920069551</text:p>
              </table:table-cell>
              <table:table-cell office:value-type="float" office:value="78.3198641465635">
                <text:p>78.31986414656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8">
                <text:p>1048</text:p>
              </table:table-cell>
              <table:table-cell office:value-type="float" office:value="78.1315831393579">
                <text:p>78.1315831393579</text:p>
              </table:table-cell>
              <table:table-cell office:value-type="float" office:value="78.2284587136923">
                <text:p>78.22845871369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0">
                <text:p>1050</text:p>
              </table:table-cell>
              <table:table-cell office:value-type="float" office:value="78.0475315152317">
                <text:p>78.0475315152317</text:p>
              </table:table-cell>
              <table:table-cell office:value-type="float" office:value="78.1398737834822">
                <text:p>78.13987378348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2">
                <text:p>1052</text:p>
              </table:table-cell>
              <table:table-cell office:value-type="float" office:value="77.9668426839808">
                <text:p>77.9668426839808</text:p>
              </table:table-cell>
              <table:table-cell office:value-type="float" office:value="78.0544190225192">
                <text:p>78.05441902251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4">
                <text:p>1054</text:p>
              </table:table-cell>
              <table:table-cell office:value-type="float" office:value="77.8898201584341">
                <text:p>77.8898201584341</text:p>
              </table:table-cell>
              <table:table-cell office:value-type="float" office:value="77.9724024999586">
                <text:p>77.97240249995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6">
                <text:p>1056</text:p>
              </table:table-cell>
              <table:table-cell office:value-type="float" office:value="77.8167648936909">
                <text:p>77.8167648936909</text:p>
              </table:table-cell>
              <table:table-cell office:value-type="float" office:value="77.8941301704722">
                <text:p>77.89413017047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8">
                <text:p>1058</text:p>
              </table:table-cell>
              <table:table-cell office:value-type="float" office:value="77.7479747556566">
                <text:p>77.7479747556566</text:p>
              </table:table-cell>
              <table:table-cell office:value-type="float" office:value="77.819905345579">
                <text:p>77.8199053455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0">
                <text:p>1060</text:p>
              </table:table-cell>
              <table:table-cell office:value-type="float" office:value="77.683743980605">
                <text:p>77.683743980605</text:p>
              </table:table-cell>
              <table:table-cell office:value-type="float" office:value="77.7500281545874">
                <text:p>77.75002815458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2">
                <text:p>1062</text:p>
              </table:table-cell>
              <table:table-cell office:value-type="float" office:value="77.6243626272292">
                <text:p>77.6243626272292</text:p>
              </table:table-cell>
              <table:table-cell office:value-type="float" office:value="77.684794996523">
                <text:p>77.6847949965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4">
                <text:p>1064</text:p>
              </table:table-cell>
              <table:table-cell office:value-type="float" office:value="77.5701160227775">
                <text:p>77.5701160227775</text:p>
              </table:table-cell>
              <table:table-cell office:value-type="float" office:value="77.6244979845454">
                <text:p>77.62449798454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6">
                <text:p>1066</text:p>
              </table:table-cell>
              <table:table-cell office:value-type="float" office:value="77.5212842049944">
                <text:p>77.5212842049944</text:p>
              </table:table-cell>
              <table:table-cell office:value-type="float" office:value="77.5694243844895">
                <text:p>77.56942438448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8">
                <text:p>1068</text:p>
              </table:table-cell>
              <table:table-cell office:value-type="float" office:value="77.4781413617027">
                <text:p>77.4781413617027</text:p>
              </table:table-cell>
              <table:table-cell office:value-type="float" office:value="77.5198560492974">
                <text:p>77.51985604929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0">
                <text:p>1070</text:p>
              </table:table-cell>
              <table:table-cell office:value-type="float" office:value="77.4409552699804">
                <text:p>77.4409552699804</text:p>
              </table:table-cell>
              <table:table-cell office:value-type="float" office:value="77.4760688512258">
                <text:p>77.47606885122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2">
                <text:p>1072</text:p>
              </table:table-cell>
              <table:table-cell office:value-type="float" office:value="77.4099867369832">
                <text:p>77.4099867369832</text:p>
              </table:table-cell>
              <table:table-cell office:value-type="float" office:value="77.4383321138266">
                <text:p>77.43833211382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4">
                <text:p>1074</text:p>
              </table:table-cell>
              <table:table-cell office:value-type="float" office:value="77.3854890445564">
                <text:p>77.3854890445564</text:p>
              </table:table-cell>
              <table:table-cell office:value-type="float" office:value="77.4069080458072">
                <text:p>77.4069080458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6">
                <text:p>1076</text:p>
              </table:table-cell>
              <table:table-cell office:value-type="float" office:value="77.3677073998599">
                <text:p>77.3677073998599</text:p>
              </table:table-cell>
              <table:table-cell office:value-type="float" office:value="77.3820511789603">
                <text:p>77.38205117896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8">
                <text:p>1078</text:p>
              </table:table-cell>
              <table:table-cell office:value-type="float" office:value="77.3568783942915">
                <text:p>77.3568783942915</text:p>
              </table:table-cell>
              <table:table-cell office:value-type="float" office:value="77.3640078124418">
                <text:p>77.36400781244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0">
                <text:p>1080</text:p>
              </table:table-cell>
              <table:table-cell office:value-type="float" office:value="77.3532294730427">
                <text:p>77.3532294730427</text:p>
              </table:table-cell>
              <table:table-cell office:value-type="float" office:value="77.3530154657312">
                <text:p>77.35301546573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77.3569784176529">
                <text:p>77.3569784176529</text:p>
              </table:table-cell>
              <table:table-cell office:value-type="float" office:value="77.3493023426611">
                <text:p>77.349302342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08cm" svg:height="15.759cm" xlink:href=".." xlink:type="simple" chart:class="chart:scatter" chart:style-name="ch1">
        <chart:legend chart:legend-position="end" svg:x="18.056cm" svg:y="7.331cm" style:legend-expansion="high" chart:style-name="ch2"/>
        <chart:plot-area chart:style-name="ch3" table:cell-range-address="Sheet1.D7:Sheet1.E548 Sheet1.I7:Sheet1.I548" svg:x="0.418cm" svg:y="0.315cm" svg:width="17.22cm" svg:height="15.129cm">
          <chartooo:coordinate-region svg:x="0.749cm" svg:y="0.515cm" svg:width="16.609cm" svg:height="14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548" chart:class="chart:scatter">
            <chart:domain table:cell-range-address="Sheet1.D7:Sheet1.D548"/>
            <chart:data-point chart:repeated="542"/>
          </chart:series>
          <chart:series chart:style-name="ch7" chart:values-cell-range-address="Sheet1.I7:Sheet1.I548" chart:class="chart:scatter">
            <chart:domain table:cell-range-address="Sheet1.H7:Sheet1.H548"/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7:Sheet1.D548</svg:desc>
                </draw:g>
              </table:table-cell>
              <table:table-cell office:value-type="float" office:value="0">
                <text:p>0</text:p>
                <draw:g>
                  <svg:desc>Sheet1.E7:Sheet1.E548</svg:desc>
                </draw:g>
              </table:table-cell>
              <table:table-cell office:value-type="float" office:value="NaN">
                <text:p>NaN</text:p>
                <draw:g>
                  <svg:desc>Sheet1.H7:Sheet1.H548</svg:desc>
                </draw:g>
              </table:table-cell>
              <table:table-cell office:value-type="float" office:value="NaN">
                <text:p>NaN</text:p>
                <draw:g>
                  <svg:desc>Sheet1.I7:Sheet1.I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1543968240127">
                <text:p>0.0071543968240127</text:p>
              </table:table-cell>
              <table:table-cell office:value-type="float" office:value="0.404875119538915">
                <text:p>0.404875119538915</text:p>
              </table:table-cell>
              <table:table-cell office:value-type="float" office:value="0.00354835188031594">
                <text:p>0.00354835188031594</text:p>
              </table:table-cell>
              <table:table-cell office:value-type="float" office:value="0.202458627469064">
                <text:p>0.202458627469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03256310279">
                <text:p>0.021803256310279</text:p>
              </table:table-cell>
              <table:table-cell office:value-type="float" office:value="0.614363570093478">
                <text:p>0.614363570093478</text:p>
              </table:table-cell>
              <table:table-cell office:value-type="float" office:value="0.0144219128983383">
                <text:p>0.0144219128983383</text:p>
              </table:table-cell>
              <table:table-cell office:value-type="float" office:value="0.409662981095449">
                <text:p>0.409662981095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2768759128245">
                <text:p>0.0442768759128245</text:p>
              </table:table-cell>
              <table:table-cell office:value-type="float" office:value="0.828185777597657">
                <text:p>0.828185777597657</text:p>
              </table:table-cell>
              <table:table-cell office:value-type="float" office:value="0.0329559342826871">
                <text:p>0.0329559342826871</text:p>
              </table:table-cell>
              <table:table-cell office:value-type="float" office:value="0.621342350233614">
                <text:p>0.62134235023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8949581240389">
                <text:p>0.0748949581240389</text:p>
              </table:table-cell>
              <table:table-cell office:value-type="float" office:value="1.0460447527208">
                <text:p>1.0460447527208</text:p>
              </table:table-cell>
              <table:table-cell office:value-type="float" office:value="0.0594754844684313">
                <text:p>0.0594754844684313</text:p>
              </table:table-cell>
              <table:table-cell office:value-type="float" office:value="0.837208420807637">
                <text:p>0.837208420807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965798099098">
                <text:p>0.113965798099098</text:p>
              </table:table-cell>
              <table:table-cell office:value-type="float" office:value="1.26762649714855">
                <text:p>1.26762649714855</text:p>
              </table:table-cell>
              <table:table-cell office:value-type="float" office:value="0.0942946294941691">
                <text:p>0.0942946294941691</text:p>
              </table:table-cell>
              <table:table-cell office:value-type="float" office:value="1.05695566363395">
                <text:p>1.0569556636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785486987183">
                <text:p>0.161785486987183</text:p>
              </table:table-cell>
              <table:table-cell office:value-type="float" office:value="1.49260044531732">
                <text:p>1.49260044531732</text:p>
              </table:table-cell>
              <table:table-cell office:value-type="float" office:value="0.137715628355107">
                <text:p>0.137715628355107</text:p>
              </table:table-cell>
              <table:table-cell office:value-type="float" office:value="1.28026175847737">
                <text:p>1.28026175847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8637132453105">
                <text:p>0.218637132453105</text:p>
              </table:table-cell>
              <table:table-cell office:value-type="float" office:value="1.72061994099218">
                <text:p>1.72061994099218</text:p>
              </table:table-cell>
              <table:table-cell office:value-type="float" office:value="0.190028144806618">
                <text:p>0.190028144806618</text:p>
              </table:table-cell>
              <table:table-cell office:value-type="float" office:value="1.50678805326073">
                <text:p>1.50678805326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4790097849185">
                <text:p>0.284790097849185</text:p>
              </table:table-cell>
              <table:table-cell office:value-type="float" office:value="1.95132274801738">
                <text:p>1.95132274801738</text:p>
              </table:table-cell>
              <table:table-cell office:value-type="float" office:value="0.251508477090224">
                <text:p>0.251508477090224</text:p>
              </table:table-cell>
              <table:table-cell office:value-type="float" office:value="1.73618005778742">
                <text:p>1.73618005778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0499261471047">
                <text:p>0.360499261471047</text:p>
              </table:table-cell>
              <table:table-cell office:value-type="float" office:value="2.18433159450969">
                <text:p>2.18433159450969</text:p>
              </table:table-cell>
              <table:table-cell office:value-type="float" office:value="0.322418807028918">
                <text:p>0.322418807028918</text:p>
              </table:table-cell>
              <table:table-cell office:value-type="float" office:value="1.96806797127673">
                <text:p>1.96806797127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6004297302464">
                <text:p>0.446004297302464</text:p>
              </table:table-cell>
              <table:table-cell office:value-type="float" office:value="2.41925474970617">
                <text:p>2.41925474970617</text:p>
              </table:table-cell>
              <table:table-cell office:value-type="float" office:value="0.403006469911487">
                <text:p>0.403006469911487</text:p>
              </table:table-cell>
              <table:table-cell office:value-type="float" office:value="2.20206724295247">
                <text:p>2.2020672429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1528978623521">
                <text:p>0.541528978623521</text:p>
              </table:table-cell>
              <table:table-cell office:value-type="float" office:value="2.6556866326207">
                <text:p>2.6556866326207</text:p>
              </table:table-cell>
              <table:table-cell office:value-type="float" office:value="0.493503246555646">
                <text:p>0.493503246555646</text:p>
              </table:table-cell>
              <table:table-cell office:value-type="float" office:value="2.43777916486803">
                <text:p>2.43777916486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728050582323">
                <text:p>0.64728050582323</text:p>
              </table:table-cell>
              <table:table-cell office:value-type="float" office:value="2.89320845160778">
                <text:p>2.89320845160778</text:p>
              </table:table-cell>
              <table:table-cell office:value-type="float" office:value="0.594124678907948">
                <text:p>0.594124678907948</text:p>
              </table:table-cell>
              <table:table-cell office:value-type="float" office:value="2.67479149609405">
                <text:p>2.67479149609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3448859722335">
                <text:p>0.763448859722335</text:p>
              </table:table-cell>
              <table:table-cell office:value-type="float" office:value="3.13138887387706">
                <text:p>3.13138887387706</text:p>
              </table:table-cell>
              <table:table-cell office:value-type="float" office:value="0.705069410504034">
                <text:p>0.705069410504034</text:p>
              </table:table-cell>
              <table:table-cell office:value-type="float" office:value="2.91267911733957">
                <text:p>2.91267911733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0206181674525">
                <text:p>0.890206181674525</text:p>
              </table:table-cell>
              <table:table-cell office:value-type="float" office:value="3.36978472394897">
                <text:p>3.36978472394897</text:p>
              </table:table-cell>
              <table:table-cell office:value-type="float" office:value="0.826518553076423">
                <text:p>0.826518553076423</text:p>
              </table:table-cell>
              <table:table-cell office:value-type="float" office:value="3.15100471502353">
                <text:p>3.15100471502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770618167453">
                <text:p>1.02770618167453</text:p>
              </table:table-cell>
              <table:table-cell office:value-type="float" office:value="3.60794170998969">
                <text:p>3.60794170998969</text:p>
              </table:table-cell>
              <table:table-cell office:value-type="float" office:value="0.958635080558322">
                <text:p>0.958635080558322</text:p>
              </table:table-cell>
              <table:table-cell office:value-type="float" office:value="3.38931949376074">
                <text:p>3.38931949376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608357565982">
                <text:p>1.17608357565982</text:p>
              </table:table-cell>
              <table:table-cell office:value-type="float" office:value="3.84539517691349">
                <text:p>3.84539517691349</text:p>
              </table:table-cell>
              <table:table-cell office:value-type="float" office:value="1.10156325169128">
                <text:p>1.10156325169128</text:p>
              </table:table-cell>
              <table:table-cell office:value-type="float" office:value="3.62716391617535">
                <text:p>3.62716391617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545355314899">
                <text:p>1.33545355314899</text:p>
              </table:table-cell>
              <table:table-cell office:value-type="float" office:value="4.08167088509167">
                <text:p>4.08167088509167</text:p>
              </table:table-cell>
              <table:table-cell office:value-type="float" office:value="1.25542806240167">
                <text:p>1.25542806240167</text:p>
              </table:table-cell>
              <table:table-cell office:value-type="float" office:value="3.86406846890526">
                <text:p>3.8640684689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59112763138">
                <text:p>1.5059112763138</text:p>
              </table:table-cell>
              <table:table-cell office:value-type="float" office:value="4.31628581346041">
                <text:p>4.31628581346041</text:p>
              </table:table-cell>
              <table:table-cell office:value-type="float" office:value="1.4203347290663">
                <text:p>1.4203347290663</text:p>
              </table:table-cell>
              <table:table-cell office:value-type="float" office:value="4.09955445361321">
                <text:p>4.09955445361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8753141153487">
                <text:p>1.68753141153487</text:p>
              </table:table-cell>
              <table:table-cell office:value-type="float" office:value="4.54874898577439">
                <text:p>4.54874898577439</text:p>
              </table:table-cell>
              <table:table-cell office:value-type="float" office:value="1.59636820374066">
                <text:p>1.59636820374066</text:p>
              </table:table-cell>
              <table:table-cell office:value-type="float" office:value="4.33313480177382">
                <text:p>4.33313480177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8036769444083">
                <text:p>1.88036769444083</text:p>
              </table:table-cell>
              <table:table-cell office:value-type="float" office:value="4.77856231871008">
                <text:p>4.77856231871008</text:p>
              </table:table-cell>
              <table:table-cell office:value-type="float" office:value="1.78359272237497">
                <text:p>1.78359272237497</text:p>
              </table:table-cell>
              <table:table-cell office:value-type="float" office:value="4.564314911962">
                <text:p>4.564314911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445252938029">
                <text:p>2.08445252938029</text:p>
              </table:table-cell>
              <table:table-cell office:value-type="float" office:value="5.00522149048069">
                <text:p>5.00522149048069</text:p>
              </table:table-cell>
              <table:table-cell office:value-type="float" office:value="1.98205138699268">
                <text:p>1.98205138699268</text:p>
              </table:table-cell>
              <table:table-cell office:value-type="float" office:value="4.79259350832525">
                <text:p>4.79259350832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79662422258">
                <text:p>2.29979662422258</text:p>
              </table:table-cell>
              <table:table-cell office:value-type="float" office:value="5.22821682858567">
                <text:p>5.22821682858567</text:p>
              </table:table-cell>
              <table:table-cell office:value-type="float" office:value="2.19176578275424">
                <text:p>2.19176578275424</text:p>
              </table:table-cell>
              <table:table-cell office:value-type="float" office:value="5.01746351888242">
                <text:p>5.0174635188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2638866132925">
                <text:p>2.52638866132925</text:p>
              </table:table-cell>
              <table:table-cell office:value-type="float" office:value="5.44703421528026">
                <text:p>5.44703421528026</text:p>
              </table:table-cell>
              <table:table-cell office:value-type="float" office:value="2.41273563077526">
                <text:p>2.41273563077526</text:p>
              </table:table-cell>
              <table:table-cell office:value-type="float" office:value="5.23841297225273">
                <text:p>5.23841297225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419500548202">
                <text:p>2.76419500548202</text:p>
              </table:table-cell>
              <table:table-cell office:value-type="float" office:value="5.66115600931509">
                <text:p>5.66115600931509</text:p>
              </table:table-cell>
              <table:table-cell office:value-type="float" office:value="2.64493847751294">
                <text:p>2.64493847751294</text:p>
              </table:table-cell>
              <table:table-cell office:value-type="float" office:value="5.45492591138268">
                <text:p>5.45492591138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1315944949568">
                <text:p>3.01315944949568</text:p>
              </table:table-cell>
              <table:table-cell office:value-type="float" office:value="5.87006198246322">
                <text:p>5.87006198246322</text:p>
              </table:table-cell>
              <table:table-cell office:value-type="float" office:value="2.88832942147815">
                <text:p>2.88832942147815</text:p>
              </table:table-cell>
              <table:table-cell office:value-type="float" office:value="5.66648332280437">
                <text:p>5.66648332280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732029981859">
                <text:p>3.2732029981859</text:p>
              </table:table-cell>
              <table:table-cell office:value-type="float" office:value="6.07323026932068">
                <text:p>6.07323026932068</text:p>
              </table:table-cell>
              <table:table-cell office:value-type="float" office:value="3.14284087797225">
                <text:p>3.14284087797225</text:p>
              </table:table-cell>
              <table:table-cell office:value-type="float" office:value="5.87256407992683">
                <text:p>5.87256407992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4422369130151">
                <text:p>3.54422369130151</text:p>
              </table:table-cell>
              <table:table-cell office:value-type="float" office:value="6.27013832883866">
                <text:p>6.27013832883866</text:p>
              </table:table-cell>
              <table:table-cell office:value-type="float" office:value="3.40838238248879">
                <text:p>3.40838238248879</text:p>
              </table:table-cell>
              <table:table-cell office:value-type="float" office:value="6.07264589883214">
                <text:p>6.0726458988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2609646597022">
                <text:p>3.82609646597022</text:p>
              </table:table-cell>
              <table:table-cell office:value-type="float" office:value="6.46026391601872">
                <text:p>6.46026391601872</text:p>
              </table:table-cell>
              <table:table-cell office:value-type="float" office:value="3.68484043335921">
                <text:p>3.68484043335921</text:p>
              </table:table-cell>
              <table:table-cell office:value-type="float" office:value="6.26620630502099">
                <text:p>6.26620630502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1867305914419">
                <text:p>4.11867305914419</text:p>
              </table:table-cell>
              <table:table-cell office:value-type="float" office:value="6.64308606217917">
                <text:p>6.64308606217917</text:p>
              </table:table-cell>
              <table:table-cell office:value-type="float" office:value="3.97207837416045">
                <text:p>3.97207837416045</text:p>
              </table:table-cell>
              <table:table-cell office:value-type="float" office:value="6.45272360952721">
                <text:p>6.45272360952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2178195046875">
                <text:p>4.42178195046875</text:p>
              </table:table-cell>
              <table:table-cell office:value-type="float" office:value="6.81808606217917">
                <text:p>6.81808606217917</text:p>
              </table:table-cell>
              <table:table-cell office:value-type="float" office:value="4.2699363163394">
                <text:p>4.2699363163394</text:p>
              </table:table-cell>
              <table:table-cell office:value-type="float" office:value="6.63167789279846">
                <text:p>6.63167789279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73522834593366">
                <text:p>4.73522834593366</text:p>
              </table:table-cell>
              <table:table-cell office:value-type="float" office:value="6.98474846696816">
                <text:p>6.98474846696816</text:p>
              </table:table-cell>
              <table:table-cell office:value-type="float" office:value="4.57823110244549">
                <text:p>4.57823110244549</text:p>
              </table:table-cell>
              <table:table-cell office:value-type="float" office:value="6.80255199471986">
                <text:p>6.80255199471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5879420260136">
                <text:p>5.05879420260136</text:p>
              </table:table-cell>
              <table:table-cell office:value-type="float" office:value="7.14256207981223">
                <text:p>7.14256207981223</text:p>
              </table:table-cell>
              <table:table-cell office:value-type="float" office:value="4.89675631029857">
                <text:p>4.89675631029857</text:p>
              </table:table-cell>
              <table:table-cell office:value-type="float" office:value="6.96483250914007">
                <text:p>6.96483250914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9223829464091">
                <text:p>5.39223829464091</text:p>
              </table:table-cell>
              <table:table-cell office:value-type="float" office:value="7.2910209545349">
                <text:p>7.2910209545349</text:p>
              </table:table-cell>
              <table:table-cell office:value-type="float" office:value="5.22528229835359">
                <text:p>5.22528229835359</text:p>
              </table:table-cell>
              <table:table-cell office:value-type="float" office:value="7.11801078124404">
                <text:p>7.11801078124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3529632083062">
                <text:p>5.73529632083062</text:p>
              </table:table-cell>
              <table:table-cell office:value-type="float" office:value="7.42962539409879">
                <text:p>7.42962539409879</text:p>
              </table:table-cell>
              <table:table-cell office:value-type="float" office:value="5.56355629245799">
                <text:p>5.56355629245799</text:p>
              </table:table-cell>
              <table:table-cell office:value-type="float" office:value="7.26158390610427">
                <text:p>7.26158390610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8768105362534">
                <text:p>6.08768105362534</text:p>
              </table:table-cell>
              <table:table-cell office:value-type="float" office:value="7.55788294784591">
                <text:p>7.55788294784591</text:p>
              </table:table-cell>
              <table:table-cell office:value-type="float" office:value="5.91130251413138">
                <text:p>5.91130251413138</text:p>
              </table:table-cell>
              <table:table-cell office:value-type="float" office:value="7.39505572673244">
                <text:p>7.39505572673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490825298175">
                <text:p>6.4490825298175</text:p>
              </table:table-cell>
              <table:table-cell office:value-type="float" office:value="7.67530940570839">
                <text:p>7.67530940570839</text:p>
              </table:table-cell>
              <table:table-cell office:value-type="float" office:value="6.26822235043">
                <text:p>6.26822235043</text:p>
              </table:table-cell>
              <table:table-cell office:value-type="float" office:value="7.51793782994594">
                <text:p>7.51793782994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916828275375">
                <text:p>6.81916828275375</text:p>
              </table:table-cell>
              <table:table-cell office:value-type="float" office:value="7.78142978769794">
                <text:p>7.78142978769794</text:p>
              </table:table-cell>
              <table:table-cell office:value-type="float" office:value="6.6339945653915">
                <text:p>6.6339945653915</text:p>
              </table:table-cell>
              <table:table-cell office:value-type="float" office:value="7.62975053835918">
                <text:p>7.62975053835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758361600139">
                <text:p>7.19758361600139</text:p>
              </table:table-cell>
              <table:table-cell office:value-type="float" office:value="7.87577932698181">
                <text:p>7.87577932698181</text:p>
              </table:table-cell>
              <table:table-cell office:value-type="float" office:value="7.00827555298803">
                <text:p>7.00827555298803</text:p>
              </table:table-cell>
              <table:table-cell office:value-type="float" office:value="7.73002389680747">
                <text:p>7.73002389680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8395191829124">
                <text:p>7.58395191829124</text:p>
              </table:table-cell>
              <table:table-cell office:value-type="float" office:value="7.95790444485482">
                <text:p>7.95790444485482</text:p>
              </table:table-cell>
              <table:table-cell office:value-type="float" office:value="7.39069963144811">
                <text:p>7.39069963144811</text:p>
              </table:table-cell>
              <table:table-cell office:value-type="float" office:value="7.81829865151191">
                <text:p>7.81829865151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7787501949613">
                <text:p>7.97787501949613</text:p>
              </table:table-cell>
              <table:table-cell office:value-type="float" office:value="8.0273637159216">
                <text:p>8.0273637159216</text:p>
              </table:table-cell>
              <table:table-cell office:value-type="float" office:value="7.78087937874015">
                <text:p>7.78087937874015</text:p>
              </table:table-cell>
              <table:table-cell office:value-type="float" office:value="7.89412722029687">
                <text:p>7.89412722029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7893358733646">
                <text:p>8.37893358733646</text:p>
              </table:table-cell>
              <table:table-cell office:value-type="float" office:value="8.08372882181042">
                <text:p>8.08372882181042</text:p>
              </table:table-cell>
              <table:table-cell office:value-type="float" office:value="8.17840600894295">
                <text:p>8.17840600894295</text:p>
              </table:table-cell>
              <table:table-cell office:value-type="float" office:value="7.95707465217781">
                <text:p>7.95707465217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78668756443745">
                <text:p>8.78668756443745</text:p>
              </table:table-cell>
              <table:table-cell office:value-type="float" office:value="8.12658549175016">
                <text:p>8.12658549175016</text:p>
              </table:table-cell>
              <table:table-cell office:value-type="float" office:value="8.58284978916113">
                <text:p>8.58284978916113</text:p>
              </table:table-cell>
              <table:table-cell office:value-type="float" office:value="8.00671957464533">
                <text:p>8.00671957464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20067664529528">
                <text:p>9.20067664529528</text:p>
              </table:table-cell>
              <table:table-cell office:value-type="float" office:value="8.15553442835397">
                <text:p>8.15553442835397</text:p>
              </table:table-cell>
              <table:table-cell office:value-type="float" office:value="8.99376049657649">
                <text:p>8.99376049657649</text:p>
              </table:table-cell>
              <table:table-cell office:value-type="float" office:value="8.04265512698315">
                <text:p>8.04265512698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6204207926433">
                <text:p>9.6204207926433</text:p>
              </table:table-cell>
              <table:table-cell office:value-type="float" office:value="8.17019221696902">
                <text:p>8.17019221696902</text:p>
              </table:table-cell>
              <table:table-cell office:value-type="float" office:value="9.41066791515932">
                <text:p>9.41066791515932</text:p>
              </table:table-cell>
              <table:table-cell office:value-type="float" office:value="8.06448987797102">
                <text:p>8.06448987797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454207926433">
                <text:p>10.0454207926433</text:p>
              </table:table-cell>
              <table:table-cell office:value-type="float" office:value="8.17019221696902">
                <text:p>8.17019221696902</text:p>
              </table:table-cell>
              <table:table-cell office:value-type="float" office:value="9.83308237149776">
                <text:p>9.83308237149776</text:p>
              </table:table-cell>
              <table:table-cell office:value-type="float" office:value="8.07184872634046">
                <text:p>8.07184872634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4751588482615">
                <text:p>10.4751588482615</text:p>
              </table:table-cell>
              <table:table-cell office:value-type="float" office:value="8.15518543338695">
                <text:p>8.15518543338695</text:p>
              </table:table-cell>
              <table:table-cell office:value-type="float" office:value="10.2604953091375">
                <text:p>10.2604953091375</text:p>
              </table:table-cell>
              <table:table-cell office:value-type="float" office:value="8.06437378237023">
                <text:p>8.06437378237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9090992101245">
                <text:p>10.9090992101245</text:p>
              </table:table-cell>
              <table:table-cell office:value-type="float" office:value="8.12484136730825">
                <text:p>8.12484136730825</text:p>
              </table:table-cell>
              <table:table-cell office:value-type="float" office:value="10.6923799007592">
                <text:p>10.6923799007592</text:p>
              </table:table-cell>
              <table:table-cell office:value-type="float" office:value="8.04172522903009">
                <text:p>8.04172522903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3466888440866">
                <text:p>11.3466888440866</text:p>
              </table:table-cell>
              <table:table-cell office:value-type="float" office:value="8.07884884347048">
                <text:p>8.07884884347048</text:p>
              </table:table-cell>
              <table:table-cell office:value-type="float" office:value="11.1281916974567">
                <text:p>11.1281916974567</text:p>
              </table:table-cell>
              <table:table-cell office:value-type="float" office:value="8.00358216110576">
                <text:p>8.00358216110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7873581346766">
                <text:p>11.7873581346766</text:p>
              </table:table-cell>
              <table:table-cell office:value-type="float" office:value="8.01691681354325">
                <text:p>8.01691681354325</text:p>
              </table:table-cell>
              <table:table-cell office:value-type="float" office:value="11.5673693143159">
                <text:p>11.5673693143159</text:p>
              </table:table-cell>
              <table:table-cell office:value-type="float" office:value="7.94964340076484">
                <text:p>7.94964340076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305216235321">
                <text:p>12.2305216235321</text:p>
              </table:table-cell>
              <table:table-cell office:value-type="float" office:value="7.93877513359314">
                <text:p>7.93877513359314</text:p>
              </table:table-cell>
              <table:table-cell office:value-type="float" office:value="12.0093351514327">
                <text:p>12.0093351514327</text:p>
              </table:table-cell>
              <table:table-cell office:value-type="float" office:value="7.8796282880527">
                <text:p>7.8796282880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675578781866">
                <text:p>12.675578781866</text:p>
              </table:table-cell>
              <table:table-cell office:value-type="float" office:value="7.84417531427106">
                <text:p>7.84417531427106</text:p>
              </table:table-cell>
              <table:table-cell office:value-type="float" office:value="12.4534961494449">
                <text:p>12.4534961494449</text:p>
              </table:table-cell>
              <table:table-cell office:value-type="float" office:value="7.79327744483923">
                <text:p>7.79327744483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219148159529">
                <text:p>13.1219148159529</text:p>
              </table:table-cell>
              <table:table-cell office:value-type="float" office:value="7.73289124229521">
                <text:p>7.73289124229521</text:p>
              </table:table-cell>
              <table:table-cell office:value-type="float" office:value="12.8992445785959">
                <text:p>12.8992445785959</text:p>
              </table:table-cell>
              <table:table-cell office:value-type="float" office:value="7.69035351077158">
                <text:p>7.69035351077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689015045642">
                <text:p>13.5689015045642</text:p>
              </table:table-cell>
              <table:table-cell office:value-type="float" office:value="7.6047198718403">
                <text:p>7.6047198718403</text:p>
              </table:table-cell>
              <table:table-cell office:value-type="float" office:value="13.3459588602869">
                <text:p>13.3459588602869</text:p>
              </table:table-cell>
              <table:table-cell office:value-type="float" office:value="7.5706418498245">
                <text:p>7.5706418498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0158980672229">
                <text:p>14.0158980672229</text:p>
              </table:table-cell>
              <table:table-cell office:value-type="float" office:value="7.45948188448408">
                <text:p>7.45948188448408</text:p>
              </table:table-cell>
              <table:table-cell office:value-type="float" office:value="13.7930044200185">
                <text:p>13.7930044200185</text:p>
              </table:table-cell>
              <table:table-cell office:value-type="float" office:value="7.4339512260791">
                <text:p>7.4339512260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622520620963">
                <text:p>14.4622520620963</text:p>
              </table:table-cell>
              <table:table-cell office:value-type="float" office:value="7.29702231640439">
                <text:p>7.29702231640439</text:p>
              </table:table-cell>
              <table:table-cell office:value-type="float" office:value="14.239734570565">
                <text:p>14.239734570565</text:p>
              </table:table-cell>
              <table:table-cell office:value-type="float" office:value="7.28011444740195">
                <text:p>7.28011444740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9073003122883">
                <text:p>14.9073003122883</text:p>
              </table:table-cell>
              <table:table-cell office:value-type="float" office:value="7.11721115156475">
                <text:p>7.11721115156475</text:p>
              </table:table-cell>
              <table:table-cell office:value-type="float" office:value="14.6854914241726">
                <text:p>14.6854914241726</text:p>
              </table:table-cell>
              <table:table-cell office:value-type="float" office:value="7.10898897573975">
                <text:p>7.10898897573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50369859245">
                <text:p>15.350369859245</text:p>
              </table:table-cell>
              <table:table-cell office:value-type="float" office:value="6.91994387967299">
                <text:p>6.91994387967299</text:p>
              </table:table-cell>
              <table:table-cell office:value-type="float" office:value="15.1296068325176">
                <text:p>15.1296068325176</text:p>
              </table:table-cell>
              <table:table-cell office:value-type="float" office:value="6.92045750279094">
                <text:p>6.920457502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907789419316">
                <text:p>15.7907789419316</text:p>
              </table:table-cell>
              <table:table-cell office:value-type="float" office:value="6.70514201774634">
                <text:p>6.70514201774634</text:p>
              </table:table-cell>
              <table:table-cell office:value-type="float" office:value="15.5714033531113">
                <text:p>15.5714033531113</text:p>
              </table:table-cell>
              <table:table-cell office:value-type="float" office:value="6.71442848986283">
                <text:p>6.71442848986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278380003967">
                <text:p>16.2278380003967</text:p>
              </table:table-cell>
              <table:table-cell office:value-type="float" office:value="6.47275359416732">
                <text:p>6.47275359416732</text:p>
              </table:table-cell>
              <table:table-cell office:value-type="float" office:value="16.0101952407886">
                <text:p>16.0101952407886</text:p>
              </table:table-cell>
              <table:table-cell office:value-type="float" office:value="6.49083667077311">
                <text:p>6.49083667077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60850702289">
                <text:p>16.660850702289</text:p>
              </table:table-cell>
              <table:table-cell office:value-type="float" office:value="6.22275359416732">
                <text:p>6.22275359416732</text:p>
              </table:table-cell>
              <table:table-cell office:value-type="float" office:value="16.4452894628694">
                <text:p>16.4452894628694</text:p>
              </table:table-cell>
              <table:table-cell office:value-type="float" office:value="6.24964351670602">
                <text:p>6.24964351670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0891149908479">
                <text:p>17.0891149908479</text:p>
              </table:table-cell>
              <table:table-cell office:value-type="float" office:value="5.95514436572955">
                <text:p>5.95514436572955</text:p>
              </table:table-cell>
              <table:table-cell office:value-type="float" office:value="16.8759867365377">
                <text:p>16.8759867365377</text:p>
              </table:table-cell>
              <table:table-cell office:value-type="float" office:value="5.99083766198755">
                <text:p>5.99083766198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511924152851">
                <text:p>17.511924152851</text:p>
              </table:table-cell>
              <table:table-cell office:value-type="float" office:value="5.66995598495947">
                <text:p>5.66995598495947</text:p>
              </table:table-cell>
              <table:table-cell office:value-type="float" office:value="17.3015825869388">
                <text:p>17.3015825869388</text:p>
              </table:table-cell>
              <table:table-cell office:value-type="float" office:value="5.71443528979918">
                <text:p>5.71443528979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9285679049541">
                <text:p>17.9285679049541</text:p>
              </table:table-cell>
              <table:table-cell office:value-type="float" office:value="5.36724658002885">
                <text:p>5.36724658002885</text:p>
              </table:table-cell>
              <table:table-cell office:value-type="float" office:value="17.721368424455">
                <text:p>17.721368424455</text:p>
              </table:table-cell>
              <table:table-cell office:value-type="float" office:value="5.4204804769073">
                <text:p>5.4204804769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3383334968296">
                <text:p>18.3383334968296</text:p>
              </table:table-cell>
              <table:table-cell office:value-type="float" office:value="5.04710261285951">
                <text:p>5.04710261285951</text:p>
              </table:table-cell>
              <table:table-cell office:value-type="float" office:value="18.1346326395794">
                <text:p>18.1346326395794</text:p>
              </table:table-cell>
              <table:table-cell office:value-type="float" office:value="5.10904549654425">
                <text:p>5.10904549654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7405068294671">
                <text:p>18.7405068294671</text:p>
              </table:table-cell>
              <table:table-cell office:value-type="float" office:value="4.70963911777407">
                <text:p>4.70963911777407</text:p>
              </table:table-cell>
              <table:table-cell office:value-type="float" office:value="18.5406617137731">
                <text:p>18.5406617137731</text:p>
              </table:table-cell>
              <table:table-cell office:value-type="float" office:value="4.7802310786375">
                <text:p>4.7802310786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1343735869701">
                <text:p>19.1343735869701</text:p>
              </table:table-cell>
              <table:table-cell office:value-type="float" office:value="4.35499989640388">
                <text:p>4.35499989640388</text:p>
              </table:table-cell>
              <table:table-cell office:value-type="float" office:value="18.9387413446546">
                <text:p>18.9387413446546</text:p>
              </table:table-cell>
              <table:table-cell office:value-type="float" office:value="4.43416662664561">
                <text:p>4.43416662664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5192203801513">
                <text:p>19.5192203801513</text:p>
              </table:table-cell>
              <table:table-cell office:value-type="float" office:value="3.98335766820831">
                <text:p>3.98335766820831</text:p>
              </table:table-cell>
              <table:table-cell office:value-type="float" office:value="19.328157583838">
                <text:p>19.328157583838</text:p>
              </table:table-cell>
              <table:table-cell office:value-type="float" office:value="4.0710103903231">
                <text:p>4.0710103903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8943359001991">
                <text:p>19.8943359001991</text:p>
              </table:table-cell>
              <table:table-cell office:value-type="float" office:value="3.59491417602544">
                <text:p>3.59491417602544</text:p>
              </table:table-cell>
              <table:table-cell office:value-type="float" office:value="19.7081979857092">
                <text:p>19.7081979857092</text:p>
              </table:table-cell>
              <table:table-cell office:value-type="float" office:value="3.69094959380121">
                <text:p>3.69094959380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2590120806647">
                <text:p>20.2590120806647</text:p>
              </table:table-cell>
              <table:table-cell office:value-type="float" office:value="3.18990024614026">
                <text:p>3.18990024614026</text:p>
              </table:table-cell>
              <table:table-cell office:value-type="float" office:value="20.0781527654">
                <text:p>20.0781527654</text:p>
              </table:table-cell>
              <table:table-cell office:value-type="float" office:value="3.29420051843738">
                <text:p>3.29420051843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125452659923">
                <text:p>20.6125452659923</text:p>
              </table:table-cell>
              <table:table-cell office:value-type="float" office:value="2.76857580242482">
                <text:p>2.76857580242482</text:p>
              </table:table-cell>
              <table:table-cell office:value-type="float" office:value="20.4373159641959">
                <text:p>20.4373159641959</text:p>
              </table:table-cell>
              <table:table-cell office:value-type="float" office:value="2.88100853995393">
                <text:p>2.88100853995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54237384798">
                <text:p>20.954237384798</text:p>
              </table:table-cell>
              <table:table-cell office:value-type="float" office:value="2.33122983417309">
                <text:p>2.33122983417309</text:p>
              </table:table-cell>
              <table:table-cell office:value-type="float" office:value="20.7849866205908">
                <text:p>20.7849866205908</text:p>
              </table:table-cell>
              <table:table-cell office:value-type="float" office:value="2.45164811945421">
                <text:p>2.45164811945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2833971260818">
                <text:p>21.2833971260818</text:p>
              </table:table-cell>
              <table:table-cell office:value-type="float" office:value="1.87818031732312">
                <text:p>1.87818031732312</text:p>
              </table:table-cell>
              <table:table-cell office:value-type="float" office:value="21.1204699451848">
                <text:p>21.1204699451848</text:p>
              </table:table-cell>
              <table:table-cell office:value-type="float" office:value="2.0064227479739">
                <text:p>2.0064227479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5993411165428">
                <text:p>21.5993411165428</text:p>
              </table:table-cell>
              <table:table-cell office:value-type="float" office:value="1.40977408882953">
                <text:p>1.40977408882953</text:p>
              </table:table-cell>
              <table:table-cell office:value-type="float" office:value="21.4430784976009">
                <text:p>21.4430784976009</text:p>
              </table:table-cell>
              <table:table-cell office:value-type="float" office:value="1.54566484429527">
                <text:p>1.54566484429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9013950971557">
                <text:p>21.9013950971557</text:p>
              </table:table-cell>
              <table:table-cell office:value-type="float" office:value="0.926386674020362">
                <text:p>0.926386674020362</text:p>
              </table:table-cell>
              <table:table-cell office:value-type="float" office:value="21.7521333635851">
                <text:p>21.7521333635851</text:p>
              </table:table-cell>
              <table:table-cell office:value-type="float" office:value="1.0697356058228">
                <text:p>1.069735605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1888950971557">
                <text:p>22.1888950971557</text:p>
              </table:table-cell>
              <table:table-cell office:value-type="float" office:value="0.42842206684431">
                <text:p>0.42842206684431</text:p>
              </table:table-cell>
              <table:table-cell office:value-type="float" office:value="22.0469653304419">
                <text:p>22.0469653304419</text:p>
              </table:table-cell>
              <table:table-cell office:value-type="float" office:value="0.579024812390179">
                <text:p>0.579024812390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4611886035715">
                <text:p>22.4611886035715</text:p>
              </table:table-cell>
              <table:table-cell office:value-type="float" office:value="-0.0836875370138676">
                <text:p>-0.0836875370138676</text:p>
              </table:table-cell>
              <table:table-cell office:value-type="float" office:value="22.3269160589485">
                <text:p>22.3269160589485</text:p>
              </table:table-cell>
              <table:table-cell office:value-type="float" office:value="0.0739505829404949">
                <text:p>0.0739505829404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7176357244432">
                <text:p>22.7176357244432</text:p>
              </table:table-cell>
              <table:table-cell office:value-type="float" office:value="-0.60948205409888">
                <text:p>-0.60948205409888</text:p>
              </table:table-cell>
              <table:table-cell office:value-type="float" office:value="22.591339249886">
                <text:p>22.591339249886</text:p>
              </table:table-cell>
              <table:table-cell office:value-type="float" office:value="-0.445040914905925">
                <text:p>-0.44504091490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576103438579">
                <text:p>22.9576103438579</text:p>
              </table:table-cell>
              <table:table-cell office:value-type="float" office:value="-1.14847387410802">
                <text:p>-1.14847387410802</text:p>
              </table:table-cell>
              <table:table-cell office:value-type="float" office:value="22.839601803322">
                <text:p>22.839601803322</text:p>
              </table:table-cell>
              <table:table-cell office:value-type="float" office:value="-0.97747580230913">
                <text:p>-0.97747580230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1805012669403">
                <text:p>23.1805012669403</text:p>
              </table:table-cell>
              <table:table-cell office:value-type="float" office:value="-1.70014826757525">
                <text:p>-1.70014826757525</text:p>
              </table:table-cell>
              <table:table-cell office:value-type="float" office:value="23.0710849687787">
                <text:p>23.0710849687787</text:p>
              </table:table-cell>
              <table:table-cell office:value-type="float" office:value="-1.52285287353248">
                <text:p>-1.52285287353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3857133529357">
                <text:p>23.3857133529357</text:p>
              </table:table-cell>
              <table:table-cell office:value-type="float" office:value="-2.2639638400468">
                <text:p>-2.2639638400468</text:p>
              </table:table-cell>
              <table:table-cell office:value-type="float" office:value="23.2851854844249">
                <text:p>23.2851854844249</text:p>
              </table:table-cell>
              <table:table-cell office:value-type="float" office:value="-2.08064402689789">
                <text:p>-2.08064402689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5726686345326">
                <text:p>23.5726686345326</text:p>
              </table:table-cell>
              <table:table-cell office:value-type="float" office:value="-2.83935303240537">
                <text:p>-2.83935303240537</text:p>
              </table:table-cell>
              <table:table-cell office:value-type="float" office:value="23.481316703433">
                <text:p>23.481316703433</text:p>
              </table:table-cell>
              <table:table-cell office:value-type="float" office:value="-2.65029474206728">
                <text:p>-2.65029474206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740807421581">
                <text:p>23.740807421581</text:p>
              </table:table-cell>
              <table:table-cell office:value-type="float" office:value="-3.42572266692774">
                <text:p>-3.42572266692774</text:p>
              </table:table-cell>
              <table:table-cell office:value-type="float" office:value="23.658909705653">
                <text:p>23.658909705653</text:p>
              </table:table-cell>
              <table:table-cell office:value-type="float" office:value="-3.23122460327107">
                <text:p>-3.23122460327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8895893873748">
                <text:p>23.8895893873748</text:p>
              </table:table-cell>
              <table:table-cell office:value-type="float" office:value="-4.02245453858748">
                <text:p>-4.02245453858748</text:p>
              </table:table-cell>
              <table:table-cell office:value-type="float" office:value="23.8174143927647">
                <text:p>23.8174143927647</text:p>
              </table:table-cell>
              <table:table-cell office:value-type="float" office:value="-3.82282786803197">
                <text:p>-3.82282786803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0184946356818">
                <text:p>24.0184946356818</text:p>
              </table:table-cell>
              <table:table-cell office:value-type="float" office:value="-4.62890605104244">
                <text:p>-4.62890605104244</text:p>
              </table:table-cell>
              <table:table-cell office:value-type="float" office:value="23.9563005650853">
                <text:p>23.9563005650853</text:p>
              </table:table-cell>
              <table:table-cell office:value-type="float" office:value="-4.42447408085968">
                <text:p>-4.42447408085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1270247467236">
                <text:p>24.1270247467236</text:p>
              </table:table-cell>
              <table:table-cell office:value-type="float" office:value="-5.24441089667507">
                <text:p>-5.24441089667507</text:p>
              </table:table-cell>
              <table:table-cell office:value-type="float" office:value="24.0750589782228">
                <text:p>24.0750589782228</text:p>
              </table:table-cell>
              <table:table-cell office:value-type="float" office:value="-5.0355087313205">
                <text:p>-5.0355087313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2147038003284">
                <text:p>24.2147038003284</text:p>
              </table:table-cell>
              <table:table-cell office:value-type="float" office:value="-5.86827977998226">
                <text:p>-5.86827977998226</text:p>
              </table:table-cell>
              <table:table-cell office:value-type="float" office:value="24.1732023777901">
                <text:p>24.1732023777901</text:p>
              </table:table-cell>
              <table:table-cell office:value-type="float" office:value="-5.65525395581377">
                <text:p>-5.65525395581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2810793745034">
                <text:p>24.2810793745034</text:p>
              </table:table-cell>
              <table:table-cell office:value-type="float" office:value="-6.49980118354111">
                <text:p>-6.49980118354111</text:p>
              </table:table-cell>
              <table:table-cell office:value-type="float" office:value="24.2502665104128">
                <text:p>24.2502665104128</text:p>
              </table:table-cell>
              <table:table-cell office:value-type="float" office:value="-6.28300928231714">
                <text:p>-6.28300928231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3257235176996">
                <text:p>24.3257235176996</text:p>
              </table:table-cell>
              <table:table-cell office:value-type="float" office:value="-7.1382421757074">
                <text:p>-7.1382421757074</text:p>
              </table:table-cell>
              <table:table-cell office:value-type="float" office:value="24.3058111092907">
                <text:p>24.3058111092907</text:p>
              </table:table-cell>
              <table:table-cell office:value-type="float" office:value="-6.91805241729177">
                <text:p>-6.918052417291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3482336930728">
                <text:p>24.3482336930728</text:p>
              </table:table-cell>
              <table:table-cell office:value-type="float" office:value="-7.78284925913471">
                <text:p>-7.78284925913471</text:p>
              </table:table-cell>
              <table:table-cell office:value-type="float" office:value="24.3394208526006">
                <text:p>24.3394208526006</text:p>
              </table:table-cell>
              <table:table-cell office:value-type="float" office:value="-7.55964007386991">
                <text:p>-7.55964007386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3482336930728">
                <text:p>24.3482336930728</text:p>
              </table:table-cell>
              <table:table-cell office:value-type="float" office:value="-8.43284925913471">
                <text:p>-8.43284925913471</text:p>
              </table:table-cell>
              <table:table-cell office:value-type="float" office:value="24.35070629306">
                <text:p>24.35070629306</text:p>
              </table:table-cell>
              <table:table-cell office:value-type="float" office:value="-8.20700884037907">
                <text:p>-8.207008840379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3253745227326">
                <text:p>24.3253745227326</text:p>
              </table:table-cell>
              <table:table-cell office:value-type="float" office:value="-9.08745025083222">
                <text:p>-9.08745025083222</text:p>
              </table:table-cell>
              <table:table-cell office:value-type="float" office:value="24.3393047569998">
                <text:p>24.3393047569998</text:p>
              </table:table-cell>
              <table:table-cell office:value-type="float" office:value="-8.85937608818954">
                <text:p>-8.859376088189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2793352500615">
                <text:p>24.2793352500615</text:p>
              </table:table-cell>
              <table:table-cell office:value-type="float" office:value="-9.74584252400371">
                <text:p>-9.74584252400371</text:p>
              </table:table-cell>
              <table:table-cell office:value-type="float" office:value="24.3048812113376">
                <text:p>24.3048812113376</text:p>
              </table:table-cell>
              <table:table-cell office:value-type="float" office:value="-9.51594091780656">
                <text:p>-9.51594091780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2098238219885">
                <text:p>24.2098238219885</text:p>
              </table:table-cell>
              <table:table-cell office:value-type="float" office:value="-10.4071995844236">
                <text:p>-10.4071995844236</text:p>
              </table:table-cell>
              <table:table-cell office:value-type="float" office:value="24.2471290968733">
                <text:p>24.2471290968733</text:p>
              </table:table-cell>
              <table:table-cell office:value-type="float" office:value="-10.1758851420633">
                <text:p>-10.1758851420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1165778443453">
                <text:p>24.1165778443453</text:p>
              </table:table-cell>
              <table:table-cell office:value-type="float" office:value="-11.0706791904805">
                <text:p>-11.0706791904805</text:p>
              </table:table-cell>
              <table:table-cell office:value-type="float" office:value="24.1657711263772">
                <text:p>24.1657711263772</text:p>
              </table:table-cell>
              <table:table-cell office:value-type="float" office:value="-10.8383743052077">
                <text:p>-10.8383743052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9993653244201">
                <text:p>23.9993653244201</text:p>
              </table:table-cell>
              <table:table-cell office:value-type="float" office:value="-11.7354244237637">
                <text:p>-11.7354244237637</text:p>
              </table:table-cell>
              <table:table-cell office:value-type="float" office:value="24.0605600459786">
                <text:p>24.0605600459786</text:p>
              </table:table-cell>
              <table:table-cell office:value-type="float" office:value="-11.5025587366149">
                <text:p>-11.5025587366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857985374664">
                <text:p>23.857985374664</text:p>
              </table:table-cell>
              <table:table-cell office:value-type="float" office:value="-12.4005647922627">
                <text:p>-12.4005647922627</text:p>
              </table:table-cell>
              <table:table-cell office:value-type="float" office:value="23.9312793584126">
                <text:p>23.9312793584126</text:p>
              </table:table-cell>
              <table:table-cell office:value-type="float" office:value="-12.1675746377959">
                <text:p>-12.16757463779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6922688761782">
                <text:p>23.6922688761782</text:p>
              </table:table-cell>
              <table:table-cell office:value-type="float" office:value="-13.0652173647617">
                <text:p>-13.0652173647617</text:p>
              </table:table-cell>
              <table:table-cell office:value-type="float" office:value="23.7777440067289">
                <text:p>23.7777440067289</text:p>
              </table:table-cell>
              <table:table-cell office:value-type="float" office:value="-12.8325452013145">
                <text:p>-12.8325452013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5020791006645">
                <text:p>23.5020791006645</text:p>
              </table:table-cell>
              <table:table-cell office:value-type="float" office:value="-13.7284879349592">
                <text:p>-13.7284879349592</text:p>
              </table:table-cell>
              <table:table-cell office:value-type="float" office:value="23.5998010171183">
                <text:p>23.5998010171183</text:p>
              </table:table-cell>
              <table:table-cell office:value-type="float" office:value="-13.4965817601699">
                <text:p>-13.496581760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.2873122895739">
                <text:p>23.2873122895739</text:p>
              </table:table-cell>
              <table:table-cell office:value-type="float" office:value="-14.3894722137843">
                <text:p>-14.3894722137843</text:p>
              </table:table-cell>
              <table:table-cell office:value-type="float" office:value="23.3973300995662">
                <text:p>23.3973300995662</text:p>
              </table:table-cell>
              <table:table-cell office:value-type="float" office:value="-14.1587849661438">
                <text:p>-14.15878496614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047898189246">
                <text:p>23.047898189246</text:p>
              </table:table-cell>
              <table:table-cell office:value-type="float" office:value="-15.0472570483345">
                <text:p>-15.0472570483345</text:p>
              </table:table-cell>
              <table:table-cell office:value-type="float" office:value="23.1702442050944">
                <text:p>23.1702442050944</text:p>
              </table:table-cell>
              <table:table-cell office:value-type="float" office:value="-14.8182459955611">
                <text:p>-14.81824599556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7838005408877">
                <text:p>22.7838005408877</text:p>
              </table:table-cell>
              <table:table-cell office:value-type="float" office:value="-15.700921665804">
                <text:p>-15.700921665804</text:p>
              </table:table-cell>
              <table:table-cell office:value-type="float" office:value="22.9184900384142">
                <text:p>22.9184900384142</text:p>
              </table:table-cell>
              <table:table-cell office:value-type="float" office:value="-15.4740477808607">
                <text:p>-15.4740477808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4950175243039">
                <text:p>22.4950175243039</text:p>
              </table:table-cell>
              <table:table-cell office:value-type="float" office:value="-16.3495389407303">
                <text:p>-16.3495389407303</text:p>
              </table:table-cell>
              <table:table-cell office:value-type="float" office:value="22.6420485248689">
                <text:p>22.6420485248689</text:p>
              </table:table-cell>
              <table:table-cell office:value-type="float" office:value="-16.1252662663246">
                <text:p>-16.1252662663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1815821543497">
                <text:p>22.1815821543497</text:p>
              </table:table-cell>
              <table:table-cell office:value-type="float" office:value="-16.9921766838342">
                <text:p>-16.9921766838342</text:p>
              </table:table-cell>
              <table:table-cell office:value-type="float" office:value="22.3409352306088">
                <text:p>22.3409352306088</text:p>
              </table:table-cell>
              <table:table-cell office:value-type="float" office:value="-16.7709716862666">
                <text:p>-16.77097168626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8435626291439">
                <text:p>21.8435626291439</text:p>
              </table:table-cell>
              <table:table-cell office:value-type="float" office:value="-17.6278989506926">
                <text:p>-17.6278989506926</text:p>
              </table:table-cell>
              <table:table-cell office:value-type="float" office:value="22.0152007350017">
                <text:p>22.0152007350017</text:p>
              </table:table-cell>
              <table:table-cell office:value-type="float" office:value="-17.4102298639372">
                <text:p>-17.4102298639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810626291439">
                <text:p>21.4810626291439</text:p>
              </table:table-cell>
              <table:table-cell office:value-type="float" office:value="-18.2557673684363">
                <text:p>-18.2557673684363</text:p>
              </table:table-cell>
              <table:table-cell office:value-type="float" office:value="21.6649309543494">
                <text:p>21.6649309543494</text:p>
              </table:table-cell>
              <table:table-cell office:value-type="float" office:value="-18.0421035293616">
                <text:p>-18.0421035293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0942215662536">
                <text:p>21.0942215662536</text:p>
              </table:table-cell>
              <table:table-cell office:value-type="float" office:value="-18.8748424786305">
                <text:p>-18.8748424786305</text:p>
              </table:table-cell>
              <table:table-cell office:value-type="float" office:value="21.2902474160455">
                <text:p>21.2902474160455</text:p>
              </table:table-cell>
              <table:table-cell office:value-type="float" office:value="-18.6656536542835">
                <text:p>-18.6656536542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6832147822026">
                <text:p>20.6832147822026</text:p>
              </table:table-cell>
              <table:table-cell office:value-type="float" office:value="-19.4841850944585">
                <text:p>-19.4841850944585</text:p>
              </table:table-cell>
              <table:table-cell office:value-type="float" office:value="20.8913074823791">
                <text:p>20.8913074823791</text:p>
              </table:table-cell>
              <table:table-cell office:value-type="float" office:value="-19.2799408023559">
                <text:p>-19.27994080235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2482536955062">
                <text:p>20.2482536955062</text:p>
              </table:table-cell>
              <table:table-cell office:value-type="float" office:value="-20.0828576702959">
                <text:p>-20.0828576702959</text:p>
              </table:table-cell>
              <table:table-cell office:value-type="float" office:value="20.46830452326">
                <text:p>20.46830452326</text:p>
              </table:table-cell>
              <table:table-cell office:value-type="float" office:value="-19.8840264926803">
                <text:p>-19.8840264926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7895858963886">
                <text:p>19.7895858963886</text:p>
              </table:table-cell>
              <table:table-cell office:value-type="float" office:value="-20.6699256817329">
                <text:p>-20.6699256817329</text:p>
              </table:table-cell>
              <table:table-cell office:value-type="float" office:value="20.0214680372082">
                <text:p>20.0214680372082</text:p>
              </table:table-cell>
              <table:table-cell office:value-type="float" office:value="-20.4769745747684">
                <text:p>-20.4769745747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3074951891237">
                <text:p>19.3074951891237</text:p>
              </table:table-cell>
              <table:table-cell office:value-type="float" office:value="-21.2444590140722">
                <text:p>-21.2444590140722</text:p>
              </table:table-cell>
              <table:table-cell office:value-type="float" office:value="19.551063720029">
                <text:p>19.551063720029</text:p>
              </table:table-cell>
              <table:table-cell office:value-type="float" office:value="-21.0578526129678">
                <text:p>-21.0578526129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8023015813228">
                <text:p>18.8023015813228</text:p>
              </table:table-cell>
              <table:table-cell office:value-type="float" office:value="-21.8055333573076">
                <text:p>-21.8055333573076</text:p>
              </table:table-cell>
              <table:table-cell office:value-type="float" office:value="19.057393480663">
                <text:p>19.057393480663</text:p>
              </table:table-cell>
              <table:table-cell office:value-type="float" office:value="-21.6257332783676">
                <text:p>-21.62573327836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743612197739">
                <text:p>18.2743612197739</text:p>
              </table:table-cell>
              <table:table-cell office:value-type="float" office:value="-22.352231605565">
                <text:p>-22.352231605565</text:p>
              </table:table-cell>
              <table:table-cell office:value-type="float" office:value="18.5407954037795">
                <text:p>18.5407954037795</text:p>
              </table:table-cell>
              <table:table-cell office:value-type="float" office:value="-22.179695746177">
                <text:p>-22.1796957461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7240662725148">
                <text:p>17.7240662725148</text:p>
              </table:table-cell>
              <table:table-cell office:value-type="float" office:value="-22.8836452589661">
                <text:p>-22.8836452589661</text:p>
              </table:table-cell>
              <table:table-cell office:value-type="float" office:value="18.0016436587568">
                <text:p>18.0016436587568</text:p>
              </table:table-cell>
              <table:table-cell office:value-type="float" office:value="-22.7188270965491">
                <text:p>-22.71882709654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1518447568973">
                <text:p>17.1518447568973</text:p>
              </table:table-cell>
              <table:table-cell office:value-type="float" office:value="-23.3988758258624">
                <text:p>-23.3988758258624</text:p>
              </table:table-cell>
              <table:table-cell office:value-type="float" office:value="17.4403483547668">
                <text:p>17.4403483547668</text:p>
              </table:table-cell>
              <table:table-cell office:value-type="float" office:value="-23.2422237168009">
                <text:p>-23.24222371680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55816031348">
                <text:p>16.55816031348</text:p>
              </table:table-cell>
              <table:table-cell office:value-type="float" office:value="-23.8970362233695">
                <text:p>-23.8970362233695</text:p>
              </table:table-cell>
              <table:table-cell office:value-type="float" office:value="16.8573553417651">
                <text:p>16.8573553417651</text:p>
              </table:table-cell>
              <table:table-cell office:value-type="float" office:value="-23.748992702971">
                <text:p>-23.748992702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9435119256668">
                <text:p>15.9435119256668</text:p>
              </table:table-cell>
              <table:table-cell office:value-type="float" office:value="-24.3772521741235">
                <text:p>-24.3772521741235</text:p>
              </table:table-cell>
              <table:table-cell office:value-type="float" office:value="16.2531459572597">
                <text:p>16.2531459572597</text:p>
              </table:table-cell>
              <table:table-cell office:value-type="float" office:value="-24.2382532586383">
                <text:p>-24.2382532586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3084335850825">
                <text:p>15.3084335850825</text:p>
              </table:table-cell>
              <table:table-cell office:value-type="float" office:value="-24.8386635971731">
                <text:p>-24.8386635971731</text:p>
              </table:table-cell>
              <table:table-cell office:value-type="float" office:value="15.6282367188157">
                <text:p>15.6282367188157</text:p>
              </table:table-cell>
              <table:table-cell office:value-type="float" office:value="-24.709138088921">
                <text:p>-24.7091380889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653493902764">
                <text:p>14.653493902764</text:p>
              </table:table-cell>
              <table:table-cell office:value-type="float" office:value="-25.280425990915">
                <text:p>-25.280425990915</text:p>
              </table:table-cell>
              <table:table-cell office:value-type="float" office:value="14.9831789623288">
                <text:p>14.9831789623288</text:p>
              </table:table-cell>
              <table:table-cell office:value-type="float" office:value="-25.1607947875644">
                <text:p>-25.1607947875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9792956663196">
                <text:p>13.9792956663196</text:p>
              </table:table-cell>
              <table:table-cell office:value-type="float" office:value="-25.7017118059804">
                <text:p>-25.7017118059804</text:p>
              </table:table-cell>
              <table:table-cell office:value-type="float" office:value="14.3185584261851">
                <text:p>14.3185584261851</text:p>
              </table:table-cell>
              <table:table-cell office:value-type="float" office:value="-25.5923872150265">
                <text:p>-25.5923872150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864753432921">
                <text:p>13.2864753432921</text:p>
              </table:table-cell>
              <table:table-cell office:value-type="float" office:value="-26.1017118059804">
                <text:p>-26.1017118059804</text:p>
              </table:table-cell>
              <table:table-cell office:value-type="float" office:value="13.6349947814988">
                <text:p>13.6349947814988</text:p>
              </table:table-cell>
              <table:table-cell office:value-type="float" office:value="-26.0030968654688">
                <text:p>-26.0030968654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5757025310406">
                <text:p>12.5757025310406</text:p>
              </table:table-cell>
              <table:table-cell office:value-type="float" office:value="-26.479636414023">
                <text:p>-26.479636414023</text:p>
              </table:table-cell>
              <table:table-cell office:value-type="float" office:value="12.9331411087056">
                <text:p>12.9331411087056</text:p>
              </table:table-cell>
              <table:table-cell office:value-type="float" office:value="-26.3921242205606">
                <text:p>-26.3921242205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8476793535383">
                <text:p>11.8476793535383</text:p>
              </table:table-cell>
              <table:table-cell office:value-type="float" office:value="-26.8347170429222">
                <text:p>-26.8347170429222</text:p>
              </table:table-cell>
              <table:table-cell office:value-type="float" office:value="12.2136833208658">
                <text:p>12.2136833208658</text:p>
              </table:table-cell>
              <table:table-cell office:value-type="float" office:value="-26.7586900880155">
                <text:p>-26.7586900880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1031398055596">
                <text:p>11.1031398055596</text:p>
              </table:table-cell>
              <table:table-cell office:value-type="float" office:value="-27.166207407029">
                <text:p>-27.166207407029</text:p>
              </table:table-cell>
              <table:table-cell office:value-type="float" office:value="11.4773395341144">
                <text:p>11.4773395341144</text:p>
              </table:table-cell>
              <table:table-cell office:value-type="float" office:value="-27.1020369227835">
                <text:p>-27.1020369227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3428490448148">
                <text:p>10.3428490448148</text:p>
              </table:table-cell>
              <table:table-cell office:value-type="float" office:value="-27.47338481363">
                <text:p>-27.47338481363</text:p>
              </table:table-cell>
              <table:table-cell office:value-type="float" office:value="10.7248593857721">
                <text:p>10.7248593857721</text:p>
              </table:table-cell>
              <table:table-cell office:value-type="float" office:value="-27.4214301288367">
                <text:p>-27.42143012883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56760263266646">
                <text:p>9.56760263266646</text:p>
              </table:table-cell>
              <table:table-cell office:value-type="float" office:value="-27.7555514318737">
                <text:p>-27.7555514318737</text:p>
              </table:table-cell>
              <table:table-cell office:value-type="float" office:value="9.95702330071465">
                <text:p>9.95702330071465</text:p>
              </table:table-cell>
              <table:table-cell office:value-type="float" office:value="-27.716159339501">
                <text:p>-27.716159339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7822572414148">
                <text:p>8.77822572414148</text:p>
              </table:table-cell>
              <table:table-cell office:value-type="float" office:value="-28.0120355372049">
                <text:p>-28.0120355372049</text:p>
              </table:table-cell>
              <table:table-cell office:value-type="float" office:value="9.17464170667451">
                <text:p>9.17464170667451</text:p>
              </table:table-cell>
              <table:table-cell office:value-type="float" office:value="-27.9855396743037">
                <text:p>-27.9855396743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7557220803298">
                <text:p>7.97557220803298</text:p>
              </table:table-cell>
              <table:table-cell office:value-type="float" office:value="-28.2421927293121">
                <text:p>-28.2421927293121</text:p>
              </table:table-cell>
              <table:table-cell office:value-type="float" office:value="8.37855419922841">
                <text:p>8.37855419922841</text:p>
              </table:table-cell>
              <table:table-cell office:value-type="float" office:value="-28.2289129703303">
                <text:p>-28.22891297033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16052379796115">
                <text:p>7.16052379796115</text:p>
              </table:table-cell>
              <table:table-cell office:value-type="float" office:value="-28.4454071216158">
                <text:p>-28.4454071216158</text:p>
              </table:table-cell>
              <table:table-cell office:value-type="float" office:value="7.56962865730317">
                <text:p>7.56962865730317</text:p>
              </table:table-cell>
              <table:table-cell office:value-type="float" office:value="-28.4456489861055">
                <text:p>-28.4456489861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3398907534108">
                <text:p>6.33398907534108</text:p>
              </table:table-cell>
              <table:table-cell office:value-type="float" office:value="-28.6210925003568">
                <text:p>-28.6210925003568</text:p>
              </table:table-cell>
              <table:table-cell office:value-type="float" office:value="6.74876031010782">
                <text:p>6.74876031010782</text:p>
              </table:table-cell>
              <table:table-cell office:value-type="float" office:value="-28.6351465760423">
                <text:p>-28.63514657604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969024852807">
                <text:p>5.4969024852807</text:p>
              </table:table-cell>
              <table:table-cell office:value-type="float" office:value="-28.7686934513737">
                <text:p>-28.7686934513737</text:p>
              </table:table-cell>
              <table:table-cell office:value-type="float" office:value="5.91687075647824">
                <text:p>5.91687075647824</text:p>
              </table:table-cell>
              <table:table-cell office:value-type="float" office:value="-28.7968348335323">
                <text:p>-28.7968348335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5022328650666">
                <text:p>4.65022328650666</text:p>
              </table:table-cell>
              <table:table-cell office:value-type="float" office:value="-28.8876864526946">
                <text:p>-28.8876864526946</text:p>
              </table:table-cell>
              <table:table-cell office:value-type="float" office:value="5.07490693769449">
                <text:p>5.07490693769449</text:p>
              </table:table-cell>
              <table:table-cell office:value-type="float" office:value="-28.930174200786">
                <text:p>-28.9301742007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79493445648995">
                <text:p>3.79493445648995</text:p>
              </table:table-cell>
              <table:table-cell office:value-type="float" office:value="-28.9775809311048">
                <text:p>-28.9775809311048</text:p>
              </table:table-cell>
              <table:table-cell office:value-type="float" office:value="4.22384006490591">
                <text:p>4.22384006490591</text:p>
              </table:table-cell>
              <table:table-cell office:value-type="float" office:value="-29.0346575435639">
                <text:p>-29.03465754356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320415530152">
                <text:p>2.9320415530152</text:p>
              </table:table-cell>
              <table:table-cell office:value-type="float" office:value="-29.0379202808934">
                <text:p>-29.0379202808934</text:p>
              </table:table-cell>
              <table:table-cell office:value-type="float" office:value="3.36466450237202">
                <text:p>3.36466450237202</text:p>
              </table:table-cell>
              <table:table-cell office:value-type="float" office:value="-29.1098111889817">
                <text:p>-29.10981118898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6257153350858">
                <text:p>2.06257153350858</text:p>
              </table:table-cell>
              <table:table-cell office:value-type="float" office:value="-29.0682828430246">
                <text:p>-29.0682828430246</text:p>
              </table:table-cell>
              <table:table-cell office:value-type="float" office:value="2.49839660779855">
                <text:p>2.49839660779855</text:p>
              </table:table-cell>
              <table:table-cell office:value-type="float" office:value="-29.1551959246138">
                <text:p>-29.15519592461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8757153350859">
                <text:p>1.18757153350859</text:p>
              </table:table-cell>
              <table:table-cell office:value-type="float" office:value="-29.0682828430246">
                <text:p>-29.0682828430246</text:p>
              </table:table-cell>
              <table:table-cell office:value-type="float" office:value="1.6260735311187">
                <text:p>1.6260735311187</text:p>
              </table:table-cell>
              <table:table-cell office:value-type="float" office:value="-29.170407957163">
                <text:p>-29.170407957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8107605731781">
                <text:p>0.308107605731781</text:p>
              </table:table-cell>
              <table:table-cell office:value-type="float" office:value="-29.0375712859264">
                <text:p>-29.0375712859264</text:p>
              </table:table-cell>
              <table:table-cell office:value-type="float" office:value="0.748751973137514">
                <text:p>0.748751973137514</text:p>
              </table:table-cell>
              <table:table-cell office:value-type="float" office:value="-29.155079829013">
                <text:p>-29.1550798290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74736578748164">
                <text:p>-0.574736578748164</text:p>
              </table:table-cell>
              <table:table-cell office:value-type="float" office:value="-28.9758368066629">
                <text:p>-28.9758368066629</text:p>
              </table:table-cell>
              <table:table-cell office:value-type="float" office:value="-0.13249309447481">
                <text:p>-0.13249309447481</text:p>
              </table:table-cell>
              <table:table-cell office:value-type="float" office:value="-29.1088812910286">
                <text:p>-29.1088812910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45986106562593">
                <text:p>-1.45986106562593</text:p>
              </table:table-cell>
              <table:table-cell office:value-type="float" office:value="-28.8828064743546">
                <text:p>-28.8828064743546</text:p>
              </table:table-cell>
              <table:table-cell office:value-type="float" office:value="-1.01656974629077">
                <text:p>-1.01656974629077</text:p>
              </table:table-cell>
              <table:table-cell office:value-type="float" office:value="-29.0315201300243">
                <text:p>-29.03152013002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4615098714963">
                <text:p>-2.34615098714963</text:p>
              </table:table-cell>
              <table:table-cell office:value-type="float" office:value="-28.7582465489954">
                <text:p>-28.7582465489954</text:p>
              </table:table-cell>
              <table:table-cell office:value-type="float" office:value="-1.90237045572039">
                <text:p>-1.90237045572039</text:p>
              </table:table-cell>
              <table:table-cell office:value-type="float" office:value="-28.922742949373">
                <text:p>-28.922742949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23247796486062">
                <text:p>-3.23247796486062</text:p>
              </table:table-cell>
              <table:table-cell office:value-type="float" office:value="-28.6019631890951">
                <text:p>-28.6019631890951</text:p>
              </table:table-cell>
              <table:table-cell office:value-type="float" office:value="-2.78877348141812">
                <text:p>-2.78877348141812</text:p>
              </table:table-cell>
              <table:table-cell office:value-type="float" office:value="-28.7823359012881">
                <text:p>-28.78233590128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11770154352471">
                <text:p>-4.11770154352471</text:p>
              </table:table-cell>
              <table:table-cell office:value-type="float" office:value="-28.4138031089051">
                <text:p>-28.4138031089051</text:p>
              </table:table-cell>
              <table:table-cell office:value-type="float" office:value="-3.67464428576786">
                <text:p>-3.67464428576786</text:p>
              </table:table-cell>
              <table:table-cell office:value-type="float" office:value="-28.6101253693696">
                <text:p>-28.610125369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00067065443587">
                <text:p>-5.00067065443587</text:p>
              </table:table-cell>
              <table:table-cell office:value-type="float" office:value="-28.1936541839094">
                <text:p>-28.1936541839094</text:p>
              </table:table-cell>
              <table:table-cell office:value-type="float" office:value="-4.55883698365412">
                <text:p>-4.55883698365412</text:p>
              </table:table-cell>
              <table:table-cell office:value-type="float" office:value="-28.4059786000697">
                <text:p>-28.4059786000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88022510621943">
                <text:p>-5.88022510621943</text:p>
              </table:table-cell>
              <table:table-cell office:value-type="float" office:value="-27.9414460033368">
                <text:p>-27.9414460033368</text:p>
              </table:table-cell>
              <table:table-cell office:value-type="float" office:value="-5.44019581967391">
                <text:p>-5.44019581967391</text:p>
              </table:table-cell>
              <table:table-cell office:value-type="float" office:value="-28.1698042817956">
                <text:p>-28.1698042817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75519710121097">
                <text:p>-6.75519710121097</text:p>
              </table:table-cell>
              <table:table-cell office:value-type="float" office:value="-27.6571503685119">
                <text:p>-27.6571503685119</text:p>
              </table:table-cell>
              <table:table-cell office:value-type="float" office:value="-6.31755667189008">
                <text:p>-6.31755667189008</text:p>
              </table:table-cell>
              <table:table-cell office:value-type="float" office:value="-27.9015530704368">
                <text:p>-27.9015530704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.62441277543794">
                <text:p>-7.62441277543794</text:p>
              </table:table-cell>
              <table:table-cell office:value-type="float" office:value="-27.3407817359356">
                <text:p>-27.3407817359356</text:p>
              </table:table-cell>
              <table:table-cell office:value-type="float" office:value="-7.18974858017814">
                <text:p>-7.18974858017814</text:p>
              </table:table-cell>
              <table:table-cell office:value-type="float" office:value="-27.6012180601705">
                <text:p>-27.6012180601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48669376018505">
                <text:p>-8.48669376018505</text:p>
              </table:table-cell>
              <table:table-cell office:value-type="float" office:value="-26.9923976040588">
                <text:p>-26.9923976040588</text:p>
              </table:table-cell>
              <table:table-cell office:value-type="float" office:value="-8.05559529716976">
                <text:p>-8.05559529716976</text:p>
              </table:table-cell>
              <table:table-cell office:value-type="float" office:value="-27.2688351984722">
                <text:p>-27.26883519847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.34085876308088">
                <text:p>-9.34085876308088</text:p>
              </table:table-cell>
              <table:table-cell office:value-type="float" office:value="-26.612098842783">
                <text:p>-26.612098842783</text:p>
              </table:table-cell>
              <table:table-cell office:value-type="float" office:value="-8.91391685975262">
                <text:p>-8.91391685975262</text:p>
              </table:table-cell>
              <table:table-cell office:value-type="float" office:value="-26.9044836443304">
                <text:p>-26.9044836443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.1857251666021">
                <text:p>-10.1857251666021</text:p>
              </table:table-cell>
              <table:table-cell office:value-type="float" office:value="-26.2000299648012">
                <text:p>-26.2000299648012</text:p>
              </table:table-cell>
              <table:table-cell office:value-type="float" office:value="-9.76353117904273">
                <text:p>-9.76353117904273</text:p>
              </table:table-cell>
              <table:table-cell office:value-type="float" office:value="-26.5082860687382">
                <text:p>-26.5082860687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.0201106418538">
                <text:p>-11.0201106418538</text:p>
              </table:table-cell>
              <table:table-cell office:value-type="float" office:value="-25.7563793379686">
                <text:p>-25.7563793379686</text:p>
              </table:table-cell>
              <table:table-cell office:value-type="float" office:value="-10.6032556467067">
                <text:p>-10.6032556467067</text:p>
              </table:table-cell>
              <table:table-cell office:value-type="float" office:value="-26.0804088966138">
                <text:p>-26.0804088966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.842834775449">
                <text:p>-11.842834775449</text:p>
              </table:table-cell>
              <table:table-cell office:value-type="float" office:value="-25.2813793379686">
                <text:p>-25.2813793379686</text:p>
              </table:table-cell>
              <table:table-cell office:value-type="float" office:value="-11.4319087554747">
                <text:p>-11.4319087554747</text:p>
              </table:table-cell>
              <table:table-cell office:value-type="float" office:value="-25.6210624893764">
                <text:p>-25.6210624893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2.6527207072784">
                <text:p>-12.6527207072784</text:p>
              </table:table-cell>
              <table:table-cell office:value-type="float" office:value="-24.7753064406258">
                <text:p>-24.7753064406258</text:p>
              </table:table-cell>
              <table:table-cell office:value-type="float" office:value="-12.2483117316503">
                <text:p>-12.2483117316503</text:p>
              </table:table-cell>
              <table:table-cell office:value-type="float" office:value="-25.1305012674869">
                <text:p>-25.1305012674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3.4485967769312">
                <text:p>-13.4485967769312</text:p>
              </table:table-cell>
              <table:table-cell office:value-type="float" office:value="-24.2384812532939">
                <text:p>-24.2384812532939</text:p>
              </table:table-cell>
              <table:table-cell office:value-type="float" office:value="-13.0512901773939">
                <text:p>-13.0512901773939</text:p>
              </table:table-cell>
              <table:table-cell office:value-type="float" office:value="-24.6090237723425">
                <text:p>-24.6090237723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4.2292981765031">
                <text:p>-14.2292981765031</text:p>
              </table:table-cell>
              <table:table-cell office:value-type="float" office:value="-23.6712684848317">
                <text:p>-23.6712684848317</text:p>
              </table:table-cell>
              <table:table-cell office:value-type="float" office:value="-13.8396757205265">
                <text:p>-13.8396757205265</text:p>
              </table:table-cell>
              <table:table-cell office:value-type="float" office:value="-24.0569726669962">
                <text:p>-24.05697266699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4.9936686075016">
                <text:p>-14.9936686075016</text:p>
              </table:table-cell>
              <table:table-cell office:value-type="float" office:value="-23.0740768537658">
                <text:p>-23.0740768537658</text:p>
              </table:table-cell>
              <table:table-cell office:value-type="float" office:value="-14.6123076695784">
                <text:p>-14.6123076695784</text:p>
              </table:table-cell>
              <table:table-cell office:value-type="float" office:value="-23.4747346752557">
                <text:p>-23.4747346752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5.7405619395426">
                <text:p>-15.7405619395426</text:p>
              </table:table-cell>
              <table:table-cell office:value-type="float" office:value="-22.4473589343214">
                <text:p>-22.4473589343214</text:p>
              </table:table-cell>
              <table:table-cell office:value-type="float" office:value="-15.3680346717834">
                <text:p>-15.3680346717834</text:p>
              </table:table-cell>
              <table:table-cell office:value-type="float" office:value="-22.8627404588041">
                <text:p>-22.8627404588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6.4688438685104">
                <text:p>-16.4688438685104</text:p>
              </table:table-cell>
              <table:table-cell office:value-type="float" office:value="-21.7916109400897">
                <text:p>-21.7916109400897</text:p>
              </table:table-cell>
              <table:table-cell office:value-type="float" office:value="-16.1057163717014">
                <text:p>-16.1057163717014</text:p>
              </table:table-cell>
              <table:table-cell office:value-type="float" office:value="-22.2214644320639">
                <text:p>-22.22146443206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.177393571844">
                <text:p>-17.177393571844</text:p>
              </table:table-cell>
              <table:table-cell office:value-type="float" office:value="-21.1073724451876">
                <text:p>-21.1073724451876</text:p>
              </table:table-cell>
              <table:table-cell office:value-type="float" office:value="-16.824225068137">
                <text:p>-16.824225068137</text:p>
              </table:table-cell>
              <table:table-cell office:value-type="float" office:value="-21.5514245146195">
                <text:p>-21.5514245146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7.8651053585984">
                <text:p>-17.8651053585984</text:p>
              </table:table-cell>
              <table:table-cell office:value-type="float" office:value="-20.3952260428524">
                <text:p>-20.3952260428524</text:p>
              </table:table-cell>
              <table:table-cell office:value-type="float" office:value="-17.52244736701">
                <text:p>-17.52244736701</text:p>
              </table:table-cell>
              <table:table-cell office:value-type="float" office:value="-20.8531818210958">
                <text:p>-20.8531818210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8.5308903119255">
                <text:p>-18.5308903119255</text:p>
              </table:table-cell>
              <table:table-cell office:value-type="float" office:value="-19.6557969415024">
                <text:p>-19.6557969415024</text:p>
              </table:table-cell>
              <table:table-cell office:value-type="float" office:value="-18.1992858278228">
                <text:p>-18.1992858278228</text:p>
              </table:table-cell>
              <table:table-cell office:value-type="float" office:value="-20.1273402884797">
                <text:p>-20.1273402884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173677921612">
                <text:p>-19.173677921612</text:p>
              </table:table-cell>
              <table:table-cell office:value-type="float" office:value="-18.8897524983834">
                <text:p>-18.8897524983834</text:p>
              </table:table-cell>
              <table:table-cell office:value-type="float" office:value="-18.853660601367">
                <text:p>-18.853660601367</text:p>
              </table:table-cell>
              <table:table-cell office:value-type="float" office:value="-19.3745462409598">
                <text:p>-19.37454624095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7924177043143">
                <text:p>-19.7924177043143</text:p>
              </table:table-cell>
              <table:table-cell office:value-type="float" office:value="-18.0978016910086">
                <text:p>-18.0978016910086</text:p>
              </table:table-cell>
              <table:table-cell office:value-type="float" office:value="-19.4845110563068">
                <text:p>-19.4845110563068</text:p>
              </table:table-cell>
              <table:table-cell office:value-type="float" office:value="-18.5954878924488">
                <text:p>-18.595487892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.3860808091297">
                <text:p>-20.3860808091297</text:p>
              </table:table-cell>
              <table:table-cell office:value-type="float" office:value="-17.2806945266899">
                <text:p>-17.2806945266899</text:p>
              </table:table-cell>
              <table:table-cell office:value-type="float" office:value="-20.0907973922781">
                <text:p>-20.0907973922781</text:p>
              </table:table-cell>
              <table:table-cell office:value-type="float" office:value="-17.7908947870409">
                <text:p>-17.79089478704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0.9536616061525">
                <text:p>-20.9536616061525</text:p>
              </table:table-cell>
              <table:table-cell office:value-type="float" office:value="-16.4392213905466">
                <text:p>-16.4392213905466</text:p>
              </table:table-cell>
              <table:table-cell office:value-type="float" office:value="-20.6715022371487">
                <text:p>-20.6715022371487</text:p>
              </table:table-cell>
              <table:table-cell office:value-type="float" office:value="-16.9615371777459">
                <text:p>-16.9615371777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1.4941792556704">
                <text:p>-21.4941792556704</text:p>
              </table:table-cell>
              <table:table-cell office:value-type="float" office:value="-15.574212332467">
                <text:p>-15.574212332467</text:p>
              </table:table-cell>
              <table:table-cell office:value-type="float" office:value="-21.2256322260889">
                <text:p>-21.2256322260889</text:p>
              </table:table-cell>
              <table:table-cell office:value-type="float" office:value="-16.108225343931">
                <text:p>-16.1082253439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2.0066792556704">
                <text:p>-22.0066792556704</text:p>
              </table:table-cell>
              <table:table-cell office:value-type="float" office:value="-14.686536293588">
                <text:p>-14.686536293588</text:p>
              </table:table-cell>
              <table:table-cell office:value-type="float" office:value="-21.7522195601167">
                <text:p>-21.7522195601167</text:p>
              </table:table-cell>
              <table:table-cell office:value-type="float" office:value="-15.231808847991">
                <text:p>-15.231808847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2.4902349653398">
                <text:p>-22.4902349653398</text:p>
              </table:table-cell>
              <table:table-cell office:value-type="float" office:value="-13.7771002729433">
                <text:p>-13.7771002729433</text:p>
              </table:table-cell>
              <table:table-cell office:value-type="float" office:value="-22.2503235417937">
                <text:p>-22.2503235417937</text:p>
              </table:table-cell>
              <table:table-cell office:value-type="float" office:value="-14.3331757318541">
                <text:p>-14.3331757318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2.9439491022665">
                <text:p>-22.9439491022665</text:p>
              </table:table-cell>
              <table:table-cell office:value-type="float" office:value="-12.8468484350236">
                <text:p>-12.8468484350236</text:p>
              </table:table-cell>
              <table:table-cell office:value-type="float" office:value="-22.7190320857659">
                <text:p>-22.7190320857659</text:p>
              </table:table-cell>
              <table:table-cell office:value-type="float" office:value="-13.413251654021">
                <text:p>-13.413251654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3.3669552110654">
                <text:p>-23.3669552110654</text:p>
              </table:table-cell>
              <table:table-cell office:value-type="float" office:value="-11.8967611590753">
                <text:p>-11.8967611590753</text:p>
              </table:table-cell>
              <table:table-cell office:value-type="float" office:value="-23.1574632018659">
                <text:p>-23.1574632018659</text:p>
              </table:table-cell>
              <table:table-cell office:value-type="float" office:value="-12.4729989679215">
                <text:p>-12.47299896792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3.758419101185">
                <text:p>-23.758419101185</text:p>
              </table:table-cell>
              <table:table-cell office:value-type="float" office:value="-10.927854031053">
                <text:p>-10.927854031053</text:p>
              </table:table-cell>
              <table:table-cell office:value-type="float" office:value="-23.5647664485157">
                <text:p>-23.5647664485157</text:p>
              </table:table-cell>
              <table:table-cell office:value-type="float" office:value="-11.5134157424602">
                <text:p>-11.5134157424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4.1175402516769">
                <text:p>-24.1175402516769</text:p>
              </table:table-cell>
              <table:table-cell office:value-type="float" office:value="-9.94117677922782">
                <text:p>-9.94117677922782</text:p>
              </table:table-cell>
              <table:table-cell office:value-type="float" office:value="-23.9401243541979">
                <text:p>-23.9401243541979</text:p>
              </table:table-cell>
              <table:table-cell office:value-type="float" office:value="-10.5355347257107">
                <text:p>-10.5355347257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.4435531807425">
                <text:p>-24.4435531807425</text:p>
              </table:table-cell>
              <table:table-cell office:value-type="float" office:value="-8.93781215453643">
                <text:p>-8.93781215453643</text:p>
              </table:table-cell>
              <table:table-cell office:value-type="float" office:value="-24.2827538047952">
                <text:p>-24.2827538047952</text:p>
              </table:table-cell>
              <table:table-cell office:value-type="float" office:value="-9.54042225279981">
                <text:p>-9.54042225279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4.7357287779085">
                <text:p>-24.7357287779085</text:p>
              </table:table-cell>
              <table:table-cell office:value-type="float" office:value="-7.91887475684182">
                <text:p>-7.91887475684182</text:p>
              </table:table-cell>
              <table:table-cell office:value-type="float" office:value="-24.5919073946285">
                <text:p>-24.5919073946285</text:p>
              </table:table-cell>
              <table:table-cell office:value-type="float" office:value="-8.52917709911144">
                <text:p>-8.52917709911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4.9933755967222">
                <text:p>-24.9933755967222</text:p>
              </table:table-cell>
              <table:table-cell office:value-type="float" office:value="-6.88550980835788">
                <text:p>-6.88550980835788</text:p>
              </table:table-cell>
              <table:table-cell office:value-type="float" office:value="-24.8668747390673">
                <text:p>-24.8668747390673</text:p>
              </table:table-cell>
              <table:table-cell office:value-type="float" office:value="-7.50292928002183">
                <text:p>-7.50292928002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5.2158411058972">
                <text:p>-25.2158411058972</text:p>
              </table:table-cell>
              <table:table-cell office:value-type="float" office:value="-5.83889187557271">
                <text:p>-5.83889187557271</text:p>
              </table:table-cell>
              <table:table-cell office:value-type="float" office:value="-25.1069837466201">
                <text:p>-25.1069837466201</text:p>
              </table:table-cell>
              <table:table-cell office:value-type="float" office:value="-6.46283879845884">
                <text:p>-6.46283879845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5.4025128968891">
                <text:p>-25.4025128968891</text:p>
              </table:table-cell>
              <table:table-cell office:value-type="float" office:value="-4.78022354108458">
                <text:p>-4.78022354108458</text:p>
              </table:table-cell>
              <table:table-cell office:value-type="float" office:value="-25.3116018484627">
                <text:p>-25.3116018484627</text:p>
              </table:table-cell>
              <table:table-cell office:value-type="float" office:value="-5.41009434166048">
                <text:p>-5.41009434166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5.552819845926">
                <text:p>-25.552819845926</text:p>
              </table:table-cell>
              <table:table-cell office:value-type="float" office:value="-3.71073402684369">
                <text:p>-3.71073402684369</text:p>
              </table:table-cell>
              <table:table-cell office:value-type="float" office:value="-25.4801371834028">
                <text:p>-25.4801371834028</text:p>
              </table:table-cell>
              <table:table-cell office:value-type="float" office:value="-4.34591192858627">
                <text:p>-4.34591192858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5.6662332285714">
                <text:p>-25.6662332285714</text:p>
              </table:table-cell>
              <table:table-cell office:value-type="float" office:value="-2.63167777036911">
                <text:p>-2.63167777036911</text:p>
              </table:table-cell>
              <table:table-cell office:value-type="float" office:value="-25.6120397363359">
                <text:p>-25.6120397363359</text:p>
              </table:table-cell>
              <table:table-cell office:value-type="float" office:value="-3.27153350951249">
                <text:p>-3.271533509512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5.7422677849525">
                <text:p>-25.7422677849525</text:p>
              </table:table-cell>
              <table:table-cell office:value-type="float" office:value="-1.5443329555859">
                <text:p>-1.5443329555859</text:p>
              </table:table-cell>
              <table:table-cell office:value-type="float" office:value="-25.7068024282936">
                <text:p>-25.7068024282936</text:p>
              </table:table-cell>
              <table:table-cell office:value-type="float" office:value="-2.18822551941933">
                <text:p>-2.18822551941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5.7804827338417">
                <text:p>-25.7804827338417</text:p>
              </table:table-cell>
              <table:table-cell office:value-type="float" office:value="-0.449999999999994">
                <text:p>-0.449999999999994</text:p>
              </table:table-cell>
              <table:table-cell office:value-type="float" office:value="-25.7639621562479">
                <text:p>-25.7639621562479</text:p>
              </table:table-cell>
              <table:table-cell office:value-type="float" office:value="-1.09727738685054">
                <text:p>-1.097277386850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5.7804827338417">
                <text:p>-25.7804827338417</text:p>
              </table:table-cell>
              <table:table-cell office:value-type="float" office:value="0.650000000000006">
                <text:p>0.650000000000006</text:p>
              </table:table-cell>
              <table:table-cell office:value-type="float" office:value="-25.783100780887">
                <text:p>-25.78310078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5.7419187899855">
                <text:p>-25.7419187899855</text:p>
              </table:table-cell>
              <table:table-cell office:value-type="float" office:value="1.75432686385611">
                <text:p>1.75432686385611</text:p>
              </table:table-cell>
              <table:table-cell office:value-type="float" office:value="-25.7638460606471">
                <text:p>-25.7638460606471</text:p>
              </table:table-cell>
              <table:table-cell office:value-type="float" office:value="1.10227586815192">
                <text:p>1.10227586815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5.6644891041295">
                <text:p>-25.6644891041295</text:p>
              </table:table-cell>
              <table:table-cell office:value-type="float" office:value="2.86162295964451">
                <text:p>2.86162295964451</text:p>
              </table:table-cell>
              <table:table-cell office:value-type="float" office:value="-25.7058725303406">
                <text:p>-25.7058725303406</text:p>
              </table:table-cell>
              <table:table-cell office:value-type="float" office:value="2.20820117375952">
                <text:p>2.208201173759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5.5479398675861">
                <text:p>-25.5479398675861</text:p>
              </table:table-cell>
              <table:table-cell office:value-type="float" office:value="3.97051487298014">
                <text:p>3.97051487298014</text:p>
              </table:table-cell>
              <table:table-cell office:value-type="float" office:value="-25.6089023227963">
                <text:p>-25.6089023227963</text:p>
              </table:table-cell>
              <table:table-cell office:value-type="float" office:value="3.31641025313476">
                <text:p>3.316410253134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5.3920659945108">
                <text:p>-25.3920659945108</text:p>
              </table:table-cell>
              <table:table-cell office:value-type="float" office:value="5.0796151099707">
                <text:p>5.0796151099707</text:p>
              </table:table-cell>
              <table:table-cell office:value-type="float" office:value="-25.4727059319898">
                <text:p>-25.4727059319898</text:p>
              </table:table-cell>
              <table:table-cell office:value-type="float" office:value="4.4255225088496">
                <text:p>4.42552250884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5.1967117946355">
                <text:p>-25.1967117946355</text:p>
              </table:table-cell>
              <table:table-cell office:value-type="float" office:value="6.18752383210943">
                <text:p>6.18752383210943</text:p>
              </table:table-cell>
              <table:table-cell office:value-type="float" office:value="-25.2971029162185">
                <text:p>-25.2971029162185</text:p>
              </table:table-cell>
              <table:table-cell office:value-type="float" office:value="5.53414412883777">
                <text:p>5.53414412883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4.9617715840114">
                <text:p>-24.9617715840114</text:p>
              </table:table-cell>
              <table:table-cell office:value-type="float" office:value="7.29283062093863">
                <text:p>7.29283062093863</text:p>
              </table:table-cell>
              <table:table-cell office:value-type="float" office:value="-25.0819625399475">
                <text:p>-25.0819625399475</text:p>
              </table:table-cell>
              <table:table-cell office:value-type="float" office:value="6.64086983635631">
                <text:p>6.640869836356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4.6871902325058">
                <text:p>-24.6871902325058</text:p>
              </table:table-cell>
              <table:table-cell office:value-type="float" office:value="8.39411627026189">
                <text:p>8.39411627026189</text:p>
              </table:table-cell>
              <table:table-cell office:value-type="float" office:value="-24.8272043530314">
                <text:p>-24.8272043530314</text:p>
              </table:table-cell>
              <table:table-cell office:value-type="float" office:value="7.74428466861021">
                <text:p>7.74428466861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4.3729636468744">
                <text:p>-24.3729636468744</text:p>
              </table:table-cell>
              <table:table-cell office:value-type="float" office:value="9.48995460363157">
                <text:p>9.48995460363157</text:p>
              </table:table-cell>
              <table:table-cell office:value-type="float" office:value="-24.5327987060938">
                <text:p>-24.5327987060938</text:p>
              </table:table-cell>
              <table:table-cell office:value-type="float" office:value="8.84296578179435">
                <text:p>8.842965781794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4.0191391883151">
                <text:p>-24.0191391883151</text:p>
              </table:table-cell>
              <table:table-cell office:value-type="float" office:value="10.5789143147895">
                <text:p>10.5789143147895</text:p>
              </table:table-cell>
              <table:table-cell office:value-type="float" office:value="-24.1987672009284">
                <text:p>-24.1987672009284</text:p>
              </table:table-cell>
              <table:table-cell office:value-type="float" office:value="9.93548428025282">
                <text:p>9.935484280252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3.6258160234906">
                <text:p>-23.6258160234906</text:p>
              </table:table-cell>
              <table:table-cell office:value-type="float" office:value="11.6595608286933">
                <text:p>11.6595608286933</text:p>
              </table:table-cell>
              <table:table-cell office:value-type="float" office:value="-23.8251830748675">
                <text:p>-23.8251830748675</text:p>
              </table:table-cell>
              <table:table-cell office:value-type="float" office:value="11.0204070674116">
                <text:p>11.0204070674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3.1931454080952">
                <text:p>-23.1931454080952</text:p>
              </table:table-cell>
              <table:table-cell office:value-type="float" office:value="12.730458180718">
                <text:p>12.730458180718</text:p>
              </table:table-cell>
              <table:table-cell office:value-type="float" office:value="-23.4121715181511">
                <text:p>-23.4121715181511</text:p>
              </table:table-cell>
              <table:table-cell office:value-type="float" office:value="12.0962987160953">
                <text:p>12.09629871609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2.7213309021273">
                <text:p>-22.7213309021273</text:p>
              </table:table-cell>
              <table:table-cell office:value-type="float" office:value="13.7901709115834">
                <text:p>13.7901709115834</text:p>
              </table:table-cell>
              <table:table-cell office:value-type="float" office:value="-22.9599099234128">
                <text:p>-22.9599099234128</text:p>
              </table:table-cell>
              <table:table-cell office:value-type="float" office:value="13.1617233557971">
                <text:p>13.16172335579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2.210628516118">
                <text:p>-22.210628516118</text:p>
              </table:table-cell>
              <table:table-cell office:value-type="float" office:value="14.8372659755219">
                <text:p>14.8372659755219</text:p>
              </table:table-cell>
              <table:table-cell office:value-type="float" office:value="-22.4686280664886">
                <text:p>-22.4686280664886</text:p>
              </table:table-cell>
              <table:table-cell office:value-type="float" office:value="14.2152465744354">
                <text:p>14.2152465744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1.6613467876585">
                <text:p>-21.6613467876585</text:p>
              </table:table-cell>
              <table:table-cell office:value-type="float" office:value="15.8703146591668">
                <text:p>15.8703146591668</text:p>
              </table:table-cell>
              <table:table-cell office:value-type="float" office:value="-21.9386082178469">
                <text:p>-21.9386082178469</text:p>
              </table:table-cell>
              <table:table-cell office:value-type="float" office:value="15.2554373320927">
                <text:p>15.255437332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.0738467876585">
                <text:p>-21.0738467876585</text:p>
              </table:table-cell>
              <table:table-cell office:value-type="float" office:value="16.8878945086136">
                <text:p>16.8878945086136</text:p>
              </table:table-cell>
              <table:table-cell office:value-type="float" office:value="-21.3701851840243">
                <text:p>-21.3701851840243</text:p>
              </table:table-cell>
              <table:table-cell office:value-type="float" office:value="16.2808698842043">
                <text:p>16.2808698842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0.4485420558633">
                <text:p>-20.4485420558633</text:p>
              </table:table-cell>
              <table:table-cell office:value-type="float" office:value="17.8885912620781">
                <text:p>17.8885912620781</text:p>
              </table:table-cell>
              <table:table-cell office:value-type="float" office:value="-20.7637462785492">
                <text:p>-20.7637462785492</text:p>
              </table:table-cell>
              <table:table-cell office:value-type="float" office:value="17.2901257116336">
                <text:p>17.29012571163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.7858984652505">
                <text:p>-19.7858984652505</text:p>
              </table:table-cell>
              <table:table-cell office:value-type="float" office:value="18.8710007855559">
                <text:p>18.8710007855559</text:p>
              </table:table-cell>
              <table:table-cell office:value-type="float" office:value="-20.1197312219269">
                <text:p>-20.1197312219269</text:p>
              </table:table-cell>
              <table:table-cell office:value-type="float" office:value="18.2817954550484">
                <text:p>18.28179545504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9.0864340150225">
                <text:p>-19.0864340150225</text:p>
              </table:table-cell>
              <table:table-cell office:value-type="float" office:value="19.8337310088621">
                <text:p>19.8337310088621</text:p>
              </table:table-cell>
              <table:table-cell office:value-type="float" office:value="-19.4386319703533">
                <text:p>-19.4386319703533</text:p>
              </table:table-cell>
              <table:table-cell office:value-type="float" office:value="19.2544808509892">
                <text:p>19.2544808509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8.3507185520083">
                <text:p>-18.3507185520083</text:p>
              </table:table-cell>
              <table:table-cell office:value-type="float" office:value="20.7754038594221">
                <text:p>20.7754038594221</text:p>
              </table:table-cell>
              <table:table-cell office:value-type="float" office:value="-18.7209924729242">
                <text:p>-18.7209924729242</text:p>
              </table:table-cell>
              <table:table-cell office:value-type="float" office:value="20.2067966670049">
                <text:p>20.2067966670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.5793734203845">
                <text:p>-17.5793734203845</text:p>
              </table:table-cell>
              <table:table-cell office:value-type="float" office:value="21.6946571911649">
                <text:p>21.6946571911649</text:p>
              </table:table-cell>
              <table:table-cell office:value-type="float" office:value="-17.9674083572001">
                <text:p>-17.9674083572001</text:p>
              </table:table-cell>
              <table:table-cell office:value-type="float" office:value="21.1373726332155">
                <text:p>21.13737263321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.773071039722">
                <text:p>-16.773071039722</text:p>
              </table:table-cell>
              <table:table-cell office:value-type="float" office:value="22.5901467058651">
                <text:p>22.5901467058651</text:p>
              </table:table-cell>
              <table:table-cell office:value-type="float" office:value="-17.1785265430857">
                <text:p>-17.1785265430857</text:p>
              </table:table-cell>
              <table:table-cell office:value-type="float" office:value="22.0448553676517">
                <text:p>22.04485536765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9325344114666">
                <text:p>-15.9325344114666</text:p>
              </table:table-cell>
              <table:table-cell office:value-type="float" office:value="23.4605478642749">
                <text:p>23.4605478642749</text:p>
              </table:table-cell>
              <table:table-cell office:value-type="float" office:value="-16.3550447850804">
                <text:p>-16.3550447850804</text:p>
              </table:table-cell>
              <table:table-cell office:value-type="float" office:value="22.9279102927135">
                <text:p>22.9279102927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0585365540552">
                <text:p>-15.0585365540552</text:p>
              </table:table-cell>
              <table:table-cell office:value-type="float" office:value="24.3045577843826">
                <text:p>24.3045577843826</text:p>
              </table:table-cell>
              <table:table-cell office:value-type="float" office:value="-15.4977111430559">
                <text:p>-15.4977111430559</text:p>
              </table:table-cell>
              <table:table-cell office:value-type="float" office:value="23.7852235400873">
                <text:p>23.78522354008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4.1518998669728">
                <text:p>-14.1518998669728</text:p>
              </table:table-cell>
              <table:table-cell office:value-type="float" office:value="25.1208971241404">
                <text:p>25.1208971241404</text:p>
              </table:table-cell>
              <table:table-cell office:value-type="float" office:value="-14.6073233818136">
                <text:p>-14.6073233818136</text:p>
              </table:table-cell>
              <table:table-cell office:value-type="float" office:value="24.615503841461">
                <text:p>24.615503841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3.213495424152">
                <text:p>-13.213495424152</text:p>
              </table:table-cell>
              <table:table-cell office:value-type="float" office:value="25.9083119460064">
                <text:p>25.9083119460064</text:p>
              </table:table-cell>
              <table:table-cell office:value-type="float" office:value="-13.6847282997754">
                <text:p>-13.6847282997754</text:p>
              </table:table-cell>
              <table:table-cell office:value-type="float" office:value="25.4174844023795">
                <text:p>25.41748440237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.2442421972157">
                <text:p>-12.2442421972157</text:p>
              </table:table-cell>
              <table:table-cell office:value-type="float" office:value="26.6655755606569">
                <text:p>26.6655755606569</text:p>
              </table:table-cell>
              <table:table-cell office:value-type="float" office:value="-12.7308209872588">
                <text:p>-12.7308209872588</text:p>
              </table:table-cell>
              <table:table-cell office:value-type="float" office:value="26.1899247565917">
                <text:p>26.18992475659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.2451062091627">
                <text:p>-11.2451062091627</text:p>
              </table:table-cell>
              <table:table-cell office:value-type="float" office:value="27.3914903472381">
                <text:p>27.3914903472381</text:p>
              </table:table-cell>
              <table:table-cell office:value-type="float" office:value="-11.7465440148872">
                <text:p>-11.7465440148872</text:p>
              </table:table-cell>
              <table:table-cell office:value-type="float" office:value="26.9316125982518">
                <text:p>26.9316125982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.2170996191944">
                <text:p>-10.2170996191944</text:p>
              </table:table-cell>
              <table:table-cell office:value-type="float" office:value="28.0848895475419">
                <text:p>28.0848895475419</text:p>
              </table:table-cell>
              <table:table-cell office:value-type="float" office:value="-10.7328865527839">
                <text:p>-10.7328865527839</text:p>
              </table:table-cell>
              <table:table-cell office:value-type="float" office:value="27.6413655893496">
                <text:p>27.6413655893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9.16127973947968">
                <text:p>-9.16127973947968</text:p>
              </table:table-cell>
              <table:table-cell office:value-type="float" office:value="28.7446390315122">
                <text:p>28.7446390315122</text:p>
              </table:table-cell>
              <table:table-cell office:value-type="float" office:value="-9.69088342129778">
                <text:p>-9.69088342129778</text:p>
              </table:table-cell>
              <table:table-cell office:value-type="float" office:value="28.3180331397677">
                <text:p>28.31803313976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.07874798474914">
                <text:p>-8.07874798474914</text:p>
              </table:table-cell>
              <table:table-cell office:value-type="float" office:value="29.3696390315122">
                <text:p>29.3696390315122</text:p>
              </table:table-cell>
              <table:table-cell office:value-type="float" office:value="-8.62161407410411">
                <text:p>-8.62161407410411</text:p>
              </table:table-cell>
              <table:table-cell office:value-type="float" office:value="28.960498157381">
                <text:p>28.9604981573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97064875571118">
                <text:p>-6.97064875571118</text:p>
              </table:table-cell>
              <table:table-cell office:value-type="float" office:value="29.9588258428085">
                <text:p>29.9588258428085</text:p>
              </table:table-cell>
              <table:table-cell office:value-type="float" office:value="-7.52620151462368">
                <text:p>-7.52620151462368</text:p>
              </table:table-cell>
              <table:table-cell office:value-type="float" office:value="29.5676787656432">
                <text:p>29.56767876564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83816825737423">
                <text:p>-5.83816825737423</text:p>
              </table:table-cell>
              <table:table-cell office:value-type="float" office:value="30.5111734877627">
                <text:p>30.5111734877627</text:p>
              </table:table-cell>
              <table:table-cell office:value-type="float" office:value="-6.40581114679725">
                <text:p>-6.40581114679725</text:p>
              </table:table-cell>
              <table:table-cell office:value-type="float" office:value="30.1385299861327">
                <text:p>30.1385299861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68253325345634">
                <text:p>-4.68253325345634</text:p>
              </table:table-cell>
              <table:table-cell office:value-type="float" office:value="31.0256953412536">
                <text:p>31.0256953412536</text:p>
              </table:table-cell>
              <table:table-cell office:value-type="float" office:value="-5.26164956134945">
                <text:p>-5.26164956134945</text:p>
              </table:table-cell>
              <table:table-cell office:value-type="float" office:value="30.6720453835648">
                <text:p>30.6720453835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0500975815652">
                <text:p>-3.50500975815652</text:p>
              </table:table-cell>
              <table:table-cell office:value-type="float" office:value="31.5014457148918">
                <text:p>31.5014457148918</text:p>
              </table:table-cell>
              <table:table-cell office:value-type="float" office:value="-4.09496325876926">
                <text:p>-4.09496325876926</text:p>
              </table:table-cell>
              <table:table-cell office:value-type="float" office:value="31.1672586708111">
                <text:p>31.1672586708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30690166665449">
                <text:p>-2.30690166665449</text:p>
              </table:table-cell>
              <table:table-cell office:value-type="float" office:value="31.9375213976321">
                <text:p>31.9375213976321</text:p>
              </table:table-cell>
              <table:table-cell office:value-type="float" office:value="-2.90703731032776">
                <text:p>-2.90703731032776</text:p>
              </table:table-cell>
              <table:table-cell office:value-type="float" office:value="31.6232452715114">
                <text:p>31.6232452715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08954932579669">
                <text:p>-1.08954932579669</text:p>
              </table:table-cell>
              <table:table-cell office:value-type="float" office:value="32.333063150432">
                <text:p>32.333063150432</text:p>
              </table:table-cell>
              <table:table-cell office:value-type="float" office:value="-1.69919395854609">
                <text:p>-1.69919395854609</text:p>
              </table:table-cell>
              <table:table-cell office:value-type="float" office:value="32.0391238379032">
                <text:p>32.0391238379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5671953484048">
                <text:p>0.145671953484048</text:p>
              </table:table-cell>
              <table:table-cell office:value-type="float" office:value="32.6872571526568">
                <text:p>32.6872571526568</text:p>
              </table:table-cell>
              <table:table-cell office:value-type="float" office:value="-0.472791158615407">
                <text:p>-0.472791158615407</text:p>
              </table:table-cell>
              <table:table-cell office:value-type="float" office:value="32.4140577215433">
                <text:p>32.41405772154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735344038008">
                <text:p>1.39735344038008</text:p>
              </table:table-cell>
              <table:table-cell office:value-type="float" office:value="32.9993363979804">
                <text:p>32.9993363979804</text:p>
              </table:table-cell>
              <table:table-cell office:value-type="float" office:value="0.770778937638553">
                <text:p>0.770778937638553</text:p>
              </table:table-cell>
              <table:table-cell office:value-type="float" office:value="32.7472563946455">
                <text:p>32.7472563946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66405458333036">
                <text:p>2.66405458333036</text:p>
              </table:table-cell>
              <table:table-cell office:value-type="float" office:value="33.2685820375894">
                <text:p>33.2685820375894</text:p>
              </table:table-cell>
              <table:table-cell office:value-type="float" office:value="2.03009155356921">
                <text:p>2.03009155356921</text:p>
              </table:table-cell>
              <table:table-cell office:value-type="float" office:value="33.0379768198145">
                <text:p>33.0379768198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4430466224623">
                <text:p>3.94430466224623</text:p>
              </table:table-cell>
              <table:table-cell office:value-type="float" office:value="33.4943246685564">
                <text:p>33.4943246685564</text:p>
              </table:table-cell>
              <table:table-cell office:value-type="float" office:value="3.3036909135363">
                <text:p>3.3036909135363</text:p>
              </table:table-cell>
              <table:table-cell office:value-type="float" office:value="33.2855247660096">
                <text:p>33.2855247660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23660449195398">
                <text:p>5.23660449195398</text:p>
              </table:table-cell>
              <table:table-cell office:value-type="float" office:value="33.6759455653093">
                <text:p>33.6759455653093</text:p>
              </table:table-cell>
              <table:table-cell office:value-type="float" office:value="4.59009192090099">
                <text:p>4.59009192090099</text:p>
              </table:table-cell>
              <table:table-cell office:value-type="float" office:value="33.4892560686361">
                <text:p>33.48925606863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53942817488642">
                <text:p>6.53942817488642</text:p>
              </table:table-cell>
              <table:table-cell office:value-type="float" office:value="33.8128778521899">
                <text:p>33.8128778521899</text:p>
              </table:table-cell>
              <table:table-cell office:value-type="float" office:value="5.88778188625997">
                <text:p>5.88778188625997</text:p>
              </table:table-cell>
              <table:table-cell office:value-type="float" office:value="33.6485778317243">
                <text:p>33.6485778317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85122490097809">
                <text:p>7.85122490097809</text:p>
              </table:table-cell>
              <table:table-cell office:value-type="float" office:value="33.9046076151635">
                <text:p>33.9046076151635</text:p>
              </table:table-cell>
              <table:table-cell office:value-type="float" office:value="7.19522230391239">
                <text:p>7.19522230391239</text:p>
              </table:table-cell>
              <table:table-cell office:value-type="float" office:value="33.7629495702221">
                <text:p>33.7629495702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1704207926433">
                <text:p>9.1704207926433</text:p>
              </table:table-cell>
              <table:table-cell office:value-type="float" office:value="33.9506749508108">
                <text:p>33.9506749508108</text:p>
              </table:table-cell>
              <table:table-cell office:value-type="float" office:value="8.5108506744765">
                <text:p>8.5108506744765</text:p>
              </table:table-cell>
              <table:table-cell office:value-type="float" office:value="33.8318842904984">
                <text:p>33.83188429049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4954207926433">
                <text:p>10.4954207926433</text:p>
              </table:table-cell>
              <table:table-cell office:value-type="float" office:value="33.9506749508108">
                <text:p>33.9506749508108</text:p>
              </table:table-cell>
              <table:table-cell office:value-type="float" office:value="9.83308237149775">
                <text:p>9.83308237149775</text:p>
              </table:table-cell>
              <table:table-cell office:value-type="float" office:value="33.8549495072275">
                <text:p>33.8549495072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8246105925787">
                <text:p>11.8246105925787</text:p>
              </table:table-cell>
              <table:table-cell office:value-type="float" office:value="33.9042586201964">
                <text:p>33.9042586201964</text:p>
              </table:table-cell>
              <table:table-cell office:value-type="float" office:value="11.1603125498204">
                <text:p>11.1603125498204</text:p>
              </table:table-cell>
              <table:table-cell office:value-type="float" office:value="33.8317681948976">
                <text:p>33.8317681948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1563585996756">
                <text:p>13.1563585996756</text:p>
              </table:table-cell>
              <table:table-cell office:value-type="float" office:value="33.811133727748">
                <text:p>33.811133727748</text:p>
              </table:table-cell>
              <table:table-cell office:value-type="float" office:value="12.4909180934233">
                <text:p>12.4909180934233</text:p>
              </table:table-cell>
              <table:table-cell office:value-type="float" office:value="33.762019672269">
                <text:p>33.7620196722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489017939469">
                <text:p>14.489017939469</text:p>
              </table:table-cell>
              <table:table-cell office:value-type="float" office:value="33.6710655869694">
                <text:p>33.6710655869694</text:p>
              </table:table-cell>
              <table:table-cell office:value-type="float" office:value="13.8232596003578">
                <text:p>13.8232596003578</text:p>
              </table:table-cell>
              <table:table-cell office:value-type="float" office:value="33.6454404181847">
                <text:p>33.64544041818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8209284919265">
                <text:p>15.8209284919265</text:p>
              </table:table-cell>
              <table:table-cell office:value-type="float" office:value="33.4838777661781">
                <text:p>33.4838777661781</text:p>
              </table:table-cell>
              <table:table-cell office:value-type="float" office:value="15.1556834023578">
                <text:p>15.1556834023578</text:p>
              </table:table-cell>
              <table:table-cell office:value-type="float" office:value="33.4818248172231">
                <text:p>33.48182481722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1504189584929">
                <text:p>17.1504189584929</text:p>
              </table:table-cell>
              <table:table-cell office:value-type="float" office:value="33.2494527263277">
                <text:p>33.2494527263277</text:p>
              </table:table-cell>
              <table:table-cell office:value-type="float" office:value="16.4865236166365">
                <text:p>16.4865236166365</text:p>
              </table:table-cell>
              <table:table-cell office:value-type="float" office:value="33.2710258337654">
                <text:p>33.27102583376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4758089574872">
                <text:p>18.4758089574872</text:p>
              </table:table-cell>
              <table:table-cell office:value-type="float" office:value="32.9677323852697">
                <text:p>32.9677323852697</text:p>
              </table:table-cell>
              <table:table-cell office:value-type="float" office:value="17.8141042273238">
                <text:p>17.8141042273238</text:p>
              </table:table-cell>
              <table:table-cell office:value-type="float" office:value="33.0129556131418">
                <text:p>33.01295561314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7954111452226">
                <text:p>19.7954111452226</text:p>
              </table:table-cell>
              <table:table-cell office:value-type="float" office:value="32.6387186072541">
                <text:p>32.6387186072541</text:p>
              </table:table-cell>
              <table:table-cell office:value-type="float" office:value="19.1367411939453">
                <text:p>19.1367411939453</text:p>
              </table:table-cell>
              <table:table-cell office:value-type="float" office:value="32.7075860086096">
                <text:p>32.7075860086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1075333601784">
                <text:p>21.1075333601784</text:p>
              </table:table-cell>
              <table:table-cell office:value-type="float" office:value="32.2624736165639">
                <text:p>32.2624736165639</text:p>
              </table:table-cell>
              <table:table-cell office:value-type="float" office:value="20.4527445842938">
                <text:p>20.4527445842938</text:p>
              </table:table-cell>
              <table:table-cell office:value-type="float" office:value="32.3549490330086">
                <text:p>32.35494903300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4104807875028">
                <text:p>22.4104807875028</text:p>
              </table:table-cell>
              <table:table-cell office:value-type="float" office:value="31.8391203342702">
                <text:p>31.8391203342702</text:p>
              </table:table-cell>
              <table:table-cell office:value-type="float" office:value="21.7604207289946">
                <text:p>21.7604207289946</text:p>
              </table:table-cell>
              <table:table-cell office:value-type="float" office:value="31.9551372340364">
                <text:p>31.9551372340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025581410834">
                <text:p>23.7025581410834</text:p>
              </table:table-cell>
              <table:table-cell office:value-type="float" office:value="31.3688426371975">
                <text:p>31.3688426371975</text:p>
              </table:table-cell>
              <table:table-cell office:value-type="float" office:value="23.0580743950241">
                <text:p>23.0580743950241</text:p>
              </table:table-cell>
              <table:table-cell office:value-type="float" office:value="31.5083039921809">
                <text:p>31.5083039921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9820718603855">
                <text:p>24.9820718603855</text:p>
              </table:table-cell>
              <table:table-cell office:value-type="float" office:value="30.8518855382835">
                <text:p>30.8518855382835</text:p>
              </table:table-cell>
              <table:table-cell office:value-type="float" office:value="24.3440109753999">
                <text:p>24.3440109753999</text:p>
              </table:table-cell>
              <table:table-cell office:value-type="float" office:value="31.0146637404465">
                <text:p>31.0146637404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2473323192206">
                <text:p>26.2473323192206</text:p>
              </table:table-cell>
              <table:table-cell office:value-type="float" office:value="30.2885552876235">
                <text:p>30.2885552876235</text:p>
              </table:table-cell>
              <table:table-cell office:value-type="float" office:value="25.6165386922206">
                <text:p>25.6165386922206</text:p>
              </table:table-cell>
              <table:table-cell office:value-type="float" office:value="30.4744921051117">
                <text:p>30.4744921051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4966560435764">
                <text:p>27.4966560435764</text:p>
              </table:table-cell>
              <table:table-cell office:value-type="float" office:value="29.6792193935867">
                <text:p>29.6792193935867</text:p>
              </table:table-cell>
              <table:table-cell office:value-type="float" office:value="26.8739708102071">
                <text:p>26.8739708102071</text:p>
              </table:table-cell>
              <table:table-cell office:value-type="float" office:value="29.8881259668555">
                <text:p>29.88812596685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7283679356146">
                <text:p>28.7283679356146</text:p>
              </table:table-cell>
              <table:table-cell office:value-type="float" office:value="29.0243065635004">
                <text:p>29.0243065635004</text:p>
              </table:table-cell>
              <table:table-cell office:value-type="float" office:value="28.1146278578577">
                <text:p>28.1146278578577</text:p>
              </table:table-cell>
              <table:table-cell office:value-type="float" office:value="29.2559634416965">
                <text:p>29.25596344169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9408035009128">
                <text:p>29.9408035009128</text:p>
              </table:table-cell>
              <table:table-cell office:value-type="float" office:value="28.3243065635004">
                <text:p>28.3243065635004</text:p>
              </table:table-cell>
              <table:table-cell office:value-type="float" office:value="29.3368398533129">
                <text:p>29.3368398533129</text:p>
              </table:table-cell>
              <table:table-cell office:value-type="float" office:value="28.5784637812886">
                <text:p>28.57846378128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.1323110760126">
                <text:p>31.1323110760126</text:p>
              </table:table-cell>
              <table:table-cell office:value-type="float" office:value="27.5797699972527">
                <text:p>27.5797699972527</text:p>
              </table:table-cell>
              <table:table-cell office:value-type="float" office:value="30.5389485319959">
                <text:p>30.5389485319959</text:p>
              </table:table-cell>
              <table:table-cell office:value-type="float" office:value="27.8561471922281">
                <text:p>27.8561471922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.3012540533152">
                <text:p>32.3012540533152</text:p>
              </table:table-cell>
              <table:table-cell office:value-type="float" office:value="26.791308003359">
                <text:p>26.791308003359</text:p>
              </table:table-cell>
              <table:table-cell office:value-type="float" office:value="31.7193095730819">
                <text:p>31.7193095730819</text:p>
              </table:table-cell>
              <table:table-cell office:value-type="float" office:value="27.0895945741278">
                <text:p>27.08959457412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4460131003557">
                <text:p>33.4460131003557</text:p>
              </table:table-cell>
              <table:table-cell office:value-type="float" office:value="25.9595918713651">
                <text:p>25.9595918713651</text:p>
              </table:table-cell>
              <table:table-cell office:value-type="float" office:value="32.8762948218309">
                <text:p>32.8762948218309</text:p>
              </table:table-cell>
              <table:table-cell office:value-type="float" office:value="26.2794471763269">
                <text:p>26.27944717632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5649883704773">
                <text:p>34.5649883704773</text:p>
              </table:table-cell>
              <table:table-cell office:value-type="float" office:value="25.0853525764027">
                <text:p>25.0853525764027</text:p>
              </table:table-cell>
              <table:table-cell office:value-type="float" office:value="34.0082945048104">
                <text:p>34.0082945048104</text:p>
              </table:table-cell>
              <table:table-cell office:value-type="float" office:value="25.4264061732091">
                <text:p>25.4264061732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6566017019218">
                <text:p>35.6566017019218</text:p>
              </table:table-cell>
              <table:table-cell office:value-type="float" office:value="24.1693802325994">
                <text:p>24.1693802325994</text:p>
              </table:table-cell>
              <table:table-cell office:value-type="float" office:value="35.1137194350267">
                <text:p>35.1137194350267</text:p>
              </table:table-cell>
              <table:table-cell office:value-type="float" office:value="24.5312321582126">
                <text:p>24.53123215821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.7192988023545">
                <text:p>36.7192988023545</text:p>
              </table:table-cell>
              <table:table-cell office:value-type="float" office:value="23.2125234655062">
                <text:p>23.2125234655062</text:p>
              </table:table-cell>
              <table:table-cell office:value-type="float" office:value="36.1910032039811">
                <text:p>36.1910032039811</text:p>
              </table:table-cell>
              <table:table-cell office:value-type="float" office:value="23.594744556724">
                <text:p>23.5947445567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.7515514158405">
                <text:p>37.7515514158405</text:p>
              </table:table-cell>
              <table:table-cell office:value-type="float" office:value="22.2156887038975">
                <text:p>22.2156887038975</text:p>
              </table:table-cell>
              <table:table-cell office:value-type="float" office:value="37.2386043576691">
                <text:p>37.2386043576691</text:p>
              </table:table-cell>
              <table:table-cell office:value-type="float" office:value="22.6178209581577">
                <text:p>22.61782095815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.7518594693014">
                <text:p>38.7518594693014</text:p>
              </table:table-cell>
              <table:table-cell office:value-type="float" office:value="21.1798393914099">
                <text:p>21.1798393914099</text:p>
              </table:table-cell>
              <table:table-cell office:value-type="float" office:value="38.2550085535437">
                <text:p>38.2550085535437</text:p>
              </table:table-cell>
              <table:table-cell office:value-type="float" office:value="21.6013963676323">
                <text:p>21.60139636763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.71875319549">
                <text:p>39.71875319549</text:p>
              </table:table-cell>
              <table:table-cell office:value-type="float" office:value="20.105995118595">
                <text:p>20.105995118595</text:p>
              </table:table-cell>
              <table:table-cell office:value-type="float" office:value="39.2387306954784">
                <text:p>39.2387306954784</text:p>
              </table:table-cell>
              <table:table-cell office:value-type="float" office:value="20.5464623777639">
                <text:p>20.54646237776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6507952295355">
                <text:p>40.6507952295355</text:p>
              </table:table-cell>
              <table:table-cell office:value-type="float" office:value="18.9952306760725">
                <text:p>18.9952306760725</text:p>
              </table:table-cell>
              <table:table-cell office:value-type="float" office:value="40.188317043771">
                <text:p>40.188317043771</text:p>
              </table:table-cell>
              <table:table-cell office:value-type="float" office:value="19.4540662612074">
                <text:p>19.45406626120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.5465826761343">
                <text:p>41.5465826761343</text:p>
              </table:table-cell>
              <table:table-cell office:value-type="float" office:value="17.8486750295747">
                <text:p>17.8486750295747</text:p>
              </table:table-cell>
              <table:table-cell office:value-type="float" office:value="41.1023472972557">
                <text:p>41.1023472972557</text:p>
              </table:table-cell>
              <table:table-cell office:value-type="float" office:value="18.3253099846852">
                <text:p>18.3253099846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.4047491444813">
                <text:p>42.4047491444813</text:p>
              </table:table-cell>
              <table:table-cell office:value-type="float" office:value="16.6675102177873">
                <text:p>16.6675102177873</text:p>
              </table:table-cell>
              <table:table-cell office:value-type="float" office:value="41.9794366446044">
                <text:p>41.9794366446044</text:p>
              </table:table-cell>
              <table:table-cell office:value-type="float" office:value="17.1613491453498">
                <text:p>17.1613491453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.223966748066">
                <text:p>43.223966748066</text:p>
              </table:table-cell>
              <table:table-cell office:value-type="float" office:value="15.4529701739942">
                <text:p>15.4529701739942</text:p>
              </table:table-cell>
              <table:table-cell office:value-type="float" office:value="42.8182377819295">
                <text:p>42.8182377819295</text:p>
              </table:table-cell>
              <table:table-cell office:value-type="float" office:value="15.9633918304384">
                <text:p>15.9633918304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.0029480664888">
                <text:p>44.0029480664888</text:p>
              </table:table-cell>
              <table:table-cell office:value-type="float" office:value="14.2063394726442">
                <text:p>14.2063394726442</text:p>
              </table:table-cell>
              <table:table-cell office:value-type="float" office:value="43.6174428938256">
                <text:p>43.6174428938256</text:p>
              </table:table-cell>
              <table:table-cell office:value-type="float" office:value="14.732697401281">
                <text:p>14.7326974012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.7404480664888">
                <text:p>44.7404480664888</text:p>
              </table:table-cell>
              <table:table-cell office:value-type="float" office:value="12.9289520020622">
                <text:p>12.9289520020622</text:p>
              </table:table-cell>
              <table:table-cell office:value-type="float" office:value="44.3757855950244">
                <text:p>44.3757855950244</text:p>
              </table:table-cell>
              <table:table-cell office:value-type="float" office:value="13.4705752028337">
                <text:p>13.4705752028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.4352659794119">
                <text:p>45.4352659794119</text:p>
              </table:table-cell>
              <table:table-cell office:value-type="float" office:value="11.622189564631">
                <text:p>11.622189564631</text:p>
              </table:table-cell>
              <table:table-cell office:value-type="float" office:value="45.0920428298718">
                <text:p>45.0920428298718</text:p>
              </table:table-cell>
              <table:table-cell office:value-type="float" office:value="12.1783832000096">
                <text:p>12.17838320000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0862471323937">
                <text:p>46.0862471323937</text:p>
              </table:table-cell>
              <table:table-cell office:value-type="float" office:value="10.2874804058767">
                <text:p>10.2874804058767</text:p>
              </table:table-cell>
              <table:table-cell office:value-type="float" office:value="45.7650367268787">
                <text:p>45.7650367268787</text:p>
              </table:table-cell>
              <table:table-cell office:value-type="float" office:value="10.8575265421899">
                <text:p>10.85752654218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6922847305766">
                <text:p>46.6922847305766</text:p>
              </table:table-cell>
              <table:table-cell office:value-type="float" office:value="8.92629767398925">
                <text:p>8.92629767398925</text:p>
              </table:table-cell>
              <table:table-cell office:value-type="float" office:value="46.3936364056427">
                <text:p>46.3936364056427</text:p>
              </table:table-cell>
              <table:table-cell office:value-type="float" office:value="9.50945605739391">
                <text:p>9.50945605739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.2523215877334">
                <text:p>47.2523215877334</text:p>
              </table:table-cell>
              <table:table-cell office:value-type="float" office:value="7.5401578114119">
                <text:p>7.5401578114119</text:p>
              </table:table-cell>
              <table:table-cell office:value-type="float" office:value="46.9767597334855">
                <text:p>46.9767597334855</text:p>
              </table:table-cell>
              <table:table-cell office:value-type="float" office:value="8.1356666776947">
                <text:p>8.13566667769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.7653518027219">
                <text:p>47.7653518027219</text:p>
              </table:table-cell>
              <table:table-cell office:value-type="float" office:value="6.13061888023304">
                <text:p>6.13061888023304</text:p>
              </table:table-cell>
              <table:table-cell office:value-type="float" office:value="47.5133750292039">
                <text:p>47.5133750292039</text:p>
              </table:table-cell>
              <table:table-cell office:value-type="float" office:value="6.73769579756121">
                <text:p>6.737695797561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.2304223792562">
                <text:p>48.2304223792562</text:p>
              </table:table-cell>
              <table:table-cell office:value-type="float" office:value="4.69927882320883">
                <text:p>4.69927882320883</text:p>
              </table:table-cell>
              <table:table-cell office:value-type="float" office:value="48.0025027113903">
                <text:p>48.0025027113903</text:p>
              </table:table-cell>
              <table:table-cell office:value-type="float" office:value="5.3171215669088">
                <text:p>5.31712156690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.6466347865399">
                <text:p>48.6466347865399</text:p>
              </table:table-cell>
              <table:table-cell office:value-type="float" office:value="3.24777366234197">
                <text:p>3.24777366234197</text:p>
              </table:table-cell>
              <table:table-cell office:value-type="float" office:value="48.443216888837">
                <text:p>48.443216888837</text:p>
              </table:table-cell>
              <table:table-cell office:value-type="float" office:value="3.87556112073586">
                <text:p>3.875561120735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.0131464583734">
                <text:p>49.0131464583734</text:p>
              </table:table-cell>
              <table:table-cell office:value-type="float" office:value="1.77777563703383">
                <text:p>1.77777563703383</text:p>
              </table:table-cell>
              <table:table-cell office:value-type="float" office:value="48.8346468906027">
                <text:p>48.8346468906027</text:p>
              </table:table-cell>
              <table:table-cell office:value-type="float" office:value="2.41466874731747">
                <text:p>2.41466874731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.3291722284163">
                <text:p>49.3291722284163</text:p>
              </table:table-cell>
              <table:table-cell office:value-type="float" office:value="0.290991283918448">
                <text:p>0.290991283918448</text:p>
              </table:table-cell>
              <table:table-cell office:value-type="float" office:value="49.1759787333879">
                <text:p>49.1759787333879</text:p>
              </table:table-cell>
              <table:table-cell office:value-type="float" office:value="0.936133997019205">
                <text:p>0.9361339970192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.5939856993584">
                <text:p>49.5939856993584</text:p>
              </table:table-cell>
              <table:table-cell office:value-type="float" office:value="-1.21084053942517">
                <text:p>-1.21084053942517</text:p>
              </table:table-cell>
              <table:table-cell office:value-type="float" office:value="49.4664565239355">
                <text:p>49.4664565239355</text:p>
              </table:table-cell>
              <table:table-cell office:value-type="float" office:value="-0.558320266116675">
                <text:p>-0.5583202661166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.8069205438273">
                <text:p>49.8069205438273</text:p>
              </table:table-cell>
              <table:table-cell office:value-type="float" office:value="-2.72595068459977">
                <text:p>-2.72595068459977</text:p>
              </table:table-cell>
              <table:table-cell office:value-type="float" office:value="49.7053837942484">
                <text:p>49.7053837942484</text:p>
              </table:table-cell>
              <table:table-cell office:value-type="float" office:value="-2.06693986777185">
                <text:p>-2.066939867771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.9673717349432">
                <text:p>49.9673717349432</text:p>
              </table:table-cell>
              <table:table-cell office:value-type="float" office:value="-4.25254179399007">
                <text:p>-4.25254179399007</text:p>
              </table:table-cell>
              <table:table-cell office:value-type="float" office:value="49.8921247674918">
                <text:p>49.8921247674918</text:p>
              </table:table-cell>
              <table:table-cell office:value-type="float" office:value="-3.58794137941594">
                <text:p>-3.587941379415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.0747967045091">
                <text:p>50.0747967045091</text:p>
              </table:table-cell>
              <table:table-cell office:value-type="float" office:value="-5.7887904313902">
                <text:p>-5.7887904313902</text:p>
              </table:table-cell>
              <table:table-cell office:value-type="float" office:value="50.0261055525296">
                <text:p>50.0261055525296</text:p>
              </table:table-cell>
              <table:table-cell office:value-type="float" office:value="-5.11951422462776">
                <text:p>-5.119514224627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.1287164269145">
                <text:p>50.1287164269145</text:p>
              </table:table-cell>
              <table:table-cell office:value-type="float" office:value="-7.3328492591347">
                <text:p>-7.3328492591347</text:p>
              </table:table-cell>
              <table:table-cell office:value-type="float" office:value="50.106815265128">
                <text:p>50.106815265128</text:p>
              </table:table-cell>
              <table:table-cell office:value-type="float" office:value="-6.6598228331871">
                <text:p>-6.65982283318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.1287164269145">
                <text:p>50.1287164269145</text:p>
              </table:table-cell>
              <table:table-cell office:value-type="float" office:value="-8.8828492591347">
                <text:p>-8.8828492591347</text:p>
              </table:table-cell>
              <table:table-cell office:value-type="float" office:value="50.133807073947">
                <text:p>50.133807073947</text:p>
              </table:table-cell>
              <table:table-cell office:value-type="float" office:value="-8.20700884037907">
                <text:p>-8.20700884037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.0744477095421">
                <text:p>50.0744477095421</text:p>
              </table:table-cell>
              <table:table-cell office:value-type="float" office:value="-10.4369019951494">
                <text:p>-10.4369019951494</text:p>
              </table:table-cell>
              <table:table-cell office:value-type="float" office:value="50.1066991695273">
                <text:p>50.1066991695273</text:p>
              </table:table-cell>
              <table:table-cell office:value-type="float" office:value="-9.75919332887235">
                <text:p>-9.75919332887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.9656276105013">
                <text:p>49.9656276105013</text:p>
              </table:table-cell>
              <table:table-cell office:value-type="float" office:value="-11.9931019135547">
                <text:p>-11.9931019135547</text:p>
              </table:table-cell>
              <table:table-cell office:value-type="float" office:value="50.0251756545765">
                <text:p>50.0251756545765</text:p>
              </table:table-cell>
              <table:table-cell office:value-type="float" office:value="-11.3144791104707">
                <text:p>-11.31447911047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.8020405654874">
                <text:p>49.8020405654874</text:p>
              </table:table-cell>
              <table:table-cell office:value-type="float" office:value="-13.5495286798061">
                <text:p>-13.5495286798061</text:p>
              </table:table-cell>
              <table:table-cell office:value-type="float" office:value="49.8889873539523">
                <text:p>49.8889873539523</text:p>
              </table:table-cell>
              <table:table-cell office:value-type="float" office:value="-12.8709530449645">
                <text:p>-12.8709530449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.5835387969801">
                <text:p>49.5835387969801</text:p>
              </table:table-cell>
              <table:table-cell office:value-type="float" office:value="-15.1042495477303">
                <text:p>-15.1042495477303</text:p>
              </table:table-cell>
              <table:table-cell office:value-type="float" office:value="49.6979525428355">
                <text:p>49.6979525428355</text:p>
              </table:table-cell>
              <table:table-cell office:value-type="float" office:value="-14.4266883932496">
                <text:p>-14.42668839324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.3100429171547">
                <text:p>49.3100429171547</text:p>
              </table:table-cell>
              <table:table-cell office:value-type="float" office:value="-16.6553217587246">
                <text:p>-16.6553217587246</text:p>
              </table:table-cell>
              <table:table-cell office:value-type="float" office:value="49.4519575916913">
                <text:p>49.4519575916913</text:p>
              </table:table-cell>
              <table:table-cell office:value-type="float" office:value="-15.9797472018188">
                <text:p>-15.9797472018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.9815424456626">
                <text:p>48.9815424456626</text:p>
              </table:table-cell>
              <table:table-cell office:value-type="float" office:value="-18.200794967884">
                <text:p>-18.200794967884</text:p>
              </table:table-cell>
              <table:table-cell office:value-type="float" office:value="49.1509575267152">
                <text:p>49.1509575267152</text:p>
              </table:table-cell>
              <table:table-cell office:value-type="float" office:value="-17.5281827156748">
                <text:p>-17.52818271567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5980962411371">
                <text:p>48.5980962411371</text:p>
              </table:table-cell>
              <table:table-cell office:value-type="float" office:value="-19.7387136940314">
                <text:p>-19.7387136940314</text:p>
              </table:table-cell>
              <table:table-cell office:value-type="float" office:value="48.7949765045669">
                <text:p>48.7949765045669</text:p>
              </table:table-cell>
              <table:table-cell office:value-type="float" office:value="-19.070041816664">
                <text:p>-19.0700418166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.1598328453881">
                <text:p>48.1598328453881</text:p>
              </table:table-cell>
              <table:table-cell office:value-type="float" office:value="-21.2671197905734">
                <text:p>-21.2671197905734</text:p>
              </table:table-cell>
              <table:table-cell office:value-type="float" office:value="48.3841082003024">
                <text:p>48.3841082003024</text:p>
              </table:table-cell>
              <table:table-cell office:value-type="float" office:value="-20.6033674841769">
                <text:p>-20.6033674841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.6669507393601">
                <text:p>47.6669507393601</text:p>
              </table:table-cell>
              <table:table-cell office:value-type="float" office:value="-22.7840549340641">
                <text:p>-22.7840549340641</text:p>
              </table:table-cell>
              <table:table-cell office:value-type="float" office:value="47.9185161075235">
                <text:p>47.9185161075235</text:p>
              </table:table-cell>
              <table:table-cell office:value-type="float" office:value="-22.1262012751199">
                <text:p>-22.12620127511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.119718510039">
                <text:p>47.119718510039</text:p>
              </table:table-cell>
              <table:table-cell office:value-type="float" office:value="-24.2875631273216">
                <text:p>-24.2875631273216</text:p>
              </table:table-cell>
              <table:table-cell office:value-type="float" office:value="47.3984337498734">
                <text:p>47.3984337498734</text:p>
              </table:table-cell>
              <table:table-cell office:value-type="float" office:value="-23.6365858200203">
                <text:p>-23.63658582002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5184749276065">
                <text:p>46.5184749276065</text:p>
              </table:table-cell>
              <table:table-cell office:value-type="float" office:value="-25.7756932139013">
                <text:p>-25.7756932139013</text:p>
              </table:table-cell>
              <table:table-cell office:value-type="float" office:value="46.824164803121">
                <text:p>46.824164803121</text:p>
              </table:table-cell>
              <table:table-cell office:value-type="float" office:value="-25.132567332088">
                <text:p>-25.1325673320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8636289322544">
                <text:p>45.8636289322544</text:p>
              </table:table-cell>
              <table:table-cell office:value-type="float" office:value="-27.2465014007059">
                <text:p>-27.2465014007059</text:p>
              </table:table-cell>
              <table:table-cell office:value-type="float" office:value="46.1960831271896">
                <text:p>46.1960831271896</text:p>
              </table:table-cell>
              <table:table-cell office:value-type="float" office:value="-26.6121981260277">
                <text:p>-26.61219812602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1556595301901">
                <text:p>45.1556595301901</text:p>
              </table:table-cell>
              <table:table-cell office:value-type="float" office:value="-28.698053785479">
                <text:p>-28.698053785479</text:p>
              </table:table-cell>
              <table:table-cell office:value-type="float" office:value="45.5146327076015">
                <text:p>45.5146327076015</text:p>
              </table:table-cell>
              <table:table-cell office:value-type="float" office:value="-28.0735391433623">
                <text:p>-28.07353914336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.3951155984769">
                <text:p>44.3951155984769</text:p>
              </table:table-cell>
              <table:table-cell office:value-type="float" office:value="-30.1284288859105">
                <text:p>-30.1284288859105</text:p>
              </table:table-cell>
              <table:table-cell office:value-type="float" office:value="44.7803275059251">
                <text:p>44.7803275059251</text:p>
              </table:table-cell>
              <table:table-cell office:value-type="float" office:value="-29.5146624810063">
                <text:p>-29.5146624810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.5826155984769">
                <text:p>43.5826155984769</text:p>
              </table:table-cell>
              <table:table-cell office:value-type="float" office:value="-31.5357201670602">
                <text:p>-31.5357201670602</text:p>
              </table:table-cell>
              <table:table-cell office:value-type="float" office:value="43.993751218932">
                <text:p>43.993751218932</text:p>
              </table:table-cell>
              <table:table-cell office:value-type="float" office:value="-30.9336539198051">
                <text:p>-30.93365391980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.7188471977768">
                <text:p>42.7188471977768</text:p>
              </table:table-cell>
              <table:table-cell office:value-type="float" office:value="-32.9180385637952">
                <text:p>-32.9180385637952</text:p>
              </table:table-cell>
              <table:table-cell office:value-type="float" office:value="43.1555569462859">
                <text:p>43.1555569462859</text:p>
              </table:table-cell>
              <table:table-cell office:value-type="float" office:value="-32.3286154497418">
                <text:p>-32.32861544974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.8045668006021">
                <text:p>41.8045668006021</text:p>
              </table:table-cell>
              <table:table-cell office:value-type="float" office:value="-34.2735149949227">
                <text:p>-34.2735149949227</text:p>
              </table:table-cell>
              <table:table-cell office:value-type="float" office:value="42.2664667667077">
                <text:p>42.2664667667077</text:p>
              </table:table-cell>
              <table:table-cell office:value-type="float" office:value="-33.697667788499">
                <text:p>-33.6976677884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.8405989868425">
                <text:p>40.8405989868425</text:p>
              </table:table-cell>
              <table:table-cell office:value-type="float" office:value="-35.6003028656976">
                <text:p>-35.6003028656976</text:p>
              </table:table-cell>
              <table:table-cell office:value-type="float" office:value="41.3272712226796">
                <text:p>41.3272712226796</text:p>
              </table:table-cell>
              <table:table-cell office:value-type="float" office:value="-35.0389528900562">
                <text:p>-35.0389528900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.8278358599318">
                <text:p>39.8278358599318</text:p>
              </table:table-cell>
              <table:table-cell office:value-type="float" office:value="-36.8965805553806">
                <text:p>-36.8965805553806</text:p>
              </table:table-cell>
              <table:table-cell office:value-type="float" office:value="40.3388287138731">
                <text:p>40.3388287138731</text:p>
              </table:table-cell>
              <table:table-cell office:value-type="float" office:value="-36.3506364399995">
                <text:p>-36.35063643999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.767236303949">
                <text:p>38.767236303949</text:p>
              </table:table-cell>
              <table:table-cell office:value-type="float" office:value="-38.1605538865269">
                <text:p>-38.1605538865269</text:p>
              </table:table-cell>
              <table:table-cell office:value-type="float" office:value="39.3020647996041">
                <text:p>39.3020647996041</text:p>
              </table:table-cell>
              <table:table-cell office:value-type="float" office:value="-37.6309103342214">
                <text:p>-37.63091033422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.6598251504251">
                <text:p>37.6598251504251</text:p>
              </table:table-cell>
              <table:table-cell office:value-type="float" office:value="-39.390458572692">
                <text:p>-39.390458572692</text:p>
              </table:table-cell>
              <table:table-cell office:value-type="float" office:value="38.2179714107413">
                <text:p>38.2179714107413</text:p>
              </table:table-cell>
              <table:table-cell office:value-type="float" office:value="-38.8779951376941">
                <text:p>-38.87799513769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5066922554631">
                <text:p>36.5066922554631</text:p>
              </table:table-cell>
              <table:table-cell office:value-type="float" office:value="-40.5845626412542">
                <text:p>-40.5845626412542</text:p>
              </table:table-cell>
              <table:table-cell office:value-type="float" office:value="37.0876059716141">
                <text:p>37.0876059716141</text:p>
              </table:table-cell>
              <table:table-cell office:value-type="float" office:value="-40.0901425200081">
                <text:p>-40.09014252000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3089914878993">
                <text:p>35.3089914878993</text:p>
              </table:table-cell>
              <table:table-cell office:value-type="float" office:value="-41.7411688280684">
                <text:p>-41.7411688280684</text:p>
              </table:table-cell>
              <table:table-cell office:value-type="float" office:value="35.9120904325879">
                <text:p>35.9120904325879</text:p>
              </table:table-cell>
              <table:table-cell office:value-type="float" office:value="-41.2656376643837">
                <text:p>-41.26563766438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.067939629352">
                <text:p>34.067939629352</text:p>
              </table:table-cell>
              <table:table-cell office:value-type="float" office:value="-42.8586169406877">
                <text:p>-42.8586169406877</text:p>
              </table:table-cell>
              <table:table-cell office:value-type="float" office:value="34.6926102140933">
                <text:p>34.6926102140933</text:p>
              </table:table-cell>
              <table:table-cell office:value-type="float" office:value="-42.4028016468793">
                <text:p>-42.40280164687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7848151871277">
                <text:p>32.7848151871277</text:p>
              </table:table-cell>
              <table:table-cell office:value-type="float" office:value="-43.9352861869127">
                <text:p>-43.9352861869127</text:p>
              </table:table-cell>
              <table:table-cell office:value-type="float" office:value="33.4304130630186">
                <text:p>33.4304130630186</text:p>
              </table:table-cell>
              <table:table-cell office:value-type="float" office:value="-43.4999937825461">
                <text:p>-43.49999378254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.4609571210684">
                <text:p>31.4609571210684</text:p>
              </table:table-cell>
              <table:table-cell office:value-type="float" office:value="-44.9695974654598">
                <text:p>-44.9695974654598</text:p>
              </table:table-cell>
              <table:table-cell office:value-type="float" office:value="32.1268078224908">
                <text:p>32.1268078224908</text:p>
              </table:table-cell>
              <table:table-cell office:value-type="float" office:value="-44.5556139353032">
                <text:p>-44.55561393530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0977634855467">
                <text:p>30.0977634855467</text:p>
              </table:table-cell>
              <table:table-cell office:value-type="float" office:value="-45.9600156155726">
                <text:p>-45.9600156155726</text:p>
              </table:table-cell>
              <table:table-cell office:value-type="float" office:value="30.7831631161916">
                <text:p>30.7831631161916</text:p>
              </table:table-cell>
              <table:table-cell office:value-type="float" office:value="-45.5681047883406">
                <text:p>-45.56810478834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6966899879286">
                <text:p>28.6966899879286</text:p>
              </table:table-cell>
              <table:table-cell office:value-type="float" office:value="-46.9050516224382">
                <text:p>-46.9050516224382</text:p>
              </table:table-cell>
              <table:table-cell office:value-type="float" office:value="29.4009059484719">
                <text:p>29.4009059484719</text:p>
              </table:table-cell>
              <table:table-cell office:value-type="float" office:value="-46.5359540718929">
                <text:p>-46.53595407189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2592484649435">
                <text:p>27.2592484649435</text:p>
              </table:table-cell>
              <table:table-cell office:value-type="float" office:value="-47.8032647753134">
                <text:p>-47.8032647753134</text:p>
              </table:table-cell>
              <table:table-cell office:value-type="float" office:value="27.9815202216433">
                <text:p>27.9815202216433</text:p>
              </table:table-cell>
              <table:table-cell office:value-type="float" office:value="-47.4576967452671">
                <text:p>-47.45769674526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.7870052785099">
                <text:p>25.7870052785099</text:p>
              </table:table-cell>
              <table:table-cell office:value-type="float" office:value="-48.6532647753134">
                <text:p>-48.6532647753134</text:p>
              </table:table-cell>
              <table:table-cell office:value-type="float" office:value="26.5265451719423">
                <text:p>26.5265451719423</text:p>
              </table:table-cell>
              <table:table-cell office:value-type="float" office:value="-48.3319171300514">
                <text:p>-48.33191713005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2815796326855">
                <text:p>24.2815796326855</text:p>
              </table:table-cell>
              <table:table-cell office:value-type="float" office:value="-49.4537137898634">
                <text:p>-49.4537137898634</text:p>
              </table:table-cell>
              <table:table-cell office:value-type="float" office:value="25.0375737257747">
                <text:p>25.0375737257747</text:p>
              </table:table-cell>
              <table:table-cell office:value-type="float" office:value="-49.1572509914839">
                <text:p>-49.1572509914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.7446418135139">
                <text:p>22.7446418135139</text:p>
              </table:table-cell>
              <table:table-cell office:value-type="float" office:value="-50.2033284508727">
                <text:p>-50.2033284508727</text:p>
              </table:table-cell>
              <table:table-cell office:value-type="float" office:value="23.5162507779616">
                <text:p>23.5162507779616</text:p>
              </table:table-cell>
              <table:table-cell office:value-type="float" office:value="-49.9323875650082">
                <text:p>-49.93238756500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1779113536568">
                <text:p>21.1779113536568</text:p>
              </table:table-cell>
              <table:table-cell office:value-type="float" office:value="-50.9008817937477">
                <text:p>-50.9008817937477</text:p>
              </table:table-cell>
              <table:table-cell office:value-type="float" office:value="21.9642713938175">
                <text:p>21.9642713938175</text:p>
              </table:table-cell>
              <table:table-cell office:value-type="float" office:value="-50.6560715251042">
                <text:p>-50.65607152510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83155123802">
                <text:p>19.583155123802</text:p>
              </table:table-cell>
              <table:table-cell office:value-type="float" office:value="-51.5452051344231">
                <text:p>-51.5452051344231</text:p>
              </table:table-cell>
              <table:table-cell office:value-type="float" office:value="20.3833789369993">
                <text:p>20.3833789369993</text:p>
              </table:table-cell>
              <table:table-cell office:value-type="float" office:value="-51.3271048935436">
                <text:p>-51.32710489354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9621853529463">
                <text:p>17.9621853529463</text:p>
              </table:table-cell>
              <table:table-cell office:value-type="float" office:value="-52.1351898816599">
                <text:p>-52.1351898816599</text:p>
              </table:table-cell>
              <table:table-cell office:value-type="float" office:value="18.7753631251738">
                <text:p>18.7753631251738</text:p>
              </table:table-cell>
              <table:table-cell office:value-type="float" office:value="-51.94434888428">
                <text:p>-51.9443488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3168575797557">
                <text:p>16.3168575797557</text:p>
              </table:table-cell>
              <table:table-cell office:value-type="float" office:value="-52.6697892819285">
                <text:p>-52.6697892819285</text:p>
              </table:table-cell>
              <table:table-cell office:value-type="float" office:value="17.1420580156506">
                <text:p>17.1420580156506</text:p>
              </table:table-cell>
              <table:table-cell office:value-type="float" office:value="-52.5067256822609">
                <text:p>-52.5067256822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6490685373027">
                <text:p>14.6490685373027</text:p>
              </table:table-cell>
              <table:table-cell office:value-type="float" office:value="-53.148020094271">
                <text:p>-53.148020094271</text:p>
              </table:table-cell>
              <table:table-cell office:value-type="float" office:value="15.4853399232354">
                <text:p>15.4853399232354</text:p>
              </table:table-cell>
              <table:table-cell office:value-type="float" office:value="-53.0132201535144">
                <text:p>-53.01322015351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9607539735824">
                <text:p>12.9607539735824</text:p>
              </table:table-cell>
              <table:table-cell office:value-type="float" office:value="-53.5689641926144">
                <text:p>-53.5689641926144</text:p>
              </table:table-cell>
              <table:table-cell office:value-type="float" office:value="13.8071252726526">
                <text:p>13.8071252726526</text:p>
              </table:table-cell>
              <table:table-cell office:value-type="float" office:value="-53.4628814839436">
                <text:p>-53.46288148394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.253886410302">
                <text:p>11.253886410302</text:p>
              </table:table-cell>
              <table:table-cell office:value-type="float" office:value="-53.9317700930914">
                <text:p>-53.9317700930914</text:p>
              </table:table-cell>
              <table:table-cell office:value-type="float" office:value="12.1093683879867">
                <text:p>12.1093683879867</text:p>
              </table:table-cell>
              <table:table-cell office:value-type="float" office:value="-53.8548247443449">
                <text:p>-53.85482474434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53047284253059">
                <text:p>9.53047284253059</text:p>
              </table:table-cell>
              <table:table-cell office:value-type="float" office:value="-54.2356544040085">
                <text:p>-54.2356544040085</text:p>
              </table:table-cell>
              <table:table-cell office:value-type="float" office:value="10.3940592216821">
                <text:p>10.3940592216821</text:p>
              </table:table-cell>
              <table:table-cell office:value-type="float" office:value="-54.188232379245">
                <text:p>-54.1882323792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9255238188913">
                <text:p>7.79255238188913</text:p>
              </table:table-cell>
              <table:table-cell office:value-type="float" office:value="-54.4799031961935">
                <text:p>-54.4799031961935</text:p>
              </table:table-cell>
              <table:table-cell office:value-type="float" office:value="8.66322102573645">
                <text:p>8.66322102573645</text:p>
              </table:table-cell>
              <table:table-cell office:value-type="float" office:value="-54.4623556172443">
                <text:p>-54.4623556172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04219384604097">
                <text:p>6.04219384604097</text:p>
              </table:table-cell>
              <table:table-cell office:value-type="float" office:value="-54.6638732915445">
                <text:p>-54.6638732915445</text:p>
              </table:table-cell>
              <table:table-cell office:value-type="float" office:value="6.91890796780712">
                <text:p>6.91890796780712</text:p>
              </table:table-cell>
              <table:table-cell office:value-type="float" office:value="-54.6765158006429">
                <text:p>-54.67651580064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8149329733238">
                <text:p>4.28149329733238</text:p>
              </table:table-cell>
              <table:table-cell office:value-type="float" office:value="-54.7869934677029">
                <text:p>-54.7869934677029</text:p>
              </table:table-cell>
              <table:table-cell office:value-type="float" office:value="5.16320269503608">
                <text:p>5.16320269503608</text:p>
              </table:table-cell>
              <table:table-cell office:value-type="float" office:value="-54.8301056322206">
                <text:p>-54.8301056322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1257153350858">
                <text:p>2.51257153350858</text:p>
              </table:table-cell>
              <table:table-cell office:value-type="float" office:value="-54.8487655768663">
                <text:p>-54.8487655768663</text:p>
              </table:table-cell>
              <table:table-cell office:value-type="float" office:value="3.39821384848137">
                <text:p>3.39821384848137</text:p>
              </table:table-cell>
              <table:table-cell office:value-type="float" office:value="-54.9225903371412">
                <text:p>-54.9225903371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7571533508584">
                <text:p>0.737571533508584</text:p>
              </table:table-cell>
              <table:table-cell office:value-type="float" office:value="-54.8487655768663">
                <text:p>-54.8487655768663</text:p>
              </table:table-cell>
              <table:table-cell office:value-type="float" office:value="1.62607353111872">
                <text:p>1.62607353111872</text:p>
              </table:table-cell>
              <table:table-cell office:value-type="float" office:value="-54.9535087380501">
                <text:p>-54.95350873805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04134413858541">
                <text:p>-1.04134413858541</text:p>
              </table:table-cell>
              <table:table-cell office:value-type="float" office:value="-54.7866444727359">
                <text:p>-54.7866444727359</text:p>
              </table:table-cell>
              <table:table-cell office:value-type="float" office:value="-0.151065267545254">
                <text:p>-0.151065267545254</text:p>
              </table:table-cell>
              <table:table-cell office:value-type="float" office:value="-54.9224742415404">
                <text:p>-54.92247424154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82199596829919">
                <text:p>-2.82199596829919</text:p>
              </table:table-cell>
              <table:table-cell office:value-type="float" office:value="-54.6621291671026">
                <text:p>-54.6621291671026</text:p>
              </table:table-cell>
              <table:table-cell office:value-type="float" office:value="-1.93103128713892">
                <text:p>-1.93103128713892</text:p>
              </table:table-cell>
              <table:table-cell office:value-type="float" office:value="-54.8291757342675">
                <text:p>-54.82917573426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6021901610084">
                <text:p>-4.6021901610084</text:p>
              </table:table-cell>
              <table:table-cell office:value-type="float" office:value="-54.4750232178535">
                <text:p>-54.4750232178535</text:p>
              </table:table-cell>
              <table:table-cell office:value-type="float" office:value="-3.71163764919195">
                <text:p>-3.71163764919195</text:p>
              </table:table-cell>
              <table:table-cell office:value-type="float" office:value="-54.6733783871033">
                <text:p>-54.67337838710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37972134439952">
                <text:p>-6.37972134439952</text:p>
              </table:table-cell>
              <table:table-cell office:value-type="float" office:value="-54.2252075016302">
                <text:p>-54.2252075016302</text:p>
              </table:table-cell>
              <table:table-cell office:value-type="float" office:value="-5.49068454376231">
                <text:p>-5.49068454376231</text:p>
              </table:table-cell>
              <table:table-cell office:value-type="float" office:value="-54.4549243658313">
                <text:p>-54.45492436583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.1523752998215">
                <text:p>-8.1523752998215</text:p>
              </table:table-cell>
              <table:table-cell office:value-type="float" office:value="-53.9126407818297">
                <text:p>-53.9126407818297</text:p>
              </table:table-cell>
              <table:table-cell office:value-type="float" office:value="-7.26596194662194">
                <text:p>-7.26596194662194</text:p>
              </table:table-cell>
              <table:table-cell office:value-type="float" office:value="-54.1737334470008">
                <text:p>-54.17373344700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91793171914602">
                <text:p>-9.91793171914602</text:p>
              </table:table-cell>
              <table:table-cell office:value-type="float" office:value="-53.5373601799037">
                <text:p>-53.5373601799037</text:p>
              </table:table-cell>
              <table:table-cell office:value-type="float" office:value="-9.03525236364673">
                <text:p>-9.03525236364673</text:p>
              </table:table-cell>
              <table:table-cell office:value-type="float" office:value="-53.8298035376722">
                <text:p>-53.82980353767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1.6741669837056">
                <text:p>-11.6741669837056</text:p>
              </table:table-cell>
              <table:table-cell office:value-type="float" office:value="-53.0994815488683">
                <text:p>-53.0994815488683</text:p>
              </table:table-cell>
              <table:table-cell office:value-type="float" office:value="-10.7963335990036">
                <text:p>-10.7963335990036</text:p>
              </table:table-cell>
              <table:table-cell office:value-type="float" office:value="-53.4232110979077">
                <text:p>-53.42321109790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3.4188569618336">
                <text:p>-13.4188569618336</text:p>
              </table:table-cell>
              <table:table-cell office:value-type="float" office:value="-52.5991997480604">
                <text:p>-52.5991997480604</text:p>
              </table:table-cell>
              <table:table-cell office:value-type="float" office:value="-12.5469815436808">
                <text:p>-12.5469815436808</text:p>
              </table:table-cell>
              <table:table-cell office:value-type="float" office:value="-52.9541114649797">
                <text:p>-52.9541114649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5.1497798214908">
                <text:p>-15.1497798214908</text:p>
              </table:table-cell>
              <table:table-cell office:value-type="float" office:value="-52.036788818298">
                <text:p>-52.036788818298</text:p>
              </table:table-cell>
              <table:table-cell office:value-type="float" office:value="-14.2849729808661">
                <text:p>-14.2849729808661</text:p>
              </table:table-cell>
              <table:table-cell office:value-type="float" office:value="-52.4227390783941">
                <text:p>-52.42273907839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.8647188544251">
                <text:p>-16.8647188544251</text:p>
              </table:table-cell>
              <table:table-cell office:value-type="float" office:value="-51.4126020567287">
                <text:p>-51.4126020567287</text:p>
              </table:table-cell>
              <table:table-cell office:value-type="float" office:value="-16.0080884046372">
                <text:p>-16.0080884046372</text:p>
              </table:table-cell>
              <table:table-cell office:value-type="float" office:value="-51.8294076049494">
                <text:p>-51.82940760494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8.5614653082823">
                <text:p>-18.5614653082823</text:p>
              </table:table-cell>
              <table:table-cell office:value-type="float" office:value="-50.7270719907776">
                <text:p>-50.7270719907776</text:p>
              </table:table-cell>
              <table:table-cell office:value-type="float" office:value="-17.714114848397">
                <text:p>-17.714114848397</text:p>
              </table:table-cell>
              <table:table-cell office:value-type="float" office:value="-51.174509963179">
                <text:p>-51.1745099631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.2378212230565">
                <text:p>-20.2378212230565</text:p>
              </table:table-cell>
              <table:table-cell office:value-type="float" office:value="-49.9807102507335">
                <text:p>-49.9807102507335</text:p>
              </table:table-cell>
              <table:table-cell office:value-type="float" office:value="-19.4008487194557">
                <text:p>-19.4008487194557</text:p>
              </table:table-cell>
              <table:table-cell office:value-type="float" office:value="-50.4585182466511">
                <text:p>-50.45851824665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1.8916022682469">
                <text:p>-21.8916022682469</text:p>
              </table:table-cell>
              <table:table-cell office:value-type="float" office:value="-49.1741073406416">
                <text:p>-49.1741073406416</text:p>
              </table:table-cell>
              <table:table-cell office:value-type="float" office:value="-21.0660986361385">
                <text:p>-21.0660986361385</text:p>
              </table:table-cell>
              <table:table-cell office:value-type="float" office:value="-49.6819835457309">
                <text:p>-49.68198354573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3.5206405770717">
                <text:p>-23.5206405770717</text:p>
              </table:table-cell>
              <table:table-cell office:value-type="float" office:value="-48.3079323073016">
                <text:p>-48.3079323073016</text:p>
              </table:table-cell>
              <table:table-cell office:value-type="float" office:value="-22.7076882637758">
                <text:p>-22.7076882637758</text:p>
              </table:table-cell>
              <table:table-cell office:value-type="float" office:value="-48.8455356675372">
                <text:p>-48.84553566753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5.1227875740729">
                <text:p>-25.1227875740729</text:p>
              </table:table-cell>
              <table:table-cell office:value-type="float" office:value="-47.3829323073016">
                <text:p>-47.3829323073016</text:p>
              </table:table-cell>
              <table:table-cell office:value-type="float" office:value="-24.3234591459182">
                <text:p>-24.3234591459182</text:p>
              </table:table-cell>
              <table:table-cell office:value-type="float" office:value="-47.949882753959">
                <text:p>-47.949882753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6.695916792443">
                <text:p>-26.695916792443</text:p>
              </table:table-cell>
              <table:table-cell office:value-type="float" office:value="-46.399932072149">
                <text:p>-46.399932072149</text:p>
              </table:table-cell>
              <table:table-cell office:value-type="float" office:value="-25.9112735271086">
                <text:p>-25.9112735271086</text:p>
              </table:table-cell>
              <table:table-cell office:value-type="float" office:value="-46.9958107977274">
                <text:p>-46.99581079772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8.2379266773954">
                <text:p>-28.2379266773954</text:p>
              </table:table-cell>
              <table:table-cell office:value-type="float" office:value="-45.3598332716934">
                <text:p>-45.3598332716934</text:p>
              </table:table-cell>
              <table:table-cell office:value-type="float" office:value="-27.469017163537">
                <text:p>-27.469017163537</text:p>
              </table:table-cell>
              <table:table-cell office:value-type="float" office:value="-45.9841830566711">
                <text:p>-45.9841830566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9.7467433719047">
                <text:p>-29.7467433719047</text:p>
              </table:table-cell>
              <table:table-cell office:value-type="float" office:value="-44.263613776168">
                <text:p>-44.263613776168</text:p>
              </table:table-cell>
              <table:table-cell office:value-type="float" office:value="-28.9946021179024">
                <text:p>-28.9946021179024</text:p>
              </table:table-cell>
              <table:table-cell office:value-type="float" office:value="-44.9159393664158">
                <text:p>-44.9159393664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1.2203234811493">
                <text:p>-31.2203234811493</text:p>
              </table:table-cell>
              <table:table-cell office:value-type="float" office:value="-43.112326817309">
                <text:p>-43.112326817309</text:p>
              </table:table-cell>
              <table:table-cell office:value-type="float" office:value="-30.4859695348094">
                <text:p>-30.4859695348094</text:p>
              </table:table-cell>
              <table:table-cell office:value-type="float" office:value="-43.7920953519206">
                <text:p>-43.79209535192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2.6566568119974">
                <text:p>-32.6566568119974</text:p>
              </table:table-cell>
              <table:table-cell office:value-type="float" office:value="-41.9071000491467">
                <text:p>-41.9071000491467</text:p>
              </table:table-cell>
              <table:table-cell office:value-type="float" office:value="-31.941092393037">
                <text:p>-31.941092393037</text:p>
              </table:table-cell>
              <table:table-cell office:value-type="float" office:value="-42.6137415383792">
                <text:p>-42.61374153837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4.0537690838949">
                <text:p>-34.0537690838949</text:p>
              </table:table-cell>
              <table:table-cell office:value-type="float" office:value="-40.6491345091921">
                <text:p>-40.6491345091921</text:p>
              </table:table-cell>
              <table:table-cell office:value-type="float" office:value="-33.3579782310279">
                <text:p>-33.3579782310279</text:p>
              </table:table-cell>
              <table:table-cell office:value-type="float" office:value="-41.3820423621422">
                <text:p>-41.38204236214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5.4097246075332">
                <text:p>-35.4097246075332</text:p>
              </table:table-cell>
              <table:table-cell office:value-type="float" office:value="-39.3397034808769">
                <text:p>-39.3397034808769</text:p>
              </table:table-cell>
              <table:table-cell office:value-type="float" office:value="-34.7346718419681">
                <text:p>-34.7346718419681</text:p>
              </table:table-cell>
              <table:table-cell office:value-type="float" office:value="-40.0982350824541">
                <text:p>-40.09823508245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6.7226289277007">
                <text:p>-36.7226289277007</text:p>
              </table:table-cell>
              <table:table-cell office:value-type="float" office:value="-37.9801512582368">
                <text:p>-37.9801512582368</text:p>
              </table:table-cell>
              <table:table-cell office:value-type="float" office:value="-36.0692579348446">
                <text:p>-36.0692579348446</text:p>
              </table:table-cell>
              <table:table-cell office:value-type="float" office:value="-38.7636285949269">
                <text:p>-38.76362859492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7.9906314267508">
                <text:p>-37.9906314267508</text:p>
              </table:table-cell>
              <table:table-cell office:value-type="float" office:value="-36.5718918139572">
                <text:p>-36.5718918139572</text:p>
              </table:table-cell>
              <table:table-cell office:value-type="float" office:value="-37.3598637579011">
                <text:p>-37.3598637579011</text:p>
              </table:table-cell>
              <table:table-cell office:value-type="float" office:value="-37.3796021478062">
                <text:p>-37.37960214780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9.2119278851552">
                <text:p>-39.2119278851552</text:p>
              </table:table-cell>
              <table:table-cell office:value-type="float" office:value="-35.1164073720311">
                <text:p>-35.1164073720311</text:p>
              </table:table-cell>
              <table:table-cell office:value-type="float" office:value="-38.6046616809421">
                <text:p>-38.6046616809421</text:p>
              </table:table-cell>
              <table:table-cell office:value-type="float" office:value="-35.9476039622132">
                <text:p>-35.94760396221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0.3847629956506">
                <text:p>-40.3847629956506</text:p>
              </table:table-cell>
              <table:table-cell office:value-type="float" office:value="-33.6152468864103">
                <text:p>-33.6152468864103</text:p>
              </table:table-cell>
              <table:table-cell office:value-type="float" office:value="-39.8018717329716">
                <text:p>-39.8018717329716</text:p>
              </table:table-cell>
              <table:table-cell office:value-type="float" office:value="-34.4691497576798">
                <text:p>-34.46914975767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1.5074328275292">
                <text:p>-41.5074328275292</text:p>
              </table:table-cell>
              <table:table-cell office:value-type="float" office:value="-32.0700244271541">
                <text:p>-32.0700244271541</text:p>
              </table:table-cell>
              <table:table-cell office:value-type="float" office:value="-40.9497640916977">
                <text:p>-40.9497640916977</text:p>
              </table:table-cell>
              <table:table-cell office:value-type="float" office:value="-32.9458211844168">
                <text:p>-32.94582118441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2.5782872376757">
                <text:p>-42.5782872376757</text:p>
              </table:table-cell>
              <table:table-cell office:value-type="float" office:value="-30.4824174757112">
                <text:p>-30.4824174757112</text:p>
              </table:table-cell>
              <table:table-cell office:value-type="float" office:value="-42.0466615214773">
                <text:p>-42.0466615214773</text:p>
              </table:table-cell>
              <table:table-cell office:value-type="float" office:value="-31.379264163889">
                <text:p>-31.3792641638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3.5957322250034">
                <text:p>-43.5957322250034</text:p>
              </table:table-cell>
              <table:table-cell office:value-type="float" office:value="-28.8541651310909">
                <text:p>-28.8541651310909</text:p>
              </table:table-cell>
              <table:table-cell office:value-type="float" office:value="-43.0909417563294">
                <text:p>-43.0909417563294</text:p>
              </table:table-cell>
              <table:table-cell office:value-type="float" office:value="-29.7711871393892">
                <text:p>-29.77118713938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4.5582322250034">
                <text:p>-44.5582322250034</text:p>
              </table:table-cell>
              <table:table-cell office:value-type="float" office:value="-27.1870662288058">
                <text:p>-27.1870662288058</text:p>
              </table:table-cell>
              <table:table-cell office:value-type="float" office:value="-44.0810398246993">
                <text:p>-44.0810398246993</text:p>
              </table:table-cell>
              <table:table-cell office:value-type="float" office:value="-28.1233592384345">
                <text:p>-28.12335923843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5.4643123411802">
                <text:p>-45.4643123411802</text:p>
              </table:table-cell>
              <table:table-cell office:value-type="float" office:value="-25.4829773745881">
                <text:p>-25.4829773745881</text:p>
              </table:table-cell>
              <table:table-cell office:value-type="float" office:value="-45.015450312717">
                <text:p>-45.015450312717</text:p>
              </table:table-cell>
              <table:table-cell office:value-type="float" office:value="-26.4376083489233">
                <text:p>-26.43760834892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6.312560510217">
                <text:p>-46.312560510217</text:p>
              </table:table-cell>
              <table:table-cell office:value-type="float" office:value="-23.7438108949992">
                <text:p>-23.7438108949992</text:p>
              </table:table-cell>
              <table:table-cell office:value-type="float" office:value="-45.8927295627585">
                <text:p>-45.8927295627585</text:p>
              </table:table-cell>
              <table:table-cell office:value-type="float" office:value="-24.7158191111169">
                <text:p>-24.7158191111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7.1016295977841">
                <text:p>-47.1016295977841</text:p>
              </table:table-cell>
              <table:table-cell office:value-type="float" office:value="-21.9715327071726">
                <text:p>-21.9715327071726</text:p>
              </table:table-cell>
              <table:table-cell office:value-type="float" office:value="-46.7114978041866">
                <text:p>-46.7114978041866</text:p>
              </table:table-cell>
              <table:table-cell office:value-type="float" office:value="-22.9599308276245">
                <text:p>-22.9599308276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7.830239421978">
                <text:p>-47.830239421978</text:p>
              </table:table-cell>
              <table:table-cell office:value-type="float" office:value="-20.1681601100402">
                <text:p>-20.1681601100402</text:p>
              </table:table-cell>
              <table:table-cell office:value-type="float" office:value="-47.4704412132225">
                <text:p>-47.4704412132225</text:p>
              </table:table-cell>
              <table:table-cell office:value-type="float" office:value="-21.1719352936874">
                <text:p>-21.17193529368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8.4971787014631">
                <text:p>-48.4971787014631</text:p>
              </table:table-cell>
              <table:table-cell office:value-type="float" office:value="-18.3357594995077">
                <text:p>-18.3357594995077</text:p>
              </table:table-cell>
              <table:table-cell office:value-type="float" office:value="-48.1683138989769">
                <text:p>-48.1683138989769</text:p>
              </table:table-cell>
              <table:table-cell office:value-type="float" office:value="-19.3538745501698">
                <text:p>-19.35387455016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9.1013069254661">
                <text:p>-49.1013069254661</text:p>
              </table:table-cell>
              <table:table-cell office:value-type="float" office:value="-16.4764440101506">
                <text:p>-16.4764440101506</text:p>
              </table:table-cell>
              <table:table-cell office:value-type="float" office:value="-48.8039398127525">
                <text:p>-48.8039398127525</text:p>
              </table:table-cell>
              <table:table-cell office:value-type="float" office:value="-17.5078385617759">
                <text:p>-17.50783856177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9.6415561428674">
                <text:p>-49.6415561428674</text:p>
              </table:table-cell>
              <table:table-cell office:value-type="float" office:value="-14.5923710861115">
                <text:p>-14.5923710861115</text:p>
              </table:table-cell>
              <table:table-cell office:value-type="float" office:value="-49.3762145778126">
                <text:p>-49.3762145778126</text:p>
              </table:table-cell>
              <table:table-cell office:value-type="float" office:value="-15.6359628231184">
                <text:p>-15.6359628231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50.1169326677208">
                <text:p>-50.1169326677208</text:p>
              </table:table-cell>
              <table:table-cell office:value-type="float" office:value="-12.6857399839792">
                <text:p>-12.6857399839792</text:p>
              </table:table-cell>
              <table:table-cell office:value-type="float" office:value="-49.8841072369053">
                <text:p>-49.8841072369053</text:p>
              </table:table-cell>
              <table:table-cell office:value-type="float" office:value="-13.7404258953713">
                <text:p>-13.74042589537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0.5265186986318">
                <text:p>-50.5265186986318</text:p>
              </table:table-cell>
              <table:table-cell office:value-type="float" office:value="-10.7587892105336">
                <text:p>-10.7587892105336</text:p>
              </table:table-cell>
              <table:table-cell office:value-type="float" office:value="-50.3266619149227">
                <text:p>-50.3266619149227</text:p>
              </table:table-cell>
              <table:table-cell office:value-type="float" office:value="-11.8234468763377">
                <text:p>-11.82344687633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0.869473849524">
                <text:p>-50.869473849524</text:p>
              </table:table-cell>
              <table:table-cell office:value-type="float" office:value="-8.81379389833449">
                <text:p>-8.81379389833449</text:p>
              </table:table-cell>
              <table:table-cell office:value-type="float" office:value="-50.7029993941754">
                <text:p>-50.7029993941754</text:p>
              </table:table-cell>
              <table:table-cell office:value-type="float" office:value="-9.88728280686431">
                <text:p>-9.887282806864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1.1450365894249">
                <text:p>-51.1450365894249</text:p>
              </table:table-cell>
              <table:table-cell office:value-type="float" office:value="-6.85306312222618">
                <text:p>-6.85306312222618</text:p>
              </table:table-cell>
              <table:table-cell office:value-type="float" office:value="-51.0123185998611">
                <text:p>-51.0123185998611</text:p>
              </table:table-cell>
              <table:table-cell office:value-type="float" office:value="-7.93422601662818">
                <text:p>-7.934226016628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51.3525255890112">
                <text:p>-51.3525255890112</text:p>
              </table:table-cell>
              <table:table-cell office:value-type="float" office:value="-4.87893715992016">
                <text:p>-4.87893715992016</text:p>
              </table:table-cell>
              <table:table-cell office:value-type="float" office:value="-51.2538979934149">
                <text:p>-51.2538979934149</text:p>
              </table:table-cell>
              <table:table-cell office:value-type="float" office:value="-5.96660141241364">
                <text:p>-5.96660141241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1.491340971762">
                <text:p>-51.491340971762</text:p>
              </table:table-cell>
              <table:table-cell office:value-type="float" office:value="-2.89378469990311">
                <text:p>-2.89378469990311</text:p>
              </table:table-cell>
              <table:table-cell office:value-type="float" office:value="-51.4270968715326">
                <text:p>-51.4270968715326</text:p>
              </table:table-cell>
              <table:table-cell office:value-type="float" office:value="-3.98676371208333">
                <text:p>-3.98676371208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1.5609654676835">
                <text:p>-51.5609654676835</text:p>
              </table:table-cell>
              <table:table-cell office:value-type="float" office:value="-0.900000000000016">
                <text:p>-0.900000000000016</text:p>
              </table:table-cell>
              <table:table-cell office:value-type="float" office:value="-51.5313565687753">
                <text:p>-51.5313565687753</text:p>
              </table:table-cell>
              <table:table-cell office:value-type="float" office:value="-1.99709462753337">
                <text:p>-1.997094627533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1.5609654676835">
                <text:p>-51.5609654676835</text:p>
              </table:table-cell>
              <table:table-cell office:value-type="float" office:value="1.09999999999998">
                <text:p>1.09999999999998</text:p>
              </table:table-cell>
              <table:table-cell office:value-type="float" office:value="-51.5662015617741">
                <text:p>-51.5662015617741</text:p>
              </table:table-cell>
              <table:table-cell office:value-type="float" office:value="-4.55580508894552E-016">
                <text:p>-4.55580508894552E-0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51.490991976795">
                <text:p>-51.490991976795</text:p>
              </table:table-cell>
              <table:table-cell office:value-type="float" office:value="3.10377860817327">
                <text:p>3.10377860817327</text:p>
              </table:table-cell>
              <table:table-cell office:value-type="float" office:value="-51.5312404731745">
                <text:p>-51.5312404731745</text:p>
              </table:table-cell>
              <table:table-cell office:value-type="float" office:value="2.00209310883469">
                <text:p>2.002093108834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51.3507814645693">
                <text:p>-51.3507814645693</text:p>
              </table:table-cell>
              <table:table-cell office:value-type="float" office:value="5.10888234919552">
                <text:p>5.10888234919552</text:p>
              </table:table-cell>
              <table:table-cell office:value-type="float" office:value="-51.4261669735795">
                <text:p>-51.4261669735795</text:p>
              </table:table-cell>
              <table:table-cell office:value-type="float" office:value="4.00673936642376">
                <text:p>4.006739366423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51.140156611085">
                <text:p>-51.140156611085</text:p>
              </table:table-cell>
              <table:table-cell office:value-type="float" office:value="7.11284396836259">
                <text:p>7.11284396836259</text:p>
              </table:table-cell>
              <table:table-cell office:value-type="float" office:value="-51.2507605798753">
                <text:p>-51.2507605798753</text:p>
              </table:table-cell>
              <table:table-cell office:value-type="float" office:value="6.01147815603591">
                <text:p>6.011478156035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0.8590269471456">
                <text:p>-50.8590269471456</text:p>
              </table:table-cell>
              <table:table-cell office:value-type="float" office:value="9.11318546722056">
                <text:p>9.11318546722056</text:p>
              </table:table-cell>
              <table:table-cell office:value-type="float" office:value="-51.0048873484482">
                <text:p>-51.0048873484482</text:p>
              </table:table-cell>
              <table:table-cell office:value-type="float" office:value="8.01383659689148">
                <text:p>8.013836596891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50.5073893873701">
                <text:p>-50.5073893873701</text:p>
              </table:table-cell>
              <table:table-cell office:value-type="float" office:value="11.1074211670703">
                <text:p>11.1074211670703</text:p>
              </table:table-cell>
              <table:table-cell office:value-type="float" office:value="-50.6885004619312">
                <text:p>-50.6885004619312</text:p>
              </table:table-cell>
              <table:table-cell office:value-type="float" office:value="10.0113325940416">
                <text:p>10.01133259404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0.08532865501">
                <text:p>-50.08532865501</text:p>
              </table:table-cell>
              <table:table-cell office:value-type="float" office:value="13.0930607965599">
                <text:p>13.0930607965599</text:p>
              </table:table-cell>
              <table:table-cell office:value-type="float" office:value="-50.3016407082501">
                <text:p>-50.3016407082501</text:p>
              </table:table-cell>
              <table:table-cell office:value-type="float" office:value="12.0014779142352">
                <text:p>12.00147791423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9.5930175974647">
                <text:p>-49.5930175974647</text:p>
              </table:table-cell>
              <table:table-cell office:value-type="float" office:value="15.0676125995316">
                <text:p>15.0676125995316</text:p>
              </table:table-cell>
              <table:table-cell office:value-type="float" office:value="-49.8444368508694">
                <text:p>-49.8444368508694</text:p>
              </table:table-cell>
              <table:table-cell office:value-type="float" office:value="13.9817812839598">
                <text:p>13.98178128395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9.030717391598">
                <text:p>-49.030717391598</text:p>
              </table:table-cell>
              <table:table-cell office:value-type="float" office:value="17.0285864592457">
                <text:p>17.0285864592457</text:p>
              </table:table-cell>
              <table:table-cell office:value-type="float" office:value="-49.3171058892779">
                <text:p>-49.3171058892779</text:p>
              </table:table-cell>
              <table:table-cell office:value-type="float" office:value="15.9497515058013">
                <text:p>15.94975150580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8.3987776381013">
                <text:p>-48.3987776381013</text:p>
              </table:table-cell>
              <table:table-cell office:value-type="float" office:value="18.9734970350693">
                <text:p>18.9734970350693</text:p>
              </table:table-cell>
              <table:table-cell office:value-type="float" office:value="-48.7199532088857">
                <text:p>-48.7199532088857</text:p>
              </table:table-cell>
              <table:table-cell office:value-type="float" office:value="17.902900589229">
                <text:p>17.9029005892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7.6976363442837">
                <text:p>-47.6976363442837</text:p>
              </table:table-cell>
              <table:table-cell office:value-type="float" office:value="20.8998669076804">
                <text:p>20.8998669076804</text:p>
              </table:table-cell>
              <table:table-cell office:value-type="float" office:value="-48.0533726196464">
                <text:p>-48.0533726196464</text:p>
              </table:table-cell>
              <table:table-cell office:value-type="float" office:value="19.8387468918707">
                <text:p>19.83874689187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46.927819794814">
                <text:p>-46.927819794814</text:p>
              </table:table-cell>
              <table:table-cell office:value-type="float" office:value="22.8052297288152">
                <text:p>22.8052297288152</text:p>
              </table:table-cell>
              <table:table-cell office:value-type="float" office:value="-47.3178462828579">
                <text:p>-47.3178462828579</text:p>
              </table:table-cell>
              <table:table-cell office:value-type="float" office:value="21.7548182673226">
                <text:p>21.75481826732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46.0899423100778">
                <text:p>-46.0899423100778</text:p>
              </table:table-cell>
              <table:table-cell office:value-type="float" office:value="24.6871333715589">
                <text:p>24.6871333715589</text:p>
              </table:table-cell>
              <table:table-cell office:value-type="float" office:value="-46.5139445257335">
                <text:p>-46.5139445257335</text:p>
              </table:table-cell>
              <table:table-cell office:value-type="float" office:value="23.6486552155002">
                <text:p>23.64865521550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5.1847058919584">
                <text:p>-45.1847058919584</text:p>
              </table:table-cell>
              <table:table-cell office:value-type="float" office:value="26.5431430771667">
                <text:p>26.5431430771667</text:p>
              </table:table-cell>
              <table:table-cell office:value-type="float" office:value="-45.6423255434813">
                <text:p>-45.6423255434813</text:p>
              </table:table-cell>
              <table:table-cell office:value-type="float" office:value="25.5178140315313">
                <text:p>25.5178140315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4.2128997569916">
                <text:p>-44.2128997569916</text:p>
              </table:table-cell>
              <table:table-cell office:value-type="float" office:value="28.3708445943847">
                <text:p>28.3708445943847</text:p>
              </table:table-cell>
              <table:table-cell office:value-type="float" office:value="-44.7037349887703">
                <text:p>-44.7037349887703</text:p>
              </table:table-cell>
              <table:table-cell office:value-type="float" office:value="27.3598699491619">
                <text:p>27.35986994916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3.1753997569916">
                <text:p>-43.1753997569916</text:p>
              </table:table-cell>
              <table:table-cell office:value-type="float" office:value="30.1678473072374">
                <text:p>30.1678473072374</text:p>
              </table:table-cell>
              <table:table-cell office:value-type="float" office:value="-43.6990054486069">
                <text:p>-43.6990054486069</text:p>
              </table:table-cell>
              <table:table-cell office:value-type="float" office:value="29.1724202746478">
                <text:p>29.17242027464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2.0731676873865">
                <text:p>-42.0731676873865</text:p>
              </table:table-cell>
              <table:table-cell office:value-type="float" office:value="31.9317873472428">
                <text:p>31.9317873472428</text:p>
              </table:table-cell>
              <table:table-cell office:value-type="float" office:value="-42.6290558087897">
                <text:p>-42.6290558087897</text:p>
              </table:table-cell>
              <table:table-cell office:value-type="float" office:value="30.9530875070919">
                <text:p>30.95308750709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0.90725048365">
                <text:p>-40.90725048365</text:p>
              </table:table-cell>
              <table:table-cell office:value-type="float" office:value="33.66033068602">
                <text:p>33.66033068602</text:p>
              </table:table-cell>
              <table:table-cell office:value-type="float" office:value="-41.4948905062555">
                <text:p>-41.4948905062555</text:p>
              </table:table-cell>
              <table:table-cell office:value-type="float" office:value="32.6995224411915">
                <text:p>32.6995224411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9.6787793063587">
                <text:p>-39.6787793063587</text:p>
              </table:table-cell>
              <table:table-cell office:value-type="float" office:value="35.3511762042637">
                <text:p>35.3511762042637</text:p>
              </table:table-cell>
              <table:table-cell office:value-type="float" office:value="-40.2975986697729">
                <text:p>-40.2975986697729</text:p>
              </table:table-cell>
              <table:table-cell office:value-type="float" office:value="34.4094072483651">
                <text:p>34.40940724836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8.3889685155515">
                <text:p>-38.3889685155515</text:p>
              </table:table-cell>
              <table:table-cell office:value-type="float" office:value="37.0020587330698">
                <text:p>37.0020587330698</text:p>
              </table:table-cell>
              <table:table-cell office:value-type="float" office:value="-39.0383531495891">
                <text:p>-39.0383531495891</text:p>
              </table:table-cell>
              <table:table-cell office:value-type="float" office:value="36.0804585322359">
                <text:p>36.08045853223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7.0391145352097">
                <text:p>-37.0391145352097</text:p>
              </table:table-cell>
              <table:table-cell office:value-type="float" office:value="38.6107520636196">
                <text:p>38.6107520636196</text:p>
              </table:table-cell>
              <table:table-cell office:value-type="float" office:value="-37.7184094367752">
                <text:p>-37.7184094367752</text:p>
              </table:table-cell>
              <table:table-cell office:value-type="float" office:value="37.7104303544691">
                <text:p>37.7104303544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5.6305946088243">
                <text:p>-35.6305946088243</text:p>
              </table:table-cell>
              <table:table-cell office:value-type="float" office:value="40.1750719212495">
                <text:p>40.1750719212495</text:p>
              </table:table-cell>
              <table:table-cell office:value-type="float" office:value="-36.339104473164">
                <text:p>-36.339104473164</text:p>
              </table:table-cell>
              <table:table-cell office:value-type="float" office:value="39.2971172269782">
                <text:p>39.29711722697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4.1648654471559">
                <text:p>-34.1648654471559</text:p>
              </table:table-cell>
              <table:table-cell office:value-type="float" office:value="41.6928788999641">
                <text:p>41.6928788999641</text:p>
              </table:table-cell>
              <table:table-cell office:value-type="float" office:value="-34.901855352915">
                <text:p>-34.901855352915</text:p>
              </table:table-cell>
              <table:table-cell office:value-type="float" office:value="40.8383570665446">
                <text:p>40.83835706654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2.6434617694396">
                <text:p>-32.6434617694396</text:p>
              </table:table-cell>
              <table:table-cell office:value-type="float" office:value="43.1620813534849">
                <text:p>43.1620813534849</text:p>
              </table:table-cell>
              <table:table-cell office:value-type="float" office:value="-33.408157916887">
                <text:p>-33.408157916887</text:p>
              </table:table-cell>
              <table:table-cell office:value-type="float" office:value="42.3320341079219">
                <text:p>42.33203410792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1.0679947394275">
                <text:p>-31.0679947394275</text:p>
              </table:table-cell>
              <table:table-cell office:value-type="float" office:value="44.5806382389656">
                <text:p>44.5806382389656</text:p>
              </table:table-cell>
              <table:table-cell office:value-type="float" office:value="-31.85958524114">
                <text:p>-31.85958524114</text:p>
              </table:table-cell>
              <table:table-cell office:value-type="float" office:value="43.7760817715395">
                <text:p>43.77608177153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9.4401502977997">
                <text:p>-29.4401502977997</text:p>
              </table:table-cell>
              <table:table-cell office:value-type="float" office:value="45.9465619095495">
                <text:p>45.9465619095495</text:p>
              </table:table-cell>
              <table:table-cell office:value-type="float" office:value="-30.2577860210289">
                <text:p>-30.2577860210289</text:p>
              </table:table-cell>
              <table:table-cell office:value-type="float" office:value="45.1684854819547">
                <text:p>45.16848548195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7.7616873926174">
                <text:p>-27.7616873926174</text:p>
              </table:table-cell>
              <table:table-cell office:value-type="float" office:value="47.2579208519932">
                <text:p>47.2579208519932</text:p>
              </table:table-cell>
              <table:table-cell office:value-type="float" office:value="-28.6044828524898">
                <text:p>-28.6044828524898</text:p>
              </table:table-cell>
              <table:table-cell office:value-type="float" office:value="46.5072854332565">
                <text:p>46.50728543325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6.0344361096269">
                <text:p>-26.0344361096269</text:p>
              </table:table-cell>
              <table:table-cell office:value-type="float" office:value="48.5128423656376">
                <text:p>48.5128423656376</text:p>
              </table:table-cell>
              <table:table-cell office:value-type="float" office:value="-26.9014704122631">
                <text:p>-26.9014704122631</text:p>
              </table:table-cell>
              <table:table-cell office:value-type="float" office:value="47.7905792976713">
                <text:p>47.79057929767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4.2602957043591">
                <text:p>-24.2602957043591</text:p>
              </table:table-cell>
              <table:table-cell office:value-type="float" office:value="49.709515179065">
                <text:p>49.709515179065</text:p>
              </table:table-cell>
              <table:table-cell office:value-type="float" office:value="-25.150613538927">
                <text:p>-25.150613538927</text:p>
              </table:table-cell>
              <table:table-cell office:value-type="float" office:value="49.0165248736782">
                <text:p>49.01652487367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2.4412325381036">
                <text:p>-22.4412325381036</text:p>
              </table:table-cell>
              <table:table-cell office:value-type="float" office:value="50.8461920008452">
                <text:p>50.8461920008452</text:p>
              </table:table-cell>
              <table:table-cell office:value-type="float" office:value="-23.353845216756">
                <text:p>-23.353845216756</text:p>
              </table:table-cell>
              <table:table-cell office:value-type="float" office:value="50.1833426700083">
                <text:p>50.1833426700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0.579277919967">
                <text:p>-20.579277919967</text:p>
              </table:table-cell>
              <table:table-cell office:value-type="float" office:value="51.9211920008452">
                <text:p>51.9211920008452</text:p>
              </table:table-cell>
              <table:table-cell office:value-type="float" office:value="-21.5131644645476">
                <text:p>-21.5131644645476</text:p>
              </table:table-cell>
              <table:table-cell office:value-type="float" office:value="51.2893184219637">
                <text:p>51.28931842196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8.676525857356">
                <text:p>-18.676525857356</text:p>
              </table:table-cell>
              <table:table-cell office:value-type="float" office:value="52.9329032186488">
                <text:p>52.9329032186488</text:p>
              </table:table-cell>
              <table:table-cell office:value-type="float" office:value="-19.6306341316928">
                <text:p>-19.6306341316928</text:p>
              </table:table-cell>
              <table:table-cell office:value-type="float" office:value="52.3328055365666">
                <text:p>52.3328055365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6.7351307173498">
                <text:p>-16.7351307173498</text:p>
              </table:table-cell>
              <table:table-cell office:value-type="float" office:value="53.8797848957132">
                <text:p>53.8797848957132</text:p>
              </table:table-cell>
              <table:table-cell office:value-type="float" office:value="-17.7083786038931">
                <text:p>-17.7083786038931</text:p>
              </table:table-cell>
              <table:table-cell office:value-type="float" office:value="53.3122274631254">
                <text:p>53.31222746312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4.7573048015536">
                <text:p>-14.7573048015536</text:p>
              </table:table-cell>
              <table:table-cell office:value-type="float" office:value="54.7603697279723">
                <text:p>54.7603697279723</text:p>
              </table:table-cell>
              <table:table-cell office:value-type="float" office:value="-15.7485814210525">
                <text:p>-15.7485814210525</text:p>
              </table:table-cell>
              <table:table-cell office:value-type="float" office:value="54.2260799858856">
                <text:p>54.22607998588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2.7453158371437">
                <text:p>-12.7453158371437</text:p>
              </table:table-cell>
              <table:table-cell office:value-type="float" office:value="55.5732660356849">
                <text:p>55.5732660356849</text:p>
              </table:table-cell>
              <table:table-cell office:value-type="float" office:value="-13.7534828099965">
                <text:p>-13.7534828099965</text:p>
              </table:table-cell>
              <table:table-cell office:value-type="float" office:value="55.0729334355179">
                <text:p>55.07293343551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.7014843869343">
                <text:p>-10.7014843869343</text:p>
              </table:table-cell>
              <table:table-cell office:value-type="float" office:value="56.3171598474182">
                <text:p>56.3171598474182</text:p>
              </table:table-cell>
              <table:table-cell office:value-type="float" office:value="-11.7253771347869">
                <text:p>-11.7253771347869</text:p>
              </table:table-cell>
              <table:table-cell office:value-type="float" office:value="55.8514348162904">
                <text:p>55.85143481629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8.62818118141088">
                <text:p>-8.62818118141088</text:p>
              </table:table-cell>
              <table:table-cell office:value-type="float" office:value="56.9908168951556">
                <text:p>56.9908168951556</text:p>
              </table:table-cell>
              <table:table-cell office:value-type="float" office:value="-9.66661026752218">
                <text:p>-9.66661026752218</text:p>
              </table:table-cell>
              <table:table-cell office:value-type="float" office:value="56.5603098458605">
                <text:p>56.56030984586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52782437578566">
                <text:p>-6.52782437578566</text:p>
              </table:table-cell>
              <table:table-cell office:value-type="float" office:value="57.5930845176157">
                <text:p>57.5930845176157</text:p>
              </table:table-cell>
              <table:table-cell office:value-type="float" office:value="-7.57957688262238">
                <text:p>-7.57957688262238</text:p>
              </table:table-cell>
              <table:table-cell office:value-type="float" office:value="57.1983649047274">
                <text:p>57.19836490472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.40287673524123">
                <text:p>-4.40287673524123</text:p>
              </table:table-cell>
              <table:table-cell office:value-type="float" office:value="58.122893468979">
                <text:p>58.122893468979</text:p>
              </table:table-cell>
              <table:table-cell office:value-type="float" office:value="-5.46671767771088">
                <text:p>-5.46671767771088</text:p>
              </table:table-cell>
              <table:table-cell office:value-type="float" office:value="57.7644888924835">
                <text:p>57.76448889248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25584275163052">
                <text:p>-2.25584275163052</text:p>
              </table:table-cell>
              <table:table-cell office:value-type="float" office:value="58.579259630324">
                <text:p>58.579259630324</text:p>
              </table:table-cell>
              <table:table-cell office:value-type="float" office:value="-3.33051652430972">
                <text:p>-3.33051652430972</text:p>
              </table:table-cell>
              <table:table-cell office:value-type="float" office:value="58.2576549881171">
                <text:p>58.25765498811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892656950036637">
                <text:p>-0.0892656950036637</text:p>
              </table:table-cell>
              <table:table-cell office:value-type="float" office:value="58.9612856211912">
                <text:p>58.9612856211912</text:p>
              </table:table-cell>
              <table:table-cell office:value-type="float" office:value="-1.17349755166756">
                <text:p>-1.17349755166756</text:p>
              </table:table-cell>
              <table:table-cell office:value-type="float" office:value="58.6769223117222">
                <text:p>58.67692231172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0942753965715">
                <text:p>2.0942753965715</text:p>
              </table:table-cell>
              <table:table-cell office:value-type="float" office:value="59.2681623088082">
                <text:p>59.2681623088082</text:p>
              </table:table-cell>
              <table:table-cell office:value-type="float" office:value="1.00177783285903">
                <text:p>1.00177783285903</text:p>
              </table:table-cell>
              <table:table-cell office:value-type="float" office:value="59.0214374850944">
                <text:p>59.02143748509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29216878533538">
                <text:p>4.29216878533538</text:p>
              </table:table-cell>
              <table:table-cell office:value-type="float" office:value="59.4991702126297">
                <text:p>59.4991702126297</text:p>
              </table:table-cell>
              <table:table-cell office:value-type="float" office:value="3.19271398335885">
                <text:p>3.19271398335885</text:p>
              </table:table-cell>
              <table:table-cell office:value-type="float" office:value="59.2904360888033">
                <text:p>59.2904360888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5017731566609">
                <text:p>6.5017731566609</text:p>
              </table:table-cell>
              <table:table-cell office:value-type="float" office:value="59.6536808019729">
                <text:p>59.6536808019729</text:p>
              </table:table-cell>
              <table:table-cell office:value-type="float" office:value="5.39668411124834">
                <text:p>5.39668411124834</text:p>
              </table:table-cell>
              <table:table-cell office:value-type="float" office:value="59.483244013461">
                <text:p>59.4832440134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72042079264329">
                <text:p>8.72042079264329</text:p>
              </table:table-cell>
              <table:table-cell office:value-type="float" office:value="59.7311576846525">
                <text:p>59.7311576846525</text:p>
              </table:table-cell>
              <table:table-cell office:value-type="float" office:value="7.61103343379367">
                <text:p>7.61103343379367</text:p>
              </table:table-cell>
              <table:table-cell office:value-type="float" office:value="59.5992787030258">
                <text:p>59.59927870302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454207926433">
                <text:p>10.9454207926433</text:p>
              </table:table-cell>
              <table:table-cell office:value-type="float" office:value="59.7311576846525">
                <text:p>59.7311576846525</text:p>
              </table:table-cell>
              <table:table-cell office:value-type="float" office:value="9.83308237149773">
                <text:p>9.83308237149773</text:p>
              </table:table-cell>
              <table:table-cell office:value-type="float" office:value="59.6380502881145">
                <text:p>59.63805028811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1740623368959">
                <text:p>13.1740623368959</text:p>
              </table:table-cell>
              <table:table-cell office:value-type="float" office:value="59.6533318070059">
                <text:p>59.6533318070059</text:p>
              </table:table-cell>
              <table:table-cell office:value-type="float" office:value="12.0601297905031">
                <text:p>12.0601297905031</text:p>
              </table:table-cell>
              <table:table-cell office:value-type="float" office:value="59.5991626074251">
                <text:p>59.59916260742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4036179892266">
                <text:p>15.4036179892266</text:p>
              </table:table-cell>
              <table:table-cell office:value-type="float" office:value="59.4974260881878">
                <text:p>59.4974260881878</text:p>
              </table:table-cell>
              <table:table-cell office:value-type="float" office:value="14.2894562860874">
                <text:p>14.2894562860874</text:p>
              </table:table-cell>
              <table:table-cell office:value-type="float" office:value="59.4823141155079">
                <text:p>59.48231411550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.6313470348515">
                <text:p>17.6313470348515</text:p>
              </table:table-cell>
              <table:table-cell office:value-type="float" office:value="59.2632823304683">
                <text:p>59.2632823304683</text:p>
              </table:table-cell>
              <table:table-cell office:value-type="float" office:value="16.518327503259">
                <text:p>16.518327503259</text:p>
              </table:table-cell>
              <table:table-cell office:value-type="float" office:value="59.2872986752637">
                <text:p>59.2872986752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.8544988491763">
                <text:p>19.8544988491763</text:p>
              </table:table-cell>
              <table:table-cell office:value-type="float" office:value="58.9508387188129">
                <text:p>58.9508387188129</text:p>
              </table:table-cell>
              <table:table-cell office:value-type="float" office:value="18.7439974903997">
                <text:p>18.7439974903997</text:p>
              </table:table-cell>
              <table:table-cell office:value-type="float" office:value="59.0140062336814">
                <text:p>59.01400623368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.0703162934538">
                <text:p>22.0703162934538</text:p>
              </table:table-cell>
              <table:table-cell office:value-type="float" office:value="58.5601303190623">
                <text:p>58.5601303190623</text:p>
              </table:table-cell>
              <table:table-cell office:value-type="float" office:value="20.9637120818403">
                <text:p>20.9637120818403</text:p>
              </table:table-cell>
              <table:table-cell office:value-type="float" office:value="58.6624233794781">
                <text:p>58.66242337947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.2760391331085">
                <text:p>24.2760391331085</text:p>
              </table:table-cell>
              <table:table-cell office:value-type="float" office:value="58.0912894562683">
                <text:p>58.0912894562683</text:p>
              </table:table-cell>
              <table:table-cell office:value-type="float" office:value="23.1747123052027">
                <text:p>23.1747123052027</text:p>
              </table:table-cell>
              <table:table-cell office:value-type="float" office:value="58.2326337814444">
                <text:p>58.23263378144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4689074744923">
                <text:p>26.4689074744923</text:p>
              </table:table-cell>
              <table:table-cell office:value-type="float" office:value="57.544545972213">
                <text:p>57.544545972213</text:p>
              </table:table-cell>
              <table:table-cell office:value-type="float" office:value="25.3742378092948">
                <text:p>25.3742378092948</text:p>
              </table:table-cell>
              <table:table-cell office:value-type="float" office:value="57.7248185064476">
                <text:p>57.72481850644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.6461652157926">
                <text:p>28.6461652157926</text:p>
              </table:table-cell>
              <table:table-cell office:value-type="float" office:value="56.9202273612875">
                <text:p>56.9202273612875</text:p>
              </table:table-cell>
              <table:table-cell office:value-type="float" office:value="27.5595303083007">
                <text:p>27.5595303083007</text:p>
              </table:table-cell>
              <table:table-cell office:value-type="float" office:value="57.1392562161926">
                <text:p>57.13925621619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.8050635077826">
                <text:p>30.8050635077826</text:p>
              </table:table-cell>
              <table:table-cell office:value-type="float" office:value="56.2187587840564">
                <text:p>56.2187587840564</text:p>
              </table:table-cell>
              <table:table-cell office:value-type="float" office:value="29.7278370379706">
                <text:p>29.7278370379706</text:p>
              </table:table-cell>
              <table:table-cell office:value-type="float" office:value="56.4763232419937">
                <text:p>56.47632324199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.9428642200705">
                <text:p>32.9428642200705</text:p>
              </table:table-cell>
              <table:table-cell office:value-type="float" office:value="55.4406629579905">
                <text:p>55.4406629579905</text:p>
              </table:table-cell>
              <table:table-cell office:value-type="float" office:value="31.8764142194833">
                <text:p>31.8764142194833</text:p>
              </table:table-cell>
              <table:table-cell office:value-type="float" office:value="55.7364935369599">
                <text:p>55.73649353695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.0568434084828">
                <text:p>35.0568434084828</text:p>
              </table:table-cell>
              <table:table-cell office:value-type="float" office:value="54.5865599250022">
                <text:p>54.5865599250022</text:p>
              </table:table-cell>
              <table:table-cell office:value-type="float" office:value="34.0025305266271">
                <text:p>34.0025305266271</text:p>
              </table:table-cell>
              <table:table-cell office:value-type="float" office:value="54.9203385051533">
                <text:p>54.9203385051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.1442947791961">
                <text:p>37.1442947791961</text:p>
              </table:table-cell>
              <table:table-cell office:value-type="float" office:value="53.657166695574">
                <text:p>53.657166695574</text:p>
              </table:table-cell>
              <table:table-cell office:value-type="float" office:value="36.1034705519237">
                <text:p>36.1034705519237</text:p>
              </table:table-cell>
              <table:table-cell office:value-type="float" office:value="54.0285267074324">
                <text:p>54.02852670743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.2025331452212">
                <text:p>39.2025331452212</text:p>
              </table:table-cell>
              <table:table-cell office:value-type="float" office:value="52.653296769427">
                <text:p>52.653296769427</text:p>
              </table:table-cell>
              <table:table-cell office:value-type="float" office:value="38.1765382673029">
                <text:p>38.1765382673029</text:p>
              </table:table-cell>
              <table:table-cell office:value-type="float" office:value="53.0618234438481">
                <text:p>53.06182344384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2288978708325">
                <text:p>41.2288978708325</text:p>
              </table:table-cell>
              <table:table-cell office:value-type="float" office:value="51.5758595328334">
                <text:p>51.5758595328334</text:p>
              </table:table-cell>
              <table:table-cell office:value-type="float" office:value="40.2190604749269">
                <text:p>40.2190604749269</text:p>
              </table:table-cell>
              <table:table-cell office:value-type="float" office:value="52.0210902126197">
                <text:p>52.02109021261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2207562995367">
                <text:p>43.2207562995367</text:p>
              </table:table-cell>
              <table:table-cell office:value-type="float" office:value="50.4258595328334">
                <text:p>50.4258595328334</text:p>
              </table:table-cell>
              <table:table-cell office:value-type="float" office:value="42.2283902437565">
                <text:p>42.2283902437565</text:p>
              </table:table-cell>
              <table:table-cell office:value-type="float" office:value="50.9072840458711">
                <text:p>50.9072840458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1755071611772">
                <text:p>45.1755071611772</text:p>
              </table:table-cell>
              <table:table-cell office:value-type="float" office:value="49.2043956287759">
                <text:p>49.2043956287759</text:p>
              </table:table-cell>
              <table:table-cell office:value-type="float" office:value="44.2019103274542">
                <text:p>44.2019103274542</text:p>
              </table:table-cell>
              <table:table-cell office:value-type="float" office:value="49.7214567224686">
                <text:p>49.72145672246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.0905839537794">
                <text:p>47.0905839537794</text:p>
              </table:table-cell>
              <table:table-cell office:value-type="float" office:value="47.9126600217585">
                <text:p>47.9126600217585</text:p>
              </table:table-cell>
              <table:table-cell office:value-type="float" office:value="46.137036559225">
                <text:p>46.137036559225</text:p>
              </table:table-cell>
              <table:table-cell office:value-type="float" office:value="48.4647538584563">
                <text:p>48.46475385845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.9634582957574">
                <text:p>48.9634582957574</text:p>
              </table:table-cell>
              <table:table-cell office:value-type="float" office:value="46.5519371627014">
                <text:p>46.5519371627014</text:p>
              </table:table-cell>
              <table:table-cell office:value-type="float" office:value="48.0312212192068">
                <text:p>48.0312212192068</text:p>
              </table:table-cell>
              <table:table-cell office:value-type="float" office:value="47.1384138757465">
                <text:p>47.13841387574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.791643244125">
                <text:p>50.791643244125</text:p>
              </table:table-cell>
              <table:table-cell office:value-type="float" office:value="45.1236025399458">
                <text:p>45.1236025399458</text:p>
              </table:table-cell>
              <table:table-cell office:value-type="float" office:value="49.8819563700414">
                <text:p>49.8819563700414</text:p>
              </table:table-cell>
              <table:table-cell office:value-type="float" office:value="45.743766849874">
                <text:p>45.7437668498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.5726965743766">
                <text:p>52.5726965743766</text:p>
              </table:table-cell>
              <table:table-cell office:value-type="float" office:value="43.6291213474246">
                <text:p>43.6291213474246</text:p>
              </table:table-cell>
              <table:table-cell office:value-type="float" office:value="51.6867771562802">
                <text:p>51.6867771562802</text:p>
              </table:table-cell>
              <table:table-cell office:value-type="float" office:value="44.2822332377877">
                <text:p>44.28223323778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.304224017739">
                <text:p>54.304224017739</text:p>
              </table:table-cell>
              <table:table-cell office:value-type="float" office:value="42.0700470346085">
                <text:p>42.0700470346085</text:p>
              </table:table-cell>
              <table:table-cell office:value-type="float" office:value="53.4432650633076">
                <text:p>53.4432650633076</text:p>
              </table:table-cell>
              <table:table-cell office:value-type="float" office:value="42.7553224868024">
                <text:p>42.7553224868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9838824515297">
                <text:p>55.9838824515297</text:p>
              </table:table-cell>
              <table:table-cell office:value-type="float" office:value="40.4480197395868">
                <text:p>40.4480197395868</text:p>
              </table:table-cell>
              <table:table-cell office:value-type="float" office:value="55.1490511315001">
                <text:p>55.1490511315001</text:p>
              </table:table-cell>
              <table:table-cell office:value-type="float" office:value="41.1646315259923">
                <text:p>41.16463152599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.6093830384038">
                <text:p>57.6093830384038</text:p>
              </table:table-cell>
              <table:table-cell office:value-type="float" office:value="38.7647646067943">
                <text:p>38.7647646067943</text:p>
              </table:table-cell>
              <table:table-cell office:value-type="float" office:value="56.8018191213783">
                <text:p>56.8018191213783</text:p>
              </table:table-cell>
              <table:table-cell office:value-type="float" office:value="39.5118431414634">
                <text:p>39.51184314146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.1784943103153">
                <text:p>59.1784943103153</text:p>
              </table:table-cell>
              <table:table-cell office:value-type="float" office:value="37.0220899910498">
                <text:p>37.0220899910498</text:p>
              </table:table-cell>
              <table:table-cell office:value-type="float" office:value="58.3993086255568">
                <text:p>58.3993086255568</text:p>
              </table:table-cell>
              <table:table-cell office:value-type="float" office:value="37.7987242370902">
                <text:p>37.79872423709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.6890451930787">
                <text:p>60.6890451930787</text:p>
              </table:table-cell>
              <table:table-cell office:value-type="float" office:value="35.2218855497202">
                <text:p>35.2218855497202</text:p>
              </table:table-cell>
              <table:table-cell office:value-type="float" office:value="59.9393181233461">
                <text:p>59.9393181233461</text:p>
              </table:table-cell>
              <table:table-cell office:value-type="float" office:value="36.0271239824609">
                <text:p>36.02712398246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.1389279674706">
                <text:p>62.1389279674706</text:p>
              </table:table-cell>
              <table:table-cell office:value-type="float" office:value="33.3661202249764">
                <text:p>33.3661202249764</text:p>
              </table:table-cell>
              <table:table-cell office:value-type="float" office:value="61.4197079739205">
                <text:p>61.4197079739205</text:p>
              </table:table-cell>
              <table:table-cell office:value-type="float" office:value="34.1989718499163">
                <text:p>34.19897184991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3.5261011628808">
                <text:p>63.5261011628808</text:p>
              </table:table-cell>
              <table:table-cell office:value-type="float" office:value="31.4568401182515">
                <text:p>31.4568401182515</text:p>
              </table:table-cell>
              <table:table-cell office:value-type="float" office:value="62.838403344024">
                <text:p>62.838403344024</text:p>
              </table:table-cell>
              <table:table-cell office:value-type="float" office:value="32.3162755427258">
                <text:p>32.3162755427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4.8485923795891">
                <text:p>64.8485923795891</text:p>
              </table:table-cell>
              <table:table-cell office:value-type="float" office:value="29.4961662591588">
                <text:p>29.4961662591588</text:p>
              </table:table-cell>
              <table:table-cell office:value-type="float" office:value="64.1933970662581">
                <text:p>64.1933970662581</text:p>
              </table:table-cell>
              <table:table-cell office:value-type="float" office:value="30.3811188165815">
                <text:p>30.38111881658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.1045010358218">
                <text:p>66.1045010358218</text:p>
              </table:table-cell>
              <table:table-cell office:value-type="float" office:value="27.4862922712681">
                <text:p>27.4862922712681</text:p>
              </table:table-cell>
              <table:table-cell office:value-type="float" office:value="65.4827524240661">
                <text:p>65.4827524240661</text:p>
              </table:table-cell>
              <table:table-cell office:value-type="float" office:value="28.3956591967391">
                <text:p>28.3956591967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.2920010358218">
                <text:p>67.2920010358218</text:p>
              </table:table-cell>
              <table:table-cell office:value-type="float" office:value="25.4294819372801">
                <text:p>25.4294819372801</text:p>
              </table:table-cell>
              <table:table-cell office:value-type="float" office:value="66.704605859607">
                <text:p>66.704605859607</text:p>
              </table:table-cell>
              <table:table-cell office:value-type="float" office:value="26.3621255932771">
                <text:p>26.3621255932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.4093433552522">
                <text:p>68.4093433552522</text:p>
              </table:table-cell>
              <table:table-cell office:value-type="float" office:value="23.3280666662758">
                <text:p>23.3280666662758</text:p>
              </table:table-cell>
              <table:table-cell office:value-type="float" office:value="67.8571696007951">
                <text:p>67.8571696007951</text:p>
              </table:table-cell>
              <table:table-cell office:value-type="float" office:value="24.2828158170787">
                <text:p>24.28281581707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.4548585403442">
                <text:p>69.4548585403442</text:p>
              </table:table-cell>
              <table:table-cell office:value-type="float" office:value="21.1844428658523">
                <text:p>21.1844428658523</text:p>
              </table:table-cell>
              <table:table-cell office:value-type="float" office:value="68.9387342038713">
                <text:p>68.9387342038713</text:p>
              </table:table-cell>
              <table:table-cell office:value-type="float" office:value="22.1600939992858">
                <text:p>22.16009399928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.4269591172954">
                <text:p>70.4269591172954</text:p>
              </table:table-cell>
              <table:table-cell office:value-type="float" office:value="19.0010692220865">
                <text:p>19.0010692220865</text:p>
              </table:table-cell>
              <table:table-cell office:value-type="float" office:value="69.9476710079635">
                <text:p>69.9476710079635</text:p>
              </table:table-cell>
              <table:table-cell office:value-type="float" office:value="19.9963879170969">
                <text:p>19.99638791709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.3241419085265">
                <text:p>71.3241419085265</text:p>
              </table:table-cell>
              <table:table-cell office:value-type="float" office:value="16.780463890399">
                <text:p>16.780463890399</text:p>
              </table:table-cell>
              <table:table-cell office:value-type="float" office:value="70.8824344981923">
                <text:p>70.8824344981923</text:p>
              </table:table-cell>
              <table:table-cell office:value-type="float" office:value="17.7941862289219">
                <text:p>17.7941862289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2.1449902525081">
                <text:p>72.1449902525081</text:p>
              </table:table-cell>
              <table:table-cell office:value-type="float" office:value="14.5252016005129">
                <text:p>14.5252016005129</text:p>
              </table:table-cell>
              <table:table-cell office:value-type="float" office:value="71.7415645739828">
                <text:p>71.7415645739828</text:p>
              </table:table-cell>
              <table:table-cell office:value-type="float" office:value="15.5560356220203">
                <text:p>15.55603562202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2.8881761239798">
                <text:p>72.8881761239798</text:p>
              </table:table-cell>
              <table:table-cell office:value-type="float" office:value="12.237910678823">
                <text:p>12.237910678823</text:p>
              </table:table-cell>
              <table:table-cell office:value-type="float" office:value="72.5236887193476">
                <text:p>72.5236887193476</text:p>
              </table:table-cell>
              <table:table-cell office:value-type="float" office:value="13.2845378758848">
                <text:p>13.28453787588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3.5524621514988">
                <text:p>73.5524621514988</text:p>
              </table:table-cell>
              <table:table-cell office:value-type="float" office:value="9.92126999161166">
                <text:p>9.92126999161166</text:p>
              </table:table-cell>
              <table:table-cell office:value-type="float" office:value="73.2275240720211">
                <text:p>73.2275240720211</text:p>
              </table:table-cell>
              <table:table-cell office:value-type="float" office:value="10.9823468447427">
                <text:p>10.98234684474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.136703529372">
                <text:p>74.136703529372</text:p>
              </table:table-cell>
              <table:table-cell office:value-type="float" office:value="7.57800581265513">
                <text:p>7.57800581265513</text:p>
              </table:table-cell>
              <table:table-cell office:value-type="float" office:value="73.8518793884408">
                <text:p>73.8518793884408</text:p>
              </table:table-cell>
              <table:table-cell office:value-type="float" office:value="8.65216536266691">
                <text:p>8.652165362666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.639849821151">
                <text:p>74.639849821151</text:p>
              </table:table-cell>
              <table:table-cell office:value-type="float" office:value="5.21088861887932">
                <text:p>5.21088861887932</text:p>
              </table:table-cell>
              <table:table-cell office:value-type="float" office:value="74.3956569016905">
                <text:p>74.3956569016905</text:p>
              </table:table-cell>
              <table:table-cell office:value-type="float" office:value="6.29674207489811">
                <text:p>6.296742074898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5.0609466519933">
                <text:p>75.0609466519933</text:p>
              </table:table-cell>
              <table:table-cell office:value-type="float" office:value="2.82272981782472">
                <text:p>2.82272981782472</text:p>
              </table:table-cell>
              <table:table-cell office:value-type="float" office:value="74.8578540696482">
                <text:p>74.8578540696482</text:p>
              </table:table-cell>
              <table:table-cell office:value-type="float" office:value="3.91886819908715">
                <text:p>3.918868199087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.3991372873262">
                <text:p>75.3991372873262</text:p>
              </table:table-cell>
              <table:table-cell office:value-type="float" office:value="0.4163784107827">
                <text:p>0.4163784107827</text:p>
              </table:table-cell>
              <table:table-cell office:value-type="float" office:value="75.2375652107067">
                <text:p>75.2375652107067</text:p>
              </table:table-cell>
              <table:table-cell office:value-type="float" office:value="1.52137422027007">
                <text:p>1.521374220270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5.653664095383">
                <text:p>75.653664095383</text:p>
              </table:table-cell>
              <table:table-cell office:value-type="float" office:value="-2.00528240443905">
                <text:p>-2.00528240443905</text:p>
              </table:table-cell>
              <table:table-cell office:value-type="float" office:value="75.5339830245708">
                <text:p>75.5339830245708</text:p>
              </table:table-cell>
              <table:table-cell office:value-type="float" office:value="-0.892873476514849">
                <text:p>-0.8928734765148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5.8238698913186">
                <text:p>75.8238698913186</text:p>
              </table:table-cell>
              <table:table-cell office:value-type="float" office:value="-4.43933868707302">
                <text:p>-4.43933868707302</text:p>
              </table:table-cell>
              <table:table-cell office:value-type="float" office:value="75.7463999957685">
                <text:p>75.7463999957685</text:p>
              </table:table-cell>
              <table:table-cell office:value-type="float" office:value="-3.32097603196362">
                <text:p>-3.320976031963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5.9091991607563">
                <text:p>75.9091991607563</text:p>
              </table:table-cell>
              <table:table-cell office:value-type="float" office:value="-6.88284925913471">
                <text:p>-6.88284925913471</text:p>
              </table:table-cell>
              <table:table-cell office:value-type="float" office:value="75.8742096776554">
                <text:p>75.8742096776554</text:p>
              </table:table-cell>
              <table:table-cell office:value-type="float" office:value="-5.76000559250429">
                <text:p>-5.760005592504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.9091991607563">
                <text:p>75.9091991607563</text:p>
              </table:table-cell>
              <table:table-cell office:value-type="float" office:value="-9.33284925913471">
                <text:p>-9.33284925913471</text:p>
              </table:table-cell>
              <table:table-cell office:value-type="float" office:value="75.9169078548341">
                <text:p>75.9169078548341</text:p>
              </table:table-cell>
              <table:table-cell office:value-type="float" office:value="-8.20700884037907">
                <text:p>-8.207008840379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.8235208963516">
                <text:p>75.8235208963516</text:p>
              </table:table-cell>
              <table:table-cell office:value-type="float" office:value="-11.7863537394666">
                <text:p>-11.7863537394666</text:p>
              </table:table-cell>
              <table:table-cell office:value-type="float" office:value="75.8740935820547">
                <text:p>75.8740935820547</text:p>
              </table:table-cell>
              <table:table-cell office:value-type="float" office:value="-10.6590105695552">
                <text:p>-10.65901056955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5.6519199709411">
                <text:p>75.6519199709411</text:p>
              </table:table-cell>
              <table:table-cell office:value-type="float" office:value="-14.2403613031058">
                <text:p>-14.2403613031058</text:p>
              </table:table-cell>
              <table:table-cell office:value-type="float" office:value="75.7454700978154">
                <text:p>75.7454700978154</text:p>
              </table:table-cell>
              <table:table-cell office:value-type="float" office:value="-13.1130173031349">
                <text:p>-13.11301730313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.3942573089863">
                <text:p>75.3942573089863</text:p>
              </table:table-cell>
              <table:table-cell office:value-type="float" office:value="-16.6918577751885">
                <text:p>-16.6918577751885</text:p>
              </table:table-cell>
              <table:table-cell office:value-type="float" office:value="75.5308456110312">
                <text:p>75.5308456110312</text:p>
              </table:table-cell>
              <table:table-cell office:value-type="float" office:value="-15.5660209478656">
                <text:p>-15.56602094786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.050499749615">
                <text:p>75.050499749615</text:p>
              </table:table-cell>
              <table:table-cell office:value-type="float" office:value="-19.1378199049802">
                <text:p>-19.1378199049802</text:p>
              </table:table-cell>
              <table:table-cell office:value-type="float" office:value="75.2301339592937">
                <text:p>75.2301339592937</text:p>
              </table:table-cell>
              <table:table-cell office:value-type="float" office:value="-18.0150024812915">
                <text:p>-18.01500248129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.6207205098893">
                <text:p>74.6207205098893</text:p>
              </table:table-cell>
              <table:table-cell office:value-type="float" office:value="-21.5752190936854">
                <text:p>-21.5752190936854</text:p>
              </table:table-cell>
              <table:table-cell office:value-type="float" office:value="74.843355137404">
                <text:p>74.843355137404</text:p>
              </table:table-cell>
              <table:table-cell office:value-type="float" office:value="-20.4569356670226">
                <text:p>-20.45693566702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4.1050995166613">
                <text:p>74.1050995166613</text:p>
              </table:table-cell>
              <table:table-cell office:value-type="float" office:value="-24.0010251435053">
                <text:p>-24.0010251435053</text:p>
              </table:table-cell>
              <table:table-cell office:value-type="float" office:value="74.3706356950178">
                <text:p>74.3706356950178</text:p>
              </table:table-cell>
              <table:table-cell office:value-type="float" office:value="-22.8887907935539">
                <text:p>-22.88879079355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5039236060961">
                <text:p>73.5039236060961</text:p>
              </table:table-cell>
              <table:table-cell office:value-type="float" office:value="-26.4122100233011">
                <text:p>-26.4122100233011</text:p>
              </table:table-cell>
              <table:table-cell office:value-type="float" office:value="73.8122090024049">
                <text:p>73.8122090024049</text:p>
              </table:table-cell>
              <table:table-cell office:value-type="float" office:value="-25.3075384320136">
                <text:p>-25.30753843201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.8175865901118">
                <text:p>72.8175865901118</text:p>
              </table:table-cell>
              <table:table-cell office:value-type="float" office:value="-28.8057516461875">
                <text:p>-28.8057516461875</text:p>
              </table:table-cell>
              <table:table-cell office:value-type="float" office:value="73.1684153834864">
                <text:p>73.1684153834864</text:p>
              </table:table-cell>
              <table:table-cell office:value-type="float" office:value="-27.7101532081839">
                <text:p>-27.71015320818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2.0465891891463">
                <text:p>72.0465891891463</text:p>
              </table:table-cell>
              <table:table-cell office:value-type="float" office:value="-31.1786376543439">
                <text:p>-31.1786376543439</text:p>
              </table:table-cell>
              <table:table-cell office:value-type="float" office:value="72.4397021154807">
                <text:p>72.4397021154807</text:p>
              </table:table-cell>
              <table:table-cell office:value-type="float" office:value="-30.0936175840961">
                <text:p>-30.09361758409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.1915388308321">
                <text:p>71.1915388308321</text:p>
              </table:table-cell>
              <table:table-cell office:value-type="float" office:value="-33.5278692063087">
                <text:p>-33.5278692063087</text:p>
              </table:table-cell>
              <table:table-cell office:value-type="float" office:value="71.6266232946524">
                <text:p>71.6266232946524</text:p>
              </table:table-cell>
              <table:table-cell office:value-type="float" office:value="-32.4549256444793">
                <text:p>-32.45492564447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2531493143252">
                <text:p>70.2531493143252</text:p>
              </table:table-cell>
              <table:table-cell office:value-type="float" office:value="-35.8504647619985">
                <text:p>-35.8504647619985</text:p>
              </table:table-cell>
              <table:table-cell office:value-type="float" office:value="70.7298395678278">
                <text:p>70.7298395678278</text:p>
              </table:table-cell>
              <table:table-cell office:value-type="float" office:value="-34.7910868833153">
                <text:p>-34.7910868833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.232240340205">
                <text:p>69.232240340205</text:p>
              </table:table-cell>
              <table:table-cell office:value-type="float" office:value="-38.1434638606814">
                <text:p>-38.1434638606814</text:p>
              </table:table-cell>
              <table:table-cell office:value-type="float" office:value="69.7501177295105">
                <text:p>69.7501177295105</text:p>
              </table:table-cell>
              <table:table-cell office:value-type="float" office:value="-37.0991299857306">
                <text:p>-37.09912998573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8.1297369060305">
                <text:p>68.1297369060305</text:p>
              </table:table-cell>
              <table:table-cell office:value-type="float" office:value="-40.4039308871239">
                <text:p>-40.4039308871239</text:p>
              </table:table-cell>
              <table:table-cell office:value-type="float" office:value="68.6883301845941">
                <text:p>68.6883301845941</text:p>
              </table:table-cell>
              <table:table-cell office:value-type="float" office:value="-39.3761066004582">
                <text:p>-39.37610660045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94666856781">
                <text:p>66.94666856781</text:p>
              </table:table-cell>
              <table:table-cell office:value-type="float" office:value="-42.6289588211283">
                <text:p>-42.6289588211283</text:p>
              </table:table-cell>
              <table:table-cell office:value-type="float" office:value="67.5454542768483">
                <text:p>67.5454542768483</text:p>
              </table:table-cell>
              <table:table-cell office:value-type="float" office:value="-41.6190950980756">
                <text:p>-41.61909509807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.68416856781">
                <text:p>65.68416856781</text:p>
              </table:table-cell>
              <table:table-cell office:value-type="float" office:value="-44.8156729656841">
                <text:p>-44.8156729656841</text:p>
              </table:table-cell>
              <table:table-cell office:value-type="float" office:value="66.3225714835146">
                <text:p>66.3225714835146</text:p>
              </table:table-cell>
              <table:table-cell office:value-type="float" office:value="-43.8252043102487">
                <text:p>-43.82520431024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4.3434728293">
                <text:p>64.3434728293</text:p>
              </table:table-cell>
              <table:table-cell office:value-type="float" office:value="-46.9612346489598">
                <text:p>-46.9612346489598</text:p>
              </table:table-cell>
              <table:table-cell office:value-type="float" office:value="65.0208664765265">
                <text:p>65.0208664765265</text:p>
              </table:table-cell>
              <table:table-cell office:value-type="float" office:value="-45.9915772452001">
                <text:p>-45.99157724520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.9259188190017">
                <text:p>62.9259188190017</text:p>
              </table:table-cell>
              <table:table-cell office:value-type="float" office:value="-49.0628448953869">
                <text:p>-49.0628448953869</text:p>
              </table:table-cell>
              <table:table-cell office:value-type="float" office:value="63.6416260510364">
                <text:p>63.6416260510364</text:p>
              </table:table-cell>
              <table:table-cell office:value-type="float" office:value="-48.115394774642">
                <text:p>-48.1153947746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4329442781788">
                <text:p>61.4329442781788</text:p>
              </table:table-cell>
              <table:table-cell office:value-type="float" office:value="-51.1177480610992">
                <text:p>-51.1177480610992</text:p>
              </table:table-cell>
              <table:table-cell office:value-type="float" office:value="62.1862379220992">
                <text:p>62.1862379220992</text:p>
              </table:table-cell>
              <table:table-cell office:value-type="float" office:value="-50.1938792874322">
                <text:p>-50.19387928743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.866085823475">
                <text:p>59.866085823475</text:p>
              </table:table-cell>
              <table:table-cell office:value-type="float" office:value="-53.1232354290283">
                <text:p>-53.1232354290283</text:p>
              </table:table-cell>
              <table:table-cell office:value-type="float" office:value="60.6561893905379">
                <text:p>60.6561893905379</text:p>
              </table:table-cell>
              <table:table-cell office:value-type="float" office:value="-52.2242983052305">
                <text:p>-52.22429830523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.2269774187743">
                <text:p>58.2269774187743</text:p>
              </table:table-cell>
              <table:table-cell office:value-type="float" office:value="-55.0766487589817">
                <text:p>-55.0766487589817</text:p>
              </table:table-cell>
              <table:table-cell office:value-type="float" office:value="59.0530658791793">
                <text:p>59.0530658791793</text:p>
              </table:table-cell>
              <table:table-cell office:value-type="float" office:value="-54.2039680554749">
                <text:p>-54.20396805547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5173487195274">
                <text:p>56.5173487195274</text:p>
              </table:table-cell>
              <table:table-cell office:value-type="float" office:value="-56.9753837880765">
                <text:p>-56.9753837880765</text:p>
              </table:table-cell>
              <table:table-cell office:value-type="float" office:value="57.3785493408197">
                <text:p>57.3785493408197</text:p>
              </table:table-cell>
              <table:table-cell office:value-type="float" office:value="-56.1302569970206">
                <text:p>-56.1302569970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4.7390232911524">
                <text:p>54.7390232911524</text:p>
              </table:table-cell>
              <table:table-cell office:value-type="float" office:value="-58.8168936769434">
                <text:p>-58.8168936769434</text:p>
              </table:table-cell>
              <table:table-cell office:value-type="float" office:value="55.6344165394487">
                <text:p>55.6344165394487</text:p>
              </table:table-cell>
              <table:table-cell office:value-type="float" office:value="-58.0005892938394">
                <text:p>-58.00058929383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.8939167032837">
                <text:p>52.8939167032837</text:p>
              </table:table-cell>
              <table:table-cell office:value-type="float" office:value="-60.5986923971707">
                <text:p>-60.5986923971707</text:p>
              </table:table-cell>
              <table:table-cell office:value-type="float" office:value="53.822537206419">
                <text:p>53.822537206419</text:p>
              </table:table-cell>
              <table:table-cell office:value-type="float" office:value="-59.8124482322183">
                <text:p>-59.81244823221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.9840345018068">
                <text:p>50.9840345018068</text:p>
              </table:table-cell>
              <table:table-cell office:value-type="float" office:value="-62.318358055513">
                <text:p>-62.318358055513</text:p>
              </table:table-cell>
              <table:table-cell office:value-type="float" office:value="51.9448720734197">
                <text:p>51.9448720734197</text:p>
              </table:table-cell>
              <table:table-cell office:value-type="float" office:value="-61.5633795769578">
                <text:p>-61.56337957695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.0114700607755">
                <text:p>49.0114700607755</text:p>
              </table:table-cell>
              <table:table-cell office:value-type="float" office:value="-63.9735361504559">
                <text:p>-63.9735361504559</text:p>
              </table:table-cell>
              <table:table-cell office:value-type="float" office:value="50.0034707842722">
                <text:p>50.0034707842722</text:p>
              </table:table-cell>
              <table:table-cell office:value-type="float" office:value="-63.2509948621212">
                <text:p>-63.25099486212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.9784023164701">
                <text:p>46.9784023164701</text:p>
              </table:table-cell>
              <table:table-cell office:value-type="float" office:value="-65.561942756796">
                <text:p>-65.561942756796</text:p>
              </table:table-cell>
              <table:table-cell office:value-type="float" office:value="48.0004696877218">
                <text:p>48.0004696877218</text:p>
              </table:table-cell>
              <table:table-cell office:value-type="float" office:value="-64.872974611968">
                <text:p>-64.8729746119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.8870933860109">
                <text:p>44.8870933860109</text:p>
              </table:table-cell>
              <table:table-cell office:value-type="float" office:value="-67.0813676339721">
                <text:p>-67.0813676339721</text:p>
              </table:table-cell>
              <table:table-cell office:value-type="float" office:value="45.9380895135675">
                <text:p>45.9380895135675</text:p>
              </table:table-cell>
              <table:table-cell office:value-type="float" office:value="-66.4270714877603">
                <text:p>-66.42707148776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7398860730933">
                <text:p>42.7398860730933</text:p>
              </table:table-cell>
              <table:table-cell office:value-type="float" office:value="-68.5296772539613">
                <text:p>-68.5296772539613</text:p>
              </table:table-cell>
              <table:table-cell office:value-type="float" office:value="43.8186329346151">
                <text:p>43.8186329346151</text:p>
              </table:table-cell>
              <table:table-cell office:value-type="float" office:value="-67.9111133562215">
                <text:p>-67.91111335622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.5392012635674">
                <text:p>40.5392012635674</text:p>
              </table:table-cell>
              <table:table-cell office:value-type="float" office:value="-69.9048177446465">
                <text:p>-69.9048177446465</text:p>
              </table:table-cell>
              <table:table-cell office:value-type="float" office:value="41.6444820171016">
                <text:p>41.6444820171016</text:p>
              </table:table-cell>
              <table:table-cell office:value-type="float" office:value="-69.3230062755077">
                <text:p>-69.32300627550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.2875352137279">
                <text:p>38.2875352137279</text:p>
              </table:table-cell>
              <table:table-cell office:value-type="float" office:value="-71.2048177446465">
                <text:p>-71.2048177446465</text:p>
              </table:table-cell>
              <table:table-cell office:value-type="float" office:value="39.418095562386">
                <text:p>39.418095562386</text:p>
              </table:table-cell>
              <table:table-cell office:value-type="float" office:value="-70.6607373946339">
                <text:p>-70.66073739463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5.9874567343304">
                <text:p>35.9874567343304</text:p>
              </table:table-cell>
              <table:table-cell office:value-type="float" office:value="-72.4277911657037">
                <text:p>-72.4277911657037</text:p>
              </table:table-cell>
              <table:table-cell office:value-type="float" office:value="37.1420063428439">
                <text:p>37.1420063428439</text:p>
              </table:table-cell>
              <table:table-cell office:value-type="float" office:value="-71.9223777624073">
                <text:p>-71.92237776240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.6416042734895">
                <text:p>33.6416042734895</text:p>
              </table:table-cell>
              <table:table-cell office:value-type="float" office:value="-73.5719398588232">
                <text:p>-73.5719398588232</text:p>
              </table:table-cell>
              <table:table-cell office:value-type="float" office:value="34.8188182350574">
                <text:p>34.8188182350574</text:p>
              </table:table-cell>
              <table:table-cell office:value-type="float" office:value="-73.1060850420009">
                <text:p>-73.10608504200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2526829017541">
                <text:p>31.2526829017541</text:p>
              </table:table-cell>
              <table:table-cell office:value-type="float" office:value="-74.6355561804664">
                <text:p>-74.6355561804664</text:p>
              </table:table-cell>
              <table:table-cell office:value-type="float" office:value="32.4512032535206">
                <text:p>32.4512032535206</text:p>
              </table:table-cell>
              <table:table-cell office:value-type="float" office:value="-74.210106127425">
                <text:p>-74.2101061274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.8234612027892">
                <text:p>28.8234612027892</text:p>
              </table:table-cell>
              <table:table-cell office:value-type="float" office:value="-75.6170254552161">
                <text:p>-75.6170254552161</text:p>
              </table:table-cell>
              <table:table-cell office:value-type="float" office:value="30.0418984882266">
                <text:p>30.0418984882266</text:p>
              </table:table-cell>
              <table:table-cell office:value-type="float" office:value="-75.2327796582504">
                <text:p>-75.23277965825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.3567680732261">
                <text:p>26.3567680732261</text:p>
              </table:table-cell>
              <table:table-cell office:value-type="float" office:value="-76.514828331446">
                <text:p>-76.514828331446</text:p>
              </table:table-cell>
              <table:table-cell office:value-type="float" office:value="27.5937029496331">
                <text:p>27.5937029496331</text:p>
              </table:table-cell>
              <table:table-cell office:value-type="float" office:value="-76.1725384290588">
                <text:p>-76.1725384290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.8554894353699">
                <text:p>23.8554894353699</text:p>
              </table:table-cell>
              <table:table-cell office:value-type="float" office:value="-77.3275430266521">
                <text:p>-77.3275430266521</text:p>
              </table:table-cell>
              <table:table-cell office:value-type="float" office:value="25.1094743246267">
                <text:p>25.1094743246267</text:p>
              </table:table-cell>
              <table:table-cell office:value-type="float" office:value="-77.0279116902183">
                <text:p>-77.02791169021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.3225648665724">
                <text:p>21.3225648665724</text:p>
              </table:table-cell>
              <table:table-cell office:value-type="float" office:value="-78.0538474592299">
                <text:p>-78.0538474592299</text:p>
              </table:table-cell>
              <table:table-cell office:value-type="float" office:value="22.5921256472422">
                <text:p>22.5921256472422</text:p>
              </table:table-cell>
              <table:table-cell office:value-type="float" office:value="-77.7975273366985">
                <text:p>-77.79752733669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.7609841492038">
                <text:p>18.7609841492038</text:p>
              </table:table-cell>
              <table:table-cell office:value-type="float" office:value="-78.6925212636131">
                <text:p>-78.6925212636131</text:p>
              </table:table-cell>
              <table:table-cell office:value-type="float" office:value="20.0446218880022">
                <text:p>20.0446218880022</text:p>
              </table:table-cell>
              <table:table-cell office:value-type="float" office:value="-78.4801139817816">
                <text:p>-78.48011398178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1737837452629">
                <text:p>16.1737837452629</text:p>
              </table:table-cell>
              <table:table-cell office:value-type="float" office:value="-79.242447685826">
                <text:p>-79.242447685826</text:p>
              </table:table-cell>
              <table:table-cell office:value-type="float" office:value="17.4699764658656">
                <text:p>17.4699764658656</text:p>
              </table:table-cell>
              <table:table-cell office:value-type="float" office:value="-79.0745029126474">
                <text:p>-79.07450291264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5640431997805">
                <text:p>13.5640431997805</text:p>
              </table:table-cell>
              <table:table-cell office:value-type="float" office:value="-79.7026153566434">
                <text:p>-79.7026153566434</text:p>
              </table:table-cell>
              <table:table-cell office:value-type="float" office:value="14.8712476868858">
                <text:p>14.8712476868858</text:p>
              </table:table-cell>
              <table:table-cell office:value-type="float" office:value="-79.5796299249577">
                <text:p>-79.57962992495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9348814772717">
                <text:p>10.9348814772717</text:p>
              </table:table-cell>
              <table:table-cell office:value-type="float" office:value="-80.0721199396924">
                <text:p>-80.0721199396924</text:p>
              </table:table-cell>
              <table:table-cell office:value-type="float" office:value="12.2515351137784">
                <text:p>12.2515351137784</text:p>
              </table:table-cell>
              <table:table-cell office:value-type="float" office:value="-79.9945370337026">
                <text:p>-79.99453703370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28945323559205">
                <text:p>8.28945323559205</text:p>
              </table:table-cell>
              <table:table-cell office:value-type="float" office:value="-80.3501656519843">
                <text:p>-80.3501656519843</text:p>
              </table:table-cell>
              <table:table-cell office:value-type="float" office:value="9.61397587070819">
                <text:p>9.61397587070819</text:p>
              </table:table-cell>
              <table:table-cell office:value-type="float" office:value="-80.3183740577219">
                <text:p>-80.31837405772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63094504164962">
                <text:p>5.63094504164962</text:p>
              </table:table-cell>
              <table:table-cell office:value-type="float" office:value="-80.5360666545124">
                <text:p>-80.5360666545124</text:p>
              </table:table-cell>
              <table:table-cell office:value-type="float" office:value="6.96174088770031">
                <text:p>6.96174088770031</text:p>
              </table:table-cell>
              <table:table-cell office:value-type="float" office:value="-80.5504000754595">
                <text:p>-80.5504000754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96257153350864">
                <text:p>2.96257153350864</text:p>
              </table:table-cell>
              <table:table-cell office:value-type="float" office:value="-80.6292483107081">
                <text:p>-80.6292483107081</text:p>
              </table:table-cell>
              <table:table-cell office:value-type="float" office:value="4.29803108916421">
                <text:p>4.29803108916421</text:p>
              </table:table-cell>
              <table:table-cell office:value-type="float" office:value="-80.6899847496686">
                <text:p>-80.68998474966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7571533508635">
                <text:p>0.287571533508635</text:p>
              </table:table-cell>
              <table:table-cell office:value-type="float" office:value="-80.6292483107081">
                <text:p>-80.6292483107081</text:p>
              </table:table-cell>
              <table:table-cell office:value-type="float" office:value="1.62607353111862">
                <text:p>1.62607353111862</text:p>
              </table:table-cell>
              <table:table-cell office:value-type="float" office:value="-80.7366095189371">
                <text:p>-80.73660951893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.39079588290254">
                <text:p>-2.39079588290254</text:p>
              </table:table-cell>
              <table:table-cell office:value-type="float" office:value="-80.5357176595454">
                <text:p>-80.5357176595454</text:p>
              </table:table-cell>
              <table:table-cell office:value-type="float" office:value="-1.05088250822803">
                <text:p>-1.05088250822803</text:p>
              </table:table-cell>
              <table:table-cell office:value-type="float" office:value="-80.6898686540678">
                <text:p>-80.68986865406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06925535785017">
                <text:p>-5.06925535785017</text:p>
              </table:table-cell>
              <table:table-cell office:value-type="float" office:value="-80.3484215275424">
                <text:p>-80.3484215275424</text:p>
              </table:table-cell>
              <table:table-cell office:value-type="float" office:value="-3.729569479803">
                <text:p>-3.729569479803</text:p>
              </table:table-cell>
              <table:table-cell office:value-type="float" office:value="-80.5494701775064">
                <text:p>-80.5494701775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7.74451925639083">
                <text:p>-7.74451925639083</text:p>
              </table:table-cell>
              <table:table-cell office:value-type="float" office:value="-80.0672399613524">
                <text:p>-80.0672399613524</text:p>
              </table:table-cell>
              <table:table-cell office:value-type="float" office:value="-6.40670555209296">
                <text:p>-6.40670555209296</text:p>
              </table:table-cell>
              <table:table-cell office:value-type="float" office:value="-80.3152366441823">
                <text:p>-80.31523664418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.4132917016494">
                <text:p>-10.4132917016494</text:p>
              </table:table-cell>
              <table:table-cell office:value-type="float" office:value="-79.6921684542651">
                <text:p>-79.6921684542651</text:p>
              </table:table-cell>
              <table:table-cell office:value-type="float" office:value="-9.07899863180423">
                <text:p>-9.07899863180423</text:p>
              </table:table-cell>
              <table:table-cell office:value-type="float" office:value="-79.9871057822896">
                <text:p>-79.98710578228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3.0722726347823">
                <text:p>-13.0722726347823</text:p>
              </table:table-cell>
              <table:table-cell office:value-type="float" office:value="-79.2233183745644">
                <text:p>-79.2233183745644</text:p>
              </table:table-cell>
              <table:table-cell office:value-type="float" office:value="-11.7431504118259">
                <text:p>-11.7431504118259</text:p>
              </table:table-cell>
              <table:table-cell office:value-type="float" office:value="-79.5651309927134">
                <text:p>-79.56513099271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.7181618947673">
                <text:p>-15.7181618947673</text:p>
              </table:table-cell>
              <table:table-cell office:value-type="float" office:value="-78.6609172509023">
                <text:p>-78.6609172509023</text:p>
              </table:table-cell>
              <table:table-cell office:value-type="float" office:value="-14.3958604415256">
                <text:p>-14.3958604415256</text:p>
              </table:table-cell>
              <table:table-cell office:value-type="float" office:value="-79.0494817059748">
                <text:p>-79.04948170597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8.3476633129752">
                <text:p>-18.3476633129752</text:p>
              </table:table-cell>
              <table:table-cell office:value-type="float" office:value="-78.0053089138272">
                <text:p>-78.0053089138272</text:p>
              </table:table-cell>
              <table:table-cell office:value-type="float" office:value="-17.0338302143531">
                <text:p>-17.0338302143531</text:p>
              </table:table-cell>
              <table:table-cell office:value-type="float" office:value="-78.4404435957457">
                <text:p>-78.4404435957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0.9574888174478">
                <text:p>-20.9574888174478</text:p>
              </table:table-cell>
              <table:table-cell office:value-type="float" office:value="-77.2569534927841">
                <text:p>-77.2569534927841</text:p>
              </table:table-cell>
              <table:table-cell office:value-type="float" office:value="-19.6537672676876">
                <text:p>-19.6537672676876</text:p>
              </table:table-cell>
              <table:table-cell office:value-type="float" office:value="-77.7384186481638">
                <text:p>-77.73841864816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3.5443625417706">
                <text:p>-23.5443625417706</text:p>
              </table:table-cell>
              <table:table-cell office:value-type="float" office:value="-76.4164272680842">
                <text:p>-76.4164272680842</text:p>
              </table:table-cell>
              <table:table-cell office:value-type="float" office:value="-22.2523892898422">
                <text:p>-22.2523892898422</text:p>
              </table:table-cell>
              <table:table-cell office:value-type="float" office:value="-76.9439250863514">
                <text:p>-76.94392508635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6.1050249334122">
                <text:p>-26.1050249334122</text:p>
              </table:table-cell>
              <table:table-cell office:value-type="float" office:value="-75.4844223775218">
                <text:p>-75.4844223775218</text:p>
              </table:table-cell>
              <table:table-cell office:value-type="float" office:value="-24.8264282290965">
                <text:p>-24.8264282290965</text:p>
              </table:table-cell>
              <table:table-cell office:value-type="float" office:value="-76.0575971497283">
                <text:p>-76.05759714972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8.6362368563795">
                <text:p>-28.6362368563795</text:p>
              </table:table-cell>
              <table:table-cell office:value-type="float" office:value="-74.4617463774963">
                <text:p>-74.4617463774963</text:p>
              </table:table-cell>
              <table:table-cell office:value-type="float" office:value="-27.3726343996241">
                <text:p>-27.3726343996241</text:p>
              </table:table-cell>
              <table:table-cell office:value-type="float" office:value="-75.0801847278859">
                <text:p>-75.08018472788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1.134783683032">
                <text:p>-31.134783683032</text:p>
              </table:table-cell>
              <table:table-cell office:value-type="float" office:value="-73.349321658684">
                <text:p>-73.349321658684</text:p>
              </table:table-cell>
              <table:table-cell office:value-type="float" office:value="-29.8877805791587">
                <text:p>-29.8877805791587</text:p>
              </table:table-cell>
              <table:table-cell office:value-type="float" office:value="-74.0125528489719">
                <text:p>-74.01255284897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3.5974793698917">
                <text:p>-33.5974793698917</text:p>
              </table:table-cell>
              <table:table-cell office:value-type="float" office:value="-72.148184716482">
                <text:p>-72.148184716482</text:p>
              </table:table-cell>
              <table:table-cell office:value-type="float" office:value="-32.3686660932344">
                <text:p>-32.3686660932344</text:p>
              </table:table-cell>
              <table:table-cell office:value-type="float" office:value="-72.8556810227235">
                <text:p>-72.85568102272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6.0211705122895">
                <text:p>-36.0211705122895</text:p>
              </table:table-cell>
              <table:table-cell office:value-type="float" office:value="-70.8594852766347">
                <text:p>-70.8594852766347</text:p>
              </table:table-cell>
              <table:table-cell office:value-type="float" office:value="-34.812120880845">
                <text:p>-34.812120880845</text:p>
              </table:table-cell>
              <table:table-cell office:value-type="float" office:value="-71.6106624384605">
                <text:p>-71.61066243846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38.4027403726967">
                <text:p>-38.4027403726967</text:p>
              </table:table-cell>
              <table:table-cell office:value-type="float" office:value="-69.4844852766347">
                <text:p>-69.4844852766347</text:p>
              </table:table-cell>
              <table:table-cell office:value-type="float" office:value="-37.2150095363618">
                <text:p>-37.2150095363618</text:p>
              </table:table-cell>
              <table:table-cell office:value-type="float" office:value="-70.2787030185415">
                <text:p>-70.27870301854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0.7391128776077">
                <text:p>-40.7391128776077</text:p>
              </table:table-cell>
              <table:table-cell office:value-type="float" office:value="-68.0245577036722">
                <text:p>-68.0245577036722</text:p>
              </table:table-cell>
              <table:table-cell office:value-type="float" office:value="-39.5742353225667">
                <text:p>-39.5742353225667</text:p>
              </table:table-cell>
              <table:table-cell office:value-type="float" office:value="-68.8611203279679">
                <text:p>-68.86112032796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3.0272565778596">
                <text:p>-43.0272565778596</text:p>
              </table:table-cell>
              <table:table-cell office:value-type="float" office:value="-66.481185290093">
                <text:p>-66.481185290093</text:p>
              </table:table-cell>
              <table:table-cell office:value-type="float" office:value="-41.8867441496801">
                <text:p>-41.8867441496801</text:p>
              </table:table-cell>
              <table:table-cell office:value-type="float" office:value="-67.3593423409997">
                <text:p>-67.35934234099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5.2641885673063">
                <text:p>-45.2641885673063</text:p>
              </table:table-cell>
              <table:table-cell office:value-type="float" office:value="-64.8559590675043">
                <text:p>-64.8559590675043</text:p>
              </table:table-cell>
              <table:table-cell office:value-type="float" office:value="-44.1495285152784">
                <text:p>-44.1495285152784</text:p>
              </table:table-cell>
              <table:table-cell office:value-type="float" office:value="-65.7749060658352">
                <text:p>-65.77490606583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7.4469783547969">
                <text:p>-47.4469783547969</text:p>
              </table:table-cell>
              <table:table-cell office:value-type="float" office:value="-63.1505767808522">
                <text:p>-63.1505767808522</text:p>
              </table:table-cell>
              <table:table-cell office:value-type="float" office:value="-46.3596314000404">
                <text:p>-46.3596314000404</text:p>
              </table:table-cell>
              <table:table-cell office:value-type="float" office:value="-64.1094560285855">
                <text:p>-64.1094560285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9.5727516844521">
                <text:p>-49.5727516844521</text:p>
              </table:table-cell>
              <table:table-cell office:value-type="float" office:value="-61.366841163972">
                <text:p>-61.366841163972</text:p>
              </table:table-cell>
              <table:table-cell office:value-type="float" office:value="-48.5141501142905">
                <text:p>-48.5141501142905</text:p>
              </table:table-cell>
              <table:table-cell office:value-type="float" office:value="-62.3647426179543">
                <text:p>-62.36474261795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51.6386942992792">
                <text:p>-51.6386942992792</text:p>
              </table:table-cell>
              <table:table-cell office:value-type="float" office:value="-59.5066580782944">
                <text:p>-59.5066580782944</text:p>
              </table:table-cell>
              <table:table-cell office:value-type="float" office:value="-50.6102400903543">
                <text:p>-50.6102400903543</text:p>
              </table:table-cell>
              <table:table-cell office:value-type="float" office:value="-60.5426202922206">
                <text:p>-60.54262029222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53.6420556432224">
                <text:p>-53.6420556432224</text:p>
              </table:table-cell>
              <table:table-cell office:value-type="float" office:value="-57.5720345165661">
                <text:p>-57.5720345165661</text:p>
              </table:table-cell>
              <table:table-cell office:value-type="float" office:value="-52.6451186157992">
                <text:p>-52.6451186157992</text:p>
              </table:table-cell>
              <table:table-cell office:value-type="float" office:value="-58.6450456502887">
                <text:p>-58.64504565028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5.580152496803">
                <text:p>-55.580152496803</text:p>
              </table:table-cell>
              <table:table-cell office:value-type="float" office:value="-55.5650764736213">
                <text:p>-55.5650764736213</text:p>
              </table:table-cell>
              <table:table-cell office:value-type="float" office:value="-54.6160685026793">
                <text:p>-54.6160685026793</text:p>
              </table:table-cell>
              <table:table-cell office:value-type="float" office:value="-56.6740753687579">
                <text:p>-56.67407536875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57.450372541576">
                <text:p>-57.450372541576</text:p>
              </table:table-cell>
              <table:table-cell office:value-type="float" office:value="-53.487986686412">
                <text:p>-53.487986686412</text:p>
              </table:table-cell>
              <table:table-cell office:value-type="float" office:value="-56.5204416879794">
                <text:p>-56.5204416879794</text:p>
              </table:table-cell>
              <table:table-cell office:value-type="float" office:value="-54.6318640071327">
                <text:p>-54.63186400713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59.2501778486983">
                <text:p>-59.2501778486983</text:p>
              </table:table-cell>
              <table:table-cell office:value-type="float" office:value="-51.3430622456788">
                <text:p>-51.3430622456788</text:p>
              </table:table-cell>
              <table:table-cell office:value-type="float" office:value="-58.3556627605172">
                <text:p>-58.3556627605172</text:p>
              </table:table-cell>
              <table:table-cell office:value-type="float" office:value="-52.5206616834667">
                <text:p>-52.5206616834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60.9771082869868">
                <text:p>-60.9771082869868</text:p>
              </table:table-cell>
              <table:table-cell office:value-type="float" office:value="-49.132692081812">
                <text:p>-49.132692081812</text:p>
              </table:table-cell>
              <table:table-cell office:value-type="float" office:value="-60.1192324096366">
                <text:p>-60.1192324096366</text:p>
              </table:table-cell>
              <table:table-cell office:value-type="float" office:value="-50.3428116229107">
                <text:p>-50.34281162291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62.6287848459286">
                <text:p>-62.6287848459286</text:p>
              </table:table-cell>
              <table:table-cell office:value-type="float" office:value="-46.8593543276184">
                <text:p>-46.8593543276184</text:p>
              </table:table-cell>
              <table:table-cell office:value-type="float" office:value="-61.8087307911173">
                <text:p>-61.8087307911173</text:p>
              </table:table-cell>
              <table:table-cell office:value-type="float" office:value="-48.1007475817929">
                <text:p>-48.10074758179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64.2029128691988">
                <text:p>-64.2029128691988</text:p>
              </table:table-cell>
              <table:table-cell office:value-type="float" office:value="-44.5256135608759">
                <text:p>-44.5256135608759</text:p>
              </table:table-cell>
              <table:table-cell office:value-type="float" office:value="-63.421820805806">
                <text:p>-63.421820805806</text:p>
              </table:table-cell>
              <table:table-cell office:value-type="float" office:value="-45.796991150032">
                <text:p>-45.7969911500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5.6972851943364">
                <text:p>-65.6972851943364</text:p>
              </table:table-cell>
              <table:table-cell office:value-type="float" office:value="-42.1341179297148">
                <text:p>-42.1341179297148</text:p>
              </table:table-cell>
              <table:table-cell office:value-type="float" office:value="-64.9562512865699">
                <text:p>-64.9562512865699</text:p>
              </table:table-cell>
              <table:table-cell office:value-type="float" office:value="-43.4341489348475">
                <text:p>-43.43414893484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7.1097851943364">
                <text:p>-67.1097851943364</text:p>
              </table:table-cell>
              <table:table-cell office:value-type="float" office:value="-39.6875961640238">
                <text:p>-39.6875961640238</text:p>
              </table:table-cell>
              <table:table-cell office:value-type="float" office:value="-66.4098600892818">
                <text:p>-66.4098600892818</text:p>
              </table:table-cell>
              <table:table-cell office:value-type="float" office:value="-41.0149096288779">
                <text:p>-41.01490962887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68.4383897170205">
                <text:p>-68.4383897170205</text:p>
              </table:table-cell>
              <table:table-cell office:value-type="float" office:value="-37.188854476233">
                <text:p>-37.188854476233</text:p>
              </table:table-cell>
              <table:table-cell office:value-type="float" office:value="-67.7805770836404">
                <text:p>-67.7805770836404</text:p>
              </table:table-cell>
              <table:table-cell office:value-type="float" office:value="-38.5420409659923">
                <text:p>-38.54204096599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69.6811719181675">
                <text:p>-69.6811719181675</text:p>
              </table:table-cell>
              <table:table-cell office:value-type="float" office:value="-34.6407733549749">
                <text:p>-34.6407733549749</text:p>
              </table:table-cell>
              <table:table-cell office:value-type="float" office:value="-69.0664270397512">
                <text:p>-69.0664270397512</text:p>
              </table:table-cell>
              <table:table-cell office:value-type="float" office:value="-36.0183865682126">
                <text:p>-36.01838656821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70.8363039845028">
                <text:p>-70.8363039845028</text:p>
              </table:table-cell>
              <table:table-cell office:value-type="float" office:value="-32.0463042552699">
                <text:p>-32.0463042552699</text:p>
              </table:table-cell>
              <table:table-cell office:value-type="float" office:value="-70.2655324065074">
                <text:p>-70.2655324065074</text:p>
              </table:table-cell>
              <table:table-cell office:value-type="float" office:value="-33.4468626873274">
                <text:p>-33.44686268732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1.9020597427711">
                <text:p>-71.9020597427711</text:p>
              </table:table-cell>
              <table:table-cell office:value-type="float" office:value="-29.4084661890274">
                <text:p>-29.4084661890274</text:p>
              </table:table-cell>
              <table:table-cell office:value-type="float" office:value="-71.3761159779292">
                <text:p>-71.3761159779292</text:p>
              </table:table-cell>
              <table:table-cell office:value-type="float" office:value="-30.8304548449148">
                <text:p>-30.83045484491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72.8768171512492">
                <text:p>-72.8768171512492</text:p>
              </table:table-cell>
              <table:table-cell office:value-type="float" office:value="-26.7303422197875">
                <text:p>-26.7303422197875</text:p>
              </table:table-cell>
              <table:table-cell office:value-type="float" office:value="-72.3965034437558">
                <text:p>-72.3965034437558</text:p>
              </table:table-cell>
              <table:table-cell office:value-type="float" office:value="-28.172214374629">
                <text:p>-28.1722143746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73.7590606701897">
                <text:p>-73.7590606701897</text:p>
              </table:table-cell>
              <table:table-cell office:value-type="float" office:value="-24.0150758657649">
                <text:p>-24.0150758657649</text:p>
              </table:table-cell>
              <table:table-cell office:value-type="float" office:value="-73.3251258207098">
                <text:p>-73.3251258207098</text:p>
              </table:table-cell>
              <table:table-cell office:value-type="float" office:value="-25.4752548707519">
                <text:p>-25.4752548707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74.5473835078263">
                <text:p>-74.5473835078263</text:p>
              </table:table-cell>
              <table:table-cell office:value-type="float" office:value="-21.2658674153813">
                <text:p>-21.2658674153813</text:p>
              </table:table-cell>
              <table:table-cell office:value-type="float" office:value="-74.1605217609967">
                <text:p>-74.1605217609967</text:p>
              </table:table-cell>
              <table:table-cell office:value-type="float" office:value="-22.7427485471252">
                <text:p>-22.74274854712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75.2404897387194">
                <text:p>-75.2404897387194</text:p>
              </table:table-cell>
              <table:table-cell office:value-type="float" office:value="-18.4859701596005">
                <text:p>-18.4859701596005</text:p>
              </table:table-cell>
              <table:table-cell office:value-type="float" office:value="-74.9013397347433">
                <text:p>-74.9013397347433</text:p>
              </table:table-cell>
              <table:table-cell office:value-type="float" office:value="-19.9779225107207">
                <text:p>-19.97792251072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75.8371962913664">
                <text:p>-75.8371962913664</text:p>
              </table:table-cell>
              <table:table-cell office:value-type="float" office:value="-15.6786865454945">
                <text:p>-15.6786865454945</text:p>
              </table:table-cell>
              <table:table-cell office:value-type="float" office:value="-75.5463400832253">
                <text:p>-75.5463400832253</text:p>
              </table:table-cell>
              <table:table-cell office:value-type="float" office:value="-17.1840549542168">
                <text:p>-17.18405495421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76.3364348021588">
                <text:p>-76.3364348021588</text:p>
              </table:table-cell>
              <table:table-cell office:value-type="float" office:value="-12.8473642555844">
                <text:p>-12.8473642555844</text:p>
              </table:table-cell>
              <table:table-cell office:value-type="float" office:value="-76.094396939888">
                <text:p>-76.094396939888</text:p>
              </table:table-cell>
              <table:table-cell office:value-type="float" office:value="-14.3644712720681">
                <text:p>-14.36447127206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6.7372533329238">
                <text:p>-76.7372533329238</text:p>
              </table:table-cell>
              <table:table-cell office:value-type="float" office:value="-9.9953922176087">
                <text:p>-9.9953922176087</text:p>
              </table:table-cell>
              <table:table-cell office:value-type="float" office:value="-76.5445000163194">
                <text:p>-76.5445000163194</text:p>
              </table:table-cell>
              <table:table-cell office:value-type="float" office:value="-11.5225401046699">
                <text:p>-11.52254010466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7.038817949451">
                <text:p>-77.038817949451</text:p>
              </table:table-cell>
              <table:table-cell office:value-type="float" office:value="-7.12619654947123">
                <text:p>-7.12619654947123</text:p>
              </table:table-cell>
              <table:table-cell office:value-type="float" office:value="-76.8957562504938">
                <text:p>-76.8957562504938</text:p>
              </table:table-cell>
              <table:table-cell office:value-type="float" office:value="-8.66166931531479">
                <text:p>-8.661669315314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7.2404141585715">
                <text:p>-77.2404141585715</text:p>
              </table:table-cell>
              <table:table-cell office:value-type="float" office:value="-4.24323644422034">
                <text:p>-4.24323644422034</text:p>
              </table:table-cell>
              <table:table-cell office:value-type="float" office:value="-77.1473913147715">
                <text:p>-77.1473913147715</text:p>
              </table:table-cell>
              <table:table-cell office:value-type="float" office:value="-5.78530190474749">
                <text:p>-5.785301904747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7.3414482015252">
                <text:p>-77.3414482015252</text:p>
              </table:table-cell>
              <table:table-cell office:value-type="float" office:value="-1.35000000000005">
                <text:p>-1.35000000000005</text:p>
              </table:table-cell>
              <table:table-cell office:value-type="float" office:value="-77.2987509813027">
                <text:p>-77.2987509813027</text:p>
              </table:table-cell>
              <table:table-cell office:value-type="float" office:value="-2.89691186821596">
                <text:p>-2.896911868215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7.3414482015252">
                <text:p>-77.3414482015252</text:p>
              </table:table-cell>
              <table:table-cell office:value-type="float" office:value="1.54999999999995">
                <text:p>1.54999999999995</text:p>
              </table:table-cell>
              <table:table-cell office:value-type="float" office:value="-77.3493023426611">
                <text:p>-77.34930234266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